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4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7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45.88mm" svg:height="131.48mm" svg:x="176.76mm" svg:y="7.18mm">
            <draw:object draw:notify-on-update-of-ranges="Planilha1.A1:Planilha1.A122 Planilha1.B1:Planilha1.B1 Planilha1.B2:Planilha1.B122 Planilha1.C1:Planilha1.C1 Planilha1.C2:Planilha1.C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5mm" svg:x="210.52mm" svg:y="132.01mm">
            <draw:object draw:notify-on-update-of-ranges="Planilha1.F15:Planilha1.F19 Planilha1.G15:Planilha1.G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tikh</text:p>
          </table:table-cell>
          <table:table-cell office:value-type="string" calcext:value-type="string">
            <text:p>Residuo**2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0" calcext:value-type="float">
            <text:p>0,0000000</text:p>
          </table:table-cell>
          <table:table-cell office:value-type="float" office:value="32.7054203284665" calcext:value-type="float">
            <text:p>32,7054203284665</text:p>
          </table:table-cell>
          <table:table-cell table:number-matrix-columns-spanned="1" table:number-matrix-rows-spanned="121" table:formula="of:=MMULT([$Planilha3.B1:.AK121];[$Planilha8.B1:.B36])" office:value-type="float" office:value="32.5323331668032" calcext:value-type="float">
            <text:p>32,5323331668032</text:p>
          </table:table-cell>
          <table:table-cell table:formula="of:=([.C2]-[.B2])^2" office:value-type="float" office:value="0.0299591655326661" calcext:value-type="float">
            <text:p>0,029959165532666</text:p>
          </table:table-cell>
          <table:table-cell table:number-columns-repeated="3"/>
        </table:table-row>
        <table:table-row table:style-name="ro1">
          <table:table-cell office:value-type="float" office:value="0.000333333325882753" calcext:value-type="float">
            <text:p>0,0003333</text:p>
          </table:table-cell>
          <table:table-cell office:value-type="float" office:value="32.705793877491" calcext:value-type="float">
            <text:p>32,705793877491</text:p>
          </table:table-cell>
          <table:table-cell office:value-type="float" office:value="32.527141388301" calcext:value-type="float">
            <text:p>32,527141388301</text:p>
          </table:table-cell>
          <table:table-cell table:formula="of:=([.C3]-[.B3])^2" office:value-type="float" office:value="0.0319167118937806" calcext:value-type="float">
            <text:p>0,031916711893781</text:p>
          </table:table-cell>
          <table:table-cell/>
          <table:table-cell office:value-type="string" calcext:value-type="string">
            <text:p>Lambda=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0.000666666651765506" calcext:value-type="float">
            <text:p>0,0006667</text:p>
          </table:table-cell>
          <table:table-cell office:value-type="float" office:value="32.7069163020945" calcext:value-type="float">
            <text:p>32,7069163020945</text:p>
          </table:table-cell>
          <table:table-cell office:value-type="float" office:value="32.5142109458369" calcext:value-type="float">
            <text:p>32,5142109458369</text:p>
          </table:table-cell>
          <table:table-cell table:formula="of:=([.C4]-[.B4])^2" office:value-type="float" office:value="0.0371353543303649" calcext:value-type="float">
            <text:p>0,037135354330365</text:p>
          </table:table-cell>
          <table:table-cell table:number-columns-repeated="3"/>
        </table:table-row>
        <table:table-row table:style-name="ro1">
          <table:table-cell office:value-type="float" office:value="0.000999999977648258" calcext:value-type="float">
            <text:p>0,0010000</text:p>
          </table:table-cell>
          <table:table-cell office:value-type="float" office:value="32.7087929280754" calcext:value-type="float">
            <text:p>32,7087929280754</text:p>
          </table:table-cell>
          <table:table-cell office:value-type="float" office:value="32.5000140796475" calcext:value-type="float">
            <text:p>32,5000140796475</text:p>
          </table:table-cell>
          <table:table-cell table:formula="of:=([.C5]-[.B5])^2" office:value-type="float" office:value="0.0435886075509116" calcext:value-type="float">
            <text:p>0,043588607550912</text:p>
          </table:table-cell>
          <table:table-cell/>
          <table:table-cell office:value-type="string" calcext:value-type="string">
            <text:p>norma residuo=</text:p>
          </table:table-cell>
          <table:table-cell table:formula="of:=SQRT(SUM([.D2:.D122]))" office:value-type="float" office:value="3.81462736272124" calcext:value-type="float">
            <text:p>3,81462736272124</text:p>
          </table:table-cell>
        </table:table-row>
        <table:table-row table:style-name="ro1">
          <table:table-cell office:value-type="float" office:value="0.00133333330353101" calcext:value-type="float">
            <text:p>0,0013333</text:p>
          </table:table-cell>
          <table:table-cell office:value-type="float" office:value="32.7114326091445" calcext:value-type="float">
            <text:p>32,7114326091445</text:p>
          </table:table-cell>
          <table:table-cell office:value-type="float" office:value="32.4913243638843" calcext:value-type="float">
            <text:p>32,4913243638843</text:p>
          </table:table-cell>
          <table:table-cell table:formula="of:=([.C6]-[.B6])^2" office:value-type="float" office:value="0.0484476396315272" calcext:value-type="float">
            <text:p>0,048447639631527</text:p>
          </table:table-cell>
          <table:table-cell/>
          <table:table-cell office:value-type="string" calcext:value-type="string">
            <text:p>norma solucao=</text:p>
          </table:table-cell>
          <table:table-cell table:formula="of:=SQRT(SUM([$Planilha8.F1:.F36]))" office:value-type="float" office:value="25.4933192621311" calcext:value-type="float">
            <text:p>25,4933192621311</text:p>
          </table:table-cell>
        </table:table-row>
        <table:table-row table:style-name="ro1">
          <table:table-cell office:value-type="float" office:value="0.00166666662941376" calcext:value-type="float">
            <text:p>0,0016667</text:p>
          </table:table-cell>
          <table:table-cell office:value-type="float" office:value="32.7148476930639" calcext:value-type="float">
            <text:p>32,7148476930639</text:p>
          </table:table-cell>
          <table:table-cell office:value-type="float" office:value="32.4916860117601" calcext:value-type="float">
            <text:p>32,4916860117601</text:p>
          </table:table-cell>
          <table:table-cell table:formula="of:=([.C7]-[.B7])^2" office:value-type="float" office:value="0.0498011360023579" calcext:value-type="float">
            <text:p>0,049801136002358</text:p>
          </table:table-cell>
          <table:table-cell table:number-columns-repeated="3"/>
        </table:table-row>
        <table:table-row table:style-name="ro1">
          <table:table-cell office:value-type="float" office:value="0.00199999995529652" calcext:value-type="float">
            <text:p>0,0020000</text:p>
          </table:table-cell>
          <table:table-cell office:value-type="float" office:value="32.7190539743819" calcext:value-type="float">
            <text:p>32,7190539743819</text:p>
          </table:table-cell>
          <table:table-cell office:value-type="float" office:value="32.4998868030055" calcext:value-type="float">
            <text:p>32,4998868030055</text:p>
          </table:table-cell>
          <table:table-cell table:formula="of:=([.C8]-[.B8])^2" office:value-type="float" office:value="0.0480342490091346" calcext:value-type="float">
            <text:p>0,048034249009135</text:p>
          </table:table-cell>
          <table:table-cell table:number-columns-repeated="3"/>
        </table:table-row>
        <table:table-row table:style-name="ro1">
          <table:table-cell office:value-type="float" office:value="0.00233333328117927" calcext:value-type="float">
            <text:p>0,0023333</text:p>
          </table:table-cell>
          <table:table-cell office:value-type="float" office:value="32.7240706339012" calcext:value-type="float">
            <text:p>32,7240706339012</text:p>
          </table:table-cell>
          <table:table-cell office:value-type="float" office:value="32.5111955077488" calcext:value-type="float">
            <text:p>32,5111955077488</text:p>
          </table:table-cell>
          <table:table-cell table:formula="of:=([.C9]-[.B9])^2" office:value-type="float" office:value="0.0453158193343991" calcext:value-type="float">
            <text:p>0,045315819334399</text:p>
          </table:table-cell>
          <table:table-cell/>
          <table:table-cell office:value-type="float" office:value="117.304831181219" calcext:value-type="float">
            <text:p>117,304831181219</text:p>
          </table:table-cell>
          <table:table-cell office:value-type="float" office:value="18.0589698599232" calcext:value-type="float">
            <text:p>18,0589698599232</text:p>
          </table:table-cell>
        </table:table-row>
        <table:table-row table:style-name="ro1">
          <table:table-cell office:value-type="float" office:value="0.00266666660706202" calcext:value-type="float">
            <text:p>0,0026667</text:p>
          </table:table-cell>
          <table:table-cell office:value-type="float" office:value="32.7299201650582" calcext:value-type="float">
            <text:p>32,7299201650582</text:p>
          </table:table-cell>
          <table:table-cell office:value-type="float" office:value="32.5204663034777" calcext:value-type="float">
            <text:p>32,5204663034777</text:p>
          </table:table-cell>
          <table:table-cell table:formula="of:=([.C10]-[.B10])^2" office:value-type="float" office:value="0.0438709201309621" calcext:value-type="float">
            <text:p>0,043870920130962</text:p>
          </table:table-cell>
          <table:table-cell/>
          <table:table-cell office:value-type="float" office:value="1.70647462398529" calcext:value-type="float">
            <text:p>1,70647462398529</text:p>
          </table:table-cell>
          <table:table-cell office:value-type="float" office:value="25.6347155921986" calcext:value-type="float">
            <text:p>25,6347155921986</text:p>
          </table:table-cell>
        </table:table-row>
        <table:table-row table:style-name="ro1">
          <table:table-cell office:value-type="float" office:value="0.00299999993294477" calcext:value-type="float">
            <text:p>0,0030000</text:p>
          </table:table-cell>
          <table:table-cell office:value-type="float" office:value="32.736628287431" calcext:value-type="float">
            <text:p>32,736628287431</text:p>
          </table:table-cell>
          <table:table-cell office:value-type="float" office:value="32.5251641969789" calcext:value-type="float">
            <text:p>32,5251641969789</text:p>
          </table:table-cell>
          <table:table-cell table:formula="of:=([.C11]-[.B11])^2" office:value-type="float" office:value="0.0447170615507236" calcext:value-type="float">
            <text:p>0,044717061550724</text:p>
          </table:table-cell>
          <table:table-cell/>
          <table:table-cell office:value-type="float" office:value="0.0171535584873721" calcext:value-type="float">
            <text:p>0,017153558487372</text:p>
          </table:table-cell>
          <table:table-cell office:value-type="float" office:value="25.7472172529706" calcext:value-type="float">
            <text:p>25,7472172529706</text:p>
          </table:table-cell>
        </table:table-row>
        <table:table-row table:style-name="ro1">
          <table:table-cell office:value-type="float" office:value="0.00333333325882753" calcext:value-type="float">
            <text:p>0,0033333</text:p>
          </table:table-cell>
          <table:table-cell office:value-type="float" office:value="32.7442238476281" calcext:value-type="float">
            <text:p>32,7442238476281</text:p>
          </table:table-cell>
          <table:table-cell office:value-type="float" office:value="32.5265424839604" calcext:value-type="float">
            <text:p>32,5265424839604</text:p>
          </table:table-cell>
          <table:table-cell table:formula="of:=([.C12]-[.B12])^2" office:value-type="float" office:value="0.0473851760882454" calcext:value-type="float">
            <text:p>0,047385176088245</text:p>
          </table:table-cell>
          <table:table-cell/>
          <table:table-cell office:value-type="float" office:value="0.000171902936482758" calcext:value-type="float">
            <text:p>0,000171902936483</text:p>
          </table:table-cell>
          <table:table-cell office:value-type="float" office:value="25.7483486259171" calcext:value-type="float">
            <text:p>25,7483486259171</text:p>
          </table:table-cell>
        </table:table-row>
        <table:table-row table:style-name="ro1">
          <table:table-cell office:value-type="float" office:value="0.00366666658471028" calcext:value-type="float">
            <text:p>0,0036667</text:p>
          </table:table-cell>
          <table:table-cell office:value-type="float" office:value="32.7527387078509" calcext:value-type="float">
            <text:p>32,7527387078509</text:p>
          </table:table-cell>
          <table:table-cell office:value-type="float" office:value="32.5284419180436" calcext:value-type="float">
            <text:p>32,5284419180436</text:p>
          </table:table-cell>
          <table:table-cell table:formula="of:=([.C13]-[.B13])^2" office:value-type="float" office:value="0.050309049917859" calcext:value-type="float">
            <text:p>0,050309049917859</text:p>
          </table:table-cell>
          <table:table-cell/>
          <table:table-cell office:value-type="float" office:value="0.00000565897787094311" calcext:value-type="float">
            <text:p>5,65897787094311E-06</text:p>
          </table:table-cell>
          <table:table-cell office:value-type="float" office:value="25.748359710488" calcext:value-type="float">
            <text:p>25,748359710488</text:p>
          </table:table-cell>
        </table:table-row>
        <table:table-row table:style-name="ro1">
          <table:table-cell office:value-type="float" office:value="0.00399999991059303" calcext:value-type="float">
            <text:p>0,0040000</text:p>
          </table:table-cell>
          <table:table-cell office:value-type="float" office:value="32.7622076224564" calcext:value-type="float">
            <text:p>32,7622076224564</text:p>
          </table:table-cell>
          <table:table-cell office:value-type="float" office:value="32.5346636646171" calcext:value-type="float">
            <text:p>32,5346636646171</text:p>
          </table:table-cell>
          <table:table-cell table:formula="of:=([.C14]-[.B14])^2" office:value-type="float" office:value="0.0517762527491384" calcext:value-type="float">
            <text:p>0,051776252749139</text:p>
          </table:table-cell>
          <table:table-cell table:number-columns-repeated="3"/>
        </table:table-row>
        <table:table-row table:style-name="ro1">
          <table:table-cell office:value-type="float" office:value="0.00433333323647579" calcext:value-type="float">
            <text:p>0,0043333</text:p>
          </table:table-cell>
          <table:table-cell office:value-type="float" office:value="32.772668102884" calcext:value-type="float">
            <text:p>32,772668102884</text:p>
          </table:table-cell>
          <table:table-cell office:value-type="float" office:value="32.5466597420092" calcext:value-type="float">
            <text:p>32,5466597420092</text:p>
          </table:table-cell>
          <table:table-cell table:formula="of:=([.C15]-[.B15])^2" office:value-type="float" office:value="0.0510797791853301" calcext:value-type="float">
            <text:p>0,05107977918533</text:p>
          </table:table-cell>
          <table:table-cell/>
          <table:table-cell table:formula="of:=LOG10([.F9])" office:value-type="float" office:value="2.06931589883452" calcext:value-type="float">
            <text:p>2,06931589883452</text:p>
          </table:table-cell>
          <table:table-cell table:formula="of:=LOG10([.G9])" office:value-type="float" office:value="1.25669297316958" calcext:value-type="float">
            <text:p>1,25669297316958</text:p>
          </table:table-cell>
        </table:table-row>
        <table:table-row table:style-name="ro1">
          <table:table-cell office:value-type="float" office:value="0.00466666656235854" calcext:value-type="float">
            <text:p>0,0046667</text:p>
          </table:table-cell>
          <table:table-cell office:value-type="float" office:value="32.7841602713436" calcext:value-type="float">
            <text:p>32,7841602713436</text:p>
          </table:table-cell>
          <table:table-cell office:value-type="float" office:value="32.5629314685647" calcext:value-type="float">
            <text:p>32,5629314685647</text:p>
          </table:table-cell>
          <table:table-cell table:formula="of:=([.C16]-[.B16])^2" office:value-type="float" office:value="0.0489421831789521" calcext:value-type="float">
            <text:p>0,048942183178952</text:p>
          </table:table-cell>
          <table:table-cell/>
          <table:table-cell table:formula="of:=LOG10([.F10])" office:value-type="float" office:value="0.232099834516152" calcext:value-type="float">
            <text:p>0,232099834516152</text:p>
          </table:table-cell>
          <table:table-cell table:formula="of:=LOG10([.G10])" office:value-type="float" office:value="1.40882850346458" calcext:value-type="float">
            <text:p>1,40882850346458</text:p>
          </table:table-cell>
        </table:table-row>
        <table:table-row table:style-name="ro1">
          <table:table-cell office:value-type="float" office:value="0.00499999988824129" calcext:value-type="float">
            <text:p>0,0050000</text:p>
          </table:table-cell>
          <table:table-cell office:value-type="float" office:value="32.7967267036952" calcext:value-type="float">
            <text:p>32,7967267036952</text:p>
          </table:table-cell>
          <table:table-cell office:value-type="float" office:value="32.5803258731774" calcext:value-type="float">
            <text:p>32,5803258731774</text:p>
          </table:table-cell>
          <table:table-cell table:formula="of:=([.C17]-[.B17])^2" office:value-type="float" office:value="0.0468293194488115" calcext:value-type="float">
            <text:p>0,046829319448812</text:p>
          </table:table-cell>
          <table:table-cell/>
          <table:table-cell table:formula="of:=LOG10([.F11])" office:value-type="float" office:value="-1.76564577234894" calcext:value-type="float">
            <text:p>-1,76564577234894</text:p>
          </table:table-cell>
          <table:table-cell table:formula="of:=LOG10([.G11])" office:value-type="float" office:value="1.41073029757193" calcext:value-type="float">
            <text:p>1,41073029757193</text:p>
          </table:table-cell>
        </table:table-row>
        <table:table-row table:style-name="ro1">
          <table:table-cell office:value-type="float" office:value="0.00533333321412404" calcext:value-type="float">
            <text:p>0,0053333</text:p>
          </table:table-cell>
          <table:table-cell office:value-type="float" office:value="32.8104122619848" calcext:value-type="float">
            <text:p>32,8104122619848</text:p>
          </table:table-cell>
          <table:table-cell office:value-type="float" office:value="32.5961972384786" calcext:value-type="float">
            <text:p>32,5961972384786</text:p>
          </table:table-cell>
          <table:table-cell table:formula="of:=([.C18]-[.B18])^2" office:value-type="float" office:value="0.0458880762957584" calcext:value-type="float">
            <text:p>0,045888076295758</text:p>
          </table:table-cell>
          <table:table-cell/>
          <table:table-cell table:formula="of:=LOG10([.F12])" office:value-type="float" office:value="-3.76471670453828" calcext:value-type="float">
            <text:p>-3,76471670453828</text:p>
          </table:table-cell>
          <table:table-cell table:formula="of:=LOG10([.G12])" office:value-type="float" office:value="1.41074938073062" calcext:value-type="float">
            <text:p>1,41074938073062</text:p>
          </table:table-cell>
        </table:table-row>
        <table:table-row table:style-name="ro1">
          <table:table-cell office:value-type="float" office:value="0.0056666665400068" calcext:value-type="float">
            <text:p>0,0056667</text:p>
          </table:table-cell>
          <table:table-cell office:value-type="float" office:value="32.8252639171275" calcext:value-type="float">
            <text:p>32,8252639171275</text:p>
          </table:table-cell>
          <table:table-cell office:value-type="float" office:value="32.6099485673434" calcext:value-type="float">
            <text:p>32,6099485673434</text:p>
          </table:table-cell>
          <table:table-cell table:formula="of:=([.C19]-[.B19])^2" office:value-type="float" office:value="0.0463606998526489" calcext:value-type="float">
            <text:p>0,046360699852649</text:p>
          </table:table-cell>
          <table:table-cell/>
          <table:table-cell table:formula="of:=LOG10([.F13])" office:value-type="float" office:value="-5.24726200434106" calcext:value-type="float">
            <text:p>-5,24726200434106</text:p>
          </table:table-cell>
          <table:table-cell table:formula="of:=LOG10([.G13])" office:value-type="float" office:value="1.41074956769279" calcext:value-type="float">
            <text:p>1,41074956769279</text:p>
          </table:table-cell>
        </table:table-row>
        <table:table-row table:style-name="ro1">
          <table:table-cell office:value-type="float" office:value="0.00599999986588955" calcext:value-type="float">
            <text:p>0,0060000</text:p>
          </table:table-cell>
          <table:table-cell office:value-type="float" office:value="32.8413305622645" calcext:value-type="float">
            <text:p>32,8413305622645</text:p>
          </table:table-cell>
          <table:table-cell office:value-type="float" office:value="32.6230269481872" calcext:value-type="float">
            <text:p>32,6230269481872</text:p>
          </table:table-cell>
          <table:table-cell table:formula="of:=([.C20]-[.B20])^2" office:value-type="float" office:value="0.0476564679192324" calcext:value-type="float">
            <text:p>0,047656467919232</text:p>
          </table:table-cell>
          <table:table-cell table:number-columns-repeated="3"/>
        </table:table-row>
        <table:table-row table:style-name="ro1">
          <table:table-cell office:value-type="float" office:value="0.0063333331917723" calcext:value-type="float">
            <text:p>0,0063333</text:p>
          </table:table-cell>
          <table:table-cell office:value-type="float" office:value="32.8586628173422" calcext:value-type="float">
            <text:p>32,8586628173422</text:p>
          </table:table-cell>
          <table:table-cell office:value-type="float" office:value="32.6375732524246" calcext:value-type="float">
            <text:p>32,6375732524246</text:p>
          </table:table-cell>
          <table:table-cell table:formula="of:=([.C21]-[.B21])^2" office:value-type="float" office:value="0.0488805957154654" calcext:value-type="float">
            <text:p>0,048880595715465</text:p>
          </table:table-cell>
          <table:table-cell table:number-columns-repeated="3"/>
        </table:table-row>
        <table:table-row table:style-name="ro1">
          <table:table-cell office:value-type="float" office:value="0.00666666651765506" calcext:value-type="float">
            <text:p>0,0066667</text:p>
          </table:table-cell>
          <table:table-cell office:value-type="float" office:value="32.877312825493" calcext:value-type="float">
            <text:p>32,877312825493</text:p>
          </table:table-cell>
          <table:table-cell office:value-type="float" office:value="32.6548210134417" calcext:value-type="float">
            <text:p>32,6548210134417</text:p>
          </table:table-cell>
          <table:table-cell table:formula="of:=([.C22]-[.B22])^2" office:value-type="float" office:value="0.04950260642991" calcext:value-type="float">
            <text:p>0,04950260642991</text:p>
          </table:table-cell>
          <table:table-cell table:number-columns-repeated="3"/>
        </table:table-row>
        <table:table-row table:style-name="ro1">
          <table:table-cell office:value-type="float" office:value="0.00699999984353781" calcext:value-type="float">
            <text:p>0,0070000</text:p>
          </table:table-cell>
          <table:table-cell office:value-type="float" office:value="32.8973340418199" calcext:value-type="float">
            <text:p>32,8973340418199</text:p>
          </table:table-cell>
          <table:table-cell office:value-type="float" office:value="32.6744060298599" calcext:value-type="float">
            <text:p>32,6744060298599</text:p>
          </table:table-cell>
          <table:table-cell table:formula="of:=([.C23]-[.B23])^2" office:value-type="float" office:value="0.0496968985164572" calcext:value-type="float">
            <text:p>0,049696898516457</text:p>
          </table:table-cell>
          <table:table-cell table:number-columns-repeated="3"/>
        </table:table-row>
        <table:table-row table:style-name="ro1">
          <table:table-cell office:value-type="float" office:value="0.00733333316942056" calcext:value-type="float">
            <text:p>0,0073333</text:p>
          </table:table-cell>
          <table:table-cell office:value-type="float" office:value="32.9187810152101" calcext:value-type="float">
            <text:p>32,9187810152101</text:p>
          </table:table-cell>
          <table:table-cell office:value-type="float" office:value="32.6949945739023" calcext:value-type="float">
            <text:p>32,6949945739023</text:p>
          </table:table-cell>
          <table:table-cell table:formula="of:=([.C24]-[.B24])^2" office:value-type="float" office:value="0.0500803713132132" calcext:value-type="float">
            <text:p>0,050080371313213</text:p>
          </table:table-cell>
          <table:table-cell table:number-columns-repeated="3"/>
        </table:table-row>
        <table:table-row table:style-name="ro1">
          <table:table-cell office:value-type="float" office:value="0.00766666649530331" calcext:value-type="float">
            <text:p>0,0076667</text:p>
          </table:table-cell>
          <table:table-cell office:value-type="float" office:value="32.9417091638254" calcext:value-type="float">
            <text:p>32,9417091638254</text:p>
          </table:table-cell>
          <table:table-cell office:value-type="float" office:value="32.7156436744028" calcext:value-type="float">
            <text:p>32,7156436744028</text:p>
          </table:table-cell>
          <table:table-cell table:formula="of:=([.C25]-[.B25])^2" office:value-type="float" office:value="0.0511056055078903" calcext:value-type="float">
            <text:p>0,05110560550789</text:p>
          </table:table-cell>
          <table:table-cell table:number-columns-repeated="3"/>
        </table:table-row>
        <table:table-row table:style-name="ro1">
          <table:table-cell office:value-type="float" office:value="0.00799999982118607" calcext:value-type="float">
            <text:p>0,0080000</text:p>
          </table:table-cell>
          <table:table-cell office:value-type="float" office:value="32.9661745449361" calcext:value-type="float">
            <text:p>32,9661745449361</text:p>
          </table:table-cell>
          <table:table-cell office:value-type="float" office:value="32.7367947319069" calcext:value-type="float">
            <text:p>32,7367947319069</text:p>
          </table:table-cell>
          <table:table-cell table:formula="of:=([.C26]-[.B26])^2" office:value-type="float" office:value="0.0526150986253259" calcext:value-type="float">
            <text:p>0,052615098625326</text:p>
          </table:table-cell>
          <table:table-cell table:number-columns-repeated="3"/>
        </table:table-row>
        <table:table-row table:style-name="ro1">
          <table:table-cell office:value-type="float" office:value="0.00833333314706882" calcext:value-type="float">
            <text:p>0,0083333</text:p>
          </table:table-cell>
          <table:table-cell office:value-type="float" office:value="32.9922336197826" calcext:value-type="float">
            <text:p>32,9922336197826</text:p>
          </table:table-cell>
          <table:table-cell office:value-type="float" office:value="32.7601209930432" calcext:value-type="float">
            <text:p>32,7601209930432</text:p>
          </table:table-cell>
          <table:table-cell table:formula="of:=([.C27]-[.B27])^2" office:value-type="float" office:value="0.0538762714918742" calcext:value-type="float">
            <text:p>0,053876271491874</text:p>
          </table:table-cell>
          <table:table-cell table:number-columns-repeated="3"/>
        </table:table-row>
        <table:table-row table:style-name="ro1">
          <table:table-cell office:value-type="float" office:value="0.00866666647295157" calcext:value-type="float">
            <text:p>0,0086667</text:p>
          </table:table-cell>
          <table:table-cell office:value-type="float" office:value="33.0199430141649" calcext:value-type="float">
            <text:p>33,0199430141649</text:p>
          </table:table-cell>
          <table:table-cell office:value-type="float" office:value="32.7873379978234" calcext:value-type="float">
            <text:p>32,7873379978234</text:p>
          </table:table-cell>
          <table:table-cell table:formula="of:=([.C28]-[.B28])^2" office:value-type="float" office:value="0.0541050936272204" calcext:value-type="float">
            <text:p>0,054105093627221</text:p>
          </table:table-cell>
          <table:table-cell table:number-columns-repeated="3"/>
        </table:table-row>
        <table:table-row table:style-name="ro1">
          <table:table-cell office:value-type="float" office:value="0.00899999979883432" calcext:value-type="float">
            <text:p>0,0090000</text:p>
          </table:table-cell>
          <table:table-cell office:value-type="float" office:value="33.0493592754751" calcext:value-type="float">
            <text:p>33,0493592754751</text:p>
          </table:table-cell>
          <table:table-cell office:value-type="float" office:value="32.8188758267548" calcext:value-type="float">
            <text:p>32,8188758267548</text:p>
          </table:table-cell>
          <table:table-cell table:formula="of:=([.C29]-[.B29])^2" office:value-type="float" office:value="0.0531226201339997" calcext:value-type="float">
            <text:p>0,053122620134</text:p>
          </table:table-cell>
          <table:table-cell table:number-columns-repeated="3"/>
        </table:table-row>
        <table:table-row table:style-name="ro1">
          <table:table-cell office:value-type="float" office:value="0.00933333312471708" calcext:value-type="float">
            <text:p>0,0093333</text:p>
          </table:table-cell>
          <table:table-cell office:value-type="float" office:value="33.0805386268983" calcext:value-type="float">
            <text:p>33,0805386268983</text:p>
          </table:table-cell>
          <table:table-cell office:value-type="float" office:value="32.8534223021238" calcext:value-type="float">
            <text:p>32,8534223021238</text:p>
          </table:table-cell>
          <table:table-cell table:formula="of:=([.C30]-[.B30])^2" office:value-type="float" office:value="0.0515818249790565" calcext:value-type="float">
            <text:p>0,051581824979057</text:p>
          </table:table-cell>
          <table:table-cell table:number-columns-repeated="3"/>
        </table:table-row>
        <table:table-row table:style-name="ro1">
          <table:table-cell office:value-type="float" office:value="0.00966666645059983" calcext:value-type="float">
            <text:p>0,0096667</text:p>
          </table:table-cell>
          <table:table-cell office:value-type="float" office:value="33.1135367195172" calcext:value-type="float">
            <text:p>33,1135367195172</text:p>
          </table:table-cell>
          <table:table-cell office:value-type="float" office:value="32.8887057105549" calcext:value-type="float">
            <text:p>32,8887057105549</text:p>
          </table:table-cell>
          <table:table-cell table:formula="of:=([.C31]-[.B31])^2" office:value-type="float" office:value="0.0505489825910239" calcext:value-type="float">
            <text:p>0,050548982591024</text:p>
          </table:table-cell>
          <table:table-cell table:number-columns-repeated="3"/>
        </table:table-row>
        <table:table-row table:style-name="ro1">
          <table:table-cell office:value-type="float" office:value="0.00999999977648258" calcext:value-type="float">
            <text:p>0,0100000</text:p>
          </table:table-cell>
          <table:table-cell office:value-type="float" office:value="33.1484083830663" calcext:value-type="float">
            <text:p>33,1484083830663</text:p>
          </table:table-cell>
          <table:table-cell office:value-type="float" office:value="32.9229755691909" calcext:value-type="float">
            <text:p>32,9229755691909</text:p>
          </table:table-cell>
          <table:table-cell table:formula="of:=([.C32]-[.B32])^2" office:value-type="float" office:value="0.050819953571781" calcext:value-type="float">
            <text:p>0,050819953571781</text:p>
          </table:table-cell>
          <table:table-cell table:number-columns-repeated="3"/>
        </table:table-row>
        <table:table-row table:style-name="ro1">
          <table:table-cell office:value-type="float" office:value="0.0103333331023653" calcext:value-type="float">
            <text:p>0,0103333</text:p>
          </table:table-cell>
          <table:table-cell office:value-type="float" office:value="33.1852073760824" calcext:value-type="float">
            <text:p>33,1852073760824</text:p>
          </table:table-cell>
          <table:table-cell office:value-type="float" office:value="32.9561336681086" calcext:value-type="float">
            <text:p>32,9561336681086</text:p>
          </table:table-cell>
          <table:table-cell table:formula="of:=([.C33]-[.B33])^2" office:value-type="float" office:value="0.0524747636848545" calcext:value-type="float">
            <text:p>0,052474763684855</text:p>
          </table:table-cell>
          <table:table-cell table:number-columns-repeated="3"/>
        </table:table-row>
        <table:table-row table:style-name="ro1">
          <table:table-cell office:value-type="float" office:value="0.0106666664282481" calcext:value-type="float">
            <text:p>0,0106667</text:p>
          </table:table-cell>
          <table:table-cell office:value-type="float" office:value="33.2239861362069" calcext:value-type="float">
            <text:p>33,2239861362069</text:p>
          </table:table-cell>
          <table:table-cell office:value-type="float" office:value="32.9897321810411" calcext:value-type="float">
            <text:p>32,9897321810411</text:p>
          </table:table-cell>
          <table:table-cell table:formula="of:=([.C34]-[.B34])^2" office:value-type="float" office:value="0.0548749155108496" calcext:value-type="float">
            <text:p>0,05487491551085</text:p>
          </table:table-cell>
          <table:table-cell table:number-columns-repeated="3"/>
        </table:table-row>
        <table:table-row table:style-name="ro1">
          <table:table-cell office:value-type="float" office:value="0.0109999997541308" calcext:value-type="float">
            <text:p>0,0110000</text:p>
          </table:table-cell>
          <table:table-cell office:value-type="float" office:value="33.2647955313926" calcext:value-type="float">
            <text:p>33,2647955313926</text:p>
          </table:table-cell>
          <table:table-cell office:value-type="float" office:value="33.02588498882" calcext:value-type="float">
            <text:p>33,02588498882</text:p>
          </table:table-cell>
          <table:table-cell table:formula="of:=([.C35]-[.B35])^2" office:value-type="float" office:value="0.0570782473523532" calcext:value-type="float">
            <text:p>0,057078247352353</text:p>
          </table:table-cell>
          <table:table-cell table:number-columns-repeated="3"/>
        </table:table-row>
        <table:table-row table:style-name="ro1">
          <table:table-cell office:value-type="float" office:value="0.0113333330800136" calcext:value-type="float">
            <text:p>0,0113333</text:p>
          </table:table-cell>
          <table:table-cell office:value-type="float" office:value="33.3076846127703" calcext:value-type="float">
            <text:p>33,3076846127703</text:p>
          </table:table-cell>
          <table:table-cell office:value-type="float" office:value="33.0659126437835" calcext:value-type="float">
            <text:p>33,0659126437835</text:p>
          </table:table-cell>
          <table:table-cell table:formula="of:=([.C36]-[.B36])^2" office:value-type="float" office:value="0.0584536849877319" calcext:value-type="float">
            <text:p>0,058453684987732</text:p>
          </table:table-cell>
          <table:table-cell table:number-columns-repeated="3"/>
        </table:table-row>
        <table:table-row table:style-name="ro1">
          <table:table-cell office:value-type="float" office:value="0.0116666664058963" calcext:value-type="float">
            <text:p>0,0116667</text:p>
          </table:table-cell>
          <table:table-cell office:value-type="float" office:value="33.352700369925" calcext:value-type="float">
            <text:p>33,352700369925</text:p>
          </table:table-cell>
          <table:table-cell office:value-type="float" office:value="33.1096917338085" calcext:value-type="float">
            <text:p>33,1096917338085</text:p>
          </table:table-cell>
          <table:table-cell table:formula="of:=([.C37]-[.B37])^2" office:value-type="float" office:value="0.0590531972272117" calcext:value-type="float">
            <text:p>0,059053197227212</text:p>
          </table:table-cell>
          <table:table-cell table:number-columns-repeated="3"/>
        </table:table-row>
        <table:table-row table:style-name="ro1">
          <table:table-cell office:value-type="float" office:value="0.0119999997317791" calcext:value-type="float">
            <text:p>0,0120000</text:p>
          </table:table-cell>
          <table:table-cell office:value-type="float" office:value="33.3998874893303" calcext:value-type="float">
            <text:p>33,3998874893303</text:p>
          </table:table-cell>
          <table:table-cell office:value-type="float" office:value="33.1561104784496" calcext:value-type="float">
            <text:p>33,1561104784496</text:p>
          </table:table-cell>
          <table:table-cell table:formula="of:=([.C38]-[.B38])^2" office:value-type="float" office:value="0.0594272310339214" calcext:value-type="float">
            <text:p>0,059427231033921</text:p>
          </table:table-cell>
          <table:table-cell table:number-columns-repeated="3"/>
        </table:table-row>
        <table:table-row table:style-name="ro1">
          <table:table-cell office:value-type="float" office:value="0.0123333330576619" calcext:value-type="float">
            <text:p>0,0123333</text:p>
          </table:table-cell>
          <table:table-cell office:value-type="float" office:value="33.449288116677" calcext:value-type="float">
            <text:p>33,449288116677</text:p>
          </table:table-cell>
          <table:table-cell office:value-type="float" office:value="33.204187590757" calcext:value-type="float">
            <text:p>33,204187590757</text:p>
          </table:table-cell>
          <table:table-cell table:formula="of:=([.C39]-[.B39])^2" office:value-type="float" office:value="0.0600742678062858" calcext:value-type="float">
            <text:p>0,060074267806286</text:p>
          </table:table-cell>
          <table:table-cell table:number-columns-repeated="3"/>
        </table:table-row>
        <table:table-row table:style-name="ro1">
          <table:table-cell office:value-type="float" office:value="0.0126666663835446" calcext:value-type="float">
            <text:p>0,0126667</text:p>
          </table:table-cell>
          <table:table-cell office:value-type="float" office:value="33.5009416238302" calcext:value-type="float">
            <text:p>33,5009416238302</text:p>
          </table:table-cell>
          <table:table-cell office:value-type="float" office:value="33.253933337094" calcext:value-type="float">
            <text:p>33,253933337094</text:p>
          </table:table-cell>
          <table:table-cell table:formula="of:=([.C40]-[.B40])^2" office:value-type="float" office:value="0.0610130937163266" calcext:value-type="float">
            <text:p>0,061013093716327</text:p>
          </table:table-cell>
          <table:table-cell table:number-columns-repeated="3"/>
        </table:table-row>
        <table:table-row table:style-name="ro1">
          <table:table-cell office:value-type="float" office:value="0.0129999997094274" calcext:value-type="float">
            <text:p>0,0130000</text:p>
          </table:table-cell>
          <table:table-cell office:value-type="float" office:value="33.5548843811303" calcext:value-type="float">
            <text:p>33,5548843811303</text:p>
          </table:table-cell>
          <table:table-cell office:value-type="float" office:value="33.3062749627599" calcext:value-type="float">
            <text:p>33,3062749627599</text:p>
          </table:table-cell>
          <table:table-cell table:formula="of:=([.C41]-[.B41])^2" office:value-type="float" office:value="0.0618066429024791" calcext:value-type="float">
            <text:p>0,061806642902479</text:p>
          </table:table-cell>
          <table:table-cell table:number-columns-repeated="3"/>
        </table:table-row>
        <table:table-row table:style-name="ro1">
          <table:table-cell office:value-type="float" office:value="0.0133333330353101" calcext:value-type="float">
            <text:p>0,0133333</text:p>
          </table:table-cell>
          <table:table-cell office:value-type="float" office:value="33.6111495357482" calcext:value-type="float">
            <text:p>33,6111495357482</text:p>
          </table:table-cell>
          <table:table-cell office:value-type="float" office:value="33.3621335037244" calcext:value-type="float">
            <text:p>33,3621335037244</text:p>
          </table:table-cell>
          <table:table-cell table:formula="of:=([.C42]-[.B42])^2" office:value-type="float" office:value="0.0620089842048763" calcext:value-type="float">
            <text:p>0,062008984204876</text:p>
          </table:table-cell>
          <table:table-cell table:number-columns-repeated="3"/>
        </table:table-row>
        <table:table-row table:style-name="ro1">
          <table:table-cell office:value-type="float" office:value="0.0136666663611929" calcext:value-type="float">
            <text:p>0,0136667</text:p>
          </table:table-cell>
          <table:table-cell office:value-type="float" office:value="33.6697667967814" calcext:value-type="float">
            <text:p>33,6697667967814</text:p>
          </table:table-cell>
          <table:table-cell office:value-type="float" office:value="33.421427329058" calcext:value-type="float">
            <text:p>33,421427329058</text:p>
          </table:table-cell>
          <table:table-cell table:formula="of:=([.C43]-[.B43])^2" office:value-type="float" office:value="0.0616724912291686" calcext:value-type="float">
            <text:p>0,061672491229169</text:p>
          </table:table-cell>
          <table:table-cell table:number-columns-repeated="3"/>
        </table:table-row>
        <table:table-row table:style-name="ro1">
          <table:table-cell office:value-type="float" office:value="0.0139999996870756" calcext:value-type="float">
            <text:p>0,0140000</text:p>
          </table:table-cell>
          <table:table-cell office:value-type="float" office:value="33.7307622277692" calcext:value-type="float">
            <text:p>33,7307622277692</text:p>
          </table:table-cell>
          <table:table-cell office:value-type="float" office:value="33.4828527026154" calcext:value-type="float">
            <text:p>33,4828527026154</text:p>
          </table:table-cell>
          <table:table-cell table:formula="of:=([.C44]-[.B44])^2" office:value-type="float" office:value="0.0614591326619515" calcext:value-type="float">
            <text:p>0,061459132661952</text:p>
          </table:table-cell>
          <table:table-cell table:number-columns-repeated="3"/>
        </table:table-row>
        <table:table-row table:style-name="ro1">
          <table:table-cell office:value-type="float" office:value="0.0143333330129584" calcext:value-type="float">
            <text:p>0,0143333</text:p>
          </table:table-cell>
          <table:table-cell office:value-type="float" office:value="33.7941580472786" calcext:value-type="float">
            <text:p>33,7941580472786</text:p>
          </table:table-cell>
          <table:table-cell office:value-type="float" office:value="33.5446907984715" calcext:value-type="float">
            <text:p>33,5446907984715</text:p>
          </table:table-cell>
          <table:table-cell table:formula="of:=([.C45]-[.B45])^2" office:value-type="float" office:value="0.062233908227405" calcext:value-type="float">
            <text:p>0,062233908227405</text:p>
          </table:table-cell>
          <table:table-cell table:number-columns-repeated="3"/>
        </table:table-row>
        <table:table-row table:style-name="ro1">
          <table:table-cell office:value-type="float" office:value="0.0146666663388411" calcext:value-type="float">
            <text:p>0,0146667</text:p>
          </table:table-cell>
          <table:table-cell office:value-type="float" office:value="33.8599724381983" calcext:value-type="float">
            <text:p>33,8599724381983</text:p>
          </table:table-cell>
          <table:table-cell office:value-type="float" office:value="33.6060760441957" calcext:value-type="float">
            <text:p>33,6060760441957</text:p>
          </table:table-cell>
          <table:table-cell table:formula="of:=([.C46]-[.B46])^2" office:value-type="float" office:value="0.0644633788875138" calcext:value-type="float">
            <text:p>0,064463378887514</text:p>
          </table:table-cell>
          <table:table-cell table:number-columns-repeated="3"/>
        </table:table-row>
        <table:table-row table:style-name="ro1">
          <table:table-cell office:value-type="float" office:value="0.0149999996647239" calcext:value-type="float">
            <text:p>0,0150000</text:p>
          </table:table-cell>
          <table:table-cell office:value-type="float" office:value="33.9282193663495" calcext:value-type="float">
            <text:p>33,9282193663495</text:p>
          </table:table-cell>
          <table:table-cell office:value-type="float" office:value="33.6677655567378" calcext:value-type="float">
            <text:p>33,6677655567378</text:p>
          </table:table-cell>
          <table:table-cell table:formula="of:=([.C47]-[.B47])^2" office:value-type="float" office:value="0.0678361869412127" calcext:value-type="float">
            <text:p>0,067836186941213</text:p>
          </table:table-cell>
          <table:table-cell table:number-columns-repeated="3"/>
        </table:table-row>
        <table:table-row table:style-name="ro1">
          <table:table-cell office:value-type="float" office:value="0.0153333329906066" calcext:value-type="float">
            <text:p>0,0153333</text:p>
          </table:table-cell>
          <table:table-cell office:value-type="float" office:value="33.9989084090032" calcext:value-type="float">
            <text:p>33,9989084090032</text:p>
          </table:table-cell>
          <table:table-cell office:value-type="float" office:value="33.7317899354978" calcext:value-type="float">
            <text:p>33,7317899354978</text:p>
          </table:table-cell>
          <table:table-cell table:formula="of:=([.C48]-[.B48])^2" office:value-type="float" office:value="0.0713522788878732" calcext:value-type="float">
            <text:p>0,071352278887873</text:p>
          </table:table-cell>
          <table:table-cell table:number-columns-repeated="3"/>
        </table:table-row>
        <table:table-row table:style-name="ro1">
          <table:table-cell office:value-type="float" office:value="0.0156666663164894" calcext:value-type="float">
            <text:p>0,0156667</text:p>
          </table:table-cell>
          <table:table-cell office:value-type="float" office:value="34.0720445938642" calcext:value-type="float">
            <text:p>34,0720445938642</text:p>
          </table:table-cell>
          <table:table-cell office:value-type="float" office:value="33.800192993472" calcext:value-type="float">
            <text:p>33,800192993472</text:p>
          </table:table-cell>
          <table:table-cell table:formula="of:=([.C49]-[.B49])^2" office:value-type="float" office:value="0.0739032926358447" calcext:value-type="float">
            <text:p>0,073903292635845</text:p>
          </table:table-cell>
          <table:table-cell table:number-columns-repeated="3"/>
        </table:table-row>
        <table:table-row table:style-name="ro1">
          <table:table-cell office:value-type="float" office:value="0.0159999996423721" calcext:value-type="float">
            <text:p>0,0160000</text:p>
          </table:table-cell>
          <table:table-cell office:value-type="float" office:value="34.1476282490557" calcext:value-type="float">
            <text:p>34,1476282490557</text:p>
          </table:table-cell>
          <table:table-cell office:value-type="float" office:value="33.8737540489125" calcext:value-type="float">
            <text:p>33,8737540489125</text:p>
          </table:table-cell>
          <table:table-cell table:formula="of:=([.C50]-[.B50])^2" office:value-type="float" office:value="0.0750070775040644" calcext:value-type="float">
            <text:p>0,075007077504065</text:p>
          </table:table-cell>
          <table:table-cell table:number-columns-repeated="3"/>
        </table:table-row>
        <table:table-row table:style-name="ro1">
          <table:table-cell office:value-type="float" office:value="0.0163333329682549" calcext:value-type="float">
            <text:p>0,0163333</text:p>
          </table:table-cell>
          <table:table-cell office:value-type="float" office:value="34.2256548646083" calcext:value-type="float">
            <text:p>34,2256548646083</text:p>
          </table:table-cell>
          <table:table-cell office:value-type="float" office:value="33.9516042483759" calcext:value-type="float">
            <text:p>33,9516042483759</text:p>
          </table:table-cell>
          <table:table-cell table:formula="of:=([.C51]-[.B51])^2" office:value-type="float" office:value="0.0751037402573665" calcext:value-type="float">
            <text:p>0,075103740257367</text:p>
          </table:table-cell>
          <table:table-cell table:number-columns-repeated="3"/>
        </table:table-row>
        <table:table-row table:style-name="ro1">
          <table:table-cell office:value-type="float" office:value="0.0166666662941376" calcext:value-type="float">
            <text:p>0,0166667</text:p>
          </table:table-cell>
          <table:table-cell office:value-type="float" office:value="34.3061149659298" calcext:value-type="float">
            <text:p>34,3061149659298</text:p>
          </table:table-cell>
          <table:table-cell office:value-type="float" office:value="34.0319797034419" calcext:value-type="float">
            <text:p>34,0319797034419</text:p>
          </table:table-cell>
          <table:table-cell table:formula="of:=([.C52]-[.B52])^2" office:value-type="float" office:value="0.075150142139323" calcext:value-type="float">
            <text:p>0,075150142139323</text:p>
          </table:table-cell>
          <table:table-cell table:number-columns-repeated="3"/>
        </table:table-row>
        <table:table-row table:style-name="ro1">
          <table:table-cell office:value-type="float" office:value="0.0169999996200204" calcext:value-type="float">
            <text:p>0,0170000</text:p>
          </table:table-cell>
          <table:table-cell office:value-type="float" office:value="34.3889939996941" calcext:value-type="float">
            <text:p>34,3889939996941</text:p>
          </table:table-cell>
          <table:table-cell office:value-type="float" office:value="34.1135078944918" calcext:value-type="float">
            <text:p>34,1135078944918</text:p>
          </table:table-cell>
          <table:table-cell table:formula="of:=([.C53]-[.B53])^2" office:value-type="float" office:value="0.0758925941595313" calcext:value-type="float">
            <text:p>0,075892594159531</text:p>
          </table:table-cell>
          <table:table-cell table:number-columns-repeated="3"/>
        </table:table-row>
        <table:table-row table:style-name="ro1">
          <table:table-cell office:value-type="float" office:value="0.0173333329459031" calcext:value-type="float">
            <text:p>0,0173333</text:p>
          </table:table-cell>
          <table:table-cell office:value-type="float" office:value="34.4742722325615" calcext:value-type="float">
            <text:p>34,4742722325615</text:p>
          </table:table-cell>
          <table:table-cell office:value-type="float" office:value="34.1960472163517" calcext:value-type="float">
            <text:p>34,1960472163517</text:p>
          </table:table-cell>
          <table:table-cell table:formula="of:=([.C54]-[.B54])^2" office:value-type="float" office:value="0.0774091596449369" calcext:value-type="float">
            <text:p>0,077409159644937</text:p>
          </table:table-cell>
          <table:table-cell table:number-columns-repeated="3"/>
        </table:table-row>
        <table:table-row table:style-name="ro1">
          <table:table-cell office:value-type="float" office:value="0.0176666662717859" calcext:value-type="float">
            <text:p>0,0176667</text:p>
          </table:table-cell>
          <table:table-cell office:value-type="float" office:value="34.5619246631022" calcext:value-type="float">
            <text:p>34,5619246631022</text:p>
          </table:table-cell>
          <table:table-cell office:value-type="float" office:value="34.2804790804602" calcext:value-type="float">
            <text:p>34,2804790804602</text:p>
          </table:table-cell>
          <table:table-cell table:formula="of:=([.C55]-[.B55])^2" office:value-type="float" office:value="0.0792116159886589" calcext:value-type="float">
            <text:p>0,079211615988659</text:p>
          </table:table-cell>
          <table:table-cell table:number-columns-repeated="3"/>
        </table:table-row>
        <table:table-row table:style-name="ro1">
          <table:table-cell office:value-type="float" office:value="0.0179999995976687" calcext:value-type="float">
            <text:p>0,0180000</text:p>
          </table:table-cell>
          <table:table-cell office:value-type="float" office:value="34.6519209472637" calcext:value-type="float">
            <text:p>34,6519209472637</text:p>
          </table:table-cell>
          <table:table-cell office:value-type="float" office:value="34.3676889260675" calcext:value-type="float">
            <text:p>34,3676889260675</text:p>
          </table:table-cell>
          <table:table-cell table:formula="of:=([.C56]-[.B56])^2" office:value-type="float" office:value="0.0807878418732789" calcext:value-type="float">
            <text:p>0,080787841873279</text:p>
          </table:table-cell>
          <table:table-cell table:number-columns-repeated="3"/>
        </table:table-row>
        <table:table-row table:style-name="ro1">
          <table:table-cell office:value-type="float" office:value="0.0183333329235514" calcext:value-type="float">
            <text:p>0,0183333</text:p>
          </table:table-cell>
          <table:table-cell office:value-type="float" office:value="34.7442253376832" calcext:value-type="float">
            <text:p>34,7442253376832</text:p>
          </table:table-cell>
          <table:table-cell office:value-type="float" office:value="34.4576116098265" calcext:value-type="float">
            <text:p>34,4576116098265</text:p>
          </table:table-cell>
          <table:table-cell table:formula="of:=([.C57]-[.B57])^2" office:value-type="float" office:value="0.0821474289959289" calcext:value-type="float">
            <text:p>0,082147428995929</text:p>
          </table:table-cell>
          <table:table-cell table:number-columns-repeated="3"/>
        </table:table-row>
        <table:table-row table:style-name="ro1">
          <table:table-cell office:value-type="float" office:value="0.0186666662494342" calcext:value-type="float">
            <text:p>0,0186667</text:p>
          </table:table-cell>
          <table:table-cell office:value-type="float" office:value="34.8387966371099" calcext:value-type="float">
            <text:p>34,8387966371099</text:p>
          </table:table-cell>
          <table:table-cell office:value-type="float" office:value="34.5491549002508" calcext:value-type="float">
            <text:p>34,5491549002508</text:p>
          </table:table-cell>
          <table:table-cell table:formula="of:=([.C58]-[.B58])^2" office:value-type="float" office:value="0.0838923357307374" calcext:value-type="float">
            <text:p>0,083892335730737</text:p>
          </table:table-cell>
          <table:table-cell table:number-columns-repeated="3"/>
        </table:table-row>
        <table:table-row table:style-name="ro1">
          <table:table-cell office:value-type="float" office:value="0.0189999995753169" calcext:value-type="float">
            <text:p>0,0190000</text:p>
          </table:table-cell>
          <table:table-cell office:value-type="float" office:value="34.9355881661653" calcext:value-type="float">
            <text:p>34,9355881661653</text:p>
          </table:table-cell>
          <table:table-cell office:value-type="float" office:value="34.6410968888094" calcext:value-type="float">
            <text:p>34,6410968888094</text:p>
          </table:table-cell>
          <table:table-cell table:formula="of:=([.C59]-[.B59])^2" office:value-type="float" office:value="0.0867251124386734" calcext:value-type="float">
            <text:p>0,086725112438674</text:p>
          </table:table-cell>
          <table:table-cell table:number-columns-repeated="3"/>
        </table:table-row>
        <table:table-row table:style-name="ro1">
          <table:table-cell office:value-type="float" office:value="0.0193333329011997" calcext:value-type="float">
            <text:p>0,0193333</text:p>
          </table:table-cell>
          <table:table-cell office:value-type="float" office:value="35.0345477456277" calcext:value-type="float">
            <text:p>35,0345477456277</text:p>
          </table:table-cell>
          <table:table-cell office:value-type="float" office:value="34.7332431122168" calcext:value-type="float">
            <text:p>34,7332431122168</text:p>
          </table:table-cell>
          <table:table-cell table:formula="of:=([.C60]-[.B60])^2" office:value-type="float" office:value="0.0907844821148858" calcext:value-type="float">
            <text:p>0,090784482114886</text:p>
          </table:table-cell>
          <table:table-cell table:number-columns-repeated="3"/>
        </table:table-row>
        <table:table-row table:style-name="ro1">
          <table:table-cell office:value-type="float" office:value="0.0196666662270824" calcext:value-type="float">
            <text:p>0,0196667</text:p>
          </table:table-cell>
          <table:table-cell office:value-type="float" office:value="35.1356176933905" calcext:value-type="float">
            <text:p>35,1356176933905</text:p>
          </table:table-cell>
          <table:table-cell office:value-type="float" office:value="34.8268739453723" calcext:value-type="float">
            <text:p>34,8268739453723</text:p>
          </table:table-cell>
          <table:table-cell table:formula="of:=([.C61]-[.B61])^2" office:value-type="float" office:value="0.0953227019403269" calcext:value-type="float">
            <text:p>0,095322701940327</text:p>
          </table:table-cell>
          <table:table-cell table:number-columns-repeated="3"/>
        </table:table-row>
        <table:table-row table:style-name="ro1">
          <table:table-cell office:value-type="float" office:value="0.0199999995529652" calcext:value-type="float">
            <text:p>0,0200000</text:p>
          </table:table-cell>
          <table:table-cell office:value-type="float" office:value="35.2387348362015" calcext:value-type="float">
            <text:p>35,2387348362015</text:p>
          </table:table-cell>
          <table:table-cell office:value-type="float" office:value="34.9240327943711" calcext:value-type="float">
            <text:p>34,9240327943711</text:p>
          </table:table-cell>
          <table:table-cell table:formula="of:=([.C62]-[.B62])^2" office:value-type="float" office:value="0.0990373751321787" calcext:value-type="float">
            <text:p>0,099037375132179</text:p>
          </table:table-cell>
          <table:table-cell table:number-columns-repeated="3"/>
        </table:table-row>
        <table:table-row table:style-name="ro1">
          <table:table-cell office:value-type="float" office:value="0.0203333328788479" calcext:value-type="float">
            <text:p>0,0203333</text:p>
          </table:table-cell>
          <table:table-cell office:value-type="float" office:value="35.3438305362532" calcext:value-type="float">
            <text:p>35,3438305362532</text:p>
          </table:table-cell>
          <table:table-cell office:value-type="float" office:value="35.0261113760019" calcext:value-type="float">
            <text:p>35,0261113760019</text:p>
          </table:table-cell>
          <table:table-cell table:formula="of:=([.C63]-[.B63])^2" office:value-type="float" office:value="0.100945464790765" calcext:value-type="float">
            <text:p>0,100945464790765</text:p>
          </table:table-cell>
          <table:table-cell table:number-columns-repeated="3"/>
        </table:table-row>
        <table:table-row table:style-name="ro1">
          <table:table-cell office:value-type="float" office:value="0.0206666662047307" calcext:value-type="float">
            <text:p>0,0206667</text:p>
          </table:table-cell>
          <table:table-cell office:value-type="float" office:value="35.4508307326496" calcext:value-type="float">
            <text:p>35,4508307326496</text:p>
          </table:table-cell>
          <table:table-cell office:value-type="float" office:value="35.132773808341" calcext:value-type="float">
            <text:p>35,132773808341</text:p>
          </table:table-cell>
          <table:table-cell table:formula="of:=([.C64]-[.B64])^2" office:value-type="float" office:value="0.10116020710066" calcext:value-type="float">
            <text:p>0,10116020710066</text:p>
          </table:table-cell>
          <table:table-cell table:number-columns-repeated="3"/>
        </table:table-row>
        <table:table-row table:style-name="ro1">
          <table:table-cell office:value-type="float" office:value="0.0209999995306134" calcext:value-type="float">
            <text:p>0,0210000</text:p>
          </table:table-cell>
          <table:table-cell office:value-type="float" office:value="35.5596559977379" calcext:value-type="float">
            <text:p>35,5596559977379</text:p>
          </table:table-cell>
          <table:table-cell office:value-type="float" office:value="35.2420528087331" calcext:value-type="float">
            <text:p>35,2420528087331</text:p>
          </table:table-cell>
          <table:table-cell table:formula="of:=([.C65]-[.B65])^2" office:value-type="float" office:value="0.100871785665996" calcext:value-type="float">
            <text:p>0,100871785665996</text:p>
          </table:table-cell>
          <table:table-cell table:number-columns-repeated="3"/>
        </table:table-row>
        <table:table-row table:style-name="ro1">
          <table:table-cell office:value-type="float" office:value="0.0213333328564962" calcext:value-type="float">
            <text:p>0,0213333</text:p>
          </table:table-cell>
          <table:table-cell office:value-type="float" office:value="35.6702216082499" calcext:value-type="float">
            <text:p>35,6702216082499</text:p>
          </table:table-cell>
          <table:table-cell office:value-type="float" office:value="35.3515870273656" calcext:value-type="float">
            <text:p>35,3515870273656</text:p>
          </table:table-cell>
          <table:table-cell table:formula="of:=([.C66]-[.B66])^2" office:value-type="float" office:value="0.101527996135314" calcext:value-type="float">
            <text:p>0,101527996135314</text:p>
          </table:table-cell>
          <table:table-cell table:number-columns-repeated="3"/>
        </table:table-row>
        <table:table-row table:style-name="ro1">
          <table:table-cell office:value-type="float" office:value="0.0216666661823789" calcext:value-type="float">
            <text:p>0,0216667</text:p>
          </table:table-cell>
          <table:table-cell office:value-type="float" office:value="35.7824376311603" calcext:value-type="float">
            <text:p>35,7824376311603</text:p>
          </table:table-cell>
          <table:table-cell office:value-type="float" office:value="35.4601048562513" calcext:value-type="float">
            <text:p>35,4601048562513</text:p>
          </table:table-cell>
          <table:table-cell table:formula="of:=([.C67]-[.B67])^2" office:value-type="float" office:value="0.103898417780568" calcext:value-type="float">
            <text:p>0,103898417780568</text:p>
          </table:table-cell>
          <table:table-cell table:number-columns-repeated="3"/>
        </table:table-row>
        <table:table-row table:style-name="ro1">
          <table:table-cell office:value-type="float" office:value="0.0219999995082617" calcext:value-type="float">
            <text:p>0,0220000</text:p>
          </table:table-cell>
          <table:table-cell office:value-type="float" office:value="35.8962090241252" calcext:value-type="float">
            <text:p>35,8962090241252</text:p>
          </table:table-cell>
          <table:table-cell office:value-type="float" office:value="35.5680687280991" calcext:value-type="float">
            <text:p>35,5680687280991</text:p>
          </table:table-cell>
          <table:table-cell table:formula="of:=([.C68]-[.B68])^2" office:value-type="float" office:value="0.107676053876077" calcext:value-type="float">
            <text:p>0,107676053876077</text:p>
          </table:table-cell>
          <table:table-cell table:number-columns-repeated="3"/>
        </table:table-row>
        <table:table-row table:style-name="ro1">
          <table:table-cell office:value-type="float" office:value="0.0223333328341444" calcext:value-type="float">
            <text:p>0,0223333</text:p>
          </table:table-cell>
          <table:table-cell office:value-type="float" office:value="36.011435750326" calcext:value-type="float">
            <text:p>36,011435750326</text:p>
          </table:table-cell>
          <table:table-cell office:value-type="float" office:value="35.6770352547097" calcext:value-type="float">
            <text:p>35,6770352547097</text:p>
          </table:table-cell>
          <table:table-cell table:formula="of:=([.C69]-[.B69])^2" office:value-type="float" office:value="0.111823691468451" calcext:value-type="float">
            <text:p>0,111823691468451</text:p>
          </table:table-cell>
          <table:table-cell table:number-columns-repeated="3"/>
        </table:table-row>
        <table:table-row table:style-name="ro1">
          <table:table-cell office:value-type="float" office:value="0.0226666661600272" calcext:value-type="float">
            <text:p>0,0226667</text:p>
          </table:table-cell>
          <table:table-cell office:value-type="float" office:value="36.128012907505" calcext:value-type="float">
            <text:p>36,128012907505</text:p>
          </table:table-cell>
          <table:table-cell office:value-type="float" office:value="35.7882725059149" calcext:value-type="float">
            <text:p>35,7882725059149</text:p>
          </table:table-cell>
          <table:table-cell table:formula="of:=([.C70]-[.B70])^2" office:value-type="float" office:value="0.115423540472573" calcext:value-type="float">
            <text:p>0,115423540472573</text:p>
          </table:table-cell>
          <table:table-cell table:number-columns-repeated="3"/>
        </table:table-row>
        <table:table-row table:style-name="ro1">
          <table:table-cell office:value-type="float" office:value="0.0229999994859099" calcext:value-type="float">
            <text:p>0,0230000</text:p>
          </table:table-cell>
          <table:table-cell office:value-type="float" office:value="36.2458308709362" calcext:value-type="float">
            <text:p>36,2458308709362</text:p>
          </table:table-cell>
          <table:table-cell office:value-type="float" office:value="35.9017398620618" calcext:value-type="float">
            <text:p>35,9017398620618</text:p>
          </table:table-cell>
          <table:table-cell table:formula="of:=([.C71]-[.B71])^2" office:value-type="float" office:value="0.118398622388261" calcext:value-type="float">
            <text:p>0,118398622388261</text:p>
          </table:table-cell>
          <table:table-cell table:number-columns-repeated="3"/>
        </table:table-row>
        <table:table-row table:style-name="ro1">
          <table:table-cell office:value-type="float" office:value="0.0233333328117927" calcext:value-type="float">
            <text:p>0,0233333</text:p>
          </table:table-cell>
          <table:table-cell office:value-type="float" office:value="36.3647754500415" calcext:value-type="float">
            <text:p>36,3647754500415</text:p>
          </table:table-cell>
          <table:table-cell office:value-type="float" office:value="36.0162307776619" calcext:value-type="float">
            <text:p>36,0162307776619</text:p>
          </table:table-cell>
          <table:table-cell table:formula="of:=([.C72]-[.B72])^2" office:value-type="float" office:value="0.12148338864418" calcext:value-type="float">
            <text:p>0,12148338864418</text:p>
          </table:table-cell>
          <table:table-cell table:number-columns-repeated="3"/>
        </table:table-row>
        <table:table-row table:style-name="ro1">
          <table:table-cell office:value-type="float" office:value="0.0236666661376754" calcext:value-type="float">
            <text:p>0,0236667</text:p>
          </table:table-cell>
          <table:table-cell office:value-type="float" office:value="36.4847280583179" calcext:value-type="float">
            <text:p>36,4847280583179</text:p>
          </table:table-cell>
          <table:table-cell office:value-type="float" office:value="36.1305355840331" calcext:value-type="float">
            <text:p>36,1305355840331</text:p>
          </table:table-cell>
          <table:table-cell table:formula="of:=([.C73]-[.B73])^2" office:value-type="float" office:value="0.125452308839989" calcext:value-type="float">
            <text:p>0,125452308839989</text:p>
          </table:table-cell>
          <table:table-cell table:number-columns-repeated="3"/>
        </table:table-row>
        <table:table-row table:style-name="ro1">
          <table:table-cell office:value-type="float" office:value="0.0239999994635582" calcext:value-type="float">
            <text:p>0,0240000</text:p>
          </table:table-cell>
          <table:table-cell office:value-type="float" office:value="36.6055658962118" calcext:value-type="float">
            <text:p>36,6055658962118</text:p>
          </table:table-cell>
          <table:table-cell office:value-type="float" office:value="36.2446418230204" calcext:value-type="float">
            <text:p>36,2446418230204</text:p>
          </table:table-cell>
          <table:table-cell table:formula="of:=([.C74]-[.B74])^2" office:value-type="float" office:value="0.130266186609101" calcext:value-type="float">
            <text:p>0,130266186609101</text:p>
          </table:table-cell>
          <table:table-cell table:number-columns-repeated="3"/>
        </table:table-row>
        <table:table-row table:style-name="ro1">
          <table:table-cell office:value-type="float" office:value="0.0243333327894409" calcext:value-type="float">
            <text:p>0,0243333</text:p>
          </table:table-cell>
          <table:table-cell office:value-type="float" office:value="36.7271621465342" calcext:value-type="float">
            <text:p>36,7271621465342</text:p>
          </table:table-cell>
          <table:table-cell office:value-type="float" office:value="36.3599296492745" calcext:value-type="float">
            <text:p>36,3599296492745</text:p>
          </table:table-cell>
          <table:table-cell table:formula="of:=([.C75]-[.B75])^2" office:value-type="float" office:value="0.134859707043559" calcext:value-type="float">
            <text:p>0,134859707043559</text:p>
          </table:table-cell>
          <table:table-cell table:number-columns-repeated="3"/>
        </table:table-row>
        <table:table-row table:style-name="ro1">
          <table:table-cell office:value-type="float" office:value="0.0246666661153237" calcext:value-type="float">
            <text:p>0,0246667</text:p>
          </table:table-cell>
          <table:table-cell office:value-type="float" office:value="36.8493861819778" calcext:value-type="float">
            <text:p>36,8493861819778</text:p>
          </table:table-cell>
          <table:table-cell office:value-type="float" office:value="36.4781106173313" calcext:value-type="float">
            <text:p>36,4781106173313</text:p>
          </table:table-cell>
          <table:table-cell table:formula="of:=([.C76]-[.B76])^2" office:value-type="float" office:value="0.137845544903579" calcext:value-type="float">
            <text:p>0,137845544903579</text:p>
          </table:table-cell>
          <table:table-cell table:number-columns-repeated="3"/>
        </table:table-row>
        <table:table-row table:style-name="ro1">
          <table:table-cell office:value-type="float" office:value="0.0249999994412065" calcext:value-type="float">
            <text:p>0,0250000</text:p>
          </table:table-cell>
          <table:table-cell office:value-type="float" office:value="36.9721037842655" calcext:value-type="float">
            <text:p>36,9721037842655</text:p>
          </table:table-cell>
          <table:table-cell office:value-type="float" office:value="36.5996912234443" calcext:value-type="float">
            <text:p>36,5996912234443</text:p>
          </table:table-cell>
          <table:table-cell table:formula="of:=([.C77]-[.B77])^2" office:value-type="float" office:value="0.138691115457396" calcext:value-type="float">
            <text:p>0,138691115457396</text:p>
          </table:table-cell>
          <table:table-cell table:number-columns-repeated="3"/>
        </table:table-row>
        <table:table-row table:style-name="ro1">
          <table:table-cell office:value-type="float" office:value="0.0253333327670892" calcext:value-type="float">
            <text:p>0,0253333</text:p>
          </table:table-cell>
          <table:table-cell office:value-type="float" office:value="37.0951773744215" calcext:value-type="float">
            <text:p>37,0951773744215</text:p>
          </table:table-cell>
          <table:table-cell office:value-type="float" office:value="36.7231933504395" calcext:value-type="float">
            <text:p>36,7231933504395</text:p>
          </table:table-cell>
          <table:table-cell table:formula="of:=([.C78]-[.B78])^2" office:value-type="float" office:value="0.138372114097805" calcext:value-type="float">
            <text:p>0,138372114097805</text:p>
          </table:table-cell>
          <table:table-cell table:number-columns-repeated="3"/>
        </table:table-row>
        <table:table-row table:style-name="ro1">
          <table:table-cell office:value-type="float" office:value="0.025666666092972" calcext:value-type="float">
            <text:p>0,0256667</text:p>
          </table:table-cell>
          <table:table-cell office:value-type="float" office:value="37.2184662536316" calcext:value-type="float">
            <text:p>37,2184662536316</text:p>
          </table:table-cell>
          <table:table-cell office:value-type="float" office:value="36.8458420906925" calcext:value-type="float">
            <text:p>36,8458420906925</text:p>
          </table:table-cell>
          <table:table-cell table:formula="of:=([.C79]-[.B79])^2" office:value-type="float" office:value="0.138848766806047" calcext:value-type="float">
            <text:p>0,138848766806047</text:p>
          </table:table-cell>
          <table:table-cell table:number-columns-repeated="3"/>
        </table:table-row>
        <table:table-row table:style-name="ro1">
          <table:table-cell office:value-type="float" office:value="0.0259999994188547" calcext:value-type="float">
            <text:p>0,0260000</text:p>
          </table:table-cell>
          <table:table-cell office:value-type="float" office:value="37.341826854123" calcext:value-type="float">
            <text:p>37,341826854123</text:p>
          </table:table-cell>
          <table:table-cell office:value-type="float" office:value="36.9653088882405" calcext:value-type="float">
            <text:p>36,9653088882405</text:p>
          </table:table-cell>
          <table:table-cell table:formula="of:=([.C80]-[.B80])^2" office:value-type="float" office:value="0.141765778632295" calcext:value-type="float">
            <text:p>0,141765778632295</text:p>
          </table:table-cell>
          <table:table-cell table:number-columns-repeated="3"/>
        </table:table-row>
        <table:table-row table:style-name="ro1">
          <table:table-cell office:value-type="float" office:value="0.0263333327447375" calcext:value-type="float">
            <text:p>0,0263333</text:p>
          </table:table-cell>
          <table:table-cell office:value-type="float" office:value="37.4651129994704" calcext:value-type="float">
            <text:p>37,4651129994704</text:p>
          </table:table-cell>
          <table:table-cell office:value-type="float" office:value="37.0812413261954" calcext:value-type="float">
            <text:p>37,0812413261954</text:p>
          </table:table-cell>
          <table:table-cell table:formula="of:=([.C81]-[.B81])^2" office:value-type="float" office:value="0.147357461542994" calcext:value-type="float">
            <text:p>0,147357461542994</text:p>
          </table:table-cell>
          <table:table-cell table:number-columns-repeated="3"/>
        </table:table-row>
        <table:table-row table:style-name="ro1">
          <table:table-cell office:value-type="float" office:value="0.0266666660706202" calcext:value-type="float">
            <text:p>0,0266667</text:p>
          </table:table-cell>
          <table:table-cell office:value-type="float" office:value="37.5881761737044" calcext:value-type="float">
            <text:p>37,5881761737044</text:p>
          </table:table-cell>
          <table:table-cell office:value-type="float" office:value="37.1954122038426" calcext:value-type="float">
            <text:p>37,1954122038426</text:p>
          </table:table-cell>
          <table:table-cell table:formula="of:=([.C82]-[.B82])^2" office:value-type="float" office:value="0.154263536021609" calcext:value-type="float">
            <text:p>0,154263536021609</text:p>
          </table:table-cell>
          <table:table-cell table:number-columns-repeated="3"/>
        </table:table-row>
        <table:table-row table:style-name="ro1">
          <table:table-cell office:value-type="float" office:value="0.026999999396503" calcext:value-type="float">
            <text:p>0,0270000</text:p>
          </table:table-cell>
          <table:table-cell office:value-type="float" office:value="37.7108657985766" calcext:value-type="float">
            <text:p>37,7108657985766</text:p>
          </table:table-cell>
          <table:table-cell office:value-type="float" office:value="37.3103405976688" calcext:value-type="float">
            <text:p>37,3103405976688</text:p>
          </table:table-cell>
          <table:table-cell table:formula="of:=([.C83]-[.B83])^2" office:value-type="float" office:value="0.160420436562223" calcext:value-type="float">
            <text:p>0,160420436562223</text:p>
          </table:table-cell>
          <table:table-cell table:number-columns-repeated="3"/>
        </table:table-row>
        <table:table-row table:style-name="ro1">
          <table:table-cell office:value-type="float" office:value="0.0273333327223857" calcext:value-type="float">
            <text:p>0,0273333</text:p>
          </table:table-cell>
          <table:table-cell office:value-type="float" office:value="37.8330295183092" calcext:value-type="float">
            <text:p>37,8330295183092</text:p>
          </table:table-cell>
          <table:table-cell office:value-type="float" office:value="37.4274084701068" calcext:value-type="float">
            <text:p>37,4274084701068</text:p>
          </table:table-cell>
          <table:table-cell table:formula="of:=([.C84]-[.B84])^2" office:value-type="float" office:value="0.16452843474487" calcext:value-type="float">
            <text:p>0,16452843474487</text:p>
          </table:table-cell>
          <table:table-cell table:number-columns-repeated="3"/>
        </table:table-row>
        <table:table-row table:style-name="ro1">
          <table:table-cell office:value-type="float" office:value="0.0276666660482685" calcext:value-type="float">
            <text:p>0,0276667</text:p>
          </table:table-cell>
          <table:table-cell office:value-type="float" office:value="37.9545134911364" calcext:value-type="float">
            <text:p>37,9545134911364</text:p>
          </table:table-cell>
          <table:table-cell office:value-type="float" office:value="37.5459018453862" calcext:value-type="float">
            <text:p>37,5459018453862</text:p>
          </table:table-cell>
          <table:table-cell table:formula="of:=([.C85]-[.B85])^2" office:value-type="float" office:value="0.166963477042668" calcext:value-type="float">
            <text:p>0,166963477042668</text:p>
          </table:table-cell>
          <table:table-cell table:number-columns-repeated="3"/>
        </table:table-row>
        <table:table-row table:style-name="ro1">
          <table:table-cell office:value-type="float" office:value="0.0279999993741512" calcext:value-type="float">
            <text:p>0,0280000</text:p>
          </table:table-cell>
          <table:table-cell office:value-type="float" office:value="38.0751626869253" calcext:value-type="float">
            <text:p>38,0751626869253</text:p>
          </table:table-cell>
          <table:table-cell office:value-type="float" office:value="37.6637012391666" calcext:value-type="float">
            <text:p>37,6637012391666</text:p>
          </table:table-cell>
          <table:table-cell table:formula="of:=([.C86]-[.B86])^2" office:value-type="float" office:value="0.169300522991665" calcext:value-type="float">
            <text:p>0,169300522991665</text:p>
          </table:table-cell>
          <table:table-cell table:number-columns-repeated="3"/>
        </table:table-row>
        <table:table-row table:style-name="ro1">
          <table:table-cell office:value-type="float" office:value="0.028333332700034" calcext:value-type="float">
            <text:p>0,0283333</text:p>
          </table:table-cell>
          <table:table-cell office:value-type="float" office:value="38.1948211901454" calcext:value-type="float">
            <text:p>38,1948211901454</text:p>
          </table:table-cell>
          <table:table-cell office:value-type="float" office:value="37.7790539519347" calcext:value-type="float">
            <text:p>37,7790539519347</text:p>
          </table:table-cell>
          <table:table-cell table:formula="of:=([.C87]-[.B87])^2" office:value-type="float" office:value="0.172862396369328" calcext:value-type="float">
            <text:p>0,172862396369328</text:p>
          </table:table-cell>
          <table:table-cell table:number-columns-repeated="3"/>
        </table:table-row>
        <table:table-row table:style-name="ro1">
          <table:table-cell office:value-type="float" office:value="0.0286666660259167" calcext:value-type="float">
            <text:p>0,0286667</text:p>
          </table:table-cell>
          <table:table-cell office:value-type="float" office:value="38.3133325074398" calcext:value-type="float">
            <text:p>38,3133325074398</text:p>
          </table:table-cell>
          <table:table-cell office:value-type="float" office:value="37.8919882950348" calcext:value-type="float">
            <text:p>37,8919882950348</text:p>
          </table:table-cell>
          <table:table-cell table:formula="of:=([.C88]-[.B88])^2" office:value-type="float" office:value="0.177530945327187" calcext:value-type="float">
            <text:p>0,177530945327187</text:p>
          </table:table-cell>
          <table:table-cell table:number-columns-repeated="3"/>
        </table:table-row>
        <table:table-row table:style-name="ro1">
          <table:table-cell office:value-type="float" office:value="0.0289999993517995" calcext:value-type="float">
            <text:p>0,0290000</text:p>
          </table:table-cell>
          <table:table-cell office:value-type="float" office:value="38.4305398790374" calcext:value-type="float">
            <text:p>38,4305398790374</text:p>
          </table:table-cell>
          <table:table-cell office:value-type="float" office:value="38.0041877561462" calcext:value-type="float">
            <text:p>38,0041877561462</text:p>
          </table:table-cell>
          <table:table-cell table:formula="of:=([.C89]-[.B89])^2" office:value-type="float" office:value="0.181776132693884" calcext:value-type="float">
            <text:p>0,181776132693884</text:p>
          </table:table-cell>
          <table:table-cell table:number-columns-repeated="3"/>
        </table:table-row>
        <table:table-row table:style-name="ro1">
          <table:table-cell office:value-type="float" office:value="0.0293333326776822" calcext:value-type="float">
            <text:p>0,0293333</text:p>
          </table:table-cell>
          <table:table-cell office:value-type="float" office:value="38.5462865932325" calcext:value-type="float">
            <text:p>38,5462865932325</text:p>
          </table:table-cell>
          <table:table-cell office:value-type="float" office:value="38.1173679492814" calcext:value-type="float">
            <text:p>38,1173679492814</text:p>
          </table:table-cell>
          <table:table-cell table:formula="of:=([.C90]-[.B90])^2" office:value-type="float" office:value="0.183971203128802" calcext:value-type="float">
            <text:p>0,183971203128802</text:p>
          </table:table-cell>
          <table:table-cell table:number-columns-repeated="3"/>
        </table:table-row>
        <table:table-row table:style-name="ro1">
          <table:table-cell office:value-type="float" office:value="0.029666666003565" calcext:value-type="float">
            <text:p>0,0296667</text:p>
          </table:table-cell>
          <table:table-cell office:value-type="float" office:value="38.6604163031493" calcext:value-type="float">
            <text:p>38,6604163031493</text:p>
          </table:table-cell>
          <table:table-cell office:value-type="float" office:value="38.2314456840351" calcext:value-type="float">
            <text:p>38,2314456840351</text:p>
          </table:table-cell>
          <table:table-cell table:formula="of:=([.C91]-[.B91])^2" office:value-type="float" office:value="0.184015792063211" calcext:value-type="float">
            <text:p>0,184015792063211</text:p>
          </table:table-cell>
          <table:table-cell table:number-columns-repeated="3"/>
        </table:table-row>
        <table:table-row table:style-name="ro1">
          <table:table-cell office:value-type="float" office:value="0.0299999993294477" calcext:value-type="float">
            <text:p>0,0300000</text:p>
          </table:table-cell>
          <table:table-cell office:value-type="float" office:value="38.7727733450007" calcext:value-type="float">
            <text:p>38,7727733450007</text:p>
          </table:table-cell>
          <table:table-cell office:value-type="float" office:value="38.3440502281555" calcext:value-type="float">
            <text:p>38,3440502281555</text:p>
          </table:table-cell>
          <table:table-cell table:formula="of:=([.C92]-[.B92])^2" office:value-type="float" office:value="0.183803510917449" calcext:value-type="float">
            <text:p>0,183803510917449</text:p>
          </table:table-cell>
          <table:table-cell table:number-columns-repeated="3"/>
        </table:table-row>
        <table:table-row table:style-name="ro1">
          <table:table-cell office:value-type="float" office:value="0.0303333326553305" calcext:value-type="float">
            <text:p>0,0303333</text:p>
          </table:table-cell>
          <table:table-cell office:value-type="float" office:value="38.8832030570436" calcext:value-type="float">
            <text:p>38,8832030570436</text:p>
          </table:table-cell>
          <table:table-cell office:value-type="float" office:value="38.4519351256333" calcext:value-type="float">
            <text:p>38,4519351256333</text:p>
          </table:table-cell>
          <table:table-cell table:formula="of:=([.C93]-[.B93])^2" office:value-type="float" office:value="0.18599202866299" calcext:value-type="float">
            <text:p>0,18599202866299</text:p>
          </table:table-cell>
          <table:table-cell table:number-columns-repeated="3"/>
        </table:table-row>
        <table:table-row table:style-name="ro1">
          <table:table-cell office:value-type="float" office:value="0.0306666659812132" calcext:value-type="float">
            <text:p>0,0306667</text:p>
          </table:table-cell>
          <table:table-cell office:value-type="float" office:value="38.9915520984311" calcext:value-type="float">
            <text:p>38,9915520984311</text:p>
          </table:table-cell>
          <table:table-cell office:value-type="float" office:value="38.5533306465348" calcext:value-type="float">
            <text:p>38,5533306465348</text:p>
          </table:table-cell>
          <table:table-cell table:formula="of:=([.C94]-[.B94])^2" office:value-type="float" office:value="0.192038040902049" calcext:value-type="float">
            <text:p>0,192038040902049</text:p>
          </table:table-cell>
          <table:table-cell table:number-columns-repeated="3"/>
        </table:table-row>
        <table:table-row table:style-name="ro1">
          <table:table-cell office:value-type="float" office:value="0.030999999307096" calcext:value-type="float">
            <text:p>0,0310000</text:p>
          </table:table-cell>
          <table:table-cell office:value-type="float" office:value="39.0976687671592" calcext:value-type="float">
            <text:p>39,0976687671592</text:p>
          </table:table-cell>
          <table:table-cell office:value-type="float" office:value="38.6494240414746" calcext:value-type="float">
            <text:p>38,6494240414746</text:p>
          </table:table-cell>
          <table:table-cell table:formula="of:=([.C95]-[.B95])^2" office:value-type="float" office:value="0.200923334104033" calcext:value-type="float">
            <text:p>0,200923334104033</text:p>
          </table:table-cell>
          <table:table-cell table:number-columns-repeated="3"/>
        </table:table-row>
        <table:table-row table:style-name="ro1">
          <table:table-cell office:value-type="float" office:value="0.0313333326329788" calcext:value-type="float">
            <text:p>0,0313333</text:p>
          </table:table-cell>
          <table:table-cell office:value-type="float" office:value="39.2014033163074" calcext:value-type="float">
            <text:p>39,2014033163074</text:p>
          </table:table-cell>
          <table:table-cell office:value-type="float" office:value="38.7436990218055" calcext:value-type="float">
            <text:p>38,7436990218055</text:p>
          </table:table-cell>
          <table:table-cell table:formula="of:=([.C96]-[.B96])^2" office:value-type="float" office:value="0.209493221205464" calcext:value-type="float">
            <text:p>0,209493221205464</text:p>
          </table:table-cell>
          <table:table-cell table:number-columns-repeated="3"/>
        </table:table-row>
        <table:table-row table:style-name="ro1">
          <table:table-cell office:value-type="float" office:value="0.0316666659588615" calcext:value-type="float">
            <text:p>0,0316667</text:p>
          </table:table-cell>
          <table:table-cell office:value-type="float" office:value="39.3026082677738" calcext:value-type="float">
            <text:p>39,3026082677738</text:p>
          </table:table-cell>
          <table:table-cell office:value-type="float" office:value="38.8394673818246" calcext:value-type="float">
            <text:p>38,8394673818246</text:p>
          </table:table-cell>
          <table:table-cell table:formula="of:=([.C97]-[.B97])^2" office:value-type="float" office:value="0.214499480237837" calcext:value-type="float">
            <text:p>0,214499480237837</text:p>
          </table:table-cell>
          <table:table-cell table:number-columns-repeated="3"/>
        </table:table-row>
        <table:table-row table:style-name="ro1">
          <table:table-cell office:value-type="float" office:value="0.0319999992847443" calcext:value-type="float">
            <text:p>0,0320000</text:p>
          </table:table-cell>
          <table:table-cell office:value-type="float" office:value="39.4011387227113" calcext:value-type="float">
            <text:p>39,4011387227113</text:p>
          </table:table-cell>
          <table:table-cell office:value-type="float" office:value="38.9373785977082" calcext:value-type="float">
            <text:p>38,9373785977082</text:p>
          </table:table-cell>
          <table:table-cell table:formula="of:=([.C98]-[.B98])^2" office:value-type="float" office:value="0.215073453542962" calcext:value-type="float">
            <text:p>0,215073453542962</text:p>
          </table:table-cell>
          <table:table-cell table:number-columns-repeated="3"/>
        </table:table-row>
        <table:table-row table:style-name="ro1">
          <table:table-cell office:value-type="float" office:value="0.032333332610627" calcext:value-type="float">
            <text:p>0,0323333</text:p>
          </table:table-cell>
          <table:table-cell office:value-type="float" office:value="39.4968526678785" calcext:value-type="float">
            <text:p>39,4968526678785</text:p>
          </table:table-cell>
          <table:table-cell office:value-type="float" office:value="39.0348315284339" calcext:value-type="float">
            <text:p>39,0348315284339</text:p>
          </table:table-cell>
          <table:table-cell table:formula="of:=([.C99]-[.B99])^2" office:value-type="float" office:value="0.213463533293754" calcext:value-type="float">
            <text:p>0,213463533293754</text:p>
          </table:table-cell>
          <table:table-cell table:number-columns-repeated="3"/>
        </table:table-row>
        <table:table-row table:style-name="ro1">
          <table:table-cell office:value-type="float" office:value="0.0326666659365098" calcext:value-type="float">
            <text:p>0,0326667</text:p>
          </table:table-cell>
          <table:table-cell office:value-type="float" office:value="39.589611277128" calcext:value-type="float">
            <text:p>39,589611277128</text:p>
          </table:table-cell>
          <table:table-cell office:value-type="float" office:value="39.1278383767371" calcext:value-type="float">
            <text:p>39,1278383767371</text:p>
          </table:table-cell>
          <table:table-cell table:formula="of:=([.C100]-[.B100])^2" office:value-type="float" office:value="0.213234211535409" calcext:value-type="float">
            <text:p>0,213234211535409</text:p>
          </table:table-cell>
          <table:table-cell table:number-columns-repeated="3"/>
        </table:table-row>
        <table:table-row table:style-name="ro1">
          <table:table-cell office:value-type="float" office:value="0.0329999992623925" calcext:value-type="float">
            <text:p>0,0330000</text:p>
          </table:table-cell>
          <table:table-cell office:value-type="float" office:value="39.679279207265" calcext:value-type="float">
            <text:p>39,679279207265</text:p>
          </table:table-cell>
          <table:table-cell office:value-type="float" office:value="39.2139941437588" calcext:value-type="float">
            <text:p>39,2139941437588</text:p>
          </table:table-cell>
          <table:table-cell table:formula="of:=([.C101]-[.B101])^2" office:value-type="float" office:value="0.216490190321956" calcext:value-type="float">
            <text:p>0,216490190321956</text:p>
          </table:table-cell>
          <table:table-cell table:number-columns-repeated="3"/>
        </table:table-row>
        <table:table-row table:style-name="ro1">
          <table:table-cell office:value-type="float" office:value="0.0333333325882753" calcext:value-type="float">
            <text:p>0,0333333</text:p>
          </table:table-cell>
          <table:table-cell office:value-type="float" office:value="39.7657248875248" calcext:value-type="float">
            <text:p>39,7657248875248</text:p>
          </table:table-cell>
          <table:table-cell office:value-type="float" office:value="39.2942543394179" calcext:value-type="float">
            <text:p>39,2942543394179</text:p>
          </table:table-cell>
          <table:table-cell table:formula="of:=([.C102]-[.B102])^2" office:value-type="float" office:value="0.222284477732214" calcext:value-type="float">
            <text:p>0,222284477732214</text:p>
          </table:table-cell>
          <table:table-cell table:number-columns-repeated="3"/>
        </table:table-row>
        <table:table-row table:style-name="ro1">
          <table:table-cell office:value-type="float" office:value="0.033666665914158" calcext:value-type="float">
            <text:p>0,0336667</text:p>
          </table:table-cell>
          <table:table-cell office:value-type="float" office:value="39.8488208019298" calcext:value-type="float">
            <text:p>39,8488208019298</text:p>
          </table:table-cell>
          <table:table-cell office:value-type="float" office:value="39.3720379069934" calcext:value-type="float">
            <text:p>39,3720379069934</text:p>
          </table:table-cell>
          <table:table-cell table:formula="of:=([.C103]-[.B103])^2" office:value-type="float" office:value="0.227321928903872" calcext:value-type="float">
            <text:p>0,227321928903872</text:p>
          </table:table-cell>
          <table:table-cell table:number-columns-repeated="3"/>
        </table:table-row>
        <table:table-row table:style-name="ro1">
          <table:table-cell office:value-type="float" office:value="0.0339999992400408" calcext:value-type="float">
            <text:p>0,0340000</text:p>
          </table:table-cell>
          <table:table-cell office:value-type="float" office:value="39.9284437638073" calcext:value-type="float">
            <text:p>39,9284437638073</text:p>
          </table:table-cell>
          <table:table-cell office:value-type="float" office:value="39.4502269940457" calcext:value-type="float">
            <text:p>39,4502269940457</text:p>
          </table:table-cell>
          <table:table-cell table:formula="of:=([.C104]-[.B104])^2" office:value-type="float" office:value="0.228691278881187" calcext:value-type="float">
            <text:p>0,228691278881187</text:p>
          </table:table-cell>
          <table:table-cell table:number-columns-repeated="3"/>
        </table:table-row>
        <table:table-row table:style-name="ro1">
          <table:table-cell office:value-type="float" office:value="0.0343333325659235" calcext:value-type="float">
            <text:p>0,0343333</text:p>
          </table:table-cell>
          <table:table-cell office:value-type="float" office:value="40.0044751817661" calcext:value-type="float">
            <text:p>40,0044751817661</text:p>
          </table:table-cell>
          <table:table-cell office:value-type="float" office:value="39.528384524914" calcext:value-type="float">
            <text:p>39,528384524914</text:p>
          </table:table-cell>
          <table:table-cell table:formula="of:=([.C105]-[.B105])^2" office:value-type="float" office:value="0.226662313541851" calcext:value-type="float">
            <text:p>0,226662313541851</text:p>
          </table:table-cell>
          <table:table-cell table:number-columns-repeated="3"/>
        </table:table-row>
        <table:table-row table:style-name="ro1">
          <table:table-cell office:value-type="float" office:value="0.0346666658918063" calcext:value-type="float">
            <text:p>0,0346667</text:p>
          </table:table-cell>
          <table:table-cell office:value-type="float" office:value="40.0768013164526" calcext:value-type="float">
            <text:p>40,0768013164526</text:p>
          </table:table-cell>
          <table:table-cell office:value-type="float" office:value="39.602534288097" calcext:value-type="float">
            <text:p>39,602534288097</text:p>
          </table:table-cell>
          <table:table-cell table:formula="of:=([.C106]-[.B106])^2" office:value-type="float" office:value="0.224929214185243" calcext:value-type="float">
            <text:p>0,224929214185243</text:p>
          </table:table-cell>
          <table:table-cell table:number-columns-repeated="3"/>
        </table:table-row>
        <table:table-row table:style-name="ro1">
          <table:table-cell office:value-type="float" office:value="0.034999999217689" calcext:value-type="float">
            <text:p>0,0350000</text:p>
          </table:table-cell>
          <table:table-cell office:value-type="float" office:value="40.1453135274286" calcext:value-type="float">
            <text:p>40,1453135274286</text:p>
          </table:table-cell>
          <table:table-cell office:value-type="float" office:value="39.667981873931" calcext:value-type="float">
            <text:p>39,667981873931</text:p>
          </table:table-cell>
          <table:table-cell table:formula="of:=([.C107]-[.B107])^2" office:value-type="float" office:value="0.227845507430726" calcext:value-type="float">
            <text:p>0,227845507430726</text:p>
          </table:table-cell>
          <table:table-cell table:number-columns-repeated="3"/>
        </table:table-row>
        <table:table-row table:style-name="ro1">
          <table:table-cell office:value-type="float" office:value="0.0353333325435718" calcext:value-type="float">
            <text:p>0,0353333</text:p>
          </table:table-cell>
          <table:table-cell office:value-type="float" office:value="40.2099085095398" calcext:value-type="float">
            <text:p>40,2099085095398</text:p>
          </table:table-cell>
          <table:table-cell office:value-type="float" office:value="39.7232171390331" calcext:value-type="float">
            <text:p>39,7232171390331</text:p>
          </table:table-cell>
          <table:table-cell table:formula="of:=([.C108]-[.B108])^2" office:value-type="float" office:value="0.236868490125667" calcext:value-type="float">
            <text:p>0,236868490125667</text:p>
          </table:table-cell>
          <table:table-cell table:number-columns-repeated="3"/>
        </table:table-row>
        <table:table-row table:style-name="ro1">
          <table:table-cell office:value-type="float" office:value="0.0356666658694545" calcext:value-type="float">
            <text:p>0,0356667</text:p>
          </table:table-cell>
          <table:table-cell office:value-type="float" office:value="40.2704885181683" calcext:value-type="float">
            <text:p>40,2704885181683</text:p>
          </table:table-cell>
          <table:table-cell office:value-type="float" office:value="39.7718164152872" calcext:value-type="float">
            <text:p>39,7718164152872</text:p>
          </table:table-cell>
          <table:table-cell table:formula="of:=([.C109]-[.B109])^2" office:value-type="float" office:value="0.248673866191804" calcext:value-type="float">
            <text:p>0,248673866191804</text:p>
          </table:table-cell>
          <table:table-cell table:number-columns-repeated="3"/>
        </table:table-row>
        <table:table-row table:style-name="ro1">
          <table:table-cell office:value-type="float" office:value="0.0359999991953373" calcext:value-type="float">
            <text:p>0,0360000</text:p>
          </table:table-cell>
          <table:table-cell office:value-type="float" office:value="40.3269615827913" calcext:value-type="float">
            <text:p>40,3269615827913</text:p>
          </table:table-cell>
          <table:table-cell office:value-type="float" office:value="39.8204799270675" calcext:value-type="float">
            <text:p>39,8204799270675</text:p>
          </table:table-cell>
          <table:table-cell table:formula="of:=([.C110]-[.B110])^2" office:value-type="float" office:value="0.256523667584732" calcext:value-type="float">
            <text:p>0,256523667584732</text:p>
          </table:table-cell>
          <table:table-cell table:number-columns-repeated="3"/>
        </table:table-row>
        <table:table-row table:style-name="ro1">
          <table:table-cell office:value-type="float" office:value="0.03633333252122" calcext:value-type="float">
            <text:p>0,0363333</text:p>
          </table:table-cell>
          <table:table-cell office:value-type="float" office:value="40.379241708299" calcext:value-type="float">
            <text:p>40,379241708299</text:p>
          </table:table-cell>
          <table:table-cell office:value-type="float" office:value="39.8741858286408" calcext:value-type="float">
            <text:p>39,8741858286408</text:p>
          </table:table-cell>
          <table:table-cell table:formula="of:=([.C111]-[.B111])^2" office:value-type="float" office:value="0.255081441577283" calcext:value-type="float">
            <text:p>0,255081441577283</text:p>
          </table:table-cell>
          <table:table-cell table:number-columns-repeated="3"/>
        </table:table-row>
        <table:table-row table:style-name="ro1">
          <table:table-cell office:value-type="float" office:value="0.0366666658471028" calcext:value-type="float">
            <text:p>0,0366667</text:p>
          </table:table-cell>
          <table:table-cell office:value-type="float" office:value="40.4272490635529" calcext:value-type="float">
            <text:p>40,4272490635529</text:p>
          </table:table-cell>
          <table:table-cell office:value-type="float" office:value="39.9318679634541" calcext:value-type="float">
            <text:p>39,9318679634541</text:p>
          </table:table-cell>
          <table:table-cell table:formula="of:=([.C112]-[.B112])^2" office:value-type="float" office:value="0.245402434335122" calcext:value-type="float">
            <text:p>0,245402434335122</text:p>
          </table:table-cell>
          <table:table-cell table:number-columns-repeated="3"/>
        </table:table-row>
        <table:table-row table:style-name="ro1">
          <table:table-cell office:value-type="float" office:value="0.0369999991729856" calcext:value-type="float">
            <text:p>0,0370000</text:p>
          </table:table-cell>
          <table:table-cell office:value-type="float" office:value="40.4709101567025" calcext:value-type="float">
            <text:p>40,4709101567025</text:p>
          </table:table-cell>
          <table:table-cell office:value-type="float" office:value="39.9861013212744" calcext:value-type="float">
            <text:p>39,9861013212744</text:p>
          </table:table-cell>
          <table:table-cell table:formula="of:=([.C113]-[.B113])^2" office:value-type="float" office:value="0.235039606909072" calcext:value-type="float">
            <text:p>0,235039606909072</text:p>
          </table:table-cell>
          <table:table-cell table:number-columns-repeated="3"/>
        </table:table-row>
        <table:table-row table:style-name="ro1">
          <table:table-cell office:value-type="float" office:value="0.0373333324988683" calcext:value-type="float">
            <text:p>0,0373333</text:p>
          </table:table-cell>
          <table:table-cell office:value-type="float" office:value="40.5101579968063" calcext:value-type="float">
            <text:p>40,5101579968063</text:p>
          </table:table-cell>
          <table:table-cell office:value-type="float" office:value="40.0276844485876" calcext:value-type="float">
            <text:p>40,0276844485876</text:p>
          </table:table-cell>
          <table:table-cell table:formula="of:=([.C114]-[.B114])^2" office:value-type="float" office:value="0.232780724730735" calcext:value-type="float">
            <text:p>0,232780724730735</text:p>
          </table:table-cell>
          <table:table-cell table:number-columns-repeated="3"/>
        </table:table-row>
        <table:table-row table:style-name="ro1">
          <table:table-cell office:value-type="float" office:value="0.0376666658247511" calcext:value-type="float">
            <text:p>0,0376667</text:p>
          </table:table-cell>
          <table:table-cell office:value-type="float" office:value="40.5449322413454" calcext:value-type="float">
            <text:p>40,5449322413454</text:p>
          </table:table-cell>
          <table:table-cell office:value-type="float" office:value="40.0524128214032" calcext:value-type="float">
            <text:p>40,0524128214032</text:p>
          </table:table-cell>
          <table:table-cell table:formula="of:=([.C115]-[.B115])^2" office:value-type="float" office:value="0.242575379020157" calcext:value-type="float">
            <text:p>0,242575379020157</text:p>
          </table:table-cell>
          <table:table-cell table:number-columns-repeated="3"/>
        </table:table-row>
        <table:table-row table:style-name="ro1">
          <table:table-cell office:value-type="float" office:value="0.0379999991506338" calcext:value-type="float">
            <text:p>0,0380000</text:p>
          </table:table-cell>
          <table:table-cell office:value-type="float" office:value="40.575179329246" calcext:value-type="float">
            <text:p>40,575179329246</text:p>
          </table:table-cell>
          <table:table-cell office:value-type="float" office:value="40.0653254887396" calcext:value-type="float">
            <text:p>40,0653254887396</text:p>
          </table:table-cell>
          <table:table-cell table:formula="of:=([.C116]-[.B116])^2" office:value-type="float" office:value="0.259950938679128" calcext:value-type="float">
            <text:p>0,259950938679128</text:p>
          </table:table-cell>
          <table:table-cell table:number-columns-repeated="3"/>
        </table:table-row>
        <table:table-row table:style-name="ro1">
          <table:table-cell office:value-type="float" office:value="0.0383333324765166" calcext:value-type="float">
            <text:p>0,0383333</text:p>
          </table:table-cell>
          <table:table-cell office:value-type="float" office:value="40.600852599072" calcext:value-type="float">
            <text:p>40,600852599072</text:p>
          </table:table-cell>
          <table:table-cell office:value-type="float" office:value="40.0789313993733" calcext:value-type="float">
            <text:p>40,0789313993733</text:p>
          </table:table-cell>
          <table:table-cell table:formula="of:=([.C117]-[.B117])^2" office:value-type="float" office:value="0.272401738694941" calcext:value-type="float">
            <text:p>0,272401738694941</text:p>
          </table:table-cell>
          <table:table-cell table:number-columns-repeated="3"/>
        </table:table-row>
        <table:table-row table:style-name="ro1">
          <table:table-cell office:value-type="float" office:value="0.0386666658023993" calcext:value-type="float">
            <text:p>0,0386667</text:p>
          </table:table-cell>
          <table:table-cell office:value-type="float" office:value="40.6219123920808" calcext:value-type="float">
            <text:p>40,6219123920808</text:p>
          </table:table-cell>
          <table:table-cell office:value-type="float" office:value="40.1058106365152" calcext:value-type="float">
            <text:p>40,1058106365152</text:p>
          </table:table-cell>
          <table:table-cell table:formula="of:=([.C118]-[.B118])^2" office:value-type="float" office:value="0.26636102209788" calcext:value-type="float">
            <text:p>0,26636102209788</text:p>
          </table:table-cell>
          <table:table-cell table:number-columns-repeated="3"/>
        </table:table-row>
        <table:table-row table:style-name="ro1">
          <table:table-cell office:value-type="float" office:value="0.0389999991282821" calcext:value-type="float">
            <text:p>0,0390000</text:p>
          </table:table-cell>
          <table:table-cell office:value-type="float" office:value="40.6383261398784" calcext:value-type="float">
            <text:p>40,6383261398784</text:p>
          </table:table-cell>
          <table:table-cell office:value-type="float" office:value="40.1499924781789" calcext:value-type="float">
            <text:p>40,1499924781789</text:p>
          </table:table-cell>
          <table:table-cell table:formula="of:=([.C119]-[.B119])^2" office:value-type="float" office:value="0.238469765148793" calcext:value-type="float">
            <text:p>0,238469765148793</text:p>
          </table:table-cell>
          <table:table-cell table:number-columns-repeated="3"/>
        </table:table-row>
        <table:table-row table:style-name="ro1">
          <table:table-cell office:value-type="float" office:value="0.0393333324541648" calcext:value-type="float">
            <text:p>0,0393333</text:p>
          </table:table-cell>
          <table:table-cell office:value-type="float" office:value="40.6500684364466" calcext:value-type="float">
            <text:p>40,6500684364466</text:p>
          </table:table-cell>
          <table:table-cell office:value-type="float" office:value="40.2028117191731" calcext:value-type="float">
            <text:p>40,2028117191731</text:p>
          </table:table-cell>
          <table:table-cell table:formula="of:=([.C120]-[.B120])^2" office:value-type="float" office:value="0.200038571146303" calcext:value-type="float">
            <text:p>0,200038571146303</text:p>
          </table:table-cell>
          <table:table-cell table:number-columns-repeated="3"/>
        </table:table-row>
        <table:table-row table:style-name="ro1">
          <table:table-cell office:value-type="float" office:value="0.0396666657800476" calcext:value-type="float">
            <text:p>0,0396667</text:p>
          </table:table-cell>
          <table:table-cell office:value-type="float" office:value="40.6571210943588" calcext:value-type="float">
            <text:p>40,6571210943588</text:p>
          </table:table-cell>
          <table:table-cell office:value-type="float" office:value="40.2464306474443" calcext:value-type="float">
            <text:p>40,2464306474443</text:p>
          </table:table-cell>
          <table:table-cell table:formula="of:=([.C121]-[.B121])^2" office:value-type="float" office:value="0.168666643186803" calcext:value-type="float">
            <text:p>0,168666643186803</text:p>
          </table:table-cell>
          <table:table-cell table:number-columns-repeated="3"/>
        </table:table-row>
        <table:table-row table:style-name="ro1">
          <table:table-cell office:value-type="float" office:value="0.0399999991059303" calcext:value-type="float">
            <text:p>0,0400000</text:p>
          </table:table-cell>
          <table:table-cell office:value-type="float" office:value="40.6594731850363" calcext:value-type="float">
            <text:p>40,6594731850363</text:p>
          </table:table-cell>
          <table:table-cell office:value-type="float" office:value="40.2633747446589" calcext:value-type="float">
            <text:p>40,2633747446589</text:p>
          </table:table-cell>
          <table:table-cell table:formula="of:=([.C122]-[.B122])^2" office:value-type="float" office:value="0.156893974469392" calcext:value-type="float">
            <text:p>0,156893974469392</text:p>
          </table:table-cell>
          <table:table-cell table:number-columns-repeated="3"/>
        </table:table-row>
      </table:table>
      <table:table table:name="Planilha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=</text:p>
          </table:table-cell>
          <table:table-cell table:formula="of:=[.B1]*PI()/[$Planilha1.$G$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B2]*PI()/[$Planilha1.$G$1]" office:value-type="float" office:value="78.5398163397448" calcext:value-type="float">
            <text:p>78,53981633974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B3]*PI()/[$Planilha1.$G$1]" office:value-type="float" office:value="157.07963267949" calcext:value-type="float">
            <text:p>157,079632679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[.B4]*PI()/[$Planilha1.$G$1]" office:value-type="float" office:value="235.619449019234" calcext:value-type="float">
            <text:p>235,6194490192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B5]*PI()/[$Planilha1.$G$1]" office:value-type="float" office:value="314.159265358979" calcext:value-type="float">
            <text:p>314,15926535897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B6]*PI()/[$Planilha1.$G$1]" office:value-type="float" office:value="392.699081698724" calcext:value-type="float">
            <text:p>392,6990816987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[.B7]*PI()/[$Planilha1.$G$1]" office:value-type="float" office:value="471.238898038469" calcext:value-type="float">
            <text:p>471,2388980384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B8]*PI()/[$Planilha1.$G$1]" office:value-type="float" office:value="549.778714378214" calcext:value-type="float">
            <text:p>549,77871437821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B9]*PI()/[$Planilha1.$G$1]" office:value-type="float" office:value="628.318530717959" calcext:value-type="float">
            <text:p>628,3185307179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formula="of:=[.B10]*PI()/[$Planilha1.$G$1]" office:value-type="float" office:value="706.858347057703" calcext:value-type="float">
            <text:p>706,8583470577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[.B11]*PI()/[$Planilha1.$G$1]" office:value-type="float" office:value="785.398163397448" calcext:value-type="float">
            <text:p>785,3981633974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[.B12]*PI()/[$Planilha1.$G$1]" office:value-type="float" office:value="863.937979737193" calcext:value-type="float">
            <text:p>863,93797973719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[.B13]*PI()/[$Planilha1.$G$1]" office:value-type="float" office:value="942.477796076938" calcext:value-type="float">
            <text:p>942,47779607693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[.B14]*PI()/[$Planilha1.$G$1]" office:value-type="float" office:value="1021.01761241668" calcext:value-type="float">
            <text:p>1021,0176124166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formula="of:=[.B15]*PI()/[$Planilha1.$G$1]" office:value-type="float" office:value="1099.55742875643" calcext:value-type="float">
            <text:p>1099,557428756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[.B16]*PI()/[$Planilha1.$G$1]" office:value-type="float" office:value="1178.09724509617" calcext:value-type="float">
            <text:p>1178,097245096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[.B17]*PI()/[$Planilha1.$G$1]" office:value-type="float" office:value="1256.63706143592" calcext:value-type="float">
            <text:p>1256,6370614359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formula="of:=[.B18]*PI()/[$Planilha1.$G$1]" office:value-type="float" office:value="1335.17687777566" calcext:value-type="float">
            <text:p>1335,1768777756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formula="of:=[.B19]*PI()/[$Planilha1.$G$1]" office:value-type="float" office:value="1413.71669411541" calcext:value-type="float">
            <text:p>1413,7166941154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formula="of:=[.B20]*PI()/[$Planilha1.$G$1]" office:value-type="float" office:value="1492.25651045515" calcext:value-type="float">
            <text:p>1492,256510455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formula="of:=[.B21]*PI()/[$Planilha1.$G$1]" office:value-type="float" office:value="1570.7963267949" calcext:value-type="float">
            <text:p>1570,796326794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formula="of:=[.B22]*PI()/[$Planilha1.$G$1]" office:value-type="float" office:value="1649.33614313464" calcext:value-type="float">
            <text:p>1649,3361431346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formula="of:=[.B23]*PI()/[$Planilha1.$G$1]" office:value-type="float" office:value="1727.87595947439" calcext:value-type="float">
            <text:p>1727,8759594743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formula="of:=[.B24]*PI()/[$Planilha1.$G$1]" office:value-type="float" office:value="1806.41577581413" calcext:value-type="float">
            <text:p>1806,4157758141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formula="of:=[.B25]*PI()/[$Planilha1.$G$1]" office:value-type="float" office:value="1884.95559215388" calcext:value-type="float">
            <text:p>1884,9555921538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formula="of:=[.B26]*PI()/[$Planilha1.$G$1]" office:value-type="float" office:value="1963.49540849362" calcext:value-type="float">
            <text:p>1963,4954084936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formula="of:=[.B27]*PI()/[$Planilha1.$G$1]" office:value-type="float" office:value="2042.03522483337" calcext:value-type="float">
            <text:p>2042,0352248333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formula="of:=[.B28]*PI()/[$Planilha1.$G$1]" office:value-type="float" office:value="2120.57504117311" calcext:value-type="float">
            <text:p>2120,5750411731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formula="of:=[.B29]*PI()/[$Planilha1.$G$1]" office:value-type="float" office:value="2199.11485751286" calcext:value-type="float">
            <text:p>2199,1148575128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formula="of:=[.B30]*PI()/[$Planilha1.$G$1]" office:value-type="float" office:value="2277.6546738526" calcext:value-type="float">
            <text:p>2277,65467385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formula="of:=[.B31]*PI()/[$Planilha1.$G$1]" office:value-type="float" office:value="2356.19449019234" calcext:value-type="float">
            <text:p>2356,1944901923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formula="of:=[.B32]*PI()/[$Planilha1.$G$1]" office:value-type="float" office:value="2434.73430653209" calcext:value-type="float">
            <text:p>2434,7343065320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formula="of:=[.B33]*PI()/[$Planilha1.$G$1]" office:value-type="float" office:value="2513.27412287183" calcext:value-type="float">
            <text:p>2513,2741228718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formula="of:=[.B34]*PI()/[$Planilha1.$G$1]" office:value-type="float" office:value="2591.81393921158" calcext:value-type="float">
            <text:p>2591,8139392115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formula="of:=[.B35]*PI()/[$Planilha1.$G$1]" office:value-type="float" office:value="2670.35375555132" calcext:value-type="float">
            <text:p>2670,3537555513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formula="of:=[.B36]*PI()/[$Planilha1.$G$1]" office:value-type="float" office:value="2748.89357189107" calcext:value-type="float">
            <text:p>2748,89357189107</text:p>
          </table:table-cell>
        </table:table-row>
      </table:table>
      <table:table table:name="Planilha3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A=</text:p>
          </table:table-cell>
          <table:table-cell table:formula="of:=COS([$Planilha2.$E$1]*[$Planilha1.$A$2])" office:value-type="float" office:value="1" calcext:value-type="float">
            <text:p>1</text:p>
          </table:table-cell>
          <table:table-cell table:formula="of:=COS([$Planilha2.$E$2]*[$Planilha1.$A2])" office:value-type="float" office:value="1" calcext:value-type="float">
            <text:p>1</text:p>
          </table:table-cell>
          <table:table-cell table:formula="of:=COS([$Planilha2.$E$3]*[$Planilha1.$A2])" office:value-type="float" office:value="1" calcext:value-type="float">
            <text:p>1</text:p>
          </table:table-cell>
          <table:table-cell table:formula="of:=COS([$Planilha2.$E$4]*[$Planilha1.$A2])" office:value-type="float" office:value="1" calcext:value-type="float">
            <text:p>1</text:p>
          </table:table-cell>
          <table:table-cell table:formula="of:=COS([$Planilha2.$E$5]*[$Planilha1.$A2])" office:value-type="float" office:value="1" calcext:value-type="float">
            <text:p>1</text:p>
          </table:table-cell>
          <table:table-cell table:formula="of:=COS([$Planilha2.$E$6]*[$Planilha1.$A2])" office:value-type="float" office:value="1" calcext:value-type="float">
            <text:p>1</text:p>
          </table:table-cell>
          <table:table-cell table:formula="of:=COS([$Planilha2.$E$7]*[$Planilha1.$A2])" office:value-type="float" office:value="1" calcext:value-type="float">
            <text:p>1</text:p>
          </table:table-cell>
          <table:table-cell table:formula="of:=COS([$Planilha2.$E$8]*[$Planilha1.$A2])" office:value-type="float" office:value="1" calcext:value-type="float">
            <text:p>1</text:p>
          </table:table-cell>
          <table:table-cell table:formula="of:=COS([$Planilha2.$E$9]*[$Planilha1.$A2])" office:value-type="float" office:value="1" calcext:value-type="float">
            <text:p>1</text:p>
          </table:table-cell>
          <table:table-cell table:formula="of:=COS([$Planilha2.$E$10]*[$Planilha1.$A2])" office:value-type="float" office:value="1" calcext:value-type="float">
            <text:p>1</text:p>
          </table:table-cell>
          <table:table-cell table:formula="of:=COS([$Planilha2.$E$11]*[$Planilha1.$A2])" office:value-type="float" office:value="1" calcext:value-type="float">
            <text:p>1</text:p>
          </table:table-cell>
          <table:table-cell table:formula="of:=COS([$Planilha2.$E$12]*[$Planilha1.$A2])" office:value-type="float" office:value="1" calcext:value-type="float">
            <text:p>1</text:p>
          </table:table-cell>
          <table:table-cell table:formula="of:=COS([$Planilha2.$E$13]*[$Planilha1.$A2])" office:value-type="float" office:value="1" calcext:value-type="float">
            <text:p>1</text:p>
          </table:table-cell>
          <table:table-cell table:formula="of:=COS([$Planilha2.$E$14]*[$Planilha1.$A2])" office:value-type="float" office:value="1" calcext:value-type="float">
            <text:p>1</text:p>
          </table:table-cell>
          <table:table-cell table:formula="of:=COS([$Planilha2.$E$15]*[$Planilha1.$A2])" office:value-type="float" office:value="1" calcext:value-type="float">
            <text:p>1</text:p>
          </table:table-cell>
          <table:table-cell table:formula="of:=COS([$Planilha2.$E$16]*[$Planilha1.$A2])" office:value-type="float" office:value="1" calcext:value-type="float">
            <text:p>1</text:p>
          </table:table-cell>
          <table:table-cell table:formula="of:=COS([$Planilha2.$E$17]*[$Planilha1.$A2])" office:value-type="float" office:value="1" calcext:value-type="float">
            <text:p>1</text:p>
          </table:table-cell>
          <table:table-cell table:formula="of:=COS([$Planilha2.$E$18]*[$Planilha1.$A2])" office:value-type="float" office:value="1" calcext:value-type="float">
            <text:p>1</text:p>
          </table:table-cell>
          <table:table-cell table:formula="of:=COS([$Planilha2.$E$19]*[$Planilha1.$A2])" office:value-type="float" office:value="1" calcext:value-type="float">
            <text:p>1</text:p>
          </table:table-cell>
          <table:table-cell table:formula="of:=COS([$Planilha2.$E$20]*[$Planilha1.$A2])" office:value-type="float" office:value="1" calcext:value-type="float">
            <text:p>1</text:p>
          </table:table-cell>
          <table:table-cell table:formula="of:=COS([$Planilha2.$E$201]*[$Planilha1.$A2])" office:value-type="float" office:value="1" calcext:value-type="float">
            <text:p>1</text:p>
          </table:table-cell>
          <table:table-cell table:formula="of:=COS([$Planilha2.$E$22]*[$Planilha1.$A2])" office:value-type="float" office:value="1" calcext:value-type="float">
            <text:p>1</text:p>
          </table:table-cell>
          <table:table-cell table:formula="of:=COS([$Planilha2.$E$23]*[$Planilha1.$A2])" office:value-type="float" office:value="1" calcext:value-type="float">
            <text:p>1</text:p>
          </table:table-cell>
          <table:table-cell table:formula="of:=COS([$Planilha2.$E$24]*[$Planilha1.$A2])" office:value-type="float" office:value="1" calcext:value-type="float">
            <text:p>1</text:p>
          </table:table-cell>
          <table:table-cell table:formula="of:=COS([$Planilha2.$E$25]*[$Planilha1.$A2])" office:value-type="float" office:value="1" calcext:value-type="float">
            <text:p>1</text:p>
          </table:table-cell>
          <table:table-cell table:formula="of:=COS([$Planilha2.$E$26]*[$Planilha1.$A2])" office:value-type="float" office:value="1" calcext:value-type="float">
            <text:p>1</text:p>
          </table:table-cell>
          <table:table-cell table:formula="of:=COS([$Planilha2.$E$27]*[$Planilha1.$A2])" office:value-type="float" office:value="1" calcext:value-type="float">
            <text:p>1</text:p>
          </table:table-cell>
          <table:table-cell table:formula="of:=COS([$Planilha2.$E$28]*[$Planilha1.$A2])" office:value-type="float" office:value="1" calcext:value-type="float">
            <text:p>1</text:p>
          </table:table-cell>
          <table:table-cell table:formula="of:=COS([$Planilha2.$E$29]*[$Planilha1.$A2])" office:value-type="float" office:value="1" calcext:value-type="float">
            <text:p>1</text:p>
          </table:table-cell>
          <table:table-cell table:formula="of:=COS([$Planilha2.$E$30]*[$Planilha1.$A2])" office:value-type="float" office:value="1" calcext:value-type="float">
            <text:p>1</text:p>
          </table:table-cell>
          <table:table-cell table:formula="of:=COS([$Planilha2.$E$31]*[$Planilha1.$A2])" office:value-type="float" office:value="1" calcext:value-type="float">
            <text:p>1</text:p>
          </table:table-cell>
          <table:table-cell table:formula="of:=COS([$Planilha2.$E$32]*[$Planilha1.$A2])" office:value-type="float" office:value="1" calcext:value-type="float">
            <text:p>1</text:p>
          </table:table-cell>
          <table:table-cell table:formula="of:=COS([$Planilha2.$E$33]*[$Planilha1.$A2])" office:value-type="float" office:value="1" calcext:value-type="float">
            <text:p>1</text:p>
          </table:table-cell>
          <table:table-cell table:formula="of:=COS([$Planilha2.$E$34]*[$Planilha1.$A2])" office:value-type="float" office:value="1" calcext:value-type="float">
            <text:p>1</text:p>
          </table:table-cell>
          <table:table-cell table:formula="of:=COS([$Planilha2.$E$35]*[$Planilha1.$A2])" office:value-type="float" office:value="1" calcext:value-type="float">
            <text:p>1</text:p>
          </table:table-cell>
          <table:table-cell table:formula="of:=COS([$Planilha2.$E$36]*[$Planilha1.$A2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COS([$Planilha2.E$1]*[$Planilha1.A3])" office:value-type="float" office:value="1" calcext:value-type="float">
            <text:p>1</text:p>
          </table:table-cell>
          <table:table-cell table:formula="of:=COS([$Planilha2.$E$2]*[$Planilha1.$A3])" office:value-type="float" office:value="0.999657324990875" calcext:value-type="float">
            <text:p>0,999657324990875</text:p>
          </table:table-cell>
          <table:table-cell table:formula="of:=COS([$Planilha2.$E$3]*[$Planilha1.$A3])" office:value-type="float" office:value="0.998629534815824" calcext:value-type="float">
            <text:p>0,998629534815824</text:p>
          </table:table-cell>
          <table:table-cell table:formula="of:=COS([$Planilha2.$E$4]*[$Planilha1.$A3])" office:value-type="float" office:value="0.996917333870863" calcext:value-type="float">
            <text:p>0,996917333870863</text:p>
          </table:table-cell>
          <table:table-cell table:formula="of:=COS([$Planilha2.$E$5]*[$Planilha1.$A3])" office:value-type="float" office:value="0.99452189561294" calcext:value-type="float">
            <text:p>0,99452189561294</text:p>
          </table:table-cell>
          <table:table-cell table:formula="of:=COS([$Planilha2.$E$6]*[$Planilha1.$A3])" office:value-type="float" office:value="0.991444861755709" calcext:value-type="float">
            <text:p>0,991444861755709</text:p>
          </table:table-cell>
          <table:table-cell table:formula="of:=COS([$Planilha2.$E$7]*[$Planilha1.$A3])" office:value-type="float" office:value="0.98768834114438" calcext:value-type="float">
            <text:p>0,98768834114438</text:p>
          </table:table-cell>
          <table:table-cell table:formula="of:=COS([$Planilha2.$E$8]*[$Planilha1.$A3])" office:value-type="float" office:value="0.983254908310422" calcext:value-type="float">
            <text:p>0,983254908310422</text:p>
          </table:table-cell>
          <table:table-cell table:formula="of:=COS([$Planilha2.$E$9]*[$Planilha1.$A3])" office:value-type="float" office:value="0.97814760170711" calcext:value-type="float">
            <text:p>0,97814760170711</text:p>
          </table:table-cell>
          <table:table-cell table:formula="of:=COS([$Planilha2.$E$10]*[$Planilha1.$A3])" office:value-type="float" office:value="0.972369921627118" calcext:value-type="float">
            <text:p>0,972369921627118</text:p>
          </table:table-cell>
          <table:table-cell table:formula="of:=COS([$Planilha2.$E$11]*[$Planilha1.$A3])" office:value-type="float" office:value="0.965925827803592" calcext:value-type="float">
            <text:p>0,965925827803592</text:p>
          </table:table-cell>
          <table:table-cell table:formula="of:=COS([$Planilha2.$E$12]*[$Planilha1.$A3])" office:value-type="float" office:value="0.958819736696354" calcext:value-type="float">
            <text:p>0,958819736696354</text:p>
          </table:table-cell>
          <table:table-cell table:formula="of:=COS([$Planilha2.$E$13]*[$Planilha1.$A3])" office:value-type="float" office:value="0.951056518465073" calcext:value-type="float">
            <text:p>0,951056518465073</text:p>
          </table:table-cell>
          <table:table-cell table:formula="of:=COS([$Planilha2.$E$14]*[$Planilha1.$A3])" office:value-type="float" office:value="0.942641493631505" calcext:value-type="float">
            <text:p>0,942641493631505</text:p>
          </table:table-cell>
          <table:table-cell table:formula="of:=COS([$Planilha2.$E$15]*[$Planilha1.$A3])" office:value-type="float" office:value="0.933580429433074" calcext:value-type="float">
            <text:p>0,933580429433074</text:p>
          </table:table-cell>
          <table:table-cell table:formula="of:=COS([$Planilha2.$E$16]*[$Planilha1.$A3])" office:value-type="float" office:value="0.923879535870294" calcext:value-type="float">
            <text:p>0,923879535870294</text:p>
          </table:table-cell>
          <table:table-cell table:formula="of:=COS([$Planilha2.$E$17]*[$Planilha1.$A3])" office:value-type="float" office:value="0.913545461450744" calcext:value-type="float">
            <text:p>0,913545461450744</text:p>
          </table:table-cell>
          <table:table-cell table:formula="of:=COS([$Planilha2.$E$18]*[$Planilha1.$A3])" office:value-type="float" office:value="0.902585288632517" calcext:value-type="float">
            <text:p>0,902585288632517</text:p>
          </table:table-cell>
          <table:table-cell table:formula="of:=COS([$Planilha2.$E$19]*[$Planilha1.$A3])" office:value-type="float" office:value="0.891006528970254" calcext:value-type="float">
            <text:p>0,891006528970254</text:p>
          </table:table-cell>
          <table:table-cell table:formula="of:=COS([$Planilha2.$E$20]*[$Planilha1.$A3])" office:value-type="float" office:value="0.878817117967101" calcext:value-type="float">
            <text:p>0,878817117967101</text:p>
          </table:table-cell>
          <table:table-cell table:formula="of:=COS([$Planilha2.$E$201]*[$Planilha1.$A3])" office:value-type="float" office:value="1" calcext:value-type="float">
            <text:p>1</text:p>
          </table:table-cell>
          <table:table-cell table:formula="of:=COS([$Planilha2.$E$22]*[$Planilha1.$A3])" office:value-type="float" office:value="0.852640170774822" calcext:value-type="float">
            <text:p>0,852640170774822</text:p>
          </table:table-cell>
          <table:table-cell table:formula="of:=COS([$Planilha2.$E$23]*[$Planilha1.$A3])" office:value-type="float" office:value="0.838670574956932" calcext:value-type="float">
            <text:p>0,838670574956932</text:p>
          </table:table-cell>
          <table:table-cell table:formula="of:=COS([$Planilha2.$E$24]*[$Planilha1.$A3])" office:value-type="float" office:value="0.82412619624519" calcext:value-type="float">
            <text:p>0,82412619624519</text:p>
          </table:table-cell>
          <table:table-cell table:formula="of:=COS([$Planilha2.$E$25]*[$Planilha1.$A3])" office:value-type="float" office:value="0.809017002629811" calcext:value-type="float">
            <text:p>0,809017002629811</text:p>
          </table:table-cell>
          <table:table-cell table:formula="of:=COS([$Planilha2.$E$26]*[$Planilha1.$A3])" office:value-type="float" office:value="0.793353349196916" calcext:value-type="float">
            <text:p>0,793353349196916</text:p>
          </table:table-cell>
          <table:table-cell table:formula="of:=COS([$Planilha2.$E$27]*[$Planilha1.$A3])" office:value-type="float" office:value="0.77714597103167" calcext:value-type="float">
            <text:p>0,77714597103167</text:p>
          </table:table-cell>
          <table:table-cell table:formula="of:=COS([$Planilha2.$E$28]*[$Planilha1.$A3])" office:value-type="float" office:value="0.760405975860995" calcext:value-type="float">
            <text:p>0,760405975860995</text:p>
          </table:table-cell>
          <table:table-cell table:formula="of:=COS([$Planilha2.$E$29]*[$Planilha1.$A3])" office:value-type="float" office:value="0.743144836440887" calcext:value-type="float">
            <text:p>0,743144836440887</text:p>
          </table:table-cell>
          <table:table-cell table:formula="of:=COS([$Planilha2.$E$30]*[$Planilha1.$A3])" office:value-type="float" office:value="0.725374382693561" calcext:value-type="float">
            <text:p>0,725374382693561</text:p>
          </table:table-cell>
          <table:table-cell table:formula="of:=COS([$Planilha2.$E$31]*[$Planilha1.$A3])" office:value-type="float" office:value="0.707106793599819" calcext:value-type="float">
            <text:p>0,707106793599819</text:p>
          </table:table-cell>
          <table:table-cell table:formula="of:=COS([$Planilha2.$E$32]*[$Planilha1.$A3])" office:value-type="float" office:value="0.688354588852179" calcext:value-type="float">
            <text:p>0,688354588852179</text:p>
          </table:table-cell>
          <table:table-cell table:formula="of:=COS([$Planilha2.$E$33]*[$Planilha1.$A3])" office:value-type="float" office:value="0.669130620274506" calcext:value-type="float">
            <text:p>0,669130620274506</text:p>
          </table:table-cell>
          <table:table-cell table:formula="of:=COS([$Planilha2.$E$34]*[$Planilha1.$A3])" office:value-type="float" office:value="0.649448063014017" calcext:value-type="float">
            <text:p>0,649448063014017</text:p>
          </table:table-cell>
          <table:table-cell table:formula="of:=COS([$Planilha2.$E$35]*[$Planilha1.$A3])" office:value-type="float" office:value="0.629320406511689" calcext:value-type="float">
            <text:p>0,629320406511689</text:p>
          </table:table-cell>
          <table:table-cell table:formula="of:=COS([$Planilha2.$E$36]*[$Planilha1.$A3])" office:value-type="float" office:value="0.608761445257274" calcext:value-type="float">
            <text:p>0,608761445257274</text:p>
          </table:table-cell>
        </table:table-row>
        <table:table-row table:style-name="ro1">
          <table:table-cell/>
          <table:table-cell table:formula="of:=COS([$Planilha2.E$1]*[$Planilha1.A4])" office:value-type="float" office:value="1" calcext:value-type="float">
            <text:p>1</text:p>
          </table:table-cell>
          <table:table-cell table:formula="of:=COS([$Planilha2.$E$2]*[$Planilha1.$A4])" office:value-type="float" office:value="0.998629534815824" calcext:value-type="float">
            <text:p>0,998629534815824</text:p>
          </table:table-cell>
          <table:table-cell table:formula="of:=COS([$Planilha2.$E$3]*[$Planilha1.$A4])" office:value-type="float" office:value="0.99452189561294" calcext:value-type="float">
            <text:p>0,99452189561294</text:p>
          </table:table-cell>
          <table:table-cell table:formula="of:=COS([$Planilha2.$E$4]*[$Planilha1.$A4])" office:value-type="float" office:value="0.98768834114438" calcext:value-type="float">
            <text:p>0,98768834114438</text:p>
          </table:table-cell>
          <table:table-cell table:formula="of:=COS([$Planilha2.$E$5]*[$Planilha1.$A4])" office:value-type="float" office:value="0.97814760170711" calcext:value-type="float">
            <text:p>0,97814760170711</text:p>
          </table:table-cell>
          <table:table-cell table:formula="of:=COS([$Planilha2.$E$6]*[$Planilha1.$A4])" office:value-type="float" office:value="0.965925827803592" calcext:value-type="float">
            <text:p>0,965925827803592</text:p>
          </table:table-cell>
          <table:table-cell table:formula="of:=COS([$Planilha2.$E$7]*[$Planilha1.$A4])" office:value-type="float" office:value="0.951056518465073" calcext:value-type="float">
            <text:p>0,951056518465073</text:p>
          </table:table-cell>
          <table:table-cell table:formula="of:=COS([$Planilha2.$E$8]*[$Planilha1.$A4])" office:value-type="float" office:value="0.933580429433074" calcext:value-type="float">
            <text:p>0,933580429433074</text:p>
          </table:table-cell>
          <table:table-cell table:formula="of:=COS([$Planilha2.$E$9]*[$Planilha1.$A4])" office:value-type="float" office:value="0.913545461450744" calcext:value-type="float">
            <text:p>0,913545461450744</text:p>
          </table:table-cell>
          <table:table-cell table:formula="of:=COS([$Planilha2.$E$10]*[$Planilha1.$A4])" office:value-type="float" office:value="0.891006528970254" calcext:value-type="float">
            <text:p>0,891006528970254</text:p>
          </table:table-cell>
          <table:table-cell table:formula="of:=COS([$Planilha2.$E$11]*[$Planilha1.$A4])" office:value-type="float" office:value="0.866025409636111" calcext:value-type="float">
            <text:p>0,866025409636111</text:p>
          </table:table-cell>
          <table:table-cell table:formula="of:=COS([$Planilha2.$E$12]*[$Planilha1.$A4])" office:value-type="float" office:value="0.838670574956932" calcext:value-type="float">
            <text:p>0,838670574956932</text:p>
          </table:table-cell>
          <table:table-cell table:formula="of:=COS([$Planilha2.$E$13]*[$Planilha1.$A4])" office:value-type="float" office:value="0.809017002629811" calcext:value-type="float">
            <text:p>0,809017002629811</text:p>
          </table:table-cell>
          <table:table-cell table:formula="of:=COS([$Planilha2.$E$14]*[$Planilha1.$A4])" office:value-type="float" office:value="0.77714597103167" calcext:value-type="float">
            <text:p>0,77714597103167</text:p>
          </table:table-cell>
          <table:table-cell table:formula="of:=COS([$Planilha2.$E$15]*[$Planilha1.$A4])" office:value-type="float" office:value="0.743144836440887" calcext:value-type="float">
            <text:p>0,743144836440887</text:p>
          </table:table-cell>
          <table:table-cell table:formula="of:=COS([$Planilha2.$E$16]*[$Planilha1.$A4])" office:value-type="float" office:value="0.707106793599819" calcext:value-type="float">
            <text:p>0,707106793599819</text:p>
          </table:table-cell>
          <table:table-cell table:formula="of:=COS([$Planilha2.$E$17]*[$Planilha1.$A4])" office:value-type="float" office:value="0.669130620274506" calcext:value-type="float">
            <text:p>0,669130620274506</text:p>
          </table:table-cell>
          <table:table-cell table:formula="of:=COS([$Planilha2.$E$18]*[$Planilha1.$A4])" office:value-type="float" office:value="0.629320406511689" calcext:value-type="float">
            <text:p>0,629320406511689</text:p>
          </table:table-cell>
          <table:table-cell table:formula="of:=COS([$Planilha2.$E$19]*[$Planilha1.$A4])" office:value-type="float" office:value="0.587785269335241" calcext:value-type="float">
            <text:p>0,587785269335241</text:p>
          </table:table-cell>
          <table:table-cell table:formula="of:=COS([$Planilha2.$E$20]*[$Planilha1.$A4])" office:value-type="float" office:value="0.544639053664003" calcext:value-type="float">
            <text:p>0,544639053664003</text:p>
          </table:table-cell>
          <table:table-cell table:formula="of:=COS([$Planilha2.$E$201]*[$Planilha1.$A4])" office:value-type="float" office:value="1" calcext:value-type="float">
            <text:p>1</text:p>
          </table:table-cell>
          <table:table-cell table:formula="of:=COS([$Planilha2.$E$22]*[$Planilha1.$A4])" office:value-type="float" office:value="0.453990521637835" calcext:value-type="float">
            <text:p>0,453990521637835</text:p>
          </table:table-cell>
          <table:table-cell table:formula="of:=COS([$Planilha2.$E$23]*[$Planilha1.$A4])" office:value-type="float" office:value="0.406736666597182" calcext:value-type="float">
            <text:p>0,406736666597182</text:p>
          </table:table-cell>
          <table:table-cell table:formula="of:=COS([$Planilha2.$E$24]*[$Planilha1.$A4])" office:value-type="float" office:value="0.358367974675131" calcext:value-type="float">
            <text:p>0,358367974675131</text:p>
          </table:table-cell>
          <table:table-cell table:formula="of:=COS([$Planilha2.$E$25]*[$Planilha1.$A4])" office:value-type="float" office:value="0.309017021088248" calcext:value-type="float">
            <text:p>0,309017021088248</text:p>
          </table:table-cell>
          <table:table-cell table:formula="of:=COS([$Planilha2.$E$26]*[$Planilha1.$A4])" office:value-type="float" office:value="0.258819073363928" calcext:value-type="float">
            <text:p>0,258819073363928</text:p>
          </table:table-cell>
          <table:table-cell table:formula="of:=COS([$Planilha2.$E$27]*[$Planilha1.$A4])" office:value-type="float" office:value="0.207911720581515" calcext:value-type="float">
            <text:p>0,207911720581515</text:p>
          </table:table-cell>
          <table:table-cell table:formula="of:=COS([$Planilha2.$E$28]*[$Planilha1.$A4])" office:value-type="float" office:value="0.156434496250225" calcext:value-type="float">
            <text:p>0,156434496250225</text:p>
          </table:table-cell>
          <table:table-cell table:formula="of:=COS([$Planilha2.$E$29]*[$Planilha1.$A4])" office:value-type="float" office:value="0.104528495857504" calcext:value-type="float">
            <text:p>0,104528495857504</text:p>
          </table:table-cell>
          <table:table-cell table:formula="of:=COS([$Planilha2.$E$30]*[$Planilha1.$A4])" office:value-type="float" office:value="0.05233599013613" calcext:value-type="float">
            <text:p>0,05233599013613</text:p>
          </table:table-cell>
          <table:table-cell table:formula="of:=COS([$Planilha2.$E$31]*[$Planilha1.$A4])" office:value-type="float" office:value="0.0000000351100338304468" calcext:value-type="float">
            <text:p>3,51100338304468E-08</text:p>
          </table:table-cell>
          <table:table-cell table:formula="of:=COS([$Planilha2.$E$32]*[$Planilha1.$A4])" office:value-type="float" office:value="-0.0523359200122965" calcext:value-type="float">
            <text:p>-0,052335920012297</text:p>
          </table:table-cell>
          <table:table-cell table:formula="of:=COS([$Planilha2.$E$33]*[$Planilha1.$A4])" office:value-type="float" office:value="-0.10452842602211" calcext:value-type="float">
            <text:p>-0,10452842602211</text:p>
          </table:table-cell>
          <table:table-cell table:formula="of:=COS([$Planilha2.$E$34]*[$Planilha1.$A4])" office:value-type="float" office:value="-0.156434426894683" calcext:value-type="float">
            <text:p>-0,156434426894683</text:p>
          </table:table-cell>
          <table:table-cell table:formula="of:=COS([$Planilha2.$E$35]*[$Planilha1.$A4])" office:value-type="float" office:value="-0.207911651895925" calcext:value-type="float">
            <text:p>-0,207911651895925</text:p>
          </table:table-cell>
          <table:table-cell table:formula="of:=COS([$Planilha2.$E$36]*[$Planilha1.$A4])" office:value-type="float" office:value="-0.25881900553655" calcext:value-type="float">
            <text:p>-0,25881900553655</text:p>
          </table:table-cell>
        </table:table-row>
        <table:table-row table:style-name="ro1">
          <table:table-cell/>
          <table:table-cell table:formula="of:=COS([$Planilha2.E$1]*[$Planilha1.A5])" office:value-type="float" office:value="1" calcext:value-type="float">
            <text:p>1</text:p>
          </table:table-cell>
          <table:table-cell table:formula="of:=COS([$Planilha2.$E$2]*[$Planilha1.$A5])" office:value-type="float" office:value="0.996917333870863" calcext:value-type="float">
            <text:p>0,996917333870863</text:p>
          </table:table-cell>
          <table:table-cell table:formula="of:=COS([$Planilha2.$E$3]*[$Planilha1.$A5])" office:value-type="float" office:value="0.98768834114438" calcext:value-type="float">
            <text:p>0,98768834114438</text:p>
          </table:table-cell>
          <table:table-cell table:formula="of:=COS([$Planilha2.$E$4]*[$Planilha1.$A5])" office:value-type="float" office:value="0.972369921627118" calcext:value-type="float">
            <text:p>0,972369921627118</text:p>
          </table:table-cell>
          <table:table-cell table:formula="of:=COS([$Planilha2.$E$5]*[$Planilha1.$A5])" office:value-type="float" office:value="0.951056518465073" calcext:value-type="float">
            <text:p>0,951056518465073</text:p>
          </table:table-cell>
          <table:table-cell table:formula="of:=COS([$Planilha2.$E$6]*[$Planilha1.$A5])" office:value-type="float" office:value="0.923879535870294" calcext:value-type="float">
            <text:p>0,923879535870294</text:p>
          </table:table-cell>
          <table:table-cell table:formula="of:=COS([$Planilha2.$E$7]*[$Planilha1.$A5])" office:value-type="float" office:value="0.891006528970254" calcext:value-type="float">
            <text:p>0,891006528970254</text:p>
          </table:table-cell>
          <table:table-cell table:formula="of:=COS([$Planilha2.$E$8]*[$Planilha1.$A5])" office:value-type="float" office:value="0.852640170774822" calcext:value-type="float">
            <text:p>0,852640170774822</text:p>
          </table:table-cell>
          <table:table-cell table:formula="of:=COS([$Planilha2.$E$9]*[$Planilha1.$A5])" office:value-type="float" office:value="0.809017002629811" calcext:value-type="float">
            <text:p>0,809017002629811</text:p>
          </table:table-cell>
          <table:table-cell table:formula="of:=COS([$Planilha2.$E$10]*[$Planilha1.$A5])" office:value-type="float" office:value="0.760405975860995" calcext:value-type="float">
            <text:p>0,760405975860995</text:p>
          </table:table-cell>
          <table:table-cell table:formula="of:=COS([$Planilha2.$E$11]*[$Planilha1.$A5])" office:value-type="float" office:value="0.707106793599819" calcext:value-type="float">
            <text:p>0,707106793599819</text:p>
          </table:table-cell>
          <table:table-cell table:formula="of:=COS([$Planilha2.$E$12]*[$Planilha1.$A5])" office:value-type="float" office:value="0.649448063014017" calcext:value-type="float">
            <text:p>0,649448063014017</text:p>
          </table:table-cell>
          <table:table-cell table:formula="of:=COS([$Planilha2.$E$13]*[$Planilha1.$A5])" office:value-type="float" office:value="0.587785269335241" calcext:value-type="float">
            <text:p>0,587785269335241</text:p>
          </table:table-cell>
          <table:table-cell table:formula="of:=COS([$Planilha2.$E$14]*[$Planilha1.$A5])" office:value-type="float" office:value="0.522498584174495" calcext:value-type="float">
            <text:p>0,522498584174495</text:p>
          </table:table-cell>
          <table:table-cell table:formula="of:=COS([$Planilha2.$E$15]*[$Planilha1.$A5])" office:value-type="float" office:value="0.453990521637835" calcext:value-type="float">
            <text:p>0,453990521637835</text:p>
          </table:table-cell>
          <table:table-cell table:formula="of:=COS([$Planilha2.$E$16]*[$Planilha1.$A5])" office:value-type="float" office:value="0.382683456693171" calcext:value-type="float">
            <text:p>0,382683456693171</text:p>
          </table:table-cell>
          <table:table-cell table:formula="of:=COS([$Planilha2.$E$17]*[$Planilha1.$A5])" office:value-type="float" office:value="0.309017021088248" calcext:value-type="float">
            <text:p>0,309017021088248</text:p>
          </table:table-cell>
          <table:table-cell table:formula="of:=COS([$Planilha2.$E$18]*[$Planilha1.$A5])" office:value-type="float" office:value="0.233445392874855" calcext:value-type="float">
            <text:p>0,233445392874855</text:p>
          </table:table-cell>
          <table:table-cell table:formula="of:=COS([$Planilha2.$E$19]*[$Planilha1.$A5])" office:value-type="float" office:value="0.156434496250225" calcext:value-type="float">
            <text:p>0,156434496250225</text:p>
          </table:table-cell>
          <table:table-cell table:formula="of:=COS([$Planilha2.$E$20]*[$Planilha1.$A5])" office:value-type="float" office:value="0.0784591289795563" calcext:value-type="float">
            <text:p>0,078459128979556</text:p>
          </table:table-cell>
          <table:table-cell table:formula="of:=COS([$Planilha2.$E$201]*[$Planilha1.$A5])" office:value-type="float" office:value="1" calcext:value-type="float">
            <text:p>1</text:p>
          </table:table-cell>
          <table:table-cell table:formula="of:=COS([$Planilha2.$E$22]*[$Planilha1.$A5])" office:value-type="float" office:value="-0.0784590589759535" calcext:value-type="float">
            <text:p>-0,078459058975954</text:p>
          </table:table-cell>
          <table:table-cell table:formula="of:=COS([$Planilha2.$E$23]*[$Planilha1.$A5])" office:value-type="float" office:value="-0.156434426894682" calcext:value-type="float">
            <text:p>-0,156434426894682</text:p>
          </table:table-cell>
          <table:table-cell table:formula="of:=COS([$Planilha2.$E$24]*[$Planilha1.$A5])" office:value-type="float" office:value="-0.233445324594973" calcext:value-type="float">
            <text:p>-0,233445324594973</text:p>
          </table:table-cell>
          <table:table-cell table:formula="of:=COS([$Planilha2.$E$25]*[$Planilha1.$A5])" office:value-type="float" office:value="-0.309016954304995" calcext:value-type="float">
            <text:p>-0,309016954304995</text:p>
          </table:table-cell>
          <table:table-cell table:formula="of:=COS([$Planilha2.$E$26]*[$Planilha1.$A5])" office:value-type="float" office:value="-0.382683391818287" calcext:value-type="float">
            <text:p>-0,382683391818287</text:p>
          </table:table-cell>
          <table:table-cell table:formula="of:=COS([$Planilha2.$E$27]*[$Planilha1.$A5])" office:value-type="float" office:value="-0.453990459071296" calcext:value-type="float">
            <text:p>-0,453990459071296</text:p>
          </table:table-cell>
          <table:table-cell table:formula="of:=COS([$Planilha2.$E$28]*[$Planilha1.$A5])" office:value-type="float" office:value="-0.522498524302044" calcext:value-type="float">
            <text:p>-0,522498524302044</text:p>
          </table:table-cell>
          <table:table-cell table:formula="of:=COS([$Planilha2.$E$29]*[$Planilha1.$A5])" office:value-type="float" office:value="-0.587785212526013" calcext:value-type="float">
            <text:p>-0,587785212526013</text:p>
          </table:table-cell>
          <table:table-cell table:formula="of:=COS([$Planilha2.$E$30]*[$Planilha1.$A5])" office:value-type="float" office:value="-0.649448009618258" calcext:value-type="float">
            <text:p>-0,649448009618258</text:p>
          </table:table-cell>
          <table:table-cell table:formula="of:=COS([$Planilha2.$E$31]*[$Planilha1.$A5])" office:value-type="float" office:value="-0.707106743946732" calcext:value-type="float">
            <text:p>-0,707106743946732</text:p>
          </table:table-cell>
          <table:table-cell table:formula="of:=COS([$Planilha2.$E$32]*[$Planilha1.$A5])" office:value-type="float" office:value="-0.760405930256708" calcext:value-type="float">
            <text:p>-0,760405930256708</text:p>
          </table:table-cell>
          <table:table-cell table:formula="of:=COS([$Planilha2.$E$33]*[$Planilha1.$A5])" office:value-type="float" office:value="-0.80901696135549" calcext:value-type="float">
            <text:p>-0,80901696135549</text:p>
          </table:table-cell>
          <table:table-cell table:formula="of:=COS([$Planilha2.$E$34]*[$Planilha1.$A5])" office:value-type="float" office:value="-0.852640134084936" calcext:value-type="float">
            <text:p>-0,852640134084936</text:p>
          </table:table-cell>
          <table:table-cell table:formula="of:=COS([$Planilha2.$E$35]*[$Planilha1.$A5])" office:value-type="float" office:value="-0.891006497091009" calcext:value-type="float">
            <text:p>-0,891006497091009</text:p>
          </table:table-cell>
          <table:table-cell table:formula="of:=COS([$Planilha2.$E$36]*[$Planilha1.$A5])" office:value-type="float" office:value="-0.923879508998235" calcext:value-type="float">
            <text:p>-0,923879508998235</text:p>
          </table:table-cell>
        </table:table-row>
        <table:table-row table:style-name="ro1">
          <table:table-cell/>
          <table:table-cell table:formula="of:=COS([$Planilha2.E$1]*[$Planilha1.A6])" office:value-type="float" office:value="1" calcext:value-type="float">
            <text:p>1</text:p>
          </table:table-cell>
          <table:table-cell table:formula="of:=COS([$Planilha2.$E$2]*[$Planilha1.$A6])" office:value-type="float" office:value="0.99452189561294" calcext:value-type="float">
            <text:p>0,99452189561294</text:p>
          </table:table-cell>
          <table:table-cell table:formula="of:=COS([$Planilha2.$E$3]*[$Planilha1.$A6])" office:value-type="float" office:value="0.97814760170711" calcext:value-type="float">
            <text:p>0,97814760170711</text:p>
          </table:table-cell>
          <table:table-cell table:formula="of:=COS([$Planilha2.$E$4]*[$Planilha1.$A6])" office:value-type="float" office:value="0.951056518465073" calcext:value-type="float">
            <text:p>0,951056518465073</text:p>
          </table:table-cell>
          <table:table-cell table:formula="of:=COS([$Planilha2.$E$5]*[$Planilha1.$A6])" office:value-type="float" office:value="0.913545461450744" calcext:value-type="float">
            <text:p>0,913545461450744</text:p>
          </table:table-cell>
          <table:table-cell table:formula="of:=COS([$Planilha2.$E$6]*[$Planilha1.$A6])" office:value-type="float" office:value="0.866025409636111" calcext:value-type="float">
            <text:p>0,866025409636111</text:p>
          </table:table-cell>
          <table:table-cell table:formula="of:=COS([$Planilha2.$E$7]*[$Planilha1.$A6])" office:value-type="float" office:value="0.809017002629811" calcext:value-type="float">
            <text:p>0,809017002629811</text:p>
          </table:table-cell>
          <table:table-cell table:formula="of:=COS([$Planilha2.$E$8]*[$Planilha1.$A6])" office:value-type="float" office:value="0.743144836440887" calcext:value-type="float">
            <text:p>0,743144836440887</text:p>
          </table:table-cell>
          <table:table-cell table:formula="of:=COS([$Planilha2.$E$9]*[$Planilha1.$A6])" office:value-type="float" office:value="0.669130620274506" calcext:value-type="float">
            <text:p>0,669130620274506</text:p>
          </table:table-cell>
          <table:table-cell table:formula="of:=COS([$Planilha2.$E$10]*[$Planilha1.$A6])" office:value-type="float" office:value="0.587785269335241" calcext:value-type="float">
            <text:p>0,587785269335241</text:p>
          </table:table-cell>
          <table:table-cell table:formula="of:=COS([$Planilha2.$E$11]*[$Planilha1.$A6])" office:value-type="float" office:value="0.500000020270787" calcext:value-type="float">
            <text:p>0,500000020270787</text:p>
          </table:table-cell>
          <table:table-cell table:formula="of:=COS([$Planilha2.$E$12]*[$Planilha1.$A6])" office:value-type="float" office:value="0.406736666597182" calcext:value-type="float">
            <text:p>0,406736666597182</text:p>
          </table:table-cell>
          <table:table-cell table:formula="of:=COS([$Planilha2.$E$13]*[$Planilha1.$A6])" office:value-type="float" office:value="0.309017021088248" calcext:value-type="float">
            <text:p>0,309017021088248</text:p>
          </table:table-cell>
          <table:table-cell table:formula="of:=COS([$Planilha2.$E$14]*[$Planilha1.$A6])" office:value-type="float" office:value="0.207911720581515" calcext:value-type="float">
            <text:p>0,207911720581515</text:p>
          </table:table-cell>
          <table:table-cell table:formula="of:=COS([$Planilha2.$E$15]*[$Planilha1.$A6])" office:value-type="float" office:value="0.104528495857504" calcext:value-type="float">
            <text:p>0,104528495857504</text:p>
          </table:table-cell>
          <table:table-cell table:formula="of:=COS([$Planilha2.$E$16]*[$Planilha1.$A6])" office:value-type="float" office:value="0.0000000351100336084022" calcext:value-type="float">
            <text:p>3,51100336084022E-08</text:p>
          </table:table-cell>
          <table:table-cell table:formula="of:=COS([$Planilha2.$E$17]*[$Planilha1.$A6])" office:value-type="float" office:value="-0.10452842602211" calcext:value-type="float">
            <text:p>-0,10452842602211</text:p>
          </table:table-cell>
          <table:table-cell table:formula="of:=COS([$Planilha2.$E$18]*[$Planilha1.$A6])" office:value-type="float" office:value="-0.207911651895925" calcext:value-type="float">
            <text:p>-0,207911651895925</text:p>
          </table:table-cell>
          <table:table-cell table:formula="of:=COS([$Planilha2.$E$19]*[$Planilha1.$A6])" office:value-type="float" office:value="-0.309016954304996" calcext:value-type="float">
            <text:p>-0,309016954304996</text:p>
          </table:table-cell>
          <table:table-cell table:formula="of:=COS([$Planilha2.$E$20]*[$Planilha1.$A6])" office:value-type="float" office:value="-0.406736602447958" calcext:value-type="float">
            <text:p>-0,406736602447958</text:p>
          </table:table-cell>
          <table:table-cell table:formula="of:=COS([$Planilha2.$E$201]*[$Planilha1.$A6])" office:value-type="float" office:value="1" calcext:value-type="float">
            <text:p>1</text:p>
          </table:table-cell>
          <table:table-cell table:formula="of:=COS([$Planilha2.$E$22]*[$Planilha1.$A6])" office:value-type="float" office:value="-0.587785212526013" calcext:value-type="float">
            <text:p>-0,587785212526013</text:p>
          </table:table-cell>
          <table:table-cell table:formula="of:=COS([$Planilha2.$E$23]*[$Planilha1.$A6])" office:value-type="float" office:value="-0.669130568090825" calcext:value-type="float">
            <text:p>-0,669130568090825</text:p>
          </table:table-cell>
          <table:table-cell table:formula="of:=COS([$Planilha2.$E$24]*[$Planilha1.$A6])" office:value-type="float" office:value="-0.743144789454489" calcext:value-type="float">
            <text:p>-0,743144789454489</text:p>
          </table:table-cell>
          <table:table-cell table:formula="of:=COS([$Planilha2.$E$25]*[$Planilha1.$A6])" office:value-type="float" office:value="-0.80901696135549" calcext:value-type="float">
            <text:p>-0,80901696135549</text:p>
          </table:table-cell>
          <table:table-cell table:formula="of:=COS([$Planilha2.$E$26]*[$Planilha1.$A6])" office:value-type="float" office:value="-0.866025374526076" calcext:value-type="float">
            <text:p>-0,866025374526076</text:p>
          </table:table-cell>
          <table:table-cell table:formula="of:=COS([$Planilha2.$E$27]*[$Planilha1.$A6])" office:value-type="float" office:value="-0.913545432889668" calcext:value-type="float">
            <text:p>-0,913545432889668</text:p>
          </table:table-cell>
          <table:table-cell table:formula="of:=COS([$Planilha2.$E$28]*[$Planilha1.$A6])" office:value-type="float" office:value="-0.951056496765877" calcext:value-type="float">
            <text:p>-0,951056496765877</text:p>
          </table:table-cell>
          <table:table-cell table:formula="of:=COS([$Planilha2.$E$29]*[$Planilha1.$A6])" office:value-type="float" office:value="-0.978147587107535" calcext:value-type="float">
            <text:p>-0,978147587107535</text:p>
          </table:table-cell>
          <table:table-cell table:formula="of:=COS([$Planilha2.$E$30]*[$Planilha1.$A6])" office:value-type="float" office:value="-0.994521888272942" calcext:value-type="float">
            <text:p>-0,994521888272942</text:p>
          </table:table-cell>
          <table:table-cell table:formula="of:=COS([$Planilha2.$E$31]*[$Planilha1.$A6])" office:value-type="float" office:value="-0.999999999999998" calcext:value-type="float">
            <text:p>-0,999999999999998</text:p>
          </table:table-cell>
          <table:table-cell table:formula="of:=COS([$Planilha2.$E$32]*[$Planilha1.$A6])" office:value-type="float" office:value="-0.994521902952933" calcext:value-type="float">
            <text:p>-0,994521902952933</text:p>
          </table:table-cell>
          <table:table-cell table:formula="of:=COS([$Planilha2.$E$33]*[$Planilha1.$A6])" office:value-type="float" office:value="-0.978147616306681" calcext:value-type="float">
            <text:p>-0,978147616306681</text:p>
          </table:table-cell>
          <table:table-cell table:formula="of:=COS([$Planilha2.$E$34]*[$Planilha1.$A6])" office:value-type="float" office:value="-0.951056540164264" calcext:value-type="float">
            <text:p>-0,951056540164264</text:p>
          </table:table-cell>
          <table:table-cell table:formula="of:=COS([$Planilha2.$E$35]*[$Planilha1.$A6])" office:value-type="float" office:value="-0.913545490011816" calcext:value-type="float">
            <text:p>-0,913545490011816</text:p>
          </table:table-cell>
          <table:table-cell table:formula="of:=COS([$Planilha2.$E$36]*[$Planilha1.$A6])" office:value-type="float" office:value="-0.866025444746142" calcext:value-type="float">
            <text:p>-0,866025444746142</text:p>
          </table:table-cell>
        </table:table-row>
        <table:table-row table:style-name="ro1">
          <table:table-cell/>
          <table:table-cell table:formula="of:=COS([$Planilha2.E$1]*[$Planilha1.A7])" office:value-type="float" office:value="1" calcext:value-type="float">
            <text:p>1</text:p>
          </table:table-cell>
          <table:table-cell table:formula="of:=COS([$Planilha2.$E$2]*[$Planilha1.$A7])" office:value-type="float" office:value="0.991444861755709" calcext:value-type="float">
            <text:p>0,991444861755709</text:p>
          </table:table-cell>
          <table:table-cell table:formula="of:=COS([$Planilha2.$E$3]*[$Planilha1.$A7])" office:value-type="float" office:value="0.965925827803592" calcext:value-type="float">
            <text:p>0,965925827803592</text:p>
          </table:table-cell>
          <table:table-cell table:formula="of:=COS([$Planilha2.$E$4]*[$Planilha1.$A7])" office:value-type="float" office:value="0.923879535870294" calcext:value-type="float">
            <text:p>0,923879535870294</text:p>
          </table:table-cell>
          <table:table-cell table:formula="of:=COS([$Planilha2.$E$5]*[$Planilha1.$A7])" office:value-type="float" office:value="0.866025409636111" calcext:value-type="float">
            <text:p>0,866025409636111</text:p>
          </table:table-cell>
          <table:table-cell table:formula="of:=COS([$Planilha2.$E$6]*[$Planilha1.$A7])" office:value-type="float" office:value="0.793353349196916" calcext:value-type="float">
            <text:p>0,793353349196916</text:p>
          </table:table-cell>
          <table:table-cell table:formula="of:=COS([$Planilha2.$E$7]*[$Planilha1.$A7])" office:value-type="float" office:value="0.707106793599819" calcext:value-type="float">
            <text:p>0,707106793599819</text:p>
          </table:table-cell>
          <table:table-cell table:formula="of:=COS([$Planilha2.$E$8]*[$Planilha1.$A7])" office:value-type="float" office:value="0.608761445257274" calcext:value-type="float">
            <text:p>0,608761445257274</text:p>
          </table:table-cell>
          <table:table-cell table:formula="of:=COS([$Planilha2.$E$9]*[$Planilha1.$A7])" office:value-type="float" office:value="0.500000020270787" calcext:value-type="float">
            <text:p>0,500000020270787</text:p>
          </table:table-cell>
          <table:table-cell table:formula="of:=COS([$Planilha2.$E$10]*[$Planilha1.$A7])" office:value-type="float" office:value="0.382683456693171" calcext:value-type="float">
            <text:p>0,382683456693171</text:p>
          </table:table-cell>
          <table:table-cell table:formula="of:=COS([$Planilha2.$E$11]*[$Planilha1.$A7])" office:value-type="float" office:value="0.258819073363928" calcext:value-type="float">
            <text:p>0,258819073363928</text:p>
          </table:table-cell>
          <table:table-cell table:formula="of:=COS([$Planilha2.$E$12]*[$Planilha1.$A7])" office:value-type="float" office:value="0.130526224128909" calcext:value-type="float">
            <text:p>0,130526224128909</text:p>
          </table:table-cell>
          <table:table-cell table:formula="of:=COS([$Planilha2.$E$13]*[$Planilha1.$A7])" office:value-type="float" office:value="0.0000000351100338304468" calcext:value-type="float">
            <text:p>3,51100338304468E-08</text:p>
          </table:table-cell>
          <table:table-cell table:formula="of:=COS([$Planilha2.$E$14]*[$Planilha1.$A7])" office:value-type="float" office:value="-0.130526154509584" calcext:value-type="float">
            <text:p>-0,130526154509584</text:p>
          </table:table-cell>
          <table:table-cell table:formula="of:=COS([$Planilha2.$E$15]*[$Planilha1.$A7])" office:value-type="float" office:value="-0.25881900553655" calcext:value-type="float">
            <text:p>-0,25881900553655</text:p>
          </table:table-cell>
          <table:table-cell table:formula="of:=COS([$Planilha2.$E$16]*[$Planilha1.$A7])" office:value-type="float" office:value="-0.382683391818287" calcext:value-type="float">
            <text:p>-0,382683391818287</text:p>
          </table:table-cell>
          <table:table-cell table:formula="of:=COS([$Planilha2.$E$17]*[$Planilha1.$A7])" office:value-type="float" office:value="-0.499999959458425" calcext:value-type="float">
            <text:p>-0,499999959458425</text:p>
          </table:table-cell>
          <table:table-cell table:formula="of:=COS([$Planilha2.$E$18]*[$Planilha1.$A7])" office:value-type="float" office:value="-0.608761389547948" calcext:value-type="float">
            <text:p>-0,608761389547948</text:p>
          </table:table-cell>
          <table:table-cell table:formula="of:=COS([$Planilha2.$E$19]*[$Planilha1.$A7])" office:value-type="float" office:value="-0.707106743946732" calcext:value-type="float">
            <text:p>-0,707106743946732</text:p>
          </table:table-cell>
          <table:table-cell table:formula="of:=COS([$Planilha2.$E$20]*[$Planilha1.$A7])" office:value-type="float" office:value="-0.793353306449646" calcext:value-type="float">
            <text:p>-0,793353306449646</text:p>
          </table:table-cell>
          <table:table-cell table:formula="of:=COS([$Planilha2.$E$201]*[$Planilha1.$A7])" office:value-type="float" office:value="1" calcext:value-type="float">
            <text:p>1</text:p>
          </table:table-cell>
          <table:table-cell table:formula="of:=COS([$Planilha2.$E$22]*[$Planilha1.$A7])" office:value-type="float" office:value="-0.923879508998236" calcext:value-type="float">
            <text:p>-0,923879508998236</text:p>
          </table:table-cell>
          <table:table-cell table:formula="of:=COS([$Planilha2.$E$23]*[$Planilha1.$A7])" office:value-type="float" office:value="-0.965925809629299" calcext:value-type="float">
            <text:p>-0,965925809629299</text:p>
          </table:table-cell>
          <table:table-cell table:formula="of:=COS([$Planilha2.$E$24]*[$Planilha1.$A7])" office:value-type="float" office:value="-0.991444852590148" calcext:value-type="float">
            <text:p>-0,991444852590148</text:p>
          </table:table-cell>
          <table:table-cell table:formula="of:=COS([$Planilha2.$E$25]*[$Planilha1.$A7])" office:value-type="float" office:value="-0.999999999999998" calcext:value-type="float">
            <text:p>-0,999999999999998</text:p>
          </table:table-cell>
          <table:table-cell table:formula="of:=COS([$Planilha2.$E$26]*[$Planilha1.$A7])" office:value-type="float" office:value="-0.991444870921264" calcext:value-type="float">
            <text:p>-0,991444870921264</text:p>
          </table:table-cell>
          <table:table-cell table:formula="of:=COS([$Planilha2.$E$27]*[$Planilha1.$A7])" office:value-type="float" office:value="-0.965925845977881" calcext:value-type="float">
            <text:p>-0,965925845977881</text:p>
          </table:table-cell>
          <table:table-cell table:formula="of:=COS([$Planilha2.$E$28]*[$Planilha1.$A7])" office:value-type="float" office:value="-0.923879562742348" calcext:value-type="float">
            <text:p>-0,923879562742348</text:p>
          </table:table-cell>
          <table:table-cell table:formula="of:=COS([$Planilha2.$E$29]*[$Planilha1.$A7])" office:value-type="float" office:value="-0.866025444746142" calcext:value-type="float">
            <text:p>-0,866025444746142</text:p>
          </table:table-cell>
          <table:table-cell table:formula="of:=COS([$Planilha2.$E$30]*[$Planilha1.$A7])" office:value-type="float" office:value="-0.793353391944182" calcext:value-type="float">
            <text:p>-0,793353391944182</text:p>
          </table:table-cell>
          <table:table-cell table:formula="of:=COS([$Planilha2.$E$31]*[$Planilha1.$A7])" office:value-type="float" office:value="-0.707106843252902" calcext:value-type="float">
            <text:p>-0,707106843252902</text:p>
          </table:table-cell>
          <table:table-cell table:formula="of:=COS([$Planilha2.$E$32]*[$Planilha1.$A7])" office:value-type="float" office:value="-0.608761500966597" calcext:value-type="float">
            <text:p>-0,608761500966597</text:p>
          </table:table-cell>
          <table:table-cell table:formula="of:=COS([$Planilha2.$E$33]*[$Planilha1.$A7])" office:value-type="float" office:value="-0.500000081083148" calcext:value-type="float">
            <text:p>-0,500000081083148</text:p>
          </table:table-cell>
          <table:table-cell table:formula="of:=COS([$Planilha2.$E$34]*[$Planilha1.$A7])" office:value-type="float" office:value="-0.382683521568053" calcext:value-type="float">
            <text:p>-0,382683521568053</text:p>
          </table:table-cell>
          <table:table-cell table:formula="of:=COS([$Planilha2.$E$35]*[$Planilha1.$A7])" office:value-type="float" office:value="-0.258819141191303" calcext:value-type="float">
            <text:p>-0,258819141191303</text:p>
          </table:table-cell>
          <table:table-cell table:formula="of:=COS([$Planilha2.$E$36]*[$Planilha1.$A7])" office:value-type="float" office:value="-0.130526293748234" calcext:value-type="float">
            <text:p>-0,130526293748234</text:p>
          </table:table-cell>
        </table:table-row>
        <table:table-row table:style-name="ro1">
          <table:table-cell/>
          <table:table-cell table:formula="of:=COS([$Planilha2.E$1]*[$Planilha1.A8])" office:value-type="float" office:value="1" calcext:value-type="float">
            <text:p>1</text:p>
          </table:table-cell>
          <table:table-cell table:formula="of:=COS([$Planilha2.$E$2]*[$Planilha1.$A8])" office:value-type="float" office:value="0.98768834114438" calcext:value-type="float">
            <text:p>0,98768834114438</text:p>
          </table:table-cell>
          <table:table-cell table:formula="of:=COS([$Planilha2.$E$3]*[$Planilha1.$A8])" office:value-type="float" office:value="0.951056518465073" calcext:value-type="float">
            <text:p>0,951056518465073</text:p>
          </table:table-cell>
          <table:table-cell table:formula="of:=COS([$Planilha2.$E$4]*[$Planilha1.$A8])" office:value-type="float" office:value="0.891006528970254" calcext:value-type="float">
            <text:p>0,891006528970254</text:p>
          </table:table-cell>
          <table:table-cell table:formula="of:=COS([$Planilha2.$E$5]*[$Planilha1.$A8])" office:value-type="float" office:value="0.809017002629811" calcext:value-type="float">
            <text:p>0,809017002629811</text:p>
          </table:table-cell>
          <table:table-cell table:formula="of:=COS([$Planilha2.$E$6]*[$Planilha1.$A8])" office:value-type="float" office:value="0.707106793599819" calcext:value-type="float">
            <text:p>0,707106793599819</text:p>
          </table:table-cell>
          <table:table-cell table:formula="of:=COS([$Planilha2.$E$7]*[$Planilha1.$A8])" office:value-type="float" office:value="0.587785269335241" calcext:value-type="float">
            <text:p>0,587785269335241</text:p>
          </table:table-cell>
          <table:table-cell table:formula="of:=COS([$Planilha2.$E$8]*[$Planilha1.$A8])" office:value-type="float" office:value="0.453990521637835" calcext:value-type="float">
            <text:p>0,453990521637835</text:p>
          </table:table-cell>
          <table:table-cell table:formula="of:=COS([$Planilha2.$E$9]*[$Planilha1.$A8])" office:value-type="float" office:value="0.309017021088248" calcext:value-type="float">
            <text:p>0,309017021088248</text:p>
          </table:table-cell>
          <table:table-cell table:formula="of:=COS([$Planilha2.$E$10]*[$Planilha1.$A8])" office:value-type="float" office:value="0.156434496250225" calcext:value-type="float">
            <text:p>0,156434496250225</text:p>
          </table:table-cell>
          <table:table-cell table:formula="of:=COS([$Planilha2.$E$11]*[$Planilha1.$A8])" office:value-type="float" office:value="0.0000000351100340524914" calcext:value-type="float">
            <text:p>3,51100340524914E-08</text:p>
          </table:table-cell>
          <table:table-cell table:formula="of:=COS([$Planilha2.$E$12]*[$Planilha1.$A8])" office:value-type="float" office:value="-0.156434426894682" calcext:value-type="float">
            <text:p>-0,156434426894682</text:p>
          </table:table-cell>
          <table:table-cell table:formula="of:=COS([$Planilha2.$E$13]*[$Planilha1.$A8])" office:value-type="float" office:value="-0.309016954304995" calcext:value-type="float">
            <text:p>-0,309016954304995</text:p>
          </table:table-cell>
          <table:table-cell table:formula="of:=COS([$Planilha2.$E$14]*[$Planilha1.$A8])" office:value-type="float" office:value="-0.453990459071296" calcext:value-type="float">
            <text:p>-0,453990459071296</text:p>
          </table:table-cell>
          <table:table-cell table:formula="of:=COS([$Planilha2.$E$15]*[$Planilha1.$A8])" office:value-type="float" office:value="-0.587785212526013" calcext:value-type="float">
            <text:p>-0,587785212526013</text:p>
          </table:table-cell>
          <table:table-cell table:formula="of:=COS([$Planilha2.$E$16]*[$Planilha1.$A8])" office:value-type="float" office:value="-0.707106743946732" calcext:value-type="float">
            <text:p>-0,707106743946732</text:p>
          </table:table-cell>
          <table:table-cell table:formula="of:=COS([$Planilha2.$E$17]*[$Planilha1.$A8])" office:value-type="float" office:value="-0.80901696135549" calcext:value-type="float">
            <text:p>-0,80901696135549</text:p>
          </table:table-cell>
          <table:table-cell table:formula="of:=COS([$Planilha2.$E$18]*[$Planilha1.$A8])" office:value-type="float" office:value="-0.891006497091009" calcext:value-type="float">
            <text:p>-0,891006497091009</text:p>
          </table:table-cell>
          <table:table-cell table:formula="of:=COS([$Planilha2.$E$19]*[$Planilha1.$A8])" office:value-type="float" office:value="-0.951056496765877" calcext:value-type="float">
            <text:p>-0,951056496765877</text:p>
          </table:table-cell>
          <table:table-cell table:formula="of:=COS([$Planilha2.$E$20]*[$Planilha1.$A8])" office:value-type="float" office:value="-0.987688330159539" calcext:value-type="float">
            <text:p>-0,987688330159539</text:p>
          </table:table-cell>
          <table:table-cell table:formula="of:=COS([$Planilha2.$E$201]*[$Planilha1.$A8])" office:value-type="float" office:value="1" calcext:value-type="float">
            <text:p>1</text:p>
          </table:table-cell>
          <table:table-cell table:formula="of:=COS([$Planilha2.$E$22]*[$Planilha1.$A8])" office:value-type="float" office:value="-0.987688352129216" calcext:value-type="float">
            <text:p>-0,987688352129216</text:p>
          </table:table-cell>
          <table:table-cell table:formula="of:=COS([$Planilha2.$E$23]*[$Planilha1.$A8])" office:value-type="float" office:value="-0.951056540164265" calcext:value-type="float">
            <text:p>-0,951056540164265</text:p>
          </table:table-cell>
          <table:table-cell table:formula="of:=COS([$Planilha2.$E$24]*[$Planilha1.$A8])" office:value-type="float" office:value="-0.891006560849495" calcext:value-type="float">
            <text:p>-0,891006560849495</text:p>
          </table:table-cell>
          <table:table-cell table:formula="of:=COS([$Planilha2.$E$25]*[$Planilha1.$A8])" office:value-type="float" office:value="-0.809017043904129" calcext:value-type="float">
            <text:p>-0,809017043904129</text:p>
          </table:table-cell>
          <table:table-cell table:formula="of:=COS([$Planilha2.$E$26]*[$Planilha1.$A8])" office:value-type="float" office:value="-0.707106843252902" calcext:value-type="float">
            <text:p>-0,707106843252902</text:p>
          </table:table-cell>
          <table:table-cell table:formula="of:=COS([$Planilha2.$E$27]*[$Planilha1.$A8])" office:value-type="float" office:value="-0.587785326144467" calcext:value-type="float">
            <text:p>-0,587785326144467</text:p>
          </table:table-cell>
          <table:table-cell table:formula="of:=COS([$Planilha2.$E$28]*[$Planilha1.$A8])" office:value-type="float" office:value="-0.453990584204372" calcext:value-type="float">
            <text:p>-0,453990584204372</text:p>
          </table:table-cell>
          <table:table-cell table:formula="of:=COS([$Planilha2.$E$29]*[$Planilha1.$A8])" office:value-type="float" office:value="-0.3090170878715" calcext:value-type="float">
            <text:p>-0,3090170878715</text:p>
          </table:table-cell>
          <table:table-cell table:formula="of:=COS([$Planilha2.$E$30]*[$Planilha1.$A8])" office:value-type="float" office:value="-0.156434565605766" calcext:value-type="float">
            <text:p>-0,156434565605766</text:p>
          </table:table-cell>
          <table:table-cell table:formula="of:=COS([$Planilha2.$E$31]*[$Planilha1.$A8])" office:value-type="float" office:value="-0.000000105330102157474" calcext:value-type="float">
            <text:p>-1,05330102157474E-07</text:p>
          </table:table-cell>
          <table:table-cell table:formula="of:=COS([$Planilha2.$E$32]*[$Planilha1.$A8])" office:value-type="float" office:value="0.156434357539139" calcext:value-type="float">
            <text:p>0,156434357539139</text:p>
          </table:table-cell>
          <table:table-cell table:formula="of:=COS([$Planilha2.$E$33]*[$Planilha1.$A8])" office:value-type="float" office:value="0.309016887521741" calcext:value-type="float">
            <text:p>0,309016887521741</text:p>
          </table:table-cell>
          <table:table-cell table:formula="of:=COS([$Planilha2.$E$34]*[$Planilha1.$A8])" office:value-type="float" office:value="0.453990396504756" calcext:value-type="float">
            <text:p>0,453990396504756</text:p>
          </table:table-cell>
          <table:table-cell table:formula="of:=COS([$Planilha2.$E$35]*[$Planilha1.$A8])" office:value-type="float" office:value="0.587785155716782" calcext:value-type="float">
            <text:p>0,587785155716782</text:p>
          </table:table-cell>
          <table:table-cell table:formula="of:=COS([$Planilha2.$E$36]*[$Planilha1.$A8])" office:value-type="float" office:value="0.707106694293641" calcext:value-type="float">
            <text:p>0,707106694293641</text:p>
          </table:table-cell>
        </table:table-row>
        <table:table-row table:style-name="ro1">
          <table:table-cell/>
          <table:table-cell table:formula="of:=COS([$Planilha2.E$1]*[$Planilha1.A9])" office:value-type="float" office:value="1" calcext:value-type="float">
            <text:p>1</text:p>
          </table:table-cell>
          <table:table-cell table:formula="of:=COS([$Planilha2.$E$2]*[$Planilha1.$A9])" office:value-type="float" office:value="0.983254908310422" calcext:value-type="float">
            <text:p>0,983254908310422</text:p>
          </table:table-cell>
          <table:table-cell table:formula="of:=COS([$Planilha2.$E$3]*[$Planilha1.$A9])" office:value-type="float" office:value="0.933580429433074" calcext:value-type="float">
            <text:p>0,933580429433074</text:p>
          </table:table-cell>
          <table:table-cell table:formula="of:=COS([$Planilha2.$E$4]*[$Planilha1.$A9])" office:value-type="float" office:value="0.852640170774822" calcext:value-type="float">
            <text:p>0,852640170774822</text:p>
          </table:table-cell>
          <table:table-cell table:formula="of:=COS([$Planilha2.$E$5]*[$Planilha1.$A9])" office:value-type="float" office:value="0.743144836440887" calcext:value-type="float">
            <text:p>0,743144836440887</text:p>
          </table:table-cell>
          <table:table-cell table:formula="of:=COS([$Planilha2.$E$6]*[$Planilha1.$A9])" office:value-type="float" office:value="0.608761445257274" calcext:value-type="float">
            <text:p>0,608761445257274</text:p>
          </table:table-cell>
          <table:table-cell table:formula="of:=COS([$Planilha2.$E$7]*[$Planilha1.$A9])" office:value-type="float" office:value="0.453990521637835" calcext:value-type="float">
            <text:p>0,453990521637835</text:p>
          </table:table-cell>
          <table:table-cell table:formula="of:=COS([$Planilha2.$E$8]*[$Planilha1.$A9])" office:value-type="float" office:value="0.284015372196347" calcext:value-type="float">
            <text:p>0,284015372196347</text:p>
          </table:table-cell>
          <table:table-cell table:formula="of:=COS([$Planilha2.$E$9]*[$Planilha1.$A9])" office:value-type="float" office:value="0.104528495857504" calcext:value-type="float">
            <text:p>0,104528495857504</text:p>
          </table:table-cell>
          <table:table-cell table:formula="of:=COS([$Planilha2.$E$10]*[$Planilha1.$A9])" office:value-type="float" office:value="-0.0784590589759532" calcext:value-type="float">
            <text:p>-0,078459058975953</text:p>
          </table:table-cell>
          <table:table-cell table:formula="of:=COS([$Planilha2.$E$11]*[$Planilha1.$A9])" office:value-type="float" office:value="-0.25881900553655" calcext:value-type="float">
            <text:p>-0,25881900553655</text:p>
          </table:table-cell>
          <table:table-cell table:formula="of:=COS([$Planilha2.$E$12]*[$Planilha1.$A9])" office:value-type="float" office:value="-0.430511056139718" calcext:value-type="float">
            <text:p>-0,430511056139718</text:p>
          </table:table-cell>
          <table:table-cell table:formula="of:=COS([$Planilha2.$E$13]*[$Planilha1.$A9])" office:value-type="float" office:value="-0.587785212526013" calcext:value-type="float">
            <text:p>-0,587785212526013</text:p>
          </table:table-cell>
          <table:table-cell table:formula="of:=COS([$Planilha2.$E$14]*[$Planilha1.$A9])" office:value-type="float" office:value="-0.725374334357255" calcext:value-type="float">
            <text:p>-0,725374334357255</text:p>
          </table:table-cell>
          <table:table-cell table:formula="of:=COS([$Planilha2.$E$15]*[$Planilha1.$A9])" office:value-type="float" office:value="-0.83867053671234" calcext:value-type="float">
            <text:p>-0,83867053671234</text:p>
          </table:table-cell>
          <table:table-cell table:formula="of:=COS([$Planilha2.$E$16]*[$Planilha1.$A9])" office:value-type="float" office:value="-0.923879508998235" calcext:value-type="float">
            <text:p>-0,923879508998235</text:p>
          </table:table-cell>
          <table:table-cell table:formula="of:=COS([$Planilha2.$E$17]*[$Planilha1.$A9])" office:value-type="float" office:value="-0.978147587107535" calcext:value-type="float">
            <text:p>-0,978147587107535</text:p>
          </table:table-cell>
          <table:table-cell table:formula="of:=COS([$Planilha2.$E$18]*[$Planilha1.$A9])" office:value-type="float" office:value="-0.999657323152726" calcext:value-type="float">
            <text:p>-0,999657323152726</text:p>
          </table:table-cell>
          <table:table-cell table:formula="of:=COS([$Planilha2.$E$19]*[$Planilha1.$A9])" office:value-type="float" office:value="-0.987688352129216" calcext:value-type="float">
            <text:p>-0,987688352129216</text:p>
          </table:table-cell>
          <table:table-cell table:formula="of:=COS([$Planilha2.$E$20]*[$Planilha1.$A9])" office:value-type="float" office:value="-0.942641517071443" calcext:value-type="float">
            <text:p>-0,942641517071443</text:p>
          </table:table-cell>
          <table:table-cell table:formula="of:=COS([$Planilha2.$E$201]*[$Planilha1.$A9])" office:value-type="float" office:value="1" calcext:value-type="float">
            <text:p>1</text:p>
          </table:table-cell>
          <table:table-cell table:formula="of:=COS([$Planilha2.$E$22]*[$Planilha1.$A9])" office:value-type="float" office:value="-0.760406021465279" calcext:value-type="float">
            <text:p>-0,760406021465279</text:p>
          </table:table-cell>
          <table:table-cell table:formula="of:=COS([$Planilha2.$E$23]*[$Planilha1.$A9])" office:value-type="float" office:value="-0.62932046108293" calcext:value-type="float">
            <text:p>-0,62932046108293</text:p>
          </table:table-cell>
          <table:table-cell table:formula="of:=COS([$Planilha2.$E$24]*[$Planilha1.$A9])" office:value-type="float" office:value="-0.477158843054658" calcext:value-type="float">
            <text:p>-0,477158843054658</text:p>
          </table:table-cell>
          <table:table-cell table:formula="of:=COS([$Planilha2.$E$25]*[$Planilha1.$A9])" office:value-type="float" office:value="-0.3090170878715" calcext:value-type="float">
            <text:p>-0,3090170878715</text:p>
          </table:table-cell>
          <table:table-cell table:formula="of:=COS([$Planilha2.$E$26]*[$Planilha1.$A9])" office:value-type="float" office:value="-0.130526293748234" calcext:value-type="float">
            <text:p>-0,130526293748234</text:p>
          </table:table-cell>
          <table:table-cell table:formula="of:=COS([$Planilha2.$E$27]*[$Planilha1.$A9])" office:value-type="float" office:value="0.0523358498884628" calcext:value-type="float">
            <text:p>0,052335849888463</text:p>
          </table:table-cell>
          <table:table-cell table:formula="of:=COS([$Planilha2.$E$28]*[$Planilha1.$A9])" office:value-type="float" office:value="0.233445256315089" calcext:value-type="float">
            <text:p>0,233445256315089</text:p>
          </table:table-cell>
          <table:table-cell table:formula="of:=COS([$Planilha2.$E$29]*[$Planilha1.$A9])" office:value-type="float" office:value="0.406736538298731" calcext:value-type="float">
            <text:p>0,406736538298731</text:p>
          </table:table-cell>
          <table:table-cell table:formula="of:=COS([$Planilha2.$E$30]*[$Planilha1.$A9])" office:value-type="float" office:value="0.566406139027745" calcext:value-type="float">
            <text:p>0,566406139027745</text:p>
          </table:table-cell>
          <table:table-cell table:formula="of:=COS([$Planilha2.$E$31]*[$Planilha1.$A9])" office:value-type="float" office:value="0.707106694293641" calcext:value-type="float">
            <text:p>0,707106694293641</text:p>
          </table:table-cell>
          <table:table-cell table:formula="of:=COS([$Planilha2.$E$32]*[$Planilha1.$A9])" office:value-type="float" office:value="0.824126116699015" calcext:value-type="float">
            <text:p>0,824126116699015</text:p>
          </table:table-cell>
          <table:table-cell table:formula="of:=COS([$Planilha2.$E$33]*[$Planilha1.$A9])" office:value-type="float" office:value="0.913545404328587" calcext:value-type="float">
            <text:p>0,913545404328587</text:p>
          </table:table-cell>
          <table:table-cell table:formula="of:=COS([$Planilha2.$E$34]*[$Planilha1.$A9])" office:value-type="float" office:value="0.97236988884201" calcext:value-type="float">
            <text:p>0,97236988884201</text:p>
          </table:table-cell>
          <table:table-cell table:formula="of:=COS([$Planilha2.$E$35]*[$Planilha1.$A9])" office:value-type="float" office:value="0.998629527465746" calcext:value-type="float">
            <text:p>0,998629527465746</text:p>
          </table:table-cell>
          <table:table-cell table:formula="of:=COS([$Planilha2.$E$36]*[$Planilha1.$A9])" office:value-type="float" office:value="0.991444880086815" calcext:value-type="float">
            <text:p>0,991444880086815</text:p>
          </table:table-cell>
        </table:table-row>
        <table:table-row table:style-name="ro1">
          <table:table-cell/>
          <table:table-cell table:formula="of:=COS([$Planilha2.E$1]*[$Planilha1.A10])" office:value-type="float" office:value="1" calcext:value-type="float">
            <text:p>1</text:p>
          </table:table-cell>
          <table:table-cell table:formula="of:=COS([$Planilha2.$E$2]*[$Planilha1.$A10])" office:value-type="float" office:value="0.97814760170711" calcext:value-type="float">
            <text:p>0,97814760170711</text:p>
          </table:table-cell>
          <table:table-cell table:formula="of:=COS([$Planilha2.$E$3]*[$Planilha1.$A10])" office:value-type="float" office:value="0.913545461450744" calcext:value-type="float">
            <text:p>0,913545461450744</text:p>
          </table:table-cell>
          <table:table-cell table:formula="of:=COS([$Planilha2.$E$4]*[$Planilha1.$A10])" office:value-type="float" office:value="0.809017002629811" calcext:value-type="float">
            <text:p>0,809017002629811</text:p>
          </table:table-cell>
          <table:table-cell table:formula="of:=COS([$Planilha2.$E$5]*[$Planilha1.$A10])" office:value-type="float" office:value="0.669130620274506" calcext:value-type="float">
            <text:p>0,669130620274506</text:p>
          </table:table-cell>
          <table:table-cell table:formula="of:=COS([$Planilha2.$E$6]*[$Planilha1.$A10])" office:value-type="float" office:value="0.500000020270787" calcext:value-type="float">
            <text:p>0,500000020270787</text:p>
          </table:table-cell>
          <table:table-cell table:formula="of:=COS([$Planilha2.$E$7]*[$Planilha1.$A10])" office:value-type="float" office:value="0.309017021088248" calcext:value-type="float">
            <text:p>0,309017021088248</text:p>
          </table:table-cell>
          <table:table-cell table:formula="of:=COS([$Planilha2.$E$8]*[$Planilha1.$A10])" office:value-type="float" office:value="0.104528495857504" calcext:value-type="float">
            <text:p>0,104528495857504</text:p>
          </table:table-cell>
          <table:table-cell table:formula="of:=COS([$Planilha2.$E$9]*[$Planilha1.$A10])" office:value-type="float" office:value="-0.10452842602211" calcext:value-type="float">
            <text:p>-0,10452842602211</text:p>
          </table:table-cell>
          <table:table-cell table:formula="of:=COS([$Planilha2.$E$10]*[$Planilha1.$A10])" office:value-type="float" office:value="-0.309016954304996" calcext:value-type="float">
            <text:p>-0,309016954304996</text:p>
          </table:table-cell>
          <table:table-cell table:formula="of:=COS([$Planilha2.$E$11]*[$Planilha1.$A10])" office:value-type="float" office:value="-0.499999959458425" calcext:value-type="float">
            <text:p>-0,499999959458425</text:p>
          </table:table-cell>
          <table:table-cell table:formula="of:=COS([$Planilha2.$E$12]*[$Planilha1.$A10])" office:value-type="float" office:value="-0.669130568090825" calcext:value-type="float">
            <text:p>-0,669130568090825</text:p>
          </table:table-cell>
          <table:table-cell table:formula="of:=COS([$Planilha2.$E$13]*[$Planilha1.$A10])" office:value-type="float" office:value="-0.80901696135549" calcext:value-type="float">
            <text:p>-0,80901696135549</text:p>
          </table:table-cell>
          <table:table-cell table:formula="of:=COS([$Planilha2.$E$14]*[$Planilha1.$A10])" office:value-type="float" office:value="-0.913545432889668" calcext:value-type="float">
            <text:p>-0,913545432889668</text:p>
          </table:table-cell>
          <table:table-cell table:formula="of:=COS([$Planilha2.$E$15]*[$Planilha1.$A10])" office:value-type="float" office:value="-0.978147587107535" calcext:value-type="float">
            <text:p>-0,978147587107535</text:p>
          </table:table-cell>
          <table:table-cell table:formula="of:=COS([$Planilha2.$E$16]*[$Planilha1.$A10])" office:value-type="float" office:value="-0.999999999999998" calcext:value-type="float">
            <text:p>-0,999999999999998</text:p>
          </table:table-cell>
          <table:table-cell table:formula="of:=COS([$Planilha2.$E$17]*[$Planilha1.$A10])" office:value-type="float" office:value="-0.978147616306681" calcext:value-type="float">
            <text:p>-0,978147616306681</text:p>
          </table:table-cell>
          <table:table-cell table:formula="of:=COS([$Planilha2.$E$18]*[$Planilha1.$A10])" office:value-type="float" office:value="-0.913545490011816" calcext:value-type="float">
            <text:p>-0,913545490011816</text:p>
          </table:table-cell>
          <table:table-cell table:formula="of:=COS([$Planilha2.$E$19]*[$Planilha1.$A10])" office:value-type="float" office:value="-0.809017043904129" calcext:value-type="float">
            <text:p>-0,809017043904129</text:p>
          </table:table-cell>
          <table:table-cell table:formula="of:=COS([$Planilha2.$E$20]*[$Planilha1.$A10])" office:value-type="float" office:value="-0.669130672458183" calcext:value-type="float">
            <text:p>-0,669130672458183</text:p>
          </table:table-cell>
          <table:table-cell table:formula="of:=COS([$Planilha2.$E$201]*[$Planilha1.$A10])" office:value-type="float" office:value="1" calcext:value-type="float">
            <text:p>1</text:p>
          </table:table-cell>
          <table:table-cell table:formula="of:=COS([$Planilha2.$E$22]*[$Planilha1.$A10])" office:value-type="float" office:value="-0.3090170878715" calcext:value-type="float">
            <text:p>-0,3090170878715</text:p>
          </table:table-cell>
          <table:table-cell table:formula="of:=COS([$Planilha2.$E$23]*[$Planilha1.$A10])" office:value-type="float" office:value="-0.104528565692899" calcext:value-type="float">
            <text:p>-0,104528565692899</text:p>
          </table:table-cell>
          <table:table-cell table:formula="of:=COS([$Planilha2.$E$24]*[$Planilha1.$A10])" office:value-type="float" office:value="0.104528356186715" calcext:value-type="float">
            <text:p>0,104528356186715</text:p>
          </table:table-cell>
          <table:table-cell table:formula="of:=COS([$Planilha2.$E$25]*[$Planilha1.$A10])" office:value-type="float" office:value="0.309016887521742" calcext:value-type="float">
            <text:p>0,309016887521742</text:p>
          </table:table-cell>
          <table:table-cell table:formula="of:=COS([$Planilha2.$E$26]*[$Planilha1.$A10])" office:value-type="float" office:value="0.49999989864606" calcext:value-type="float">
            <text:p>0,49999989864606</text:p>
          </table:table-cell>
          <table:table-cell table:formula="of:=COS([$Planilha2.$E$27]*[$Planilha1.$A10])" office:value-type="float" office:value="0.669130515907142" calcext:value-type="float">
            <text:p>0,669130515907142</text:p>
          </table:table-cell>
          <table:table-cell table:formula="of:=COS([$Planilha2.$E$28]*[$Planilha1.$A10])" office:value-type="float" office:value="0.809016920081164" calcext:value-type="float">
            <text:p>0,809016920081164</text:p>
          </table:table-cell>
          <table:table-cell table:formula="of:=COS([$Planilha2.$E$29]*[$Planilha1.$A10])" office:value-type="float" office:value="0.913545404328587" calcext:value-type="float">
            <text:p>0,913545404328587</text:p>
          </table:table-cell>
          <table:table-cell table:formula="of:=COS([$Planilha2.$E$30]*[$Planilha1.$A10])" office:value-type="float" office:value="0.978147572507956" calcext:value-type="float">
            <text:p>0,978147572507956</text:p>
          </table:table-cell>
          <table:table-cell table:formula="of:=COS([$Planilha2.$E$31]*[$Planilha1.$A10])" office:value-type="float" office:value="0.99999999999999" calcext:value-type="float">
            <text:p>0,99999999999999</text:p>
          </table:table-cell>
          <table:table-cell table:formula="of:=COS([$Planilha2.$E$32]*[$Planilha1.$A10])" office:value-type="float" office:value="0.978147630906246" calcext:value-type="float">
            <text:p>0,978147630906246</text:p>
          </table:table-cell>
          <table:table-cell table:formula="of:=COS([$Planilha2.$E$33]*[$Planilha1.$A10])" office:value-type="float" office:value="0.913545518572883" calcext:value-type="float">
            <text:p>0,913545518572883</text:p>
          </table:table-cell>
          <table:table-cell table:formula="of:=COS([$Planilha2.$E$34]*[$Planilha1.$A10])" office:value-type="float" office:value="0.809017085178441" calcext:value-type="float">
            <text:p>0,809017085178441</text:p>
          </table:table-cell>
          <table:table-cell table:formula="of:=COS([$Planilha2.$E$35]*[$Planilha1.$A10])" office:value-type="float" office:value="0.669130724641857" calcext:value-type="float">
            <text:p>0,669130724641857</text:p>
          </table:table-cell>
          <table:table-cell table:formula="of:=COS([$Planilha2.$E$36]*[$Planilha1.$A10])" office:value-type="float" office:value="0.500000141895505" calcext:value-type="float">
            <text:p>0,500000141895505</text:p>
          </table:table-cell>
        </table:table-row>
        <table:table-row table:style-name="ro1">
          <table:table-cell/>
          <table:table-cell table:formula="of:=COS([$Planilha2.E$1]*[$Planilha1.A11])" office:value-type="float" office:value="1" calcext:value-type="float">
            <text:p>1</text:p>
          </table:table-cell>
          <table:table-cell table:formula="of:=COS([$Planilha2.$E$2]*[$Planilha1.$A11])" office:value-type="float" office:value="0.972369921627118" calcext:value-type="float">
            <text:p>0,972369921627118</text:p>
          </table:table-cell>
          <table:table-cell table:formula="of:=COS([$Planilha2.$E$3]*[$Planilha1.$A11])" office:value-type="float" office:value="0.891006528970254" calcext:value-type="float">
            <text:p>0,891006528970254</text:p>
          </table:table-cell>
          <table:table-cell table:formula="of:=COS([$Planilha2.$E$4]*[$Planilha1.$A11])" office:value-type="float" office:value="0.760405975860995" calcext:value-type="float">
            <text:p>0,760405975860995</text:p>
          </table:table-cell>
          <table:table-cell table:formula="of:=COS([$Planilha2.$E$5]*[$Planilha1.$A11])" office:value-type="float" office:value="0.587785269335241" calcext:value-type="float">
            <text:p>0,587785269335241</text:p>
          </table:table-cell>
          <table:table-cell table:formula="of:=COS([$Planilha2.$E$6]*[$Planilha1.$A11])" office:value-type="float" office:value="0.382683456693171" calcext:value-type="float">
            <text:p>0,382683456693171</text:p>
          </table:table-cell>
          <table:table-cell table:formula="of:=COS([$Planilha2.$E$7]*[$Planilha1.$A11])" office:value-type="float" office:value="0.156434496250225" calcext:value-type="float">
            <text:p>0,156434496250225</text:p>
          </table:table-cell>
          <table:table-cell table:formula="of:=COS([$Planilha2.$E$8]*[$Planilha1.$A11])" office:value-type="float" office:value="-0.0784590589759535" calcext:value-type="float">
            <text:p>-0,078459058975954</text:p>
          </table:table-cell>
          <table:table-cell table:formula="of:=COS([$Planilha2.$E$9]*[$Planilha1.$A11])" office:value-type="float" office:value="-0.309016954304996" calcext:value-type="float">
            <text:p>-0,309016954304996</text:p>
          </table:table-cell>
          <table:table-cell table:formula="of:=COS([$Planilha2.$E$10]*[$Planilha1.$A11])" office:value-type="float" office:value="-0.522498524302045" calcext:value-type="float">
            <text:p>-0,522498524302045</text:p>
          </table:table-cell>
          <table:table-cell table:formula="of:=COS([$Planilha2.$E$11]*[$Planilha1.$A11])" office:value-type="float" office:value="-0.707106743946732" calcext:value-type="float">
            <text:p>-0,707106743946732</text:p>
          </table:table-cell>
          <table:table-cell table:formula="of:=COS([$Planilha2.$E$12]*[$Planilha1.$A11])" office:value-type="float" office:value="-0.852640134084936" calcext:value-type="float">
            <text:p>-0,852640134084936</text:p>
          </table:table-cell>
          <table:table-cell table:formula="of:=COS([$Planilha2.$E$13]*[$Planilha1.$A11])" office:value-type="float" office:value="-0.951056496765877" calcext:value-type="float">
            <text:p>-0,951056496765877</text:p>
          </table:table-cell>
          <table:table-cell table:formula="of:=COS([$Planilha2.$E$14]*[$Planilha1.$A11])" office:value-type="float" office:value="-0.996917328361458" calcext:value-type="float">
            <text:p>-0,996917328361458</text:p>
          </table:table-cell>
          <table:table-cell table:formula="of:=COS([$Planilha2.$E$15]*[$Planilha1.$A11])" office:value-type="float" office:value="-0.987688352129216" calcext:value-type="float">
            <text:p>-0,987688352129216</text:p>
          </table:table-cell>
          <table:table-cell table:formula="of:=COS([$Planilha2.$E$16]*[$Planilha1.$A11])" office:value-type="float" office:value="-0.923879562742347" calcext:value-type="float">
            <text:p>-0,923879562742347</text:p>
          </table:table-cell>
          <table:table-cell table:formula="of:=COS([$Planilha2.$E$17]*[$Planilha1.$A11])" office:value-type="float" office:value="-0.809017043904129" calcext:value-type="float">
            <text:p>-0,809017043904129</text:p>
          </table:table-cell>
          <table:table-cell table:formula="of:=COS([$Planilha2.$E$18]*[$Planilha1.$A11])" office:value-type="float" office:value="-0.649448116409772" calcext:value-type="float">
            <text:p>-0,649448116409772</text:p>
          </table:table-cell>
          <table:table-cell table:formula="of:=COS([$Planilha2.$E$19]*[$Planilha1.$A11])" office:value-type="float" office:value="-0.453990584204372" calcext:value-type="float">
            <text:p>-0,453990584204372</text:p>
          </table:table-cell>
          <table:table-cell table:formula="of:=COS([$Planilha2.$E$20]*[$Planilha1.$A11])" office:value-type="float" office:value="-0.233445461154736" calcext:value-type="float">
            <text:p>-0,233445461154736</text:p>
          </table:table-cell>
          <table:table-cell table:formula="of:=COS([$Planilha2.$E$201]*[$Planilha1.$A11])" office:value-type="float" office:value="1" calcext:value-type="float">
            <text:p>1</text:p>
          </table:table-cell>
          <table:table-cell table:formula="of:=COS([$Planilha2.$E$22]*[$Planilha1.$A11])" office:value-type="float" office:value="0.233445256315091" calcext:value-type="float">
            <text:p>0,233445256315091</text:p>
          </table:table-cell>
          <table:table-cell table:formula="of:=COS([$Planilha2.$E$23]*[$Planilha1.$A11])" office:value-type="float" office:value="0.453990396504755" calcext:value-type="float">
            <text:p>0,453990396504755</text:p>
          </table:table-cell>
          <table:table-cell table:formula="of:=COS([$Planilha2.$E$24]*[$Planilha1.$A11])" office:value-type="float" office:value="0.649447956222495" calcext:value-type="float">
            <text:p>0,649447956222495</text:p>
          </table:table-cell>
          <table:table-cell table:formula="of:=COS([$Planilha2.$E$25]*[$Planilha1.$A11])" office:value-type="float" office:value="0.809016920081165" calcext:value-type="float">
            <text:p>0,809016920081165</text:p>
          </table:table-cell>
          <table:table-cell table:formula="of:=COS([$Planilha2.$E$26]*[$Planilha1.$A11])" office:value-type="float" office:value="0.923879482126173" calcext:value-type="float">
            <text:p>0,923879482126173</text:p>
          </table:table-cell>
          <table:table-cell table:formula="of:=COS([$Planilha2.$E$27]*[$Planilha1.$A11])" office:value-type="float" office:value="0.987688319174693" calcext:value-type="float">
            <text:p>0,987688319174693</text:p>
          </table:table-cell>
          <table:table-cell table:formula="of:=COS([$Planilha2.$E$28]*[$Planilha1.$A11])" office:value-type="float" office:value="0.996917344889659" calcext:value-type="float">
            <text:p>0,996917344889659</text:p>
          </table:table-cell>
          <table:table-cell table:formula="of:=COS([$Planilha2.$E$29]*[$Planilha1.$A11])" office:value-type="float" office:value="0.951056561863451" calcext:value-type="float">
            <text:p>0,951056561863451</text:p>
          </table:table-cell>
          <table:table-cell table:formula="of:=COS([$Planilha2.$E$30]*[$Planilha1.$A11])" office:value-type="float" office:value="0.852640244154581" calcext:value-type="float">
            <text:p>0,852640244154581</text:p>
          </table:table-cell>
          <table:table-cell table:formula="of:=COS([$Planilha2.$E$31]*[$Planilha1.$A11])" office:value-type="float" office:value="0.707106892905982" calcext:value-type="float">
            <text:p>0,707106892905982</text:p>
          </table:table-cell>
          <table:table-cell table:formula="of:=COS([$Planilha2.$E$32]*[$Planilha1.$A11])" office:value-type="float" office:value="0.522498703919388" calcext:value-type="float">
            <text:p>0,522498703919388</text:p>
          </table:table-cell>
          <table:table-cell table:formula="of:=COS([$Planilha2.$E$33]*[$Planilha1.$A11])" office:value-type="float" office:value="0.309017154654749" calcext:value-type="float">
            <text:p>0,309017154654749</text:p>
          </table:table-cell>
          <table:table-cell table:formula="of:=COS([$Planilha2.$E$34]*[$Planilha1.$A11])" office:value-type="float" office:value="0.0784592689867593" calcext:value-type="float">
            <text:p>0,078459268986759</text:p>
          </table:table-cell>
          <table:table-cell table:formula="of:=COS([$Planilha2.$E$35]*[$Planilha1.$A11])" office:value-type="float" office:value="-0.156434288183598" calcext:value-type="float">
            <text:p>-0,156434288183598</text:p>
          </table:table-cell>
          <table:table-cell table:formula="of:=COS([$Planilha2.$E$36]*[$Planilha1.$A11])" office:value-type="float" office:value="-0.382683262068514" calcext:value-type="float">
            <text:p>-0,382683262068514</text:p>
          </table:table-cell>
        </table:table-row>
        <table:table-row table:style-name="ro1">
          <table:table-cell/>
          <table:table-cell table:formula="of:=COS([$Planilha2.E$1]*[$Planilha1.A12])" office:value-type="float" office:value="1" calcext:value-type="float">
            <text:p>1</text:p>
          </table:table-cell>
          <table:table-cell table:formula="of:=COS([$Planilha2.$E$2]*[$Planilha1.$A12])" office:value-type="float" office:value="0.965925827803592" calcext:value-type="float">
            <text:p>0,965925827803592</text:p>
          </table:table-cell>
          <table:table-cell table:formula="of:=COS([$Planilha2.$E$3]*[$Planilha1.$A12])" office:value-type="float" office:value="0.866025409636111" calcext:value-type="float">
            <text:p>0,866025409636111</text:p>
          </table:table-cell>
          <table:table-cell table:formula="of:=COS([$Planilha2.$E$4]*[$Planilha1.$A12])" office:value-type="float" office:value="0.707106793599819" calcext:value-type="float">
            <text:p>0,707106793599819</text:p>
          </table:table-cell>
          <table:table-cell table:formula="of:=COS([$Planilha2.$E$5]*[$Planilha1.$A12])" office:value-type="float" office:value="0.500000020270787" calcext:value-type="float">
            <text:p>0,500000020270787</text:p>
          </table:table-cell>
          <table:table-cell table:formula="of:=COS([$Planilha2.$E$6]*[$Planilha1.$A12])" office:value-type="float" office:value="0.258819073363928" calcext:value-type="float">
            <text:p>0,258819073363928</text:p>
          </table:table-cell>
          <table:table-cell table:formula="of:=COS([$Planilha2.$E$7]*[$Planilha1.$A12])" office:value-type="float" office:value="0.0000000351100338304468" calcext:value-type="float">
            <text:p>3,51100338304468E-08</text:p>
          </table:table-cell>
          <table:table-cell table:formula="of:=COS([$Planilha2.$E$8]*[$Planilha1.$A12])" office:value-type="float" office:value="-0.25881900553655" calcext:value-type="float">
            <text:p>-0,25881900553655</text:p>
          </table:table-cell>
          <table:table-cell table:formula="of:=COS([$Planilha2.$E$9]*[$Planilha1.$A12])" office:value-type="float" office:value="-0.499999959458425" calcext:value-type="float">
            <text:p>-0,499999959458425</text:p>
          </table:table-cell>
          <table:table-cell table:formula="of:=COS([$Planilha2.$E$10]*[$Planilha1.$A12])" office:value-type="float" office:value="-0.707106743946732" calcext:value-type="float">
            <text:p>-0,707106743946732</text:p>
          </table:table-cell>
          <table:table-cell table:formula="of:=COS([$Planilha2.$E$11]*[$Planilha1.$A12])" office:value-type="float" office:value="-0.866025374526075" calcext:value-type="float">
            <text:p>-0,866025374526075</text:p>
          </table:table-cell>
          <table:table-cell table:formula="of:=COS([$Planilha2.$E$12]*[$Planilha1.$A12])" office:value-type="float" office:value="-0.965925809629299" calcext:value-type="float">
            <text:p>-0,965925809629299</text:p>
          </table:table-cell>
          <table:table-cell table:formula="of:=COS([$Planilha2.$E$13]*[$Planilha1.$A12])" office:value-type="float" office:value="-0.999999999999998" calcext:value-type="float">
            <text:p>-0,999999999999998</text:p>
          </table:table-cell>
          <table:table-cell table:formula="of:=COS([$Planilha2.$E$14]*[$Planilha1.$A12])" office:value-type="float" office:value="-0.965925845977881" calcext:value-type="float">
            <text:p>-0,965925845977881</text:p>
          </table:table-cell>
          <table:table-cell table:formula="of:=COS([$Planilha2.$E$15]*[$Planilha1.$A12])" office:value-type="float" office:value="-0.866025444746142" calcext:value-type="float">
            <text:p>-0,866025444746142</text:p>
          </table:table-cell>
          <table:table-cell table:formula="of:=COS([$Planilha2.$E$16]*[$Planilha1.$A12])" office:value-type="float" office:value="-0.707106843252902" calcext:value-type="float">
            <text:p>-0,707106843252902</text:p>
          </table:table-cell>
          <table:table-cell table:formula="of:=COS([$Planilha2.$E$17]*[$Planilha1.$A12])" office:value-type="float" office:value="-0.500000081083148" calcext:value-type="float">
            <text:p>-0,500000081083148</text:p>
          </table:table-cell>
          <table:table-cell table:formula="of:=COS([$Planilha2.$E$18]*[$Planilha1.$A12])" office:value-type="float" office:value="-0.258819141191303" calcext:value-type="float">
            <text:p>-0,258819141191303</text:p>
          </table:table-cell>
          <table:table-cell table:formula="of:=COS([$Planilha2.$E$19]*[$Planilha1.$A12])" office:value-type="float" office:value="-0.000000105330102157474" calcext:value-type="float">
            <text:p>-1,05330102157474E-07</text:p>
          </table:table-cell>
          <table:table-cell table:formula="of:=COS([$Planilha2.$E$20]*[$Planilha1.$A12])" office:value-type="float" office:value="0.258818937709172" calcext:value-type="float">
            <text:p>0,258818937709172</text:p>
          </table:table-cell>
          <table:table-cell table:formula="of:=COS([$Planilha2.$E$201]*[$Planilha1.$A12])" office:value-type="float" office:value="1" calcext:value-type="float">
            <text:p>1</text:p>
          </table:table-cell>
          <table:table-cell table:formula="of:=COS([$Planilha2.$E$22]*[$Planilha1.$A12])" office:value-type="float" office:value="0.707106694293642" calcext:value-type="float">
            <text:p>0,707106694293642</text:p>
          </table:table-cell>
          <table:table-cell table:formula="of:=COS([$Planilha2.$E$23]*[$Planilha1.$A12])" office:value-type="float" office:value="0.866025339416036" calcext:value-type="float">
            <text:p>0,866025339416036</text:p>
          </table:table-cell>
          <table:table-cell table:formula="of:=COS([$Planilha2.$E$24]*[$Planilha1.$A12])" office:value-type="float" office:value="0.965925791455002" calcext:value-type="float">
            <text:p>0,965925791455002</text:p>
          </table:table-cell>
          <table:table-cell table:formula="of:=COS([$Planilha2.$E$25]*[$Planilha1.$A12])" office:value-type="float" office:value="0.99999999999999" calcext:value-type="float">
            <text:p>0,99999999999999</text:p>
          </table:table-cell>
          <table:table-cell table:formula="of:=COS([$Planilha2.$E$26]*[$Planilha1.$A12])" office:value-type="float" office:value="0.965925864152164" calcext:value-type="float">
            <text:p>0,965925864152164</text:p>
          </table:table-cell>
          <table:table-cell table:formula="of:=COS([$Planilha2.$E$27]*[$Planilha1.$A12])" office:value-type="float" office:value="0.866025479856169" calcext:value-type="float">
            <text:p>0,866025479856169</text:p>
          </table:table-cell>
          <table:table-cell table:formula="of:=COS([$Planilha2.$E$28]*[$Planilha1.$A12])" office:value-type="float" office:value="0.707106892905983" calcext:value-type="float">
            <text:p>0,707106892905983</text:p>
          </table:table-cell>
          <table:table-cell table:formula="of:=COS([$Planilha2.$E$29]*[$Planilha1.$A12])" office:value-type="float" office:value="0.500000141895507" calcext:value-type="float">
            <text:p>0,500000141895507</text:p>
          </table:table-cell>
          <table:table-cell table:formula="of:=COS([$Planilha2.$E$30]*[$Planilha1.$A12])" office:value-type="float" office:value="0.258819209018679" calcext:value-type="float">
            <text:p>0,258819209018679</text:p>
          </table:table-cell>
          <table:table-cell table:formula="of:=COS([$Planilha2.$E$31]*[$Planilha1.$A12])" office:value-type="float" office:value="0.000000175550169374278" calcext:value-type="float">
            <text:p>1,75550169374278E-07</text:p>
          </table:table-cell>
          <table:table-cell table:formula="of:=COS([$Planilha2.$E$32]*[$Planilha1.$A12])" office:value-type="float" office:value="-0.258818869881793" calcext:value-type="float">
            <text:p>-0,258818869881793</text:p>
          </table:table-cell>
          <table:table-cell table:formula="of:=COS([$Planilha2.$E$33]*[$Planilha1.$A12])" office:value-type="float" office:value="-0.499999837833692" calcext:value-type="float">
            <text:p>-0,499999837833692</text:p>
          </table:table-cell>
          <table:table-cell table:formula="of:=COS([$Planilha2.$E$34]*[$Planilha1.$A12])" office:value-type="float" office:value="-0.707106644640547" calcext:value-type="float">
            <text:p>-0,707106644640547</text:p>
          </table:table-cell>
          <table:table-cell table:formula="of:=COS([$Planilha2.$E$35]*[$Planilha1.$A12])" office:value-type="float" office:value="-0.866025304305992" calcext:value-type="float">
            <text:p>-0,866025304305992</text:p>
          </table:table-cell>
          <table:table-cell table:formula="of:=COS([$Planilha2.$E$36]*[$Planilha1.$A12])" office:value-type="float" office:value="-0.9659257732807" calcext:value-type="float">
            <text:p>-0,9659257732807</text:p>
          </table:table-cell>
        </table:table-row>
        <table:table-row table:style-name="ro1">
          <table:table-cell/>
          <table:table-cell table:formula="of:=COS([$Planilha2.E$1]*[$Planilha1.A13])" office:value-type="float" office:value="1" calcext:value-type="float">
            <text:p>1</text:p>
          </table:table-cell>
          <table:table-cell table:formula="of:=COS([$Planilha2.$E$2]*[$Planilha1.$A13])" office:value-type="float" office:value="0.958819736696354" calcext:value-type="float">
            <text:p>0,958819736696354</text:p>
          </table:table-cell>
          <table:table-cell table:formula="of:=COS([$Planilha2.$E$3]*[$Planilha1.$A13])" office:value-type="float" office:value="0.838670574956932" calcext:value-type="float">
            <text:p>0,838670574956932</text:p>
          </table:table-cell>
          <table:table-cell table:formula="of:=COS([$Planilha2.$E$4]*[$Planilha1.$A13])" office:value-type="float" office:value="0.649448063014017" calcext:value-type="float">
            <text:p>0,649448063014017</text:p>
          </table:table-cell>
          <table:table-cell table:formula="of:=COS([$Planilha2.$E$5]*[$Planilha1.$A13])" office:value-type="float" office:value="0.406736666597182" calcext:value-type="float">
            <text:p>0,406736666597182</text:p>
          </table:table-cell>
          <table:table-cell table:formula="of:=COS([$Planilha2.$E$6]*[$Planilha1.$A13])" office:value-type="float" office:value="0.130526224128909" calcext:value-type="float">
            <text:p>0,130526224128909</text:p>
          </table:table-cell>
          <table:table-cell table:formula="of:=COS([$Planilha2.$E$7]*[$Planilha1.$A13])" office:value-type="float" office:value="-0.156434426894682" calcext:value-type="float">
            <text:p>-0,156434426894682</text:p>
          </table:table-cell>
          <table:table-cell table:formula="of:=COS([$Planilha2.$E$8]*[$Planilha1.$A13])" office:value-type="float" office:value="-0.430511056139718" calcext:value-type="float">
            <text:p>-0,430511056139718</text:p>
          </table:table-cell>
          <table:table-cell table:formula="of:=COS([$Planilha2.$E$9]*[$Planilha1.$A13])" office:value-type="float" office:value="-0.669130568090825" calcext:value-type="float">
            <text:p>-0,669130568090825</text:p>
          </table:table-cell>
          <table:table-cell table:formula="of:=COS([$Planilha2.$E$10]*[$Planilha1.$A13])" office:value-type="float" office:value="-0.852640134084936" calcext:value-type="float">
            <text:p>-0,852640134084936</text:p>
          </table:table-cell>
          <table:table-cell table:formula="of:=COS([$Planilha2.$E$11]*[$Planilha1.$A13])" office:value-type="float" office:value="-0.965925809629299" calcext:value-type="float">
            <text:p>-0,965925809629299</text:p>
          </table:table-cell>
          <table:table-cell table:formula="of:=COS([$Planilha2.$E$12]*[$Planilha1.$A13])" office:value-type="float" office:value="-0.99965732682902" calcext:value-type="float">
            <text:p>-0,99965732682902</text:p>
          </table:table-cell>
          <table:table-cell table:formula="of:=COS([$Planilha2.$E$13]*[$Planilha1.$A13])" office:value-type="float" office:value="-0.951056540164264" calcext:value-type="float">
            <text:p>-0,951056540164264</text:p>
          </table:table-cell>
          <table:table-cell table:formula="of:=COS([$Planilha2.$E$14]*[$Planilha1.$A13])" office:value-type="float" office:value="-0.824126236018272" calcext:value-type="float">
            <text:p>-0,824126236018272</text:p>
          </table:table-cell>
          <table:table-cell table:formula="of:=COS([$Planilha2.$E$15]*[$Planilha1.$A13])" office:value-type="float" office:value="-0.62932046108293" calcext:value-type="float">
            <text:p>-0,62932046108293</text:p>
          </table:table-cell>
          <table:table-cell table:formula="of:=COS([$Planilha2.$E$16]*[$Planilha1.$A13])" office:value-type="float" office:value="-0.382683521568053" calcext:value-type="float">
            <text:p>-0,382683521568053</text:p>
          </table:table-cell>
          <table:table-cell table:formula="of:=COS([$Planilha2.$E$17]*[$Planilha1.$A13])" office:value-type="float" office:value="-0.104528565692899" calcext:value-type="float">
            <text:p>-0,104528565692899</text:p>
          </table:table-cell>
          <table:table-cell table:formula="of:=COS([$Planilha2.$E$18]*[$Planilha1.$A13])" office:value-type="float" office:value="0.182235417898227" calcext:value-type="float">
            <text:p>0,182235417898227</text:p>
          </table:table-cell>
          <table:table-cell table:formula="of:=COS([$Planilha2.$E$19]*[$Planilha1.$A13])" office:value-type="float" office:value="0.453990396504755" calcext:value-type="float">
            <text:p>0,453990396504755</text:p>
          </table:table-cell>
          <table:table-cell table:formula="of:=COS([$Planilha2.$E$20]*[$Planilha1.$A13])" office:value-type="float" office:value="0.688354486980497" calcext:value-type="float">
            <text:p>0,688354486980497</text:p>
          </table:table-cell>
          <table:table-cell table:formula="of:=COS([$Planilha2.$E$201]*[$Planilha1.$A13])" office:value-type="float" office:value="1" calcext:value-type="float">
            <text:p>1</text:p>
          </table:table-cell>
          <table:table-cell table:formula="of:=COS([$Planilha2.$E$22]*[$Planilha1.$A13])" office:value-type="float" office:value="0.97236988884201" calcext:value-type="float">
            <text:p>0,97236988884201</text:p>
          </table:table-cell>
          <table:table-cell table:formula="of:=COS([$Planilha2.$E$23]*[$Planilha1.$A13])" office:value-type="float" office:value="0.998629542165883" calcext:value-type="float">
            <text:p>0,998629542165883</text:p>
          </table:table-cell>
          <table:table-cell table:formula="of:=COS([$Planilha2.$E$24]*[$Planilha1.$A13])" office:value-type="float" office:value="0.942641540511376" calcext:value-type="float">
            <text:p>0,942641540511376</text:p>
          </table:table-cell>
          <table:table-cell table:formula="of:=COS([$Planilha2.$E$25]*[$Planilha1.$A13])" office:value-type="float" office:value="0.809017085178442" calcext:value-type="float">
            <text:p>0,809017085178442</text:p>
          </table:table-cell>
          <table:table-cell table:formula="of:=COS([$Planilha2.$E$26]*[$Planilha1.$A13])" office:value-type="float" office:value="0.608761556675917" calcext:value-type="float">
            <text:p>0,608761556675917</text:p>
          </table:table-cell>
          <table:table-cell table:formula="of:=COS([$Planilha2.$E$27]*[$Planilha1.$A13])" office:value-type="float" office:value="0.358368105787288" calcext:value-type="float">
            <text:p>0,358368105787288</text:p>
          </table:table-cell>
          <table:table-cell table:formula="of:=COS([$Planilha2.$E$28]*[$Planilha1.$A13])" office:value-type="float" office:value="0.078459268986762" calcext:value-type="float">
            <text:p>0,078459268986762</text:p>
          </table:table-cell>
          <table:table-cell table:formula="of:=COS([$Planilha2.$E$29]*[$Planilha1.$A13])" office:value-type="float" office:value="-0.207911514524738" calcext:value-type="float">
            <text:p>-0,207911514524738</text:p>
          </table:table-cell>
          <table:table-cell table:formula="of:=COS([$Planilha2.$E$30]*[$Planilha1.$A13])" office:value-type="float" office:value="-0.477158596212262" calcext:value-type="float">
            <text:p>-0,477158596212262</text:p>
          </table:table-cell>
          <table:table-cell table:formula="of:=COS([$Planilha2.$E$31]*[$Planilha1.$A13])" office:value-type="float" office:value="-0.707106644640547" calcext:value-type="float">
            <text:p>-0,707106644640547</text:p>
          </table:table-cell>
          <table:table-cell table:formula="of:=COS([$Planilha2.$E$32]*[$Planilha1.$A13])" office:value-type="float" office:value="-0.878817017448722" calcext:value-type="float">
            <text:p>-0,878817017448722</text:p>
          </table:table-cell>
          <table:table-cell table:formula="of:=COS([$Planilha2.$E$33]*[$Planilha1.$A13])" office:value-type="float" office:value="-0.978147557908371" calcext:value-type="float">
            <text:p>-0,978147557908371</text:p>
          </table:table-cell>
          <table:table-cell table:formula="of:=COS([$Planilha2.$E$34]*[$Planilha1.$A13])" office:value-type="float" office:value="-0.99691735039905" calcext:value-type="float">
            <text:p>-0,99691735039905</text:p>
          </table:table-cell>
          <table:table-cell table:formula="of:=COS([$Planilha2.$E$35]*[$Planilha1.$A13])" office:value-type="float" office:value="-0.933580504926917" calcext:value-type="float">
            <text:p>-0,933580504926917</text:p>
          </table:table-cell>
          <table:table-cell table:formula="of:=COS([$Planilha2.$E$36]*[$Planilha1.$A13])" office:value-type="float" office:value="-0.793353477438703" calcext:value-type="float">
            <text:p>-0,793353477438703</text:p>
          </table:table-cell>
        </table:table-row>
        <table:table-row table:style-name="ro1">
          <table:table-cell/>
          <table:table-cell table:formula="of:=COS([$Planilha2.E$1]*[$Planilha1.A14])" office:value-type="float" office:value="1" calcext:value-type="float">
            <text:p>1</text:p>
          </table:table-cell>
          <table:table-cell table:formula="of:=COS([$Planilha2.$E$2]*[$Planilha1.$A14])" office:value-type="float" office:value="0.951056518465073" calcext:value-type="float">
            <text:p>0,951056518465073</text:p>
          </table:table-cell>
          <table:table-cell table:formula="of:=COS([$Planilha2.$E$3]*[$Planilha1.$A14])" office:value-type="float" office:value="0.809017002629811" calcext:value-type="float">
            <text:p>0,809017002629811</text:p>
          </table:table-cell>
          <table:table-cell table:formula="of:=COS([$Planilha2.$E$4]*[$Planilha1.$A14])" office:value-type="float" office:value="0.587785269335241" calcext:value-type="float">
            <text:p>0,587785269335241</text:p>
          </table:table-cell>
          <table:table-cell table:formula="of:=COS([$Planilha2.$E$5]*[$Planilha1.$A14])" office:value-type="float" office:value="0.309017021088248" calcext:value-type="float">
            <text:p>0,309017021088248</text:p>
          </table:table-cell>
          <table:table-cell table:formula="of:=COS([$Planilha2.$E$6]*[$Planilha1.$A14])" office:value-type="float" office:value="0.0000000351100340524914" calcext:value-type="float">
            <text:p>3,51100340524914E-08</text:p>
          </table:table-cell>
          <table:table-cell table:formula="of:=COS([$Planilha2.$E$7]*[$Planilha1.$A14])" office:value-type="float" office:value="-0.309016954304995" calcext:value-type="float">
            <text:p>-0,309016954304995</text:p>
          </table:table-cell>
          <table:table-cell table:formula="of:=COS([$Planilha2.$E$8]*[$Planilha1.$A14])" office:value-type="float" office:value="-0.587785212526013" calcext:value-type="float">
            <text:p>-0,587785212526013</text:p>
          </table:table-cell>
          <table:table-cell table:formula="of:=COS([$Planilha2.$E$9]*[$Planilha1.$A14])" office:value-type="float" office:value="-0.80901696135549" calcext:value-type="float">
            <text:p>-0,80901696135549</text:p>
          </table:table-cell>
          <table:table-cell table:formula="of:=COS([$Planilha2.$E$10]*[$Planilha1.$A14])" office:value-type="float" office:value="-0.951056496765877" calcext:value-type="float">
            <text:p>-0,951056496765877</text:p>
          </table:table-cell>
          <table:table-cell table:formula="of:=COS([$Planilha2.$E$11]*[$Planilha1.$A14])" office:value-type="float" office:value="-0.999999999999998" calcext:value-type="float">
            <text:p>-0,999999999999998</text:p>
          </table:table-cell>
          <table:table-cell table:formula="of:=COS([$Planilha2.$E$12]*[$Planilha1.$A14])" office:value-type="float" office:value="-0.951056540164265" calcext:value-type="float">
            <text:p>-0,951056540164265</text:p>
          </table:table-cell>
          <table:table-cell table:formula="of:=COS([$Planilha2.$E$13]*[$Planilha1.$A14])" office:value-type="float" office:value="-0.809017043904129" calcext:value-type="float">
            <text:p>-0,809017043904129</text:p>
          </table:table-cell>
          <table:table-cell table:formula="of:=COS([$Planilha2.$E$14]*[$Planilha1.$A14])" office:value-type="float" office:value="-0.587785326144467" calcext:value-type="float">
            <text:p>-0,587785326144467</text:p>
          </table:table-cell>
          <table:table-cell table:formula="of:=COS([$Planilha2.$E$15]*[$Planilha1.$A14])" office:value-type="float" office:value="-0.3090170878715" calcext:value-type="float">
            <text:p>-0,3090170878715</text:p>
          </table:table-cell>
          <table:table-cell table:formula="of:=COS([$Planilha2.$E$16]*[$Planilha1.$A14])" office:value-type="float" office:value="-0.000000105330102157474" calcext:value-type="float">
            <text:p>-1,05330102157474E-07</text:p>
          </table:table-cell>
          <table:table-cell table:formula="of:=COS([$Planilha2.$E$17]*[$Planilha1.$A14])" office:value-type="float" office:value="0.309016887521741" calcext:value-type="float">
            <text:p>0,309016887521741</text:p>
          </table:table-cell>
          <table:table-cell table:formula="of:=COS([$Planilha2.$E$18]*[$Planilha1.$A14])" office:value-type="float" office:value="0.587785155716782" calcext:value-type="float">
            <text:p>0,587785155716782</text:p>
          </table:table-cell>
          <table:table-cell table:formula="of:=COS([$Planilha2.$E$19]*[$Planilha1.$A14])" office:value-type="float" office:value="0.809016920081164" calcext:value-type="float">
            <text:p>0,809016920081164</text:p>
          </table:table-cell>
          <table:table-cell table:formula="of:=COS([$Planilha2.$E$20]*[$Planilha1.$A14])" office:value-type="float" office:value="0.951056475066676" calcext:value-type="float">
            <text:p>0,951056475066676</text:p>
          </table:table-cell>
          <table:table-cell table:formula="of:=COS([$Planilha2.$E$201]*[$Planilha1.$A14])" office:value-type="float" office:value="1" calcext:value-type="float">
            <text:p>1</text:p>
          </table:table-cell>
          <table:table-cell table:formula="of:=COS([$Planilha2.$E$22]*[$Planilha1.$A14])" office:value-type="float" office:value="0.951056561863451" calcext:value-type="float">
            <text:p>0,951056561863451</text:p>
          </table:table-cell>
          <table:table-cell table:formula="of:=COS([$Planilha2.$E$23]*[$Planilha1.$A14])" office:value-type="float" office:value="0.809017085178443" calcext:value-type="float">
            <text:p>0,809017085178443</text:p>
          </table:table-cell>
          <table:table-cell table:formula="of:=COS([$Planilha2.$E$24]*[$Planilha1.$A14])" office:value-type="float" office:value="0.587785382953691" calcext:value-type="float">
            <text:p>0,587785382953691</text:p>
          </table:table-cell>
          <table:table-cell table:formula="of:=COS([$Planilha2.$E$25]*[$Planilha1.$A14])" office:value-type="float" office:value="0.30901715465475" calcext:value-type="float">
            <text:p>0,30901715465475</text:p>
          </table:table-cell>
          <table:table-cell table:formula="of:=COS([$Planilha2.$E$26]*[$Planilha1.$A14])" office:value-type="float" office:value="0.000000175550169374278" calcext:value-type="float">
            <text:p>1,75550169374278E-07</text:p>
          </table:table-cell>
          <table:table-cell table:formula="of:=COS([$Planilha2.$E$27]*[$Planilha1.$A14])" office:value-type="float" office:value="-0.309016820738484" calcext:value-type="float">
            <text:p>-0,309016820738484</text:p>
          </table:table-cell>
          <table:table-cell table:formula="of:=COS([$Planilha2.$E$28]*[$Planilha1.$A14])" office:value-type="float" office:value="-0.587785098907546" calcext:value-type="float">
            <text:p>-0,587785098907546</text:p>
          </table:table-cell>
          <table:table-cell table:formula="of:=COS([$Planilha2.$E$29]*[$Planilha1.$A14])" office:value-type="float" office:value="-0.809016878806835" calcext:value-type="float">
            <text:p>-0,809016878806835</text:p>
          </table:table-cell>
          <table:table-cell table:formula="of:=COS([$Planilha2.$E$30]*[$Planilha1.$A14])" office:value-type="float" office:value="-0.951056453367471" calcext:value-type="float">
            <text:p>-0,951056453367471</text:p>
          </table:table-cell>
          <table:table-cell table:formula="of:=COS([$Planilha2.$E$31]*[$Planilha1.$A14])" office:value-type="float" office:value="-0.999999999999978" calcext:value-type="float">
            <text:p>-0,999999999999978</text:p>
          </table:table-cell>
          <table:table-cell table:formula="of:=COS([$Planilha2.$E$32]*[$Planilha1.$A14])" office:value-type="float" office:value="-0.951056583562633" calcext:value-type="float">
            <text:p>-0,951056583562633</text:p>
          </table:table-cell>
          <table:table-cell table:formula="of:=COS([$Planilha2.$E$33]*[$Planilha1.$A14])" office:value-type="float" office:value="-0.809017126452752" calcext:value-type="float">
            <text:p>-0,809017126452752</text:p>
          </table:table-cell>
          <table:table-cell table:formula="of:=COS([$Planilha2.$E$34]*[$Planilha1.$A14])" office:value-type="float" office:value="-0.58778543976291" calcext:value-type="float">
            <text:p>-0,58778543976291</text:p>
          </table:table-cell>
          <table:table-cell table:formula="of:=COS([$Planilha2.$E$35]*[$Planilha1.$A14])" office:value-type="float" office:value="-0.309017221437997" calcext:value-type="float">
            <text:p>-0,309017221437997</text:p>
          </table:table-cell>
          <table:table-cell table:formula="of:=COS([$Planilha2.$E$36]*[$Planilha1.$A14])" office:value-type="float" office:value="-0.000000245770238367438" calcext:value-type="float">
            <text:p>-2,45770238367438E-07</text:p>
          </table:table-cell>
        </table:table-row>
        <table:table-row table:style-name="ro1">
          <table:table-cell/>
          <table:table-cell table:formula="of:=COS([$Planilha2.E$1]*[$Planilha1.A15])" office:value-type="float" office:value="1" calcext:value-type="float">
            <text:p>1</text:p>
          </table:table-cell>
          <table:table-cell table:formula="of:=COS([$Planilha2.$E$2]*[$Planilha1.$A15])" office:value-type="float" office:value="0.942641493631505" calcext:value-type="float">
            <text:p>0,942641493631505</text:p>
          </table:table-cell>
          <table:table-cell table:formula="of:=COS([$Planilha2.$E$3]*[$Planilha1.$A15])" office:value-type="float" office:value="0.77714597103167" calcext:value-type="float">
            <text:p>0,77714597103167</text:p>
          </table:table-cell>
          <table:table-cell table:formula="of:=COS([$Planilha2.$E$4]*[$Planilha1.$A15])" office:value-type="float" office:value="0.522498584174495" calcext:value-type="float">
            <text:p>0,522498584174495</text:p>
          </table:table-cell>
          <table:table-cell table:formula="of:=COS([$Planilha2.$E$5]*[$Planilha1.$A15])" office:value-type="float" office:value="0.207911720581515" calcext:value-type="float">
            <text:p>0,207911720581515</text:p>
          </table:table-cell>
          <table:table-cell table:formula="of:=COS([$Planilha2.$E$6]*[$Planilha1.$A15])" office:value-type="float" office:value="-0.130526154509584" calcext:value-type="float">
            <text:p>-0,130526154509584</text:p>
          </table:table-cell>
          <table:table-cell table:formula="of:=COS([$Planilha2.$E$7]*[$Planilha1.$A15])" office:value-type="float" office:value="-0.453990459071296" calcext:value-type="float">
            <text:p>-0,453990459071296</text:p>
          </table:table-cell>
          <table:table-cell table:formula="of:=COS([$Planilha2.$E$8]*[$Planilha1.$A15])" office:value-type="float" office:value="-0.725374334357255" calcext:value-type="float">
            <text:p>-0,725374334357255</text:p>
          </table:table-cell>
          <table:table-cell table:formula="of:=COS([$Planilha2.$E$9]*[$Planilha1.$A15])" office:value-type="float" office:value="-0.913545432889668" calcext:value-type="float">
            <text:p>-0,913545432889668</text:p>
          </table:table-cell>
          <table:table-cell table:formula="of:=COS([$Planilha2.$E$10]*[$Planilha1.$A15])" office:value-type="float" office:value="-0.996917328361458" calcext:value-type="float">
            <text:p>-0,996917328361458</text:p>
          </table:table-cell>
          <table:table-cell table:formula="of:=COS([$Planilha2.$E$11]*[$Planilha1.$A15])" office:value-type="float" office:value="-0.965925845977881" calcext:value-type="float">
            <text:p>-0,965925845977881</text:p>
          </table:table-cell>
          <table:table-cell table:formula="of:=COS([$Planilha2.$E$12]*[$Planilha1.$A15])" office:value-type="float" office:value="-0.824126236018272" calcext:value-type="float">
            <text:p>-0,824126236018272</text:p>
          </table:table-cell>
          <table:table-cell table:formula="of:=COS([$Planilha2.$E$13]*[$Planilha1.$A15])" office:value-type="float" office:value="-0.587785326144467" calcext:value-type="float">
            <text:p>-0,587785326144467</text:p>
          </table:table-cell>
          <table:table-cell table:formula="of:=COS([$Planilha2.$E$14]*[$Planilha1.$A15])" office:value-type="float" office:value="-0.284015439524732" calcext:value-type="float">
            <text:p>-0,284015439524732</text:p>
          </table:table-cell>
          <table:table-cell table:formula="of:=COS([$Planilha2.$E$15]*[$Planilha1.$A15])" office:value-type="float" office:value="0.0523358498884628" calcext:value-type="float">
            <text:p>0,052335849888463</text:p>
          </table:table-cell>
          <table:table-cell table:formula="of:=COS([$Planilha2.$E$16]*[$Planilha1.$A15])" office:value-type="float" office:value="0.382683326943402" calcext:value-type="float">
            <text:p>0,382683326943402</text:p>
          </table:table-cell>
          <table:table-cell table:formula="of:=COS([$Planilha2.$E$17]*[$Planilha1.$A15])" office:value-type="float" office:value="0.669130515907142" calcext:value-type="float">
            <text:p>0,669130515907142</text:p>
          </table:table-cell>
          <table:table-cell table:formula="of:=COS([$Planilha2.$E$18]*[$Planilha1.$A15])" office:value-type="float" office:value="0.878817050954853" calcext:value-type="float">
            <text:p>0,878817050954853</text:p>
          </table:table-cell>
          <table:table-cell table:formula="of:=COS([$Planilha2.$E$19]*[$Planilha1.$A15])" office:value-type="float" office:value="0.987688319174693" calcext:value-type="float">
            <text:p>0,987688319174693</text:p>
          </table:table-cell>
          <table:table-cell table:formula="of:=COS([$Planilha2.$E$20]*[$Planilha1.$A15])" office:value-type="float" office:value="0.983254933903594" calcext:value-type="float">
            <text:p>0,983254933903594</text:p>
          </table:table-cell>
          <table:table-cell table:formula="of:=COS([$Planilha2.$E$201]*[$Planilha1.$A15])" office:value-type="float" office:value="1" calcext:value-type="float">
            <text:p>1</text:p>
          </table:table-cell>
          <table:table-cell table:formula="of:=COS([$Planilha2.$E$22]*[$Planilha1.$A15])" office:value-type="float" office:value="0.649448169805526" calcext:value-type="float">
            <text:p>0,649448169805526</text:p>
          </table:table-cell>
          <table:table-cell table:formula="of:=COS([$Planilha2.$E$23]*[$Planilha1.$A15])" office:value-type="float" office:value="0.358368105787288" calcext:value-type="float">
            <text:p>0,358368105787288</text:p>
          </table:table-cell>
          <table:table-cell table:formula="of:=COS([$Planilha2.$E$24]*[$Planilha1.$A15])" office:value-type="float" office:value="0.0261771232129187" calcext:value-type="float">
            <text:p>0,026177123212919</text:p>
          </table:table-cell>
          <table:table-cell table:formula="of:=COS([$Planilha2.$E$25]*[$Planilha1.$A15])" office:value-type="float" office:value="-0.309016820738484" calcext:value-type="float">
            <text:p>-0,309016820738484</text:p>
          </table:table-cell>
          <table:table-cell table:formula="of:=COS([$Planilha2.$E$26]*[$Planilha1.$A15])" office:value-type="float" office:value="-0.608761278129287" calcext:value-type="float">
            <text:p>-0,608761278129287</text:p>
          </table:table-cell>
          <table:table-cell table:formula="of:=COS([$Planilha2.$E$27]*[$Planilha1.$A15])" office:value-type="float" office:value="-0.838670460223146" calcext:value-type="float">
            <text:p>-0,838670460223146</text:p>
          </table:table-cell>
          <table:table-cell table:formula="of:=COS([$Planilha2.$E$28]*[$Planilha1.$A15])" office:value-type="float" office:value="-0.972369872449449" calcext:value-type="float">
            <text:p>-0,972369872449449</text:p>
          </table:table-cell>
          <table:table-cell table:formula="of:=COS([$Planilha2.$E$29]*[$Planilha1.$A15])" office:value-type="float" office:value="-0.994521917632905" calcext:value-type="float">
            <text:p>-0,994521917632905</text:p>
          </table:table-cell>
          <table:table-cell table:formula="of:=COS([$Planilha2.$E$30]*[$Planilha1.$A15])" office:value-type="float" office:value="-0.902585379324051" calcext:value-type="float">
            <text:p>-0,902585379324051</text:p>
          </table:table-cell>
          <table:table-cell table:formula="of:=COS([$Planilha2.$E$31]*[$Planilha1.$A15])" office:value-type="float" office:value="-0.707106942559059" calcext:value-type="float">
            <text:p>-0,707106942559059</text:p>
          </table:table-cell>
          <table:table-cell table:formula="of:=COS([$Planilha2.$E$32]*[$Planilha1.$A15])" office:value-type="float" office:value="-0.430511309658106" calcext:value-type="float">
            <text:p>-0,430511309658106</text:p>
          </table:table-cell>
          <table:table-cell table:formula="of:=COS([$Planilha2.$E$33]*[$Planilha1.$A15])" office:value-type="float" office:value="-0.104528705363685" calcext:value-type="float">
            <text:p>-0,104528705363685</text:p>
          </table:table-cell>
          <table:table-cell table:formula="of:=COS([$Planilha2.$E$34]*[$Planilha1.$A15])" office:value-type="float" office:value="0.233445119755322" calcext:value-type="float">
            <text:p>0,233445119755322</text:p>
          </table:table-cell>
          <table:table-cell table:formula="of:=COS([$Planilha2.$E$35]*[$Planilha1.$A15])" office:value-type="float" office:value="0.544638818097971" calcext:value-type="float">
            <text:p>0,544638818097971</text:p>
          </table:table-cell>
          <table:table-cell table:formula="of:=COS([$Planilha2.$E$36]*[$Planilha1.$A15])" office:value-type="float" office:value="0.793353178207812" calcext:value-type="float">
            <text:p>0,793353178207812</text:p>
          </table:table-cell>
        </table:table-row>
        <table:table-row table:style-name="ro1">
          <table:table-cell/>
          <table:table-cell table:formula="of:=COS([$Planilha2.E$1]*[$Planilha1.A16])" office:value-type="float" office:value="1" calcext:value-type="float">
            <text:p>1</text:p>
          </table:table-cell>
          <table:table-cell table:formula="of:=COS([$Planilha2.$E$2]*[$Planilha1.$A16])" office:value-type="float" office:value="0.933580429433074" calcext:value-type="float">
            <text:p>0,933580429433074</text:p>
          </table:table-cell>
          <table:table-cell table:formula="of:=COS([$Planilha2.$E$3]*[$Planilha1.$A16])" office:value-type="float" office:value="0.743144836440887" calcext:value-type="float">
            <text:p>0,743144836440887</text:p>
          </table:table-cell>
          <table:table-cell table:formula="of:=COS([$Planilha2.$E$4]*[$Planilha1.$A16])" office:value-type="float" office:value="0.453990521637835" calcext:value-type="float">
            <text:p>0,453990521637835</text:p>
          </table:table-cell>
          <table:table-cell table:formula="of:=COS([$Planilha2.$E$5]*[$Planilha1.$A16])" office:value-type="float" office:value="0.104528495857504" calcext:value-type="float">
            <text:p>0,104528495857504</text:p>
          </table:table-cell>
          <table:table-cell table:formula="of:=COS([$Planilha2.$E$6]*[$Planilha1.$A16])" office:value-type="float" office:value="-0.25881900553655" calcext:value-type="float">
            <text:p>-0,25881900553655</text:p>
          </table:table-cell>
          <table:table-cell table:formula="of:=COS([$Planilha2.$E$7]*[$Planilha1.$A16])" office:value-type="float" office:value="-0.587785212526013" calcext:value-type="float">
            <text:p>-0,587785212526013</text:p>
          </table:table-cell>
          <table:table-cell table:formula="of:=COS([$Planilha2.$E$8]*[$Planilha1.$A16])" office:value-type="float" office:value="-0.83867053671234" calcext:value-type="float">
            <text:p>-0,83867053671234</text:p>
          </table:table-cell>
          <table:table-cell table:formula="of:=COS([$Planilha2.$E$9]*[$Planilha1.$A16])" office:value-type="float" office:value="-0.978147587107535" calcext:value-type="float">
            <text:p>-0,978147587107535</text:p>
          </table:table-cell>
          <table:table-cell table:formula="of:=COS([$Planilha2.$E$10]*[$Planilha1.$A16])" office:value-type="float" office:value="-0.987688352129216" calcext:value-type="float">
            <text:p>-0,987688352129216</text:p>
          </table:table-cell>
          <table:table-cell table:formula="of:=COS([$Planilha2.$E$11]*[$Planilha1.$A16])" office:value-type="float" office:value="-0.866025444746142" calcext:value-type="float">
            <text:p>-0,866025444746142</text:p>
          </table:table-cell>
          <table:table-cell table:formula="of:=COS([$Planilha2.$E$12]*[$Planilha1.$A16])" office:value-type="float" office:value="-0.62932046108293" calcext:value-type="float">
            <text:p>-0,62932046108293</text:p>
          </table:table-cell>
          <table:table-cell table:formula="of:=COS([$Planilha2.$E$13]*[$Planilha1.$A16])" office:value-type="float" office:value="-0.3090170878715" calcext:value-type="float">
            <text:p>-0,3090170878715</text:p>
          </table:table-cell>
          <table:table-cell table:formula="of:=COS([$Planilha2.$E$14]*[$Planilha1.$A16])" office:value-type="float" office:value="0.0523358498884628" calcext:value-type="float">
            <text:p>0,052335849888463</text:p>
          </table:table-cell>
          <table:table-cell table:formula="of:=COS([$Planilha2.$E$15]*[$Planilha1.$A16])" office:value-type="float" office:value="0.406736538298731" calcext:value-type="float">
            <text:p>0,406736538298731</text:p>
          </table:table-cell>
          <table:table-cell table:formula="of:=COS([$Planilha2.$E$16]*[$Planilha1.$A16])" office:value-type="float" office:value="0.707106694293641" calcext:value-type="float">
            <text:p>0,707106694293641</text:p>
          </table:table-cell>
          <table:table-cell table:formula="of:=COS([$Planilha2.$E$17]*[$Planilha1.$A16])" office:value-type="float" office:value="0.913545404328587" calcext:value-type="float">
            <text:p>0,913545404328587</text:p>
          </table:table-cell>
          <table:table-cell table:formula="of:=COS([$Planilha2.$E$18]*[$Planilha1.$A16])" office:value-type="float" office:value="0.998629527465746" calcext:value-type="float">
            <text:p>0,998629527465746</text:p>
          </table:table-cell>
          <table:table-cell table:formula="of:=COS([$Planilha2.$E$19]*[$Planilha1.$A16])" office:value-type="float" office:value="0.951056561863452" calcext:value-type="float">
            <text:p>0,951056561863452</text:p>
          </table:table-cell>
          <table:table-cell table:formula="of:=COS([$Planilha2.$E$20]*[$Planilha1.$A16])" office:value-type="float" office:value="0.777146059413503" calcext:value-type="float">
            <text:p>0,777146059413503</text:p>
          </table:table-cell>
          <table:table-cell table:formula="of:=COS([$Planilha2.$E$201]*[$Planilha1.$A16])" office:value-type="float" office:value="1" calcext:value-type="float">
            <text:p>1</text:p>
          </table:table-cell>
          <table:table-cell table:formula="of:=COS([$Planilha2.$E$22]*[$Planilha1.$A16])" office:value-type="float" office:value="0.156434634961308" calcext:value-type="float">
            <text:p>0,156434634961308</text:p>
          </table:table-cell>
          <table:table-cell table:formula="of:=COS([$Planilha2.$E$23]*[$Planilha1.$A16])" office:value-type="float" office:value="-0.207911514524738" calcext:value-type="float">
            <text:p>-0,207911514524738</text:p>
          </table:table-cell>
          <table:table-cell table:formula="of:=COS([$Planilha2.$E$24]*[$Planilha1.$A16])" office:value-type="float" office:value="-0.54463887698948" calcext:value-type="float">
            <text:p>-0,54463887698948</text:p>
          </table:table-cell>
          <table:table-cell table:formula="of:=COS([$Planilha2.$E$25]*[$Planilha1.$A16])" office:value-type="float" office:value="-0.809016878806835" calcext:value-type="float">
            <text:p>-0,809016878806835</text:p>
          </table:table-cell>
          <table:table-cell table:formula="of:=COS([$Planilha2.$E$26]*[$Planilha1.$A16])" office:value-type="float" office:value="-0.9659257732807" calcext:value-type="float">
            <text:p>-0,9659257732807</text:p>
          </table:table-cell>
          <table:table-cell table:formula="of:=COS([$Planilha2.$E$27]*[$Planilha1.$A16])" office:value-type="float" office:value="-0.994521917632905" calcext:value-type="float">
            <text:p>-0,994521917632905</text:p>
          </table:table-cell>
          <table:table-cell table:formula="of:=COS([$Planilha2.$E$28]*[$Planilha1.$A16])" office:value-type="float" office:value="-0.891006624607965" calcext:value-type="float">
            <text:p>-0,891006624607965</text:p>
          </table:table-cell>
          <table:table-cell table:formula="of:=COS([$Planilha2.$E$29]*[$Planilha1.$A16])" office:value-type="float" office:value="-0.66913077682553" calcext:value-type="float">
            <text:p>-0,66913077682553</text:p>
          </table:table-cell>
          <table:table-cell table:formula="of:=COS([$Planilha2.$E$30]*[$Planilha1.$A16])" office:value-type="float" office:value="-0.358368171343365" calcext:value-type="float">
            <text:p>-0,358368171343365</text:p>
          </table:table-cell>
          <table:table-cell table:formula="of:=COS([$Planilha2.$E$31]*[$Planilha1.$A16])" office:value-type="float" office:value="-0.000000245770238367438" calcext:value-type="float">
            <text:p>-2,45770238367438E-07</text:p>
          </table:table-cell>
          <table:table-cell table:formula="of:=COS([$Planilha2.$E$32]*[$Planilha1.$A16])" office:value-type="float" office:value="0.358367712450796" calcext:value-type="float">
            <text:p>0,358367712450796</text:p>
          </table:table-cell>
          <table:table-cell table:formula="of:=COS([$Planilha2.$E$33]*[$Planilha1.$A16])" office:value-type="float" office:value="0.669130411539763" calcext:value-type="float">
            <text:p>0,669130411539763</text:p>
          </table:table-cell>
          <table:table-cell table:formula="of:=COS([$Planilha2.$E$34]*[$Planilha1.$A16])" office:value-type="float" office:value="0.891006401453247" calcext:value-type="float">
            <text:p>0,891006401453247</text:p>
          </table:table-cell>
          <table:table-cell table:formula="of:=COS([$Planilha2.$E$35]*[$Planilha1.$A16])" office:value-type="float" office:value="0.994521866252918" calcext:value-type="float">
            <text:p>0,994521866252918</text:p>
          </table:table-cell>
          <table:table-cell table:formula="of:=COS([$Planilha2.$E$36]*[$Planilha1.$A16])" office:value-type="float" office:value="0.965925900500717" calcext:value-type="float">
            <text:p>0,965925900500717</text:p>
          </table:table-cell>
        </table:table-row>
        <table:table-row table:style-name="ro1">
          <table:table-cell/>
          <table:table-cell table:formula="of:=COS([$Planilha2.E$1]*[$Planilha1.A17])" office:value-type="float" office:value="1" calcext:value-type="float">
            <text:p>1</text:p>
          </table:table-cell>
          <table:table-cell table:formula="of:=COS([$Planilha2.$E$2]*[$Planilha1.$A17])" office:value-type="float" office:value="0.923879535870294" calcext:value-type="float">
            <text:p>0,923879535870294</text:p>
          </table:table-cell>
          <table:table-cell table:formula="of:=COS([$Planilha2.$E$3]*[$Planilha1.$A17])" office:value-type="float" office:value="0.707106793599819" calcext:value-type="float">
            <text:p>0,707106793599819</text:p>
          </table:table-cell>
          <table:table-cell table:formula="of:=COS([$Planilha2.$E$4]*[$Planilha1.$A17])" office:value-type="float" office:value="0.382683456693171" calcext:value-type="float">
            <text:p>0,382683456693171</text:p>
          </table:table-cell>
          <table:table-cell table:formula="of:=COS([$Planilha2.$E$5]*[$Planilha1.$A17])" office:value-type="float" office:value="0.0000000351100338304468" calcext:value-type="float">
            <text:p>3,51100338304468E-08</text:p>
          </table:table-cell>
          <table:table-cell table:formula="of:=COS([$Planilha2.$E$6]*[$Planilha1.$A17])" office:value-type="float" office:value="-0.382683391818287" calcext:value-type="float">
            <text:p>-0,382683391818287</text:p>
          </table:table-cell>
          <table:table-cell table:formula="of:=COS([$Planilha2.$E$7]*[$Planilha1.$A17])" office:value-type="float" office:value="-0.707106743946732" calcext:value-type="float">
            <text:p>-0,707106743946732</text:p>
          </table:table-cell>
          <table:table-cell table:formula="of:=COS([$Planilha2.$E$8]*[$Planilha1.$A17])" office:value-type="float" office:value="-0.923879508998235" calcext:value-type="float">
            <text:p>-0,923879508998235</text:p>
          </table:table-cell>
          <table:table-cell table:formula="of:=COS([$Planilha2.$E$9]*[$Planilha1.$A17])" office:value-type="float" office:value="-0.999999999999998" calcext:value-type="float">
            <text:p>-0,999999999999998</text:p>
          </table:table-cell>
          <table:table-cell table:formula="of:=COS([$Planilha2.$E$10]*[$Planilha1.$A17])" office:value-type="float" office:value="-0.923879562742348" calcext:value-type="float">
            <text:p>-0,923879562742348</text:p>
          </table:table-cell>
          <table:table-cell table:formula="of:=COS([$Planilha2.$E$11]*[$Planilha1.$A17])" office:value-type="float" office:value="-0.707106843252903" calcext:value-type="float">
            <text:p>-0,707106843252903</text:p>
          </table:table-cell>
          <table:table-cell table:formula="of:=COS([$Planilha2.$E$12]*[$Planilha1.$A17])" office:value-type="float" office:value="-0.382683521568053" calcext:value-type="float">
            <text:p>-0,382683521568053</text:p>
          </table:table-cell>
          <table:table-cell table:formula="of:=COS([$Planilha2.$E$13]*[$Planilha1.$A17])" office:value-type="float" office:value="-0.000000105330102157474" calcext:value-type="float">
            <text:p>-1,05330102157474E-07</text:p>
          </table:table-cell>
          <table:table-cell table:formula="of:=COS([$Planilha2.$E$14]*[$Planilha1.$A17])" office:value-type="float" office:value="0.382683326943402" calcext:value-type="float">
            <text:p>0,382683326943402</text:p>
          </table:table-cell>
          <table:table-cell table:formula="of:=COS([$Planilha2.$E$15]*[$Planilha1.$A17])" office:value-type="float" office:value="0.707106694293641" calcext:value-type="float">
            <text:p>0,707106694293641</text:p>
          </table:table-cell>
          <table:table-cell table:formula="of:=COS([$Planilha2.$E$16]*[$Planilha1.$A17])" office:value-type="float" office:value="0.923879482126173" calcext:value-type="float">
            <text:p>0,923879482126173</text:p>
          </table:table-cell>
          <table:table-cell table:formula="of:=COS([$Planilha2.$E$17]*[$Planilha1.$A17])" office:value-type="float" office:value="0.99999999999999" calcext:value-type="float">
            <text:p>0,99999999999999</text:p>
          </table:table-cell>
          <table:table-cell table:formula="of:=COS([$Planilha2.$E$18]*[$Planilha1.$A17])" office:value-type="float" office:value="0.923879589614396" calcext:value-type="float">
            <text:p>0,923879589614396</text:p>
          </table:table-cell>
          <table:table-cell table:formula="of:=COS([$Planilha2.$E$19]*[$Planilha1.$A17])" office:value-type="float" office:value="0.707106892905983" calcext:value-type="float">
            <text:p>0,707106892905983</text:p>
          </table:table-cell>
          <table:table-cell table:formula="of:=COS([$Planilha2.$E$20]*[$Planilha1.$A17])" office:value-type="float" office:value="0.382683586442934" calcext:value-type="float">
            <text:p>0,382683586442934</text:p>
          </table:table-cell>
          <table:table-cell table:formula="of:=COS([$Planilha2.$E$201]*[$Planilha1.$A17])" office:value-type="float" office:value="1" calcext:value-type="float">
            <text:p>1</text:p>
          </table:table-cell>
          <table:table-cell table:formula="of:=COS([$Planilha2.$E$22]*[$Planilha1.$A17])" office:value-type="float" office:value="-0.382683262068514" calcext:value-type="float">
            <text:p>-0,382683262068514</text:p>
          </table:table-cell>
          <table:table-cell table:formula="of:=COS([$Planilha2.$E$23]*[$Planilha1.$A17])" office:value-type="float" office:value="-0.707106644640546" calcext:value-type="float">
            <text:p>-0,707106644640546</text:p>
          </table:table-cell>
          <table:table-cell table:formula="of:=COS([$Planilha2.$E$24]*[$Planilha1.$A17])" office:value-type="float" office:value="-0.923879455254105" calcext:value-type="float">
            <text:p>-0,923879455254105</text:p>
          </table:table-cell>
          <table:table-cell table:formula="of:=COS([$Planilha2.$E$25]*[$Planilha1.$A17])" office:value-type="float" office:value="-0.999999999999978" calcext:value-type="float">
            <text:p>-0,999999999999978</text:p>
          </table:table-cell>
          <table:table-cell table:formula="of:=COS([$Planilha2.$E$26]*[$Planilha1.$A17])" office:value-type="float" office:value="-0.923879616486441" calcext:value-type="float">
            <text:p>-0,923879616486441</text:p>
          </table:table-cell>
          <table:table-cell table:formula="of:=COS([$Planilha2.$E$27]*[$Planilha1.$A17])" office:value-type="float" office:value="-0.707106942559059" calcext:value-type="float">
            <text:p>-0,707106942559059</text:p>
          </table:table-cell>
          <table:table-cell table:formula="of:=COS([$Planilha2.$E$28]*[$Planilha1.$A17])" office:value-type="float" office:value="-0.382683651317812" calcext:value-type="float">
            <text:p>-0,382683651317812</text:p>
          </table:table-cell>
          <table:table-cell table:formula="of:=COS([$Planilha2.$E$29]*[$Planilha1.$A17])" office:value-type="float" office:value="-0.000000245770238367438" calcext:value-type="float">
            <text:p>-2,45770238367438E-07</text:p>
          </table:table-cell>
          <table:table-cell table:formula="of:=COS([$Planilha2.$E$30]*[$Planilha1.$A17])" office:value-type="float" office:value="0.382683197193624" calcext:value-type="float">
            <text:p>0,382683197193624</text:p>
          </table:table-cell>
          <table:table-cell table:formula="of:=COS([$Planilha2.$E$31]*[$Planilha1.$A17])" office:value-type="float" office:value="0.70710659498745" calcext:value-type="float">
            <text:p>0,70710659498745</text:p>
          </table:table-cell>
          <table:table-cell table:formula="of:=COS([$Planilha2.$E$32]*[$Planilha1.$A17])" office:value-type="float" office:value="0.923879428382033" calcext:value-type="float">
            <text:p>0,923879428382033</text:p>
          </table:table-cell>
          <table:table-cell table:formula="of:=COS([$Planilha2.$E$33]*[$Planilha1.$A17])" office:value-type="float" office:value="0.999999999999961" calcext:value-type="float">
            <text:p>0,999999999999961</text:p>
          </table:table-cell>
          <table:table-cell table:formula="of:=COS([$Planilha2.$E$34]*[$Planilha1.$A17])" office:value-type="float" office:value="0.923879643358481" calcext:value-type="float">
            <text:p>0,923879643358481</text:p>
          </table:table-cell>
          <table:table-cell table:formula="of:=COS([$Planilha2.$E$35]*[$Planilha1.$A17])" office:value-type="float" office:value="0.707106992212131" calcext:value-type="float">
            <text:p>0,707106992212131</text:p>
          </table:table-cell>
          <table:table-cell table:formula="of:=COS([$Planilha2.$E$36]*[$Planilha1.$A17])" office:value-type="float" office:value="0.382683716192688" calcext:value-type="float">
            <text:p>0,382683716192688</text:p>
          </table:table-cell>
        </table:table-row>
        <table:table-row table:style-name="ro1">
          <table:table-cell/>
          <table:table-cell table:formula="of:=COS([$Planilha2.E$1]*[$Planilha1.A18])" office:value-type="float" office:value="1" calcext:value-type="float">
            <text:p>1</text:p>
          </table:table-cell>
          <table:table-cell table:formula="of:=COS([$Planilha2.$E$2]*[$Planilha1.$A18])" office:value-type="float" office:value="0.913545461450744" calcext:value-type="float">
            <text:p>0,913545461450744</text:p>
          </table:table-cell>
          <table:table-cell table:formula="of:=COS([$Planilha2.$E$3]*[$Planilha1.$A18])" office:value-type="float" office:value="0.669130620274506" calcext:value-type="float">
            <text:p>0,669130620274506</text:p>
          </table:table-cell>
          <table:table-cell table:formula="of:=COS([$Planilha2.$E$4]*[$Planilha1.$A18])" office:value-type="float" office:value="0.309017021088248" calcext:value-type="float">
            <text:p>0,309017021088248</text:p>
          </table:table-cell>
          <table:table-cell table:formula="of:=COS([$Planilha2.$E$5]*[$Planilha1.$A18])" office:value-type="float" office:value="-0.10452842602211" calcext:value-type="float">
            <text:p>-0,10452842602211</text:p>
          </table:table-cell>
          <table:table-cell table:formula="of:=COS([$Planilha2.$E$6]*[$Planilha1.$A18])" office:value-type="float" office:value="-0.499999959458425" calcext:value-type="float">
            <text:p>-0,499999959458425</text:p>
          </table:table-cell>
          <table:table-cell table:formula="of:=COS([$Planilha2.$E$7]*[$Planilha1.$A18])" office:value-type="float" office:value="-0.80901696135549" calcext:value-type="float">
            <text:p>-0,80901696135549</text:p>
          </table:table-cell>
          <table:table-cell table:formula="of:=COS([$Planilha2.$E$8]*[$Planilha1.$A18])" office:value-type="float" office:value="-0.978147587107535" calcext:value-type="float">
            <text:p>-0,978147587107535</text:p>
          </table:table-cell>
          <table:table-cell table:formula="of:=COS([$Planilha2.$E$9]*[$Planilha1.$A18])" office:value-type="float" office:value="-0.978147616306681" calcext:value-type="float">
            <text:p>-0,978147616306681</text:p>
          </table:table-cell>
          <table:table-cell table:formula="of:=COS([$Planilha2.$E$10]*[$Planilha1.$A18])" office:value-type="float" office:value="-0.809017043904129" calcext:value-type="float">
            <text:p>-0,809017043904129</text:p>
          </table:table-cell>
          <table:table-cell table:formula="of:=COS([$Planilha2.$E$11]*[$Planilha1.$A18])" office:value-type="float" office:value="-0.500000081083148" calcext:value-type="float">
            <text:p>-0,500000081083148</text:p>
          </table:table-cell>
          <table:table-cell table:formula="of:=COS([$Planilha2.$E$12]*[$Planilha1.$A18])" office:value-type="float" office:value="-0.104528565692899" calcext:value-type="float">
            <text:p>-0,104528565692899</text:p>
          </table:table-cell>
          <table:table-cell table:formula="of:=COS([$Planilha2.$E$13]*[$Planilha1.$A18])" office:value-type="float" office:value="0.309016887521742" calcext:value-type="float">
            <text:p>0,309016887521742</text:p>
          </table:table-cell>
          <table:table-cell table:formula="of:=COS([$Planilha2.$E$14]*[$Planilha1.$A18])" office:value-type="float" office:value="0.669130515907142" calcext:value-type="float">
            <text:p>0,669130515907142</text:p>
          </table:table-cell>
          <table:table-cell table:formula="of:=COS([$Planilha2.$E$15]*[$Planilha1.$A18])" office:value-type="float" office:value="0.913545404328587" calcext:value-type="float">
            <text:p>0,913545404328587</text:p>
          </table:table-cell>
          <table:table-cell table:formula="of:=COS([$Planilha2.$E$16]*[$Planilha1.$A18])" office:value-type="float" office:value="0.99999999999999" calcext:value-type="float">
            <text:p>0,99999999999999</text:p>
          </table:table-cell>
          <table:table-cell table:formula="of:=COS([$Planilha2.$E$17]*[$Planilha1.$A18])" office:value-type="float" office:value="0.913545518572883" calcext:value-type="float">
            <text:p>0,913545518572883</text:p>
          </table:table-cell>
          <table:table-cell table:formula="of:=COS([$Planilha2.$E$18]*[$Planilha1.$A18])" office:value-type="float" office:value="0.669130724641857" calcext:value-type="float">
            <text:p>0,669130724641857</text:p>
          </table:table-cell>
          <table:table-cell table:formula="of:=COS([$Planilha2.$E$19]*[$Planilha1.$A18])" office:value-type="float" office:value="0.309017154654749" calcext:value-type="float">
            <text:p>0,309017154654749</text:p>
          </table:table-cell>
          <table:table-cell table:formula="of:=COS([$Planilha2.$E$20]*[$Planilha1.$A18])" office:value-type="float" office:value="-0.104528286351319" calcext:value-type="float">
            <text:p>-0,104528286351319</text:p>
          </table:table-cell>
          <table:table-cell table:formula="of:=COS([$Planilha2.$E$201]*[$Planilha1.$A18])" office:value-type="float" office:value="1" calcext:value-type="float">
            <text:p>1</text:p>
          </table:table-cell>
          <table:table-cell table:formula="of:=COS([$Planilha2.$E$22]*[$Planilha1.$A18])" office:value-type="float" office:value="-0.809016878806836" calcext:value-type="float">
            <text:p>-0,809016878806836</text:p>
          </table:table-cell>
          <table:table-cell table:formula="of:=COS([$Planilha2.$E$23]*[$Planilha1.$A18])" office:value-type="float" office:value="-0.978147557908371" calcext:value-type="float">
            <text:p>-0,978147557908371</text:p>
          </table:table-cell>
          <table:table-cell table:formula="of:=COS([$Planilha2.$E$24]*[$Planilha1.$A18])" office:value-type="float" office:value="-0.978147645505806" calcext:value-type="float">
            <text:p>-0,978147645505806</text:p>
          </table:table-cell>
          <table:table-cell table:formula="of:=COS([$Planilha2.$E$25]*[$Planilha1.$A18])" office:value-type="float" office:value="-0.809017126452751" calcext:value-type="float">
            <text:p>-0,809017126452751</text:p>
          </table:table-cell>
          <table:table-cell table:formula="of:=COS([$Planilha2.$E$26]*[$Planilha1.$A18])" office:value-type="float" office:value="-0.500000202707859" calcext:value-type="float">
            <text:p>-0,500000202707859</text:p>
          </table:table-cell>
          <table:table-cell table:formula="of:=COS([$Planilha2.$E$27]*[$Planilha1.$A18])" office:value-type="float" office:value="-0.104528705363683" calcext:value-type="float">
            <text:p>-0,104528705363683</text:p>
          </table:table-cell>
          <table:table-cell table:formula="of:=COS([$Planilha2.$E$28]*[$Planilha1.$A18])" office:value-type="float" office:value="0.309016753955226" calcext:value-type="float">
            <text:p>0,309016753955226</text:p>
          </table:table-cell>
          <table:table-cell table:formula="of:=COS([$Planilha2.$E$29]*[$Planilha1.$A18])" office:value-type="float" office:value="0.669130411539764" calcext:value-type="float">
            <text:p>0,669130411539764</text:p>
          </table:table-cell>
          <table:table-cell table:formula="of:=COS([$Planilha2.$E$30]*[$Planilha1.$A18])" office:value-type="float" office:value="0.913545347206413" calcext:value-type="float">
            <text:p>0,913545347206413</text:p>
          </table:table-cell>
          <table:table-cell table:formula="of:=COS([$Planilha2.$E$31]*[$Planilha1.$A18])" office:value-type="float" office:value="0.999999999999961" calcext:value-type="float">
            <text:p>0,999999999999961</text:p>
          </table:table-cell>
          <table:table-cell table:formula="of:=COS([$Planilha2.$E$32]*[$Planilha1.$A18])" office:value-type="float" office:value="0.913545575695003" calcext:value-type="float">
            <text:p>0,913545575695003</text:p>
          </table:table-cell>
          <table:table-cell table:formula="of:=COS([$Planilha2.$E$33]*[$Planilha1.$A18])" office:value-type="float" office:value="0.669130829009194" calcext:value-type="float">
            <text:p>0,669130829009194</text:p>
          </table:table-cell>
          <table:table-cell table:formula="of:=COS([$Planilha2.$E$34]*[$Planilha1.$A18])" office:value-type="float" office:value="0.309017288221243" calcext:value-type="float">
            <text:p>0,309017288221243</text:p>
          </table:table-cell>
          <table:table-cell table:formula="of:=COS([$Planilha2.$E$35]*[$Planilha1.$A18])" office:value-type="float" office:value="-0.104528146680528" calcext:value-type="float">
            <text:p>-0,104528146680528</text:p>
          </table:table-cell>
          <table:table-cell table:formula="of:=COS([$Planilha2.$E$36]*[$Planilha1.$A18])" office:value-type="float" office:value="-0.49999971620895" calcext:value-type="float">
            <text:p>-0,49999971620895</text:p>
          </table:table-cell>
        </table:table-row>
        <table:table-row table:style-name="ro1">
          <table:table-cell/>
          <table:table-cell table:formula="of:=COS([$Planilha2.E$1]*[$Planilha1.A19])" office:value-type="float" office:value="1" calcext:value-type="float">
            <text:p>1</text:p>
          </table:table-cell>
          <table:table-cell table:formula="of:=COS([$Planilha2.$E$2]*[$Planilha1.$A19])" office:value-type="float" office:value="0.902585288632517" calcext:value-type="float">
            <text:p>0,902585288632517</text:p>
          </table:table-cell>
          <table:table-cell table:formula="of:=COS([$Planilha2.$E$3]*[$Planilha1.$A19])" office:value-type="float" office:value="0.629320406511689" calcext:value-type="float">
            <text:p>0,629320406511689</text:p>
          </table:table-cell>
          <table:table-cell table:formula="of:=COS([$Planilha2.$E$4]*[$Planilha1.$A19])" office:value-type="float" office:value="0.233445392874855" calcext:value-type="float">
            <text:p>0,233445392874855</text:p>
          </table:table-cell>
          <table:table-cell table:formula="of:=COS([$Planilha2.$E$5]*[$Planilha1.$A19])" office:value-type="float" office:value="-0.207911651895925" calcext:value-type="float">
            <text:p>-0,207911651895925</text:p>
          </table:table-cell>
          <table:table-cell table:formula="of:=COS([$Planilha2.$E$6]*[$Planilha1.$A19])" office:value-type="float" office:value="-0.608761389547948" calcext:value-type="float">
            <text:p>-0,608761389547948</text:p>
          </table:table-cell>
          <table:table-cell table:formula="of:=COS([$Planilha2.$E$7]*[$Planilha1.$A19])" office:value-type="float" office:value="-0.891006497091009" calcext:value-type="float">
            <text:p>-0,891006497091009</text:p>
          </table:table-cell>
          <table:table-cell table:formula="of:=COS([$Planilha2.$E$8]*[$Planilha1.$A19])" office:value-type="float" office:value="-0.999657323152726" calcext:value-type="float">
            <text:p>-0,999657323152726</text:p>
          </table:table-cell>
          <table:table-cell table:formula="of:=COS([$Planilha2.$E$9]*[$Planilha1.$A19])" office:value-type="float" office:value="-0.913545490011816" calcext:value-type="float">
            <text:p>-0,913545490011816</text:p>
          </table:table-cell>
          <table:table-cell table:formula="of:=COS([$Planilha2.$E$10]*[$Planilha1.$A19])" office:value-type="float" office:value="-0.649448116409773" calcext:value-type="float">
            <text:p>-0,649448116409773</text:p>
          </table:table-cell>
          <table:table-cell table:formula="of:=COS([$Planilha2.$E$11]*[$Planilha1.$A19])" office:value-type="float" office:value="-0.258819141191304" calcext:value-type="float">
            <text:p>-0,258819141191304</text:p>
          </table:table-cell>
          <table:table-cell table:formula="of:=COS([$Planilha2.$E$12]*[$Planilha1.$A19])" office:value-type="float" office:value="0.182235417898227" calcext:value-type="float">
            <text:p>0,182235417898227</text:p>
          </table:table-cell>
          <table:table-cell table:formula="of:=COS([$Planilha2.$E$13]*[$Planilha1.$A19])" office:value-type="float" office:value="0.587785155716781" calcext:value-type="float">
            <text:p>0,587785155716781</text:p>
          </table:table-cell>
          <table:table-cell table:formula="of:=COS([$Planilha2.$E$14]*[$Planilha1.$A19])" office:value-type="float" office:value="0.878817050954853" calcext:value-type="float">
            <text:p>0,878817050954853</text:p>
          </table:table-cell>
          <table:table-cell table:formula="of:=COS([$Planilha2.$E$15]*[$Planilha1.$A19])" office:value-type="float" office:value="0.998629527465746" calcext:value-type="float">
            <text:p>0,998629527465746</text:p>
          </table:table-cell>
          <table:table-cell table:formula="of:=COS([$Planilha2.$E$16]*[$Planilha1.$A19])" office:value-type="float" office:value="0.923879589614397" calcext:value-type="float">
            <text:p>0,923879589614397</text:p>
          </table:table-cell>
          <table:table-cell table:formula="of:=COS([$Planilha2.$E$17]*[$Planilha1.$A19])" office:value-type="float" office:value="0.669130724641857" calcext:value-type="float">
            <text:p>0,669130724641857</text:p>
          </table:table-cell>
          <table:table-cell table:formula="of:=COS([$Planilha2.$E$18]*[$Planilha1.$A19])" office:value-type="float" office:value="0.284015506853116" calcext:value-type="float">
            <text:p>0,284015506853116</text:p>
          </table:table-cell>
          <table:table-cell table:formula="of:=COS([$Planilha2.$E$19]*[$Planilha1.$A19])" office:value-type="float" office:value="-0.156434288183596" calcext:value-type="float">
            <text:p>-0,156434288183596</text:p>
          </table:table-cell>
          <table:table-cell table:formula="of:=COS([$Planilha2.$E$20]*[$Planilha1.$A19])" office:value-type="float" office:value="-0.566406081157542" calcext:value-type="float">
            <text:p>-0,566406081157542</text:p>
          </table:table-cell>
          <table:table-cell table:formula="of:=COS([$Planilha2.$E$201]*[$Planilha1.$A19])" office:value-type="float" office:value="1" calcext:value-type="float">
            <text:p>1</text:p>
          </table:table-cell>
          <table:table-cell table:formula="of:=COS([$Planilha2.$E$22]*[$Planilha1.$A19])" office:value-type="float" office:value="-0.996917317342632" calcext:value-type="float">
            <text:p>-0,996917317342632</text:p>
          </table:table-cell>
          <table:table-cell table:formula="of:=COS([$Planilha2.$E$23]*[$Planilha1.$A19])" office:value-type="float" office:value="-0.933580504926917" calcext:value-type="float">
            <text:p>-0,933580504926917</text:p>
          </table:table-cell>
          <table:table-cell table:formula="of:=COS([$Planilha2.$E$24]*[$Planilha1.$A19])" office:value-type="float" office:value="-0.688354741659673" calcext:value-type="float">
            <text:p>-0,688354741659673</text:p>
          </table:table-cell>
          <table:table-cell table:formula="of:=COS([$Planilha2.$E$25]*[$Planilha1.$A19])" office:value-type="float" office:value="-0.309017221437999" calcext:value-type="float">
            <text:p>-0,309017221437999</text:p>
          </table:table-cell>
          <table:table-cell table:formula="of:=COS([$Planilha2.$E$26]*[$Planilha1.$A19])" office:value-type="float" office:value="0.130525945651604" calcext:value-type="float">
            <text:p>0,130525945651604</text:p>
          </table:table-cell>
          <table:table-cell table:formula="of:=COS([$Planilha2.$E$27]*[$Planilha1.$A19])" office:value-type="float" office:value="0.544638818097969" calcext:value-type="float">
            <text:p>0,544638818097969</text:p>
          </table:table-cell>
          <table:table-cell table:formula="of:=COS([$Planilha2.$E$28]*[$Planilha1.$A19])" office:value-type="float" office:value="0.852640024015252" calcext:value-type="float">
            <text:p>0,852640024015252</text:p>
          </table:table-cell>
          <table:table-cell table:formula="of:=COS([$Planilha2.$E$29]*[$Planilha1.$A19])" office:value-type="float" office:value="0.994521866252918" calcext:value-type="float">
            <text:p>0,994521866252918</text:p>
          </table:table-cell>
          <table:table-cell table:formula="of:=COS([$Planilha2.$E$30]*[$Planilha1.$A19])" office:value-type="float" office:value="0.942641587391227" calcext:value-type="float">
            <text:p>0,942641587391227</text:p>
          </table:table-cell>
          <table:table-cell table:formula="of:=COS([$Planilha2.$E$31]*[$Planilha1.$A19])" office:value-type="float" office:value="0.707106992212132" calcext:value-type="float">
            <text:p>0,707106992212132</text:p>
          </table:table-cell>
          <table:table-cell table:formula="of:=COS([$Planilha2.$E$32]*[$Planilha1.$A19])" office:value-type="float" office:value="0.333807149928488" calcext:value-type="float">
            <text:p>0,333807149928488</text:p>
          </table:table-cell>
          <table:table-cell table:formula="of:=COS([$Planilha2.$E$33]*[$Planilha1.$A19])" office:value-type="float" office:value="-0.104528146680526" calcext:value-type="float">
            <text:p>-0,104528146680526</text:p>
          </table:table-cell>
          <table:table-cell table:formula="of:=COS([$Planilha2.$E$34]*[$Planilha1.$A19])" office:value-type="float" office:value="-0.522498284812218" calcext:value-type="float">
            <text:p>-0,522498284812218</text:p>
          </table:table-cell>
          <table:table-cell table:formula="of:=COS([$Planilha2.$E$35]*[$Planilha1.$A19])" office:value-type="float" office:value="-0.838670383733936" calcext:value-type="float">
            <text:p>-0,838670383733936</text:p>
          </table:table-cell>
          <table:table-cell table:formula="of:=COS([$Planilha2.$E$36]*[$Planilha1.$A19])" office:value-type="float" office:value="-0.991444815927858" calcext:value-type="float">
            <text:p>-0,991444815927858</text:p>
          </table:table-cell>
        </table:table-row>
        <table:table-row table:style-name="ro1">
          <table:table-cell/>
          <table:table-cell table:formula="of:=COS([$Planilha2.E$1]*[$Planilha1.A20])" office:value-type="float" office:value="1" calcext:value-type="float">
            <text:p>1</text:p>
          </table:table-cell>
          <table:table-cell table:formula="of:=COS([$Planilha2.$E$2]*[$Planilha1.$A20])" office:value-type="float" office:value="0.891006528970254" calcext:value-type="float">
            <text:p>0,891006528970254</text:p>
          </table:table-cell>
          <table:table-cell table:formula="of:=COS([$Planilha2.$E$3]*[$Planilha1.$A20])" office:value-type="float" office:value="0.587785269335241" calcext:value-type="float">
            <text:p>0,587785269335241</text:p>
          </table:table-cell>
          <table:table-cell table:formula="of:=COS([$Planilha2.$E$4]*[$Planilha1.$A20])" office:value-type="float" office:value="0.156434496250225" calcext:value-type="float">
            <text:p>0,156434496250225</text:p>
          </table:table-cell>
          <table:table-cell table:formula="of:=COS([$Planilha2.$E$5]*[$Planilha1.$A20])" office:value-type="float" office:value="-0.309016954304996" calcext:value-type="float">
            <text:p>-0,309016954304996</text:p>
          </table:table-cell>
          <table:table-cell table:formula="of:=COS([$Planilha2.$E$6]*[$Planilha1.$A20])" office:value-type="float" office:value="-0.707106743946732" calcext:value-type="float">
            <text:p>-0,707106743946732</text:p>
          </table:table-cell>
          <table:table-cell table:formula="of:=COS([$Planilha2.$E$7]*[$Planilha1.$A20])" office:value-type="float" office:value="-0.951056496765877" calcext:value-type="float">
            <text:p>-0,951056496765877</text:p>
          </table:table-cell>
          <table:table-cell table:formula="of:=COS([$Planilha2.$E$8]*[$Planilha1.$A20])" office:value-type="float" office:value="-0.987688352129216" calcext:value-type="float">
            <text:p>-0,987688352129216</text:p>
          </table:table-cell>
          <table:table-cell table:formula="of:=COS([$Planilha2.$E$9]*[$Planilha1.$A20])" office:value-type="float" office:value="-0.809017043904129" calcext:value-type="float">
            <text:p>-0,809017043904129</text:p>
          </table:table-cell>
          <table:table-cell table:formula="of:=COS([$Planilha2.$E$10]*[$Planilha1.$A20])" office:value-type="float" office:value="-0.453990584204372" calcext:value-type="float">
            <text:p>-0,453990584204372</text:p>
          </table:table-cell>
          <table:table-cell table:formula="of:=COS([$Planilha2.$E$11]*[$Planilha1.$A20])" office:value-type="float" office:value="-0.000000105330101269296" calcext:value-type="float">
            <text:p>-1,05330101269296E-07</text:p>
          </table:table-cell>
          <table:table-cell table:formula="of:=COS([$Planilha2.$E$12]*[$Planilha1.$A20])" office:value-type="float" office:value="0.453990396504755" calcext:value-type="float">
            <text:p>0,453990396504755</text:p>
          </table:table-cell>
          <table:table-cell table:formula="of:=COS([$Planilha2.$E$13]*[$Planilha1.$A20])" office:value-type="float" office:value="0.809016920081165" calcext:value-type="float">
            <text:p>0,809016920081165</text:p>
          </table:table-cell>
          <table:table-cell table:formula="of:=COS([$Planilha2.$E$14]*[$Planilha1.$A20])" office:value-type="float" office:value="0.987688319174693" calcext:value-type="float">
            <text:p>0,987688319174693</text:p>
          </table:table-cell>
          <table:table-cell table:formula="of:=COS([$Planilha2.$E$15]*[$Planilha1.$A20])" office:value-type="float" office:value="0.951056561863451" calcext:value-type="float">
            <text:p>0,951056561863451</text:p>
          </table:table-cell>
          <table:table-cell table:formula="of:=COS([$Planilha2.$E$16]*[$Planilha1.$A20])" office:value-type="float" office:value="0.707106892905982" calcext:value-type="float">
            <text:p>0,707106892905982</text:p>
          </table:table-cell>
          <table:table-cell table:formula="of:=COS([$Planilha2.$E$17]*[$Planilha1.$A20])" office:value-type="float" office:value="0.309017154654749" calcext:value-type="float">
            <text:p>0,309017154654749</text:p>
          </table:table-cell>
          <table:table-cell table:formula="of:=COS([$Planilha2.$E$18]*[$Planilha1.$A20])" office:value-type="float" office:value="-0.156434288183598" calcext:value-type="float">
            <text:p>-0,156434288183598</text:p>
          </table:table-cell>
          <table:table-cell table:formula="of:=COS([$Planilha2.$E$19]*[$Planilha1.$A20])" office:value-type="float" office:value="-0.587785098907547" calcext:value-type="float">
            <text:p>-0,587785098907547</text:p>
          </table:table-cell>
          <table:table-cell table:formula="of:=COS([$Planilha2.$E$20]*[$Planilha1.$A20])" office:value-type="float" office:value="-0.891006433332505" calcext:value-type="float">
            <text:p>-0,891006433332505</text:p>
          </table:table-cell>
          <table:table-cell table:formula="of:=COS([$Planilha2.$E$201]*[$Planilha1.$A20])" office:value-type="float" office:value="1" calcext:value-type="float">
            <text:p>1</text:p>
          </table:table-cell>
          <table:table-cell table:formula="of:=COS([$Planilha2.$E$22]*[$Planilha1.$A20])" office:value-type="float" office:value="-0.891006624607963" calcext:value-type="float">
            <text:p>-0,891006624607963</text:p>
          </table:table-cell>
          <table:table-cell table:formula="of:=COS([$Planilha2.$E$23]*[$Planilha1.$A20])" office:value-type="float" office:value="-0.587785439762911" calcext:value-type="float">
            <text:p>-0,587785439762911</text:p>
          </table:table-cell>
          <table:table-cell table:formula="of:=COS([$Planilha2.$E$24]*[$Planilha1.$A20])" office:value-type="float" office:value="-0.156434704316848" calcext:value-type="float">
            <text:p>-0,156434704316848</text:p>
          </table:table-cell>
          <table:table-cell table:formula="of:=COS([$Planilha2.$E$25]*[$Planilha1.$A20])" office:value-type="float" office:value="0.309016753955228" calcext:value-type="float">
            <text:p>0,309016753955228</text:p>
          </table:table-cell>
          <table:table-cell table:formula="of:=COS([$Planilha2.$E$26]*[$Planilha1.$A20])" office:value-type="float" office:value="0.707106594987451" calcext:value-type="float">
            <text:p>0,707106594987451</text:p>
          </table:table-cell>
          <table:table-cell table:formula="of:=COS([$Planilha2.$E$27]*[$Planilha1.$A20])" office:value-type="float" office:value="0.951056431668261" calcext:value-type="float">
            <text:p>0,951056431668261</text:p>
          </table:table-cell>
          <table:table-cell table:formula="of:=COS([$Planilha2.$E$28]*[$Planilha1.$A20])" office:value-type="float" office:value="0.987688385083695" calcext:value-type="float">
            <text:p>0,987688385083695</text:p>
          </table:table-cell>
          <table:table-cell table:formula="of:=COS([$Planilha2.$E$29]*[$Planilha1.$A20])" office:value-type="float" office:value="0.809017167727057" calcext:value-type="float">
            <text:p>0,809017167727057</text:p>
          </table:table-cell>
          <table:table-cell table:formula="of:=COS([$Planilha2.$E$30]*[$Planilha1.$A20])" office:value-type="float" office:value="0.453990771903968" calcext:value-type="float">
            <text:p>0,453990771903968</text:p>
          </table:table-cell>
          <table:table-cell table:formula="of:=COS([$Planilha2.$E$31]*[$Planilha1.$A20])" office:value-type="float" office:value="0.000000315990304696061" calcext:value-type="float">
            <text:p>3,15990304696061E-07</text:p>
          </table:table-cell>
          <table:table-cell table:formula="of:=COS([$Planilha2.$E$32]*[$Planilha1.$A20])" office:value-type="float" office:value="-0.453990208805119" calcext:value-type="float">
            <text:p>-0,453990208805119</text:p>
          </table:table-cell>
          <table:table-cell table:formula="of:=COS([$Planilha2.$E$33]*[$Planilha1.$A20])" office:value-type="float" office:value="-0.809016796258165" calcext:value-type="float">
            <text:p>-0,809016796258165</text:p>
          </table:table-cell>
          <table:table-cell table:formula="of:=COS([$Planilha2.$E$34]*[$Planilha1.$A20])" office:value-type="float" office:value="-0.987688286220127" calcext:value-type="float">
            <text:p>-0,987688286220127</text:p>
          </table:table-cell>
          <table:table-cell table:formula="of:=COS([$Planilha2.$E$35]*[$Planilha1.$A20])" office:value-type="float" office:value="-0.951056626960982" calcext:value-type="float">
            <text:p>-0,951056626960982</text:p>
          </table:table-cell>
          <table:table-cell table:formula="of:=COS([$Planilha2.$E$36]*[$Planilha1.$A20])" office:value-type="float" office:value="-0.707107041865202" calcext:value-type="float">
            <text:p>-0,707107041865202</text:p>
          </table:table-cell>
        </table:table-row>
        <table:table-row table:style-name="ro1">
          <table:table-cell/>
          <table:table-cell table:formula="of:=COS([$Planilha2.E$1]*[$Planilha1.A21])" office:value-type="float" office:value="1" calcext:value-type="float">
            <text:p>1</text:p>
          </table:table-cell>
          <table:table-cell table:formula="of:=COS([$Planilha2.$E$2]*[$Planilha1.$A21])" office:value-type="float" office:value="0.878817117967101" calcext:value-type="float">
            <text:p>0,878817117967101</text:p>
          </table:table-cell>
          <table:table-cell table:formula="of:=COS([$Planilha2.$E$3]*[$Planilha1.$A21])" office:value-type="float" office:value="0.544639053664003" calcext:value-type="float">
            <text:p>0,544639053664003</text:p>
          </table:table-cell>
          <table:table-cell table:formula="of:=COS([$Planilha2.$E$4]*[$Planilha1.$A21])" office:value-type="float" office:value="0.0784591289795563" calcext:value-type="float">
            <text:p>0,078459128979556</text:p>
          </table:table-cell>
          <table:table-cell table:formula="of:=COS([$Planilha2.$E$5]*[$Planilha1.$A21])" office:value-type="float" office:value="-0.406736602447958" calcext:value-type="float">
            <text:p>-0,406736602447958</text:p>
          </table:table-cell>
          <table:table-cell table:formula="of:=COS([$Planilha2.$E$6]*[$Planilha1.$A21])" office:value-type="float" office:value="-0.793353306449646" calcext:value-type="float">
            <text:p>-0,793353306449646</text:p>
          </table:table-cell>
          <table:table-cell table:formula="of:=COS([$Planilha2.$E$7]*[$Planilha1.$A21])" office:value-type="float" office:value="-0.987688330159539" calcext:value-type="float">
            <text:p>-0,987688330159539</text:p>
          </table:table-cell>
          <table:table-cell table:formula="of:=COS([$Planilha2.$E$8]*[$Planilha1.$A21])" office:value-type="float" office:value="-0.942641517071443" calcext:value-type="float">
            <text:p>-0,942641517071443</text:p>
          </table:table-cell>
          <table:table-cell table:formula="of:=COS([$Planilha2.$E$9]*[$Planilha1.$A21])" office:value-type="float" office:value="-0.669130672458184" calcext:value-type="float">
            <text:p>-0,669130672458184</text:p>
          </table:table-cell>
          <table:table-cell table:formula="of:=COS([$Planilha2.$E$10]*[$Planilha1.$A21])" office:value-type="float" office:value="-0.233445461154736" calcext:value-type="float">
            <text:p>-0,233445461154736</text:p>
          </table:table-cell>
          <table:table-cell table:formula="of:=COS([$Planilha2.$E$11]*[$Planilha1.$A21])" office:value-type="float" office:value="0.258818937709172" calcext:value-type="float">
            <text:p>0,258818937709172</text:p>
          </table:table-cell>
          <table:table-cell table:formula="of:=COS([$Planilha2.$E$12]*[$Planilha1.$A21])" office:value-type="float" office:value="0.688354486980498" calcext:value-type="float">
            <text:p>0,688354486980498</text:p>
          </table:table-cell>
          <table:table-cell table:formula="of:=COS([$Planilha2.$E$13]*[$Planilha1.$A21])" office:value-type="float" office:value="0.951056475066676" calcext:value-type="float">
            <text:p>0,951056475066676</text:p>
          </table:table-cell>
          <table:table-cell table:formula="of:=COS([$Planilha2.$E$14]*[$Planilha1.$A21])" office:value-type="float" office:value="0.983254933903594" calcext:value-type="float">
            <text:p>0,983254933903594</text:p>
          </table:table-cell>
          <table:table-cell table:formula="of:=COS([$Planilha2.$E$15]*[$Planilha1.$A21])" office:value-type="float" office:value="0.777146059413503" calcext:value-type="float">
            <text:p>0,777146059413503</text:p>
          </table:table-cell>
          <table:table-cell table:formula="of:=COS([$Planilha2.$E$16]*[$Planilha1.$A21])" office:value-type="float" office:value="0.382683586442933" calcext:value-type="float">
            <text:p>0,382683586442933</text:p>
          </table:table-cell>
          <table:table-cell table:formula="of:=COS([$Planilha2.$E$17]*[$Planilha1.$A21])" office:value-type="float" office:value="-0.104528286351318" calcext:value-type="float">
            <text:p>-0,104528286351318</text:p>
          </table:table-cell>
          <table:table-cell table:formula="of:=COS([$Planilha2.$E$18]*[$Planilha1.$A21])" office:value-type="float" office:value="-0.566406081157543" calcext:value-type="float">
            <text:p>-0,566406081157543</text:p>
          </table:table-cell>
          <table:table-cell table:formula="of:=COS([$Planilha2.$E$19]*[$Planilha1.$A21])" office:value-type="float" office:value="-0.891006433332505" calcext:value-type="float">
            <text:p>-0,891006433332505</text:p>
          </table:table-cell>
          <table:table-cell table:formula="of:=COS([$Planilha2.$E$20]*[$Planilha1.$A21])" office:value-type="float" office:value="-0.999657330505294" calcext:value-type="float">
            <text:p>-0,999657330505294</text:p>
          </table:table-cell>
          <table:table-cell table:formula="of:=COS([$Planilha2.$E$201]*[$Planilha1.$A21])" office:value-type="float" office:value="1" calcext:value-type="float">
            <text:p>1</text:p>
          </table:table-cell>
          <table:table-cell table:formula="of:=COS([$Planilha2.$E$22]*[$Planilha1.$A21])" office:value-type="float" office:value="-0.522498763791832" calcext:value-type="float">
            <text:p>-0,522498763791832</text:p>
          </table:table-cell>
          <table:table-cell table:formula="of:=COS([$Planilha2.$E$23]*[$Planilha1.$A21])" office:value-type="float" office:value="-0.0523362005076303" calcext:value-type="float">
            <text:p>-0,05233620050763</text:p>
          </table:table-cell>
          <table:table-cell table:formula="of:=COS([$Planilha2.$E$24]*[$Planilha1.$A21])" office:value-type="float" office:value="0.430510866000904" calcext:value-type="float">
            <text:p>0,430510866000904</text:p>
          </table:table-cell>
          <table:table-cell table:formula="of:=COS([$Planilha2.$E$25]*[$Planilha1.$A21])" office:value-type="float" office:value="0.809016837532501" calcext:value-type="float">
            <text:p>0,809016837532501</text:p>
          </table:table-cell>
          <table:table-cell table:formula="of:=COS([$Planilha2.$E$26]*[$Planilha1.$A21])" office:value-type="float" office:value="0.991444825093438" calcext:value-type="float">
            <text:p>0,991444825093438</text:p>
          </table:table-cell>
          <table:table-cell table:formula="of:=COS([$Planilha2.$E$27]*[$Planilha1.$A21])" office:value-type="float" office:value="0.933580530091522" calcext:value-type="float">
            <text:p>0,933580530091522</text:p>
          </table:table-cell>
          <table:table-cell table:formula="of:=COS([$Planilha2.$E$28]*[$Planilha1.$A21])" office:value-type="float" office:value="0.649448276597024" calcext:value-type="float">
            <text:p>0,649448276597024</text:p>
          </table:table-cell>
          <table:table-cell table:formula="of:=COS([$Planilha2.$E$29]*[$Planilha1.$A21])" office:value-type="float" office:value="0.207911995323871" calcext:value-type="float">
            <text:p>0,207911995323871</text:p>
          </table:table-cell>
          <table:table-cell table:formula="of:=COS([$Planilha2.$E$30]*[$Planilha1.$A21])" office:value-type="float" office:value="-0.284015035554398" calcext:value-type="float">
            <text:p>-0,284015035554398</text:p>
          </table:table-cell>
          <table:table-cell table:formula="of:=COS([$Planilha2.$E$31]*[$Planilha1.$A21])" office:value-type="float" office:value="-0.707106545334349" calcext:value-type="float">
            <text:p>-0,707106545334349</text:p>
          </table:table-cell>
          <table:table-cell table:formula="of:=COS([$Planilha2.$E$32]*[$Planilha1.$A21])" office:value-type="float" office:value="-0.958819636978413" calcext:value-type="float">
            <text:p>-0,958819636978413</text:p>
          </table:table-cell>
          <table:table-cell table:formula="of:=COS([$Planilha2.$E$33]*[$Planilha1.$A21])" office:value-type="float" office:value="-0.978147674704914" calcext:value-type="float">
            <text:p>-0,978147674704914</text:p>
          </table:table-cell>
          <table:table-cell table:formula="of:=COS([$Planilha2.$E$34]*[$Planilha1.$A21])" office:value-type="float" office:value="-0.760406203882374" calcext:value-type="float">
            <text:p>-0,760406203882374</text:p>
          </table:table-cell>
          <table:table-cell table:formula="of:=COS([$Planilha2.$E$35]*[$Planilha1.$A21])" office:value-type="float" office:value="-0.358368302455509" calcext:value-type="float">
            <text:p>-0,358368302455509</text:p>
          </table:table-cell>
          <table:table-cell table:formula="of:=COS([$Planilha2.$E$36]*[$Planilha1.$A21])" office:value-type="float" office:value="0.130525806412946" calcext:value-type="float">
            <text:p>0,130525806412946</text:p>
          </table:table-cell>
        </table:table-row>
        <table:table-row table:style-name="ro1">
          <table:table-cell/>
          <table:table-cell table:formula="of:=COS([$Planilha2.E$1]*[$Planilha1.A22])" office:value-type="float" office:value="1" calcext:value-type="float">
            <text:p>1</text:p>
          </table:table-cell>
          <table:table-cell table:formula="of:=COS([$Planilha2.$E$2]*[$Planilha1.$A22])" office:value-type="float" office:value="0.866025409636111" calcext:value-type="float">
            <text:p>0,866025409636111</text:p>
          </table:table-cell>
          <table:table-cell table:formula="of:=COS([$Planilha2.$E$3]*[$Planilha1.$A22])" office:value-type="float" office:value="0.500000020270787" calcext:value-type="float">
            <text:p>0,500000020270787</text:p>
          </table:table-cell>
          <table:table-cell table:formula="of:=COS([$Planilha2.$E$4]*[$Planilha1.$A22])" office:value-type="float" office:value="0.0000000351100338304468" calcext:value-type="float">
            <text:p>3,51100338304468E-08</text:p>
          </table:table-cell>
          <table:table-cell table:formula="of:=COS([$Planilha2.$E$5]*[$Planilha1.$A22])" office:value-type="float" office:value="-0.499999959458425" calcext:value-type="float">
            <text:p>-0,499999959458425</text:p>
          </table:table-cell>
          <table:table-cell table:formula="of:=COS([$Planilha2.$E$6]*[$Planilha1.$A22])" office:value-type="float" office:value="-0.866025374526075" calcext:value-type="float">
            <text:p>-0,866025374526075</text:p>
          </table:table-cell>
          <table:table-cell table:formula="of:=COS([$Planilha2.$E$7]*[$Planilha1.$A22])" office:value-type="float" office:value="-0.999999999999998" calcext:value-type="float">
            <text:p>-0,999999999999998</text:p>
          </table:table-cell>
          <table:table-cell table:formula="of:=COS([$Planilha2.$E$8]*[$Planilha1.$A22])" office:value-type="float" office:value="-0.866025444746142" calcext:value-type="float">
            <text:p>-0,866025444746142</text:p>
          </table:table-cell>
          <table:table-cell table:formula="of:=COS([$Planilha2.$E$9]*[$Planilha1.$A22])" office:value-type="float" office:value="-0.500000081083148" calcext:value-type="float">
            <text:p>-0,500000081083148</text:p>
          </table:table-cell>
          <table:table-cell table:formula="of:=COS([$Planilha2.$E$10]*[$Planilha1.$A22])" office:value-type="float" office:value="-0.000000105330102157474" calcext:value-type="float">
            <text:p>-1,05330102157474E-07</text:p>
          </table:table-cell>
          <table:table-cell table:formula="of:=COS([$Planilha2.$E$11]*[$Planilha1.$A22])" office:value-type="float" office:value="0.499999898646059" calcext:value-type="float">
            <text:p>0,499999898646059</text:p>
          </table:table-cell>
          <table:table-cell table:formula="of:=COS([$Planilha2.$E$12]*[$Planilha1.$A22])" office:value-type="float" office:value="0.866025339416036" calcext:value-type="float">
            <text:p>0,866025339416036</text:p>
          </table:table-cell>
          <table:table-cell table:formula="of:=COS([$Planilha2.$E$13]*[$Planilha1.$A22])" office:value-type="float" office:value="0.99999999999999" calcext:value-type="float">
            <text:p>0,99999999999999</text:p>
          </table:table-cell>
          <table:table-cell table:formula="of:=COS([$Planilha2.$E$14]*[$Planilha1.$A22])" office:value-type="float" office:value="0.866025479856169" calcext:value-type="float">
            <text:p>0,866025479856169</text:p>
          </table:table-cell>
          <table:table-cell table:formula="of:=COS([$Planilha2.$E$15]*[$Planilha1.$A22])" office:value-type="float" office:value="0.500000141895507" calcext:value-type="float">
            <text:p>0,500000141895507</text:p>
          </table:table-cell>
          <table:table-cell table:formula="of:=COS([$Planilha2.$E$16]*[$Planilha1.$A22])" office:value-type="float" office:value="0.000000175550169374278" calcext:value-type="float">
            <text:p>1,75550169374278E-07</text:p>
          </table:table-cell>
          <table:table-cell table:formula="of:=COS([$Planilha2.$E$17]*[$Planilha1.$A22])" office:value-type="float" office:value="-0.499999837833692" calcext:value-type="float">
            <text:p>-0,499999837833692</text:p>
          </table:table-cell>
          <table:table-cell table:formula="of:=COS([$Planilha2.$E$18]*[$Planilha1.$A22])" office:value-type="float" office:value="-0.866025304305992" calcext:value-type="float">
            <text:p>-0,866025304305992</text:p>
          </table:table-cell>
          <table:table-cell table:formula="of:=COS([$Planilha2.$E$19]*[$Planilha1.$A22])" office:value-type="float" office:value="-0.999999999999978" calcext:value-type="float">
            <text:p>-0,999999999999978</text:p>
          </table:table-cell>
          <table:table-cell table:formula="of:=COS([$Planilha2.$E$20]*[$Planilha1.$A22])" office:value-type="float" office:value="-0.866025514966192" calcext:value-type="float">
            <text:p>-0,866025514966192</text:p>
          </table:table-cell>
          <table:table-cell table:formula="of:=COS([$Planilha2.$E$201]*[$Planilha1.$A22])" office:value-type="float" office:value="1" calcext:value-type="float">
            <text:p>1</text:p>
          </table:table-cell>
          <table:table-cell table:formula="of:=COS([$Planilha2.$E$22]*[$Planilha1.$A22])" office:value-type="float" office:value="-0.000000245770236591081" calcext:value-type="float">
            <text:p>-2,45770236591081E-07</text:p>
          </table:table-cell>
          <table:table-cell table:formula="of:=COS([$Planilha2.$E$23]*[$Planilha1.$A22])" office:value-type="float" office:value="0.49999977702132" calcext:value-type="float">
            <text:p>0,49999977702132</text:p>
          </table:table-cell>
          <table:table-cell table:formula="of:=COS([$Planilha2.$E$24]*[$Planilha1.$A22])" office:value-type="float" office:value="0.866025269195943" calcext:value-type="float">
            <text:p>0,866025269195943</text:p>
          </table:table-cell>
          <table:table-cell table:formula="of:=COS([$Planilha2.$E$25]*[$Planilha1.$A22])" office:value-type="float" office:value="0.999999999999961" calcext:value-type="float">
            <text:p>0,999999999999961</text:p>
          </table:table-cell>
          <table:table-cell table:formula="of:=COS([$Planilha2.$E$26]*[$Planilha1.$A22])" office:value-type="float" office:value="0.866025550076209" calcext:value-type="float">
            <text:p>0,866025550076209</text:p>
          </table:table-cell>
          <table:table-cell table:formula="of:=COS([$Planilha2.$E$27]*[$Planilha1.$A22])" office:value-type="float" office:value="0.500000263520214" calcext:value-type="float">
            <text:p>0,500000263520214</text:p>
          </table:table-cell>
          <table:table-cell table:formula="of:=COS([$Planilha2.$E$28]*[$Planilha1.$A22])" office:value-type="float" office:value="0.000000315990306472418" calcext:value-type="float">
            <text:p>3,15990306472418E-07</text:p>
          </table:table-cell>
          <table:table-cell table:formula="of:=COS([$Planilha2.$E$29]*[$Planilha1.$A22])" office:value-type="float" office:value="-0.499999716208947" calcext:value-type="float">
            <text:p>-0,499999716208947</text:p>
          </table:table-cell>
          <table:table-cell table:formula="of:=COS([$Planilha2.$E$30]*[$Planilha1.$A22])" office:value-type="float" office:value="-0.866025234085891" calcext:value-type="float">
            <text:p>-0,866025234085891</text:p>
          </table:table-cell>
          <table:table-cell table:formula="of:=COS([$Planilha2.$E$31]*[$Planilha1.$A22])" office:value-type="float" office:value="-0.999999999999938" calcext:value-type="float">
            <text:p>-0,999999999999938</text:p>
          </table:table-cell>
          <table:table-cell table:formula="of:=COS([$Planilha2.$E$32]*[$Planilha1.$A22])" office:value-type="float" office:value="-0.866025585186223" calcext:value-type="float">
            <text:p>-0,866025585186223</text:p>
          </table:table-cell>
          <table:table-cell table:formula="of:=COS([$Planilha2.$E$33]*[$Planilha1.$A22])" office:value-type="float" office:value="-0.500000324332564" calcext:value-type="float">
            <text:p>-0,500000324332564</text:p>
          </table:table-cell>
          <table:table-cell table:formula="of:=COS([$Planilha2.$E$34]*[$Planilha1.$A22])" office:value-type="float" office:value="-0.00000038621037280104" calcext:value-type="float">
            <text:p>-3,8621037280104E-07</text:p>
          </table:table-cell>
          <table:table-cell table:formula="of:=COS([$Planilha2.$E$35]*[$Planilha1.$A22])" office:value-type="float" office:value="0.499999655396574" calcext:value-type="float">
            <text:p>0,499999655396574</text:p>
          </table:table-cell>
          <table:table-cell table:formula="of:=COS([$Planilha2.$E$36]*[$Planilha1.$A22])" office:value-type="float" office:value="0.866025198975835" calcext:value-type="float">
            <text:p>0,866025198975835</text:p>
          </table:table-cell>
        </table:table-row>
        <table:table-row table:style-name="ro1">
          <table:table-cell/>
          <table:table-cell table:formula="of:=COS([$Planilha2.E$1]*[$Planilha1.A23])" office:value-type="float" office:value="1" calcext:value-type="float">
            <text:p>1</text:p>
          </table:table-cell>
          <table:table-cell table:formula="of:=COS([$Planilha2.$E$2]*[$Planilha1.$A23])" office:value-type="float" office:value="0.852640170774822" calcext:value-type="float">
            <text:p>0,852640170774822</text:p>
          </table:table-cell>
          <table:table-cell table:formula="of:=COS([$Planilha2.$E$3]*[$Planilha1.$A23])" office:value-type="float" office:value="0.453990521637835" calcext:value-type="float">
            <text:p>0,453990521637835</text:p>
          </table:table-cell>
          <table:table-cell table:formula="of:=COS([$Planilha2.$E$4]*[$Planilha1.$A23])" office:value-type="float" office:value="-0.0784590589759537" calcext:value-type="float">
            <text:p>-0,078459058975954</text:p>
          </table:table-cell>
          <table:table-cell table:formula="of:=COS([$Planilha2.$E$5]*[$Planilha1.$A23])" office:value-type="float" office:value="-0.587785212526013" calcext:value-type="float">
            <text:p>-0,587785212526013</text:p>
          </table:table-cell>
          <table:table-cell table:formula="of:=COS([$Planilha2.$E$6]*[$Planilha1.$A23])" office:value-type="float" office:value="-0.923879508998236" calcext:value-type="float">
            <text:p>-0,923879508998236</text:p>
          </table:table-cell>
          <table:table-cell table:formula="of:=COS([$Planilha2.$E$7]*[$Planilha1.$A23])" office:value-type="float" office:value="-0.987688352129216" calcext:value-type="float">
            <text:p>-0,987688352129216</text:p>
          </table:table-cell>
          <table:table-cell table:formula="of:=COS([$Planilha2.$E$8]*[$Planilha1.$A23])" office:value-type="float" office:value="-0.760406021465278" calcext:value-type="float">
            <text:p>-0,760406021465278</text:p>
          </table:table-cell>
          <table:table-cell table:formula="of:=COS([$Planilha2.$E$9]*[$Planilha1.$A23])" office:value-type="float" office:value="-0.3090170878715" calcext:value-type="float">
            <text:p>-0,3090170878715</text:p>
          </table:table-cell>
          <table:table-cell table:formula="of:=COS([$Planilha2.$E$10]*[$Planilha1.$A23])" office:value-type="float" office:value="0.233445256315091" calcext:value-type="float">
            <text:p>0,233445256315091</text:p>
          </table:table-cell>
          <table:table-cell table:formula="of:=COS([$Planilha2.$E$11]*[$Planilha1.$A23])" office:value-type="float" office:value="0.707106694293642" calcext:value-type="float">
            <text:p>0,707106694293642</text:p>
          </table:table-cell>
          <table:table-cell table:formula="of:=COS([$Planilha2.$E$12]*[$Planilha1.$A23])" office:value-type="float" office:value="0.97236988884201" calcext:value-type="float">
            <text:p>0,97236988884201</text:p>
          </table:table-cell>
          <table:table-cell table:formula="of:=COS([$Planilha2.$E$13]*[$Planilha1.$A23])" office:value-type="float" office:value="0.951056561863451" calcext:value-type="float">
            <text:p>0,951056561863451</text:p>
          </table:table-cell>
          <table:table-cell table:formula="of:=COS([$Planilha2.$E$14]*[$Planilha1.$A23])" office:value-type="float" office:value="0.649448169805525" calcext:value-type="float">
            <text:p>0,649448169805525</text:p>
          </table:table-cell>
          <table:table-cell table:formula="of:=COS([$Planilha2.$E$15]*[$Planilha1.$A23])" office:value-type="float" office:value="0.156434634961306" calcext:value-type="float">
            <text:p>0,156434634961306</text:p>
          </table:table-cell>
          <table:table-cell table:formula="of:=COS([$Planilha2.$E$16]*[$Planilha1.$A23])" office:value-type="float" office:value="-0.382683262068516" calcext:value-type="float">
            <text:p>-0,382683262068516</text:p>
          </table:table-cell>
          <table:table-cell table:formula="of:=COS([$Planilha2.$E$17]*[$Planilha1.$A23])" office:value-type="float" office:value="-0.809016878806836" calcext:value-type="float">
            <text:p>-0,809016878806836</text:p>
          </table:table-cell>
          <table:table-cell table:formula="of:=COS([$Planilha2.$E$18]*[$Planilha1.$A23])" office:value-type="float" office:value="-0.996917317342632" calcext:value-type="float">
            <text:p>-0,996917317342632</text:p>
          </table:table-cell>
          <table:table-cell table:formula="of:=COS([$Planilha2.$E$19]*[$Planilha1.$A23])" office:value-type="float" office:value="-0.891006624607963" calcext:value-type="float">
            <text:p>-0,891006624607963</text:p>
          </table:table-cell>
          <table:table-cell table:formula="of:=COS([$Planilha2.$E$20]*[$Planilha1.$A23])" office:value-type="float" office:value="-0.522498763791831" calcext:value-type="float">
            <text:p>-0,522498763791831</text:p>
          </table:table-cell>
          <table:table-cell table:formula="of:=COS([$Planilha2.$E$201]*[$Planilha1.$A23])" office:value-type="float" office:value="1" calcext:value-type="float">
            <text:p>1</text:p>
          </table:table-cell>
          <table:table-cell table:formula="of:=COS([$Planilha2.$E$22]*[$Planilha1.$A23])" office:value-type="float" office:value="0.522498344684679" calcext:value-type="float">
            <text:p>0,522498344684679</text:p>
          </table:table-cell>
          <table:table-cell table:formula="of:=COS([$Planilha2.$E$23]*[$Planilha1.$A23])" office:value-type="float" office:value="0.891006401453247" calcext:value-type="float">
            <text:p>0,891006401453247</text:p>
          </table:table-cell>
          <table:table-cell table:formula="of:=COS([$Planilha2.$E$24]*[$Planilha1.$A23])" office:value-type="float" office:value="0.996917355908435" calcext:value-type="float">
            <text:p>0,996917355908435</text:p>
          </table:table-cell>
          <table:table-cell table:formula="of:=COS([$Planilha2.$E$25]*[$Planilha1.$A23])" office:value-type="float" office:value="0.809017167727056" calcext:value-type="float">
            <text:p>0,809017167727056</text:p>
          </table:table-cell>
          <table:table-cell table:formula="of:=COS([$Planilha2.$E$26]*[$Planilha1.$A23])" office:value-type="float" office:value="0.382683716192685" calcext:value-type="float">
            <text:p>0,382683716192685</text:p>
          </table:table-cell>
          <table:table-cell table:formula="of:=COS([$Planilha2.$E$27]*[$Planilha1.$A23])" office:value-type="float" office:value="-0.156434149472509" calcext:value-type="float">
            <text:p>-0,156434149472509</text:p>
          </table:table-cell>
          <table:table-cell table:formula="of:=COS([$Planilha2.$E$28]*[$Planilha1.$A23])" office:value-type="float" office:value="-0.649447796035189" calcext:value-type="float">
            <text:p>-0,649447796035189</text:p>
          </table:table-cell>
          <table:table-cell table:formula="of:=COS([$Planilha2.$E$29]*[$Planilha1.$A23])" office:value-type="float" office:value="-0.951056409969046" calcext:value-type="float">
            <text:p>-0,951056409969046</text:p>
          </table:table-cell>
          <table:table-cell table:formula="of:=COS([$Planilha2.$E$30]*[$Planilha1.$A23])" office:value-type="float" office:value="-0.972370003589802" calcext:value-type="float">
            <text:p>-0,972370003589802</text:p>
          </table:table-cell>
          <table:table-cell table:formula="of:=COS([$Planilha2.$E$31]*[$Planilha1.$A23])" office:value-type="float" office:value="-0.7071070418652" calcext:value-type="float">
            <text:p>-0,7071070418652</text:p>
          </table:table-cell>
          <table:table-cell table:formula="of:=COS([$Planilha2.$E$32]*[$Planilha1.$A23])" office:value-type="float" office:value="-0.233445734274242" calcext:value-type="float">
            <text:p>-0,233445734274242</text:p>
          </table:table-cell>
          <table:table-cell table:formula="of:=COS([$Planilha2.$E$33]*[$Planilha1.$A23])" office:value-type="float" office:value="0.309016620388709" calcext:value-type="float">
            <text:p>0,309016620388709</text:p>
          </table:table-cell>
          <table:table-cell table:formula="of:=COS([$Planilha2.$E$34]*[$Planilha1.$A23])" office:value-type="float" office:value="0.76040570223522" calcext:value-type="float">
            <text:p>0,76040570223522</text:p>
          </table:table-cell>
          <table:table-cell table:formula="of:=COS([$Planilha2.$E$35]*[$Planilha1.$A23])" office:value-type="float" office:value="0.987688275235262" calcext:value-type="float">
            <text:p>0,987688275235262</text:p>
          </table:table-cell>
          <table:table-cell table:formula="of:=COS([$Planilha2.$E$36]*[$Planilha1.$A23])" office:value-type="float" office:value="0.923879697102546" calcext:value-type="float">
            <text:p>0,923879697102546</text:p>
          </table:table-cell>
        </table:table-row>
        <table:table-row table:style-name="ro1">
          <table:table-cell/>
          <table:table-cell table:formula="of:=COS([$Planilha2.E$1]*[$Planilha1.A24])" office:value-type="float" office:value="1" calcext:value-type="float">
            <text:p>1</text:p>
          </table:table-cell>
          <table:table-cell table:formula="of:=COS([$Planilha2.$E$2]*[$Planilha1.$A24])" office:value-type="float" office:value="0.838670574956932" calcext:value-type="float">
            <text:p>0,838670574956932</text:p>
          </table:table-cell>
          <table:table-cell table:formula="of:=COS([$Planilha2.$E$3]*[$Planilha1.$A24])" office:value-type="float" office:value="0.406736666597182" calcext:value-type="float">
            <text:p>0,406736666597182</text:p>
          </table:table-cell>
          <table:table-cell table:formula="of:=COS([$Planilha2.$E$4]*[$Planilha1.$A24])" office:value-type="float" office:value="-0.156434426894682" calcext:value-type="float">
            <text:p>-0,156434426894682</text:p>
          </table:table-cell>
          <table:table-cell table:formula="of:=COS([$Planilha2.$E$5]*[$Planilha1.$A24])" office:value-type="float" office:value="-0.669130568090825" calcext:value-type="float">
            <text:p>-0,669130568090825</text:p>
          </table:table-cell>
          <table:table-cell table:formula="of:=COS([$Planilha2.$E$6]*[$Planilha1.$A24])" office:value-type="float" office:value="-0.965925809629299" calcext:value-type="float">
            <text:p>-0,965925809629299</text:p>
          </table:table-cell>
          <table:table-cell table:formula="of:=COS([$Planilha2.$E$7]*[$Planilha1.$A24])" office:value-type="float" office:value="-0.951056540164264" calcext:value-type="float">
            <text:p>-0,951056540164264</text:p>
          </table:table-cell>
          <table:table-cell table:formula="of:=COS([$Planilha2.$E$8]*[$Planilha1.$A24])" office:value-type="float" office:value="-0.62932046108293" calcext:value-type="float">
            <text:p>-0,62932046108293</text:p>
          </table:table-cell>
          <table:table-cell table:formula="of:=COS([$Planilha2.$E$9]*[$Planilha1.$A24])" office:value-type="float" office:value="-0.104528565692899" calcext:value-type="float">
            <text:p>-0,104528565692899</text:p>
          </table:table-cell>
          <table:table-cell table:formula="of:=COS([$Planilha2.$E$10]*[$Planilha1.$A24])" office:value-type="float" office:value="0.453990396504755" calcext:value-type="float">
            <text:p>0,453990396504755</text:p>
          </table:table-cell>
          <table:table-cell table:formula="of:=COS([$Planilha2.$E$11]*[$Planilha1.$A24])" office:value-type="float" office:value="0.866025339416036" calcext:value-type="float">
            <text:p>0,866025339416036</text:p>
          </table:table-cell>
          <table:table-cell table:formula="of:=COS([$Planilha2.$E$12]*[$Planilha1.$A24])" office:value-type="float" office:value="0.998629542165883" calcext:value-type="float">
            <text:p>0,998629542165883</text:p>
          </table:table-cell>
          <table:table-cell table:formula="of:=COS([$Planilha2.$E$13]*[$Planilha1.$A24])" office:value-type="float" office:value="0.809017085178442" calcext:value-type="float">
            <text:p>0,809017085178442</text:p>
          </table:table-cell>
          <table:table-cell table:formula="of:=COS([$Planilha2.$E$14]*[$Planilha1.$A24])" office:value-type="float" office:value="0.358368105787288" calcext:value-type="float">
            <text:p>0,358368105787288</text:p>
          </table:table-cell>
          <table:table-cell table:formula="of:=COS([$Planilha2.$E$15]*[$Planilha1.$A24])" office:value-type="float" office:value="-0.207911514524738" calcext:value-type="float">
            <text:p>-0,207911514524738</text:p>
          </table:table-cell>
          <table:table-cell table:formula="of:=COS([$Planilha2.$E$16]*[$Planilha1.$A24])" office:value-type="float" office:value="-0.707106644640547" calcext:value-type="float">
            <text:p>-0,707106644640547</text:p>
          </table:table-cell>
          <table:table-cell table:formula="of:=COS([$Planilha2.$E$17]*[$Planilha1.$A24])" office:value-type="float" office:value="-0.978147557908371" calcext:value-type="float">
            <text:p>-0,978147557908371</text:p>
          </table:table-cell>
          <table:table-cell table:formula="of:=COS([$Planilha2.$E$18]*[$Planilha1.$A24])" office:value-type="float" office:value="-0.933580504926917" calcext:value-type="float">
            <text:p>-0,933580504926917</text:p>
          </table:table-cell>
          <table:table-cell table:formula="of:=COS([$Planilha2.$E$19]*[$Planilha1.$A24])" office:value-type="float" office:value="-0.587785439762911" calcext:value-type="float">
            <text:p>-0,587785439762911</text:p>
          </table:table-cell>
          <table:table-cell table:formula="of:=COS([$Planilha2.$E$20]*[$Planilha1.$A24])" office:value-type="float" office:value="-0.0523362005076321" calcext:value-type="float">
            <text:p>-0,052336200507632</text:p>
          </table:table-cell>
          <table:table-cell table:formula="of:=COS([$Planilha2.$E$201]*[$Planilha1.$A24])" office:value-type="float" office:value="1" calcext:value-type="float">
            <text:p>1</text:p>
          </table:table-cell>
          <table:table-cell table:formula="of:=COS([$Planilha2.$E$22]*[$Planilha1.$A24])" office:value-type="float" office:value="0.891006401453246" calcext:value-type="float">
            <text:p>0,891006401453246</text:p>
          </table:table-cell>
          <table:table-cell table:formula="of:=COS([$Planilha2.$E$23]*[$Planilha1.$A24])" office:value-type="float" office:value="0.994521924972883" calcext:value-type="float">
            <text:p>0,994521924972883</text:p>
          </table:table-cell>
          <table:table-cell table:formula="of:=COS([$Planilha2.$E$24]*[$Planilha1.$A24])" office:value-type="float" office:value="0.77714614779532" calcext:value-type="float">
            <text:p>0,77714614779532</text:p>
          </table:table-cell>
          <table:table-cell table:formula="of:=COS([$Planilha2.$E$25]*[$Planilha1.$A24])" office:value-type="float" office:value="0.309017288221246" calcext:value-type="float">
            <text:p>0,309017288221246</text:p>
          </table:table-cell>
          <table:table-cell table:formula="of:=COS([$Planilha2.$E$26]*[$Planilha1.$A24])" office:value-type="float" office:value="-0.258818734227029" calcext:value-type="float">
            <text:p>-0,258818734227029</text:p>
          </table:table-cell>
          <table:table-cell table:formula="of:=COS([$Planilha2.$E$27]*[$Planilha1.$A24])" office:value-type="float" office:value="-0.743144601508862" calcext:value-type="float">
            <text:p>-0,743144601508862</text:p>
          </table:table-cell>
          <table:table-cell table:formula="of:=COS([$Planilha2.$E$28]*[$Planilha1.$A24])" office:value-type="float" office:value="-0.987688286220126" calcext:value-type="float">
            <text:p>-0,987688286220126</text:p>
          </table:table-cell>
          <table:table-cell table:formula="of:=COS([$Planilha2.$E$29]*[$Planilha1.$A24])" office:value-type="float" office:value="-0.913545604256059" calcext:value-type="float">
            <text:p>-0,913545604256059</text:p>
          </table:table-cell>
          <table:table-cell table:formula="of:=COS([$Planilha2.$E$30]*[$Planilha1.$A24])" office:value-type="float" office:value="-0.544639348121487" calcext:value-type="float">
            <text:p>-0,544639348121487</text:p>
          </table:table-cell>
          <table:table-cell table:formula="of:=COS([$Planilha2.$E$31]*[$Planilha1.$A24])" office:value-type="float" office:value="-0.00000038621037280104" calcext:value-type="float">
            <text:p>-3,8621037280104E-07</text:p>
          </table:table-cell>
          <table:table-cell table:formula="of:=COS([$Planilha2.$E$32]*[$Planilha1.$A24])" office:value-type="float" office:value="0.544638700314934" calcext:value-type="float">
            <text:p>0,544638700314934</text:p>
          </table:table-cell>
          <table:table-cell table:formula="of:=COS([$Planilha2.$E$33]*[$Planilha1.$A24])" office:value-type="float" office:value="0.913545290084219" calcext:value-type="float">
            <text:p>0,913545290084219</text:p>
          </table:table-cell>
          <table:table-cell table:formula="of:=COS([$Planilha2.$E$34]*[$Planilha1.$A24])" office:value-type="float" office:value="0.987688407053323" calcext:value-type="float">
            <text:p>0,987688407053323</text:p>
          </table:table-cell>
          <table:table-cell table:formula="of:=COS([$Planilha2.$E$35]*[$Planilha1.$A24])" office:value-type="float" office:value="0.743145118359195" calcext:value-type="float">
            <text:p>0,743145118359195</text:p>
          </table:table-cell>
          <table:table-cell table:formula="of:=COS([$Planilha2.$E$36]*[$Planilha1.$A24])" office:value-type="float" office:value="0.258819480328166" calcext:value-type="float">
            <text:p>0,258819480328166</text:p>
          </table:table-cell>
        </table:table-row>
        <table:table-row table:style-name="ro1">
          <table:table-cell/>
          <table:table-cell table:formula="of:=COS([$Planilha2.E$1]*[$Planilha1.A25])" office:value-type="float" office:value="1" calcext:value-type="float">
            <text:p>1</text:p>
          </table:table-cell>
          <table:table-cell table:formula="of:=COS([$Planilha2.$E$2]*[$Planilha1.$A25])" office:value-type="float" office:value="0.82412619624519" calcext:value-type="float">
            <text:p>0,82412619624519</text:p>
          </table:table-cell>
          <table:table-cell table:formula="of:=COS([$Planilha2.$E$3]*[$Planilha1.$A25])" office:value-type="float" office:value="0.358367974675131" calcext:value-type="float">
            <text:p>0,358367974675131</text:p>
          </table:table-cell>
          <table:table-cell table:formula="of:=COS([$Planilha2.$E$4]*[$Planilha1.$A25])" office:value-type="float" office:value="-0.233445324594973" calcext:value-type="float">
            <text:p>-0,233445324594973</text:p>
          </table:table-cell>
          <table:table-cell table:formula="of:=COS([$Planilha2.$E$5]*[$Planilha1.$A25])" office:value-type="float" office:value="-0.743144789454489" calcext:value-type="float">
            <text:p>-0,743144789454489</text:p>
          </table:table-cell>
          <table:table-cell table:formula="of:=COS([$Planilha2.$E$6]*[$Planilha1.$A25])" office:value-type="float" office:value="-0.991444852590148" calcext:value-type="float">
            <text:p>-0,991444852590148</text:p>
          </table:table-cell>
          <table:table-cell table:formula="of:=COS([$Planilha2.$E$7]*[$Planilha1.$A25])" office:value-type="float" office:value="-0.891006560849495" calcext:value-type="float">
            <text:p>-0,891006560849495</text:p>
          </table:table-cell>
          <table:table-cell table:formula="of:=COS([$Planilha2.$E$8]*[$Planilha1.$A25])" office:value-type="float" office:value="-0.477158843054658" calcext:value-type="float">
            <text:p>-0,477158843054658</text:p>
          </table:table-cell>
          <table:table-cell table:formula="of:=COS([$Planilha2.$E$9]*[$Planilha1.$A25])" office:value-type="float" office:value="0.104528356186714" calcext:value-type="float">
            <text:p>0,104528356186714</text:p>
          </table:table-cell>
          <table:table-cell table:formula="of:=COS([$Planilha2.$E$10]*[$Planilha1.$A25])" office:value-type="float" office:value="0.649447956222495" calcext:value-type="float">
            <text:p>0,649447956222495</text:p>
          </table:table-cell>
          <table:table-cell table:formula="of:=COS([$Planilha2.$E$11]*[$Planilha1.$A25])" office:value-type="float" office:value="0.965925791455002" calcext:value-type="float">
            <text:p>0,965925791455002</text:p>
          </table:table-cell>
          <table:table-cell table:formula="of:=COS([$Planilha2.$E$12]*[$Planilha1.$A25])" office:value-type="float" office:value="0.942641540511376" calcext:value-type="float">
            <text:p>0,942641540511376</text:p>
          </table:table-cell>
          <table:table-cell table:formula="of:=COS([$Planilha2.$E$13]*[$Planilha1.$A25])" office:value-type="float" office:value="0.587785382953691" calcext:value-type="float">
            <text:p>0,587785382953691</text:p>
          </table:table-cell>
          <table:table-cell table:formula="of:=COS([$Planilha2.$E$14]*[$Planilha1.$A25])" office:value-type="float" office:value="0.0261771232129187" calcext:value-type="float">
            <text:p>0,026177123212919</text:p>
          </table:table-cell>
          <table:table-cell table:formula="of:=COS([$Planilha2.$E$15]*[$Planilha1.$A25])" office:value-type="float" office:value="-0.54463887698948" calcext:value-type="float">
            <text:p>-0,54463887698948</text:p>
          </table:table-cell>
          <table:table-cell table:formula="of:=COS([$Planilha2.$E$16]*[$Planilha1.$A25])" office:value-type="float" office:value="-0.923879455254105" calcext:value-type="float">
            <text:p>-0,923879455254105</text:p>
          </table:table-cell>
          <table:table-cell table:formula="of:=COS([$Planilha2.$E$17]*[$Planilha1.$A25])" office:value-type="float" office:value="-0.978147645505807" calcext:value-type="float">
            <text:p>-0,978147645505807</text:p>
          </table:table-cell>
          <table:table-cell table:formula="of:=COS([$Planilha2.$E$18]*[$Planilha1.$A25])" office:value-type="float" office:value="-0.688354741659672" calcext:value-type="float">
            <text:p>-0,688354741659672</text:p>
          </table:table-cell>
          <table:table-cell table:formula="of:=COS([$Planilha2.$E$19]*[$Planilha1.$A25])" office:value-type="float" office:value="-0.156434704316848" calcext:value-type="float">
            <text:p>-0,156434704316848</text:p>
          </table:table-cell>
          <table:table-cell table:formula="of:=COS([$Planilha2.$E$20]*[$Planilha1.$A25])" office:value-type="float" office:value="0.430510866000904" calcext:value-type="float">
            <text:p>0,430510866000904</text:p>
          </table:table-cell>
          <table:table-cell table:formula="of:=COS([$Planilha2.$E$201]*[$Planilha1.$A25])" office:value-type="float" office:value="1" calcext:value-type="float">
            <text:p>1</text:p>
          </table:table-cell>
          <table:table-cell table:formula="of:=COS([$Planilha2.$E$22]*[$Planilha1.$A25])" office:value-type="float" office:value="0.996917355908435" calcext:value-type="float">
            <text:p>0,996917355908435</text:p>
          </table:table-cell>
          <table:table-cell table:formula="of:=COS([$Planilha2.$E$23]*[$Planilha1.$A25])" office:value-type="float" office:value="0.77714614779532" calcext:value-type="float">
            <text:p>0,77714614779532</text:p>
          </table:table-cell>
          <table:table-cell table:formula="of:=COS([$Planilha2.$E$24]*[$Planilha1.$A25])" office:value-type="float" office:value="0.284015641509881" calcext:value-type="float">
            <text:p>0,284015641509881</text:p>
          </table:table-cell>
          <table:table-cell table:formula="of:=COS([$Planilha2.$E$25]*[$Planilha1.$A25])" office:value-type="float" office:value="-0.309016687171967" calcext:value-type="float">
            <text:p>-0,309016687171967</text:p>
          </table:table-cell>
          <table:table-cell table:formula="of:=COS([$Planilha2.$E$26]*[$Planilha1.$A25])" office:value-type="float" office:value="-0.793353135460528" calcext:value-type="float">
            <text:p>-0,793353135460528</text:p>
          </table:table-cell>
          <table:table-cell table:formula="of:=COS([$Planilha2.$E$27]*[$Planilha1.$A25])" office:value-type="float" office:value="-0.998629516440591" calcext:value-type="float">
            <text:p>-0,998629516440591</text:p>
          </table:table-cell>
          <table:table-cell table:formula="of:=COS([$Planilha2.$E$28]*[$Planilha1.$A25])" office:value-type="float" office:value="-0.852640354224191" calcext:value-type="float">
            <text:p>-0,852640354224191</text:p>
          </table:table-cell>
          <table:table-cell table:formula="of:=COS([$Planilha2.$E$29]*[$Planilha1.$A25])" office:value-type="float" office:value="-0.406736987343275" calcext:value-type="float">
            <text:p>-0,406736987343275</text:p>
          </table:table-cell>
          <table:table-cell table:formula="of:=COS([$Planilha2.$E$30]*[$Planilha1.$A25])" office:value-type="float" office:value="0.182235141721309" calcext:value-type="float">
            <text:p>0,182235141721309</text:p>
          </table:table-cell>
          <table:table-cell table:formula="of:=COS([$Planilha2.$E$31]*[$Planilha1.$A25])" office:value-type="float" office:value="0.707106495681245" calcext:value-type="float">
            <text:p>0,707106495681245</text:p>
          </table:table-cell>
          <table:table-cell table:formula="of:=COS([$Planilha2.$E$32]*[$Planilha1.$A25])" office:value-type="float" office:value="0.983254831530791" calcext:value-type="float">
            <text:p>0,983254831530791</text:p>
          </table:table-cell>
          <table:table-cell table:formula="of:=COS([$Planilha2.$E$33]*[$Planilha1.$A25])" office:value-type="float" office:value="0.913545632817107" calcext:value-type="float">
            <text:p>0,913545632817107</text:p>
          </table:table-cell>
          <table:table-cell table:formula="of:=COS([$Planilha2.$E$34]*[$Planilha1.$A25])" office:value-type="float" office:value="0.522498943409143" calcext:value-type="float">
            <text:p>0,522498943409143</text:p>
          </table:table-cell>
          <table:table-cell table:formula="of:=COS([$Planilha2.$E$35]*[$Planilha1.$A25])" office:value-type="float" office:value="-0.0523354992692923" calcext:value-type="float">
            <text:p>-0,052335499269292</text:p>
          </table:table-cell>
          <table:table-cell table:formula="of:=COS([$Planilha2.$E$36]*[$Planilha1.$A25])" office:value-type="float" office:value="-0.608761055291927" calcext:value-type="float">
            <text:p>-0,608761055291927</text:p>
          </table:table-cell>
        </table:table-row>
        <table:table-row table:style-name="ro1">
          <table:table-cell/>
          <table:table-cell table:formula="of:=COS([$Planilha2.E$1]*[$Planilha1.A26])" office:value-type="float" office:value="1" calcext:value-type="float">
            <text:p>1</text:p>
          </table:table-cell>
          <table:table-cell table:formula="of:=COS([$Planilha2.$E$2]*[$Planilha1.$A26])" office:value-type="float" office:value="0.809017002629811" calcext:value-type="float">
            <text:p>0,809017002629811</text:p>
          </table:table-cell>
          <table:table-cell table:formula="of:=COS([$Planilha2.$E$3]*[$Planilha1.$A26])" office:value-type="float" office:value="0.309017021088248" calcext:value-type="float">
            <text:p>0,309017021088248</text:p>
          </table:table-cell>
          <table:table-cell table:formula="of:=COS([$Planilha2.$E$4]*[$Planilha1.$A26])" office:value-type="float" office:value="-0.309016954304995" calcext:value-type="float">
            <text:p>-0,309016954304995</text:p>
          </table:table-cell>
          <table:table-cell table:formula="of:=COS([$Planilha2.$E$5]*[$Planilha1.$A26])" office:value-type="float" office:value="-0.80901696135549" calcext:value-type="float">
            <text:p>-0,80901696135549</text:p>
          </table:table-cell>
          <table:table-cell table:formula="of:=COS([$Planilha2.$E$6]*[$Planilha1.$A26])" office:value-type="float" office:value="-0.999999999999998" calcext:value-type="float">
            <text:p>-0,999999999999998</text:p>
          </table:table-cell>
          <table:table-cell table:formula="of:=COS([$Planilha2.$E$7]*[$Planilha1.$A26])" office:value-type="float" office:value="-0.809017043904129" calcext:value-type="float">
            <text:p>-0,809017043904129</text:p>
          </table:table-cell>
          <table:table-cell table:formula="of:=COS([$Planilha2.$E$8]*[$Planilha1.$A26])" office:value-type="float" office:value="-0.3090170878715" calcext:value-type="float">
            <text:p>-0,3090170878715</text:p>
          </table:table-cell>
          <table:table-cell table:formula="of:=COS([$Planilha2.$E$9]*[$Planilha1.$A26])" office:value-type="float" office:value="0.309016887521741" calcext:value-type="float">
            <text:p>0,309016887521741</text:p>
          </table:table-cell>
          <table:table-cell table:formula="of:=COS([$Planilha2.$E$10]*[$Planilha1.$A26])" office:value-type="float" office:value="0.809016920081164" calcext:value-type="float">
            <text:p>0,809016920081164</text:p>
          </table:table-cell>
          <table:table-cell table:formula="of:=COS([$Planilha2.$E$11]*[$Planilha1.$A26])" office:value-type="float" office:value="0.99999999999999" calcext:value-type="float">
            <text:p>0,99999999999999</text:p>
          </table:table-cell>
          <table:table-cell table:formula="of:=COS([$Planilha2.$E$12]*[$Planilha1.$A26])" office:value-type="float" office:value="0.809017085178443" calcext:value-type="float">
            <text:p>0,809017085178443</text:p>
          </table:table-cell>
          <table:table-cell table:formula="of:=COS([$Planilha2.$E$13]*[$Planilha1.$A26])" office:value-type="float" office:value="0.30901715465475" calcext:value-type="float">
            <text:p>0,30901715465475</text:p>
          </table:table-cell>
          <table:table-cell table:formula="of:=COS([$Planilha2.$E$14]*[$Planilha1.$A26])" office:value-type="float" office:value="-0.309016820738484" calcext:value-type="float">
            <text:p>-0,309016820738484</text:p>
          </table:table-cell>
          <table:table-cell table:formula="of:=COS([$Planilha2.$E$15]*[$Planilha1.$A26])" office:value-type="float" office:value="-0.809016878806835" calcext:value-type="float">
            <text:p>-0,809016878806835</text:p>
          </table:table-cell>
          <table:table-cell table:formula="of:=COS([$Planilha2.$E$16]*[$Planilha1.$A26])" office:value-type="float" office:value="-0.999999999999978" calcext:value-type="float">
            <text:p>-0,999999999999978</text:p>
          </table:table-cell>
          <table:table-cell table:formula="of:=COS([$Planilha2.$E$17]*[$Planilha1.$A26])" office:value-type="float" office:value="-0.809017126452752" calcext:value-type="float">
            <text:p>-0,809017126452752</text:p>
          </table:table-cell>
          <table:table-cell table:formula="of:=COS([$Planilha2.$E$18]*[$Planilha1.$A26])" office:value-type="float" office:value="-0.309017221437997" calcext:value-type="float">
            <text:p>-0,309017221437997</text:p>
          </table:table-cell>
          <table:table-cell table:formula="of:=COS([$Planilha2.$E$19]*[$Planilha1.$A26])" office:value-type="float" office:value="0.309016753955226" calcext:value-type="float">
            <text:p>0,309016753955226</text:p>
          </table:table-cell>
          <table:table-cell table:formula="of:=COS([$Planilha2.$E$20]*[$Planilha1.$A26])" office:value-type="float" office:value="0.809016837532501" calcext:value-type="float">
            <text:p>0,809016837532501</text:p>
          </table:table-cell>
          <table:table-cell table:formula="of:=COS([$Planilha2.$E$201]*[$Planilha1.$A26])" office:value-type="float" office:value="1" calcext:value-type="float">
            <text:p>1</text:p>
          </table:table-cell>
          <table:table-cell table:formula="of:=COS([$Planilha2.$E$22]*[$Planilha1.$A26])" office:value-type="float" office:value="0.809017167727057" calcext:value-type="float">
            <text:p>0,809017167727057</text:p>
          </table:table-cell>
          <table:table-cell table:formula="of:=COS([$Planilha2.$E$23]*[$Planilha1.$A26])" office:value-type="float" office:value="0.309017288221248" calcext:value-type="float">
            <text:p>0,309017288221248</text:p>
          </table:table-cell>
          <table:table-cell table:formula="of:=COS([$Planilha2.$E$24]*[$Planilha1.$A26])" office:value-type="float" office:value="-0.309016687171967" calcext:value-type="float">
            <text:p>-0,309016687171967</text:p>
          </table:table-cell>
          <table:table-cell table:formula="of:=COS([$Planilha2.$E$25]*[$Planilha1.$A26])" office:value-type="float" office:value="-0.809016796258165" calcext:value-type="float">
            <text:p>-0,809016796258165</text:p>
          </table:table-cell>
          <table:table-cell table:formula="of:=COS([$Planilha2.$E$26]*[$Planilha1.$A26])" office:value-type="float" office:value="-0.999999999999938" calcext:value-type="float">
            <text:p>-0,999999999999938</text:p>
          </table:table-cell>
          <table:table-cell table:formula="of:=COS([$Planilha2.$E$27]*[$Planilha1.$A26])" office:value-type="float" office:value="-0.809017209001359" calcext:value-type="float">
            <text:p>-0,809017209001359</text:p>
          </table:table-cell>
          <table:table-cell table:formula="of:=COS([$Planilha2.$E$28]*[$Planilha1.$A26])" office:value-type="float" office:value="-0.309017355004494" calcext:value-type="float">
            <text:p>-0,309017355004494</text:p>
          </table:table-cell>
          <table:table-cell table:formula="of:=COS([$Planilha2.$E$29]*[$Planilha1.$A26])" office:value-type="float" office:value="0.309016620388705" calcext:value-type="float">
            <text:p>0,309016620388705</text:p>
          </table:table-cell>
          <table:table-cell table:formula="of:=COS([$Planilha2.$E$30]*[$Planilha1.$A26])" office:value-type="float" office:value="0.809016754983823" calcext:value-type="float">
            <text:p>0,809016754983823</text:p>
          </table:table-cell>
          <table:table-cell table:formula="of:=COS([$Planilha2.$E$31]*[$Planilha1.$A26])" office:value-type="float" office:value="0.999999999999911" calcext:value-type="float">
            <text:p>0,999999999999911</text:p>
          </table:table-cell>
          <table:table-cell table:formula="of:=COS([$Planilha2.$E$32]*[$Planilha1.$A26])" office:value-type="float" office:value="0.809017250275657" calcext:value-type="float">
            <text:p>0,809017250275657</text:p>
          </table:table-cell>
          <table:table-cell table:formula="of:=COS([$Planilha2.$E$33]*[$Planilha1.$A26])" office:value-type="float" office:value="0.309017421787735" calcext:value-type="float">
            <text:p>0,309017421787735</text:p>
          </table:table-cell>
          <table:table-cell table:formula="of:=COS([$Planilha2.$E$34]*[$Planilha1.$A26])" office:value-type="float" office:value="-0.309016553605446" calcext:value-type="float">
            <text:p>-0,309016553605446</text:p>
          </table:table-cell>
          <table:table-cell table:formula="of:=COS([$Planilha2.$E$35]*[$Planilha1.$A26])" office:value-type="float" office:value="-0.809016713709479" calcext:value-type="float">
            <text:p>-0,809016713709479</text:p>
          </table:table-cell>
          <table:table-cell table:formula="of:=COS([$Planilha2.$E$36]*[$Planilha1.$A26])" office:value-type="float" office:value="-0.999999999999879" calcext:value-type="float">
            <text:p>-0,999999999999879</text:p>
          </table:table-cell>
        </table:table-row>
        <table:table-row table:style-name="ro1">
          <table:table-cell/>
          <table:table-cell table:formula="of:=COS([$Planilha2.E$1]*[$Planilha1.A27])" office:value-type="float" office:value="1" calcext:value-type="float">
            <text:p>1</text:p>
          </table:table-cell>
          <table:table-cell table:formula="of:=COS([$Planilha2.$E$2]*[$Planilha1.$A27])" office:value-type="float" office:value="0.793353349196916" calcext:value-type="float">
            <text:p>0,793353349196916</text:p>
          </table:table-cell>
          <table:table-cell table:formula="of:=COS([$Planilha2.$E$3]*[$Planilha1.$A27])" office:value-type="float" office:value="0.258819073363928" calcext:value-type="float">
            <text:p>0,258819073363928</text:p>
          </table:table-cell>
          <table:table-cell table:formula="of:=COS([$Planilha2.$E$4]*[$Planilha1.$A27])" office:value-type="float" office:value="-0.382683391818287" calcext:value-type="float">
            <text:p>-0,382683391818287</text:p>
          </table:table-cell>
          <table:table-cell table:formula="of:=COS([$Planilha2.$E$5]*[$Planilha1.$A27])" office:value-type="float" office:value="-0.866025374526076" calcext:value-type="float">
            <text:p>-0,866025374526076</text:p>
          </table:table-cell>
          <table:table-cell table:formula="of:=COS([$Planilha2.$E$6]*[$Planilha1.$A27])" office:value-type="float" office:value="-0.991444870921264" calcext:value-type="float">
            <text:p>-0,991444870921264</text:p>
          </table:table-cell>
          <table:table-cell table:formula="of:=COS([$Planilha2.$E$7]*[$Planilha1.$A27])" office:value-type="float" office:value="-0.707106843252902" calcext:value-type="float">
            <text:p>-0,707106843252902</text:p>
          </table:table-cell>
          <table:table-cell table:formula="of:=COS([$Planilha2.$E$8]*[$Planilha1.$A27])" office:value-type="float" office:value="-0.130526293748234" calcext:value-type="float">
            <text:p>-0,130526293748234</text:p>
          </table:table-cell>
          <table:table-cell table:formula="of:=COS([$Planilha2.$E$9]*[$Planilha1.$A27])" office:value-type="float" office:value="0.499999898646059" calcext:value-type="float">
            <text:p>0,499999898646059</text:p>
          </table:table-cell>
          <table:table-cell table:formula="of:=COS([$Planilha2.$E$10]*[$Planilha1.$A27])" office:value-type="float" office:value="0.923879482126173" calcext:value-type="float">
            <text:p>0,923879482126173</text:p>
          </table:table-cell>
          <table:table-cell table:formula="of:=COS([$Planilha2.$E$11]*[$Planilha1.$A27])" office:value-type="float" office:value="0.965925864152164" calcext:value-type="float">
            <text:p>0,965925864152164</text:p>
          </table:table-cell>
          <table:table-cell table:formula="of:=COS([$Planilha2.$E$12]*[$Planilha1.$A27])" office:value-type="float" office:value="0.608761556675917" calcext:value-type="float">
            <text:p>0,608761556675917</text:p>
          </table:table-cell>
          <table:table-cell table:formula="of:=COS([$Planilha2.$E$13]*[$Planilha1.$A27])" office:value-type="float" office:value="0.000000175550169374278" calcext:value-type="float">
            <text:p>1,75550169374278E-07</text:p>
          </table:table-cell>
          <table:table-cell table:formula="of:=COS([$Planilha2.$E$14]*[$Planilha1.$A27])" office:value-type="float" office:value="-0.608761278129287" calcext:value-type="float">
            <text:p>-0,608761278129287</text:p>
          </table:table-cell>
          <table:table-cell table:formula="of:=COS([$Planilha2.$E$15]*[$Planilha1.$A27])" office:value-type="float" office:value="-0.9659257732807" calcext:value-type="float">
            <text:p>-0,9659257732807</text:p>
          </table:table-cell>
          <table:table-cell table:formula="of:=COS([$Planilha2.$E$16]*[$Planilha1.$A27])" office:value-type="float" office:value="-0.923879616486441" calcext:value-type="float">
            <text:p>-0,923879616486441</text:p>
          </table:table-cell>
          <table:table-cell table:formula="of:=COS([$Planilha2.$E$17]*[$Planilha1.$A27])" office:value-type="float" office:value="-0.500000202707861" calcext:value-type="float">
            <text:p>-0,500000202707861</text:p>
          </table:table-cell>
          <table:table-cell table:formula="of:=COS([$Planilha2.$E$18]*[$Planilha1.$A27])" office:value-type="float" office:value="0.130525945651606" calcext:value-type="float">
            <text:p>0,130525945651606</text:p>
          </table:table-cell>
          <table:table-cell table:formula="of:=COS([$Planilha2.$E$19]*[$Planilha1.$A27])" office:value-type="float" office:value="0.70710659498745" calcext:value-type="float">
            <text:p>0,70710659498745</text:p>
          </table:table-cell>
          <table:table-cell table:formula="of:=COS([$Planilha2.$E$20]*[$Planilha1.$A27])" office:value-type="float" office:value="0.991444825093438" calcext:value-type="float">
            <text:p>0,991444825093438</text:p>
          </table:table-cell>
          <table:table-cell table:formula="of:=COS([$Planilha2.$E$201]*[$Planilha1.$A27])" office:value-type="float" office:value="1" calcext:value-type="float">
            <text:p>1</text:p>
          </table:table-cell>
          <table:table-cell table:formula="of:=COS([$Planilha2.$E$22]*[$Planilha1.$A27])" office:value-type="float" office:value="0.382683716192687" calcext:value-type="float">
            <text:p>0,382683716192687</text:p>
          </table:table-cell>
          <table:table-cell table:formula="of:=COS([$Planilha2.$E$23]*[$Planilha1.$A27])" office:value-type="float" office:value="-0.258818734227029" calcext:value-type="float">
            <text:p>-0,258818734227029</text:p>
          </table:table-cell>
          <table:table-cell table:formula="of:=COS([$Planilha2.$E$24]*[$Planilha1.$A27])" office:value-type="float" office:value="-0.793353135460527" calcext:value-type="float">
            <text:p>-0,793353135460527</text:p>
          </table:table-cell>
          <table:table-cell table:formula="of:=COS([$Planilha2.$E$25]*[$Planilha1.$A27])" office:value-type="float" office:value="-0.999999999999938" calcext:value-type="float">
            <text:p>-0,999999999999938</text:p>
          </table:table-cell>
          <table:table-cell table:formula="of:=COS([$Planilha2.$E$26]*[$Planilha1.$A27])" office:value-type="float" office:value="-0.793353562933207" calcext:value-type="float">
            <text:p>-0,793353562933207</text:p>
          </table:table-cell>
          <table:table-cell table:formula="of:=COS([$Planilha2.$E$27]*[$Planilha1.$A27])" office:value-type="float" office:value="-0.258819412500793" calcext:value-type="float">
            <text:p>-0,258819412500793</text:p>
          </table:table-cell>
          <table:table-cell table:formula="of:=COS([$Planilha2.$E$28]*[$Planilha1.$A27])" office:value-type="float" office:value="0.38268306744384" calcext:value-type="float">
            <text:p>0,38268306744384</text:p>
          </table:table-cell>
          <table:table-cell table:formula="of:=COS([$Planilha2.$E$29]*[$Planilha1.$A27])" office:value-type="float" office:value="0.866025198975835" calcext:value-type="float">
            <text:p>0,866025198975835</text:p>
          </table:table-cell>
          <table:table-cell table:formula="of:=COS([$Planilha2.$E$30]*[$Planilha1.$A27])" office:value-type="float" office:value="0.991444916748968" calcext:value-type="float">
            <text:p>0,991444916748968</text:p>
          </table:table-cell>
          <table:table-cell table:formula="of:=COS([$Planilha2.$E$31]*[$Planilha1.$A27])" office:value-type="float" office:value="0.707107091518268" calcext:value-type="float">
            <text:p>0,707107091518268</text:p>
          </table:table-cell>
          <table:table-cell table:formula="of:=COS([$Planilha2.$E$32]*[$Planilha1.$A27])" office:value-type="float" office:value="0.130526641844848" calcext:value-type="float">
            <text:p>0,130526641844848</text:p>
          </table:table-cell>
          <table:table-cell table:formula="of:=COS([$Planilha2.$E$33]*[$Planilha1.$A27])" office:value-type="float" office:value="-0.499999594584196" calcext:value-type="float">
            <text:p>-0,499999594584196</text:p>
          </table:table-cell>
          <table:table-cell table:formula="of:=COS([$Planilha2.$E$34]*[$Planilha1.$A27])" office:value-type="float" office:value="-0.923879347765791" calcext:value-type="float">
            <text:p>-0,923879347765791</text:p>
          </table:table-cell>
          <table:table-cell table:formula="of:=COS([$Planilha2.$E$35]*[$Planilha1.$A27])" office:value-type="float" office:value="-0.965925955023508" calcext:value-type="float">
            <text:p>-0,965925955023508</text:p>
          </table:table-cell>
          <table:table-cell table:formula="of:=COS([$Planilha2.$E$36]*[$Planilha1.$A27])" office:value-type="float" office:value="-0.608761835222473" calcext:value-type="float">
            <text:p>-0,608761835222473</text:p>
          </table:table-cell>
        </table:table-row>
        <table:table-row table:style-name="ro1">
          <table:table-cell/>
          <table:table-cell table:formula="of:=COS([$Planilha2.E$1]*[$Planilha1.A28])" office:value-type="float" office:value="1" calcext:value-type="float">
            <text:p>1</text:p>
          </table:table-cell>
          <table:table-cell table:formula="of:=COS([$Planilha2.$E$2]*[$Planilha1.$A28])" office:value-type="float" office:value="0.77714597103167" calcext:value-type="float">
            <text:p>0,77714597103167</text:p>
          </table:table-cell>
          <table:table-cell table:formula="of:=COS([$Planilha2.$E$3]*[$Planilha1.$A28])" office:value-type="float" office:value="0.207911720581515" calcext:value-type="float">
            <text:p>0,207911720581515</text:p>
          </table:table-cell>
          <table:table-cell table:formula="of:=COS([$Planilha2.$E$4]*[$Planilha1.$A28])" office:value-type="float" office:value="-0.453990459071296" calcext:value-type="float">
            <text:p>-0,453990459071296</text:p>
          </table:table-cell>
          <table:table-cell table:formula="of:=COS([$Planilha2.$E$5]*[$Planilha1.$A28])" office:value-type="float" office:value="-0.913545432889668" calcext:value-type="float">
            <text:p>-0,913545432889668</text:p>
          </table:table-cell>
          <table:table-cell table:formula="of:=COS([$Planilha2.$E$6]*[$Planilha1.$A28])" office:value-type="float" office:value="-0.965925845977881" calcext:value-type="float">
            <text:p>-0,965925845977881</text:p>
          </table:table-cell>
          <table:table-cell table:formula="of:=COS([$Planilha2.$E$7]*[$Planilha1.$A28])" office:value-type="float" office:value="-0.587785326144467" calcext:value-type="float">
            <text:p>-0,587785326144467</text:p>
          </table:table-cell>
          <table:table-cell table:formula="of:=COS([$Planilha2.$E$8]*[$Planilha1.$A28])" office:value-type="float" office:value="0.0523358498884628" calcext:value-type="float">
            <text:p>0,052335849888463</text:p>
          </table:table-cell>
          <table:table-cell table:formula="of:=COS([$Planilha2.$E$9]*[$Planilha1.$A28])" office:value-type="float" office:value="0.669130515907142" calcext:value-type="float">
            <text:p>0,669130515907142</text:p>
          </table:table-cell>
          <table:table-cell table:formula="of:=COS([$Planilha2.$E$10]*[$Planilha1.$A28])" office:value-type="float" office:value="0.987688319174693" calcext:value-type="float">
            <text:p>0,987688319174693</text:p>
          </table:table-cell>
          <table:table-cell table:formula="of:=COS([$Planilha2.$E$11]*[$Planilha1.$A28])" office:value-type="float" office:value="0.866025479856169" calcext:value-type="float">
            <text:p>0,866025479856169</text:p>
          </table:table-cell>
          <table:table-cell table:formula="of:=COS([$Planilha2.$E$12]*[$Planilha1.$A28])" office:value-type="float" office:value="0.358368105787288" calcext:value-type="float">
            <text:p>0,358368105787288</text:p>
          </table:table-cell>
          <table:table-cell table:formula="of:=COS([$Planilha2.$E$13]*[$Planilha1.$A28])" office:value-type="float" office:value="-0.309016820738484" calcext:value-type="float">
            <text:p>-0,309016820738484</text:p>
          </table:table-cell>
          <table:table-cell table:formula="of:=COS([$Planilha2.$E$14]*[$Planilha1.$A28])" office:value-type="float" office:value="-0.838670460223146" calcext:value-type="float">
            <text:p>-0,838670460223146</text:p>
          </table:table-cell>
          <table:table-cell table:formula="of:=COS([$Planilha2.$E$15]*[$Planilha1.$A28])" office:value-type="float" office:value="-0.994521917632905" calcext:value-type="float">
            <text:p>-0,994521917632905</text:p>
          </table:table-cell>
          <table:table-cell table:formula="of:=COS([$Planilha2.$E$16]*[$Planilha1.$A28])" office:value-type="float" office:value="-0.707106942559059" calcext:value-type="float">
            <text:p>-0,707106942559059</text:p>
          </table:table-cell>
          <table:table-cell table:formula="of:=COS([$Planilha2.$E$17]*[$Planilha1.$A28])" office:value-type="float" office:value="-0.104528705363685" calcext:value-type="float">
            <text:p>-0,104528705363685</text:p>
          </table:table-cell>
          <table:table-cell table:formula="of:=COS([$Planilha2.$E$18]*[$Planilha1.$A28])" office:value-type="float" office:value="0.544638818097971" calcext:value-type="float">
            <text:p>0,544638818097971</text:p>
          </table:table-cell>
          <table:table-cell table:formula="of:=COS([$Planilha2.$E$19]*[$Planilha1.$A28])" office:value-type="float" office:value="0.95105643166826" calcext:value-type="float">
            <text:p>0,95105643166826</text:p>
          </table:table-cell>
          <table:table-cell table:formula="of:=COS([$Planilha2.$E$20]*[$Planilha1.$A28])" office:value-type="float" office:value="0.933580530091522" calcext:value-type="float">
            <text:p>0,933580530091522</text:p>
          </table:table-cell>
          <table:table-cell table:formula="of:=COS([$Planilha2.$E$201]*[$Planilha1.$A28])" office:value-type="float" office:value="1" calcext:value-type="float">
            <text:p>1</text:p>
          </table:table-cell>
          <table:table-cell table:formula="of:=COS([$Planilha2.$E$22]*[$Planilha1.$A28])" office:value-type="float" office:value="-0.156434149472506" calcext:value-type="float">
            <text:p>-0,156434149472506</text:p>
          </table:table-cell>
          <table:table-cell table:formula="of:=COS([$Planilha2.$E$23]*[$Planilha1.$A28])" office:value-type="float" office:value="-0.743144601508862" calcext:value-type="float">
            <text:p>-0,743144601508862</text:p>
          </table:table-cell>
          <table:table-cell table:formula="of:=COS([$Planilha2.$E$24]*[$Planilha1.$A28])" office:value-type="float" office:value="-0.998629516440591" calcext:value-type="float">
            <text:p>-0,998629516440591</text:p>
          </table:table-cell>
          <table:table-cell table:formula="of:=COS([$Planilha2.$E$25]*[$Planilha1.$A28])" office:value-type="float" office:value="-0.809017209001359" calcext:value-type="float">
            <text:p>-0,809017209001359</text:p>
          </table:table-cell>
          <table:table-cell table:formula="of:=COS([$Planilha2.$E$26]*[$Planilha1.$A28])" office:value-type="float" office:value="-0.258819412500793" calcext:value-type="float">
            <text:p>-0,258819412500793</text:p>
          </table:table-cell>
          <table:table-cell table:formula="of:=COS([$Planilha2.$E$27]*[$Planilha1.$A28])" office:value-type="float" office:value="0.406736281701809" calcext:value-type="float">
            <text:p>0,406736281701809</text:p>
          </table:table-cell>
          <table:table-cell table:formula="of:=COS([$Planilha2.$E$28]*[$Planilha1.$A28])" office:value-type="float" office:value="0.891006337694717" calcext:value-type="float">
            <text:p>0,891006337694717</text:p>
          </table:table-cell>
          <table:table-cell table:formula="of:=COS([$Planilha2.$E$29]*[$Planilha1.$A28])" office:value-type="float" office:value="0.97814768930446" calcext:value-type="float">
            <text:p>0,97814768930446</text:p>
          </table:table-cell>
          <table:table-cell table:formula="of:=COS([$Planilha2.$E$30]*[$Planilha1.$A28])" office:value-type="float" office:value="0.629320733939082" calcext:value-type="float">
            <text:p>0,629320733939082</text:p>
          </table:table-cell>
          <table:table-cell table:formula="of:=COS([$Planilha2.$E$31]*[$Planilha1.$A28])" office:value-type="float" office:value="0.000000456430440906016" calcext:value-type="float">
            <text:p>4,56430440906016E-07</text:p>
          </table:table-cell>
          <table:table-cell table:formula="of:=COS([$Planilha2.$E$32]*[$Planilha1.$A28])" office:value-type="float" office:value="-0.629320024512925" calcext:value-type="float">
            <text:p>-0,629320024512925</text:p>
          </table:table-cell>
          <table:table-cell table:formula="of:=COS([$Planilha2.$E$33]*[$Planilha1.$A28])" office:value-type="float" office:value="-0.978147499509984" calcext:value-type="float">
            <text:p>-0,978147499509984</text:p>
          </table:table-cell>
          <table:table-cell table:formula="of:=COS([$Planilha2.$E$34]*[$Planilha1.$A28])" office:value-type="float" office:value="-0.891006752124846" calcext:value-type="float">
            <text:p>-0,891006752124846</text:p>
          </table:table-cell>
          <table:table-cell table:formula="of:=COS([$Planilha2.$E$35]*[$Planilha1.$A28])" office:value-type="float" office:value="-0.406737115641692" calcext:value-type="float">
            <text:p>-0,406737115641692</text:p>
          </table:table-cell>
          <table:table-cell table:formula="of:=COS([$Planilha2.$E$36]*[$Planilha1.$A28])" office:value-type="float" office:value="0.258818530744874" calcext:value-type="float">
            <text:p>0,258818530744874</text:p>
          </table:table-cell>
        </table:table-row>
        <table:table-row table:style-name="ro1">
          <table:table-cell/>
          <table:table-cell table:formula="of:=COS([$Planilha2.E$1]*[$Planilha1.A29])" office:value-type="float" office:value="1" calcext:value-type="float">
            <text:p>1</text:p>
          </table:table-cell>
          <table:table-cell table:formula="of:=COS([$Planilha2.$E$2]*[$Planilha1.$A29])" office:value-type="float" office:value="0.760405975860995" calcext:value-type="float">
            <text:p>0,760405975860995</text:p>
          </table:table-cell>
          <table:table-cell table:formula="of:=COS([$Planilha2.$E$3]*[$Planilha1.$A29])" office:value-type="float" office:value="0.156434496250225" calcext:value-type="float">
            <text:p>0,156434496250225</text:p>
          </table:table-cell>
          <table:table-cell table:formula="of:=COS([$Planilha2.$E$4]*[$Planilha1.$A29])" office:value-type="float" office:value="-0.522498524302045" calcext:value-type="float">
            <text:p>-0,522498524302045</text:p>
          </table:table-cell>
          <table:table-cell table:formula="of:=COS([$Planilha2.$E$5]*[$Planilha1.$A29])" office:value-type="float" office:value="-0.951056496765877" calcext:value-type="float">
            <text:p>-0,951056496765877</text:p>
          </table:table-cell>
          <table:table-cell table:formula="of:=COS([$Planilha2.$E$6]*[$Planilha1.$A29])" office:value-type="float" office:value="-0.923879562742347" calcext:value-type="float">
            <text:p>-0,923879562742347</text:p>
          </table:table-cell>
          <table:table-cell table:formula="of:=COS([$Planilha2.$E$7]*[$Planilha1.$A29])" office:value-type="float" office:value="-0.453990584204372" calcext:value-type="float">
            <text:p>-0,453990584204372</text:p>
          </table:table-cell>
          <table:table-cell table:formula="of:=COS([$Planilha2.$E$8]*[$Planilha1.$A29])" office:value-type="float" office:value="0.23344525631509" calcext:value-type="float">
            <text:p>0,23344525631509</text:p>
          </table:table-cell>
          <table:table-cell table:formula="of:=COS([$Planilha2.$E$9]*[$Planilha1.$A29])" office:value-type="float" office:value="0.809016920081165" calcext:value-type="float">
            <text:p>0,809016920081165</text:p>
          </table:table-cell>
          <table:table-cell table:formula="of:=COS([$Planilha2.$E$10]*[$Planilha1.$A29])" office:value-type="float" office:value="0.996917344889659" calcext:value-type="float">
            <text:p>0,996917344889659</text:p>
          </table:table-cell>
          <table:table-cell table:formula="of:=COS([$Planilha2.$E$11]*[$Planilha1.$A29])" office:value-type="float" office:value="0.707106892905982" calcext:value-type="float">
            <text:p>0,707106892905982</text:p>
          </table:table-cell>
          <table:table-cell table:formula="of:=COS([$Planilha2.$E$12]*[$Planilha1.$A29])" office:value-type="float" office:value="0.0784592689867611" calcext:value-type="float">
            <text:p>0,078459268986761</text:p>
          </table:table-cell>
          <table:table-cell table:formula="of:=COS([$Planilha2.$E$13]*[$Planilha1.$A29])" office:value-type="float" office:value="-0.587785098907547" calcext:value-type="float">
            <text:p>-0,587785098907547</text:p>
          </table:table-cell>
          <table:table-cell table:formula="of:=COS([$Planilha2.$E$14]*[$Planilha1.$A29])" office:value-type="float" office:value="-0.97236987244945" calcext:value-type="float">
            <text:p>-0,97236987244945</text:p>
          </table:table-cell>
          <table:table-cell table:formula="of:=COS([$Planilha2.$E$15]*[$Planilha1.$A29])" office:value-type="float" office:value="-0.891006624607964" calcext:value-type="float">
            <text:p>-0,891006624607964</text:p>
          </table:table-cell>
          <table:table-cell table:formula="of:=COS([$Planilha2.$E$16]*[$Planilha1.$A29])" office:value-type="float" office:value="-0.38268365131781" calcext:value-type="float">
            <text:p>-0,38268365131781</text:p>
          </table:table-cell>
          <table:table-cell table:formula="of:=COS([$Planilha2.$E$17]*[$Planilha1.$A29])" office:value-type="float" office:value="0.309016753955228" calcext:value-type="float">
            <text:p>0,309016753955228</text:p>
          </table:table-cell>
          <table:table-cell table:formula="of:=COS([$Planilha2.$E$18]*[$Planilha1.$A29])" office:value-type="float" office:value="0.852640024015254" calcext:value-type="float">
            <text:p>0,852640024015254</text:p>
          </table:table-cell>
          <table:table-cell table:formula="of:=COS([$Planilha2.$E$19]*[$Planilha1.$A29])" office:value-type="float" office:value="0.987688385083695" calcext:value-type="float">
            <text:p>0,987688385083695</text:p>
          </table:table-cell>
          <table:table-cell table:formula="of:=COS([$Planilha2.$E$20]*[$Planilha1.$A29])" office:value-type="float" office:value="0.649448276597022" calcext:value-type="float">
            <text:p>0,649448276597022</text:p>
          </table:table-cell>
          <table:table-cell table:formula="of:=COS([$Planilha2.$E$201]*[$Planilha1.$A29])" office:value-type="float" office:value="1" calcext:value-type="float">
            <text:p>1</text:p>
          </table:table-cell>
          <table:table-cell table:formula="of:=COS([$Planilha2.$E$22]*[$Planilha1.$A29])" office:value-type="float" office:value="-0.64944779603519" calcext:value-type="float">
            <text:p>-0,64944779603519</text:p>
          </table:table-cell>
          <table:table-cell table:formula="of:=COS([$Planilha2.$E$23]*[$Planilha1.$A29])" office:value-type="float" office:value="-0.987688286220126" calcext:value-type="float">
            <text:p>-0,987688286220126</text:p>
          </table:table-cell>
          <table:table-cell table:formula="of:=COS([$Planilha2.$E$24]*[$Planilha1.$A29])" office:value-type="float" office:value="-0.852640354224189" calcext:value-type="float">
            <text:p>-0,852640354224189</text:p>
          </table:table-cell>
          <table:table-cell table:formula="of:=COS([$Planilha2.$E$25]*[$Planilha1.$A29])" office:value-type="float" office:value="-0.309017355004491" calcext:value-type="float">
            <text:p>-0,309017355004491</text:p>
          </table:table-cell>
          <table:table-cell table:formula="of:=COS([$Planilha2.$E$26]*[$Planilha1.$A29])" office:value-type="float" office:value="0.382683067443843" calcext:value-type="float">
            <text:p>0,382683067443843</text:p>
          </table:table-cell>
          <table:table-cell table:formula="of:=COS([$Planilha2.$E$27]*[$Planilha1.$A29])" office:value-type="float" office:value="0.891006337694719" calcext:value-type="float">
            <text:p>0,891006337694719</text:p>
          </table:table-cell>
          <table:table-cell table:formula="of:=COS([$Planilha2.$E$28]*[$Planilha1.$A29])" office:value-type="float" office:value="0.972370019982326" calcext:value-type="float">
            <text:p>0,972370019982326</text:p>
          </table:table-cell>
          <table:table-cell table:formula="of:=COS([$Planilha2.$E$29]*[$Planilha1.$A29])" office:value-type="float" office:value="0.587785610190555" calcext:value-type="float">
            <text:p>0,587785610190555</text:p>
          </table:table-cell>
          <table:table-cell table:formula="of:=COS([$Planilha2.$E$30]*[$Planilha1.$A29])" office:value-type="float" office:value="-0.0784586389543282" calcext:value-type="float">
            <text:p>-0,078458638954328</text:p>
          </table:table-cell>
          <table:table-cell table:formula="of:=COS([$Planilha2.$E$31]*[$Planilha1.$A29])" office:value-type="float" office:value="-0.707106446028137" calcext:value-type="float">
            <text:p>-0,707106446028137</text:p>
          </table:table-cell>
          <table:table-cell table:formula="of:=COS([$Planilha2.$E$32]*[$Planilha1.$A29])" office:value-type="float" office:value="-0.996917295304922" calcext:value-type="float">
            <text:p>-0,996917295304922</text:p>
          </table:table-cell>
          <table:table-cell table:formula="of:=COS([$Planilha2.$E$33]*[$Planilha1.$A29])" office:value-type="float" office:value="-0.809017291549948" calcext:value-type="float">
            <text:p>-0,809017291549948</text:p>
          </table:table-cell>
          <table:table-cell table:formula="of:=COS([$Planilha2.$E$34]*[$Planilha1.$A29])" office:value-type="float" office:value="-0.233445870833992" calcext:value-type="float">
            <text:p>-0,233445870833992</text:p>
          </table:table-cell>
          <table:table-cell table:formula="of:=COS([$Planilha2.$E$35]*[$Planilha1.$A29])" office:value-type="float" office:value="0.453990021105466" calcext:value-type="float">
            <text:p>0,453990021105466</text:p>
          </table:table-cell>
          <table:table-cell table:formula="of:=COS([$Planilha2.$E$36]*[$Planilha1.$A29])" office:value-type="float" office:value="0.923879320893701" calcext:value-type="float">
            <text:p>0,923879320893701</text:p>
          </table:table-cell>
        </table:table-row>
        <table:table-row table:style-name="ro1">
          <table:table-cell/>
          <table:table-cell table:formula="of:=COS([$Planilha2.E$1]*[$Planilha1.A30])" office:value-type="float" office:value="1" calcext:value-type="float">
            <text:p>1</text:p>
          </table:table-cell>
          <table:table-cell table:formula="of:=COS([$Planilha2.$E$2]*[$Planilha1.$A30])" office:value-type="float" office:value="0.743144836440887" calcext:value-type="float">
            <text:p>0,743144836440887</text:p>
          </table:table-cell>
          <table:table-cell table:formula="of:=COS([$Planilha2.$E$3]*[$Planilha1.$A30])" office:value-type="float" office:value="0.104528495857504" calcext:value-type="float">
            <text:p>0,104528495857504</text:p>
          </table:table-cell>
          <table:table-cell table:formula="of:=COS([$Planilha2.$E$4]*[$Planilha1.$A30])" office:value-type="float" office:value="-0.587785212526013" calcext:value-type="float">
            <text:p>-0,587785212526013</text:p>
          </table:table-cell>
          <table:table-cell table:formula="of:=COS([$Planilha2.$E$5]*[$Planilha1.$A30])" office:value-type="float" office:value="-0.978147587107535" calcext:value-type="float">
            <text:p>-0,978147587107535</text:p>
          </table:table-cell>
          <table:table-cell table:formula="of:=COS([$Planilha2.$E$6]*[$Planilha1.$A30])" office:value-type="float" office:value="-0.866025444746142" calcext:value-type="float">
            <text:p>-0,866025444746142</text:p>
          </table:table-cell>
          <table:table-cell table:formula="of:=COS([$Planilha2.$E$7]*[$Planilha1.$A30])" office:value-type="float" office:value="-0.3090170878715" calcext:value-type="float">
            <text:p>-0,3090170878715</text:p>
          </table:table-cell>
          <table:table-cell table:formula="of:=COS([$Planilha2.$E$8]*[$Planilha1.$A30])" office:value-type="float" office:value="0.406736538298731" calcext:value-type="float">
            <text:p>0,406736538298731</text:p>
          </table:table-cell>
          <table:table-cell table:formula="of:=COS([$Planilha2.$E$9]*[$Planilha1.$A30])" office:value-type="float" office:value="0.913545404328587" calcext:value-type="float">
            <text:p>0,913545404328587</text:p>
          </table:table-cell>
          <table:table-cell table:formula="of:=COS([$Planilha2.$E$10]*[$Planilha1.$A30])" office:value-type="float" office:value="0.951056561863452" calcext:value-type="float">
            <text:p>0,951056561863452</text:p>
          </table:table-cell>
          <table:table-cell table:formula="of:=COS([$Planilha2.$E$11]*[$Planilha1.$A30])" office:value-type="float" office:value="0.500000141895507" calcext:value-type="float">
            <text:p>0,500000141895507</text:p>
          </table:table-cell>
          <table:table-cell table:formula="of:=COS([$Planilha2.$E$12]*[$Planilha1.$A30])" office:value-type="float" office:value="-0.207911514524738" calcext:value-type="float">
            <text:p>-0,207911514524738</text:p>
          </table:table-cell>
          <table:table-cell table:formula="of:=COS([$Planilha2.$E$13]*[$Planilha1.$A30])" office:value-type="float" office:value="-0.809016878806835" calcext:value-type="float">
            <text:p>-0,809016878806835</text:p>
          </table:table-cell>
          <table:table-cell table:formula="of:=COS([$Planilha2.$E$14]*[$Planilha1.$A30])" office:value-type="float" office:value="-0.994521917632905" calcext:value-type="float">
            <text:p>-0,994521917632905</text:p>
          </table:table-cell>
          <table:table-cell table:formula="of:=COS([$Planilha2.$E$15]*[$Planilha1.$A30])" office:value-type="float" office:value="-0.66913077682553" calcext:value-type="float">
            <text:p>-0,66913077682553</text:p>
          </table:table-cell>
          <table:table-cell table:formula="of:=COS([$Planilha2.$E$16]*[$Planilha1.$A30])" office:value-type="float" office:value="-0.000000245770238367438" calcext:value-type="float">
            <text:p>-2,45770238367438E-07</text:p>
          </table:table-cell>
          <table:table-cell table:formula="of:=COS([$Planilha2.$E$17]*[$Planilha1.$A30])" office:value-type="float" office:value="0.669130411539763" calcext:value-type="float">
            <text:p>0,669130411539763</text:p>
          </table:table-cell>
          <table:table-cell table:formula="of:=COS([$Planilha2.$E$18]*[$Planilha1.$A30])" office:value-type="float" office:value="0.994521866252918" calcext:value-type="float">
            <text:p>0,994521866252918</text:p>
          </table:table-cell>
          <table:table-cell table:formula="of:=COS([$Planilha2.$E$19]*[$Planilha1.$A30])" office:value-type="float" office:value="0.809017167727058" calcext:value-type="float">
            <text:p>0,809017167727058</text:p>
          </table:table-cell>
          <table:table-cell table:formula="of:=COS([$Planilha2.$E$20]*[$Planilha1.$A30])" office:value-type="float" office:value="0.207911995323871" calcext:value-type="float">
            <text:p>0,207911995323871</text:p>
          </table:table-cell>
          <table:table-cell table:formula="of:=COS([$Planilha2.$E$201]*[$Planilha1.$A30])" office:value-type="float" office:value="1" calcext:value-type="float">
            <text:p>1</text:p>
          </table:table-cell>
          <table:table-cell table:formula="of:=COS([$Planilha2.$E$22]*[$Planilha1.$A30])" office:value-type="float" office:value="-0.951056409969045" calcext:value-type="float">
            <text:p>-0,951056409969045</text:p>
          </table:table-cell>
          <table:table-cell table:formula="of:=COS([$Planilha2.$E$23]*[$Planilha1.$A30])" office:value-type="float" office:value="-0.913545604256059" calcext:value-type="float">
            <text:p>-0,913545604256059</text:p>
          </table:table-cell>
          <table:table-cell table:formula="of:=COS([$Planilha2.$E$24]*[$Planilha1.$A30])" office:value-type="float" office:value="-0.406736987343275" calcext:value-type="float">
            <text:p>-0,406736987343275</text:p>
          </table:table-cell>
          <table:table-cell table:formula="of:=COS([$Planilha2.$E$25]*[$Planilha1.$A30])" office:value-type="float" office:value="0.309016620388705" calcext:value-type="float">
            <text:p>0,309016620388705</text:p>
          </table:table-cell>
          <table:table-cell table:formula="of:=COS([$Planilha2.$E$26]*[$Planilha1.$A30])" office:value-type="float" office:value="0.866025198975835" calcext:value-type="float">
            <text:p>0,866025198975835</text:p>
          </table:table-cell>
          <table:table-cell table:formula="of:=COS([$Planilha2.$E$27]*[$Planilha1.$A30])" office:value-type="float" office:value="0.97814768930446" calcext:value-type="float">
            <text:p>0,97814768930446</text:p>
          </table:table-cell>
          <table:table-cell table:formula="of:=COS([$Planilha2.$E$28]*[$Planilha1.$A30])" office:value-type="float" office:value="0.587785610190557" calcext:value-type="float">
            <text:p>0,587785610190557</text:p>
          </table:table-cell>
          <table:table-cell table:formula="of:=COS([$Planilha2.$E$29]*[$Planilha1.$A30])" office:value-type="float" office:value="-0.104528007009725" calcext:value-type="float">
            <text:p>-0,104528007009725</text:p>
          </table:table-cell>
          <table:table-cell table:formula="of:=COS([$Planilha2.$E$30]*[$Planilha1.$A30])" office:value-type="float" office:value="-0.743144507536025" calcext:value-type="float">
            <text:p>-0,743144507536025</text:p>
          </table:table-cell>
          <table:table-cell table:formula="of:=COS([$Planilha2.$E$31]*[$Planilha1.$A30])" office:value-type="float" office:value="-0.999999999999879" calcext:value-type="float">
            <text:p>-0,999999999999879</text:p>
          </table:table-cell>
          <table:table-cell table:formula="of:=COS([$Planilha2.$E$32]*[$Planilha1.$A30])" office:value-type="float" office:value="-0.743145165345567" calcext:value-type="float">
            <text:p>-0,743145165345567</text:p>
          </table:table-cell>
          <table:table-cell table:formula="of:=COS([$Planilha2.$E$33]*[$Planilha1.$A30])" office:value-type="float" office:value="-0.104528984705255" calcext:value-type="float">
            <text:p>-0,104528984705255</text:p>
          </table:table-cell>
          <table:table-cell table:formula="of:=COS([$Planilha2.$E$34]*[$Planilha1.$A30])" office:value-type="float" office:value="0.587784814861331" calcext:value-type="float">
            <text:p>0,587784814861331</text:p>
          </table:table-cell>
          <table:table-cell table:formula="of:=COS([$Planilha2.$E$35]*[$Planilha1.$A30])" office:value-type="float" office:value="0.978147484910375" calcext:value-type="float">
            <text:p>0,978147484910375</text:p>
          </table:table-cell>
          <table:table-cell table:formula="of:=COS([$Planilha2.$E$36]*[$Planilha1.$A30])" office:value-type="float" office:value="0.866025690516242" calcext:value-type="float">
            <text:p>0,866025690516242</text:p>
          </table:table-cell>
        </table:table-row>
        <table:table-row table:style-name="ro1">
          <table:table-cell/>
          <table:table-cell table:formula="of:=COS([$Planilha2.E$1]*[$Planilha1.A31])" office:value-type="float" office:value="1" calcext:value-type="float">
            <text:p>1</text:p>
          </table:table-cell>
          <table:table-cell table:formula="of:=COS([$Planilha2.$E$2]*[$Planilha1.$A31])" office:value-type="float" office:value="0.725374382693561" calcext:value-type="float">
            <text:p>0,725374382693561</text:p>
          </table:table-cell>
          <table:table-cell table:formula="of:=COS([$Planilha2.$E$3]*[$Planilha1.$A31])" office:value-type="float" office:value="0.05233599013613" calcext:value-type="float">
            <text:p>0,05233599013613</text:p>
          </table:table-cell>
          <table:table-cell table:formula="of:=COS([$Planilha2.$E$4]*[$Planilha1.$A31])" office:value-type="float" office:value="-0.649448009618258" calcext:value-type="float">
            <text:p>-0,649448009618258</text:p>
          </table:table-cell>
          <table:table-cell table:formula="of:=COS([$Planilha2.$E$5]*[$Planilha1.$A31])" office:value-type="float" office:value="-0.994521888272942" calcext:value-type="float">
            <text:p>-0,994521888272942</text:p>
          </table:table-cell>
          <table:table-cell table:formula="of:=COS([$Planilha2.$E$6]*[$Planilha1.$A31])" office:value-type="float" office:value="-0.793353391944182" calcext:value-type="float">
            <text:p>-0,793353391944182</text:p>
          </table:table-cell>
          <table:table-cell table:formula="of:=COS([$Planilha2.$E$7]*[$Planilha1.$A31])" office:value-type="float" office:value="-0.156434565605767" calcext:value-type="float">
            <text:p>-0,156434565605767</text:p>
          </table:table-cell>
          <table:table-cell table:formula="of:=COS([$Planilha2.$E$8]*[$Planilha1.$A31])" office:value-type="float" office:value="0.566406139027745" calcext:value-type="float">
            <text:p>0,566406139027745</text:p>
          </table:table-cell>
          <table:table-cell table:formula="of:=COS([$Planilha2.$E$9]*[$Planilha1.$A31])" office:value-type="float" office:value="0.978147572507955" calcext:value-type="float">
            <text:p>0,978147572507955</text:p>
          </table:table-cell>
          <table:table-cell table:formula="of:=COS([$Planilha2.$E$10]*[$Planilha1.$A31])" office:value-type="float" office:value="0.852640244154582" calcext:value-type="float">
            <text:p>0,852640244154582</text:p>
          </table:table-cell>
          <table:table-cell table:formula="of:=COS([$Planilha2.$E$11]*[$Planilha1.$A31])" office:value-type="float" office:value="0.258819209018679" calcext:value-type="float">
            <text:p>0,258819209018679</text:p>
          </table:table-cell>
          <table:table-cell table:formula="of:=COS([$Planilha2.$E$12]*[$Planilha1.$A31])" office:value-type="float" office:value="-0.477158596212262" calcext:value-type="float">
            <text:p>-0,477158596212262</text:p>
          </table:table-cell>
          <table:table-cell table:formula="of:=COS([$Planilha2.$E$13]*[$Planilha1.$A31])" office:value-type="float" office:value="-0.95105645336747" calcext:value-type="float">
            <text:p>-0,95105645336747</text:p>
          </table:table-cell>
          <table:table-cell table:formula="of:=COS([$Planilha2.$E$14]*[$Planilha1.$A31])" office:value-type="float" office:value="-0.902585379324051" calcext:value-type="float">
            <text:p>-0,902585379324051</text:p>
          </table:table-cell>
          <table:table-cell table:formula="of:=COS([$Planilha2.$E$15]*[$Planilha1.$A31])" office:value-type="float" office:value="-0.358368171343365" calcext:value-type="float">
            <text:p>-0,358368171343365</text:p>
          </table:table-cell>
          <table:table-cell table:formula="of:=COS([$Planilha2.$E$16]*[$Planilha1.$A31])" office:value-type="float" office:value="0.382683197193624" calcext:value-type="float">
            <text:p>0,382683197193624</text:p>
          </table:table-cell>
          <table:table-cell table:formula="of:=COS([$Planilha2.$E$17]*[$Planilha1.$A31])" office:value-type="float" office:value="0.913545347206412" calcext:value-type="float">
            <text:p>0,913545347206412</text:p>
          </table:table-cell>
          <table:table-cell table:formula="of:=COS([$Planilha2.$E$18]*[$Planilha1.$A31])" office:value-type="float" office:value="0.942641587391227" calcext:value-type="float">
            <text:p>0,942641587391227</text:p>
          </table:table-cell>
          <table:table-cell table:formula="of:=COS([$Planilha2.$E$19]*[$Planilha1.$A31])" office:value-type="float" office:value="0.45399077190397" calcext:value-type="float">
            <text:p>0,45399077190397</text:p>
          </table:table-cell>
          <table:table-cell table:formula="of:=COS([$Planilha2.$E$20]*[$Planilha1.$A31])" office:value-type="float" office:value="-0.284015035554396" calcext:value-type="float">
            <text:p>-0,284015035554396</text:p>
          </table:table-cell>
          <table:table-cell table:formula="of:=COS([$Planilha2.$E$201]*[$Planilha1.$A31])" office:value-type="float" office:value="1" calcext:value-type="float">
            <text:p>1</text:p>
          </table:table-cell>
          <table:table-cell table:formula="of:=COS([$Planilha2.$E$22]*[$Planilha1.$A31])" office:value-type="float" office:value="-0.972370003589803" calcext:value-type="float">
            <text:p>-0,972370003589803</text:p>
          </table:table-cell>
          <table:table-cell table:formula="of:=COS([$Planilha2.$E$23]*[$Planilha1.$A31])" office:value-type="float" office:value="-0.544639348121487" calcext:value-type="float">
            <text:p>-0,544639348121487</text:p>
          </table:table-cell>
          <table:table-cell table:formula="of:=COS([$Planilha2.$E$24]*[$Planilha1.$A31])" office:value-type="float" office:value="0.182235141721309" calcext:value-type="float">
            <text:p>0,182235141721309</text:p>
          </table:table-cell>
          <table:table-cell table:formula="of:=COS([$Planilha2.$E$25]*[$Planilha1.$A31])" office:value-type="float" office:value="0.809016754983821" calcext:value-type="float">
            <text:p>0,809016754983821</text:p>
          </table:table-cell>
          <table:table-cell table:formula="of:=COS([$Planilha2.$E$26]*[$Planilha1.$A31])" office:value-type="float" office:value="0.991444916748968" calcext:value-type="float">
            <text:p>0,991444916748968</text:p>
          </table:table-cell>
          <table:table-cell table:formula="of:=COS([$Planilha2.$E$27]*[$Planilha1.$A31])" office:value-type="float" office:value="0.629320733939082" calcext:value-type="float">
            <text:p>0,629320733939082</text:p>
          </table:table-cell>
          <table:table-cell table:formula="of:=COS([$Planilha2.$E$28]*[$Planilha1.$A31])" office:value-type="float" office:value="-0.0784586389543246" calcext:value-type="float">
            <text:p>-0,078458638954325</text:p>
          </table:table-cell>
          <table:table-cell table:formula="of:=COS([$Planilha2.$E$29]*[$Planilha1.$A31])" office:value-type="float" office:value="-0.743144507536025" calcext:value-type="float">
            <text:p>-0,743144507536025</text:p>
          </table:table-cell>
          <table:table-cell table:formula="of:=COS([$Planilha2.$E$30]*[$Planilha1.$A31])" office:value-type="float" office:value="-0.999657337857784" calcext:value-type="float">
            <text:p>-0,999657337857784</text:p>
          </table:table-cell>
          <table:table-cell table:formula="of:=COS([$Planilha2.$E$31]*[$Planilha1.$A31])" office:value-type="float" office:value="-0.707107141171331" calcext:value-type="float">
            <text:p>-0,707107141171331</text:p>
          </table:table-cell>
          <table:table-cell table:formula="of:=COS([$Planilha2.$E$32]*[$Planilha1.$A31])" office:value-type="float" office:value="-0.0261774741929418" calcext:value-type="float">
            <text:p>-0,026177474192942</text:p>
          </table:table-cell>
          <table:table-cell table:formula="of:=COS([$Planilha2.$E$33]*[$Planilha1.$A31])" office:value-type="float" office:value="0.669130202804968" calcext:value-type="float">
            <text:p>0,669130202804968</text:p>
          </table:table-cell>
          <table:table-cell table:formula="of:=COS([$Planilha2.$E$34]*[$Planilha1.$A31])" office:value-type="float" office:value="0.996917289795483" calcext:value-type="float">
            <text:p>0,996917289795483</text:p>
          </table:table-cell>
          <table:table-cell table:formula="of:=COS([$Planilha2.$E$35]*[$Planilha1.$A31])" office:value-type="float" office:value="0.777146324558904" calcext:value-type="float">
            <text:p>0,777146324558904</text:p>
          </table:table-cell>
          <table:table-cell table:formula="of:=COS([$Planilha2.$E$36]*[$Planilha1.$A31])" office:value-type="float" office:value="0.130526781083493" calcext:value-type="float">
            <text:p>0,130526781083493</text:p>
          </table:table-cell>
        </table:table-row>
        <table:table-row table:style-name="ro1">
          <table:table-cell/>
          <table:table-cell table:formula="of:=COS([$Planilha2.E$1]*[$Planilha1.A32])" office:value-type="float" office:value="1" calcext:value-type="float">
            <text:p>1</text:p>
          </table:table-cell>
          <table:table-cell table:formula="of:=COS([$Planilha2.$E$2]*[$Planilha1.$A32])" office:value-type="float" office:value="0.707106793599819" calcext:value-type="float">
            <text:p>0,707106793599819</text:p>
          </table:table-cell>
          <table:table-cell table:formula="of:=COS([$Planilha2.$E$3]*[$Planilha1.$A32])" office:value-type="float" office:value="0.0000000351100338304468" calcext:value-type="float">
            <text:p>3,51100338304468E-08</text:p>
          </table:table-cell>
          <table:table-cell table:formula="of:=COS([$Planilha2.$E$4]*[$Planilha1.$A32])" office:value-type="float" office:value="-0.707106743946732" calcext:value-type="float">
            <text:p>-0,707106743946732</text:p>
          </table:table-cell>
          <table:table-cell table:formula="of:=COS([$Planilha2.$E$5]*[$Planilha1.$A32])" office:value-type="float" office:value="-0.999999999999998" calcext:value-type="float">
            <text:p>-0,999999999999998</text:p>
          </table:table-cell>
          <table:table-cell table:formula="of:=COS([$Planilha2.$E$6]*[$Planilha1.$A32])" office:value-type="float" office:value="-0.707106843252903" calcext:value-type="float">
            <text:p>-0,707106843252903</text:p>
          </table:table-cell>
          <table:table-cell table:formula="of:=COS([$Planilha2.$E$7]*[$Planilha1.$A32])" office:value-type="float" office:value="-0.000000105330102157474" calcext:value-type="float">
            <text:p>-1,05330102157474E-07</text:p>
          </table:table-cell>
          <table:table-cell table:formula="of:=COS([$Planilha2.$E$8]*[$Planilha1.$A32])" office:value-type="float" office:value="0.707106694293641" calcext:value-type="float">
            <text:p>0,707106694293641</text:p>
          </table:table-cell>
          <table:table-cell table:formula="of:=COS([$Planilha2.$E$9]*[$Planilha1.$A32])" office:value-type="float" office:value="0.99999999999999" calcext:value-type="float">
            <text:p>0,99999999999999</text:p>
          </table:table-cell>
          <table:table-cell table:formula="of:=COS([$Planilha2.$E$10]*[$Planilha1.$A32])" office:value-type="float" office:value="0.707106892905983" calcext:value-type="float">
            <text:p>0,707106892905983</text:p>
          </table:table-cell>
          <table:table-cell table:formula="of:=COS([$Planilha2.$E$11]*[$Planilha1.$A32])" office:value-type="float" office:value="0.000000175550170262456" calcext:value-type="float">
            <text:p>1,75550170262456E-07</text:p>
          </table:table-cell>
          <table:table-cell table:formula="of:=COS([$Planilha2.$E$12]*[$Planilha1.$A32])" office:value-type="float" office:value="-0.707106644640546" calcext:value-type="float">
            <text:p>-0,707106644640546</text:p>
          </table:table-cell>
          <table:table-cell table:formula="of:=COS([$Planilha2.$E$13]*[$Planilha1.$A32])" office:value-type="float" office:value="-0.999999999999978" calcext:value-type="float">
            <text:p>-0,999999999999978</text:p>
          </table:table-cell>
          <table:table-cell table:formula="of:=COS([$Planilha2.$E$14]*[$Planilha1.$A32])" office:value-type="float" office:value="-0.707106942559059" calcext:value-type="float">
            <text:p>-0,707106942559059</text:p>
          </table:table-cell>
          <table:table-cell table:formula="of:=COS([$Planilha2.$E$15]*[$Planilha1.$A32])" office:value-type="float" office:value="-0.000000245770238367438" calcext:value-type="float">
            <text:p>-2,45770238367438E-07</text:p>
          </table:table-cell>
          <table:table-cell table:formula="of:=COS([$Planilha2.$E$16]*[$Planilha1.$A32])" office:value-type="float" office:value="0.70710659498745" calcext:value-type="float">
            <text:p>0,70710659498745</text:p>
          </table:table-cell>
          <table:table-cell table:formula="of:=COS([$Planilha2.$E$17]*[$Planilha1.$A32])" office:value-type="float" office:value="0.999999999999961" calcext:value-type="float">
            <text:p>0,999999999999961</text:p>
          </table:table-cell>
          <table:table-cell table:formula="of:=COS([$Planilha2.$E$18]*[$Planilha1.$A32])" office:value-type="float" office:value="0.707106992212131" calcext:value-type="float">
            <text:p>0,707106992212131</text:p>
          </table:table-cell>
          <table:table-cell table:formula="of:=COS([$Planilha2.$E$19]*[$Planilha1.$A32])" office:value-type="float" office:value="0.000000315990306472418" calcext:value-type="float">
            <text:p>3,15990306472418E-07</text:p>
          </table:table-cell>
          <table:table-cell table:formula="of:=COS([$Planilha2.$E$20]*[$Planilha1.$A32])" office:value-type="float" office:value="-0.707106545334348" calcext:value-type="float">
            <text:p>-0,707106545334348</text:p>
          </table:table-cell>
          <table:table-cell table:formula="of:=COS([$Planilha2.$E$201]*[$Planilha1.$A32])" office:value-type="float" office:value="1" calcext:value-type="float">
            <text:p>1</text:p>
          </table:table-cell>
          <table:table-cell table:formula="of:=COS([$Planilha2.$E$22]*[$Planilha1.$A32])" office:value-type="float" office:value="-0.707107041865202" calcext:value-type="float">
            <text:p>-0,707107041865202</text:p>
          </table:table-cell>
          <table:table-cell table:formula="of:=COS([$Planilha2.$E$23]*[$Planilha1.$A32])" office:value-type="float" office:value="-0.000000386210376353753" calcext:value-type="float">
            <text:p>-3,86210376353753E-07</text:p>
          </table:table-cell>
          <table:table-cell table:formula="of:=COS([$Planilha2.$E$24]*[$Planilha1.$A32])" office:value-type="float" office:value="0.707106495681243" calcext:value-type="float">
            <text:p>0,707106495681243</text:p>
          </table:table-cell>
          <table:table-cell table:formula="of:=COS([$Planilha2.$E$25]*[$Planilha1.$A32])" office:value-type="float" office:value="0.999999999999911" calcext:value-type="float">
            <text:p>0,999999999999911</text:p>
          </table:table-cell>
          <table:table-cell table:formula="of:=COS([$Planilha2.$E$26]*[$Planilha1.$A32])" office:value-type="float" office:value="0.707107091518268" calcext:value-type="float">
            <text:p>0,707107091518268</text:p>
          </table:table-cell>
          <table:table-cell table:formula="of:=COS([$Planilha2.$E$27]*[$Planilha1.$A32])" office:value-type="float" office:value="0.000000456430440906016" calcext:value-type="float">
            <text:p>4,56430440906016E-07</text:p>
          </table:table-cell>
          <table:table-cell table:formula="of:=COS([$Planilha2.$E$28]*[$Planilha1.$A32])" office:value-type="float" office:value="-0.707106446028135" calcext:value-type="float">
            <text:p>-0,707106446028135</text:p>
          </table:table-cell>
          <table:table-cell table:formula="of:=COS([$Planilha2.$E$29]*[$Planilha1.$A32])" office:value-type="float" office:value="-0.999999999999879" calcext:value-type="float">
            <text:p>-0,999999999999879</text:p>
          </table:table-cell>
          <table:table-cell table:formula="of:=COS([$Planilha2.$E$30]*[$Planilha1.$A32])" office:value-type="float" office:value="-0.707107141171331" calcext:value-type="float">
            <text:p>-0,707107141171331</text:p>
          </table:table-cell>
          <table:table-cell table:formula="of:=COS([$Planilha2.$E$31]*[$Planilha1.$A32])" office:value-type="float" office:value="-0.000000526650509010991" calcext:value-type="float">
            <text:p>-5,26650509010991E-07</text:p>
          </table:table-cell>
          <table:table-cell table:formula="of:=COS([$Planilha2.$E$32]*[$Planilha1.$A32])" office:value-type="float" office:value="0.707106396375026" calcext:value-type="float">
            <text:p>0,707106396375026</text:p>
          </table:table-cell>
          <table:table-cell table:formula="of:=COS([$Planilha2.$E$33]*[$Planilha1.$A32])" office:value-type="float" office:value="0.999999999999842" calcext:value-type="float">
            <text:p>0,999999999999842</text:p>
          </table:table-cell>
          <table:table-cell table:formula="of:=COS([$Planilha2.$E$34]*[$Planilha1.$A32])" office:value-type="float" office:value="0.707107190824388" calcext:value-type="float">
            <text:p>0,707107190824388</text:p>
          </table:table-cell>
          <table:table-cell table:formula="of:=COS([$Planilha2.$E$35]*[$Planilha1.$A32])" office:value-type="float" office:value="0.000000596870573563249" calcext:value-type="float">
            <text:p>5,96870573563249E-07</text:p>
          </table:table-cell>
          <table:table-cell table:formula="of:=COS([$Planilha2.$E$36]*[$Planilha1.$A32])" office:value-type="float" office:value="-0.707106346721908" calcext:value-type="float">
            <text:p>-0,707106346721908</text:p>
          </table:table-cell>
        </table:table-row>
        <table:table-row table:style-name="ro1">
          <table:table-cell/>
          <table:table-cell table:formula="of:=COS([$Planilha2.E$1]*[$Planilha1.A33])" office:value-type="float" office:value="1" calcext:value-type="float">
            <text:p>1</text:p>
          </table:table-cell>
          <table:table-cell table:formula="of:=COS([$Planilha2.$E$2]*[$Planilha1.$A33])" office:value-type="float" office:value="0.688354588852179" calcext:value-type="float">
            <text:p>0,688354588852179</text:p>
          </table:table-cell>
          <table:table-cell table:formula="of:=COS([$Planilha2.$E$3]*[$Planilha1.$A33])" office:value-type="float" office:value="-0.0523359200122965" calcext:value-type="float">
            <text:p>-0,052335920012297</text:p>
          </table:table-cell>
          <table:table-cell table:formula="of:=COS([$Planilha2.$E$4]*[$Planilha1.$A33])" office:value-type="float" office:value="-0.760405930256708" calcext:value-type="float">
            <text:p>-0,760405930256708</text:p>
          </table:table-cell>
          <table:table-cell table:formula="of:=COS([$Planilha2.$E$5]*[$Planilha1.$A33])" office:value-type="float" office:value="-0.994521902952933" calcext:value-type="float">
            <text:p>-0,994521902952933</text:p>
          </table:table-cell>
          <table:table-cell table:formula="of:=COS([$Planilha2.$E$6]*[$Planilha1.$A33])" office:value-type="float" office:value="-0.608761500966597" calcext:value-type="float">
            <text:p>-0,608761500966597</text:p>
          </table:table-cell>
          <table:table-cell table:formula="of:=COS([$Planilha2.$E$7]*[$Planilha1.$A33])" office:value-type="float" office:value="0.156434357539139" calcext:value-type="float">
            <text:p>0,156434357539139</text:p>
          </table:table-cell>
          <table:table-cell table:formula="of:=COS([$Planilha2.$E$8]*[$Planilha1.$A33])" office:value-type="float" office:value="0.824126116699015" calcext:value-type="float">
            <text:p>0,824126116699015</text:p>
          </table:table-cell>
          <table:table-cell table:formula="of:=COS([$Planilha2.$E$9]*[$Planilha1.$A33])" office:value-type="float" office:value="0.978147630906246" calcext:value-type="float">
            <text:p>0,978147630906246</text:p>
          </table:table-cell>
          <table:table-cell table:formula="of:=COS([$Planilha2.$E$10]*[$Planilha1.$A33])" office:value-type="float" office:value="0.522498703919389" calcext:value-type="float">
            <text:p>0,522498703919389</text:p>
          </table:table-cell>
          <table:table-cell table:formula="of:=COS([$Planilha2.$E$11]*[$Planilha1.$A33])" office:value-type="float" office:value="-0.258818869881793" calcext:value-type="float">
            <text:p>-0,258818869881793</text:p>
          </table:table-cell>
          <table:table-cell table:formula="of:=COS([$Planilha2.$E$12]*[$Planilha1.$A33])" office:value-type="float" office:value="-0.878817017448722" calcext:value-type="float">
            <text:p>-0,878817017448722</text:p>
          </table:table-cell>
          <table:table-cell table:formula="of:=COS([$Planilha2.$E$13]*[$Planilha1.$A33])" office:value-type="float" office:value="-0.951056583562633" calcext:value-type="float">
            <text:p>-0,951056583562633</text:p>
          </table:table-cell>
          <table:table-cell table:formula="of:=COS([$Planilha2.$E$14]*[$Planilha1.$A33])" office:value-type="float" office:value="-0.430511309658106" calcext:value-type="float">
            <text:p>-0,430511309658106</text:p>
          </table:table-cell>
          <table:table-cell table:formula="of:=COS([$Planilha2.$E$15]*[$Planilha1.$A33])" office:value-type="float" office:value="0.358367712450796" calcext:value-type="float">
            <text:p>0,358367712450796</text:p>
          </table:table-cell>
          <table:table-cell table:formula="of:=COS([$Planilha2.$E$16]*[$Planilha1.$A33])" office:value-type="float" office:value="0.923879428382033" calcext:value-type="float">
            <text:p>0,923879428382033</text:p>
          </table:table-cell>
          <table:table-cell table:formula="of:=COS([$Planilha2.$E$17]*[$Planilha1.$A33])" office:value-type="float" office:value="0.913545575695004" calcext:value-type="float">
            <text:p>0,913545575695004</text:p>
          </table:table-cell>
          <table:table-cell table:formula="of:=COS([$Planilha2.$E$18]*[$Planilha1.$A33])" office:value-type="float" office:value="0.333807149928488" calcext:value-type="float">
            <text:p>0,333807149928488</text:p>
          </table:table-cell>
          <table:table-cell table:formula="of:=COS([$Planilha2.$E$19]*[$Planilha1.$A33])" office:value-type="float" office:value="-0.453990208805117" calcext:value-type="float">
            <text:p>-0,453990208805117</text:p>
          </table:table-cell>
          <table:table-cell table:formula="of:=COS([$Planilha2.$E$20]*[$Planilha1.$A33])" office:value-type="float" office:value="-0.958819636978413" calcext:value-type="float">
            <text:p>-0,958819636978413</text:p>
          </table:table-cell>
          <table:table-cell table:formula="of:=COS([$Planilha2.$E$201]*[$Planilha1.$A33])" office:value-type="float" office:value="1" calcext:value-type="float">
            <text:p>1</text:p>
          </table:table-cell>
          <table:table-cell table:formula="of:=COS([$Planilha2.$E$22]*[$Planilha1.$A33])" office:value-type="float" office:value="-0.233445734274246" calcext:value-type="float">
            <text:p>-0,233445734274246</text:p>
          </table:table-cell>
          <table:table-cell table:formula="of:=COS([$Planilha2.$E$23]*[$Planilha1.$A33])" office:value-type="float" office:value="0.544638700314934" calcext:value-type="float">
            <text:p>0,544638700314934</text:p>
          </table:table-cell>
          <table:table-cell table:formula="of:=COS([$Planilha2.$E$24]*[$Planilha1.$A33])" office:value-type="float" office:value="0.983254831530791" calcext:value-type="float">
            <text:p>0,983254831530791</text:p>
          </table:table-cell>
          <table:table-cell table:formula="of:=COS([$Planilha2.$E$25]*[$Planilha1.$A33])" office:value-type="float" office:value="0.809017250275657" calcext:value-type="float">
            <text:p>0,809017250275657</text:p>
          </table:table-cell>
          <table:table-cell table:formula="of:=COS([$Planilha2.$E$26]*[$Planilha1.$A33])" office:value-type="float" office:value="0.130526641844848" calcext:value-type="float">
            <text:p>0,130526641844848</text:p>
          </table:table-cell>
          <table:table-cell table:formula="of:=COS([$Planilha2.$E$27]*[$Planilha1.$A33])" office:value-type="float" office:value="-0.629320024512925" calcext:value-type="float">
            <text:p>-0,629320024512925</text:p>
          </table:table-cell>
          <table:table-cell table:formula="of:=COS([$Planilha2.$E$28]*[$Planilha1.$A33])" office:value-type="float" office:value="-0.996917295304922" calcext:value-type="float">
            <text:p>-0,996917295304922</text:p>
          </table:table-cell>
          <table:table-cell table:formula="of:=COS([$Planilha2.$E$29]*[$Planilha1.$A33])" office:value-type="float" office:value="-0.743145165345567" calcext:value-type="float">
            <text:p>-0,743145165345567</text:p>
          </table:table-cell>
          <table:table-cell table:formula="of:=COS([$Planilha2.$E$30]*[$Planilha1.$A33])" office:value-type="float" office:value="-0.0261774741929418" calcext:value-type="float">
            <text:p>-0,026177474192942</text:p>
          </table:table-cell>
          <table:table-cell table:formula="of:=COS([$Planilha2.$E$31]*[$Planilha1.$A33])" office:value-type="float" office:value="0.707106396375026" calcext:value-type="float">
            <text:p>0,707106396375026</text:p>
          </table:table-cell>
          <table:table-cell table:formula="of:=COS([$Planilha2.$E$32]*[$Planilha1.$A33])" office:value-type="float" office:value="0.999657339695894" calcext:value-type="float">
            <text:p>0,999657339695894</text:p>
          </table:table-cell>
          <table:table-cell table:formula="of:=COS([$Planilha2.$E$33]*[$Planilha1.$A33])" office:value-type="float" office:value="0.669131037743832" calcext:value-type="float">
            <text:p>0,669131037743832</text:p>
          </table:table-cell>
          <table:table-cell table:formula="of:=COS([$Planilha2.$E$34]*[$Planilha1.$A33])" office:value-type="float" office:value="-0.0784584989471198" calcext:value-type="float">
            <text:p>-0,07845849894712</text:p>
          </table:table-cell>
          <table:table-cell table:formula="of:=COS([$Planilha2.$E$35]*[$Planilha1.$A33])" office:value-type="float" office:value="-0.77714557331324" calcext:value-type="float">
            <text:p>-0,77714557331324</text:p>
          </table:table-cell>
          <table:table-cell table:formula="of:=COS([$Planilha2.$E$36]*[$Planilha1.$A33])" office:value-type="float" office:value="-0.991444944245532" calcext:value-type="float">
            <text:p>-0,991444944245532</text:p>
          </table:table-cell>
        </table:table-row>
        <table:table-row table:style-name="ro1">
          <table:table-cell/>
          <table:table-cell table:formula="of:=COS([$Planilha2.E$1]*[$Planilha1.A34])" office:value-type="float" office:value="1" calcext:value-type="float">
            <text:p>1</text:p>
          </table:table-cell>
          <table:table-cell table:formula="of:=COS([$Planilha2.$E$2]*[$Planilha1.$A34])" office:value-type="float" office:value="0.669130620274506" calcext:value-type="float">
            <text:p>0,669130620274506</text:p>
          </table:table-cell>
          <table:table-cell table:formula="of:=COS([$Planilha2.$E$3]*[$Planilha1.$A34])" office:value-type="float" office:value="-0.10452842602211" calcext:value-type="float">
            <text:p>-0,10452842602211</text:p>
          </table:table-cell>
          <table:table-cell table:formula="of:=COS([$Planilha2.$E$4]*[$Planilha1.$A34])" office:value-type="float" office:value="-0.80901696135549" calcext:value-type="float">
            <text:p>-0,80901696135549</text:p>
          </table:table-cell>
          <table:table-cell table:formula="of:=COS([$Planilha2.$E$5]*[$Planilha1.$A34])" office:value-type="float" office:value="-0.978147616306681" calcext:value-type="float">
            <text:p>-0,978147616306681</text:p>
          </table:table-cell>
          <table:table-cell table:formula="of:=COS([$Planilha2.$E$6]*[$Planilha1.$A34])" office:value-type="float" office:value="-0.500000081083148" calcext:value-type="float">
            <text:p>-0,500000081083148</text:p>
          </table:table-cell>
          <table:table-cell table:formula="of:=COS([$Planilha2.$E$7]*[$Planilha1.$A34])" office:value-type="float" office:value="0.309016887521741" calcext:value-type="float">
            <text:p>0,309016887521741</text:p>
          </table:table-cell>
          <table:table-cell table:formula="of:=COS([$Planilha2.$E$8]*[$Planilha1.$A34])" office:value-type="float" office:value="0.913545404328587" calcext:value-type="float">
            <text:p>0,913545404328587</text:p>
          </table:table-cell>
          <table:table-cell table:formula="of:=COS([$Planilha2.$E$9]*[$Planilha1.$A34])" office:value-type="float" office:value="0.913545518572883" calcext:value-type="float">
            <text:p>0,913545518572883</text:p>
          </table:table-cell>
          <table:table-cell table:formula="of:=COS([$Planilha2.$E$10]*[$Planilha1.$A34])" office:value-type="float" office:value="0.30901715465475" calcext:value-type="float">
            <text:p>0,30901715465475</text:p>
          </table:table-cell>
          <table:table-cell table:formula="of:=COS([$Planilha2.$E$11]*[$Planilha1.$A34])" office:value-type="float" office:value="-0.49999983783369" calcext:value-type="float">
            <text:p>-0,49999983783369</text:p>
          </table:table-cell>
          <table:table-cell table:formula="of:=COS([$Planilha2.$E$12]*[$Planilha1.$A34])" office:value-type="float" office:value="-0.978147557908371" calcext:value-type="float">
            <text:p>-0,978147557908371</text:p>
          </table:table-cell>
          <table:table-cell table:formula="of:=COS([$Planilha2.$E$13]*[$Planilha1.$A34])" office:value-type="float" office:value="-0.809017126452752" calcext:value-type="float">
            <text:p>-0,809017126452752</text:p>
          </table:table-cell>
          <table:table-cell table:formula="of:=COS([$Planilha2.$E$14]*[$Planilha1.$A34])" office:value-type="float" office:value="-0.104528705363685" calcext:value-type="float">
            <text:p>-0,104528705363685</text:p>
          </table:table-cell>
          <table:table-cell table:formula="of:=COS([$Planilha2.$E$15]*[$Planilha1.$A34])" office:value-type="float" office:value="0.669130411539763" calcext:value-type="float">
            <text:p>0,669130411539763</text:p>
          </table:table-cell>
          <table:table-cell table:formula="of:=COS([$Planilha2.$E$16]*[$Planilha1.$A34])" office:value-type="float" office:value="0.999999999999961" calcext:value-type="float">
            <text:p>0,999999999999961</text:p>
          </table:table-cell>
          <table:table-cell table:formula="of:=COS([$Planilha2.$E$17]*[$Planilha1.$A34])" office:value-type="float" office:value="0.669130829009195" calcext:value-type="float">
            <text:p>0,669130829009195</text:p>
          </table:table-cell>
          <table:table-cell table:formula="of:=COS([$Planilha2.$E$18]*[$Planilha1.$A34])" office:value-type="float" office:value="-0.104528146680526" calcext:value-type="float">
            <text:p>-0,104528146680526</text:p>
          </table:table-cell>
          <table:table-cell table:formula="of:=COS([$Planilha2.$E$19]*[$Planilha1.$A34])" office:value-type="float" office:value="-0.809016796258165" calcext:value-type="float">
            <text:p>-0,809016796258165</text:p>
          </table:table-cell>
          <table:table-cell table:formula="of:=COS([$Planilha2.$E$20]*[$Planilha1.$A34])" office:value-type="float" office:value="-0.978147674704914" calcext:value-type="float">
            <text:p>-0,978147674704914</text:p>
          </table:table-cell>
          <table:table-cell table:formula="of:=COS([$Planilha2.$E$201]*[$Planilha1.$A34])" office:value-type="float" office:value="1" calcext:value-type="float">
            <text:p>1</text:p>
          </table:table-cell>
          <table:table-cell table:formula="of:=COS([$Planilha2.$E$22]*[$Planilha1.$A34])" office:value-type="float" office:value="0.309016620388705" calcext:value-type="float">
            <text:p>0,309016620388705</text:p>
          </table:table-cell>
          <table:table-cell table:formula="of:=COS([$Planilha2.$E$23]*[$Planilha1.$A34])" office:value-type="float" office:value="0.913545290084219" calcext:value-type="float">
            <text:p>0,913545290084219</text:p>
          </table:table-cell>
          <table:table-cell table:formula="of:=COS([$Planilha2.$E$24]*[$Planilha1.$A34])" office:value-type="float" office:value="0.913545632817107" calcext:value-type="float">
            <text:p>0,913545632817107</text:p>
          </table:table-cell>
          <table:table-cell table:formula="of:=COS([$Planilha2.$E$25]*[$Planilha1.$A34])" office:value-type="float" office:value="0.309017421787735" calcext:value-type="float">
            <text:p>0,309017421787735</text:p>
          </table:table-cell>
          <table:table-cell table:formula="of:=COS([$Planilha2.$E$26]*[$Planilha1.$A34])" office:value-type="float" office:value="-0.499999594584196" calcext:value-type="float">
            <text:p>-0,499999594584196</text:p>
          </table:table-cell>
          <table:table-cell table:formula="of:=COS([$Planilha2.$E$27]*[$Planilha1.$A34])" office:value-type="float" office:value="-0.978147499509984" calcext:value-type="float">
            <text:p>-0,978147499509984</text:p>
          </table:table-cell>
          <table:table-cell table:formula="of:=COS([$Planilha2.$E$28]*[$Planilha1.$A34])" office:value-type="float" office:value="-0.809017291549952" calcext:value-type="float">
            <text:p>-0,809017291549952</text:p>
          </table:table-cell>
          <table:table-cell table:formula="of:=COS([$Planilha2.$E$29]*[$Planilha1.$A34])" office:value-type="float" office:value="-0.104528984705255" calcext:value-type="float">
            <text:p>-0,104528984705255</text:p>
          </table:table-cell>
          <table:table-cell table:formula="of:=COS([$Planilha2.$E$30]*[$Planilha1.$A34])" office:value-type="float" office:value="0.669130202804968" calcext:value-type="float">
            <text:p>0,669130202804968</text:p>
          </table:table-cell>
          <table:table-cell table:formula="of:=COS([$Planilha2.$E$31]*[$Planilha1.$A34])" office:value-type="float" office:value="0.999999999999842" calcext:value-type="float">
            <text:p>0,999999999999842</text:p>
          </table:table-cell>
          <table:table-cell table:formula="of:=COS([$Planilha2.$E$32]*[$Planilha1.$A34])" office:value-type="float" office:value="0.669131037743832" calcext:value-type="float">
            <text:p>0,669131037743832</text:p>
          </table:table-cell>
          <table:table-cell table:formula="of:=COS([$Planilha2.$E$33]*[$Planilha1.$A34])" office:value-type="float" office:value="-0.104527867338934" calcext:value-type="float">
            <text:p>-0,104527867338934</text:p>
          </table:table-cell>
          <table:table-cell table:formula="of:=COS([$Planilha2.$E$34]*[$Planilha1.$A34])" office:value-type="float" office:value="-0.809016631160776" calcext:value-type="float">
            <text:p>-0,809016631160776</text:p>
          </table:table-cell>
          <table:table-cell table:formula="of:=COS([$Planilha2.$E$35]*[$Planilha1.$A34])" office:value-type="float" office:value="-0.978147733103069" calcext:value-type="float">
            <text:p>-0,978147733103069</text:p>
          </table:table-cell>
          <table:table-cell table:formula="of:=COS([$Planilha2.$E$36]*[$Planilha1.$A34])" office:value-type="float" office:value="-0.500000567581946" calcext:value-type="float">
            <text:p>-0,500000567581946</text:p>
          </table:table-cell>
        </table:table-row>
        <table:table-row table:style-name="ro1">
          <table:table-cell/>
          <table:table-cell table:formula="of:=COS([$Planilha2.E$1]*[$Planilha1.A35])" office:value-type="float" office:value="1" calcext:value-type="float">
            <text:p>1</text:p>
          </table:table-cell>
          <table:table-cell table:formula="of:=COS([$Planilha2.$E$2]*[$Planilha1.$A35])" office:value-type="float" office:value="0.649448063014017" calcext:value-type="float">
            <text:p>0,649448063014017</text:p>
          </table:table-cell>
          <table:table-cell table:formula="of:=COS([$Planilha2.$E$3]*[$Planilha1.$A35])" office:value-type="float" office:value="-0.156434426894683" calcext:value-type="float">
            <text:p>-0,156434426894683</text:p>
          </table:table-cell>
          <table:table-cell table:formula="of:=COS([$Planilha2.$E$4]*[$Planilha1.$A35])" office:value-type="float" office:value="-0.852640134084936" calcext:value-type="float">
            <text:p>-0,852640134084936</text:p>
          </table:table-cell>
          <table:table-cell table:formula="of:=COS([$Planilha2.$E$5]*[$Planilha1.$A35])" office:value-type="float" office:value="-0.951056540164264" calcext:value-type="float">
            <text:p>-0,951056540164264</text:p>
          </table:table-cell>
          <table:table-cell table:formula="of:=COS([$Planilha2.$E$6]*[$Planilha1.$A35])" office:value-type="float" office:value="-0.382683521568053" calcext:value-type="float">
            <text:p>-0,382683521568053</text:p>
          </table:table-cell>
          <table:table-cell table:formula="of:=COS([$Planilha2.$E$7]*[$Planilha1.$A35])" office:value-type="float" office:value="0.453990396504755" calcext:value-type="float">
            <text:p>0,453990396504755</text:p>
          </table:table-cell>
          <table:table-cell table:formula="of:=COS([$Planilha2.$E$8]*[$Planilha1.$A35])" office:value-type="float" office:value="0.97236988884201" calcext:value-type="float">
            <text:p>0,97236988884201</text:p>
          </table:table-cell>
          <table:table-cell table:formula="of:=COS([$Planilha2.$E$9]*[$Planilha1.$A35])" office:value-type="float" office:value="0.809017085178442" calcext:value-type="float">
            <text:p>0,809017085178442</text:p>
          </table:table-cell>
          <table:table-cell table:formula="of:=COS([$Planilha2.$E$10]*[$Planilha1.$A35])" office:value-type="float" office:value="0.0784592689867602" calcext:value-type="float">
            <text:p>0,07845926898676</text:p>
          </table:table-cell>
          <table:table-cell table:formula="of:=COS([$Planilha2.$E$11]*[$Planilha1.$A35])" office:value-type="float" office:value="-0.707106644640547" calcext:value-type="float">
            <text:p>-0,707106644640547</text:p>
          </table:table-cell>
          <table:table-cell table:formula="of:=COS([$Planilha2.$E$12]*[$Planilha1.$A35])" office:value-type="float" office:value="-0.99691735039905" calcext:value-type="float">
            <text:p>-0,99691735039905</text:p>
          </table:table-cell>
          <table:table-cell table:formula="of:=COS([$Planilha2.$E$13]*[$Planilha1.$A35])" office:value-type="float" office:value="-0.587785439762911" calcext:value-type="float">
            <text:p>-0,587785439762911</text:p>
          </table:table-cell>
          <table:table-cell table:formula="of:=COS([$Planilha2.$E$14]*[$Planilha1.$A35])" office:value-type="float" office:value="0.233445119755322" calcext:value-type="float">
            <text:p>0,233445119755322</text:p>
          </table:table-cell>
          <table:table-cell table:formula="of:=COS([$Planilha2.$E$15]*[$Planilha1.$A35])" office:value-type="float" office:value="0.891006401453246" calcext:value-type="float">
            <text:p>0,891006401453246</text:p>
          </table:table-cell>
          <table:table-cell table:formula="of:=COS([$Planilha2.$E$16]*[$Planilha1.$A35])" office:value-type="float" office:value="0.923879643358481" calcext:value-type="float">
            <text:p>0,923879643358481</text:p>
          </table:table-cell>
          <table:table-cell table:formula="of:=COS([$Planilha2.$E$17]*[$Planilha1.$A35])" office:value-type="float" office:value="0.309017288221245" calcext:value-type="float">
            <text:p>0,309017288221245</text:p>
          </table:table-cell>
          <table:table-cell table:formula="of:=COS([$Planilha2.$E$18]*[$Planilha1.$A35])" office:value-type="float" office:value="-0.522498284812218" calcext:value-type="float">
            <text:p>-0,522498284812218</text:p>
          </table:table-cell>
          <table:table-cell table:formula="of:=COS([$Planilha2.$E$19]*[$Planilha1.$A35])" office:value-type="float" office:value="-0.987688286220126" calcext:value-type="float">
            <text:p>-0,987688286220126</text:p>
          </table:table-cell>
          <table:table-cell table:formula="of:=COS([$Planilha2.$E$20]*[$Planilha1.$A35])" office:value-type="float" office:value="-0.760406203882374" calcext:value-type="float">
            <text:p>-0,760406203882374</text:p>
          </table:table-cell>
          <table:table-cell table:formula="of:=COS([$Planilha2.$E$201]*[$Planilha1.$A35])" office:value-type="float" office:value="1" calcext:value-type="float">
            <text:p>1</text:p>
          </table:table-cell>
          <table:table-cell table:formula="of:=COS([$Planilha2.$E$22]*[$Planilha1.$A35])" office:value-type="float" office:value="0.760405702235217" calcext:value-type="float">
            <text:p>0,760405702235217</text:p>
          </table:table-cell>
          <table:table-cell table:formula="of:=COS([$Planilha2.$E$23]*[$Planilha1.$A35])" office:value-type="float" office:value="0.987688407053323" calcext:value-type="float">
            <text:p>0,987688407053323</text:p>
          </table:table-cell>
          <table:table-cell table:formula="of:=COS([$Planilha2.$E$24]*[$Planilha1.$A35])" office:value-type="float" office:value="0.522498943409146" calcext:value-type="float">
            <text:p>0,522498943409146</text:p>
          </table:table-cell>
          <table:table-cell table:formula="of:=COS([$Planilha2.$E$25]*[$Planilha1.$A35])" office:value-type="float" office:value="-0.309016553605443" calcext:value-type="float">
            <text:p>-0,309016553605443</text:p>
          </table:table-cell>
          <table:table-cell table:formula="of:=COS([$Planilha2.$E$26]*[$Planilha1.$A35])" office:value-type="float" office:value="-0.92387934776579" calcext:value-type="float">
            <text:p>-0,92387934776579</text:p>
          </table:table-cell>
          <table:table-cell table:formula="of:=COS([$Planilha2.$E$27]*[$Planilha1.$A35])" office:value-type="float" office:value="-0.891006752124846" calcext:value-type="float">
            <text:p>-0,891006752124846</text:p>
          </table:table-cell>
          <table:table-cell table:formula="of:=COS([$Planilha2.$E$28]*[$Planilha1.$A35])" office:value-type="float" office:value="-0.233445870833999" calcext:value-type="float">
            <text:p>-0,233445870833999</text:p>
          </table:table-cell>
          <table:table-cell table:formula="of:=COS([$Planilha2.$E$29]*[$Planilha1.$A35])" office:value-type="float" office:value="0.587784814861328" calcext:value-type="float">
            <text:p>0,587784814861328</text:p>
          </table:table-cell>
          <table:table-cell table:formula="of:=COS([$Planilha2.$E$30]*[$Planilha1.$A35])" office:value-type="float" office:value="0.996917289795482" calcext:value-type="float">
            <text:p>0,996917289795482</text:p>
          </table:table-cell>
          <table:table-cell table:formula="of:=COS([$Planilha2.$E$31]*[$Planilha1.$A35])" office:value-type="float" office:value="0.707107190824388" calcext:value-type="float">
            <text:p>0,707107190824388</text:p>
          </table:table-cell>
          <table:table-cell table:formula="of:=COS([$Planilha2.$E$32]*[$Planilha1.$A35])" office:value-type="float" office:value="-0.0784584989471198" calcext:value-type="float">
            <text:p>-0,07845849894712</text:p>
          </table:table-cell>
          <table:table-cell table:formula="of:=COS([$Planilha2.$E$33]*[$Planilha1.$A35])" office:value-type="float" office:value="-0.809016631160776" calcext:value-type="float">
            <text:p>-0,809016631160776</text:p>
          </table:table-cell>
          <table:table-cell table:formula="of:=COS([$Planilha2.$E$34]*[$Planilha1.$A35])" office:value-type="float" office:value="-0.972370069159863" calcext:value-type="float">
            <text:p>-0,972370069159863</text:p>
          </table:table-cell>
          <table:table-cell table:formula="of:=COS([$Planilha2.$E$35]*[$Planilha1.$A35])" office:value-type="float" office:value="-0.453991084736581" calcext:value-type="float">
            <text:p>-0,453991084736581</text:p>
          </table:table-cell>
          <table:table-cell table:formula="of:=COS([$Planilha2.$E$36]*[$Planilha1.$A35])" office:value-type="float" office:value="0.38268280794425" calcext:value-type="float">
            <text:p>0,38268280794425</text:p>
          </table:table-cell>
        </table:table-row>
        <table:table-row table:style-name="ro1">
          <table:table-cell/>
          <table:table-cell table:formula="of:=COS([$Planilha2.E$1]*[$Planilha1.A36])" office:value-type="float" office:value="1" calcext:value-type="float">
            <text:p>1</text:p>
          </table:table-cell>
          <table:table-cell table:formula="of:=COS([$Planilha2.$E$2]*[$Planilha1.$A36])" office:value-type="float" office:value="0.629320406511689" calcext:value-type="float">
            <text:p>0,629320406511689</text:p>
          </table:table-cell>
          <table:table-cell table:formula="of:=COS([$Planilha2.$E$3]*[$Planilha1.$A36])" office:value-type="float" office:value="-0.207911651895925" calcext:value-type="float">
            <text:p>-0,207911651895925</text:p>
          </table:table-cell>
          <table:table-cell table:formula="of:=COS([$Planilha2.$E$4]*[$Planilha1.$A36])" office:value-type="float" office:value="-0.891006497091009" calcext:value-type="float">
            <text:p>-0,891006497091009</text:p>
          </table:table-cell>
          <table:table-cell table:formula="of:=COS([$Planilha2.$E$5]*[$Planilha1.$A36])" office:value-type="float" office:value="-0.913545490011816" calcext:value-type="float">
            <text:p>-0,913545490011816</text:p>
          </table:table-cell>
          <table:table-cell table:formula="of:=COS([$Planilha2.$E$6]*[$Planilha1.$A36])" office:value-type="float" office:value="-0.258819141191304" calcext:value-type="float">
            <text:p>-0,258819141191304</text:p>
          </table:table-cell>
          <table:table-cell table:formula="of:=COS([$Planilha2.$E$7]*[$Planilha1.$A36])" office:value-type="float" office:value="0.587785155716781" calcext:value-type="float">
            <text:p>0,587785155716781</text:p>
          </table:table-cell>
          <table:table-cell table:formula="of:=COS([$Planilha2.$E$8]*[$Planilha1.$A36])" office:value-type="float" office:value="0.998629527465746" calcext:value-type="float">
            <text:p>0,998629527465746</text:p>
          </table:table-cell>
          <table:table-cell table:formula="of:=COS([$Planilha2.$E$9]*[$Planilha1.$A36])" office:value-type="float" office:value="0.669130724641857" calcext:value-type="float">
            <text:p>0,669130724641857</text:p>
          </table:table-cell>
          <table:table-cell table:formula="of:=COS([$Planilha2.$E$10]*[$Planilha1.$A36])" office:value-type="float" office:value="-0.156434288183596" calcext:value-type="float">
            <text:p>-0,156434288183596</text:p>
          </table:table-cell>
          <table:table-cell table:formula="of:=COS([$Planilha2.$E$11]*[$Planilha1.$A36])" office:value-type="float" office:value="-0.866025304305992" calcext:value-type="float">
            <text:p>-0,866025304305992</text:p>
          </table:table-cell>
          <table:table-cell table:formula="of:=COS([$Planilha2.$E$12]*[$Planilha1.$A36])" office:value-type="float" office:value="-0.933580504926917" calcext:value-type="float">
            <text:p>-0,933580504926917</text:p>
          </table:table-cell>
          <table:table-cell table:formula="of:=COS([$Planilha2.$E$13]*[$Planilha1.$A36])" office:value-type="float" office:value="-0.309017221437999" calcext:value-type="float">
            <text:p>-0,309017221437999</text:p>
          </table:table-cell>
          <table:table-cell table:formula="of:=COS([$Planilha2.$E$14]*[$Planilha1.$A36])" office:value-type="float" office:value="0.544638818097969" calcext:value-type="float">
            <text:p>0,544638818097969</text:p>
          </table:table-cell>
          <table:table-cell table:formula="of:=COS([$Planilha2.$E$15]*[$Planilha1.$A36])" office:value-type="float" office:value="0.994521866252918" calcext:value-type="float">
            <text:p>0,994521866252918</text:p>
          </table:table-cell>
          <table:table-cell table:formula="of:=COS([$Planilha2.$E$16]*[$Planilha1.$A36])" office:value-type="float" office:value="0.707106992212132" calcext:value-type="float">
            <text:p>0,707106992212132</text:p>
          </table:table-cell>
          <table:table-cell table:formula="of:=COS([$Planilha2.$E$17]*[$Planilha1.$A36])" office:value-type="float" office:value="-0.104528146680526" calcext:value-type="float">
            <text:p>-0,104528146680526</text:p>
          </table:table-cell>
          <table:table-cell table:formula="of:=COS([$Planilha2.$E$18]*[$Planilha1.$A36])" office:value-type="float" office:value="-0.838670383733936" calcext:value-type="float">
            <text:p>-0,838670383733936</text:p>
          </table:table-cell>
          <table:table-cell table:formula="of:=COS([$Planilha2.$E$19]*[$Planilha1.$A36])" office:value-type="float" office:value="-0.951056626960983" calcext:value-type="float">
            <text:p>-0,951056626960983</text:p>
          </table:table-cell>
          <table:table-cell table:formula="of:=COS([$Planilha2.$E$20]*[$Planilha1.$A36])" office:value-type="float" office:value="-0.358368302455512" calcext:value-type="float">
            <text:p>-0,358368302455512</text:p>
          </table:table-cell>
          <table:table-cell table:formula="of:=COS([$Planilha2.$E$201]*[$Planilha1.$A36])" office:value-type="float" office:value="1" calcext:value-type="float">
            <text:p>1</text:p>
          </table:table-cell>
          <table:table-cell table:formula="of:=COS([$Planilha2.$E$22]*[$Planilha1.$A36])" office:value-type="float" office:value="0.987688275235261" calcext:value-type="float">
            <text:p>0,987688275235261</text:p>
          </table:table-cell>
          <table:table-cell table:formula="of:=COS([$Planilha2.$E$23]*[$Planilha1.$A36])" office:value-type="float" office:value="0.743145118359195" calcext:value-type="float">
            <text:p>0,743145118359195</text:p>
          </table:table-cell>
          <table:table-cell table:formula="of:=COS([$Planilha2.$E$24]*[$Planilha1.$A36])" office:value-type="float" office:value="-0.0523354992692888" calcext:value-type="float">
            <text:p>-0,052335499269289</text:p>
          </table:table-cell>
          <table:table-cell table:formula="of:=COS([$Planilha2.$E$25]*[$Planilha1.$A36])" office:value-type="float" office:value="-0.809016713709477" calcext:value-type="float">
            <text:p>-0,809016713709477</text:p>
          </table:table-cell>
          <table:table-cell table:formula="of:=COS([$Planilha2.$E$26]*[$Planilha1.$A36])" office:value-type="float" office:value="-0.965925955023509" calcext:value-type="float">
            <text:p>-0,965925955023509</text:p>
          </table:table-cell>
          <table:table-cell table:formula="of:=COS([$Planilha2.$E$27]*[$Planilha1.$A36])" office:value-type="float" office:value="-0.406737115641695" calcext:value-type="float">
            <text:p>-0,406737115641695</text:p>
          </table:table-cell>
          <table:table-cell table:formula="of:=COS([$Planilha2.$E$28]*[$Planilha1.$A36])" office:value-type="float" office:value="0.45399002110546" calcext:value-type="float">
            <text:p>0,45399002110546</text:p>
          </table:table-cell>
          <table:table-cell table:formula="of:=COS([$Planilha2.$E$29]*[$Planilha1.$A36])" office:value-type="float" office:value="0.978147484910374" calcext:value-type="float">
            <text:p>0,978147484910374</text:p>
          </table:table-cell>
          <table:table-cell table:formula="of:=COS([$Planilha2.$E$30]*[$Planilha1.$A36])" office:value-type="float" office:value="0.777146324558906" calcext:value-type="float">
            <text:p>0,777146324558906</text:p>
          </table:table-cell>
          <table:table-cell table:formula="of:=COS([$Planilha2.$E$31]*[$Planilha1.$A36])" office:value-type="float" office:value="0.000000596870577115963" calcext:value-type="float">
            <text:p>5,96870577115963E-07</text:p>
          </table:table-cell>
          <table:table-cell table:formula="of:=COS([$Planilha2.$E$32]*[$Planilha1.$A36])" office:value-type="float" office:value="-0.77714557331324" calcext:value-type="float">
            <text:p>-0,77714557331324</text:p>
          </table:table-cell>
          <table:table-cell table:formula="of:=COS([$Planilha2.$E$33]*[$Planilha1.$A36])" office:value-type="float" office:value="-0.978147733103069" calcext:value-type="float">
            <text:p>-0,978147733103069</text:p>
          </table:table-cell>
          <table:table-cell table:formula="of:=COS([$Planilha2.$E$34]*[$Planilha1.$A36])" office:value-type="float" office:value="-0.453991084736581" calcext:value-type="float">
            <text:p>-0,453991084736581</text:p>
          </table:table-cell>
          <table:table-cell table:formula="of:=COS([$Planilha2.$E$35]*[$Planilha1.$A36])" office:value-type="float" office:value="0.406736025104854" calcext:value-type="float">
            <text:p>0,406736025104854</text:p>
          </table:table-cell>
          <table:table-cell table:formula="of:=COS([$Planilha2.$E$36]*[$Planilha1.$A36])" office:value-type="float" office:value="0.96592564606045" calcext:value-type="float">
            <text:p>0,96592564606045</text:p>
          </table:table-cell>
        </table:table-row>
        <table:table-row table:style-name="ro1">
          <table:table-cell/>
          <table:table-cell table:formula="of:=COS([$Planilha2.E$1]*[$Planilha1.A37])" office:value-type="float" office:value="1" calcext:value-type="float">
            <text:p>1</text:p>
          </table:table-cell>
          <table:table-cell table:formula="of:=COS([$Planilha2.$E$2]*[$Planilha1.$A37])" office:value-type="float" office:value="0.608761445257274" calcext:value-type="float">
            <text:p>0,608761445257274</text:p>
          </table:table-cell>
          <table:table-cell table:formula="of:=COS([$Planilha2.$E$3]*[$Planilha1.$A37])" office:value-type="float" office:value="-0.258819005536551" calcext:value-type="float">
            <text:p>-0,258819005536551</text:p>
          </table:table-cell>
          <table:table-cell table:formula="of:=COS([$Planilha2.$E$4]*[$Planilha1.$A37])" office:value-type="float" office:value="-0.923879508998236" calcext:value-type="float">
            <text:p>-0,923879508998236</text:p>
          </table:table-cell>
          <table:table-cell table:formula="of:=COS([$Planilha2.$E$5]*[$Planilha1.$A37])" office:value-type="float" office:value="-0.866025444746142" calcext:value-type="float">
            <text:p>-0,866025444746142</text:p>
          </table:table-cell>
          <table:table-cell table:formula="of:=COS([$Planilha2.$E$6]*[$Planilha1.$A37])" office:value-type="float" office:value="-0.130526293748234" calcext:value-type="float">
            <text:p>-0,130526293748234</text:p>
          </table:table-cell>
          <table:table-cell table:formula="of:=COS([$Planilha2.$E$7]*[$Planilha1.$A37])" office:value-type="float" office:value="0.707106694293642" calcext:value-type="float">
            <text:p>0,707106694293642</text:p>
          </table:table-cell>
          <table:table-cell table:formula="of:=COS([$Planilha2.$E$8]*[$Planilha1.$A37])" office:value-type="float" office:value="0.991444880086815" calcext:value-type="float">
            <text:p>0,991444880086815</text:p>
          </table:table-cell>
          <table:table-cell table:formula="of:=COS([$Planilha2.$E$9]*[$Planilha1.$A37])" office:value-type="float" office:value="0.500000141895505" calcext:value-type="float">
            <text:p>0,500000141895505</text:p>
          </table:table-cell>
          <table:table-cell table:formula="of:=COS([$Planilha2.$E$10]*[$Planilha1.$A37])" office:value-type="float" office:value="-0.382683262068514" calcext:value-type="float">
            <text:p>-0,382683262068514</text:p>
          </table:table-cell>
          <table:table-cell table:formula="of:=COS([$Planilha2.$E$11]*[$Planilha1.$A37])" office:value-type="float" office:value="-0.9659257732807" calcext:value-type="float">
            <text:p>-0,9659257732807</text:p>
          </table:table-cell>
          <table:table-cell table:formula="of:=COS([$Planilha2.$E$12]*[$Planilha1.$A37])" office:value-type="float" office:value="-0.793353477438702" calcext:value-type="float">
            <text:p>-0,793353477438702</text:p>
          </table:table-cell>
          <table:table-cell table:formula="of:=COS([$Planilha2.$E$13]*[$Planilha1.$A37])" office:value-type="float" office:value="-0.000000245770236591081" calcext:value-type="float">
            <text:p>-2,45770236591081E-07</text:p>
          </table:table-cell>
          <table:table-cell table:formula="of:=COS([$Planilha2.$E$14]*[$Planilha1.$A37])" office:value-type="float" office:value="0.793353178207813" calcext:value-type="float">
            <text:p>0,793353178207813</text:p>
          </table:table-cell>
          <table:table-cell table:formula="of:=COS([$Planilha2.$E$15]*[$Planilha1.$A37])" office:value-type="float" office:value="0.965925900500717" calcext:value-type="float">
            <text:p>0,965925900500717</text:p>
          </table:table-cell>
          <table:table-cell table:formula="of:=COS([$Planilha2.$E$16]*[$Planilha1.$A37])" office:value-type="float" office:value="0.382683716192687" calcext:value-type="float">
            <text:p>0,382683716192687</text:p>
          </table:table-cell>
          <table:table-cell table:formula="of:=COS([$Planilha2.$E$17]*[$Planilha1.$A37])" office:value-type="float" office:value="-0.49999971620895" calcext:value-type="float">
            <text:p>-0,49999971620895</text:p>
          </table:table-cell>
          <table:table-cell table:formula="of:=COS([$Planilha2.$E$18]*[$Planilha1.$A37])" office:value-type="float" office:value="-0.991444815927859" calcext:value-type="float">
            <text:p>-0,991444815927859</text:p>
          </table:table-cell>
          <table:table-cell table:formula="of:=COS([$Planilha2.$E$19]*[$Planilha1.$A37])" office:value-type="float" office:value="-0.707107041865202" calcext:value-type="float">
            <text:p>-0,707107041865202</text:p>
          </table:table-cell>
          <table:table-cell table:formula="of:=COS([$Planilha2.$E$20]*[$Planilha1.$A37])" office:value-type="float" office:value="0.130525806412946" calcext:value-type="float">
            <text:p>0,130525806412946</text:p>
          </table:table-cell>
          <table:table-cell table:formula="of:=COS([$Planilha2.$E$201]*[$Planilha1.$A37])" office:value-type="float" office:value="1" calcext:value-type="float">
            <text:p>1</text:p>
          </table:table-cell>
          <table:table-cell table:formula="of:=COS([$Planilha2.$E$22]*[$Planilha1.$A37])" office:value-type="float" office:value="0.923879697102548" calcext:value-type="float">
            <text:p>0,923879697102548</text:p>
          </table:table-cell>
          <table:table-cell table:formula="of:=COS([$Planilha2.$E$23]*[$Planilha1.$A37])" office:value-type="float" office:value="0.258819480328163" calcext:value-type="float">
            <text:p>0,258819480328163</text:p>
          </table:table-cell>
          <table:table-cell table:formula="of:=COS([$Planilha2.$E$24]*[$Planilha1.$A37])" office:value-type="float" office:value="-0.60876105529193" calcext:value-type="float">
            <text:p>-0,60876105529193</text:p>
          </table:table-cell>
          <table:table-cell table:formula="of:=COS([$Planilha2.$E$25]*[$Planilha1.$A37])" office:value-type="float" office:value="-0.999999999999879" calcext:value-type="float">
            <text:p>-0,999999999999879</text:p>
          </table:table-cell>
          <table:table-cell table:formula="of:=COS([$Planilha2.$E$26]*[$Planilha1.$A37])" office:value-type="float" office:value="-0.60876183522247" calcext:value-type="float">
            <text:p>-0,60876183522247</text:p>
          </table:table-cell>
          <table:table-cell table:formula="of:=COS([$Planilha2.$E$27]*[$Planilha1.$A37])" office:value-type="float" office:value="0.258818530744877" calcext:value-type="float">
            <text:p>0,258818530744877</text:p>
          </table:table-cell>
          <table:table-cell table:formula="of:=COS([$Planilha2.$E$28]*[$Planilha1.$A37])" office:value-type="float" office:value="0.9238793208937" calcext:value-type="float">
            <text:p>0,9238793208937</text:p>
          </table:table-cell>
          <table:table-cell table:formula="of:=COS([$Planilha2.$E$29]*[$Planilha1.$A37])" office:value-type="float" office:value="0.86602569051624" calcext:value-type="float">
            <text:p>0,86602569051624</text:p>
          </table:table-cell>
          <table:table-cell table:formula="of:=COS([$Planilha2.$E$30]*[$Planilha1.$A37])" office:value-type="float" office:value="0.130526781083489" calcext:value-type="float">
            <text:p>0,130526781083489</text:p>
          </table:table-cell>
          <table:table-cell table:formula="of:=COS([$Planilha2.$E$31]*[$Planilha1.$A37])" office:value-type="float" office:value="-0.707106346721911" calcext:value-type="float">
            <text:p>-0,707106346721911</text:p>
          </table:table-cell>
          <table:table-cell table:formula="of:=COS([$Planilha2.$E$32]*[$Planilha1.$A37])" office:value-type="float" office:value="-0.991444944245531" calcext:value-type="float">
            <text:p>-0,991444944245531</text:p>
          </table:table-cell>
          <table:table-cell table:formula="of:=COS([$Planilha2.$E$33]*[$Planilha1.$A37])" office:value-type="float" office:value="-0.50000056758194" calcext:value-type="float">
            <text:p>-0,50000056758194</text:p>
          </table:table-cell>
          <table:table-cell table:formula="of:=COS([$Planilha2.$E$34]*[$Planilha1.$A37])" office:value-type="float" office:value="0.382682807944254" calcext:value-type="float">
            <text:p>0,382682807944254</text:p>
          </table:table-cell>
          <table:table-cell table:formula="of:=COS([$Planilha2.$E$35]*[$Planilha1.$A37])" office:value-type="float" office:value="0.965925646060451" calcext:value-type="float">
            <text:p>0,965925646060451</text:p>
          </table:table-cell>
          <table:table-cell table:formula="of:=COS([$Planilha2.$E$36]*[$Planilha1.$A37])" office:value-type="float" office:value="0.793353776669402" calcext:value-type="float">
            <text:p>0,793353776669402</text:p>
          </table:table-cell>
        </table:table-row>
        <table:table-row table:style-name="ro1">
          <table:table-cell/>
          <table:table-cell table:formula="of:=COS([$Planilha2.E$1]*[$Planilha1.A38])" office:value-type="float" office:value="1" calcext:value-type="float">
            <text:p>1</text:p>
          </table:table-cell>
          <table:table-cell table:formula="of:=COS([$Planilha2.$E$2]*[$Planilha1.$A38])" office:value-type="float" office:value="0.587785269335241" calcext:value-type="float">
            <text:p>0,587785269335241</text:p>
          </table:table-cell>
          <table:table-cell table:formula="of:=COS([$Planilha2.$E$3]*[$Planilha1.$A38])" office:value-type="float" office:value="-0.309016954304996" calcext:value-type="float">
            <text:p>-0,309016954304996</text:p>
          </table:table-cell>
          <table:table-cell table:formula="of:=COS([$Planilha2.$E$4]*[$Planilha1.$A38])" office:value-type="float" office:value="-0.951056496765877" calcext:value-type="float">
            <text:p>-0,951056496765877</text:p>
          </table:table-cell>
          <table:table-cell table:formula="of:=COS([$Planilha2.$E$5]*[$Planilha1.$A38])" office:value-type="float" office:value="-0.809017043904128" calcext:value-type="float">
            <text:p>-0,809017043904128</text:p>
          </table:table-cell>
          <table:table-cell table:formula="of:=COS([$Planilha2.$E$6]*[$Planilha1.$A38])" office:value-type="float" office:value="-0.000000105330101269296" calcext:value-type="float">
            <text:p>-1,05330101269296E-07</text:p>
          </table:table-cell>
          <table:table-cell table:formula="of:=COS([$Planilha2.$E$7]*[$Planilha1.$A38])" office:value-type="float" office:value="0.809016920081165" calcext:value-type="float">
            <text:p>0,809016920081165</text:p>
          </table:table-cell>
          <table:table-cell table:formula="of:=COS([$Planilha2.$E$8]*[$Planilha1.$A38])" office:value-type="float" office:value="0.951056561863451" calcext:value-type="float">
            <text:p>0,951056561863451</text:p>
          </table:table-cell>
          <table:table-cell table:formula="of:=COS([$Planilha2.$E$9]*[$Planilha1.$A38])" office:value-type="float" office:value="0.309017154654748" calcext:value-type="float">
            <text:p>0,309017154654748</text:p>
          </table:table-cell>
          <table:table-cell table:formula="of:=COS([$Planilha2.$E$10]*[$Planilha1.$A38])" office:value-type="float" office:value="-0.587785098907548" calcext:value-type="float">
            <text:p>-0,587785098907548</text:p>
          </table:table-cell>
          <table:table-cell table:formula="of:=COS([$Planilha2.$E$11]*[$Planilha1.$A38])" office:value-type="float" office:value="-0.999999999999978" calcext:value-type="float">
            <text:p>-0,999999999999978</text:p>
          </table:table-cell>
          <table:table-cell table:formula="of:=COS([$Planilha2.$E$12]*[$Planilha1.$A38])" office:value-type="float" office:value="-0.58778543976291" calcext:value-type="float">
            <text:p>-0,58778543976291</text:p>
          </table:table-cell>
          <table:table-cell table:formula="of:=COS([$Planilha2.$E$13]*[$Planilha1.$A38])" office:value-type="float" office:value="0.30901675395523" calcext:value-type="float">
            <text:p>0,30901675395523</text:p>
          </table:table-cell>
          <table:table-cell table:formula="of:=COS([$Planilha2.$E$14]*[$Planilha1.$A38])" office:value-type="float" office:value="0.951056431668261" calcext:value-type="float">
            <text:p>0,951056431668261</text:p>
          </table:table-cell>
          <table:table-cell table:formula="of:=COS([$Planilha2.$E$15]*[$Planilha1.$A38])" office:value-type="float" office:value="0.809017167727056" calcext:value-type="float">
            <text:p>0,809017167727056</text:p>
          </table:table-cell>
          <table:table-cell table:formula="of:=COS([$Planilha2.$E$16]*[$Planilha1.$A38])" office:value-type="float" office:value="0.000000315990302919704" calcext:value-type="float">
            <text:p>3,15990302919704E-07</text:p>
          </table:table-cell>
          <table:table-cell table:formula="of:=COS([$Planilha2.$E$17]*[$Planilha1.$A38])" office:value-type="float" office:value="-0.809016796258167" calcext:value-type="float">
            <text:p>-0,809016796258167</text:p>
          </table:table-cell>
          <table:table-cell table:formula="of:=COS([$Planilha2.$E$18]*[$Planilha1.$A38])" office:value-type="float" office:value="-0.951056626960982" calcext:value-type="float">
            <text:p>-0,951056626960982</text:p>
          </table:table-cell>
          <table:table-cell table:formula="of:=COS([$Planilha2.$E$19]*[$Planilha1.$A38])" office:value-type="float" office:value="-0.309017355004487" calcext:value-type="float">
            <text:p>-0,309017355004487</text:p>
          </table:table-cell>
          <table:table-cell table:formula="of:=COS([$Planilha2.$E$20]*[$Planilha1.$A38])" office:value-type="float" office:value="0.587784928479827" calcext:value-type="float">
            <text:p>0,587784928479827</text:p>
          </table:table-cell>
          <table:table-cell table:formula="of:=COS([$Planilha2.$E$201]*[$Planilha1.$A38])" office:value-type="float" office:value="1" calcext:value-type="float">
            <text:p>1</text:p>
          </table:table-cell>
          <table:table-cell table:formula="of:=COS([$Planilha2.$E$22]*[$Planilha1.$A38])" office:value-type="float" office:value="0.587785610190549" calcext:value-type="float">
            <text:p>0,587785610190549</text:p>
          </table:table-cell>
          <table:table-cell table:formula="of:=COS([$Planilha2.$E$23]*[$Planilha1.$A38])" office:value-type="float" office:value="-0.309016553605446" calcext:value-type="float">
            <text:p>-0,309016553605446</text:p>
          </table:table-cell>
          <table:table-cell table:formula="of:=COS([$Planilha2.$E$24]*[$Planilha1.$A38])" office:value-type="float" office:value="-0.951056366570602" calcext:value-type="float">
            <text:p>-0,951056366570602</text:p>
          </table:table-cell>
          <table:table-cell table:formula="of:=COS([$Planilha2.$E$25]*[$Planilha1.$A38])" office:value-type="float" office:value="-0.809017291549946" calcext:value-type="float">
            <text:p>-0,809017291549946</text:p>
          </table:table-cell>
          <table:table-cell table:formula="of:=COS([$Planilha2.$E$26]*[$Planilha1.$A38])" office:value-type="float" office:value="-0.000000526650501905563" calcext:value-type="float">
            <text:p>-5,26650501905563E-07</text:p>
          </table:table-cell>
          <table:table-cell table:formula="of:=COS([$Planilha2.$E$27]*[$Planilha1.$A38])" office:value-type="float" office:value="0.809016672435132" calcext:value-type="float">
            <text:p>0,809016672435132</text:p>
          </table:table-cell>
          <table:table-cell table:formula="of:=COS([$Planilha2.$E$28]*[$Planilha1.$A38])" office:value-type="float" office:value="0.951056692058472" calcext:value-type="float">
            <text:p>0,951056692058472</text:p>
          </table:table-cell>
          <table:table-cell table:formula="of:=COS([$Planilha2.$E$29]*[$Planilha1.$A38])" office:value-type="float" office:value="0.309017555354216" calcext:value-type="float">
            <text:p>0,309017555354216</text:p>
          </table:table-cell>
          <table:table-cell table:formula="of:=COS([$Planilha2.$E$30]*[$Planilha1.$A38])" office:value-type="float" office:value="-0.587784758052081" calcext:value-type="float">
            <text:p>-0,587784758052081</text:p>
          </table:table-cell>
          <table:table-cell table:formula="of:=COS([$Planilha2.$E$31]*[$Planilha1.$A38])" office:value-type="float" office:value="-0.9999999999998" calcext:value-type="float">
            <text:p>-0,9999999999998</text:p>
          </table:table-cell>
          <table:table-cell table:formula="of:=COS([$Planilha2.$E$32]*[$Planilha1.$A38])" office:value-type="float" office:value="-0.587785780618163" calcext:value-type="float">
            <text:p>-0,587785780618163</text:p>
          </table:table-cell>
          <table:table-cell table:formula="of:=COS([$Planilha2.$E$33]*[$Planilha1.$A38])" office:value-type="float" office:value="0.309016353255656" calcext:value-type="float">
            <text:p>0,309016353255656</text:p>
          </table:table-cell>
          <table:table-cell table:formula="of:=COS([$Planilha2.$E$34]*[$Planilha1.$A38])" office:value-type="float" office:value="0.951056301472903" calcext:value-type="float">
            <text:p>0,951056301472903</text:p>
          </table:table-cell>
          <table:table-cell table:formula="of:=COS([$Planilha2.$E$35]*[$Planilha1.$A38])" office:value-type="float" office:value="0.809017415372801" calcext:value-type="float">
            <text:p>0,809017415372801</text:p>
          </table:table-cell>
          <table:table-cell table:formula="of:=COS([$Planilha2.$E$36]*[$Planilha1.$A38])" office:value-type="float" office:value="0.00000073731070622047" calcext:value-type="float">
            <text:p>7,3731070622047E-07</text:p>
          </table:table-cell>
        </table:table-row>
        <table:table-row table:style-name="ro1">
          <table:table-cell/>
          <table:table-cell table:formula="of:=COS([$Planilha2.E$1]*[$Planilha1.A39])" office:value-type="float" office:value="1" calcext:value-type="float">
            <text:p>1</text:p>
          </table:table-cell>
          <table:table-cell table:formula="of:=COS([$Planilha2.$E$2]*[$Planilha1.$A39])" office:value-type="float" office:value="0.566406254768143" calcext:value-type="float">
            <text:p>0,566406254768143</text:p>
          </table:table-cell>
          <table:table-cell table:formula="of:=COS([$Planilha2.$E$3]*[$Planilha1.$A39])" office:value-type="float" office:value="-0.35836790911905" calcext:value-type="float">
            <text:p>-0,35836790911905</text:p>
          </table:table-cell>
          <table:table-cell table:formula="of:=COS([$Planilha2.$E$4]*[$Planilha1.$A39])" office:value-type="float" office:value="-0.972369905234566" calcext:value-type="float">
            <text:p>-0,972369905234566</text:p>
          </table:table-cell>
          <table:table-cell table:formula="of:=COS([$Planilha2.$E$5]*[$Planilha1.$A39])" office:value-type="float" office:value="-0.743144883427281" calcext:value-type="float">
            <text:p>-0,743144883427281</text:p>
          </table:table-cell>
          <table:table-cell table:formula="of:=COS([$Planilha2.$E$6]*[$Planilha1.$A39])" office:value-type="float" office:value="0.130526084890257" calcext:value-type="float">
            <text:p>0,130526084890257</text:p>
          </table:table-cell>
          <table:table-cell table:formula="of:=COS([$Planilha2.$E$7]*[$Planilha1.$A39])" office:value-type="float" office:value="0.891006465211759" calcext:value-type="float">
            <text:p>0,891006465211759</text:p>
          </table:table-cell>
          <table:table-cell table:formula="of:=COS([$Planilha2.$E$8]*[$Planilha1.$A39])" office:value-type="float" office:value="0.878817184979332" calcext:value-type="float">
            <text:p>0,878817184979332</text:p>
          </table:table-cell>
          <table:table-cell table:formula="of:=COS([$Planilha2.$E$9]*[$Planilha1.$A39])" office:value-type="float" office:value="0.104528635528293" calcext:value-type="float">
            <text:p>0,104528635528293</text:p>
          </table:table-cell>
          <table:table-cell table:formula="of:=COS([$Planilha2.$E$10]*[$Planilha1.$A39])" office:value-type="float" office:value="-0.760405839048123" calcext:value-type="float">
            <text:p>-0,760405839048123</text:p>
          </table:table-cell>
          <table:table-cell table:formula="of:=COS([$Planilha2.$E$11]*[$Planilha1.$A39])" office:value-type="float" office:value="-0.965925882326443" calcext:value-type="float">
            <text:p>-0,965925882326443</text:p>
          </table:table-cell>
          <table:table-cell table:formula="of:=COS([$Planilha2.$E$12]*[$Planilha1.$A39])" office:value-type="float" office:value="-0.333807083736148" calcext:value-type="float">
            <text:p>-0,333807083736148</text:p>
          </table:table-cell>
          <table:table-cell table:formula="of:=COS([$Planilha2.$E$13]*[$Planilha1.$A39])" office:value-type="float" office:value="0.587785042098308" calcext:value-type="float">
            <text:p>0,587785042098308</text:p>
          </table:table-cell>
          <table:table-cell table:formula="of:=COS([$Planilha2.$E$14]*[$Planilha1.$A39])" office:value-type="float" office:value="0.999657332343424" calcext:value-type="float">
            <text:p>0,999657332343424</text:p>
          </table:table-cell>
          <table:table-cell table:formula="of:=COS([$Planilha2.$E$15]*[$Planilha1.$A39])" office:value-type="float" office:value="0.544639289229996" calcext:value-type="float">
            <text:p>0,544639289229996</text:p>
          </table:table-cell>
          <table:table-cell table:formula="of:=COS([$Planilha2.$E$16]*[$Planilha1.$A39])" office:value-type="float" office:value="-0.382683132318733" calcext:value-type="float">
            <text:p>-0,382683132318733</text:p>
          </table:table-cell>
          <table:table-cell table:formula="of:=COS([$Planilha2.$E$17]*[$Planilha1.$A39])" office:value-type="float" office:value="-0.978147528709187" calcext:value-type="float">
            <text:p>-0,978147528709187</text:p>
          </table:table-cell>
          <table:table-cell table:formula="of:=COS([$Planilha2.$E$18]*[$Planilha1.$A39])" office:value-type="float" office:value="-0.725374624375038" calcext:value-type="float">
            <text:p>-0,725374624375038</text:p>
          </table:table-cell>
          <table:table-cell table:formula="of:=COS([$Planilha2.$E$19]*[$Planilha1.$A39])" office:value-type="float" office:value="0.156434080116959" calcext:value-type="float">
            <text:p>0,156434080116959</text:p>
          </table:table-cell>
          <table:table-cell table:formula="of:=COS([$Planilha2.$E$20]*[$Planilha1.$A39])" office:value-type="float" office:value="0.902585107249329" calcext:value-type="float">
            <text:p>0,902585107249329</text:p>
          </table:table-cell>
          <table:table-cell table:formula="of:=COS([$Planilha2.$E$201]*[$Planilha1.$A39])" office:value-type="float" office:value="1" calcext:value-type="float">
            <text:p>1</text:p>
          </table:table-cell>
          <table:table-cell table:formula="of:=COS([$Planilha2.$E$22]*[$Planilha1.$A39])" office:value-type="float" office:value="0.0784595490011647" calcext:value-type="float">
            <text:p>0,078459549001165</text:p>
          </table:table-cell>
          <table:table-cell table:formula="of:=COS([$Planilha2.$E$23]*[$Planilha1.$A39])" office:value-type="float" office:value="-0.777145661695136" calcext:value-type="float">
            <text:p>-0,777145661695136</text:p>
          </table:table-cell>
          <table:table-cell table:formula="of:=COS([$Planilha2.$E$24]*[$Planilha1.$A39])" office:value-type="float" office:value="-0.958819876301274" calcext:value-type="float">
            <text:p>-0,958819876301274</text:p>
          </table:table-cell>
          <table:table-cell table:formula="of:=COS([$Planilha2.$E$25]*[$Planilha1.$A39])" office:value-type="float" office:value="-0.309017488570981" calcext:value-type="float">
            <text:p>-0,309017488570981</text:p>
          </table:table-cell>
          <table:table-cell table:formula="of:=COS([$Planilha2.$E$26]*[$Planilha1.$A39])" office:value-type="float" office:value="0.608760999582583" calcext:value-type="float">
            <text:p>0,608760999582583</text:p>
          </table:table-cell>
          <table:table-cell table:formula="of:=COS([$Planilha2.$E$27]*[$Planilha1.$A39])" office:value-type="float" office:value="0.998629564215941" calcext:value-type="float">
            <text:p>0,998629564215941</text:p>
          </table:table-cell>
          <table:table-cell table:formula="of:=COS([$Planilha2.$E$28]*[$Planilha1.$A39])" office:value-type="float" office:value="0.522499063154012" calcext:value-type="float">
            <text:p>0,522499063154012</text:p>
          </table:table-cell>
          <table:table-cell table:formula="of:=COS([$Planilha2.$E$29]*[$Planilha1.$A39])" office:value-type="float" office:value="-0.40673608925409" calcext:value-type="float">
            <text:p>-0,40673608925409</text:p>
          </table:table-cell>
          <table:table-cell table:formula="of:=COS([$Planilha2.$E$30]*[$Planilha1.$A39])" office:value-type="float" office:value="-0.98325479314091" calcext:value-type="float">
            <text:p>-0,98325479314091</text:p>
          </table:table-cell>
          <table:table-cell table:formula="of:=COS([$Planilha2.$E$31]*[$Planilha1.$A39])" office:value-type="float" office:value="-0.707107240477446" calcext:value-type="float">
            <text:p>-0,707107240477446</text:p>
          </table:table-cell>
          <table:table-cell table:formula="of:=COS([$Planilha2.$E$32]*[$Planilha1.$A39])" office:value-type="float" office:value="0.182234865544375" calcext:value-type="float">
            <text:p>0,182234865544375</text:p>
          </table:table-cell>
          <table:table-cell table:formula="of:=COS([$Planilha2.$E$33]*[$Planilha1.$A39])" office:value-type="float" office:value="0.913545175839778" calcext:value-type="float">
            <text:p>0,913545175839778</text:p>
          </table:table-cell>
          <table:table-cell table:formula="of:=COS([$Planilha2.$E$34]*[$Planilha1.$A39])" office:value-type="float" office:value="0.85264053767345" calcext:value-type="float">
            <text:p>0,85264053767345</text:p>
          </table:table-cell>
          <table:table-cell table:formula="of:=COS([$Planilha2.$E$35]*[$Planilha1.$A39])" office:value-type="float" office:value="0.0523366913744535" calcext:value-type="float">
            <text:p>0,052336691374454</text:p>
          </table:table-cell>
          <table:table-cell table:formula="of:=COS([$Planilha2.$E$36]*[$Planilha1.$A39])" office:value-type="float" office:value="-0.793352878976731" calcext:value-type="float">
            <text:p>-0,793352878976731</text:p>
          </table:table-cell>
        </table:table-row>
        <table:table-row table:style-name="ro1">
          <table:table-cell/>
          <table:table-cell table:formula="of:=COS([$Planilha2.E$1]*[$Planilha1.A40])" office:value-type="float" office:value="1" calcext:value-type="float">
            <text:p>1</text:p>
          </table:table-cell>
          <table:table-cell table:formula="of:=COS([$Planilha2.$E$2]*[$Planilha1.$A40])" office:value-type="float" office:value="0.544639053664003" calcext:value-type="float">
            <text:p>0,544639053664003</text:p>
          </table:table-cell>
          <table:table-cell table:formula="of:=COS([$Planilha2.$E$3]*[$Planilha1.$A40])" office:value-type="float" office:value="-0.406736602447958" calcext:value-type="float">
            <text:p>-0,406736602447958</text:p>
          </table:table-cell>
          <table:table-cell table:formula="of:=COS([$Planilha2.$E$4]*[$Planilha1.$A40])" office:value-type="float" office:value="-0.987688330159539" calcext:value-type="float">
            <text:p>-0,987688330159539</text:p>
          </table:table-cell>
          <table:table-cell table:formula="of:=COS([$Planilha2.$E$5]*[$Planilha1.$A40])" office:value-type="float" office:value="-0.669130672458183" calcext:value-type="float">
            <text:p>-0,669130672458183</text:p>
          </table:table-cell>
          <table:table-cell table:formula="of:=COS([$Planilha2.$E$6]*[$Planilha1.$A40])" office:value-type="float" office:value="0.258818937709173" calcext:value-type="float">
            <text:p>0,258818937709173</text:p>
          </table:table-cell>
          <table:table-cell table:formula="of:=COS([$Planilha2.$E$7]*[$Planilha1.$A40])" office:value-type="float" office:value="0.951056475066676" calcext:value-type="float">
            <text:p>0,951056475066676</text:p>
          </table:table-cell>
          <table:table-cell table:formula="of:=COS([$Planilha2.$E$8]*[$Planilha1.$A40])" office:value-type="float" office:value="0.777146059413502" calcext:value-type="float">
            <text:p>0,777146059413502</text:p>
          </table:table-cell>
          <table:table-cell table:formula="of:=COS([$Planilha2.$E$9]*[$Planilha1.$A40])" office:value-type="float" office:value="-0.10452828635132" calcext:value-type="float">
            <text:p>-0,10452828635132</text:p>
          </table:table-cell>
          <table:table-cell table:formula="of:=COS([$Planilha2.$E$10]*[$Planilha1.$A40])" office:value-type="float" office:value="-0.891006433332506" calcext:value-type="float">
            <text:p>-0,891006433332506</text:p>
          </table:table-cell>
          <table:table-cell table:formula="of:=COS([$Planilha2.$E$11]*[$Planilha1.$A40])" office:value-type="float" office:value="-0.866025514966191" calcext:value-type="float">
            <text:p>-0,866025514966191</text:p>
          </table:table-cell>
          <table:table-cell table:formula="of:=COS([$Planilha2.$E$12]*[$Planilha1.$A40])" office:value-type="float" office:value="-0.0523362005076285" calcext:value-type="float">
            <text:p>-0,052336200507629</text:p>
          </table:table-cell>
          <table:table-cell table:formula="of:=COS([$Planilha2.$E$13]*[$Planilha1.$A40])" office:value-type="float" office:value="0.809016837532502" calcext:value-type="float">
            <text:p>0,809016837532502</text:p>
          </table:table-cell>
          <table:table-cell table:formula="of:=COS([$Planilha2.$E$14]*[$Planilha1.$A40])" office:value-type="float" office:value="0.933580530091521" calcext:value-type="float">
            <text:p>0,933580530091521</text:p>
          </table:table-cell>
          <table:table-cell table:formula="of:=COS([$Planilha2.$E$15]*[$Planilha1.$A40])" office:value-type="float" office:value="0.207911995323868" calcext:value-type="float">
            <text:p>0,207911995323868</text:p>
          </table:table-cell>
          <table:table-cell table:formula="of:=COS([$Planilha2.$E$16]*[$Planilha1.$A40])" office:value-type="float" office:value="-0.70710654533435" calcext:value-type="float">
            <text:p>-0,70710654533435</text:p>
          </table:table-cell>
          <table:table-cell table:formula="of:=COS([$Planilha2.$E$17]*[$Planilha1.$A40])" office:value-type="float" office:value="-0.978147674704913" calcext:value-type="float">
            <text:p>-0,978147674704913</text:p>
          </table:table-cell>
          <table:table-cell table:formula="of:=COS([$Planilha2.$E$18]*[$Planilha1.$A40])" office:value-type="float" office:value="-0.358368302455505" calcext:value-type="float">
            <text:p>-0,358368302455505</text:p>
          </table:table-cell>
          <table:table-cell table:formula="of:=COS([$Planilha2.$E$19]*[$Planilha1.$A40])" office:value-type="float" office:value="0.587784928479827" calcext:value-type="float">
            <text:p>0,587784928479827</text:p>
          </table:table-cell>
          <table:table-cell table:formula="of:=COS([$Planilha2.$E$20]*[$Planilha1.$A40])" office:value-type="float" office:value="0.998629556865942" calcext:value-type="float">
            <text:p>0,998629556865942</text:p>
          </table:table-cell>
          <table:table-cell table:formula="of:=COS([$Planilha2.$E$201]*[$Planilha1.$A40])" office:value-type="float" office:value="1" calcext:value-type="float">
            <text:p>1</text:p>
          </table:table-cell>
          <table:table-cell table:formula="of:=COS([$Planilha2.$E$22]*[$Planilha1.$A40])" office:value-type="float" office:value="-0.453990083672018" calcext:value-type="float">
            <text:p>-0,453990083672018</text:p>
          </table:table-cell>
          <table:table-cell table:formula="of:=COS([$Planilha2.$E$23]*[$Planilha1.$A40])" office:value-type="float" office:value="-0.994521844232851" calcext:value-type="float">
            <text:p>-0,994521844232851</text:p>
          </table:table-cell>
          <table:table-cell table:formula="of:=COS([$Planilha2.$E$24]*[$Planilha1.$A40])" office:value-type="float" office:value="-0.6293207885103" calcext:value-type="float">
            <text:p>-0,6293207885103</text:p>
          </table:table-cell>
          <table:table-cell table:formula="of:=COS([$Planilha2.$E$25]*[$Planilha1.$A40])" office:value-type="float" office:value="0.309016486822182" calcext:value-type="float">
            <text:p>0,309016486822182</text:p>
          </table:table-cell>
          <table:table-cell table:formula="of:=COS([$Planilha2.$E$26]*[$Planilha1.$A40])" office:value-type="float" office:value="0.965925682409117" calcext:value-type="float">
            <text:p>0,965925682409117</text:p>
          </table:table-cell>
          <table:table-cell table:formula="of:=COS([$Planilha2.$E$27]*[$Planilha1.$A40])" office:value-type="float" office:value="0.743145212331931" calcext:value-type="float">
            <text:p>0,743145212331931</text:p>
          </table:table-cell>
          <table:table-cell table:formula="of:=COS([$Planilha2.$E$28]*[$Planilha1.$A40])" office:value-type="float" office:value="-0.156433872050315" calcext:value-type="float">
            <text:p>-0,156433872050315</text:p>
          </table:table-cell>
          <table:table-cell table:formula="of:=COS([$Planilha2.$E$29]*[$Planilha1.$A40])" office:value-type="float" office:value="-0.913545204400896" calcext:value-type="float">
            <text:p>-0,913545204400896</text:p>
          </table:table-cell>
          <table:table-cell table:formula="of:=COS([$Planilha2.$E$30]*[$Planilha1.$A40])" office:value-type="float" office:value="-0.838670919158066" calcext:value-type="float">
            <text:p>-0,838670919158066</text:p>
          </table:table-cell>
          <table:table-cell table:formula="of:=COS([$Planilha2.$E$31]*[$Planilha1.$A40])" office:value-type="float" office:value="-0.000000667090641668218" calcext:value-type="float">
            <text:p>-6,67090641668218E-07</text:p>
          </table:table-cell>
          <table:table-cell table:formula="of:=COS([$Planilha2.$E$32]*[$Planilha1.$A40])" office:value-type="float" office:value="0.838670192510835" calcext:value-type="float">
            <text:p>0,838670192510835</text:p>
          </table:table-cell>
          <table:table-cell table:formula="of:=COS([$Planilha2.$E$33]*[$Planilha1.$A40])" office:value-type="float" office:value="0.913545747061257" calcext:value-type="float">
            <text:p>0,913545747061257</text:p>
          </table:table-cell>
          <table:table-cell table:formula="of:=COS([$Planilha2.$E$34]*[$Planilha1.$A40])" office:value-type="float" office:value="0.156435189805599" calcext:value-type="float">
            <text:p>0,156435189805599</text:p>
          </table:table-cell>
          <table:table-cell table:formula="of:=COS([$Planilha2.$E$35]*[$Planilha1.$A40])" office:value-type="float" office:value="-0.743144319590319" calcext:value-type="float">
            <text:p>-0,743144319590319</text:p>
          </table:table-cell>
          <table:table-cell table:formula="of:=COS([$Planilha2.$E$36]*[$Planilha1.$A40])" office:value-type="float" office:value="-0.9659260277205" calcext:value-type="float">
            <text:p>-0,9659260277205</text:p>
          </table:table-cell>
        </table:table-row>
        <table:table-row table:style-name="ro1">
          <table:table-cell/>
          <table:table-cell table:formula="of:=COS([$Planilha2.E$1]*[$Planilha1.A41])" office:value-type="float" office:value="1" calcext:value-type="float">
            <text:p>1</text:p>
          </table:table-cell>
          <table:table-cell table:formula="of:=COS([$Planilha2.$E$2]*[$Planilha1.$A41])" office:value-type="float" office:value="0.522498584174495" calcext:value-type="float">
            <text:p>0,522498584174495</text:p>
          </table:table-cell>
          <table:table-cell table:formula="of:=COS([$Planilha2.$E$3]*[$Planilha1.$A41])" office:value-type="float" office:value="-0.453990459071296" calcext:value-type="float">
            <text:p>-0,453990459071296</text:p>
          </table:table-cell>
          <table:table-cell table:formula="of:=COS([$Planilha2.$E$4]*[$Planilha1.$A41])" office:value-type="float" office:value="-0.996917328361458" calcext:value-type="float">
            <text:p>-0,996917328361458</text:p>
          </table:table-cell>
          <table:table-cell table:formula="of:=COS([$Planilha2.$E$5]*[$Planilha1.$A41])" office:value-type="float" office:value="-0.587785326144467" calcext:value-type="float">
            <text:p>-0,587785326144467</text:p>
          </table:table-cell>
          <table:table-cell table:formula="of:=COS([$Planilha2.$E$6]*[$Planilha1.$A41])" office:value-type="float" office:value="0.382683326943402" calcext:value-type="float">
            <text:p>0,382683326943402</text:p>
          </table:table-cell>
          <table:table-cell table:formula="of:=COS([$Planilha2.$E$7]*[$Planilha1.$A41])" office:value-type="float" office:value="0.987688319174693" calcext:value-type="float">
            <text:p>0,987688319174693</text:p>
          </table:table-cell>
          <table:table-cell table:formula="of:=COS([$Planilha2.$E$8]*[$Planilha1.$A41])" office:value-type="float" office:value="0.649448169805527" calcext:value-type="float">
            <text:p>0,649448169805527</text:p>
          </table:table-cell>
          <table:table-cell table:formula="of:=COS([$Planilha2.$E$9]*[$Planilha1.$A41])" office:value-type="float" office:value="-0.309016820738484" calcext:value-type="float">
            <text:p>-0,309016820738484</text:p>
          </table:table-cell>
          <table:table-cell table:formula="of:=COS([$Planilha2.$E$10]*[$Planilha1.$A41])" office:value-type="float" office:value="-0.972369872449449" calcext:value-type="float">
            <text:p>-0,972369872449449</text:p>
          </table:table-cell>
          <table:table-cell table:formula="of:=COS([$Planilha2.$E$11]*[$Planilha1.$A41])" office:value-type="float" office:value="-0.707106942559059" calcext:value-type="float">
            <text:p>-0,707106942559059</text:p>
          </table:table-cell>
          <table:table-cell table:formula="of:=COS([$Planilha2.$E$12]*[$Planilha1.$A41])" office:value-type="float" office:value="0.233445119755319" calcext:value-type="float">
            <text:p>0,233445119755319</text:p>
          </table:table-cell>
          <table:table-cell table:formula="of:=COS([$Planilha2.$E$13]*[$Planilha1.$A41])" office:value-type="float" office:value="0.95105643166826" calcext:value-type="float">
            <text:p>0,95105643166826</text:p>
          </table:table-cell>
          <table:table-cell table:formula="of:=COS([$Planilha2.$E$14]*[$Planilha1.$A41])" office:value-type="float" office:value="0.760406158278106" calcext:value-type="float">
            <text:p>0,760406158278106</text:p>
          </table:table-cell>
          <table:table-cell table:formula="of:=COS([$Planilha2.$E$15]*[$Planilha1.$A41])" office:value-type="float" office:value="-0.156434149472504" calcext:value-type="float">
            <text:p>-0,156434149472504</text:p>
          </table:table-cell>
          <table:table-cell table:formula="of:=COS([$Planilha2.$E$16]*[$Planilha1.$A41])" office:value-type="float" office:value="-0.923879401509957" calcext:value-type="float">
            <text:p>-0,923879401509957</text:p>
          </table:table-cell>
          <table:table-cell table:formula="of:=COS([$Planilha2.$E$17]*[$Planilha1.$A41])" office:value-type="float" office:value="-0.809017209001359" calcext:value-type="float">
            <text:p>-0,809017209001359</text:p>
          </table:table-cell>
          <table:table-cell table:formula="of:=COS([$Planilha2.$E$18]*[$Planilha1.$A41])" office:value-type="float" office:value="0.0784587089579336" calcext:value-type="float">
            <text:p>0,078458708957934</text:p>
          </table:table-cell>
          <table:table-cell table:formula="of:=COS([$Planilha2.$E$19]*[$Planilha1.$A41])" office:value-type="float" office:value="0.891006337694717" calcext:value-type="float">
            <text:p>0,891006337694717</text:p>
          </table:table-cell>
          <table:table-cell table:formula="of:=COS([$Planilha2.$E$20]*[$Planilha1.$A41])" office:value-type="float" office:value="0.852640390914052" calcext:value-type="float">
            <text:p>0,852640390914052</text:p>
          </table:table-cell>
          <table:table-cell table:formula="of:=COS([$Planilha2.$E$201]*[$Planilha1.$A41])" office:value-type="float" office:value="1" calcext:value-type="float">
            <text:p>1</text:p>
          </table:table-cell>
          <table:table-cell table:formula="of:=COS([$Planilha2.$E$22]*[$Planilha1.$A41])" office:value-type="float" office:value="-0.852639913945531" calcext:value-type="float">
            <text:p>-0,852639913945531</text:p>
          </table:table-cell>
          <table:table-cell table:formula="of:=COS([$Planilha2.$E$23]*[$Planilha1.$A41])" office:value-type="float" office:value="-0.89100675212485" calcext:value-type="float">
            <text:p>-0,89100675212485</text:p>
          </table:table-cell>
          <table:table-cell table:formula="of:=COS([$Planilha2.$E$24]*[$Planilha1.$A41])" office:value-type="float" office:value="-0.078459619004765" calcext:value-type="float">
            <text:p>-0,078459619004765</text:p>
          </table:table-cell>
          <table:table-cell table:formula="of:=COS([$Planilha2.$E$25]*[$Planilha1.$A41])" office:value-type="float" office:value="0.809016672435128" calcext:value-type="float">
            <text:p>0,809016672435128</text:p>
          </table:table-cell>
          <table:table-cell table:formula="of:=COS([$Planilha2.$E$26]*[$Planilha1.$A41])" office:value-type="float" office:value="0.923879750846596" calcext:value-type="float">
            <text:p>0,923879750846596</text:p>
          </table:table-cell>
          <table:table-cell table:formula="of:=COS([$Planilha2.$E$27]*[$Planilha1.$A41])" office:value-type="float" office:value="0.156435051094536" calcext:value-type="float">
            <text:p>0,156435051094536</text:p>
          </table:table-cell>
          <table:table-cell table:formula="of:=COS([$Planilha2.$E$28]*[$Planilha1.$A41])" office:value-type="float" office:value="-0.760405565422275" calcext:value-type="float">
            <text:p>-0,760405565422275</text:p>
          </table:table-cell>
          <table:table-cell table:formula="of:=COS([$Planilha2.$E$29]*[$Planilha1.$A41])" office:value-type="float" office:value="-0.951056713757629" calcext:value-type="float">
            <text:p>-0,951056713757629</text:p>
          </table:table-cell>
          <table:table-cell table:formula="of:=COS([$Planilha2.$E$30]*[$Planilha1.$A41])" office:value-type="float" office:value="-0.23344600739374" calcext:value-type="float">
            <text:p>-0,23344600739374</text:p>
          </table:table-cell>
          <table:table-cell table:formula="of:=COS([$Planilha2.$E$31]*[$Planilha1.$A41])" office:value-type="float" office:value="0.707106297068792" calcext:value-type="float">
            <text:p>0,707106297068792</text:p>
          </table:table-cell>
          <table:table-cell table:formula="of:=COS([$Planilha2.$E$32]*[$Planilha1.$A41])" office:value-type="float" office:value="0.972370085552367" calcext:value-type="float">
            <text:p>0,972370085552367</text:p>
          </table:table-cell>
          <table:table-cell table:formula="of:=COS([$Planilha2.$E$33]*[$Planilha1.$A41])" office:value-type="float" office:value="0.309017688920697" calcext:value-type="float">
            <text:p>0,309017688920697</text:p>
          </table:table-cell>
          <table:table-cell table:formula="of:=COS([$Planilha2.$E$34]*[$Planilha1.$A41])" office:value-type="float" office:value="-0.64944747566049" calcext:value-type="float">
            <text:p>-0,64944747566049</text:p>
          </table:table-cell>
          <table:table-cell table:formula="of:=COS([$Planilha2.$E$35]*[$Planilha1.$A41])" office:value-type="float" office:value="-0.987688461977309" calcext:value-type="float">
            <text:p>-0,987688461977309</text:p>
          </table:table-cell>
          <table:table-cell table:formula="of:=COS([$Planilha2.$E$36]*[$Planilha1.$A41])" office:value-type="float" office:value="-0.382684170316767" calcext:value-type="float">
            <text:p>-0,382684170316767</text:p>
          </table:table-cell>
        </table:table-row>
        <table:table-row table:style-name="ro1">
          <table:table-cell/>
          <table:table-cell table:formula="of:=COS([$Planilha2.E$1]*[$Planilha1.A42])" office:value-type="float" office:value="1" calcext:value-type="float">
            <text:p>1</text:p>
          </table:table-cell>
          <table:table-cell table:formula="of:=COS([$Planilha2.$E$2]*[$Planilha1.$A42])" office:value-type="float" office:value="0.500000020270787" calcext:value-type="float">
            <text:p>0,500000020270787</text:p>
          </table:table-cell>
          <table:table-cell table:formula="of:=COS([$Planilha2.$E$3]*[$Planilha1.$A42])" office:value-type="float" office:value="-0.499999959458425" calcext:value-type="float">
            <text:p>-0,499999959458425</text:p>
          </table:table-cell>
          <table:table-cell table:formula="of:=COS([$Planilha2.$E$4]*[$Planilha1.$A42])" office:value-type="float" office:value="-0.999999999999998" calcext:value-type="float">
            <text:p>-0,999999999999998</text:p>
          </table:table-cell>
          <table:table-cell table:formula="of:=COS([$Planilha2.$E$5]*[$Planilha1.$A42])" office:value-type="float" office:value="-0.500000081083148" calcext:value-type="float">
            <text:p>-0,500000081083148</text:p>
          </table:table-cell>
          <table:table-cell table:formula="of:=COS([$Planilha2.$E$6]*[$Planilha1.$A42])" office:value-type="float" office:value="0.499999898646059" calcext:value-type="float">
            <text:p>0,499999898646059</text:p>
          </table:table-cell>
          <table:table-cell table:formula="of:=COS([$Planilha2.$E$7]*[$Planilha1.$A42])" office:value-type="float" office:value="0.99999999999999" calcext:value-type="float">
            <text:p>0,99999999999999</text:p>
          </table:table-cell>
          <table:table-cell table:formula="of:=COS([$Planilha2.$E$8]*[$Planilha1.$A42])" office:value-type="float" office:value="0.500000141895506" calcext:value-type="float">
            <text:p>0,500000141895506</text:p>
          </table:table-cell>
          <table:table-cell table:formula="of:=COS([$Planilha2.$E$9]*[$Planilha1.$A42])" office:value-type="float" office:value="-0.499999837833692" calcext:value-type="float">
            <text:p>-0,499999837833692</text:p>
          </table:table-cell>
          <table:table-cell table:formula="of:=COS([$Planilha2.$E$10]*[$Planilha1.$A42])" office:value-type="float" office:value="-0.999999999999978" calcext:value-type="float">
            <text:p>-0,999999999999978</text:p>
          </table:table-cell>
          <table:table-cell table:formula="of:=COS([$Planilha2.$E$11]*[$Planilha1.$A42])" office:value-type="float" office:value="-0.500000202707861" calcext:value-type="float">
            <text:p>-0,500000202707861</text:p>
          </table:table-cell>
          <table:table-cell table:formula="of:=COS([$Planilha2.$E$12]*[$Planilha1.$A42])" office:value-type="float" office:value="0.499999777021321" calcext:value-type="float">
            <text:p>0,499999777021321</text:p>
          </table:table-cell>
          <table:table-cell table:formula="of:=COS([$Planilha2.$E$13]*[$Planilha1.$A42])" office:value-type="float" office:value="0.999999999999961" calcext:value-type="float">
            <text:p>0,999999999999961</text:p>
          </table:table-cell>
          <table:table-cell table:formula="of:=COS([$Planilha2.$E$14]*[$Planilha1.$A42])" office:value-type="float" office:value="0.500000263520213" calcext:value-type="float">
            <text:p>0,500000263520213</text:p>
          </table:table-cell>
          <table:table-cell table:formula="of:=COS([$Planilha2.$E$15]*[$Planilha1.$A42])" office:value-type="float" office:value="-0.499999716208948" calcext:value-type="float">
            <text:p>-0,499999716208948</text:p>
          </table:table-cell>
          <table:table-cell table:formula="of:=COS([$Planilha2.$E$16]*[$Planilha1.$A42])" office:value-type="float" office:value="-0.999999999999938" calcext:value-type="float">
            <text:p>-0,999999999999938</text:p>
          </table:table-cell>
          <table:table-cell table:formula="of:=COS([$Planilha2.$E$17]*[$Planilha1.$A42])" office:value-type="float" office:value="-0.500000324332564" calcext:value-type="float">
            <text:p>-0,500000324332564</text:p>
          </table:table-cell>
          <table:table-cell table:formula="of:=COS([$Planilha2.$E$18]*[$Planilha1.$A42])" office:value-type="float" office:value="0.499999655396577" calcext:value-type="float">
            <text:p>0,499999655396577</text:p>
          </table:table-cell>
          <table:table-cell table:formula="of:=COS([$Planilha2.$E$19]*[$Planilha1.$A42])" office:value-type="float" office:value="0.999999999999911" calcext:value-type="float">
            <text:p>0,999999999999911</text:p>
          </table:table-cell>
          <table:table-cell table:formula="of:=COS([$Planilha2.$E$20]*[$Planilha1.$A42])" office:value-type="float" office:value="0.500000385144912" calcext:value-type="float">
            <text:p>0,500000385144912</text:p>
          </table:table-cell>
          <table:table-cell table:formula="of:=COS([$Planilha2.$E$201]*[$Planilha1.$A42])" office:value-type="float" office:value="1" calcext:value-type="float">
            <text:p>1</text:p>
          </table:table-cell>
          <table:table-cell table:formula="of:=COS([$Planilha2.$E$22]*[$Planilha1.$A42])" office:value-type="float" office:value="-0.999999999999879" calcext:value-type="float">
            <text:p>-0,999999999999879</text:p>
          </table:table-cell>
          <table:table-cell table:formula="of:=COS([$Planilha2.$E$23]*[$Planilha1.$A42])" office:value-type="float" office:value="-0.500000445957258" calcext:value-type="float">
            <text:p>-0,500000445957258</text:p>
          </table:table-cell>
          <table:table-cell table:formula="of:=COS([$Planilha2.$E$24]*[$Planilha1.$A42])" office:value-type="float" office:value="0.499999533771816" calcext:value-type="float">
            <text:p>0,499999533771816</text:p>
          </table:table-cell>
          <table:table-cell table:formula="of:=COS([$Planilha2.$E$25]*[$Planilha1.$A42])" office:value-type="float" office:value="0.999999999999842" calcext:value-type="float">
            <text:p>0,999999999999842</text:p>
          </table:table-cell>
          <table:table-cell table:formula="of:=COS([$Planilha2.$E$26]*[$Planilha1.$A42])" office:value-type="float" office:value="0.500000506769598" calcext:value-type="float">
            <text:p>0,500000506769598</text:p>
          </table:table-cell>
          <table:table-cell table:formula="of:=COS([$Planilha2.$E$27]*[$Planilha1.$A42])" office:value-type="float" office:value="-0.499999472959436" calcext:value-type="float">
            <text:p>-0,499999472959436</text:p>
          </table:table-cell>
          <table:table-cell table:formula="of:=COS([$Planilha2.$E$28]*[$Planilha1.$A42])" office:value-type="float" office:value="-0.9999999999998" calcext:value-type="float">
            <text:p>-0,9999999999998</text:p>
          </table:table-cell>
          <table:table-cell table:formula="of:=COS([$Planilha2.$E$29]*[$Planilha1.$A42])" office:value-type="float" office:value="-0.500000567581943" calcext:value-type="float">
            <text:p>-0,500000567581943</text:p>
          </table:table-cell>
          <table:table-cell table:formula="of:=COS([$Planilha2.$E$30]*[$Planilha1.$A42])" office:value-type="float" office:value="0.49999941214705" calcext:value-type="float">
            <text:p>0,49999941214705</text:p>
          </table:table-cell>
          <table:table-cell table:formula="of:=COS([$Planilha2.$E$31]*[$Planilha1.$A42])" office:value-type="float" office:value="0.999999999999753" calcext:value-type="float">
            <text:p>0,999999999999753</text:p>
          </table:table-cell>
          <table:table-cell table:formula="of:=COS([$Planilha2.$E$32]*[$Planilha1.$A42])" office:value-type="float" office:value="0.500000628394275" calcext:value-type="float">
            <text:p>0,500000628394275</text:p>
          </table:table-cell>
          <table:table-cell table:formula="of:=COS([$Planilha2.$E$33]*[$Planilha1.$A42])" office:value-type="float" office:value="-0.499999351334662" calcext:value-type="float">
            <text:p>-0,499999351334662</text:p>
          </table:table-cell>
          <table:table-cell table:formula="of:=COS([$Planilha2.$E$34]*[$Planilha1.$A42])" office:value-type="float" office:value="-0.999999999999702" calcext:value-type="float">
            <text:p>-0,999999999999702</text:p>
          </table:table-cell>
          <table:table-cell table:formula="of:=COS([$Planilha2.$E$35]*[$Planilha1.$A42])" office:value-type="float" office:value="-0.500000689206608" calcext:value-type="float">
            <text:p>-0,500000689206608</text:p>
          </table:table-cell>
          <table:table-cell table:formula="of:=COS([$Planilha2.$E$36]*[$Planilha1.$A42])" office:value-type="float" office:value="0.499999290522269" calcext:value-type="float">
            <text:p>0,499999290522269</text:p>
          </table:table-cell>
        </table:table-row>
        <table:table-row table:style-name="ro1">
          <table:table-cell/>
          <table:table-cell table:formula="of:=COS([$Planilha2.E$1]*[$Planilha1.A43])" office:value-type="float" office:value="1" calcext:value-type="float">
            <text:p>1</text:p>
          </table:table-cell>
          <table:table-cell table:formula="of:=COS([$Planilha2.$E$2]*[$Planilha1.$A43])" office:value-type="float" office:value="0.477158781344062" calcext:value-type="float">
            <text:p>0,477158781344062</text:p>
          </table:table-cell>
          <table:table-cell table:formula="of:=COS([$Planilha2.$E$3]*[$Planilha1.$A43])" office:value-type="float" office:value="-0.544638994772499" calcext:value-type="float">
            <text:p>-0,544638994772499</text:p>
          </table:table-cell>
          <table:table-cell table:formula="of:=COS([$Planilha2.$E$4]*[$Planilha1.$A43])" office:value-type="float" office:value="-0.996917339380263" calcext:value-type="float">
            <text:p>-0,996917339380263</text:p>
          </table:table-cell>
          <table:table-cell table:formula="of:=COS([$Planilha2.$E$5]*[$Planilha1.$A43])" office:value-type="float" office:value="-0.406736730746404" calcext:value-type="float">
            <text:p>-0,406736730746404</text:p>
          </table:table-cell>
          <table:table-cell table:formula="of:=COS([$Planilha2.$E$6]*[$Planilha1.$A43])" office:value-type="float" office:value="0.608761333838619" calcext:value-type="float">
            <text:p>0,608761333838619</text:p>
          </table:table-cell>
          <table:table-cell table:formula="of:=COS([$Planilha2.$E$7]*[$Planilha1.$A43])" office:value-type="float" office:value="0.987688363114047" calcext:value-type="float">
            <text:p>0,987688363114047</text:p>
          </table:table-cell>
          <table:table-cell table:formula="of:=COS([$Planilha2.$E$8]*[$Planilha1.$A43])" office:value-type="float" office:value="0.333807017543802" calcext:value-type="float">
            <text:p>0,333807017543802</text:p>
          </table:table-cell>
          <table:table-cell table:formula="of:=COS([$Planilha2.$E$9]*[$Planilha1.$A43])" office:value-type="float" office:value="-0.669130463723454" calcext:value-type="float">
            <text:p>-0,669130463723454</text:p>
          </table:table-cell>
          <table:table-cell table:formula="of:=COS([$Planilha2.$E$10]*[$Planilha1.$A43])" office:value-type="float" office:value="-0.972369970804743" calcext:value-type="float">
            <text:p>-0,972369970804743</text:p>
          </table:table-cell>
          <table:table-cell table:formula="of:=COS([$Planilha2.$E$11]*[$Planilha1.$A43])" office:value-type="float" office:value="-0.258819276846052" calcext:value-type="float">
            <text:p>-0,258819276846052</text:p>
          </table:table-cell>
          <table:table-cell table:formula="of:=COS([$Planilha2.$E$12]*[$Planilha1.$A43])" office:value-type="float" office:value="0.725374189348316" calcext:value-type="float">
            <text:p>0,725374189348316</text:p>
          </table:table-cell>
          <table:table-cell table:formula="of:=COS([$Planilha2.$E$13]*[$Planilha1.$A43])" office:value-type="float" office:value="0.951056605261811" calcext:value-type="float">
            <text:p>0,951056605261811</text:p>
          </table:table-cell>
          <table:table-cell table:formula="of:=COS([$Planilha2.$E$14]*[$Planilha1.$A43])" office:value-type="float" office:value="0.182235832163576" calcext:value-type="float">
            <text:p>0,182235832163576</text:p>
          </table:table-cell>
          <table:table-cell table:formula="of:=COS([$Planilha2.$E$15]*[$Planilha1.$A43])" office:value-type="float" office:value="-0.777145750077023" calcext:value-type="float">
            <text:p>-0,777145750077023</text:p>
          </table:table-cell>
          <table:table-cell table:formula="of:=COS([$Planilha2.$E$16]*[$Planilha1.$A43])" office:value-type="float" office:value="-0.923879670230516" calcext:value-type="float">
            <text:p>-0,923879670230516</text:p>
          </table:table-cell>
          <table:table-cell table:formula="of:=COS([$Planilha2.$E$17]*[$Planilha1.$A43])" office:value-type="float" office:value="-0.104528845034471" calcext:value-type="float">
            <text:p>-0,104528845034471</text:p>
          </table:table-cell>
          <table:table-cell table:formula="of:=COS([$Planilha2.$E$18]*[$Planilha1.$A43])" office:value-type="float" office:value="0.824125957606618" calcext:value-type="float">
            <text:p>0,824125957606618</text:p>
          </table:table-cell>
          <table:table-cell table:formula="of:=COS([$Planilha2.$E$19]*[$Planilha1.$A43])" office:value-type="float" office:value="0.891006720245633" calcext:value-type="float">
            <text:p>0,891006720245633</text:p>
          </table:table-cell>
          <table:table-cell table:formula="of:=COS([$Planilha2.$E$20]*[$Planilha1.$A43])" office:value-type="float" office:value="0.0261774039969408" calcext:value-type="float">
            <text:p>0,026177403996941</text:p>
          </table:table-cell>
          <table:table-cell table:formula="of:=COS([$Planilha2.$E$201]*[$Planilha1.$A43])" office:value-type="float" office:value="1" calcext:value-type="float">
            <text:p>1</text:p>
          </table:table-cell>
          <table:table-cell table:formula="of:=COS([$Planilha2.$E$22]*[$Planilha1.$A43])" office:value-type="float" office:value="-0.852640427603907" calcext:value-type="float">
            <text:p>-0,852640427603907</text:p>
          </table:table-cell>
          <table:table-cell table:formula="of:=COS([$Planilha2.$E$23]*[$Planilha1.$A43])" office:value-type="float" office:value="0.052335429145453" calcext:value-type="float">
            <text:p>0,052335429145453</text:p>
          </table:table-cell>
          <table:table-cell table:formula="of:=COS([$Planilha2.$E$24]*[$Planilha1.$A43])" office:value-type="float" office:value="0.902585046788232" calcext:value-type="float">
            <text:p>0,902585046788232</text:p>
          </table:table-cell>
          <table:table-cell table:formula="of:=COS([$Planilha2.$E$25]*[$Planilha1.$A43])" office:value-type="float" office:value="0.80901733282424" calcext:value-type="float">
            <text:p>0,80901733282424</text:p>
          </table:table-cell>
          <table:table-cell table:formula="of:=COS([$Planilha2.$E$26]*[$Planilha1.$A43])" office:value-type="float" office:value="-0.130525597554959" calcext:value-type="float">
            <text:p>-0,130525597554959</text:p>
          </table:table-cell>
          <table:table-cell table:formula="of:=COS([$Planilha2.$E$27]*[$Planilha1.$A43])" office:value-type="float" office:value="-0.933580202951298" calcext:value-type="float">
            <text:p>-0,933580202951298</text:p>
          </table:table-cell>
          <table:table-cell table:formula="of:=COS([$Planilha2.$E$28]*[$Planilha1.$A43])" office:value-type="float" office:value="-0.760406386299411" calcext:value-type="float">
            <text:p>-0,760406386299411</text:p>
          </table:table-cell>
          <table:table-cell table:formula="of:=COS([$Planilha2.$E$29]*[$Planilha1.$A43])" office:value-type="float" office:value="0.207911033725558" calcext:value-type="float">
            <text:p>0,207911033725558</text:p>
          </table:table-cell>
          <table:table-cell table:formula="of:=COS([$Planilha2.$E$30]*[$Planilha1.$A43])" office:value-type="float" office:value="0.958819537260354" calcext:value-type="float">
            <text:p>0,958819537260354</text:p>
          </table:table-cell>
          <table:table-cell table:formula="of:=COS([$Planilha2.$E$31]*[$Planilha1.$A43])" office:value-type="float" office:value="0.707107290130496" calcext:value-type="float">
            <text:p>0,707107290130496</text:p>
          </table:table-cell>
          <table:table-cell table:formula="of:=COS([$Planilha2.$E$32]*[$Planilha1.$A43])" office:value-type="float" office:value="-0.284014631584015" calcext:value-type="float">
            <text:p>-0,284014631584015</text:p>
          </table:table-cell>
          <table:table-cell table:formula="of:=COS([$Planilha2.$E$33]*[$Planilha1.$A43])" office:value-type="float" office:value="-0.978147441111519" calcext:value-type="float">
            <text:p>-0,978147441111519</text:p>
          </table:table-cell>
          <table:table-cell table:formula="of:=COS([$Planilha2.$E$34]*[$Planilha1.$A43])" office:value-type="float" office:value="-0.649448650367156" calcext:value-type="float">
            <text:p>-0,649448650367156</text:p>
          </table:table-cell>
          <table:table-cell table:formula="of:=COS([$Planilha2.$E$35]*[$Planilha1.$A43])" office:value-type="float" office:value="0.358367188002049" calcext:value-type="float">
            <text:p>0,358367188002049</text:p>
          </table:table-cell>
          <table:table-cell table:formula="of:=COS([$Planilha2.$E$36]*[$Planilha1.$A43])" office:value-type="float" office:value="0.991444751768662" calcext:value-type="float">
            <text:p>0,991444751768662</text:p>
          </table:table-cell>
        </table:table-row>
        <table:table-row table:style-name="ro1">
          <table:table-cell/>
          <table:table-cell table:formula="of:=COS([$Planilha2.E$1]*[$Planilha1.A44])" office:value-type="float" office:value="1" calcext:value-type="float">
            <text:p>1</text:p>
          </table:table-cell>
          <table:table-cell table:formula="of:=COS([$Planilha2.$E$2]*[$Planilha1.$A44])" office:value-type="float" office:value="0.453990521637835" calcext:value-type="float">
            <text:p>0,453990521637835</text:p>
          </table:table-cell>
          <table:table-cell table:formula="of:=COS([$Planilha2.$E$3]*[$Planilha1.$A44])" office:value-type="float" office:value="-0.587785212526013" calcext:value-type="float">
            <text:p>-0,587785212526013</text:p>
          </table:table-cell>
          <table:table-cell table:formula="of:=COS([$Planilha2.$E$4]*[$Planilha1.$A44])" office:value-type="float" office:value="-0.987688352129216" calcext:value-type="float">
            <text:p>-0,987688352129216</text:p>
          </table:table-cell>
          <table:table-cell table:formula="of:=COS([$Planilha2.$E$5]*[$Planilha1.$A44])" office:value-type="float" office:value="-0.3090170878715" calcext:value-type="float">
            <text:p>-0,3090170878715</text:p>
          </table:table-cell>
          <table:table-cell table:formula="of:=COS([$Planilha2.$E$6]*[$Planilha1.$A44])" office:value-type="float" office:value="0.707106694293641" calcext:value-type="float">
            <text:p>0,707106694293641</text:p>
          </table:table-cell>
          <table:table-cell table:formula="of:=COS([$Planilha2.$E$7]*[$Planilha1.$A44])" office:value-type="float" office:value="0.951056561863451" calcext:value-type="float">
            <text:p>0,951056561863451</text:p>
          </table:table-cell>
          <table:table-cell table:formula="of:=COS([$Planilha2.$E$8]*[$Planilha1.$A44])" office:value-type="float" office:value="0.156434634961307" calcext:value-type="float">
            <text:p>0,156434634961307</text:p>
          </table:table-cell>
          <table:table-cell table:formula="of:=COS([$Planilha2.$E$9]*[$Planilha1.$A44])" office:value-type="float" office:value="-0.809016878806836" calcext:value-type="float">
            <text:p>-0,809016878806836</text:p>
          </table:table-cell>
          <table:table-cell table:formula="of:=COS([$Planilha2.$E$10]*[$Planilha1.$A44])" office:value-type="float" office:value="-0.891006624607963" calcext:value-type="float">
            <text:p>-0,891006624607963</text:p>
          </table:table-cell>
          <table:table-cell table:formula="of:=COS([$Planilha2.$E$11]*[$Planilha1.$A44])" office:value-type="float" office:value="-0.000000245770238367438" calcext:value-type="float">
            <text:p>-2,45770238367438E-07</text:p>
          </table:table-cell>
          <table:table-cell table:formula="of:=COS([$Planilha2.$E$12]*[$Planilha1.$A44])" office:value-type="float" office:value="0.891006401453246" calcext:value-type="float">
            <text:p>0,891006401453246</text:p>
          </table:table-cell>
          <table:table-cell table:formula="of:=COS([$Planilha2.$E$13]*[$Planilha1.$A44])" office:value-type="float" office:value="0.809017167727057" calcext:value-type="float">
            <text:p>0,809017167727057</text:p>
          </table:table-cell>
          <table:table-cell table:formula="of:=COS([$Planilha2.$E$14]*[$Planilha1.$A44])" office:value-type="float" office:value="-0.156434149472507" calcext:value-type="float">
            <text:p>-0,156434149472507</text:p>
          </table:table-cell>
          <table:table-cell table:formula="of:=COS([$Planilha2.$E$15]*[$Planilha1.$A44])" office:value-type="float" office:value="-0.951056409969045" calcext:value-type="float">
            <text:p>-0,951056409969045</text:p>
          </table:table-cell>
          <table:table-cell table:formula="of:=COS([$Planilha2.$E$16]*[$Planilha1.$A44])" office:value-type="float" office:value="-0.707107041865202" calcext:value-type="float">
            <text:p>-0,707107041865202</text:p>
          </table:table-cell>
          <table:table-cell table:formula="of:=COS([$Planilha2.$E$17]*[$Planilha1.$A44])" office:value-type="float" office:value="0.309016620388709" calcext:value-type="float">
            <text:p>0,309016620388709</text:p>
          </table:table-cell>
          <table:table-cell table:formula="of:=COS([$Planilha2.$E$18]*[$Planilha1.$A44])" office:value-type="float" office:value="0.987688275235261" calcext:value-type="float">
            <text:p>0,987688275235261</text:p>
          </table:table-cell>
          <table:table-cell table:formula="of:=COS([$Planilha2.$E$19]*[$Planilha1.$A44])" office:value-type="float" office:value="0.587785610190552" calcext:value-type="float">
            <text:p>0,587785610190552</text:p>
          </table:table-cell>
          <table:table-cell table:formula="of:=COS([$Planilha2.$E$20]*[$Planilha1.$A44])" office:value-type="float" office:value="-0.453990083672014" calcext:value-type="float">
            <text:p>-0,453990083672014</text:p>
          </table:table-cell>
          <table:table-cell table:formula="of:=COS([$Planilha2.$E$201]*[$Planilha1.$A44])" office:value-type="float" office:value="1" calcext:value-type="float">
            <text:p>1</text:p>
          </table:table-cell>
          <table:table-cell table:formula="of:=COS([$Planilha2.$E$22]*[$Planilha1.$A44])" office:value-type="float" office:value="-0.453990959603544" calcext:value-type="float">
            <text:p>-0,453990959603544</text:p>
          </table:table-cell>
          <table:table-cell table:formula="of:=COS([$Planilha2.$E$23]*[$Planilha1.$A44])" office:value-type="float" office:value="0.587784814861328" calcext:value-type="float">
            <text:p>0,587784814861328</text:p>
          </table:table-cell>
          <table:table-cell table:formula="of:=COS([$Planilha2.$E$24]*[$Planilha1.$A44])" office:value-type="float" office:value="0.987688429022932" calcext:value-type="float">
            <text:p>0,987688429022932</text:p>
          </table:table-cell>
          <table:table-cell table:formula="of:=COS([$Planilha2.$E$25]*[$Planilha1.$A44])" office:value-type="float" office:value="0.309017555354219" calcext:value-type="float">
            <text:p>0,309017555354219</text:p>
          </table:table-cell>
          <table:table-cell table:formula="of:=COS([$Planilha2.$E$26]*[$Planilha1.$A44])" office:value-type="float" office:value="-0.707106346721911" calcext:value-type="float">
            <text:p>-0,707106346721911</text:p>
          </table:table-cell>
          <table:table-cell table:formula="of:=COS([$Planilha2.$E$27]*[$Planilha1.$A44])" office:value-type="float" office:value="-0.951056713757626" calcext:value-type="float">
            <text:p>-0,951056713757626</text:p>
          </table:table-cell>
          <table:table-cell table:formula="of:=COS([$Planilha2.$E$28]*[$Planilha1.$A44])" office:value-type="float" office:value="-0.156435120450075" calcext:value-type="float">
            <text:p>-0,156435120450075</text:p>
          </table:table-cell>
          <table:table-cell table:formula="of:=COS([$Planilha2.$E$29]*[$Planilha1.$A44])" office:value-type="float" office:value="0.809016589886417" calcext:value-type="float">
            <text:p>0,809016589886417</text:p>
          </table:table-cell>
          <table:table-cell table:formula="of:=COS([$Planilha2.$E$30]*[$Planilha1.$A44])" office:value-type="float" office:value="0.891006847762465" calcext:value-type="float">
            <text:p>0,891006847762465</text:p>
          </table:table-cell>
          <table:table-cell table:formula="of:=COS([$Planilha2.$E$31]*[$Planilha1.$A44])" office:value-type="float" office:value="0.000000737310713325897" calcext:value-type="float">
            <text:p>7,37310713325897E-07</text:p>
          </table:table-cell>
          <table:table-cell table:formula="of:=COS([$Planilha2.$E$32]*[$Planilha1.$A44])" office:value-type="float" office:value="-0.891006178298316" calcext:value-type="float">
            <text:p>-0,891006178298316</text:p>
          </table:table-cell>
          <table:table-cell table:formula="of:=COS([$Planilha2.$E$33]*[$Planilha1.$A44])" office:value-type="float" office:value="-0.809017456647081" calcext:value-type="float">
            <text:p>-0,809017456647081</text:p>
          </table:table-cell>
          <table:table-cell table:formula="of:=COS([$Planilha2.$E$34]*[$Planilha1.$A44])" office:value-type="float" office:value="0.156433663983668" calcext:value-type="float">
            <text:p>0,156433663983668</text:p>
          </table:table-cell>
          <table:table-cell table:formula="of:=COS([$Planilha2.$E$35]*[$Planilha1.$A44])" office:value-type="float" office:value="0.951056258074411" calcext:value-type="float">
            <text:p>0,951056258074411</text:p>
          </table:table-cell>
          <table:table-cell table:formula="of:=COS([$Planilha2.$E$36]*[$Planilha1.$A44])" office:value-type="float" office:value="0.70710738943659" calcext:value-type="float">
            <text:p>0,70710738943659</text:p>
          </table:table-cell>
        </table:table-row>
        <table:table-row table:style-name="ro1">
          <table:table-cell/>
          <table:table-cell table:formula="of:=COS([$Planilha2.E$1]*[$Planilha1.A45])" office:value-type="float" office:value="1" calcext:value-type="float">
            <text:p>1</text:p>
          </table:table-cell>
          <table:table-cell table:formula="of:=COS([$Planilha2.$E$2]*[$Planilha1.$A45])" office:value-type="float" office:value="0.430511119519318" calcext:value-type="float">
            <text:p>0,430511119519318</text:p>
          </table:table-cell>
          <table:table-cell table:formula="of:=COS([$Planilha2.$E$3]*[$Planilha1.$A45])" office:value-type="float" office:value="-0.629320351940447" calcext:value-type="float">
            <text:p>-0,629320351940447</text:p>
          </table:table-cell>
          <table:table-cell table:formula="of:=COS([$Planilha2.$E$4]*[$Planilha1.$A45])" office:value-type="float" office:value="-0.972369938019664" calcext:value-type="float">
            <text:p>-0,972369938019664</text:p>
          </table:table-cell>
          <table:table-cell table:formula="of:=COS([$Planilha2.$E$5]*[$Planilha1.$A45])" office:value-type="float" office:value="-0.207911789267105" calcext:value-type="float">
            <text:p>-0,207911789267105</text:p>
          </table:table-cell>
          <table:table-cell table:formula="of:=COS([$Planilha2.$E$6]*[$Planilha1.$A45])" office:value-type="float" office:value="0.793353263702372" calcext:value-type="float">
            <text:p>0,793353263702372</text:p>
          </table:table-cell>
          <table:table-cell table:formula="of:=COS([$Planilha2.$E$7]*[$Planilha1.$A45])" office:value-type="float" office:value="0.891006592728731" calcext:value-type="float">
            <text:p>0,891006592728731</text:p>
          </table:table-cell>
          <table:table-cell table:formula="of:=COS([$Planilha2.$E$8]*[$Planilha1.$A45])" office:value-type="float" office:value="-0.0261767722328932" calcext:value-type="float">
            <text:p>-0,026176772232893</text:p>
          </table:table-cell>
          <table:table-cell table:formula="of:=COS([$Planilha2.$E$9]*[$Planilha1.$A45])" office:value-type="float" office:value="-0.913545375767502" calcext:value-type="float">
            <text:p>-0,913545375767502</text:p>
          </table:table-cell>
          <table:table-cell table:formula="of:=COS([$Planilha2.$E$10]*[$Planilha1.$A45])" office:value-type="float" office:value="-0.760406112673834" calcext:value-type="float">
            <text:p>-0,760406112673834</text:p>
          </table:table-cell>
          <table:table-cell table:formula="of:=COS([$Planilha2.$E$11]*[$Planilha1.$A45])" office:value-type="float" office:value="0.258818802054411" calcext:value-type="float">
            <text:p>0,258818802054411</text:p>
          </table:table-cell>
          <table:table-cell table:formula="of:=COS([$Planilha2.$E$12]*[$Planilha1.$A45])" office:value-type="float" office:value="0.983254857124021" calcext:value-type="float">
            <text:p>0,983254857124021</text:p>
          </table:table-cell>
          <table:table-cell table:formula="of:=COS([$Planilha2.$E$13]*[$Planilha1.$A45])" office:value-type="float" office:value="0.587785496572127" calcext:value-type="float">
            <text:p>0,587785496572127</text:p>
          </table:table-cell>
          <table:table-cell table:formula="of:=COS([$Planilha2.$E$14]*[$Planilha1.$A45])" office:value-type="float" office:value="-0.477158472791053" calcext:value-type="float">
            <text:p>-0,477158472791053</text:p>
          </table:table-cell>
          <table:table-cell table:formula="of:=COS([$Planilha2.$E$15]*[$Planilha1.$A45])" office:value-type="float" office:value="-0.998629553190935" calcext:value-type="float">
            <text:p>-0,998629553190935</text:p>
          </table:table-cell>
          <table:table-cell table:formula="of:=COS([$Planilha2.$E$16]*[$Planilha1.$A45])" office:value-type="float" office:value="-0.382683781067559" calcext:value-type="float">
            <text:p>-0,382683781067559</text:p>
          </table:table-cell>
          <table:table-cell table:formula="of:=COS([$Planilha2.$E$17]*[$Planilha1.$A45])" office:value-type="float" office:value="0.669130307172373" calcext:value-type="float">
            <text:p>0,669130307172373</text:p>
          </table:table-cell>
          <table:table-cell table:formula="of:=COS([$Planilha2.$E$18]*[$Planilha1.$A45])" office:value-type="float" office:value="0.958819856357726" calcext:value-type="float">
            <text:p>0,958819856357726</text:p>
          </table:table-cell>
          <table:table-cell table:formula="of:=COS([$Planilha2.$E$19]*[$Planilha1.$A45])" office:value-type="float" office:value="0.156434912383462" calcext:value-type="float">
            <text:p>0,156434912383462</text:p>
          </table:table-cell>
          <table:table-cell table:formula="of:=COS([$Planilha2.$E$20]*[$Planilha1.$A45])" office:value-type="float" office:value="-0.824125917833505" calcext:value-type="float">
            <text:p>-0,824125917833505</text:p>
          </table:table-cell>
          <table:table-cell table:formula="of:=COS([$Planilha2.$E$201]*[$Planilha1.$A45])" office:value-type="float" office:value="1" calcext:value-type="float">
            <text:p>1</text:p>
          </table:table-cell>
          <table:table-cell table:formula="of:=COS([$Planilha2.$E$22]*[$Planilha1.$A45])" office:value-type="float" office:value="0.0784585689507224" calcext:value-type="float">
            <text:p>0,078458568950722</text:p>
          </table:table-cell>
          <table:table-cell table:formula="of:=COS([$Planilha2.$E$23]*[$Planilha1.$A45])" office:value-type="float" office:value="0.933580228115957" calcext:value-type="float">
            <text:p>0,933580228115957</text:p>
          </table:table-cell>
          <table:table-cell table:formula="of:=COS([$Planilha2.$E$24]*[$Planilha1.$A45])" office:value-type="float" office:value="0.725374769383881" calcext:value-type="float">
            <text:p>0,725374769383881</text:p>
          </table:table-cell>
          <table:table-cell table:formula="of:=COS([$Planilha2.$E$25]*[$Planilha1.$A45])" office:value-type="float" office:value="-0.309016420038916" calcext:value-type="float">
            <text:p>-0,309016420038916</text:p>
          </table:table-cell>
          <table:table-cell table:formula="of:=COS([$Planilha2.$E$26]*[$Planilha1.$A45])" office:value-type="float" office:value="-0.99144477926549" calcext:value-type="float">
            <text:p>-0,99144477926549</text:p>
          </table:table-cell>
          <table:table-cell table:formula="of:=COS([$Planilha2.$E$27]*[$Planilha1.$A45])" office:value-type="float" office:value="-0.54463958368742" calcext:value-type="float">
            <text:p>-0,54463958368742</text:p>
          </table:table-cell>
          <table:table-cell table:formula="of:=COS([$Planilha2.$E$28]*[$Planilha1.$A45])" office:value-type="float" office:value="0.52249798544987" calcext:value-type="float">
            <text:p>0,52249798544987</text:p>
          </table:table-cell>
          <table:table-cell table:formula="of:=COS([$Planilha2.$E$29]*[$Planilha1.$A45])" office:value-type="float" office:value="0.994521969012651" calcext:value-type="float">
            <text:p>0,994521969012651</text:p>
          </table:table-cell>
          <table:table-cell table:formula="of:=COS([$Planilha2.$E$30]*[$Planilha1.$A45])" office:value-type="float" office:value="0.33380754708251" calcext:value-type="float">
            <text:p>0,33380754708251</text:p>
          </table:table-cell>
          <table:table-cell table:formula="of:=COS([$Planilha2.$E$31]*[$Planilha1.$A45])" office:value-type="float" office:value="-0.707106247415672" calcext:value-type="float">
            <text:p>-0,707106247415672</text:p>
          </table:table-cell>
          <table:table-cell table:formula="of:=COS([$Planilha2.$E$32]*[$Planilha1.$A45])" office:value-type="float" office:value="-0.942641751470561" calcext:value-type="float">
            <text:p>-0,942641751470561</text:p>
          </table:table-cell>
          <table:table-cell table:formula="of:=COS([$Planilha2.$E$33]*[$Planilha1.$A45])" office:value-type="float" office:value="-0.104529264046813" calcext:value-type="float">
            <text:p>-0,104529264046813</text:p>
          </table:table-cell>
          <table:table-cell table:formula="of:=COS([$Planilha2.$E$34]*[$Planilha1.$A45])" office:value-type="float" office:value="0.852639730495913" calcext:value-type="float">
            <text:p>0,852639730495913</text:p>
          </table:table-cell>
          <table:table-cell table:formula="of:=COS([$Planilha2.$E$35]*[$Planilha1.$A45])" office:value-type="float" office:value="0.8386710338917" calcext:value-type="float">
            <text:p>0,8386710338917</text:p>
          </table:table-cell>
          <table:table-cell table:formula="of:=COS([$Planilha2.$E$36]*[$Planilha1.$A45])" office:value-type="float" office:value="-0.130525319077629" calcext:value-type="float">
            <text:p>-0,130525319077629</text:p>
          </table:table-cell>
        </table:table-row>
        <table:table-row table:style-name="ro1">
          <table:table-cell/>
          <table:table-cell table:formula="of:=COS([$Planilha2.E$1]*[$Planilha1.A46])" office:value-type="float" office:value="1" calcext:value-type="float">
            <text:p>1</text:p>
          </table:table-cell>
          <table:table-cell table:formula="of:=COS([$Planilha2.$E$2]*[$Planilha1.$A46])" office:value-type="float" office:value="0.406736666597182" calcext:value-type="float">
            <text:p>0,406736666597182</text:p>
          </table:table-cell>
          <table:table-cell table:formula="of:=COS([$Planilha2.$E$3]*[$Planilha1.$A46])" office:value-type="float" office:value="-0.669130568090825" calcext:value-type="float">
            <text:p>-0,669130568090825</text:p>
          </table:table-cell>
          <table:table-cell table:formula="of:=COS([$Planilha2.$E$4]*[$Planilha1.$A46])" office:value-type="float" office:value="-0.951056540164265" calcext:value-type="float">
            <text:p>-0,951056540164265</text:p>
          </table:table-cell>
          <table:table-cell table:formula="of:=COS([$Planilha2.$E$5]*[$Planilha1.$A46])" office:value-type="float" office:value="-0.1045285656929" calcext:value-type="float">
            <text:p>-0,1045285656929</text:p>
          </table:table-cell>
          <table:table-cell table:formula="of:=COS([$Planilha2.$E$6]*[$Planilha1.$A46])" office:value-type="float" office:value="0.866025339416035" calcext:value-type="float">
            <text:p>0,866025339416035</text:p>
          </table:table-cell>
          <table:table-cell table:formula="of:=COS([$Planilha2.$E$7]*[$Planilha1.$A46])" office:value-type="float" office:value="0.809017085178443" calcext:value-type="float">
            <text:p>0,809017085178443</text:p>
          </table:table-cell>
          <table:table-cell table:formula="of:=COS([$Planilha2.$E$8]*[$Planilha1.$A46])" office:value-type="float" office:value="-0.207911514524738" calcext:value-type="float">
            <text:p>-0,207911514524738</text:p>
          </table:table-cell>
          <table:table-cell table:formula="of:=COS([$Planilha2.$E$9]*[$Planilha1.$A46])" office:value-type="float" office:value="-0.97814755790837" calcext:value-type="float">
            <text:p>-0,97814755790837</text:p>
          </table:table-cell>
          <table:table-cell table:formula="of:=COS([$Planilha2.$E$10]*[$Planilha1.$A46])" office:value-type="float" office:value="-0.587785439762912" calcext:value-type="float">
            <text:p>-0,587785439762912</text:p>
          </table:table-cell>
          <table:table-cell table:formula="of:=COS([$Planilha2.$E$11]*[$Planilha1.$A46])" office:value-type="float" office:value="0.499999777021318" calcext:value-type="float">
            <text:p>0,499999777021318</text:p>
          </table:table-cell>
          <table:table-cell table:formula="of:=COS([$Planilha2.$E$12]*[$Planilha1.$A46])" office:value-type="float" office:value="0.994521924972883" calcext:value-type="float">
            <text:p>0,994521924972883</text:p>
          </table:table-cell>
          <table:table-cell table:formula="of:=COS([$Planilha2.$E$13]*[$Planilha1.$A46])" office:value-type="float" office:value="0.309017288221248" calcext:value-type="float">
            <text:p>0,309017288221248</text:p>
          </table:table-cell>
          <table:table-cell table:formula="of:=COS([$Planilha2.$E$14]*[$Planilha1.$A46])" office:value-type="float" office:value="-0.743144601508861" calcext:value-type="float">
            <text:p>-0,743144601508861</text:p>
          </table:table-cell>
          <table:table-cell table:formula="of:=COS([$Planilha2.$E$15]*[$Planilha1.$A46])" office:value-type="float" office:value="-0.913545604256059" calcext:value-type="float">
            <text:p>-0,913545604256059</text:p>
          </table:table-cell>
          <table:table-cell table:formula="of:=COS([$Planilha2.$E$16]*[$Planilha1.$A46])" office:value-type="float" office:value="-0.000000386210376353753" calcext:value-type="float">
            <text:p>-3,86210376353753E-07</text:p>
          </table:table-cell>
          <table:table-cell table:formula="of:=COS([$Planilha2.$E$17]*[$Planilha1.$A46])" office:value-type="float" office:value="0.913545290084217" calcext:value-type="float">
            <text:p>0,913545290084217</text:p>
          </table:table-cell>
          <table:table-cell table:formula="of:=COS([$Planilha2.$E$18]*[$Planilha1.$A46])" office:value-type="float" office:value="0.743145118359195" calcext:value-type="float">
            <text:p>0,743145118359195</text:p>
          </table:table-cell>
          <table:table-cell table:formula="of:=COS([$Planilha2.$E$19]*[$Planilha1.$A46])" office:value-type="float" office:value="-0.309016553605439" calcext:value-type="float">
            <text:p>-0,309016553605439</text:p>
          </table:table-cell>
          <table:table-cell table:formula="of:=COS([$Planilha2.$E$20]*[$Planilha1.$A46])" office:value-type="float" office:value="-0.99452184423285" calcext:value-type="float">
            <text:p>-0,99452184423285</text:p>
          </table:table-cell>
          <table:table-cell table:formula="of:=COS([$Planilha2.$E$201]*[$Planilha1.$A46])" office:value-type="float" office:value="1" calcext:value-type="float">
            <text:p>1</text:p>
          </table:table-cell>
          <table:table-cell table:formula="of:=COS([$Planilha2.$E$22]*[$Planilha1.$A46])" office:value-type="float" office:value="0.587784814861325" calcext:value-type="float">
            <text:p>0,587784814861325</text:p>
          </table:table-cell>
          <table:table-cell table:formula="of:=COS([$Planilha2.$E$23]*[$Planilha1.$A46])" office:value-type="float" office:value="0.978147718503539" calcext:value-type="float">
            <text:p>0,978147718503539</text:p>
          </table:table-cell>
          <table:table-cell table:formula="of:=COS([$Planilha2.$E$24]*[$Planilha1.$A46])" office:value-type="float" office:value="0.207912270066213" calcext:value-type="float">
            <text:p>0,207912270066213</text:p>
          </table:table-cell>
          <table:table-cell table:formula="of:=COS([$Planilha2.$E$25]*[$Planilha1.$A46])" office:value-type="float" office:value="-0.809016631160772" calcext:value-type="float">
            <text:p>-0,809016631160772</text:p>
          </table:table-cell>
          <table:table-cell table:formula="of:=COS([$Planilha2.$E$26]*[$Planilha1.$A46])" office:value-type="float" office:value="-0.866025725626239" calcext:value-type="float">
            <text:p>-0,866025725626239</text:p>
          </table:table-cell>
          <table:table-cell table:formula="of:=COS([$Planilha2.$E$27]*[$Planilha1.$A46])" office:value-type="float" office:value="0.104527797503527" calcext:value-type="float">
            <text:p>0,104527797503527</text:p>
          </table:table-cell>
          <table:table-cell table:formula="of:=COS([$Planilha2.$E$28]*[$Planilha1.$A46])" office:value-type="float" office:value="0.951056301472897" calcext:value-type="float">
            <text:p>0,951056301472897</text:p>
          </table:table-cell>
          <table:table-cell table:formula="of:=COS([$Planilha2.$E$29]*[$Planilha1.$A46])" office:value-type="float" office:value="0.669131142111137" calcext:value-type="float">
            <text:p>0,669131142111137</text:p>
          </table:table-cell>
          <table:table-cell table:formula="of:=COS([$Planilha2.$E$30]*[$Planilha1.$A46])" office:value-type="float" office:value="-0.406735960955596" calcext:value-type="float">
            <text:p>-0,406735960955596</text:p>
          </table:table-cell>
          <table:table-cell table:formula="of:=COS([$Planilha2.$E$31]*[$Planilha1.$A46])" office:value-type="float" office:value="-0.999999999999702" calcext:value-type="float">
            <text:p>-0,999999999999702</text:p>
          </table:table-cell>
          <table:table-cell table:formula="of:=COS([$Planilha2.$E$32]*[$Planilha1.$A46])" office:value-type="float" office:value="-0.40673737223852" calcext:value-type="float">
            <text:p>-0,40673737223852</text:p>
          </table:table-cell>
          <table:table-cell table:formula="of:=COS([$Planilha2.$E$33]*[$Planilha1.$A46])" office:value-type="float" office:value="0.669129994070113" calcext:value-type="float">
            <text:p>0,669129994070113</text:p>
          </table:table-cell>
          <table:table-cell table:formula="of:=COS([$Planilha2.$E$34]*[$Planilha1.$A46])" office:value-type="float" office:value="0.951056778855063" calcext:value-type="float">
            <text:p>0,951056778855063</text:p>
          </table:table-cell>
          <table:table-cell table:formula="of:=COS([$Planilha2.$E$35]*[$Planilha1.$A46])" office:value-type="float" office:value="0.104529333882205" calcext:value-type="float">
            <text:p>0,104529333882205</text:p>
          </table:table-cell>
          <table:table-cell table:formula="of:=COS([$Planilha2.$E$36]*[$Planilha1.$A46])" office:value-type="float" office:value="-0.866024953205316" calcext:value-type="float">
            <text:p>-0,866024953205316</text:p>
          </table:table-cell>
        </table:table-row>
        <table:table-row table:style-name="ro1">
          <table:table-cell/>
          <table:table-cell table:formula="of:=COS([$Planilha2.E$1]*[$Planilha1.A47])" office:value-type="float" office:value="1" calcext:value-type="float">
            <text:p>1</text:p>
          </table:table-cell>
          <table:table-cell table:formula="of:=COS([$Planilha2.$E$2]*[$Planilha1.$A47])" office:value-type="float" office:value="0.382683456693171" calcext:value-type="float">
            <text:p>0,382683456693171</text:p>
          </table:table-cell>
          <table:table-cell table:formula="of:=COS([$Planilha2.$E$3]*[$Planilha1.$A47])" office:value-type="float" office:value="-0.707106743946732" calcext:value-type="float">
            <text:p>-0,707106743946732</text:p>
          </table:table-cell>
          <table:table-cell table:formula="of:=COS([$Planilha2.$E$4]*[$Planilha1.$A47])" office:value-type="float" office:value="-0.923879562742348" calcext:value-type="float">
            <text:p>-0,923879562742348</text:p>
          </table:table-cell>
          <table:table-cell table:formula="of:=COS([$Planilha2.$E$5]*[$Planilha1.$A47])" office:value-type="float" office:value="-0.000000105330101269296" calcext:value-type="float">
            <text:p>-1,05330101269296E-07</text:p>
          </table:table-cell>
          <table:table-cell table:formula="of:=COS([$Planilha2.$E$6]*[$Planilha1.$A47])" office:value-type="float" office:value="0.923879482126172" calcext:value-type="float">
            <text:p>0,923879482126172</text:p>
          </table:table-cell>
          <table:table-cell table:formula="of:=COS([$Planilha2.$E$7]*[$Planilha1.$A47])" office:value-type="float" office:value="0.707106892905983" calcext:value-type="float">
            <text:p>0,707106892905983</text:p>
          </table:table-cell>
          <table:table-cell table:formula="of:=COS([$Planilha2.$E$8]*[$Planilha1.$A47])" office:value-type="float" office:value="-0.382683262068514" calcext:value-type="float">
            <text:p>-0,382683262068514</text:p>
          </table:table-cell>
          <table:table-cell table:formula="of:=COS([$Planilha2.$E$9]*[$Planilha1.$A47])" office:value-type="float" office:value="-0.999999999999978" calcext:value-type="float">
            <text:p>-0,999999999999978</text:p>
          </table:table-cell>
          <table:table-cell table:formula="of:=COS([$Planilha2.$E$10]*[$Planilha1.$A47])" office:value-type="float" office:value="-0.382683651317812" calcext:value-type="float">
            <text:p>-0,382683651317812</text:p>
          </table:table-cell>
          <table:table-cell table:formula="of:=COS([$Planilha2.$E$11]*[$Planilha1.$A47])" office:value-type="float" office:value="0.707106594987449" calcext:value-type="float">
            <text:p>0,707106594987449</text:p>
          </table:table-cell>
          <table:table-cell table:formula="of:=COS([$Planilha2.$E$12]*[$Planilha1.$A47])" office:value-type="float" office:value="0.923879643358482" calcext:value-type="float">
            <text:p>0,923879643358482</text:p>
          </table:table-cell>
          <table:table-cell table:formula="of:=COS([$Planilha2.$E$13]*[$Planilha1.$A47])" office:value-type="float" office:value="0.000000315990306472418" calcext:value-type="float">
            <text:p>3,15990306472418E-07</text:p>
          </table:table-cell>
          <table:table-cell table:formula="of:=COS([$Planilha2.$E$14]*[$Planilha1.$A47])" office:value-type="float" office:value="-0.923879401509957" calcext:value-type="float">
            <text:p>-0,923879401509957</text:p>
          </table:table-cell>
          <table:table-cell table:formula="of:=COS([$Planilha2.$E$15]*[$Planilha1.$A47])" office:value-type="float" office:value="-0.707107041865202" calcext:value-type="float">
            <text:p>-0,707107041865202</text:p>
          </table:table-cell>
          <table:table-cell table:formula="of:=COS([$Planilha2.$E$16]*[$Planilha1.$A47])" office:value-type="float" office:value="0.38268306744384" calcext:value-type="float">
            <text:p>0,38268306744384</text:p>
          </table:table-cell>
          <table:table-cell table:formula="of:=COS([$Planilha2.$E$17]*[$Planilha1.$A47])" office:value-type="float" office:value="0.999999999999911" calcext:value-type="float">
            <text:p>0,999999999999911</text:p>
          </table:table-cell>
          <table:table-cell table:formula="of:=COS([$Planilha2.$E$18]*[$Planilha1.$A47])" office:value-type="float" office:value="0.382683845942432" calcext:value-type="float">
            <text:p>0,382683845942432</text:p>
          </table:table-cell>
          <table:table-cell table:formula="of:=COS([$Planilha2.$E$19]*[$Planilha1.$A47])" office:value-type="float" office:value="-0.707106446028135" calcext:value-type="float">
            <text:p>-0,707106446028135</text:p>
          </table:table-cell>
          <table:table-cell table:formula="of:=COS([$Planilha2.$E$20]*[$Planilha1.$A47])" office:value-type="float" office:value="-0.923879723974575" calcext:value-type="float">
            <text:p>-0,923879723974575</text:p>
          </table:table-cell>
          <table:table-cell table:formula="of:=COS([$Planilha2.$E$201]*[$Planilha1.$A47])" office:value-type="float" office:value="1" calcext:value-type="float">
            <text:p>1</text:p>
          </table:table-cell>
          <table:table-cell table:formula="of:=COS([$Planilha2.$E$22]*[$Planilha1.$A47])" office:value-type="float" office:value="0.9238793208937" calcext:value-type="float">
            <text:p>0,9238793208937</text:p>
          </table:table-cell>
          <table:table-cell table:formula="of:=COS([$Planilha2.$E$23]*[$Planilha1.$A47])" office:value-type="float" office:value="0.707107190824393" calcext:value-type="float">
            <text:p>0,707107190824393</text:p>
          </table:table-cell>
          <table:table-cell table:formula="of:=COS([$Planilha2.$E$24]*[$Planilha1.$A47])" office:value-type="float" office:value="-0.382682872819148" calcext:value-type="float">
            <text:p>-0,382682872819148</text:p>
          </table:table-cell>
          <table:table-cell table:formula="of:=COS([$Planilha2.$E$25]*[$Planilha1.$A47])" office:value-type="float" office:value="-0.9999999999998" calcext:value-type="float">
            <text:p>-0,9999999999998</text:p>
          </table:table-cell>
          <table:table-cell table:formula="of:=COS([$Planilha2.$E$26]*[$Planilha1.$A47])" office:value-type="float" office:value="-0.382684040567039" calcext:value-type="float">
            <text:p>-0,382684040567039</text:p>
          </table:table-cell>
          <table:table-cell table:formula="of:=COS([$Planilha2.$E$27]*[$Planilha1.$A47])" office:value-type="float" office:value="0.707106297068792" calcext:value-type="float">
            <text:p>0,707106297068792</text:p>
          </table:table-cell>
          <table:table-cell table:formula="of:=COS([$Planilha2.$E$28]*[$Planilha1.$A47])" office:value-type="float" office:value="0.923879804590628" calcext:value-type="float">
            <text:p>0,923879804590628</text:p>
          </table:table-cell>
          <table:table-cell table:formula="of:=COS([$Planilha2.$E$29]*[$Planilha1.$A47])" office:value-type="float" office:value="0.000000737310713325897" calcext:value-type="float">
            <text:p>7,37310713325897E-07</text:p>
          </table:table-cell>
          <table:table-cell table:formula="of:=COS([$Planilha2.$E$30]*[$Planilha1.$A47])" office:value-type="float" office:value="-0.923879240277401" calcext:value-type="float">
            <text:p>-0,923879240277401</text:p>
          </table:table-cell>
          <table:table-cell table:formula="of:=COS([$Planilha2.$E$31]*[$Planilha1.$A47])" office:value-type="float" office:value="-0.707107339783547" calcext:value-type="float">
            <text:p>-0,707107339783547</text:p>
          </table:table-cell>
          <table:table-cell table:formula="of:=COS([$Planilha2.$E$32]*[$Planilha1.$A47])" office:value-type="float" office:value="0.38268267819444" calcext:value-type="float">
            <text:p>0,38268267819444</text:p>
          </table:table-cell>
          <table:table-cell table:formula="of:=COS([$Planilha2.$E$33]*[$Planilha1.$A47])" office:value-type="float" office:value="0.999999999999645" calcext:value-type="float">
            <text:p>0,999999999999645</text:p>
          </table:table-cell>
          <table:table-cell table:formula="of:=COS([$Planilha2.$E$34]*[$Planilha1.$A47])" office:value-type="float" office:value="0.382684235191625" calcext:value-type="float">
            <text:p>0,382684235191625</text:p>
          </table:table-cell>
          <table:table-cell table:formula="of:=COS([$Planilha2.$E$35]*[$Planilha1.$A47])" office:value-type="float" office:value="-0.707106148109418" calcext:value-type="float">
            <text:p>-0,707106148109418</text:p>
          </table:table-cell>
          <table:table-cell table:formula="of:=COS([$Planilha2.$E$36]*[$Planilha1.$A47])" office:value-type="float" office:value="-0.923879885206639" calcext:value-type="float">
            <text:p>-0,923879885206639</text:p>
          </table:table-cell>
        </table:table-row>
        <table:table-row table:style-name="ro1">
          <table:table-cell/>
          <table:table-cell table:formula="of:=COS([$Planilha2.E$1]*[$Planilha1.A48])" office:value-type="float" office:value="1" calcext:value-type="float">
            <text:p>1</text:p>
          </table:table-cell>
          <table:table-cell table:formula="of:=COS([$Planilha2.$E$2]*[$Planilha1.$A48])" office:value-type="float" office:value="0.358367974675131" calcext:value-type="float">
            <text:p>0,358367974675131</text:p>
          </table:table-cell>
          <table:table-cell table:formula="of:=COS([$Planilha2.$E$3]*[$Planilha1.$A48])" office:value-type="float" office:value="-0.743144789454489" calcext:value-type="float">
            <text:p>-0,743144789454489</text:p>
          </table:table-cell>
          <table:table-cell table:formula="of:=COS([$Planilha2.$E$4]*[$Planilha1.$A48])" office:value-type="float" office:value="-0.891006560849495" calcext:value-type="float">
            <text:p>-0,891006560849495</text:p>
          </table:table-cell>
          <table:table-cell table:formula="of:=COS([$Planilha2.$E$5]*[$Planilha1.$A48])" office:value-type="float" office:value="0.104528356186715" calcext:value-type="float">
            <text:p>0,104528356186715</text:p>
          </table:table-cell>
          <table:table-cell table:formula="of:=COS([$Planilha2.$E$6]*[$Planilha1.$A48])" office:value-type="float" office:value="0.965925791455002" calcext:value-type="float">
            <text:p>0,965925791455002</text:p>
          </table:table-cell>
          <table:table-cell table:formula="of:=COS([$Planilha2.$E$7]*[$Planilha1.$A48])" office:value-type="float" office:value="0.58778538295369" calcext:value-type="float">
            <text:p>0,58778538295369</text:p>
          </table:table-cell>
          <table:table-cell table:formula="of:=COS([$Planilha2.$E$8]*[$Planilha1.$A48])" office:value-type="float" office:value="-0.544638876989482" calcext:value-type="float">
            <text:p>-0,544638876989482</text:p>
          </table:table-cell>
          <table:table-cell table:formula="of:=COS([$Planilha2.$E$9]*[$Planilha1.$A48])" office:value-type="float" office:value="-0.978147645505806" calcext:value-type="float">
            <text:p>-0,978147645505806</text:p>
          </table:table-cell>
          <table:table-cell table:formula="of:=COS([$Planilha2.$E$10]*[$Planilha1.$A48])" office:value-type="float" office:value="-0.156434704316846" calcext:value-type="float">
            <text:p>-0,156434704316846</text:p>
          </table:table-cell>
          <table:table-cell table:formula="of:=COS([$Planilha2.$E$11]*[$Planilha1.$A48])" office:value-type="float" office:value="0.866025269195944" calcext:value-type="float">
            <text:p>0,866025269195944</text:p>
          </table:table-cell>
          <table:table-cell table:formula="of:=COS([$Planilha2.$E$12]*[$Planilha1.$A48])" office:value-type="float" office:value="0.777146147795318" calcext:value-type="float">
            <text:p>0,777146147795318</text:p>
          </table:table-cell>
          <table:table-cell table:formula="of:=COS([$Planilha2.$E$13]*[$Planilha1.$A48])" office:value-type="float" office:value="-0.309016687171968" calcext:value-type="float">
            <text:p>-0,309016687171968</text:p>
          </table:table-cell>
          <table:table-cell table:formula="of:=COS([$Planilha2.$E$14]*[$Planilha1.$A48])" office:value-type="float" office:value="-0.998629516440591" calcext:value-type="float">
            <text:p>-0,998629516440591</text:p>
          </table:table-cell>
          <table:table-cell table:formula="of:=COS([$Planilha2.$E$15]*[$Planilha1.$A48])" office:value-type="float" office:value="-0.406736987343272" calcext:value-type="float">
            <text:p>-0,406736987343272</text:p>
          </table:table-cell>
          <table:table-cell table:formula="of:=COS([$Planilha2.$E$16]*[$Planilha1.$A48])" office:value-type="float" office:value="0.707106495681245" calcext:value-type="float">
            <text:p>0,707106495681245</text:p>
          </table:table-cell>
          <table:table-cell table:formula="of:=COS([$Planilha2.$E$17]*[$Planilha1.$A48])" office:value-type="float" office:value="0.913545632817106" calcext:value-type="float">
            <text:p>0,913545632817106</text:p>
          </table:table-cell>
          <table:table-cell table:formula="of:=COS([$Planilha2.$E$18]*[$Planilha1.$A48])" office:value-type="float" office:value="-0.0523354992692923" calcext:value-type="float">
            <text:p>-0,052335499269292</text:p>
          </table:table-cell>
          <table:table-cell table:formula="of:=COS([$Planilha2.$E$19]*[$Planilha1.$A48])" office:value-type="float" office:value="-0.951056366570602" calcext:value-type="float">
            <text:p>-0,951056366570602</text:p>
          </table:table-cell>
          <table:table-cell table:formula="of:=COS([$Planilha2.$E$20]*[$Planilha1.$A48])" office:value-type="float" office:value="-0.629320788510303" calcext:value-type="float">
            <text:p>-0,629320788510303</text:p>
          </table:table-cell>
          <table:table-cell table:formula="of:=COS([$Planilha2.$E$201]*[$Planilha1.$A48])" office:value-type="float" office:value="1" calcext:value-type="float">
            <text:p>1</text:p>
          </table:table-cell>
          <table:table-cell table:formula="of:=COS([$Planilha2.$E$22]*[$Planilha1.$A48])" office:value-type="float" office:value="0.987688429022932" calcext:value-type="float">
            <text:p>0,987688429022932</text:p>
          </table:table-cell>
          <table:table-cell table:formula="of:=COS([$Planilha2.$E$23]*[$Planilha1.$A48])" office:value-type="float" office:value="0.207912270066206" calcext:value-type="float">
            <text:p>0,207912270066206</text:p>
          </table:table-cell>
          <table:table-cell table:formula="of:=COS([$Planilha2.$E$24]*[$Planilha1.$A48])" office:value-type="float" office:value="-0.838670230755461" calcext:value-type="float">
            <text:p>-0,838670230755461</text:p>
          </table:table-cell>
          <table:table-cell table:formula="of:=COS([$Planilha2.$E$25]*[$Planilha1.$A48])" office:value-type="float" office:value="-0.809017374098524" calcext:value-type="float">
            <text:p>-0,809017374098524</text:p>
          </table:table-cell>
          <table:table-cell table:formula="of:=COS([$Planilha2.$E$26]*[$Planilha1.$A48])" office:value-type="float" office:value="0.258818395090104" calcext:value-type="float">
            <text:p>0,258818395090104</text:p>
          </table:table-cell>
          <table:table-cell table:formula="of:=COS([$Planilha2.$E$27]*[$Planilha1.$A48])" office:value-type="float" office:value="0.994521822212739" calcext:value-type="float">
            <text:p>0,994521822212739</text:p>
          </table:table-cell>
          <table:table-cell table:formula="of:=COS([$Planilha2.$E$28]*[$Planilha1.$A48])" office:value-type="float" office:value="0.453991147303101" calcext:value-type="float">
            <text:p>0,453991147303101</text:p>
          </table:table-cell>
          <table:table-cell table:formula="of:=COS([$Planilha2.$E$29]*[$Planilha1.$A48])" office:value-type="float" office:value="-0.669130046253838" calcext:value-type="float">
            <text:p>-0,669130046253838</text:p>
          </table:table-cell>
          <table:table-cell table:formula="of:=COS([$Planilha2.$E$30]*[$Planilha1.$A48])" office:value-type="float" office:value="-0.933580706243629" calcext:value-type="float">
            <text:p>-0,933580706243629</text:p>
          </table:table-cell>
          <table:table-cell table:formula="of:=COS([$Planilha2.$E$31]*[$Planilha1.$A48])" office:value-type="float" office:value="-0.000000807530777878145" calcext:value-type="float">
            <text:p>-8,07530777878145E-07</text:p>
          </table:table-cell>
          <table:table-cell table:formula="of:=COS([$Planilha2.$E$32]*[$Planilha1.$A48])" office:value-type="float" office:value="0.93358012745729" calcext:value-type="float">
            <text:p>0,93358012745729</text:p>
          </table:table-cell>
          <table:table-cell table:formula="of:=COS([$Planilha2.$E$33]*[$Planilha1.$A48])" office:value-type="float" office:value="0.669131246478413" calcext:value-type="float">
            <text:p>0,669131246478413</text:p>
          </table:table-cell>
          <table:table-cell table:formula="of:=COS([$Planilha2.$E$34]*[$Planilha1.$A48])" office:value-type="float" office:value="-0.453989708272658" calcext:value-type="float">
            <text:p>-0,453989708272658</text:p>
          </table:table-cell>
          <table:table-cell table:formula="of:=COS([$Planilha2.$E$35]*[$Planilha1.$A48])" office:value-type="float" office:value="-0.994521991032468" calcext:value-type="float">
            <text:p>-0,994521991032468</text:p>
          </table:table-cell>
          <table:table-cell table:formula="of:=COS([$Planilha2.$E$36]*[$Planilha1.$A48])" office:value-type="float" office:value="-0.258819955119712" calcext:value-type="float">
            <text:p>-0,258819955119712</text:p>
          </table:table-cell>
        </table:table-row>
        <table:table-row table:style-name="ro1">
          <table:table-cell/>
          <table:table-cell table:formula="of:=COS([$Planilha2.E$1]*[$Planilha1.A49])" office:value-type="float" office:value="1" calcext:value-type="float">
            <text:p>1</text:p>
          </table:table-cell>
          <table:table-cell table:formula="of:=COS([$Planilha2.$E$2]*[$Planilha1.$A49])" office:value-type="float" office:value="0.333806885159107" calcext:value-type="float">
            <text:p>0,333806885159107</text:p>
          </table:table-cell>
          <table:table-cell table:formula="of:=COS([$Planilha2.$E$3]*[$Planilha1.$A49])" office:value-type="float" office:value="-0.777145926840749" calcext:value-type="float">
            <text:p>-0,777145926840749</text:p>
          </table:table-cell>
          <table:table-cell table:formula="of:=COS([$Planilha2.$E$4]*[$Planilha1.$A49])" office:value-type="float" office:value="-0.852640207464704" calcext:value-type="float">
            <text:p>-0,852640207464704</text:p>
          </table:table-cell>
          <table:table-cell table:formula="of:=COS([$Planilha2.$E$5]*[$Planilha1.$A49])" office:value-type="float" office:value="0.207911583210333" calcext:value-type="float">
            <text:p>0,207911583210333</text:p>
          </table:table-cell>
          <table:table-cell table:formula="of:=COS([$Planilha2.$E$6]*[$Planilha1.$A49])" office:value-type="float" office:value="0.991444843424583" calcext:value-type="float">
            <text:p>0,991444843424583</text:p>
          </table:table-cell>
          <table:table-cell table:formula="of:=COS([$Planilha2.$E$7]*[$Planilha1.$A49])" office:value-type="float" office:value="0.453990646770906" calcext:value-type="float">
            <text:p>0,453990646770906</text:p>
          </table:table-cell>
          <table:table-cell table:formula="of:=COS([$Planilha2.$E$8]*[$Planilha1.$A49])" office:value-type="float" office:value="-0.688354436044652" calcext:value-type="float">
            <text:p>-0,688354436044652</text:p>
          </table:table-cell>
          <table:table-cell table:formula="of:=COS([$Planilha2.$E$9]*[$Planilha1.$A49])" office:value-type="float" office:value="-0.913545547133946" calcext:value-type="float">
            <text:p>-0,913545547133946</text:p>
          </table:table-cell>
          <table:table-cell table:formula="of:=COS([$Planilha2.$E$10]*[$Planilha1.$A49])" office:value-type="float" office:value="0.0784588489651432" calcext:value-type="float">
            <text:p>0,078458848965143</text:p>
          </table:table-cell>
          <table:table-cell table:formula="of:=COS([$Planilha2.$E$11]*[$Planilha1.$A49])" office:value-type="float" office:value="0.965925755106392" calcext:value-type="float">
            <text:p>0,965925755106392</text:p>
          </table:table-cell>
          <table:table-cell table:formula="of:=COS([$Planilha2.$E$12]*[$Planilha1.$A49])" office:value-type="float" office:value="0.566406486248906" calcext:value-type="float">
            <text:p>0,566406486248906</text:p>
          </table:table-cell>
          <table:table-cell table:formula="of:=COS([$Planilha2.$E$13]*[$Planilha1.$A49])" office:value-type="float" office:value="-0.587784985289069" calcext:value-type="float">
            <text:p>-0,587784985289069</text:p>
          </table:table-cell>
          <table:table-cell table:formula="of:=COS([$Planilha2.$E$14]*[$Planilha1.$A49])" office:value-type="float" office:value="-0.958819836414176" calcext:value-type="float">
            <text:p>-0,958819836414176</text:p>
          </table:table-cell>
          <table:table-cell table:formula="of:=COS([$Planilha2.$E$15]*[$Planilha1.$A49])" office:value-type="float" office:value="-0.0523363407552977" calcext:value-type="float">
            <text:p>-0,052336340755298</text:p>
          </table:table-cell>
          <table:table-cell table:formula="of:=COS([$Planilha2.$E$16]*[$Planilha1.$A49])" office:value-type="float" office:value="0.923879374637876" calcext:value-type="float">
            <text:p>0,923879374637876</text:p>
          </table:table-cell>
          <table:table-cell table:formula="of:=COS([$Planilha2.$E$17]*[$Planilha1.$A49])" office:value-type="float" office:value="0.66913093337652" calcext:value-type="float">
            <text:p>0,66913093337652</text:p>
          </table:table-cell>
          <table:table-cell table:formula="of:=COS([$Planilha2.$E$18]*[$Planilha1.$A49])" office:value-type="float" office:value="-0.477158349369831" calcext:value-type="float">
            <text:p>-0,477158349369831</text:p>
          </table:table-cell>
          <table:table-cell table:formula="of:=COS([$Planilha2.$E$19]*[$Planilha1.$A49])" office:value-type="float" office:value="-0.98768841803813" calcext:value-type="float">
            <text:p>-0,98768841803813</text:p>
          </table:table-cell>
          <table:table-cell table:formula="of:=COS([$Planilha2.$E$20]*[$Planilha1.$A49])" office:value-type="float" office:value="-0.182236039296243" calcext:value-type="float">
            <text:p>-0,182236039296243</text:p>
          </table:table-cell>
          <table:table-cell table:formula="of:=COS([$Planilha2.$E$201]*[$Planilha1.$A49])" office:value-type="float" office:value="1" calcext:value-type="float">
            <text:p>1</text:p>
          </table:table-cell>
          <table:table-cell table:formula="of:=COS([$Planilha2.$E$22]*[$Planilha1.$A49])" office:value-type="float" office:value="0.760406340695157" calcext:value-type="float">
            <text:p>0,760406340695157</text:p>
          </table:table-cell>
          <table:table-cell table:formula="of:=COS([$Planilha2.$E$23]*[$Planilha1.$A49])" office:value-type="float" office:value="-0.358367384670336" calcext:value-type="float">
            <text:p>-0,358367384670336</text:p>
          </table:table-cell>
          <table:table-cell table:formula="of:=COS([$Planilha2.$E$24]*[$Planilha1.$A49])" office:value-type="float" office:value="-0.999657341533999" calcext:value-type="float">
            <text:p>-0,999657341533999</text:p>
          </table:table-cell>
          <table:table-cell table:formula="of:=COS([$Planilha2.$E$25]*[$Planilha1.$A49])" office:value-type="float" office:value="-0.309017622137459" calcext:value-type="float">
            <text:p>-0,309017622137459</text:p>
          </table:table-cell>
          <table:table-cell table:formula="of:=COS([$Planilha2.$E$26]*[$Planilha1.$A49])" office:value-type="float" office:value="0.79335292172404" calcext:value-type="float">
            <text:p>0,79335292172404</text:p>
          </table:table-cell>
          <table:table-cell table:formula="of:=COS([$Planilha2.$E$27]*[$Planilha1.$A49])" office:value-type="float" office:value="0.838670957402616" calcext:value-type="float">
            <text:p>0,838670957402616</text:p>
          </table:table-cell>
          <table:table-cell table:formula="of:=COS([$Planilha2.$E$28]*[$Planilha1.$A49])" office:value-type="float" office:value="-0.233444641796086" calcext:value-type="float">
            <text:p>-0,233444641796086</text:p>
          </table:table-cell>
          <table:table-cell table:formula="of:=COS([$Planilha2.$E$29]*[$Planilha1.$A49])" office:value-type="float" office:value="-0.994521814872691" calcext:value-type="float">
            <text:p>-0,994521814872691</text:p>
          </table:table-cell>
          <table:table-cell table:formula="of:=COS([$Planilha2.$E$30]*[$Planilha1.$A49])" office:value-type="float" office:value="-0.43051181669478" calcext:value-type="float">
            <text:p>-0,43051181669478</text:p>
          </table:table-cell>
          <table:table-cell table:formula="of:=COS([$Planilha2.$E$31]*[$Planilha1.$A49])" office:value-type="float" office:value="0.707106197762544" calcext:value-type="float">
            <text:p>0,707106197762544</text:p>
          </table:table-cell>
          <table:table-cell table:formula="of:=COS([$Planilha2.$E$32]*[$Planilha1.$A49])" office:value-type="float" office:value="0.902585651398411" calcext:value-type="float">
            <text:p>0,902585651398411</text:p>
          </table:table-cell>
          <table:table-cell table:formula="of:=COS([$Planilha2.$E$33]*[$Planilha1.$A49])" office:value-type="float" office:value="-0.104527587997335" calcext:value-type="float">
            <text:p>-0,104527587997335</text:p>
          </table:table-cell>
          <table:table-cell table:formula="of:=COS([$Planilha2.$E$34]*[$Planilha1.$A49])" office:value-type="float" office:value="-0.972369708523578" calcext:value-type="float">
            <text:p>-0,972369708523578</text:p>
          </table:table-cell>
          <table:table-cell table:formula="of:=COS([$Planilha2.$E$35]*[$Planilha1.$A49])" office:value-type="float" office:value="-0.544639819253316" calcext:value-type="float">
            <text:p>-0,544639819253316</text:p>
          </table:table-cell>
          <table:table-cell table:formula="of:=COS([$Planilha2.$E$36]*[$Planilha1.$A49])" office:value-type="float" office:value="0.608760665326433" calcext:value-type="float">
            <text:p>0,608760665326433</text:p>
          </table:table-cell>
        </table:table-row>
        <table:table-row table:style-name="ro1">
          <table:table-cell/>
          <table:table-cell table:formula="of:=COS([$Planilha2.E$1]*[$Planilha1.A50])" office:value-type="float" office:value="1" calcext:value-type="float">
            <text:p>1</text:p>
          </table:table-cell>
          <table:table-cell table:formula="of:=COS([$Planilha2.$E$2]*[$Planilha1.$A50])" office:value-type="float" office:value="0.309017021088248" calcext:value-type="float">
            <text:p>0,309017021088248</text:p>
          </table:table-cell>
          <table:table-cell table:formula="of:=COS([$Planilha2.$E$3]*[$Planilha1.$A50])" office:value-type="float" office:value="-0.80901696135549" calcext:value-type="float">
            <text:p>-0,80901696135549</text:p>
          </table:table-cell>
          <table:table-cell table:formula="of:=COS([$Planilha2.$E$4]*[$Planilha1.$A50])" office:value-type="float" office:value="-0.809017043904129" calcext:value-type="float">
            <text:p>-0,809017043904129</text:p>
          </table:table-cell>
          <table:table-cell table:formula="of:=COS([$Planilha2.$E$5]*[$Planilha1.$A50])" office:value-type="float" office:value="0.309016887521741" calcext:value-type="float">
            <text:p>0,309016887521741</text:p>
          </table:table-cell>
          <table:table-cell table:formula="of:=COS([$Planilha2.$E$6]*[$Planilha1.$A50])" office:value-type="float" office:value="0.99999999999999" calcext:value-type="float">
            <text:p>0,99999999999999</text:p>
          </table:table-cell>
          <table:table-cell table:formula="of:=COS([$Planilha2.$E$7]*[$Planilha1.$A50])" office:value-type="float" office:value="0.30901715465475" calcext:value-type="float">
            <text:p>0,30901715465475</text:p>
          </table:table-cell>
          <table:table-cell table:formula="of:=COS([$Planilha2.$E$8]*[$Planilha1.$A50])" office:value-type="float" office:value="-0.809016878806835" calcext:value-type="float">
            <text:p>-0,809016878806835</text:p>
          </table:table-cell>
          <table:table-cell table:formula="of:=COS([$Planilha2.$E$9]*[$Planilha1.$A50])" office:value-type="float" office:value="-0.809017126452752" calcext:value-type="float">
            <text:p>-0,809017126452752</text:p>
          </table:table-cell>
          <table:table-cell table:formula="of:=COS([$Planilha2.$E$10]*[$Planilha1.$A50])" office:value-type="float" office:value="0.309016753955226" calcext:value-type="float">
            <text:p>0,309016753955226</text:p>
          </table:table-cell>
          <table:table-cell table:formula="of:=COS([$Planilha2.$E$11]*[$Planilha1.$A50])" office:value-type="float" office:value="0.999999999999961" calcext:value-type="float">
            <text:p>0,999999999999961</text:p>
          </table:table-cell>
          <table:table-cell table:formula="of:=COS([$Planilha2.$E$12]*[$Planilha1.$A50])" office:value-type="float" office:value="0.309017288221248" calcext:value-type="float">
            <text:p>0,309017288221248</text:p>
          </table:table-cell>
          <table:table-cell table:formula="of:=COS([$Planilha2.$E$13]*[$Planilha1.$A50])" office:value-type="float" office:value="-0.809016796258165" calcext:value-type="float">
            <text:p>-0,809016796258165</text:p>
          </table:table-cell>
          <table:table-cell table:formula="of:=COS([$Planilha2.$E$14]*[$Planilha1.$A50])" office:value-type="float" office:value="-0.809017209001359" calcext:value-type="float">
            <text:p>-0,809017209001359</text:p>
          </table:table-cell>
          <table:table-cell table:formula="of:=COS([$Planilha2.$E$15]*[$Planilha1.$A50])" office:value-type="float" office:value="0.309016620388705" calcext:value-type="float">
            <text:p>0,309016620388705</text:p>
          </table:table-cell>
          <table:table-cell table:formula="of:=COS([$Planilha2.$E$16]*[$Planilha1.$A50])" office:value-type="float" office:value="0.999999999999911" calcext:value-type="float">
            <text:p>0,999999999999911</text:p>
          </table:table-cell>
          <table:table-cell table:formula="of:=COS([$Planilha2.$E$17]*[$Planilha1.$A50])" office:value-type="float" office:value="0.309017421787735" calcext:value-type="float">
            <text:p>0,309017421787735</text:p>
          </table:table-cell>
          <table:table-cell table:formula="of:=COS([$Planilha2.$E$18]*[$Planilha1.$A50])" office:value-type="float" office:value="-0.809016713709479" calcext:value-type="float">
            <text:p>-0,809016713709479</text:p>
          </table:table-cell>
          <table:table-cell table:formula="of:=COS([$Planilha2.$E$19]*[$Planilha1.$A50])" office:value-type="float" office:value="-0.80901729154995" calcext:value-type="float">
            <text:p>-0,80901729154995</text:p>
          </table:table-cell>
          <table:table-cell table:formula="of:=COS([$Planilha2.$E$20]*[$Planilha1.$A50])" office:value-type="float" office:value="0.309016486822179" calcext:value-type="float">
            <text:p>0,309016486822179</text:p>
          </table:table-cell>
          <table:table-cell table:formula="of:=COS([$Planilha2.$E$201]*[$Planilha1.$A50])" office:value-type="float" office:value="1" calcext:value-type="float">
            <text:p>1</text:p>
          </table:table-cell>
          <table:table-cell table:formula="of:=COS([$Planilha2.$E$22]*[$Planilha1.$A50])" office:value-type="float" office:value="0.309017555354219" calcext:value-type="float">
            <text:p>0,309017555354219</text:p>
          </table:table-cell>
          <table:table-cell table:formula="of:=COS([$Planilha2.$E$23]*[$Planilha1.$A50])" office:value-type="float" office:value="-0.809016631160772" calcext:value-type="float">
            <text:p>-0,809016631160772</text:p>
          </table:table-cell>
          <table:table-cell table:formula="of:=COS([$Planilha2.$E$24]*[$Planilha1.$A50])" office:value-type="float" office:value="-0.809017374098526" calcext:value-type="float">
            <text:p>-0,809017374098526</text:p>
          </table:table-cell>
          <table:table-cell table:formula="of:=COS([$Planilha2.$E$25]*[$Planilha1.$A50])" office:value-type="float" office:value="0.309016353255649" calcext:value-type="float">
            <text:p>0,309016353255649</text:p>
          </table:table-cell>
          <table:table-cell table:formula="of:=COS([$Planilha2.$E$26]*[$Planilha1.$A50])" office:value-type="float" office:value="0.999999999999753" calcext:value-type="float">
            <text:p>0,999999999999753</text:p>
          </table:table-cell>
          <table:table-cell table:formula="of:=COS([$Planilha2.$E$27]*[$Planilha1.$A50])" office:value-type="float" office:value="0.309017688920697" calcext:value-type="float">
            <text:p>0,309017688920697</text:p>
          </table:table-cell>
          <table:table-cell table:formula="of:=COS([$Planilha2.$E$28]*[$Planilha1.$A50])" office:value-type="float" office:value="-0.809016548612053" calcext:value-type="float">
            <text:p>-0,809016548612053</text:p>
          </table:table-cell>
          <table:table-cell table:formula="of:=COS([$Planilha2.$E$29]*[$Planilha1.$A50])" office:value-type="float" office:value="-0.809017456647085" calcext:value-type="float">
            <text:p>-0,809017456647085</text:p>
          </table:table-cell>
          <table:table-cell table:formula="of:=COS([$Planilha2.$E$30]*[$Planilha1.$A50])" office:value-type="float" office:value="0.30901621968911" calcext:value-type="float">
            <text:p>0,30901621968911</text:p>
          </table:table-cell>
          <table:table-cell table:formula="of:=COS([$Planilha2.$E$31]*[$Planilha1.$A50])" office:value-type="float" office:value="0.999999999999645" calcext:value-type="float">
            <text:p>0,999999999999645</text:p>
          </table:table-cell>
          <table:table-cell table:formula="of:=COS([$Planilha2.$E$32]*[$Planilha1.$A50])" office:value-type="float" office:value="0.309017822487169" calcext:value-type="float">
            <text:p>0,309017822487169</text:p>
          </table:table-cell>
          <table:table-cell table:formula="of:=COS([$Planilha2.$E$33]*[$Planilha1.$A50])" office:value-type="float" office:value="-0.809016466063322" calcext:value-type="float">
            <text:p>-0,809016466063322</text:p>
          </table:table-cell>
          <table:table-cell table:formula="of:=COS([$Planilha2.$E$34]*[$Planilha1.$A50])" office:value-type="float" office:value="-0.809017539195625" calcext:value-type="float">
            <text:p>-0,809017539195625</text:p>
          </table:table-cell>
          <table:table-cell table:formula="of:=COS([$Planilha2.$E$35]*[$Planilha1.$A50])" office:value-type="float" office:value="0.309016086122572" calcext:value-type="float">
            <text:p>0,309016086122572</text:p>
          </table:table-cell>
          <table:table-cell table:formula="of:=COS([$Planilha2.$E$36]*[$Planilha1.$A50])" office:value-type="float" office:value="0.999999999999517" calcext:value-type="float">
            <text:p>0,999999999999517</text:p>
          </table:table-cell>
        </table:table-row>
        <table:table-row table:style-name="ro1">
          <table:table-cell/>
          <table:table-cell table:formula="of:=COS([$Planilha2.E$1]*[$Planilha1.A51])" office:value-type="float" office:value="1" calcext:value-type="float">
            <text:p>1</text:p>
          </table:table-cell>
          <table:table-cell table:formula="of:=COS([$Planilha2.$E$2]*[$Planilha1.$A51])" office:value-type="float" office:value="0.284015372196347" calcext:value-type="float">
            <text:p>0,284015372196347</text:p>
          </table:table-cell>
          <table:table-cell table:formula="of:=COS([$Planilha2.$E$3]*[$Planilha1.$A51])" office:value-type="float" office:value="-0.838670536712341" calcext:value-type="float">
            <text:p>-0,838670536712341</text:p>
          </table:table-cell>
          <table:table-cell table:formula="of:=COS([$Planilha2.$E$4]*[$Planilha1.$A51])" office:value-type="float" office:value="-0.760406021465279" calcext:value-type="float">
            <text:p>-0,760406021465279</text:p>
          </table:table-cell>
          <table:table-cell table:formula="of:=COS([$Planilha2.$E$5]*[$Planilha1.$A51])" office:value-type="float" office:value="0.406736538298732" calcext:value-type="float">
            <text:p>0,406736538298732</text:p>
          </table:table-cell>
          <table:table-cell table:formula="of:=COS([$Planilha2.$E$6]*[$Planilha1.$A51])" office:value-type="float" office:value="0.991444880086815" calcext:value-type="float">
            <text:p>0,991444880086815</text:p>
          </table:table-cell>
          <table:table-cell table:formula="of:=COS([$Planilha2.$E$7]*[$Planilha1.$A51])" office:value-type="float" office:value="0.156434634961307" calcext:value-type="float">
            <text:p>0,156434634961307</text:p>
          </table:table-cell>
          <table:table-cell table:formula="of:=COS([$Planilha2.$E$8]*[$Planilha1.$A51])" office:value-type="float" office:value="-0.902585197940944" calcext:value-type="float">
            <text:p>-0,902585197940944</text:p>
          </table:table-cell>
          <table:table-cell table:formula="of:=COS([$Planilha2.$E$9]*[$Planilha1.$A51])" office:value-type="float" office:value="-0.669130776825528" calcext:value-type="float">
            <text:p>-0,669130776825528</text:p>
          </table:table-cell>
          <table:table-cell table:formula="of:=COS([$Planilha2.$E$10]*[$Planilha1.$A51])" office:value-type="float" office:value="0.522498344684678" calcext:value-type="float">
            <text:p>0,522498344684678</text:p>
          </table:table-cell>
          <table:table-cell table:formula="of:=COS([$Planilha2.$E$11]*[$Planilha1.$A51])" office:value-type="float" office:value="0.965925900500717" calcext:value-type="float">
            <text:p>0,965925900500717</text:p>
          </table:table-cell>
          <table:table-cell table:formula="of:=COS([$Planilha2.$E$12]*[$Planilha1.$A51])" office:value-type="float" office:value="0.0261772636049295" calcext:value-type="float">
            <text:p>0,02617726360493</text:p>
          </table:table-cell>
          <table:table-cell table:formula="of:=COS([$Planilha2.$E$13]*[$Planilha1.$A51])" office:value-type="float" office:value="-0.951056409969045" calcext:value-type="float">
            <text:p>-0,951056409969045</text:p>
          </table:table-cell>
          <table:table-cell table:formula="of:=COS([$Planilha2.$E$14]*[$Planilha1.$A51])" office:value-type="float" office:value="-0.566406544119087" calcext:value-type="float">
            <text:p>-0,566406544119087</text:p>
          </table:table-cell>
          <table:table-cell table:formula="of:=COS([$Planilha2.$E$15]*[$Planilha1.$A51])" office:value-type="float" office:value="0.629320079084184" calcext:value-type="float">
            <text:p>0,629320079084184</text:p>
          </table:table-cell>
          <table:table-cell table:formula="of:=COS([$Planilha2.$E$16]*[$Planilha1.$A51])" office:value-type="float" office:value="0.923879697102548" calcext:value-type="float">
            <text:p>0,923879697102548</text:p>
          </table:table-cell>
          <table:table-cell table:formula="of:=COS([$Planilha2.$E$17]*[$Planilha1.$A51])" office:value-type="float" office:value="-0.104528007009732" calcext:value-type="float">
            <text:p>-0,104528007009732</text:p>
          </table:table-cell>
          <table:table-cell table:formula="of:=COS([$Planilha2.$E$18]*[$Planilha1.$A51])" office:value-type="float" office:value="-0.983254818734169" calcext:value-type="float">
            <text:p>-0,983254818734169</text:p>
          </table:table-cell>
          <table:table-cell table:formula="of:=COS([$Planilha2.$E$19]*[$Planilha1.$A51])" office:value-type="float" office:value="-0.453990959603544" calcext:value-type="float">
            <text:p>-0,453990959603544</text:p>
          </table:table-cell>
          <table:table-cell table:formula="of:=COS([$Planilha2.$E$20]*[$Planilha1.$A51])" office:value-type="float" office:value="0.725373996003012" calcext:value-type="float">
            <text:p>0,725373996003012</text:p>
          </table:table-cell>
          <table:table-cell table:formula="of:=COS([$Planilha2.$E$201]*[$Planilha1.$A51])" office:value-type="float" office:value="1" calcext:value-type="float">
            <text:p>1</text:p>
          </table:table-cell>
          <table:table-cell table:formula="of:=COS([$Planilha2.$E$22]*[$Planilha1.$A51])" office:value-type="float" office:value="-0.233444778355876" calcext:value-type="float">
            <text:p>-0,233444778355876</text:p>
          </table:table-cell>
          <table:table-cell table:formula="of:=COS([$Planilha2.$E$23]*[$Planilha1.$A51])" office:value-type="float" office:value="-0.998629501740316" calcext:value-type="float">
            <text:p>-0,998629501740316</text:p>
          </table:table-cell>
          <table:table-cell table:formula="of:=COS([$Planilha2.$E$24]*[$Planilha1.$A51])" office:value-type="float" office:value="-0.33380748089018" calcext:value-type="float">
            <text:p>-0,33380748089018</text:p>
          </table:table-cell>
          <table:table-cell table:formula="of:=COS([$Planilha2.$E$25]*[$Planilha1.$A51])" office:value-type="float" office:value="0.809016589886417" calcext:value-type="float">
            <text:p>0,809016589886417</text:p>
          </table:table-cell>
          <table:table-cell table:formula="of:=COS([$Planilha2.$E$26]*[$Planilha1.$A51])" office:value-type="float" office:value="0.793353776669402" calcext:value-type="float">
            <text:p>0,793353776669402</text:p>
          </table:table-cell>
          <table:table-cell table:formula="of:=COS([$Planilha2.$E$27]*[$Planilha1.$A51])" office:value-type="float" office:value="-0.358367253558146" calcext:value-type="float">
            <text:p>-0,358367253558146</text:p>
          </table:table-cell>
          <table:table-cell table:formula="of:=COS([$Planilha2.$E$28]*[$Planilha1.$A51])" office:value-type="float" office:value="-0.996917394473998" calcext:value-type="float">
            <text:p>-0,996917394473998</text:p>
          </table:table-cell>
          <table:table-cell table:formula="of:=COS([$Planilha2.$E$29]*[$Planilha1.$A51])" office:value-type="float" office:value="-0.207912476122952" calcext:value-type="float">
            <text:p>-0,207912476122952</text:p>
          </table:table-cell>
          <table:table-cell table:formula="of:=COS([$Planilha2.$E$30]*[$Planilha1.$A51])" office:value-type="float" office:value="0.878816715893352" calcext:value-type="float">
            <text:p>0,878816715893352</text:p>
          </table:table-cell>
          <table:table-cell table:formula="of:=COS([$Planilha2.$E$31]*[$Planilha1.$A51])" office:value-type="float" office:value="0.70710738943659" calcext:value-type="float">
            <text:p>0,70710738943659</text:p>
          </table:table-cell>
          <table:table-cell table:formula="of:=COS([$Planilha2.$E$32]*[$Planilha1.$A51])" office:value-type="float" office:value="-0.47715797910611" calcext:value-type="float">
            <text:p>-0,47715797910611</text:p>
          </table:table-cell>
          <table:table-cell table:formula="of:=COS([$Planilha2.$E$33]*[$Planilha1.$A51])" office:value-type="float" office:value="-0.978147791501147" calcext:value-type="float">
            <text:p>-0,978147791501147</text:p>
          </table:table-cell>
          <table:table-cell table:formula="of:=COS([$Planilha2.$E$34]*[$Planilha1.$A51])" office:value-type="float" office:value="-0.0784600390263521" calcext:value-type="float">
            <text:p>-0,078460039026352</text:p>
          </table:table-cell>
          <table:table-cell table:formula="of:=COS([$Planilha2.$E$35]*[$Planilha1.$A51])" office:value-type="float" office:value="0.933580077127928" calcext:value-type="float">
            <text:p>0,933580077127928</text:p>
          </table:table-cell>
          <table:table-cell table:formula="of:=COS([$Planilha2.$E$36]*[$Planilha1.$A51])" office:value-type="float" office:value="0.608762225187525" calcext:value-type="float">
            <text:p>0,608762225187525</text:p>
          </table:table-cell>
        </table:table-row>
        <table:table-row table:style-name="ro1">
          <table:table-cell/>
          <table:table-cell table:formula="of:=COS([$Planilha2.E$1]*[$Planilha1.A52])" office:value-type="float" office:value="1" calcext:value-type="float">
            <text:p>1</text:p>
          </table:table-cell>
          <table:table-cell table:formula="of:=COS([$Planilha2.$E$2]*[$Planilha1.$A52])" office:value-type="float" office:value="0.258819073363928" calcext:value-type="float">
            <text:p>0,258819073363928</text:p>
          </table:table-cell>
          <table:table-cell table:formula="of:=COS([$Planilha2.$E$3]*[$Planilha1.$A52])" office:value-type="float" office:value="-0.866025374526076" calcext:value-type="float">
            <text:p>-0,866025374526076</text:p>
          </table:table-cell>
          <table:table-cell table:formula="of:=COS([$Planilha2.$E$4]*[$Planilha1.$A52])" office:value-type="float" office:value="-0.707106843252902" calcext:value-type="float">
            <text:p>-0,707106843252902</text:p>
          </table:table-cell>
          <table:table-cell table:formula="of:=COS([$Planilha2.$E$5]*[$Planilha1.$A52])" office:value-type="float" office:value="0.499999898646059" calcext:value-type="float">
            <text:p>0,499999898646059</text:p>
          </table:table-cell>
          <table:table-cell table:formula="of:=COS([$Planilha2.$E$6]*[$Planilha1.$A52])" office:value-type="float" office:value="0.965925864152164" calcext:value-type="float">
            <text:p>0,965925864152164</text:p>
          </table:table-cell>
          <table:table-cell table:formula="of:=COS([$Planilha2.$E$7]*[$Planilha1.$A52])" office:value-type="float" office:value="0.000000175550169374278" calcext:value-type="float">
            <text:p>1,75550169374278E-07</text:p>
          </table:table-cell>
          <table:table-cell table:formula="of:=COS([$Planilha2.$E$8]*[$Planilha1.$A52])" office:value-type="float" office:value="-0.9659257732807" calcext:value-type="float">
            <text:p>-0,9659257732807</text:p>
          </table:table-cell>
          <table:table-cell table:formula="of:=COS([$Planilha2.$E$9]*[$Planilha1.$A52])" office:value-type="float" office:value="-0.500000202707861" calcext:value-type="float">
            <text:p>-0,500000202707861</text:p>
          </table:table-cell>
          <table:table-cell table:formula="of:=COS([$Planilha2.$E$10]*[$Planilha1.$A52])" office:value-type="float" office:value="0.70710659498745" calcext:value-type="float">
            <text:p>0,70710659498745</text:p>
          </table:table-cell>
          <table:table-cell table:formula="of:=COS([$Planilha2.$E$11]*[$Planilha1.$A52])" office:value-type="float" office:value="0.86602555007621" calcext:value-type="float">
            <text:p>0,86602555007621</text:p>
          </table:table-cell>
          <table:table-cell table:formula="of:=COS([$Planilha2.$E$12]*[$Planilha1.$A52])" office:value-type="float" office:value="-0.258818734227029" calcext:value-type="float">
            <text:p>-0,258818734227029</text:p>
          </table:table-cell>
          <table:table-cell table:formula="of:=COS([$Planilha2.$E$13]*[$Planilha1.$A52])" office:value-type="float" office:value="-0.999999999999938" calcext:value-type="float">
            <text:p>-0,999999999999938</text:p>
          </table:table-cell>
          <table:table-cell table:formula="of:=COS([$Planilha2.$E$14]*[$Planilha1.$A52])" office:value-type="float" office:value="-0.258819412500793" calcext:value-type="float">
            <text:p>-0,258819412500793</text:p>
          </table:table-cell>
          <table:table-cell table:formula="of:=COS([$Planilha2.$E$15]*[$Planilha1.$A52])" office:value-type="float" office:value="0.866025198975835" calcext:value-type="float">
            <text:p>0,866025198975835</text:p>
          </table:table-cell>
          <table:table-cell table:formula="of:=COS([$Planilha2.$E$16]*[$Planilha1.$A52])" office:value-type="float" office:value="0.707107091518268" calcext:value-type="float">
            <text:p>0,707107091518268</text:p>
          </table:table-cell>
          <table:table-cell table:formula="of:=COS([$Planilha2.$E$17]*[$Planilha1.$A52])" office:value-type="float" office:value="-0.499999594584196" calcext:value-type="float">
            <text:p>-0,499999594584196</text:p>
          </table:table-cell>
          <table:table-cell table:formula="of:=COS([$Planilha2.$E$18]*[$Planilha1.$A52])" office:value-type="float" office:value="-0.965925955023508" calcext:value-type="float">
            <text:p>-0,965925955023508</text:p>
          </table:table-cell>
          <table:table-cell table:formula="of:=COS([$Planilha2.$E$19]*[$Planilha1.$A52])" office:value-type="float" office:value="-0.000000526650509010991" calcext:value-type="float">
            <text:p>-5,26650509010991E-07</text:p>
          </table:table-cell>
          <table:table-cell table:formula="of:=COS([$Planilha2.$E$20]*[$Planilha1.$A52])" office:value-type="float" office:value="0.965925682409116" calcext:value-type="float">
            <text:p>0,965925682409116</text:p>
          </table:table-cell>
          <table:table-cell table:formula="of:=COS([$Planilha2.$E$201]*[$Planilha1.$A52])" office:value-type="float" office:value="1" calcext:value-type="float">
            <text:p>1</text:p>
          </table:table-cell>
          <table:table-cell table:formula="of:=COS([$Planilha2.$E$22]*[$Planilha1.$A52])" office:value-type="float" office:value="-0.707106346721911" calcext:value-type="float">
            <text:p>-0,707106346721911</text:p>
          </table:table-cell>
          <table:table-cell table:formula="of:=COS([$Planilha2.$E$23]*[$Planilha1.$A52])" office:value-type="float" office:value="-0.866025725626237" calcext:value-type="float">
            <text:p>-0,866025725626237</text:p>
          </table:table-cell>
          <table:table-cell table:formula="of:=COS([$Planilha2.$E$24]*[$Planilha1.$A52])" office:value-type="float" office:value="0.258818395090097" calcext:value-type="float">
            <text:p>0,258818395090097</text:p>
          </table:table-cell>
          <table:table-cell table:formula="of:=COS([$Planilha2.$E$25]*[$Planilha1.$A52])" office:value-type="float" office:value="0.999999999999753" calcext:value-type="float">
            <text:p>0,999999999999753</text:p>
          </table:table-cell>
          <table:table-cell table:formula="of:=COS([$Planilha2.$E$26]*[$Planilha1.$A52])" office:value-type="float" office:value="0.258819751637629" calcext:value-type="float">
            <text:p>0,258819751637629</text:p>
          </table:table-cell>
          <table:table-cell table:formula="of:=COS([$Planilha2.$E$27]*[$Planilha1.$A52])" office:value-type="float" office:value="-0.866025023425488" calcext:value-type="float">
            <text:p>-0,866025023425488</text:p>
          </table:table-cell>
          <table:table-cell table:formula="of:=COS([$Planilha2.$E$28]*[$Planilha1.$A52])" office:value-type="float" office:value="-0.707107339783547" calcext:value-type="float">
            <text:p>-0,707107339783547</text:p>
          </table:table-cell>
          <table:table-cell table:formula="of:=COS([$Planilha2.$E$29]*[$Planilha1.$A52])" office:value-type="float" office:value="0.499999290522269" calcext:value-type="float">
            <text:p>0,499999290522269</text:p>
          </table:table-cell>
          <table:table-cell table:formula="of:=COS([$Planilha2.$E$30]*[$Planilha1.$A52])" office:value-type="float" office:value="0.965926045894735" calcext:value-type="float">
            <text:p>0,965926045894735</text:p>
          </table:table-cell>
          <table:table-cell table:formula="of:=COS([$Planilha2.$E$31]*[$Planilha1.$A52])" office:value-type="float" office:value="0.000000877750849535817" calcext:value-type="float">
            <text:p>8,77750849535817E-07</text:p>
          </table:table-cell>
          <table:table-cell table:formula="of:=COS([$Planilha2.$E$32]*[$Planilha1.$A52])" office:value-type="float" office:value="-0.965925591537414" calcext:value-type="float">
            <text:p>-0,965925591537414</text:p>
          </table:table-cell>
          <table:table-cell table:formula="of:=COS([$Planilha2.$E$33]*[$Planilha1.$A52])" office:value-type="float" office:value="-0.500000810831279" calcext:value-type="float">
            <text:p>-0,500000810831279</text:p>
          </table:table-cell>
          <table:table-cell table:formula="of:=COS([$Planilha2.$E$34]*[$Planilha1.$A52])" office:value-type="float" office:value="0.707106098456288" calcext:value-type="float">
            <text:p>0,707106098456288</text:p>
          </table:table-cell>
          <table:table-cell table:formula="of:=COS([$Planilha2.$E$35]*[$Planilha1.$A52])" office:value-type="float" office:value="0.866025901176153" calcext:value-type="float">
            <text:p>0,866025901176153</text:p>
          </table:table-cell>
          <table:table-cell table:formula="of:=COS([$Planilha2.$E$36]*[$Planilha1.$A52])" office:value-type="float" office:value="-0.258818055953133" calcext:value-type="float">
            <text:p>-0,258818055953133</text:p>
          </table:table-cell>
        </table:table-row>
        <table:table-row table:style-name="ro1">
          <table:table-cell/>
          <table:table-cell table:formula="of:=COS([$Planilha2.E$1]*[$Planilha1.A53])" office:value-type="float" office:value="1" calcext:value-type="float">
            <text:p>1</text:p>
          </table:table-cell>
          <table:table-cell table:formula="of:=COS([$Planilha2.$E$2]*[$Planilha1.$A53])" office:value-type="float" office:value="0.233445392874855" calcext:value-type="float">
            <text:p>0,233445392874855</text:p>
          </table:table-cell>
          <table:table-cell table:formula="of:=COS([$Planilha2.$E$3]*[$Planilha1.$A53])" office:value-type="float" office:value="-0.891006497091009" calcext:value-type="float">
            <text:p>-0,891006497091009</text:p>
          </table:table-cell>
          <table:table-cell table:formula="of:=COS([$Planilha2.$E$4]*[$Planilha1.$A53])" office:value-type="float" office:value="-0.649448116409773" calcext:value-type="float">
            <text:p>-0,649448116409773</text:p>
          </table:table-cell>
          <table:table-cell table:formula="of:=COS([$Planilha2.$E$5]*[$Planilha1.$A53])" office:value-type="float" office:value="0.587785155716782" calcext:value-type="float">
            <text:p>0,587785155716782</text:p>
          </table:table-cell>
          <table:table-cell table:formula="of:=COS([$Planilha2.$E$6]*[$Planilha1.$A53])" office:value-type="float" office:value="0.923879589614397" calcext:value-type="float">
            <text:p>0,923879589614397</text:p>
          </table:table-cell>
          <table:table-cell table:formula="of:=COS([$Planilha2.$E$7]*[$Planilha1.$A53])" office:value-type="float" office:value="-0.156434288183596" calcext:value-type="float">
            <text:p>-0,156434288183596</text:p>
          </table:table-cell>
          <table:table-cell table:formula="of:=COS([$Planilha2.$E$8]*[$Planilha1.$A53])" office:value-type="float" office:value="-0.996917317342632" calcext:value-type="float">
            <text:p>-0,996917317342632</text:p>
          </table:table-cell>
          <table:table-cell table:formula="of:=COS([$Planilha2.$E$9]*[$Planilha1.$A53])" office:value-type="float" office:value="-0.309017221437997" calcext:value-type="float">
            <text:p>-0,309017221437997</text:p>
          </table:table-cell>
          <table:table-cell table:formula="of:=COS([$Planilha2.$E$10]*[$Planilha1.$A53])" office:value-type="float" office:value="0.852640024015253" calcext:value-type="float">
            <text:p>0,852640024015253</text:p>
          </table:table-cell>
          <table:table-cell table:formula="of:=COS([$Planilha2.$E$11]*[$Planilha1.$A53])" office:value-type="float" office:value="0.707106992212132" calcext:value-type="float">
            <text:p>0,707106992212132</text:p>
          </table:table-cell>
          <table:table-cell table:formula="of:=COS([$Planilha2.$E$12]*[$Planilha1.$A53])" office:value-type="float" office:value="-0.522498284812215" calcext:value-type="float">
            <text:p>-0,522498284812215</text:p>
          </table:table-cell>
          <table:table-cell table:formula="of:=COS([$Planilha2.$E$13]*[$Planilha1.$A53])" office:value-type="float" office:value="-0.951056626960983" calcext:value-type="float">
            <text:p>-0,951056626960983</text:p>
          </table:table-cell>
          <table:table-cell table:formula="of:=COS([$Planilha2.$E$14]*[$Planilha1.$A53])" office:value-type="float" office:value="0.0784587089579371" calcext:value-type="float">
            <text:p>0,078458708957937</text:p>
          </table:table-cell>
          <table:table-cell table:formula="of:=COS([$Planilha2.$E$15]*[$Planilha1.$A53])" office:value-type="float" office:value="0.987688275235261" calcext:value-type="float">
            <text:p>0,987688275235261</text:p>
          </table:table-cell>
          <table:table-cell table:formula="of:=COS([$Planilha2.$E$16]*[$Planilha1.$A53])" office:value-type="float" office:value="0.382683845942432" calcext:value-type="float">
            <text:p>0,382683845942432</text:p>
          </table:table-cell>
          <table:table-cell table:formula="of:=COS([$Planilha2.$E$17]*[$Planilha1.$A53])" office:value-type="float" office:value="-0.809016713709479" calcext:value-type="float">
            <text:p>-0,809016713709479</text:p>
          </table:table-cell>
          <table:table-cell table:formula="of:=COS([$Planilha2.$E$18]*[$Planilha1.$A53])" office:value-type="float" office:value="-0.760406295090898" calcext:value-type="float">
            <text:p>-0,760406295090898</text:p>
          </table:table-cell>
          <table:table-cell table:formula="of:=COS([$Planilha2.$E$19]*[$Planilha1.$A53])" office:value-type="float" office:value="0.453990021105463" calcext:value-type="float">
            <text:p>0,453990021105463</text:p>
          </table:table-cell>
          <table:table-cell table:formula="of:=COS([$Planilha2.$E$20]*[$Planilha1.$A53])" office:value-type="float" office:value="0.972370052767356" calcext:value-type="float">
            <text:p>0,972370052767356</text:p>
          </table:table-cell>
          <table:table-cell table:formula="of:=COS([$Planilha2.$E$201]*[$Planilha1.$A53])" office:value-type="float" office:value="1" calcext:value-type="float">
            <text:p>1</text:p>
          </table:table-cell>
          <table:table-cell table:formula="of:=COS([$Planilha2.$E$22]*[$Planilha1.$A53])" office:value-type="float" office:value="-0.972369774093984" calcext:value-type="float">
            <text:p>-0,972369774093984</text:p>
          </table:table-cell>
          <table:table-cell table:formula="of:=COS([$Planilha2.$E$23]*[$Planilha1.$A53])" office:value-type="float" office:value="-0.453991084736587" calcext:value-type="float">
            <text:p>-0,453991084736587</text:p>
          </table:table-cell>
          <table:table-cell table:formula="of:=COS([$Planilha2.$E$24]*[$Planilha1.$A53])" office:value-type="float" office:value="0.760405519817956" calcext:value-type="float">
            <text:p>0,760405519817956</text:p>
          </table:table-cell>
          <table:table-cell table:formula="of:=COS([$Planilha2.$E$25]*[$Planilha1.$A53])" office:value-type="float" office:value="0.809017415372806" calcext:value-type="float">
            <text:p>0,809017415372806</text:p>
          </table:table-cell>
          <table:table-cell table:formula="of:=COS([$Planilha2.$E$26]*[$Planilha1.$A53])" office:value-type="float" office:value="-0.382682743069348" calcext:value-type="float">
            <text:p>-0,382682743069348</text:p>
          </table:table-cell>
          <table:table-cell table:formula="of:=COS([$Planilha2.$E$27]*[$Planilha1.$A53])" office:value-type="float" office:value="-0.987688461977307" calcext:value-type="float">
            <text:p>-0,987688461977307</text:p>
          </table:table-cell>
          <table:table-cell table:formula="of:=COS([$Planilha2.$E$28]*[$Planilha1.$A53])" office:value-type="float" office:value="-0.0784598990191627" calcext:value-type="float">
            <text:p>-0,078459899019163</text:p>
          </table:table-cell>
          <table:table-cell table:formula="of:=COS([$Planilha2.$E$29]*[$Planilha1.$A53])" office:value-type="float" office:value="0.951056258074409" calcext:value-type="float">
            <text:p>0,951056258074409</text:p>
          </table:table-cell>
          <table:table-cell table:formula="of:=COS([$Planilha2.$E$30]*[$Planilha1.$A53])" office:value-type="float" office:value="0.522499302643704" calcext:value-type="float">
            <text:p>0,522499302643704</text:p>
          </table:table-cell>
          <table:table-cell table:formula="of:=COS([$Planilha2.$E$31]*[$Planilha1.$A53])" office:value-type="float" office:value="-0.707106148109418" calcext:value-type="float">
            <text:p>-0,707106148109418</text:p>
          </table:table-cell>
          <table:table-cell table:formula="of:=COS([$Planilha2.$E$32]*[$Planilha1.$A53])" office:value-type="float" office:value="-0.852640647742957" calcext:value-type="float">
            <text:p>-0,852640647742957</text:p>
          </table:table-cell>
          <table:table-cell table:formula="of:=COS([$Planilha2.$E$33]*[$Planilha1.$A53])" office:value-type="float" office:value="0.309016086122572" calcext:value-type="float">
            <text:p>0,309016086122572</text:p>
          </table:table-cell>
          <table:table-cell table:formula="of:=COS([$Planilha2.$E$34]*[$Planilha1.$A53])" office:value-type="float" office:value="0.996917411002021" calcext:value-type="float">
            <text:p>0,996917411002021</text:p>
          </table:table-cell>
          <table:table-cell table:formula="of:=COS([$Planilha2.$E$35]*[$Planilha1.$A53])" office:value-type="float" office:value="0.156435467227731" calcext:value-type="float">
            <text:p>0,156435467227731</text:p>
          </table:table-cell>
          <table:table-cell table:formula="of:=COS([$Planilha2.$E$36]*[$Planilha1.$A53])" office:value-type="float" office:value="-0.92387913278894" calcext:value-type="float">
            <text:p>-0,92387913278894</text:p>
          </table:table-cell>
        </table:table-row>
        <table:table-row table:style-name="ro1">
          <table:table-cell/>
          <table:table-cell table:formula="of:=COS([$Planilha2.E$1]*[$Planilha1.A54])" office:value-type="float" office:value="1" calcext:value-type="float">
            <text:p>1</text:p>
          </table:table-cell>
          <table:table-cell table:formula="of:=COS([$Planilha2.$E$2]*[$Planilha1.$A54])" office:value-type="float" office:value="0.207911720581515" calcext:value-type="float">
            <text:p>0,207911720581515</text:p>
          </table:table-cell>
          <table:table-cell table:formula="of:=COS([$Planilha2.$E$3]*[$Planilha1.$A54])" office:value-type="float" office:value="-0.913545432889668" calcext:value-type="float">
            <text:p>-0,913545432889668</text:p>
          </table:table-cell>
          <table:table-cell table:formula="of:=COS([$Planilha2.$E$4]*[$Planilha1.$A54])" office:value-type="float" office:value="-0.587785326144467" calcext:value-type="float">
            <text:p>-0,587785326144467</text:p>
          </table:table-cell>
          <table:table-cell table:formula="of:=COS([$Planilha2.$E$5]*[$Planilha1.$A54])" office:value-type="float" office:value="0.669130515907142" calcext:value-type="float">
            <text:p>0,669130515907142</text:p>
          </table:table-cell>
          <table:table-cell table:formula="of:=COS([$Planilha2.$E$6]*[$Planilha1.$A54])" office:value-type="float" office:value="0.866025479856169" calcext:value-type="float">
            <text:p>0,866025479856169</text:p>
          </table:table-cell>
          <table:table-cell table:formula="of:=COS([$Planilha2.$E$7]*[$Planilha1.$A54])" office:value-type="float" office:value="-0.309016820738484" calcext:value-type="float">
            <text:p>-0,309016820738484</text:p>
          </table:table-cell>
          <table:table-cell table:formula="of:=COS([$Planilha2.$E$8]*[$Planilha1.$A54])" office:value-type="float" office:value="-0.994521917632905" calcext:value-type="float">
            <text:p>-0,994521917632905</text:p>
          </table:table-cell>
          <table:table-cell table:formula="of:=COS([$Planilha2.$E$9]*[$Planilha1.$A54])" office:value-type="float" office:value="-0.104528705363685" calcext:value-type="float">
            <text:p>-0,104528705363685</text:p>
          </table:table-cell>
          <table:table-cell table:formula="of:=COS([$Planilha2.$E$10]*[$Planilha1.$A54])" office:value-type="float" office:value="0.95105643166826" calcext:value-type="float">
            <text:p>0,95105643166826</text:p>
          </table:table-cell>
          <table:table-cell table:formula="of:=COS([$Planilha2.$E$11]*[$Planilha1.$A54])" office:value-type="float" office:value="0.500000263520214" calcext:value-type="float">
            <text:p>0,500000263520214</text:p>
          </table:table-cell>
          <table:table-cell table:formula="of:=COS([$Planilha2.$E$12]*[$Planilha1.$A54])" office:value-type="float" office:value="-0.743144601508862" calcext:value-type="float">
            <text:p>-0,743144601508862</text:p>
          </table:table-cell>
          <table:table-cell table:formula="of:=COS([$Planilha2.$E$13]*[$Planilha1.$A54])" office:value-type="float" office:value="-0.809017209001359" calcext:value-type="float">
            <text:p>-0,809017209001359</text:p>
          </table:table-cell>
          <table:table-cell table:formula="of:=COS([$Planilha2.$E$14]*[$Planilha1.$A54])" office:value-type="float" office:value="0.406736281701809" calcext:value-type="float">
            <text:p>0,406736281701809</text:p>
          </table:table-cell>
          <table:table-cell table:formula="of:=COS([$Planilha2.$E$15]*[$Planilha1.$A54])" office:value-type="float" office:value="0.97814768930446" calcext:value-type="float">
            <text:p>0,97814768930446</text:p>
          </table:table-cell>
          <table:table-cell table:formula="of:=COS([$Planilha2.$E$16]*[$Planilha1.$A54])" office:value-type="float" office:value="0.000000456430440906016" calcext:value-type="float">
            <text:p>4,56430440906016E-07</text:p>
          </table:table-cell>
          <table:table-cell table:formula="of:=COS([$Planilha2.$E$17]*[$Planilha1.$A54])" office:value-type="float" office:value="-0.978147499509984" calcext:value-type="float">
            <text:p>-0,978147499509984</text:p>
          </table:table-cell>
          <table:table-cell table:formula="of:=COS([$Planilha2.$E$18]*[$Planilha1.$A54])" office:value-type="float" office:value="-0.406737115641692" calcext:value-type="float">
            <text:p>-0,406737115641692</text:p>
          </table:table-cell>
          <table:table-cell table:formula="of:=COS([$Planilha2.$E$19]*[$Planilha1.$A54])" office:value-type="float" office:value="0.809016672435128" calcext:value-type="float">
            <text:p>0,809016672435128</text:p>
          </table:table-cell>
          <table:table-cell table:formula="of:=COS([$Planilha2.$E$20]*[$Planilha1.$A54])" office:value-type="float" office:value="0.743145212331936" calcext:value-type="float">
            <text:p>0,743145212331936</text:p>
          </table:table-cell>
          <table:table-cell table:formula="of:=COS([$Planilha2.$E$201]*[$Planilha1.$A54])" office:value-type="float" office:value="1" calcext:value-type="float">
            <text:p>1</text:p>
          </table:table-cell>
          <table:table-cell table:formula="of:=COS([$Planilha2.$E$22]*[$Planilha1.$A54])" office:value-type="float" office:value="-0.951056713757628" calcext:value-type="float">
            <text:p>-0,951056713757628</text:p>
          </table:table-cell>
          <table:table-cell table:formula="of:=COS([$Planilha2.$E$23]*[$Planilha1.$A54])" office:value-type="float" office:value="0.10452779750353" calcext:value-type="float">
            <text:p>0,10452779750353</text:p>
          </table:table-cell>
          <table:table-cell table:formula="of:=COS([$Planilha2.$E$24]*[$Planilha1.$A54])" office:value-type="float" office:value="0.994521822212739" calcext:value-type="float">
            <text:p>0,994521822212739</text:p>
          </table:table-cell>
          <table:table-cell table:formula="of:=COS([$Planilha2.$E$25]*[$Planilha1.$A54])" office:value-type="float" office:value="0.309017688920697" calcext:value-type="float">
            <text:p>0,309017688920697</text:p>
          </table:table-cell>
          <table:table-cell table:formula="of:=COS([$Planilha2.$E$26]*[$Planilha1.$A54])" office:value-type="float" office:value="-0.866025023425488" calcext:value-type="float">
            <text:p>-0,866025023425488</text:p>
          </table:table-cell>
          <table:table-cell table:formula="of:=COS([$Planilha2.$E$27]*[$Planilha1.$A54])" office:value-type="float" office:value="-0.669131194294774" calcext:value-type="float">
            <text:p>-0,669131194294774</text:p>
          </table:table-cell>
          <table:table-cell table:formula="of:=COS([$Planilha2.$E$28]*[$Planilha1.$A54])" office:value-type="float" office:value="0.587784587624305" calcext:value-type="float">
            <text:p>0,587784587624305</text:p>
          </table:table-cell>
          <table:table-cell table:formula="of:=COS([$Planilha2.$E$29]*[$Planilha1.$A54])" office:value-type="float" office:value="0.913545804183308" calcext:value-type="float">
            <text:p>0,913545804183308</text:p>
          </table:table-cell>
          <table:table-cell table:formula="of:=COS([$Planilha2.$E$30]*[$Planilha1.$A54])" office:value-type="float" office:value="-0.207910827668751" calcext:value-type="float">
            <text:p>-0,207910827668751</text:p>
          </table:table-cell>
          <table:table-cell table:formula="of:=COS([$Planilha2.$E$31]*[$Planilha1.$A54])" office:value-type="float" office:value="-0.999999999999583" calcext:value-type="float">
            <text:p>-0,999999999999583</text:p>
          </table:table-cell>
          <table:table-cell table:formula="of:=COS([$Planilha2.$E$32]*[$Planilha1.$A54])" office:value-type="float" office:value="-0.207912613494102" calcext:value-type="float">
            <text:p>-0,207912613494102</text:p>
          </table:table-cell>
          <table:table-cell table:formula="of:=COS([$Planilha2.$E$33]*[$Planilha1.$A54])" office:value-type="float" office:value="0.913545061595268" calcext:value-type="float">
            <text:p>0,913545061595268</text:p>
          </table:table-cell>
          <table:table-cell table:formula="of:=COS([$Planilha2.$E$34]*[$Planilha1.$A54])" office:value-type="float" office:value="0.587786064664135" calcext:value-type="float">
            <text:p>0,587786064664135</text:p>
          </table:table-cell>
          <table:table-cell table:formula="of:=COS([$Planilha2.$E$35]*[$Planilha1.$A54])" office:value-type="float" office:value="-0.669129837518954" calcext:value-type="float">
            <text:p>-0,669129837518954</text:p>
          </table:table-cell>
          <table:table-cell table:formula="of:=COS([$Planilha2.$E$36]*[$Planilha1.$A54])" office:value-type="float" office:value="-0.86602593628613" calcext:value-type="float">
            <text:p>-0,86602593628613</text:p>
          </table:table-cell>
        </table:table-row>
        <table:table-row table:style-name="ro1">
          <table:table-cell/>
          <table:table-cell table:formula="of:=COS([$Planilha2.E$1]*[$Planilha1.A55])" office:value-type="float" office:value="1" calcext:value-type="float">
            <text:p>1</text:p>
          </table:table-cell>
          <table:table-cell table:formula="of:=COS([$Planilha2.$E$2]*[$Planilha1.$A55])" office:value-type="float" office:value="0.182235555986681" calcext:value-type="float">
            <text:p>0,182235555986681</text:p>
          </table:table-cell>
          <table:table-cell table:formula="of:=COS([$Planilha2.$E$3]*[$Planilha1.$A55])" office:value-type="float" office:value="-0.933580404268451" calcext:value-type="float">
            <text:p>-0,933580404268451</text:p>
          </table:table-cell>
          <table:table-cell table:formula="of:=COS([$Planilha2.$E$4]*[$Planilha1.$A55])" office:value-type="float" office:value="-0.522498644046943" calcext:value-type="float">
            <text:p>-0,522498644046943</text:p>
          </table:table-cell>
          <table:table-cell table:formula="of:=COS([$Planilha2.$E$5]*[$Planilha1.$A55])" office:value-type="float" office:value="0.743144742468088" calcext:value-type="float">
            <text:p>0,743144742468088</text:p>
          </table:table-cell>
          <table:table-cell table:formula="of:=COS([$Planilha2.$E$6]*[$Planilha1.$A55])" office:value-type="float" office:value="0.793353434691444" calcext:value-type="float">
            <text:p>0,793353434691444</text:p>
          </table:table-cell>
          <table:table-cell table:formula="of:=COS([$Planilha2.$E$7]*[$Planilha1.$A55])" office:value-type="float" office:value="-0.453990333938213" calcext:value-type="float">
            <text:p>-0,453990333938213</text:p>
          </table:table-cell>
          <table:table-cell table:formula="of:=COS([$Planilha2.$E$8]*[$Planilha1.$A55])" office:value-type="float" office:value="-0.958819796527062" calcext:value-type="float">
            <text:p>-0,958819796527062</text:p>
          </table:table-cell>
          <table:table-cell table:formula="of:=COS([$Planilha2.$E$9]*[$Planilha1.$A55])" office:value-type="float" office:value="0.104528216515922" calcext:value-type="float">
            <text:p>0,104528216515922</text:p>
          </table:table-cell>
          <table:table-cell table:formula="of:=COS([$Planilha2.$E$10]*[$Planilha1.$A55])" office:value-type="float" office:value="0.996917311833212" calcext:value-type="float">
            <text:p>0,996917311833212</text:p>
          </table:table-cell>
          <table:table-cell table:formula="of:=COS([$Planilha2.$E$11]*[$Planilha1.$A55])" office:value-type="float" office:value="0.258819344673424" calcext:value-type="float">
            <text:p>0,258819344673424</text:p>
          </table:table-cell>
          <table:table-cell table:formula="of:=COS([$Planilha2.$E$12]*[$Planilha1.$A55])" office:value-type="float" office:value="-0.902585137479873" calcext:value-type="float">
            <text:p>-0,902585137479873</text:p>
          </table:table-cell>
          <table:table-cell table:formula="of:=COS([$Planilha2.$E$13]*[$Planilha1.$A55])" office:value-type="float" office:value="-0.58778555338134" calcext:value-type="float">
            <text:p>-0,58778555338134</text:p>
          </table:table-cell>
          <table:table-cell table:formula="of:=COS([$Planilha2.$E$14]*[$Planilha1.$A55])" office:value-type="float" office:value="0.688354283237098" calcext:value-type="float">
            <text:p>0,688354283237098</text:p>
          </table:table-cell>
          <table:table-cell table:formula="of:=COS([$Planilha2.$E$15]*[$Planilha1.$A55])" office:value-type="float" office:value="0.838670804424393" calcext:value-type="float">
            <text:p>0,838670804424393</text:p>
          </table:table-cell>
          <table:table-cell table:formula="of:=COS([$Planilha2.$E$16]*[$Planilha1.$A55])" office:value-type="float" office:value="-0.382683002568948" calcext:value-type="float">
            <text:p>-0,382683002568948</text:p>
          </table:table-cell>
          <table:table-cell table:formula="of:=COS([$Planilha2.$E$17]*[$Planilha1.$A55])" office:value-type="float" office:value="-0.978147703904001" calcext:value-type="float">
            <text:p>-0,978147703904001</text:p>
          </table:table-cell>
          <table:table-cell table:formula="of:=COS([$Planilha2.$E$18]*[$Planilha1.$A55])" office:value-type="float" office:value="0.0261764212528672" calcext:value-type="float">
            <text:p>0,026176421252867</text:p>
          </table:table-cell>
          <table:table-cell table:formula="of:=COS([$Planilha2.$E$19]*[$Planilha1.$A55])" office:value-type="float" office:value="0.987688253265516" calcext:value-type="float">
            <text:p>0,987688253265516</text:p>
          </table:table-cell>
          <table:table-cell table:formula="of:=COS([$Planilha2.$E$20]*[$Planilha1.$A55])" office:value-type="float" office:value="0.333807414697845" calcext:value-type="float">
            <text:p>0,333807414697845</text:p>
          </table:table-cell>
          <table:table-cell table:formula="of:=COS([$Planilha2.$E$201]*[$Planilha1.$A55])" office:value-type="float" office:value="1" calcext:value-type="float">
            <text:p>1</text:p>
          </table:table-cell>
          <table:table-cell table:formula="of:=COS([$Planilha2.$E$22]*[$Planilha1.$A55])" office:value-type="float" office:value="-0.649448543575705" calcext:value-type="float">
            <text:p>-0,649448543575705</text:p>
          </table:table-cell>
          <table:table-cell table:formula="of:=COS([$Planilha2.$E$23]*[$Planilha1.$A55])" office:value-type="float" office:value="0.629319860799122" calcext:value-type="float">
            <text:p>0,629319860799122</text:p>
          </table:table-cell>
          <table:table-cell table:formula="of:=COS([$Planilha2.$E$24]*[$Planilha1.$A55])" office:value-type="float" office:value="0.878817453028083" calcext:value-type="float">
            <text:p>0,878817453028083</text:p>
          </table:table-cell>
          <table:table-cell table:formula="of:=COS([$Planilha2.$E$25]*[$Planilha1.$A55])" office:value-type="float" office:value="-0.309016286472384" calcext:value-type="float">
            <text:p>-0,309016286472384</text:p>
          </table:table-cell>
          <table:table-cell table:formula="of:=COS([$Planilha2.$E$26]*[$Planilha1.$A55])" office:value-type="float" office:value="-0.991444962576549" calcext:value-type="float">
            <text:p>-0,991444962576549</text:p>
          </table:table-cell>
          <table:table-cell table:formula="of:=COS([$Planilha2.$E$27]*[$Planilha1.$A55])" office:value-type="float" office:value="-0.0523367614982811" calcext:value-type="float">
            <text:p>-0,052336761498281</text:p>
          </table:table-cell>
          <table:table-cell table:formula="of:=COS([$Planilha2.$E$28]*[$Planilha1.$A55])" office:value-type="float" office:value="0.972369724916186" calcext:value-type="float">
            <text:p>0,972369724916186</text:p>
          </table:table-cell>
          <table:table-cell table:formula="of:=COS([$Planilha2.$E$29]*[$Planilha1.$A55])" office:value-type="float" office:value="0.406737436387717" calcext:value-type="float">
            <text:p>0,406737436387717</text:p>
          </table:table-cell>
          <table:table-cell table:formula="of:=COS([$Planilha2.$E$30]*[$Planilha1.$A55])" office:value-type="float" office:value="-0.824125679194759" calcext:value-type="float">
            <text:p>-0,824125679194759</text:p>
          </table:table-cell>
          <table:table-cell table:formula="of:=COS([$Planilha2.$E$31]*[$Planilha1.$A55])" office:value-type="float" office:value="-0.70710743908963" calcext:value-type="float">
            <text:p>-0,70710743908963</text:p>
          </table:table-cell>
          <table:table-cell table:formula="of:=COS([$Planilha2.$E$32]*[$Planilha1.$A55])" office:value-type="float" office:value="0.566405444585128" calcext:value-type="float">
            <text:p>0,566405444585128</text:p>
          </table:table-cell>
          <table:table-cell table:formula="of:=COS([$Planilha2.$E$33]*[$Planilha1.$A55])" office:value-type="float" office:value="0.913545861305339" calcext:value-type="float">
            <text:p>0,913545861305339</text:p>
          </table:table-cell>
          <table:table-cell table:formula="of:=COS([$Planilha2.$E$34]*[$Planilha1.$A55])" office:value-type="float" office:value="-0.233444368676514" calcext:value-type="float">
            <text:p>-0,233444368676514</text:p>
          </table:table-cell>
          <table:table-cell table:formula="of:=COS([$Planilha2.$E$35]*[$Planilha1.$A55])" office:value-type="float" office:value="-0.998629589940785" calcext:value-type="float">
            <text:p>-0,998629589940785</text:p>
          </table:table-cell>
          <table:table-cell table:formula="of:=COS([$Planilha2.$E$36]*[$Planilha1.$A55])" office:value-type="float" office:value="-0.130527268418715" calcext:value-type="float">
            <text:p>-0,130527268418715</text:p>
          </table:table-cell>
        </table:table-row>
        <table:table-row table:style-name="ro1">
          <table:table-cell/>
          <table:table-cell table:formula="of:=COS([$Planilha2.E$1]*[$Planilha1.A56])" office:value-type="float" office:value="1" calcext:value-type="float">
            <text:p>1</text:p>
          </table:table-cell>
          <table:table-cell table:formula="of:=COS([$Planilha2.$E$2]*[$Planilha1.$A56])" office:value-type="float" office:value="0.156434496250225" calcext:value-type="float">
            <text:p>0,156434496250225</text:p>
          </table:table-cell>
          <table:table-cell table:formula="of:=COS([$Planilha2.$E$3]*[$Planilha1.$A56])" office:value-type="float" office:value="-0.951056496765877" calcext:value-type="float">
            <text:p>-0,951056496765877</text:p>
          </table:table-cell>
          <table:table-cell table:formula="of:=COS([$Planilha2.$E$4]*[$Planilha1.$A56])" office:value-type="float" office:value="-0.453990584204372" calcext:value-type="float">
            <text:p>-0,453990584204372</text:p>
          </table:table-cell>
          <table:table-cell table:formula="of:=COS([$Planilha2.$E$5]*[$Planilha1.$A56])" office:value-type="float" office:value="0.809016920081165" calcext:value-type="float">
            <text:p>0,809016920081165</text:p>
          </table:table-cell>
          <table:table-cell table:formula="of:=COS([$Planilha2.$E$6]*[$Planilha1.$A56])" office:value-type="float" office:value="0.707106892905982" calcext:value-type="float">
            <text:p>0,707106892905982</text:p>
          </table:table-cell>
          <table:table-cell table:formula="of:=COS([$Planilha2.$E$7]*[$Planilha1.$A56])" office:value-type="float" office:value="-0.587785098907547" calcext:value-type="float">
            <text:p>-0,587785098907547</text:p>
          </table:table-cell>
          <table:table-cell table:formula="of:=COS([$Planilha2.$E$8]*[$Planilha1.$A56])" office:value-type="float" office:value="-0.891006624607964" calcext:value-type="float">
            <text:p>-0,891006624607964</text:p>
          </table:table-cell>
          <table:table-cell table:formula="of:=COS([$Planilha2.$E$9]*[$Planilha1.$A56])" office:value-type="float" office:value="0.309016753955228" calcext:value-type="float">
            <text:p>0,309016753955228</text:p>
          </table:table-cell>
          <table:table-cell table:formula="of:=COS([$Planilha2.$E$10]*[$Planilha1.$A56])" office:value-type="float" office:value="0.987688385083695" calcext:value-type="float">
            <text:p>0,987688385083695</text:p>
          </table:table-cell>
          <table:table-cell table:formula="of:=COS([$Planilha2.$E$11]*[$Planilha1.$A56])" office:value-type="float" office:value="0.000000315990304696061" calcext:value-type="float">
            <text:p>3,15990304696061E-07</text:p>
          </table:table-cell>
          <table:table-cell table:formula="of:=COS([$Planilha2.$E$12]*[$Planilha1.$A56])" office:value-type="float" office:value="-0.987688286220126" calcext:value-type="float">
            <text:p>-0,987688286220126</text:p>
          </table:table-cell>
          <table:table-cell table:formula="of:=COS([$Planilha2.$E$13]*[$Planilha1.$A56])" office:value-type="float" office:value="-0.309017355004491" calcext:value-type="float">
            <text:p>-0,309017355004491</text:p>
          </table:table-cell>
          <table:table-cell table:formula="of:=COS([$Planilha2.$E$14]*[$Planilha1.$A56])" office:value-type="float" office:value="0.891006337694719" calcext:value-type="float">
            <text:p>0,891006337694719</text:p>
          </table:table-cell>
          <table:table-cell table:formula="of:=COS([$Planilha2.$E$15]*[$Planilha1.$A56])" office:value-type="float" office:value="0.587785610190555" calcext:value-type="float">
            <text:p>0,587785610190555</text:p>
          </table:table-cell>
          <table:table-cell table:formula="of:=COS([$Planilha2.$E$16]*[$Planilha1.$A56])" office:value-type="float" office:value="-0.707106446028137" calcext:value-type="float">
            <text:p>-0,707106446028137</text:p>
          </table:table-cell>
          <table:table-cell table:formula="of:=COS([$Planilha2.$E$17]*[$Planilha1.$A56])" office:value-type="float" office:value="-0.809017291549948" calcext:value-type="float">
            <text:p>-0,809017291549948</text:p>
          </table:table-cell>
          <table:table-cell table:formula="of:=COS([$Planilha2.$E$18]*[$Planilha1.$A56])" office:value-type="float" office:value="0.453990021105466" calcext:value-type="float">
            <text:p>0,453990021105466</text:p>
          </table:table-cell>
          <table:table-cell table:formula="of:=COS([$Planilha2.$E$19]*[$Planilha1.$A56])" office:value-type="float" office:value="0.951056692058473" calcext:value-type="float">
            <text:p>0,951056692058473</text:p>
          </table:table-cell>
          <table:table-cell table:formula="of:=COS([$Planilha2.$E$20]*[$Planilha1.$A56])" office:value-type="float" office:value="-0.156433872050315" calcext:value-type="float">
            <text:p>-0,156433872050315</text:p>
          </table:table-cell>
          <table:table-cell table:formula="of:=COS([$Planilha2.$E$201]*[$Planilha1.$A56])" office:value-type="float" office:value="1" calcext:value-type="float">
            <text:p>1</text:p>
          </table:table-cell>
          <table:table-cell table:formula="of:=COS([$Planilha2.$E$22]*[$Planilha1.$A56])" office:value-type="float" office:value="-0.156435120450068" calcext:value-type="float">
            <text:p>-0,156435120450068</text:p>
          </table:table-cell>
          <table:table-cell table:formula="of:=COS([$Planilha2.$E$23]*[$Planilha1.$A56])" office:value-type="float" office:value="0.9510563014729" calcext:value-type="float">
            <text:p>0,9510563014729</text:p>
          </table:table-cell>
          <table:table-cell table:formula="of:=COS([$Planilha2.$E$24]*[$Planilha1.$A56])" office:value-type="float" office:value="0.453991147303101" calcext:value-type="float">
            <text:p>0,453991147303101</text:p>
          </table:table-cell>
          <table:table-cell table:formula="of:=COS([$Planilha2.$E$25]*[$Planilha1.$A56])" office:value-type="float" office:value="-0.809016548612057" calcext:value-type="float">
            <text:p>-0,809016548612057</text:p>
          </table:table-cell>
          <table:table-cell table:formula="of:=COS([$Planilha2.$E$26]*[$Planilha1.$A56])" office:value-type="float" office:value="-0.707107339783542" calcext:value-type="float">
            <text:p>-0,707107339783542</text:p>
          </table:table-cell>
          <table:table-cell table:formula="of:=COS([$Planilha2.$E$27]*[$Planilha1.$A56])" office:value-type="float" office:value="0.58778458762431" calcext:value-type="float">
            <text:p>0,58778458762431</text:p>
          </table:table-cell>
          <table:table-cell table:formula="of:=COS([$Planilha2.$E$28]*[$Planilha1.$A56])" office:value-type="float" office:value="0.891006911520857" calcext:value-type="float">
            <text:p>0,891006911520857</text:p>
          </table:table-cell>
          <table:table-cell table:formula="of:=COS([$Planilha2.$E$29]*[$Planilha1.$A56])" office:value-type="float" office:value="-0.309016152905835" calcext:value-type="float">
            <text:p>-0,309016152905835</text:p>
          </table:table-cell>
          <table:table-cell table:formula="of:=COS([$Planilha2.$E$30]*[$Planilha1.$A56])" office:value-type="float" office:value="-0.987688483946869" calcext:value-type="float">
            <text:p>-0,987688483946869</text:p>
          </table:table-cell>
          <table:table-cell table:formula="of:=COS([$Planilha2.$E$31]*[$Planilha1.$A56])" office:value-type="float" office:value="-0.000000947970914088057" calcext:value-type="float">
            <text:p>-9,47970914088057E-07</text:p>
          </table:table-cell>
          <table:table-cell table:formula="of:=COS([$Planilha2.$E$32]*[$Planilha1.$A56])" office:value-type="float" office:value="0.987688187356164" calcext:value-type="float">
            <text:p>0,987688187356164</text:p>
          </table:table-cell>
          <table:table-cell table:formula="of:=COS([$Planilha2.$E$33]*[$Planilha1.$A56])" office:value-type="float" office:value="0.309017956053628" calcext:value-type="float">
            <text:p>0,309017956053628</text:p>
          </table:table-cell>
          <table:table-cell table:formula="of:=COS([$Planilha2.$E$34]*[$Planilha1.$A56])" office:value-type="float" office:value="-0.891006050781118" calcext:value-type="float">
            <text:p>-0,891006050781118</text:p>
          </table:table-cell>
          <table:table-cell table:formula="of:=COS([$Planilha2.$E$35]*[$Planilha1.$A56])" office:value-type="float" office:value="-0.587786121473317" calcext:value-type="float">
            <text:p>-0,587786121473317</text:p>
          </table:table-cell>
          <table:table-cell table:formula="of:=COS([$Planilha2.$E$36]*[$Planilha1.$A56])" office:value-type="float" office:value="0.707105999150012" calcext:value-type="float">
            <text:p>0,707105999150012</text:p>
          </table:table-cell>
        </table:table-row>
        <table:table-row table:style-name="ro1">
          <table:table-cell/>
          <table:table-cell table:formula="of:=COS([$Planilha2.E$1]*[$Planilha1.A57])" office:value-type="float" office:value="1" calcext:value-type="float">
            <text:p>1</text:p>
          </table:table-cell>
          <table:table-cell table:formula="of:=COS([$Planilha2.$E$2]*[$Planilha1.$A57])" office:value-type="float" office:value="0.130526224128909" calcext:value-type="float">
            <text:p>0,130526224128909</text:p>
          </table:table-cell>
          <table:table-cell table:formula="of:=COS([$Planilha2.$E$3]*[$Planilha1.$A57])" office:value-type="float" office:value="-0.9659258096293" calcext:value-type="float">
            <text:p>-0,9659258096293</text:p>
          </table:table-cell>
          <table:table-cell table:formula="of:=COS([$Planilha2.$E$4]*[$Planilha1.$A57])" office:value-type="float" office:value="-0.382683521568053" calcext:value-type="float">
            <text:p>-0,382683521568053</text:p>
          </table:table-cell>
          <table:table-cell table:formula="of:=COS([$Planilha2.$E$5]*[$Planilha1.$A57])" office:value-type="float" office:value="0.866025339416036" calcext:value-type="float">
            <text:p>0,866025339416036</text:p>
          </table:table-cell>
          <table:table-cell table:formula="of:=COS([$Planilha2.$E$6]*[$Planilha1.$A57])" office:value-type="float" office:value="0.608761556675917" calcext:value-type="float">
            <text:p>0,608761556675917</text:p>
          </table:table-cell>
          <table:table-cell table:formula="of:=COS([$Planilha2.$E$7]*[$Planilha1.$A57])" office:value-type="float" office:value="-0.707106644640547" calcext:value-type="float">
            <text:p>-0,707106644640547</text:p>
          </table:table-cell>
          <table:table-cell table:formula="of:=COS([$Planilha2.$E$8]*[$Planilha1.$A57])" office:value-type="float" office:value="-0.793353477438702" calcext:value-type="float">
            <text:p>-0,793353477438702</text:p>
          </table:table-cell>
          <table:table-cell table:formula="of:=COS([$Planilha2.$E$9]*[$Planilha1.$A57])" office:value-type="float" office:value="0.499999777021321" calcext:value-type="float">
            <text:p>0,499999777021321</text:p>
          </table:table-cell>
          <table:table-cell table:formula="of:=COS([$Planilha2.$E$10]*[$Planilha1.$A57])" office:value-type="float" office:value="0.923879643358481" calcext:value-type="float">
            <text:p>0,923879643358481</text:p>
          </table:table-cell>
          <table:table-cell table:formula="of:=COS([$Planilha2.$E$11]*[$Planilha1.$A57])" office:value-type="float" office:value="-0.258818734227029" calcext:value-type="float">
            <text:p>-0,258818734227029</text:p>
          </table:table-cell>
          <table:table-cell table:formula="of:=COS([$Planilha2.$E$12]*[$Planilha1.$A57])" office:value-type="float" office:value="-0.991444907583437" calcext:value-type="float">
            <text:p>-0,991444907583437</text:p>
          </table:table-cell>
          <table:table-cell table:formula="of:=COS([$Planilha2.$E$13]*[$Planilha1.$A57])" office:value-type="float" office:value="-0.00000038621037280104" calcext:value-type="float">
            <text:p>-3,8621037280104E-07</text:p>
          </table:table-cell>
          <table:table-cell table:formula="of:=COS([$Planilha2.$E$14]*[$Planilha1.$A57])" office:value-type="float" office:value="0.991444806762274" calcext:value-type="float">
            <text:p>0,991444806762274</text:p>
          </table:table-cell>
          <table:table-cell table:formula="of:=COS([$Planilha2.$E$15]*[$Planilha1.$A57])" office:value-type="float" office:value="0.258819480328163" calcext:value-type="float">
            <text:p>0,258819480328163</text:p>
          </table:table-cell>
          <table:table-cell table:formula="of:=COS([$Planilha2.$E$16]*[$Planilha1.$A57])" office:value-type="float" office:value="-0.923879347765791" calcext:value-type="float">
            <text:p>-0,923879347765791</text:p>
          </table:table-cell>
          <table:table-cell table:formula="of:=COS([$Planilha2.$E$17]*[$Planilha1.$A57])" office:value-type="float" office:value="-0.500000445957258" calcext:value-type="float">
            <text:p>-0,500000445957258</text:p>
          </table:table-cell>
          <table:table-cell table:formula="of:=COS([$Planilha2.$E$18]*[$Planilha1.$A57])" office:value-type="float" office:value="0.793353007218649" calcext:value-type="float">
            <text:p>0,793353007218649</text:p>
          </table:table-cell>
          <table:table-cell table:formula="of:=COS([$Planilha2.$E$19]*[$Planilha1.$A57])" office:value-type="float" office:value="0.707107190824388" calcext:value-type="float">
            <text:p>0,707107190824388</text:p>
          </table:table-cell>
          <table:table-cell table:formula="of:=COS([$Planilha2.$E$20]*[$Planilha1.$A57])" office:value-type="float" office:value="-0.608760943873232" calcext:value-type="float">
            <text:p>-0,608760943873232</text:p>
          </table:table-cell>
          <table:table-cell table:formula="of:=COS([$Planilha2.$E$201]*[$Planilha1.$A57])" office:value-type="float" office:value="1" calcext:value-type="float">
            <text:p>1</text:p>
          </table:table-cell>
          <table:table-cell table:formula="of:=COS([$Planilha2.$E$22]*[$Planilha1.$A57])" office:value-type="float" office:value="0.38268280794425" calcext:value-type="float">
            <text:p>0,38268280794425</text:p>
          </table:table-cell>
          <table:table-cell table:formula="of:=COS([$Planilha2.$E$23]*[$Planilha1.$A57])" office:value-type="float" office:value="0.965926009546259" calcext:value-type="float">
            <text:p>0,965926009546259</text:p>
          </table:table-cell>
          <table:table-cell table:formula="of:=COS([$Planilha2.$E$24]*[$Planilha1.$A57])" office:value-type="float" office:value="-0.130525458316296" calcext:value-type="float">
            <text:p>-0,130525458316296</text:p>
          </table:table-cell>
          <table:table-cell table:formula="of:=COS([$Planilha2.$E$25]*[$Planilha1.$A57])" office:value-type="float" office:value="-0.999999999999702" calcext:value-type="float">
            <text:p>-0,999999999999702</text:p>
          </table:table-cell>
          <table:table-cell table:formula="of:=COS([$Planilha2.$E$26]*[$Planilha1.$A57])" office:value-type="float" office:value="-0.13052698994144" calcext:value-type="float">
            <text:p>-0,13052698994144</text:p>
          </table:table-cell>
          <table:table-cell table:formula="of:=COS([$Planilha2.$E$27]*[$Planilha1.$A57])" office:value-type="float" office:value="0.965925609711765" calcext:value-type="float">
            <text:p>0,965925609711765</text:p>
          </table:table-cell>
          <table:table-cell table:formula="of:=COS([$Planilha2.$E$28]*[$Planilha1.$A57])" office:value-type="float" office:value="0.382684235191631" calcext:value-type="float">
            <text:p>0,382684235191631</text:p>
          </table:table-cell>
          <table:table-cell table:formula="of:=COS([$Planilha2.$E$29]*[$Planilha1.$A57])" office:value-type="float" office:value="-0.866024953205319" calcext:value-type="float">
            <text:p>-0,866024953205319</text:p>
          </table:table-cell>
          <table:table-cell table:formula="of:=COS([$Planilha2.$E$30]*[$Planilha1.$A57])" office:value-type="float" office:value="-0.608762169478238" calcext:value-type="float">
            <text:p>-0,608762169478238</text:p>
          </table:table-cell>
          <table:table-cell table:formula="of:=COS([$Planilha2.$E$31]*[$Planilha1.$A57])" office:value-type="float" office:value="0.707106098456288" calcext:value-type="float">
            <text:p>0,707106098456288</text:p>
          </table:table-cell>
          <table:table-cell table:formula="of:=COS([$Planilha2.$E$32]*[$Planilha1.$A57])" office:value-type="float" office:value="0.793353947658282" calcext:value-type="float">
            <text:p>0,793353947658282</text:p>
          </table:table-cell>
          <table:table-cell table:formula="of:=COS([$Planilha2.$E$33]*[$Planilha1.$A57])" office:value-type="float" office:value="-0.499999108085086" calcext:value-type="float">
            <text:p>-0,499999108085086</text:p>
          </table:table-cell>
          <table:table-cell table:formula="of:=COS([$Planilha2.$E$34]*[$Planilha1.$A57])" office:value-type="float" office:value="-0.923879938950618" calcext:value-type="float">
            <text:p>-0,923879938950618</text:p>
          </table:table-cell>
          <table:table-cell table:formula="of:=COS([$Planilha2.$E$35]*[$Planilha1.$A57])" office:value-type="float" office:value="0.258817988125747" calcext:value-type="float">
            <text:p>0,258817988125747</text:p>
          </table:table-cell>
          <table:table-cell table:formula="of:=COS([$Planilha2.$E$36]*[$Planilha1.$A57])" office:value-type="float" office:value="0.991445008404008" calcext:value-type="float">
            <text:p>0,991445008404008</text:p>
          </table:table-cell>
        </table:table-row>
        <table:table-row table:style-name="ro1">
          <table:table-cell/>
          <table:table-cell table:formula="of:=COS([$Planilha2.E$1]*[$Planilha1.A58])" office:value-type="float" office:value="1" calcext:value-type="float">
            <text:p>1</text:p>
          </table:table-cell>
          <table:table-cell table:formula="of:=COS([$Planilha2.$E$2]*[$Planilha1.$A58])" office:value-type="float" office:value="0.104528495857504" calcext:value-type="float">
            <text:p>0,104528495857504</text:p>
          </table:table-cell>
          <table:table-cell table:formula="of:=COS([$Planilha2.$E$3]*[$Planilha1.$A58])" office:value-type="float" office:value="-0.978147587107535" calcext:value-type="float">
            <text:p>-0,978147587107535</text:p>
          </table:table-cell>
          <table:table-cell table:formula="of:=COS([$Planilha2.$E$4]*[$Planilha1.$A58])" office:value-type="float" office:value="-0.3090170878715" calcext:value-type="float">
            <text:p>-0,3090170878715</text:p>
          </table:table-cell>
          <table:table-cell table:formula="of:=COS([$Planilha2.$E$5]*[$Planilha1.$A58])" office:value-type="float" office:value="0.913545404328587" calcext:value-type="float">
            <text:p>0,913545404328587</text:p>
          </table:table-cell>
          <table:table-cell table:formula="of:=COS([$Planilha2.$E$6]*[$Planilha1.$A58])" office:value-type="float" office:value="0.500000141895507" calcext:value-type="float">
            <text:p>0,500000141895507</text:p>
          </table:table-cell>
          <table:table-cell table:formula="of:=COS([$Planilha2.$E$7]*[$Planilha1.$A58])" office:value-type="float" office:value="-0.809016878806835" calcext:value-type="float">
            <text:p>-0,809016878806835</text:p>
          </table:table-cell>
          <table:table-cell table:formula="of:=COS([$Planilha2.$E$8]*[$Planilha1.$A58])" office:value-type="float" office:value="-0.66913077682553" calcext:value-type="float">
            <text:p>-0,66913077682553</text:p>
          </table:table-cell>
          <table:table-cell table:formula="of:=COS([$Planilha2.$E$9]*[$Planilha1.$A58])" office:value-type="float" office:value="0.669130411539763" calcext:value-type="float">
            <text:p>0,669130411539763</text:p>
          </table:table-cell>
          <table:table-cell table:formula="of:=COS([$Planilha2.$E$10]*[$Planilha1.$A58])" office:value-type="float" office:value="0.809017167727058" calcext:value-type="float">
            <text:p>0,809017167727058</text:p>
          </table:table-cell>
          <table:table-cell table:formula="of:=COS([$Planilha2.$E$11]*[$Planilha1.$A58])" office:value-type="float" office:value="-0.499999716208947" calcext:value-type="float">
            <text:p>-0,499999716208947</text:p>
          </table:table-cell>
          <table:table-cell table:formula="of:=COS([$Planilha2.$E$12]*[$Planilha1.$A58])" office:value-type="float" office:value="-0.913545604256059" calcext:value-type="float">
            <text:p>-0,913545604256059</text:p>
          </table:table-cell>
          <table:table-cell table:formula="of:=COS([$Planilha2.$E$13]*[$Planilha1.$A58])" office:value-type="float" office:value="0.309016620388705" calcext:value-type="float">
            <text:p>0,309016620388705</text:p>
          </table:table-cell>
          <table:table-cell table:formula="of:=COS([$Planilha2.$E$14]*[$Planilha1.$A58])" office:value-type="float" office:value="0.97814768930446" calcext:value-type="float">
            <text:p>0,97814768930446</text:p>
          </table:table-cell>
          <table:table-cell table:formula="of:=COS([$Planilha2.$E$15]*[$Planilha1.$A58])" office:value-type="float" office:value="-0.104528007009725" calcext:value-type="float">
            <text:p>-0,104528007009725</text:p>
          </table:table-cell>
          <table:table-cell table:formula="of:=COS([$Planilha2.$E$16]*[$Planilha1.$A58])" office:value-type="float" office:value="-0.999999999999879" calcext:value-type="float">
            <text:p>-0,999999999999879</text:p>
          </table:table-cell>
          <table:table-cell table:formula="of:=COS([$Planilha2.$E$17]*[$Planilha1.$A58])" office:value-type="float" office:value="-0.104528984705255" calcext:value-type="float">
            <text:p>-0,104528984705255</text:p>
          </table:table-cell>
          <table:table-cell table:formula="of:=COS([$Planilha2.$E$18]*[$Planilha1.$A58])" office:value-type="float" office:value="0.978147484910375" calcext:value-type="float">
            <text:p>0,978147484910375</text:p>
          </table:table-cell>
          <table:table-cell table:formula="of:=COS([$Planilha2.$E$19]*[$Planilha1.$A58])" office:value-type="float" office:value="0.309017555354222" calcext:value-type="float">
            <text:p>0,309017555354222</text:p>
          </table:table-cell>
          <table:table-cell table:formula="of:=COS([$Planilha2.$E$20]*[$Planilha1.$A58])" office:value-type="float" office:value="-0.913545204400893" calcext:value-type="float">
            <text:p>-0,913545204400893</text:p>
          </table:table-cell>
          <table:table-cell table:formula="of:=COS([$Planilha2.$E$201]*[$Planilha1.$A58])" office:value-type="float" office:value="1" calcext:value-type="float">
            <text:p>1</text:p>
          </table:table-cell>
          <table:table-cell table:formula="of:=COS([$Planilha2.$E$22]*[$Planilha1.$A58])" office:value-type="float" office:value="0.809016589886415" calcext:value-type="float">
            <text:p>0,809016589886415</text:p>
          </table:table-cell>
          <table:table-cell table:formula="of:=COS([$Planilha2.$E$23]*[$Planilha1.$A58])" office:value-type="float" office:value="0.669131142111137" calcext:value-type="float">
            <text:p>0,669131142111137</text:p>
          </table:table-cell>
          <table:table-cell table:formula="of:=COS([$Planilha2.$E$24]*[$Planilha1.$A58])" office:value-type="float" office:value="-0.669130046253833" calcext:value-type="float">
            <text:p>-0,669130046253833</text:p>
          </table:table-cell>
          <table:table-cell table:formula="of:=COS([$Planilha2.$E$25]*[$Planilha1.$A58])" office:value-type="float" office:value="-0.809017456647085" calcext:value-type="float">
            <text:p>-0,809017456647085</text:p>
          </table:table-cell>
          <table:table-cell table:formula="of:=COS([$Planilha2.$E$26]*[$Planilha1.$A58])" office:value-type="float" office:value="0.499999290522269" calcext:value-type="float">
            <text:p>0,499999290522269</text:p>
          </table:table-cell>
          <table:table-cell table:formula="of:=COS([$Planilha2.$E$27]*[$Planilha1.$A58])" office:value-type="float" office:value="0.913545804183308" calcext:value-type="float">
            <text:p>0,913545804183308</text:p>
          </table:table-cell>
          <table:table-cell table:formula="of:=COS([$Planilha2.$E$28]*[$Planilha1.$A58])" office:value-type="float" office:value="-0.309016152905828" calcext:value-type="float">
            <text:p>-0,309016152905828</text:p>
          </table:table-cell>
          <table:table-cell table:formula="of:=COS([$Planilha2.$E$29]*[$Planilha1.$A58])" office:value-type="float" office:value="-0.97814779150115" calcext:value-type="float">
            <text:p>-0,97814779150115</text:p>
          </table:table-cell>
          <table:table-cell table:formula="of:=COS([$Planilha2.$E$30]*[$Planilha1.$A58])" office:value-type="float" office:value="0.104527518161922" calcext:value-type="float">
            <text:p>0,104527518161922</text:p>
          </table:table-cell>
          <table:table-cell table:formula="of:=COS([$Planilha2.$E$31]*[$Planilha1.$A58])" office:value-type="float" office:value="0.999999999999517" calcext:value-type="float">
            <text:p>0,999999999999517</text:p>
          </table:table-cell>
          <table:table-cell table:formula="of:=COS([$Planilha2.$E$32]*[$Planilha1.$A58])" office:value-type="float" office:value="0.104529473552982" calcext:value-type="float">
            <text:p>0,104529473552982</text:p>
          </table:table-cell>
          <table:table-cell table:formula="of:=COS([$Planilha2.$E$33]*[$Planilha1.$A58])" office:value-type="float" office:value="-0.978147382712977" calcext:value-type="float">
            <text:p>-0,978147382712977</text:p>
          </table:table-cell>
          <table:table-cell table:formula="of:=COS([$Planilha2.$E$34]*[$Planilha1.$A58])" office:value-type="float" office:value="-0.309018022836862" calcext:value-type="float">
            <text:p>-0,309018022836862</text:p>
          </table:table-cell>
          <table:table-cell table:formula="of:=COS([$Planilha2.$E$35]*[$Planilha1.$A58])" office:value-type="float" office:value="0.913545004472984" calcext:value-type="float">
            <text:p>0,913545004472984</text:p>
          </table:table-cell>
          <table:table-cell table:formula="of:=COS([$Planilha2.$E$36]*[$Planilha1.$A58])" office:value-type="float" office:value="0.500000993268267" calcext:value-type="float">
            <text:p>0,500000993268267</text:p>
          </table:table-cell>
        </table:table-row>
        <table:table-row table:style-name="ro1">
          <table:table-cell/>
          <table:table-cell table:formula="of:=COS([$Planilha2.E$1]*[$Planilha1.A59])" office:value-type="float" office:value="1" calcext:value-type="float">
            <text:p>1</text:p>
          </table:table-cell>
          <table:table-cell table:formula="of:=COS([$Planilha2.$E$2]*[$Planilha1.$A59])" office:value-type="float" office:value="0.0784591289795563" calcext:value-type="float">
            <text:p>0,078459128979556</text:p>
          </table:table-cell>
          <table:table-cell table:formula="of:=COS([$Planilha2.$E$3]*[$Planilha1.$A59])" office:value-type="float" office:value="-0.987688330159539" calcext:value-type="float">
            <text:p>-0,987688330159539</text:p>
          </table:table-cell>
          <table:table-cell table:formula="of:=COS([$Planilha2.$E$4]*[$Planilha1.$A59])" office:value-type="float" office:value="-0.233445461154736" calcext:value-type="float">
            <text:p>-0,233445461154736</text:p>
          </table:table-cell>
          <table:table-cell table:formula="of:=COS([$Planilha2.$E$5]*[$Planilha1.$A59])" office:value-type="float" office:value="0.951056475066676" calcext:value-type="float">
            <text:p>0,951056475066676</text:p>
          </table:table-cell>
          <table:table-cell table:formula="of:=COS([$Planilha2.$E$6]*[$Planilha1.$A59])" office:value-type="float" office:value="0.382683586442934" calcext:value-type="float">
            <text:p>0,382683586442934</text:p>
          </table:table-cell>
          <table:table-cell table:formula="of:=COS([$Planilha2.$E$7]*[$Planilha1.$A59])" office:value-type="float" office:value="-0.891006433332505" calcext:value-type="float">
            <text:p>-0,891006433332505</text:p>
          </table:table-cell>
          <table:table-cell table:formula="of:=COS([$Planilha2.$E$8]*[$Planilha1.$A59])" office:value-type="float" office:value="-0.522498763791832" calcext:value-type="float">
            <text:p>-0,522498763791832</text:p>
          </table:table-cell>
          <table:table-cell table:formula="of:=COS([$Planilha2.$E$9]*[$Planilha1.$A59])" office:value-type="float" office:value="0.809016837532501" calcext:value-type="float">
            <text:p>0,809016837532501</text:p>
          </table:table-cell>
          <table:table-cell table:formula="of:=COS([$Planilha2.$E$10]*[$Planilha1.$A59])" office:value-type="float" office:value="0.649448276597022" calcext:value-type="float">
            <text:p>0,649448276597022</text:p>
          </table:table-cell>
          <table:table-cell table:formula="of:=COS([$Planilha2.$E$11]*[$Planilha1.$A59])" office:value-type="float" office:value="-0.707106545334348" calcext:value-type="float">
            <text:p>-0,707106545334348</text:p>
          </table:table-cell>
          <table:table-cell table:formula="of:=COS([$Planilha2.$E$12]*[$Planilha1.$A59])" office:value-type="float" office:value="-0.760406203882377" calcext:value-type="float">
            <text:p>-0,760406203882377</text:p>
          </table:table-cell>
          <table:table-cell table:formula="of:=COS([$Planilha2.$E$13]*[$Planilha1.$A59])" office:value-type="float" office:value="0.587784928479824" calcext:value-type="float">
            <text:p>0,587784928479824</text:p>
          </table:table-cell>
          <table:table-cell table:formula="of:=COS([$Planilha2.$E$14]*[$Planilha1.$A59])" office:value-type="float" office:value="0.85264039091405" calcext:value-type="float">
            <text:p>0,85264039091405</text:p>
          </table:table-cell>
          <table:table-cell table:formula="of:=COS([$Planilha2.$E$15]*[$Planilha1.$A59])" office:value-type="float" office:value="-0.453990083672014" calcext:value-type="float">
            <text:p>-0,453990083672014</text:p>
          </table:table-cell>
          <table:table-cell table:formula="of:=COS([$Planilha2.$E$16]*[$Planilha1.$A59])" office:value-type="float" office:value="-0.923879723974575" calcext:value-type="float">
            <text:p>-0,923879723974575</text:p>
          </table:table-cell>
          <table:table-cell table:formula="of:=COS([$Planilha2.$E$17]*[$Planilha1.$A59])" office:value-type="float" office:value="0.309016486822179" calcext:value-type="float">
            <text:p>0,309016486822179</text:p>
          </table:table-cell>
          <table:table-cell table:formula="of:=COS([$Planilha2.$E$18]*[$Planilha1.$A59])" office:value-type="float" office:value="0.972370052767356" calcext:value-type="float">
            <text:p>0,972370052767356</text:p>
          </table:table-cell>
          <table:table-cell table:formula="of:=COS([$Planilha2.$E$19]*[$Planilha1.$A59])" office:value-type="float" office:value="-0.156433872050315" calcext:value-type="float">
            <text:p>-0,156433872050315</text:p>
          </table:table-cell>
          <table:table-cell table:formula="of:=COS([$Planilha2.$E$20]*[$Planilha1.$A59])" office:value-type="float" office:value="-0.99691738345529" calcext:value-type="float">
            <text:p>-0,99691738345529</text:p>
          </table:table-cell>
          <table:table-cell table:formula="of:=COS([$Planilha2.$E$201]*[$Planilha1.$A59])" office:value-type="float" office:value="1" calcext:value-type="float">
            <text:p>1</text:p>
          </table:table-cell>
          <table:table-cell table:formula="of:=COS([$Planilha2.$E$22]*[$Planilha1.$A59])" office:value-type="float" office:value="0.996917278776588" calcext:value-type="float">
            <text:p>0,996917278776588</text:p>
          </table:table-cell>
          <table:table-cell table:formula="of:=COS([$Planilha2.$E$23]*[$Planilha1.$A59])" office:value-type="float" office:value="0.156435189805613" calcext:value-type="float">
            <text:p>0,156435189805613</text:p>
          </table:table-cell>
          <table:table-cell table:formula="of:=COS([$Planilha2.$E$24]*[$Planilha1.$A59])" office:value-type="float" office:value="-0.972369741308789" calcext:value-type="float">
            <text:p>-0,972369741308789</text:p>
          </table:table-cell>
          <table:table-cell table:formula="of:=COS([$Planilha2.$E$25]*[$Planilha1.$A59])" office:value-type="float" office:value="-0.309017755703937" calcext:value-type="float">
            <text:p>-0,309017755703937</text:p>
          </table:table-cell>
          <table:table-cell table:formula="of:=COS([$Planilha2.$E$26]*[$Planilha1.$A59])" office:value-type="float" office:value="0.923879213405294" calcext:value-type="float">
            <text:p>0,923879213405294</text:p>
          </table:table-cell>
          <table:table-cell table:formula="of:=COS([$Planilha2.$E$27]*[$Planilha1.$A59])" office:value-type="float" office:value="0.453991272436127" calcext:value-type="float">
            <text:p>0,453991272436127</text:p>
          </table:table-cell>
          <table:table-cell table:formula="of:=COS([$Planilha2.$E$28]*[$Planilha1.$A59])" office:value-type="float" office:value="-0.852639693805971" calcext:value-type="float">
            <text:p>-0,852639693805971</text:p>
          </table:table-cell>
          <table:table-cell table:formula="of:=COS([$Planilha2.$E$29]*[$Planilha1.$A59])" office:value-type="float" office:value="-0.587786007854955" calcext:value-type="float">
            <text:p>-0,587786007854955</text:p>
          </table:table-cell>
          <table:table-cell table:formula="of:=COS([$Planilha2.$E$30]*[$Planilha1.$A59])" office:value-type="float" office:value="0.760405337400632" calcext:value-type="float">
            <text:p>0,760405337400632</text:p>
          </table:table-cell>
          <table:table-cell table:formula="of:=COS([$Planilha2.$E$31]*[$Planilha1.$A59])" office:value-type="float" office:value="0.707107488742676" calcext:value-type="float">
            <text:p>0,707107488742676</text:p>
          </table:table-cell>
          <table:table-cell table:formula="of:=COS([$Planilha2.$E$32]*[$Planilha1.$A59])" office:value-type="float" office:value="-0.649447262077292" calcext:value-type="float">
            <text:p>-0,649447262077292</text:p>
          </table:table-cell>
          <table:table-cell table:formula="of:=COS([$Planilha2.$E$33]*[$Planilha1.$A59])" office:value-type="float" office:value="-0.809017621744157" calcext:value-type="float">
            <text:p>-0,809017621744157</text:p>
          </table:table-cell>
          <table:table-cell table:formula="of:=COS([$Planilha2.$E$34]*[$Planilha1.$A59])" office:value-type="float" office:value="0.522497626214978" calcext:value-type="float">
            <text:p>0,522497626214978</text:p>
          </table:table-cell>
          <table:table-cell table:formula="of:=COS([$Planilha2.$E$35]*[$Planilha1.$A59])" office:value-type="float" office:value="0.89100703903758" calcext:value-type="float">
            <text:p>0,89100703903758</text:p>
          </table:table-cell>
          <table:table-cell table:formula="of:=COS([$Planilha2.$E$36]*[$Planilha1.$A59])" office:value-type="float" office:value="-0.382682353819885" calcext:value-type="float">
            <text:p>-0,382682353819885</text:p>
          </table:table-cell>
        </table:table-row>
        <table:table-row table:style-name="ro1">
          <table:table-cell/>
          <table:table-cell table:formula="of:=COS([$Planilha2.E$1]*[$Planilha1.A60])" office:value-type="float" office:value="1" calcext:value-type="float">
            <text:p>1</text:p>
          </table:table-cell>
          <table:table-cell table:formula="of:=COS([$Planilha2.$E$2]*[$Planilha1.$A60])" office:value-type="float" office:value="0.05233599013613" calcext:value-type="float">
            <text:p>0,05233599013613</text:p>
          </table:table-cell>
          <table:table-cell table:formula="of:=COS([$Planilha2.$E$3]*[$Planilha1.$A60])" office:value-type="float" office:value="-0.994521888272942" calcext:value-type="float">
            <text:p>-0,994521888272942</text:p>
          </table:table-cell>
          <table:table-cell table:formula="of:=COS([$Planilha2.$E$4]*[$Planilha1.$A60])" office:value-type="float" office:value="-0.156434565605767" calcext:value-type="float">
            <text:p>-0,156434565605767</text:p>
          </table:table-cell>
          <table:table-cell table:formula="of:=COS([$Planilha2.$E$5]*[$Planilha1.$A60])" office:value-type="float" office:value="0.978147572507955" calcext:value-type="float">
            <text:p>0,978147572507955</text:p>
          </table:table-cell>
          <table:table-cell table:formula="of:=COS([$Planilha2.$E$6]*[$Planilha1.$A60])" office:value-type="float" office:value="0.258819209018679" calcext:value-type="float">
            <text:p>0,258819209018679</text:p>
          </table:table-cell>
          <table:table-cell table:formula="of:=COS([$Planilha2.$E$7]*[$Planilha1.$A60])" office:value-type="float" office:value="-0.95105645336747" calcext:value-type="float">
            <text:p>-0,95105645336747</text:p>
          </table:table-cell>
          <table:table-cell table:formula="of:=COS([$Planilha2.$E$8]*[$Planilha1.$A60])" office:value-type="float" office:value="-0.358368171343365" calcext:value-type="float">
            <text:p>-0,358368171343365</text:p>
          </table:table-cell>
          <table:table-cell table:formula="of:=COS([$Planilha2.$E$9]*[$Planilha1.$A60])" office:value-type="float" office:value="0.913545347206412" calcext:value-type="float">
            <text:p>0,913545347206412</text:p>
          </table:table-cell>
          <table:table-cell table:formula="of:=COS([$Planilha2.$E$10]*[$Planilha1.$A60])" office:value-type="float" office:value="0.45399077190397" calcext:value-type="float">
            <text:p>0,45399077190397</text:p>
          </table:table-cell>
          <table:table-cell table:formula="of:=COS([$Planilha2.$E$11]*[$Planilha1.$A60])" office:value-type="float" office:value="-0.866025234085891" calcext:value-type="float">
            <text:p>-0,866025234085891</text:p>
          </table:table-cell>
          <table:table-cell table:formula="of:=COS([$Planilha2.$E$12]*[$Planilha1.$A60])" office:value-type="float" office:value="-0.544639348121487" calcext:value-type="float">
            <text:p>-0,544639348121487</text:p>
          </table:table-cell>
          <table:table-cell table:formula="of:=COS([$Planilha2.$E$13]*[$Planilha1.$A60])" office:value-type="float" office:value="0.809016754983821" calcext:value-type="float">
            <text:p>0,809016754983821</text:p>
          </table:table-cell>
          <table:table-cell table:formula="of:=COS([$Planilha2.$E$14]*[$Planilha1.$A60])" office:value-type="float" office:value="0.629320733939082" calcext:value-type="float">
            <text:p>0,629320733939082</text:p>
          </table:table-cell>
          <table:table-cell table:formula="of:=COS([$Planilha2.$E$15]*[$Planilha1.$A60])" office:value-type="float" office:value="-0.743144507536025" calcext:value-type="float">
            <text:p>-0,743144507536025</text:p>
          </table:table-cell>
          <table:table-cell table:formula="of:=COS([$Planilha2.$E$16]*[$Planilha1.$A60])" office:value-type="float" office:value="-0.707107141171331" calcext:value-type="float">
            <text:p>-0,707107141171331</text:p>
          </table:table-cell>
          <table:table-cell table:formula="of:=COS([$Planilha2.$E$17]*[$Planilha1.$A60])" office:value-type="float" office:value="0.669130202804968" calcext:value-type="float">
            <text:p>0,669130202804968</text:p>
          </table:table-cell>
          <table:table-cell table:formula="of:=COS([$Planilha2.$E$18]*[$Planilha1.$A60])" office:value-type="float" office:value="0.777146324558904" calcext:value-type="float">
            <text:p>0,777146324558904</text:p>
          </table:table-cell>
          <table:table-cell table:formula="of:=COS([$Planilha2.$E$19]*[$Planilha1.$A60])" office:value-type="float" office:value="-0.587784758052076" calcext:value-type="float">
            <text:p>-0,587784758052076</text:p>
          </table:table-cell>
          <table:table-cell table:formula="of:=COS([$Planilha2.$E$20]*[$Planilha1.$A60])" office:value-type="float" office:value="-0.83867091915807" calcext:value-type="float">
            <text:p>-0,83867091915807</text:p>
          </table:table-cell>
          <table:table-cell table:formula="of:=COS([$Planilha2.$E$201]*[$Planilha1.$A60])" office:value-type="float" office:value="1" calcext:value-type="float">
            <text:p>1</text:p>
          </table:table-cell>
          <table:table-cell table:formula="of:=COS([$Planilha2.$E$22]*[$Planilha1.$A60])" office:value-type="float" office:value="0.891006847762465" calcext:value-type="float">
            <text:p>0,891006847762465</text:p>
          </table:table-cell>
          <table:table-cell table:formula="of:=COS([$Planilha2.$E$23]*[$Planilha1.$A60])" office:value-type="float" office:value="-0.406735960955603" calcext:value-type="float">
            <text:p>-0,406735960955603</text:p>
          </table:table-cell>
          <table:table-cell table:formula="of:=COS([$Planilha2.$E$24]*[$Planilha1.$A60])" office:value-type="float" office:value="-0.933580706243629" calcext:value-type="float">
            <text:p>-0,933580706243629</text:p>
          </table:table-cell>
          <table:table-cell table:formula="of:=COS([$Planilha2.$E$25]*[$Planilha1.$A60])" office:value-type="float" office:value="0.309016219689103" calcext:value-type="float">
            <text:p>0,309016219689103</text:p>
          </table:table-cell>
          <table:table-cell table:formula="of:=COS([$Planilha2.$E$26]*[$Planilha1.$A60])" office:value-type="float" office:value="0.965926045894737" calcext:value-type="float">
            <text:p>0,965926045894737</text:p>
          </table:table-cell>
          <table:table-cell table:formula="of:=COS([$Planilha2.$E$27]*[$Planilha1.$A60])" office:value-type="float" office:value="-0.207910827668751" calcext:value-type="float">
            <text:p>-0,207910827668751</text:p>
          </table:table-cell>
          <table:table-cell table:formula="of:=COS([$Planilha2.$E$28]*[$Planilha1.$A60])" office:value-type="float" office:value="-0.98768848394687" calcext:value-type="float">
            <text:p>-0,98768848394687</text:p>
          </table:table-cell>
          <table:table-cell table:formula="of:=COS([$Planilha2.$E$29]*[$Planilha1.$A60])" office:value-type="float" office:value="0.104527518161922" calcext:value-type="float">
            <text:p>0,104527518161922</text:p>
          </table:table-cell>
          <table:table-cell table:formula="of:=COS([$Planilha2.$E$30]*[$Planilha1.$A60])" office:value-type="float" office:value="0.998629586265822" calcext:value-type="float">
            <text:p>0,998629586265822</text:p>
          </table:table-cell>
          <table:table-cell table:formula="of:=COS([$Planilha2.$E$31]*[$Planilha1.$A60])" office:value-type="float" office:value="0.00000101819098574572" calcext:value-type="float">
            <text:p>1,01819098574572E-06</text:p>
          </table:table-cell>
          <table:table-cell table:formula="of:=COS([$Planilha2.$E$32]*[$Planilha1.$A60])" office:value-type="float" office:value="-0.998629479689756" calcext:value-type="float">
            <text:p>-0,998629479689756</text:p>
          </table:table-cell>
          <table:table-cell table:formula="of:=COS([$Planilha2.$E$33]*[$Planilha1.$A60])" office:value-type="float" office:value="-0.104529543388366" calcext:value-type="float">
            <text:p>-0,104529543388366</text:p>
          </table:table-cell>
          <table:table-cell table:formula="of:=COS([$Planilha2.$E$34]*[$Planilha1.$A60])" office:value-type="float" office:value="0.987688165386341" calcext:value-type="float">
            <text:p>0,987688165386341</text:p>
          </table:table-cell>
          <table:table-cell table:formula="of:=COS([$Planilha2.$E$35]*[$Planilha1.$A60])" office:value-type="float" office:value="0.207912819550826" calcext:value-type="float">
            <text:p>0,207912819550826</text:p>
          </table:table-cell>
          <table:table-cell table:formula="of:=COS([$Planilha2.$E$36]*[$Planilha1.$A60])" office:value-type="float" office:value="-0.965925518839964" calcext:value-type="float">
            <text:p>-0,965925518839964</text:p>
          </table:table-cell>
        </table:table-row>
        <table:table-row table:style-name="ro1">
          <table:table-cell/>
          <table:table-cell table:formula="of:=COS([$Planilha2.E$1]*[$Planilha1.A61])" office:value-type="float" office:value="1" calcext:value-type="float">
            <text:p>1</text:p>
          </table:table-cell>
          <table:table-cell table:formula="of:=COS([$Planilha2.$E$2]*[$Planilha1.$A61])" office:value-type="float" office:value="0.0261769828209091" calcext:value-type="float">
            <text:p>0,026176982820909</text:p>
          </table:table-cell>
          <table:table-cell table:formula="of:=COS([$Planilha2.$E$3]*[$Planilha1.$A61])" office:value-type="float" office:value="-0.998629531140788" calcext:value-type="float">
            <text:p>-0,998629531140788</text:p>
          </table:table-cell>
          <table:table-cell table:formula="of:=COS([$Planilha2.$E$4]*[$Planilha1.$A61])" office:value-type="float" office:value="-0.0784591989831588" calcext:value-type="float">
            <text:p>-0,078459198983159</text:p>
          </table:table-cell>
          <table:table-cell table:formula="of:=COS([$Planilha2.$E$5]*[$Planilha1.$A61])" office:value-type="float" office:value="0.994521880932939" calcext:value-type="float">
            <text:p>0,994521880932939</text:p>
          </table:table-cell>
          <table:table-cell table:formula="of:=COS([$Planilha2.$E$6]*[$Planilha1.$A61])" office:value-type="float" office:value="0.130526363367559" calcext:value-type="float">
            <text:p>0,130526363367559</text:p>
          </table:table-cell>
          <table:table-cell table:formula="of:=COS([$Planilha2.$E$7]*[$Planilha1.$A61])" office:value-type="float" office:value="-0.987688308189842" calcext:value-type="float">
            <text:p>-0,987688308189842</text:p>
          </table:table-cell>
          <table:table-cell table:formula="of:=COS([$Planilha2.$E$8]*[$Planilha1.$A61])" office:value-type="float" office:value="-0.182235763119356" calcext:value-type="float">
            <text:p>-0,182235763119356</text:p>
          </table:table-cell>
          <table:table-cell table:formula="of:=COS([$Planilha2.$E$9]*[$Planilha1.$A61])" office:value-type="float" office:value="0.978147543308781" calcext:value-type="float">
            <text:p>0,978147543308781</text:p>
          </table:table-cell>
          <table:table-cell table:formula="of:=COS([$Planilha2.$E$10]*[$Planilha1.$A61])" office:value-type="float" office:value="0.233445665994371" calcext:value-type="float">
            <text:p>0,233445665994371</text:p>
          </table:table-cell>
          <table:table-cell table:formula="of:=COS([$Planilha2.$E$11]*[$Planilha1.$A61])" office:value-type="float" office:value="-0.96592573693208" calcext:value-type="float">
            <text:p>-0,96592573693208</text:p>
          </table:table-cell>
          <table:table-cell table:formula="of:=COS([$Planilha2.$E$12]*[$Planilha1.$A61])" office:value-type="float" office:value="-0.284015708838263" calcext:value-type="float">
            <text:p>-0,284015708838263</text:p>
          </table:table-cell>
          <table:table-cell table:formula="of:=COS([$Planilha2.$E$13]*[$Planilha1.$A61])" office:value-type="float" office:value="0.951056388269825" calcext:value-type="float">
            <text:p>0,951056388269825</text:p>
          </table:table-cell>
          <table:table-cell table:formula="of:=COS([$Planilha2.$E$14]*[$Planilha1.$A61])" office:value-type="float" office:value="0.33380728231317" calcext:value-type="float">
            <text:p>0,33380728231317</text:p>
          </table:table-cell>
          <table:table-cell table:formula="of:=COS([$Planilha2.$E$15]*[$Planilha1.$A61])" office:value-type="float" office:value="-0.933580253280612" calcext:value-type="float">
            <text:p>-0,933580253280612</text:p>
          </table:table-cell>
          <table:table-cell table:formula="of:=COS([$Planilha2.$E$16]*[$Planilha1.$A61])" office:value-type="float" office:value="-0.382683910817306" calcext:value-type="float">
            <text:p>-0,382683910817306</text:p>
          </table:table-cell>
          <table:table-cell table:formula="of:=COS([$Planilha2.$E$17]*[$Planilha1.$A61])" office:value-type="float" office:value="0.913545232962007" calcext:value-type="float">
            <text:p>0,913545232962007</text:p>
          </table:table-cell>
          <table:table-cell table:formula="of:=COS([$Planilha2.$E$18]*[$Planilha1.$A61])" office:value-type="float" office:value="0.430511626556043" calcext:value-type="float">
            <text:p>0,430511626556043</text:p>
          </table:table-cell>
          <table:table-cell table:formula="of:=COS([$Planilha2.$E$19]*[$Planilha1.$A61])" office:value-type="float" office:value="-0.891006242056889" calcext:value-type="float">
            <text:p>-0,891006242056889</text:p>
          </table:table-cell>
          <table:table-cell table:formula="of:=COS([$Planilha2.$E$20]*[$Planilha1.$A61])" office:value-type="float" office:value="-0.477159336739341" calcext:value-type="float">
            <text:p>-0,477159336739341</text:p>
          </table:table-cell>
          <table:table-cell table:formula="of:=COS([$Planilha2.$E$201]*[$Planilha1.$A61])" office:value-type="float" office:value="1" calcext:value-type="float">
            <text:p>1</text:p>
          </table:table-cell>
          <table:table-cell table:formula="of:=COS([$Planilha2.$E$22]*[$Planilha1.$A61])" office:value-type="float" office:value="0.522499182898862" calcext:value-type="float">
            <text:p>0,522499182898862</text:p>
          </table:table-cell>
          <table:table-cell table:formula="of:=COS([$Planilha2.$E$23]*[$Planilha1.$A61])" office:value-type="float" office:value="-0.838670154266198" calcext:value-type="float">
            <text:p>-0,838670154266198</text:p>
          </table:table-cell>
          <table:table-cell table:formula="of:=COS([$Planilha2.$E$24]*[$Planilha1.$A61])" office:value-type="float" office:value="-0.566406891340136" calcext:value-type="float">
            <text:p>-0,566406891340136</text:p>
          </table:table-cell>
          <table:table-cell table:formula="of:=COS([$Planilha2.$E$25]*[$Planilha1.$A61])" office:value-type="float" office:value="0.80901650733769" calcext:value-type="float">
            <text:p>0,80901650733769</text:p>
          </table:table-cell>
          <table:table-cell table:formula="of:=COS([$Planilha2.$E$26]*[$Planilha1.$A61])" office:value-type="float" office:value="0.608762113768954" calcext:value-type="float">
            <text:p>0,608762113768954</text:p>
          </table:table-cell>
          <table:table-cell table:formula="of:=COS([$Planilha2.$E$27]*[$Planilha1.$A61])" office:value-type="float" office:value="-0.777145396549392" calcext:value-type="float">
            <text:p>-0,777145396549392</text:p>
          </table:table-cell>
          <table:table-cell table:formula="of:=COS([$Planilha2.$E$28]*[$Planilha1.$A61])" office:value-type="float" office:value="-0.6494487571586" calcext:value-type="float">
            <text:p>-0,6494487571586</text:p>
          </table:table-cell>
          <table:table-cell table:formula="of:=COS([$Planilha2.$E$29]*[$Planilha1.$A61])" office:value-type="float" office:value="0.743144178630982" calcext:value-type="float">
            <text:p>0,743144178630982</text:p>
          </table:table-cell>
          <table:table-cell table:formula="of:=COS([$Planilha2.$E$30]*[$Planilha1.$A61])" office:value-type="float" office:value="0.688355301953561" calcext:value-type="float">
            <text:p>0,688355301953561</text:p>
          </table:table-cell>
          <table:table-cell table:formula="of:=COS([$Planilha2.$E$31]*[$Planilha1.$A61])" office:value-type="float" office:value="-0.707106048803144" calcext:value-type="float">
            <text:p>-0,707106048803144</text:p>
          </table:table-cell>
          <table:table-cell table:formula="of:=COS([$Planilha2.$E$32]*[$Planilha1.$A61])" office:value-type="float" office:value="-0.725375107737721" calcext:value-type="float">
            <text:p>-0,725375107737721</text:p>
          </table:table-cell>
          <table:table-cell table:formula="of:=COS([$Planilha2.$E$33]*[$Planilha1.$A61])" office:value-type="float" office:value="0.669129785335216" calcext:value-type="float">
            <text:p>0,669129785335216</text:p>
          </table:table-cell>
          <table:table-cell table:formula="of:=COS([$Planilha2.$E$34]*[$Planilha1.$A61])" office:value-type="float" office:value="0.760406705529075" calcext:value-type="float">
            <text:p>0,760406705529075</text:p>
          </table:table-cell>
          <table:table-cell table:formula="of:=COS([$Planilha2.$E$35]*[$Planilha1.$A61])" office:value-type="float" office:value="-0.629319478800141" calcext:value-type="float">
            <text:p>-0,629319478800141</text:p>
          </table:table-cell>
          <table:table-cell table:formula="of:=COS([$Planilha2.$E$36]*[$Planilha1.$A61])" office:value-type="float" office:value="-0.793354075899911" calcext:value-type="float">
            <text:p>-0,793354075899911</text:p>
          </table:table-cell>
        </table:table-row>
        <table:table-row table:style-name="ro1">
          <table:table-cell/>
          <table:table-cell table:formula="of:=COS([$Planilha2.E$1]*[$Planilha1.A62])" office:value-type="float" office:value="1" calcext:value-type="float">
            <text:p>1</text:p>
          </table:table-cell>
          <table:table-cell table:formula="of:=COS([$Planilha2.$E$2]*[$Planilha1.$A62])" office:value-type="float" office:value="0.0000000351100338304468" calcext:value-type="float">
            <text:p>3,51100338304468E-08</text:p>
          </table:table-cell>
          <table:table-cell table:formula="of:=COS([$Planilha2.$E$3]*[$Planilha1.$A62])" office:value-type="float" office:value="-0.999999999999998" calcext:value-type="float">
            <text:p>-0,999999999999998</text:p>
          </table:table-cell>
          <table:table-cell table:formula="of:=COS([$Planilha2.$E$4]*[$Planilha1.$A62])" office:value-type="float" office:value="-0.000000105330102157474" calcext:value-type="float">
            <text:p>-1,05330102157474E-07</text:p>
          </table:table-cell>
          <table:table-cell table:formula="of:=COS([$Planilha2.$E$5]*[$Planilha1.$A62])" office:value-type="float" office:value="0.99999999999999" calcext:value-type="float">
            <text:p>0,99999999999999</text:p>
          </table:table-cell>
          <table:table-cell table:formula="of:=COS([$Planilha2.$E$6]*[$Planilha1.$A62])" office:value-type="float" office:value="0.000000175550170262456" calcext:value-type="float">
            <text:p>1,75550170262456E-07</text:p>
          </table:table-cell>
          <table:table-cell table:formula="of:=COS([$Planilha2.$E$7]*[$Planilha1.$A62])" office:value-type="float" office:value="-0.999999999999978" calcext:value-type="float">
            <text:p>-0,999999999999978</text:p>
          </table:table-cell>
          <table:table-cell table:formula="of:=COS([$Planilha2.$E$8]*[$Planilha1.$A62])" office:value-type="float" office:value="-0.000000245770238367438" calcext:value-type="float">
            <text:p>-2,45770238367438E-07</text:p>
          </table:table-cell>
          <table:table-cell table:formula="of:=COS([$Planilha2.$E$9]*[$Planilha1.$A62])" office:value-type="float" office:value="0.999999999999961" calcext:value-type="float">
            <text:p>0,999999999999961</text:p>
          </table:table-cell>
          <table:table-cell table:formula="of:=COS([$Planilha2.$E$10]*[$Planilha1.$A62])" office:value-type="float" office:value="0.000000315990306472418" calcext:value-type="float">
            <text:p>3,15990306472418E-07</text:p>
          </table:table-cell>
          <table:table-cell table:formula="of:=COS([$Planilha2.$E$11]*[$Planilha1.$A62])" office:value-type="float" office:value="-0.999999999999938" calcext:value-type="float">
            <text:p>-0,999999999999938</text:p>
          </table:table-cell>
          <table:table-cell table:formula="of:=COS([$Planilha2.$E$12]*[$Planilha1.$A62])" office:value-type="float" office:value="-0.000000386210376353753" calcext:value-type="float">
            <text:p>-3,86210376353753E-07</text:p>
          </table:table-cell>
          <table:table-cell table:formula="of:=COS([$Planilha2.$E$13]*[$Planilha1.$A62])" office:value-type="float" office:value="0.999999999999911" calcext:value-type="float">
            <text:p>0,999999999999911</text:p>
          </table:table-cell>
          <table:table-cell table:formula="of:=COS([$Planilha2.$E$14]*[$Planilha1.$A62])" office:value-type="float" office:value="0.000000456430440906016" calcext:value-type="float">
            <text:p>4,56430440906016E-07</text:p>
          </table:table-cell>
          <table:table-cell table:formula="of:=COS([$Planilha2.$E$15]*[$Planilha1.$A62])" office:value-type="float" office:value="-0.999999999999879" calcext:value-type="float">
            <text:p>-0,999999999999879</text:p>
          </table:table-cell>
          <table:table-cell table:formula="of:=COS([$Planilha2.$E$16]*[$Planilha1.$A62])" office:value-type="float" office:value="-0.000000526650509010991" calcext:value-type="float">
            <text:p>-5,26650509010991E-07</text:p>
          </table:table-cell>
          <table:table-cell table:formula="of:=COS([$Planilha2.$E$17]*[$Planilha1.$A62])" office:value-type="float" office:value="0.999999999999842" calcext:value-type="float">
            <text:p>0,999999999999842</text:p>
          </table:table-cell>
          <table:table-cell table:formula="of:=COS([$Planilha2.$E$18]*[$Planilha1.$A62])" office:value-type="float" office:value="0.000000596870573563249" calcext:value-type="float">
            <text:p>5,96870573563249E-07</text:p>
          </table:table-cell>
          <table:table-cell table:formula="of:=COS([$Planilha2.$E$19]*[$Planilha1.$A62])" office:value-type="float" office:value="-0.9999999999998" calcext:value-type="float">
            <text:p>-0,9999999999998</text:p>
          </table:table-cell>
          <table:table-cell table:formula="of:=COS([$Planilha2.$E$20]*[$Planilha1.$A62])" office:value-type="float" office:value="-0.000000667090648773645" calcext:value-type="float">
            <text:p>-6,67090648773645E-07</text:p>
          </table:table-cell>
          <table:table-cell table:formula="of:=COS([$Planilha2.$E$201]*[$Planilha1.$A62])" office:value-type="float" office:value="1" calcext:value-type="float">
            <text:p>1</text:p>
          </table:table-cell>
          <table:table-cell table:formula="of:=COS([$Planilha2.$E$22]*[$Planilha1.$A62])" office:value-type="float" office:value="0.000000737310713325897" calcext:value-type="float">
            <text:p>7,37310713325897E-07</text:p>
          </table:table-cell>
          <table:table-cell table:formula="of:=COS([$Planilha2.$E$23]*[$Planilha1.$A62])" office:value-type="float" office:value="-0.999999999999702" calcext:value-type="float">
            <text:p>-0,999999999999702</text:p>
          </table:table-cell>
          <table:table-cell table:formula="of:=COS([$Planilha2.$E$24]*[$Planilha1.$A62])" office:value-type="float" office:value="-0.000000807530784983573" calcext:value-type="float">
            <text:p>-8,07530784983573E-07</text:p>
          </table:table-cell>
          <table:table-cell table:formula="of:=COS([$Planilha2.$E$25]*[$Planilha1.$A62])" office:value-type="float" office:value="0.999999999999645" calcext:value-type="float">
            <text:p>0,999999999999645</text:p>
          </table:table-cell>
          <table:table-cell table:formula="of:=COS([$Planilha2.$E$26]*[$Planilha1.$A62])" office:value-type="float" office:value="0.000000877750849535817" calcext:value-type="float">
            <text:p>8,77750849535817E-07</text:p>
          </table:table-cell>
          <table:table-cell table:formula="of:=COS([$Planilha2.$E$27]*[$Planilha1.$A62])" office:value-type="float" office:value="-0.999999999999583" calcext:value-type="float">
            <text:p>-0,999999999999583</text:p>
          </table:table-cell>
          <table:table-cell table:formula="of:=COS([$Planilha2.$E$28]*[$Planilha1.$A62])" office:value-type="float" office:value="-0.000000947970921193484" calcext:value-type="float">
            <text:p>-9,47970921193484E-07</text:p>
          </table:table-cell>
          <table:table-cell table:formula="of:=COS([$Planilha2.$E$29]*[$Planilha1.$A62])" office:value-type="float" office:value="0.999999999999517" calcext:value-type="float">
            <text:p>0,999999999999517</text:p>
          </table:table-cell>
          <table:table-cell table:formula="of:=COS([$Planilha2.$E$30]*[$Planilha1.$A62])" office:value-type="float" office:value="0.00000101819098574572" calcext:value-type="float">
            <text:p>1,01819098574572E-06</text:p>
          </table:table-cell>
          <table:table-cell table:formula="of:=COS([$Planilha2.$E$31]*[$Planilha1.$A62])" office:value-type="float" office:value="-0.999999999999445" calcext:value-type="float">
            <text:p>-0,999999999999445</text:p>
          </table:table-cell>
          <table:table-cell table:formula="of:=COS([$Planilha2.$E$32]*[$Planilha1.$A62])" office:value-type="float" office:value="-0.00000108841105029795" calcext:value-type="float">
            <text:p>-1,08841105029795E-06</text:p>
          </table:table-cell>
          <table:table-cell table:formula="of:=COS([$Planilha2.$E$33]*[$Planilha1.$A62])" office:value-type="float" office:value="0.999999999999369" calcext:value-type="float">
            <text:p>0,999999999999369</text:p>
          </table:table-cell>
          <table:table-cell table:formula="of:=COS([$Planilha2.$E$34]*[$Planilha1.$A62])" office:value-type="float" office:value="0.00000115863111485017" calcext:value-type="float">
            <text:p>1,15863111485017E-06</text:p>
          </table:table-cell>
          <table:table-cell table:formula="of:=COS([$Planilha2.$E$35]*[$Planilha1.$A62])" office:value-type="float" office:value="-0.999999999999287" calcext:value-type="float">
            <text:p>-0,999999999999287</text:p>
          </table:table-cell>
          <table:table-cell table:formula="of:=COS([$Planilha2.$E$36]*[$Planilha1.$A62])" office:value-type="float" office:value="-0.00000122885119361325" calcext:value-type="float">
            <text:p>-1,22885119361325E-06</text:p>
          </table:table-cell>
        </table:table-row>
        <table:table-row table:style-name="ro1">
          <table:table-cell/>
          <table:table-cell table:formula="of:=COS([$Planilha2.E$1]*[$Planilha1.A63])" office:value-type="float" office:value="1" calcext:value-type="float">
            <text:p>1</text:p>
          </table:table-cell>
          <table:table-cell table:formula="of:=COS([$Planilha2.$E$2]*[$Planilha1.$A63])" office:value-type="float" office:value="-0.0261769126249038" calcext:value-type="float">
            <text:p>-0,026176912624904</text:p>
          </table:table-cell>
          <table:table-cell table:formula="of:=COS([$Planilha2.$E$3]*[$Planilha1.$A63])" office:value-type="float" office:value="-0.998629538490856" calcext:value-type="float">
            <text:p>-0,998629538490856</text:p>
          </table:table-cell>
          <table:table-cell table:formula="of:=COS([$Planilha2.$E$4]*[$Planilha1.$A63])" office:value-type="float" office:value="0.0784589889723504" calcext:value-type="float">
            <text:p>0,078458988972351</text:p>
          </table:table-cell>
          <table:table-cell table:formula="of:=COS([$Planilha2.$E$5]*[$Planilha1.$A63])" office:value-type="float" office:value="0.994521910292921" calcext:value-type="float">
            <text:p>0,994521910292921</text:p>
          </table:table-cell>
          <table:table-cell table:formula="of:=COS([$Planilha2.$E$6]*[$Planilha1.$A63])" office:value-type="float" office:value="-0.13052601527093" calcext:value-type="float">
            <text:p>-0,13052601527093</text:p>
          </table:table-cell>
          <table:table-cell table:formula="of:=COS([$Planilha2.$E$7]*[$Planilha1.$A63])" office:value-type="float" office:value="-0.987688374098873" calcext:value-type="float">
            <text:p>-0,987688374098873</text:p>
          </table:table-cell>
          <table:table-cell table:formula="of:=COS([$Planilha2.$E$8]*[$Planilha1.$A63])" office:value-type="float" office:value="0.182235279809768" calcext:value-type="float">
            <text:p>0,182235279809768</text:p>
          </table:table-cell>
          <table:table-cell table:formula="of:=COS([$Planilha2.$E$9]*[$Planilha1.$A63])" office:value-type="float" office:value="0.978147660105363" calcext:value-type="float">
            <text:p>0,978147660105363</text:p>
          </table:table-cell>
          <table:table-cell table:formula="of:=COS([$Planilha2.$E$10]*[$Planilha1.$A63])" office:value-type="float" office:value="-0.233445051475434" calcext:value-type="float">
            <text:p>-0,233445051475434</text:p>
          </table:table-cell>
          <table:table-cell table:formula="of:=COS([$Planilha2.$E$11]*[$Planilha1.$A63])" office:value-type="float" office:value="-0.965925918674986" calcext:value-type="float">
            <text:p>-0,965925918674986</text:p>
          </table:table-cell>
          <table:table-cell table:formula="of:=COS([$Planilha2.$E$12]*[$Planilha1.$A63])" office:value-type="float" office:value="0.284014968226004" calcext:value-type="float">
            <text:p>0,284014968226004</text:p>
          </table:table-cell>
          <table:table-cell table:formula="of:=COS([$Planilha2.$E$13]*[$Planilha1.$A63])" office:value-type="float" office:value="0.951056648660151" calcext:value-type="float">
            <text:p>0,951056648660151</text:p>
          </table:table-cell>
          <table:table-cell table:formula="of:=COS([$Planilha2.$E$14]*[$Planilha1.$A63])" office:value-type="float" office:value="-0.333806421812628" calcext:value-type="float">
            <text:p>-0,333806421812628</text:p>
          </table:table-cell>
          <table:table-cell table:formula="of:=COS([$Planilha2.$E$15]*[$Planilha1.$A63])" office:value-type="float" office:value="-0.933580605585311" calcext:value-type="float">
            <text:p>-0,933580605585311</text:p>
          </table:table-cell>
          <table:table-cell table:formula="of:=COS([$Planilha2.$E$16]*[$Planilha1.$A63])" office:value-type="float" office:value="0.382682937694047" calcext:value-type="float">
            <text:p>0,382682937694047</text:p>
          </table:table-cell>
          <table:table-cell table:formula="of:=COS([$Planilha2.$E$17]*[$Planilha1.$A63])" office:value-type="float" office:value="0.913545689939193" calcext:value-type="float">
            <text:p>0,913545689939193</text:p>
          </table:table-cell>
          <table:table-cell table:formula="of:=COS([$Planilha2.$E$18]*[$Planilha1.$A63])" office:value-type="float" office:value="-0.430510549102841" calcext:value-type="float">
            <text:p>-0,430510549102841</text:p>
          </table:table-cell>
          <table:table-cell table:formula="of:=COS([$Planilha2.$E$19]*[$Planilha1.$A63])" office:value-type="float" office:value="-0.891006815883264" calcext:value-type="float">
            <text:p>-0,891006815883264</text:p>
          </table:table-cell>
          <table:table-cell table:formula="of:=COS([$Planilha2.$E$20]*[$Planilha1.$A63])" office:value-type="float" office:value="0.477158164237978" calcext:value-type="float">
            <text:p>0,477158164237978</text:p>
          </table:table-cell>
          <table:table-cell table:formula="of:=COS([$Planilha2.$E$201]*[$Planilha1.$A63])" office:value-type="float" office:value="1" calcext:value-type="float">
            <text:p>1</text:p>
          </table:table-cell>
          <table:table-cell table:formula="of:=COS([$Planilha2.$E$22]*[$Planilha1.$A63])" office:value-type="float" office:value="-0.522497925577397" calcext:value-type="float">
            <text:p>-0,522497925577397</text:p>
          </table:table-cell>
          <table:table-cell table:formula="of:=COS([$Planilha2.$E$23]*[$Planilha1.$A63])" office:value-type="float" office:value="-0.838670995647164" calcext:value-type="float">
            <text:p>-0,838670995647164</text:p>
          </table:table-cell>
          <table:table-cell table:formula="of:=COS([$Planilha2.$E$24]*[$Planilha1.$A63])" office:value-type="float" office:value="0.566405560325587" calcext:value-type="float">
            <text:p>0,566405560325587</text:p>
          </table:table-cell>
          <table:table-cell table:formula="of:=COS([$Planilha2.$E$25]*[$Planilha1.$A63])" office:value-type="float" office:value="0.809017497921357" calcext:value-type="float">
            <text:p>0,809017497921357</text:p>
          </table:table-cell>
          <table:table-cell table:formula="of:=COS([$Planilha2.$E$26]*[$Planilha1.$A63])" office:value-type="float" office:value="-0.608760721035801" calcext:value-type="float">
            <text:p>-0,608760721035801</text:p>
          </table:table-cell>
          <table:table-cell table:formula="of:=COS([$Planilha2.$E$27]*[$Planilha1.$A63])" office:value-type="float" office:value="-0.7771465455133" calcext:value-type="float">
            <text:p>-0,7771465455133</text:p>
          </table:table-cell>
          <table:table-cell table:formula="of:=COS([$Planilha2.$E$28]*[$Planilha1.$A63])" office:value-type="float" office:value="0.649447315473094" calcext:value-type="float">
            <text:p>0,649447315473094</text:p>
          </table:table-cell>
          <table:table-cell table:formula="of:=COS([$Planilha2.$E$29]*[$Planilha1.$A63])" office:value-type="float" office:value="0.743145494250072" calcext:value-type="float">
            <text:p>0,743145494250072</text:p>
          </table:table-cell>
          <table:table-cell table:formula="of:=COS([$Planilha2.$E$30]*[$Planilha1.$A63])" office:value-type="float" office:value="-0.688353824814246" calcext:value-type="float">
            <text:p>-0,688353824814246</text:p>
          </table:table-cell>
          <table:table-cell table:formula="of:=COS([$Planilha2.$E$31]*[$Planilha1.$A63])" office:value-type="float" office:value="-0.707107538395708" calcext:value-type="float">
            <text:p>-0,707107538395708</text:p>
          </table:table-cell>
          <table:table-cell table:formula="of:=COS([$Planilha2.$E$32]*[$Planilha1.$A63])" office:value-type="float" office:value="0.725373609312239" calcext:value-type="float">
            <text:p>0,725373609312239</text:p>
          </table:table-cell>
          <table:table-cell table:formula="of:=COS([$Planilha2.$E$33]*[$Planilha1.$A63])" office:value-type="float" office:value="0.669131455212951" calcext:value-type="float">
            <text:p>0,669131455212951</text:p>
          </table:table-cell>
          <table:table-cell table:formula="of:=COS([$Planilha2.$E$34]*[$Planilha1.$A63])" office:value-type="float" office:value="-0.760405200587609" calcext:value-type="float">
            <text:p>-0,760405200587609</text:p>
          </table:table-cell>
          <table:table-cell table:formula="of:=COS([$Planilha2.$E$35]*[$Planilha1.$A63])" office:value-type="float" office:value="-0.62932133422234" calcext:value-type="float">
            <text:p>-0,62932133422234</text:p>
          </table:table-cell>
          <table:table-cell table:formula="of:=COS([$Planilha2.$E$36]*[$Planilha1.$A63])" office:value-type="float" office:value="0.793352579745454" calcext:value-type="float">
            <text:p>0,793352579745454</text:p>
          </table:table-cell>
        </table:table-row>
        <table:table-row table:style-name="ro1">
          <table:table-cell/>
          <table:table-cell table:formula="of:=COS([$Planilha2.E$1]*[$Planilha1.A64])" office:value-type="float" office:value="1" calcext:value-type="float">
            <text:p>1</text:p>
          </table:table-cell>
          <table:table-cell table:formula="of:=COS([$Planilha2.$E$2]*[$Planilha1.$A64])" office:value-type="float" office:value="-0.0523359200122965" calcext:value-type="float">
            <text:p>-0,052335920012297</text:p>
          </table:table-cell>
          <table:table-cell table:formula="of:=COS([$Planilha2.$E$3]*[$Planilha1.$A64])" office:value-type="float" office:value="-0.994521902952933" calcext:value-type="float">
            <text:p>-0,994521902952933</text:p>
          </table:table-cell>
          <table:table-cell table:formula="of:=COS([$Planilha2.$E$4]*[$Planilha1.$A64])" office:value-type="float" office:value="0.156434357539139" calcext:value-type="float">
            <text:p>0,156434357539139</text:p>
          </table:table-cell>
          <table:table-cell table:formula="of:=COS([$Planilha2.$E$5]*[$Planilha1.$A64])" office:value-type="float" office:value="0.978147630906246" calcext:value-type="float">
            <text:p>0,978147630906246</text:p>
          </table:table-cell>
          <table:table-cell table:formula="of:=COS([$Planilha2.$E$6]*[$Planilha1.$A64])" office:value-type="float" office:value="-0.258818869881793" calcext:value-type="float">
            <text:p>-0,258818869881793</text:p>
          </table:table-cell>
          <table:table-cell table:formula="of:=COS([$Planilha2.$E$7]*[$Planilha1.$A64])" office:value-type="float" office:value="-0.951056583562633" calcext:value-type="float">
            <text:p>-0,951056583562633</text:p>
          </table:table-cell>
          <table:table-cell table:formula="of:=COS([$Planilha2.$E$8]*[$Planilha1.$A64])" office:value-type="float" office:value="0.358367712450796" calcext:value-type="float">
            <text:p>0,358367712450796</text:p>
          </table:table-cell>
          <table:table-cell table:formula="of:=COS([$Planilha2.$E$9]*[$Planilha1.$A64])" office:value-type="float" office:value="0.913545575695004" calcext:value-type="float">
            <text:p>0,913545575695004</text:p>
          </table:table-cell>
          <table:table-cell table:formula="of:=COS([$Planilha2.$E$10]*[$Planilha1.$A64])" office:value-type="float" office:value="-0.453990208805117" calcext:value-type="float">
            <text:p>-0,453990208805117</text:p>
          </table:table-cell>
          <table:table-cell table:formula="of:=COS([$Planilha2.$E$11]*[$Planilha1.$A64])" office:value-type="float" office:value="-0.866025585186223" calcext:value-type="float">
            <text:p>-0,866025585186223</text:p>
          </table:table-cell>
          <table:table-cell table:formula="of:=COS([$Planilha2.$E$12]*[$Planilha1.$A64])" office:value-type="float" office:value="0.544638700314934" calcext:value-type="float">
            <text:p>0,544638700314934</text:p>
          </table:table-cell>
          <table:table-cell table:formula="of:=COS([$Planilha2.$E$13]*[$Planilha1.$A64])" office:value-type="float" office:value="0.809017250275657" calcext:value-type="float">
            <text:p>0,809017250275657</text:p>
          </table:table-cell>
          <table:table-cell table:formula="of:=COS([$Planilha2.$E$14]*[$Planilha1.$A64])" office:value-type="float" office:value="-0.629320024512925" calcext:value-type="float">
            <text:p>-0,629320024512925</text:p>
          </table:table-cell>
          <table:table-cell table:formula="of:=COS([$Planilha2.$E$15]*[$Planilha1.$A64])" office:value-type="float" office:value="-0.743145165345567" calcext:value-type="float">
            <text:p>-0,743145165345567</text:p>
          </table:table-cell>
          <table:table-cell table:formula="of:=COS([$Planilha2.$E$16]*[$Planilha1.$A64])" office:value-type="float" office:value="0.707106396375026" calcext:value-type="float">
            <text:p>0,707106396375026</text:p>
          </table:table-cell>
          <table:table-cell table:formula="of:=COS([$Planilha2.$E$17]*[$Planilha1.$A64])" office:value-type="float" office:value="0.669131037743832" calcext:value-type="float">
            <text:p>0,669131037743832</text:p>
          </table:table-cell>
          <table:table-cell table:formula="of:=COS([$Planilha2.$E$18]*[$Planilha1.$A64])" office:value-type="float" office:value="-0.77714557331324" calcext:value-type="float">
            <text:p>-0,77714557331324</text:p>
          </table:table-cell>
          <table:table-cell table:formula="of:=COS([$Planilha2.$E$19]*[$Planilha1.$A64])" office:value-type="float" office:value="-0.587785780618172" calcext:value-type="float">
            <text:p>-0,587785780618172</text:p>
          </table:table-cell>
          <table:table-cell table:formula="of:=COS([$Planilha2.$E$20]*[$Planilha1.$A64])" office:value-type="float" office:value="0.838670192510831" calcext:value-type="float">
            <text:p>0,838670192510831</text:p>
          </table:table-cell>
          <table:table-cell table:formula="of:=COS([$Planilha2.$E$201]*[$Planilha1.$A64])" office:value-type="float" office:value="1" calcext:value-type="float">
            <text:p>1</text:p>
          </table:table-cell>
          <table:table-cell table:formula="of:=COS([$Planilha2.$E$22]*[$Planilha1.$A64])" office:value-type="float" office:value="-0.891006178298316" calcext:value-type="float">
            <text:p>-0,891006178298316</text:p>
          </table:table-cell>
          <table:table-cell table:formula="of:=COS([$Planilha2.$E$23]*[$Planilha1.$A64])" office:value-type="float" office:value="-0.40673737223852" calcext:value-type="float">
            <text:p>-0,40673737223852</text:p>
          </table:table-cell>
          <table:table-cell table:formula="of:=COS([$Planilha2.$E$24]*[$Planilha1.$A64])" office:value-type="float" office:value="0.933580127457288" calcext:value-type="float">
            <text:p>0,933580127457288</text:p>
          </table:table-cell>
          <table:table-cell table:formula="of:=COS([$Planilha2.$E$25]*[$Planilha1.$A64])" office:value-type="float" office:value="0.309017822487169" calcext:value-type="float">
            <text:p>0,309017822487169</text:p>
          </table:table-cell>
          <table:table-cell table:formula="of:=COS([$Planilha2.$E$26]*[$Planilha1.$A64])" office:value-type="float" office:value="-0.965925591537414" calcext:value-type="float">
            <text:p>-0,965925591537414</text:p>
          </table:table-cell>
          <table:table-cell table:formula="of:=COS([$Planilha2.$E$27]*[$Planilha1.$A64])" office:value-type="float" office:value="-0.207912613494102" calcext:value-type="float">
            <text:p>-0,207912613494102</text:p>
          </table:table-cell>
          <table:table-cell table:formula="of:=COS([$Planilha2.$E$28]*[$Planilha1.$A64])" office:value-type="float" office:value="0.987688187356163" calcext:value-type="float">
            <text:p>0,987688187356163</text:p>
          </table:table-cell>
          <table:table-cell table:formula="of:=COS([$Planilha2.$E$29]*[$Planilha1.$A64])" office:value-type="float" office:value="0.104529473552982" calcext:value-type="float">
            <text:p>0,104529473552982</text:p>
          </table:table-cell>
          <table:table-cell table:formula="of:=COS([$Planilha2.$E$30]*[$Planilha1.$A64])" office:value-type="float" office:value="-0.998629479689756" calcext:value-type="float">
            <text:p>-0,998629479689756</text:p>
          </table:table-cell>
          <table:table-cell table:formula="of:=COS([$Planilha2.$E$31]*[$Planilha1.$A64])" office:value-type="float" office:value="-0.00000108841105029795" calcext:value-type="float">
            <text:p>-1,08841105029795E-06</text:p>
          </table:table-cell>
          <table:table-cell table:formula="of:=COS([$Planilha2.$E$32]*[$Planilha1.$A64])" office:value-type="float" office:value="0.998629593615743" calcext:value-type="float">
            <text:p>0,998629593615743</text:p>
          </table:table-cell>
          <table:table-cell table:formula="of:=COS([$Planilha2.$E$33]*[$Planilha1.$A64])" office:value-type="float" office:value="-0.104527308655724" calcext:value-type="float">
            <text:p>-0,104527308655724</text:p>
          </table:table-cell>
          <table:table-cell table:formula="of:=COS([$Planilha2.$E$34]*[$Planilha1.$A64])" office:value-type="float" office:value="-0.98768852788593" calcext:value-type="float">
            <text:p>-0,98768852788593</text:p>
          </table:table-cell>
          <table:table-cell table:formula="of:=COS([$Planilha2.$E$35]*[$Planilha1.$A64])" office:value-type="float" office:value="0.207910484240728" calcext:value-type="float">
            <text:p>0,207910484240728</text:p>
          </table:table-cell>
          <table:table-cell table:formula="of:=COS([$Planilha2.$E$36]*[$Planilha1.$A64])" office:value-type="float" office:value="0.965926154940052" calcext:value-type="float">
            <text:p>0,965926154940052</text:p>
          </table:table-cell>
        </table:table-row>
        <table:table-row table:style-name="ro1">
          <table:table-cell/>
          <table:table-cell table:formula="of:=COS([$Planilha2.E$1]*[$Planilha1.A65])" office:value-type="float" office:value="1" calcext:value-type="float">
            <text:p>1</text:p>
          </table:table-cell>
          <table:table-cell table:formula="of:=COS([$Planilha2.$E$2]*[$Planilha1.$A65])" office:value-type="float" office:value="-0.0784590589759535" calcext:value-type="float">
            <text:p>-0,078459058975954</text:p>
          </table:table-cell>
          <table:table-cell table:formula="of:=COS([$Planilha2.$E$3]*[$Planilha1.$A65])" office:value-type="float" office:value="-0.987688352129216" calcext:value-type="float">
            <text:p>-0,987688352129216</text:p>
          </table:table-cell>
          <table:table-cell table:formula="of:=COS([$Planilha2.$E$4]*[$Planilha1.$A65])" office:value-type="float" office:value="0.23344525631509" calcext:value-type="float">
            <text:p>0,23344525631509</text:p>
          </table:table-cell>
          <table:table-cell table:formula="of:=COS([$Planilha2.$E$5]*[$Planilha1.$A65])" office:value-type="float" office:value="0.951056561863451" calcext:value-type="float">
            <text:p>0,951056561863451</text:p>
          </table:table-cell>
          <table:table-cell table:formula="of:=COS([$Planilha2.$E$6]*[$Planilha1.$A65])" office:value-type="float" office:value="-0.382683262068514" calcext:value-type="float">
            <text:p>-0,382683262068514</text:p>
          </table:table-cell>
          <table:table-cell table:formula="of:=COS([$Planilha2.$E$7]*[$Planilha1.$A65])" office:value-type="float" office:value="-0.891006624607964" calcext:value-type="float">
            <text:p>-0,891006624607964</text:p>
          </table:table-cell>
          <table:table-cell table:formula="of:=COS([$Planilha2.$E$8]*[$Planilha1.$A65])" office:value-type="float" office:value="0.522498344684676" calcext:value-type="float">
            <text:p>0,522498344684676</text:p>
          </table:table-cell>
          <table:table-cell table:formula="of:=COS([$Planilha2.$E$9]*[$Planilha1.$A65])" office:value-type="float" office:value="0.809017167727057" calcext:value-type="float">
            <text:p>0,809017167727057</text:p>
          </table:table-cell>
          <table:table-cell table:formula="of:=COS([$Planilha2.$E$10]*[$Planilha1.$A65])" office:value-type="float" office:value="-0.649447796035189" calcext:value-type="float">
            <text:p>-0,649447796035189</text:p>
          </table:table-cell>
          <table:table-cell table:formula="of:=COS([$Planilha2.$E$11]*[$Planilha1.$A65])" office:value-type="float" office:value="-0.707107041865202" calcext:value-type="float">
            <text:p>-0,707107041865202</text:p>
          </table:table-cell>
          <table:table-cell table:formula="of:=COS([$Planilha2.$E$12]*[$Planilha1.$A65])" office:value-type="float" office:value="0.760405702235215" calcext:value-type="float">
            <text:p>0,760405702235215</text:p>
          </table:table-cell>
          <table:table-cell table:formula="of:=COS([$Planilha2.$E$13]*[$Planilha1.$A65])" office:value-type="float" office:value="0.587785610190555" calcext:value-type="float">
            <text:p>0,587785610190555</text:p>
          </table:table-cell>
          <table:table-cell table:formula="of:=COS([$Planilha2.$E$14]*[$Planilha1.$A65])" office:value-type="float" office:value="-0.852639913945531" calcext:value-type="float">
            <text:p>-0,852639913945531</text:p>
          </table:table-cell>
          <table:table-cell table:formula="of:=COS([$Planilha2.$E$15]*[$Planilha1.$A65])" office:value-type="float" office:value="-0.453990959603547" calcext:value-type="float">
            <text:p>-0,453990959603547</text:p>
          </table:table-cell>
          <table:table-cell table:formula="of:=COS([$Planilha2.$E$16]*[$Planilha1.$A65])" office:value-type="float" office:value="0.9238793208937" calcext:value-type="float">
            <text:p>0,9238793208937</text:p>
          </table:table-cell>
          <table:table-cell table:formula="of:=COS([$Planilha2.$E$17]*[$Planilha1.$A65])" office:value-type="float" office:value="0.309017555354219" calcext:value-type="float">
            <text:p>0,309017555354219</text:p>
          </table:table-cell>
          <table:table-cell table:formula="of:=COS([$Planilha2.$E$18]*[$Planilha1.$A65])" office:value-type="float" office:value="-0.972369774093984" calcext:value-type="float">
            <text:p>-0,972369774093984</text:p>
          </table:table-cell>
          <table:table-cell table:formula="of:=COS([$Planilha2.$E$19]*[$Planilha1.$A65])" office:value-type="float" office:value="-0.156435120450071" calcext:value-type="float">
            <text:p>-0,156435120450071</text:p>
          </table:table-cell>
          <table:table-cell table:formula="of:=COS([$Planilha2.$E$20]*[$Planilha1.$A65])" office:value-type="float" office:value="0.996917278776588" calcext:value-type="float">
            <text:p>0,996917278776588</text:p>
          </table:table-cell>
          <table:table-cell table:formula="of:=COS([$Planilha2.$E$201]*[$Planilha1.$A65])" office:value-type="float" office:value="1" calcext:value-type="float">
            <text:p>1</text:p>
          </table:table-cell>
          <table:table-cell table:formula="of:=COS([$Planilha2.$E$22]*[$Planilha1.$A65])" office:value-type="float" office:value="-0.996917394473998" calcext:value-type="float">
            <text:p>-0,996917394473998</text:p>
          </table:table-cell>
          <table:table-cell table:formula="of:=COS([$Planilha2.$E$23]*[$Planilha1.$A65])" office:value-type="float" office:value="0.156433663983661" calcext:value-type="float">
            <text:p>0,156433663983661</text:p>
          </table:table-cell>
          <table:table-cell table:formula="of:=COS([$Planilha2.$E$24]*[$Planilha1.$A65])" office:value-type="float" office:value="0.97237011833736" calcext:value-type="float">
            <text:p>0,97237011833736</text:p>
          </table:table-cell>
          <table:table-cell table:formula="of:=COS([$Planilha2.$E$25]*[$Planilha1.$A65])" office:value-type="float" office:value="-0.309016152905835" calcext:value-type="float">
            <text:p>-0,309016152905835</text:p>
          </table:table-cell>
          <table:table-cell table:formula="of:=COS([$Planilha2.$E$26]*[$Planilha1.$A65])" office:value-type="float" office:value="-0.923879885206636" calcext:value-type="float">
            <text:p>-0,923879885206636</text:p>
          </table:table-cell>
          <table:table-cell table:formula="of:=COS([$Planilha2.$E$27]*[$Planilha1.$A65])" office:value-type="float" office:value="0.453989645706087" calcext:value-type="float">
            <text:p>0,453989645706087</text:p>
          </table:table-cell>
          <table:table-cell table:formula="of:=COS([$Planilha2.$E$28]*[$Planilha1.$A65])" office:value-type="float" office:value="0.852640684432786" calcext:value-type="float">
            <text:p>0,852640684432786</text:p>
          </table:table-cell>
          <table:table-cell table:formula="of:=COS([$Planilha2.$E$29]*[$Planilha1.$A65])" office:value-type="float" office:value="-0.587784417196502" calcext:value-type="float">
            <text:p>-0,587784417196502</text:p>
          </table:table-cell>
          <table:table-cell table:formula="of:=COS([$Planilha2.$E$30]*[$Planilha1.$A65])" office:value-type="float" office:value="-0.76040665992485" calcext:value-type="float">
            <text:p>-0,76040665992485</text:p>
          </table:table-cell>
          <table:table-cell table:formula="of:=COS([$Planilha2.$E$31]*[$Planilha1.$A65])" office:value-type="float" office:value="0.707105999150007" calcext:value-type="float">
            <text:p>0,707105999150007</text:p>
          </table:table-cell>
          <table:table-cell table:formula="of:=COS([$Planilha2.$E$32]*[$Planilha1.$A65])" office:value-type="float" office:value="0.649448917345726" calcext:value-type="float">
            <text:p>0,649448917345726</text:p>
          </table:table-cell>
          <table:table-cell table:formula="of:=COS([$Planilha2.$E$33]*[$Planilha1.$A65])" office:value-type="float" office:value="-0.809016300965804" calcext:value-type="float">
            <text:p>-0,809016300965804</text:p>
          </table:table-cell>
          <table:table-cell table:formula="of:=COS([$Planilha2.$E$34]*[$Planilha1.$A65])" office:value-type="float" office:value="-0.522499602005756" calcext:value-type="float">
            <text:p>-0,522499602005756</text:p>
          </table:table-cell>
          <table:table-cell table:formula="of:=COS([$Planilha2.$E$35]*[$Planilha1.$A65])" office:value-type="float" office:value="0.89100595514317" calcext:value-type="float">
            <text:p>0,89100595514317</text:p>
          </table:table-cell>
          <table:table-cell table:formula="of:=COS([$Planilha2.$E$36]*[$Planilha1.$A65])" office:value-type="float" office:value="0.382684624440759" calcext:value-type="float">
            <text:p>0,382684624440759</text:p>
          </table:table-cell>
        </table:table-row>
        <table:table-row table:style-name="ro1">
          <table:table-cell/>
          <table:table-cell table:formula="of:=COS([$Planilha2.E$1]*[$Planilha1.A66])" office:value-type="float" office:value="1" calcext:value-type="float">
            <text:p>1</text:p>
          </table:table-cell>
          <table:table-cell table:formula="of:=COS([$Planilha2.$E$2]*[$Planilha1.$A66])" office:value-type="float" office:value="-0.10452842602211" calcext:value-type="float">
            <text:p>-0,10452842602211</text:p>
          </table:table-cell>
          <table:table-cell table:formula="of:=COS([$Planilha2.$E$3]*[$Planilha1.$A66])" office:value-type="float" office:value="-0.978147616306681" calcext:value-type="float">
            <text:p>-0,978147616306681</text:p>
          </table:table-cell>
          <table:table-cell table:formula="of:=COS([$Planilha2.$E$4]*[$Planilha1.$A66])" office:value-type="float" office:value="0.309016887521741" calcext:value-type="float">
            <text:p>0,309016887521741</text:p>
          </table:table-cell>
          <table:table-cell table:formula="of:=COS([$Planilha2.$E$5]*[$Planilha1.$A66])" office:value-type="float" office:value="0.913545518572883" calcext:value-type="float">
            <text:p>0,913545518572883</text:p>
          </table:table-cell>
          <table:table-cell table:formula="of:=COS([$Planilha2.$E$6]*[$Planilha1.$A66])" office:value-type="float" office:value="-0.49999983783369" calcext:value-type="float">
            <text:p>-0,49999983783369</text:p>
          </table:table-cell>
          <table:table-cell table:formula="of:=COS([$Planilha2.$E$7]*[$Planilha1.$A66])" office:value-type="float" office:value="-0.809017126452752" calcext:value-type="float">
            <text:p>-0,809017126452752</text:p>
          </table:table-cell>
          <table:table-cell table:formula="of:=COS([$Planilha2.$E$8]*[$Planilha1.$A66])" office:value-type="float" office:value="0.669130411539763" calcext:value-type="float">
            <text:p>0,669130411539763</text:p>
          </table:table-cell>
          <table:table-cell table:formula="of:=COS([$Planilha2.$E$9]*[$Planilha1.$A66])" office:value-type="float" office:value="0.669130829009195" calcext:value-type="float">
            <text:p>0,669130829009195</text:p>
          </table:table-cell>
          <table:table-cell table:formula="of:=COS([$Planilha2.$E$10]*[$Planilha1.$A66])" office:value-type="float" office:value="-0.809016796258165" calcext:value-type="float">
            <text:p>-0,809016796258165</text:p>
          </table:table-cell>
          <table:table-cell table:formula="of:=COS([$Planilha2.$E$11]*[$Planilha1.$A66])" office:value-type="float" office:value="-0.500000324332567" calcext:value-type="float">
            <text:p>-0,500000324332567</text:p>
          </table:table-cell>
          <table:table-cell table:formula="of:=COS([$Planilha2.$E$12]*[$Planilha1.$A66])" office:value-type="float" office:value="0.913545290084219" calcext:value-type="float">
            <text:p>0,913545290084219</text:p>
          </table:table-cell>
          <table:table-cell table:formula="of:=COS([$Planilha2.$E$13]*[$Planilha1.$A66])" office:value-type="float" office:value="0.309017421787735" calcext:value-type="float">
            <text:p>0,309017421787735</text:p>
          </table:table-cell>
          <table:table-cell table:formula="of:=COS([$Planilha2.$E$14]*[$Planilha1.$A66])" office:value-type="float" office:value="-0.978147499509984" calcext:value-type="float">
            <text:p>-0,978147499509984</text:p>
          </table:table-cell>
          <table:table-cell table:formula="of:=COS([$Planilha2.$E$15]*[$Planilha1.$A66])" office:value-type="float" office:value="-0.104528984705255" calcext:value-type="float">
            <text:p>-0,104528984705255</text:p>
          </table:table-cell>
          <table:table-cell table:formula="of:=COS([$Planilha2.$E$16]*[$Planilha1.$A66])" office:value-type="float" office:value="0.999999999999842" calcext:value-type="float">
            <text:p>0,999999999999842</text:p>
          </table:table-cell>
          <table:table-cell table:formula="of:=COS([$Planilha2.$E$17]*[$Planilha1.$A66])" office:value-type="float" office:value="-0.104527867338934" calcext:value-type="float">
            <text:p>-0,104527867338934</text:p>
          </table:table-cell>
          <table:table-cell table:formula="of:=COS([$Planilha2.$E$18]*[$Planilha1.$A66])" office:value-type="float" office:value="-0.978147733103069" calcext:value-type="float">
            <text:p>-0,978147733103069</text:p>
          </table:table-cell>
          <table:table-cell table:formula="of:=COS([$Planilha2.$E$19]*[$Planilha1.$A66])" office:value-type="float" office:value="0.309016353255649" calcext:value-type="float">
            <text:p>0,309016353255649</text:p>
          </table:table-cell>
          <table:table-cell table:formula="of:=COS([$Planilha2.$E$20]*[$Planilha1.$A66])" office:value-type="float" office:value="0.913545747061261" calcext:value-type="float">
            <text:p>0,913545747061261</text:p>
          </table:table-cell>
          <table:table-cell table:formula="of:=COS([$Planilha2.$E$201]*[$Planilha1.$A66])" office:value-type="float" office:value="1" calcext:value-type="float">
            <text:p>1</text:p>
          </table:table-cell>
          <table:table-cell table:formula="of:=COS([$Planilha2.$E$22]*[$Planilha1.$A66])" office:value-type="float" office:value="-0.809017456647085" calcext:value-type="float">
            <text:p>-0,809017456647085</text:p>
          </table:table-cell>
          <table:table-cell table:formula="of:=COS([$Planilha2.$E$23]*[$Planilha1.$A66])" office:value-type="float" office:value="0.669129994070118" calcext:value-type="float">
            <text:p>0,669129994070118</text:p>
          </table:table-cell>
          <table:table-cell table:formula="of:=COS([$Planilha2.$E$24]*[$Planilha1.$A66])" office:value-type="float" office:value="0.669131246478418" calcext:value-type="float">
            <text:p>0,669131246478418</text:p>
          </table:table-cell>
          <table:table-cell table:formula="of:=COS([$Planilha2.$E$25]*[$Planilha1.$A66])" office:value-type="float" office:value="-0.809016466063322" calcext:value-type="float">
            <text:p>-0,809016466063322</text:p>
          </table:table-cell>
          <table:table-cell table:formula="of:=COS([$Planilha2.$E$26]*[$Planilha1.$A66])" office:value-type="float" office:value="-0.500000810831279" calcext:value-type="float">
            <text:p>-0,500000810831279</text:p>
          </table:table-cell>
          <table:table-cell table:formula="of:=COS([$Planilha2.$E$27]*[$Planilha1.$A66])" office:value-type="float" office:value="0.913545061595268" calcext:value-type="float">
            <text:p>0,913545061595268</text:p>
          </table:table-cell>
          <table:table-cell table:formula="of:=COS([$Planilha2.$E$28]*[$Planilha1.$A66])" office:value-type="float" office:value="0.309017956053642" calcext:value-type="float">
            <text:p>0,309017956053642</text:p>
          </table:table-cell>
          <table:table-cell table:formula="of:=COS([$Planilha2.$E$29]*[$Planilha1.$A66])" office:value-type="float" office:value="-0.978147382712977" calcext:value-type="float">
            <text:p>-0,978147382712977</text:p>
          </table:table-cell>
          <table:table-cell table:formula="of:=COS([$Planilha2.$E$30]*[$Planilha1.$A66])" office:value-type="float" office:value="-0.104529543388366" calcext:value-type="float">
            <text:p>-0,104529543388366</text:p>
          </table:table-cell>
          <table:table-cell table:formula="of:=COS([$Planilha2.$E$31]*[$Planilha1.$A66])" office:value-type="float" office:value="0.999999999999369" calcext:value-type="float">
            <text:p>0,999999999999369</text:p>
          </table:table-cell>
          <table:table-cell table:formula="of:=COS([$Planilha2.$E$32]*[$Planilha1.$A66])" office:value-type="float" office:value="-0.104527308655724" calcext:value-type="float">
            <text:p>-0,104527308655724</text:p>
          </table:table-cell>
          <table:table-cell table:formula="of:=COS([$Planilha2.$E$33]*[$Planilha1.$A66])" office:value-type="float" office:value="-0.978147849899148" calcext:value-type="float">
            <text:p>-0,978147849899148</text:p>
          </table:table-cell>
          <table:table-cell table:formula="of:=COS([$Planilha2.$E$34]*[$Planilha1.$A66])" office:value-type="float" office:value="0.309015818989463" calcext:value-type="float">
            <text:p>0,309015818989463</text:p>
          </table:table-cell>
          <table:table-cell table:formula="of:=COS([$Planilha2.$E$35]*[$Planilha1.$A66])" office:value-type="float" office:value="0.913545975549344" calcext:value-type="float">
            <text:p>0,913545975549344</text:p>
          </table:table-cell>
          <table:table-cell table:formula="of:=COS([$Planilha2.$E$36]*[$Planilha1.$A66])" office:value-type="float" office:value="-0.499998864835464" calcext:value-type="float">
            <text:p>-0,499998864835464</text:p>
          </table:table-cell>
        </table:table-row>
        <table:table-row table:style-name="ro1">
          <table:table-cell/>
          <table:table-cell table:formula="of:=COS([$Planilha2.E$1]*[$Planilha1.A67])" office:value-type="float" office:value="1" calcext:value-type="float">
            <text:p>1</text:p>
          </table:table-cell>
          <table:table-cell table:formula="of:=COS([$Planilha2.$E$2]*[$Planilha1.$A67])" office:value-type="float" office:value="-0.130526154509584" calcext:value-type="float">
            <text:p>-0,130526154509584</text:p>
          </table:table-cell>
          <table:table-cell table:formula="of:=COS([$Planilha2.$E$3]*[$Planilha1.$A67])" office:value-type="float" office:value="-0.965925845977881" calcext:value-type="float">
            <text:p>-0,965925845977881</text:p>
          </table:table-cell>
          <table:table-cell table:formula="of:=COS([$Planilha2.$E$4]*[$Planilha1.$A67])" office:value-type="float" office:value="0.382683326943402" calcext:value-type="float">
            <text:p>0,382683326943402</text:p>
          </table:table-cell>
          <table:table-cell table:formula="of:=COS([$Planilha2.$E$5]*[$Planilha1.$A67])" office:value-type="float" office:value="0.866025479856168" calcext:value-type="float">
            <text:p>0,866025479856168</text:p>
          </table:table-cell>
          <table:table-cell table:formula="of:=COS([$Planilha2.$E$6]*[$Planilha1.$A67])" office:value-type="float" office:value="-0.608761278129287" calcext:value-type="float">
            <text:p>-0,608761278129287</text:p>
          </table:table-cell>
          <table:table-cell table:formula="of:=COS([$Planilha2.$E$7]*[$Planilha1.$A67])" office:value-type="float" office:value="-0.707106942559058" calcext:value-type="float">
            <text:p>-0,707106942559058</text:p>
          </table:table-cell>
          <table:table-cell table:formula="of:=COS([$Planilha2.$E$8]*[$Planilha1.$A67])" office:value-type="float" office:value="0.793353178207813" calcext:value-type="float">
            <text:p>0,793353178207813</text:p>
          </table:table-cell>
          <table:table-cell table:formula="of:=COS([$Planilha2.$E$9]*[$Planilha1.$A67])" office:value-type="float" office:value="0.500000263520213" calcext:value-type="float">
            <text:p>0,500000263520213</text:p>
          </table:table-cell>
          <table:table-cell table:formula="of:=COS([$Planilha2.$E$10]*[$Planilha1.$A67])" office:value-type="float" office:value="-0.923879401509958" calcext:value-type="float">
            <text:p>-0,923879401509958</text:p>
          </table:table-cell>
          <table:table-cell table:formula="of:=COS([$Planilha2.$E$11]*[$Planilha1.$A67])" office:value-type="float" office:value="-0.258819412500793" calcext:value-type="float">
            <text:p>-0,258819412500793</text:p>
          </table:table-cell>
          <table:table-cell table:formula="of:=COS([$Planilha2.$E$12]*[$Planilha1.$A67])" office:value-type="float" office:value="0.991444806762274" calcext:value-type="float">
            <text:p>0,991444806762274</text:p>
          </table:table-cell>
          <table:table-cell table:formula="of:=COS([$Planilha2.$E$13]*[$Planilha1.$A67])" office:value-type="float" office:value="0.000000456430437353303" calcext:value-type="float">
            <text:p>4,56430437353303E-07</text:p>
          </table:table-cell>
          <table:table-cell table:formula="of:=COS([$Planilha2.$E$14]*[$Planilha1.$A67])" office:value-type="float" office:value="-0.991444925914493" calcext:value-type="float">
            <text:p>-0,991444925914493</text:p>
          </table:table-cell>
          <table:table-cell table:formula="of:=COS([$Planilha2.$E$15]*[$Planilha1.$A67])" office:value-type="float" office:value="0.258818530744877" calcext:value-type="float">
            <text:p>0,258818530744877</text:p>
          </table:table-cell>
          <table:table-cell table:formula="of:=COS([$Planilha2.$E$16]*[$Planilha1.$A67])" office:value-type="float" office:value="0.923879750846595" calcext:value-type="float">
            <text:p>0,923879750846595</text:p>
          </table:table-cell>
          <table:table-cell table:formula="of:=COS([$Planilha2.$E$17]*[$Planilha1.$A67])" office:value-type="float" office:value="-0.499999472959436" calcext:value-type="float">
            <text:p>-0,499999472959436</text:p>
          </table:table-cell>
          <table:table-cell table:formula="of:=COS([$Planilha2.$E$18]*[$Planilha1.$A67])" office:value-type="float" office:value="-0.793353733922164" calcext:value-type="float">
            <text:p>-0,793353733922164</text:p>
          </table:table-cell>
          <table:table-cell table:formula="of:=COS([$Planilha2.$E$19]*[$Planilha1.$A67])" office:value-type="float" office:value="0.707106297068794" calcext:value-type="float">
            <text:p>0,707106297068794</text:p>
          </table:table-cell>
          <table:table-cell table:formula="of:=COS([$Planilha2.$E$20]*[$Planilha1.$A67])" office:value-type="float" office:value="0.608762002350365" calcext:value-type="float">
            <text:p>0,608762002350365</text:p>
          </table:table-cell>
          <table:table-cell table:formula="of:=COS([$Planilha2.$E$201]*[$Planilha1.$A67])" office:value-type="float" office:value="1" calcext:value-type="float">
            <text:p>1</text:p>
          </table:table-cell>
          <table:table-cell table:formula="of:=COS([$Planilha2.$E$22]*[$Planilha1.$A67])" office:value-type="float" office:value="-0.38268417031676" calcext:value-type="float">
            <text:p>-0,38268417031676</text:p>
          </table:table-cell>
          <table:table-cell table:formula="of:=COS([$Planilha2.$E$23]*[$Planilha1.$A67])" office:value-type="float" office:value="0.965925609711765" calcext:value-type="float">
            <text:p>0,965925609711765</text:p>
          </table:table-cell>
          <table:table-cell table:formula="of:=COS([$Planilha2.$E$24]*[$Planilha1.$A67])" office:value-type="float" office:value="0.130527059560762" calcext:value-type="float">
            <text:p>0,130527059560762</text:p>
          </table:table-cell>
          <table:table-cell table:formula="of:=COS([$Planilha2.$E$25]*[$Planilha1.$A67])" office:value-type="float" office:value="-0.999999999999583" calcext:value-type="float">
            <text:p>-0,999999999999583</text:p>
          </table:table-cell>
          <table:table-cell table:formula="of:=COS([$Planilha2.$E$26]*[$Planilha1.$A67])" office:value-type="float" office:value="0.130525249458306" calcext:value-type="float">
            <text:p>0,130525249458306</text:p>
          </table:table-cell>
          <table:table-cell table:formula="of:=COS([$Planilha2.$E$27]*[$Planilha1.$A67])" office:value-type="float" office:value="0.96592608224319" calcext:value-type="float">
            <text:p>0,96592608224319</text:p>
          </table:table-cell>
          <table:table-cell table:formula="of:=COS([$Planilha2.$E$28]*[$Planilha1.$A67])" office:value-type="float" office:value="-0.382682483569718" calcext:value-type="float">
            <text:p>-0,382682483569718</text:p>
          </table:table-cell>
          <table:table-cell table:formula="of:=COS([$Planilha2.$E$29]*[$Planilha1.$A67])" office:value-type="float" office:value="-0.866025936286126" calcext:value-type="float">
            <text:p>-0,866025936286126</text:p>
          </table:table-cell>
          <table:table-cell table:formula="of:=COS([$Planilha2.$E$30]*[$Planilha1.$A67])" office:value-type="float" office:value="0.608760553907705" calcext:value-type="float">
            <text:p>0,608760553907705</text:p>
          </table:table-cell>
          <table:table-cell table:formula="of:=COS([$Planilha2.$E$31]*[$Planilha1.$A67])" office:value-type="float" office:value="0.707107588048732" calcext:value-type="float">
            <text:p>0,707107588048732</text:p>
          </table:table-cell>
          <table:table-cell table:formula="of:=COS([$Planilha2.$E$32]*[$Planilha1.$A67])" office:value-type="float" office:value="-0.793352622492802" calcext:value-type="float">
            <text:p>-0,793352622492802</text:p>
          </table:table-cell>
          <table:table-cell table:formula="of:=COS([$Planilha2.$E$33]*[$Planilha1.$A67])" office:value-type="float" office:value="-0.500001054080573" calcext:value-type="float">
            <text:p>-0,500001054080573</text:p>
          </table:table-cell>
          <table:table-cell table:formula="of:=COS([$Planilha2.$E$34]*[$Planilha1.$A67])" office:value-type="float" office:value="0.923879052172553" calcext:value-type="float">
            <text:p>0,923879052172553</text:p>
          </table:table-cell>
          <table:table-cell table:formula="of:=COS([$Planilha2.$E$35]*[$Planilha1.$A67])" office:value-type="float" office:value="0.25882029425648" calcext:value-type="float">
            <text:p>0,25882029425648</text:p>
          </table:table-cell>
          <table:table-cell table:formula="of:=COS([$Planilha2.$E$36]*[$Planilha1.$A67])" office:value-type="float" office:value="-0.991444687609228" calcext:value-type="float">
            <text:p>-0,991444687609228</text:p>
          </table:table-cell>
        </table:table-row>
        <table:table-row table:style-name="ro1">
          <table:table-cell/>
          <table:table-cell table:formula="of:=COS([$Planilha2.E$1]*[$Planilha1.A68])" office:value-type="float" office:value="1" calcext:value-type="float">
            <text:p>1</text:p>
          </table:table-cell>
          <table:table-cell table:formula="of:=COS([$Planilha2.$E$2]*[$Planilha1.$A68])" office:value-type="float" office:value="-0.156434426894683" calcext:value-type="float">
            <text:p>-0,156434426894683</text:p>
          </table:table-cell>
          <table:table-cell table:formula="of:=COS([$Planilha2.$E$3]*[$Planilha1.$A68])" office:value-type="float" office:value="-0.951056540164264" calcext:value-type="float">
            <text:p>-0,951056540164264</text:p>
          </table:table-cell>
          <table:table-cell table:formula="of:=COS([$Planilha2.$E$4]*[$Planilha1.$A68])" office:value-type="float" office:value="0.453990396504755" calcext:value-type="float">
            <text:p>0,453990396504755</text:p>
          </table:table-cell>
          <table:table-cell table:formula="of:=COS([$Planilha2.$E$5]*[$Planilha1.$A68])" office:value-type="float" office:value="0.809017085178442" calcext:value-type="float">
            <text:p>0,809017085178442</text:p>
          </table:table-cell>
          <table:table-cell table:formula="of:=COS([$Planilha2.$E$6]*[$Planilha1.$A68])" office:value-type="float" office:value="-0.707106644640547" calcext:value-type="float">
            <text:p>-0,707106644640547</text:p>
          </table:table-cell>
          <table:table-cell table:formula="of:=COS([$Planilha2.$E$7]*[$Planilha1.$A68])" office:value-type="float" office:value="-0.587785439762911" calcext:value-type="float">
            <text:p>-0,587785439762911</text:p>
          </table:table-cell>
          <table:table-cell table:formula="of:=COS([$Planilha2.$E$8]*[$Planilha1.$A68])" office:value-type="float" office:value="0.891006401453246" calcext:value-type="float">
            <text:p>0,891006401453246</text:p>
          </table:table-cell>
          <table:table-cell table:formula="of:=COS([$Planilha2.$E$9]*[$Planilha1.$A68])" office:value-type="float" office:value="0.309017288221245" calcext:value-type="float">
            <text:p>0,309017288221245</text:p>
          </table:table-cell>
          <table:table-cell table:formula="of:=COS([$Planilha2.$E$10]*[$Planilha1.$A68])" office:value-type="float" office:value="-0.987688286220126" calcext:value-type="float">
            <text:p>-0,987688286220126</text:p>
          </table:table-cell>
          <table:table-cell table:formula="of:=COS([$Planilha2.$E$11]*[$Planilha1.$A68])" office:value-type="float" office:value="-0.00000038621037280104" calcext:value-type="float">
            <text:p>-3,8621037280104E-07</text:p>
          </table:table-cell>
          <table:table-cell table:formula="of:=COS([$Planilha2.$E$12]*[$Planilha1.$A68])" office:value-type="float" office:value="0.987688407053323" calcext:value-type="float">
            <text:p>0,987688407053323</text:p>
          </table:table-cell>
          <table:table-cell table:formula="of:=COS([$Planilha2.$E$13]*[$Planilha1.$A68])" office:value-type="float" office:value="-0.309016553605443" calcext:value-type="float">
            <text:p>-0,309016553605443</text:p>
          </table:table-cell>
          <table:table-cell table:formula="of:=COS([$Planilha2.$E$14]*[$Planilha1.$A68])" office:value-type="float" office:value="-0.891006752124846" calcext:value-type="float">
            <text:p>-0,891006752124846</text:p>
          </table:table-cell>
          <table:table-cell table:formula="of:=COS([$Planilha2.$E$15]*[$Planilha1.$A68])" office:value-type="float" office:value="0.587784814861328" calcext:value-type="float">
            <text:p>0,587784814861328</text:p>
          </table:table-cell>
          <table:table-cell table:formula="of:=COS([$Planilha2.$E$16]*[$Planilha1.$A68])" office:value-type="float" office:value="0.707107190824388" calcext:value-type="float">
            <text:p>0,707107190824388</text:p>
          </table:table-cell>
          <table:table-cell table:formula="of:=COS([$Planilha2.$E$17]*[$Planilha1.$A68])" office:value-type="float" office:value="-0.809016631160776" calcext:value-type="float">
            <text:p>-0,809016631160776</text:p>
          </table:table-cell>
          <table:table-cell table:formula="of:=COS([$Planilha2.$E$18]*[$Planilha1.$A68])" office:value-type="float" office:value="-0.453991084736581" calcext:value-type="float">
            <text:p>-0,453991084736581</text:p>
          </table:table-cell>
          <table:table-cell table:formula="of:=COS([$Planilha2.$E$19]*[$Planilha1.$A68])" office:value-type="float" office:value="0.951056301472901" calcext:value-type="float">
            <text:p>0,951056301472901</text:p>
          </table:table-cell>
          <table:table-cell table:formula="of:=COS([$Planilha2.$E$20]*[$Planilha1.$A68])" office:value-type="float" office:value="0.156435189805606" calcext:value-type="float">
            <text:p>0,156435189805606</text:p>
          </table:table-cell>
          <table:table-cell table:formula="of:=COS([$Planilha2.$E$201]*[$Planilha1.$A68])" office:value-type="float" office:value="1" calcext:value-type="float">
            <text:p>1</text:p>
          </table:table-cell>
          <table:table-cell table:formula="of:=COS([$Planilha2.$E$22]*[$Planilha1.$A68])" office:value-type="float" office:value="0.156433663983668" calcext:value-type="float">
            <text:p>0,156433663983668</text:p>
          </table:table-cell>
          <table:table-cell table:formula="of:=COS([$Planilha2.$E$23]*[$Planilha1.$A68])" office:value-type="float" office:value="0.951056778855063" calcext:value-type="float">
            <text:p>0,951056778855063</text:p>
          </table:table-cell>
          <table:table-cell table:formula="of:=COS([$Planilha2.$E$24]*[$Planilha1.$A68])" office:value-type="float" office:value="-0.453989708272652" calcext:value-type="float">
            <text:p>-0,453989708272652</text:p>
          </table:table-cell>
          <table:table-cell table:formula="of:=COS([$Planilha2.$E$25]*[$Planilha1.$A68])" office:value-type="float" office:value="-0.809017539195629" calcext:value-type="float">
            <text:p>-0,809017539195629</text:p>
          </table:table-cell>
          <table:table-cell table:formula="of:=COS([$Planilha2.$E$26]*[$Planilha1.$A68])" office:value-type="float" office:value="0.707106098456283" calcext:value-type="float">
            <text:p>0,707106098456283</text:p>
          </table:table-cell>
          <table:table-cell table:formula="of:=COS([$Planilha2.$E$27]*[$Planilha1.$A68])" office:value-type="float" office:value="0.587786064664135" calcext:value-type="float">
            <text:p>0,587786064664135</text:p>
          </table:table-cell>
          <table:table-cell table:formula="of:=COS([$Planilha2.$E$28]*[$Planilha1.$A68])" office:value-type="float" office:value="-0.891006050781112" calcext:value-type="float">
            <text:p>-0,891006050781112</text:p>
          </table:table-cell>
          <table:table-cell table:formula="of:=COS([$Planilha2.$E$29]*[$Planilha1.$A68])" office:value-type="float" office:value="-0.309018022836869" calcext:value-type="float">
            <text:p>-0,309018022836869</text:p>
          </table:table-cell>
          <table:table-cell table:formula="of:=COS([$Planilha2.$E$30]*[$Planilha1.$A68])" office:value-type="float" office:value="0.98768816538634" calcext:value-type="float">
            <text:p>0,98768816538634</text:p>
          </table:table-cell>
          <table:table-cell table:formula="of:=COS([$Planilha2.$E$31]*[$Planilha1.$A68])" office:value-type="float" office:value="0.00000115863111485017" calcext:value-type="float">
            <text:p>1,15863111485017E-06</text:p>
          </table:table-cell>
          <table:table-cell table:formula="of:=COS([$Planilha2.$E$32]*[$Planilha1.$A68])" office:value-type="float" office:value="-0.98768852788593" calcext:value-type="float">
            <text:p>-0,98768852788593</text:p>
          </table:table-cell>
          <table:table-cell table:formula="of:=COS([$Planilha2.$E$33]*[$Planilha1.$A68])" office:value-type="float" office:value="0.309015818989463" calcext:value-type="float">
            <text:p>0,309015818989463</text:p>
          </table:table-cell>
          <table:table-cell table:formula="of:=COS([$Planilha2.$E$34]*[$Planilha1.$A68])" office:value-type="float" office:value="0.891007102795914" calcext:value-type="float">
            <text:p>0,891007102795914</text:p>
          </table:table-cell>
          <table:table-cell table:formula="of:=COS([$Planilha2.$E$35]*[$Planilha1.$A68])" office:value-type="float" office:value="-0.587784189959406" calcext:value-type="float">
            <text:p>-0,587784189959406</text:p>
          </table:table-cell>
          <table:table-cell table:formula="of:=COS([$Planilha2.$E$36]*[$Planilha1.$A68])" office:value-type="float" office:value="-0.707107737007808" calcext:value-type="float">
            <text:p>-0,707107737007808</text:p>
          </table:table-cell>
        </table:table-row>
        <table:table-row table:style-name="ro1">
          <table:table-cell/>
          <table:table-cell table:formula="of:=COS([$Planilha2.E$1]*[$Planilha1.A69])" office:value-type="float" office:value="1" calcext:value-type="float">
            <text:p>1</text:p>
          </table:table-cell>
          <table:table-cell table:formula="of:=COS([$Planilha2.$E$2]*[$Planilha1.$A69])" office:value-type="float" office:value="-0.182235486942454" calcext:value-type="float">
            <text:p>-0,182235486942454</text:p>
          </table:table-cell>
          <table:table-cell table:formula="of:=COS([$Planilha2.$E$3]*[$Planilha1.$A69])" office:value-type="float" office:value="-0.933580454597693" calcext:value-type="float">
            <text:p>-0,933580454597693</text:p>
          </table:table-cell>
          <table:table-cell table:formula="of:=COS([$Planilha2.$E$4]*[$Planilha1.$A69])" office:value-type="float" office:value="0.522498464429591" calcext:value-type="float">
            <text:p>0,522498464429591</text:p>
          </table:table-cell>
          <table:table-cell table:formula="of:=COS([$Planilha2.$E$5]*[$Planilha1.$A69])" office:value-type="float" office:value="0.74314493041367" calcext:value-type="float">
            <text:p>0,74314493041367</text:p>
          </table:table-cell>
          <table:table-cell table:formula="of:=COS([$Planilha2.$E$6]*[$Planilha1.$A69])" office:value-type="float" office:value="-0.793353220955094" calcext:value-type="float">
            <text:p>-0,793353220955094</text:p>
          </table:table-cell>
          <table:table-cell table:formula="of:=COS([$Planilha2.$E$7]*[$Planilha1.$A69])" office:value-type="float" office:value="-0.453990709337438" calcext:value-type="float">
            <text:p>-0,453990709337438</text:p>
          </table:table-cell>
          <table:table-cell table:formula="of:=COS([$Planilha2.$E$8]*[$Planilha1.$A69])" office:value-type="float" office:value="0.958819656922011" calcext:value-type="float">
            <text:p>0,958819656922011</text:p>
          </table:table-cell>
          <table:table-cell table:formula="of:=COS([$Planilha2.$E$9]*[$Planilha1.$A69])" office:value-type="float" office:value="0.104528775199078" calcext:value-type="float">
            <text:p>0,104528775199078</text:p>
          </table:table-cell>
          <table:table-cell table:formula="of:=COS([$Planilha2.$E$10]*[$Planilha1.$A69])" office:value-type="float" office:value="-0.996917361417816" calcext:value-type="float">
            <text:p>-0,996917361417816</text:p>
          </table:table-cell>
          <table:table-cell table:formula="of:=COS([$Planilha2.$E$11]*[$Planilha1.$A69])" office:value-type="float" office:value="0.258818666399645" calcext:value-type="float">
            <text:p>0,258818666399645</text:p>
          </table:table-cell>
          <table:table-cell table:formula="of:=COS([$Planilha2.$E$12]*[$Planilha1.$A69])" office:value-type="float" office:value="0.902585470015544" calcext:value-type="float">
            <text:p>0,902585470015544</text:p>
          </table:table-cell>
          <table:table-cell table:formula="of:=COS([$Planilha2.$E$13]*[$Planilha1.$A69])" office:value-type="float" office:value="-0.58778487167058" calcext:value-type="float">
            <text:p>-0,58778487167058</text:p>
          </table:table-cell>
          <table:table-cell table:formula="of:=COS([$Planilha2.$E$14]*[$Planilha1.$A69])" office:value-type="float" office:value="-0.68835494540295" calcext:value-type="float">
            <text:p>-0,68835494540295</text:p>
          </table:table-cell>
          <table:table-cell table:formula="of:=COS([$Planilha2.$E$15]*[$Planilha1.$A69])" office:value-type="float" office:value="0.838670269000086" calcext:value-type="float">
            <text:p>0,838670269000086</text:p>
          </table:table-cell>
          <table:table-cell table:formula="of:=COS([$Planilha2.$E$16]*[$Planilha1.$A69])" office:value-type="float" office:value="0.382683975692172" calcext:value-type="float">
            <text:p>0,382683975692172</text:p>
          </table:table-cell>
          <table:table-cell table:formula="of:=COS([$Planilha2.$E$17]*[$Planilha1.$A69])" office:value-type="float" office:value="-0.978147470310761" calcext:value-type="float">
            <text:p>-0,978147470310761</text:p>
          </table:table-cell>
          <table:table-cell table:formula="of:=COS([$Planilha2.$E$18]*[$Planilha1.$A69])" office:value-type="float" office:value="-0.0261776145849469" calcext:value-type="float">
            <text:p>-0,026177614584947</text:p>
          </table:table-cell>
          <table:table-cell table:formula="of:=COS([$Planilha2.$E$19]*[$Planilha1.$A69])" office:value-type="float" office:value="0.987688450992521" calcext:value-type="float">
            <text:p>0,987688450992521</text:p>
          </table:table-cell>
          <table:table-cell table:formula="of:=COS([$Planilha2.$E$20]*[$Planilha1.$A69])" office:value-type="float" office:value="-0.333806157043166" calcext:value-type="float">
            <text:p>-0,333806157043166</text:p>
          </table:table-cell>
          <table:table-cell table:formula="of:=COS([$Planilha2.$E$201]*[$Planilha1.$A69])" office:value-type="float" office:value="1" calcext:value-type="float">
            <text:p>1</text:p>
          </table:table-cell>
          <table:table-cell table:formula="of:=COS([$Planilha2.$E$22]*[$Planilha1.$A69])" office:value-type="float" office:value="0.649447422264698" calcext:value-type="float">
            <text:p>0,649447422264698</text:p>
          </table:table-cell>
          <table:table-cell table:formula="of:=COS([$Planilha2.$E$23]*[$Planilha1.$A69])" office:value-type="float" office:value="0.62932106136636" calcext:value-type="float">
            <text:p>0,62932106136636</text:p>
          </table:table-cell>
          <table:table-cell table:formula="of:=COS([$Planilha2.$E$24]*[$Planilha1.$A69])" office:value-type="float" office:value="-0.878816682387176" calcext:value-type="float">
            <text:p>-0,878816682387176</text:p>
          </table:table-cell>
          <table:table-cell table:formula="of:=COS([$Planilha2.$E$25]*[$Planilha1.$A69])" office:value-type="float" office:value="-0.309017889270399" calcext:value-type="float">
            <text:p>-0,309017889270399</text:p>
          </table:table-cell>
          <table:table-cell table:formula="of:=COS([$Planilha2.$E$26]*[$Planilha1.$A69])" office:value-type="float" office:value="0.991444733437419" calcext:value-type="float">
            <text:p>0,991444733437419</text:p>
          </table:table-cell>
          <table:table-cell table:formula="of:=COS([$Planilha2.$E$27]*[$Planilha1.$A69])" office:value-type="float" office:value="-0.0523349382786026" calcext:value-type="float">
            <text:p>-0,052334938278603</text:p>
          </table:table-cell>
          <table:table-cell table:formula="of:=COS([$Planilha2.$E$28]*[$Planilha1.$A69])" office:value-type="float" office:value="-0.972370167514813" calcext:value-type="float">
            <text:p>-0,972370167514813</text:p>
          </table:table-cell>
          <table:table-cell table:formula="of:=COS([$Planilha2.$E$29]*[$Planilha1.$A69])" office:value-type="float" office:value="0.406735640209353" calcext:value-type="float">
            <text:p>0,406735640209353</text:p>
          </table:table-cell>
          <table:table-cell table:formula="of:=COS([$Planilha2.$E$30]*[$Planilha1.$A69])" office:value-type="float" office:value="0.824126832614009" calcext:value-type="float">
            <text:p>0,824126832614009</text:p>
          </table:table-cell>
          <table:table-cell table:formula="of:=COS([$Planilha2.$E$31]*[$Planilha1.$A69])" office:value-type="float" office:value="-0.707105949496867" calcext:value-type="float">
            <text:p>-0,707105949496867</text:p>
          </table:table-cell>
          <table:table-cell table:formula="of:=COS([$Planilha2.$E$32]*[$Planilha1.$A69])" office:value-type="float" office:value="-0.566407238561067" calcext:value-type="float">
            <text:p>-0,566407238561067</text:p>
          </table:table-cell>
          <table:table-cell table:formula="of:=COS([$Planilha2.$E$33]*[$Planilha1.$A69])" office:value-type="float" office:value="0.913544947350683" calcext:value-type="float">
            <text:p>0,913544947350683</text:p>
          </table:table-cell>
          <table:table-cell table:formula="of:=COS([$Planilha2.$E$34]*[$Planilha1.$A69])" office:value-type="float" office:value="0.233446621912524" calcext:value-type="float">
            <text:p>0,233446621912524</text:p>
          </table:table-cell>
          <table:table-cell table:formula="of:=COS([$Planilha2.$E$35]*[$Planilha1.$A69])" office:value-type="float" office:value="-0.998629464989284" calcext:value-type="float">
            <text:p>-0,998629464989284</text:p>
          </table:table-cell>
          <table:table-cell table:formula="of:=COS([$Planilha2.$E$36]*[$Planilha1.$A69])" office:value-type="float" office:value="0.130524831742281" calcext:value-type="float">
            <text:p>0,130524831742281</text:p>
          </table:table-cell>
        </table:table-row>
        <table:table-row table:style-name="ro1">
          <table:table-cell/>
          <table:table-cell table:formula="of:=COS([$Planilha2.E$1]*[$Planilha1.A70])" office:value-type="float" office:value="1" calcext:value-type="float">
            <text:p>1</text:p>
          </table:table-cell>
          <table:table-cell table:formula="of:=COS([$Planilha2.$E$2]*[$Planilha1.$A70])" office:value-type="float" office:value="-0.207911651895925" calcext:value-type="float">
            <text:p>-0,207911651895925</text:p>
          </table:table-cell>
          <table:table-cell table:formula="of:=COS([$Planilha2.$E$3]*[$Planilha1.$A70])" office:value-type="float" office:value="-0.913545490011816" calcext:value-type="float">
            <text:p>-0,913545490011816</text:p>
          </table:table-cell>
          <table:table-cell table:formula="of:=COS([$Planilha2.$E$4]*[$Planilha1.$A70])" office:value-type="float" office:value="0.587785155716781" calcext:value-type="float">
            <text:p>0,587785155716781</text:p>
          </table:table-cell>
          <table:table-cell table:formula="of:=COS([$Planilha2.$E$5]*[$Planilha1.$A70])" office:value-type="float" office:value="0.669130724641857" calcext:value-type="float">
            <text:p>0,669130724641857</text:p>
          </table:table-cell>
          <table:table-cell table:formula="of:=COS([$Planilha2.$E$6]*[$Planilha1.$A70])" office:value-type="float" office:value="-0.866025304305992" calcext:value-type="float">
            <text:p>-0,866025304305992</text:p>
          </table:table-cell>
          <table:table-cell table:formula="of:=COS([$Planilha2.$E$7]*[$Planilha1.$A70])" office:value-type="float" office:value="-0.309017221437999" calcext:value-type="float">
            <text:p>-0,309017221437999</text:p>
          </table:table-cell>
          <table:table-cell table:formula="of:=COS([$Planilha2.$E$8]*[$Planilha1.$A70])" office:value-type="float" office:value="0.994521866252918" calcext:value-type="float">
            <text:p>0,994521866252918</text:p>
          </table:table-cell>
          <table:table-cell table:formula="of:=COS([$Planilha2.$E$9]*[$Planilha1.$A70])" office:value-type="float" office:value="-0.104528146680526" calcext:value-type="float">
            <text:p>-0,104528146680526</text:p>
          </table:table-cell>
          <table:table-cell table:formula="of:=COS([$Planilha2.$E$10]*[$Planilha1.$A70])" office:value-type="float" office:value="-0.951056626960983" calcext:value-type="float">
            <text:p>-0,951056626960983</text:p>
          </table:table-cell>
          <table:table-cell table:formula="of:=COS([$Planilha2.$E$11]*[$Planilha1.$A70])" office:value-type="float" office:value="0.499999655396571" calcext:value-type="float">
            <text:p>0,499999655396571</text:p>
          </table:table-cell>
          <table:table-cell table:formula="of:=COS([$Planilha2.$E$12]*[$Planilha1.$A70])" office:value-type="float" office:value="0.743145118359195" calcext:value-type="float">
            <text:p>0,743145118359195</text:p>
          </table:table-cell>
          <table:table-cell table:formula="of:=COS([$Planilha2.$E$13]*[$Planilha1.$A70])" office:value-type="float" office:value="-0.809016713709477" calcext:value-type="float">
            <text:p>-0,809016713709477</text:p>
          </table:table-cell>
          <table:table-cell table:formula="of:=COS([$Planilha2.$E$14]*[$Planilha1.$A70])" office:value-type="float" office:value="-0.406737115641695" calcext:value-type="float">
            <text:p>-0,406737115641695</text:p>
          </table:table-cell>
          <table:table-cell table:formula="of:=COS([$Planilha2.$E$15]*[$Planilha1.$A70])" office:value-type="float" office:value="0.978147484910374" calcext:value-type="float">
            <text:p>0,978147484910374</text:p>
          </table:table-cell>
          <table:table-cell table:formula="of:=COS([$Planilha2.$E$16]*[$Planilha1.$A70])" office:value-type="float" office:value="0.000000596870577115963" calcext:value-type="float">
            <text:p>5,96870577115963E-07</text:p>
          </table:table-cell>
          <table:table-cell table:formula="of:=COS([$Planilha2.$E$17]*[$Planilha1.$A70])" office:value-type="float" office:value="-0.978147733103069" calcext:value-type="float">
            <text:p>-0,978147733103069</text:p>
          </table:table-cell>
          <table:table-cell table:formula="of:=COS([$Planilha2.$E$18]*[$Planilha1.$A70])" office:value-type="float" office:value="0.406736025104854" calcext:value-type="float">
            <text:p>0,406736025104854</text:p>
          </table:table-cell>
          <table:table-cell table:formula="of:=COS([$Planilha2.$E$19]*[$Planilha1.$A70])" office:value-type="float" office:value="0.809017415372806" calcext:value-type="float">
            <text:p>0,809017415372806</text:p>
          </table:table-cell>
          <table:table-cell table:formula="of:=COS([$Planilha2.$E$20]*[$Planilha1.$A70])" office:value-type="float" office:value="-0.743144319590309" calcext:value-type="float">
            <text:p>-0,743144319590309</text:p>
          </table:table-cell>
          <table:table-cell table:formula="of:=COS([$Planilha2.$E$201]*[$Planilha1.$A70])" office:value-type="float" office:value="1" calcext:value-type="float">
            <text:p>1</text:p>
          </table:table-cell>
          <table:table-cell table:formula="of:=COS([$Planilha2.$E$22]*[$Planilha1.$A70])" office:value-type="float" office:value="0.951056258074409" calcext:value-type="float">
            <text:p>0,951056258074409</text:p>
          </table:table-cell>
          <table:table-cell table:formula="of:=COS([$Planilha2.$E$23]*[$Planilha1.$A70])" office:value-type="float" office:value="0.104529333882205" calcext:value-type="float">
            <text:p>0,104529333882205</text:p>
          </table:table-cell>
          <table:table-cell table:formula="of:=COS([$Planilha2.$E$24]*[$Planilha1.$A70])" office:value-type="float" office:value="-0.994521991032469" calcext:value-type="float">
            <text:p>-0,994521991032469</text:p>
          </table:table-cell>
          <table:table-cell table:formula="of:=COS([$Planilha2.$E$25]*[$Planilha1.$A70])" office:value-type="float" office:value="0.309016086122565" calcext:value-type="float">
            <text:p>0,309016086122565</text:p>
          </table:table-cell>
          <table:table-cell table:formula="of:=COS([$Planilha2.$E$26]*[$Planilha1.$A70])" office:value-type="float" office:value="0.866025901176156" calcext:value-type="float">
            <text:p>0,866025901176156</text:p>
          </table:table-cell>
          <table:table-cell table:formula="of:=COS([$Planilha2.$E$27]*[$Planilha1.$A70])" office:value-type="float" office:value="-0.669129837518949" calcext:value-type="float">
            <text:p>-0,669129837518949</text:p>
          </table:table-cell>
          <table:table-cell table:formula="of:=COS([$Planilha2.$E$28]*[$Planilha1.$A70])" office:value-type="float" office:value="-0.587786121473329" calcext:value-type="float">
            <text:p>-0,587786121473329</text:p>
          </table:table-cell>
          <table:table-cell table:formula="of:=COS([$Planilha2.$E$29]*[$Planilha1.$A70])" office:value-type="float" office:value="0.913545004472981" calcext:value-type="float">
            <text:p>0,913545004472981</text:p>
          </table:table-cell>
          <table:table-cell table:formula="of:=COS([$Planilha2.$E$30]*[$Planilha1.$A70])" office:value-type="float" office:value="0.207912819550833" calcext:value-type="float">
            <text:p>0,207912819550833</text:p>
          </table:table-cell>
          <table:table-cell table:formula="of:=COS([$Planilha2.$E$31]*[$Planilha1.$A70])" office:value-type="float" office:value="-0.999999999999287" calcext:value-type="float">
            <text:p>-0,999999999999287</text:p>
          </table:table-cell>
          <table:table-cell table:formula="of:=COS([$Planilha2.$E$32]*[$Planilha1.$A70])" office:value-type="float" office:value="0.207910484240728" calcext:value-type="float">
            <text:p>0,207910484240728</text:p>
          </table:table-cell>
          <table:table-cell table:formula="of:=COS([$Planilha2.$E$33]*[$Planilha1.$A70])" office:value-type="float" office:value="0.913545975549344" calcext:value-type="float">
            <text:p>0,913545975549344</text:p>
          </table:table-cell>
          <table:table-cell table:formula="of:=COS([$Planilha2.$E$34]*[$Planilha1.$A70])" office:value-type="float" office:value="-0.587784189959406" calcext:value-type="float">
            <text:p>-0,587784189959406</text:p>
          </table:table-cell>
          <table:table-cell table:formula="of:=COS([$Planilha2.$E$35]*[$Planilha1.$A70])" office:value-type="float" office:value="-0.669131611763808" calcext:value-type="float">
            <text:p>-0,669131611763808</text:p>
          </table:table-cell>
          <table:table-cell table:formula="of:=COS([$Planilha2.$E$36]*[$Planilha1.$A70])" office:value-type="float" office:value="0.866024707434594" calcext:value-type="float">
            <text:p>0,866024707434594</text:p>
          </table:table-cell>
        </table:table-row>
        <table:table-row table:style-name="ro1">
          <table:table-cell/>
          <table:table-cell table:formula="of:=COS([$Planilha2.E$1]*[$Planilha1.A71])" office:value-type="float" office:value="1" calcext:value-type="float">
            <text:p>1</text:p>
          </table:table-cell>
          <table:table-cell table:formula="of:=COS([$Planilha2.$E$2]*[$Planilha1.$A71])" office:value-type="float" office:value="-0.233445324594973" calcext:value-type="float">
            <text:p>-0,233445324594973</text:p>
          </table:table-cell>
          <table:table-cell table:formula="of:=COS([$Planilha2.$E$3]*[$Planilha1.$A71])" office:value-type="float" office:value="-0.891006560849495" calcext:value-type="float">
            <text:p>-0,891006560849495</text:p>
          </table:table-cell>
          <table:table-cell table:formula="of:=COS([$Planilha2.$E$4]*[$Planilha1.$A71])" office:value-type="float" office:value="0.649447956222496" calcext:value-type="float">
            <text:p>0,649447956222496</text:p>
          </table:table-cell>
          <table:table-cell table:formula="of:=COS([$Planilha2.$E$5]*[$Planilha1.$A71])" office:value-type="float" office:value="0.58778538295369" calcext:value-type="float">
            <text:p>0,58778538295369</text:p>
          </table:table-cell>
          <table:table-cell table:formula="of:=COS([$Planilha2.$E$6]*[$Planilha1.$A71])" office:value-type="float" office:value="-0.923879455254105" calcext:value-type="float">
            <text:p>-0,923879455254105</text:p>
          </table:table-cell>
          <table:table-cell table:formula="of:=COS([$Planilha2.$E$7]*[$Planilha1.$A71])" office:value-type="float" office:value="-0.156434704316846" calcext:value-type="float">
            <text:p>-0,156434704316846</text:p>
          </table:table-cell>
          <table:table-cell table:formula="of:=COS([$Planilha2.$E$8]*[$Planilha1.$A71])" office:value-type="float" office:value="0.996917355908435" calcext:value-type="float">
            <text:p>0,996917355908435</text:p>
          </table:table-cell>
          <table:table-cell table:formula="of:=COS([$Planilha2.$E$9]*[$Planilha1.$A71])" office:value-type="float" office:value="-0.309016687171968" calcext:value-type="float">
            <text:p>-0,309016687171968</text:p>
          </table:table-cell>
          <table:table-cell table:formula="of:=COS([$Planilha2.$E$10]*[$Planilha1.$A71])" office:value-type="float" office:value="-0.852640354224189" calcext:value-type="float">
            <text:p>-0,852640354224189</text:p>
          </table:table-cell>
          <table:table-cell table:formula="of:=COS([$Planilha2.$E$11]*[$Planilha1.$A71])" office:value-type="float" office:value="0.707106495681245" calcext:value-type="float">
            <text:p>0,707106495681245</text:p>
          </table:table-cell>
          <table:table-cell table:formula="of:=COS([$Planilha2.$E$12]*[$Planilha1.$A71])" office:value-type="float" office:value="0.522498943409146" calcext:value-type="float">
            <text:p>0,522498943409146</text:p>
          </table:table-cell>
          <table:table-cell table:formula="of:=COS([$Planilha2.$E$13]*[$Planilha1.$A71])" office:value-type="float" office:value="-0.951056366570602" calcext:value-type="float">
            <text:p>-0,951056366570602</text:p>
          </table:table-cell>
          <table:table-cell table:formula="of:=COS([$Planilha2.$E$14]*[$Planilha1.$A71])" office:value-type="float" office:value="-0.0784596190047615" calcext:value-type="float">
            <text:p>-0,078459619004762</text:p>
          </table:table-cell>
          <table:table-cell table:formula="of:=COS([$Planilha2.$E$15]*[$Planilha1.$A71])" office:value-type="float" office:value="0.987688429022932" calcext:value-type="float">
            <text:p>0,987688429022932</text:p>
          </table:table-cell>
          <table:table-cell table:formula="of:=COS([$Planilha2.$E$16]*[$Planilha1.$A71])" office:value-type="float" office:value="-0.382682872819151" calcext:value-type="float">
            <text:p>-0,382682872819151</text:p>
          </table:table-cell>
          <table:table-cell table:formula="of:=COS([$Planilha2.$E$17]*[$Planilha1.$A71])" office:value-type="float" office:value="-0.809017374098524" calcext:value-type="float">
            <text:p>-0,809017374098524</text:p>
          </table:table-cell>
          <table:table-cell table:formula="of:=COS([$Planilha2.$E$18]*[$Planilha1.$A71])" office:value-type="float" office:value="0.760405519817958" calcext:value-type="float">
            <text:p>0,760405519817958</text:p>
          </table:table-cell>
          <table:table-cell table:formula="of:=COS([$Planilha2.$E$19]*[$Planilha1.$A71])" office:value-type="float" office:value="0.453991147303101" calcext:value-type="float">
            <text:p>0,453991147303101</text:p>
          </table:table-cell>
          <table:table-cell table:formula="of:=COS([$Planilha2.$E$20]*[$Planilha1.$A71])" office:value-type="float" office:value="-0.972369741308789" calcext:value-type="float">
            <text:p>-0,972369741308789</text:p>
          </table:table-cell>
          <table:table-cell table:formula="of:=COS([$Planilha2.$E$201]*[$Planilha1.$A71])" office:value-type="float" office:value="1" calcext:value-type="float">
            <text:p>1</text:p>
          </table:table-cell>
          <table:table-cell table:formula="of:=COS([$Planilha2.$E$22]*[$Planilha1.$A71])" office:value-type="float" office:value="0.97237011833736" calcext:value-type="float">
            <text:p>0,97237011833736</text:p>
          </table:table-cell>
          <table:table-cell table:formula="of:=COS([$Planilha2.$E$23]*[$Planilha1.$A71])" office:value-type="float" office:value="-0.453989708272652" calcext:value-type="float">
            <text:p>-0,453989708272652</text:p>
          </table:table-cell>
          <table:table-cell table:formula="of:=COS([$Planilha2.$E$24]*[$Planilha1.$A71])" office:value-type="float" office:value="-0.760406568716385" calcext:value-type="float">
            <text:p>-0,760406568716385</text:p>
          </table:table-cell>
          <table:table-cell table:formula="of:=COS([$Planilha2.$E$25]*[$Planilha1.$A71])" office:value-type="float" office:value="0.809016424788951" calcext:value-type="float">
            <text:p>0,809016424788951</text:p>
          </table:table-cell>
          <table:table-cell table:formula="of:=COS([$Planilha2.$E$26]*[$Planilha1.$A71])" office:value-type="float" office:value="0.382684364941342" calcext:value-type="float">
            <text:p>0,382684364941342</text:p>
          </table:table-cell>
          <table:table-cell table:formula="of:=COS([$Planilha2.$E$27]*[$Planilha1.$A71])" office:value-type="float" office:value="-0.987688176371255" calcext:value-type="float">
            <text:p>-0,987688176371255</text:p>
          </table:table-cell>
          <table:table-cell table:formula="of:=COS([$Planilha2.$E$28]*[$Planilha1.$A71])" office:value-type="float" office:value="0.0784580089218622" calcext:value-type="float">
            <text:p>0,078458008921862</text:p>
          </table:table-cell>
          <table:table-cell table:formula="of:=COS([$Planilha2.$E$29]*[$Planilha1.$A71])" office:value-type="float" office:value="0.951056865651574" calcext:value-type="float">
            <text:p>0,951056865651574</text:p>
          </table:table-cell>
          <table:table-cell table:formula="of:=COS([$Planilha2.$E$30]*[$Planilha1.$A71])" office:value-type="float" office:value="-0.522497566342483" calcext:value-type="float">
            <text:p>-0,522497566342483</text:p>
          </table:table-cell>
          <table:table-cell table:formula="of:=COS([$Planilha2.$E$31]*[$Planilha1.$A71])" office:value-type="float" office:value="-0.707107637701762" calcext:value-type="float">
            <text:p>-0,707107637701762</text:p>
          </table:table-cell>
          <table:table-cell table:formula="of:=COS([$Planilha2.$E$32]*[$Planilha1.$A71])" office:value-type="float" office:value="0.852639510356234" calcext:value-type="float">
            <text:p>0,852639510356234</text:p>
          </table:table-cell>
          <table:table-cell table:formula="of:=COS([$Planilha2.$E$33]*[$Planilha1.$A71])" office:value-type="float" office:value="0.309018223186542" calcext:value-type="float">
            <text:p>0,309018223186542</text:p>
          </table:table-cell>
          <table:table-cell table:formula="of:=COS([$Planilha2.$E$34]*[$Planilha1.$A71])" office:value-type="float" office:value="-0.996917229191321" calcext:value-type="float">
            <text:p>-0,996917229191321</text:p>
          </table:table-cell>
          <table:table-cell table:formula="of:=COS([$Planilha2.$E$35]*[$Planilha1.$A71])" office:value-type="float" office:value="0.156433109139238" calcext:value-type="float">
            <text:p>0,156433109139238</text:p>
          </table:table-cell>
          <table:table-cell table:formula="of:=COS([$Planilha2.$E$36]*[$Planilha1.$A71])" office:value-type="float" office:value="0.923880073310501" calcext:value-type="float">
            <text:p>0,923880073310501</text:p>
          </table:table-cell>
        </table:table-row>
        <table:table-row table:style-name="ro1">
          <table:table-cell/>
          <table:table-cell table:formula="of:=COS([$Planilha2.E$1]*[$Planilha1.A72])" office:value-type="float" office:value="1" calcext:value-type="float">
            <text:p>1</text:p>
          </table:table-cell>
          <table:table-cell table:formula="of:=COS([$Planilha2.$E$2]*[$Planilha1.$A72])" office:value-type="float" office:value="-0.258819005536551" calcext:value-type="float">
            <text:p>-0,258819005536551</text:p>
          </table:table-cell>
          <table:table-cell table:formula="of:=COS([$Planilha2.$E$3]*[$Planilha1.$A72])" office:value-type="float" office:value="-0.866025444746142" calcext:value-type="float">
            <text:p>-0,866025444746142</text:p>
          </table:table-cell>
          <table:table-cell table:formula="of:=COS([$Planilha2.$E$4]*[$Planilha1.$A72])" office:value-type="float" office:value="0.707106694293642" calcext:value-type="float">
            <text:p>0,707106694293642</text:p>
          </table:table-cell>
          <table:table-cell table:formula="of:=COS([$Planilha2.$E$5]*[$Planilha1.$A72])" office:value-type="float" office:value="0.500000141895505" calcext:value-type="float">
            <text:p>0,500000141895505</text:p>
          </table:table-cell>
          <table:table-cell table:formula="of:=COS([$Planilha2.$E$6]*[$Planilha1.$A72])" office:value-type="float" office:value="-0.9659257732807" calcext:value-type="float">
            <text:p>-0,9659257732807</text:p>
          </table:table-cell>
          <table:table-cell table:formula="of:=COS([$Planilha2.$E$7]*[$Planilha1.$A72])" office:value-type="float" office:value="-0.000000245770236591081" calcext:value-type="float">
            <text:p>-2,45770236591081E-07</text:p>
          </table:table-cell>
          <table:table-cell table:formula="of:=COS([$Planilha2.$E$8]*[$Planilha1.$A72])" office:value-type="float" office:value="0.965925900500717" calcext:value-type="float">
            <text:p>0,965925900500717</text:p>
          </table:table-cell>
          <table:table-cell table:formula="of:=COS([$Planilha2.$E$9]*[$Planilha1.$A72])" office:value-type="float" office:value="-0.49999971620895" calcext:value-type="float">
            <text:p>-0,49999971620895</text:p>
          </table:table-cell>
          <table:table-cell table:formula="of:=COS([$Planilha2.$E$10]*[$Planilha1.$A72])" office:value-type="float" office:value="-0.707107041865202" calcext:value-type="float">
            <text:p>-0,707107041865202</text:p>
          </table:table-cell>
          <table:table-cell table:formula="of:=COS([$Planilha2.$E$11]*[$Planilha1.$A72])" office:value-type="float" office:value="0.866025198975835" calcext:value-type="float">
            <text:p>0,866025198975835</text:p>
          </table:table-cell>
          <table:table-cell table:formula="of:=COS([$Planilha2.$E$12]*[$Planilha1.$A72])" office:value-type="float" office:value="0.258819480328163" calcext:value-type="float">
            <text:p>0,258819480328163</text:p>
          </table:table-cell>
          <table:table-cell table:formula="of:=COS([$Planilha2.$E$13]*[$Planilha1.$A72])" office:value-type="float" office:value="-0.999999999999879" calcext:value-type="float">
            <text:p>-0,999999999999879</text:p>
          </table:table-cell>
          <table:table-cell table:formula="of:=COS([$Planilha2.$E$14]*[$Planilha1.$A72])" office:value-type="float" office:value="0.258818530744877" calcext:value-type="float">
            <text:p>0,258818530744877</text:p>
          </table:table-cell>
          <table:table-cell table:formula="of:=COS([$Planilha2.$E$15]*[$Planilha1.$A72])" office:value-type="float" office:value="0.86602569051624" calcext:value-type="float">
            <text:p>0,86602569051624</text:p>
          </table:table-cell>
          <table:table-cell table:formula="of:=COS([$Planilha2.$E$16]*[$Planilha1.$A72])" office:value-type="float" office:value="-0.707106346721911" calcext:value-type="float">
            <text:p>-0,707106346721911</text:p>
          </table:table-cell>
          <table:table-cell table:formula="of:=COS([$Planilha2.$E$17]*[$Planilha1.$A72])" office:value-type="float" office:value="-0.50000056758194" calcext:value-type="float">
            <text:p>-0,50000056758194</text:p>
          </table:table-cell>
          <table:table-cell table:formula="of:=COS([$Planilha2.$E$18]*[$Planilha1.$A72])" office:value-type="float" office:value="0.965925646060451" calcext:value-type="float">
            <text:p>0,965925646060451</text:p>
          </table:table-cell>
          <table:table-cell table:formula="of:=COS([$Planilha2.$E$19]*[$Planilha1.$A72])" office:value-type="float" office:value="0.000000737310713325897" calcext:value-type="float">
            <text:p>7,37310713325897E-07</text:p>
          </table:table-cell>
          <table:table-cell table:formula="of:=COS([$Planilha2.$E$20]*[$Planilha1.$A72])" office:value-type="float" office:value="-0.9659260277205" calcext:value-type="float">
            <text:p>-0,9659260277205</text:p>
          </table:table-cell>
          <table:table-cell table:formula="of:=COS([$Planilha2.$E$201]*[$Planilha1.$A72])" office:value-type="float" office:value="1" calcext:value-type="float">
            <text:p>1</text:p>
          </table:table-cell>
          <table:table-cell table:formula="of:=COS([$Planilha2.$E$22]*[$Planilha1.$A72])" office:value-type="float" office:value="0.70710738943659" calcext:value-type="float">
            <text:p>0,70710738943659</text:p>
          </table:table-cell>
          <table:table-cell table:formula="of:=COS([$Planilha2.$E$23]*[$Planilha1.$A72])" office:value-type="float" office:value="-0.866024953205319" calcext:value-type="float">
            <text:p>-0,866024953205319</text:p>
          </table:table-cell>
          <table:table-cell table:formula="of:=COS([$Planilha2.$E$24]*[$Planilha1.$A72])" office:value-type="float" office:value="-0.258819955119712" calcext:value-type="float">
            <text:p>-0,258819955119712</text:p>
          </table:table-cell>
          <table:table-cell table:formula="of:=COS([$Planilha2.$E$25]*[$Planilha1.$A72])" office:value-type="float" office:value="0.999999999999517" calcext:value-type="float">
            <text:p>0,999999999999517</text:p>
          </table:table-cell>
          <table:table-cell table:formula="of:=COS([$Planilha2.$E$26]*[$Planilha1.$A72])" office:value-type="float" office:value="-0.25881805595314" calcext:value-type="float">
            <text:p>-0,25881805595314</text:p>
          </table:table-cell>
          <table:table-cell table:formula="of:=COS([$Planilha2.$E$27]*[$Planilha1.$A72])" office:value-type="float" office:value="-0.866025936286126" calcext:value-type="float">
            <text:p>-0,866025936286126</text:p>
          </table:table-cell>
          <table:table-cell table:formula="of:=COS([$Planilha2.$E$28]*[$Planilha1.$A72])" office:value-type="float" office:value="0.707105999150007" calcext:value-type="float">
            <text:p>0,707105999150007</text:p>
          </table:table-cell>
          <table:table-cell table:formula="of:=COS([$Planilha2.$E$29]*[$Planilha1.$A72])" office:value-type="float" office:value="0.500000993268261" calcext:value-type="float">
            <text:p>0,500000993268261</text:p>
          </table:table-cell>
          <table:table-cell table:formula="of:=COS([$Planilha2.$E$30]*[$Planilha1.$A72])" office:value-type="float" office:value="-0.965925518839966" calcext:value-type="float">
            <text:p>-0,965925518839966</text:p>
          </table:table-cell>
          <table:table-cell table:formula="of:=COS([$Planilha2.$E$31]*[$Planilha1.$A72])" office:value-type="float" office:value="-0.00000122885118650782" calcext:value-type="float">
            <text:p>-1,22885118650782E-06</text:p>
          </table:table-cell>
          <table:table-cell table:formula="of:=COS([$Planilha2.$E$32]*[$Planilha1.$A72])" office:value-type="float" office:value="0.96592615494005" calcext:value-type="float">
            <text:p>0,96592615494005</text:p>
          </table:table-cell>
          <table:table-cell table:formula="of:=COS([$Planilha2.$E$33]*[$Planilha1.$A72])" office:value-type="float" office:value="-0.499998864835476" calcext:value-type="float">
            <text:p>-0,499998864835476</text:p>
          </table:table-cell>
          <table:table-cell table:formula="of:=COS([$Planilha2.$E$34]*[$Planilha1.$A72])" office:value-type="float" office:value="-0.707107737007803" calcext:value-type="float">
            <text:p>-0,707107737007803</text:p>
          </table:table-cell>
          <table:table-cell table:formula="of:=COS([$Planilha2.$E$35]*[$Planilha1.$A72])" office:value-type="float" office:value="0.866024707434598" calcext:value-type="float">
            <text:p>0,866024707434598</text:p>
          </table:table-cell>
          <table:table-cell table:formula="of:=COS([$Planilha2.$E$36]*[$Planilha1.$A72])" office:value-type="float" office:value="0.258820429911205" calcext:value-type="float">
            <text:p>0,258820429911205</text:p>
          </table:table-cell>
        </table:table-row>
        <table:table-row table:style-name="ro1">
          <table:table-cell/>
          <table:table-cell table:formula="of:=COS([$Planilha2.E$1]*[$Planilha1.A73])" office:value-type="float" office:value="1" calcext:value-type="float">
            <text:p>1</text:p>
          </table:table-cell>
          <table:table-cell table:formula="of:=COS([$Planilha2.$E$2]*[$Planilha1.$A73])" office:value-type="float" office:value="-0.28401530486796" calcext:value-type="float">
            <text:p>-0,28401530486796</text:p>
          </table:table-cell>
          <table:table-cell table:formula="of:=COS([$Planilha2.$E$3]*[$Planilha1.$A73])" office:value-type="float" office:value="-0.838670613201519" calcext:value-type="float">
            <text:p>-0,838670613201519</text:p>
          </table:table-cell>
          <table:table-cell table:formula="of:=COS([$Planilha2.$E$4]*[$Planilha1.$A73])" office:value-type="float" office:value="0.760405884652417" calcext:value-type="float">
            <text:p>0,760405884652417</text:p>
          </table:table-cell>
          <table:table-cell table:formula="of:=COS([$Planilha2.$E$5]*[$Planilha1.$A73])" office:value-type="float" office:value="0.406736794895624" calcext:value-type="float">
            <text:p>0,406736794895624</text:p>
          </table:table-cell>
          <table:table-cell table:formula="of:=COS([$Planilha2.$E$6]*[$Planilha1.$A73])" office:value-type="float" office:value="-0.991444834259013" calcext:value-type="float">
            <text:p>-0,991444834259013</text:p>
          </table:table-cell>
          <table:table-cell table:formula="of:=COS([$Planilha2.$E$7]*[$Planilha1.$A73])" office:value-type="float" office:value="0.156434218828051" calcext:value-type="float">
            <text:p>0,156434218828051</text:p>
          </table:table-cell>
          <table:table-cell table:formula="of:=COS([$Planilha2.$E$8]*[$Planilha1.$A73])" office:value-type="float" office:value="0.902585409554553" calcext:value-type="float">
            <text:p>0,902585409554553</text:p>
          </table:table-cell>
          <table:table-cell table:formula="of:=COS([$Planilha2.$E$9]*[$Planilha1.$A73])" office:value-type="float" office:value="-0.66913035935607" calcext:value-type="float">
            <text:p>-0,66913035935607</text:p>
          </table:table-cell>
          <table:table-cell table:formula="of:=COS([$Planilha2.$E$10]*[$Planilha1.$A73])" office:value-type="float" office:value="-0.522498883536708" calcext:value-type="float">
            <text:p>-0,522498883536708</text:p>
          </table:table-cell>
          <table:table-cell table:formula="of:=COS([$Planilha2.$E$11]*[$Planilha1.$A73])" office:value-type="float" office:value="0.965925718757764" calcext:value-type="float">
            <text:p>0,965925718757764</text:p>
          </table:table-cell>
          <table:table-cell table:formula="of:=COS([$Planilha2.$E$12]*[$Planilha1.$A73])" office:value-type="float" office:value="-0.02617649144887" calcext:value-type="float">
            <text:p>-0,02617649144887</text:p>
          </table:table-cell>
          <table:table-cell table:formula="of:=COS([$Planilha2.$E$13]*[$Planilha1.$A73])" office:value-type="float" office:value="-0.951056670359315" calcext:value-type="float">
            <text:p>-0,951056670359315</text:p>
          </table:table-cell>
          <table:table-cell table:formula="of:=COS([$Planilha2.$E$14]*[$Planilha1.$A73])" office:value-type="float" office:value="0.56640579180649" calcext:value-type="float">
            <text:p>0,56640579180649</text:p>
          </table:table-cell>
          <table:table-cell table:formula="of:=COS([$Planilha2.$E$15]*[$Planilha1.$A73])" office:value-type="float" office:value="0.629320843081521" calcext:value-type="float">
            <text:p>0,629320843081521</text:p>
          </table:table-cell>
          <table:table-cell table:formula="of:=COS([$Planilha2.$E$16]*[$Planilha1.$A73])" office:value-type="float" office:value="-0.923879294021606" calcext:value-type="float">
            <text:p>-0,923879294021606</text:p>
          </table:table-cell>
          <table:table-cell table:formula="of:=COS([$Planilha2.$E$17]*[$Planilha1.$A73])" office:value-type="float" office:value="-0.104529124376033" calcext:value-type="float">
            <text:p>-0,104529124376033</text:p>
          </table:table-cell>
          <table:table-cell table:formula="of:=COS([$Planilha2.$E$18]*[$Planilha1.$A73])" office:value-type="float" office:value="0.983255036276085" calcext:value-type="float">
            <text:p>0,983255036276085</text:p>
          </table:table-cell>
          <table:table-cell table:formula="of:=COS([$Planilha2.$E$19]*[$Planilha1.$A73])" office:value-type="float" office:value="-0.453989833405788" calcext:value-type="float">
            <text:p>-0,453989833405788</text:p>
          </table:table-cell>
          <table:table-cell table:formula="of:=COS([$Planilha2.$E$20]*[$Planilha1.$A73])" office:value-type="float" office:value="-0.725374914392689" calcext:value-type="float">
            <text:p>-0,725374914392689</text:p>
          </table:table-cell>
          <table:table-cell table:formula="of:=COS([$Planilha2.$E$201]*[$Planilha1.$A73])" office:value-type="float" office:value="1" calcext:value-type="float">
            <text:p>1</text:p>
          </table:table-cell>
          <table:table-cell table:formula="of:=COS([$Planilha2.$E$22]*[$Planilha1.$A73])" office:value-type="float" office:value="0.233446212233345" calcext:value-type="float">
            <text:p>0,233446212233345</text:p>
          </table:table-cell>
          <table:table-cell table:formula="of:=COS([$Planilha2.$E$23]*[$Planilha1.$A73])" office:value-type="float" office:value="-0.998629582590854" calcext:value-type="float">
            <text:p>-0,998629582590854</text:p>
          </table:table-cell>
          <table:table-cell table:formula="of:=COS([$Planilha2.$E$24]*[$Planilha1.$A73])" office:value-type="float" office:value="0.333805958466067" calcext:value-type="float">
            <text:p>0,333805958466067</text:p>
          </table:table-cell>
          <table:table-cell table:formula="of:=COS([$Planilha2.$E$25]*[$Planilha1.$A73])" office:value-type="float" office:value="0.809017580469893" calcext:value-type="float">
            <text:p>0,809017580469893</text:p>
          </table:table-cell>
          <table:table-cell table:formula="of:=COS([$Planilha2.$E$26]*[$Planilha1.$A73])" office:value-type="float" office:value="-0.793352707987459" calcext:value-type="float">
            <text:p>-0,793352707987459</text:p>
          </table:table-cell>
          <table:table-cell table:formula="of:=COS([$Planilha2.$E$27]*[$Planilha1.$A73])" office:value-type="float" office:value="-0.358368958016126" calcext:value-type="float">
            <text:p>-0,358368958016126</text:p>
          </table:table-cell>
          <table:table-cell table:formula="of:=COS([$Planilha2.$E$28]*[$Planilha1.$A73])" office:value-type="float" office:value="0.996917245719787" calcext:value-type="float">
            <text:p>0,996917245719787</text:p>
          </table:table-cell>
          <table:table-cell table:formula="of:=COS([$Planilha2.$E$29]*[$Planilha1.$A73])" office:value-type="float" office:value="-0.207910552926326" calcext:value-type="float">
            <text:p>-0,207910552926326</text:p>
          </table:table-cell>
          <table:table-cell table:formula="of:=COS([$Planilha2.$E$30]*[$Planilha1.$A73])" office:value-type="float" office:value="-0.878817687570512" calcext:value-type="float">
            <text:p>-0,878817687570512</text:p>
          </table:table-cell>
          <table:table-cell table:formula="of:=COS([$Planilha2.$E$31]*[$Planilha1.$A73])" office:value-type="float" office:value="0.707105899843723" calcext:value-type="float">
            <text:p>0,707105899843723</text:p>
          </table:table-cell>
          <table:table-cell table:formula="of:=COS([$Planilha2.$E$32]*[$Planilha1.$A73])" office:value-type="float" office:value="0.477159892134416" calcext:value-type="float">
            <text:p>0,477159892134416</text:p>
          </table:table-cell>
          <table:table-cell table:formula="of:=COS([$Planilha2.$E$33]*[$Planilha1.$A73])" office:value-type="float" office:value="-0.97814732431436" calcext:value-type="float">
            <text:p>-0,97814732431436</text:p>
          </table:table-cell>
          <table:table-cell table:formula="of:=COS([$Planilha2.$E$34]*[$Planilha1.$A73])" office:value-type="float" office:value="0.0784577289074369" calcext:value-type="float">
            <text:p>0,078457728907437</text:p>
          </table:table-cell>
          <table:table-cell table:formula="of:=COS([$Planilha2.$E$35]*[$Planilha1.$A73])" office:value-type="float" office:value="0.933580932724572" calcext:value-type="float">
            <text:p>0,933580932724572</text:p>
          </table:table-cell>
          <table:table-cell table:formula="of:=COS([$Planilha2.$E$36]*[$Planilha1.$A73])" office:value-type="float" office:value="-0.608760275360795" calcext:value-type="float">
            <text:p>-0,608760275360795</text:p>
          </table:table-cell>
        </table:table-row>
        <table:table-row table:style-name="ro1">
          <table:table-cell/>
          <table:table-cell table:formula="of:=COS([$Planilha2.E$1]*[$Planilha1.A74])" office:value-type="float" office:value="1" calcext:value-type="float">
            <text:p>1</text:p>
          </table:table-cell>
          <table:table-cell table:formula="of:=COS([$Planilha2.$E$2]*[$Planilha1.$A74])" office:value-type="float" office:value="-0.309016954304996" calcext:value-type="float">
            <text:p>-0,309016954304996</text:p>
          </table:table-cell>
          <table:table-cell table:formula="of:=COS([$Planilha2.$E$3]*[$Planilha1.$A74])" office:value-type="float" office:value="-0.809017043904128" calcext:value-type="float">
            <text:p>-0,809017043904128</text:p>
          </table:table-cell>
          <table:table-cell table:formula="of:=COS([$Planilha2.$E$4]*[$Planilha1.$A74])" office:value-type="float" office:value="0.809016920081165" calcext:value-type="float">
            <text:p>0,809016920081165</text:p>
          </table:table-cell>
          <table:table-cell table:formula="of:=COS([$Planilha2.$E$5]*[$Planilha1.$A74])" office:value-type="float" office:value="0.309017154654748" calcext:value-type="float">
            <text:p>0,309017154654748</text:p>
          </table:table-cell>
          <table:table-cell table:formula="of:=COS([$Planilha2.$E$6]*[$Planilha1.$A74])" office:value-type="float" office:value="-0.999999999999978" calcext:value-type="float">
            <text:p>-0,999999999999978</text:p>
          </table:table-cell>
          <table:table-cell table:formula="of:=COS([$Planilha2.$E$7]*[$Planilha1.$A74])" office:value-type="float" office:value="0.30901675395523" calcext:value-type="float">
            <text:p>0,30901675395523</text:p>
          </table:table-cell>
          <table:table-cell table:formula="of:=COS([$Planilha2.$E$8]*[$Planilha1.$A74])" office:value-type="float" office:value="0.809017167727056" calcext:value-type="float">
            <text:p>0,809017167727056</text:p>
          </table:table-cell>
          <table:table-cell table:formula="of:=COS([$Planilha2.$E$9]*[$Planilha1.$A74])" office:value-type="float" office:value="-0.809016796258167" calcext:value-type="float">
            <text:p>-0,809016796258167</text:p>
          </table:table-cell>
          <table:table-cell table:formula="of:=COS([$Planilha2.$E$10]*[$Planilha1.$A74])" office:value-type="float" office:value="-0.309017355004487" calcext:value-type="float">
            <text:p>-0,309017355004487</text:p>
          </table:table-cell>
          <table:table-cell table:formula="of:=COS([$Planilha2.$E$11]*[$Planilha1.$A74])" office:value-type="float" office:value="0.999999999999911" calcext:value-type="float">
            <text:p>0,999999999999911</text:p>
          </table:table-cell>
          <table:table-cell table:formula="of:=COS([$Planilha2.$E$12]*[$Planilha1.$A74])" office:value-type="float" office:value="-0.309016553605446" calcext:value-type="float">
            <text:p>-0,309016553605446</text:p>
          </table:table-cell>
          <table:table-cell table:formula="of:=COS([$Planilha2.$E$13]*[$Planilha1.$A74])" office:value-type="float" office:value="-0.809017291549946" calcext:value-type="float">
            <text:p>-0,809017291549946</text:p>
          </table:table-cell>
          <table:table-cell table:formula="of:=COS([$Planilha2.$E$14]*[$Planilha1.$A74])" office:value-type="float" office:value="0.809016672435132" calcext:value-type="float">
            <text:p>0,809016672435132</text:p>
          </table:table-cell>
          <table:table-cell table:formula="of:=COS([$Planilha2.$E$15]*[$Planilha1.$A74])" office:value-type="float" office:value="0.309017555354216" calcext:value-type="float">
            <text:p>0,309017555354216</text:p>
          </table:table-cell>
          <table:table-cell table:formula="of:=COS([$Planilha2.$E$16]*[$Planilha1.$A74])" office:value-type="float" office:value="-0.9999999999998" calcext:value-type="float">
            <text:p>-0,9999999999998</text:p>
          </table:table-cell>
          <table:table-cell table:formula="of:=COS([$Planilha2.$E$17]*[$Planilha1.$A74])" office:value-type="float" office:value="0.309016353255656" calcext:value-type="float">
            <text:p>0,309016353255656</text:p>
          </table:table-cell>
          <table:table-cell table:formula="of:=COS([$Planilha2.$E$18]*[$Planilha1.$A74])" office:value-type="float" office:value="0.809017415372801" calcext:value-type="float">
            <text:p>0,809017415372801</text:p>
          </table:table-cell>
          <table:table-cell table:formula="of:=COS([$Planilha2.$E$19]*[$Planilha1.$A74])" office:value-type="float" office:value="-0.809016548612062" calcext:value-type="float">
            <text:p>-0,809016548612062</text:p>
          </table:table-cell>
          <table:table-cell table:formula="of:=COS([$Planilha2.$E$20]*[$Planilha1.$A74])" office:value-type="float" office:value="-0.30901775570393" calcext:value-type="float">
            <text:p>-0,30901775570393</text:p>
          </table:table-cell>
          <table:table-cell table:formula="of:=COS([$Planilha2.$E$201]*[$Planilha1.$A74])" office:value-type="float" office:value="1" calcext:value-type="float">
            <text:p>1</text:p>
          </table:table-cell>
          <table:table-cell table:formula="of:=COS([$Planilha2.$E$22]*[$Planilha1.$A74])" office:value-type="float" office:value="-0.309016152905848" calcext:value-type="float">
            <text:p>-0,309016152905848</text:p>
          </table:table-cell>
          <table:table-cell table:formula="of:=COS([$Planilha2.$E$23]*[$Planilha1.$A74])" office:value-type="float" office:value="-0.809017539195625" calcext:value-type="float">
            <text:p>-0,809017539195625</text:p>
          </table:table-cell>
          <table:table-cell table:formula="of:=COS([$Planilha2.$E$24]*[$Planilha1.$A74])" office:value-type="float" office:value="0.809016424788951" calcext:value-type="float">
            <text:p>0,809016424788951</text:p>
          </table:table-cell>
          <table:table-cell table:formula="of:=COS([$Planilha2.$E$25]*[$Planilha1.$A74])" office:value-type="float" office:value="0.309017956053621" calcext:value-type="float">
            <text:p>0,309017956053621</text:p>
          </table:table-cell>
          <table:table-cell table:formula="of:=COS([$Planilha2.$E$26]*[$Planilha1.$A74])" office:value-type="float" office:value="-0.999999999999445" calcext:value-type="float">
            <text:p>-0,999999999999445</text:p>
          </table:table-cell>
          <table:table-cell table:formula="of:=COS([$Planilha2.$E$27]*[$Planilha1.$A74])" office:value-type="float" office:value="0.309015952556027" calcext:value-type="float">
            <text:p>0,309015952556027</text:p>
          </table:table-cell>
          <table:table-cell table:formula="of:=COS([$Planilha2.$E$28]*[$Planilha1.$A74])" office:value-type="float" office:value="0.809017663018408" calcext:value-type="float">
            <text:p>0,809017663018408</text:p>
          </table:table-cell>
          <table:table-cell table:formula="of:=COS([$Planilha2.$E$29]*[$Planilha1.$A74])" office:value-type="float" office:value="-0.809016300965808" calcext:value-type="float">
            <text:p>-0,809016300965808</text:p>
          </table:table-cell>
          <table:table-cell table:formula="of:=COS([$Planilha2.$E$30]*[$Planilha1.$A74])" office:value-type="float" office:value="-0.309018156403312" calcext:value-type="float">
            <text:p>-0,309018156403312</text:p>
          </table:table-cell>
          <table:table-cell table:formula="of:=COS([$Planilha2.$E$31]*[$Planilha1.$A74])" office:value-type="float" office:value="0.999999999999201" calcext:value-type="float">
            <text:p>0,999999999999201</text:p>
          </table:table-cell>
          <table:table-cell table:formula="of:=COS([$Planilha2.$E$32]*[$Planilha1.$A74])" office:value-type="float" office:value="-0.309015752206193" calcext:value-type="float">
            <text:p>-0,309015752206193</text:p>
          </table:table-cell>
          <table:table-cell table:formula="of:=COS([$Planilha2.$E$33]*[$Planilha1.$A74])" office:value-type="float" office:value="-0.809017786841151" calcext:value-type="float">
            <text:p>-0,809017786841151</text:p>
          </table:table-cell>
          <table:table-cell table:formula="of:=COS([$Planilha2.$E$34]*[$Planilha1.$A74])" office:value-type="float" office:value="0.809016177142634" calcext:value-type="float">
            <text:p>0,809016177142634</text:p>
          </table:table-cell>
          <table:table-cell table:formula="of:=COS([$Planilha2.$E$35]*[$Planilha1.$A74])" office:value-type="float" office:value="0.309018356752976" calcext:value-type="float">
            <text:p>0,309018356752976</text:p>
          </table:table-cell>
          <table:table-cell table:formula="of:=COS([$Planilha2.$E$36]*[$Planilha1.$A74])" office:value-type="float" office:value="-0.999999999998913" calcext:value-type="float">
            <text:p>-0,999999999998913</text:p>
          </table:table-cell>
        </table:table-row>
        <table:table-row table:style-name="ro1">
          <table:table-cell/>
          <table:table-cell table:formula="of:=COS([$Planilha2.E$1]*[$Planilha1.A75])" office:value-type="float" office:value="1" calcext:value-type="float">
            <text:p>1</text:p>
          </table:table-cell>
          <table:table-cell table:formula="of:=COS([$Planilha2.$E$2]*[$Planilha1.$A75])" office:value-type="float" office:value="-0.333806818966758" calcext:value-type="float">
            <text:p>-0,333806818966758</text:p>
          </table:table-cell>
          <table:table-cell table:formula="of:=COS([$Planilha2.$E$3]*[$Planilha1.$A75])" office:value-type="float" office:value="-0.777146015222588" calcext:value-type="float">
            <text:p>-0,777146015222588</text:p>
          </table:table-cell>
          <table:table-cell table:formula="of:=COS([$Planilha2.$E$4]*[$Planilha1.$A75])" office:value-type="float" office:value="0.852640097395045" calcext:value-type="float">
            <text:p>0,852640097395045</text:p>
          </table:table-cell>
          <table:table-cell table:formula="of:=COS([$Planilha2.$E$5]*[$Planilha1.$A75])" office:value-type="float" office:value="0.207911857952695" calcext:value-type="float">
            <text:p>0,207911857952695</text:p>
          </table:table-cell>
          <table:table-cell table:formula="of:=COS([$Planilha2.$E$6]*[$Planilha1.$A75])" office:value-type="float" office:value="-0.991444889252361" calcext:value-type="float">
            <text:p>-0,991444889252361</text:p>
          </table:table-cell>
          <table:table-cell table:formula="of:=COS([$Planilha2.$E$7]*[$Planilha1.$A75])" office:value-type="float" office:value="0.453990271371664" calcext:value-type="float">
            <text:p>0,453990271371664</text:p>
          </table:table-cell>
          <table:table-cell table:formula="of:=COS([$Planilha2.$E$8]*[$Planilha1.$A75])" office:value-type="float" office:value="0.688354792595501" calcext:value-type="float">
            <text:p>0,688354792595501</text:p>
          </table:table-cell>
          <table:table-cell table:formula="of:=COS([$Planilha2.$E$9]*[$Planilha1.$A75])" office:value-type="float" office:value="-0.913545318645317" calcext:value-type="float">
            <text:p>-0,913545318645317</text:p>
          </table:table-cell>
          <table:table-cell table:formula="of:=COS([$Planilha2.$E$10]*[$Planilha1.$A75])" office:value-type="float" office:value="-0.0784594789975675" calcext:value-type="float">
            <text:p>-0,078459478997568</text:p>
          </table:table-cell>
          <table:table-cell table:formula="of:=COS([$Planilha2.$E$11]*[$Planilha1.$A75])" office:value-type="float" office:value="0.965925936849251" calcext:value-type="float">
            <text:p>0,965925936849251</text:p>
          </table:table-cell>
          <table:table-cell table:formula="of:=COS([$Planilha2.$E$12]*[$Planilha1.$A75])" office:value-type="float" office:value="-0.566405849676698" calcext:value-type="float">
            <text:p>-0,566405849676698</text:p>
          </table:table-cell>
          <table:table-cell table:formula="of:=COS([$Planilha2.$E$13]*[$Planilha1.$A75])" office:value-type="float" office:value="-0.587785666999766" calcext:value-type="float">
            <text:p>-0,587785666999766</text:p>
          </table:table-cell>
          <table:table-cell table:formula="of:=COS([$Planilha2.$E$14]*[$Planilha1.$A75])" office:value-type="float" office:value="0.958819577147591" calcext:value-type="float">
            <text:p>0,958819577147591</text:p>
          </table:table-cell>
          <table:table-cell table:formula="of:=COS([$Planilha2.$E$15]*[$Planilha1.$A75])" office:value-type="float" office:value="-0.0523353590216099" calcext:value-type="float">
            <text:p>-0,05233535902161</text:p>
          </table:table-cell>
          <table:table-cell table:formula="of:=COS([$Planilha2.$E$16]*[$Planilha1.$A75])" office:value-type="float" office:value="-0.923879777718616" calcext:value-type="float">
            <text:p>-0,923879777718616</text:p>
          </table:table-cell>
          <table:table-cell table:formula="of:=COS([$Planilha2.$E$17]*[$Planilha1.$A75])" office:value-type="float" office:value="0.669130098437547" calcext:value-type="float">
            <text:p>0,669130098437547</text:p>
          </table:table-cell>
          <table:table-cell table:formula="of:=COS([$Planilha2.$E$18]*[$Planilha1.$A75])" office:value-type="float" office:value="0.477159398449912" calcext:value-type="float">
            <text:p>0,477159398449912</text:p>
          </table:table-cell>
          <table:table-cell table:formula="of:=COS([$Planilha2.$E$19]*[$Planilha1.$A75])" office:value-type="float" office:value="-0.987688220310861" calcext:value-type="float">
            <text:p>-0,987688220310861</text:p>
          </table:table-cell>
          <table:table-cell table:formula="of:=COS([$Planilha2.$E$20]*[$Planilha1.$A75])" office:value-type="float" office:value="0.182234727455896" calcext:value-type="float">
            <text:p>0,182234727455896</text:p>
          </table:table-cell>
          <table:table-cell table:formula="of:=COS([$Planilha2.$E$201]*[$Planilha1.$A75])" office:value-type="float" office:value="1" calcext:value-type="float">
            <text:p>1</text:p>
          </table:table-cell>
          <table:table-cell table:formula="of:=COS([$Planilha2.$E$22]*[$Planilha1.$A75])" office:value-type="float" office:value="-0.760405383004966" calcext:value-type="float">
            <text:p>-0,760405383004966</text:p>
          </table:table-cell>
          <table:table-cell table:formula="of:=COS([$Planilha2.$E$23]*[$Planilha1.$A75])" office:value-type="float" office:value="-0.358368826904035" calcext:value-type="float">
            <text:p>-0,358368826904035</text:p>
          </table:table-cell>
          <table:table-cell table:formula="of:=COS([$Planilha2.$E$24]*[$Planilha1.$A75])" office:value-type="float" office:value="0.999657299256333" calcext:value-type="float">
            <text:p>0,999657299256333</text:p>
          </table:table-cell>
          <table:table-cell table:formula="of:=COS([$Planilha2.$E$25]*[$Planilha1.$A75])" office:value-type="float" office:value="-0.30901601933928" calcext:value-type="float">
            <text:p>-0,30901601933928</text:p>
          </table:table-cell>
          <table:table-cell table:formula="of:=COS([$Planilha2.$E$26]*[$Planilha1.$A75])" office:value-type="float" office:value="-0.7933539904055" calcext:value-type="float">
            <text:p>-0,7933539904055</text:p>
          </table:table-cell>
          <table:table-cell table:formula="of:=COS([$Planilha2.$E$27]*[$Planilha1.$A75])" office:value-type="float" office:value="0.83866996304297" calcext:value-type="float">
            <text:p>0,83866996304297</text:p>
          </table:table-cell>
          <table:table-cell table:formula="of:=COS([$Planilha2.$E$28]*[$Planilha1.$A75])" office:value-type="float" office:value="0.233446485352827" calcext:value-type="float">
            <text:p>0,233446485352827</text:p>
          </table:table-cell>
          <table:table-cell table:formula="of:=COS([$Planilha2.$E$29]*[$Planilha1.$A75])" office:value-type="float" office:value="-0.994522020392158" calcext:value-type="float">
            <text:p>-0,994522020392158</text:p>
          </table:table-cell>
          <table:table-cell table:formula="of:=COS([$Planilha2.$E$30]*[$Planilha1.$A75])" office:value-type="float" office:value="0.430509978686179" calcext:value-type="float">
            <text:p>0,430509978686179</text:p>
          </table:table-cell>
          <table:table-cell table:formula="of:=COS([$Planilha2.$E$31]*[$Planilha1.$A75])" office:value-type="float" office:value="0.707107687354799" calcext:value-type="float">
            <text:p>0,707107687354799</text:p>
          </table:table-cell>
          <table:table-cell table:formula="of:=COS([$Planilha2.$E$32]*[$Planilha1.$A75])" office:value-type="float" office:value="-0.902584714251871" calcext:value-type="float">
            <text:p>-0,902584714251871</text:p>
          </table:table-cell>
          <table:table-cell table:formula="of:=COS([$Planilha2.$E$33]*[$Planilha1.$A75])" office:value-type="float" office:value="-0.104529822729918" calcext:value-type="float">
            <text:p>-0,104529822729918</text:p>
          </table:table-cell>
          <table:table-cell table:formula="of:=COS([$Planilha2.$E$34]*[$Planilha1.$A75])" office:value-type="float" office:value="0.97237024947714" calcext:value-type="float">
            <text:p>0,97237024947714</text:p>
          </table:table-cell>
          <table:table-cell table:formula="of:=COS([$Planilha2.$E$35]*[$Planilha1.$A75])" office:value-type="float" office:value="-0.544637816941837" calcext:value-type="float">
            <text:p>-0,544637816941837</text:p>
          </table:table-cell>
          <table:table-cell table:formula="of:=COS([$Planilha2.$E$36]*[$Planilha1.$A75])" office:value-type="float" office:value="-0.608762615152439" calcext:value-type="float">
            <text:p>-0,608762615152439</text:p>
          </table:table-cell>
        </table:table-row>
        <table:table-row table:style-name="ro1">
          <table:table-cell/>
          <table:table-cell table:formula="of:=COS([$Planilha2.E$1]*[$Planilha1.A76])" office:value-type="float" office:value="1" calcext:value-type="float">
            <text:p>1</text:p>
          </table:table-cell>
          <table:table-cell table:formula="of:=COS([$Planilha2.$E$2]*[$Planilha1.$A76])" office:value-type="float" office:value="-0.35836790911905" calcext:value-type="float">
            <text:p>-0,35836790911905</text:p>
          </table:table-cell>
          <table:table-cell table:formula="of:=COS([$Planilha2.$E$3]*[$Planilha1.$A76])" office:value-type="float" office:value="-0.743144883427281" calcext:value-type="float">
            <text:p>-0,743144883427281</text:p>
          </table:table-cell>
          <table:table-cell table:formula="of:=COS([$Planilha2.$E$4]*[$Planilha1.$A76])" office:value-type="float" office:value="0.891006465211759" calcext:value-type="float">
            <text:p>0,891006465211759</text:p>
          </table:table-cell>
          <table:table-cell table:formula="of:=COS([$Planilha2.$E$5]*[$Planilha1.$A76])" office:value-type="float" office:value="0.104528635528293" calcext:value-type="float">
            <text:p>0,104528635528293</text:p>
          </table:table-cell>
          <table:table-cell table:formula="of:=COS([$Planilha2.$E$6]*[$Planilha1.$A76])" office:value-type="float" office:value="-0.965925882326443" calcext:value-type="float">
            <text:p>-0,965925882326443</text:p>
          </table:table-cell>
          <table:table-cell table:formula="of:=COS([$Planilha2.$E$7]*[$Planilha1.$A76])" office:value-type="float" office:value="0.587785042098308" calcext:value-type="float">
            <text:p>0,587785042098308</text:p>
          </table:table-cell>
          <table:table-cell table:formula="of:=COS([$Planilha2.$E$8]*[$Planilha1.$A76])" office:value-type="float" office:value="0.544639289229996" calcext:value-type="float">
            <text:p>0,544639289229996</text:p>
          </table:table-cell>
          <table:table-cell table:formula="of:=COS([$Planilha2.$E$9]*[$Planilha1.$A76])" office:value-type="float" office:value="-0.978147528709187" calcext:value-type="float">
            <text:p>-0,978147528709187</text:p>
          </table:table-cell>
          <table:table-cell table:formula="of:=COS([$Planilha2.$E$10]*[$Planilha1.$A76])" office:value-type="float" office:value="0.156434080116959" calcext:value-type="float">
            <text:p>0,156434080116959</text:p>
          </table:table-cell>
          <table:table-cell table:formula="of:=COS([$Planilha2.$E$11]*[$Planilha1.$A76])" office:value-type="float" office:value="0.866025620296235" calcext:value-type="float">
            <text:p>0,866025620296235</text:p>
          </table:table-cell>
          <table:table-cell table:formula="of:=COS([$Planilha2.$E$12]*[$Planilha1.$A76])" office:value-type="float" office:value="-0.777145661695136" calcext:value-type="float">
            <text:p>-0,777145661695136</text:p>
          </table:table-cell>
          <table:table-cell table:formula="of:=COS([$Planilha2.$E$13]*[$Planilha1.$A76])" office:value-type="float" office:value="-0.309017488570981" calcext:value-type="float">
            <text:p>-0,309017488570981</text:p>
          </table:table-cell>
          <table:table-cell table:formula="of:=COS([$Planilha2.$E$14]*[$Planilha1.$A76])" office:value-type="float" office:value="0.998629564215941" calcext:value-type="float">
            <text:p>0,998629564215941</text:p>
          </table:table-cell>
          <table:table-cell table:formula="of:=COS([$Planilha2.$E$15]*[$Planilha1.$A76])" office:value-type="float" office:value="-0.40673608925409" calcext:value-type="float">
            <text:p>-0,40673608925409</text:p>
          </table:table-cell>
          <table:table-cell table:formula="of:=COS([$Planilha2.$E$16]*[$Planilha1.$A76])" office:value-type="float" office:value="-0.707107240477446" calcext:value-type="float">
            <text:p>-0,707107240477446</text:p>
          </table:table-cell>
          <table:table-cell table:formula="of:=COS([$Planilha2.$E$17]*[$Planilha1.$A76])" office:value-type="float" office:value="0.913545175839778" calcext:value-type="float">
            <text:p>0,913545175839778</text:p>
          </table:table-cell>
          <table:table-cell table:formula="of:=COS([$Planilha2.$E$18]*[$Planilha1.$A76])" office:value-type="float" office:value="0.0523366913744535" calcext:value-type="float">
            <text:p>0,052336691374454</text:p>
          </table:table-cell>
          <table:table-cell table:formula="of:=COS([$Planilha2.$E$19]*[$Planilha1.$A76])" office:value-type="float" office:value="-0.951056757155922" calcext:value-type="float">
            <text:p>-0,951056757155922</text:p>
          </table:table-cell>
          <table:table-cell table:formula="of:=COS([$Planilha2.$E$20]*[$Planilha1.$A76])" office:value-type="float" office:value="0.629319751656565" calcext:value-type="float">
            <text:p>0,629319751656565</text:p>
          </table:table-cell>
          <table:table-cell table:formula="of:=COS([$Planilha2.$E$201]*[$Planilha1.$A76])" office:value-type="float" office:value="1" calcext:value-type="float">
            <text:p>1</text:p>
          </table:table-cell>
          <table:table-cell table:formula="of:=COS([$Planilha2.$E$22]*[$Planilha1.$A76])" office:value-type="float" office:value="-0.987688198341068" calcext:value-type="float">
            <text:p>-0,987688198341068</text:p>
          </table:table-cell>
          <table:table-cell table:formula="of:=COS([$Planilha2.$E$23]*[$Planilha1.$A76])" office:value-type="float" office:value="0.207910758983143" calcext:value-type="float">
            <text:p>0,207910758983143</text:p>
          </table:table-cell>
          <table:table-cell table:formula="of:=COS([$Planilha2.$E$24]*[$Planilha1.$A76])" office:value-type="float" office:value="0.838671110380779" calcext:value-type="float">
            <text:p>0,838671110380779</text:p>
          </table:table-cell>
          <table:table-cell table:formula="of:=COS([$Planilha2.$E$25]*[$Planilha1.$A76])" office:value-type="float" office:value="-0.809016383514567" calcext:value-type="float">
            <text:p>-0,809016383514567</text:p>
          </table:table-cell>
          <table:table-cell table:formula="of:=COS([$Planilha2.$E$26]*[$Planilha1.$A76])" office:value-type="float" office:value="-0.25882009077443" calcext:value-type="float">
            <text:p>-0,25882009077443</text:p>
          </table:table-cell>
          <table:table-cell table:formula="of:=COS([$Planilha2.$E$27]*[$Planilha1.$A76])" office:value-type="float" office:value="0.994522013052242" calcext:value-type="float">
            <text:p>0,994522013052242</text:p>
          </table:table-cell>
          <table:table-cell table:formula="of:=COS([$Planilha2.$E$28]*[$Planilha1.$A76])" office:value-type="float" office:value="-0.453989458006359" calcext:value-type="float">
            <text:p>-0,453989458006359</text:p>
          </table:table-cell>
          <table:table-cell table:formula="of:=COS([$Planilha2.$E$29]*[$Planilha1.$A76])" office:value-type="float" office:value="-0.669131507396578" calcext:value-type="float">
            <text:p>-0,669131507396578</text:p>
          </table:table-cell>
          <table:table-cell table:formula="of:=COS([$Planilha2.$E$30]*[$Planilha1.$A76])" office:value-type="float" office:value="0.933579976469146" calcext:value-type="float">
            <text:p>0,933579976469146</text:p>
          </table:table-cell>
          <table:table-cell table:formula="of:=COS([$Planilha2.$E$31]*[$Planilha1.$A76])" office:value-type="float" office:value="0.00000129907125816546" calcext:value-type="float">
            <text:p>1,29907125816546E-06</text:p>
          </table:table-cell>
          <table:table-cell table:formula="of:=COS([$Planilha2.$E$32]*[$Planilha1.$A76])" office:value-type="float" office:value="-0.933580907560047" calcext:value-type="float">
            <text:p>-0,933580907560047</text:p>
          </table:table-cell>
          <table:table-cell table:formula="of:=COS([$Planilha2.$E$33]*[$Planilha1.$A76])" office:value-type="float" office:value="0.669129576600261" calcext:value-type="float">
            <text:p>0,669129576600261</text:p>
          </table:table-cell>
          <table:table-cell table:formula="of:=COS([$Planilha2.$E$34]*[$Planilha1.$A76])" office:value-type="float" office:value="0.453991772968139" calcext:value-type="float">
            <text:p>0,453991772968139</text:p>
          </table:table-cell>
          <table:table-cell table:formula="of:=COS([$Planilha2.$E$35]*[$Planilha1.$A76])" office:value-type="float" office:value="-0.99452174147195" calcext:value-type="float">
            <text:p>-0,99452174147195</text:p>
          </table:table-cell>
          <table:table-cell table:formula="of:=COS([$Planilha2.$E$36]*[$Planilha1.$A76])" office:value-type="float" office:value="0.258817581161334" calcext:value-type="float">
            <text:p>0,258817581161334</text:p>
          </table:table-cell>
        </table:table-row>
        <table:table-row table:style-name="ro1">
          <table:table-cell/>
          <table:table-cell table:formula="of:=COS([$Planilha2.E$1]*[$Planilha1.A77])" office:value-type="float" office:value="1" calcext:value-type="float">
            <text:p>1</text:p>
          </table:table-cell>
          <table:table-cell table:formula="of:=COS([$Planilha2.$E$2]*[$Planilha1.$A77])" office:value-type="float" office:value="-0.382683391818287" calcext:value-type="float">
            <text:p>-0,382683391818287</text:p>
          </table:table-cell>
          <table:table-cell table:formula="of:=COS([$Planilha2.$E$3]*[$Planilha1.$A77])" office:value-type="float" office:value="-0.707106843252902" calcext:value-type="float">
            <text:p>-0,707106843252902</text:p>
          </table:table-cell>
          <table:table-cell table:formula="of:=COS([$Planilha2.$E$4]*[$Planilha1.$A77])" office:value-type="float" office:value="0.923879482126173" calcext:value-type="float">
            <text:p>0,923879482126173</text:p>
          </table:table-cell>
          <table:table-cell table:formula="of:=COS([$Planilha2.$E$5]*[$Planilha1.$A77])" office:value-type="float" office:value="0.000000175550169374278" calcext:value-type="float">
            <text:p>1,75550169374278E-07</text:p>
          </table:table-cell>
          <table:table-cell table:formula="of:=COS([$Planilha2.$E$6]*[$Planilha1.$A77])" office:value-type="float" office:value="-0.923879616486441" calcext:value-type="float">
            <text:p>-0,923879616486441</text:p>
          </table:table-cell>
          <table:table-cell table:formula="of:=COS([$Planilha2.$E$7]*[$Planilha1.$A77])" office:value-type="float" office:value="0.70710659498745" calcext:value-type="float">
            <text:p>0,70710659498745</text:p>
          </table:table-cell>
          <table:table-cell table:formula="of:=COS([$Planilha2.$E$8]*[$Planilha1.$A77])" office:value-type="float" office:value="0.382683716192688" calcext:value-type="float">
            <text:p>0,382683716192688</text:p>
          </table:table-cell>
          <table:table-cell table:formula="of:=COS([$Planilha2.$E$9]*[$Planilha1.$A77])" office:value-type="float" office:value="-0.999999999999938" calcext:value-type="float">
            <text:p>-0,999999999999938</text:p>
          </table:table-cell>
          <table:table-cell table:formula="of:=COS([$Planilha2.$E$10]*[$Planilha1.$A77])" office:value-type="float" office:value="0.38268306744384" calcext:value-type="float">
            <text:p>0,38268306744384</text:p>
          </table:table-cell>
          <table:table-cell table:formula="of:=COS([$Planilha2.$E$11]*[$Planilha1.$A77])" office:value-type="float" office:value="0.707107091518268" calcext:value-type="float">
            <text:p>0,707107091518268</text:p>
          </table:table-cell>
          <table:table-cell table:formula="of:=COS([$Planilha2.$E$12]*[$Planilha1.$A77])" office:value-type="float" office:value="-0.923879347765788" calcext:value-type="float">
            <text:p>-0,923879347765788</text:p>
          </table:table-cell>
          <table:table-cell table:formula="of:=COS([$Planilha2.$E$13]*[$Planilha1.$A77])" office:value-type="float" office:value="-0.000000526650509010991" calcext:value-type="float">
            <text:p>-5,26650509010991E-07</text:p>
          </table:table-cell>
          <table:table-cell table:formula="of:=COS([$Planilha2.$E$14]*[$Planilha1.$A77])" office:value-type="float" office:value="0.923879750846596" calcext:value-type="float">
            <text:p>0,923879750846596</text:p>
          </table:table-cell>
          <table:table-cell table:formula="of:=COS([$Planilha2.$E$15]*[$Planilha1.$A77])" office:value-type="float" office:value="-0.707106346721908" calcext:value-type="float">
            <text:p>-0,707106346721908</text:p>
          </table:table-cell>
          <table:table-cell table:formula="of:=COS([$Planilha2.$E$16]*[$Planilha1.$A77])" office:value-type="float" office:value="-0.382684040567042" calcext:value-type="float">
            <text:p>-0,382684040567042</text:p>
          </table:table-cell>
          <table:table-cell table:formula="of:=COS([$Planilha2.$E$17]*[$Planilha1.$A77])" office:value-type="float" office:value="0.999999999999753" calcext:value-type="float">
            <text:p>0,999999999999753</text:p>
          </table:table-cell>
          <table:table-cell table:formula="of:=COS([$Planilha2.$E$18]*[$Planilha1.$A77])" office:value-type="float" office:value="-0.382682743069348" calcext:value-type="float">
            <text:p>-0,382682743069348</text:p>
          </table:table-cell>
          <table:table-cell table:formula="of:=COS([$Planilha2.$E$19]*[$Planilha1.$A77])" office:value-type="float" office:value="-0.707107339783547" calcext:value-type="float">
            <text:p>-0,707107339783547</text:p>
          </table:table-cell>
          <table:table-cell table:formula="of:=COS([$Planilha2.$E$20]*[$Planilha1.$A77])" office:value-type="float" office:value="0.923879213405291" calcext:value-type="float">
            <text:p>0,923879213405291</text:p>
          </table:table-cell>
          <table:table-cell table:formula="of:=COS([$Planilha2.$E$201]*[$Planilha1.$A77])" office:value-type="float" office:value="1" calcext:value-type="float">
            <text:p>1</text:p>
          </table:table-cell>
          <table:table-cell table:formula="of:=COS([$Planilha2.$E$22]*[$Planilha1.$A77])" office:value-type="float" office:value="-0.923879885206639" calcext:value-type="float">
            <text:p>-0,923879885206639</text:p>
          </table:table-cell>
          <table:table-cell table:formula="of:=COS([$Planilha2.$E$23]*[$Planilha1.$A77])" office:value-type="float" office:value="0.707106098456278" calcext:value-type="float">
            <text:p>0,707106098456278</text:p>
          </table:table-cell>
          <table:table-cell table:formula="of:=COS([$Planilha2.$E$24]*[$Planilha1.$A77])" office:value-type="float" office:value="0.382684364941348" calcext:value-type="float">
            <text:p>0,382684364941348</text:p>
          </table:table-cell>
          <table:table-cell table:formula="of:=COS([$Planilha2.$E$25]*[$Planilha1.$A77])" office:value-type="float" office:value="-0.999999999999445" calcext:value-type="float">
            <text:p>-0,999999999999445</text:p>
          </table:table-cell>
          <table:table-cell table:formula="of:=COS([$Planilha2.$E$26]*[$Planilha1.$A77])" office:value-type="float" office:value="0.382682418694802" calcext:value-type="float">
            <text:p>0,382682418694802</text:p>
          </table:table-cell>
          <table:table-cell table:formula="of:=COS([$Planilha2.$E$27]*[$Planilha1.$A77])" office:value-type="float" office:value="0.707107588048737" calcext:value-type="float">
            <text:p>0,707107588048737</text:p>
          </table:table-cell>
          <table:table-cell table:formula="of:=COS([$Planilha2.$E$28]*[$Planilha1.$A77])" office:value-type="float" office:value="-0.923879079044679" calcext:value-type="float">
            <text:p>-0,923879079044679</text:p>
          </table:table-cell>
          <table:table-cell table:formula="of:=COS([$Planilha2.$E$29]*[$Planilha1.$A77])" office:value-type="float" office:value="-0.00000122885119361325" calcext:value-type="float">
            <text:p>-1,22885119361325E-06</text:p>
          </table:table-cell>
          <table:table-cell table:formula="of:=COS([$Planilha2.$E$30]*[$Planilha1.$A77])" office:value-type="float" office:value="0.923880019566565" calcext:value-type="float">
            <text:p>0,923880019566565</text:p>
          </table:table-cell>
          <table:table-cell table:formula="of:=COS([$Planilha2.$E$31]*[$Planilha1.$A77])" office:value-type="float" office:value="-0.707105850190565" calcext:value-type="float">
            <text:p>-0,707105850190565</text:p>
          </table:table-cell>
          <table:table-cell table:formula="of:=COS([$Planilha2.$E$32]*[$Planilha1.$A77])" office:value-type="float" office:value="-0.382684689315604" calcext:value-type="float">
            <text:p>-0,382684689315604</text:p>
          </table:table-cell>
          <table:table-cell table:formula="of:=COS([$Planilha2.$E$33]*[$Planilha1.$A77])" office:value-type="float" office:value="0.999999999999014" calcext:value-type="float">
            <text:p>0,999999999999014</text:p>
          </table:table-cell>
          <table:table-cell table:formula="of:=COS([$Planilha2.$E$34]*[$Planilha1.$A77])" office:value-type="float" office:value="-0.382682094320222" calcext:value-type="float">
            <text:p>-0,382682094320222</text:p>
          </table:table-cell>
          <table:table-cell table:formula="of:=COS([$Planilha2.$E$35]*[$Planilha1.$A77])" office:value-type="float" office:value="-0.707107836313839" calcext:value-type="float">
            <text:p>-0,707107836313839</text:p>
          </table:table-cell>
          <table:table-cell table:formula="of:=COS([$Planilha2.$E$36]*[$Planilha1.$A77])" office:value-type="float" office:value="0.923878944683959" calcext:value-type="float">
            <text:p>0,923878944683959</text:p>
          </table:table-cell>
        </table:table-row>
        <table:table-row table:style-name="ro1">
          <table:table-cell/>
          <table:table-cell table:formula="of:=COS([$Planilha2.E$1]*[$Planilha1.A78])" office:value-type="float" office:value="1" calcext:value-type="float">
            <text:p>1</text:p>
          </table:table-cell>
          <table:table-cell table:formula="of:=COS([$Planilha2.$E$2]*[$Planilha1.$A78])" office:value-type="float" office:value="-0.406736602447958" calcext:value-type="float">
            <text:p>-0,406736602447958</text:p>
          </table:table-cell>
          <table:table-cell table:formula="of:=COS([$Planilha2.$E$3]*[$Planilha1.$A78])" office:value-type="float" office:value="-0.669130672458183" calcext:value-type="float">
            <text:p>-0,669130672458183</text:p>
          </table:table-cell>
          <table:table-cell table:formula="of:=COS([$Planilha2.$E$4]*[$Planilha1.$A78])" office:value-type="float" office:value="0.951056475066676" calcext:value-type="float">
            <text:p>0,951056475066676</text:p>
          </table:table-cell>
          <table:table-cell table:formula="of:=COS([$Planilha2.$E$5]*[$Planilha1.$A78])" office:value-type="float" office:value="-0.10452828635132" calcext:value-type="float">
            <text:p>-0,10452828635132</text:p>
          </table:table-cell>
          <table:table-cell table:formula="of:=COS([$Planilha2.$E$6]*[$Planilha1.$A78])" office:value-type="float" office:value="-0.866025514966191" calcext:value-type="float">
            <text:p>-0,866025514966191</text:p>
          </table:table-cell>
          <table:table-cell table:formula="of:=COS([$Planilha2.$E$7]*[$Planilha1.$A78])" office:value-type="float" office:value="0.809016837532502" calcext:value-type="float">
            <text:p>0,809016837532502</text:p>
          </table:table-cell>
          <table:table-cell table:formula="of:=COS([$Planilha2.$E$8]*[$Planilha1.$A78])" office:value-type="float" office:value="0.207911995323868" calcext:value-type="float">
            <text:p>0,207911995323868</text:p>
          </table:table-cell>
          <table:table-cell table:formula="of:=COS([$Planilha2.$E$9]*[$Planilha1.$A78])" office:value-type="float" office:value="-0.978147674704913" calcext:value-type="float">
            <text:p>-0,978147674704913</text:p>
          </table:table-cell>
          <table:table-cell table:formula="of:=COS([$Planilha2.$E$10]*[$Planilha1.$A78])" office:value-type="float" office:value="0.587784928479827" calcext:value-type="float">
            <text:p>0,587784928479827</text:p>
          </table:table-cell>
          <table:table-cell table:formula="of:=COS([$Planilha2.$E$11]*[$Planilha1.$A78])" office:value-type="float" office:value="0.500000385144912" calcext:value-type="float">
            <text:p>0,500000385144912</text:p>
          </table:table-cell>
          <table:table-cell table:formula="of:=COS([$Planilha2.$E$12]*[$Planilha1.$A78])" office:value-type="float" office:value="-0.994521844232851" calcext:value-type="float">
            <text:p>-0,994521844232851</text:p>
          </table:table-cell>
          <table:table-cell table:formula="of:=COS([$Planilha2.$E$13]*[$Planilha1.$A78])" office:value-type="float" office:value="0.309016486822182" calcext:value-type="float">
            <text:p>0,309016486822182</text:p>
          </table:table-cell>
          <table:table-cell table:formula="of:=COS([$Planilha2.$E$14]*[$Planilha1.$A78])" office:value-type="float" office:value="0.743145212331931" calcext:value-type="float">
            <text:p>0,743145212331931</text:p>
          </table:table-cell>
          <table:table-cell table:formula="of:=COS([$Planilha2.$E$15]*[$Planilha1.$A78])" office:value-type="float" office:value="-0.913545204400896" calcext:value-type="float">
            <text:p>-0,913545204400896</text:p>
          </table:table-cell>
          <table:table-cell table:formula="of:=COS([$Planilha2.$E$16]*[$Planilha1.$A78])" office:value-type="float" office:value="-0.000000667090641668218" calcext:value-type="float">
            <text:p>-6,67090641668218E-07</text:p>
          </table:table-cell>
          <table:table-cell table:formula="of:=COS([$Planilha2.$E$17]*[$Planilha1.$A78])" office:value-type="float" office:value="0.913545747061257" calcext:value-type="float">
            <text:p>0,913545747061257</text:p>
          </table:table-cell>
          <table:table-cell table:formula="of:=COS([$Planilha2.$E$18]*[$Planilha1.$A78])" office:value-type="float" office:value="-0.743144319590319" calcext:value-type="float">
            <text:p>-0,743144319590319</text:p>
          </table:table-cell>
          <table:table-cell table:formula="of:=COS([$Planilha2.$E$19]*[$Planilha1.$A78])" office:value-type="float" office:value="-0.30901775570393" calcext:value-type="float">
            <text:p>-0,30901775570393</text:p>
          </table:table-cell>
          <table:table-cell table:formula="of:=COS([$Planilha2.$E$20]*[$Planilha1.$A78])" office:value-type="float" office:value="0.994521983692534" calcext:value-type="float">
            <text:p>0,994521983692534</text:p>
          </table:table-cell>
          <table:table-cell table:formula="of:=COS([$Planilha2.$E$201]*[$Planilha1.$A78])" office:value-type="float" office:value="1" calcext:value-type="float">
            <text:p>1</text:p>
          </table:table-cell>
          <table:table-cell table:formula="of:=COS([$Planilha2.$E$22]*[$Planilha1.$A78])" office:value-type="float" office:value="-0.587786007854949" calcext:value-type="float">
            <text:p>-0,587786007854949</text:p>
          </table:table-cell>
          <table:table-cell table:formula="of:=COS([$Planilha2.$E$23]*[$Planilha1.$A78])" office:value-type="float" office:value="0.978147397312621" calcext:value-type="float">
            <text:p>0,978147397312621</text:p>
          </table:table-cell>
          <table:table-cell table:formula="of:=COS([$Planilha2.$E$24]*[$Planilha1.$A78])" office:value-type="float" office:value="-0.207910690297548" calcext:value-type="float">
            <text:p>-0,207910690297548</text:p>
          </table:table-cell>
          <table:table-cell table:formula="of:=COS([$Planilha2.$E$25]*[$Planilha1.$A78])" office:value-type="float" office:value="-0.809017621744152" calcext:value-type="float">
            <text:p>-0,809017621744152</text:p>
          </table:table-cell>
          <table:table-cell table:formula="of:=COS([$Planilha2.$E$26]*[$Planilha1.$A78])" office:value-type="float" office:value="0.866024847875035" calcext:value-type="float">
            <text:p>0,866024847875035</text:p>
          </table:table-cell>
          <table:table-cell table:formula="of:=COS([$Planilha2.$E$27]*[$Planilha1.$A78])" office:value-type="float" office:value="0.104529613223742" calcext:value-type="float">
            <text:p>0,104529613223742</text:p>
          </table:table-cell>
          <table:table-cell table:formula="of:=COS([$Planilha2.$E$28]*[$Planilha1.$A78])" office:value-type="float" office:value="-0.951056887350691" calcext:value-type="float">
            <text:p>-0,951056887350691</text:p>
          </table:table-cell>
          <table:table-cell table:formula="of:=COS([$Planilha2.$E$29]*[$Planilha1.$A78])" office:value-type="float" office:value="0.66912968096775" calcext:value-type="float">
            <text:p>0,66912968096775</text:p>
          </table:table-cell>
          <table:table-cell table:formula="of:=COS([$Planilha2.$E$30]*[$Planilha1.$A78])" office:value-type="float" office:value="0.406737821282871" calcext:value-type="float">
            <text:p>0,406737821282871</text:p>
          </table:table-cell>
          <table:table-cell table:formula="of:=COS([$Planilha2.$E$31]*[$Planilha1.$A78])" office:value-type="float" office:value="-0.99999999999911" calcext:value-type="float">
            <text:p>-0,99999999999911</text:p>
          </table:table-cell>
          <table:table-cell table:formula="of:=COS([$Planilha2.$E$32]*[$Planilha1.$A78])" office:value-type="float" office:value="0.406735383612321" calcext:value-type="float">
            <text:p>0,406735383612321</text:p>
          </table:table-cell>
          <table:table-cell table:formula="of:=COS([$Planilha2.$E$33]*[$Planilha1.$A78])" office:value-type="float" office:value="0.66913166394742" calcext:value-type="float">
            <text:p>0,66913166394742</text:p>
          </table:table-cell>
          <table:table-cell table:formula="of:=COS([$Planilha2.$E$34]*[$Planilha1.$A78])" office:value-type="float" office:value="-0.951056062780972" calcext:value-type="float">
            <text:p>-0,951056062780972</text:p>
          </table:table-cell>
          <table:table-cell table:formula="of:=COS([$Planilha2.$E$35]*[$Planilha1.$A78])" office:value-type="float" office:value="0.104526959478716" calcext:value-type="float">
            <text:p>0,104526959478716</text:p>
          </table:table-cell>
          <table:table-cell table:formula="of:=COS([$Planilha2.$E$36]*[$Planilha1.$A78])" office:value-type="float" office:value="0.866026182055808" calcext:value-type="float">
            <text:p>0,866026182055808</text:p>
          </table:table-cell>
        </table:table-row>
        <table:table-row table:style-name="ro1">
          <table:table-cell/>
          <table:table-cell table:formula="of:=COS([$Planilha2.E$1]*[$Planilha1.A79])" office:value-type="float" office:value="1" calcext:value-type="float">
            <text:p>1</text:p>
          </table:table-cell>
          <table:table-cell table:formula="of:=COS([$Planilha2.$E$2]*[$Planilha1.$A79])" office:value-type="float" office:value="-0.430511056139718" calcext:value-type="float">
            <text:p>-0,430511056139718</text:p>
          </table:table-cell>
          <table:table-cell table:formula="of:=COS([$Planilha2.$E$3]*[$Planilha1.$A79])" office:value-type="float" office:value="-0.629320461082929" calcext:value-type="float">
            <text:p>-0,629320461082929</text:p>
          </table:table-cell>
          <table:table-cell table:formula="of:=COS([$Planilha2.$E$4]*[$Planilha1.$A79])" office:value-type="float" office:value="0.97236988884201" calcext:value-type="float">
            <text:p>0,97236988884201</text:p>
          </table:table-cell>
          <table:table-cell table:formula="of:=COS([$Planilha2.$E$5]*[$Planilha1.$A79])" office:value-type="float" office:value="-0.20791151452474" calcext:value-type="float">
            <text:p>-0,20791151452474</text:p>
          </table:table-cell>
          <table:table-cell table:formula="of:=COS([$Planilha2.$E$6]*[$Planilha1.$A79])" office:value-type="float" office:value="-0.793353477438703" calcext:value-type="float">
            <text:p>-0,793353477438703</text:p>
          </table:table-cell>
          <table:table-cell table:formula="of:=COS([$Planilha2.$E$7]*[$Planilha1.$A79])" office:value-type="float" office:value="0.891006401453247" calcext:value-type="float">
            <text:p>0,891006401453247</text:p>
          </table:table-cell>
          <table:table-cell table:formula="of:=COS([$Planilha2.$E$8]*[$Planilha1.$A79])" office:value-type="float" office:value="0.0261772636049295" calcext:value-type="float">
            <text:p>0,02617726360493</text:p>
          </table:table-cell>
          <table:table-cell table:formula="of:=COS([$Planilha2.$E$9]*[$Planilha1.$A79])" office:value-type="float" office:value="-0.913545604256058" calcext:value-type="float">
            <text:p>-0,913545604256058</text:p>
          </table:table-cell>
          <table:table-cell table:formula="of:=COS([$Planilha2.$E$10]*[$Planilha1.$A79])" office:value-type="float" office:value="0.760405702235217" calcext:value-type="float">
            <text:p>0,760405702235217</text:p>
          </table:table-cell>
          <table:table-cell table:formula="of:=COS([$Planilha2.$E$11]*[$Planilha1.$A79])" office:value-type="float" office:value="0.258819480328166" calcext:value-type="float">
            <text:p>0,258819480328166</text:p>
          </table:table-cell>
          <table:table-cell table:formula="of:=COS([$Planilha2.$E$12]*[$Planilha1.$A79])" office:value-type="float" office:value="-0.983254997886439" calcext:value-type="float">
            <text:p>-0,983254997886439</text:p>
          </table:table-cell>
          <table:table-cell table:formula="of:=COS([$Planilha2.$E$13]*[$Planilha1.$A79])" office:value-type="float" office:value="0.587784814861331" calcext:value-type="float">
            <text:p>0,587784814861331</text:p>
          </table:table-cell>
          <table:table-cell table:formula="of:=COS([$Planilha2.$E$14]*[$Planilha1.$A79])" office:value-type="float" office:value="0.477159275028758" calcext:value-type="float">
            <text:p>0,477159275028758</text:p>
          </table:table-cell>
          <table:table-cell table:formula="of:=COS([$Planilha2.$E$15]*[$Planilha1.$A79])" office:value-type="float" office:value="-0.998629501740316" calcext:value-type="float">
            <text:p>-0,998629501740316</text:p>
          </table:table-cell>
          <table:table-cell table:formula="of:=COS([$Planilha2.$E$16]*[$Planilha1.$A79])" office:value-type="float" office:value="0.382682807944247" calcext:value-type="float">
            <text:p>0,382682807944247</text:p>
          </table:table-cell>
          <table:table-cell table:formula="of:=COS([$Planilha2.$E$17]*[$Planilha1.$A79])" office:value-type="float" office:value="0.669131142111132" calcext:value-type="float">
            <text:p>0,669131142111132</text:p>
          </table:table-cell>
          <table:table-cell table:formula="of:=COS([$Planilha2.$E$18]*[$Planilha1.$A79])" office:value-type="float" office:value="-0.95881951731673" calcext:value-type="float">
            <text:p>-0,95881951731673</text:p>
          </table:table-cell>
          <table:table-cell table:formula="of:=COS([$Planilha2.$E$19]*[$Planilha1.$A79])" office:value-type="float" office:value="0.156433663983668" calcext:value-type="float">
            <text:p>0,156433663983668</text:p>
          </table:table-cell>
          <table:table-cell table:formula="of:=COS([$Planilha2.$E$20]*[$Planilha1.$A79])" office:value-type="float" office:value="0.824126673521902" calcext:value-type="float">
            <text:p>0,824126673521902</text:p>
          </table:table-cell>
          <table:table-cell table:formula="of:=COS([$Planilha2.$E$201]*[$Planilha1.$A79])" office:value-type="float" office:value="1" calcext:value-type="float">
            <text:p>1</text:p>
          </table:table-cell>
          <table:table-cell table:formula="of:=COS([$Planilha2.$E$22]*[$Planilha1.$A79])" office:value-type="float" office:value="-0.0784600390263591" calcext:value-type="float">
            <text:p>-0,078460039026359</text:p>
          </table:table-cell>
          <table:table-cell table:formula="of:=COS([$Planilha2.$E$23]*[$Planilha1.$A79])" office:value-type="float" office:value="0.933580781737322" calcext:value-type="float">
            <text:p>0,933580781737322</text:p>
          </table:table-cell>
          <table:table-cell table:formula="of:=COS([$Planilha2.$E$24]*[$Planilha1.$A79])" office:value-type="float" office:value="-0.725373657648596" calcext:value-type="float">
            <text:p>-0,725373657648596</text:p>
          </table:table-cell>
          <table:table-cell table:formula="of:=COS([$Planilha2.$E$25]*[$Planilha1.$A79])" office:value-type="float" office:value="-0.309018022836862" calcext:value-type="float">
            <text:p>-0,309018022836862</text:p>
          </table:table-cell>
          <table:table-cell table:formula="of:=COS([$Planilha2.$E$26]*[$Planilha1.$A79])" office:value-type="float" office:value="0.991445008404009" calcext:value-type="float">
            <text:p>0,991445008404009</text:p>
          </table:table-cell>
          <table:table-cell table:formula="of:=COS([$Planilha2.$E$27]*[$Planilha1.$A79])" office:value-type="float" office:value="-0.544638052508061" calcext:value-type="float">
            <text:p>-0,544638052508061</text:p>
          </table:table-cell>
          <table:table-cell table:formula="of:=COS([$Planilha2.$E$28]*[$Planilha1.$A79])" office:value-type="float" office:value="-0.522499602005768" calcext:value-type="float">
            <text:p>-0,522499602005768</text:p>
          </table:table-cell>
          <table:table-cell table:formula="of:=COS([$Planilha2.$E$29]*[$Planilha1.$A79])" office:value-type="float" office:value="0.994521763492224" calcext:value-type="float">
            <text:p>0,994521763492224</text:p>
          </table:table-cell>
          <table:table-cell table:formula="of:=COS([$Planilha2.$E$30]*[$Planilha1.$A79])" office:value-type="float" office:value="-0.333805627504183" calcext:value-type="float">
            <text:p>-0,333805627504183</text:p>
          </table:table-cell>
          <table:table-cell table:formula="of:=COS([$Planilha2.$E$31]*[$Planilha1.$A79])" office:value-type="float" office:value="-0.707107737007813" calcext:value-type="float">
            <text:p>-0,707107737007813</text:p>
          </table:table-cell>
          <table:table-cell table:formula="of:=COS([$Planilha2.$E$32]*[$Planilha1.$A79])" office:value-type="float" office:value="0.942641024831779" calcext:value-type="float">
            <text:p>0,942641024831779</text:p>
          </table:table-cell>
          <table:table-cell table:formula="of:=COS([$Planilha2.$E$33]*[$Planilha1.$A79])" office:value-type="float" office:value="-0.104527029314105" calcext:value-type="float">
            <text:p>-0,104527029314105</text:p>
          </table:table-cell>
          <table:table-cell table:formula="of:=COS([$Planilha2.$E$34]*[$Planilha1.$A79])" office:value-type="float" office:value="-0.852640941261454" calcext:value-type="float">
            <text:p>-0,852640941261454</text:p>
          </table:table-cell>
          <table:table-cell table:formula="of:=COS([$Planilha2.$E$35]*[$Planilha1.$A79])" office:value-type="float" office:value="0.838669733574974" calcext:value-type="float">
            <text:p>0,838669733574974</text:p>
          </table:table-cell>
          <table:table-cell table:formula="of:=COS([$Planilha2.$E$36]*[$Planilha1.$A79])" office:value-type="float" office:value="0.130527755753906" calcext:value-type="float">
            <text:p>0,130527755753906</text:p>
          </table:table-cell>
        </table:table-row>
        <table:table-row table:style-name="ro1">
          <table:table-cell/>
          <table:table-cell table:formula="of:=COS([$Planilha2.E$1]*[$Planilha1.A80])" office:value-type="float" office:value="1" calcext:value-type="float">
            <text:p>1</text:p>
          </table:table-cell>
          <table:table-cell table:formula="of:=COS([$Planilha2.$E$2]*[$Planilha1.$A80])" office:value-type="float" office:value="-0.453990459071296" calcext:value-type="float">
            <text:p>-0,453990459071296</text:p>
          </table:table-cell>
          <table:table-cell table:formula="of:=COS([$Planilha2.$E$3]*[$Planilha1.$A80])" office:value-type="float" office:value="-0.587785326144467" calcext:value-type="float">
            <text:p>-0,587785326144467</text:p>
          </table:table-cell>
          <table:table-cell table:formula="of:=COS([$Planilha2.$E$4]*[$Planilha1.$A80])" office:value-type="float" office:value="0.987688319174693" calcext:value-type="float">
            <text:p>0,987688319174693</text:p>
          </table:table-cell>
          <table:table-cell table:formula="of:=COS([$Planilha2.$E$5]*[$Planilha1.$A80])" office:value-type="float" office:value="-0.309016820738484" calcext:value-type="float">
            <text:p>-0,309016820738484</text:p>
          </table:table-cell>
          <table:table-cell table:formula="of:=COS([$Planilha2.$E$6]*[$Planilha1.$A80])" office:value-type="float" office:value="-0.707106942559059" calcext:value-type="float">
            <text:p>-0,707106942559059</text:p>
          </table:table-cell>
          <table:table-cell table:formula="of:=COS([$Planilha2.$E$7]*[$Planilha1.$A80])" office:value-type="float" office:value="0.95105643166826" calcext:value-type="float">
            <text:p>0,95105643166826</text:p>
          </table:table-cell>
          <table:table-cell table:formula="of:=COS([$Planilha2.$E$8]*[$Planilha1.$A80])" office:value-type="float" office:value="-0.156434149472504" calcext:value-type="float">
            <text:p>-0,156434149472504</text:p>
          </table:table-cell>
          <table:table-cell table:formula="of:=COS([$Planilha2.$E$9]*[$Planilha1.$A80])" office:value-type="float" office:value="-0.809017209001359" calcext:value-type="float">
            <text:p>-0,809017209001359</text:p>
          </table:table-cell>
          <table:table-cell table:formula="of:=COS([$Planilha2.$E$10]*[$Planilha1.$A80])" office:value-type="float" office:value="0.891006337694717" calcext:value-type="float">
            <text:p>0,891006337694717</text:p>
          </table:table-cell>
          <table:table-cell table:formula="of:=COS([$Planilha2.$E$11]*[$Planilha1.$A80])" office:value-type="float" office:value="0.000000456430440906016" calcext:value-type="float">
            <text:p>4,56430440906016E-07</text:p>
          </table:table-cell>
          <table:table-cell table:formula="of:=COS([$Planilha2.$E$12]*[$Planilha1.$A80])" office:value-type="float" office:value="-0.89100675212485" calcext:value-type="float">
            <text:p>-0,89100675212485</text:p>
          </table:table-cell>
          <table:table-cell table:formula="of:=COS([$Planilha2.$E$13]*[$Planilha1.$A80])" office:value-type="float" office:value="0.809016672435128" calcext:value-type="float">
            <text:p>0,809016672435128</text:p>
          </table:table-cell>
          <table:table-cell table:formula="of:=COS([$Planilha2.$E$14]*[$Planilha1.$A80])" office:value-type="float" office:value="0.156435051094536" calcext:value-type="float">
            <text:p>0,156435051094536</text:p>
          </table:table-cell>
          <table:table-cell table:formula="of:=COS([$Planilha2.$E$15]*[$Planilha1.$A80])" office:value-type="float" office:value="-0.951056713757629" calcext:value-type="float">
            <text:p>-0,951056713757629</text:p>
          </table:table-cell>
          <table:table-cell table:formula="of:=COS([$Planilha2.$E$16]*[$Planilha1.$A80])" office:value-type="float" office:value="0.707106297068792" calcext:value-type="float">
            <text:p>0,707106297068792</text:p>
          </table:table-cell>
          <table:table-cell table:formula="of:=COS([$Planilha2.$E$17]*[$Planilha1.$A80])" office:value-type="float" office:value="0.309017688920697" calcext:value-type="float">
            <text:p>0,309017688920697</text:p>
          </table:table-cell>
          <table:table-cell table:formula="of:=COS([$Planilha2.$E$18]*[$Planilha1.$A80])" office:value-type="float" office:value="-0.987688461977309" calcext:value-type="float">
            <text:p>-0,987688461977309</text:p>
          </table:table-cell>
          <table:table-cell table:formula="of:=COS([$Planilha2.$E$19]*[$Planilha1.$A80])" office:value-type="float" office:value="0.587784587624305" calcext:value-type="float">
            <text:p>0,587784587624305</text:p>
          </table:table-cell>
          <table:table-cell table:formula="of:=COS([$Planilha2.$E$20]*[$Planilha1.$A80])" office:value-type="float" office:value="0.453991272436134" calcext:value-type="float">
            <text:p>0,453991272436134</text:p>
          </table:table-cell>
          <table:table-cell table:formula="of:=COS([$Planilha2.$E$201]*[$Planilha1.$A80])" office:value-type="float" office:value="1" calcext:value-type="float">
            <text:p>1</text:p>
          </table:table-cell>
          <table:table-cell table:formula="of:=COS([$Planilha2.$E$22]*[$Planilha1.$A80])" office:value-type="float" office:value="0.453989645706087" calcext:value-type="float">
            <text:p>0,453989645706087</text:p>
          </table:table-cell>
          <table:table-cell table:formula="of:=COS([$Planilha2.$E$23]*[$Planilha1.$A80])" office:value-type="float" office:value="0.587786064664146" calcext:value-type="float">
            <text:p>0,587786064664146</text:p>
          </table:table-cell>
          <table:table-cell table:formula="of:=COS([$Planilha2.$E$24]*[$Planilha1.$A80])" office:value-type="float" office:value="-0.987688176371254" calcext:value-type="float">
            <text:p>-0,987688176371254</text:p>
          </table:table-cell>
          <table:table-cell table:formula="of:=COS([$Planilha2.$E$25]*[$Planilha1.$A80])" office:value-type="float" office:value="0.309015952556014" calcext:value-type="float">
            <text:p>0,309015952556014</text:p>
          </table:table-cell>
          <table:table-cell table:formula="of:=COS([$Planilha2.$E$26]*[$Planilha1.$A80])" office:value-type="float" office:value="0.707107588048737" calcext:value-type="float">
            <text:p>0,707107588048737</text:p>
          </table:table-cell>
          <table:table-cell table:formula="of:=COS([$Planilha2.$E$27]*[$Planilha1.$A80])" office:value-type="float" office:value="-0.9510561495781" calcext:value-type="float">
            <text:p>-0,9510561495781</text:p>
          </table:table-cell>
          <table:table-cell table:formula="of:=COS([$Planilha2.$E$28]*[$Planilha1.$A80])" office:value-type="float" office:value="0.156433247850338" calcext:value-type="float">
            <text:p>0,156433247850338</text:p>
          </table:table-cell>
          <table:table-cell table:formula="of:=COS([$Planilha2.$E$29]*[$Planilha1.$A80])" office:value-type="float" office:value="0.80901774556692" calcext:value-type="float">
            <text:p>0,80901774556692</text:p>
          </table:table-cell>
          <table:table-cell table:formula="of:=COS([$Planilha2.$E$30]*[$Planilha1.$A80])" office:value-type="float" office:value="-0.891005923263844" calcext:value-type="float">
            <text:p>-0,891005923263844</text:p>
          </table:table-cell>
          <table:table-cell table:formula="of:=COS([$Planilha2.$E$31]*[$Planilha1.$A80])" office:value-type="float" office:value="-0.00000136929132271767" calcext:value-type="float">
            <text:p>-1,36929132271767E-06</text:p>
          </table:table-cell>
          <table:table-cell table:formula="of:=COS([$Planilha2.$E$32]*[$Planilha1.$A80])" office:value-type="float" office:value="0.891007166554236" calcext:value-type="float">
            <text:p>0,891007166554236</text:p>
          </table:table-cell>
          <table:table-cell table:formula="of:=COS([$Planilha2.$E$33]*[$Planilha1.$A80])" office:value-type="float" office:value="-0.809016135868223" calcext:value-type="float">
            <text:p>-0,809016135868223</text:p>
          </table:table-cell>
          <table:table-cell table:formula="of:=COS([$Planilha2.$E$34]*[$Planilha1.$A80])" office:value-type="float" office:value="-0.156435952716435" calcext:value-type="float">
            <text:p>-0,156435952716435</text:p>
          </table:table-cell>
          <table:table-cell table:formula="of:=COS([$Planilha2.$E$35]*[$Planilha1.$A80])" office:value-type="float" office:value="0.951056995846203" calcext:value-type="float">
            <text:p>0,951056995846203</text:p>
          </table:table-cell>
          <table:table-cell table:formula="of:=COS([$Planilha2.$E$36]*[$Planilha1.$A80])" office:value-type="float" office:value="-0.707105651577936" calcext:value-type="float">
            <text:p>-0,707105651577936</text:p>
          </table:table-cell>
        </table:table-row>
        <table:table-row table:style-name="ro1">
          <table:table-cell/>
          <table:table-cell table:formula="of:=COS([$Planilha2.E$1]*[$Planilha1.A81])" office:value-type="float" office:value="1" calcext:value-type="float">
            <text:p>1</text:p>
          </table:table-cell>
          <table:table-cell table:formula="of:=COS([$Planilha2.$E$2]*[$Planilha1.$A81])" office:value-type="float" office:value="-0.477158719633465" calcext:value-type="float">
            <text:p>-0,477158719633465</text:p>
          </table:table-cell>
          <table:table-cell table:formula="of:=COS([$Planilha2.$E$3]*[$Planilha1.$A81])" office:value-type="float" office:value="-0.544639112555505" calcext:value-type="float">
            <text:p>-0,544639112555505</text:p>
          </table:table-cell>
          <table:table-cell table:formula="of:=COS([$Planilha2.$E$4]*[$Planilha1.$A81])" office:value-type="float" office:value="0.996917322852047" calcext:value-type="float">
            <text:p>0,996917322852047</text:p>
          </table:table-cell>
          <table:table-cell table:formula="of:=COS([$Planilha2.$E$5]*[$Planilha1.$A81])" office:value-type="float" office:value="-0.406736474149503" calcext:value-type="float">
            <text:p>-0,406736474149503</text:p>
          </table:table-cell>
          <table:table-cell table:formula="of:=COS([$Planilha2.$E$6]*[$Planilha1.$A81])" office:value-type="float" office:value="-0.608761612385234" calcext:value-type="float">
            <text:p>-0,608761612385234</text:p>
          </table:table-cell>
          <table:table-cell table:formula="of:=COS([$Planilha2.$E$7]*[$Planilha1.$A81])" office:value-type="float" office:value="0.987688297204987" calcext:value-type="float">
            <text:p>0,987688297204987</text:p>
          </table:table-cell>
          <table:table-cell table:formula="of:=COS([$Planilha2.$E$8]*[$Planilha1.$A81])" office:value-type="float" office:value="-0.333806554197342" calcext:value-type="float">
            <text:p>-0,333806554197342</text:p>
          </table:table-cell>
          <table:table-cell table:formula="of:=COS([$Planilha2.$E$9]*[$Planilha1.$A81])" office:value-type="float" office:value="-0.669130881192861" calcext:value-type="float">
            <text:p>-0,669130881192861</text:p>
          </table:table-cell>
          <table:table-cell table:formula="of:=COS([$Planilha2.$E$10]*[$Planilha1.$A81])" office:value-type="float" office:value="0.972369823271738" calcext:value-type="float">
            <text:p>0,972369823271738</text:p>
          </table:table-cell>
          <table:table-cell table:formula="of:=COS([$Planilha2.$E$11]*[$Planilha1.$A81])" office:value-type="float" office:value="-0.25881859857226" calcext:value-type="float">
            <text:p>-0,25881859857226</text:p>
          </table:table-cell>
          <table:table-cell table:formula="of:=COS([$Planilha2.$E$12]*[$Planilha1.$A81])" office:value-type="float" office:value="-0.725374721047603" calcext:value-type="float">
            <text:p>-0,725374721047603</text:p>
          </table:table-cell>
          <table:table-cell table:formula="of:=COS([$Planilha2.$E$13]*[$Planilha1.$A81])" office:value-type="float" office:value="0.951056344871372" calcext:value-type="float">
            <text:p>0,951056344871372</text:p>
          </table:table-cell>
          <table:table-cell table:formula="of:=COS([$Planilha2.$E$14]*[$Planilha1.$A81])" office:value-type="float" office:value="-0.182234934588613" calcext:value-type="float">
            <text:p>-0,182234934588613</text:p>
          </table:table-cell>
          <table:table-cell table:formula="of:=COS([$Planilha2.$E$15]*[$Planilha1.$A81])" office:value-type="float" office:value="-0.777146368749793" calcext:value-type="float">
            <text:p>-0,777146368749793</text:p>
          </table:table-cell>
          <table:table-cell table:formula="of:=COS([$Planilha2.$E$16]*[$Planilha1.$A81])" office:value-type="float" office:value="0.923879267149505" calcext:value-type="float">
            <text:p>0,923879267149505</text:p>
          </table:table-cell>
          <table:table-cell table:formula="of:=COS([$Planilha2.$E$17]*[$Planilha1.$A81])" office:value-type="float" office:value="-0.10452772766813" calcext:value-type="float">
            <text:p>-0,10452772766813</text:p>
          </table:table-cell>
          <table:table-cell table:formula="of:=COS([$Planilha2.$E$18]*[$Planilha1.$A81])" office:value-type="float" office:value="-0.824126633748863" calcext:value-type="float">
            <text:p>-0,824126633748863</text:p>
          </table:table-cell>
          <table:table-cell table:formula="of:=COS([$Planilha2.$E$19]*[$Planilha1.$A81])" office:value-type="float" office:value="0.891006146419021" calcext:value-type="float">
            <text:p>0,891006146419021</text:p>
          </table:table-cell>
          <table:table-cell table:formula="of:=COS([$Planilha2.$E$20]*[$Planilha1.$A81])" office:value-type="float" office:value="-0.0261760702728265" calcext:value-type="float">
            <text:p>-0,026176070272827</text:p>
          </table:table-cell>
          <table:table-cell table:formula="of:=COS([$Planilha2.$E$201]*[$Planilha1.$A81])" office:value-type="float" office:value="1" calcext:value-type="float">
            <text:p>1</text:p>
          </table:table-cell>
          <table:table-cell table:formula="of:=COS([$Planilha2.$E$22]*[$Planilha1.$A81])" office:value-type="float" office:value="0.852639657116036" calcext:value-type="float">
            <text:p>0,852639657116036</text:p>
          </table:table-cell>
          <table:table-cell table:formula="of:=COS([$Planilha2.$E$23]*[$Planilha1.$A81])" office:value-type="float" office:value="0.0523369718697764" calcext:value-type="float">
            <text:p>0,052336971869776</text:p>
          </table:table-cell>
          <table:table-cell table:formula="of:=COS([$Planilha2.$E$24]*[$Planilha1.$A81])" office:value-type="float" office:value="-0.902585742089786" calcext:value-type="float">
            <text:p>-0,902585742089786</text:p>
          </table:table-cell>
          <table:table-cell table:formula="of:=COS([$Planilha2.$E$25]*[$Planilha1.$A81])" office:value-type="float" office:value="0.809016342240188" calcext:value-type="float">
            <text:p>0,809016342240188</text:p>
          </table:table-cell>
          <table:table-cell table:formula="of:=COS([$Planilha2.$E$26]*[$Planilha1.$A81])" office:value-type="float" office:value="0.130527338038027" calcext:value-type="float">
            <text:p>0,130527338038027</text:p>
          </table:table-cell>
          <table:table-cell table:formula="of:=COS([$Planilha2.$E$27]*[$Planilha1.$A81])" office:value-type="float" office:value="-0.933580857230968" calcext:value-type="float">
            <text:p>-0,933580857230968</text:p>
          </table:table-cell>
          <table:table-cell table:formula="of:=COS([$Planilha2.$E$28]*[$Planilha1.$A81])" office:value-type="float" office:value="0.760405154983251" calcext:value-type="float">
            <text:p>0,760405154983251</text:p>
          </table:table-cell>
          <table:table-cell table:formula="of:=COS([$Planilha2.$E$29]*[$Planilha1.$A81])" office:value-type="float" office:value="0.207912956921979" calcext:value-type="float">
            <text:p>0,207912956921979</text:p>
          </table:table-cell>
          <table:table-cell table:formula="of:=COS([$Planilha2.$E$30]*[$Planilha1.$A81])" office:value-type="float" office:value="-0.958820115623451" calcext:value-type="float">
            <text:p>-0,958820115623451</text:p>
          </table:table-cell>
          <table:table-cell table:formula="of:=COS([$Planilha2.$E$31]*[$Planilha1.$A81])" office:value-type="float" office:value="0.707105800537414" calcext:value-type="float">
            <text:p>0,707105800537414</text:p>
          </table:table-cell>
          <table:table-cell table:formula="of:=COS([$Planilha2.$E$32]*[$Planilha1.$A81])" office:value-type="float" office:value="0.284016718763791" calcext:value-type="float">
            <text:p>0,284016718763791</text:p>
          </table:table-cell>
          <table:table-cell table:formula="of:=COS([$Planilha2.$E$33]*[$Planilha1.$A81])" office:value-type="float" office:value="-0.978147908297074" calcext:value-type="float">
            <text:p>-0,978147908297074</text:p>
          </table:table-cell>
          <table:table-cell table:formula="of:=COS([$Planilha2.$E$34]*[$Planilha1.$A81])" office:value-type="float" office:value="0.649446888306581" calcext:value-type="float">
            <text:p>0,649446888306581</text:p>
          </table:table-cell>
          <table:table-cell table:formula="of:=COS([$Planilha2.$E$35]*[$Planilha1.$A81])" office:value-type="float" office:value="0.358369416908464" calcext:value-type="float">
            <text:p>0,358369416908464</text:p>
          </table:table-cell>
          <table:table-cell table:formula="of:=COS([$Planilha2.$E$36]*[$Planilha1.$A81])" office:value-type="float" office:value="-0.991445072562247" calcext:value-type="float">
            <text:p>-0,991445072562247</text:p>
          </table:table-cell>
        </table:table-row>
        <table:table-row table:style-name="ro1">
          <table:table-cell/>
          <table:table-cell table:formula="of:=COS([$Planilha2.E$1]*[$Planilha1.A82])" office:value-type="float" office:value="1" calcext:value-type="float">
            <text:p>1</text:p>
          </table:table-cell>
          <table:table-cell table:formula="of:=COS([$Planilha2.$E$2]*[$Planilha1.$A82])" office:value-type="float" office:value="-0.499999959458425" calcext:value-type="float">
            <text:p>-0,499999959458425</text:p>
          </table:table-cell>
          <table:table-cell table:formula="of:=COS([$Planilha2.$E$3]*[$Planilha1.$A82])" office:value-type="float" office:value="-0.500000081083148" calcext:value-type="float">
            <text:p>-0,500000081083148</text:p>
          </table:table-cell>
          <table:table-cell table:formula="of:=COS([$Planilha2.$E$4]*[$Planilha1.$A82])" office:value-type="float" office:value="0.99999999999999" calcext:value-type="float">
            <text:p>0,99999999999999</text:p>
          </table:table-cell>
          <table:table-cell table:formula="of:=COS([$Planilha2.$E$5]*[$Planilha1.$A82])" office:value-type="float" office:value="-0.499999837833692" calcext:value-type="float">
            <text:p>-0,499999837833692</text:p>
          </table:table-cell>
          <table:table-cell table:formula="of:=COS([$Planilha2.$E$6]*[$Planilha1.$A82])" office:value-type="float" office:value="-0.500000202707861" calcext:value-type="float">
            <text:p>-0,500000202707861</text:p>
          </table:table-cell>
          <table:table-cell table:formula="of:=COS([$Planilha2.$E$7]*[$Planilha1.$A82])" office:value-type="float" office:value="0.999999999999961" calcext:value-type="float">
            <text:p>0,999999999999961</text:p>
          </table:table-cell>
          <table:table-cell table:formula="of:=COS([$Planilha2.$E$8]*[$Planilha1.$A82])" office:value-type="float" office:value="-0.499999716208948" calcext:value-type="float">
            <text:p>-0,499999716208948</text:p>
          </table:table-cell>
          <table:table-cell table:formula="of:=COS([$Planilha2.$E$9]*[$Planilha1.$A82])" office:value-type="float" office:value="-0.500000324332564" calcext:value-type="float">
            <text:p>-0,500000324332564</text:p>
          </table:table-cell>
          <table:table-cell table:formula="of:=COS([$Planilha2.$E$10]*[$Planilha1.$A82])" office:value-type="float" office:value="0.999999999999911" calcext:value-type="float">
            <text:p>0,999999999999911</text:p>
          </table:table-cell>
          <table:table-cell table:formula="of:=COS([$Planilha2.$E$11]*[$Planilha1.$A82])" office:value-type="float" office:value="-0.499999594584196" calcext:value-type="float">
            <text:p>-0,499999594584196</text:p>
          </table:table-cell>
          <table:table-cell table:formula="of:=COS([$Planilha2.$E$12]*[$Planilha1.$A82])" office:value-type="float" office:value="-0.500000445957258" calcext:value-type="float">
            <text:p>-0,500000445957258</text:p>
          </table:table-cell>
          <table:table-cell table:formula="of:=COS([$Planilha2.$E$13]*[$Planilha1.$A82])" office:value-type="float" office:value="0.999999999999842" calcext:value-type="float">
            <text:p>0,999999999999842</text:p>
          </table:table-cell>
          <table:table-cell table:formula="of:=COS([$Planilha2.$E$14]*[$Planilha1.$A82])" office:value-type="float" office:value="-0.499999472959436" calcext:value-type="float">
            <text:p>-0,499999472959436</text:p>
          </table:table-cell>
          <table:table-cell table:formula="of:=COS([$Planilha2.$E$15]*[$Planilha1.$A82])" office:value-type="float" office:value="-0.500000567581943" calcext:value-type="float">
            <text:p>-0,500000567581943</text:p>
          </table:table-cell>
          <table:table-cell table:formula="of:=COS([$Planilha2.$E$16]*[$Planilha1.$A82])" office:value-type="float" office:value="0.999999999999753" calcext:value-type="float">
            <text:p>0,999999999999753</text:p>
          </table:table-cell>
          <table:table-cell table:formula="of:=COS([$Planilha2.$E$17]*[$Planilha1.$A82])" office:value-type="float" office:value="-0.499999351334662" calcext:value-type="float">
            <text:p>-0,499999351334662</text:p>
          </table:table-cell>
          <table:table-cell table:formula="of:=COS([$Planilha2.$E$18]*[$Planilha1.$A82])" office:value-type="float" office:value="-0.500000689206608" calcext:value-type="float">
            <text:p>-0,500000689206608</text:p>
          </table:table-cell>
          <table:table-cell table:formula="of:=COS([$Planilha2.$E$19]*[$Planilha1.$A82])" office:value-type="float" office:value="0.999999999999645" calcext:value-type="float">
            <text:p>0,999999999999645</text:p>
          </table:table-cell>
          <table:table-cell table:formula="of:=COS([$Planilha2.$E$20]*[$Planilha1.$A82])" office:value-type="float" office:value="-0.499999229709879" calcext:value-type="float">
            <text:p>-0,499999229709879</text:p>
          </table:table-cell>
          <table:table-cell table:formula="of:=COS([$Planilha2.$E$201]*[$Planilha1.$A82])" office:value-type="float" office:value="1" calcext:value-type="float">
            <text:p>1</text:p>
          </table:table-cell>
          <table:table-cell table:formula="of:=COS([$Planilha2.$E$22]*[$Planilha1.$A82])" office:value-type="float" office:value="0.999999999999517" calcext:value-type="float">
            <text:p>0,999999999999517</text:p>
          </table:table-cell>
          <table:table-cell table:formula="of:=COS([$Planilha2.$E$23]*[$Planilha1.$A82])" office:value-type="float" office:value="-0.499999108085086" calcext:value-type="float">
            <text:p>-0,499999108085086</text:p>
          </table:table-cell>
          <table:table-cell table:formula="of:=COS([$Planilha2.$E$24]*[$Planilha1.$A82])" office:value-type="float" office:value="-0.500000932455934" calcext:value-type="float">
            <text:p>-0,500000932455934</text:p>
          </table:table-cell>
          <table:table-cell table:formula="of:=COS([$Planilha2.$E$25]*[$Planilha1.$A82])" office:value-type="float" office:value="0.999999999999369" calcext:value-type="float">
            <text:p>0,999999999999369</text:p>
          </table:table-cell>
          <table:table-cell table:formula="of:=COS([$Planilha2.$E$26]*[$Planilha1.$A82])" office:value-type="float" office:value="-0.499998986460289" calcext:value-type="float">
            <text:p>-0,499998986460289</text:p>
          </table:table-cell>
          <table:table-cell table:formula="of:=COS([$Planilha2.$E$27]*[$Planilha1.$A82])" office:value-type="float" office:value="-0.500001054080573" calcext:value-type="float">
            <text:p>-0,500001054080573</text:p>
          </table:table-cell>
          <table:table-cell table:formula="of:=COS([$Planilha2.$E$28]*[$Planilha1.$A82])" office:value-type="float" office:value="0.999999999999201" calcext:value-type="float">
            <text:p>0,999999999999201</text:p>
          </table:table-cell>
          <table:table-cell table:formula="of:=COS([$Planilha2.$E$29]*[$Planilha1.$A82])" office:value-type="float" office:value="-0.49999886483547" calcext:value-type="float">
            <text:p>-0,49999886483547</text:p>
          </table:table-cell>
          <table:table-cell table:formula="of:=COS([$Planilha2.$E$30]*[$Planilha1.$A82])" office:value-type="float" office:value="-0.500001175705208" calcext:value-type="float">
            <text:p>-0,500001175705208</text:p>
          </table:table-cell>
          <table:table-cell table:formula="of:=COS([$Planilha2.$E$31]*[$Planilha1.$A82])" office:value-type="float" office:value="0.999999999999014" calcext:value-type="float">
            <text:p>0,999999999999014</text:p>
          </table:table-cell>
          <table:table-cell table:formula="of:=COS([$Planilha2.$E$32]*[$Planilha1.$A82])" office:value-type="float" office:value="-0.49999874321066" calcext:value-type="float">
            <text:p>-0,49999874321066</text:p>
          </table:table-cell>
          <table:table-cell table:formula="of:=COS([$Planilha2.$E$33]*[$Planilha1.$A82])" office:value-type="float" office:value="-0.500001297329834" calcext:value-type="float">
            <text:p>-0,500001297329834</text:p>
          </table:table-cell>
          <table:table-cell table:formula="of:=COS([$Planilha2.$E$34]*[$Planilha1.$A82])" office:value-type="float" office:value="0.999999999998807" calcext:value-type="float">
            <text:p>0,999999999998807</text:p>
          </table:table-cell>
          <table:table-cell table:formula="of:=COS([$Planilha2.$E$35]*[$Planilha1.$A82])" office:value-type="float" office:value="-0.499998621585834" calcext:value-type="float">
            <text:p>-0,499998621585834</text:p>
          </table:table-cell>
          <table:table-cell table:formula="of:=COS([$Planilha2.$E$36]*[$Planilha1.$A82])" office:value-type="float" office:value="-0.500001418954455" calcext:value-type="float">
            <text:p>-0,500001418954455</text:p>
          </table:table-cell>
        </table:table-row>
        <table:table-row table:style-name="ro1">
          <table:table-cell/>
          <table:table-cell table:formula="of:=COS([$Planilha2.E$1]*[$Planilha1.A83])" office:value-type="float" office:value="1" calcext:value-type="float">
            <text:p>1</text:p>
          </table:table-cell>
          <table:table-cell table:formula="of:=COS([$Planilha2.$E$2]*[$Planilha1.$A83])" office:value-type="float" office:value="-0.522498524302045" calcext:value-type="float">
            <text:p>-0,522498524302045</text:p>
          </table:table-cell>
          <table:table-cell table:formula="of:=COS([$Planilha2.$E$3]*[$Planilha1.$A83])" office:value-type="float" office:value="-0.453990584204372" calcext:value-type="float">
            <text:p>-0,453990584204372</text:p>
          </table:table-cell>
          <table:table-cell table:formula="of:=COS([$Planilha2.$E$4]*[$Planilha1.$A83])" office:value-type="float" office:value="0.996917344889659" calcext:value-type="float">
            <text:p>0,996917344889659</text:p>
          </table:table-cell>
          <table:table-cell table:formula="of:=COS([$Planilha2.$E$5]*[$Planilha1.$A83])" office:value-type="float" office:value="-0.587785098907547" calcext:value-type="float">
            <text:p>-0,587785098907547</text:p>
          </table:table-cell>
          <table:table-cell table:formula="of:=COS([$Planilha2.$E$6]*[$Planilha1.$A83])" office:value-type="float" office:value="-0.38268365131781" calcext:value-type="float">
            <text:p>-0,38268365131781</text:p>
          </table:table-cell>
          <table:table-cell table:formula="of:=COS([$Planilha2.$E$7]*[$Planilha1.$A83])" office:value-type="float" office:value="0.987688385083695" calcext:value-type="float">
            <text:p>0,987688385083695</text:p>
          </table:table-cell>
          <table:table-cell table:formula="of:=COS([$Planilha2.$E$8]*[$Planilha1.$A83])" office:value-type="float" office:value="-0.649447796035189" calcext:value-type="float">
            <text:p>-0,649447796035189</text:p>
          </table:table-cell>
          <table:table-cell table:formula="of:=COS([$Planilha2.$E$9]*[$Planilha1.$A83])" office:value-type="float" office:value="-0.309017355004491" calcext:value-type="float">
            <text:p>-0,309017355004491</text:p>
          </table:table-cell>
          <table:table-cell table:formula="of:=COS([$Planilha2.$E$10]*[$Planilha1.$A83])" office:value-type="float" office:value="0.972370019982325" calcext:value-type="float">
            <text:p>0,972370019982325</text:p>
          </table:table-cell>
          <table:table-cell table:formula="of:=COS([$Planilha2.$E$11]*[$Planilha1.$A83])" office:value-type="float" office:value="-0.707106446028137" calcext:value-type="float">
            <text:p>-0,707106446028137</text:p>
          </table:table-cell>
          <table:table-cell table:formula="of:=COS([$Planilha2.$E$12]*[$Planilha1.$A83])" office:value-type="float" office:value="-0.233445870833999" calcext:value-type="float">
            <text:p>-0,233445870833999</text:p>
          </table:table-cell>
          <table:table-cell table:formula="of:=COS([$Planilha2.$E$13]*[$Planilha1.$A83])" office:value-type="float" office:value="0.951056692058473" calcext:value-type="float">
            <text:p>0,951056692058473</text:p>
          </table:table-cell>
          <table:table-cell table:formula="of:=COS([$Planilha2.$E$14]*[$Planilha1.$A83])" office:value-type="float" office:value="-0.760405565422279" calcext:value-type="float">
            <text:p>-0,760405565422279</text:p>
          </table:table-cell>
          <table:table-cell table:formula="of:=COS([$Planilha2.$E$15]*[$Planilha1.$A83])" office:value-type="float" office:value="-0.156435120450071" calcext:value-type="float">
            <text:p>-0,156435120450071</text:p>
          </table:table-cell>
          <table:table-cell table:formula="of:=COS([$Planilha2.$E$16]*[$Planilha1.$A83])" office:value-type="float" office:value="0.923879804590626" calcext:value-type="float">
            <text:p>0,923879804590626</text:p>
          </table:table-cell>
          <table:table-cell table:formula="of:=COS([$Planilha2.$E$17]*[$Planilha1.$A83])" office:value-type="float" office:value="-0.809016548612057" calcext:value-type="float">
            <text:p>-0,809016548612057</text:p>
          </table:table-cell>
          <table:table-cell table:formula="of:=COS([$Planilha2.$E$18]*[$Planilha1.$A83])" office:value-type="float" office:value="-0.0784598990191556" calcext:value-type="float">
            <text:p>-0,078459899019156</text:p>
          </table:table-cell>
          <table:table-cell table:formula="of:=COS([$Planilha2.$E$19]*[$Planilha1.$A83])" office:value-type="float" office:value="0.891006911520853" calcext:value-type="float">
            <text:p>0,891006911520853</text:p>
          </table:table-cell>
          <table:table-cell table:formula="of:=COS([$Planilha2.$E$20]*[$Planilha1.$A83])" office:value-type="float" office:value="-0.852639693805975" calcext:value-type="float">
            <text:p>-0,852639693805975</text:p>
          </table:table-cell>
          <table:table-cell table:formula="of:=COS([$Planilha2.$E$201]*[$Planilha1.$A83])" office:value-type="float" office:value="1" calcext:value-type="float">
            <text:p>1</text:p>
          </table:table-cell>
          <table:table-cell table:formula="of:=COS([$Planilha2.$E$22]*[$Planilha1.$A83])" office:value-type="float" office:value="0.852640684432786" calcext:value-type="float">
            <text:p>0,852640684432786</text:p>
          </table:table-cell>
          <table:table-cell table:formula="of:=COS([$Planilha2.$E$23]*[$Planilha1.$A83])" office:value-type="float" office:value="-0.891006050781112" calcext:value-type="float">
            <text:p>-0,891006050781112</text:p>
          </table:table-cell>
          <table:table-cell table:formula="of:=COS([$Planilha2.$E$24]*[$Planilha1.$A83])" office:value-type="float" office:value="0.0784580089218622" calcext:value-type="float">
            <text:p>0,078458008921862</text:p>
          </table:table-cell>
          <table:table-cell table:formula="of:=COS([$Planilha2.$E$25]*[$Planilha1.$A83])" office:value-type="float" office:value="0.809017663018412" calcext:value-type="float">
            <text:p>0,809017663018412</text:p>
          </table:table-cell>
          <table:table-cell table:formula="of:=COS([$Planilha2.$E$26]*[$Planilha1.$A83])" office:value-type="float" office:value="-0.923879079044685" calcext:value-type="float">
            <text:p>-0,923879079044685</text:p>
          </table:table-cell>
          <table:table-cell table:formula="of:=COS([$Planilha2.$E$27]*[$Planilha1.$A83])" office:value-type="float" office:value="0.156433247850352" calcext:value-type="float">
            <text:p>0,156433247850352</text:p>
          </table:table-cell>
          <table:table-cell table:formula="of:=COS([$Planilha2.$E$28]*[$Planilha1.$A83])" office:value-type="float" office:value="0.760406796737523" calcext:value-type="float">
            <text:p>0,760406796737523</text:p>
          </table:table-cell>
          <table:table-cell table:formula="of:=COS([$Planilha2.$E$29]*[$Planilha1.$A83])" office:value-type="float" office:value="-0.951056106179543" calcext:value-type="float">
            <text:p>-0,951056106179543</text:p>
          </table:table-cell>
          <table:table-cell table:formula="of:=COS([$Planilha2.$E$30]*[$Planilha1.$A83])" office:value-type="float" office:value="0.233444027276995" calcext:value-type="float">
            <text:p>0,233444027276995</text:p>
          </table:table-cell>
          <table:table-cell table:formula="of:=COS([$Planilha2.$E$31]*[$Planilha1.$A83])" office:value-type="float" office:value="0.707107786660828" calcext:value-type="float">
            <text:p>0,707107786660828</text:p>
          </table:table-cell>
          <table:table-cell table:formula="of:=COS([$Planilha2.$E$32]*[$Planilha1.$A83])" office:value-type="float" office:value="-0.972369577382534" calcext:value-type="float">
            <text:p>-0,972369577382534</text:p>
          </table:table-cell>
          <table:table-cell table:formula="of:=COS([$Planilha2.$E$33]*[$Planilha1.$A83])" office:value-type="float" office:value="0.30901555185633" calcext:value-type="float">
            <text:p>0,30901555185633</text:p>
          </table:table-cell>
          <table:table-cell table:formula="of:=COS([$Planilha2.$E$34]*[$Planilha1.$A83])" office:value-type="float" office:value="0.649449237719903" calcext:value-type="float">
            <text:p>0,649449237719903</text:p>
          </table:table-cell>
          <table:table-cell table:formula="of:=COS([$Planilha2.$E$35]*[$Planilha1.$A83])" office:value-type="float" office:value="-0.987688088491808" calcext:value-type="float">
            <text:p>-0,987688088491808</text:p>
          </table:table-cell>
          <table:table-cell table:formula="of:=COS([$Planilha2.$E$36]*[$Planilha1.$A83])" office:value-type="float" office:value="0.382681899695443" calcext:value-type="float">
            <text:p>0,382681899695443</text:p>
          </table:table-cell>
        </table:table-row>
        <table:table-row table:style-name="ro1">
          <table:table-cell/>
          <table:table-cell table:formula="of:=COS([$Planilha2.E$1]*[$Planilha1.A84])" office:value-type="float" office:value="1" calcext:value-type="float">
            <text:p>1</text:p>
          </table:table-cell>
          <table:table-cell table:formula="of:=COS([$Planilha2.$E$2]*[$Planilha1.$A84])" office:value-type="float" office:value="-0.544638994772499" calcext:value-type="float">
            <text:p>-0,544638994772499</text:p>
          </table:table-cell>
          <table:table-cell table:formula="of:=COS([$Planilha2.$E$3]*[$Planilha1.$A84])" office:value-type="float" office:value="-0.406736730746404" calcext:value-type="float">
            <text:p>-0,406736730746404</text:p>
          </table:table-cell>
          <table:table-cell table:formula="of:=COS([$Planilha2.$E$4]*[$Planilha1.$A84])" office:value-type="float" office:value="0.987688363114047" calcext:value-type="float">
            <text:p>0,987688363114047</text:p>
          </table:table-cell>
          <table:table-cell table:formula="of:=COS([$Planilha2.$E$5]*[$Planilha1.$A84])" office:value-type="float" office:value="-0.669130463723454" calcext:value-type="float">
            <text:p>-0,669130463723454</text:p>
          </table:table-cell>
          <table:table-cell table:formula="of:=COS([$Planilha2.$E$6]*[$Planilha1.$A84])" office:value-type="float" office:value="-0.258819276846052" calcext:value-type="float">
            <text:p>-0,258819276846052</text:p>
          </table:table-cell>
          <table:table-cell table:formula="of:=COS([$Planilha2.$E$7]*[$Planilha1.$A84])" office:value-type="float" office:value="0.951056605261811" calcext:value-type="float">
            <text:p>0,951056605261811</text:p>
          </table:table-cell>
          <table:table-cell table:formula="of:=COS([$Planilha2.$E$8]*[$Planilha1.$A84])" office:value-type="float" office:value="-0.777145750077023" calcext:value-type="float">
            <text:p>-0,777145750077023</text:p>
          </table:table-cell>
          <table:table-cell table:formula="of:=COS([$Planilha2.$E$9]*[$Planilha1.$A84])" office:value-type="float" office:value="-0.104528845034471" calcext:value-type="float">
            <text:p>-0,104528845034471</text:p>
          </table:table-cell>
          <table:table-cell table:formula="of:=COS([$Planilha2.$E$10]*[$Planilha1.$A84])" office:value-type="float" office:value="0.891006720245633" calcext:value-type="float">
            <text:p>0,891006720245633</text:p>
          </table:table-cell>
          <table:table-cell table:formula="of:=COS([$Planilha2.$E$11]*[$Planilha1.$A84])" office:value-type="float" office:value="-0.866025163865774" calcext:value-type="float">
            <text:p>-0,866025163865774</text:p>
          </table:table-cell>
          <table:table-cell table:formula="of:=COS([$Planilha2.$E$12]*[$Planilha1.$A84])" office:value-type="float" office:value="0.052335429145453" calcext:value-type="float">
            <text:p>0,052335429145453</text:p>
          </table:table-cell>
          <table:table-cell table:formula="of:=COS([$Planilha2.$E$13]*[$Planilha1.$A84])" office:value-type="float" office:value="0.80901733282424" calcext:value-type="float">
            <text:p>0,80901733282424</text:p>
          </table:table-cell>
          <table:table-cell table:formula="of:=COS([$Planilha2.$E$14]*[$Planilha1.$A84])" office:value-type="float" office:value="-0.933580202951298" calcext:value-type="float">
            <text:p>-0,933580202951298</text:p>
          </table:table-cell>
          <table:table-cell table:formula="of:=COS([$Planilha2.$E$15]*[$Planilha1.$A84])" office:value-type="float" office:value="0.207911033725558" calcext:value-type="float">
            <text:p>0,207911033725558</text:p>
          </table:table-cell>
          <table:table-cell table:formula="of:=COS([$Planilha2.$E$16]*[$Planilha1.$A84])" office:value-type="float" office:value="0.707107290130496" calcext:value-type="float">
            <text:p>0,707107290130496</text:p>
          </table:table-cell>
          <table:table-cell table:formula="of:=COS([$Planilha2.$E$17]*[$Planilha1.$A84])" office:value-type="float" office:value="-0.978147441111519" calcext:value-type="float">
            <text:p>-0,978147441111519</text:p>
          </table:table-cell>
          <table:table-cell table:formula="of:=COS([$Planilha2.$E$18]*[$Planilha1.$A84])" office:value-type="float" office:value="0.358367188002049" calcext:value-type="float">
            <text:p>0,358367188002049</text:p>
          </table:table-cell>
          <table:table-cell table:formula="of:=COS([$Planilha2.$E$19]*[$Planilha1.$A84])" office:value-type="float" office:value="0.587785951045761" calcext:value-type="float">
            <text:p>0,587785951045761</text:p>
          </table:table-cell>
          <table:table-cell table:formula="of:=COS([$Planilha2.$E$20]*[$Planilha1.$A84])" office:value-type="float" office:value="-0.998629487039962" calcext:value-type="float">
            <text:p>-0,998629487039962</text:p>
          </table:table-cell>
          <table:table-cell table:formula="of:=COS([$Planilha2.$E$201]*[$Planilha1.$A84])" office:value-type="float" office:value="1" calcext:value-type="float">
            <text:p>1</text:p>
          </table:table-cell>
          <table:table-cell table:formula="of:=COS([$Planilha2.$E$22]*[$Planilha1.$A84])" office:value-type="float" office:value="0.453991397569145" calcext:value-type="float">
            <text:p>0,453991397569145</text:p>
          </table:table-cell>
          <table:table-cell table:formula="of:=COS([$Planilha2.$E$23]*[$Planilha1.$A84])" office:value-type="float" office:value="-0.994522005712322" calcext:value-type="float">
            <text:p>-0,994522005712322</text:p>
          </table:table-cell>
          <table:table-cell table:formula="of:=COS([$Planilha2.$E$24]*[$Planilha1.$A84])" office:value-type="float" office:value="0.629319533371431" calcext:value-type="float">
            <text:p>0,629319533371431</text:p>
          </table:table-cell>
          <table:table-cell table:formula="of:=COS([$Planilha2.$E$25]*[$Planilha1.$A84])" office:value-type="float" office:value="0.309018089620095" calcext:value-type="float">
            <text:p>0,309018089620095</text:p>
          </table:table-cell>
          <table:table-cell table:formula="of:=COS([$Planilha2.$E$26]*[$Planilha1.$A84])" office:value-type="float" office:value="-0.965926136765842" calcext:value-type="float">
            <text:p>-0,965926136765842</text:p>
          </table:table-cell>
          <table:table-cell table:formula="of:=COS([$Planilha2.$E$27]*[$Planilha1.$A84])" office:value-type="float" office:value="0.743143990685173" calcext:value-type="float">
            <text:p>0,743143990685173</text:p>
          </table:table-cell>
          <table:table-cell table:formula="of:=COS([$Planilha2.$E$28]*[$Planilha1.$A84])" office:value-type="float" office:value="0.156435744649857" calcext:value-type="float">
            <text:p>0,156435744649857</text:p>
          </table:table-cell>
          <table:table-cell table:formula="of:=COS([$Planilha2.$E$29]*[$Planilha1.$A84])" office:value-type="float" office:value="-0.913546004110339" calcext:value-type="float">
            <text:p>-0,913546004110339</text:p>
          </table:table-cell>
          <table:table-cell table:formula="of:=COS([$Planilha2.$E$30]*[$Planilha1.$A84])" office:value-type="float" office:value="0.838669810064319" calcext:value-type="float">
            <text:p>0,838669810064319</text:p>
          </table:table-cell>
          <table:table-cell table:formula="of:=COS([$Planilha2.$E$31]*[$Planilha1.$A84])" office:value-type="float" office:value="0.00000143951138726987" calcext:value-type="float">
            <text:p>1,43951138726987E-06</text:p>
          </table:table-cell>
          <table:table-cell table:formula="of:=COS([$Planilha2.$E$32]*[$Planilha1.$A84])" office:value-type="float" office:value="-0.838671378092392" calcext:value-type="float">
            <text:p>-0,838671378092392</text:p>
          </table:table-cell>
          <table:table-cell table:formula="of:=COS([$Planilha2.$E$33]*[$Planilha1.$A84])" office:value-type="float" office:value="0.913544833106026" calcext:value-type="float">
            <text:p>0,913544833106026</text:p>
          </table:table-cell>
          <table:table-cell table:formula="of:=COS([$Planilha2.$E$34]*[$Planilha1.$A84])" office:value-type="float" office:value="-0.156432901072559" calcext:value-type="float">
            <text:p>-0,156432901072559</text:p>
          </table:table-cell>
          <table:table-cell table:formula="of:=COS([$Planilha2.$E$35]*[$Planilha1.$A84])" office:value-type="float" office:value="-0.743145917127008" calcext:value-type="float">
            <text:p>-0,743145917127008</text:p>
          </table:table-cell>
          <table:table-cell table:formula="of:=COS([$Planilha2.$E$36]*[$Planilha1.$A84])" office:value-type="float" office:value="0.965925391619249" calcext:value-type="float">
            <text:p>0,965925391619249</text:p>
          </table:table-cell>
        </table:table-row>
        <table:table-row table:style-name="ro1">
          <table:table-cell/>
          <table:table-cell table:formula="of:=COS([$Planilha2.E$1]*[$Planilha1.A85])" office:value-type="float" office:value="1" calcext:value-type="float">
            <text:p>1</text:p>
          </table:table-cell>
          <table:table-cell table:formula="of:=COS([$Planilha2.$E$2]*[$Planilha1.$A85])" office:value-type="float" office:value="-0.566406196897946" calcext:value-type="float">
            <text:p>-0,566406196897946</text:p>
          </table:table-cell>
          <table:table-cell table:formula="of:=COS([$Planilha2.$E$3]*[$Planilha1.$A85])" office:value-type="float" office:value="-0.35836804023121" calcext:value-type="float">
            <text:p>-0,35836804023121</text:p>
          </table:table-cell>
          <table:table-cell table:formula="of:=COS([$Planilha2.$E$4]*[$Planilha1.$A85])" office:value-type="float" office:value="0.972369954412206" calcext:value-type="float">
            <text:p>0,972369954412206</text:p>
          </table:table-cell>
          <table:table-cell table:formula="of:=COS([$Planilha2.$E$5]*[$Planilha1.$A85])" office:value-type="float" office:value="-0.743144695481683" calcext:value-type="float">
            <text:p>-0,743144695481683</text:p>
          </table:table-cell>
          <table:table-cell table:formula="of:=COS([$Planilha2.$E$6]*[$Planilha1.$A85])" office:value-type="float" office:value="-0.130526432986882" calcext:value-type="float">
            <text:p>-0,130526432986882</text:p>
          </table:table-cell>
          <table:table-cell table:formula="of:=COS([$Planilha2.$E$7]*[$Planilha1.$A85])" office:value-type="float" office:value="0.891006656487191" calcext:value-type="float">
            <text:p>0,891006656487191</text:p>
          </table:table-cell>
          <table:table-cell table:formula="of:=COS([$Planilha2.$E$8]*[$Planilha1.$A85])" office:value-type="float" office:value="-0.878816950436447" calcext:value-type="float">
            <text:p>-0,878816950436447</text:p>
          </table:table-cell>
          <table:table-cell table:formula="of:=COS([$Planilha2.$E$9]*[$Planilha1.$A85])" office:value-type="float" office:value="0.104528076845127" calcext:value-type="float">
            <text:p>0,104528076845127</text:p>
          </table:table-cell>
          <table:table-cell table:formula="of:=COS([$Planilha2.$E$10]*[$Planilha1.$A85])" office:value-type="float" office:value="0.760406249486639" calcext:value-type="float">
            <text:p>0,760406249486639</text:p>
          </table:table-cell>
          <table:table-cell table:formula="of:=COS([$Planilha2.$E$11]*[$Planilha1.$A85])" office:value-type="float" office:value="-0.965925700583442" calcext:value-type="float">
            <text:p>-0,965925700583442</text:p>
          </table:table-cell>
          <table:table-cell table:formula="of:=COS([$Planilha2.$E$12]*[$Planilha1.$A85])" office:value-type="float" office:value="0.333806355620263" calcext:value-type="float">
            <text:p>0,333806355620263</text:p>
          </table:table-cell>
          <table:table-cell table:formula="of:=COS([$Planilha2.$E$13]*[$Planilha1.$A85])" office:value-type="float" office:value="0.587785723808966" calcext:value-type="float">
            <text:p>0,587785723808966</text:p>
          </table:table-cell>
          <table:table-cell table:formula="of:=COS([$Planilha2.$E$14]*[$Planilha1.$A85])" office:value-type="float" office:value="-0.999657308447352" calcext:value-type="float">
            <text:p>-0,999657308447352</text:p>
          </table:table-cell>
          <table:table-cell table:formula="of:=COS([$Planilha2.$E$15]*[$Planilha1.$A85])" office:value-type="float" office:value="0.544638464748833" calcext:value-type="float">
            <text:p>0,544638464748833</text:p>
          </table:table-cell>
          <table:table-cell table:formula="of:=COS([$Planilha2.$E$16]*[$Planilha1.$A85])" office:value-type="float" office:value="0.3826841054419" calcext:value-type="float">
            <text:p>0,3826841054419</text:p>
          </table:table-cell>
          <table:table-cell table:formula="of:=COS([$Planilha2.$E$17]*[$Planilha1.$A85])" office:value-type="float" office:value="-0.978147762302119" calcext:value-type="float">
            <text:p>-0,978147762302119</text:p>
          </table:table-cell>
          <table:table-cell table:formula="of:=COS([$Planilha2.$E$18]*[$Planilha1.$A85])" office:value-type="float" office:value="0.725373802657656" calcext:value-type="float">
            <text:p>0,725373802657656</text:p>
          </table:table-cell>
          <table:table-cell table:formula="of:=COS([$Planilha2.$E$19]*[$Planilha1.$A85])" office:value-type="float" office:value="0.156435328516673" calcext:value-type="float">
            <text:p>0,156435328516673</text:p>
          </table:table-cell>
          <table:table-cell table:formula="of:=COS([$Planilha2.$E$20]*[$Planilha1.$A85])" office:value-type="float" office:value="-0.902585681628875" calcext:value-type="float">
            <text:p>-0,902585681628875</text:p>
          </table:table-cell>
          <table:table-cell table:formula="of:=COS([$Planilha2.$E$201]*[$Planilha1.$A85])" office:value-type="float" office:value="1" calcext:value-type="float">
            <text:p>1</text:p>
          </table:table-cell>
          <table:table-cell table:formula="of:=COS([$Planilha2.$E$22]*[$Planilha1.$A85])" office:value-type="float" office:value="-0.0784580789254746" calcext:value-type="float">
            <text:p>-0,078458078925475</text:p>
          </table:table-cell>
          <table:table-cell table:formula="of:=COS([$Planilha2.$E$23]*[$Planilha1.$A85])" office:value-type="float" office:value="-0.777146633895037" calcext:value-type="float">
            <text:p>-0,777146633895037</text:p>
          </table:table-cell>
          <table:table-cell table:formula="of:=COS([$Planilha2.$E$24]*[$Planilha1.$A85])" office:value-type="float" office:value="0.958819417598528" calcext:value-type="float">
            <text:p>0,958819417598528</text:p>
          </table:table-cell>
          <table:table-cell table:formula="of:=COS([$Planilha2.$E$25]*[$Planilha1.$A85])" office:value-type="float" office:value="-0.309015885772739" calcext:value-type="float">
            <text:p>-0,309015885772739</text:p>
          </table:table-cell>
          <table:table-cell table:formula="of:=COS([$Planilha2.$E$26]*[$Planilha1.$A85])" office:value-type="float" office:value="-0.608762392315351" calcext:value-type="float">
            <text:p>-0,608762392315351</text:p>
          </table:table-cell>
          <table:table-cell table:formula="of:=COS([$Planilha2.$E$27]*[$Planilha1.$A85])" office:value-type="float" office:value="0.998629468664409" calcext:value-type="float">
            <text:p>0,998629468664409</text:p>
          </table:table-cell>
          <table:table-cell table:formula="of:=COS([$Planilha2.$E$28]*[$Planilha1.$A85])" office:value-type="float" office:value="-0.522497446597491" calcext:value-type="float">
            <text:p>-0,522497446597491</text:p>
          </table:table-cell>
          <table:table-cell table:formula="of:=COS([$Planilha2.$E$29]*[$Planilha1.$A85])" office:value-type="float" office:value="-0.406737885432067" calcext:value-type="float">
            <text:p>-0,406737885432067</text:p>
          </table:table-cell>
          <table:table-cell table:formula="of:=COS([$Planilha2.$E$30]*[$Planilha1.$A85])" office:value-type="float" office:value="0.983255164241267" calcext:value-type="float">
            <text:p>0,983255164241267</text:p>
          </table:table-cell>
          <table:table-cell table:formula="of:=COS([$Planilha2.$E$31]*[$Planilha1.$A85])" office:value-type="float" office:value="-0.707105750884265" calcext:value-type="float">
            <text:p>-0,707105750884265</text:p>
          </table:table-cell>
          <table:table-cell table:formula="of:=COS([$Planilha2.$E$32]*[$Planilha1.$A85])" office:value-type="float" office:value="-0.182237005915223" calcext:value-type="float">
            <text:p>-0,182237005915223</text:p>
          </table:table-cell>
          <table:table-cell table:formula="of:=COS([$Planilha2.$E$33]*[$Planilha1.$A85])" office:value-type="float" office:value="0.913546089793284" calcext:value-type="float">
            <text:p>0,913546089793284</text:p>
          </table:table-cell>
          <table:table-cell table:formula="of:=COS([$Planilha2.$E$34]*[$Planilha1.$A85])" office:value-type="float" office:value="-0.852639326906385" calcext:value-type="float">
            <text:p>-0,852639326906385</text:p>
          </table:table-cell>
          <table:table-cell table:formula="of:=COS([$Planilha2.$E$35]*[$Planilha1.$A85])" office:value-type="float" office:value="0.0523343071640565" calcext:value-type="float">
            <text:p>0,052334307164057</text:p>
          </table:table-cell>
          <table:table-cell table:formula="of:=COS([$Planilha2.$E$36]*[$Planilha1.$A85])" office:value-type="float" office:value="0.793354375130221" calcext:value-type="float">
            <text:p>0,793354375130221</text:p>
          </table:table-cell>
        </table:table-row>
        <table:table-row table:style-name="ro1">
          <table:table-cell/>
          <table:table-cell table:formula="of:=COS([$Planilha2.E$1]*[$Planilha1.A86])" office:value-type="float" office:value="1" calcext:value-type="float">
            <text:p>1</text:p>
          </table:table-cell>
          <table:table-cell table:formula="of:=COS([$Planilha2.$E$2]*[$Planilha1.$A86])" office:value-type="float" office:value="-0.587785212526013" calcext:value-type="float">
            <text:p>-0,587785212526013</text:p>
          </table:table-cell>
          <table:table-cell table:formula="of:=COS([$Planilha2.$E$3]*[$Planilha1.$A86])" office:value-type="float" office:value="-0.3090170878715" calcext:value-type="float">
            <text:p>-0,3090170878715</text:p>
          </table:table-cell>
          <table:table-cell table:formula="of:=COS([$Planilha2.$E$4]*[$Planilha1.$A86])" office:value-type="float" office:value="0.951056561863451" calcext:value-type="float">
            <text:p>0,951056561863451</text:p>
          </table:table-cell>
          <table:table-cell table:formula="of:=COS([$Planilha2.$E$5]*[$Planilha1.$A86])" office:value-type="float" office:value="-0.809016878806836" calcext:value-type="float">
            <text:p>-0,809016878806836</text:p>
          </table:table-cell>
          <table:table-cell table:formula="of:=COS([$Planilha2.$E$6]*[$Planilha1.$A86])" office:value-type="float" office:value="-0.000000245770238367438" calcext:value-type="float">
            <text:p>-2,45770238367438E-07</text:p>
          </table:table-cell>
          <table:table-cell table:formula="of:=COS([$Planilha2.$E$7]*[$Planilha1.$A86])" office:value-type="float" office:value="0.809017167727057" calcext:value-type="float">
            <text:p>0,809017167727057</text:p>
          </table:table-cell>
          <table:table-cell table:formula="of:=COS([$Planilha2.$E$8]*[$Planilha1.$A86])" office:value-type="float" office:value="-0.951056409969045" calcext:value-type="float">
            <text:p>-0,951056409969045</text:p>
          </table:table-cell>
          <table:table-cell table:formula="of:=COS([$Planilha2.$E$9]*[$Planilha1.$A86])" office:value-type="float" office:value="0.309016620388709" calcext:value-type="float">
            <text:p>0,309016620388709</text:p>
          </table:table-cell>
          <table:table-cell table:formula="of:=COS([$Planilha2.$E$10]*[$Planilha1.$A86])" office:value-type="float" office:value="0.587785610190552" calcext:value-type="float">
            <text:p>0,587785610190552</text:p>
          </table:table-cell>
          <table:table-cell table:formula="of:=COS([$Planilha2.$E$11]*[$Planilha1.$A86])" office:value-type="float" office:value="-0.999999999999879" calcext:value-type="float">
            <text:p>-0,999999999999879</text:p>
          </table:table-cell>
          <table:table-cell table:formula="of:=COS([$Planilha2.$E$12]*[$Planilha1.$A86])" office:value-type="float" office:value="0.587784814861328" calcext:value-type="float">
            <text:p>0,587784814861328</text:p>
          </table:table-cell>
          <table:table-cell table:formula="of:=COS([$Planilha2.$E$13]*[$Planilha1.$A86])" office:value-type="float" office:value="0.309017555354219" calcext:value-type="float">
            <text:p>0,309017555354219</text:p>
          </table:table-cell>
          <table:table-cell table:formula="of:=COS([$Planilha2.$E$14]*[$Planilha1.$A86])" office:value-type="float" office:value="-0.951056713757626" calcext:value-type="float">
            <text:p>-0,951056713757626</text:p>
          </table:table-cell>
          <table:table-cell table:formula="of:=COS([$Planilha2.$E$15]*[$Planilha1.$A86])" office:value-type="float" office:value="0.809016589886417" calcext:value-type="float">
            <text:p>0,809016589886417</text:p>
          </table:table-cell>
          <table:table-cell table:formula="of:=COS([$Planilha2.$E$16]*[$Planilha1.$A86])" office:value-type="float" office:value="0.000000737310713325897" calcext:value-type="float">
            <text:p>7,37310713325897E-07</text:p>
          </table:table-cell>
          <table:table-cell table:formula="of:=COS([$Planilha2.$E$17]*[$Planilha1.$A86])" office:value-type="float" office:value="-0.809017456647081" calcext:value-type="float">
            <text:p>-0,809017456647081</text:p>
          </table:table-cell>
          <table:table-cell table:formula="of:=COS([$Planilha2.$E$18]*[$Planilha1.$A86])" office:value-type="float" office:value="0.951056258074411" calcext:value-type="float">
            <text:p>0,951056258074411</text:p>
          </table:table-cell>
          <table:table-cell table:formula="of:=COS([$Planilha2.$E$19]*[$Planilha1.$A86])" office:value-type="float" office:value="-0.309016152905842" calcext:value-type="float">
            <text:p>-0,309016152905842</text:p>
          </table:table-cell>
          <table:table-cell table:formula="of:=COS([$Planilha2.$E$20]*[$Planilha1.$A86])" office:value-type="float" office:value="-0.587786007854955" calcext:value-type="float">
            <text:p>-0,587786007854955</text:p>
          </table:table-cell>
          <table:table-cell table:formula="of:=COS([$Planilha2.$E$201]*[$Planilha1.$A86])" office:value-type="float" office:value="1" calcext:value-type="float">
            <text:p>1</text:p>
          </table:table-cell>
          <table:table-cell table:formula="of:=COS([$Planilha2.$E$22]*[$Planilha1.$A86])" office:value-type="float" office:value="-0.587784417196507" calcext:value-type="float">
            <text:p>-0,587784417196507</text:p>
          </table:table-cell>
          <table:table-cell table:formula="of:=COS([$Planilha2.$E$23]*[$Planilha1.$A86])" office:value-type="float" office:value="-0.309018022836869" calcext:value-type="float">
            <text:p>-0,309018022836869</text:p>
          </table:table-cell>
          <table:table-cell table:formula="of:=COS([$Planilha2.$E$24]*[$Planilha1.$A86])" office:value-type="float" office:value="0.951056865651574" calcext:value-type="float">
            <text:p>0,951056865651574</text:p>
          </table:table-cell>
          <table:table-cell table:formula="of:=COS([$Planilha2.$E$25]*[$Planilha1.$A86])" office:value-type="float" office:value="-0.809016300965804" calcext:value-type="float">
            <text:p>-0,809016300965804</text:p>
          </table:table-cell>
          <table:table-cell table:formula="of:=COS([$Planilha2.$E$26]*[$Planilha1.$A86])" office:value-type="float" office:value="-0.00000122885118650782" calcext:value-type="float">
            <text:p>-1,22885118650782E-06</text:p>
          </table:table-cell>
          <table:table-cell table:formula="of:=COS([$Planilha2.$E$27]*[$Planilha1.$A86])" office:value-type="float" office:value="0.809017745566912" calcext:value-type="float">
            <text:p>0,809017745566912</text:p>
          </table:table-cell>
          <table:table-cell table:formula="of:=COS([$Planilha2.$E$28]*[$Planilha1.$A86])" office:value-type="float" office:value="-0.951056106179541" calcext:value-type="float">
            <text:p>-0,951056106179541</text:p>
          </table:table-cell>
          <table:table-cell table:formula="of:=COS([$Planilha2.$E$29]*[$Planilha1.$A86])" office:value-type="float" office:value="0.309015685422893" calcext:value-type="float">
            <text:p>0,309015685422893</text:p>
          </table:table-cell>
          <table:table-cell table:formula="of:=COS([$Planilha2.$E$30]*[$Planilha1.$A86])" office:value-type="float" office:value="0.58778640551921" calcext:value-type="float">
            <text:p>0,58778640551921</text:p>
          </table:table-cell>
          <table:table-cell table:formula="of:=COS([$Planilha2.$E$31]*[$Planilha1.$A86])" office:value-type="float" office:value="-0.999999999998913" calcext:value-type="float">
            <text:p>-0,999999999998913</text:p>
          </table:table-cell>
          <table:table-cell table:formula="of:=COS([$Planilha2.$E$32]*[$Planilha1.$A86])" office:value-type="float" office:value="0.587784019531542" calcext:value-type="float">
            <text:p>0,587784019531542</text:p>
          </table:table-cell>
          <table:table-cell table:formula="of:=COS([$Planilha2.$E$33]*[$Planilha1.$A86])" office:value-type="float" office:value="0.309018490319424" calcext:value-type="float">
            <text:p>0,309018490319424</text:p>
          </table:table-cell>
          <table:table-cell table:formula="of:=COS([$Planilha2.$E$34]*[$Planilha1.$A86])" office:value-type="float" office:value="-0.95105701754529" calcext:value-type="float">
            <text:p>-0,95105701754529</text:p>
          </table:table-cell>
          <table:table-cell table:formula="of:=COS([$Planilha2.$E$35]*[$Planilha1.$A86])" office:value-type="float" office:value="0.809016012045001" calcext:value-type="float">
            <text:p>0,809016012045001</text:p>
          </table:table-cell>
          <table:table-cell table:formula="of:=COS([$Planilha2.$E$36]*[$Planilha1.$A86])" office:value-type="float" office:value="0.00000172039165968945" calcext:value-type="float">
            <text:p>1,72039165968945E-06</text:p>
          </table:table-cell>
        </table:table-row>
        <table:table-row table:style-name="ro1">
          <table:table-cell/>
          <table:table-cell table:formula="of:=COS([$Planilha2.E$1]*[$Planilha1.A87])" office:value-type="float" office:value="1" calcext:value-type="float">
            <text:p>1</text:p>
          </table:table-cell>
          <table:table-cell table:formula="of:=COS([$Planilha2.$E$2]*[$Planilha1.$A87])" office:value-type="float" office:value="-0.608761389547948" calcext:value-type="float">
            <text:p>-0,608761389547948</text:p>
          </table:table-cell>
          <table:table-cell table:formula="of:=COS([$Planilha2.$E$3]*[$Planilha1.$A87])" office:value-type="float" office:value="-0.258819141191303" calcext:value-type="float">
            <text:p>-0,258819141191303</text:p>
          </table:table-cell>
          <table:table-cell table:formula="of:=COS([$Planilha2.$E$4]*[$Planilha1.$A87])" office:value-type="float" office:value="0.923879589614397" calcext:value-type="float">
            <text:p>0,923879589614397</text:p>
          </table:table-cell>
          <table:table-cell table:formula="of:=COS([$Planilha2.$E$5]*[$Planilha1.$A87])" office:value-type="float" office:value="-0.866025304305992" calcext:value-type="float">
            <text:p>-0,866025304305992</text:p>
          </table:table-cell>
          <table:table-cell table:formula="of:=COS([$Planilha2.$E$6]*[$Planilha1.$A87])" office:value-type="float" office:value="0.130525945651604" calcext:value-type="float">
            <text:p>0,130525945651604</text:p>
          </table:table-cell>
          <table:table-cell table:formula="of:=COS([$Planilha2.$E$7]*[$Planilha1.$A87])" office:value-type="float" office:value="0.707106992212132" calcext:value-type="float">
            <text:p>0,707106992212132</text:p>
          </table:table-cell>
          <table:table-cell table:formula="of:=COS([$Planilha2.$E$8]*[$Planilha1.$A87])" office:value-type="float" office:value="-0.991444815927858" calcext:value-type="float">
            <text:p>-0,991444815927858</text:p>
          </table:table-cell>
          <table:table-cell table:formula="of:=COS([$Planilha2.$E$9]*[$Planilha1.$A87])" office:value-type="float" office:value="0.499999655396574" calcext:value-type="float">
            <text:p>0,499999655396574</text:p>
          </table:table-cell>
          <table:table-cell table:formula="of:=COS([$Planilha2.$E$10]*[$Planilha1.$A87])" office:value-type="float" office:value="0.382683845942432" calcext:value-type="float">
            <text:p>0,382683845942432</text:p>
          </table:table-cell>
          <table:table-cell table:formula="of:=COS([$Planilha2.$E$11]*[$Planilha1.$A87])" office:value-type="float" office:value="-0.965925955023509" calcext:value-type="float">
            <text:p>-0,965925955023509</text:p>
          </table:table-cell>
          <table:table-cell table:formula="of:=COS([$Planilha2.$E$12]*[$Planilha1.$A87])" office:value-type="float" office:value="0.793353007218647" calcext:value-type="float">
            <text:p>0,793353007218647</text:p>
          </table:table-cell>
          <table:table-cell table:formula="of:=COS([$Planilha2.$E$13]*[$Planilha1.$A87])" office:value-type="float" office:value="0.000000596870577115963" calcext:value-type="float">
            <text:p>5,96870577115963E-07</text:p>
          </table:table-cell>
          <table:table-cell table:formula="of:=COS([$Planilha2.$E$14]*[$Planilha1.$A87])" office:value-type="float" office:value="-0.793353733922168" calcext:value-type="float">
            <text:p>-0,793353733922168</text:p>
          </table:table-cell>
          <table:table-cell table:formula="of:=COS([$Planilha2.$E$15]*[$Planilha1.$A87])" office:value-type="float" office:value="0.965925646060449" calcext:value-type="float">
            <text:p>0,965925646060449</text:p>
          </table:table-cell>
          <table:table-cell table:formula="of:=COS([$Planilha2.$E$16]*[$Planilha1.$A87])" office:value-type="float" office:value="-0.382682743069348" calcext:value-type="float">
            <text:p>-0,382682743069348</text:p>
          </table:table-cell>
          <table:table-cell table:formula="of:=COS([$Planilha2.$E$17]*[$Planilha1.$A87])" office:value-type="float" office:value="-0.500000689206614" calcext:value-type="float">
            <text:p>-0,500000689206614</text:p>
          </table:table-cell>
          <table:table-cell table:formula="of:=COS([$Planilha2.$E$18]*[$Planilha1.$A87])" office:value-type="float" office:value="0.99144497174205" calcext:value-type="float">
            <text:p>0,99144497174205</text:p>
          </table:table-cell>
          <table:table-cell table:formula="of:=COS([$Planilha2.$E$19]*[$Planilha1.$A87])" office:value-type="float" office:value="-0.707106148109418" calcext:value-type="float">
            <text:p>-0,707106148109418</text:p>
          </table:table-cell>
          <table:table-cell table:formula="of:=COS([$Planilha2.$E$20]*[$Planilha1.$A87])" office:value-type="float" office:value="-0.130527129180083" calcext:value-type="float">
            <text:p>-0,130527129180083</text:p>
          </table:table-cell>
          <table:table-cell table:formula="of:=COS([$Planilha2.$E$201]*[$Planilha1.$A87])" office:value-type="float" office:value="1" calcext:value-type="float">
            <text:p>1</text:p>
          </table:table-cell>
          <table:table-cell table:formula="of:=COS([$Planilha2.$E$22]*[$Planilha1.$A87])" office:value-type="float" office:value="-0.923879132788943" calcext:value-type="float">
            <text:p>-0,923879132788943</text:p>
          </table:table-cell>
          <table:table-cell table:formula="of:=COS([$Planilha2.$E$23]*[$Planilha1.$A87])" office:value-type="float" office:value="0.25881798812574" calcext:value-type="float">
            <text:p>0,25881798812574</text:p>
          </table:table-cell>
          <table:table-cell table:formula="of:=COS([$Planilha2.$E$24]*[$Planilha1.$A87])" office:value-type="float" office:value="0.608762336606079" calcext:value-type="float">
            <text:p>0,608762336606079</text:p>
          </table:table-cell>
          <table:table-cell table:formula="of:=COS([$Planilha2.$E$25]*[$Planilha1.$A87])" office:value-type="float" office:value="-0.999999999999287" calcext:value-type="float">
            <text:p>-0,999999999999287</text:p>
          </table:table-cell>
          <table:table-cell table:formula="of:=COS([$Planilha2.$E$26]*[$Planilha1.$A87])" office:value-type="float" office:value="0.608760442488948" calcext:value-type="float">
            <text:p>0,608760442488948</text:p>
          </table:table-cell>
          <table:table-cell table:formula="of:=COS([$Planilha2.$E$27]*[$Planilha1.$A87])" office:value-type="float" office:value="0.258820294256494" calcext:value-type="float">
            <text:p>0,258820294256494</text:p>
          </table:table-cell>
          <table:table-cell table:formula="of:=COS([$Planilha2.$E$28]*[$Planilha1.$A87])" office:value-type="float" office:value="-0.923880046438538" calcext:value-type="float">
            <text:p>-0,923880046438538</text:p>
          </table:table-cell>
          <table:table-cell table:formula="of:=COS([$Planilha2.$E$29]*[$Planilha1.$A87])" office:value-type="float" office:value="0.866024707434591" calcext:value-type="float">
            <text:p>0,866024707434591</text:p>
          </table:table-cell>
          <table:table-cell table:formula="of:=COS([$Planilha2.$E$30]*[$Planilha1.$A87])" office:value-type="float" office:value="-0.130524762122939" calcext:value-type="float">
            <text:p>-0,130524762122939</text:p>
          </table:table-cell>
          <table:table-cell table:formula="of:=COS([$Planilha2.$E$31]*[$Planilha1.$A87])" office:value-type="float" office:value="-0.707107836313839" calcext:value-type="float">
            <text:p>-0,707107836313839</text:p>
          </table:table-cell>
          <table:table-cell table:formula="of:=COS([$Planilha2.$E$32]*[$Planilha1.$A87])" office:value-type="float" office:value="0.991444660112253" calcext:value-type="float">
            <text:p>0,991444660112253</text:p>
          </table:table-cell>
          <table:table-cell table:formula="of:=COS([$Planilha2.$E$33]*[$Planilha1.$A87])" office:value-type="float" office:value="-0.499998621585821" calcext:value-type="float">
            <text:p>-0,499998621585821</text:p>
          </table:table-cell>
          <table:table-cell table:formula="of:=COS([$Planilha2.$E$34]*[$Planilha1.$A87])" office:value-type="float" office:value="-0.382684948814965" calcext:value-type="float">
            <text:p>-0,382684948814965</text:p>
          </table:table-cell>
          <table:table-cell table:formula="of:=COS([$Planilha2.$E$35]*[$Planilha1.$A87])" office:value-type="float" office:value="0.965926263985189" calcext:value-type="float">
            <text:p>0,965926263985189</text:p>
          </table:table-cell>
          <table:table-cell table:formula="of:=COS([$Planilha2.$E$36]*[$Planilha1.$A87])" office:value-type="float" office:value="-0.793352280513995" calcext:value-type="float">
            <text:p>-0,793352280513995</text:p>
          </table:table-cell>
        </table:table-row>
        <table:table-row table:style-name="ro1">
          <table:table-cell/>
          <table:table-cell table:formula="of:=COS([$Planilha2.E$1]*[$Planilha1.A88])" office:value-type="float" office:value="1" calcext:value-type="float">
            <text:p>1</text:p>
          </table:table-cell>
          <table:table-cell table:formula="of:=COS([$Planilha2.$E$2]*[$Planilha1.$A88])" office:value-type="float" office:value="-0.629320351940447" calcext:value-type="float">
            <text:p>-0,629320351940447</text:p>
          </table:table-cell>
          <table:table-cell table:formula="of:=COS([$Planilha2.$E$3]*[$Planilha1.$A88])" office:value-type="float" office:value="-0.207911789267105" calcext:value-type="float">
            <text:p>-0,207911789267105</text:p>
          </table:table-cell>
          <table:table-cell table:formula="of:=COS([$Planilha2.$E$4]*[$Planilha1.$A88])" office:value-type="float" office:value="0.891006592728731" calcext:value-type="float">
            <text:p>0,891006592728731</text:p>
          </table:table-cell>
          <table:table-cell table:formula="of:=COS([$Planilha2.$E$5]*[$Planilha1.$A88])" office:value-type="float" office:value="-0.913545375767502" calcext:value-type="float">
            <text:p>-0,913545375767502</text:p>
          </table:table-cell>
          <table:table-cell table:formula="of:=COS([$Planilha2.$E$6]*[$Planilha1.$A88])" office:value-type="float" office:value="0.258818802054411" calcext:value-type="float">
            <text:p>0,258818802054411</text:p>
          </table:table-cell>
          <table:table-cell table:formula="of:=COS([$Planilha2.$E$7]*[$Planilha1.$A88])" office:value-type="float" office:value="0.587785496572127" calcext:value-type="float">
            <text:p>0,587785496572127</text:p>
          </table:table-cell>
          <table:table-cell table:formula="of:=COS([$Planilha2.$E$8]*[$Planilha1.$A88])" office:value-type="float" office:value="-0.998629553190935" calcext:value-type="float">
            <text:p>-0,998629553190935</text:p>
          </table:table-cell>
          <table:table-cell table:formula="of:=COS([$Planilha2.$E$9]*[$Planilha1.$A88])" office:value-type="float" office:value="0.669130307172373" calcext:value-type="float">
            <text:p>0,669130307172373</text:p>
          </table:table-cell>
          <table:table-cell table:formula="of:=COS([$Planilha2.$E$10]*[$Planilha1.$A88])" office:value-type="float" office:value="0.156434912383462" calcext:value-type="float">
            <text:p>0,156434912383462</text:p>
          </table:table-cell>
          <table:table-cell table:formula="of:=COS([$Planilha2.$E$11]*[$Planilha1.$A88])" office:value-type="float" office:value="-0.866025655406239" calcext:value-type="float">
            <text:p>-0,866025655406239</text:p>
          </table:table-cell>
          <table:table-cell table:formula="of:=COS([$Planilha2.$E$12]*[$Planilha1.$A88])" office:value-type="float" office:value="0.933580228115957" calcext:value-type="float">
            <text:p>0,933580228115957</text:p>
          </table:table-cell>
          <table:table-cell table:formula="of:=COS([$Planilha2.$E$13]*[$Planilha1.$A88])" office:value-type="float" office:value="-0.309016420038916" calcext:value-type="float">
            <text:p>-0,309016420038916</text:p>
          </table:table-cell>
          <table:table-cell table:formula="of:=COS([$Planilha2.$E$14]*[$Planilha1.$A88])" office:value-type="float" office:value="-0.54463958368742" calcext:value-type="float">
            <text:p>-0,54463958368742</text:p>
          </table:table-cell>
          <table:table-cell table:formula="of:=COS([$Planilha2.$E$15]*[$Planilha1.$A88])" office:value-type="float" office:value="0.994521969012651" calcext:value-type="float">
            <text:p>0,994521969012651</text:p>
          </table:table-cell>
          <table:table-cell table:formula="of:=COS([$Planilha2.$E$16]*[$Planilha1.$A88])" office:value-type="float" office:value="-0.707106247415672" calcext:value-type="float">
            <text:p>-0,707106247415672</text:p>
          </table:table-cell>
          <table:table-cell table:formula="of:=COS([$Planilha2.$E$17]*[$Planilha1.$A88])" office:value-type="float" office:value="-0.104529264046813" calcext:value-type="float">
            <text:p>-0,104529264046813</text:p>
          </table:table-cell>
          <table:table-cell table:formula="of:=COS([$Planilha2.$E$18]*[$Planilha1.$A88])" office:value-type="float" office:value="0.8386710338917" calcext:value-type="float">
            <text:p>0,8386710338917</text:p>
          </table:table-cell>
          <table:table-cell table:formula="of:=COS([$Planilha2.$E$19]*[$Planilha1.$A88])" office:value-type="float" office:value="-0.951056236375157" calcext:value-type="float">
            <text:p>-0,951056236375157</text:p>
          </table:table-cell>
          <table:table-cell table:formula="of:=COS([$Planilha2.$E$20]*[$Planilha1.$A88])" office:value-type="float" office:value="0.358367056889836" calcext:value-type="float">
            <text:p>0,358367056889836</text:p>
          </table:table-cell>
          <table:table-cell table:formula="of:=COS([$Planilha2.$E$201]*[$Planilha1.$A88])" office:value-type="float" office:value="1" calcext:value-type="float">
            <text:p>1</text:p>
          </table:table-cell>
          <table:table-cell table:formula="of:=COS([$Planilha2.$E$22]*[$Planilha1.$A88])" office:value-type="float" office:value="-0.987688505916409" calcext:value-type="float">
            <text:p>-0,987688505916409</text:p>
          </table:table-cell>
          <table:table-cell table:formula="of:=COS([$Planilha2.$E$23]*[$Planilha1.$A88])" office:value-type="float" office:value="0.743144084658085" calcext:value-type="float">
            <text:p>0,743144084658085</text:p>
          </table:table-cell>
          <table:table-cell table:formula="of:=COS([$Planilha2.$E$24]*[$Planilha1.$A88])" office:value-type="float" office:value="0.0523371121174363" calcext:value-type="float">
            <text:p>0,052337112117436</text:p>
          </table:table-cell>
          <table:table-cell table:formula="of:=COS([$Planilha2.$E$25]*[$Planilha1.$A88])" office:value-type="float" office:value="-0.809017704292664" calcext:value-type="float">
            <text:p>-0,809017704292664</text:p>
          </table:table-cell>
          <table:table-cell table:formula="of:=COS([$Planilha2.$E$26]*[$Planilha1.$A88])" office:value-type="float" office:value="0.965925500665593" calcext:value-type="float">
            <text:p>0,965925500665593</text:p>
          </table:table-cell>
          <table:table-cell table:formula="of:=COS([$Planilha2.$E$27]*[$Planilha1.$A88])" office:value-type="float" office:value="-0.406735447761587" calcext:value-type="float">
            <text:p>-0,406735447761587</text:p>
          </table:table-cell>
          <table:table-cell table:formula="of:=COS([$Planilha2.$E$28]*[$Planilha1.$A88])" office:value-type="float" office:value="-0.453991710401654" calcext:value-type="float">
            <text:p>-0,453991710401654</text:p>
          </table:table-cell>
          <table:table-cell table:formula="of:=COS([$Planilha2.$E$29]*[$Planilha1.$A88])" office:value-type="float" office:value="0.9781478936976" calcext:value-type="float">
            <text:p>0,9781478936976</text:p>
          </table:table-cell>
          <table:table-cell table:formula="of:=COS([$Planilha2.$E$30]*[$Planilha1.$A88])" office:value-type="float" office:value="-0.777145043021516" calcext:value-type="float">
            <text:p>-0,777145043021516</text:p>
          </table:table-cell>
          <table:table-cell table:formula="of:=COS([$Planilha2.$E$31]*[$Planilha1.$A88])" office:value-type="float" office:value="-0.00000150973145182206" calcext:value-type="float">
            <text:p>-1,50973145182206E-06</text:p>
          </table:table-cell>
          <table:table-cell table:formula="of:=COS([$Planilha2.$E$32]*[$Planilha1.$A88])" office:value-type="float" office:value="0.777146943230973" calcext:value-type="float">
            <text:p>0,777146943230973</text:p>
          </table:table-cell>
          <table:table-cell table:formula="of:=COS([$Planilha2.$E$33]*[$Planilha1.$A88])" office:value-type="float" office:value="-0.978147265915663" calcext:value-type="float">
            <text:p>-0,978147265915663</text:p>
          </table:table-cell>
          <table:table-cell table:formula="of:=COS([$Planilha2.$E$34]*[$Planilha1.$A88])" office:value-type="float" office:value="0.453989020040287" calcext:value-type="float">
            <text:p>0,453989020040287</text:p>
          </table:table-cell>
          <table:table-cell table:formula="of:=COS([$Planilha2.$E$35]*[$Planilha1.$A88])" office:value-type="float" office:value="0.406738206177947" calcext:value-type="float">
            <text:p>0,406738206177947</text:p>
          </table:table-cell>
          <table:table-cell table:formula="of:=COS([$Planilha2.$E$36]*[$Planilha1.$A88])" office:value-type="float" office:value="-0.965926282159366" calcext:value-type="float">
            <text:p>-0,965926282159366</text:p>
          </table:table-cell>
        </table:table-row>
        <table:table-row table:style-name="ro1">
          <table:table-cell/>
          <table:table-cell table:formula="of:=COS([$Planilha2.E$1]*[$Planilha1.A89])" office:value-type="float" office:value="1" calcext:value-type="float">
            <text:p>1</text:p>
          </table:table-cell>
          <table:table-cell table:formula="of:=COS([$Planilha2.$E$2]*[$Planilha1.$A89])" office:value-type="float" office:value="-0.649448009618258" calcext:value-type="float">
            <text:p>-0,649448009618258</text:p>
          </table:table-cell>
          <table:table-cell table:formula="of:=COS([$Planilha2.$E$3]*[$Planilha1.$A89])" office:value-type="float" office:value="-0.156434565605766" calcext:value-type="float">
            <text:p>-0,156434565605766</text:p>
          </table:table-cell>
          <table:table-cell table:formula="of:=COS([$Planilha2.$E$4]*[$Planilha1.$A89])" office:value-type="float" office:value="0.852640244154582" calcext:value-type="float">
            <text:p>0,852640244154582</text:p>
          </table:table-cell>
          <table:table-cell table:formula="of:=COS([$Planilha2.$E$5]*[$Planilha1.$A89])" office:value-type="float" office:value="-0.951056453367471" calcext:value-type="float">
            <text:p>-0,951056453367471</text:p>
          </table:table-cell>
          <table:table-cell table:formula="of:=COS([$Planilha2.$E$6]*[$Planilha1.$A89])" office:value-type="float" office:value="0.382683197193624" calcext:value-type="float">
            <text:p>0,382683197193624</text:p>
          </table:table-cell>
          <table:table-cell table:formula="of:=COS([$Planilha2.$E$7]*[$Planilha1.$A89])" office:value-type="float" office:value="0.45399077190397" calcext:value-type="float">
            <text:p>0,45399077190397</text:p>
          </table:table-cell>
          <table:table-cell table:formula="of:=COS([$Planilha2.$E$8]*[$Planilha1.$A89])" office:value-type="float" office:value="-0.972370003589803" calcext:value-type="float">
            <text:p>-0,972370003589803</text:p>
          </table:table-cell>
          <table:table-cell table:formula="of:=COS([$Planilha2.$E$9]*[$Planilha1.$A89])" office:value-type="float" office:value="0.809016754983823" calcext:value-type="float">
            <text:p>0,809016754983823</text:p>
          </table:table-cell>
          <table:table-cell table:formula="of:=COS([$Planilha2.$E$10]*[$Planilha1.$A89])" office:value-type="float" office:value="-0.0784586389543282" calcext:value-type="float">
            <text:p>-0,078458638954328</text:p>
          </table:table-cell>
          <table:table-cell table:formula="of:=COS([$Planilha2.$E$11]*[$Planilha1.$A89])" office:value-type="float" office:value="-0.707107141171331" calcext:value-type="float">
            <text:p>-0,707107141171331</text:p>
          </table:table-cell>
          <table:table-cell table:formula="of:=COS([$Planilha2.$E$12]*[$Planilha1.$A89])" office:value-type="float" office:value="0.996917289795482" calcext:value-type="float">
            <text:p>0,996917289795482</text:p>
          </table:table-cell>
          <table:table-cell table:formula="of:=COS([$Planilha2.$E$13]*[$Planilha1.$A89])" office:value-type="float" office:value="-0.587784758052076" calcext:value-type="float">
            <text:p>-0,587784758052076</text:p>
          </table:table-cell>
          <table:table-cell table:formula="of:=COS([$Planilha2.$E$14]*[$Planilha1.$A89])" office:value-type="float" office:value="-0.23344600739374" calcext:value-type="float">
            <text:p>-0,23344600739374</text:p>
          </table:table-cell>
          <table:table-cell table:formula="of:=COS([$Planilha2.$E$15]*[$Planilha1.$A89])" office:value-type="float" office:value="0.891006847762467" calcext:value-type="float">
            <text:p>0,891006847762467</text:p>
          </table:table-cell>
          <table:table-cell table:formula="of:=COS([$Planilha2.$E$16]*[$Planilha1.$A89])" office:value-type="float" office:value="-0.923879240277401" calcext:value-type="float">
            <text:p>-0,923879240277401</text:p>
          </table:table-cell>
          <table:table-cell table:formula="of:=COS([$Planilha2.$E$17]*[$Planilha1.$A89])" office:value-type="float" office:value="0.30901621968911" calcext:value-type="float">
            <text:p>0,30901621968911</text:p>
          </table:table-cell>
          <table:table-cell table:formula="of:=COS([$Planilha2.$E$18]*[$Planilha1.$A89])" office:value-type="float" office:value="0.522499302643698" calcext:value-type="float">
            <text:p>0,522499302643698</text:p>
          </table:table-cell>
          <table:table-cell table:formula="of:=COS([$Planilha2.$E$19]*[$Planilha1.$A89])" office:value-type="float" office:value="-0.987688483946869" calcext:value-type="float">
            <text:p>-0,987688483946869</text:p>
          </table:table-cell>
          <table:table-cell table:formula="of:=COS([$Planilha2.$E$20]*[$Planilha1.$A89])" office:value-type="float" office:value="0.760405337400632" calcext:value-type="float">
            <text:p>0,760405337400632</text:p>
          </table:table-cell>
          <table:table-cell table:formula="of:=COS([$Planilha2.$E$201]*[$Planilha1.$A89])" office:value-type="float" office:value="1" calcext:value-type="float">
            <text:p>1</text:p>
          </table:table-cell>
          <table:table-cell table:formula="of:=COS([$Planilha2.$E$22]*[$Planilha1.$A89])" office:value-type="float" office:value="-0.760406659924855" calcext:value-type="float">
            <text:p>-0,760406659924855</text:p>
          </table:table-cell>
          <table:table-cell table:formula="of:=COS([$Planilha2.$E$23]*[$Planilha1.$A89])" office:value-type="float" office:value="0.987688165386338" calcext:value-type="float">
            <text:p>0,987688165386338</text:p>
          </table:table-cell>
          <table:table-cell table:formula="of:=COS([$Planilha2.$E$24]*[$Planilha1.$A89])" office:value-type="float" office:value="-0.522497566342477" calcext:value-type="float">
            <text:p>-0,522497566342477</text:p>
          </table:table-cell>
          <table:table-cell table:formula="of:=COS([$Planilha2.$E$25]*[$Planilha1.$A89])" office:value-type="float" office:value="-0.309018156403326" calcext:value-type="float">
            <text:p>-0,309018156403326</text:p>
          </table:table-cell>
          <table:table-cell table:formula="of:=COS([$Planilha2.$E$26]*[$Planilha1.$A89])" office:value-type="float" office:value="0.923880019566565" calcext:value-type="float">
            <text:p>0,923880019566565</text:p>
          </table:table-cell>
          <table:table-cell table:formula="of:=COS([$Planilha2.$E$27]*[$Planilha1.$A89])" office:value-type="float" office:value="-0.891005923263844" calcext:value-type="float">
            <text:p>-0,891005923263844</text:p>
          </table:table-cell>
          <table:table-cell table:formula="of:=COS([$Planilha2.$E$28]*[$Planilha1.$A89])" office:value-type="float" office:value="0.233444027276988" calcext:value-type="float">
            <text:p>0,233444027276988</text:p>
          </table:table-cell>
          <table:table-cell table:formula="of:=COS([$Planilha2.$E$29]*[$Planilha1.$A89])" office:value-type="float" office:value="0.587786405519216" calcext:value-type="float">
            <text:p>0,587786405519216</text:p>
          </table:table-cell>
          <table:table-cell table:formula="of:=COS([$Planilha2.$E$30]*[$Planilha1.$A89])" office:value-type="float" office:value="-0.996917449567241" calcext:value-type="float">
            <text:p>-0,996917449567241</text:p>
          </table:table-cell>
          <table:table-cell table:formula="of:=COS([$Planilha2.$E$31]*[$Planilha1.$A89])" office:value-type="float" office:value="0.707105701231097" calcext:value-type="float">
            <text:p>0,707105701231097</text:p>
          </table:table-cell>
          <table:table-cell table:formula="of:=COS([$Planilha2.$E$32]*[$Planilha1.$A89])" office:value-type="float" office:value="0.0784606690587277" calcext:value-type="float">
            <text:p>0,078460669058728</text:p>
          </table:table-cell>
          <table:table-cell table:formula="of:=COS([$Planilha2.$E$33]*[$Planilha1.$A89])" office:value-type="float" office:value="-0.809017951938103" calcext:value-type="float">
            <text:p>-0,809017951938103</text:p>
          </table:table-cell>
          <table:table-cell table:formula="of:=COS([$Planilha2.$E$34]*[$Planilha1.$A89])" office:value-type="float" office:value="0.972369528204562" calcext:value-type="float">
            <text:p>0,972369528204562</text:p>
          </table:table-cell>
          <table:table-cell table:formula="of:=COS([$Planilha2.$E$35]*[$Planilha1.$A89])" office:value-type="float" office:value="-0.453988957473698" calcext:value-type="float">
            <text:p>-0,453988957473698</text:p>
          </table:table-cell>
          <table:table-cell table:formula="of:=COS([$Planilha2.$E$36]*[$Planilha1.$A89])" office:value-type="float" office:value="-0.38268507856466" calcext:value-type="float">
            <text:p>-0,38268507856466</text:p>
          </table:table-cell>
        </table:table-row>
        <table:table-row table:style-name="ro1">
          <table:table-cell/>
          <table:table-cell table:formula="of:=COS([$Planilha2.E$1]*[$Planilha1.A90])" office:value-type="float" office:value="1" calcext:value-type="float">
            <text:p>1</text:p>
          </table:table-cell>
          <table:table-cell table:formula="of:=COS([$Planilha2.$E$2]*[$Planilha1.$A90])" office:value-type="float" office:value="-0.669130568090825" calcext:value-type="float">
            <text:p>-0,669130568090825</text:p>
          </table:table-cell>
          <table:table-cell table:formula="of:=COS([$Planilha2.$E$3]*[$Planilha1.$A90])" office:value-type="float" office:value="-0.1045285656929" calcext:value-type="float">
            <text:p>-0,1045285656929</text:p>
          </table:table-cell>
          <table:table-cell table:formula="of:=COS([$Planilha2.$E$4]*[$Planilha1.$A90])" office:value-type="float" office:value="0.809017085178443" calcext:value-type="float">
            <text:p>0,809017085178443</text:p>
          </table:table-cell>
          <table:table-cell table:formula="of:=COS([$Planilha2.$E$5]*[$Planilha1.$A90])" office:value-type="float" office:value="-0.97814755790837" calcext:value-type="float">
            <text:p>-0,97814755790837</text:p>
          </table:table-cell>
          <table:table-cell table:formula="of:=COS([$Planilha2.$E$6]*[$Planilha1.$A90])" office:value-type="float" office:value="0.499999777021318" calcext:value-type="float">
            <text:p>0,499999777021318</text:p>
          </table:table-cell>
          <table:table-cell table:formula="of:=COS([$Planilha2.$E$7]*[$Planilha1.$A90])" office:value-type="float" office:value="0.309017288221248" calcext:value-type="float">
            <text:p>0,309017288221248</text:p>
          </table:table-cell>
          <table:table-cell table:formula="of:=COS([$Planilha2.$E$8]*[$Planilha1.$A90])" office:value-type="float" office:value="-0.913545604256059" calcext:value-type="float">
            <text:p>-0,913545604256059</text:p>
          </table:table-cell>
          <table:table-cell table:formula="of:=COS([$Planilha2.$E$9]*[$Planilha1.$A90])" office:value-type="float" office:value="0.913545290084217" calcext:value-type="float">
            <text:p>0,913545290084217</text:p>
          </table:table-cell>
          <table:table-cell table:formula="of:=COS([$Planilha2.$E$10]*[$Planilha1.$A90])" office:value-type="float" office:value="-0.309016553605439" calcext:value-type="float">
            <text:p>-0,309016553605439</text:p>
          </table:table-cell>
          <table:table-cell table:formula="of:=COS([$Planilha2.$E$11]*[$Planilha1.$A90])" office:value-type="float" office:value="-0.500000445957264" calcext:value-type="float">
            <text:p>-0,500000445957264</text:p>
          </table:table-cell>
          <table:table-cell table:formula="of:=COS([$Planilha2.$E$12]*[$Planilha1.$A90])" office:value-type="float" office:value="0.978147718503539" calcext:value-type="float">
            <text:p>0,978147718503539</text:p>
          </table:table-cell>
          <table:table-cell table:formula="of:=COS([$Planilha2.$E$13]*[$Planilha1.$A90])" office:value-type="float" office:value="-0.809016631160772" calcext:value-type="float">
            <text:p>-0,809016631160772</text:p>
          </table:table-cell>
          <table:table-cell table:formula="of:=COS([$Planilha2.$E$14]*[$Planilha1.$A90])" office:value-type="float" office:value="0.104527797503527" calcext:value-type="float">
            <text:p>0,104527797503527</text:p>
          </table:table-cell>
          <table:table-cell table:formula="of:=COS([$Planilha2.$E$15]*[$Planilha1.$A90])" office:value-type="float" office:value="0.669131142111137" calcext:value-type="float">
            <text:p>0,669131142111137</text:p>
          </table:table-cell>
          <table:table-cell table:formula="of:=COS([$Planilha2.$E$16]*[$Planilha1.$A90])" office:value-type="float" office:value="-0.999999999999702" calcext:value-type="float">
            <text:p>-0,999999999999702</text:p>
          </table:table-cell>
          <table:table-cell table:formula="of:=COS([$Planilha2.$E$17]*[$Planilha1.$A90])" office:value-type="float" office:value="0.669129994070113" calcext:value-type="float">
            <text:p>0,669129994070113</text:p>
          </table:table-cell>
          <table:table-cell table:formula="of:=COS([$Planilha2.$E$18]*[$Planilha1.$A90])" office:value-type="float" office:value="0.104529333882205" calcext:value-type="float">
            <text:p>0,104529333882205</text:p>
          </table:table-cell>
          <table:table-cell table:formula="of:=COS([$Planilha2.$E$19]*[$Planilha1.$A90])" office:value-type="float" office:value="-0.809017539195633" calcext:value-type="float">
            <text:p>-0,809017539195633</text:p>
          </table:table-cell>
          <table:table-cell table:formula="of:=COS([$Planilha2.$E$20]*[$Planilha1.$A90])" office:value-type="float" office:value="0.978147397312618" calcext:value-type="float">
            <text:p>0,978147397312618</text:p>
          </table:table-cell>
          <table:table-cell table:formula="of:=COS([$Planilha2.$E$201]*[$Planilha1.$A90])" office:value-type="float" office:value="1" calcext:value-type="float">
            <text:p>1</text:p>
          </table:table-cell>
          <table:table-cell table:formula="of:=COS([$Planilha2.$E$22]*[$Planilha1.$A90])" office:value-type="float" office:value="-0.309018022836876" calcext:value-type="float">
            <text:p>-0,309018022836876</text:p>
          </table:table-cell>
          <table:table-cell table:formula="of:=COS([$Planilha2.$E$23]*[$Planilha1.$A90])" office:value-type="float" office:value="0.913545918427358" calcext:value-type="float">
            <text:p>0,913545918427358</text:p>
          </table:table-cell>
          <table:table-cell table:formula="of:=COS([$Planilha2.$E$24]*[$Planilha1.$A90])" office:value-type="float" office:value="-0.913544975911828" calcext:value-type="float">
            <text:p>-0,913544975911828</text:p>
          </table:table-cell>
          <table:table-cell table:formula="of:=COS([$Planilha2.$E$25]*[$Planilha1.$A90])" office:value-type="float" office:value="0.30901581898945" calcext:value-type="float">
            <text:p>0,30901581898945</text:p>
          </table:table-cell>
          <table:table-cell table:formula="of:=COS([$Planilha2.$E$26]*[$Planilha1.$A90])" office:value-type="float" office:value="0.500001114892907" calcext:value-type="float">
            <text:p>0,500001114892907</text:p>
          </table:table-cell>
          <table:table-cell table:formula="of:=COS([$Planilha2.$E$27]*[$Planilha1.$A90])" office:value-type="float" office:value="-0.978147879098123" calcext:value-type="float">
            <text:p>-0,978147879098123</text:p>
          </table:table-cell>
          <table:table-cell table:formula="of:=COS([$Planilha2.$E$28]*[$Planilha1.$A90])" office:value-type="float" office:value="0.809016177142614" calcext:value-type="float">
            <text:p>0,809016177142614</text:p>
          </table:table-cell>
          <table:table-cell table:formula="of:=COS([$Planilha2.$E$29]*[$Planilha1.$A90])" office:value-type="float" office:value="-0.104527029314091" calcext:value-type="float">
            <text:p>-0,104527029314091</text:p>
          </table:table-cell>
          <table:table-cell table:formula="of:=COS([$Planilha2.$E$30]*[$Planilha1.$A90])" office:value-type="float" office:value="-0.669131716131056" calcext:value-type="float">
            <text:p>-0,669131716131056</text:p>
          </table:table-cell>
          <table:table-cell table:formula="of:=COS([$Planilha2.$E$31]*[$Planilha1.$A90])" office:value-type="float" office:value="0.999999999998807" calcext:value-type="float">
            <text:p>0,999999999998807</text:p>
          </table:table-cell>
          <table:table-cell table:formula="of:=COS([$Planilha2.$E$32]*[$Planilha1.$A90])" office:value-type="float" office:value="-0.669129420049007" calcext:value-type="float">
            <text:p>-0,669129420049007</text:p>
          </table:table-cell>
          <table:table-cell table:formula="of:=COS([$Planilha2.$E$33]*[$Planilha1.$A90])" office:value-type="float" office:value="-0.104530102071461" calcext:value-type="float">
            <text:p>-0,104530102071461</text:p>
          </table:table-cell>
          <table:table-cell table:formula="of:=COS([$Planilha2.$E$34]*[$Planilha1.$A90])" office:value-type="float" office:value="0.809017993212335" calcext:value-type="float">
            <text:p>0,809017993212335</text:p>
          </table:table-cell>
          <table:table-cell table:formula="of:=COS([$Planilha2.$E$35]*[$Planilha1.$A90])" office:value-type="float" office:value="-0.978147236716285" calcext:value-type="float">
            <text:p>-0,978147236716285</text:p>
          </table:table-cell>
          <table:table-cell table:formula="of:=COS([$Planilha2.$E$36]*[$Planilha1.$A90])" office:value-type="float" office:value="0.499998439148539" calcext:value-type="float">
            <text:p>0,499998439148539</text:p>
          </table:table-cell>
        </table:table-row>
        <table:table-row table:style-name="ro1">
          <table:table-cell/>
          <table:table-cell table:formula="of:=COS([$Planilha2.E$1]*[$Planilha1.A91])" office:value-type="float" office:value="1" calcext:value-type="float">
            <text:p>1</text:p>
          </table:table-cell>
          <table:table-cell table:formula="of:=COS([$Planilha2.$E$2]*[$Planilha1.$A91])" office:value-type="float" office:value="-0.68835453791634" calcext:value-type="float">
            <text:p>-0,68835453791634</text:p>
          </table:table-cell>
          <table:table-cell table:formula="of:=COS([$Planilha2.$E$3]*[$Planilha1.$A91])" office:value-type="float" office:value="-0.0523360602599637" calcext:value-type="float">
            <text:p>-0,052336060259964</text:p>
          </table:table-cell>
          <table:table-cell table:formula="of:=COS([$Planilha2.$E$4]*[$Planilha1.$A91])" office:value-type="float" office:value="0.760406067069558" calcext:value-type="float">
            <text:p>0,760406067069558</text:p>
          </table:table-cell>
          <table:table-cell table:formula="of:=COS([$Planilha2.$E$5]*[$Planilha1.$A91])" office:value-type="float" office:value="-0.994521873592931" calcext:value-type="float">
            <text:p>-0,994521873592931</text:p>
          </table:table-cell>
          <table:table-cell table:formula="of:=COS([$Planilha2.$E$6]*[$Planilha1.$A91])" office:value-type="float" office:value="0.608761222419951" calcext:value-type="float">
            <text:p>0,608761222419951</text:p>
          </table:table-cell>
          <table:table-cell table:formula="of:=COS([$Planilha2.$E$7]*[$Planilha1.$A91])" office:value-type="float" office:value="0.156434773672387" calcext:value-type="float">
            <text:p>0,156434773672387</text:p>
          </table:table-cell>
          <table:table-cell table:formula="of:=COS([$Planilha2.$E$8]*[$Planilha1.$A91])" office:value-type="float" office:value="-0.824126395110559" calcext:value-type="float">
            <text:p>-0,824126395110559</text:p>
          </table:table-cell>
          <table:table-cell table:formula="of:=COS([$Planilha2.$E$9]*[$Planilha1.$A91])" office:value-type="float" office:value="0.978147514109587" calcext:value-type="float">
            <text:p>0,978147514109587</text:p>
          </table:table-cell>
          <table:table-cell table:formula="of:=COS([$Planilha2.$E$10]*[$Planilha1.$A91])" office:value-type="float" office:value="-0.522498165067285" calcext:value-type="float">
            <text:p>-0,522498165067285</text:p>
          </table:table-cell>
          <table:table-cell table:formula="of:=COS([$Planilha2.$E$11]*[$Planilha1.$A91])" office:value-type="float" office:value="-0.258819548155535" calcext:value-type="float">
            <text:p>-0,258819548155535</text:p>
          </table:table-cell>
          <table:table-cell table:formula="of:=COS([$Planilha2.$E$12]*[$Planilha1.$A91])" office:value-type="float" office:value="0.878817386015923" calcext:value-type="float">
            <text:p>0,878817386015923</text:p>
          </table:table-cell>
          <table:table-cell table:formula="of:=COS([$Planilha2.$E$13]*[$Planilha1.$A91])" office:value-type="float" office:value="-0.951056323172138" calcext:value-type="float">
            <text:p>-0,951056323172138</text:p>
          </table:table-cell>
          <table:table-cell table:formula="of:=COS([$Planilha2.$E$14]*[$Planilha1.$A91])" office:value-type="float" office:value="0.430510485723222" calcext:value-type="float">
            <text:p>0,430510485723222</text:p>
          </table:table-cell>
          <table:table-cell table:formula="of:=COS([$Planilha2.$E$15]*[$Planilha1.$A91])" office:value-type="float" office:value="0.358368630235851" calcext:value-type="float">
            <text:p>0,358368630235851</text:p>
          </table:table-cell>
          <table:table-cell table:formula="of:=COS([$Planilha2.$E$16]*[$Planilha1.$A91])" office:value-type="float" office:value="-0.923879831462636" calcext:value-type="float">
            <text:p>-0,923879831462636</text:p>
          </table:table-cell>
          <table:table-cell table:formula="of:=COS([$Planilha2.$E$17]*[$Planilha1.$A91])" office:value-type="float" office:value="0.91354511871753" calcext:value-type="float">
            <text:p>0,91354511871753</text:p>
          </table:table-cell>
          <table:table-cell table:formula="of:=COS([$Planilha2.$E$18]*[$Planilha1.$A91])" office:value-type="float" office:value="-0.333806024658435" calcext:value-type="float">
            <text:p>-0,333806024658435</text:p>
          </table:table-cell>
          <table:table-cell table:formula="of:=COS([$Planilha2.$E$19]*[$Planilha1.$A91])" office:value-type="float" office:value="-0.453991335002641" calcext:value-type="float">
            <text:p>-0,453991335002641</text:p>
          </table:table-cell>
          <table:table-cell table:formula="of:=COS([$Planilha2.$E$20]*[$Planilha1.$A91])" office:value-type="float" office:value="0.958820015905962" calcext:value-type="float">
            <text:p>0,958820015905962</text:p>
          </table:table-cell>
          <table:table-cell table:formula="of:=COS([$Planilha2.$E$201]*[$Planilha1.$A91])" office:value-type="float" office:value="1" calcext:value-type="float">
            <text:p>1</text:p>
          </table:table-cell>
          <table:table-cell table:formula="of:=COS([$Planilha2.$E$22]*[$Planilha1.$A91])" office:value-type="float" office:value="0.233444300396604" calcext:value-type="float">
            <text:p>0,233444300396604</text:p>
          </table:table-cell>
          <table:table-cell table:formula="of:=COS([$Planilha2.$E$23]*[$Planilha1.$A91])" office:value-type="float" office:value="0.544639995927719" calcext:value-type="float">
            <text:p>0,544639995927719</text:p>
          </table:table-cell>
          <table:table-cell table:formula="of:=COS([$Planilha2.$E$24]*[$Planilha1.$A91])" office:value-type="float" office:value="-0.983255125851764" calcext:value-type="float">
            <text:p>-0,983255125851764</text:p>
          </table:table-cell>
          <table:table-cell table:formula="of:=COS([$Planilha2.$E$25]*[$Planilha1.$A91])" office:value-type="float" office:value="0.809016259691413" calcext:value-type="float">
            <text:p>0,809016259691413</text:p>
          </table:table-cell>
          <table:table-cell table:formula="of:=COS([$Planilha2.$E$26]*[$Planilha1.$A91])" office:value-type="float" office:value="-0.130524901361615" calcext:value-type="float">
            <text:p>-0,130524901361615</text:p>
          </table:table-cell>
          <table:table-cell table:formula="of:=COS([$Planilha2.$E$27]*[$Planilha1.$A91])" office:value-type="float" office:value="-0.629321443364711" calcext:value-type="float">
            <text:p>-0,629321443364711</text:p>
          </table:table-cell>
          <table:table-cell table:formula="of:=COS([$Planilha2.$E$28]*[$Planilha1.$A91])" office:value-type="float" office:value="0.996917444057939" calcext:value-type="float">
            <text:p>0,996917444057939</text:p>
          </table:table-cell>
          <table:table-cell table:formula="of:=COS([$Planilha2.$E$29]*[$Planilha1.$A91])" office:value-type="float" office:value="-0.743143849725759" calcext:value-type="float">
            <text:p>-0,743143849725759</text:p>
          </table:table-cell>
          <table:table-cell table:formula="of:=COS([$Planilha2.$E$30]*[$Planilha1.$A91])" office:value-type="float" office:value="0.0261754385087542" calcext:value-type="float">
            <text:p>0,026175438508754</text:p>
          </table:table-cell>
          <table:table-cell table:formula="of:=COS([$Planilha2.$E$31]*[$Planilha1.$A91])" office:value-type="float" office:value="0.707107885966857" calcext:value-type="float">
            <text:p>0,707107885966857</text:p>
          </table:table-cell>
          <table:table-cell table:formula="of:=COS([$Planilha2.$E$32]*[$Planilha1.$A91])" office:value-type="float" office:value="-0.999657282712189" calcext:value-type="float">
            <text:p>-0,999657282712189</text:p>
          </table:table-cell>
          <table:table-cell table:formula="of:=COS([$Planilha2.$E$33]*[$Planilha1.$A91])" office:value-type="float" office:value="0.669129367865253" calcext:value-type="float">
            <text:p>0,669129367865253</text:p>
          </table:table-cell>
          <table:table-cell table:formula="of:=COS([$Planilha2.$E$34]*[$Planilha1.$A91])" office:value-type="float" office:value="0.0784608090659086" calcext:value-type="float">
            <text:p>0,078460809065909</text:p>
          </table:table-cell>
          <table:table-cell table:formula="of:=COS([$Planilha2.$E$35]*[$Planilha1.$A91])" office:value-type="float" office:value="-0.777147075803465" calcext:value-type="float">
            <text:p>-0,777147075803465</text:p>
          </table:table-cell>
          <table:table-cell table:formula="of:=COS([$Planilha2.$E$36]*[$Planilha1.$A91])" office:value-type="float" office:value="0.99144462344955" calcext:value-type="float">
            <text:p>0,99144462344955</text:p>
          </table:table-cell>
        </table:table-row>
        <table:table-row table:style-name="ro1">
          <table:table-cell/>
          <table:table-cell table:formula="of:=COS([$Planilha2.E$1]*[$Planilha1.A92])" office:value-type="float" office:value="1" calcext:value-type="float">
            <text:p>1</text:p>
          </table:table-cell>
          <table:table-cell table:formula="of:=COS([$Planilha2.$E$2]*[$Planilha1.$A92])" office:value-type="float" office:value="-0.707106743946732" calcext:value-type="float">
            <text:p>-0,707106743946732</text:p>
          </table:table-cell>
          <table:table-cell table:formula="of:=COS([$Planilha2.$E$3]*[$Planilha1.$A92])" office:value-type="float" office:value="-0.000000105330101269296" calcext:value-type="float">
            <text:p>-1,05330101269296E-07</text:p>
          </table:table-cell>
          <table:table-cell table:formula="of:=COS([$Planilha2.$E$4]*[$Planilha1.$A92])" office:value-type="float" office:value="0.707106892905983" calcext:value-type="float">
            <text:p>0,707106892905983</text:p>
          </table:table-cell>
          <table:table-cell table:formula="of:=COS([$Planilha2.$E$5]*[$Planilha1.$A92])" office:value-type="float" office:value="-0.999999999999978" calcext:value-type="float">
            <text:p>-0,999999999999978</text:p>
          </table:table-cell>
          <table:table-cell table:formula="of:=COS([$Planilha2.$E$6]*[$Planilha1.$A92])" office:value-type="float" office:value="0.707106594987449" calcext:value-type="float">
            <text:p>0,707106594987449</text:p>
          </table:table-cell>
          <table:table-cell table:formula="of:=COS([$Planilha2.$E$7]*[$Planilha1.$A92])" office:value-type="float" office:value="0.000000315990306472418" calcext:value-type="float">
            <text:p>3,15990306472418E-07</text:p>
          </table:table-cell>
          <table:table-cell table:formula="of:=COS([$Planilha2.$E$8]*[$Planilha1.$A92])" office:value-type="float" office:value="-0.707107041865202" calcext:value-type="float">
            <text:p>-0,707107041865202</text:p>
          </table:table-cell>
          <table:table-cell table:formula="of:=COS([$Planilha2.$E$9]*[$Planilha1.$A92])" office:value-type="float" office:value="0.999999999999911" calcext:value-type="float">
            <text:p>0,999999999999911</text:p>
          </table:table-cell>
          <table:table-cell table:formula="of:=COS([$Planilha2.$E$10]*[$Planilha1.$A92])" office:value-type="float" office:value="-0.707106446028135" calcext:value-type="float">
            <text:p>-0,707106446028135</text:p>
          </table:table-cell>
          <table:table-cell table:formula="of:=COS([$Planilha2.$E$11]*[$Planilha1.$A92])" office:value-type="float" office:value="-0.000000526650512563704" calcext:value-type="float">
            <text:p>-5,26650512563704E-07</text:p>
          </table:table-cell>
          <table:table-cell table:formula="of:=COS([$Planilha2.$E$12]*[$Planilha1.$A92])" office:value-type="float" office:value="0.707107190824393" calcext:value-type="float">
            <text:p>0,707107190824393</text:p>
          </table:table-cell>
          <table:table-cell table:formula="of:=COS([$Planilha2.$E$13]*[$Planilha1.$A92])" office:value-type="float" office:value="-0.9999999999998" calcext:value-type="float">
            <text:p>-0,9999999999998</text:p>
          </table:table-cell>
          <table:table-cell table:formula="of:=COS([$Planilha2.$E$14]*[$Planilha1.$A92])" office:value-type="float" office:value="0.707106297068792" calcext:value-type="float">
            <text:p>0,707106297068792</text:p>
          </table:table-cell>
          <table:table-cell table:formula="of:=COS([$Planilha2.$E$15]*[$Planilha1.$A92])" office:value-type="float" office:value="0.000000737310713325897" calcext:value-type="float">
            <text:p>7,37310713325897E-07</text:p>
          </table:table-cell>
          <table:table-cell table:formula="of:=COS([$Planilha2.$E$16]*[$Planilha1.$A92])" office:value-type="float" office:value="-0.707107339783547" calcext:value-type="float">
            <text:p>-0,707107339783547</text:p>
          </table:table-cell>
          <table:table-cell table:formula="of:=COS([$Planilha2.$E$17]*[$Planilha1.$A92])" office:value-type="float" office:value="0.999999999999645" calcext:value-type="float">
            <text:p>0,999999999999645</text:p>
          </table:table-cell>
          <table:table-cell table:formula="of:=COS([$Planilha2.$E$18]*[$Planilha1.$A92])" office:value-type="float" office:value="-0.707106148109418" calcext:value-type="float">
            <text:p>-0,707106148109418</text:p>
          </table:table-cell>
          <table:table-cell table:formula="of:=COS([$Planilha2.$E$19]*[$Planilha1.$A92])" office:value-type="float" office:value="-0.000000947970921193484" calcext:value-type="float">
            <text:p>-9,47970921193484E-07</text:p>
          </table:table-cell>
          <table:table-cell table:formula="of:=COS([$Planilha2.$E$20]*[$Planilha1.$A92])" office:value-type="float" office:value="0.707107488742676" calcext:value-type="float">
            <text:p>0,707107488742676</text:p>
          </table:table-cell>
          <table:table-cell table:formula="of:=COS([$Planilha2.$E$201]*[$Planilha1.$A92])" office:value-type="float" office:value="1" calcext:value-type="float">
            <text:p>1</text:p>
          </table:table-cell>
          <table:table-cell table:formula="of:=COS([$Planilha2.$E$22]*[$Planilha1.$A92])" office:value-type="float" office:value="0.707105999150007" calcext:value-type="float">
            <text:p>0,707105999150007</text:p>
          </table:table-cell>
          <table:table-cell table:formula="of:=COS([$Planilha2.$E$23]*[$Planilha1.$A92])" office:value-type="float" office:value="0.00000115863112906103" calcext:value-type="float">
            <text:p>1,15863112906103E-06</text:p>
          </table:table-cell>
          <table:table-cell table:formula="of:=COS([$Planilha2.$E$24]*[$Planilha1.$A92])" office:value-type="float" office:value="-0.707107637701767" calcext:value-type="float">
            <text:p>-0,707107637701767</text:p>
          </table:table-cell>
          <table:table-cell table:formula="of:=COS([$Planilha2.$E$25]*[$Planilha1.$A92])" office:value-type="float" office:value="0.999999999999201" calcext:value-type="float">
            <text:p>0,999999999999201</text:p>
          </table:table-cell>
          <table:table-cell table:formula="of:=COS([$Planilha2.$E$26]*[$Planilha1.$A92])" office:value-type="float" office:value="-0.70710585019057" calcext:value-type="float">
            <text:p>-0,70710585019057</text:p>
          </table:table-cell>
          <table:table-cell table:formula="of:=COS([$Planilha2.$E$27]*[$Planilha1.$A92])" office:value-type="float" office:value="-0.00000136929132271767" calcext:value-type="float">
            <text:p>-1,36929132271767E-06</text:p>
          </table:table-cell>
          <table:table-cell table:formula="of:=COS([$Planilha2.$E$28]*[$Planilha1.$A92])" office:value-type="float" office:value="0.707107786660833" calcext:value-type="float">
            <text:p>0,707107786660833</text:p>
          </table:table-cell>
          <table:table-cell table:formula="of:=COS([$Planilha2.$E$29]*[$Planilha1.$A92])" office:value-type="float" office:value="-0.999999999998913" calcext:value-type="float">
            <text:p>-0,999999999998913</text:p>
          </table:table-cell>
          <table:table-cell table:formula="of:=COS([$Planilha2.$E$30]*[$Planilha1.$A92])" office:value-type="float" office:value="0.707105701231097" calcext:value-type="float">
            <text:p>0,707105701231097</text:p>
          </table:table-cell>
          <table:table-cell table:formula="of:=COS([$Planilha2.$E$31]*[$Planilha1.$A92])" office:value-type="float" office:value="0.0000015799515305851" calcext:value-type="float">
            <text:p>1,5799515305851E-06</text:p>
          </table:table-cell>
          <table:table-cell table:formula="of:=COS([$Planilha2.$E$32]*[$Planilha1.$A92])" office:value-type="float" office:value="-0.707107935619862" calcext:value-type="float">
            <text:p>-0,707107935619862</text:p>
          </table:table-cell>
          <table:table-cell table:formula="of:=COS([$Planilha2.$E$33]*[$Planilha1.$A92])" office:value-type="float" office:value="0.99999999999858" calcext:value-type="float">
            <text:p>0,99999999999858</text:p>
          </table:table-cell>
          <table:table-cell table:formula="of:=COS([$Planilha2.$E$34]*[$Planilha1.$A92])" office:value-type="float" office:value="-0.707105552271602" calcext:value-type="float">
            <text:p>-0,707105552271602</text:p>
          </table:table-cell>
          <table:table-cell table:formula="of:=COS([$Planilha2.$E$35]*[$Planilha1.$A92])" office:value-type="float" office:value="-0.00000179061172424161" calcext:value-type="float">
            <text:p>-1,79061172424161E-06</text:p>
          </table:table-cell>
          <table:table-cell table:formula="of:=COS([$Planilha2.$E$36]*[$Planilha1.$A92])" office:value-type="float" office:value="0.707108084578864" calcext:value-type="float">
            <text:p>0,707108084578864</text:p>
          </table:table-cell>
        </table:table-row>
        <table:table-row table:style-name="ro1">
          <table:table-cell/>
          <table:table-cell table:formula="of:=COS([$Planilha2.E$1]*[$Planilha1.A93])" office:value-type="float" office:value="1" calcext:value-type="float">
            <text:p>1</text:p>
          </table:table-cell>
          <table:table-cell table:formula="of:=COS([$Planilha2.$E$2]*[$Planilha1.$A93])" office:value-type="float" office:value="-0.725374334357255" calcext:value-type="float">
            <text:p>-0,725374334357255</text:p>
          </table:table-cell>
          <table:table-cell table:formula="of:=COS([$Planilha2.$E$3]*[$Planilha1.$A93])" office:value-type="float" office:value="0.0523358498884628" calcext:value-type="float">
            <text:p>0,052335849888463</text:p>
          </table:table-cell>
          <table:table-cell table:formula="of:=COS([$Planilha2.$E$4]*[$Planilha1.$A93])" office:value-type="float" office:value="0.649448169805525" calcext:value-type="float">
            <text:p>0,649448169805525</text:p>
          </table:table-cell>
          <table:table-cell table:formula="of:=COS([$Planilha2.$E$5]*[$Planilha1.$A93])" office:value-type="float" office:value="-0.994521917632905" calcext:value-type="float">
            <text:p>-0,994521917632905</text:p>
          </table:table-cell>
          <table:table-cell table:formula="of:=COS([$Planilha2.$E$6]*[$Planilha1.$A93])" office:value-type="float" office:value="0.793353178207813" calcext:value-type="float">
            <text:p>0,793353178207813</text:p>
          </table:table-cell>
          <table:table-cell table:formula="of:=COS([$Planilha2.$E$7]*[$Planilha1.$A93])" office:value-type="float" office:value="-0.156434149472507" calcext:value-type="float">
            <text:p>-0,156434149472507</text:p>
          </table:table-cell>
          <table:table-cell table:formula="of:=COS([$Planilha2.$E$8]*[$Planilha1.$A93])" office:value-type="float" office:value="-0.56640654411909" calcext:value-type="float">
            <text:p>-0,56640654411909</text:p>
          </table:table-cell>
          <table:table-cell table:formula="of:=COS([$Planilha2.$E$9]*[$Planilha1.$A93])" office:value-type="float" office:value="0.97814768930446" calcext:value-type="float">
            <text:p>0,97814768930446</text:p>
          </table:table-cell>
          <table:table-cell table:formula="of:=COS([$Planilha2.$E$10]*[$Planilha1.$A93])" office:value-type="float" office:value="-0.852639913945531" calcext:value-type="float">
            <text:p>-0,852639913945531</text:p>
          </table:table-cell>
          <table:table-cell table:formula="of:=COS([$Planilha2.$E$11]*[$Planilha1.$A93])" office:value-type="float" office:value="0.258818530744877" calcext:value-type="float">
            <text:p>0,258818530744877</text:p>
          </table:table-cell>
          <table:table-cell table:formula="of:=COS([$Planilha2.$E$12]*[$Planilha1.$A93])" office:value-type="float" office:value="0.477159275028758" calcext:value-type="float">
            <text:p>0,477159275028758</text:p>
          </table:table-cell>
          <table:table-cell table:formula="of:=COS([$Planilha2.$E$13]*[$Planilha1.$A93])" office:value-type="float" office:value="-0.951056713757626" calcext:value-type="float">
            <text:p>-0,951056713757626</text:p>
          </table:table-cell>
          <table:table-cell table:formula="of:=COS([$Planilha2.$E$14]*[$Planilha1.$A93])" office:value-type="float" office:value="0.902584986327119" calcext:value-type="float">
            <text:p>0,902584986327119</text:p>
          </table:table-cell>
          <table:table-cell table:formula="of:=COS([$Planilha2.$E$15]*[$Planilha1.$A93])" office:value-type="float" office:value="-0.35836725355814" calcext:value-type="float">
            <text:p>-0,35836725355814</text:p>
          </table:table-cell>
          <table:table-cell table:formula="of:=COS([$Planilha2.$E$16]*[$Planilha1.$A93])" office:value-type="float" office:value="-0.382684170316767" calcext:value-type="float">
            <text:p>-0,382684170316767</text:p>
          </table:table-cell>
          <table:table-cell table:formula="of:=COS([$Planilha2.$E$17]*[$Planilha1.$A93])" office:value-type="float" office:value="0.913545804183308" calcext:value-type="float">
            <text:p>0,913545804183308</text:p>
          </table:table-cell>
          <table:table-cell table:formula="of:=COS([$Planilha2.$E$18]*[$Planilha1.$A93])" office:value-type="float" office:value="-0.942641188911897" calcext:value-type="float">
            <text:p>-0,942641188911897</text:p>
          </table:table-cell>
          <table:table-cell table:formula="of:=COS([$Planilha2.$E$19]*[$Planilha1.$A93])" office:value-type="float" office:value="0.453989645706087" calcext:value-type="float">
            <text:p>0,453989645706087</text:p>
          </table:table-cell>
          <table:table-cell table:formula="of:=COS([$Planilha2.$E$20]*[$Planilha1.$A93])" office:value-type="float" office:value="0.284016314793615" calcext:value-type="float">
            <text:p>0,284016314793615</text:p>
          </table:table-cell>
          <table:table-cell table:formula="of:=COS([$Planilha2.$E$201]*[$Planilha1.$A93])" office:value-type="float" office:value="1" calcext:value-type="float">
            <text:p>1</text:p>
          </table:table-cell>
          <table:table-cell table:formula="of:=COS([$Planilha2.$E$22]*[$Planilha1.$A93])" office:value-type="float" office:value="0.972369659345723" calcext:value-type="float">
            <text:p>0,972369659345723</text:p>
          </table:table-cell>
          <table:table-cell table:formula="of:=COS([$Planilha2.$E$23]*[$Planilha1.$A93])" office:value-type="float" office:value="-0.544638052508061" calcext:value-type="float">
            <text:p>-0,544638052508061</text:p>
          </table:table-cell>
          <table:table-cell table:formula="of:=COS([$Planilha2.$E$24]*[$Planilha1.$A93])" office:value-type="float" office:value="-0.182236729738387" calcext:value-type="float">
            <text:p>-0,182236729738387</text:p>
          </table:table-cell>
          <table:table-cell table:formula="of:=COS([$Planilha2.$E$25]*[$Planilha1.$A93])" office:value-type="float" office:value="0.809017745566912" calcext:value-type="float">
            <text:p>0,809017745566912</text:p>
          </table:table-cell>
          <table:table-cell table:formula="of:=COS([$Planilha2.$E$26]*[$Planilha1.$A93])" office:value-type="float" office:value="-0.991444687609228" calcext:value-type="float">
            <text:p>-0,991444687609228</text:p>
          </table:table-cell>
          <table:table-cell table:formula="of:=COS([$Planilha2.$E$27]*[$Planilha1.$A93])" office:value-type="float" office:value="0.629319315086253" calcext:value-type="float">
            <text:p>0,629319315086253</text:p>
          </table:table-cell>
          <table:table-cell table:formula="of:=COS([$Planilha2.$E$28]*[$Planilha1.$A93])" office:value-type="float" office:value="0.0784605290515311" calcext:value-type="float">
            <text:p>0,078460529051531</text:p>
          </table:table-cell>
          <table:table-cell table:formula="of:=COS([$Planilha2.$E$29]*[$Planilha1.$A93])" office:value-type="float" office:value="-0.743145823154392" calcext:value-type="float">
            <text:p>-0,743145823154392</text:p>
          </table:table-cell>
          <table:table-cell table:formula="of:=COS([$Planilha2.$E$30]*[$Planilha1.$A93])" office:value-type="float" office:value="0.999657284550447" calcext:value-type="float">
            <text:p>0,999657284550447</text:p>
          </table:table-cell>
          <table:table-cell table:formula="of:=COS([$Planilha2.$E$31]*[$Planilha1.$A93])" office:value-type="float" office:value="-0.707105651577936" calcext:value-type="float">
            <text:p>-0,707105651577936</text:p>
          </table:table-cell>
          <table:table-cell table:formula="of:=COS([$Planilha2.$E$32]*[$Planilha1.$A93])" office:value-type="float" office:value="0.0261752981167588" calcext:value-type="float">
            <text:p>0,026175298116759</text:p>
          </table:table-cell>
          <table:table-cell table:formula="of:=COS([$Planilha2.$E$33]*[$Planilha1.$A93])" office:value-type="float" office:value="0.669131872681853" calcext:value-type="float">
            <text:p>0,669131872681853</text:p>
          </table:table-cell>
          <table:table-cell table:formula="of:=COS([$Planilha2.$E$34]*[$Planilha1.$A93])" office:value-type="float" office:value="-0.996917471604398" calcext:value-type="float">
            <text:p>-0,996917471604398</text:p>
          </table:table-cell>
          <table:table-cell table:formula="of:=COS([$Planilha2.$E$35]*[$Planilha1.$A93])" office:value-type="float" office:value="0.777144822066468" calcext:value-type="float">
            <text:p>0,777144822066468</text:p>
          </table:table-cell>
          <table:table-cell table:formula="of:=COS([$Planilha2.$E$36]*[$Planilha1.$A93])" office:value-type="float" office:value="-0.130524344406901" calcext:value-type="float">
            <text:p>-0,130524344406901</text:p>
          </table:table-cell>
        </table:table-row>
        <table:table-row table:style-name="ro1">
          <table:table-cell/>
          <table:table-cell table:formula="of:=COS([$Planilha2.E$1]*[$Planilha1.A94])" office:value-type="float" office:value="1" calcext:value-type="float">
            <text:p>1</text:p>
          </table:table-cell>
          <table:table-cell table:formula="of:=COS([$Planilha2.$E$2]*[$Planilha1.$A94])" office:value-type="float" office:value="-0.743144789454489" calcext:value-type="float">
            <text:p>-0,743144789454489</text:p>
          </table:table-cell>
          <table:table-cell table:formula="of:=COS([$Planilha2.$E$3]*[$Planilha1.$A94])" office:value-type="float" office:value="0.104528356186714" calcext:value-type="float">
            <text:p>0,104528356186714</text:p>
          </table:table-cell>
          <table:table-cell table:formula="of:=COS([$Planilha2.$E$4]*[$Planilha1.$A94])" office:value-type="float" office:value="0.587785382953691" calcext:value-type="float">
            <text:p>0,587785382953691</text:p>
          </table:table-cell>
          <table:table-cell table:formula="of:=COS([$Planilha2.$E$5]*[$Planilha1.$A94])" office:value-type="float" office:value="-0.978147645505807" calcext:value-type="float">
            <text:p>-0,978147645505807</text:p>
          </table:table-cell>
          <table:table-cell table:formula="of:=COS([$Planilha2.$E$6]*[$Planilha1.$A94])" office:value-type="float" office:value="0.866025269195943" calcext:value-type="float">
            <text:p>0,866025269195943</text:p>
          </table:table-cell>
          <table:table-cell table:formula="of:=COS([$Planilha2.$E$7]*[$Planilha1.$A94])" office:value-type="float" office:value="-0.309016687171967" calcext:value-type="float">
            <text:p>-0,309016687171967</text:p>
          </table:table-cell>
          <table:table-cell table:formula="of:=COS([$Planilha2.$E$8]*[$Planilha1.$A94])" office:value-type="float" office:value="-0.406736987343275" calcext:value-type="float">
            <text:p>-0,406736987343275</text:p>
          </table:table-cell>
          <table:table-cell table:formula="of:=COS([$Planilha2.$E$9]*[$Planilha1.$A94])" office:value-type="float" office:value="0.913545632817107" calcext:value-type="float">
            <text:p>0,913545632817107</text:p>
          </table:table-cell>
          <table:table-cell table:formula="of:=COS([$Planilha2.$E$10]*[$Planilha1.$A94])" office:value-type="float" office:value="-0.951056366570601" calcext:value-type="float">
            <text:p>-0,951056366570601</text:p>
          </table:table-cell>
          <table:table-cell table:formula="of:=COS([$Planilha2.$E$11]*[$Planilha1.$A94])" office:value-type="float" office:value="0.499999533771813" calcext:value-type="float">
            <text:p>0,499999533771813</text:p>
          </table:table-cell>
          <table:table-cell table:formula="of:=COS([$Planilha2.$E$12]*[$Planilha1.$A94])" office:value-type="float" office:value="0.207912270066209" calcext:value-type="float">
            <text:p>0,207912270066209</text:p>
          </table:table-cell>
          <table:table-cell table:formula="of:=COS([$Planilha2.$E$13]*[$Planilha1.$A94])" office:value-type="float" office:value="-0.809017374098526" calcext:value-type="float">
            <text:p>-0,809017374098526</text:p>
          </table:table-cell>
          <table:table-cell table:formula="of:=COS([$Planilha2.$E$14]*[$Planilha1.$A94])" office:value-type="float" office:value="0.994521822212739" calcext:value-type="float">
            <text:p>0,994521822212739</text:p>
          </table:table-cell>
          <table:table-cell table:formula="of:=COS([$Planilha2.$E$15]*[$Planilha1.$A94])" office:value-type="float" office:value="-0.669130046253833" calcext:value-type="float">
            <text:p>-0,669130046253833</text:p>
          </table:table-cell>
          <table:table-cell table:formula="of:=COS([$Planilha2.$E$16]*[$Planilha1.$A94])" office:value-type="float" office:value="-0.000000807530777878145" calcext:value-type="float">
            <text:p>-8,07530777878145E-07</text:p>
          </table:table-cell>
          <table:table-cell table:formula="of:=COS([$Planilha2.$E$17]*[$Planilha1.$A94])" office:value-type="float" office:value="0.669131246478418" calcext:value-type="float">
            <text:p>0,669131246478418</text:p>
          </table:table-cell>
          <table:table-cell table:formula="of:=COS([$Planilha2.$E$18]*[$Planilha1.$A94])" office:value-type="float" office:value="-0.994521991032468" calcext:value-type="float">
            <text:p>-0,994521991032468</text:p>
          </table:table-cell>
          <table:table-cell table:formula="of:=COS([$Planilha2.$E$19]*[$Planilha1.$A94])" office:value-type="float" office:value="0.809016424788947" calcext:value-type="float">
            <text:p>0,809016424788947</text:p>
          </table:table-cell>
          <table:table-cell table:formula="of:=COS([$Planilha2.$E$20]*[$Planilha1.$A94])" office:value-type="float" office:value="-0.207910690297541" calcext:value-type="float">
            <text:p>-0,207910690297541</text:p>
          </table:table-cell>
          <table:table-cell table:formula="of:=COS([$Planilha2.$E$201]*[$Planilha1.$A94])" office:value-type="float" office:value="1" calcext:value-type="float">
            <text:p>1</text:p>
          </table:table-cell>
          <table:table-cell table:formula="of:=COS([$Planilha2.$E$22]*[$Planilha1.$A94])" office:value-type="float" office:value="0.951056865651574" calcext:value-type="float">
            <text:p>0,951056865651574</text:p>
          </table:table-cell>
          <table:table-cell table:formula="of:=COS([$Planilha2.$E$23]*[$Planilha1.$A94])" office:value-type="float" office:value="-0.913544975911831" calcext:value-type="float">
            <text:p>-0,913544975911831</text:p>
          </table:table-cell>
          <table:table-cell table:formula="of:=COS([$Planilha2.$E$24]*[$Planilha1.$A94])" office:value-type="float" office:value="0.406735511910838" calcext:value-type="float">
            <text:p>0,406735511910838</text:p>
          </table:table-cell>
          <table:table-cell table:formula="of:=COS([$Planilha2.$E$25]*[$Planilha1.$A94])" office:value-type="float" office:value="0.309018223186548" calcext:value-type="float">
            <text:p>0,309018223186548</text:p>
          </table:table-cell>
          <table:table-cell table:formula="of:=COS([$Planilha2.$E$26]*[$Planilha1.$A94])" office:value-type="float" office:value="-0.866026076725969" calcext:value-type="float">
            <text:p>-0,866026076725969</text:p>
          </table:table-cell>
          <table:table-cell table:formula="of:=COS([$Planilha2.$E$27]*[$Planilha1.$A94])" office:value-type="float" office:value="0.978147309714692" calcext:value-type="float">
            <text:p>0,978147309714692</text:p>
          </table:table-cell>
          <table:table-cell table:formula="of:=COS([$Planilha2.$E$28]*[$Planilha1.$A94])" office:value-type="float" office:value="-0.587784076340817" calcext:value-type="float">
            <text:p>-0,587784076340817</text:p>
          </table:table-cell>
          <table:table-cell table:formula="of:=COS([$Planilha2.$E$29]*[$Planilha1.$A94])" office:value-type="float" office:value="-0.104529962400687" calcext:value-type="float">
            <text:p>-0,104529962400687</text:p>
          </table:table-cell>
          <table:table-cell table:formula="of:=COS([$Planilha2.$E$30]*[$Planilha1.$A94])" office:value-type="float" office:value="0.743145870140707" calcext:value-type="float">
            <text:p>0,743145870140707</text:p>
          </table:table-cell>
          <table:table-cell table:formula="of:=COS([$Planilha2.$E$31]*[$Planilha1.$A94])" office:value-type="float" office:value="-0.999999999998696" calcext:value-type="float">
            <text:p>-0,999999999998696</text:p>
          </table:table-cell>
          <table:table-cell table:formula="of:=COS([$Planilha2.$E$32]*[$Planilha1.$A94])" office:value-type="float" office:value="0.743143708766332" calcext:value-type="float">
            <text:p>0,743143708766332</text:p>
          </table:table-cell>
          <table:table-cell table:formula="of:=COS([$Planilha2.$E$33]*[$Planilha1.$A94])" office:value-type="float" office:value="-0.104526749972477" calcext:value-type="float">
            <text:p>-0,104526749972477</text:p>
          </table:table-cell>
          <table:table-cell table:formula="of:=COS([$Planilha2.$E$34]*[$Planilha1.$A94])" office:value-type="float" office:value="-0.587786689565013" calcext:value-type="float">
            <text:p>-0,587786689565013</text:p>
          </table:table-cell>
          <table:table-cell table:formula="of:=COS([$Planilha2.$E$35]*[$Planilha1.$A94])" office:value-type="float" office:value="0.978147981294368" calcext:value-type="float">
            <text:p>0,978147981294368</text:p>
          </table:table-cell>
          <table:table-cell table:formula="of:=COS([$Planilha2.$E$36]*[$Planilha1.$A94])" office:value-type="float" office:value="-0.866024461663653" calcext:value-type="float">
            <text:p>-0,866024461663653</text:p>
          </table:table-cell>
        </table:table-row>
        <table:table-row table:style-name="ro1">
          <table:table-cell/>
          <table:table-cell table:formula="of:=COS([$Planilha2.E$1]*[$Planilha1.A95])" office:value-type="float" office:value="1" calcext:value-type="float">
            <text:p>1</text:p>
          </table:table-cell>
          <table:table-cell table:formula="of:=COS([$Planilha2.$E$2]*[$Planilha1.$A95])" office:value-type="float" office:value="-0.760405930256708" calcext:value-type="float">
            <text:p>-0,760405930256708</text:p>
          </table:table-cell>
          <table:table-cell table:formula="of:=COS([$Planilha2.$E$3]*[$Planilha1.$A95])" office:value-type="float" office:value="0.156434357539139" calcext:value-type="float">
            <text:p>0,156434357539139</text:p>
          </table:table-cell>
          <table:table-cell table:formula="of:=COS([$Planilha2.$E$4]*[$Planilha1.$A95])" office:value-type="float" office:value="0.522498703919389" calcext:value-type="float">
            <text:p>0,522498703919389</text:p>
          </table:table-cell>
          <table:table-cell table:formula="of:=COS([$Planilha2.$E$5]*[$Planilha1.$A95])" office:value-type="float" office:value="-0.951056583562633" calcext:value-type="float">
            <text:p>-0,951056583562633</text:p>
          </table:table-cell>
          <table:table-cell table:formula="of:=COS([$Planilha2.$E$6]*[$Planilha1.$A95])" office:value-type="float" office:value="0.923879428382033" calcext:value-type="float">
            <text:p>0,923879428382033</text:p>
          </table:table-cell>
          <table:table-cell table:formula="of:=COS([$Planilha2.$E$7]*[$Planilha1.$A95])" office:value-type="float" office:value="-0.453990208805117" calcext:value-type="float">
            <text:p>-0,453990208805117</text:p>
          </table:table-cell>
          <table:table-cell table:formula="of:=COS([$Planilha2.$E$8]*[$Planilha1.$A95])" office:value-type="float" office:value="-0.233445734274249" calcext:value-type="float">
            <text:p>-0,233445734274249</text:p>
          </table:table-cell>
          <table:table-cell table:formula="of:=COS([$Planilha2.$E$9]*[$Planilha1.$A95])" office:value-type="float" office:value="0.809017250275657" calcext:value-type="float">
            <text:p>0,809017250275657</text:p>
          </table:table-cell>
          <table:table-cell table:formula="of:=COS([$Planilha2.$E$10]*[$Planilha1.$A95])" office:value-type="float" office:value="-0.996917295304922" calcext:value-type="float">
            <text:p>-0,996917295304922</text:p>
          </table:table-cell>
          <table:table-cell table:formula="of:=COS([$Planilha2.$E$11]*[$Planilha1.$A95])" office:value-type="float" office:value="0.707106396375023" calcext:value-type="float">
            <text:p>0,707106396375023</text:p>
          </table:table-cell>
          <table:table-cell table:formula="of:=COS([$Planilha2.$E$12]*[$Planilha1.$A95])" office:value-type="float" office:value="-0.0784584989471127" calcext:value-type="float">
            <text:p>-0,078458498947113</text:p>
          </table:table-cell>
          <table:table-cell table:formula="of:=COS([$Planilha2.$E$13]*[$Planilha1.$A95])" office:value-type="float" office:value="-0.587785780618172" calcext:value-type="float">
            <text:p>-0,587785780618172</text:p>
          </table:table-cell>
          <table:table-cell table:formula="of:=COS([$Planilha2.$E$14]*[$Planilha1.$A95])" office:value-type="float" office:value="0.972370085552367" calcext:value-type="float">
            <text:p>0,972370085552367</text:p>
          </table:table-cell>
          <table:table-cell table:formula="of:=COS([$Planilha2.$E$15]*[$Planilha1.$A95])" office:value-type="float" office:value="-0.891006178298313" calcext:value-type="float">
            <text:p>-0,891006178298313</text:p>
          </table:table-cell>
          <table:table-cell table:formula="of:=COS([$Planilha2.$E$16]*[$Planilha1.$A95])" office:value-type="float" office:value="0.38268267819444" calcext:value-type="float">
            <text:p>0,38268267819444</text:p>
          </table:table-cell>
          <table:table-cell table:formula="of:=COS([$Planilha2.$E$17]*[$Planilha1.$A95])" office:value-type="float" office:value="0.309017822487169" calcext:value-type="float">
            <text:p>0,309017822487169</text:p>
          </table:table-cell>
          <table:table-cell table:formula="of:=COS([$Planilha2.$E$18]*[$Planilha1.$A95])" office:value-type="float" office:value="-0.852640647742957" calcext:value-type="float">
            <text:p>-0,852640647742957</text:p>
          </table:table-cell>
          <table:table-cell table:formula="of:=COS([$Planilha2.$E$19]*[$Planilha1.$A95])" office:value-type="float" office:value="0.987688187356163" calcext:value-type="float">
            <text:p>0,987688187356163</text:p>
          </table:table-cell>
          <table:table-cell table:formula="of:=COS([$Planilha2.$E$20]*[$Planilha1.$A95])" office:value-type="float" office:value="-0.649447262077287" calcext:value-type="float">
            <text:p>-0,649447262077287</text:p>
          </table:table-cell>
          <table:table-cell table:formula="of:=COS([$Planilha2.$E$201]*[$Planilha1.$A95])" office:value-type="float" office:value="1" calcext:value-type="float">
            <text:p>1</text:p>
          </table:table-cell>
          <table:table-cell table:formula="of:=COS([$Planilha2.$E$22]*[$Planilha1.$A95])" office:value-type="float" office:value="0.649448917345732" calcext:value-type="float">
            <text:p>0,649448917345732</text:p>
          </table:table-cell>
          <table:table-cell table:formula="of:=COS([$Planilha2.$E$23]*[$Planilha1.$A95])" office:value-type="float" office:value="-0.987688527885932" calcext:value-type="float">
            <text:p>-0,987688527885932</text:p>
          </table:table-cell>
          <table:table-cell table:formula="of:=COS([$Planilha2.$E$24]*[$Planilha1.$A95])" office:value-type="float" office:value="0.852639510356227" calcext:value-type="float">
            <text:p>0,852639510356227</text:p>
          </table:table-cell>
          <table:table-cell table:formula="of:=COS([$Planilha2.$E$25]*[$Planilha1.$A95])" office:value-type="float" office:value="-0.309015752206172" calcext:value-type="float">
            <text:p>-0,309015752206172</text:p>
          </table:table-cell>
          <table:table-cell table:formula="of:=COS([$Planilha2.$E$26]*[$Planilha1.$A95])" office:value-type="float" office:value="-0.382684689315604" calcext:value-type="float">
            <text:p>-0,382684689315604</text:p>
          </table:table-cell>
          <table:table-cell table:formula="of:=COS([$Planilha2.$E$27]*[$Planilha1.$A95])" office:value-type="float" office:value="0.891007166554236" calcext:value-type="float">
            <text:p>0,891007166554236</text:p>
          </table:table-cell>
          <table:table-cell table:formula="of:=COS([$Planilha2.$E$28]*[$Planilha1.$A95])" office:value-type="float" office:value="-0.97236957738253" calcext:value-type="float">
            <text:p>-0,97236957738253</text:p>
          </table:table-cell>
          <table:table-cell table:formula="of:=COS([$Planilha2.$E$29]*[$Planilha1.$A95])" office:value-type="float" office:value="0.58778401953153" calcext:value-type="float">
            <text:p>0,58778401953153</text:p>
          </table:table-cell>
          <table:table-cell table:formula="of:=COS([$Planilha2.$E$30]*[$Planilha1.$A95])" office:value-type="float" office:value="0.0784606690587277" calcext:value-type="float">
            <text:p>0,078460669058728</text:p>
          </table:table-cell>
          <table:table-cell table:formula="of:=COS([$Planilha2.$E$31]*[$Planilha1.$A95])" office:value-type="float" office:value="-0.707107935619862" calcext:value-type="float">
            <text:p>-0,707107935619862</text:p>
          </table:table-cell>
          <table:table-cell table:formula="of:=COS([$Planilha2.$E$32]*[$Planilha1.$A95])" office:value-type="float" office:value="0.996917466095117" calcext:value-type="float">
            <text:p>0,996917466095117</text:p>
          </table:table-cell>
          <table:table-cell table:formula="of:=COS([$Planilha2.$E$33]*[$Planilha1.$A95])" office:value-type="float" office:value="-0.809015970770577" calcext:value-type="float">
            <text:p>-0,809015970770577</text:p>
          </table:table-cell>
          <table:table-cell table:formula="of:=COS([$Planilha2.$E$34]*[$Planilha1.$A95])" office:value-type="float" office:value="0.233443617597554" calcext:value-type="float">
            <text:p>0,233443617597554</text:p>
          </table:table-cell>
          <table:table-cell table:formula="of:=COS([$Planilha2.$E$35]*[$Planilha1.$A95])" office:value-type="float" office:value="0.453992148367058" calcext:value-type="float">
            <text:p>0,453992148367058</text:p>
          </table:table-cell>
          <table:table-cell table:formula="of:=COS([$Planilha2.$E$36]*[$Planilha1.$A95])" office:value-type="float" office:value="-0.923880261414149" calcext:value-type="float">
            <text:p>-0,923880261414149</text:p>
          </table:table-cell>
        </table:table-row>
        <table:table-row table:style-name="ro1">
          <table:table-cell/>
          <table:table-cell table:formula="of:=COS([$Planilha2.E$1]*[$Planilha1.A96])" office:value-type="float" office:value="1" calcext:value-type="float">
            <text:p>1</text:p>
          </table:table-cell>
          <table:table-cell table:formula="of:=COS([$Planilha2.$E$2]*[$Planilha1.$A96])" office:value-type="float" office:value="-0.777145926840749" calcext:value-type="float">
            <text:p>-0,777145926840749</text:p>
          </table:table-cell>
          <table:table-cell table:formula="of:=COS([$Planilha2.$E$3]*[$Planilha1.$A96])" office:value-type="float" office:value="0.207911583210333" calcext:value-type="float">
            <text:p>0,207911583210333</text:p>
          </table:table-cell>
          <table:table-cell table:formula="of:=COS([$Planilha2.$E$4]*[$Planilha1.$A96])" office:value-type="float" office:value="0.453990646770906" calcext:value-type="float">
            <text:p>0,453990646770906</text:p>
          </table:table-cell>
          <table:table-cell table:formula="of:=COS([$Planilha2.$E$5]*[$Planilha1.$A96])" office:value-type="float" office:value="-0.913545547133946" calcext:value-type="float">
            <text:p>-0,913545547133946</text:p>
          </table:table-cell>
          <table:table-cell table:formula="of:=COS([$Planilha2.$E$6]*[$Planilha1.$A96])" office:value-type="float" office:value="0.965925755106392" calcext:value-type="float">
            <text:p>0,965925755106392</text:p>
          </table:table-cell>
          <table:table-cell table:formula="of:=COS([$Planilha2.$E$7]*[$Planilha1.$A96])" office:value-type="float" office:value="-0.587784985289069" calcext:value-type="float">
            <text:p>-0,587784985289069</text:p>
          </table:table-cell>
          <table:table-cell table:formula="of:=COS([$Planilha2.$E$8]*[$Planilha1.$A96])" office:value-type="float" office:value="-0.0523363407552977" calcext:value-type="float">
            <text:p>-0,052336340755298</text:p>
          </table:table-cell>
          <table:table-cell table:formula="of:=COS([$Planilha2.$E$9]*[$Planilha1.$A96])" office:value-type="float" office:value="0.66913093337652" calcext:value-type="float">
            <text:p>0,66913093337652</text:p>
          </table:table-cell>
          <table:table-cell table:formula="of:=COS([$Planilha2.$E$10]*[$Planilha1.$A96])" office:value-type="float" office:value="-0.98768841803813" calcext:value-type="float">
            <text:p>-0,98768841803813</text:p>
          </table:table-cell>
          <table:table-cell table:formula="of:=COS([$Planilha2.$E$11]*[$Planilha1.$A96])" office:value-type="float" office:value="0.866025128755708" calcext:value-type="float">
            <text:p>0,866025128755708</text:p>
          </table:table-cell>
          <table:table-cell table:formula="of:=COS([$Planilha2.$E$12]*[$Planilha1.$A96])" office:value-type="float" office:value="-0.358367384670336" calcext:value-type="float">
            <text:p>-0,358367384670336</text:p>
          </table:table-cell>
          <table:table-cell table:formula="of:=COS([$Planilha2.$E$13]*[$Planilha1.$A96])" office:value-type="float" office:value="-0.309017622137459" calcext:value-type="float">
            <text:p>-0,309017622137459</text:p>
          </table:table-cell>
          <table:table-cell table:formula="of:=COS([$Planilha2.$E$14]*[$Planilha1.$A96])" office:value-type="float" office:value="0.838670957402616" calcext:value-type="float">
            <text:p>0,838670957402616</text:p>
          </table:table-cell>
          <table:table-cell table:formula="of:=COS([$Planilha2.$E$15]*[$Planilha1.$A96])" office:value-type="float" office:value="-0.994521814872691" calcext:value-type="float">
            <text:p>-0,994521814872691</text:p>
          </table:table-cell>
          <table:table-cell table:formula="of:=COS([$Planilha2.$E$16]*[$Planilha1.$A96])" office:value-type="float" office:value="0.707106197762544" calcext:value-type="float">
            <text:p>0,707106197762544</text:p>
          </table:table-cell>
          <table:table-cell table:formula="of:=COS([$Planilha2.$E$17]*[$Planilha1.$A96])" office:value-type="float" office:value="-0.104527587997335" calcext:value-type="float">
            <text:p>-0,104527587997335</text:p>
          </table:table-cell>
          <table:table-cell table:formula="of:=COS([$Planilha2.$E$18]*[$Planilha1.$A96])" office:value-type="float" office:value="-0.544639819253316" calcext:value-type="float">
            <text:p>-0,544639819253316</text:p>
          </table:table-cell>
          <table:table-cell table:formula="of:=COS([$Planilha2.$E$19]*[$Planilha1.$A96])" office:value-type="float" office:value="0.951056822253326" calcext:value-type="float">
            <text:p>0,951056822253326</text:p>
          </table:table-cell>
          <table:table-cell table:formula="of:=COS([$Planilha2.$E$20]*[$Planilha1.$A96])" office:value-type="float" office:value="-0.933580051963236" calcext:value-type="float">
            <text:p>-0,933580051963236</text:p>
          </table:table-cell>
          <table:table-cell table:formula="of:=COS([$Planilha2.$E$201]*[$Planilha1.$A96])" office:value-type="float" office:value="1" calcext:value-type="float">
            <text:p>1</text:p>
          </table:table-cell>
          <table:table-cell table:formula="of:=COS([$Planilha2.$E$22]*[$Planilha1.$A96])" office:value-type="float" office:value="0.156435605938799" calcext:value-type="float">
            <text:p>0,156435605938799</text:p>
          </table:table-cell>
          <table:table-cell table:formula="of:=COS([$Planilha2.$E$23]*[$Planilha1.$A96])" office:value-type="float" office:value="-0.743145635209087" calcext:value-type="float">
            <text:p>-0,743145635209087</text:p>
          </table:table-cell>
          <table:table-cell table:formula="of:=COS([$Planilha2.$E$24]*[$Planilha1.$A96])" office:value-type="float" office:value="0.998629600965645" calcext:value-type="float">
            <text:p>0,998629600965645</text:p>
          </table:table-cell>
          <table:table-cell table:formula="of:=COS([$Planilha2.$E$25]*[$Planilha1.$A96])" office:value-type="float" office:value="-0.809016218417021" calcext:value-type="float">
            <text:p>-0,809016218417021</text:p>
          </table:table-cell>
          <table:table-cell table:formula="of:=COS([$Planilha2.$E$26]*[$Planilha1.$A96])" office:value-type="float" office:value="0.258817716816141" calcext:value-type="float">
            <text:p>0,258817716816141</text:p>
          </table:table-cell>
          <table:table-cell table:formula="of:=COS([$Planilha2.$E$27]*[$Planilha1.$A96])" office:value-type="float" office:value="0.406737949581242" calcext:value-type="float">
            <text:p>0,406737949581242</text:p>
          </table:table-cell>
          <table:table-cell table:formula="of:=COS([$Planilha2.$E$28]*[$Planilha1.$A96])" office:value-type="float" office:value="-0.891007198433394" calcext:value-type="float">
            <text:p>-0,891007198433394</text:p>
          </table:table-cell>
          <table:table-cell table:formula="of:=COS([$Planilha2.$E$29]*[$Planilha1.$A96])" office:value-type="float" office:value="0.978147280515341" calcext:value-type="float">
            <text:p>0,978147280515341</text:p>
          </table:table-cell>
          <table:table-cell table:formula="of:=COS([$Planilha2.$E$30]*[$Planilha1.$A96])" office:value-type="float" office:value="-0.62931915137232" calcext:value-type="float">
            <text:p>-0,62931915137232</text:p>
          </table:table-cell>
          <table:table-cell table:formula="of:=COS([$Planilha2.$E$31]*[$Planilha1.$A96])" office:value-type="float" office:value="-0.00000165017159513728" calcext:value-type="float">
            <text:p>-1,65017159513728E-06</text:p>
          </table:table-cell>
          <table:table-cell table:formula="of:=COS([$Planilha2.$E$32]*[$Planilha1.$A96])" office:value-type="float" office:value="0.629321716220588" calcext:value-type="float">
            <text:p>0,629321716220588</text:p>
          </table:table-cell>
          <table:table-cell table:formula="of:=COS([$Planilha2.$E$33]*[$Planilha1.$A96])" office:value-type="float" office:value="-0.978147966694919" calcext:value-type="float">
            <text:p>-0,978147966694919</text:p>
          </table:table-cell>
          <table:table-cell table:formula="of:=COS([$Planilha2.$E$34]*[$Planilha1.$A96])" office:value-type="float" office:value="0.891005700108455" calcext:value-type="float">
            <text:p>0,891005700108455</text:p>
          </table:table-cell>
          <table:table-cell table:formula="of:=COS([$Planilha2.$E$35]*[$Planilha1.$A96])" office:value-type="float" office:value="-0.40673493456743" calcext:value-type="float">
            <text:p>-0,40673493456743</text:p>
          </table:table-cell>
          <table:table-cell table:formula="of:=COS([$Planilha2.$E$36]*[$Planilha1.$A96])" office:value-type="float" office:value="-0.258820904702636" calcext:value-type="float">
            <text:p>-0,258820904702636</text:p>
          </table:table-cell>
        </table:table-row>
        <table:table-row table:style-name="ro1">
          <table:table-cell/>
          <table:table-cell table:formula="of:=COS([$Planilha2.E$1]*[$Planilha1.A97])" office:value-type="float" office:value="1" calcext:value-type="float">
            <text:p>1</text:p>
          </table:table-cell>
          <table:table-cell table:formula="of:=COS([$Planilha2.$E$2]*[$Planilha1.$A97])" office:value-type="float" office:value="-0.793353306449646" calcext:value-type="float">
            <text:p>-0,793353306449646</text:p>
          </table:table-cell>
          <table:table-cell table:formula="of:=COS([$Planilha2.$E$3]*[$Planilha1.$A97])" office:value-type="float" office:value="0.258818937709173" calcext:value-type="float">
            <text:p>0,258818937709173</text:p>
          </table:table-cell>
          <table:table-cell table:formula="of:=COS([$Planilha2.$E$4]*[$Planilha1.$A97])" office:value-type="float" office:value="0.382683586442932" calcext:value-type="float">
            <text:p>0,382683586442932</text:p>
          </table:table-cell>
          <table:table-cell table:formula="of:=COS([$Planilha2.$E$5]*[$Planilha1.$A97])" office:value-type="float" office:value="-0.866025514966191" calcext:value-type="float">
            <text:p>-0,866025514966191</text:p>
          </table:table-cell>
          <table:table-cell table:formula="of:=COS([$Planilha2.$E$6]*[$Planilha1.$A97])" office:value-type="float" office:value="0.991444825093438" calcext:value-type="float">
            <text:p>0,991444825093438</text:p>
          </table:table-cell>
          <table:table-cell table:formula="of:=COS([$Planilha2.$E$7]*[$Planilha1.$A97])" office:value-type="float" office:value="-0.70710654533435" calcext:value-type="float">
            <text:p>-0,70710654533435</text:p>
          </table:table-cell>
          <table:table-cell table:formula="of:=COS([$Planilha2.$E$8]*[$Planilha1.$A97])" office:value-type="float" office:value="0.130525806412946" calcext:value-type="float">
            <text:p>0,130525806412946</text:p>
          </table:table-cell>
          <table:table-cell table:formula="of:=COS([$Planilha2.$E$9]*[$Planilha1.$A97])" office:value-type="float" office:value="0.500000385144912" calcext:value-type="float">
            <text:p>0,500000385144912</text:p>
          </table:table-cell>
          <table:table-cell table:formula="of:=COS([$Planilha2.$E$10]*[$Planilha1.$A97])" office:value-type="float" office:value="-0.923879723974573" calcext:value-type="float">
            <text:p>-0,923879723974573</text:p>
          </table:table-cell>
          <table:table-cell table:formula="of:=COS([$Planilha2.$E$11]*[$Planilha1.$A97])" office:value-type="float" office:value="0.965925682409117" calcext:value-type="float">
            <text:p>0,965925682409117</text:p>
          </table:table-cell>
          <table:table-cell table:formula="of:=COS([$Planilha2.$E$12]*[$Planilha1.$A97])" office:value-type="float" office:value="-0.608760943873232" calcext:value-type="float">
            <text:p>-0,608760943873232</text:p>
          </table:table-cell>
          <table:table-cell table:formula="of:=COS([$Planilha2.$E$13]*[$Planilha1.$A97])" office:value-type="float" office:value="-0.000000667090641668218" calcext:value-type="float">
            <text:p>-6,67090641668218E-07</text:p>
          </table:table-cell>
          <table:table-cell table:formula="of:=COS([$Planilha2.$E$14]*[$Planilha1.$A97])" office:value-type="float" office:value="0.608762002350365" calcext:value-type="float">
            <text:p>0,608762002350365</text:p>
          </table:table-cell>
          <table:table-cell table:formula="of:=COS([$Planilha2.$E$15]*[$Planilha1.$A97])" office:value-type="float" office:value="-0.9659260277205" calcext:value-type="float">
            <text:p>-0,9659260277205</text:p>
          </table:table-cell>
          <table:table-cell table:formula="of:=COS([$Planilha2.$E$16]*[$Planilha1.$A97])" office:value-type="float" office:value="0.923879213405294" calcext:value-type="float">
            <text:p>0,923879213405294</text:p>
          </table:table-cell>
          <table:table-cell table:formula="of:=COS([$Planilha2.$E$17]*[$Planilha1.$A97])" office:value-type="float" office:value="-0.499999229709879" calcext:value-type="float">
            <text:p>-0,499999229709879</text:p>
          </table:table-cell>
          <table:table-cell table:formula="of:=COS([$Planilha2.$E$18]*[$Planilha1.$A97])" office:value-type="float" office:value="-0.130527129180076" calcext:value-type="float">
            <text:p>-0,130527129180076</text:p>
          </table:table-cell>
          <table:table-cell table:formula="of:=COS([$Planilha2.$E$19]*[$Planilha1.$A97])" office:value-type="float" office:value="0.707107488742666" calcext:value-type="float">
            <text:p>0,707107488742666</text:p>
          </table:table-cell>
          <table:table-cell table:formula="of:=COS([$Planilha2.$E$20]*[$Planilha1.$A97])" office:value-type="float" office:value="-0.991444999238526" calcext:value-type="float">
            <text:p>-0,991444999238526</text:p>
          </table:table-cell>
          <table:table-cell table:formula="of:=COS([$Planilha2.$E$201]*[$Planilha1.$A97])" office:value-type="float" office:value="1" calcext:value-type="float">
            <text:p>1</text:p>
          </table:table-cell>
          <table:table-cell table:formula="of:=COS([$Planilha2.$E$22]*[$Planilha1.$A97])" office:value-type="float" office:value="-0.382682353819898" calcext:value-type="float">
            <text:p>-0,382682353819898</text:p>
          </table:table-cell>
          <table:table-cell table:formula="of:=COS([$Planilha2.$E$23]*[$Planilha1.$A97])" office:value-type="float" office:value="-0.258820226429143" calcext:value-type="float">
            <text:p>-0,258820226429143</text:p>
          </table:table-cell>
          <table:table-cell table:formula="of:=COS([$Planilha2.$E$24]*[$Planilha1.$A97])" office:value-type="float" office:value="0.793354118647105" calcext:value-type="float">
            <text:p>0,793354118647105</text:p>
          </table:table-cell>
          <table:table-cell table:formula="of:=COS([$Planilha2.$E$25]*[$Planilha1.$A97])" office:value-type="float" office:value="-0.99999999999911" calcext:value-type="float">
            <text:p>-0,99999999999911</text:p>
          </table:table-cell>
          <table:table-cell table:formula="of:=COS([$Planilha2.$E$26]*[$Planilha1.$A97])" office:value-type="float" office:value="0.793352494250778" calcext:value-type="float">
            <text:p>0,793352494250778</text:p>
          </table:table-cell>
          <table:table-cell table:formula="of:=COS([$Planilha2.$E$27]*[$Planilha1.$A97])" office:value-type="float" office:value="-0.258817648988749" calcext:value-type="float">
            <text:p>-0,258817648988749</text:p>
          </table:table-cell>
          <table:table-cell table:formula="of:=COS([$Planilha2.$E$28]*[$Planilha1.$A97])" office:value-type="float" office:value="-0.382684819065288" calcext:value-type="float">
            <text:p>-0,382684819065288</text:p>
          </table:table-cell>
          <table:table-cell table:formula="of:=COS([$Planilha2.$E$29]*[$Planilha1.$A97])" office:value-type="float" office:value="0.866026182055808" calcext:value-type="float">
            <text:p>0,866026182055808</text:p>
          </table:table-cell>
          <table:table-cell table:formula="of:=COS([$Planilha2.$E$30]*[$Planilha1.$A97])" office:value-type="float" office:value="-0.991444650946586" calcext:value-type="float">
            <text:p>-0,991444650946586</text:p>
          </table:table-cell>
          <table:table-cell table:formula="of:=COS([$Planilha2.$E$31]*[$Planilha1.$A97])" office:value-type="float" office:value="0.707105601924771" calcext:value-type="float">
            <text:p>0,707105601924771</text:p>
          </table:table-cell>
          <table:table-cell table:formula="of:=COS([$Planilha2.$E$32]*[$Planilha1.$A97])" office:value-type="float" office:value="-0.130524483645592" calcext:value-type="float">
            <text:p>-0,130524483645592</text:p>
          </table:table-cell>
          <table:table-cell table:formula="of:=COS([$Planilha2.$E$33]*[$Planilha1.$A97])" office:value-type="float" office:value="-0.500001540579055" calcext:value-type="float">
            <text:p>-0,500001540579055</text:p>
          </table:table-cell>
          <table:table-cell table:formula="of:=COS([$Planilha2.$E$34]*[$Planilha1.$A97])" office:value-type="float" office:value="0.923880234542204" calcext:value-type="float">
            <text:p>0,923880234542204</text:p>
          </table:table-cell>
          <table:table-cell table:formula="of:=COS([$Planilha2.$E$35]*[$Planilha1.$A97])" office:value-type="float" office:value="-0.965925337096016" calcext:value-type="float">
            <text:p>-0,965925337096016</text:p>
          </table:table-cell>
          <table:table-cell table:formula="of:=COS([$Planilha2.$E$36]*[$Planilha1.$A97])" office:value-type="float" office:value="0.608759885395016" calcext:value-type="float">
            <text:p>0,608759885395016</text:p>
          </table:table-cell>
        </table:table-row>
        <table:table-row table:style-name="ro1">
          <table:table-cell/>
          <table:table-cell table:formula="of:=COS([$Planilha2.E$1]*[$Planilha1.A98])" office:value-type="float" office:value="1" calcext:value-type="float">
            <text:p>1</text:p>
          </table:table-cell>
          <table:table-cell table:formula="of:=COS([$Planilha2.$E$2]*[$Planilha1.$A98])" office:value-type="float" office:value="-0.80901696135549" calcext:value-type="float">
            <text:p>-0,80901696135549</text:p>
          </table:table-cell>
          <table:table-cell table:formula="of:=COS([$Planilha2.$E$3]*[$Planilha1.$A98])" office:value-type="float" office:value="0.309016887521741" calcext:value-type="float">
            <text:p>0,309016887521741</text:p>
          </table:table-cell>
          <table:table-cell table:formula="of:=COS([$Planilha2.$E$4]*[$Planilha1.$A98])" office:value-type="float" office:value="0.30901715465475" calcext:value-type="float">
            <text:p>0,30901715465475</text:p>
          </table:table-cell>
          <table:table-cell table:formula="of:=COS([$Planilha2.$E$5]*[$Planilha1.$A98])" office:value-type="float" office:value="-0.809017126452752" calcext:value-type="float">
            <text:p>-0,809017126452752</text:p>
          </table:table-cell>
          <table:table-cell table:formula="of:=COS([$Planilha2.$E$6]*[$Planilha1.$A98])" office:value-type="float" office:value="0.999999999999961" calcext:value-type="float">
            <text:p>0,999999999999961</text:p>
          </table:table-cell>
          <table:table-cell table:formula="of:=COS([$Planilha2.$E$7]*[$Planilha1.$A98])" office:value-type="float" office:value="-0.809016796258165" calcext:value-type="float">
            <text:p>-0,809016796258165</text:p>
          </table:table-cell>
          <table:table-cell table:formula="of:=COS([$Planilha2.$E$8]*[$Planilha1.$A98])" office:value-type="float" office:value="0.309016620388705" calcext:value-type="float">
            <text:p>0,309016620388705</text:p>
          </table:table-cell>
          <table:table-cell table:formula="of:=COS([$Planilha2.$E$9]*[$Planilha1.$A98])" office:value-type="float" office:value="0.309017421787735" calcext:value-type="float">
            <text:p>0,309017421787735</text:p>
          </table:table-cell>
          <table:table-cell table:formula="of:=COS([$Planilha2.$E$10]*[$Planilha1.$A98])" office:value-type="float" office:value="-0.80901729154995" calcext:value-type="float">
            <text:p>-0,80901729154995</text:p>
          </table:table-cell>
          <table:table-cell table:formula="of:=COS([$Planilha2.$E$11]*[$Planilha1.$A98])" office:value-type="float" office:value="0.999999999999842" calcext:value-type="float">
            <text:p>0,999999999999842</text:p>
          </table:table-cell>
          <table:table-cell table:formula="of:=COS([$Planilha2.$E$12]*[$Planilha1.$A98])" office:value-type="float" office:value="-0.809016631160772" calcext:value-type="float">
            <text:p>-0,809016631160772</text:p>
          </table:table-cell>
          <table:table-cell table:formula="of:=COS([$Planilha2.$E$13]*[$Planilha1.$A98])" office:value-type="float" office:value="0.309016353255649" calcext:value-type="float">
            <text:p>0,309016353255649</text:p>
          </table:table-cell>
          <table:table-cell table:formula="of:=COS([$Planilha2.$E$14]*[$Planilha1.$A98])" office:value-type="float" office:value="0.309017688920697" calcext:value-type="float">
            <text:p>0,309017688920697</text:p>
          </table:table-cell>
          <table:table-cell table:formula="of:=COS([$Planilha2.$E$15]*[$Planilha1.$A98])" office:value-type="float" office:value="-0.809017456647085" calcext:value-type="float">
            <text:p>-0,809017456647085</text:p>
          </table:table-cell>
          <table:table-cell table:formula="of:=COS([$Planilha2.$E$16]*[$Planilha1.$A98])" office:value-type="float" office:value="0.999999999999645" calcext:value-type="float">
            <text:p>0,999999999999645</text:p>
          </table:table-cell>
          <table:table-cell table:formula="of:=COS([$Planilha2.$E$17]*[$Planilha1.$A98])" office:value-type="float" office:value="-0.809016466063322" calcext:value-type="float">
            <text:p>-0,809016466063322</text:p>
          </table:table-cell>
          <table:table-cell table:formula="of:=COS([$Planilha2.$E$18]*[$Planilha1.$A98])" office:value-type="float" office:value="0.309016086122572" calcext:value-type="float">
            <text:p>0,309016086122572</text:p>
          </table:table-cell>
          <table:table-cell table:formula="of:=COS([$Planilha2.$E$19]*[$Planilha1.$A98])" office:value-type="float" office:value="0.309017956053635" calcext:value-type="float">
            <text:p>0,309017956053635</text:p>
          </table:table-cell>
          <table:table-cell table:formula="of:=COS([$Planilha2.$E$20]*[$Planilha1.$A98])" office:value-type="float" office:value="-0.809017621744157" calcext:value-type="float">
            <text:p>-0,809017621744157</text:p>
          </table:table-cell>
          <table:table-cell table:formula="of:=COS([$Planilha2.$E$201]*[$Planilha1.$A98])" office:value-type="float" office:value="1" calcext:value-type="float">
            <text:p>1</text:p>
          </table:table-cell>
          <table:table-cell table:formula="of:=COS([$Planilha2.$E$22]*[$Planilha1.$A98])" office:value-type="float" office:value="-0.809016300965804" calcext:value-type="float">
            <text:p>-0,809016300965804</text:p>
          </table:table-cell>
          <table:table-cell table:formula="of:=COS([$Planilha2.$E$23]*[$Planilha1.$A98])" office:value-type="float" office:value="0.30901581898945" calcext:value-type="float">
            <text:p>0,30901581898945</text:p>
          </table:table-cell>
          <table:table-cell table:formula="of:=COS([$Planilha2.$E$24]*[$Planilha1.$A98])" office:value-type="float" office:value="0.309018223186548" calcext:value-type="float">
            <text:p>0,309018223186548</text:p>
          </table:table-cell>
          <table:table-cell table:formula="of:=COS([$Planilha2.$E$25]*[$Planilha1.$A98])" office:value-type="float" office:value="-0.80901778684116" calcext:value-type="float">
            <text:p>-0,80901778684116</text:p>
          </table:table-cell>
          <table:table-cell table:formula="of:=COS([$Planilha2.$E$26]*[$Planilha1.$A98])" office:value-type="float" office:value="0.999999999999014" calcext:value-type="float">
            <text:p>0,999999999999014</text:p>
          </table:table-cell>
          <table:table-cell table:formula="of:=COS([$Planilha2.$E$27]*[$Planilha1.$A98])" office:value-type="float" office:value="-0.809016135868223" calcext:value-type="float">
            <text:p>-0,809016135868223</text:p>
          </table:table-cell>
          <table:table-cell table:formula="of:=COS([$Planilha2.$E$28]*[$Planilha1.$A98])" office:value-type="float" office:value="0.309015551856317" calcext:value-type="float">
            <text:p>0,309015551856317</text:p>
          </table:table-cell>
          <table:table-cell table:formula="of:=COS([$Planilha2.$E$29]*[$Planilha1.$A98])" office:value-type="float" office:value="0.309018490319437" calcext:value-type="float">
            <text:p>0,309018490319437</text:p>
          </table:table-cell>
          <table:table-cell table:formula="of:=COS([$Planilha2.$E$30]*[$Planilha1.$A98])" office:value-type="float" office:value="-0.809017951938103" calcext:value-type="float">
            <text:p>-0,809017951938103</text:p>
          </table:table-cell>
          <table:table-cell table:formula="of:=COS([$Planilha2.$E$31]*[$Planilha1.$A98])" office:value-type="float" office:value="0.99999999999858" calcext:value-type="float">
            <text:p>0,99999999999858</text:p>
          </table:table-cell>
          <table:table-cell table:formula="of:=COS([$Planilha2.$E$32]*[$Planilha1.$A98])" office:value-type="float" office:value="-0.809015970770577" calcext:value-type="float">
            <text:p>-0,809015970770577</text:p>
          </table:table-cell>
          <table:table-cell table:formula="of:=COS([$Planilha2.$E$33]*[$Planilha1.$A98])" office:value-type="float" office:value="0.309015284723173" calcext:value-type="float">
            <text:p>0,309015284723173</text:p>
          </table:table-cell>
          <table:table-cell table:formula="of:=COS([$Planilha2.$E$34]*[$Planilha1.$A98])" office:value-type="float" office:value="0.309018757452289" calcext:value-type="float">
            <text:p>0,309018757452289</text:p>
          </table:table-cell>
          <table:table-cell table:formula="of:=COS([$Planilha2.$E$35]*[$Planilha1.$A98])" office:value-type="float" office:value="-0.809018117034974" calcext:value-type="float">
            <text:p>-0,809018117034974</text:p>
          </table:table-cell>
          <table:table-cell table:formula="of:=COS([$Planilha2.$E$36]*[$Planilha1.$A98])" office:value-type="float" office:value="0.999999999998067" calcext:value-type="float">
            <text:p>0,999999999998067</text:p>
          </table:table-cell>
        </table:table-row>
        <table:table-row table:style-name="ro1">
          <table:table-cell/>
          <table:table-cell table:formula="of:=COS([$Planilha2.E$1]*[$Planilha1.A99])" office:value-type="float" office:value="1" calcext:value-type="float">
            <text:p>1</text:p>
          </table:table-cell>
          <table:table-cell table:formula="of:=COS([$Planilha2.$E$2]*[$Planilha1.$A99])" office:value-type="float" office:value="-0.824126156472105" calcext:value-type="float">
            <text:p>-0,824126156472105</text:p>
          </table:table-cell>
          <table:table-cell table:formula="of:=COS([$Planilha2.$E$3]*[$Planilha1.$A99])" office:value-type="float" office:value="0.358367843562967" calcext:value-type="float">
            <text:p>0,358367843562967</text:p>
          </table:table-cell>
          <table:table-cell table:formula="of:=COS([$Planilha2.$E$4]*[$Planilha1.$A99])" office:value-type="float" office:value="0.233445529434616" calcext:value-type="float">
            <text:p>0,233445529434616</text:p>
          </table:table-cell>
          <table:table-cell table:formula="of:=COS([$Planilha2.$E$5]*[$Planilha1.$A99])" office:value-type="float" office:value="-0.743144977400057" calcext:value-type="float">
            <text:p>-0,743144977400057</text:p>
          </table:table-cell>
          <table:table-cell table:formula="of:=COS([$Planilha2.$E$6]*[$Planilha1.$A99])" office:value-type="float" office:value="0.991444898417901" calcext:value-type="float">
            <text:p>0,991444898417901</text:p>
          </table:table-cell>
          <table:table-cell table:formula="of:=COS([$Planilha2.$E$7]*[$Planilha1.$A99])" office:value-type="float" office:value="-0.891006369573984" calcext:value-type="float">
            <text:p>-0,891006369573984</text:p>
          </table:table-cell>
          <table:table-cell table:formula="of:=COS([$Planilha2.$E$8]*[$Planilha1.$A99])" office:value-type="float" office:value="0.47715841108044" calcext:value-type="float">
            <text:p>0,47715841108044</text:p>
          </table:table-cell>
          <table:table-cell table:formula="of:=COS([$Planilha2.$E$9]*[$Planilha1.$A99])" office:value-type="float" office:value="0.104528914869863" calcext:value-type="float">
            <text:p>0,104528914869863</text:p>
          </table:table-cell>
          <table:table-cell table:formula="of:=COS([$Planilha2.$E$10]*[$Planilha1.$A99])" office:value-type="float" office:value="-0.649448436784243" calcext:value-type="float">
            <text:p>-0,649448436784243</text:p>
          </table:table-cell>
          <table:table-cell table:formula="of:=COS([$Planilha2.$E$11]*[$Planilha1.$A99])" office:value-type="float" office:value="0.965925973197765" calcext:value-type="float">
            <text:p>0,965925973197765</text:p>
          </table:table-cell>
          <table:table-cell table:formula="of:=COS([$Planilha2.$E$12]*[$Planilha1.$A99])" office:value-type="float" office:value="-0.942641282671857" calcext:value-type="float">
            <text:p>-0,942641282671857</text:p>
          </table:table-cell>
          <table:table-cell table:formula="of:=COS([$Planilha2.$E$13]*[$Planilha1.$A99])" office:value-type="float" office:value="0.587784701242821" calcext:value-type="float">
            <text:p>0,587784701242821</text:p>
          </table:table-cell>
          <table:table-cell table:formula="of:=COS([$Planilha2.$E$14]*[$Planilha1.$A99])" office:value-type="float" office:value="-0.0261762106648474" calcext:value-type="float">
            <text:p>-0,026176210664848</text:p>
          </table:table-cell>
          <table:table-cell table:formula="of:=COS([$Planilha2.$E$15]*[$Planilha1.$A99])" office:value-type="float" office:value="-0.54463970147038" calcext:value-type="float">
            <text:p>-0,54463970147038</text:p>
          </table:table-cell>
          <table:table-cell table:formula="of:=COS([$Planilha2.$E$16]*[$Planilha1.$A99])" office:value-type="float" office:value="0.923879858334638" calcext:value-type="float">
            <text:p>0,923879858334638</text:p>
          </table:table-cell>
          <table:table-cell table:formula="of:=COS([$Planilha2.$E$17]*[$Planilha1.$A99])" office:value-type="float" office:value="-0.978147411912258" calcext:value-type="float">
            <text:p>-0,978147411912258</text:p>
          </table:table-cell>
          <table:table-cell table:formula="of:=COS([$Planilha2.$E$18]*[$Planilha1.$A99])" office:value-type="float" office:value="0.688353875750135" calcext:value-type="float">
            <text:p>0,688353875750135</text:p>
          </table:table-cell>
          <table:table-cell table:formula="of:=COS([$Planilha2.$E$19]*[$Planilha1.$A99])" office:value-type="float" office:value="-0.156433455917006" calcext:value-type="float">
            <text:p>-0,156433455917006</text:p>
          </table:table-cell>
          <table:table-cell table:formula="of:=COS([$Planilha2.$E$20]*[$Planilha1.$A99])" office:value-type="float" office:value="-0.430512070213074" calcext:value-type="float">
            <text:p>-0,430512070213074</text:p>
          </table:table-cell>
          <table:table-cell table:formula="of:=COS([$Planilha2.$E$201]*[$Planilha1.$A99])" office:value-type="float" office:value="1" calcext:value-type="float">
            <text:p>1</text:p>
          </table:table-cell>
          <table:table-cell table:formula="of:=COS([$Planilha2.$E$22]*[$Planilha1.$A99])" office:value-type="float" office:value="-0.996917240210303" calcext:value-type="float">
            <text:p>-0,996917240210303</text:p>
          </table:table-cell>
          <table:table-cell table:formula="of:=COS([$Planilha2.$E$23]*[$Planilha1.$A99])" office:value-type="float" office:value="0.777145175594488" calcext:value-type="float">
            <text:p>0,777145175594488</text:p>
          </table:table-cell>
          <table:table-cell table:formula="of:=COS([$Planilha2.$E$24]*[$Planilha1.$A99])" office:value-type="float" office:value="-0.284014092956748" calcext:value-type="float">
            <text:p>-0,284014092956748</text:p>
          </table:table-cell>
          <table:table-cell table:formula="of:=COS([$Planilha2.$E$25]*[$Planilha1.$A99])" office:value-type="float" office:value="-0.309018289969776" calcext:value-type="float">
            <text:p>-0,309018289969776</text:p>
          </table:table-cell>
          <table:table-cell table:formula="of:=COS([$Planilha2.$E$26]*[$Planilha1.$A99])" office:value-type="float" office:value="0.793354204141497" calcext:value-type="float">
            <text:p>0,793354204141497</text:p>
          </table:table-cell>
          <table:table-cell table:formula="of:=COS([$Planilha2.$E$27]*[$Planilha1.$A99])" office:value-type="float" office:value="-0.998629611990459" calcext:value-type="float">
            <text:p>-0,998629611990459</text:p>
          </table:table-cell>
          <table:table-cell table:formula="of:=COS([$Planilha2.$E$28]*[$Planilha1.$A99])" office:value-type="float" office:value="0.852639363596354" calcext:value-type="float">
            <text:p>0,852639363596354</text:p>
          </table:table-cell>
          <table:table-cell table:formula="of:=COS([$Planilha2.$E$29]*[$Planilha1.$A99])" office:value-type="float" office:value="-0.406735191164511" calcext:value-type="float">
            <text:p>-0,406735191164511</text:p>
          </table:table-cell>
          <table:table-cell table:formula="of:=COS([$Planilha2.$E$30]*[$Planilha1.$A99])" office:value-type="float" office:value="-0.182237144003643" calcext:value-type="float">
            <text:p>-0,182237144003643</text:p>
          </table:table-cell>
          <table:table-cell table:formula="of:=COS([$Planilha2.$E$31]*[$Planilha1.$A99])" office:value-type="float" office:value="0.707107985272863" calcext:value-type="float">
            <text:p>0,707107985272863</text:p>
          </table:table-cell>
          <table:table-cell table:formula="of:=COS([$Planilha2.$E$32]*[$Planilha1.$A99])" office:value-type="float" office:value="-0.983255228223674" calcext:value-type="float">
            <text:p>-0,983255228223674</text:p>
          </table:table-cell>
          <table:table-cell table:formula="of:=COS([$Planilha2.$E$33]*[$Planilha1.$A99])" office:value-type="float" office:value="0.913544718861296" calcext:value-type="float">
            <text:p>0,913544718861296</text:p>
          </table:table-cell>
          <table:table-cell table:formula="of:=COS([$Planilha2.$E$34]*[$Planilha1.$A99])" office:value-type="float" office:value="-0.522496967617427" calcext:value-type="float">
            <text:p>-0,522496967617427</text:p>
          </table:table-cell>
          <table:table-cell table:formula="of:=COS([$Planilha2.$E$35]*[$Planilha1.$A99])" office:value-type="float" office:value="-0.0523378834795366" calcext:value-type="float">
            <text:p>-0,052337883479537</text:p>
          </table:table-cell>
          <table:table-cell table:formula="of:=COS([$Planilha2.$E$36]*[$Planilha1.$A99])" office:value-type="float" office:value="0.608763005117189" calcext:value-type="float">
            <text:p>0,608763005117189</text:p>
          </table:table-cell>
        </table:table-row>
        <table:table-row table:style-name="ro1">
          <table:table-cell/>
          <table:table-cell table:formula="of:=COS([$Planilha2.E$1]*[$Planilha1.A100])" office:value-type="float" office:value="1" calcext:value-type="float">
            <text:p>1</text:p>
          </table:table-cell>
          <table:table-cell table:formula="of:=COS([$Planilha2.$E$2]*[$Planilha1.$A100])" office:value-type="float" office:value="-0.838670536712341" calcext:value-type="float">
            <text:p>-0,838670536712341</text:p>
          </table:table-cell>
          <table:table-cell table:formula="of:=COS([$Planilha2.$E$3]*[$Planilha1.$A100])" office:value-type="float" office:value="0.406736538298732" calcext:value-type="float">
            <text:p>0,406736538298732</text:p>
          </table:table-cell>
          <table:table-cell table:formula="of:=COS([$Planilha2.$E$4]*[$Planilha1.$A100])" office:value-type="float" office:value="0.156434634961307" calcext:value-type="float">
            <text:p>0,156434634961307</text:p>
          </table:table-cell>
          <table:table-cell table:formula="of:=COS([$Planilha2.$E$5]*[$Planilha1.$A100])" office:value-type="float" office:value="-0.669130776825528" calcext:value-type="float">
            <text:p>-0,669130776825528</text:p>
          </table:table-cell>
          <table:table-cell table:formula="of:=COS([$Planilha2.$E$6]*[$Planilha1.$A100])" office:value-type="float" office:value="0.965925900500717" calcext:value-type="float">
            <text:p>0,965925900500717</text:p>
          </table:table-cell>
          <table:table-cell table:formula="of:=COS([$Planilha2.$E$7]*[$Planilha1.$A100])" office:value-type="float" office:value="-0.951056409969045" calcext:value-type="float">
            <text:p>-0,951056409969045</text:p>
          </table:table-cell>
          <table:table-cell table:formula="of:=COS([$Planilha2.$E$8]*[$Planilha1.$A100])" office:value-type="float" office:value="0.629320079084184" calcext:value-type="float">
            <text:p>0,629320079084184</text:p>
          </table:table-cell>
          <table:table-cell table:formula="of:=COS([$Planilha2.$E$9]*[$Planilha1.$A100])" office:value-type="float" office:value="-0.104528007009732" calcext:value-type="float">
            <text:p>-0,104528007009732</text:p>
          </table:table-cell>
          <table:table-cell table:formula="of:=COS([$Planilha2.$E$10]*[$Planilha1.$A100])" office:value-type="float" office:value="-0.453990959603544" calcext:value-type="float">
            <text:p>-0,453990959603544</text:p>
          </table:table-cell>
          <table:table-cell table:formula="of:=COS([$Planilha2.$E$11]*[$Planilha1.$A100])" office:value-type="float" office:value="0.86602569051624" calcext:value-type="float">
            <text:p>0,86602569051624</text:p>
          </table:table-cell>
          <table:table-cell table:formula="of:=COS([$Planilha2.$E$12]*[$Planilha1.$A100])" office:value-type="float" office:value="-0.998629501740316" calcext:value-type="float">
            <text:p>-0,998629501740316</text:p>
          </table:table-cell>
          <table:table-cell table:formula="of:=COS([$Planilha2.$E$13]*[$Planilha1.$A100])" office:value-type="float" office:value="0.809016589886417" calcext:value-type="float">
            <text:p>0,809016589886417</text:p>
          </table:table-cell>
          <table:table-cell table:formula="of:=COS([$Planilha2.$E$14]*[$Planilha1.$A100])" office:value-type="float" office:value="-0.358367253558146" calcext:value-type="float">
            <text:p>-0,358367253558146</text:p>
          </table:table-cell>
          <table:table-cell table:formula="of:=COS([$Planilha2.$E$15]*[$Planilha1.$A100])" office:value-type="float" office:value="-0.207912476122952" calcext:value-type="float">
            <text:p>-0,207912476122952</text:p>
          </table:table-cell>
          <table:table-cell table:formula="of:=COS([$Planilha2.$E$16]*[$Planilha1.$A100])" office:value-type="float" office:value="0.70710738943659" calcext:value-type="float">
            <text:p>0,70710738943659</text:p>
          </table:table-cell>
          <table:table-cell table:formula="of:=COS([$Planilha2.$E$17]*[$Planilha1.$A100])" office:value-type="float" office:value="-0.978147791501147" calcext:value-type="float">
            <text:p>-0,978147791501147</text:p>
          </table:table-cell>
          <table:table-cell table:formula="of:=COS([$Planilha2.$E$18]*[$Planilha1.$A100])" office:value-type="float" office:value="0.933580077127928" calcext:value-type="float">
            <text:p>0,933580077127928</text:p>
          </table:table-cell>
          <table:table-cell table:formula="of:=COS([$Planilha2.$E$19]*[$Planilha1.$A100])" office:value-type="float" office:value="-0.587784417196507" calcext:value-type="float">
            <text:p>-0,587784417196507</text:p>
          </table:table-cell>
          <table:table-cell table:formula="of:=COS([$Planilha2.$E$20]*[$Planilha1.$A100])" office:value-type="float" office:value="0.0523348681547541" calcext:value-type="float">
            <text:p>0,052334868154754</text:p>
          </table:table-cell>
          <table:table-cell table:formula="of:=COS([$Planilha2.$E$201]*[$Planilha1.$A100])" office:value-type="float" office:value="1" calcext:value-type="float">
            <text:p>1</text:p>
          </table:table-cell>
          <table:table-cell table:formula="of:=COS([$Planilha2.$E$22]*[$Planilha1.$A100])" office:value-type="float" office:value="-0.891007070916752" calcext:value-type="float">
            <text:p>-0,891007070916752</text:p>
          </table:table-cell>
          <table:table-cell table:formula="of:=COS([$Planilha2.$E$23]*[$Planilha1.$A100])" office:value-type="float" office:value="0.994521763492224" calcext:value-type="float">
            <text:p>0,994521763492224</text:p>
          </table:table-cell>
          <table:table-cell table:formula="of:=COS([$Planilha2.$E$24]*[$Planilha1.$A100])" office:value-type="float" office:value="-0.777145131403504" calcext:value-type="float">
            <text:p>-0,777145131403504</text:p>
          </table:table-cell>
          <table:table-cell table:formula="of:=COS([$Planilha2.$E$25]*[$Planilha1.$A100])" office:value-type="float" office:value="0.309015685422893" calcext:value-type="float">
            <text:p>0,309015685422893</text:p>
          </table:table-cell>
          <table:table-cell table:formula="of:=COS([$Planilha2.$E$26]*[$Planilha1.$A100])" office:value-type="float" office:value="0.258820429911205" calcext:value-type="float">
            <text:p>0,258820429911205</text:p>
          </table:table-cell>
          <table:table-cell table:formula="of:=COS([$Planilha2.$E$27]*[$Planilha1.$A100])" office:value-type="float" office:value="-0.743145823154382" calcext:value-type="float">
            <text:p>-0,743145823154382</text:p>
          </table:table-cell>
          <table:table-cell table:formula="of:=COS([$Planilha2.$E$28]*[$Planilha1.$A100])" office:value-type="float" office:value="0.987688582809649" calcext:value-type="float">
            <text:p>0,987688582809649</text:p>
          </table:table-cell>
          <table:table-cell table:formula="of:=COS([$Planilha2.$E$29]*[$Planilha1.$A100])" office:value-type="float" office:value="-0.913544804544846" calcext:value-type="float">
            <text:p>-0,913544804544846</text:p>
          </table:table-cell>
          <table:table-cell table:formula="of:=COS([$Planilha2.$E$30]*[$Planilha1.$A100])" office:value-type="float" office:value="0.544637640267154" calcext:value-type="float">
            <text:p>0,544637640267154</text:p>
          </table:table-cell>
          <table:table-cell table:formula="of:=COS([$Planilha2.$E$31]*[$Planilha1.$A100])" office:value-type="float" office:value="0.00000172039165968945" calcext:value-type="float">
            <text:p>1,72039165968945E-06</text:p>
          </table:table-cell>
          <table:table-cell table:formula="of:=COS([$Planilha2.$E$32]*[$Planilha1.$A100])" office:value-type="float" office:value="-0.544640525950747" calcext:value-type="float">
            <text:p>-0,544640525950747</text:p>
          </table:table-cell>
          <table:table-cell table:formula="of:=COS([$Planilha2.$E$33]*[$Planilha1.$A100])" office:value-type="float" office:value="0.913546204037142" calcext:value-type="float">
            <text:p>0,913546204037142</text:p>
          </table:table-cell>
          <table:table-cell table:formula="of:=COS([$Planilha2.$E$34]*[$Planilha1.$A100])" office:value-type="float" office:value="-0.987688044551967" calcext:value-type="float">
            <text:p>-0,987688044551967</text:p>
          </table:table-cell>
          <table:table-cell table:formula="of:=COS([$Planilha2.$E$35]*[$Planilha1.$A100])" office:value-type="float" office:value="0.743143520820376" calcext:value-type="float">
            <text:p>0,743143520820376</text:p>
          </table:table-cell>
          <table:table-cell table:formula="of:=COS([$Planilha2.$E$36]*[$Planilha1.$A100])" office:value-type="float" office:value="-0.258817106369466" calcext:value-type="float">
            <text:p>-0,258817106369466</text:p>
          </table:table-cell>
        </table:table-row>
        <table:table-row table:style-name="ro1">
          <table:table-cell/>
          <table:table-cell table:formula="of:=COS([$Planilha2.E$1]*[$Planilha1.A101])" office:value-type="float" office:value="1" calcext:value-type="float">
            <text:p>1</text:p>
          </table:table-cell>
          <table:table-cell table:formula="of:=COS([$Planilha2.$E$2]*[$Planilha1.$A101])" office:value-type="float" office:value="-0.852640134084936" calcext:value-type="float">
            <text:p>-0,852640134084936</text:p>
          </table:table-cell>
          <table:table-cell table:formula="of:=COS([$Planilha2.$E$3]*[$Planilha1.$A101])" office:value-type="float" office:value="0.453990396504755" calcext:value-type="float">
            <text:p>0,453990396504755</text:p>
          </table:table-cell>
          <table:table-cell table:formula="of:=COS([$Planilha2.$E$4]*[$Planilha1.$A101])" office:value-type="float" office:value="0.0784592689867611" calcext:value-type="float">
            <text:p>0,078459268986761</text:p>
          </table:table-cell>
          <table:table-cell table:formula="of:=COS([$Planilha2.$E$5]*[$Planilha1.$A101])" office:value-type="float" office:value="-0.587785439762911" calcext:value-type="float">
            <text:p>-0,587785439762911</text:p>
          </table:table-cell>
          <table:table-cell table:formula="of:=COS([$Planilha2.$E$6]*[$Planilha1.$A101])" office:value-type="float" office:value="0.923879643358482" calcext:value-type="float">
            <text:p>0,923879643358482</text:p>
          </table:table-cell>
          <table:table-cell table:formula="of:=COS([$Planilha2.$E$7]*[$Planilha1.$A101])" office:value-type="float" office:value="-0.987688286220126" calcext:value-type="float">
            <text:p>-0,987688286220126</text:p>
          </table:table-cell>
          <table:table-cell table:formula="of:=COS([$Planilha2.$E$8]*[$Planilha1.$A101])" office:value-type="float" office:value="0.760405702235215" calcext:value-type="float">
            <text:p>0,760405702235215</text:p>
          </table:table-cell>
          <table:table-cell table:formula="of:=COS([$Planilha2.$E$9]*[$Planilha1.$A101])" office:value-type="float" office:value="-0.309016553605443" calcext:value-type="float">
            <text:p>-0,309016553605443</text:p>
          </table:table-cell>
          <table:table-cell table:formula="of:=COS([$Planilha2.$E$10]*[$Planilha1.$A101])" office:value-type="float" office:value="-0.233445870833999" calcext:value-type="float">
            <text:p>-0,233445870833999</text:p>
          </table:table-cell>
          <table:table-cell table:formula="of:=COS([$Planilha2.$E$11]*[$Planilha1.$A101])" office:value-type="float" office:value="0.707107190824393" calcext:value-type="float">
            <text:p>0,707107190824393</text:p>
          </table:table-cell>
          <table:table-cell table:formula="of:=COS([$Planilha2.$E$12]*[$Planilha1.$A101])" office:value-type="float" office:value="-0.972370069159865" calcext:value-type="float">
            <text:p>-0,972370069159865</text:p>
          </table:table-cell>
          <table:table-cell table:formula="of:=COS([$Planilha2.$E$13]*[$Planilha1.$A101])" office:value-type="float" office:value="0.9510563014729" calcext:value-type="float">
            <text:p>0,9510563014729</text:p>
          </table:table-cell>
          <table:table-cell table:formula="of:=COS([$Planilha2.$E$14]*[$Planilha1.$A101])" office:value-type="float" office:value="-0.64944747566049" calcext:value-type="float">
            <text:p>-0,64944747566049</text:p>
          </table:table-cell>
          <table:table-cell table:formula="of:=COS([$Planilha2.$E$15]*[$Planilha1.$A101])" office:value-type="float" office:value="0.156433663983661" calcext:value-type="float">
            <text:p>0,156433663983661</text:p>
          </table:table-cell>
          <table:table-cell table:formula="of:=COS([$Planilha2.$E$16]*[$Planilha1.$A101])" office:value-type="float" office:value="0.382684235191631" calcext:value-type="float">
            <text:p>0,382684235191631</text:p>
          </table:table-cell>
          <table:table-cell table:formula="of:=COS([$Planilha2.$E$17]*[$Planilha1.$A101])" office:value-type="float" office:value="-0.809017539195629" calcext:value-type="float">
            <text:p>-0,809017539195629</text:p>
          </table:table-cell>
          <table:table-cell table:formula="of:=COS([$Planilha2.$E$18]*[$Planilha1.$A101])" office:value-type="float" office:value="0.996917411002022" calcext:value-type="float">
            <text:p>0,996917411002022</text:p>
          </table:table-cell>
          <table:table-cell table:formula="of:=COS([$Planilha2.$E$19]*[$Planilha1.$A101])" office:value-type="float" office:value="-0.891006050781112" calcext:value-type="float">
            <text:p>-0,891006050781112</text:p>
          </table:table-cell>
          <table:table-cell table:formula="of:=COS([$Planilha2.$E$20]*[$Planilha1.$A101])" office:value-type="float" office:value="0.522497626214966" calcext:value-type="float">
            <text:p>0,522497626214966</text:p>
          </table:table-cell>
          <table:table-cell table:formula="of:=COS([$Planilha2.$E$201]*[$Planilha1.$A101])" office:value-type="float" office:value="1" calcext:value-type="float">
            <text:p>1</text:p>
          </table:table-cell>
          <table:table-cell table:formula="of:=COS([$Planilha2.$E$22]*[$Planilha1.$A101])" office:value-type="float" office:value="-0.522499602005768" calcext:value-type="float">
            <text:p>-0,522499602005768</text:p>
          </table:table-cell>
          <table:table-cell table:formula="of:=COS([$Planilha2.$E$23]*[$Planilha1.$A101])" office:value-type="float" office:value="0.89100710279592" calcext:value-type="float">
            <text:p>0,89100710279592</text:p>
          </table:table-cell>
          <table:table-cell table:formula="of:=COS([$Planilha2.$E$24]*[$Planilha1.$A101])" office:value-type="float" office:value="-0.99691722919132" calcext:value-type="float">
            <text:p>-0,99691722919132</text:p>
          </table:table-cell>
          <table:table-cell table:formula="of:=COS([$Planilha2.$E$25]*[$Planilha1.$A101])" office:value-type="float" office:value="0.809016177142622" calcext:value-type="float">
            <text:p>0,809016177142622</text:p>
          </table:table-cell>
          <table:table-cell table:formula="of:=COS([$Planilha2.$E$26]*[$Planilha1.$A101])" office:value-type="float" office:value="-0.382682094320209" calcext:value-type="float">
            <text:p>-0,382682094320209</text:p>
          </table:table-cell>
          <table:table-cell table:formula="of:=COS([$Planilha2.$E$27]*[$Planilha1.$A101])" office:value-type="float" office:value="-0.156435952716435" calcext:value-type="float">
            <text:p>-0,156435952716435</text:p>
          </table:table-cell>
          <table:table-cell table:formula="of:=COS([$Planilha2.$E$28]*[$Planilha1.$A101])" office:value-type="float" office:value="0.649449237719924" calcext:value-type="float">
            <text:p>0,649449237719924</text:p>
          </table:table-cell>
          <table:table-cell table:formula="of:=COS([$Planilha2.$E$29]*[$Planilha1.$A101])" office:value-type="float" office:value="-0.951057017545294" calcext:value-type="float">
            <text:p>-0,951057017545294</text:p>
          </table:table-cell>
          <table:table-cell table:formula="of:=COS([$Planilha2.$E$30]*[$Planilha1.$A101])" office:value-type="float" office:value="0.972369528204562" calcext:value-type="float">
            <text:p>0,972369528204562</text:p>
          </table:table-cell>
          <table:table-cell table:formula="of:=COS([$Planilha2.$E$31]*[$Planilha1.$A101])" office:value-type="float" office:value="-0.707105552271592" calcext:value-type="float">
            <text:p>-0,707105552271592</text:p>
          </table:table-cell>
          <table:table-cell table:formula="of:=COS([$Planilha2.$E$32]*[$Planilha1.$A101])" office:value-type="float" office:value="0.233443617597554" calcext:value-type="float">
            <text:p>0,233443617597554</text:p>
          </table:table-cell>
          <table:table-cell table:formula="of:=COS([$Planilha2.$E$33]*[$Planilha1.$A101])" office:value-type="float" office:value="0.309018757452302" calcext:value-type="float">
            <text:p>0,309018757452302</text:p>
          </table:table-cell>
          <table:table-cell table:formula="of:=COS([$Planilha2.$E$34]*[$Planilha1.$A101])" office:value-type="float" office:value="-0.760407207175325" calcext:value-type="float">
            <text:p>-0,760407207175325</text:p>
          </table:table-cell>
          <table:table-cell table:formula="of:=COS([$Planilha2.$E$35]*[$Planilha1.$A101])" office:value-type="float" office:value="0.987688648717949" calcext:value-type="float">
            <text:p>0,987688648717949</text:p>
          </table:table-cell>
          <table:table-cell table:formula="of:=COS([$Planilha2.$E$36]*[$Planilha1.$A101])" office:value-type="float" office:value="-0.923878756578751" calcext:value-type="float">
            <text:p>-0,923878756578751</text:p>
          </table:table-cell>
        </table:table-row>
        <table:table-row table:style-name="ro1">
          <table:table-cell/>
          <table:table-cell table:formula="of:=COS([$Planilha2.E$1]*[$Planilha1.A102])" office:value-type="float" office:value="1" calcext:value-type="float">
            <text:p>1</text:p>
          </table:table-cell>
          <table:table-cell table:formula="of:=COS([$Planilha2.$E$2]*[$Planilha1.$A102])" office:value-type="float" office:value="-0.866025374526076" calcext:value-type="float">
            <text:p>-0,866025374526076</text:p>
          </table:table-cell>
          <table:table-cell table:formula="of:=COS([$Planilha2.$E$3]*[$Planilha1.$A102])" office:value-type="float" office:value="0.499999898646059" calcext:value-type="float">
            <text:p>0,499999898646059</text:p>
          </table:table-cell>
          <table:table-cell table:formula="of:=COS([$Planilha2.$E$4]*[$Planilha1.$A102])" office:value-type="float" office:value="0.000000175550169374278" calcext:value-type="float">
            <text:p>1,75550169374278E-07</text:p>
          </table:table-cell>
          <table:table-cell table:formula="of:=COS([$Planilha2.$E$5]*[$Planilha1.$A102])" office:value-type="float" office:value="-0.500000202707861" calcext:value-type="float">
            <text:p>-0,500000202707861</text:p>
          </table:table-cell>
          <table:table-cell table:formula="of:=COS([$Planilha2.$E$6]*[$Planilha1.$A102])" office:value-type="float" office:value="0.86602555007621" calcext:value-type="float">
            <text:p>0,86602555007621</text:p>
          </table:table-cell>
          <table:table-cell table:formula="of:=COS([$Planilha2.$E$7]*[$Planilha1.$A102])" office:value-type="float" office:value="-0.999999999999938" calcext:value-type="float">
            <text:p>-0,999999999999938</text:p>
          </table:table-cell>
          <table:table-cell table:formula="of:=COS([$Planilha2.$E$8]*[$Planilha1.$A102])" office:value-type="float" office:value="0.866025198975835" calcext:value-type="float">
            <text:p>0,866025198975835</text:p>
          </table:table-cell>
          <table:table-cell table:formula="of:=COS([$Planilha2.$E$9]*[$Planilha1.$A102])" office:value-type="float" office:value="-0.499999594584196" calcext:value-type="float">
            <text:p>-0,499999594584196</text:p>
          </table:table-cell>
          <table:table-cell table:formula="of:=COS([$Planilha2.$E$10]*[$Planilha1.$A102])" office:value-type="float" office:value="-0.000000526650509010991" calcext:value-type="float">
            <text:p>-5,26650509010991E-07</text:p>
          </table:table-cell>
          <table:table-cell table:formula="of:=COS([$Planilha2.$E$11]*[$Planilha1.$A102])" office:value-type="float" office:value="0.500000506769605" calcext:value-type="float">
            <text:p>0,500000506769605</text:p>
          </table:table-cell>
          <table:table-cell table:formula="of:=COS([$Planilha2.$E$12]*[$Planilha1.$A102])" office:value-type="float" office:value="-0.866025725626237" calcext:value-type="float">
            <text:p>-0,866025725626237</text:p>
          </table:table-cell>
          <table:table-cell table:formula="of:=COS([$Planilha2.$E$13]*[$Planilha1.$A102])" office:value-type="float" office:value="0.999999999999753" calcext:value-type="float">
            <text:p>0,999999999999753</text:p>
          </table:table-cell>
          <table:table-cell table:formula="of:=COS([$Planilha2.$E$14]*[$Planilha1.$A102])" office:value-type="float" office:value="-0.866025023425488" calcext:value-type="float">
            <text:p>-0,866025023425488</text:p>
          </table:table-cell>
          <table:table-cell table:formula="of:=COS([$Planilha2.$E$15]*[$Planilha1.$A102])" office:value-type="float" office:value="0.499999290522269" calcext:value-type="float">
            <text:p>0,499999290522269</text:p>
          </table:table-cell>
          <table:table-cell table:formula="of:=COS([$Planilha2.$E$16]*[$Planilha1.$A102])" office:value-type="float" office:value="0.000000877750849535817" calcext:value-type="float">
            <text:p>8,77750849535817E-07</text:p>
          </table:table-cell>
          <table:table-cell table:formula="of:=COS([$Planilha2.$E$17]*[$Planilha1.$A102])" office:value-type="float" office:value="-0.500000810831279" calcext:value-type="float">
            <text:p>-0,500000810831279</text:p>
          </table:table-cell>
          <table:table-cell table:formula="of:=COS([$Planilha2.$E$18]*[$Planilha1.$A102])" office:value-type="float" office:value="0.866025901176153" calcext:value-type="float">
            <text:p>0,866025901176153</text:p>
          </table:table-cell>
          <table:table-cell table:formula="of:=COS([$Planilha2.$E$19]*[$Planilha1.$A102])" office:value-type="float" office:value="-0.999999999999445" calcext:value-type="float">
            <text:p>-0,999999999999445</text:p>
          </table:table-cell>
          <table:table-cell table:formula="of:=COS([$Planilha2.$E$20]*[$Planilha1.$A102])" office:value-type="float" office:value="0.866024847875032" calcext:value-type="float">
            <text:p>0,866024847875032</text:p>
          </table:table-cell>
          <table:table-cell table:formula="of:=COS([$Planilha2.$E$201]*[$Planilha1.$A102])" office:value-type="float" office:value="1" calcext:value-type="float">
            <text:p>1</text:p>
          </table:table-cell>
          <table:table-cell table:formula="of:=COS([$Planilha2.$E$22]*[$Planilha1.$A102])" office:value-type="float" office:value="-0.00000122885118650782" calcext:value-type="float">
            <text:p>-1,22885118650782E-06</text:p>
          </table:table-cell>
          <table:table-cell table:formula="of:=COS([$Planilha2.$E$23]*[$Planilha1.$A102])" office:value-type="float" office:value="0.500001114892901" calcext:value-type="float">
            <text:p>0,500001114892901</text:p>
          </table:table-cell>
          <table:table-cell table:formula="of:=COS([$Planilha2.$E$24]*[$Planilha1.$A102])" office:value-type="float" office:value="-0.866026076725973" calcext:value-type="float">
            <text:p>-0,866026076725973</text:p>
          </table:table-cell>
          <table:table-cell table:formula="of:=COS([$Planilha2.$E$25]*[$Planilha1.$A102])" office:value-type="float" office:value="0.999999999999014" calcext:value-type="float">
            <text:p>0,999999999999014</text:p>
          </table:table-cell>
          <table:table-cell table:formula="of:=COS([$Planilha2.$E$26]*[$Planilha1.$A102])" office:value-type="float" office:value="-0.866024672324472" calcext:value-type="float">
            <text:p>-0,866024672324472</text:p>
          </table:table-cell>
          <table:table-cell table:formula="of:=COS([$Planilha2.$E$27]*[$Planilha1.$A102])" office:value-type="float" office:value="0.499998682398236" calcext:value-type="float">
            <text:p>0,499998682398236</text:p>
          </table:table-cell>
          <table:table-cell table:formula="of:=COS([$Planilha2.$E$28]*[$Planilha1.$A102])" office:value-type="float" office:value="0.0000015799515305851" calcext:value-type="float">
            <text:p>1,5799515305851E-06</text:p>
          </table:table-cell>
          <table:table-cell table:formula="of:=COS([$Planilha2.$E$29]*[$Planilha1.$A102])" office:value-type="float" office:value="-0.500001418954455" calcext:value-type="float">
            <text:p>-0,500001418954455</text:p>
          </table:table-cell>
          <table:table-cell table:formula="of:=COS([$Planilha2.$E$30]*[$Planilha1.$A102])" office:value-type="float" office:value="0.866026252275675" calcext:value-type="float">
            <text:p>0,866026252275675</text:p>
          </table:table-cell>
          <table:table-cell table:formula="of:=COS([$Planilha2.$E$31]*[$Planilha1.$A102])" office:value-type="float" office:value="-0.999999999998459" calcext:value-type="float">
            <text:p>-0,999999999998459</text:p>
          </table:table-cell>
          <table:table-cell table:formula="of:=COS([$Planilha2.$E$32]*[$Planilha1.$A102])" office:value-type="float" office:value="0.866024496773805" calcext:value-type="float">
            <text:p>0,866024496773805</text:p>
          </table:table-cell>
          <table:table-cell table:formula="of:=COS([$Planilha2.$E$33]*[$Planilha1.$A102])" office:value-type="float" office:value="-0.499998378336127" calcext:value-type="float">
            <text:p>-0,499998378336127</text:p>
          </table:table-cell>
          <table:table-cell table:formula="of:=COS([$Planilha2.$E$34]*[$Planilha1.$A102])" office:value-type="float" office:value="-0.0000019310518533459" calcext:value-type="float">
            <text:p>-1,9310518533459E-06</text:p>
          </table:table-cell>
          <table:table-cell table:formula="of:=COS([$Planilha2.$E$35]*[$Planilha1.$A102])" office:value-type="float" office:value="0.500001723015936" calcext:value-type="float">
            <text:p>0,500001723015936</text:p>
          </table:table-cell>
          <table:table-cell table:formula="of:=COS([$Planilha2.$E$36]*[$Planilha1.$A102])" office:value-type="float" office:value="-0.866026427825281" calcext:value-type="float">
            <text:p>-0,866026427825281</text:p>
          </table:table-cell>
        </table:table-row>
        <table:table-row table:style-name="ro1">
          <table:table-cell/>
          <table:table-cell table:formula="of:=COS([$Planilha2.E$1]*[$Planilha1.A103])" office:value-type="float" office:value="1" calcext:value-type="float">
            <text:p>1</text:p>
          </table:table-cell>
          <table:table-cell table:formula="of:=COS([$Planilha2.$E$2]*[$Planilha1.$A103])" office:value-type="float" office:value="-0.878817084460979" calcext:value-type="float">
            <text:p>-0,878817084460979</text:p>
          </table:table-cell>
          <table:table-cell table:formula="of:=COS([$Planilha2.$E$3]*[$Planilha1.$A103])" office:value-type="float" office:value="0.544638935880991" calcext:value-type="float">
            <text:p>0,544638935880991</text:p>
          </table:table-cell>
          <table:table-cell table:formula="of:=COS([$Planilha2.$E$4]*[$Planilha1.$A103])" office:value-type="float" office:value="-0.0784589189687457" calcext:value-type="float">
            <text:p>-0,078458918968746</text:p>
          </table:table-cell>
          <table:table-cell table:formula="of:=COS([$Planilha2.$E$5]*[$Planilha1.$A103])" office:value-type="float" office:value="-0.406736859044843" calcext:value-type="float">
            <text:p>-0,406736859044843</text:p>
          </table:table-cell>
          <table:table-cell table:formula="of:=COS([$Planilha2.$E$6]*[$Planilha1.$A103])" office:value-type="float" office:value="0.793353520185958" calcext:value-type="float">
            <text:p>0,793353520185958</text:p>
          </table:table-cell>
          <table:table-cell table:formula="of:=COS([$Planilha2.$E$7]*[$Planilha1.$A103])" office:value-type="float" office:value="-0.987688396068512" calcext:value-type="float">
            <text:p>-0,987688396068512</text:p>
          </table:table-cell>
          <table:table-cell table:formula="of:=COS([$Planilha2.$E$8]*[$Planilha1.$A103])" office:value-type="float" office:value="0.942641352991781" calcext:value-type="float">
            <text:p>0,942641352991781</text:p>
          </table:table-cell>
          <table:table-cell table:formula="of:=COS([$Planilha2.$E$9]*[$Planilha1.$A103])" office:value-type="float" office:value="-0.669130254988672" calcext:value-type="float">
            <text:p>-0,669130254988672</text:p>
          </table:table-cell>
          <table:table-cell table:formula="of:=COS([$Planilha2.$E$10]*[$Planilha1.$A103])" office:value-type="float" office:value="0.233444846635767" calcext:value-type="float">
            <text:p>0,233444846635767</text:p>
          </table:table-cell>
          <table:table-cell table:formula="of:=COS([$Planilha2.$E$11]*[$Planilha1.$A103])" office:value-type="float" office:value="0.258819615982902" calcext:value-type="float">
            <text:p>0,258819615982902</text:p>
          </table:table-cell>
          <table:table-cell table:formula="of:=COS([$Planilha2.$E$12]*[$Planilha1.$A103])" office:value-type="float" office:value="-0.688355047274575" calcext:value-type="float">
            <text:p>-0,688355047274575</text:p>
          </table:table-cell>
          <table:table-cell table:formula="of:=COS([$Planilha2.$E$13]*[$Planilha1.$A103])" office:value-type="float" office:value="0.951056735456778" calcext:value-type="float">
            <text:p>0,951056735456778</text:p>
          </table:table-cell>
          <table:table-cell table:formula="of:=COS([$Planilha2.$E$14]*[$Planilha1.$A103])" office:value-type="float" office:value="-0.983254767547631" calcext:value-type="float">
            <text:p>-0,983254767547631</text:p>
          </table:table-cell>
          <table:table-cell table:formula="of:=COS([$Planilha2.$E$15]*[$Planilha1.$A103])" office:value-type="float" office:value="0.777145440740353" calcext:value-type="float">
            <text:p>0,777145440740353</text:p>
          </table:table-cell>
          <table:table-cell table:formula="of:=COS([$Planilha2.$E$16]*[$Planilha1.$A103])" office:value-type="float" office:value="-0.382682613319536" calcext:value-type="float">
            <text:p>-0,382682613319536</text:p>
          </table:table-cell>
          <table:table-cell table:formula="of:=COS([$Planilha2.$E$17]*[$Planilha1.$A103])" office:value-type="float" office:value="-0.10452940371759" calcext:value-type="float">
            <text:p>-0,10452940371759</text:p>
          </table:table-cell>
          <table:table-cell table:formula="of:=COS([$Planilha2.$E$18]*[$Planilha1.$A103])" office:value-type="float" office:value="0.566407064950611" calcext:value-type="float">
            <text:p>0,566407064950611</text:p>
          </table:table-cell>
          <table:table-cell table:formula="of:=COS([$Planilha2.$E$19]*[$Planilha1.$A103])" office:value-type="float" office:value="-0.891007007158406" calcext:value-type="float">
            <text:p>-0,891007007158406</text:p>
          </table:table-cell>
          <table:table-cell table:formula="of:=COS([$Planilha2.$E$20]*[$Planilha1.$A103])" office:value-type="float" office:value="0.999657295579891" calcext:value-type="float">
            <text:p>0,999657295579891</text:p>
          </table:table-cell>
          <table:table-cell table:formula="of:=COS([$Planilha2.$E$201]*[$Planilha1.$A103])" office:value-type="float" office:value="1" calcext:value-type="float">
            <text:p>1</text:p>
          </table:table-cell>
          <table:table-cell table:formula="of:=COS([$Planilha2.$E$22]*[$Planilha1.$A103])" office:value-type="float" office:value="0.522497506469985" calcext:value-type="float">
            <text:p>0,522497506469985</text:p>
          </table:table-cell>
          <table:table-cell table:formula="of:=COS([$Planilha2.$E$23]*[$Planilha1.$A103])" office:value-type="float" office:value="-0.0523346577832356" calcext:value-type="float">
            <text:p>-0,052334657783236</text:p>
          </table:table-cell>
          <table:table-cell table:formula="of:=COS([$Planilha2.$E$24]*[$Planilha1.$A103])" office:value-type="float" office:value="-0.430512323731327" calcext:value-type="float">
            <text:p>-0,430512323731327</text:p>
          </table:table-cell>
          <table:table-cell table:formula="of:=COS([$Planilha2.$E$25]*[$Planilha1.$A103])" office:value-type="float" office:value="0.809017828115408" calcext:value-type="float">
            <text:p>0,809017828115408</text:p>
          </table:table-cell>
          <table:table-cell table:formula="of:=COS([$Planilha2.$E$26]*[$Planilha1.$A103])" office:value-type="float" office:value="-0.991445054231347" calcext:value-type="float">
            <text:p>-0,991445054231347</text:p>
          </table:table-cell>
          <table:table-cell table:formula="of:=COS([$Planilha2.$E$27]*[$Planilha1.$A103])" office:value-type="float" office:value="0.933579875810292" calcext:value-type="float">
            <text:p>0,933579875810292</text:p>
          </table:table-cell>
          <table:table-cell table:formula="of:=COS([$Planilha2.$E$28]*[$Planilha1.$A103])" office:value-type="float" office:value="-0.649446834910732" calcext:value-type="float">
            <text:p>-0,649446834910732</text:p>
          </table:table-cell>
          <table:table-cell table:formula="of:=COS([$Planilha2.$E$29]*[$Planilha1.$A103])" office:value-type="float" office:value="0.207910072127034" calcext:value-type="float">
            <text:p>0,207910072127034</text:p>
          </table:table-cell>
          <table:table-cell table:formula="of:=COS([$Planilha2.$E$30]*[$Planilha1.$A103])" office:value-type="float" office:value="0.284016988077228" calcext:value-type="float">
            <text:p>0,284016988077228</text:p>
          </table:table-cell>
          <table:table-cell table:formula="of:=COS([$Planilha2.$E$31]*[$Planilha1.$A103])" office:value-type="float" office:value="-0.70710803492586" calcext:value-type="float">
            <text:p>-0,70710803492586</text:p>
          </table:table-cell>
          <table:table-cell table:formula="of:=COS([$Planilha2.$E$32]*[$Planilha1.$A103])" office:value-type="float" office:value="0.95882025522774" calcext:value-type="float">
            <text:p>0,95882025522774</text:p>
          </table:table-cell>
          <table:table-cell table:formula="of:=COS([$Planilha2.$E$33]*[$Planilha1.$A103])" office:value-type="float" office:value="-0.97814720751689" calcext:value-type="float">
            <text:p>-0,97814720751689</text:p>
          </table:table-cell>
          <table:table-cell table:formula="of:=COS([$Planilha2.$E$34]*[$Planilha1.$A103])" office:value-type="float" office:value="0.760404698939544" calcext:value-type="float">
            <text:p>0,760404698939544</text:p>
          </table:table-cell>
          <table:table-cell table:formula="of:=COS([$Planilha2.$E$35]*[$Planilha1.$A103])" office:value-type="float" office:value="-0.358366073548069" calcext:value-type="float">
            <text:p>-0,358366073548069</text:p>
          </table:table-cell>
          <table:table-cell table:formula="of:=COS([$Planilha2.$E$36]*[$Planilha1.$A103])" office:value-type="float" office:value="-0.130528243089073" calcext:value-type="float">
            <text:p>-0,130528243089073</text:p>
          </table:table-cell>
        </table:table-row>
        <table:table-row table:style-name="ro1">
          <table:table-cell/>
          <table:table-cell table:formula="of:=COS([$Planilha2.E$1]*[$Planilha1.A104])" office:value-type="float" office:value="1" calcext:value-type="float">
            <text:p>1</text:p>
          </table:table-cell>
          <table:table-cell table:formula="of:=COS([$Planilha2.$E$2]*[$Planilha1.$A104])" office:value-type="float" office:value="-0.891006497091009" calcext:value-type="float">
            <text:p>-0,891006497091009</text:p>
          </table:table-cell>
          <table:table-cell table:formula="of:=COS([$Planilha2.$E$3]*[$Planilha1.$A104])" office:value-type="float" office:value="0.587785155716782" calcext:value-type="float">
            <text:p>0,587785155716782</text:p>
          </table:table-cell>
          <table:table-cell table:formula="of:=COS([$Planilha2.$E$4]*[$Planilha1.$A104])" office:value-type="float" office:value="-0.156434288183596" calcext:value-type="float">
            <text:p>-0,156434288183596</text:p>
          </table:table-cell>
          <table:table-cell table:formula="of:=COS([$Planilha2.$E$5]*[$Planilha1.$A104])" office:value-type="float" office:value="-0.309017221437997" calcext:value-type="float">
            <text:p>-0,309017221437997</text:p>
          </table:table-cell>
          <table:table-cell table:formula="of:=COS([$Planilha2.$E$6]*[$Planilha1.$A104])" office:value-type="float" office:value="0.707106992212132" calcext:value-type="float">
            <text:p>0,707106992212132</text:p>
          </table:table-cell>
          <table:table-cell table:formula="of:=COS([$Planilha2.$E$7]*[$Planilha1.$A104])" office:value-type="float" office:value="-0.951056626960983" calcext:value-type="float">
            <text:p>-0,951056626960983</text:p>
          </table:table-cell>
          <table:table-cell table:formula="of:=COS([$Planilha2.$E$8]*[$Planilha1.$A104])" office:value-type="float" office:value="0.987688275235261" calcext:value-type="float">
            <text:p>0,987688275235261</text:p>
          </table:table-cell>
          <table:table-cell table:formula="of:=COS([$Planilha2.$E$9]*[$Planilha1.$A104])" office:value-type="float" office:value="-0.809016713709479" calcext:value-type="float">
            <text:p>-0,809016713709479</text:p>
          </table:table-cell>
          <table:table-cell table:formula="of:=COS([$Planilha2.$E$10]*[$Planilha1.$A104])" office:value-type="float" office:value="0.453990021105463" calcext:value-type="float">
            <text:p>0,453990021105463</text:p>
          </table:table-cell>
          <table:table-cell table:formula="of:=COS([$Planilha2.$E$11]*[$Planilha1.$A104])" office:value-type="float" office:value="0.000000596870577115963" calcext:value-type="float">
            <text:p>5,96870577115963E-07</text:p>
          </table:table-cell>
          <table:table-cell table:formula="of:=COS([$Planilha2.$E$12]*[$Planilha1.$A104])" office:value-type="float" office:value="-0.453991084736587" calcext:value-type="float">
            <text:p>-0,453991084736587</text:p>
          </table:table-cell>
          <table:table-cell table:formula="of:=COS([$Planilha2.$E$13]*[$Planilha1.$A104])" office:value-type="float" office:value="0.809017415372806" calcext:value-type="float">
            <text:p>0,809017415372806</text:p>
          </table:table-cell>
          <table:table-cell table:formula="of:=COS([$Planilha2.$E$14]*[$Planilha1.$A104])" office:value-type="float" office:value="-0.987688461977307" calcext:value-type="float">
            <text:p>-0,987688461977307</text:p>
          </table:table-cell>
          <table:table-cell table:formula="of:=COS([$Planilha2.$E$15]*[$Planilha1.$A104])" office:value-type="float" office:value="0.951056258074409" calcext:value-type="float">
            <text:p>0,951056258074409</text:p>
          </table:table-cell>
          <table:table-cell table:formula="of:=COS([$Planilha2.$E$16]*[$Planilha1.$A104])" office:value-type="float" office:value="-0.707106148109418" calcext:value-type="float">
            <text:p>-0,707106148109418</text:p>
          </table:table-cell>
          <table:table-cell table:formula="of:=COS([$Planilha2.$E$17]*[$Planilha1.$A104])" office:value-type="float" office:value="0.309016086122572" calcext:value-type="float">
            <text:p>0,309016086122572</text:p>
          </table:table-cell>
          <table:table-cell table:formula="of:=COS([$Planilha2.$E$18]*[$Planilha1.$A104])" office:value-type="float" office:value="0.156435467227731" calcext:value-type="float">
            <text:p>0,156435467227731</text:p>
          </table:table-cell>
          <table:table-cell table:formula="of:=COS([$Planilha2.$E$19]*[$Planilha1.$A104])" office:value-type="float" office:value="-0.587786121473323" calcext:value-type="float">
            <text:p>-0,587786121473323</text:p>
          </table:table-cell>
          <table:table-cell table:formula="of:=COS([$Planilha2.$E$20]*[$Planilha1.$A104])" office:value-type="float" office:value="0.891007039037583" calcext:value-type="float">
            <text:p>0,891007039037583</text:p>
          </table:table-cell>
          <table:table-cell table:formula="of:=COS([$Planilha2.$E$201]*[$Planilha1.$A104])" office:value-type="float" office:value="1" calcext:value-type="float">
            <text:p>1</text:p>
          </table:table-cell>
          <table:table-cell table:formula="of:=COS([$Planilha2.$E$22]*[$Planilha1.$A104])" office:value-type="float" office:value="0.89100595514317" calcext:value-type="float">
            <text:p>0,89100595514317</text:p>
          </table:table-cell>
          <table:table-cell table:formula="of:=COS([$Planilha2.$E$23]*[$Planilha1.$A104])" office:value-type="float" office:value="-0.587784189959394" calcext:value-type="float">
            <text:p>-0,587784189959394</text:p>
          </table:table-cell>
          <table:table-cell table:formula="of:=COS([$Planilha2.$E$24]*[$Planilha1.$A104])" office:value-type="float" office:value="0.156433109139231" calcext:value-type="float">
            <text:p>0,156433109139231</text:p>
          </table:table-cell>
          <table:table-cell table:formula="of:=COS([$Planilha2.$E$25]*[$Planilha1.$A104])" office:value-type="float" office:value="0.309018356752989" calcext:value-type="float">
            <text:p>0,309018356752989</text:p>
          </table:table-cell>
          <table:table-cell table:formula="of:=COS([$Planilha2.$E$26]*[$Planilha1.$A104])" office:value-type="float" office:value="-0.707107836313839" calcext:value-type="float">
            <text:p>-0,707107836313839</text:p>
          </table:table-cell>
          <table:table-cell table:formula="of:=COS([$Planilha2.$E$27]*[$Planilha1.$A104])" office:value-type="float" office:value="0.951056995846198" calcext:value-type="float">
            <text:p>0,951056995846198</text:p>
          </table:table-cell>
          <table:table-cell table:formula="of:=COS([$Planilha2.$E$28]*[$Planilha1.$A104])" office:value-type="float" office:value="-0.987688088491806" calcext:value-type="float">
            <text:p>-0,987688088491806</text:p>
          </table:table-cell>
          <table:table-cell table:formula="of:=COS([$Planilha2.$E$29]*[$Planilha1.$A104])" office:value-type="float" office:value="0.809016012044992" calcext:value-type="float">
            <text:p>0,809016012044992</text:p>
          </table:table-cell>
          <table:table-cell table:formula="of:=COS([$Planilha2.$E$30]*[$Planilha1.$A104])" office:value-type="float" office:value="-0.453988957473685" calcext:value-type="float">
            <text:p>-0,453988957473685</text:p>
          </table:table-cell>
          <table:table-cell table:formula="of:=COS([$Planilha2.$E$31]*[$Planilha1.$A104])" office:value-type="float" office:value="-0.00000179061172424161" calcext:value-type="float">
            <text:p>-1,79061172424161E-06</text:p>
          </table:table-cell>
          <table:table-cell table:formula="of:=COS([$Planilha2.$E$32]*[$Planilha1.$A104])" office:value-type="float" office:value="0.453992148367058" calcext:value-type="float">
            <text:p>0,453992148367058</text:p>
          </table:table-cell>
          <table:table-cell table:formula="of:=COS([$Planilha2.$E$33]*[$Planilha1.$A104])" office:value-type="float" office:value="-0.809018117034974" calcext:value-type="float">
            <text:p>-0,809018117034974</text:p>
          </table:table-cell>
          <table:table-cell table:formula="of:=COS([$Planilha2.$E$34]*[$Planilha1.$A104])" office:value-type="float" office:value="0.987688648717947" calcext:value-type="float">
            <text:p>0,987688648717947</text:p>
          </table:table-cell>
          <table:table-cell table:formula="of:=COS([$Planilha2.$E$35]*[$Planilha1.$A104])" office:value-type="float" office:value="-0.951055889186483" calcext:value-type="float">
            <text:p>-0,951055889186483</text:p>
          </table:table-cell>
          <table:table-cell table:formula="of:=COS([$Planilha2.$E$36]*[$Planilha1.$A104])" office:value-type="float" office:value="0.707105304005688" calcext:value-type="float">
            <text:p>0,707105304005688</text:p>
          </table:table-cell>
        </table:table-row>
        <table:table-row table:style-name="ro1">
          <table:table-cell/>
          <table:table-cell table:formula="of:=COS([$Planilha2.E$1]*[$Planilha1.A105])" office:value-type="float" office:value="1" calcext:value-type="float">
            <text:p>1</text:p>
          </table:table-cell>
          <table:table-cell table:formula="of:=COS([$Planilha2.$E$2]*[$Planilha1.$A105])" office:value-type="float" office:value="-0.902585258401997" calcext:value-type="float">
            <text:p>-0,902585258401997</text:p>
          </table:table-cell>
          <table:table-cell table:formula="of:=COS([$Planilha2.$E$3]*[$Planilha1.$A105])" office:value-type="float" office:value="0.6293202973692" calcext:value-type="float">
            <text:p>0,6293202973692</text:p>
          </table:table-cell>
          <table:table-cell table:formula="of:=COS([$Planilha2.$E$4]*[$Planilha1.$A105])" office:value-type="float" office:value="-0.233445188035206" calcext:value-type="float">
            <text:p>-0,233445188035206</text:p>
          </table:table-cell>
          <table:table-cell table:formula="of:=COS([$Planilha2.$E$5]*[$Planilha1.$A105])" office:value-type="float" office:value="-0.207911926638282" calcext:value-type="float">
            <text:p>-0,207911926638282</text:p>
          </table:table-cell>
          <table:table-cell table:formula="of:=COS([$Planilha2.$E$6]*[$Planilha1.$A105])" office:value-type="float" office:value="0.608761668094548" calcext:value-type="float">
            <text:p>0,608761668094548</text:p>
          </table:table-cell>
          <table:table-cell table:formula="of:=COS([$Planilha2.$E$7]*[$Planilha1.$A105])" office:value-type="float" office:value="-0.891006688366414" calcext:value-type="float">
            <text:p>-0,891006688366414</text:p>
          </table:table-cell>
          <table:table-cell table:formula="of:=COS([$Planilha2.$E$8]*[$Planilha1.$A105])" office:value-type="float" office:value="0.999657336019669" calcext:value-type="float">
            <text:p>0,999657336019669</text:p>
          </table:table-cell>
          <table:table-cell table:formula="of:=COS([$Planilha2.$E$9]*[$Planilha1.$A105])" office:value-type="float" office:value="-0.913545261523115" calcext:value-type="float">
            <text:p>-0,913545261523115</text:p>
          </table:table-cell>
          <table:table-cell table:formula="of:=COS([$Planilha2.$E$10]*[$Planilha1.$A105])" office:value-type="float" office:value="0.649447635847852" calcext:value-type="float">
            <text:p>0,649447635847852</text:p>
          </table:table-cell>
          <table:table-cell table:formula="of:=COS([$Planilha2.$E$11]*[$Planilha1.$A105])" office:value-type="float" office:value="-0.258818462917486" calcext:value-type="float">
            <text:p>-0,258818462917486</text:p>
          </table:table-cell>
          <table:table-cell table:formula="of:=COS([$Planilha2.$E$12]*[$Planilha1.$A105])" office:value-type="float" office:value="-0.182236177384681" calcext:value-type="float">
            <text:p>-0,182236177384681</text:p>
          </table:table-cell>
          <table:table-cell table:formula="of:=COS([$Planilha2.$E$13]*[$Planilha1.$A105])" office:value-type="float" office:value="0.587785837427369" calcext:value-type="float">
            <text:p>0,587785837427369</text:p>
          </table:table-cell>
          <table:table-cell table:formula="of:=COS([$Planilha2.$E$14]*[$Planilha1.$A105])" office:value-type="float" office:value="-0.878817486534156" calcext:value-type="float">
            <text:p>-0,878817486534156</text:p>
          </table:table-cell>
          <table:table-cell table:formula="of:=COS([$Planilha2.$E$15]*[$Planilha1.$A105])" office:value-type="float" office:value="0.998629578915882" calcext:value-type="float">
            <text:p>0,998629578915882</text:p>
          </table:table-cell>
          <table:table-cell table:formula="of:=COS([$Planilha2.$E$16]*[$Planilha1.$A105])" office:value-type="float" office:value="-0.92387918653318" calcext:value-type="float">
            <text:p>-0,92387918653318</text:p>
          </table:table-cell>
          <table:table-cell table:formula="of:=COS([$Planilha2.$E$17]*[$Planilha1.$A105])" office:value-type="float" office:value="0.669129889702674" calcext:value-type="float">
            <text:p>0,669129889702674</text:p>
          </table:table-cell>
          <table:table-cell table:formula="of:=COS([$Planilha2.$E$18]*[$Planilha1.$A105])" office:value-type="float" office:value="-0.284014362270396" calcext:value-type="float">
            <text:p>-0,284014362270396</text:p>
          </table:table-cell>
          <table:table-cell table:formula="of:=COS([$Planilha2.$E$19]*[$Planilha1.$A105])" office:value-type="float" office:value="-0.156435536583272" calcext:value-type="float">
            <text:p>-0,156435536583272</text:p>
          </table:table-cell>
          <table:table-cell table:formula="of:=COS([$Planilha2.$E$20]*[$Planilha1.$A105])" office:value-type="float" office:value="0.566407180690931" calcext:value-type="float">
            <text:p>0,566407180690931</text:p>
          </table:table-cell>
          <table:table-cell table:formula="of:=COS([$Planilha2.$E$201]*[$Planilha1.$A105])" office:value-type="float" office:value="1" calcext:value-type="float">
            <text:p>1</text:p>
          </table:table-cell>
          <table:table-cell table:formula="of:=COS([$Planilha2.$E$22]*[$Planilha1.$A105])" office:value-type="float" office:value="0.996917433039319" calcext:value-type="float">
            <text:p>0,996917433039319</text:p>
          </table:table-cell>
          <table:table-cell table:formula="of:=COS([$Planilha2.$E$23]*[$Planilha1.$A105])" office:value-type="float" office:value="-0.933579951304438" calcext:value-type="float">
            <text:p>-0,933579951304438</text:p>
          </table:table-cell>
          <table:table-cell table:formula="of:=COS([$Planilha2.$E$24]*[$Planilha1.$A105])" office:value-type="float" office:value="0.688353570134762" calcext:value-type="float">
            <text:p>0,688353570134762</text:p>
          </table:table-cell>
          <table:table-cell table:formula="of:=COS([$Planilha2.$E$25]*[$Planilha1.$A105])" office:value-type="float" office:value="-0.309015618639613" calcext:value-type="float">
            <text:p>-0,309015618639613</text:p>
          </table:table-cell>
          <table:table-cell table:formula="of:=COS([$Planilha2.$E$26]*[$Planilha1.$A105])" office:value-type="float" office:value="-0.130527686134598" calcext:value-type="float">
            <text:p>-0,130527686134598</text:p>
          </table:table-cell>
          <table:table-cell table:formula="of:=COS([$Planilha2.$E$27]*[$Planilha1.$A105])" office:value-type="float" office:value="0.544640349276422" calcext:value-type="float">
            <text:p>0,544640349276422</text:p>
          </table:table-cell>
          <table:table-cell table:formula="of:=COS([$Planilha2.$E$28]*[$Planilha1.$A105])" office:value-type="float" office:value="-0.852641014641048" calcext:value-type="float">
            <text:p>-0,852641014641048</text:p>
          </table:table-cell>
          <table:table-cell table:formula="of:=COS([$Planilha2.$E$29]*[$Planilha1.$A105])" office:value-type="float" office:value="0.994522071771423" calcext:value-type="float">
            <text:p>0,994522071771423</text:p>
          </table:table-cell>
          <table:table-cell table:formula="of:=COS([$Planilha2.$E$30]*[$Planilha1.$A105])" office:value-type="float" office:value="-0.942640907631554" calcext:value-type="float">
            <text:p>-0,942640907631554</text:p>
          </table:table-cell>
          <table:table-cell table:formula="of:=COS([$Planilha2.$E$31]*[$Planilha1.$A105])" office:value-type="float" office:value="0.70710550261842" calcext:value-type="float">
            <text:p>0,70710550261842</text:p>
          </table:table-cell>
          <table:table-cell table:formula="of:=COS([$Planilha2.$E$32]*[$Planilha1.$A105])" office:value-type="float" office:value="-0.333805097965094" calcext:value-type="float">
            <text:p>-0,333805097965094</text:p>
          </table:table-cell>
          <table:table-cell table:formula="of:=COS([$Planilha2.$E$33]*[$Planilha1.$A105])" office:value-type="float" office:value="-0.104530381412976" calcext:value-type="float">
            <text:p>-0,104530381412976</text:p>
          </table:table-cell>
          <table:table-cell table:formula="of:=COS([$Planilha2.$E$34]*[$Planilha1.$A105])" office:value-type="float" office:value="0.522500260602061" calcext:value-type="float">
            <text:p>0,522500260602061</text:p>
          </table:table-cell>
          <table:table-cell table:formula="of:=COS([$Planilha2.$E$35]*[$Planilha1.$A105])" office:value-type="float" office:value="-0.83867168404828" calcext:value-type="float">
            <text:p>-0,83867168404828</text:p>
          </table:table-cell>
          <table:table-cell table:formula="of:=COS([$Planilha2.$E$36]*[$Planilha1.$A105])" office:value-type="float" office:value="0.991445136720246" calcext:value-type="float">
            <text:p>0,991445136720246</text:p>
          </table:table-cell>
        </table:table-row>
        <table:table-row table:style-name="ro1">
          <table:table-cell/>
          <table:table-cell table:formula="of:=COS([$Planilha2.E$1]*[$Planilha1.A106])" office:value-type="float" office:value="1" calcext:value-type="float">
            <text:p>1</text:p>
          </table:table-cell>
          <table:table-cell table:formula="of:=COS([$Planilha2.$E$2]*[$Planilha1.$A106])" office:value-type="float" office:value="-0.913545432889668" calcext:value-type="float">
            <text:p>-0,913545432889668</text:p>
          </table:table-cell>
          <table:table-cell table:formula="of:=COS([$Planilha2.$E$3]*[$Planilha1.$A106])" office:value-type="float" office:value="0.669130515907142" calcext:value-type="float">
            <text:p>0,669130515907142</text:p>
          </table:table-cell>
          <table:table-cell table:formula="of:=COS([$Planilha2.$E$4]*[$Planilha1.$A106])" office:value-type="float" office:value="-0.309016820738484" calcext:value-type="float">
            <text:p>-0,309016820738484</text:p>
          </table:table-cell>
          <table:table-cell table:formula="of:=COS([$Planilha2.$E$5]*[$Planilha1.$A106])" office:value-type="float" office:value="-0.104528705363685" calcext:value-type="float">
            <text:p>-0,104528705363685</text:p>
          </table:table-cell>
          <table:table-cell table:formula="of:=COS([$Planilha2.$E$6]*[$Planilha1.$A106])" office:value-type="float" office:value="0.500000263520214" calcext:value-type="float">
            <text:p>0,500000263520214</text:p>
          </table:table-cell>
          <table:table-cell table:formula="of:=COS([$Planilha2.$E$7]*[$Planilha1.$A106])" office:value-type="float" office:value="-0.809017209001359" calcext:value-type="float">
            <text:p>-0,809017209001359</text:p>
          </table:table-cell>
          <table:table-cell table:formula="of:=COS([$Planilha2.$E$8]*[$Planilha1.$A106])" office:value-type="float" office:value="0.97814768930446" calcext:value-type="float">
            <text:p>0,97814768930446</text:p>
          </table:table-cell>
          <table:table-cell table:formula="of:=COS([$Planilha2.$E$9]*[$Planilha1.$A106])" office:value-type="float" office:value="-0.978147499509984" calcext:value-type="float">
            <text:p>-0,978147499509984</text:p>
          </table:table-cell>
          <table:table-cell table:formula="of:=COS([$Planilha2.$E$10]*[$Planilha1.$A106])" office:value-type="float" office:value="0.809016672435128" calcext:value-type="float">
            <text:p>0,809016672435128</text:p>
          </table:table-cell>
          <table:table-cell table:formula="of:=COS([$Planilha2.$E$11]*[$Planilha1.$A106])" office:value-type="float" office:value="-0.499999472959433" calcext:value-type="float">
            <text:p>-0,499999472959433</text:p>
          </table:table-cell>
          <table:table-cell table:formula="of:=COS([$Planilha2.$E$12]*[$Planilha1.$A106])" office:value-type="float" office:value="0.10452779750353" calcext:value-type="float">
            <text:p>0,10452779750353</text:p>
          </table:table-cell>
          <table:table-cell table:formula="of:=COS([$Planilha2.$E$13]*[$Planilha1.$A106])" office:value-type="float" office:value="0.309017688920697" calcext:value-type="float">
            <text:p>0,309017688920697</text:p>
          </table:table-cell>
          <table:table-cell table:formula="of:=COS([$Planilha2.$E$14]*[$Planilha1.$A106])" office:value-type="float" office:value="-0.669131194294774" calcext:value-type="float">
            <text:p>-0,669131194294774</text:p>
          </table:table-cell>
          <table:table-cell table:formula="of:=COS([$Planilha2.$E$15]*[$Planilha1.$A106])" office:value-type="float" office:value="0.913545804183308" calcext:value-type="float">
            <text:p>0,913545804183308</text:p>
          </table:table-cell>
          <table:table-cell table:formula="of:=COS([$Planilha2.$E$16]*[$Planilha1.$A106])" office:value-type="float" office:value="-0.999999999999583" calcext:value-type="float">
            <text:p>-0,999999999999583</text:p>
          </table:table-cell>
          <table:table-cell table:formula="of:=COS([$Planilha2.$E$17]*[$Planilha1.$A106])" office:value-type="float" office:value="0.913545061595268" calcext:value-type="float">
            <text:p>0,913545061595268</text:p>
          </table:table-cell>
          <table:table-cell table:formula="of:=COS([$Planilha2.$E$18]*[$Planilha1.$A106])" office:value-type="float" office:value="-0.669129837518954" calcext:value-type="float">
            <text:p>-0,669129837518954</text:p>
          </table:table-cell>
          <table:table-cell table:formula="of:=COS([$Planilha2.$E$19]*[$Planilha1.$A106])" office:value-type="float" office:value="0.309015952556014" calcext:value-type="float">
            <text:p>0,309015952556014</text:p>
          </table:table-cell>
          <table:table-cell table:formula="of:=COS([$Planilha2.$E$20]*[$Planilha1.$A106])" office:value-type="float" office:value="0.104529613223756" calcext:value-type="float">
            <text:p>0,104529613223756</text:p>
          </table:table-cell>
          <table:table-cell table:formula="of:=COS([$Planilha2.$E$201]*[$Planilha1.$A106])" office:value-type="float" office:value="1" calcext:value-type="float">
            <text:p>1</text:p>
          </table:table-cell>
          <table:table-cell table:formula="of:=COS([$Planilha2.$E$22]*[$Planilha1.$A106])" office:value-type="float" office:value="0.809017745566916" calcext:value-type="float">
            <text:p>0,809017745566916</text:p>
          </table:table-cell>
          <table:table-cell table:formula="of:=COS([$Planilha2.$E$23]*[$Planilha1.$A106])" office:value-type="float" office:value="-0.978147879098122" calcext:value-type="float">
            <text:p>-0,978147879098122</text:p>
          </table:table-cell>
          <table:table-cell table:formula="of:=COS([$Planilha2.$E$24]*[$Planilha1.$A106])" office:value-type="float" office:value="0.978147309714692" calcext:value-type="float">
            <text:p>0,978147309714692</text:p>
          </table:table-cell>
          <table:table-cell table:formula="of:=COS([$Planilha2.$E$25]*[$Planilha1.$A106])" office:value-type="float" office:value="-0.809016135868223" calcext:value-type="float">
            <text:p>-0,809016135868223</text:p>
          </table:table-cell>
          <table:table-cell table:formula="of:=COS([$Planilha2.$E$26]*[$Planilha1.$A106])" office:value-type="float" office:value="0.499998682398236" calcext:value-type="float">
            <text:p>0,499998682398236</text:p>
          </table:table-cell>
          <table:table-cell table:formula="of:=COS([$Planilha2.$E$27]*[$Planilha1.$A106])" office:value-type="float" office:value="-0.104526889643299" calcext:value-type="float">
            <text:p>-0,104526889643299</text:p>
          </table:table-cell>
          <table:table-cell table:formula="of:=COS([$Planilha2.$E$28]*[$Planilha1.$A106])" office:value-type="float" office:value="-0.309018557102652" calcext:value-type="float">
            <text:p>-0,309018557102652</text:p>
          </table:table-cell>
          <table:table-cell table:formula="of:=COS([$Planilha2.$E$29]*[$Planilha1.$A106])" office:value-type="float" office:value="0.669131872681853" calcext:value-type="float">
            <text:p>0,669131872681853</text:p>
          </table:table-cell>
          <table:table-cell table:formula="of:=COS([$Planilha2.$E$30]*[$Planilha1.$A106])" office:value-type="float" office:value="-0.91354617547619" calcext:value-type="float">
            <text:p>-0,91354617547619</text:p>
          </table:table-cell>
          <table:table-cell table:formula="of:=COS([$Planilha2.$E$31]*[$Planilha1.$A106])" office:value-type="float" office:value="0.999999999998333" calcext:value-type="float">
            <text:p>0,999999999998333</text:p>
          </table:table-cell>
          <table:table-cell table:formula="of:=COS([$Planilha2.$E$32]*[$Planilha1.$A106])" office:value-type="float" office:value="-0.913544690300104" calcext:value-type="float">
            <text:p>-0,913544690300104</text:p>
          </table:table-cell>
          <table:table-cell table:formula="of:=COS([$Planilha2.$E$33]*[$Planilha1.$A106])" office:value-type="float" office:value="0.669129159130203" calcext:value-type="float">
            <text:p>0,669129159130203</text:p>
          </table:table-cell>
          <table:table-cell table:formula="of:=COS([$Planilha2.$E$34]*[$Planilha1.$A106])" office:value-type="float" office:value="-0.309015084373299" calcext:value-type="float">
            <text:p>-0,309015084373299</text:p>
          </table:table-cell>
          <table:table-cell table:formula="of:=COS([$Planilha2.$E$35]*[$Planilha1.$A106])" office:value-type="float" office:value="-0.104530521083715" calcext:value-type="float">
            <text:p>-0,104530521083715</text:p>
          </table:table-cell>
          <table:table-cell table:formula="of:=COS([$Planilha2.$E$36]*[$Planilha1.$A106])" office:value-type="float" office:value="0.500001844640535" calcext:value-type="float">
            <text:p>0,500001844640535</text:p>
          </table:table-cell>
        </table:table-row>
        <table:table-row table:style-name="ro1">
          <table:table-cell/>
          <table:table-cell table:formula="of:=COS([$Planilha2.E$1]*[$Planilha1.A107])" office:value-type="float" office:value="1" calcext:value-type="float">
            <text:p>1</text:p>
          </table:table-cell>
          <table:table-cell table:formula="of:=COS([$Planilha2.$E$2]*[$Planilha1.$A107])" office:value-type="float" office:value="-0.923879508998236" calcext:value-type="float">
            <text:p>-0,923879508998236</text:p>
          </table:table-cell>
          <table:table-cell table:formula="of:=COS([$Planilha2.$E$3]*[$Planilha1.$A107])" office:value-type="float" office:value="0.707106694293642" calcext:value-type="float">
            <text:p>0,707106694293642</text:p>
          </table:table-cell>
          <table:table-cell table:formula="of:=COS([$Planilha2.$E$4]*[$Planilha1.$A107])" office:value-type="float" office:value="-0.382683262068514" calcext:value-type="float">
            <text:p>-0,382683262068514</text:p>
          </table:table-cell>
          <table:table-cell table:formula="of:=COS([$Planilha2.$E$5]*[$Planilha1.$A107])" office:value-type="float" office:value="-0.000000245770236591081" calcext:value-type="float">
            <text:p>-2,45770236591081E-07</text:p>
          </table:table-cell>
          <table:table-cell table:formula="of:=COS([$Planilha2.$E$6]*[$Planilha1.$A107])" office:value-type="float" office:value="0.382683716192688" calcext:value-type="float">
            <text:p>0,382683716192688</text:p>
          </table:table-cell>
          <table:table-cell table:formula="of:=COS([$Planilha2.$E$7]*[$Planilha1.$A107])" office:value-type="float" office:value="-0.707107041865202" calcext:value-type="float">
            <text:p>-0,707107041865202</text:p>
          </table:table-cell>
          <table:table-cell table:formula="of:=COS([$Planilha2.$E$8]*[$Planilha1.$A107])" office:value-type="float" office:value="0.923879697102549" calcext:value-type="float">
            <text:p>0,923879697102549</text:p>
          </table:table-cell>
          <table:table-cell table:formula="of:=COS([$Planilha2.$E$9]*[$Planilha1.$A107])" office:value-type="float" office:value="-0.999999999999879" calcext:value-type="float">
            <text:p>-0,999999999999879</text:p>
          </table:table-cell>
          <table:table-cell table:formula="of:=COS([$Planilha2.$E$10]*[$Planilha1.$A107])" office:value-type="float" office:value="0.9238793208937" calcext:value-type="float">
            <text:p>0,9238793208937</text:p>
          </table:table-cell>
          <table:table-cell table:formula="of:=COS([$Planilha2.$E$11]*[$Planilha1.$A107])" office:value-type="float" office:value="-0.707106346721908" calcext:value-type="float">
            <text:p>-0,707106346721908</text:p>
          </table:table-cell>
          <table:table-cell table:formula="of:=COS([$Planilha2.$E$12]*[$Planilha1.$A107])" office:value-type="float" office:value="0.382682807944244" calcext:value-type="float">
            <text:p>0,382682807944244</text:p>
          </table:table-cell>
          <table:table-cell table:formula="of:=COS([$Planilha2.$E$13]*[$Planilha1.$A107])" office:value-type="float" office:value="0.000000737310713325897" calcext:value-type="float">
            <text:p>7,37310713325897E-07</text:p>
          </table:table-cell>
          <table:table-cell table:formula="of:=COS([$Planilha2.$E$14]*[$Planilha1.$A107])" office:value-type="float" office:value="-0.382684170316767" calcext:value-type="float">
            <text:p>-0,382684170316767</text:p>
          </table:table-cell>
          <table:table-cell table:formula="of:=COS([$Planilha2.$E$15]*[$Planilha1.$A107])" office:value-type="float" office:value="0.707107389436595" calcext:value-type="float">
            <text:p>0,707107389436595</text:p>
          </table:table-cell>
          <table:table-cell table:formula="of:=COS([$Planilha2.$E$16]*[$Planilha1.$A107])" office:value-type="float" office:value="-0.923879885206639" calcext:value-type="float">
            <text:p>-0,923879885206639</text:p>
          </table:table-cell>
          <table:table-cell table:formula="of:=COS([$Planilha2.$E$17]*[$Planilha1.$A107])" office:value-type="float" office:value="0.999999999999517" calcext:value-type="float">
            <text:p>0,999999999999517</text:p>
          </table:table-cell>
          <table:table-cell table:formula="of:=COS([$Planilha2.$E$18]*[$Planilha1.$A107])" office:value-type="float" office:value="-0.923879132788943" calcext:value-type="float">
            <text:p>-0,923879132788943</text:p>
          </table:table-cell>
          <table:table-cell table:formula="of:=COS([$Planilha2.$E$19]*[$Planilha1.$A107])" office:value-type="float" office:value="0.707105999150007" calcext:value-type="float">
            <text:p>0,707105999150007</text:p>
          </table:table-cell>
          <table:table-cell table:formula="of:=COS([$Planilha2.$E$20]*[$Planilha1.$A107])" office:value-type="float" office:value="-0.382682353819885" calcext:value-type="float">
            <text:p>-0,382682353819885</text:p>
          </table:table-cell>
          <table:table-cell table:formula="of:=COS([$Planilha2.$E$201]*[$Planilha1.$A107])" office:value-type="float" office:value="1" calcext:value-type="float">
            <text:p>1</text:p>
          </table:table-cell>
          <table:table-cell table:formula="of:=COS([$Planilha2.$E$22]*[$Planilha1.$A107])" office:value-type="float" office:value="0.382684624440759" calcext:value-type="float">
            <text:p>0,382684624440759</text:p>
          </table:table-cell>
          <table:table-cell table:formula="of:=COS([$Planilha2.$E$23]*[$Planilha1.$A107])" office:value-type="float" office:value="-0.707107737007818" calcext:value-type="float">
            <text:p>-0,707107737007818</text:p>
          </table:table-cell>
          <table:table-cell table:formula="of:=COS([$Planilha2.$E$24]*[$Planilha1.$A107])" office:value-type="float" office:value="0.923880073310504" calcext:value-type="float">
            <text:p>0,923880073310504</text:p>
          </table:table-cell>
          <table:table-cell table:formula="of:=COS([$Planilha2.$E$25]*[$Planilha1.$A107])" office:value-type="float" office:value="-0.999999999998913" calcext:value-type="float">
            <text:p>-0,999999999998913</text:p>
          </table:table-cell>
          <table:table-cell table:formula="of:=COS([$Planilha2.$E$26]*[$Planilha1.$A107])" office:value-type="float" office:value="0.923878944683959" calcext:value-type="float">
            <text:p>0,923878944683959</text:p>
          </table:table-cell>
          <table:table-cell table:formula="of:=COS([$Planilha2.$E$27]*[$Planilha1.$A107])" office:value-type="float" office:value="-0.707105651577936" calcext:value-type="float">
            <text:p>-0,707105651577936</text:p>
          </table:table-cell>
          <table:table-cell table:formula="of:=COS([$Planilha2.$E$28]*[$Planilha1.$A107])" office:value-type="float" office:value="0.38268189969543" calcext:value-type="float">
            <text:p>0,38268189969543</text:p>
          </table:table-cell>
          <table:table-cell table:formula="of:=COS([$Planilha2.$E$29]*[$Planilha1.$A107])" office:value-type="float" office:value="0.0000017203916739003" calcext:value-type="float">
            <text:p>1,7203916739003E-06</text:p>
          </table:table-cell>
          <table:table-cell table:formula="of:=COS([$Planilha2.$E$30]*[$Planilha1.$A107])" office:value-type="float" office:value="-0.38268507856466" calcext:value-type="float">
            <text:p>-0,38268507856466</text:p>
          </table:table-cell>
          <table:table-cell table:formula="of:=COS([$Planilha2.$E$31]*[$Planilha1.$A107])" office:value-type="float" office:value="0.707108084578864" calcext:value-type="float">
            <text:p>0,707108084578864</text:p>
          </table:table-cell>
          <table:table-cell table:formula="of:=COS([$Planilha2.$E$32]*[$Planilha1.$A107])" office:value-type="float" office:value="-0.923880261414143" calcext:value-type="float">
            <text:p>-0,923880261414143</text:p>
          </table:table-cell>
          <table:table-cell table:formula="of:=COS([$Planilha2.$E$33]*[$Planilha1.$A107])" office:value-type="float" office:value="0.999999999998067" calcext:value-type="float">
            <text:p>0,999999999998067</text:p>
          </table:table-cell>
          <table:table-cell table:formula="of:=COS([$Planilha2.$E$34]*[$Planilha1.$A107])" office:value-type="float" office:value="-0.923878756578757" calcext:value-type="float">
            <text:p>-0,923878756578757</text:p>
          </table:table-cell>
          <table:table-cell table:formula="of:=COS([$Planilha2.$E$35]*[$Planilha1.$A107])" office:value-type="float" office:value="0.707105304005698" calcext:value-type="float">
            <text:p>0,707105304005698</text:p>
          </table:table-cell>
          <table:table-cell table:formula="of:=COS([$Planilha2.$E$36]*[$Planilha1.$A107])" office:value-type="float" office:value="-0.382681445570895" calcext:value-type="float">
            <text:p>-0,382681445570895</text:p>
          </table:table-cell>
        </table:table-row>
        <table:table-row table:style-name="ro1">
          <table:table-cell/>
          <table:table-cell table:formula="of:=COS([$Planilha2.E$1]*[$Planilha1.A108])" office:value-type="float" office:value="1" calcext:value-type="float">
            <text:p>1</text:p>
          </table:table-cell>
          <table:table-cell table:formula="of:=COS([$Planilha2.$E$2]*[$Planilha1.$A108])" office:value-type="float" office:value="-0.933580404268451" calcext:value-type="float">
            <text:p>-0,933580404268451</text:p>
          </table:table-cell>
          <table:table-cell table:formula="of:=COS([$Planilha2.$E$3]*[$Planilha1.$A108])" office:value-type="float" office:value="0.743144742468088" calcext:value-type="float">
            <text:p>0,743144742468088</text:p>
          </table:table-cell>
          <table:table-cell table:formula="of:=COS([$Planilha2.$E$4]*[$Planilha1.$A108])" office:value-type="float" office:value="-0.453990333938213" calcext:value-type="float">
            <text:p>-0,453990333938213</text:p>
          </table:table-cell>
          <table:table-cell table:formula="of:=COS([$Planilha2.$E$5]*[$Planilha1.$A108])" office:value-type="float" office:value="0.104528216515922" calcext:value-type="float">
            <text:p>0,104528216515922</text:p>
          </table:table-cell>
          <table:table-cell table:formula="of:=COS([$Planilha2.$E$6]*[$Planilha1.$A108])" office:value-type="float" office:value="0.258819344673424" calcext:value-type="float">
            <text:p>0,258819344673424</text:p>
          </table:table-cell>
          <table:table-cell table:formula="of:=COS([$Planilha2.$E$7]*[$Planilha1.$A108])" office:value-type="float" office:value="-0.58778555338134" calcext:value-type="float">
            <text:p>-0,58778555338134</text:p>
          </table:table-cell>
          <table:table-cell table:formula="of:=COS([$Planilha2.$E$8]*[$Planilha1.$A108])" office:value-type="float" office:value="0.838670804424393" calcext:value-type="float">
            <text:p>0,838670804424393</text:p>
          </table:table-cell>
          <table:table-cell table:formula="of:=COS([$Planilha2.$E$9]*[$Planilha1.$A108])" office:value-type="float" office:value="-0.978147703904001" calcext:value-type="float">
            <text:p>-0,978147703904001</text:p>
          </table:table-cell>
          <table:table-cell table:formula="of:=COS([$Planilha2.$E$10]*[$Planilha1.$A108])" office:value-type="float" office:value="0.987688253265516" calcext:value-type="float">
            <text:p>0,987688253265516</text:p>
          </table:table-cell>
          <table:table-cell table:formula="of:=COS([$Planilha2.$E$11]*[$Planilha1.$A108])" office:value-type="float" office:value="-0.866025093645639" calcext:value-type="float">
            <text:p>-0,866025093645639</text:p>
          </table:table-cell>
          <table:table-cell table:formula="of:=COS([$Planilha2.$E$12]*[$Planilha1.$A108])" office:value-type="float" office:value="0.629319860799122" calcext:value-type="float">
            <text:p>0,629319860799122</text:p>
          </table:table-cell>
          <table:table-cell table:formula="of:=COS([$Planilha2.$E$13]*[$Planilha1.$A108])" office:value-type="float" office:value="-0.309016286472384" calcext:value-type="float">
            <text:p>-0,309016286472384</text:p>
          </table:table-cell>
          <table:table-cell table:formula="of:=COS([$Planilha2.$E$14]*[$Planilha1.$A108])" office:value-type="float" office:value="-0.0523367614982811" calcext:value-type="float">
            <text:p>-0,052336761498281</text:p>
          </table:table-cell>
          <table:table-cell table:formula="of:=COS([$Planilha2.$E$15]*[$Planilha1.$A108])" office:value-type="float" office:value="0.406737436387717" calcext:value-type="float">
            <text:p>0,406737436387717</text:p>
          </table:table-cell>
          <table:table-cell table:formula="of:=COS([$Planilha2.$E$16]*[$Planilha1.$A108])" office:value-type="float" office:value="-0.70710743908963" calcext:value-type="float">
            <text:p>-0,70710743908963</text:p>
          </table:table-cell>
          <table:table-cell table:formula="of:=COS([$Planilha2.$E$17]*[$Planilha1.$A108])" office:value-type="float" office:value="0.913545861305339" calcext:value-type="float">
            <text:p>0,913545861305339</text:p>
          </table:table-cell>
          <table:table-cell table:formula="of:=COS([$Planilha2.$E$18]*[$Planilha1.$A108])" office:value-type="float" office:value="-0.998629589940785" calcext:value-type="float">
            <text:p>-0,998629589940785</text:p>
          </table:table-cell>
          <table:table-cell table:formula="of:=COS([$Planilha2.$E$19]*[$Planilha1.$A108])" office:value-type="float" office:value="0.951056171277373" calcext:value-type="float">
            <text:p>0,951056171277373</text:p>
          </table:table-cell>
          <table:table-cell table:formula="of:=COS([$Planilha2.$E$20]*[$Planilha1.$A108])" office:value-type="float" office:value="-0.777145219785482" calcext:value-type="float">
            <text:p>-0,777145219785482</text:p>
          </table:table-cell>
          <table:table-cell table:formula="of:=COS([$Planilha2.$E$201]*[$Planilha1.$A108])" office:value-type="float" office:value="1" calcext:value-type="float">
            <text:p>1</text:p>
          </table:table-cell>
          <table:table-cell table:formula="of:=COS([$Planilha2.$E$22]*[$Planilha1.$A108])" office:value-type="float" office:value="-0.156433178494792" calcext:value-type="float">
            <text:p>-0,156433178494792</text:p>
          </table:table-cell>
          <table:table-cell table:formula="of:=COS([$Planilha2.$E$23]*[$Planilha1.$A108])" office:value-type="float" office:value="-0.207913025607548" calcext:value-type="float">
            <text:p>-0,207913025607548</text:p>
          </table:table-cell>
          <table:table-cell table:formula="of:=COS([$Planilha2.$E$24]*[$Planilha1.$A108])" office:value-type="float" office:value="0.544640231493534" calcext:value-type="float">
            <text:p>0,544640231493534</text:p>
          </table:table-cell>
          <table:table-cell table:formula="of:=COS([$Planilha2.$E$25]*[$Planilha1.$A108])" office:value-type="float" office:value="-0.809017869389635" calcext:value-type="float">
            <text:p>-0,809017869389635</text:p>
          </table:table-cell>
          <table:table-cell table:formula="of:=COS([$Planilha2.$E$26]*[$Planilha1.$A108])" office:value-type="float" office:value="0.965926227636829" calcext:value-type="float">
            <text:p>0,965926227636829</text:p>
          </table:table-cell>
          <table:table-cell table:formula="of:=COS([$Planilha2.$E$27]*[$Planilha1.$A108])" office:value-type="float" office:value="-0.994521726791744" calcext:value-type="float">
            <text:p>-0,994521726791744</text:p>
          </table:table-cell>
          <table:table-cell table:formula="of:=COS([$Planilha2.$E$28]*[$Planilha1.$A108])" office:value-type="float" office:value="0.891005763867157" calcext:value-type="float">
            <text:p>0,891005763867157</text:p>
          </table:table-cell>
          <table:table-cell table:formula="of:=COS([$Planilha2.$E$29]*[$Planilha1.$A108])" office:value-type="float" office:value="-0.669129315681496" calcext:value-type="float">
            <text:p>-0,669129315681496</text:p>
          </table:table-cell>
          <table:table-cell table:formula="of:=COS([$Planilha2.$E$30]*[$Planilha1.$A108])" office:value-type="float" office:value="0.358366270216446" calcext:value-type="float">
            <text:p>0,358366270216446</text:p>
          </table:table-cell>
          <table:table-cell table:formula="of:=COS([$Planilha2.$E$31]*[$Planilha1.$A108])" office:value-type="float" office:value="0.00000186083178879376" calcext:value-type="float">
            <text:p>1,86083178879376E-06</text:p>
          </table:table-cell>
          <table:table-cell table:formula="of:=COS([$Planilha2.$E$32]*[$Planilha1.$A108])" office:value-type="float" office:value="-0.358369744688647" calcext:value-type="float">
            <text:p>-0,358369744688647</text:p>
          </table:table-cell>
          <table:table-cell table:formula="of:=COS([$Planilha2.$E$33]*[$Planilha1.$A108])" office:value-type="float" office:value="0.669132081416227" calcext:value-type="float">
            <text:p>0,669132081416227</text:p>
          </table:table-cell>
          <table:table-cell table:formula="of:=COS([$Planilha2.$E$34]*[$Planilha1.$A108])" office:value-type="float" office:value="-0.891007453466448" calcext:value-type="float">
            <text:p>-0,891007453466448</text:p>
          </table:table-cell>
          <table:table-cell table:formula="of:=COS([$Planilha2.$E$35]*[$Planilha1.$A108])" office:value-type="float" office:value="0.9945221158106" calcext:value-type="float">
            <text:p>0,9945221158106</text:p>
          </table:table-cell>
          <table:table-cell table:formula="of:=COS([$Planilha2.$E$36]*[$Planilha1.$A108])" office:value-type="float" office:value="-0.965925264398297" calcext:value-type="float">
            <text:p>-0,965925264398297</text:p>
          </table:table-cell>
        </table:table-row>
        <table:table-row table:style-name="ro1">
          <table:table-cell/>
          <table:table-cell table:formula="of:=COS([$Planilha2.E$1]*[$Planilha1.A109])" office:value-type="float" office:value="1" calcext:value-type="float">
            <text:p>1</text:p>
          </table:table-cell>
          <table:table-cell table:formula="of:=COS([$Planilha2.$E$2]*[$Planilha1.$A109])" office:value-type="float" office:value="-0.942641470191563" calcext:value-type="float">
            <text:p>-0,942641470191563</text:p>
          </table:table-cell>
          <table:table-cell table:formula="of:=COS([$Planilha2.$E$3]*[$Planilha1.$A109])" office:value-type="float" office:value="0.777145882649823" calcext:value-type="float">
            <text:p>0,777145882649823</text:p>
          </table:table-cell>
          <table:table-cell table:formula="of:=COS([$Planilha2.$E$4]*[$Planilha1.$A109])" office:value-type="float" office:value="-0.522498404557135" calcext:value-type="float">
            <text:p>-0,522498404557135</text:p>
          </table:table-cell>
          <table:table-cell table:formula="of:=COS([$Planilha2.$E$5]*[$Planilha1.$A109])" office:value-type="float" office:value="0.207911445839145" calcext:value-type="float">
            <text:p>0,207911445839145</text:p>
          </table:table-cell>
          <table:table-cell table:formula="of:=COS([$Planilha2.$E$6]*[$Planilha1.$A109])" office:value-type="float" office:value="0.130526502606205" calcext:value-type="float">
            <text:p>0,130526502606205</text:p>
          </table:table-cell>
          <table:table-cell table:formula="of:=COS([$Planilha2.$E$7]*[$Planilha1.$A109])" office:value-type="float" office:value="-0.453990834470498" calcext:value-type="float">
            <text:p>-0,453990834470498</text:p>
          </table:table-cell>
          <table:table-cell table:formula="of:=COS([$Planilha2.$E$8]*[$Planilha1.$A109])" office:value-type="float" office:value="0.725374672711322" calcext:value-type="float">
            <text:p>0,725374672711322</text:p>
          </table:table-cell>
          <table:table-cell table:formula="of:=COS([$Planilha2.$E$9]*[$Planilha1.$A109])" office:value-type="float" office:value="-0.913545661378152" calcext:value-type="float">
            <text:p>-0,913545661378152</text:p>
          </table:table-cell>
          <table:table-cell table:formula="of:=COS([$Planilha2.$E$10]*[$Planilha1.$A109])" office:value-type="float" office:value="0.996917377945929" calcext:value-type="float">
            <text:p>0,996917377945929</text:p>
          </table:table-cell>
          <table:table-cell table:formula="of:=COS([$Planilha2.$E$11]*[$Planilha1.$A109])" office:value-type="float" office:value="-0.965925664234785" calcext:value-type="float">
            <text:p>-0,965925664234785</text:p>
          </table:table-cell>
          <table:table-cell table:formula="of:=COS([$Planilha2.$E$12]*[$Planilha1.$A109])" office:value-type="float" office:value="0.824125798514149" calcext:value-type="float">
            <text:p>0,824125798514149</text:p>
          </table:table-cell>
          <table:table-cell table:formula="of:=COS([$Planilha2.$E$13]*[$Planilha1.$A109])" office:value-type="float" office:value="-0.587784644433563" calcext:value-type="float">
            <text:p>-0,587784644433563</text:p>
          </table:table-cell>
          <table:table-cell table:formula="of:=COS([$Planilha2.$E$14]*[$Planilha1.$A109])" office:value-type="float" office:value="0.284014564255616" calcext:value-type="float">
            <text:p>0,284014564255616</text:p>
          </table:table-cell>
          <table:table-cell table:formula="of:=COS([$Planilha2.$E$15]*[$Planilha1.$A109])" office:value-type="float" office:value="0.0523368316221155" calcext:value-type="float">
            <text:p>0,052336831622116</text:p>
          </table:table-cell>
          <table:table-cell table:formula="of:=COS([$Planilha2.$E$16]*[$Planilha1.$A109])" office:value-type="float" office:value="-0.382684300066487" calcext:value-type="float">
            <text:p>-0,382684300066487</text:p>
          </table:table-cell>
          <table:table-cell table:formula="of:=COS([$Planilha2.$E$17]*[$Planilha1.$A109])" office:value-type="float" office:value="0.669131350845691" calcext:value-type="float">
            <text:p>0,669131350845691</text:p>
          </table:table-cell>
          <table:table-cell table:formula="of:=COS([$Planilha2.$E$18]*[$Planilha1.$A109])" office:value-type="float" office:value="-0.87881762055841" calcext:value-type="float">
            <text:p>-0,87881762055841</text:p>
          </table:table-cell>
          <table:table-cell table:formula="of:=COS([$Planilha2.$E$19]*[$Planilha1.$A109])" office:value-type="float" office:value="0.987688516901173" calcext:value-type="float">
            <text:p>0,987688516901173</text:p>
          </table:table-cell>
          <table:table-cell table:formula="of:=COS([$Planilha2.$E$20]*[$Planilha1.$A109])" office:value-type="float" office:value="-0.98325469076768" calcext:value-type="float">
            <text:p>-0,98325469076768</text:p>
          </table:table-cell>
          <table:table-cell table:formula="of:=COS([$Planilha2.$E$201]*[$Planilha1.$A109])" office:value-type="float" office:value="1" calcext:value-type="float">
            <text:p>1</text:p>
          </table:table-cell>
          <table:table-cell table:formula="of:=COS([$Planilha2.$E$22]*[$Planilha1.$A109])" office:value-type="float" office:value="-0.649447048494043" calcext:value-type="float">
            <text:p>-0,649447048494043</text:p>
          </table:table-cell>
          <table:table-cell table:formula="of:=COS([$Planilha2.$E$23]*[$Planilha1.$A109])" office:value-type="float" office:value="0.358366663553166" calcext:value-type="float">
            <text:p>0,358366663553166</text:p>
          </table:table-cell>
          <table:table-cell table:formula="of:=COS([$Planilha2.$E$24]*[$Planilha1.$A109])" office:value-type="float" office:value="-0.026175508704773" calcext:value-type="float">
            <text:p>-0,026175508704773</text:p>
          </table:table-cell>
          <table:table-cell table:formula="of:=COS([$Planilha2.$E$25]*[$Planilha1.$A109])" office:value-type="float" office:value="-0.309018423536221" calcext:value-type="float">
            <text:p>-0,309018423536221</text:p>
          </table:table-cell>
          <table:table-cell table:formula="of:=COS([$Planilha2.$E$26]*[$Planilha1.$A109])" office:value-type="float" office:value="0.608762670861685" calcext:value-type="float">
            <text:p>0,608762670861685</text:p>
          </table:table-cell>
          <table:table-cell table:formula="of:=COS([$Planilha2.$E$27]*[$Planilha1.$A109])" office:value-type="float" office:value="-0.838671454581385" calcext:value-type="float">
            <text:p>-0,838671454581385</text:p>
          </table:table-cell>
          <table:table-cell table:formula="of:=COS([$Planilha2.$E$28]*[$Planilha1.$A109])" office:value-type="float" office:value="0.972370315046914" calcext:value-type="float">
            <text:p>0,972370315046914</text:p>
          </table:table-cell>
          <table:table-cell table:formula="of:=COS([$Planilha2.$E$29]*[$Planilha1.$A109])" office:value-type="float" office:value="-0.994521712111517" calcext:value-type="float">
            <text:p>-0,994521712111517</text:p>
          </table:table-cell>
          <table:table-cell table:formula="of:=COS([$Planilha2.$E$30]*[$Planilha1.$A109])" office:value-type="float" office:value="0.902584502637547" calcext:value-type="float">
            <text:p>0,902584502637547</text:p>
          </table:table-cell>
          <table:table-cell table:formula="of:=COS([$Planilha2.$E$31]*[$Planilha1.$A109])" office:value-type="float" office:value="-0.707105452965245" calcext:value-type="float">
            <text:p>-0,707105452965245</text:p>
          </table:table-cell>
          <table:table-cell table:formula="of:=COS([$Planilha2.$E$32]*[$Planilha1.$A109])" office:value-type="float" office:value="0.430509344889717" calcext:value-type="float">
            <text:p>0,430509344889717</text:p>
          </table:table-cell>
          <table:table-cell table:formula="of:=COS([$Planilha2.$E$33]*[$Planilha1.$A109])" office:value-type="float" office:value="-0.104526470630842" calcext:value-type="float">
            <text:p>-0,104526470630842</text:p>
          </table:table-cell>
          <table:table-cell table:formula="of:=COS([$Planilha2.$E$34]*[$Planilha1.$A109])" office:value-type="float" office:value="-0.23344737299092" calcext:value-type="float">
            <text:p>-0,23344737299092</text:p>
          </table:table-cell>
          <table:table-cell table:formula="of:=COS([$Planilha2.$E$35]*[$Planilha1.$A109])" office:value-type="float" office:value="0.544640820407892" calcext:value-type="float">
            <text:p>0,544640820407892</text:p>
          </table:table-cell>
          <table:table-cell table:formula="of:=COS([$Planilha2.$E$36]*[$Planilha1.$A109])" office:value-type="float" office:value="-0.793354674360347" calcext:value-type="float">
            <text:p>-0,793354674360347</text:p>
          </table:table-cell>
        </table:table-row>
        <table:table-row table:style-name="ro1">
          <table:table-cell/>
          <table:table-cell table:formula="of:=COS([$Planilha2.E$1]*[$Planilha1.A110])" office:value-type="float" office:value="1" calcext:value-type="float">
            <text:p>1</text:p>
          </table:table-cell>
          <table:table-cell table:formula="of:=COS([$Planilha2.$E$2]*[$Planilha1.$A110])" office:value-type="float" office:value="-0.951056496765877" calcext:value-type="float">
            <text:p>-0,951056496765877</text:p>
          </table:table-cell>
          <table:table-cell table:formula="of:=COS([$Planilha2.$E$3]*[$Planilha1.$A110])" office:value-type="float" office:value="0.809016920081165" calcext:value-type="float">
            <text:p>0,809016920081165</text:p>
          </table:table-cell>
          <table:table-cell table:formula="of:=COS([$Planilha2.$E$4]*[$Planilha1.$A110])" office:value-type="float" office:value="-0.587785098907547" calcext:value-type="float">
            <text:p>-0,587785098907547</text:p>
          </table:table-cell>
          <table:table-cell table:formula="of:=COS([$Planilha2.$E$5]*[$Planilha1.$A110])" office:value-type="float" office:value="0.309016753955228" calcext:value-type="float">
            <text:p>0,309016753955228</text:p>
          </table:table-cell>
          <table:table-cell table:formula="of:=COS([$Planilha2.$E$6]*[$Planilha1.$A110])" office:value-type="float" office:value="0.000000315990304696061" calcext:value-type="float">
            <text:p>3,15990304696061E-07</text:p>
          </table:table-cell>
          <table:table-cell table:formula="of:=COS([$Planilha2.$E$7]*[$Planilha1.$A110])" office:value-type="float" office:value="-0.309017355004491" calcext:value-type="float">
            <text:p>-0,309017355004491</text:p>
          </table:table-cell>
          <table:table-cell table:formula="of:=COS([$Planilha2.$E$8]*[$Planilha1.$A110])" office:value-type="float" office:value="0.587785610190555" calcext:value-type="float">
            <text:p>0,587785610190555</text:p>
          </table:table-cell>
          <table:table-cell table:formula="of:=COS([$Planilha2.$E$9]*[$Planilha1.$A110])" office:value-type="float" office:value="-0.809017291549948" calcext:value-type="float">
            <text:p>-0,809017291549948</text:p>
          </table:table-cell>
          <table:table-cell table:formula="of:=COS([$Planilha2.$E$10]*[$Planilha1.$A110])" office:value-type="float" office:value="0.951056692058473" calcext:value-type="float">
            <text:p>0,951056692058473</text:p>
          </table:table-cell>
          <table:table-cell table:formula="of:=COS([$Planilha2.$E$11]*[$Planilha1.$A110])" office:value-type="float" office:value="-0.9999999999998" calcext:value-type="float">
            <text:p>-0,9999999999998</text:p>
          </table:table-cell>
          <table:table-cell table:formula="of:=COS([$Planilha2.$E$12]*[$Planilha1.$A110])" office:value-type="float" office:value="0.9510563014729" calcext:value-type="float">
            <text:p>0,9510563014729</text:p>
          </table:table-cell>
          <table:table-cell table:formula="of:=COS([$Planilha2.$E$13]*[$Planilha1.$A110])" office:value-type="float" office:value="-0.809016548612057" calcext:value-type="float">
            <text:p>-0,809016548612057</text:p>
          </table:table-cell>
          <table:table-cell table:formula="of:=COS([$Planilha2.$E$14]*[$Planilha1.$A110])" office:value-type="float" office:value="0.58778458762431" calcext:value-type="float">
            <text:p>0,58778458762431</text:p>
          </table:table-cell>
          <table:table-cell table:formula="of:=COS([$Planilha2.$E$15]*[$Planilha1.$A110])" office:value-type="float" office:value="-0.309016152905835" calcext:value-type="float">
            <text:p>-0,309016152905835</text:p>
          </table:table-cell>
          <table:table-cell table:formula="of:=COS([$Planilha2.$E$16]*[$Planilha1.$A110])" office:value-type="float" office:value="-0.000000947970914088057" calcext:value-type="float">
            <text:p>-9,47970914088057E-07</text:p>
          </table:table-cell>
          <table:table-cell table:formula="of:=COS([$Planilha2.$E$17]*[$Planilha1.$A110])" office:value-type="float" office:value="0.309017956053628" calcext:value-type="float">
            <text:p>0,309017956053628</text:p>
          </table:table-cell>
          <table:table-cell table:formula="of:=COS([$Planilha2.$E$18]*[$Planilha1.$A110])" office:value-type="float" office:value="-0.587786121473317" calcext:value-type="float">
            <text:p>-0,587786121473317</text:p>
          </table:table-cell>
          <table:table-cell table:formula="of:=COS([$Planilha2.$E$19]*[$Planilha1.$A110])" office:value-type="float" office:value="0.809017663018412" calcext:value-type="float">
            <text:p>0,809017663018412</text:p>
          </table:table-cell>
          <table:table-cell table:formula="of:=COS([$Planilha2.$E$20]*[$Planilha1.$A110])" office:value-type="float" office:value="-0.951056887350691" calcext:value-type="float">
            <text:p>-0,951056887350691</text:p>
          </table:table-cell>
          <table:table-cell table:formula="of:=COS([$Planilha2.$E$201]*[$Planilha1.$A110])" office:value-type="float" office:value="1" calcext:value-type="float">
            <text:p>1</text:p>
          </table:table-cell>
          <table:table-cell table:formula="of:=COS([$Planilha2.$E$22]*[$Planilha1.$A110])" office:value-type="float" office:value="-0.951056106179546" calcext:value-type="float">
            <text:p>-0,951056106179546</text:p>
          </table:table-cell>
          <table:table-cell table:formula="of:=COS([$Planilha2.$E$23]*[$Planilha1.$A110])" office:value-type="float" office:value="0.809016177142622" calcext:value-type="float">
            <text:p>0,809016177142622</text:p>
          </table:table-cell>
          <table:table-cell table:formula="of:=COS([$Planilha2.$E$24]*[$Planilha1.$A110])" office:value-type="float" office:value="-0.587784076340829" calcext:value-type="float">
            <text:p>-0,587784076340829</text:p>
          </table:table-cell>
          <table:table-cell table:formula="of:=COS([$Planilha2.$E$25]*[$Planilha1.$A110])" office:value-type="float" office:value="0.30901555185633" calcext:value-type="float">
            <text:p>0,30901555185633</text:p>
          </table:table-cell>
          <table:table-cell table:formula="of:=COS([$Planilha2.$E$26]*[$Planilha1.$A110])" office:value-type="float" office:value="0.00000157995151637425" calcext:value-type="float">
            <text:p>1,57995151637425E-06</text:p>
          </table:table-cell>
          <table:table-cell table:formula="of:=COS([$Planilha2.$E$27]*[$Planilha1.$A110])" office:value-type="float" office:value="-0.309018557102639" calcext:value-type="float">
            <text:p>-0,309018557102639</text:p>
          </table:table-cell>
          <table:table-cell table:formula="of:=COS([$Planilha2.$E$28]*[$Planilha1.$A110])" office:value-type="float" office:value="0.587786632755871" calcext:value-type="float">
            <text:p>0,587786632755871</text:p>
          </table:table-cell>
          <table:table-cell table:formula="of:=COS([$Planilha2.$E$29]*[$Planilha1.$A110])" office:value-type="float" office:value="-0.809018034486555" calcext:value-type="float">
            <text:p>-0,809018034486555</text:p>
          </table:table-cell>
          <table:table-cell table:formula="of:=COS([$Planilha2.$E$30]*[$Planilha1.$A110])" office:value-type="float" office:value="0.951057082642528" calcext:value-type="float">
            <text:p>0,951057082642528</text:p>
          </table:table-cell>
          <table:table-cell table:formula="of:=COS([$Planilha2.$E$31]*[$Planilha1.$A110])" office:value-type="float" office:value="-0.999999999998203" calcext:value-type="float">
            <text:p>-0,999999999998203</text:p>
          </table:table-cell>
          <table:table-cell table:formula="of:=COS([$Planilha2.$E$32]*[$Planilha1.$A110])" office:value-type="float" office:value="0.95105591088581" calcext:value-type="float">
            <text:p>0,95105591088581</text:p>
          </table:table-cell>
          <table:table-cell table:formula="of:=COS([$Planilha2.$E$33]*[$Planilha1.$A110])" office:value-type="float" office:value="-0.809015805672876" calcext:value-type="float">
            <text:p>-0,809015805672876</text:p>
          </table:table-cell>
          <table:table-cell table:formula="of:=COS([$Planilha2.$E$34]*[$Planilha1.$A110])" office:value-type="float" office:value="0.58778356505713" calcext:value-type="float">
            <text:p>0,58778356505713</text:p>
          </table:table-cell>
          <table:table-cell table:formula="of:=COS([$Planilha2.$E$35]*[$Planilha1.$A110])" office:value-type="float" office:value="-0.309014950806709" calcext:value-type="float">
            <text:p>-0,309014950806709</text:p>
          </table:table-cell>
          <table:table-cell table:formula="of:=COS([$Planilha2.$E$36]*[$Planilha1.$A110])" office:value-type="float" office:value="-0.00000221193212576523" calcext:value-type="float">
            <text:p>-2,21193212576523E-06</text:p>
          </table:table-cell>
        </table:table-row>
        <table:table-row table:style-name="ro1">
          <table:table-cell/>
          <table:table-cell table:formula="of:=COS([$Planilha2.E$1]*[$Planilha1.A111])" office:value-type="float" office:value="1" calcext:value-type="float">
            <text:p>1</text:p>
          </table:table-cell>
          <table:table-cell table:formula="of:=COS([$Planilha2.$E$2]*[$Planilha1.$A111])" office:value-type="float" office:value="-0.958819716752776" calcext:value-type="float">
            <text:p>-0,958819716752776</text:p>
          </table:table-cell>
          <table:table-cell table:formula="of:=COS([$Planilha2.$E$3]*[$Planilha1.$A111])" office:value-type="float" office:value="0.838670498467746" calcext:value-type="float">
            <text:p>0,838670498467746</text:p>
          </table:table-cell>
          <table:table-cell table:formula="of:=COS([$Planilha2.$E$4]*[$Planilha1.$A111])" office:value-type="float" office:value="-0.64944790282673" calcext:value-type="float">
            <text:p>-0,64944790282673</text:p>
          </table:table-cell>
          <table:table-cell table:formula="of:=COS([$Planilha2.$E$5]*[$Planilha1.$A111])" office:value-type="float" office:value="0.406736410000274" calcext:value-type="float">
            <text:p>0,406736410000274</text:p>
          </table:table-cell>
          <table:table-cell table:formula="of:=COS([$Planilha2.$E$6]*[$Planilha1.$A111])" office:value-type="float" office:value="-0.130525876032274" calcext:value-type="float">
            <text:p>-0,130525876032274</text:p>
          </table:table-cell>
          <table:table-cell table:formula="of:=COS([$Planilha2.$E$7]*[$Planilha1.$A111])" office:value-type="float" office:value="-0.156434843027924" calcext:value-type="float">
            <text:p>-0,156434843027924</text:p>
          </table:table-cell>
          <table:table-cell table:formula="of:=COS([$Planilha2.$E$8]*[$Planilha1.$A111])" office:value-type="float" office:value="0.430511499796877" calcext:value-type="float">
            <text:p>0,430511499796877</text:p>
          </table:table-cell>
          <table:table-cell table:formula="of:=COS([$Planilha2.$E$9]*[$Planilha1.$A111])" office:value-type="float" office:value="-0.669130985560178" calcext:value-type="float">
            <text:p>-0,669130985560178</text:p>
          </table:table-cell>
          <table:table-cell table:formula="of:=COS([$Planilha2.$E$10]*[$Planilha1.$A111])" office:value-type="float" office:value="0.852640464293759" calcext:value-type="float">
            <text:p>0,852640464293759</text:p>
          </table:table-cell>
          <table:table-cell table:formula="of:=COS([$Planilha2.$E$11]*[$Planilha1.$A111])" office:value-type="float" office:value="-0.965925991372015" calcext:value-type="float">
            <text:p>-0,965925991372015</text:p>
          </table:table-cell>
          <table:table-cell table:formula="of:=COS([$Planilha2.$E$12]*[$Planilha1.$A111])" office:value-type="float" office:value="0.999657306609158" calcext:value-type="float">
            <text:p>0,999657306609158</text:p>
          </table:table-cell>
          <table:table-cell table:formula="of:=COS([$Planilha2.$E$13]*[$Planilha1.$A111])" office:value-type="float" office:value="-0.951056279773658" calcext:value-type="float">
            <text:p>-0,951056279773658</text:p>
          </table:table-cell>
          <table:table-cell table:formula="of:=COS([$Planilha2.$E$14]*[$Planilha1.$A111])" office:value-type="float" office:value="0.824125718967896" calcext:value-type="float">
            <text:p>0,824125718967896</text:p>
          </table:table-cell>
          <table:table-cell table:formula="of:=COS([$Planilha2.$E$15]*[$Planilha1.$A111])" office:value-type="float" office:value="-0.629319697085288" calcext:value-type="float">
            <text:p>-0,629319697085288</text:p>
          </table:table-cell>
          <table:table-cell table:formula="of:=COS([$Planilha2.$E$16]*[$Planilha1.$A111])" office:value-type="float" office:value="0.382682548444625" calcext:value-type="float">
            <text:p>0,382682548444625</text:p>
          </table:table-cell>
          <table:table-cell table:formula="of:=COS([$Planilha2.$E$17]*[$Planilha1.$A111])" office:value-type="float" office:value="-0.10452744832653" calcext:value-type="float">
            <text:p>-0,10452744832653</text:p>
          </table:table-cell>
          <table:table-cell table:formula="of:=COS([$Planilha2.$E$18]*[$Planilha1.$A111])" office:value-type="float" office:value="-0.182236591649963" calcext:value-type="float">
            <text:p>-0,182236591649963</text:p>
          </table:table-cell>
          <table:table-cell table:formula="of:=COS([$Planilha2.$E$19]*[$Planilha1.$A111])" office:value-type="float" office:value="0.453991522702154" calcext:value-type="float">
            <text:p>0,453991522702154</text:p>
          </table:table-cell>
          <table:table-cell table:formula="of:=COS([$Planilha2.$E$20]*[$Planilha1.$A111])" office:value-type="float" office:value="-0.688355454760917" calcext:value-type="float">
            <text:p>-0,688355454760917</text:p>
          </table:table-cell>
          <table:table-cell table:formula="of:=COS([$Planilha2.$E$201]*[$Planilha1.$A111])" office:value-type="float" office:value="1" calcext:value-type="float">
            <text:p>1</text:p>
          </table:table-cell>
          <table:table-cell table:formula="of:=COS([$Planilha2.$E$22]*[$Planilha1.$A111])" office:value-type="float" office:value="-0.972370233084682" calcext:value-type="float">
            <text:p>-0,972370233084682</text:p>
          </table:table-cell>
          <table:table-cell table:formula="of:=COS([$Planilha2.$E$23]*[$Planilha1.$A111])" office:value-type="float" office:value="0.998629461314153" calcext:value-type="float">
            <text:p>0,998629461314153</text:p>
          </table:table-cell>
          <table:table-cell table:formula="of:=COS([$Planilha2.$E$24]*[$Planilha1.$A111])" office:value-type="float" office:value="-0.942641001391745" calcext:value-type="float">
            <text:p>-0,942641001391745</text:p>
          </table:table-cell>
          <table:table-cell table:formula="of:=COS([$Planilha2.$E$25]*[$Planilha1.$A111])" office:value-type="float" office:value="0.809016094593819" calcext:value-type="float">
            <text:p>0,809016094593819</text:p>
          </table:table-cell>
          <table:table-cell table:formula="of:=COS([$Planilha2.$E$26]*[$Planilha1.$A111])" office:value-type="float" office:value="-0.60876016394202" calcext:value-type="float">
            <text:p>-0,60876016394202</text:p>
          </table:table-cell>
          <table:table-cell table:formula="of:=COS([$Planilha2.$E$27]*[$Planilha1.$A111])" office:value-type="float" office:value="0.358366401328702" calcext:value-type="float">
            <text:p>0,358366401328702</text:p>
          </table:table-cell>
          <table:table-cell table:formula="of:=COS([$Planilha2.$E$28]*[$Planilha1.$A111])" office:value-type="float" office:value="-0.0784573788893613" calcext:value-type="float">
            <text:p>-0,078457378889361</text:p>
          </table:table-cell>
          <table:table-cell table:formula="of:=COS([$Planilha2.$E$29]*[$Planilha1.$A111])" office:value-type="float" office:value="-0.207913437720963" calcext:value-type="float">
            <text:p>-0,207913437720963</text:p>
          </table:table-cell>
          <table:table-cell table:formula="of:=COS([$Planilha2.$E$30]*[$Planilha1.$A111])" office:value-type="float" office:value="0.477160385818781" calcext:value-type="float">
            <text:p>0,477160385818781</text:p>
          </table:table-cell>
          <table:table-cell table:formula="of:=COS([$Planilha2.$E$31]*[$Planilha1.$A111])" office:value-type="float" office:value="-0.707108134231855" calcext:value-type="float">
            <text:p>-0,707108134231855</text:p>
          </table:table-cell>
          <table:table-cell table:formula="of:=COS([$Planilha2.$E$32]*[$Planilha1.$A111])" office:value-type="float" office:value="0.87881805613676" calcext:value-type="float">
            <text:p>0,87881805613676</text:p>
          </table:table-cell>
          <table:table-cell table:formula="of:=COS([$Planilha2.$E$33]*[$Planilha1.$A111])" office:value-type="float" office:value="-0.978148025092689" calcext:value-type="float">
            <text:p>-0,978148025092689</text:p>
          </table:table-cell>
          <table:table-cell table:formula="of:=COS([$Planilha2.$E$34]*[$Planilha1.$A111])" office:value-type="float" office:value="0.996917168586565" calcext:value-type="float">
            <text:p>0,996917168586565</text:p>
          </table:table-cell>
          <table:table-cell table:formula="of:=COS([$Planilha2.$E$35]*[$Planilha1.$A111])" office:value-type="float" office:value="-0.933579649327609" calcext:value-type="float">
            <text:p>-0,933579649327609</text:p>
          </table:table-cell>
          <table:table-cell table:formula="of:=COS([$Planilha2.$E$36]*[$Planilha1.$A111])" office:value-type="float" office:value="0.793351981282335" calcext:value-type="float">
            <text:p>0,793351981282335</text:p>
          </table:table-cell>
        </table:table-row>
        <table:table-row table:style-name="ro1">
          <table:table-cell/>
          <table:table-cell table:formula="of:=COS([$Planilha2.E$1]*[$Planilha1.A112])" office:value-type="float" office:value="1" calcext:value-type="float">
            <text:p>1</text:p>
          </table:table-cell>
          <table:table-cell table:formula="of:=COS([$Planilha2.$E$2]*[$Planilha1.$A112])" office:value-type="float" office:value="-0.9659258096293" calcext:value-type="float">
            <text:p>-0,9659258096293</text:p>
          </table:table-cell>
          <table:table-cell table:formula="of:=COS([$Planilha2.$E$3]*[$Planilha1.$A112])" office:value-type="float" office:value="0.866025339416036" calcext:value-type="float">
            <text:p>0,866025339416036</text:p>
          </table:table-cell>
          <table:table-cell table:formula="of:=COS([$Planilha2.$E$4]*[$Planilha1.$A112])" office:value-type="float" office:value="-0.707106644640547" calcext:value-type="float">
            <text:p>-0,707106644640547</text:p>
          </table:table-cell>
          <table:table-cell table:formula="of:=COS([$Planilha2.$E$5]*[$Planilha1.$A112])" office:value-type="float" office:value="0.499999777021321" calcext:value-type="float">
            <text:p>0,499999777021321</text:p>
          </table:table-cell>
          <table:table-cell table:formula="of:=COS([$Planilha2.$E$6]*[$Planilha1.$A112])" office:value-type="float" office:value="-0.258818734227029" calcext:value-type="float">
            <text:p>-0,258818734227029</text:p>
          </table:table-cell>
          <table:table-cell table:formula="of:=COS([$Planilha2.$E$7]*[$Planilha1.$A112])" office:value-type="float" office:value="-0.00000038621037280104" calcext:value-type="float">
            <text:p>-3,8621037280104E-07</text:p>
          </table:table-cell>
          <table:table-cell table:formula="of:=COS([$Planilha2.$E$8]*[$Planilha1.$A112])" office:value-type="float" office:value="0.258819480328163" calcext:value-type="float">
            <text:p>0,258819480328163</text:p>
          </table:table-cell>
          <table:table-cell table:formula="of:=COS([$Planilha2.$E$9]*[$Planilha1.$A112])" office:value-type="float" office:value="-0.500000445957258" calcext:value-type="float">
            <text:p>-0,500000445957258</text:p>
          </table:table-cell>
          <table:table-cell table:formula="of:=COS([$Planilha2.$E$10]*[$Planilha1.$A112])" office:value-type="float" office:value="0.707107190824388" calcext:value-type="float">
            <text:p>0,707107190824388</text:p>
          </table:table-cell>
          <table:table-cell table:formula="of:=COS([$Planilha2.$E$11]*[$Planilha1.$A112])" office:value-type="float" office:value="-0.866025725626237" calcext:value-type="float">
            <text:p>-0,866025725626237</text:p>
          </table:table-cell>
          <table:table-cell table:formula="of:=COS([$Planilha2.$E$12]*[$Planilha1.$A112])" office:value-type="float" office:value="0.965926009546259" calcext:value-type="float">
            <text:p>0,965926009546259</text:p>
          </table:table-cell>
          <table:table-cell table:formula="of:=COS([$Planilha2.$E$13]*[$Planilha1.$A112])" office:value-type="float" office:value="-0.999999999999702" calcext:value-type="float">
            <text:p>-0,999999999999702</text:p>
          </table:table-cell>
          <table:table-cell table:formula="of:=COS([$Planilha2.$E$14]*[$Planilha1.$A112])" office:value-type="float" office:value="0.965925609711765" calcext:value-type="float">
            <text:p>0,965925609711765</text:p>
          </table:table-cell>
          <table:table-cell table:formula="of:=COS([$Planilha2.$E$15]*[$Planilha1.$A112])" office:value-type="float" office:value="-0.866024953205319" calcext:value-type="float">
            <text:p>-0,866024953205319</text:p>
          </table:table-cell>
          <table:table-cell table:formula="of:=COS([$Planilha2.$E$16]*[$Planilha1.$A112])" office:value-type="float" office:value="0.707106098456288" calcext:value-type="float">
            <text:p>0,707106098456288</text:p>
          </table:table-cell>
          <table:table-cell table:formula="of:=COS([$Planilha2.$E$17]*[$Planilha1.$A112])" office:value-type="float" office:value="-0.499999108085086" calcext:value-type="float">
            <text:p>-0,499999108085086</text:p>
          </table:table-cell>
          <table:table-cell table:formula="of:=COS([$Planilha2.$E$18]*[$Planilha1.$A112])" office:value-type="float" office:value="0.258817988125747" calcext:value-type="float">
            <text:p>0,258817988125747</text:p>
          </table:table-cell>
          <table:table-cell table:formula="of:=COS([$Planilha2.$E$19]*[$Planilha1.$A112])" office:value-type="float" office:value="0.00000115863111485017" calcext:value-type="float">
            <text:p>1,15863111485017E-06</text:p>
          </table:table-cell>
          <table:table-cell table:formula="of:=COS([$Planilha2.$E$20]*[$Planilha1.$A112])" office:value-type="float" office:value="-0.258820226429143" calcext:value-type="float">
            <text:p>-0,258820226429143</text:p>
          </table:table-cell>
          <table:table-cell table:formula="of:=COS([$Planilha2.$E$201]*[$Planilha1.$A112])" office:value-type="float" office:value="1" calcext:value-type="float">
            <text:p>1</text:p>
          </table:table-cell>
          <table:table-cell table:formula="of:=COS([$Planilha2.$E$22]*[$Planilha1.$A112])" office:value-type="float" office:value="-0.707107737007808" calcext:value-type="float">
            <text:p>-0,707107737007808</text:p>
          </table:table-cell>
          <table:table-cell table:formula="of:=COS([$Planilha2.$E$23]*[$Planilha1.$A112])" office:value-type="float" office:value="0.866026111835921" calcext:value-type="float">
            <text:p>0,866026111835921</text:p>
          </table:table-cell>
          <table:table-cell table:formula="of:=COS([$Planilha2.$E$24]*[$Planilha1.$A112])" office:value-type="float" office:value="-0.965926209462642" calcext:value-type="float">
            <text:p>-0,965926209462642</text:p>
          </table:table-cell>
          <table:table-cell table:formula="of:=COS([$Planilha2.$E$25]*[$Planilha1.$A112])" office:value-type="float" office:value="0.999999999998807" calcext:value-type="float">
            <text:p>0,999999999998807</text:p>
          </table:table-cell>
          <table:table-cell table:formula="of:=COS([$Planilha2.$E$26]*[$Planilha1.$A112])" office:value-type="float" office:value="-0.965925409793654" calcext:value-type="float">
            <text:p>-0,965925409793654</text:p>
          </table:table-cell>
          <table:table-cell table:formula="of:=COS([$Planilha2.$E$27]*[$Planilha1.$A112])" office:value-type="float" office:value="0.866024566994089" calcext:value-type="float">
            <text:p>0,866024566994089</text:p>
          </table:table-cell>
          <table:table-cell table:formula="of:=COS([$Planilha2.$E$28]*[$Planilha1.$A112])" office:value-type="float" office:value="-0.707105552271592" calcext:value-type="float">
            <text:p>-0,707105552271592</text:p>
          </table:table-cell>
          <table:table-cell table:formula="of:=COS([$Planilha2.$E$29]*[$Planilha1.$A112])" office:value-type="float" office:value="0.499998439148551" calcext:value-type="float">
            <text:p>0,499998439148551</text:p>
          </table:table-cell>
          <table:table-cell table:formula="of:=COS([$Planilha2.$E$30]*[$Planilha1.$A112])" office:value-type="float" office:value="-0.258817242024297" calcext:value-type="float">
            <text:p>-0,258817242024297</text:p>
          </table:table-cell>
          <table:table-cell table:formula="of:=COS([$Planilha2.$E$31]*[$Planilha1.$A112])" office:value-type="float" office:value="-0.0000019310518533459" calcext:value-type="float">
            <text:p>-1,9310518533459E-06</text:p>
          </table:table-cell>
          <table:table-cell table:formula="of:=COS([$Planilha2.$E$32]*[$Planilha1.$A112])" office:value-type="float" office:value="0.258820972529961" calcext:value-type="float">
            <text:p>0,258820972529961</text:p>
          </table:table-cell>
          <table:table-cell table:formula="of:=COS([$Planilha2.$E$33]*[$Planilha1.$A112])" office:value-type="float" office:value="-0.500001783828237" calcext:value-type="float">
            <text:p>-0,500001783828237</text:p>
          </table:table-cell>
          <table:table-cell table:formula="of:=COS([$Planilha2.$E$34]*[$Planilha1.$A112])" office:value-type="float" office:value="0.707108283190796" calcext:value-type="float">
            <text:p>0,707108283190796</text:p>
          </table:table-cell>
          <table:table-cell table:formula="of:=COS([$Planilha2.$E$35]*[$Planilha1.$A112])" office:value-type="float" office:value="-0.866026498045081" calcext:value-type="float">
            <text:p>-0,866026498045081</text:p>
          </table:table-cell>
          <table:table-cell table:formula="of:=COS([$Planilha2.$E$36]*[$Planilha1.$A112])" office:value-type="float" office:value="0.965926409378447" calcext:value-type="float">
            <text:p>0,965926409378447</text:p>
          </table:table-cell>
        </table:table-row>
        <table:table-row table:style-name="ro1">
          <table:table-cell/>
          <table:table-cell table:formula="of:=COS([$Planilha2.E$1]*[$Planilha1.A113])" office:value-type="float" office:value="1" calcext:value-type="float">
            <text:p>1</text:p>
          </table:table-cell>
          <table:table-cell table:formula="of:=COS([$Planilha2.$E$2]*[$Planilha1.$A113])" office:value-type="float" office:value="-0.972369905234566" calcext:value-type="float">
            <text:p>-0,972369905234566</text:p>
          </table:table-cell>
          <table:table-cell table:formula="of:=COS([$Planilha2.$E$3]*[$Planilha1.$A113])" office:value-type="float" office:value="0.89100646521176" calcext:value-type="float">
            <text:p>0,89100646521176</text:p>
          </table:table-cell>
          <table:table-cell table:formula="of:=COS([$Planilha2.$E$4]*[$Planilha1.$A113])" office:value-type="float" office:value="-0.760405839048123" calcext:value-type="float">
            <text:p>-0,760405839048123</text:p>
          </table:table-cell>
          <table:table-cell table:formula="of:=COS([$Planilha2.$E$5]*[$Planilha1.$A113])" office:value-type="float" office:value="0.587785042098309" calcext:value-type="float">
            <text:p>0,587785042098309</text:p>
          </table:table-cell>
          <table:table-cell table:formula="of:=COS([$Planilha2.$E$6]*[$Planilha1.$A113])" office:value-type="float" office:value="-0.382683132318733" calcext:value-type="float">
            <text:p>-0,382683132318733</text:p>
          </table:table-cell>
          <table:table-cell table:formula="of:=COS([$Planilha2.$E$7]*[$Planilha1.$A113])" office:value-type="float" office:value="0.156434080116959" calcext:value-type="float">
            <text:p>0,156434080116959</text:p>
          </table:table-cell>
          <table:table-cell table:formula="of:=COS([$Planilha2.$E$8]*[$Planilha1.$A113])" office:value-type="float" office:value="0.0784595490011682" calcext:value-type="float">
            <text:p>0,078459549001168</text:p>
          </table:table-cell>
          <table:table-cell table:formula="of:=COS([$Planilha2.$E$9]*[$Planilha1.$A113])" office:value-type="float" office:value="-0.309017488570978" calcext:value-type="float">
            <text:p>-0,309017488570978</text:p>
          </table:table-cell>
          <table:table-cell table:formula="of:=COS([$Planilha2.$E$10]*[$Planilha1.$A113])" office:value-type="float" office:value="0.522499063154006" calcext:value-type="float">
            <text:p>0,522499063154006</text:p>
          </table:table-cell>
          <table:table-cell table:formula="of:=COS([$Planilha2.$E$11]*[$Planilha1.$A113])" office:value-type="float" office:value="-0.707107240477446" calcext:value-type="float">
            <text:p>-0,707107240477446</text:p>
          </table:table-cell>
          <table:table-cell table:formula="of:=COS([$Planilha2.$E$12]*[$Planilha1.$A113])" office:value-type="float" office:value="0.852640537673453" calcext:value-type="float">
            <text:p>0,852640537673453</text:p>
          </table:table-cell>
          <table:table-cell table:formula="of:=COS([$Planilha2.$E$13]*[$Planilha1.$A113])" office:value-type="float" office:value="-0.951056757155922" calcext:value-type="float">
            <text:p>-0,951056757155922</text:p>
          </table:table-cell>
          <table:table-cell table:formula="of:=COS([$Planilha2.$E$14]*[$Planilha1.$A113])" office:value-type="float" office:value="0.996917399983344" calcext:value-type="float">
            <text:p>0,996917399983344</text:p>
          </table:table-cell>
          <table:table-cell table:formula="of:=COS([$Planilha2.$E$15]*[$Planilha1.$A113])" office:value-type="float" office:value="-0.987688198341067" calcext:value-type="float">
            <text:p>-0,987688198341067</text:p>
          </table:table-cell>
          <table:table-cell table:formula="of:=COS([$Planilha2.$E$16]*[$Planilha1.$A113])" office:value-type="float" office:value="0.923879159661064" calcext:value-type="float">
            <text:p>0,923879159661064</text:p>
          </table:table-cell>
          <table:table-cell table:formula="of:=COS([$Planilha2.$E$17]*[$Planilha1.$A113])" office:value-type="float" office:value="-0.809016383514571" calcext:value-type="float">
            <text:p>-0,809016383514571</text:p>
          </table:table-cell>
          <table:table-cell table:formula="of:=COS([$Planilha2.$E$18]*[$Planilha1.$A113])" office:value-type="float" office:value="0.649447208681487" calcext:value-type="float">
            <text:p>0,649447208681487</text:p>
          </table:table-cell>
          <table:table-cell table:formula="of:=COS([$Planilha2.$E$19]*[$Planilha1.$A113])" office:value-type="float" office:value="-0.453989458006372" calcext:value-type="float">
            <text:p>-0,453989458006372</text:p>
          </table:table-cell>
          <table:table-cell table:formula="of:=COS([$Planilha2.$E$20]*[$Planilha1.$A113])" office:value-type="float" office:value="0.233444163836802" calcext:value-type="float">
            <text:p>0,233444163836802</text:p>
          </table:table-cell>
          <table:table-cell table:formula="of:=COS([$Planilha2.$E$201]*[$Planilha1.$A113])" office:value-type="float" office:value="1" calcext:value-type="float">
            <text:p>1</text:p>
          </table:table-cell>
          <table:table-cell table:formula="of:=COS([$Planilha2.$E$22]*[$Planilha1.$A113])" office:value-type="float" office:value="-0.233446690192394" calcext:value-type="float">
            <text:p>-0,233446690192394</text:p>
          </table:table-cell>
          <table:table-cell table:formula="of:=COS([$Planilha2.$E$23]*[$Planilha1.$A113])" office:value-type="float" office:value="0.453991772968151" calcext:value-type="float">
            <text:p>0,453991772968151</text:p>
          </table:table-cell>
          <table:table-cell table:formula="of:=COS([$Planilha2.$E$24]*[$Planilha1.$A113])" office:value-type="float" office:value="-0.649449184324227" calcext:value-type="float">
            <text:p>-0,649449184324227</text:p>
          </table:table-cell>
          <table:table-cell table:formula="of:=COS([$Planilha2.$E$25]*[$Planilha1.$A113])" office:value-type="float" office:value="0.809017910663875" calcext:value-type="float">
            <text:p>0,809017910663875</text:p>
          </table:table-cell>
          <table:table-cell table:formula="of:=COS([$Planilha2.$E$26]*[$Planilha1.$A113])" office:value-type="float" office:value="-0.923880153926375" calcext:value-type="float">
            <text:p>-0,923880153926375</text:p>
          </table:table-cell>
          <table:table-cell table:formula="of:=COS([$Planilha2.$E$27]*[$Planilha1.$A113])" office:value-type="float" office:value="0.987688604779101" calcext:value-type="float">
            <text:p>0,987688604779101</text:p>
          </table:table-cell>
          <table:table-cell table:formula="of:=COS([$Planilha2.$E$28]*[$Planilha1.$A113])" office:value-type="float" office:value="-0.996917196134254" calcext:value-type="float">
            <text:p>-0,996917196134254</text:p>
          </table:table-cell>
          <table:table-cell table:formula="of:=COS([$Planilha2.$E$29]*[$Planilha1.$A113])" office:value-type="float" office:value="0.951055954284444" calcext:value-type="float">
            <text:p>0,951055954284444</text:p>
          </table:table-cell>
          <table:table-cell table:formula="of:=COS([$Planilha2.$E$30]*[$Planilha1.$A113])" office:value-type="float" office:value="-0.852639180146421" calcext:value-type="float">
            <text:p>-0,852639180146421</text:p>
          </table:table-cell>
          <table:table-cell table:formula="of:=COS([$Planilha2.$E$31]*[$Planilha1.$A113])" office:value-type="float" office:value="0.707105403312066" calcext:value-type="float">
            <text:p>0,707105403312066</text:p>
          </table:table-cell>
          <table:table-cell table:formula="of:=COS([$Planilha2.$E$32]*[$Planilha1.$A113])" office:value-type="float" office:value="-0.522496847872377" calcext:value-type="float">
            <text:p>-0,522496847872377</text:p>
          </table:table-cell>
          <table:table-cell table:formula="of:=COS([$Planilha2.$E$33]*[$Planilha1.$A113])" office:value-type="float" office:value="0.309015017589992" calcext:value-type="float">
            <text:p>0,309015017589992</text:p>
          </table:table-cell>
          <table:table-cell table:formula="of:=COS([$Planilha2.$E$34]*[$Planilha1.$A113])" office:value-type="float" office:value="-0.0784569588677002" calcext:value-type="float">
            <text:p>-0,0784569588677</text:p>
          </table:table-cell>
          <table:table-cell table:formula="of:=COS([$Planilha2.$E$35]*[$Planilha1.$A113])" office:value-type="float" office:value="-0.15643664627165" calcext:value-type="float">
            <text:p>-0,15643664627165</text:p>
          </table:table-cell>
          <table:table-cell table:formula="of:=COS([$Planilha2.$E$36]*[$Planilha1.$A113])" office:value-type="float" office:value="0.382685532688454" calcext:value-type="float">
            <text:p>0,382685532688454</text:p>
          </table:table-cell>
        </table:table-row>
        <table:table-row table:style-name="ro1">
          <table:table-cell/>
          <table:table-cell table:formula="of:=COS([$Planilha2.E$1]*[$Planilha1.A114])" office:value-type="float" office:value="1" calcext:value-type="float">
            <text:p>1</text:p>
          </table:table-cell>
          <table:table-cell table:formula="of:=COS([$Planilha2.$E$2]*[$Planilha1.$A114])" office:value-type="float" office:value="-0.978147587107535" calcext:value-type="float">
            <text:p>-0,978147587107535</text:p>
          </table:table-cell>
          <table:table-cell table:formula="of:=COS([$Planilha2.$E$3]*[$Planilha1.$A114])" office:value-type="float" office:value="0.913545404328587" calcext:value-type="float">
            <text:p>0,913545404328587</text:p>
          </table:table-cell>
          <table:table-cell table:formula="of:=COS([$Planilha2.$E$4]*[$Planilha1.$A114])" office:value-type="float" office:value="-0.809016878806835" calcext:value-type="float">
            <text:p>-0,809016878806835</text:p>
          </table:table-cell>
          <table:table-cell table:formula="of:=COS([$Planilha2.$E$5]*[$Planilha1.$A114])" office:value-type="float" office:value="0.669130411539763" calcext:value-type="float">
            <text:p>0,669130411539763</text:p>
          </table:table-cell>
          <table:table-cell table:formula="of:=COS([$Planilha2.$E$6]*[$Planilha1.$A114])" office:value-type="float" office:value="-0.499999716208947" calcext:value-type="float">
            <text:p>-0,499999716208947</text:p>
          </table:table-cell>
          <table:table-cell table:formula="of:=COS([$Planilha2.$E$7]*[$Planilha1.$A114])" office:value-type="float" office:value="0.309016620388705" calcext:value-type="float">
            <text:p>0,309016620388705</text:p>
          </table:table-cell>
          <table:table-cell table:formula="of:=COS([$Planilha2.$E$8]*[$Planilha1.$A114])" office:value-type="float" office:value="-0.104528007009725" calcext:value-type="float">
            <text:p>-0,104528007009725</text:p>
          </table:table-cell>
          <table:table-cell table:formula="of:=COS([$Planilha2.$E$9]*[$Planilha1.$A114])" office:value-type="float" office:value="-0.104528984705255" calcext:value-type="float">
            <text:p>-0,104528984705255</text:p>
          </table:table-cell>
          <table:table-cell table:formula="of:=COS([$Planilha2.$E$10]*[$Planilha1.$A114])" office:value-type="float" office:value="0.309017555354222" calcext:value-type="float">
            <text:p>0,309017555354222</text:p>
          </table:table-cell>
          <table:table-cell table:formula="of:=COS([$Planilha2.$E$11]*[$Planilha1.$A114])" office:value-type="float" office:value="-0.500000567581946" calcext:value-type="float">
            <text:p>-0,500000567581946</text:p>
          </table:table-cell>
          <table:table-cell table:formula="of:=COS([$Planilha2.$E$12]*[$Planilha1.$A114])" office:value-type="float" office:value="0.669131142111137" calcext:value-type="float">
            <text:p>0,669131142111137</text:p>
          </table:table-cell>
          <table:table-cell table:formula="of:=COS([$Planilha2.$E$13]*[$Planilha1.$A114])" office:value-type="float" office:value="-0.809017456647085" calcext:value-type="float">
            <text:p>-0,809017456647085</text:p>
          </table:table-cell>
          <table:table-cell table:formula="of:=COS([$Planilha2.$E$14]*[$Planilha1.$A114])" office:value-type="float" office:value="0.913545804183308" calcext:value-type="float">
            <text:p>0,913545804183308</text:p>
          </table:table-cell>
          <table:table-cell table:formula="of:=COS([$Planilha2.$E$15]*[$Planilha1.$A114])" office:value-type="float" office:value="-0.97814779150115" calcext:value-type="float">
            <text:p>-0,97814779150115</text:p>
          </table:table-cell>
          <table:table-cell table:formula="of:=COS([$Planilha2.$E$16]*[$Planilha1.$A114])" office:value-type="float" office:value="0.999999999999517" calcext:value-type="float">
            <text:p>0,999999999999517</text:p>
          </table:table-cell>
          <table:table-cell table:formula="of:=COS([$Planilha2.$E$17]*[$Planilha1.$A114])" office:value-type="float" office:value="-0.978147382712977" calcext:value-type="float">
            <text:p>-0,978147382712977</text:p>
          </table:table-cell>
          <table:table-cell table:formula="of:=COS([$Planilha2.$E$18]*[$Planilha1.$A114])" office:value-type="float" office:value="0.913545004472984" calcext:value-type="float">
            <text:p>0,913545004472984</text:p>
          </table:table-cell>
          <table:table-cell table:formula="of:=COS([$Planilha2.$E$19]*[$Planilha1.$A114])" office:value-type="float" office:value="-0.8090163009658" calcext:value-type="float">
            <text:p>-0,8090163009658</text:p>
          </table:table-cell>
          <table:table-cell table:formula="of:=COS([$Planilha2.$E$20]*[$Planilha1.$A114])" office:value-type="float" office:value="0.66912968096774" calcext:value-type="float">
            <text:p>0,66912968096774</text:p>
          </table:table-cell>
          <table:table-cell table:formula="of:=COS([$Planilha2.$E$201]*[$Planilha1.$A114])" office:value-type="float" office:value="1" calcext:value-type="float">
            <text:p>1</text:p>
          </table:table-cell>
          <table:table-cell table:formula="of:=COS([$Planilha2.$E$22]*[$Planilha1.$A114])" office:value-type="float" office:value="0.309015685422886" calcext:value-type="float">
            <text:p>0,309015685422886</text:p>
          </table:table-cell>
          <table:table-cell table:formula="of:=COS([$Planilha2.$E$23]*[$Planilha1.$A114])" office:value-type="float" office:value="-0.104527029314091" calcext:value-type="float">
            <text:p>-0,104527029314091</text:p>
          </table:table-cell>
          <table:table-cell table:formula="of:=COS([$Planilha2.$E$24]*[$Planilha1.$A114])" office:value-type="float" office:value="-0.104529962400687" calcext:value-type="float">
            <text:p>-0,104529962400687</text:p>
          </table:table-cell>
          <table:table-cell table:formula="of:=COS([$Planilha2.$E$25]*[$Planilha1.$A114])" office:value-type="float" office:value="0.309018490319437" calcext:value-type="float">
            <text:p>0,309018490319437</text:p>
          </table:table-cell>
          <table:table-cell table:formula="of:=COS([$Planilha2.$E$26]*[$Planilha1.$A114])" office:value-type="float" office:value="-0.500001418954455" calcext:value-type="float">
            <text:p>-0,500001418954455</text:p>
          </table:table-cell>
          <table:table-cell table:formula="of:=COS([$Planilha2.$E$27]*[$Planilha1.$A114])" office:value-type="float" office:value="0.669131872681853" calcext:value-type="float">
            <text:p>0,669131872681853</text:p>
          </table:table-cell>
          <table:table-cell table:formula="of:=COS([$Planilha2.$E$28]*[$Planilha1.$A114])" office:value-type="float" office:value="-0.809018034486564" calcext:value-type="float">
            <text:p>-0,809018034486564</text:p>
          </table:table-cell>
          <table:table-cell table:formula="of:=COS([$Planilha2.$E$29]*[$Planilha1.$A114])" office:value-type="float" office:value="0.913546204037154" calcext:value-type="float">
            <text:p>0,913546204037154</text:p>
          </table:table-cell>
          <table:table-cell table:formula="of:=COS([$Planilha2.$E$30]*[$Planilha1.$A114])" office:value-type="float" office:value="-0.978147995893818" calcext:value-type="float">
            <text:p>-0,978147995893818</text:p>
          </table:table-cell>
          <table:table-cell table:formula="of:=COS([$Planilha2.$E$31]*[$Planilha1.$A114])" office:value-type="float" office:value="0.999999999998067" calcext:value-type="float">
            <text:p>0,999999999998067</text:p>
          </table:table-cell>
          <table:table-cell table:formula="of:=COS([$Planilha2.$E$32]*[$Planilha1.$A114])" office:value-type="float" office:value="-0.978147178317473" calcext:value-type="float">
            <text:p>-0,978147178317473</text:p>
          </table:table-cell>
          <table:table-cell table:formula="of:=COS([$Planilha2.$E$33]*[$Planilha1.$A114])" office:value-type="float" office:value="0.913544604616495" calcext:value-type="float">
            <text:p>0,913544604616495</text:p>
          </table:table-cell>
          <table:table-cell table:formula="of:=COS([$Planilha2.$E$34]*[$Planilha1.$A114])" office:value-type="float" office:value="-0.809015723123993" calcext:value-type="float">
            <text:p>-0,809015723123993</text:p>
          </table:table-cell>
          <table:table-cell table:formula="of:=COS([$Planilha2.$E$35]*[$Planilha1.$A114])" office:value-type="float" office:value="0.669128950395089" calcext:value-type="float">
            <text:p>0,669128950395089</text:p>
          </table:table-cell>
          <table:table-cell table:formula="of:=COS([$Planilha2.$E$36]*[$Planilha1.$A114])" office:value-type="float" office:value="-0.499998013461492" calcext:value-type="float">
            <text:p>-0,499998013461492</text:p>
          </table:table-cell>
        </table:table-row>
        <table:table-row table:style-name="ro1">
          <table:table-cell/>
          <table:table-cell table:formula="of:=COS([$Planilha2.E$1]*[$Planilha1.A115])" office:value-type="float" office:value="1" calcext:value-type="float">
            <text:p>1</text:p>
          </table:table-cell>
          <table:table-cell table:formula="of:=COS([$Planilha2.$E$2]*[$Planilha1.$A115])" office:value-type="float" office:value="-0.983254895513829" calcext:value-type="float">
            <text:p>-0,983254895513829</text:p>
          </table:table-cell>
          <table:table-cell table:formula="of:=COS([$Planilha2.$E$3]*[$Planilha1.$A115])" office:value-type="float" office:value="0.933580379103823" calcext:value-type="float">
            <text:p>0,933580379103823</text:p>
          </table:table-cell>
          <table:table-cell table:formula="of:=COS([$Planilha2.$E$4]*[$Planilha1.$A115])" office:value-type="float" office:value="-0.852640060705151" calcext:value-type="float">
            <text:p>-0,852640060705151</text:p>
          </table:table-cell>
          <table:table-cell table:formula="of:=COS([$Planilha2.$E$5]*[$Planilha1.$A115])" office:value-type="float" office:value="0.743144648495275" calcext:value-type="float">
            <text:p>0,743144648495275</text:p>
          </table:table-cell>
          <table:table-cell table:formula="of:=COS([$Planilha2.$E$6]*[$Planilha1.$A115])" office:value-type="float" office:value="-0.608761166710614" calcext:value-type="float">
            <text:p>-0,608761166710614</text:p>
          </table:table-cell>
          <table:table-cell table:formula="of:=COS([$Planilha2.$E$7]*[$Planilha1.$A115])" office:value-type="float" office:value="0.453990146238567" calcext:value-type="float">
            <text:p>0,453990146238567</text:p>
          </table:table-cell>
          <table:table-cell table:formula="of:=COS([$Planilha2.$E$8]*[$Planilha1.$A115])" office:value-type="float" office:value="-0.284014900897608" calcext:value-type="float">
            <text:p>-0,284014900897608</text:p>
          </table:table-cell>
          <table:table-cell table:formula="of:=COS([$Planilha2.$E$9]*[$Planilha1.$A115])" office:value-type="float" office:value="0.104527937174333" calcext:value-type="float">
            <text:p>0,104527937174333</text:p>
          </table:table-cell>
          <table:table-cell table:formula="of:=COS([$Planilha2.$E$10]*[$Planilha1.$A115])" office:value-type="float" office:value="0.078459689008365" calcext:value-type="float">
            <text:p>0,078459689008365</text:p>
          </table:table-cell>
          <table:table-cell table:formula="of:=COS([$Planilha2.$E$11]*[$Planilha1.$A115])" office:value-type="float" office:value="-0.258819683810265" calcext:value-type="float">
            <text:p>-0,258819683810265</text:p>
          </table:table-cell>
          <table:table-cell table:formula="of:=COS([$Planilha2.$E$12]*[$Planilha1.$A115])" office:value-type="float" office:value="0.430511753315206" calcext:value-type="float">
            <text:p>0,430511753315206</text:p>
          </table:table-cell>
          <table:table-cell table:formula="of:=COS([$Planilha2.$E$13]*[$Planilha1.$A115])" office:value-type="float" office:value="-0.587785894236569" calcext:value-type="float">
            <text:p>-0,587785894236569</text:p>
          </table:table-cell>
          <table:table-cell table:formula="of:=COS([$Planilha2.$E$14]*[$Planilha1.$A115])" office:value-type="float" office:value="0.72537496272895" calcext:value-type="float">
            <text:p>0,72537496272895</text:p>
          </table:table-cell>
          <table:table-cell table:formula="of:=COS([$Planilha2.$E$15]*[$Planilha1.$A115])" office:value-type="float" office:value="-0.838671072136244" calcext:value-type="float">
            <text:p>-0,838671072136244</text:p>
          </table:table-cell>
          <table:table-cell table:formula="of:=COS([$Planilha2.$E$16]*[$Planilha1.$A115])" office:value-type="float" office:value="0.923879912078632" calcext:value-type="float">
            <text:p>0,923879912078632</text:p>
          </table:table-cell>
          <table:table-cell table:formula="of:=COS([$Planilha2.$E$17]*[$Planilha1.$A115])" office:value-type="float" office:value="-0.978147820700157" calcext:value-type="float">
            <text:p>-0,978147820700157</text:p>
          </table:table-cell>
          <table:table-cell table:formula="of:=COS([$Planilha2.$E$18]*[$Planilha1.$A115])" office:value-type="float" office:value="0.999657354400597" calcext:value-type="float">
            <text:p>0,999657354400597</text:p>
          </table:table-cell>
          <table:table-cell table:formula="of:=COS([$Planilha2.$E$19]*[$Planilha1.$A115])" office:value-type="float" office:value="-0.987688154401421" calcext:value-type="float">
            <text:p>-0,987688154401421</text:p>
          </table:table-cell>
          <table:table-cell table:formula="of:=COS([$Planilha2.$E$20]*[$Planilha1.$A115])" office:value-type="float" office:value="0.942641071711834" calcext:value-type="float">
            <text:p>0,942641071711834</text:p>
          </table:table-cell>
          <table:table-cell table:formula="of:=COS([$Planilha2.$E$201]*[$Planilha1.$A115])" office:value-type="float" office:value="1" calcext:value-type="float">
            <text:p>1</text:p>
          </table:table-cell>
          <table:table-cell table:formula="of:=COS([$Planilha2.$E$22]*[$Planilha1.$A115])" office:value-type="float" office:value="0.760405063774542" calcext:value-type="float">
            <text:p>0,760405063774542</text:p>
          </table:table-cell>
          <table:table-cell table:formula="of:=COS([$Planilha2.$E$23]*[$Planilha1.$A115])" office:value-type="float" office:value="-0.629319260514934" calcext:value-type="float">
            <text:p>-0,629319260514934</text:p>
          </table:table-cell>
          <table:table-cell table:formula="of:=COS([$Planilha2.$E$24]*[$Planilha1.$A115])" office:value-type="float" office:value="0.477157423710366" calcext:value-type="float">
            <text:p>0,477157423710366</text:p>
          </table:table-cell>
          <table:table-cell table:formula="of:=COS([$Planilha2.$E$25]*[$Planilha1.$A115])" office:value-type="float" office:value="-0.309015485073033" calcext:value-type="float">
            <text:p>-0,309015485073033</text:p>
          </table:table-cell>
          <table:table-cell table:formula="of:=COS([$Planilha2.$E$26]*[$Planilha1.$A115])" office:value-type="float" office:value="0.13052455326493" calcext:value-type="float">
            <text:p>0,13052455326493</text:p>
          </table:table-cell>
          <table:table-cell table:formula="of:=COS([$Planilha2.$E$27]*[$Planilha1.$A115])" office:value-type="float" office:value="0.0523376731080514" calcext:value-type="float">
            <text:p>0,052337673108051</text:p>
          </table:table-cell>
          <table:table-cell table:formula="of:=COS([$Planilha2.$E$28]*[$Planilha1.$A115])" office:value-type="float" office:value="-0.233447099871532" calcext:value-type="float">
            <text:p>-0,233447099871532</text:p>
          </table:table-cell>
          <table:table-cell table:formula="of:=COS([$Planilha2.$E$29]*[$Planilha1.$A115])" office:value-type="float" office:value="0.406738334476313" calcext:value-type="float">
            <text:p>0,406738334476313</text:p>
          </table:table-cell>
          <table:table-cell table:formula="of:=COS([$Planilha2.$E$30]*[$Planilha1.$A115])" office:value-type="float" office:value="-0.56640781726242" calcext:value-type="float">
            <text:p>-0,56640781726242</text:p>
          </table:table-cell>
          <table:table-cell table:formula="of:=COS([$Planilha2.$E$31]*[$Planilha1.$A115])" office:value-type="float" office:value="0.707108183884842" calcext:value-type="float">
            <text:p>0,707108183884842</text:p>
          </table:table-cell>
          <table:table-cell table:formula="of:=COS([$Planilha2.$E$32]*[$Planilha1.$A115])" office:value-type="float" office:value="-0.824127349662907" calcext:value-type="float">
            <text:p>-0,824127349662907</text:p>
          </table:table-cell>
          <table:table-cell table:formula="of:=COS([$Planilha2.$E$33]*[$Planilha1.$A115])" office:value-type="float" office:value="0.913546318280934" calcext:value-type="float">
            <text:p>0,913546318280934</text:p>
          </table:table-cell>
          <table:table-cell table:formula="of:=COS([$Planilha2.$E$34]*[$Planilha1.$A115])" office:value-type="float" office:value="-0.972370429793828" calcext:value-type="float">
            <text:p>-0,972370429793828</text:p>
          </table:table-cell>
          <table:table-cell table:formula="of:=COS([$Planilha2.$E$35]*[$Planilha1.$A115])" office:value-type="float" office:value="0.998629652414401" calcext:value-type="float">
            <text:p>0,998629652414401</text:p>
          </table:table-cell>
          <table:table-cell table:formula="of:=COS([$Planilha2.$E$36]*[$Planilha1.$A115])" office:value-type="float" office:value="-0.991444559289637" calcext:value-type="float">
            <text:p>-0,991444559289637</text:p>
          </table:table-cell>
        </table:table-row>
        <table:table-row table:style-name="ro1">
          <table:table-cell/>
          <table:table-cell table:formula="of:=COS([$Planilha2.E$1]*[$Planilha1.A116])" office:value-type="float" office:value="1" calcext:value-type="float">
            <text:p>1</text:p>
          </table:table-cell>
          <table:table-cell table:formula="of:=COS([$Planilha2.$E$2]*[$Planilha1.$A116])" office:value-type="float" office:value="-0.987688330159539" calcext:value-type="float">
            <text:p>-0,987688330159539</text:p>
          </table:table-cell>
          <table:table-cell table:formula="of:=COS([$Planilha2.$E$3]*[$Planilha1.$A116])" office:value-type="float" office:value="0.951056475066676" calcext:value-type="float">
            <text:p>0,951056475066676</text:p>
          </table:table-cell>
          <table:table-cell table:formula="of:=COS([$Planilha2.$E$4]*[$Planilha1.$A116])" office:value-type="float" office:value="-0.891006433332505" calcext:value-type="float">
            <text:p>-0,891006433332505</text:p>
          </table:table-cell>
          <table:table-cell table:formula="of:=COS([$Planilha2.$E$5]*[$Planilha1.$A116])" office:value-type="float" office:value="0.809016837532501" calcext:value-type="float">
            <text:p>0,809016837532501</text:p>
          </table:table-cell>
          <table:table-cell table:formula="of:=COS([$Planilha2.$E$6]*[$Planilha1.$A116])" office:value-type="float" office:value="-0.707106545334348" calcext:value-type="float">
            <text:p>-0,707106545334348</text:p>
          </table:table-cell>
          <table:table-cell table:formula="of:=COS([$Planilha2.$E$7]*[$Planilha1.$A116])" office:value-type="float" office:value="0.587784928479824" calcext:value-type="float">
            <text:p>0,587784928479824</text:p>
          </table:table-cell>
          <table:table-cell table:formula="of:=COS([$Planilha2.$E$8]*[$Planilha1.$A116])" office:value-type="float" office:value="-0.453990083672014" calcext:value-type="float">
            <text:p>-0,453990083672014</text:p>
          </table:table-cell>
          <table:table-cell table:formula="of:=COS([$Planilha2.$E$9]*[$Planilha1.$A116])" office:value-type="float" office:value="0.309016486822179" calcext:value-type="float">
            <text:p>0,309016486822179</text:p>
          </table:table-cell>
          <table:table-cell table:formula="of:=COS([$Planilha2.$E$10]*[$Planilha1.$A116])" office:value-type="float" office:value="-0.156433872050315" calcext:value-type="float">
            <text:p>-0,156433872050315</text:p>
          </table:table-cell>
          <table:table-cell table:formula="of:=COS([$Planilha2.$E$11]*[$Planilha1.$A116])" office:value-type="float" office:value="-0.000000667090648773645" calcext:value-type="float">
            <text:p>-6,67090648773645E-07</text:p>
          </table:table-cell>
          <table:table-cell table:formula="of:=COS([$Planilha2.$E$12]*[$Planilha1.$A116])" office:value-type="float" office:value="0.156435189805613" calcext:value-type="float">
            <text:p>0,156435189805613</text:p>
          </table:table-cell>
          <table:table-cell table:formula="of:=COS([$Planilha2.$E$13]*[$Planilha1.$A116])" office:value-type="float" office:value="-0.309017755703937" calcext:value-type="float">
            <text:p>-0,309017755703937</text:p>
          </table:table-cell>
          <table:table-cell table:formula="of:=COS([$Planilha2.$E$14]*[$Planilha1.$A116])" office:value-type="float" office:value="0.453991272436127" calcext:value-type="float">
            <text:p>0,453991272436127</text:p>
          </table:table-cell>
          <table:table-cell table:formula="of:=COS([$Planilha2.$E$15]*[$Planilha1.$A116])" office:value-type="float" office:value="-0.587786007854955" calcext:value-type="float">
            <text:p>-0,587786007854955</text:p>
          </table:table-cell>
          <table:table-cell table:formula="of:=COS([$Planilha2.$E$16]*[$Planilha1.$A116])" office:value-type="float" office:value="0.707107488742676" calcext:value-type="float">
            <text:p>0,707107488742676</text:p>
          </table:table-cell>
          <table:table-cell table:formula="of:=COS([$Planilha2.$E$17]*[$Planilha1.$A116])" office:value-type="float" office:value="-0.809017621744157" calcext:value-type="float">
            <text:p>-0,809017621744157</text:p>
          </table:table-cell>
          <table:table-cell table:formula="of:=COS([$Planilha2.$E$18]*[$Planilha1.$A116])" office:value-type="float" office:value="0.89100703903758" calcext:value-type="float">
            <text:p>0,89100703903758</text:p>
          </table:table-cell>
          <table:table-cell table:formula="of:=COS([$Planilha2.$E$19]*[$Planilha1.$A116])" office:value-type="float" office:value="-0.951056887350691" calcext:value-type="float">
            <text:p>-0,951056887350691</text:p>
          </table:table-cell>
          <table:table-cell table:formula="of:=COS([$Planilha2.$E$20]*[$Planilha1.$A116])" office:value-type="float" office:value="0.987688538870686" calcext:value-type="float">
            <text:p>0,987688538870686</text:p>
          </table:table-cell>
          <table:table-cell table:formula="of:=COS([$Planilha2.$E$201]*[$Planilha1.$A116])" office:value-type="float" office:value="1" calcext:value-type="float">
            <text:p>1</text:p>
          </table:table-cell>
          <table:table-cell table:formula="of:=COS([$Planilha2.$E$22]*[$Planilha1.$A116])" office:value-type="float" office:value="0.987688121446635" calcext:value-type="float">
            <text:p>0,987688121446635</text:p>
          </table:table-cell>
          <table:table-cell table:formula="of:=COS([$Planilha2.$E$23]*[$Planilha1.$A116])" office:value-type="float" office:value="-0.951056062780964" calcext:value-type="float">
            <text:p>-0,951056062780964</text:p>
          </table:table-cell>
          <table:table-cell table:formula="of:=COS([$Planilha2.$E$24]*[$Planilha1.$A116])" office:value-type="float" office:value="0.891005827625843" calcext:value-type="float">
            <text:p>0,891005827625843</text:p>
          </table:table-cell>
          <table:table-cell table:formula="of:=COS([$Planilha2.$E$25]*[$Planilha1.$A116])" office:value-type="float" office:value="-0.809016053319403" calcext:value-type="float">
            <text:p>-0,809016053319403</text:p>
          </table:table-cell>
          <table:table-cell table:formula="of:=COS([$Planilha2.$E$26]*[$Planilha1.$A116])" office:value-type="float" office:value="0.707105601924771" calcext:value-type="float">
            <text:p>0,707105601924771</text:p>
          </table:table-cell>
          <table:table-cell table:formula="of:=COS([$Planilha2.$E$27]*[$Planilha1.$A116])" office:value-type="float" office:value="-0.587783849103652" calcext:value-type="float">
            <text:p>-0,587783849103652</text:p>
          </table:table-cell>
          <table:table-cell table:formula="of:=COS([$Planilha2.$E$28]*[$Planilha1.$A116])" office:value-type="float" office:value="0.453988894907081" calcext:value-type="float">
            <text:p>0,453988894907081</text:p>
          </table:table-cell>
          <table:table-cell table:formula="of:=COS([$Planilha2.$E$29]*[$Planilha1.$A116])" office:value-type="float" office:value="-0.30901521793987" calcext:value-type="float">
            <text:p>-0,30901521793987</text:p>
          </table:table-cell>
          <table:table-cell table:formula="of:=COS([$Planilha2.$E$30]*[$Planilha1.$A116])" office:value-type="float" office:value="0.156432554294739" calcext:value-type="float">
            <text:p>0,156432554294739</text:p>
          </table:table-cell>
          <table:table-cell table:formula="of:=COS([$Planilha2.$E$31]*[$Planilha1.$A116])" office:value-type="float" office:value="0.00000200127194631975" calcext:value-type="float">
            <text:p>2,00127194631975E-06</text:p>
          </table:table-cell>
          <table:table-cell table:formula="of:=COS([$Planilha2.$E$32]*[$Planilha1.$A116])" office:value-type="float" office:value="-0.156436507560618" calcext:value-type="float">
            <text:p>-0,156436507560618</text:p>
          </table:table-cell>
          <table:table-cell table:formula="of:=COS([$Planilha2.$E$33]*[$Planilha1.$A116])" office:value-type="float" office:value="0.309019024585142" calcext:value-type="float">
            <text:p>0,309019024585142</text:p>
          </table:table-cell>
          <table:table-cell table:formula="of:=COS([$Planilha2.$E$34]*[$Planilha1.$A116])" office:value-type="float" office:value="-0.453992461199426" calcext:value-type="float">
            <text:p>-0,453992461199426</text:p>
          </table:table-cell>
          <table:table-cell table:formula="of:=COS([$Planilha2.$E$35]*[$Planilha1.$A116])" office:value-type="float" office:value="0.587787087229031" calcext:value-type="float">
            <text:p>0,587787087229031</text:p>
          </table:table-cell>
          <table:table-cell table:formula="of:=COS([$Planilha2.$E$36]*[$Planilha1.$A116])" office:value-type="float" office:value="-0.707108432149745" calcext:value-type="float">
            <text:p>-0,707108432149745</text:p>
          </table:table-cell>
        </table:table-row>
        <table:table-row table:style-name="ro1">
          <table:table-cell/>
          <table:table-cell table:formula="of:=COS([$Planilha2.E$1]*[$Planilha1.A117])" office:value-type="float" office:value="1" calcext:value-type="float">
            <text:p>1</text:p>
          </table:table-cell>
          <table:table-cell table:formula="of:=COS([$Planilha2.$E$2]*[$Planilha1.$A117])" office:value-type="float" office:value="-0.991444852590148" calcext:value-type="float">
            <text:p>-0,991444852590148</text:p>
          </table:table-cell>
          <table:table-cell table:formula="of:=COS([$Planilha2.$E$3]*[$Planilha1.$A117])" office:value-type="float" office:value="0.965925791455002" calcext:value-type="float">
            <text:p>0,965925791455002</text:p>
          </table:table-cell>
          <table:table-cell table:formula="of:=COS([$Planilha2.$E$4]*[$Planilha1.$A117])" office:value-type="float" office:value="-0.923879455254105" calcext:value-type="float">
            <text:p>-0,923879455254105</text:p>
          </table:table-cell>
          <table:table-cell table:formula="of:=COS([$Planilha2.$E$5]*[$Planilha1.$A117])" office:value-type="float" office:value="0.866025269195944" calcext:value-type="float">
            <text:p>0,866025269195944</text:p>
          </table:table-cell>
          <table:table-cell table:formula="of:=COS([$Planilha2.$E$6]*[$Planilha1.$A117])" office:value-type="float" office:value="-0.793353135460527" calcext:value-type="float">
            <text:p>-0,793353135460527</text:p>
          </table:table-cell>
          <table:table-cell table:formula="of:=COS([$Planilha2.$E$7]*[$Planilha1.$A117])" office:value-type="float" office:value="0.707106495681245" calcext:value-type="float">
            <text:p>0,707106495681245</text:p>
          </table:table-cell>
          <table:table-cell table:formula="of:=COS([$Planilha2.$E$8]*[$Planilha1.$A117])" office:value-type="float" office:value="-0.608761055291927" calcext:value-type="float">
            <text:p>-0,608761055291927</text:p>
          </table:table-cell>
          <table:table-cell table:formula="of:=COS([$Planilha2.$E$9]*[$Planilha1.$A117])" office:value-type="float" office:value="0.499999533771816" calcext:value-type="float">
            <text:p>0,499999533771816</text:p>
          </table:table-cell>
          <table:table-cell table:formula="of:=COS([$Planilha2.$E$10]*[$Planilha1.$A117])" office:value-type="float" office:value="-0.382682872819151" calcext:value-type="float">
            <text:p>-0,382682872819151</text:p>
          </table:table-cell>
          <table:table-cell table:formula="of:=COS([$Planilha2.$E$11]*[$Planilha1.$A117])" office:value-type="float" office:value="0.258818395090097" calcext:value-type="float">
            <text:p>0,258818395090097</text:p>
          </table:table-cell>
          <table:table-cell table:formula="of:=COS([$Planilha2.$E$12]*[$Planilha1.$A117])" office:value-type="float" office:value="-0.130525458316289" calcext:value-type="float">
            <text:p>-0,130525458316289</text:p>
          </table:table-cell>
          <table:table-cell table:formula="of:=COS([$Planilha2.$E$13]*[$Planilha1.$A117])" office:value-type="float" office:value="-0.000000807530777878145" calcext:value-type="float">
            <text:p>-8,07530777878145E-07</text:p>
          </table:table-cell>
          <table:table-cell table:formula="of:=COS([$Planilha2.$E$14]*[$Planilha1.$A117])" office:value-type="float" office:value="0.130527059560762" calcext:value-type="float">
            <text:p>0,130527059560762</text:p>
          </table:table-cell>
          <table:table-cell table:formula="of:=COS([$Planilha2.$E$15]*[$Planilha1.$A117])" office:value-type="float" office:value="-0.258819955119719" calcext:value-type="float">
            <text:p>-0,258819955119719</text:p>
          </table:table-cell>
          <table:table-cell table:formula="of:=COS([$Planilha2.$E$16]*[$Planilha1.$A117])" office:value-type="float" office:value="0.382684364941342" calcext:value-type="float">
            <text:p>0,382684364941342</text:p>
          </table:table-cell>
          <table:table-cell table:formula="of:=COS([$Planilha2.$E$17]*[$Planilha1.$A117])" office:value-type="float" office:value="-0.500000932455934" calcext:value-type="float">
            <text:p>-0,500000932455934</text:p>
          </table:table-cell>
          <table:table-cell table:formula="of:=COS([$Planilha2.$E$18]*[$Planilha1.$A117])" office:value-type="float" office:value="0.608762336606079" calcext:value-type="float">
            <text:p>0,608762336606079</text:p>
          </table:table-cell>
          <table:table-cell table:formula="of:=COS([$Planilha2.$E$19]*[$Planilha1.$A117])" office:value-type="float" office:value="-0.707107637701762" calcext:value-type="float">
            <text:p>-0,707107637701762</text:p>
          </table:table-cell>
          <table:table-cell table:formula="of:=COS([$Planilha2.$E$20]*[$Planilha1.$A117])" office:value-type="float" office:value="0.793354118647109" calcext:value-type="float">
            <text:p>0,793354118647109</text:p>
          </table:table-cell>
          <table:table-cell table:formula="of:=COS([$Planilha2.$E$201]*[$Planilha1.$A117])" office:value-type="float" office:value="1" calcext:value-type="float">
            <text:p>1</text:p>
          </table:table-cell>
          <table:table-cell table:formula="of:=COS([$Planilha2.$E$22]*[$Planilha1.$A117])" office:value-type="float" office:value="0.923880073310501" calcext:value-type="float">
            <text:p>0,923880073310501</text:p>
          </table:table-cell>
          <table:table-cell table:formula="of:=COS([$Planilha2.$E$23]*[$Planilha1.$A117])" office:value-type="float" office:value="-0.965926209462646" calcext:value-type="float">
            <text:p>-0,965926209462646</text:p>
          </table:table-cell>
          <table:table-cell table:formula="of:=COS([$Planilha2.$E$24]*[$Planilha1.$A117])" office:value-type="float" office:value="0.991445063396799" calcext:value-type="float">
            <text:p>0,991445063396799</text:p>
          </table:table-cell>
          <table:table-cell table:formula="of:=COS([$Planilha2.$E$25]*[$Planilha1.$A117])" office:value-type="float" office:value="-0.999999999998696" calcext:value-type="float">
            <text:p>-0,999999999998696</text:p>
          </table:table-cell>
          <table:table-cell table:formula="of:=COS([$Planilha2.$E$26]*[$Planilha1.$A117])" office:value-type="float" office:value="0.991444641780912" calcext:value-type="float">
            <text:p>0,991444641780912</text:p>
          </table:table-cell>
          <table:table-cell table:formula="of:=COS([$Planilha2.$E$27]*[$Planilha1.$A117])" office:value-type="float" office:value="-0.965925373444843" calcext:value-type="float">
            <text:p>-0,965925373444843</text:p>
          </table:table-cell>
          <table:table-cell table:formula="of:=COS([$Planilha2.$E$28]*[$Planilha1.$A117])" office:value-type="float" office:value="0.923878837195297" calcext:value-type="float">
            <text:p>0,923878837195297</text:p>
          </table:table-cell>
          <table:table-cell table:formula="of:=COS([$Planilha2.$E$29]*[$Planilha1.$A117])" office:value-type="float" office:value="-0.866024461663653" calcext:value-type="float">
            <text:p>-0,866024461663653</text:p>
          </table:table-cell>
          <table:table-cell table:formula="of:=COS([$Planilha2.$E$30]*[$Planilha1.$A117])" office:value-type="float" office:value="0.793352152271877" calcext:value-type="float">
            <text:p>0,793352152271877</text:p>
          </table:table-cell>
          <table:table-cell table:formula="of:=COS([$Planilha2.$E$31]*[$Planilha1.$A117])" office:value-type="float" office:value="-0.707105353658884" calcext:value-type="float">
            <text:p>-0,707105353658884</text:p>
          </table:table-cell>
          <table:table-cell table:formula="of:=COS([$Planilha2.$E$32]*[$Planilha1.$A117])" office:value-type="float" office:value="0.608759773976187" calcext:value-type="float">
            <text:p>0,608759773976187</text:p>
          </table:table-cell>
          <table:table-cell table:formula="of:=COS([$Planilha2.$E$33]*[$Planilha1.$A117])" office:value-type="float" office:value="-0.499998135086393" calcext:value-type="float">
            <text:p>-0,499998135086393</text:p>
          </table:table-cell>
          <table:table-cell table:formula="of:=COS([$Planilha2.$E$34]*[$Planilha1.$A117])" office:value-type="float" office:value="0.382681380695969" calcext:value-type="float">
            <text:p>0,382681380695969</text:p>
          </table:table-cell>
          <table:table-cell table:formula="of:=COS([$Planilha2.$E$35]*[$Planilha1.$A117])" office:value-type="float" office:value="-0.258816835059814" calcext:value-type="float">
            <text:p>-0,258816835059814</text:p>
          </table:table-cell>
          <table:table-cell table:formula="of:=COS([$Planilha2.$E$36]*[$Planilha1.$A117])" office:value-type="float" office:value="0.130523857071482" calcext:value-type="float">
            <text:p>0,130523857071482</text:p>
          </table:table-cell>
        </table:table-row>
        <table:table-row table:style-name="ro1">
          <table:table-cell/>
          <table:table-cell table:formula="of:=COS([$Planilha2.E$1]*[$Planilha1.A118])" office:value-type="float" office:value="1" calcext:value-type="float">
            <text:p>1</text:p>
          </table:table-cell>
          <table:table-cell table:formula="of:=COS([$Planilha2.$E$2]*[$Planilha1.$A118])" office:value-type="float" office:value="-0.994521888272942" calcext:value-type="float">
            <text:p>-0,994521888272942</text:p>
          </table:table-cell>
          <table:table-cell table:formula="of:=COS([$Planilha2.$E$3]*[$Planilha1.$A118])" office:value-type="float" office:value="0.978147572507955" calcext:value-type="float">
            <text:p>0,978147572507955</text:p>
          </table:table-cell>
          <table:table-cell table:formula="of:=COS([$Planilha2.$E$4]*[$Planilha1.$A118])" office:value-type="float" office:value="-0.95105645336747" calcext:value-type="float">
            <text:p>-0,95105645336747</text:p>
          </table:table-cell>
          <table:table-cell table:formula="of:=COS([$Planilha2.$E$5]*[$Planilha1.$A118])" office:value-type="float" office:value="0.913545347206412" calcext:value-type="float">
            <text:p>0,913545347206412</text:p>
          </table:table-cell>
          <table:table-cell table:formula="of:=COS([$Planilha2.$E$6]*[$Planilha1.$A118])" office:value-type="float" office:value="-0.866025234085891" calcext:value-type="float">
            <text:p>-0,866025234085891</text:p>
          </table:table-cell>
          <table:table-cell table:formula="of:=COS([$Planilha2.$E$7]*[$Planilha1.$A118])" office:value-type="float" office:value="0.809016754983821" calcext:value-type="float">
            <text:p>0,809016754983821</text:p>
          </table:table-cell>
          <table:table-cell table:formula="of:=COS([$Planilha2.$E$8]*[$Planilha1.$A118])" office:value-type="float" office:value="-0.743144507536025" calcext:value-type="float">
            <text:p>-0,743144507536025</text:p>
          </table:table-cell>
          <table:table-cell table:formula="of:=COS([$Planilha2.$E$9]*[$Planilha1.$A118])" office:value-type="float" office:value="0.669130202804968" calcext:value-type="float">
            <text:p>0,669130202804968</text:p>
          </table:table-cell>
          <table:table-cell table:formula="of:=COS([$Planilha2.$E$10]*[$Planilha1.$A118])" office:value-type="float" office:value="-0.587784758052076" calcext:value-type="float">
            <text:p>-0,587784758052076</text:p>
          </table:table-cell>
          <table:table-cell table:formula="of:=COS([$Planilha2.$E$11]*[$Planilha1.$A118])" office:value-type="float" office:value="0.499999412147044" calcext:value-type="float">
            <text:p>0,499999412147044</text:p>
          </table:table-cell>
          <table:table-cell table:formula="of:=COS([$Planilha2.$E$12]*[$Planilha1.$A118])" office:value-type="float" office:value="-0.406735960955603" calcext:value-type="float">
            <text:p>-0,406735960955603</text:p>
          </table:table-cell>
          <table:table-cell table:formula="of:=COS([$Planilha2.$E$13]*[$Planilha1.$A118])" office:value-type="float" office:value="0.309016219689103" calcext:value-type="float">
            <text:p>0,309016219689103</text:p>
          </table:table-cell>
          <table:table-cell table:formula="of:=COS([$Planilha2.$E$14]*[$Planilha1.$A118])" office:value-type="float" office:value="-0.207910827668751" calcext:value-type="float">
            <text:p>-0,207910827668751</text:p>
          </table:table-cell>
          <table:table-cell table:formula="of:=COS([$Planilha2.$E$15]*[$Planilha1.$A118])" office:value-type="float" office:value="0.104527518161922" calcext:value-type="float">
            <text:p>0,104527518161922</text:p>
          </table:table-cell>
          <table:table-cell table:formula="of:=COS([$Planilha2.$E$16]*[$Planilha1.$A118])" office:value-type="float" office:value="0.00000101819098574572" calcext:value-type="float">
            <text:p>1,01819098574572E-06</text:p>
          </table:table-cell>
          <table:table-cell table:formula="of:=COS([$Planilha2.$E$17]*[$Planilha1.$A118])" office:value-type="float" office:value="-0.104529543388366" calcext:value-type="float">
            <text:p>-0,104529543388366</text:p>
          </table:table-cell>
          <table:table-cell table:formula="of:=COS([$Planilha2.$E$18]*[$Planilha1.$A118])" office:value-type="float" office:value="0.207912819550826" calcext:value-type="float">
            <text:p>0,207912819550826</text:p>
          </table:table-cell>
          <table:table-cell table:formula="of:=COS([$Planilha2.$E$19]*[$Planilha1.$A118])" office:value-type="float" office:value="-0.309018156403326" calcext:value-type="float">
            <text:p>-0,309018156403326</text:p>
          </table:table-cell>
          <table:table-cell table:formula="of:=COS([$Planilha2.$E$20]*[$Planilha1.$A118])" office:value-type="float" office:value="0.406737821282884" calcext:value-type="float">
            <text:p>0,406737821282884</text:p>
          </table:table-cell>
          <table:table-cell table:formula="of:=COS([$Planilha2.$E$201]*[$Planilha1.$A118])" office:value-type="float" office:value="1" calcext:value-type="float">
            <text:p>1</text:p>
          </table:table-cell>
          <table:table-cell table:formula="of:=COS([$Planilha2.$E$22]*[$Planilha1.$A118])" office:value-type="float" office:value="0.58778640551921" calcext:value-type="float">
            <text:p>0,58778640551921</text:p>
          </table:table-cell>
          <table:table-cell table:formula="of:=COS([$Planilha2.$E$23]*[$Planilha1.$A118])" office:value-type="float" office:value="-0.669131716131045" calcext:value-type="float">
            <text:p>-0,669131716131045</text:p>
          </table:table-cell>
          <table:table-cell table:formula="of:=COS([$Planilha2.$E$24]*[$Planilha1.$A118])" office:value-type="float" office:value="0.743145870140707" calcext:value-type="float">
            <text:p>0,743145870140707</text:p>
          </table:table-cell>
          <table:table-cell table:formula="of:=COS([$Planilha2.$E$25]*[$Planilha1.$A118])" office:value-type="float" office:value="-0.809017951938112" calcext:value-type="float">
            <text:p>-0,809017951938112</text:p>
          </table:table-cell>
          <table:table-cell table:formula="of:=COS([$Planilha2.$E$26]*[$Planilha1.$A118])" office:value-type="float" office:value="0.866026252275682" calcext:value-type="float">
            <text:p>0,866026252275682</text:p>
          </table:table-cell>
          <table:table-cell table:formula="of:=COS([$Planilha2.$E$27]*[$Planilha1.$A118])" office:value-type="float" office:value="-0.91354617547619" calcext:value-type="float">
            <text:p>-0,91354617547619</text:p>
          </table:table-cell>
          <table:table-cell table:formula="of:=COS([$Planilha2.$E$28]*[$Planilha1.$A118])" office:value-type="float" office:value="0.951057082642532" calcext:value-type="float">
            <text:p>0,951057082642532</text:p>
          </table:table-cell>
          <table:table-cell table:formula="of:=COS([$Planilha2.$E$29]*[$Planilha1.$A118])" office:value-type="float" office:value="-0.978147995893818" calcext:value-type="float">
            <text:p>-0,978147995893818</text:p>
          </table:table-cell>
          <table:table-cell table:formula="of:=COS([$Planilha2.$E$30]*[$Planilha1.$A118])" office:value-type="float" office:value="0.994522101130896" calcext:value-type="float">
            <text:p>0,994522101130896</text:p>
          </table:table-cell>
          <table:table-cell table:formula="of:=COS([$Planilha2.$E$31]*[$Planilha1.$A118])" office:value-type="float" office:value="-0.999999999997926" calcext:value-type="float">
            <text:p>-0,999999999997926</text:p>
          </table:table-cell>
          <table:table-cell table:formula="of:=COS([$Planilha2.$E$32]*[$Planilha1.$A118])" office:value-type="float" office:value="0.994521675410864" calcext:value-type="float">
            <text:p>0,994521675410864</text:p>
          </table:table-cell>
          <table:table-cell table:formula="of:=COS([$Planilha2.$E$33]*[$Planilha1.$A118])" office:value-type="float" office:value="-0.97814714911804" calcext:value-type="float">
            <text:p>-0,97814714911804</text:p>
          </table:table-cell>
          <table:table-cell table:formula="of:=COS([$Planilha2.$E$34]*[$Planilha1.$A118])" office:value-type="float" office:value="0.951055824088471" calcext:value-type="float">
            <text:p>0,951055824088471</text:p>
          </table:table-cell>
          <table:table-cell table:formula="of:=COS([$Planilha2.$E$35]*[$Planilha1.$A118])" office:value-type="float" office:value="-0.913544518932851" calcext:value-type="float">
            <text:p>-0,913544518932851</text:p>
          </table:table-cell>
          <table:table-cell table:formula="of:=COS([$Planilha2.$E$36]*[$Planilha1.$A118])" office:value-type="float" office:value="0.866024215892506" calcext:value-type="float">
            <text:p>0,866024215892506</text:p>
          </table:table-cell>
        </table:table-row>
        <table:table-row table:style-name="ro1">
          <table:table-cell/>
          <table:table-cell table:formula="of:=COS([$Planilha2.E$1]*[$Planilha1.A119])" office:value-type="float" office:value="1" calcext:value-type="float">
            <text:p>1</text:p>
          </table:table-cell>
          <table:table-cell table:formula="of:=COS([$Planilha2.$E$2]*[$Planilha1.$A119])" office:value-type="float" office:value="-0.996917328361458" calcext:value-type="float">
            <text:p>-0,996917328361458</text:p>
          </table:table-cell>
          <table:table-cell table:formula="of:=COS([$Planilha2.$E$3]*[$Planilha1.$A119])" office:value-type="float" office:value="0.987688319174693" calcext:value-type="float">
            <text:p>0,987688319174693</text:p>
          </table:table-cell>
          <table:table-cell table:formula="of:=COS([$Planilha2.$E$4]*[$Planilha1.$A119])" office:value-type="float" office:value="-0.972369872449449" calcext:value-type="float">
            <text:p>-0,972369872449449</text:p>
          </table:table-cell>
          <table:table-cell table:formula="of:=COS([$Planilha2.$E$5]*[$Planilha1.$A119])" office:value-type="float" office:value="0.951056431668261" calcext:value-type="float">
            <text:p>0,951056431668261</text:p>
          </table:table-cell>
          <table:table-cell table:formula="of:=COS([$Planilha2.$E$6]*[$Planilha1.$A119])" office:value-type="float" office:value="-0.923879401509957" calcext:value-type="float">
            <text:p>-0,923879401509957</text:p>
          </table:table-cell>
          <table:table-cell table:formula="of:=COS([$Planilha2.$E$7]*[$Planilha1.$A119])" office:value-type="float" office:value="0.891006337694717" calcext:value-type="float">
            <text:p>0,891006337694717</text:p>
          </table:table-cell>
          <table:table-cell table:formula="of:=COS([$Planilha2.$E$8]*[$Planilha1.$A119])" office:value-type="float" office:value="-0.852639913945531" calcext:value-type="float">
            <text:p>-0,852639913945531</text:p>
          </table:table-cell>
          <table:table-cell table:formula="of:=COS([$Planilha2.$E$9]*[$Planilha1.$A119])" office:value-type="float" office:value="0.80901667243513" calcext:value-type="float">
            <text:p>0,80901667243513</text:p>
          </table:table-cell>
          <table:table-cell table:formula="of:=COS([$Planilha2.$E$10]*[$Planilha1.$A119])" office:value-type="float" office:value="-0.760405565422277" calcext:value-type="float">
            <text:p>-0,760405565422277</text:p>
          </table:table-cell>
          <table:table-cell table:formula="of:=COS([$Planilha2.$E$11]*[$Planilha1.$A119])" office:value-type="float" office:value="0.707106297068792" calcext:value-type="float">
            <text:p>0,707106297068792</text:p>
          </table:table-cell>
          <table:table-cell table:formula="of:=COS([$Planilha2.$E$12]*[$Planilha1.$A119])" office:value-type="float" office:value="-0.64944747566049" calcext:value-type="float">
            <text:p>-0,64944747566049</text:p>
          </table:table-cell>
          <table:table-cell table:formula="of:=COS([$Planilha2.$E$13]*[$Planilha1.$A119])" office:value-type="float" office:value="0.587784587624305" calcext:value-type="float">
            <text:p>0,587784587624305</text:p>
          </table:table-cell>
          <table:table-cell table:formula="of:=COS([$Planilha2.$E$14]*[$Planilha1.$A119])" office:value-type="float" office:value="-0.522497805832442" calcext:value-type="float">
            <text:p>-0,522497805832442</text:p>
          </table:table-cell>
          <table:table-cell table:formula="of:=COS([$Planilha2.$E$15]*[$Planilha1.$A119])" office:value-type="float" office:value="0.453989645706087" calcext:value-type="float">
            <text:p>0,453989645706087</text:p>
          </table:table-cell>
          <table:table-cell table:formula="of:=COS([$Planilha2.$E$16]*[$Planilha1.$A119])" office:value-type="float" office:value="-0.382682483569718" calcext:value-type="float">
            <text:p>-0,382682483569718</text:p>
          </table:table-cell>
          <table:table-cell table:formula="of:=COS([$Planilha2.$E$17]*[$Planilha1.$A119])" office:value-type="float" office:value="0.309015952556021" calcext:value-type="float">
            <text:p>0,309015952556021</text:p>
          </table:table-cell>
          <table:table-cell table:formula="of:=COS([$Planilha2.$E$18]*[$Planilha1.$A119])" office:value-type="float" office:value="-0.233444232116714" calcext:value-type="float">
            <text:p>-0,233444232116714</text:p>
          </table:table-cell>
          <table:table-cell table:formula="of:=COS([$Planilha2.$E$19]*[$Planilha1.$A119])" office:value-type="float" office:value="0.156433247850345" calcext:value-type="float">
            <text:p>0,156433247850345</text:p>
          </table:table-cell>
          <table:table-cell table:formula="of:=COS([$Planilha2.$E$20]*[$Planilha1.$A119])" office:value-type="float" office:value="-0.0784577989110297" calcext:value-type="float">
            <text:p>-0,07845779891103</text:p>
          </table:table-cell>
          <table:table-cell table:formula="of:=COS([$Planilha2.$E$201]*[$Planilha1.$A119])" office:value-type="float" office:value="1" calcext:value-type="float">
            <text:p>1</text:p>
          </table:table-cell>
          <table:table-cell table:formula="of:=COS([$Planilha2.$E$22]*[$Planilha1.$A119])" office:value-type="float" office:value="0.0784605290515311" calcext:value-type="float">
            <text:p>0,078460529051531</text:p>
          </table:table-cell>
          <table:table-cell table:formula="of:=COS([$Planilha2.$E$23]*[$Planilha1.$A119])" office:value-type="float" office:value="-0.156435952716435" calcext:value-type="float">
            <text:p>-0,156435952716435</text:p>
          </table:table-cell>
          <table:table-cell table:formula="of:=COS([$Planilha2.$E$24]*[$Planilha1.$A119])" office:value-type="float" office:value="0.233446895031965" calcext:value-type="float">
            <text:p>0,233446895031965</text:p>
          </table:table-cell>
          <table:table-cell table:formula="of:=COS([$Planilha2.$E$25]*[$Planilha1.$A119])" office:value-type="float" office:value="-0.309018557102652" calcext:value-type="float">
            <text:p>-0,309018557102652</text:p>
          </table:table-cell>
          <table:table-cell table:formula="of:=COS([$Planilha2.$E$26]*[$Planilha1.$A119])" office:value-type="float" office:value="0.382685013689813" calcext:value-type="float">
            <text:p>0,382685013689813</text:p>
          </table:table-cell>
          <table:table-cell table:formula="of:=COS([$Planilha2.$E$27]*[$Planilha1.$A119])" office:value-type="float" office:value="-0.453992085800568" calcext:value-type="float">
            <text:p>-0,453992085800568</text:p>
          </table:table-cell>
          <table:table-cell table:formula="of:=COS([$Planilha2.$E$28]*[$Planilha1.$A119])" office:value-type="float" office:value="0.522500140857307" calcext:value-type="float">
            <text:p>0,522500140857307</text:p>
          </table:table-cell>
          <table:table-cell table:formula="of:=COS([$Planilha2.$E$29]*[$Planilha1.$A119])" office:value-type="float" office:value="-0.587786803183324" calcext:value-type="float">
            <text:p>-0,587786803183324</text:p>
          </table:table-cell>
          <table:table-cell table:formula="of:=COS([$Planilha2.$E$30]*[$Planilha1.$A119])" office:value-type="float" office:value="0.649449558093975" calcext:value-type="float">
            <text:p>0,649449558093975</text:p>
          </table:table-cell>
          <table:table-cell table:formula="of:=COS([$Planilha2.$E$31]*[$Planilha1.$A119])" office:value-type="float" office:value="-0.707108233537826" calcext:value-type="float">
            <text:p>-0,707108233537826</text:p>
          </table:table-cell>
          <table:table-cell table:formula="of:=COS([$Planilha2.$E$32]*[$Planilha1.$A119])" office:value-type="float" office:value="0.760407343987863" calcext:value-type="float">
            <text:p>0,760407343987863</text:p>
          </table:table-cell>
          <table:table-cell table:formula="of:=COS([$Planilha2.$E$33]*[$Planilha1.$A119])" office:value-type="float" office:value="-0.80901828213179" calcext:value-type="float">
            <text:p>-0,80901828213179</text:p>
          </table:table-cell>
          <table:table-cell table:formula="of:=COS([$Planilha2.$E$34]*[$Planilha1.$A119])" office:value-type="float" office:value="0.852641344848947" calcext:value-type="float">
            <text:p>0,852641344848947</text:p>
          </table:table-cell>
          <table:table-cell table:formula="of:=COS([$Planilha2.$E$35]*[$Planilha1.$A119])" office:value-type="float" office:value="-0.891007580982876" calcext:value-type="float">
            <text:p>-0,891007580982876</text:p>
          </table:table-cell>
          <table:table-cell table:formula="of:=COS([$Planilha2.$E$36]*[$Planilha1.$A119])" office:value-type="float" office:value="0.923880449517565" calcext:value-type="float">
            <text:p>0,923880449517565</text:p>
          </table:table-cell>
        </table:table-row>
        <table:table-row table:style-name="ro1">
          <table:table-cell/>
          <table:table-cell table:formula="of:=COS([$Planilha2.E$1]*[$Planilha1.A120])" office:value-type="float" office:value="1" calcext:value-type="float">
            <text:p>1</text:p>
          </table:table-cell>
          <table:table-cell table:formula="of:=COS([$Planilha2.$E$2]*[$Planilha1.$A120])" office:value-type="float" office:value="-0.998629531140788" calcext:value-type="float">
            <text:p>-0,998629531140788</text:p>
          </table:table-cell>
          <table:table-cell table:formula="of:=COS([$Planilha2.$E$3]*[$Planilha1.$A120])" office:value-type="float" office:value="0.994521880932939" calcext:value-type="float">
            <text:p>0,994521880932939</text:p>
          </table:table-cell>
          <table:table-cell table:formula="of:=COS([$Planilha2.$E$4]*[$Planilha1.$A120])" office:value-type="float" office:value="-0.987688308189842" calcext:value-type="float">
            <text:p>-0,987688308189842</text:p>
          </table:table-cell>
          <table:table-cell table:formula="of:=COS([$Planilha2.$E$5]*[$Planilha1.$A120])" office:value-type="float" office:value="0.978147543308781" calcext:value-type="float">
            <text:p>0,978147543308781</text:p>
          </table:table-cell>
          <table:table-cell table:formula="of:=COS([$Planilha2.$E$6]*[$Planilha1.$A120])" office:value-type="float" office:value="-0.96592573693208" calcext:value-type="float">
            <text:p>-0,96592573693208</text:p>
          </table:table-cell>
          <table:table-cell table:formula="of:=COS([$Planilha2.$E$7]*[$Planilha1.$A120])" office:value-type="float" office:value="0.951056388269825" calcext:value-type="float">
            <text:p>0,951056388269825</text:p>
          </table:table-cell>
          <table:table-cell table:formula="of:=COS([$Planilha2.$E$8]*[$Planilha1.$A120])" office:value-type="float" office:value="-0.933580253280612" calcext:value-type="float">
            <text:p>-0,933580253280612</text:p>
          </table:table-cell>
          <table:table-cell table:formula="of:=COS([$Planilha2.$E$9]*[$Planilha1.$A120])" office:value-type="float" office:value="0.913545232962007" calcext:value-type="float">
            <text:p>0,913545232962007</text:p>
          </table:table-cell>
          <table:table-cell table:formula="of:=COS([$Planilha2.$E$10]*[$Planilha1.$A120])" office:value-type="float" office:value="-0.891006242056889" calcext:value-type="float">
            <text:p>-0,891006242056889</text:p>
          </table:table-cell>
          <table:table-cell table:formula="of:=COS([$Planilha2.$E$11]*[$Planilha1.$A120])" office:value-type="float" office:value="0.866025058535563" calcext:value-type="float">
            <text:p>0,866025058535563</text:p>
          </table:table-cell>
          <table:table-cell table:formula="of:=COS([$Planilha2.$E$12]*[$Planilha1.$A120])" office:value-type="float" office:value="-0.838670154266198" calcext:value-type="float">
            <text:p>-0,838670154266198</text:p>
          </table:table-cell>
          <table:table-cell table:formula="of:=COS([$Planilha2.$E$13]*[$Planilha1.$A120])" office:value-type="float" office:value="0.80901650733769" calcext:value-type="float">
            <text:p>0,80901650733769</text:p>
          </table:table-cell>
          <table:table-cell table:formula="of:=COS([$Planilha2.$E$14]*[$Planilha1.$A120])" office:value-type="float" office:value="-0.777145396549392" calcext:value-type="float">
            <text:p>-0,777145396549392</text:p>
          </table:table-cell>
          <table:table-cell table:formula="of:=COS([$Planilha2.$E$15]*[$Planilha1.$A120])" office:value-type="float" office:value="0.743144178630982" calcext:value-type="float">
            <text:p>0,743144178630982</text:p>
          </table:table-cell>
          <table:table-cell table:formula="of:=COS([$Planilha2.$E$16]*[$Planilha1.$A120])" office:value-type="float" office:value="-0.707106048803144" calcext:value-type="float">
            <text:p>-0,707106048803144</text:p>
          </table:table-cell>
          <table:table-cell table:formula="of:=COS([$Planilha2.$E$17]*[$Planilha1.$A120])" office:value-type="float" office:value="0.669129785335216" calcext:value-type="float">
            <text:p>0,669129785335216</text:p>
          </table:table-cell>
          <table:table-cell table:formula="of:=COS([$Planilha2.$E$18]*[$Planilha1.$A120])" office:value-type="float" office:value="-0.629319478800141" calcext:value-type="float">
            <text:p>-0,629319478800141</text:p>
          </table:table-cell>
          <table:table-cell table:formula="of:=COS([$Planilha2.$E$19]*[$Planilha1.$A120])" office:value-type="float" office:value="0.587784246768678" calcext:value-type="float">
            <text:p>0,587784246768678</text:p>
          </table:table-cell>
          <table:table-cell table:formula="of:=COS([$Planilha2.$E$20]*[$Planilha1.$A120])" office:value-type="float" office:value="-0.544637934724945" calcext:value-type="float">
            <text:p>-0,544637934724945</text:p>
          </table:table-cell>
          <table:table-cell table:formula="of:=COS([$Planilha2.$E$201]*[$Planilha1.$A120])" office:value-type="float" office:value="1" calcext:value-type="float">
            <text:p>1</text:p>
          </table:table-cell>
          <table:table-cell table:formula="of:=COS([$Planilha2.$E$22]*[$Planilha1.$A120])" office:value-type="float" office:value="-0.453989207740043" calcext:value-type="float">
            <text:p>-0,453989207740043</text:p>
          </table:table-cell>
          <table:table-cell table:formula="of:=COS([$Planilha2.$E$23]*[$Planilha1.$A120])" office:value-type="float" office:value="0.406735255313777" calcext:value-type="float">
            <text:p>0,406735255313777</text:p>
          </table:table-cell>
          <table:table-cell table:formula="of:=COS([$Planilha2.$E$24]*[$Planilha1.$A120])" office:value-type="float" office:value="-0.358366466884807" calcext:value-type="float">
            <text:p>-0,358366466884807</text:p>
          </table:table-cell>
          <table:table-cell table:formula="of:=COS([$Planilha2.$E$25]*[$Planilha1.$A120])" office:value-type="float" office:value="0.309015418289748" calcext:value-type="float">
            <text:p>0,309015418289748</text:p>
          </table:table-cell>
          <table:table-cell table:formula="of:=COS([$Planilha2.$E$26]*[$Planilha1.$A120])" office:value-type="float" office:value="-0.258817377679111" calcext:value-type="float">
            <text:p>-0,258817377679111</text:p>
          </table:table-cell>
          <table:table-cell table:formula="of:=COS([$Planilha2.$E$27]*[$Planilha1.$A120])" office:value-type="float" office:value="0.207909934755822" calcext:value-type="float">
            <text:p>0,207909934755822</text:p>
          </table:table-cell>
          <table:table-cell table:formula="of:=COS([$Planilha2.$E$28]*[$Planilha1.$A120])" office:value-type="float" office:value="-0.156432623650299" calcext:value-type="float">
            <text:p>-0,156432623650299</text:p>
          </table:table-cell>
          <table:table-cell table:formula="of:=COS([$Planilha2.$E$29]*[$Planilha1.$A120])" office:value-type="float" office:value="0.104526540466234" calcext:value-type="float">
            <text:p>0,104526540466234</text:p>
          </table:table-cell>
          <table:table-cell table:formula="of:=COS([$Planilha2.$E$30]*[$Planilha1.$A120])" office:value-type="float" office:value="-0.0523339565448426" calcext:value-type="float">
            <text:p>-0,052333956544843</text:p>
          </table:table-cell>
          <table:table-cell table:formula="of:=COS([$Planilha2.$E$31]*[$Planilha1.$A120])" office:value-type="float" office:value="-0.00000207149201087187" calcext:value-type="float">
            <text:p>-2,07149201087187E-06</text:p>
          </table:table-cell>
          <table:table-cell table:formula="of:=COS([$Planilha2.$E$32]*[$Planilha1.$A120])" office:value-type="float" office:value="0.0523380938510196" calcext:value-type="float">
            <text:p>0,05233809385102</text:p>
          </table:table-cell>
          <table:table-cell table:formula="of:=COS([$Planilha2.$E$33]*[$Planilha1.$A120])" office:value-type="float" office:value="-0.104530660754496" calcext:value-type="float">
            <text:p>-0,104530660754496</text:p>
          </table:table-cell>
          <table:table-cell table:formula="of:=COS([$Planilha2.$E$34]*[$Planilha1.$A120])" office:value-type="float" office:value="0.156436715627164" calcext:value-type="float">
            <text:p>0,156436715627164</text:p>
          </table:table-cell>
          <table:table-cell table:formula="of:=COS([$Planilha2.$E$35]*[$Planilha1.$A120])" office:value-type="float" office:value="-0.207913987205437" calcext:value-type="float">
            <text:p>-0,207913987205437</text:p>
          </table:table-cell>
          <table:table-cell table:formula="of:=COS([$Planilha2.$E$36]*[$Planilha1.$A120])" office:value-type="float" office:value="0.258821379494005" calcext:value-type="float">
            <text:p>0,258821379494005</text:p>
          </table:table-cell>
        </table:table-row>
        <table:table-row table:style-name="ro1">
          <table:table-cell/>
          <table:table-cell table:formula="of:=COS([$Planilha2.E$1]*[$Planilha1.A121])" office:value-type="float" office:value="1" calcext:value-type="float">
            <text:p>1</text:p>
          </table:table-cell>
          <table:table-cell table:formula="of:=COS([$Planilha2.$E$2]*[$Planilha1.$A121])" office:value-type="float" office:value="-0.999657323152726" calcext:value-type="float">
            <text:p>-0,999657323152726</text:p>
          </table:table-cell>
          <table:table-cell table:formula="of:=COS([$Planilha2.$E$3]*[$Planilha1.$A121])" office:value-type="float" office:value="0.998629527465746" calcext:value-type="float">
            <text:p>0,998629527465746</text:p>
          </table:table-cell>
          <table:table-cell table:formula="of:=COS([$Planilha2.$E$4]*[$Planilha1.$A121])" office:value-type="float" office:value="-0.996917317342632" calcext:value-type="float">
            <text:p>-0,996917317342632</text:p>
          </table:table-cell>
          <table:table-cell table:formula="of:=COS([$Planilha2.$E$5]*[$Planilha1.$A121])" office:value-type="float" office:value="0.994521866252918" calcext:value-type="float">
            <text:p>0,994521866252918</text:p>
          </table:table-cell>
          <table:table-cell table:formula="of:=COS([$Planilha2.$E$6]*[$Planilha1.$A121])" office:value-type="float" office:value="-0.991444815927858" calcext:value-type="float">
            <text:p>-0,991444815927858</text:p>
          </table:table-cell>
          <table:table-cell table:formula="of:=COS([$Planilha2.$E$7]*[$Planilha1.$A121])" office:value-type="float" office:value="0.987688275235261" calcext:value-type="float">
            <text:p>0,987688275235261</text:p>
          </table:table-cell>
          <table:table-cell table:formula="of:=COS([$Planilha2.$E$8]*[$Planilha1.$A121])" office:value-type="float" office:value="-0.983254818734169" calcext:value-type="float">
            <text:p>-0,983254818734169</text:p>
          </table:table-cell>
          <table:table-cell table:formula="of:=COS([$Planilha2.$E$9]*[$Planilha1.$A121])" office:value-type="float" office:value="0.978147484910375" calcext:value-type="float">
            <text:p>0,978147484910375</text:p>
          </table:table-cell>
          <table:table-cell table:formula="of:=COS([$Planilha2.$E$10]*[$Planilha1.$A121])" office:value-type="float" office:value="-0.972369774093984" calcext:value-type="float">
            <text:p>-0,972369774093984</text:p>
          </table:table-cell>
          <table:table-cell table:formula="of:=COS([$Planilha2.$E$11]*[$Planilha1.$A121])" office:value-type="float" office:value="0.965925646060449" calcext:value-type="float">
            <text:p>0,965925646060449</text:p>
          </table:table-cell>
          <table:table-cell table:formula="of:=COS([$Planilha2.$E$12]*[$Planilha1.$A121])" office:value-type="float" office:value="-0.958819517316728" calcext:value-type="float">
            <text:p>-0,958819517316728</text:p>
          </table:table-cell>
          <table:table-cell table:formula="of:=COS([$Planilha2.$E$13]*[$Planilha1.$A121])" office:value-type="float" office:value="0.951056258074409" calcext:value-type="float">
            <text:p>0,951056258074409</text:p>
          </table:table-cell>
          <table:table-cell table:formula="of:=COS([$Planilha2.$E$14]*[$Planilha1.$A121])" office:value-type="float" office:value="-0.942641188911897" calcext:value-type="float">
            <text:p>-0,942641188911897</text:p>
          </table:table-cell>
          <table:table-cell table:formula="of:=COS([$Planilha2.$E$15]*[$Planilha1.$A121])" office:value-type="float" office:value="0.933580077127925" calcext:value-type="float">
            <text:p>0,933580077127925</text:p>
          </table:table-cell>
          <table:table-cell table:formula="of:=COS([$Planilha2.$E$16]*[$Planilha1.$A121])" office:value-type="float" office:value="-0.923879132788943" calcext:value-type="float">
            <text:p>-0,923879132788943</text:p>
          </table:table-cell>
          <table:table-cell table:formula="of:=COS([$Planilha2.$E$17]*[$Planilha1.$A121])" office:value-type="float" office:value="0.913545004472984" calcext:value-type="float">
            <text:p>0,913545004472984</text:p>
          </table:table-cell>
          <table:table-cell table:formula="of:=COS([$Planilha2.$E$18]*[$Planilha1.$A121])" office:value-type="float" office:value="-0.902584774713077" calcext:value-type="float">
            <text:p>-0,902584774713077</text:p>
          </table:table-cell>
          <table:table-cell table:formula="of:=COS([$Planilha2.$E$19]*[$Planilha1.$A121])" office:value-type="float" office:value="0.89100595514317" calcext:value-type="float">
            <text:p>0,89100595514317</text:p>
          </table:table-cell>
          <table:table-cell table:formula="of:=COS([$Planilha2.$E$20]*[$Planilha1.$A121])" office:value-type="float" office:value="-0.878816481350041" calcext:value-type="float">
            <text:p>-0,878816481350041</text:p>
          </table:table-cell>
          <table:table-cell table:formula="of:=COS([$Planilha2.$E$201]*[$Planilha1.$A121])" office:value-type="float" office:value="1" calcext:value-type="float">
            <text:p>1</text:p>
          </table:table-cell>
          <table:table-cell table:formula="of:=COS([$Planilha2.$E$22]*[$Planilha1.$A121])" office:value-type="float" office:value="-0.852639400286334" calcext:value-type="float">
            <text:p>-0,852639400286334</text:p>
          </table:table-cell>
          <table:table-cell table:formula="of:=COS([$Planilha2.$E$23]*[$Planilha1.$A121])" office:value-type="float" office:value="0.838669733574966" calcext:value-type="float">
            <text:p>0,838669733574966</text:p>
          </table:table-cell>
          <table:table-cell table:formula="of:=COS([$Planilha2.$E$24]*[$Planilha1.$A121])" office:value-type="float" office:value="-0.824125281463194" calcext:value-type="float">
            <text:p>-0,824125281463194</text:p>
          </table:table-cell>
          <table:table-cell table:formula="of:=COS([$Planilha2.$E$25]*[$Planilha1.$A121])" office:value-type="float" office:value="0.809016012044992" calcext:value-type="float">
            <text:p>0,809016012044992</text:p>
          </table:table-cell>
          <table:table-cell table:formula="of:=COS([$Planilha2.$E$26]*[$Planilha1.$A121])" office:value-type="float" office:value="-0.793352280513995" calcext:value-type="float">
            <text:p>-0,793352280513995</text:p>
          </table:table-cell>
          <table:table-cell table:formula="of:=COS([$Planilha2.$E$27]*[$Planilha1.$A121])" office:value-type="float" office:value="0.777144822066468" calcext:value-type="float">
            <text:p>0,777144822066468</text:p>
          </table:table-cell>
          <table:table-cell table:formula="of:=COS([$Planilha2.$E$28]*[$Planilha1.$A121])" office:value-type="float" office:value="-0.760404744543921" calcext:value-type="float">
            <text:p>-0,760404744543921</text:p>
          </table:table-cell>
          <table:table-cell table:formula="of:=COS([$Planilha2.$E$29]*[$Planilha1.$A121])" office:value-type="float" office:value="0.743143520820367" calcext:value-type="float">
            <text:p>0,743143520820367</text:p>
          </table:table-cell>
          <table:table-cell table:formula="of:=COS([$Planilha2.$E$30]*[$Planilha1.$A121])" office:value-type="float" office:value="-0.725372980939239" calcext:value-type="float">
            <text:p>-0,725372980939239</text:p>
          </table:table-cell>
          <table:table-cell table:formula="of:=COS([$Planilha2.$E$31]*[$Planilha1.$A121])" office:value-type="float" office:value="0.707105304005698" calcext:value-type="float">
            <text:p>0,707105304005698</text:p>
          </table:table-cell>
          <table:table-cell table:formula="of:=COS([$Planilha2.$E$32]*[$Planilha1.$A121])" office:value-type="float" office:value="-0.688353009839612" calcext:value-type="float">
            <text:p>-0,688353009839612</text:p>
          </table:table-cell>
          <table:table-cell table:formula="of:=COS([$Planilha2.$E$33]*[$Planilha1.$A121])" office:value-type="float" office:value="0.669128950395089" calcext:value-type="float">
            <text:p>0,669128950395089</text:p>
          </table:table-cell>
          <table:table-cell table:formula="of:=COS([$Planilha2.$E$34]*[$Planilha1.$A121])" office:value-type="float" office:value="-0.649446300952284" calcext:value-type="float">
            <text:p>-0,649446300952284</text:p>
          </table:table-cell>
          <table:table-cell table:formula="of:=COS([$Planilha2.$E$35]*[$Planilha1.$A121])" office:value-type="float" office:value="0.62931855108771" calcext:value-type="float">
            <text:p>0,62931855108771</text:p>
          </table:table-cell>
          <table:table-cell table:formula="of:=COS([$Planilha2.$E$36]*[$Planilha1.$A121])" office:value-type="float" office:value="-0.608759495429078" calcext:value-type="float">
            <text:p>-0,608759495429078</text:p>
          </table:table-cell>
        </table:table-row>
        <table:table-row table:style-name="ro1">
          <table:table-cell/>
          <table:table-cell table:formula="of:=COS([$Planilha2.E$1]*[$Planilha1.A122])" office:value-type="float" office:value="1" calcext:value-type="float">
            <text:p>1</text:p>
          </table:table-cell>
          <table:table-cell table:formula="of:=COS([$Planilha2.$E$2]*[$Planilha1.$A122])" office:value-type="float" office:value="-0.999999999999998" calcext:value-type="float">
            <text:p>-0,999999999999998</text:p>
          </table:table-cell>
          <table:table-cell table:formula="of:=COS([$Planilha2.$E$3]*[$Planilha1.$A122])" office:value-type="float" office:value="0.99999999999999" calcext:value-type="float">
            <text:p>0,99999999999999</text:p>
          </table:table-cell>
          <table:table-cell table:formula="of:=COS([$Planilha2.$E$4]*[$Planilha1.$A122])" office:value-type="float" office:value="-0.999999999999978" calcext:value-type="float">
            <text:p>-0,999999999999978</text:p>
          </table:table-cell>
          <table:table-cell table:formula="of:=COS([$Planilha2.$E$5]*[$Planilha1.$A122])" office:value-type="float" office:value="0.999999999999961" calcext:value-type="float">
            <text:p>0,999999999999961</text:p>
          </table:table-cell>
          <table:table-cell table:formula="of:=COS([$Planilha2.$E$6]*[$Planilha1.$A122])" office:value-type="float" office:value="-0.999999999999938" calcext:value-type="float">
            <text:p>-0,999999999999938</text:p>
          </table:table-cell>
          <table:table-cell table:formula="of:=COS([$Planilha2.$E$7]*[$Planilha1.$A122])" office:value-type="float" office:value="0.999999999999911" calcext:value-type="float">
            <text:p>0,999999999999911</text:p>
          </table:table-cell>
          <table:table-cell table:formula="of:=COS([$Planilha2.$E$8]*[$Planilha1.$A122])" office:value-type="float" office:value="-0.999999999999879" calcext:value-type="float">
            <text:p>-0,999999999999879</text:p>
          </table:table-cell>
          <table:table-cell table:formula="of:=COS([$Planilha2.$E$9]*[$Planilha1.$A122])" office:value-type="float" office:value="0.999999999999842" calcext:value-type="float">
            <text:p>0,999999999999842</text:p>
          </table:table-cell>
          <table:table-cell table:formula="of:=COS([$Planilha2.$E$10]*[$Planilha1.$A122])" office:value-type="float" office:value="-0.9999999999998" calcext:value-type="float">
            <text:p>-0,9999999999998</text:p>
          </table:table-cell>
          <table:table-cell table:formula="of:=COS([$Planilha2.$E$11]*[$Planilha1.$A122])" office:value-type="float" office:value="0.999999999999753" calcext:value-type="float">
            <text:p>0,999999999999753</text:p>
          </table:table-cell>
          <table:table-cell table:formula="of:=COS([$Planilha2.$E$12]*[$Planilha1.$A122])" office:value-type="float" office:value="-0.999999999999702" calcext:value-type="float">
            <text:p>-0,999999999999702</text:p>
          </table:table-cell>
          <table:table-cell table:formula="of:=COS([$Planilha2.$E$13]*[$Planilha1.$A122])" office:value-type="float" office:value="0.999999999999645" calcext:value-type="float">
            <text:p>0,999999999999645</text:p>
          </table:table-cell>
          <table:table-cell table:formula="of:=COS([$Planilha2.$E$14]*[$Planilha1.$A122])" office:value-type="float" office:value="-0.999999999999583" calcext:value-type="float">
            <text:p>-0,999999999999583</text:p>
          </table:table-cell>
          <table:table-cell table:formula="of:=COS([$Planilha2.$E$15]*[$Planilha1.$A122])" office:value-type="float" office:value="0.999999999999517" calcext:value-type="float">
            <text:p>0,999999999999517</text:p>
          </table:table-cell>
          <table:table-cell table:formula="of:=COS([$Planilha2.$E$16]*[$Planilha1.$A122])" office:value-type="float" office:value="-0.999999999999445" calcext:value-type="float">
            <text:p>-0,999999999999445</text:p>
          </table:table-cell>
          <table:table-cell table:formula="of:=COS([$Planilha2.$E$17]*[$Planilha1.$A122])" office:value-type="float" office:value="0.999999999999369" calcext:value-type="float">
            <text:p>0,999999999999369</text:p>
          </table:table-cell>
          <table:table-cell table:formula="of:=COS([$Planilha2.$E$18]*[$Planilha1.$A122])" office:value-type="float" office:value="-0.999999999999287" calcext:value-type="float">
            <text:p>-0,999999999999287</text:p>
          </table:table-cell>
          <table:table-cell table:formula="of:=COS([$Planilha2.$E$19]*[$Planilha1.$A122])" office:value-type="float" office:value="0.999999999999201" calcext:value-type="float">
            <text:p>0,999999999999201</text:p>
          </table:table-cell>
          <table:table-cell table:formula="of:=COS([$Planilha2.$E$20]*[$Planilha1.$A122])" office:value-type="float" office:value="-0.99999999999911" calcext:value-type="float">
            <text:p>-0,99999999999911</text:p>
          </table:table-cell>
          <table:table-cell table:formula="of:=COS([$Planilha2.$E$201]*[$Planilha1.$A122])" office:value-type="float" office:value="1" calcext:value-type="float">
            <text:p>1</text:p>
          </table:table-cell>
          <table:table-cell table:formula="of:=COS([$Planilha2.$E$22]*[$Planilha1.$A122])" office:value-type="float" office:value="-0.999999999998913" calcext:value-type="float">
            <text:p>-0,999999999998913</text:p>
          </table:table-cell>
          <table:table-cell table:formula="of:=COS([$Planilha2.$E$23]*[$Planilha1.$A122])" office:value-type="float" office:value="0.999999999998807" calcext:value-type="float">
            <text:p>0,999999999998807</text:p>
          </table:table-cell>
          <table:table-cell table:formula="of:=COS([$Planilha2.$E$24]*[$Planilha1.$A122])" office:value-type="float" office:value="-0.999999999998696" calcext:value-type="float">
            <text:p>-0,999999999998696</text:p>
          </table:table-cell>
          <table:table-cell table:formula="of:=COS([$Planilha2.$E$25]*[$Planilha1.$A122])" office:value-type="float" office:value="0.99999999999858" calcext:value-type="float">
            <text:p>0,99999999999858</text:p>
          </table:table-cell>
          <table:table-cell table:formula="of:=COS([$Planilha2.$E$26]*[$Planilha1.$A122])" office:value-type="float" office:value="-0.999999999998459" calcext:value-type="float">
            <text:p>-0,999999999998459</text:p>
          </table:table-cell>
          <table:table-cell table:formula="of:=COS([$Planilha2.$E$27]*[$Planilha1.$A122])" office:value-type="float" office:value="0.999999999998333" calcext:value-type="float">
            <text:p>0,999999999998333</text:p>
          </table:table-cell>
          <table:table-cell table:formula="of:=COS([$Planilha2.$E$28]*[$Planilha1.$A122])" office:value-type="float" office:value="-0.999999999998203" calcext:value-type="float">
            <text:p>-0,999999999998203</text:p>
          </table:table-cell>
          <table:table-cell table:formula="of:=COS([$Planilha2.$E$29]*[$Planilha1.$A122])" office:value-type="float" office:value="0.999999999998067" calcext:value-type="float">
            <text:p>0,999999999998067</text:p>
          </table:table-cell>
          <table:table-cell table:formula="of:=COS([$Planilha2.$E$30]*[$Planilha1.$A122])" office:value-type="float" office:value="-0.999999999997926" calcext:value-type="float">
            <text:p>-0,999999999997926</text:p>
          </table:table-cell>
          <table:table-cell table:formula="of:=COS([$Planilha2.$E$31]*[$Planilha1.$A122])" office:value-type="float" office:value="0.999999999997781" calcext:value-type="float">
            <text:p>0,999999999997781</text:p>
          </table:table-cell>
          <table:table-cell table:formula="of:=COS([$Planilha2.$E$32]*[$Planilha1.$A122])" office:value-type="float" office:value="-0.999999999997631" calcext:value-type="float">
            <text:p>-0,999999999997631</text:p>
          </table:table-cell>
          <table:table-cell table:formula="of:=COS([$Planilha2.$E$33]*[$Planilha1.$A122])" office:value-type="float" office:value="0.999999999997475" calcext:value-type="float">
            <text:p>0,999999999997475</text:p>
          </table:table-cell>
          <table:table-cell table:formula="of:=COS([$Planilha2.$E$34]*[$Planilha1.$A122])" office:value-type="float" office:value="-0.999999999997315" calcext:value-type="float">
            <text:p>-0,999999999997315</text:p>
          </table:table-cell>
          <table:table-cell table:formula="of:=COS([$Planilha2.$E$35]*[$Planilha1.$A122])" office:value-type="float" office:value="0.99999999999715" calcext:value-type="float">
            <text:p>0,99999999999715</text:p>
          </table:table-cell>
          <table:table-cell table:formula="of:=COS([$Planilha2.$E$36]*[$Planilha1.$A122])" office:value-type="float" office:value="-0.99999999999698" calcext:value-type="float">
            <text:p>-0,99999999999698</text:p>
          </table:table-cell>
        </table:table-row>
      </table:table>
      <table:table table:name="Planilha4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At A=</text:p>
          </table:table-cell>
          <table:table-cell table:number-matrix-columns-spanned="36" table:number-matrix-rows-spanned="36" table:formula="of:=MMULT(TRANSPOSE([$Planilha3.B1:$Planilha3.AK121]); [$Planilha3.B1:$Planilha3.AK121])" office:value-type="float" office:value="121" calcext:value-type="float">
            <text:p>121</text:p>
          </table:table-cell>
          <table:table-cell office:value-type="float" office:value="0.00000268205585784997" calcext:value-type="float">
            <text:p>2,68205585784997E-06</text:p>
          </table:table-cell>
          <table:table-cell office:value-type="float" office:value="0.999997318403727" calcext:value-type="float">
            <text:p>0,999997318403727</text:p>
          </table:table-cell>
          <table:table-cell office:value-type="float" office:value="0.00000268083017695986" calcext:value-type="float">
            <text:p>2,68083017695986E-06</text:p>
          </table:table-cell>
          <table:table-cell office:value-type="float" office:value="0.999997320242501" calcext:value-type="float">
            <text:p>0,999997320242501</text:p>
          </table:table-cell>
          <table:table-cell office:value-type="float" office:value="0.00000267837811340765" calcext:value-type="float">
            <text:p>2,67837811340765E-06</text:p>
          </table:table-cell>
          <table:table-cell office:value-type="float" office:value="0.99999732330823" calcext:value-type="float">
            <text:p>0,99999732330823</text:p>
          </table:table-cell>
          <table:table-cell office:value-type="float" office:value="0.00000267469830861344" calcext:value-type="float">
            <text:p>2,67469830861344E-06</text:p>
          </table:table-cell>
          <table:table-cell office:value-type="float" office:value="0.999997327602588" calcext:value-type="float">
            <text:p>0,999997327602588</text:p>
          </table:table-cell>
          <table:table-cell office:value-type="float" office:value="0.00000266978877749846" calcext:value-type="float">
            <text:p>2,66978877749846E-06</text:p>
          </table:table-cell>
          <table:table-cell office:value-type="float" office:value="0.999997333127959" calcext:value-type="float">
            <text:p>0,999997333127959</text:p>
          </table:table-cell>
          <table:table-cell office:value-type="float" office:value="0.00000266364680523434" calcext:value-type="float">
            <text:p>2,66364680523434E-06</text:p>
          </table:table-cell>
          <table:table-cell office:value-type="float" office:value="0.999997339887388" calcext:value-type="float">
            <text:p>0,999997339887388</text:p>
          </table:table-cell>
          <table:table-cell office:value-type="float" office:value="0.00000265626897821836" calcext:value-type="float">
            <text:p>2,65626897821836E-06</text:p>
          </table:table-cell>
          <table:table-cell office:value-type="float" office:value="0.999997347884614" calcext:value-type="float">
            <text:p>0,999997347884614</text:p>
          </table:table-cell>
          <table:table-cell office:value-type="float" office:value="0.00000264765121027466" calcext:value-type="float">
            <text:p>2,64765121027466E-06</text:p>
          </table:table-cell>
          <table:table-cell office:value-type="float" office:value="0.999997357124046" calcext:value-type="float">
            <text:p>0,999997357124046</text:p>
          </table:table-cell>
          <table:table-cell office:value-type="float" office:value="0.00000263778884779242" calcext:value-type="float">
            <text:p>2,63778884779242E-06</text:p>
          </table:table-cell>
          <table:table-cell office:value-type="float" office:value="0.999997367610828" calcext:value-type="float">
            <text:p>0,999997367610828</text:p>
          </table:table-cell>
          <table:table-cell office:value-type="float" office:value="0.00000262667620420931" calcext:value-type="float">
            <text:p>2,62667620420931E-06</text:p>
          </table:table-cell>
          <table:table-cell office:value-type="float" office:value="121" calcext:value-type="float">
            <text:p>121</text:p>
          </table:table-cell>
          <table:table-cell office:value-type="float" office:value="0.00000261430715087219" calcext:value-type="float">
            <text:p>2,61430715087219E-06</text:p>
          </table:table-cell>
          <table:table-cell office:value-type="float" office:value="0.999997392350619" calcext:value-type="float">
            <text:p>0,999997392350619</text:p>
          </table:table-cell>
          <table:table-cell office:value-type="float" office:value="0.00000260067483937032" calcext:value-type="float">
            <text:p>2,60067483937032E-06</text:p>
          </table:table-cell>
          <table:table-cell office:value-type="float" office:value="0.999997406617453" calcext:value-type="float">
            <text:p>0,999997406617453</text:p>
          </table:table-cell>
          <table:table-cell office:value-type="float" office:value="0.0000025857714999189" calcext:value-type="float">
            <text:p>2,5857714999189E-06</text:p>
          </table:table-cell>
          <table:table-cell office:value-type="float" office:value="0.999997422159532" calcext:value-type="float">
            <text:p>0,999997422159532</text:p>
          </table:table-cell>
          <table:table-cell office:value-type="float" office:value="0.00000256958860844758" calcext:value-type="float">
            <text:p>2,56958860844758E-06</text:p>
          </table:table-cell>
          <table:table-cell office:value-type="float" office:value="0.999997438985508" calcext:value-type="float">
            <text:p>0,999997438985508</text:p>
          </table:table-cell>
          <table:table-cell office:value-type="float" office:value="0.00000255211695687763" calcext:value-type="float">
            <text:p>2,55211695687763E-06</text:p>
          </table:table-cell>
          <table:table-cell office:value-type="float" office:value="0.999997457105278" calcext:value-type="float">
            <text:p>0,999997457105278</text:p>
          </table:table-cell>
          <table:table-cell office:value-type="float" office:value="0.00000253334656774573" calcext:value-type="float">
            <text:p>2,53334656774573E-06</text:p>
          </table:table-cell>
          <table:table-cell office:value-type="float" office:value="0.999997476528973" calcext:value-type="float">
            <text:p>0,999997476528973</text:p>
          </table:table-cell>
          <table:table-cell office:value-type="float" office:value="0.00000251326659028717" calcext:value-type="float">
            <text:p>2,51326659028717E-06</text:p>
          </table:table-cell>
          <table:table-cell office:value-type="float" office:value="0.99999749726816" calcext:value-type="float">
            <text:p>0,99999749726816</text:p>
          </table:table-cell>
          <table:table-cell office:value-type="float" office:value="0.00000249186529244216" calcext:value-type="float">
            <text:p>2,49186529244216E-06</text:p>
          </table:table-cell>
        </table:table-row>
        <table:table-row table:style-name="ro1">
          <table:table-cell/>
          <table:table-cell office:value-type="float" office:value="0.00000268205585784997" calcext:value-type="float">
            <text:p>2,68205585784997E-06</text:p>
          </table:table-cell>
          <table:table-cell office:value-type="float" office:value="60.9999986592019" calcext:value-type="float">
            <text:p>60,9999986592019</text:p>
          </table:table-cell>
          <table:table-cell office:value-type="float" office:value="0.00000268144302861817" calcext:value-type="float">
            <text:p>2,68144302861817E-06</text:p>
          </table:table-cell>
          <table:table-cell office:value-type="float" office:value="0.999997319323115" calcext:value-type="float">
            <text:p>0,999997319323115</text:p>
          </table:table-cell>
          <table:table-cell office:value-type="float" office:value="0.00000267960413558033" calcext:value-type="float">
            <text:p>2,67960413558033E-06</text:p>
          </table:table-cell>
          <table:table-cell office:value-type="float" office:value="0.999997321775353" calcext:value-type="float">
            <text:p>0,999997321775353</text:p>
          </table:table-cell>
          <table:table-cell office:value-type="float" office:value="0.00000267653820140712" calcext:value-type="float">
            <text:p>2,67653820140712E-06</text:p>
          </table:table-cell>
          <table:table-cell office:value-type="float" office:value="0.999997325455398" calcext:value-type="float">
            <text:p>0,999997325455398</text:p>
          </table:table-cell>
          <table:table-cell office:value-type="float" office:value="0.00000267224353656115" calcext:value-type="float">
            <text:p>2,67224353656115E-06</text:p>
          </table:table-cell>
          <table:table-cell office:value-type="float" office:value="0.999997330365275" calcext:value-type="float">
            <text:p>0,999997330365275</text:p>
          </table:table-cell>
          <table:table-cell office:value-type="float" office:value="0.00000266671778892391" calcext:value-type="float">
            <text:p>2,66671778892391E-06</text:p>
          </table:table-cell>
          <table:table-cell office:value-type="float" office:value="0.99999733650767" calcext:value-type="float">
            <text:p>0,99999733650767</text:p>
          </table:table-cell>
          <table:table-cell office:value-type="float" office:value="0.00000265995789572315" calcext:value-type="float">
            <text:p>2,65995789572315E-06</text:p>
          </table:table-cell>
          <table:table-cell office:value-type="float" office:value="0.99999734388602" calcext:value-type="float">
            <text:p>0,99999734388602</text:p>
          </table:table-cell>
          <table:table-cell office:value-type="float" office:value="0.00000265196011173252" calcext:value-type="float">
            <text:p>2,65196011173252E-06</text:p>
          </table:table-cell>
          <table:table-cell office:value-type="float" office:value="0.999997352504331" calcext:value-type="float">
            <text:p>0,999997352504331</text:p>
          </table:table-cell>
          <table:table-cell office:value-type="float" office:value="0.00000264272002048482" calcext:value-type="float">
            <text:p>2,64272002048482E-06</text:p>
          </table:table-cell>
          <table:table-cell office:value-type="float" office:value="0.999997362367452" calcext:value-type="float">
            <text:p>0,999997362367452</text:p>
          </table:table-cell>
          <table:table-cell office:value-type="float" office:value="0.0000026322325396011" calcext:value-type="float">
            <text:p>2,6322325396011E-06</text:p>
          </table:table-cell>
          <table:table-cell office:value-type="float" office:value="0.999997373480825" calcext:value-type="float">
            <text:p>0,999997373480825</text:p>
          </table:table-cell>
          <table:table-cell office:value-type="float" office:value="0.00000268205585784997" calcext:value-type="float">
            <text:p>2,68205585784997E-06</text:p>
          </table:table-cell>
          <table:table-cell office:value-type="float" office:value="0.999997385850748" calcext:value-type="float">
            <text:p>0,999997385850748</text:p>
          </table:table-cell>
          <table:table-cell office:value-type="float" office:value="0.00000260749100511326" calcext:value-type="float">
            <text:p>2,60749100511326E-06</text:p>
          </table:table-cell>
          <table:table-cell office:value-type="float" office:value="0.999997399484043" calcext:value-type="float">
            <text:p>0,999997399484043</text:p>
          </table:table-cell>
          <table:table-cell office:value-type="float" office:value="0.00000259322314921651" calcext:value-type="float">
            <text:p>2,59322314921651E-06</text:p>
          </table:table-cell>
          <table:table-cell office:value-type="float" office:value="0.99999741438847" calcext:value-type="float">
            <text:p>0,99999741438847</text:p>
          </table:table-cell>
          <table:table-cell office:value-type="float" office:value="0.00000257767999456426" calcext:value-type="float">
            <text:p>2,57767999456426E-06</text:p>
          </table:table-cell>
          <table:table-cell office:value-type="float" office:value="0.999997430572502" calcext:value-type="float">
            <text:p>0,999997430572502</text:p>
          </table:table-cell>
          <table:table-cell office:value-type="float" office:value="0.00000256085277605678" calcext:value-type="float">
            <text:p>2,56085277605678E-06</text:p>
          </table:table-cell>
          <table:table-cell office:value-type="float" office:value="0.999997448045403" calcext:value-type="float">
            <text:p>0,999997448045403</text:p>
          </table:table-cell>
          <table:table-cell office:value-type="float" office:value="0.00000254273174005171" calcext:value-type="float">
            <text:p>2,54273174005171E-06</text:p>
          </table:table-cell>
          <table:table-cell office:value-type="float" office:value="0.999997466817107" calcext:value-type="float">
            <text:p>0,999997466817107</text:p>
          </table:table-cell>
          <table:table-cell office:value-type="float" office:value="0.00000252330658412347" calcext:value-type="float">
            <text:p>2,52330658412347E-06</text:p>
          </table:table-cell>
          <table:table-cell office:value-type="float" office:value="0.999997486898575" calcext:value-type="float">
            <text:p>0,999997486898575</text:p>
          </table:table-cell>
          <table:table-cell office:value-type="float" office:value="0.0000025025659265987" calcext:value-type="float">
            <text:p>2,5025659265987E-06</text:p>
          </table:table-cell>
          <table:table-cell office:value-type="float" office:value="0.999997508301447" calcext:value-type="float">
            <text:p>0,999997508301447</text:p>
          </table:table-cell>
        </table:table-row>
        <table:table-row table:style-name="ro1">
          <table:table-cell/>
          <table:table-cell office:value-type="float" office:value="0.999997318403727" calcext:value-type="float">
            <text:p>0,999997318403727</text:p>
          </table:table-cell>
          <table:table-cell office:value-type="float" office:value="0.00000268144302861817" calcext:value-type="float">
            <text:p>2,68144302861817E-06</text:p>
          </table:table-cell>
          <table:table-cell office:value-type="float" office:value="60.9999986601212" calcext:value-type="float">
            <text:p>60,9999986601212</text:p>
          </table:table-cell>
          <table:table-cell office:value-type="float" office:value="0.00000268021699112442" calcext:value-type="float">
            <text:p>2,68021699112442E-06</text:p>
          </table:table-cell>
          <table:table-cell office:value-type="float" office:value="0.999997320855979" calcext:value-type="float">
            <text:p>0,999997320855979</text:p>
          </table:table-cell>
          <table:table-cell office:value-type="float" office:value="0.00000267776424989208" calcext:value-type="float">
            <text:p>2,67776424989208E-06</text:p>
          </table:table-cell>
          <table:table-cell office:value-type="float" office:value="0.999997323922535" calcext:value-type="float">
            <text:p>0,999997323922535</text:p>
          </table:table-cell>
          <table:table-cell office:value-type="float" office:value="0.00000267408345344666" calcext:value-type="float">
            <text:p>2,67408345344666E-06</text:p>
          </table:table-cell>
          <table:table-cell office:value-type="float" office:value="0.999997328218105" calcext:value-type="float">
            <text:p>0,999997328218105</text:p>
          </table:table-cell>
          <table:table-cell office:value-type="float" office:value="0.00000266917253988197" calcext:value-type="float">
            <text:p>2,66917253988197E-06</text:p>
          </table:table-cell>
          <table:table-cell office:value-type="float" office:value="0.999997333744988" calcext:value-type="float">
            <text:p>0,999997333744988</text:p>
          </table:table-cell>
          <table:table-cell office:value-type="float" office:value="0.00000266302889118108" calcext:value-type="float">
            <text:p>2,66302889118108E-06</text:p>
          </table:table-cell>
          <table:table-cell office:value-type="float" office:value="0.999997340506287" calcext:value-type="float">
            <text:p>0,999997340506287</text:p>
          </table:table-cell>
          <table:table-cell office:value-type="float" office:value="0.00000265564899670778" calcext:value-type="float">
            <text:p>2,65564899670778E-06</text:p>
          </table:table-cell>
          <table:table-cell office:value-type="float" office:value="0.999997348505704" calcext:value-type="float">
            <text:p>0,999997348505704</text:p>
          </table:table-cell>
          <table:table-cell office:value-type="float" office:value="0.00000264702892771584" calcext:value-type="float">
            <text:p>2,64702892771584E-06</text:p>
          </table:table-cell>
          <table:table-cell office:value-type="float" office:value="0.999997357747744" calcext:value-type="float">
            <text:p>0,999997357747744</text:p>
          </table:table-cell>
          <table:table-cell office:value-type="float" office:value="0.00000263716368953393" calcext:value-type="float">
            <text:p>2,63716368953393E-06</text:p>
          </table:table-cell>
          <table:table-cell office:value-type="float" office:value="0.999997368237437" calcext:value-type="float">
            <text:p>0,999997368237437</text:p>
          </table:table-cell>
          <table:table-cell office:value-type="float" office:value="0.00000262604803791255" calcext:value-type="float">
            <text:p>2,62604803791255E-06</text:p>
          </table:table-cell>
          <table:table-cell office:value-type="float" office:value="0.999997318403727" calcext:value-type="float">
            <text:p>0,999997318403727</text:p>
          </table:table-cell>
          <table:table-cell office:value-type="float" office:value="0.00000261367551313008" calcext:value-type="float">
            <text:p>2,61367551313008E-06</text:p>
          </table:table-cell>
          <table:table-cell office:value-type="float" office:value="0.999997392984153" calcext:value-type="float">
            <text:p>0,999997392984153</text:p>
          </table:table-cell>
          <table:table-cell office:value-type="float" office:value="0.00000260003930696584" calcext:value-type="float">
            <text:p>2,60003930696584E-06</text:p>
          </table:table-cell>
          <table:table-cell office:value-type="float" office:value="0.999997407255063" calcext:value-type="float">
            <text:p>0,999997407255063</text:p>
          </table:table-cell>
          <table:table-cell office:value-type="float" office:value="0.0000025851317002612" calcext:value-type="float">
            <text:p>2,5851317002612E-06</text:p>
          </table:table-cell>
          <table:table-cell office:value-type="float" office:value="0.999997422801516" calcext:value-type="float">
            <text:p>0,999997422801516</text:p>
          </table:table-cell>
          <table:table-cell office:value-type="float" office:value="0.00000256894420025411" calcext:value-type="float">
            <text:p>2,56894420025411E-06</text:p>
          </table:table-cell>
          <table:table-cell office:value-type="float" office:value="0.999997439632366" calcext:value-type="float">
            <text:p>0,999997439632366</text:p>
          </table:table-cell>
          <table:table-cell office:value-type="float" office:value="0.00000255146755601121" calcext:value-type="float">
            <text:p>2,55146755601121E-06</text:p>
          </table:table-cell>
          <table:table-cell office:value-type="float" office:value="0.999997457757265" calcext:value-type="float">
            <text:p>0,999997457757265</text:p>
          </table:table-cell>
          <table:table-cell office:value-type="float" office:value="0.0000025326917800772" calcext:value-type="float">
            <text:p>2,5326917800772E-06</text:p>
          </table:table-cell>
          <table:table-cell office:value-type="float" office:value="0.999997477186712" calcext:value-type="float">
            <text:p>0,999997477186712</text:p>
          </table:table-cell>
          <table:table-cell office:value-type="float" office:value="0.00000251260590244939" calcext:value-type="float">
            <text:p>2,51260590244939E-06</text:p>
          </table:table-cell>
          <table:table-cell office:value-type="float" office:value="0.999997497931901" calcext:value-type="float">
            <text:p>0,999997497931901</text:p>
          </table:table-cell>
          <table:table-cell office:value-type="float" office:value="0.00000249119833961586" calcext:value-type="float">
            <text:p>2,49119833961586E-06</text:p>
          </table:table-cell>
        </table:table-row>
        <table:table-row table:style-name="ro1">
          <table:table-cell/>
          <table:table-cell office:value-type="float" office:value="0.00000268083017695986" calcext:value-type="float">
            <text:p>2,68083017695986E-06</text:p>
          </table:table-cell>
          <table:table-cell office:value-type="float" office:value="0.999997319323115" calcext:value-type="float">
            <text:p>0,999997319323115</text:p>
          </table:table-cell>
          <table:table-cell office:value-type="float" office:value="0.00000268021699112442" calcext:value-type="float">
            <text:p>2,68021699112442E-06</text:p>
          </table:table-cell>
          <table:table-cell office:value-type="float" office:value="60.9999986616541" calcext:value-type="float">
            <text:p>60,9999986616541</text:p>
          </table:table-cell>
          <table:table-cell office:value-type="float" office:value="0.00000267837707113028" calcext:value-type="float">
            <text:p>2,67837707113028E-06</text:p>
          </table:table-cell>
          <table:table-cell office:value-type="float" office:value="0.999997323003148" calcext:value-type="float">
            <text:p>0,999997323003148</text:p>
          </table:table-cell>
          <table:table-cell office:value-type="float" office:value="0.00000267530948006023" calcext:value-type="float">
            <text:p>2,67530948006023E-06</text:p>
          </table:table-cell>
          <table:table-cell office:value-type="float" office:value="0.999997326685218" calcext:value-type="float">
            <text:p>0,999997326685218</text:p>
          </table:table-cell>
          <table:table-cell office:value-type="float" office:value="0.00000267101243289769" calcext:value-type="float">
            <text:p>2,67101243289769E-06</text:p>
          </table:table-cell>
          <table:table-cell office:value-type="float" office:value="0.999997331597815" calcext:value-type="float">
            <text:p>0,999997331597815</text:p>
          </table:table-cell>
          <table:table-cell office:value-type="float" office:value="0.00000266548364635799" calcext:value-type="float">
            <text:p>2,66548364635799E-06</text:p>
          </table:table-cell>
          <table:table-cell office:value-type="float" office:value="0.999997337743591" calcext:value-type="float">
            <text:p>0,999997337743591</text:p>
          </table:table-cell>
          <table:table-cell office:value-type="float" office:value="0.00000265872000793088" calcext:value-type="float">
            <text:p>2,65872000793088E-06</text:p>
          </table:table-cell>
          <table:table-cell office:value-type="float" office:value="0.99999734512601" calcext:value-type="float">
            <text:p>0,99999734512601</text:p>
          </table:table-cell>
          <table:table-cell office:value-type="float" office:value="0.0000026507178365609" calcext:value-type="float">
            <text:p>2,6507178365609E-06</text:p>
          </table:table-cell>
          <table:table-cell office:value-type="float" office:value="0.99999735374911" calcext:value-type="float">
            <text:p>0,99999735374911</text:p>
          </table:table-cell>
          <table:table-cell office:value-type="float" office:value="0.00000264147258743908" calcext:value-type="float">
            <text:p>2,64147258743908E-06</text:p>
          </table:table-cell>
          <table:table-cell office:value-type="float" office:value="0.999997363617755" calcext:value-type="float">
            <text:p>0,999997363617755</text:p>
          </table:table-cell>
          <table:table-cell office:value-type="float" office:value="0.00000263097918307142" calcext:value-type="float">
            <text:p>2,63097918307142E-06</text:p>
          </table:table-cell>
          <table:table-cell office:value-type="float" office:value="0.999997374737312" calcext:value-type="float">
            <text:p>0,999997374737312</text:p>
          </table:table-cell>
          <table:table-cell office:value-type="float" office:value="0.00000268083017695986" calcext:value-type="float">
            <text:p>2,68083017695986E-06</text:p>
          </table:table-cell>
          <table:table-cell office:value-type="float" office:value="0.999997387114149" calcext:value-type="float">
            <text:p>0,999997387114149</text:p>
          </table:table-cell>
          <table:table-cell office:value-type="float" office:value="0.00000260622382164399" calcext:value-type="float">
            <text:p>2,60622382164399E-06</text:p>
          </table:table-cell>
          <table:table-cell office:value-type="float" office:value="0.999997400755186" calcext:value-type="float">
            <text:p>0,999997400755186</text:p>
          </table:table-cell>
          <table:table-cell office:value-type="float" office:value="0.00000259194787421979" calcext:value-type="float">
            <text:p>2,59194787421979E-06</text:p>
          </table:table-cell>
          <table:table-cell office:value-type="float" office:value="0.999997415668053" calcext:value-type="float">
            <text:p>0,999997415668053</text:p>
          </table:table-cell>
          <table:table-cell office:value-type="float" office:value="0.00000257639587264435" calcext:value-type="float">
            <text:p>2,57639587264435E-06</text:p>
          </table:table-cell>
          <table:table-cell office:value-type="float" office:value="0.999997431861332" calcext:value-type="float">
            <text:p>0,999997431861332</text:p>
          </table:table-cell>
          <table:table-cell office:value-type="float" office:value="0.00000255955903094573" calcext:value-type="float">
            <text:p>2,55955903094573E-06</text:p>
          </table:table-cell>
          <table:table-cell office:value-type="float" office:value="0.999997449344222" calcext:value-type="float">
            <text:p>0,999997449344222</text:p>
          </table:table-cell>
          <table:table-cell office:value-type="float" office:value="0.00000254142757505349" calcext:value-type="float">
            <text:p>2,54142757505349E-06</text:p>
          </table:table-cell>
          <table:table-cell office:value-type="float" office:value="0.999997468126844" calcext:value-type="float">
            <text:p>0,999997468126844</text:p>
          </table:table-cell>
          <table:table-cell office:value-type="float" office:value="0.0000025219910764207" calcext:value-type="float">
            <text:p>2,5219910764207E-06</text:p>
          </table:table-cell>
          <table:table-cell office:value-type="float" office:value="0.999997488220023" calcext:value-type="float">
            <text:p>0,999997488220023</text:p>
          </table:table-cell>
          <table:table-cell office:value-type="float" office:value="0.0000025012382868228" calcext:value-type="float">
            <text:p>2,5012382868228E-06</text:p>
          </table:table-cell>
          <table:table-cell office:value-type="float" office:value="0.999997509635409" calcext:value-type="float">
            <text:p>0,999997509635409</text:p>
          </table:table-cell>
        </table:table-row>
        <table:table-row table:style-name="ro1">
          <table:table-cell/>
          <table:table-cell office:value-type="float" office:value="0.999997320242501" calcext:value-type="float">
            <text:p>0,999997320242501</text:p>
          </table:table-cell>
          <table:table-cell office:value-type="float" office:value="0.00000267960413558033" calcext:value-type="float">
            <text:p>2,67960413558033E-06</text:p>
          </table:table-cell>
          <table:table-cell office:value-type="float" office:value="0.999997320855979" calcext:value-type="float">
            <text:p>0,999997320855979</text:p>
          </table:table-cell>
          <table:table-cell office:value-type="float" office:value="0.00000267837707113028" calcext:value-type="float">
            <text:p>2,67837707113028E-06</text:p>
          </table:table-cell>
          <table:table-cell office:value-type="float" office:value="60.9999986638013" calcext:value-type="float">
            <text:p>60,9999986638013</text:p>
          </table:table-cell>
          <table:table-cell office:value-type="float" office:value="0.00000267592235725367" calcext:value-type="float">
            <text:p>2,67592235725367E-06</text:p>
          </table:table-cell>
          <table:table-cell office:value-type="float" office:value="0.99999732576584" calcext:value-type="float">
            <text:p>0,99999732576584</text:p>
          </table:table-cell>
          <table:table-cell office:value-type="float" office:value="0.00000267223850725085" calcext:value-type="float">
            <text:p>2,67223850725085E-06</text:p>
          </table:table-cell>
          <table:table-cell office:value-type="float" office:value="0.999997330064955" calcext:value-type="float">
            <text:p>0,999997330064955</text:p>
          </table:table-cell>
          <table:table-cell office:value-type="float" office:value="0.00000266732355047594" calcext:value-type="float">
            <text:p>2,66732355047594E-06</text:p>
          </table:table-cell>
          <table:table-cell office:value-type="float" office:value="0.999997335596419" calcext:value-type="float">
            <text:p>0,999997335596419</text:p>
          </table:table-cell>
          <table:table-cell office:value-type="float" office:value="0.00000266117477187855" calcext:value-type="float">
            <text:p>2,66117477187855E-06</text:p>
          </table:table-cell>
          <table:table-cell office:value-type="float" office:value="0.999997342363303" calcext:value-type="float">
            <text:p>0,999997342363303</text:p>
          </table:table-cell>
          <table:table-cell office:value-type="float" office:value="0.00000265378880692779" calcext:value-type="float">
            <text:p>2,65378880692779E-06</text:p>
          </table:table-cell>
          <table:table-cell office:value-type="float" office:value="0.999997350369393" calcext:value-type="float">
            <text:p>0,999997350369393</text:p>
          </table:table-cell>
          <table:table-cell office:value-type="float" office:value="0.00000264516149794947" calcext:value-type="float">
            <text:p>2,64516149794947E-06</text:p>
          </table:table-cell>
          <table:table-cell office:value-type="float" office:value="0.99999735961913" calcext:value-type="float">
            <text:p>0,99999735961913</text:p>
          </table:table-cell>
          <table:table-cell office:value-type="float" office:value="0.00000263528806210278" calcext:value-type="float">
            <text:p>2,63528806210278E-06</text:p>
          </table:table-cell>
          <table:table-cell office:value-type="float" office:value="0.999997370117631" calcext:value-type="float">
            <text:p>0,999997370117631</text:p>
          </table:table-cell>
          <table:table-cell office:value-type="float" office:value="0.00000262416304819268" calcext:value-type="float">
            <text:p>2,62416304819268E-06</text:p>
          </table:table-cell>
          <table:table-cell office:value-type="float" office:value="0.999997320242501" calcext:value-type="float">
            <text:p>0,999997320242501</text:p>
          </table:table-cell>
          <table:table-cell office:value-type="float" office:value="0.00000261178016702779" calcext:value-type="float">
            <text:p>2,61178016702779E-06</text:p>
          </table:table-cell>
          <table:table-cell office:value-type="float" office:value="0.999997394885176" calcext:value-type="float">
            <text:p>0,999997394885176</text:p>
          </table:table-cell>
          <table:table-cell office:value-type="float" office:value="0.0000025981323672486" calcext:value-type="float">
            <text:p>2,5981323672486E-06</text:p>
          </table:table-cell>
          <table:table-cell office:value-type="float" office:value="0.999997409168192" calcext:value-type="float">
            <text:p>0,999997409168192</text:p>
          </table:table-cell>
          <table:table-cell office:value-type="float" office:value="0.00000258321208157497" calcext:value-type="float">
            <text:p>2,58321208157497E-06</text:p>
          </table:table-cell>
          <table:table-cell office:value-type="float" office:value="0.999997424727946" calcext:value-type="float">
            <text:p>0,999997424727946</text:p>
          </table:table-cell>
          <table:table-cell office:value-type="float" office:value="0.0000025670107293152" calcext:value-type="float">
            <text:p>2,5670107293152E-06</text:p>
          </table:table-cell>
          <table:table-cell office:value-type="float" office:value="0.999997441573209" calcext:value-type="float">
            <text:p>0,999997441573209</text:p>
          </table:table-cell>
          <table:table-cell office:value-type="float" office:value="0.00000254951904066214" calcext:value-type="float">
            <text:p>2,54951904066214E-06</text:p>
          </table:table-cell>
          <table:table-cell office:value-type="float" office:value="0.999997459713828" calcext:value-type="float">
            <text:p>0,999997459713828</text:p>
          </table:table-cell>
          <table:table-cell office:value-type="float" office:value="0.00000253072692002476" calcext:value-type="float">
            <text:p>2,53072692002476E-06</text:p>
          </table:table-cell>
          <table:table-cell office:value-type="float" office:value="0.999997479160178" calcext:value-type="float">
            <text:p>0,999997479160178</text:p>
          </table:table-cell>
          <table:table-cell office:value-type="float" office:value="0.00000251062349487796" calcext:value-type="float">
            <text:p>2,51062349487796E-06</text:p>
          </table:table-cell>
          <table:table-cell office:value-type="float" office:value="0.999997499923569" calcext:value-type="float">
            <text:p>0,999997499923569</text:p>
          </table:table-cell>
          <table:table-cell office:value-type="float" office:value="0.00000248919709577855" calcext:value-type="float">
            <text:p>2,48919709577855E-06</text:p>
          </table:table-cell>
        </table:table-row>
        <table:table-row table:style-name="ro1">
          <table:table-cell/>
          <table:table-cell office:value-type="float" office:value="0.00000267837811340765" calcext:value-type="float">
            <text:p>2,67837811340765E-06</text:p>
          </table:table-cell>
          <table:table-cell office:value-type="float" office:value="0.999997321775353" calcext:value-type="float">
            <text:p>0,999997321775353</text:p>
          </table:table-cell>
          <table:table-cell office:value-type="float" office:value="0.00000267776424989208" calcext:value-type="float">
            <text:p>2,67776424989208E-06</text:p>
          </table:table-cell>
          <table:table-cell office:value-type="float" office:value="0.999997323003148" calcext:value-type="float">
            <text:p>0,999997323003148</text:p>
          </table:table-cell>
          <table:table-cell office:value-type="float" office:value="0.00000267592235725367" calcext:value-type="float">
            <text:p>2,67592235725367E-06</text:p>
          </table:table-cell>
          <table:table-cell office:value-type="float" office:value="60.999998666564" calcext:value-type="float">
            <text:p>60,999998666564</text:p>
          </table:table-cell>
          <table:table-cell office:value-type="float" office:value="0.00000267285133115358" calcext:value-type="float">
            <text:p>2,67285133115358E-06</text:p>
          </table:table-cell>
          <table:table-cell office:value-type="float" office:value="0.999997329145551" calcext:value-type="float">
            <text:p>0,999997329145551</text:p>
          </table:table-cell>
          <table:table-cell office:value-type="float" office:value="0.00000266854956487705" calcext:value-type="float">
            <text:p>2,66854956487705E-06</text:p>
          </table:table-cell>
          <table:table-cell office:value-type="float" office:value="0.999997334063561" calcext:value-type="float">
            <text:p>0,999997334063561</text:p>
          </table:table-cell>
          <table:table-cell office:value-type="float" office:value="0.00000266301467055641" calcext:value-type="float">
            <text:p>2,66301467055641E-06</text:p>
          </table:table-cell>
          <table:table-cell office:value-type="float" office:value="0.999997340216117" calcext:value-type="float">
            <text:p>0,999997340216117</text:p>
          </table:table-cell>
          <table:table-cell office:value-type="float" office:value="0.00000265624358519734" calcext:value-type="float">
            <text:p>2,65624358519734E-06</text:p>
          </table:table-cell>
          <table:table-cell office:value-type="float" office:value="0.999997347606725" calcext:value-type="float">
            <text:p>0,999997347606725</text:p>
          </table:table-cell>
          <table:table-cell office:value-type="float" office:value="0.00000264823249052082" calcext:value-type="float">
            <text:p>2,64823249052082E-06</text:p>
          </table:table-cell>
          <table:table-cell office:value-type="float" office:value="0.99999735623941" calcext:value-type="float">
            <text:p>0,99999735623941</text:p>
          </table:table-cell>
          <table:table-cell office:value-type="float" office:value="0.00000263897696206605" calcext:value-type="float">
            <text:p>2,63897696206605E-06</text:p>
          </table:table-cell>
          <table:table-cell office:value-type="float" office:value="0.999997366119021" calcext:value-type="float">
            <text:p>0,999997366119021</text:p>
          </table:table-cell>
          <table:table-cell office:value-type="float" office:value="0.00000262847190479754" calcext:value-type="float">
            <text:p>2,62847190479754E-06</text:p>
          </table:table-cell>
          <table:table-cell office:value-type="float" office:value="0.999997377251013" calcext:value-type="float">
            <text:p>0,999997377251013</text:p>
          </table:table-cell>
          <table:table-cell office:value-type="float" office:value="0.00000267837811340765" calcext:value-type="float">
            <text:p>2,67837811340765E-06</text:p>
          </table:table-cell>
          <table:table-cell office:value-type="float" office:value="0.999997389641767" calcext:value-type="float">
            <text:p>0,999997389641767</text:p>
          </table:table-cell>
          <table:table-cell office:value-type="float" office:value="0.00000260368871562999" calcext:value-type="float">
            <text:p>2,60368871562999E-06</text:p>
          </table:table-cell>
          <table:table-cell office:value-type="float" office:value="0.999997403298187" calcext:value-type="float">
            <text:p>0,999997403298187</text:p>
          </table:table-cell>
          <table:table-cell office:value-type="float" office:value="0.00000258939655872759" calcext:value-type="float">
            <text:p>2,58939655872759E-06</text:p>
          </table:table-cell>
          <table:table-cell office:value-type="float" office:value="0.99999741822805" calcext:value-type="float">
            <text:p>0,99999741822805</text:p>
          </table:table-cell>
          <table:table-cell office:value-type="float" office:value="0.00000257382685464602" calcext:value-type="float">
            <text:p>2,57382685464602E-06</text:p>
          </table:table-cell>
          <table:table-cell office:value-type="float" office:value="0.999997434439795" calcext:value-type="float">
            <text:p>0,999997434439795</text:p>
          </table:table-cell>
          <table:table-cell office:value-type="float" office:value="0.00000255697071305239" calcext:value-type="float">
            <text:p>2,55697071305239E-06</text:p>
          </table:table-cell>
          <table:table-cell office:value-type="float" office:value="0.999997451942811" calcext:value-type="float">
            <text:p>0,999997451942811</text:p>
          </table:table-cell>
          <table:table-cell office:value-type="float" office:value="0.00000253881836054237" calcext:value-type="float">
            <text:p>2,53881836054237E-06</text:p>
          </table:table-cell>
          <table:table-cell office:value-type="float" office:value="0.999997470747148" calcext:value-type="float">
            <text:p>0,999997470747148</text:p>
          </table:table-cell>
          <table:table-cell office:value-type="float" office:value="0.00000251935931128155" calcext:value-type="float">
            <text:p>2,51935931128155E-06</text:p>
          </table:table-cell>
          <table:table-cell office:value-type="float" office:value="0.999997490863721" calcext:value-type="float">
            <text:p>0,999997490863721</text:p>
          </table:table-cell>
          <table:table-cell office:value-type="float" office:value="0.0000024985822291157" calcext:value-type="float">
            <text:p>2,4985822291157E-06</text:p>
          </table:table-cell>
          <table:table-cell office:value-type="float" office:value="0.999997512304337" calcext:value-type="float">
            <text:p>0,999997512304337</text:p>
          </table:table-cell>
        </table:table-row>
        <table:table-row table:style-name="ro1">
          <table:table-cell/>
          <table:table-cell office:value-type="float" office:value="0.99999732330823" calcext:value-type="float">
            <text:p>0,99999732330823</text:p>
          </table:table-cell>
          <table:table-cell office:value-type="float" office:value="0.00000267653820140712" calcext:value-type="float">
            <text:p>2,67653820140712E-06</text:p>
          </table:table-cell>
          <table:table-cell office:value-type="float" office:value="0.999997323922535" calcext:value-type="float">
            <text:p>0,999997323922535</text:p>
          </table:table-cell>
          <table:table-cell office:value-type="float" office:value="0.00000267530948006023" calcext:value-type="float">
            <text:p>2,67530948006023E-06</text:p>
          </table:table-cell>
          <table:table-cell office:value-type="float" office:value="0.99999732576584" calcext:value-type="float">
            <text:p>0,99999732576584</text:p>
          </table:table-cell>
          <table:table-cell office:value-type="float" office:value="0.00000267285133115358" calcext:value-type="float">
            <text:p>2,67285133115358E-06</text:p>
          </table:table-cell>
          <table:table-cell office:value-type="float" office:value="60.9999986699437" calcext:value-type="float">
            <text:p>60,9999986699437</text:p>
          </table:table-cell>
          <table:table-cell office:value-type="float" office:value="0.00000266916247093629" calcext:value-type="float">
            <text:p>2,66916247093629E-06</text:p>
          </table:table-cell>
          <table:table-cell office:value-type="float" office:value="0.999997333144188" calcext:value-type="float">
            <text:p>0,999997333144188</text:p>
          </table:table-cell>
          <table:table-cell office:value-type="float" office:value="0.00000266424070294313" calcext:value-type="float">
            <text:p>2,66424070294313E-06</text:p>
          </table:table-cell>
          <table:table-cell office:value-type="float" office:value="0.99999733868325" calcext:value-type="float">
            <text:p>0,99999733868325</text:p>
          </table:table-cell>
          <table:table-cell office:value-type="float" office:value="0.00000265808350374819" calcext:value-type="float">
            <text:p>2,65808350374819E-06</text:p>
          </table:table-cell>
          <table:table-cell office:value-type="float" office:value="0.999997345459531" calcext:value-type="float">
            <text:p>0,999997345459531</text:p>
          </table:table-cell>
          <table:table-cell office:value-type="float" office:value="0.00000265068723104278" calcext:value-type="float">
            <text:p>2,65068723104278E-06</text:p>
          </table:table-cell>
          <table:table-cell office:value-type="float" office:value="0.999997353476708" calcext:value-type="float">
            <text:p>0,999997353476708</text:p>
          </table:table-cell>
          <table:table-cell office:value-type="float" office:value="0.00000264204797273404" calcext:value-type="float">
            <text:p>2,64204797273404E-06</text:p>
          </table:table-cell>
          <table:table-cell office:value-type="float" office:value="0.999997362739303" calcext:value-type="float">
            <text:p>0,999997362739303</text:p>
          </table:table-cell>
          <table:table-cell office:value-type="float" office:value="0.00000263216080231832" calcext:value-type="float">
            <text:p>2,63216080231832E-06</text:p>
          </table:table-cell>
          <table:table-cell office:value-type="float" office:value="0.999997373252435" calcext:value-type="float">
            <text:p>0,999997373252435</text:p>
          </table:table-cell>
          <table:table-cell office:value-type="float" office:value="0.00000262102023906863" calcext:value-type="float">
            <text:p>2,62102023906863E-06</text:p>
          </table:table-cell>
          <table:table-cell office:value-type="float" office:value="0.99999732330823" calcext:value-type="float">
            <text:p>0,99999732330823</text:p>
          </table:table-cell>
          <table:table-cell office:value-type="float" office:value="0.00000260861988854444" calcext:value-type="float">
            <text:p>2,60861988854444E-06</text:p>
          </table:table-cell>
          <table:table-cell office:value-type="float" office:value="0.999997398054786" calcext:value-type="float">
            <text:p>0,999997398054786</text:p>
          </table:table-cell>
          <table:table-cell office:value-type="float" office:value="0.0000025949529052216" calcext:value-type="float">
            <text:p>2,5949529052216E-06</text:p>
          </table:table-cell>
          <table:table-cell office:value-type="float" office:value="0.999997412358055" calcext:value-type="float">
            <text:p>0,999997412358055</text:p>
          </table:table-cell>
          <table:table-cell office:value-type="float" office:value="0.00000258001137010133" calcext:value-type="float">
            <text:p>2,58001137010133E-06</text:p>
          </table:table-cell>
          <table:table-cell office:value-type="float" office:value="0.999997427939923" calcext:value-type="float">
            <text:p>0,999997427939923</text:p>
          </table:table-cell>
          <table:table-cell office:value-type="float" office:value="0.00000256378687124581" calcext:value-type="float">
            <text:p>2,56378687124581E-06</text:p>
          </table:table-cell>
          <table:table-cell office:value-type="float" office:value="0.999997444809374" calcext:value-type="float">
            <text:p>0,999997444809374</text:p>
          </table:table-cell>
          <table:table-cell office:value-type="float" office:value="0.00000254627002804764" calcext:value-type="float">
            <text:p>2,54627002804764E-06</text:p>
          </table:table-cell>
          <table:table-cell office:value-type="float" office:value="0.999997462976109" calcext:value-type="float">
            <text:p>0,999997462976109</text:p>
          </table:table-cell>
          <table:table-cell office:value-type="float" office:value="0.00000252745074957872" calcext:value-type="float">
            <text:p>2,52745074957872E-06</text:p>
          </table:table-cell>
          <table:table-cell office:value-type="float" office:value="0.999997482450671" calcext:value-type="float">
            <text:p>0,999997482450671</text:p>
          </table:table-cell>
          <table:table-cell office:value-type="float" office:value="0.00000250731805007121" calcext:value-type="float">
            <text:p>2,50731805007121E-06</text:p>
          </table:table-cell>
          <table:table-cell office:value-type="float" office:value="0.999997503244537" calcext:value-type="float">
            <text:p>0,999997503244537</text:p>
          </table:table-cell>
          <table:table-cell office:value-type="float" office:value="0.00000248586006645901" calcext:value-type="float">
            <text:p>2,48586006645901E-06</text:p>
          </table:table-cell>
        </table:table-row>
        <table:table-row table:style-name="ro1">
          <table:table-cell/>
          <table:table-cell office:value-type="float" office:value="0.00000267469830861344" calcext:value-type="float">
            <text:p>2,67469830861344E-06</text:p>
          </table:table-cell>
          <table:table-cell office:value-type="float" office:value="0.999997325455398" calcext:value-type="float">
            <text:p>0,999997325455398</text:p>
          </table:table-cell>
          <table:table-cell office:value-type="float" office:value="0.00000267408345344666" calcext:value-type="float">
            <text:p>2,67408345344666E-06</text:p>
          </table:table-cell>
          <table:table-cell office:value-type="float" office:value="0.999997326685218" calcext:value-type="float">
            <text:p>0,999997326685218</text:p>
          </table:table-cell>
          <table:table-cell office:value-type="float" office:value="0.00000267223850725085" calcext:value-type="float">
            <text:p>2,67223850725085E-06</text:p>
          </table:table-cell>
          <table:table-cell office:value-type="float" office:value="0.999997329145551" calcext:value-type="float">
            <text:p>0,999997329145551</text:p>
          </table:table-cell>
          <table:table-cell office:value-type="float" office:value="0.00000266916247093629" calcext:value-type="float">
            <text:p>2,66916247093629E-06</text:p>
          </table:table-cell>
          <table:table-cell office:value-type="float" office:value="60.9999986739423" calcext:value-type="float">
            <text:p>60,9999986739423</text:p>
          </table:table-cell>
          <table:table-cell office:value-type="float" office:value="0.00000266485349087464" calcext:value-type="float">
            <text:p>2,66485349087464E-06</text:p>
          </table:table-cell>
          <table:table-cell office:value-type="float" office:value="0.999997337763906" calcext:value-type="float">
            <text:p>0,999997337763906</text:p>
          </table:table-cell>
          <table:table-cell office:value-type="float" office:value="0.00000265930952003668" calcext:value-type="float">
            <text:p>2,65930952003668E-06</text:p>
          </table:table-cell>
          <table:table-cell office:value-type="float" office:value="0.999997343926655" calcext:value-type="float">
            <text:p>0,999997343926655</text:p>
          </table:table-cell>
          <table:table-cell office:value-type="float" office:value="0.0000026525271394906" calcext:value-type="float">
            <text:p>2,6525271394906E-06</text:p>
          </table:table-cell>
          <table:table-cell office:value-type="float" office:value="0.999997351329554" calcext:value-type="float">
            <text:p>0,999997351329554</text:p>
          </table:table-cell>
          <table:table-cell office:value-type="float" office:value="0.0000026445027461186" calcext:value-type="float">
            <text:p>2,6445027461186E-06</text:p>
          </table:table-cell>
          <table:table-cell office:value-type="float" office:value="0.999997359976609" calcext:value-type="float">
            <text:p>0,999997359976609</text:p>
          </table:table-cell>
          <table:table-cell office:value-type="float" office:value="0.00000263523179822034" calcext:value-type="float">
            <text:p>2,63523179822034E-06</text:p>
          </table:table-cell>
          <table:table-cell office:value-type="float" office:value="0.999997369872732" calcext:value-type="float">
            <text:p>0,999997369872732</text:p>
          </table:table-cell>
          <table:table-cell office:value-type="float" office:value="0.00000262470912770762" calcext:value-type="float">
            <text:p>2,62470912770762E-06</text:p>
          </table:table-cell>
          <table:table-cell office:value-type="float" office:value="0.999997381023445" calcext:value-type="float">
            <text:p>0,999997381023445</text:p>
          </table:table-cell>
          <table:table-cell office:value-type="float" office:value="0.00000267469830861344" calcext:value-type="float">
            <text:p>2,67469830861344E-06</text:p>
          </table:table-cell>
          <table:table-cell office:value-type="float" office:value="0.99999739343508" calcext:value-type="float">
            <text:p>0,99999739343508</text:p>
          </table:table-cell>
          <table:table-cell office:value-type="float" office:value="0.00000259988407647072" calcext:value-type="float">
            <text:p>2,59988407647072E-06</text:p>
          </table:table-cell>
          <table:table-cell office:value-type="float" office:value="0.999997407114633" calcext:value-type="float">
            <text:p>0,999997407114633</text:p>
          </table:table-cell>
          <table:table-cell office:value-type="float" office:value="0.00000258556772070317" calcext:value-type="float">
            <text:p>2,58556772070317E-06</text:p>
          </table:table-cell>
          <table:table-cell office:value-type="float" office:value="0.999997422069895" calcext:value-type="float">
            <text:p>0,999997422069895</text:p>
          </table:table-cell>
          <table:table-cell office:value-type="float" office:value="0.00000256997138392556" calcext:value-type="float">
            <text:p>2,56997138392556E-06</text:p>
          </table:table-cell>
          <table:table-cell office:value-type="float" office:value="0.999997438309509" calcext:value-type="float">
            <text:p>0,999997438309509</text:p>
          </table:table-cell>
          <table:table-cell office:value-type="float" office:value="0.00000255308622643113" calcext:value-type="float">
            <text:p>2,55308622643113E-06</text:p>
          </table:table-cell>
          <table:table-cell office:value-type="float" office:value="0.999997455842727" calcext:value-type="float">
            <text:p>0,999997455842727</text:p>
          </table:table-cell>
          <table:table-cell office:value-type="float" office:value="0.00000253490245794019" calcext:value-type="float">
            <text:p>2,53490245794019E-06</text:p>
          </table:table-cell>
          <table:table-cell office:value-type="float" office:value="0.99999747467966" calcext:value-type="float">
            <text:p>0,99999747467966</text:p>
          </table:table-cell>
          <table:table-cell office:value-type="float" office:value="0.00000251540952023177" calcext:value-type="float">
            <text:p>2,51540952023177E-06</text:p>
          </table:table-cell>
          <table:table-cell office:value-type="float" office:value="0.999997494831501" calcext:value-type="float">
            <text:p>0,999997494831501</text:p>
          </table:table-cell>
          <table:table-cell office:value-type="float" office:value="0.00000249459588819168" calcext:value-type="float">
            <text:p>2,49459588819168E-06</text:p>
          </table:table-cell>
          <table:table-cell office:value-type="float" office:value="0.999997516309938" calcext:value-type="float">
            <text:p>0,999997516309938</text:p>
          </table:table-cell>
        </table:table-row>
        <table:table-row table:style-name="ro1">
          <table:table-cell/>
          <table:table-cell office:value-type="float" office:value="0.999997327602588" calcext:value-type="float">
            <text:p>0,999997327602588</text:p>
          </table:table-cell>
          <table:table-cell office:value-type="float" office:value="0.00000267224353656115" calcext:value-type="float">
            <text:p>2,67224353656115E-06</text:p>
          </table:table-cell>
          <table:table-cell office:value-type="float" office:value="0.999997328218105" calcext:value-type="float">
            <text:p>0,999997328218105</text:p>
          </table:table-cell>
          <table:table-cell office:value-type="float" office:value="0.00000267101243289769" calcext:value-type="float">
            <text:p>2,67101243289769E-06</text:p>
          </table:table-cell>
          <table:table-cell office:value-type="float" office:value="0.999997330064955" calcext:value-type="float">
            <text:p>0,999997330064955</text:p>
          </table:table-cell>
          <table:table-cell office:value-type="float" office:value="0.00000266854956487705" calcext:value-type="float">
            <text:p>2,66854956487705E-06</text:p>
          </table:table-cell>
          <table:table-cell office:value-type="float" office:value="0.999997333144188" calcext:value-type="float">
            <text:p>0,999997333144188</text:p>
          </table:table-cell>
          <table:table-cell office:value-type="float" office:value="0.00000266485349087464" calcext:value-type="float">
            <text:p>2,66485349087464E-06</text:p>
          </table:table-cell>
          <table:table-cell office:value-type="float" office:value="60.999998678562" calcext:value-type="float">
            <text:p>60,999998678562</text:p>
          </table:table-cell>
          <table:table-cell office:value-type="float" office:value="0.00000265992239256718" calcext:value-type="float">
            <text:p>2,65992239256718E-06</text:p>
          </table:table-cell>
          <table:table-cell office:value-type="float" office:value="0.999997343007268" calcext:value-type="float">
            <text:p>0,999997343007268</text:p>
          </table:table-cell>
          <table:table-cell office:value-type="float" office:value="0.00000265375322072714" calcext:value-type="float">
            <text:p>2,65375322072714E-06</text:p>
          </table:table-cell>
          <table:table-cell office:value-type="float" office:value="0.999997349796658" calcext:value-type="float">
            <text:p>0,999997349796658</text:p>
          </table:table-cell>
          <table:table-cell office:value-type="float" office:value="0.00000264634262436836" calcext:value-type="float">
            <text:p>2,64634262436836E-06</text:p>
          </table:table-cell>
          <table:table-cell office:value-type="float" office:value="0.999997357829409" calcext:value-type="float">
            <text:p>0,999997357829409</text:p>
          </table:table-cell>
          <table:table-cell office:value-type="float" office:value="0.00000263768657415842" calcext:value-type="float">
            <text:p>2,63768657415842E-06</text:p>
          </table:table-cell>
          <table:table-cell office:value-type="float" office:value="0.999997367110026" calcext:value-type="float">
            <text:p>0,999997367110026</text:p>
          </table:table-cell>
          <table:table-cell office:value-type="float" office:value="0.00000262778009518794" calcext:value-type="float">
            <text:p>2,62778009518794E-06</text:p>
          </table:table-cell>
          <table:table-cell office:value-type="float" office:value="0.999997377643728" calcext:value-type="float">
            <text:p>0,999997377643728</text:p>
          </table:table-cell>
          <table:table-cell office:value-type="float" office:value="0.00000261661769473953" calcext:value-type="float">
            <text:p>2,61661769473953E-06</text:p>
          </table:table-cell>
          <table:table-cell office:value-type="float" office:value="0.999997327602588" calcext:value-type="float">
            <text:p>0,999997327602588</text:p>
          </table:table-cell>
          <table:table-cell office:value-type="float" office:value="0.00000260419295172731" calcext:value-type="float">
            <text:p>2,60419295172731E-06</text:p>
          </table:table-cell>
          <table:table-cell office:value-type="float" office:value="0.999997402494928" calcext:value-type="float">
            <text:p>0,999997402494928</text:p>
          </table:table-cell>
          <table:table-cell office:value-type="float" office:value="0.0000025904989109371" calcext:value-type="float">
            <text:p>2,5904989109371E-06</text:p>
          </table:table-cell>
          <table:table-cell office:value-type="float" office:value="0.999997416826488" calcext:value-type="float">
            <text:p>0,999997416826488</text:p>
          </table:table-cell>
          <table:table-cell office:value-type="float" office:value="0.00000257552775928538" calcext:value-type="float">
            <text:p>2,57552775928538E-06</text:p>
          </table:table-cell>
          <table:table-cell office:value-type="float" office:value="0.99999743243951" calcext:value-type="float">
            <text:p>0,99999743243951</text:p>
          </table:table-cell>
          <table:table-cell office:value-type="float" office:value="0.00000255927072712048" calcext:value-type="float">
            <text:p>2,55927072712048E-06</text:p>
          </table:table-cell>
          <table:table-cell office:value-type="float" office:value="0.999997449342803" calcext:value-type="float">
            <text:p>0,999997449342803</text:p>
          </table:table-cell>
          <table:table-cell office:value-type="float" office:value="0.00000254171861524544" calcext:value-type="float">
            <text:p>2,54171861524544E-06</text:p>
          </table:table-cell>
          <table:table-cell office:value-type="float" office:value="0.999997467546235" calcext:value-type="float">
            <text:p>0,999997467546235</text:p>
          </table:table-cell>
          <table:table-cell office:value-type="float" office:value="0.00000252286120194789" calcext:value-type="float">
            <text:p>2,52286120194789E-06</text:p>
          </table:table-cell>
          <table:table-cell office:value-type="float" office:value="0.999997487060472" calcext:value-type="float">
            <text:p>0,999997487060472</text:p>
          </table:table-cell>
          <table:table-cell office:value-type="float" office:value="0.00000250268733470449" calcext:value-type="float">
            <text:p>2,50268733470449E-06</text:p>
          </table:table-cell>
          <table:table-cell office:value-type="float" office:value="0.999997507896896" calcext:value-type="float">
            <text:p>0,999997507896896</text:p>
          </table:table-cell>
          <table:table-cell office:value-type="float" office:value="0.00000248118522749863" calcext:value-type="float">
            <text:p>2,48118522749863E-06</text:p>
          </table:table-cell>
        </table:table-row>
        <table:table-row table:style-name="ro1">
          <table:table-cell/>
          <table:table-cell office:value-type="float" office:value="0.00000266978877749846" calcext:value-type="float">
            <text:p>2,66978877749846E-06</text:p>
          </table:table-cell>
          <table:table-cell office:value-type="float" office:value="0.999997330365275" calcext:value-type="float">
            <text:p>0,999997330365275</text:p>
          </table:table-cell>
          <table:table-cell office:value-type="float" office:value="0.00000266917253988197" calcext:value-type="float">
            <text:p>2,66917253988197E-06</text:p>
          </table:table-cell>
          <table:table-cell office:value-type="float" office:value="0.999997331597815" calcext:value-type="float">
            <text:p>0,999997331597815</text:p>
          </table:table-cell>
          <table:table-cell office:value-type="float" office:value="0.00000266732355047594" calcext:value-type="float">
            <text:p>2,66732355047594E-06</text:p>
          </table:table-cell>
          <table:table-cell office:value-type="float" office:value="0.999997334063561" calcext:value-type="float">
            <text:p>0,999997334063561</text:p>
          </table:table-cell>
          <table:table-cell office:value-type="float" office:value="0.00000266424070294313" calcext:value-type="float">
            <text:p>2,66424070294313E-06</text:p>
          </table:table-cell>
          <table:table-cell office:value-type="float" office:value="0.999997337763906" calcext:value-type="float">
            <text:p>0,999997337763906</text:p>
          </table:table-cell>
          <table:table-cell office:value-type="float" office:value="0.00000265992239256718" calcext:value-type="float">
            <text:p>2,65992239256718E-06</text:p>
          </table:table-cell>
          <table:table-cell office:value-type="float" office:value="60.9999986838054" calcext:value-type="float">
            <text:p>60,9999986838054</text:p>
          </table:table-cell>
          <table:table-cell office:value-type="float" office:value="0.00000265436606294855" calcext:value-type="float">
            <text:p>2,65436606294855E-06</text:p>
          </table:table-cell>
          <table:table-cell office:value-type="float" office:value="0.999997348877255" calcext:value-type="float">
            <text:p>0,999997348877255</text:p>
          </table:table-cell>
          <table:table-cell office:value-type="float" office:value="0.00000264756866996674" calcext:value-type="float">
            <text:p>2,64756866996674E-06</text:p>
          </table:table-cell>
          <table:table-cell office:value-type="float" office:value="0.999997356296585" calcext:value-type="float">
            <text:p>0,999997356296585</text:p>
          </table:table-cell>
          <table:table-cell office:value-type="float" office:value="0.00000263952647461263" calcext:value-type="float">
            <text:p>2,63952647461263E-06</text:p>
          </table:table-cell>
          <table:table-cell office:value-type="float" office:value="0.999997364962831" calcext:value-type="float">
            <text:p>0,999997364962831</text:p>
          </table:table-cell>
          <table:table-cell office:value-type="float" office:value="0.00000263023488278336" calcext:value-type="float">
            <text:p>2,63023488278336E-06</text:p>
          </table:table-cell>
          <table:table-cell office:value-type="float" office:value="0.999997374881069" calcext:value-type="float">
            <text:p>0,999997374881069</text:p>
          </table:table-cell>
          <table:table-cell office:value-type="float" office:value="0.00000261968867731888" calcext:value-type="float">
            <text:p>2,61968867731888E-06</text:p>
          </table:table-cell>
          <table:table-cell office:value-type="float" office:value="0.999997386056739" calcext:value-type="float">
            <text:p>0,999997386056739</text:p>
          </table:table-cell>
          <table:table-cell office:value-type="float" office:value="0.00000266978877749846" calcext:value-type="float">
            <text:p>2,66978877749846E-06</text:p>
          </table:table-cell>
          <table:table-cell office:value-type="float" office:value="0.999997398496331" calcext:value-type="float">
            <text:p>0,999997398496331</text:p>
          </table:table-cell>
          <table:table-cell office:value-type="float" office:value="0.00000259480778053156" calcext:value-type="float">
            <text:p>2,59480778053156E-06</text:p>
          </table:table-cell>
          <table:table-cell office:value-type="float" office:value="0.999997412206765" calcext:value-type="float">
            <text:p>0,999997412206765</text:p>
          </table:table-cell>
          <table:table-cell office:value-type="float" office:value="0.00000258045892387315" calcext:value-type="float">
            <text:p>2,58045892387315E-06</text:p>
          </table:table-cell>
          <table:table-cell office:value-type="float" office:value="0.999997427196078" calcext:value-type="float">
            <text:p>0,999997427196078</text:p>
          </table:table-cell>
          <table:table-cell office:value-type="float" office:value="0.00000256482704485972" calcext:value-type="float">
            <text:p>2,56482704485972E-06</text:p>
          </table:table-cell>
          <table:table-cell office:value-type="float" office:value="0.999997443472806" calcext:value-type="float">
            <text:p>0,999997443472806</text:p>
          </table:table-cell>
          <table:table-cell office:value-type="float" office:value="0.00000254790314568876" calcext:value-type="float">
            <text:p>2,54790314568876E-06</text:p>
          </table:table-cell>
          <table:table-cell office:value-type="float" office:value="0.999997461046343" calcext:value-type="float">
            <text:p>0,999997461046343</text:p>
          </table:table-cell>
          <table:table-cell office:value-type="float" office:value="0.00000252967739122756" calcext:value-type="float">
            <text:p>2,52967739122756E-06</text:p>
          </table:table-cell>
          <table:table-cell office:value-type="float" office:value="0.999997479927049" calcext:value-type="float">
            <text:p>0,999997479927049</text:p>
          </table:table-cell>
          <table:table-cell office:value-type="float" office:value="0.00000251013903163066" calcext:value-type="float">
            <text:p>2,51013903163066E-06</text:p>
          </table:table-cell>
          <table:table-cell office:value-type="float" office:value="0.999997500125889" calcext:value-type="float">
            <text:p>0,999997500125889</text:p>
          </table:table-cell>
          <table:table-cell office:value-type="float" office:value="0.00000248927665924548" calcext:value-type="float">
            <text:p>2,48927665924548E-06</text:p>
          </table:table-cell>
          <table:table-cell office:value-type="float" office:value="0.999997521654904" calcext:value-type="float">
            <text:p>0,999997521654904</text:p>
          </table:table-cell>
        </table:table-row>
        <table:table-row table:style-name="ro1">
          <table:table-cell/>
          <table:table-cell office:value-type="float" office:value="0.999997333127959" calcext:value-type="float">
            <text:p>0,999997333127959</text:p>
          </table:table-cell>
          <table:table-cell office:value-type="float" office:value="0.00000266671778892391" calcext:value-type="float">
            <text:p>2,66671778892391E-06</text:p>
          </table:table-cell>
          <table:table-cell office:value-type="float" office:value="0.999997333744988" calcext:value-type="float">
            <text:p>0,999997333744988</text:p>
          </table:table-cell>
          <table:table-cell office:value-type="float" office:value="0.00000266548364635799" calcext:value-type="float">
            <text:p>2,66548364635799E-06</text:p>
          </table:table-cell>
          <table:table-cell office:value-type="float" office:value="0.999997335596419" calcext:value-type="float">
            <text:p>0,999997335596419</text:p>
          </table:table-cell>
          <table:table-cell office:value-type="float" office:value="0.00000266301467055641" calcext:value-type="float">
            <text:p>2,66301467055641E-06</text:p>
          </table:table-cell>
          <table:table-cell office:value-type="float" office:value="0.99999733868325" calcext:value-type="float">
            <text:p>0,99999733868325</text:p>
          </table:table-cell>
          <table:table-cell office:value-type="float" office:value="0.00000265930952003668" calcext:value-type="float">
            <text:p>2,65930952003668E-06</text:p>
          </table:table-cell>
          <table:table-cell office:value-type="float" office:value="0.999997343007268" calcext:value-type="float">
            <text:p>0,999997343007268</text:p>
          </table:table-cell>
          <table:table-cell office:value-type="float" office:value="0.00000265436606294855" calcext:value-type="float">
            <text:p>2,65436606294855E-06</text:p>
          </table:table-cell>
          <table:table-cell office:value-type="float" office:value="60.9999986896754" calcext:value-type="float">
            <text:p>60,9999986896754</text:p>
          </table:table-cell>
          <table:table-cell office:value-type="float" office:value="0.00000264818156736624" calcext:value-type="float">
            <text:p>2,64818156736624E-06</text:p>
          </table:table-cell>
          <table:table-cell office:value-type="float" office:value="0.999997355377187" calcext:value-type="float">
            <text:p>0,999997355377187</text:p>
          </table:table-cell>
          <table:table-cell office:value-type="float" office:value="0.00000264075247957685" calcext:value-type="float">
            <text:p>2,64075247957685E-06</text:p>
          </table:table-cell>
          <table:table-cell office:value-type="float" office:value="0.999997363429963" calcext:value-type="float">
            <text:p>0,999997363429963</text:p>
          </table:table-cell>
          <table:table-cell office:value-type="float" office:value="0.00000263207477957383" calcext:value-type="float">
            <text:p>2,63207477957383E-06</text:p>
          </table:table-cell>
          <table:table-cell office:value-type="float" office:value="0.999997372733881" calcext:value-type="float">
            <text:p>0,999997372733881</text:p>
          </table:table-cell>
          <table:table-cell office:value-type="float" office:value="0.00000262214341451017" calcext:value-type="float">
            <text:p>2,62214341451017E-06</text:p>
          </table:table-cell>
          <table:table-cell office:value-type="float" office:value="0.999997383294062" calcext:value-type="float">
            <text:p>0,999997383294062</text:p>
          </table:table-cell>
          <table:table-cell office:value-type="float" office:value="0.00000261095287590329" calcext:value-type="float">
            <text:p>2,61095287590329E-06</text:p>
          </table:table-cell>
          <table:table-cell office:value-type="float" office:value="0.999997333127959" calcext:value-type="float">
            <text:p>0,999997333127959</text:p>
          </table:table-cell>
          <table:table-cell office:value-type="float" office:value="0.00000259849667538781" calcext:value-type="float">
            <text:p>2,59849667538781E-06</text:p>
          </table:table-cell>
          <table:table-cell office:value-type="float" office:value="0.999997408208173" calcext:value-type="float">
            <text:p>0,999997408208173</text:p>
          </table:table-cell>
          <table:table-cell office:value-type="float" office:value="0.00000258476782288852" calcext:value-type="float">
            <text:p>2,58476782288852E-06</text:p>
          </table:table-cell>
          <table:table-cell office:value-type="float" office:value="0.999997422576381" calcext:value-type="float">
            <text:p>0,999997422576381</text:p>
          </table:table-cell>
          <table:table-cell office:value-type="float" office:value="0.00000256975825685402" calcext:value-type="float">
            <text:p>2,56975825685402E-06</text:p>
          </table:table-cell>
          <table:table-cell office:value-type="float" office:value="0.999997438229425" calcext:value-type="float">
            <text:p>0,999997438229425</text:p>
          </table:table-cell>
          <table:table-cell office:value-type="float" office:value="0.00000255345949051744" calcext:value-type="float">
            <text:p>2,55345949051744E-06</text:p>
          </table:table-cell>
          <table:table-cell office:value-type="float" office:value="0.999997455176337" calcext:value-type="float">
            <text:p>0,999997455176337</text:p>
          </table:table-cell>
          <table:table-cell office:value-type="float" office:value="0.00000253586191301114" calcext:value-type="float">
            <text:p>2,53586191301114E-06</text:p>
          </table:table-cell>
          <table:table-cell office:value-type="float" office:value="0.999997473427156" calcext:value-type="float">
            <text:p>0,999997473427156</text:p>
          </table:table-cell>
          <table:table-cell office:value-type="float" office:value="0.00000251695520270268" calcext:value-type="float">
            <text:p>2,51695520270268E-06</text:p>
          </table:table-cell>
          <table:table-cell office:value-type="float" office:value="0.999997492992457" calcext:value-type="float">
            <text:p>0,999997492992457</text:p>
          </table:table-cell>
          <table:table-cell office:value-type="float" office:value="0.00000249672834184977" calcext:value-type="float">
            <text:p>2,49672834184977E-06</text:p>
          </table:table-cell>
          <table:table-cell office:value-type="float" office:value="0.999997513883919" calcext:value-type="float">
            <text:p>0,999997513883919</text:p>
          </table:table-cell>
          <table:table-cell office:value-type="float" office:value="0.00000247516928730818" calcext:value-type="float">
            <text:p>2,47516928730818E-06</text:p>
          </table:table-cell>
        </table:table-row>
        <table:table-row table:style-name="ro1">
          <table:table-cell/>
          <table:table-cell office:value-type="float" office:value="0.00000266364680523434" calcext:value-type="float">
            <text:p>2,66364680523434E-06</text:p>
          </table:table-cell>
          <table:table-cell office:value-type="float" office:value="0.99999733650767" calcext:value-type="float">
            <text:p>0,99999733650767</text:p>
          </table:table-cell>
          <table:table-cell office:value-type="float" office:value="0.00000266302889118108" calcext:value-type="float">
            <text:p>2,66302889118108E-06</text:p>
          </table:table-cell>
          <table:table-cell office:value-type="float" office:value="0.999997337743591" calcext:value-type="float">
            <text:p>0,999997337743591</text:p>
          </table:table-cell>
          <table:table-cell office:value-type="float" office:value="0.00000266117477187855" calcext:value-type="float">
            <text:p>2,66117477187855E-06</text:p>
          </table:table-cell>
          <table:table-cell office:value-type="float" office:value="0.999997340216117" calcext:value-type="float">
            <text:p>0,999997340216117</text:p>
          </table:table-cell>
          <table:table-cell office:value-type="float" office:value="0.00000265808350374819" calcext:value-type="float">
            <text:p>2,65808350374819E-06</text:p>
          </table:table-cell>
          <table:table-cell office:value-type="float" office:value="0.999997343926655" calcext:value-type="float">
            <text:p>0,999997343926655</text:p>
          </table:table-cell>
          <table:table-cell office:value-type="float" office:value="0.00000265375322072714" calcext:value-type="float">
            <text:p>2,65375322072714E-06</text:p>
          </table:table-cell>
          <table:table-cell office:value-type="float" office:value="0.999997348877255" calcext:value-type="float">
            <text:p>0,999997348877255</text:p>
          </table:table-cell>
          <table:table-cell office:value-type="float" office:value="0.00000264818156736624" calcext:value-type="float">
            <text:p>2,64818156736624E-06</text:p>
          </table:table-cell>
          <table:table-cell office:value-type="float" office:value="60.9999986961753" calcext:value-type="float">
            <text:p>60,9999986961753</text:p>
          </table:table-cell>
          <table:table-cell office:value-type="float" office:value="0.00000264136530303549" calcext:value-type="float">
            <text:p>2,64136530303549E-06</text:p>
          </table:table-cell>
          <table:table-cell office:value-type="float" office:value="0.99999736251066" calcext:value-type="float">
            <text:p>0,99999736251066</text:p>
          </table:table-cell>
          <table:table-cell office:value-type="float" office:value="0.00000263330082173052" calcext:value-type="float">
            <text:p>2,63330082173052E-06</text:p>
          </table:table-cell>
          <table:table-cell office:value-type="float" office:value="0.999997371201022" calcext:value-type="float">
            <text:p>0,999997371201022</text:p>
          </table:table-cell>
          <table:table-cell office:value-type="float" office:value="0.0000026239832946473" calcext:value-type="float">
            <text:p>2,6239832946473E-06</text:p>
          </table:table-cell>
          <table:table-cell office:value-type="float" office:value="0.999997381146917" calcext:value-type="float">
            <text:p>0,999997381146917</text:p>
          </table:table-cell>
          <table:table-cell office:value-type="float" office:value="0.0000026134075972184" calcext:value-type="float">
            <text:p>2,6134075972184E-06</text:p>
          </table:table-cell>
          <table:table-cell office:value-type="float" office:value="0.99999739235392" calcext:value-type="float">
            <text:p>0,99999739235392</text:p>
          </table:table-cell>
          <table:table-cell office:value-type="float" office:value="0.00000266364680523434" calcext:value-type="float">
            <text:p>2,66364680523434E-06</text:p>
          </table:table-cell>
          <table:table-cell office:value-type="float" office:value="0.99999740482847" calcext:value-type="float">
            <text:p>0,99999740482847</text:p>
          </table:table-cell>
          <table:table-cell office:value-type="float" office:value="0.0000025884567164125" calcext:value-type="float">
            <text:p>2,5884567164125E-06</text:p>
          </table:table-cell>
          <table:table-cell office:value-type="float" office:value="0.999997418577783" calcext:value-type="float">
            <text:p>0,999997418577783</text:p>
          </table:table-cell>
          <table:table-cell office:value-type="float" office:value="0.00000257406712877994" calcext:value-type="float">
            <text:p>2,57406712877994E-06</text:p>
          </table:table-cell>
          <table:table-cell office:value-type="float" office:value="0.999997433609683" calcext:value-type="float">
            <text:p>0,999997433609683</text:p>
          </table:table-cell>
          <table:table-cell office:value-type="float" office:value="0.00000255839062457408" calcext:value-type="float">
            <text:p>2,55839062457408E-06</text:p>
          </table:table-cell>
          <table:table-cell office:value-type="float" office:value="0.999997449932918" calcext:value-type="float">
            <text:p>0,999997449932918</text:p>
          </table:table-cell>
          <table:table-cell office:value-type="float" office:value="0.00000254141821554033" calcext:value-type="float">
            <text:p>2,54141821554033E-06</text:p>
          </table:table-cell>
          <table:table-cell office:value-type="float" office:value="0.999997467557139" calcext:value-type="float">
            <text:p>0,999997467557139</text:p>
          </table:table-cell>
          <table:table-cell office:value-type="float" office:value="0.00000252313971482732" calcext:value-type="float">
            <text:p>2,52313971482732E-06</text:p>
          </table:table-cell>
          <table:table-cell office:value-type="float" office:value="0.999997486492588" calcext:value-type="float">
            <text:p>0,999997486492588</text:p>
          </table:table-cell>
          <table:table-cell office:value-type="float" office:value="0.00000250354451736268" calcext:value-type="float">
            <text:p>2,50354451736268E-06</text:p>
          </table:table-cell>
          <table:table-cell office:value-type="float" office:value="0.999997506750468" calcext:value-type="float">
            <text:p>0,999997506750468</text:p>
          </table:table-cell>
          <table:table-cell office:value-type="float" office:value="0.00000248262092839013" calcext:value-type="float">
            <text:p>2,48262092839013E-06</text:p>
          </table:table-cell>
          <table:table-cell office:value-type="float" office:value="0.999997528342806" calcext:value-type="float">
            <text:p>0,999997528342806</text:p>
          </table:table-cell>
        </table:table-row>
        <table:table-row table:style-name="ro1">
          <table:table-cell/>
          <table:table-cell office:value-type="float" office:value="0.999997339887388" calcext:value-type="float">
            <text:p>0,999997339887388</text:p>
          </table:table-cell>
          <table:table-cell office:value-type="float" office:value="0.00000265995789572315" calcext:value-type="float">
            <text:p>2,65995789572315E-06</text:p>
          </table:table-cell>
          <table:table-cell office:value-type="float" office:value="0.999997340506287" calcext:value-type="float">
            <text:p>0,999997340506287</text:p>
          </table:table-cell>
          <table:table-cell office:value-type="float" office:value="0.00000265872000793088" calcext:value-type="float">
            <text:p>2,65872000793088E-06</text:p>
          </table:table-cell>
          <table:table-cell office:value-type="float" office:value="0.999997342363303" calcext:value-type="float">
            <text:p>0,999997342363303</text:p>
          </table:table-cell>
          <table:table-cell office:value-type="float" office:value="0.00000265624358519734" calcext:value-type="float">
            <text:p>2,65624358519734E-06</text:p>
          </table:table-cell>
          <table:table-cell office:value-type="float" office:value="0.999997345459531" calcext:value-type="float">
            <text:p>0,999997345459531</text:p>
          </table:table-cell>
          <table:table-cell office:value-type="float" office:value="0.0000026525271394906" calcext:value-type="float">
            <text:p>2,6525271394906E-06</text:p>
          </table:table-cell>
          <table:table-cell office:value-type="float" office:value="0.999997349796658" calcext:value-type="float">
            <text:p>0,999997349796658</text:p>
          </table:table-cell>
          <table:table-cell office:value-type="float" office:value="0.00000264756866996674" calcext:value-type="float">
            <text:p>2,64756866996674E-06</text:p>
          </table:table-cell>
          <table:table-cell office:value-type="float" office:value="0.999997355377187" calcext:value-type="float">
            <text:p>0,999997355377187</text:p>
          </table:table-cell>
          <table:table-cell office:value-type="float" office:value="0.00000264136530303549" calcext:value-type="float">
            <text:p>2,64136530303549E-06</text:p>
          </table:table-cell>
          <table:table-cell office:value-type="float" office:value="60.9999987033087" calcext:value-type="float">
            <text:p>60,9999987033087</text:p>
          </table:table-cell>
          <table:table-cell office:value-type="float" office:value="0.00000263391360932896" calcext:value-type="float">
            <text:p>2,63391360932896E-06</text:p>
          </table:table-cell>
          <table:table-cell office:value-type="float" office:value="0.999997370281586" calcext:value-type="float">
            <text:p>0,999997370281586</text:p>
          </table:table-cell>
          <table:table-cell office:value-type="float" office:value="0.00000262520937166499" calcext:value-type="float">
            <text:p>2,62520937166499E-06</text:p>
          </table:table-cell>
          <table:table-cell office:value-type="float" office:value="0.999997379614046" calcext:value-type="float">
            <text:p>0,999997379614046</text:p>
          </table:table-cell>
          <table:table-cell office:value-type="float" office:value="0.00000261524749523012" calcext:value-type="float">
            <text:p>2,61524749523012E-06</text:p>
          </table:table-cell>
          <table:table-cell office:value-type="float" office:value="0.999997390206749" calcext:value-type="float">
            <text:p>0,999997390206749</text:p>
          </table:table-cell>
          <table:table-cell office:value-type="float" office:value="0.00000260402245022551" calcext:value-type="float">
            <text:p>2,60402245022551E-06</text:p>
          </table:table-cell>
          <table:table-cell office:value-type="float" office:value="0.999997339887388" calcext:value-type="float">
            <text:p>0,999997339887388</text:p>
          </table:table-cell>
          <table:table-cell office:value-type="float" office:value="0.00000259152768922188" calcext:value-type="float">
            <text:p>2,59152768922188E-06</text:p>
          </table:table-cell>
          <table:table-cell office:value-type="float" office:value="0.99999741519805" calcext:value-type="float">
            <text:p>0,99999741519805</text:p>
          </table:table-cell>
          <table:table-cell office:value-type="float" office:value="0.00000257775600964738" calcext:value-type="float">
            <text:p>2,57775600964738E-06</text:p>
          </table:table-cell>
          <table:table-cell office:value-type="float" office:value="0.999997429611074" calcext:value-type="float">
            <text:p>0,999997429611074</text:p>
          </table:table-cell>
          <table:table-cell office:value-type="float" office:value="0.00000256269953491373" calcext:value-type="float">
            <text:p>2,56269953491373E-06</text:p>
          </table:table-cell>
          <table:table-cell office:value-type="float" office:value="0.999997445313248" calcext:value-type="float">
            <text:p>0,999997445313248</text:p>
          </table:table-cell>
          <table:table-cell office:value-type="float" office:value="0.00000254634941254661" calcext:value-type="float">
            <text:p>2,54634941254661E-06</text:p>
          </table:table-cell>
          <table:table-cell office:value-type="float" office:value="0.999997462313741" calcext:value-type="float">
            <text:p>0,999997462313741</text:p>
          </table:table-cell>
          <table:table-cell office:value-type="float" office:value="0.00000252869604833172" calcext:value-type="float">
            <text:p>2,52869604833172E-06</text:p>
          </table:table-cell>
          <table:table-cell office:value-type="float" office:value="0.999997480622546" calcext:value-type="float">
            <text:p>0,999997480622546</text:p>
          </table:table-cell>
          <table:table-cell office:value-type="float" office:value="0.0000025097290189402" calcext:value-type="float">
            <text:p>2,5097290189402E-06</text:p>
          </table:table-cell>
          <table:table-cell office:value-type="float" office:value="0.999997500250585" calcext:value-type="float">
            <text:p>0,999997500250585</text:p>
          </table:table-cell>
          <table:table-cell office:value-type="float" office:value="0.00000248943711389504" calcext:value-type="float">
            <text:p>2,48943711389504E-06</text:p>
          </table:table-cell>
          <table:table-cell office:value-type="float" office:value="0.999997521209419" calcext:value-type="float">
            <text:p>0,999997521209419</text:p>
          </table:table-cell>
          <table:table-cell office:value-type="float" office:value="0.00000246780822144022" calcext:value-type="float">
            <text:p>2,46780822144022E-06</text:p>
          </table:table-cell>
        </table:table-row>
        <table:table-row table:style-name="ro1">
          <table:table-cell/>
          <table:table-cell office:value-type="float" office:value="0.00000265626897821836" calcext:value-type="float">
            <text:p>2,65626897821836E-06</text:p>
          </table:table-cell>
          <table:table-cell office:value-type="float" office:value="0.99999734388602" calcext:value-type="float">
            <text:p>0,99999734388602</text:p>
          </table:table-cell>
          <table:table-cell office:value-type="float" office:value="0.00000265564899670778" calcext:value-type="float">
            <text:p>2,65564899670778E-06</text:p>
          </table:table-cell>
          <table:table-cell office:value-type="float" office:value="0.99999734512601" calcext:value-type="float">
            <text:p>0,99999734512601</text:p>
          </table:table-cell>
          <table:table-cell office:value-type="float" office:value="0.00000265378880692779" calcext:value-type="float">
            <text:p>2,65378880692779E-06</text:p>
          </table:table-cell>
          <table:table-cell office:value-type="float" office:value="0.999997347606725" calcext:value-type="float">
            <text:p>0,999997347606725</text:p>
          </table:table-cell>
          <table:table-cell office:value-type="float" office:value="0.00000265068723104278" calcext:value-type="float">
            <text:p>2,65068723104278E-06</text:p>
          </table:table-cell>
          <table:table-cell office:value-type="float" office:value="0.999997351329554" calcext:value-type="float">
            <text:p>0,999997351329554</text:p>
          </table:table-cell>
          <table:table-cell office:value-type="float" office:value="0.00000264634262436836" calcext:value-type="float">
            <text:p>2,64634262436836E-06</text:p>
          </table:table-cell>
          <table:table-cell office:value-type="float" office:value="0.999997356296585" calcext:value-type="float">
            <text:p>0,999997356296585</text:p>
          </table:table-cell>
          <table:table-cell office:value-type="float" office:value="0.00000264075247957685" calcext:value-type="float">
            <text:p>2,64075247957685E-06</text:p>
          </table:table-cell>
          <table:table-cell office:value-type="float" office:value="0.99999736251066" calcext:value-type="float">
            <text:p>0,99999736251066</text:p>
          </table:table-cell>
          <table:table-cell office:value-type="float" office:value="0.00000263391360932896" calcext:value-type="float">
            <text:p>2,63391360932896E-06</text:p>
          </table:table-cell>
          <table:table-cell office:value-type="float" office:value="60.9999987110798" calcext:value-type="float">
            <text:p>60,9999987110798</text:p>
          </table:table-cell>
          <table:table-cell office:value-type="float" office:value="0.00000262582233345743" calcext:value-type="float">
            <text:p>2,62582233345743E-06</text:p>
          </table:table-cell>
          <table:table-cell office:value-type="float" office:value="0.99999737869461" calcext:value-type="float">
            <text:p>0,99999737869461</text:p>
          </table:table-cell>
          <table:table-cell office:value-type="float" office:value="0.00000261647354427019" calcext:value-type="float">
            <text:p>2,61647354427019E-06</text:p>
          </table:table-cell>
          <table:table-cell office:value-type="float" office:value="0.999997388673884" calcext:value-type="float">
            <text:p>0,999997388673884</text:p>
          </table:table-cell>
          <table:table-cell office:value-type="float" office:value="0.00000260586234057669" calcext:value-type="float">
            <text:p>2,60586234057669E-06</text:p>
          </table:table-cell>
          <table:table-cell office:value-type="float" office:value="0.999997399918564" calcext:value-type="float">
            <text:p>0,999997399918564</text:p>
          </table:table-cell>
          <table:table-cell office:value-type="float" office:value="0.00000265626897821836" calcext:value-type="float">
            <text:p>2,65626897821836E-06</text:p>
          </table:table-cell>
          <table:table-cell office:value-type="float" office:value="0.999997412435352" calcext:value-type="float">
            <text:p>0,999997412435352</text:p>
          </table:table-cell>
          <table:table-cell office:value-type="float" office:value="0.00000258082703596951" calcext:value-type="float">
            <text:p>2,58082703596951E-06</text:p>
          </table:table-cell>
          <table:table-cell office:value-type="float" office:value="0.999997426231364" calcext:value-type="float">
            <text:p>0,999997426231364</text:p>
          </table:table-cell>
          <table:table-cell office:value-type="float" office:value="0.00000256638844442492" calcext:value-type="float">
            <text:p>2,56638844442492E-06</text:p>
          </table:table-cell>
          <table:table-cell office:value-type="float" office:value="0.99999744131462" calcext:value-type="float">
            <text:p>0,99999744131462</text:p>
          </table:table-cell>
          <table:table-cell office:value-type="float" office:value="0.00000255065827226009" calcext:value-type="float">
            <text:p>2,55065827226009E-06</text:p>
          </table:table-cell>
          <table:table-cell office:value-type="float" office:value="0.999997457694041" calcext:value-type="float">
            <text:p>0,999997457694041</text:p>
          </table:table-cell>
          <table:table-cell office:value-type="float" office:value="0.00000253362724900175" calcext:value-type="float">
            <text:p>2,53362724900175E-06</text:p>
          </table:table-cell>
          <table:table-cell office:value-type="float" office:value="0.999997475379139" calcext:value-type="float">
            <text:p>0,999997475379139</text:p>
          </table:table-cell>
          <table:table-cell office:value-type="float" office:value="0.00000251528539452206" calcext:value-type="float">
            <text:p>2,51528539452206E-06</text:p>
          </table:table-cell>
          <table:table-cell office:value-type="float" office:value="0.999997494380581" calcext:value-type="float">
            <text:p>0,999997494380581</text:p>
          </table:table-cell>
          <table:table-cell office:value-type="float" office:value="0.00000249562163701089" calcext:value-type="float">
            <text:p>2,49562163701089E-06</text:p>
          </table:table-cell>
          <table:table-cell office:value-type="float" office:value="0.999997514709519" calcext:value-type="float">
            <text:p>0,999997514709519</text:p>
          </table:table-cell>
          <table:table-cell office:value-type="float" office:value="0.00000247462441871349" calcext:value-type="float">
            <text:p>2,47462441871349E-06</text:p>
          </table:table-cell>
          <table:table-cell office:value-type="float" office:value="0.999997536378233" calcext:value-type="float">
            <text:p>0,999997536378233</text:p>
          </table:table-cell>
        </table:table-row>
        <table:table-row table:style-name="ro1">
          <table:table-cell/>
          <table:table-cell office:value-type="float" office:value="0.999997347884614" calcext:value-type="float">
            <text:p>0,999997347884614</text:p>
          </table:table-cell>
          <table:table-cell office:value-type="float" office:value="0.00000265196011173252" calcext:value-type="float">
            <text:p>2,65196011173252E-06</text:p>
          </table:table-cell>
          <table:table-cell office:value-type="float" office:value="0.999997348505704" calcext:value-type="float">
            <text:p>0,999997348505704</text:p>
          </table:table-cell>
          <table:table-cell office:value-type="float" office:value="0.0000026507178365609" calcext:value-type="float">
            <text:p>2,6507178365609E-06</text:p>
          </table:table-cell>
          <table:table-cell office:value-type="float" office:value="0.999997350369393" calcext:value-type="float">
            <text:p>0,999997350369393</text:p>
          </table:table-cell>
          <table:table-cell office:value-type="float" office:value="0.00000264823249052082" calcext:value-type="float">
            <text:p>2,64823249052082E-06</text:p>
          </table:table-cell>
          <table:table-cell office:value-type="float" office:value="0.999997353476708" calcext:value-type="float">
            <text:p>0,999997353476708</text:p>
          </table:table-cell>
          <table:table-cell office:value-type="float" office:value="0.0000026445027461186" calcext:value-type="float">
            <text:p>2,6445027461186E-06</text:p>
          </table:table-cell>
          <table:table-cell office:value-type="float" office:value="0.999997357829409" calcext:value-type="float">
            <text:p>0,999997357829409</text:p>
          </table:table-cell>
          <table:table-cell office:value-type="float" office:value="0.00000263952647461263" calcext:value-type="float">
            <text:p>2,63952647461263E-06</text:p>
          </table:table-cell>
          <table:table-cell office:value-type="float" office:value="0.999997363429963" calcext:value-type="float">
            <text:p>0,999997363429963</text:p>
          </table:table-cell>
          <table:table-cell office:value-type="float" office:value="0.00000263330082173052" calcext:value-type="float">
            <text:p>2,63330082173052E-06</text:p>
          </table:table-cell>
          <table:table-cell office:value-type="float" office:value="0.999997370281586" calcext:value-type="float">
            <text:p>0,999997370281586</text:p>
          </table:table-cell>
          <table:table-cell office:value-type="float" office:value="0.00000262582233345743" calcext:value-type="float">
            <text:p>2,62582233345743E-06</text:p>
          </table:table-cell>
          <table:table-cell office:value-type="float" office:value="60.9999987194928" calcext:value-type="float">
            <text:p>60,9999987194928</text:p>
          </table:table-cell>
          <table:table-cell office:value-type="float" office:value="0.00000261708635873603" calcext:value-type="float">
            <text:p>2,61708635873603E-06</text:p>
          </table:table-cell>
          <table:table-cell office:value-type="float" office:value="0.999997387754545" calcext:value-type="float">
            <text:p>0,999997387754545</text:p>
          </table:table-cell>
          <table:table-cell office:value-type="float" office:value="0.0000026070883076823" calcext:value-type="float">
            <text:p>2,6070883076823E-06</text:p>
          </table:table-cell>
          <table:table-cell office:value-type="float" office:value="0.999997398385752" calcext:value-type="float">
            <text:p>0,999997398385752</text:p>
          </table:table-cell>
          <table:table-cell office:value-type="float" office:value="0.00000259582238093525" calcext:value-type="float">
            <text:p>2,59582238093525E-06</text:p>
          </table:table-cell>
          <table:table-cell office:value-type="float" office:value="0.999997347884614" calcext:value-type="float">
            <text:p>0,999997347884614</text:p>
          </table:table-cell>
          <table:table-cell office:value-type="float" office:value="0.00000258328178770473" calcext:value-type="float">
            <text:p>2,58328178770473E-06</text:p>
          </table:table-cell>
          <table:table-cell office:value-type="float" office:value="0.99999742346867" calcext:value-type="float">
            <text:p>0,99999742346867</text:p>
          </table:table-cell>
          <table:table-cell office:value-type="float" office:value="0.00000256945944732134" calcext:value-type="float">
            <text:p>2,56945944732134E-06</text:p>
          </table:table-cell>
          <table:table-cell office:value-type="float" office:value="0.999997437934904" calcext:value-type="float">
            <text:p>0,999997437934904</text:p>
          </table:table-cell>
          <table:table-cell office:value-type="float" office:value="0.00000255434716500691" calcext:value-type="float">
            <text:p>2,55434716500691E-06</text:p>
          </table:table-cell>
          <table:table-cell office:value-type="float" office:value="0.999997453695443" calcext:value-type="float">
            <text:p>0,999997453695443</text:p>
          </table:table-cell>
          <table:table-cell office:value-type="float" office:value="0.00000253793612181585" calcext:value-type="float">
            <text:p>2,53793612181585E-06</text:p>
          </table:table-cell>
          <table:table-cell office:value-type="float" office:value="0.999997470759436" calcext:value-type="float">
            <text:p>0,999997470759436</text:p>
          </table:table-cell>
          <table:table-cell office:value-type="float" office:value="0.00000252021656210744" calcext:value-type="float">
            <text:p>2,52021656210744E-06</text:p>
          </table:table-cell>
          <table:table-cell office:value-type="float" office:value="0.999997489137175" calcext:value-type="float">
            <text:p>0,999997489137175</text:p>
          </table:table-cell>
          <table:table-cell office:value-type="float" office:value="0.00000250117798750171" calcext:value-type="float">
            <text:p>2,50117798750171E-06</text:p>
          </table:table-cell>
          <table:table-cell office:value-type="float" office:value="0.999997508839514" calcext:value-type="float">
            <text:p>0,999997508839514</text:p>
          </table:table-cell>
          <table:table-cell office:value-type="float" office:value="0.00000248080891684932" calcext:value-type="float">
            <text:p>2,48080891684932E-06</text:p>
          </table:table-cell>
          <table:table-cell office:value-type="float" office:value="0.999997529878347" calcext:value-type="float">
            <text:p>0,999997529878347</text:p>
          </table:table-cell>
          <table:table-cell office:value-type="float" office:value="0.00000245909701435121" calcext:value-type="float">
            <text:p>2,45909701435121E-06</text:p>
          </table:table-cell>
        </table:table-row>
        <table:table-row table:style-name="ro1">
          <table:table-cell/>
          <table:table-cell office:value-type="float" office:value="0.00000264765121027466" calcext:value-type="float">
            <text:p>2,64765121027466E-06</text:p>
          </table:table-cell>
          <table:table-cell office:value-type="float" office:value="0.999997352504331" calcext:value-type="float">
            <text:p>0,999997352504331</text:p>
          </table:table-cell>
          <table:table-cell office:value-type="float" office:value="0.00000264702892771584" calcext:value-type="float">
            <text:p>2,64702892771584E-06</text:p>
          </table:table-cell>
          <table:table-cell office:value-type="float" office:value="0.99999735374911" calcext:value-type="float">
            <text:p>0,99999735374911</text:p>
          </table:table-cell>
          <table:table-cell office:value-type="float" office:value="0.00000264516149794947" calcext:value-type="float">
            <text:p>2,64516149794947E-06</text:p>
          </table:table-cell>
          <table:table-cell office:value-type="float" office:value="0.99999735623941" calcext:value-type="float">
            <text:p>0,99999735623941</text:p>
          </table:table-cell>
          <table:table-cell office:value-type="float" office:value="0.00000264204797273404" calcext:value-type="float">
            <text:p>2,64204797273404E-06</text:p>
          </table:table-cell>
          <table:table-cell office:value-type="float" office:value="0.999997359976609" calcext:value-type="float">
            <text:p>0,999997359976609</text:p>
          </table:table-cell>
          <table:table-cell office:value-type="float" office:value="0.00000263768657415842" calcext:value-type="float">
            <text:p>2,63768657415842E-06</text:p>
          </table:table-cell>
          <table:table-cell office:value-type="float" office:value="0.999997364962831" calcext:value-type="float">
            <text:p>0,999997364962831</text:p>
          </table:table-cell>
          <table:table-cell office:value-type="float" office:value="0.00000263207477957383" calcext:value-type="float">
            <text:p>2,63207477957383E-06</text:p>
          </table:table-cell>
          <table:table-cell office:value-type="float" office:value="0.999997371201022" calcext:value-type="float">
            <text:p>0,999997371201022</text:p>
          </table:table-cell>
          <table:table-cell office:value-type="float" office:value="0.00000262520937166499" calcext:value-type="float">
            <text:p>2,62520937166499E-06</text:p>
          </table:table-cell>
          <table:table-cell office:value-type="float" office:value="0.99999737869461" calcext:value-type="float">
            <text:p>0,99999737869461</text:p>
          </table:table-cell>
          <table:table-cell office:value-type="float" office:value="0.00000261708635873603" calcext:value-type="float">
            <text:p>2,61708635873603E-06</text:p>
          </table:table-cell>
          <table:table-cell office:value-type="float" office:value="60.9999987285527" calcext:value-type="float">
            <text:p>60,9999987285527</text:p>
          </table:table-cell>
          <table:table-cell office:value-type="float" office:value="0.0000026077011497927" calcext:value-type="float">
            <text:p>2,6077011497927E-06</text:p>
          </table:table-cell>
          <table:table-cell office:value-type="float" office:value="0.999997397466416" calcext:value-type="float">
            <text:p>0,999997397466416</text:p>
          </table:table-cell>
          <table:table-cell office:value-type="float" office:value="0.00000259704840488428" calcext:value-type="float">
            <text:p>2,59704840488428E-06</text:p>
          </table:table-cell>
          <table:table-cell office:value-type="float" office:value="0.999997408755281" calcext:value-type="float">
            <text:p>0,999997408755281</text:p>
          </table:table-cell>
          <table:table-cell office:value-type="float" office:value="0.00000264765121027466" calcext:value-type="float">
            <text:p>2,64765121027466E-06</text:p>
          </table:table-cell>
          <table:table-cell office:value-type="float" office:value="0.999997421321506" calcext:value-type="float">
            <text:p>0,999997421321506</text:p>
          </table:table-cell>
          <table:table-cell office:value-type="float" office:value="0.00000257191419783531" calcext:value-type="float">
            <text:p>2,57191419783531E-06</text:p>
          </table:table-cell>
          <table:table-cell office:value-type="float" office:value="0.999997435172191" calcext:value-type="float">
            <text:p>0,999997435172191</text:p>
          </table:table-cell>
          <table:table-cell office:value-type="float" office:value="0.00000255741819998878" calcext:value-type="float">
            <text:p>2,55741819998878E-06</text:p>
          </table:table-cell>
          <table:table-cell office:value-type="float" office:value="0.999997450315743" calcext:value-type="float">
            <text:p>0,999997450315743</text:p>
          </table:table-cell>
          <table:table-cell office:value-type="float" office:value="0.00000254162499069288" calcext:value-type="float">
            <text:p>2,54162499069288E-06</text:p>
          </table:table-cell>
          <table:table-cell office:value-type="float" office:value="0.999997466760821" calcext:value-type="float">
            <text:p>0,999997466760821</text:p>
          </table:table-cell>
          <table:table-cell office:value-type="float" office:value="0.00000252452545246307" calcext:value-type="float">
            <text:p>2,52452545246307E-06</text:p>
          </table:table-cell>
          <table:table-cell office:value-type="float" office:value="0.999997484517489" calcext:value-type="float">
            <text:p>0,999997484517489</text:p>
          </table:table-cell>
          <table:table-cell office:value-type="float" office:value="0.00000250610914309668" calcext:value-type="float">
            <text:p>2,50610914309668E-06</text:p>
          </table:table-cell>
          <table:table-cell office:value-type="float" office:value="0.999997503596095" calcext:value-type="float">
            <text:p>0,999997503596095</text:p>
          </table:table-cell>
          <table:table-cell office:value-type="float" office:value="0.00000248636524191603" calcext:value-type="float">
            <text:p>2,48636524191603E-06</text:p>
          </table:table-cell>
          <table:table-cell office:value-type="float" office:value="0.999997524008361" calcext:value-type="float">
            <text:p>0,999997524008361</text:p>
          </table:table-cell>
          <table:table-cell office:value-type="float" office:value="0.00000246528150371628" calcext:value-type="float">
            <text:p>2,46528150371628E-06</text:p>
          </table:table-cell>
          <table:table-cell office:value-type="float" office:value="0.999997545766695" calcext:value-type="float">
            <text:p>0,999997545766695</text:p>
          </table:table-cell>
        </table:table-row>
        <table:table-row table:style-name="ro1">
          <table:table-cell/>
          <table:table-cell office:value-type="float" office:value="0.999997357124046" calcext:value-type="float">
            <text:p>0,999997357124046</text:p>
          </table:table-cell>
          <table:table-cell office:value-type="float" office:value="0.00000264272002048482" calcext:value-type="float">
            <text:p>2,64272002048482E-06</text:p>
          </table:table-cell>
          <table:table-cell office:value-type="float" office:value="0.999997357747744" calcext:value-type="float">
            <text:p>0,999997357747744</text:p>
          </table:table-cell>
          <table:table-cell office:value-type="float" office:value="0.00000264147258743908" calcext:value-type="float">
            <text:p>2,64147258743908E-06</text:p>
          </table:table-cell>
          <table:table-cell office:value-type="float" office:value="0.99999735961913" calcext:value-type="float">
            <text:p>0,99999735961913</text:p>
          </table:table-cell>
          <table:table-cell office:value-type="float" office:value="0.00000263897696206605" calcext:value-type="float">
            <text:p>2,63897696206605E-06</text:p>
          </table:table-cell>
          <table:table-cell office:value-type="float" office:value="0.999997362739303" calcext:value-type="float">
            <text:p>0,999997362739303</text:p>
          </table:table-cell>
          <table:table-cell office:value-type="float" office:value="0.00000263523179822034" calcext:value-type="float">
            <text:p>2,63523179822034E-06</text:p>
          </table:table-cell>
          <table:table-cell office:value-type="float" office:value="0.999997367110026" calcext:value-type="float">
            <text:p>0,999997367110026</text:p>
          </table:table-cell>
          <table:table-cell office:value-type="float" office:value="0.00000263023488278336" calcext:value-type="float">
            <text:p>2,63023488278336E-06</text:p>
          </table:table-cell>
          <table:table-cell office:value-type="float" office:value="0.999997372733881" calcext:value-type="float">
            <text:p>0,999997372733881</text:p>
          </table:table-cell>
          <table:table-cell office:value-type="float" office:value="0.0000026239832946473" calcext:value-type="float">
            <text:p>2,6239832946473E-06</text:p>
          </table:table-cell>
          <table:table-cell office:value-type="float" office:value="0.999997379614046" calcext:value-type="float">
            <text:p>0,999997379614046</text:p>
          </table:table-cell>
          <table:table-cell office:value-type="float" office:value="0.00000261647354427019" calcext:value-type="float">
            <text:p>2,61647354427019E-06</text:p>
          </table:table-cell>
          <table:table-cell office:value-type="float" office:value="0.999997387754545" calcext:value-type="float">
            <text:p>0,999997387754545</text:p>
          </table:table-cell>
          <table:table-cell office:value-type="float" office:value="0.0000026077011497927" calcext:value-type="float">
            <text:p>2,6077011497927E-06</text:p>
          </table:table-cell>
          <table:table-cell office:value-type="float" office:value="60.9999987382645" calcext:value-type="float">
            <text:p>60,9999987382645</text:p>
          </table:table-cell>
          <table:table-cell office:value-type="float" office:value="0.00000259766118959615" calcext:value-type="float">
            <text:p>2,59766118959615E-06</text:p>
          </table:table-cell>
          <table:table-cell office:value-type="float" office:value="0.999997407835919" calcext:value-type="float">
            <text:p>0,999997407835919</text:p>
          </table:table-cell>
          <table:table-cell office:value-type="float" office:value="0.00000258634777927647" calcext:value-type="float">
            <text:p>2,58634777927647E-06</text:p>
          </table:table-cell>
          <table:table-cell office:value-type="float" office:value="0.999997357124046" calcext:value-type="float">
            <text:p>0,999997357124046</text:p>
          </table:table-cell>
          <table:table-cell office:value-type="float" office:value="0.00000257375411227834" calcext:value-type="float">
            <text:p>2,57375411227834E-06</text:p>
          </table:table-cell>
          <table:table-cell office:value-type="float" office:value="0.999997433025004" calcext:value-type="float">
            <text:p>0,999997433025004</text:p>
          </table:table-cell>
          <table:table-cell office:value-type="float" office:value="0.00000255987296293725" calcext:value-type="float">
            <text:p>2,55987296293725E-06</text:p>
          </table:table-cell>
          <table:table-cell office:value-type="float" office:value="0.999997447553021" calcext:value-type="float">
            <text:p>0,999997447553021</text:p>
          </table:table-cell>
          <table:table-cell office:value-type="float" office:value="0.00000254469597171791" calcext:value-type="float">
            <text:p>2,54469597171791E-06</text:p>
          </table:table-cell>
          <table:table-cell office:value-type="float" office:value="0.999997463381144" calcext:value-type="float">
            <text:p>0,999997463381144</text:p>
          </table:table-cell>
          <table:table-cell office:value-type="float" office:value="0.00000252821436785844" calcext:value-type="float">
            <text:p>2,52821436785844E-06</text:p>
          </table:table-cell>
          <table:table-cell office:value-type="float" office:value="0.999997480518835" calcext:value-type="float">
            <text:p>0,999997480518835</text:p>
          </table:table-cell>
          <table:table-cell office:value-type="float" office:value="0.00000251041800514162" calcext:value-type="float">
            <text:p>2,51041800514162E-06</text:p>
          </table:table-cell>
          <table:table-cell office:value-type="float" office:value="0.999997498976387" calcext:value-type="float">
            <text:p>0,999997498976387</text:p>
          </table:table-cell>
          <table:table-cell office:value-type="float" office:value="0.00000249129644358526" calcext:value-type="float">
            <text:p>2,49129644358526E-06</text:p>
          </table:table-cell>
          <table:table-cell office:value-type="float" office:value="0.999997518764935" calcext:value-type="float">
            <text:p>0,999997518764935</text:p>
          </table:table-cell>
          <table:table-cell office:value-type="float" office:value="0.00000247083782722868" calcext:value-type="float">
            <text:p>2,47083782722868E-06</text:p>
          </table:table-cell>
          <table:table-cell office:value-type="float" office:value="0.999997539896743" calcext:value-type="float">
            <text:p>0,999997539896743</text:p>
          </table:table-cell>
          <table:table-cell office:value-type="float" office:value="0.00000244902978430161" calcext:value-type="float">
            <text:p>2,44902978430161E-06</text:p>
          </table:table-cell>
        </table:table-row>
        <table:table-row table:style-name="ro1">
          <table:table-cell/>
          <table:table-cell office:value-type="float" office:value="0.00000263778884779242" calcext:value-type="float">
            <text:p>2,63778884779242E-06</text:p>
          </table:table-cell>
          <table:table-cell office:value-type="float" office:value="0.999997362367452" calcext:value-type="float">
            <text:p>0,999997362367452</text:p>
          </table:table-cell>
          <table:table-cell office:value-type="float" office:value="0.00000263716368953393" calcext:value-type="float">
            <text:p>2,63716368953393E-06</text:p>
          </table:table-cell>
          <table:table-cell office:value-type="float" office:value="0.999997363617755" calcext:value-type="float">
            <text:p>0,999997363617755</text:p>
          </table:table-cell>
          <table:table-cell office:value-type="float" office:value="0.00000263528806210278" calcext:value-type="float">
            <text:p>2,63528806210278E-06</text:p>
          </table:table-cell>
          <table:table-cell office:value-type="float" office:value="0.999997366119021" calcext:value-type="float">
            <text:p>0,999997366119021</text:p>
          </table:table-cell>
          <table:table-cell office:value-type="float" office:value="0.00000263216080231832" calcext:value-type="float">
            <text:p>2,63216080231832E-06</text:p>
          </table:table-cell>
          <table:table-cell office:value-type="float" office:value="0.999997369872732" calcext:value-type="float">
            <text:p>0,999997369872732</text:p>
          </table:table-cell>
          <table:table-cell office:value-type="float" office:value="0.00000262778009518794" calcext:value-type="float">
            <text:p>2,62778009518794E-06</text:p>
          </table:table-cell>
          <table:table-cell office:value-type="float" office:value="0.999997374881069" calcext:value-type="float">
            <text:p>0,999997374881069</text:p>
          </table:table-cell>
          <table:table-cell office:value-type="float" office:value="0.00000262214341451017" calcext:value-type="float">
            <text:p>2,62214341451017E-06</text:p>
          </table:table-cell>
          <table:table-cell office:value-type="float" office:value="0.999997381146917" calcext:value-type="float">
            <text:p>0,999997381146917</text:p>
          </table:table-cell>
          <table:table-cell office:value-type="float" office:value="0.00000261524749523012" calcext:value-type="float">
            <text:p>2,61524749523012E-06</text:p>
          </table:table-cell>
          <table:table-cell office:value-type="float" office:value="0.999997388673884" calcext:value-type="float">
            <text:p>0,999997388673884</text:p>
          </table:table-cell>
          <table:table-cell office:value-type="float" office:value="0.0000026070883076823" calcext:value-type="float">
            <text:p>2,6070883076823E-06</text:p>
          </table:table-cell>
          <table:table-cell office:value-type="float" office:value="0.999997397466416" calcext:value-type="float">
            <text:p>0,999997397466416</text:p>
          </table:table-cell>
          <table:table-cell office:value-type="float" office:value="0.00000259766118959615" calcext:value-type="float">
            <text:p>2,59766118959615E-06</text:p>
          </table:table-cell>
          <table:table-cell office:value-type="float" office:value="60.9999987486341" calcext:value-type="float">
            <text:p>60,9999987486341</text:p>
          </table:table-cell>
          <table:table-cell office:value-type="float" office:value="0.00000258696068689002" calcext:value-type="float">
            <text:p>2,58696068689002E-06</text:p>
          </table:table-cell>
          <table:table-cell office:value-type="float" office:value="0.999997418869161" calcext:value-type="float">
            <text:p>0,999997418869161</text:p>
          </table:table-cell>
          <table:table-cell office:value-type="float" office:value="0.00000263778884779242" calcext:value-type="float">
            <text:p>2,63778884779242E-06</text:p>
          </table:table-cell>
          <table:table-cell office:value-type="float" office:value="0.999997431492127" calcext:value-type="float">
            <text:p>0,999997431492127</text:p>
          </table:table-cell>
          <table:table-cell office:value-type="float" office:value="0.0000025617128824873" calcext:value-type="float">
            <text:p>2,5617128824873E-06</text:p>
          </table:table-cell>
          <table:table-cell office:value-type="float" office:value="0.999997445405826" calcext:value-type="float">
            <text:p>0,999997445405826</text:p>
          </table:table-cell>
          <table:table-cell office:value-type="float" office:value="0.00000254715077530054" calcext:value-type="float">
            <text:p>2,54715077530054E-06</text:p>
          </table:table-cell>
          <table:table-cell office:value-type="float" office:value="0.999997460618443" calcext:value-type="float">
            <text:p>0,999997460618443</text:p>
          </table:table-cell>
          <table:table-cell office:value-type="float" office:value="0.00000253128532534674" calcext:value-type="float">
            <text:p>2,53128532534674E-06</text:p>
          </table:table-cell>
          <table:table-cell office:value-type="float" office:value="0.999997477139108" calcext:value-type="float">
            <text:p>0,999997477139108</text:p>
          </table:table-cell>
          <table:table-cell office:value-type="float" office:value="0.00000251410696305854" calcext:value-type="float">
            <text:p>2,51410696305854E-06</text:p>
          </table:table-cell>
          <table:table-cell office:value-type="float" office:value="0.999997494977785" calcext:value-type="float">
            <text:p>0,999997494977785</text:p>
          </table:table-cell>
          <table:table-cell office:value-type="float" office:value="0.00000249560535148241" calcext:value-type="float">
            <text:p>2,49560535148241E-06</text:p>
          </table:table-cell>
          <table:table-cell office:value-type="float" office:value="0.999997514145227" calcext:value-type="float">
            <text:p>0,999997514145227</text:p>
          </table:table-cell>
          <table:table-cell office:value-type="float" office:value="0.00000247576901313273" calcext:value-type="float">
            <text:p>2,47576901313273E-06</text:p>
          </table:table-cell>
          <table:table-cell office:value-type="float" office:value="0.99999753465333" calcext:value-type="float">
            <text:p>0,99999753465333</text:p>
          </table:table-cell>
          <table:table-cell office:value-type="float" office:value="0.00000245458606606963" calcext:value-type="float">
            <text:p>2,45458606606963E-06</text:p>
          </table:table-cell>
          <table:table-cell office:value-type="float" office:value="0.999997556514417" calcext:value-type="float">
            <text:p>0,999997556514417</text:p>
          </table:table-cell>
        </table:table-row>
        <table:table-row table:style-name="ro1">
          <table:table-cell/>
          <table:table-cell office:value-type="float" office:value="0.999997367610828" calcext:value-type="float">
            <text:p>0,999997367610828</text:p>
          </table:table-cell>
          <table:table-cell office:value-type="float" office:value="0.0000026322325396011" calcext:value-type="float">
            <text:p>2,6322325396011E-06</text:p>
          </table:table-cell>
          <table:table-cell office:value-type="float" office:value="0.999997368237437" calcext:value-type="float">
            <text:p>0,999997368237437</text:p>
          </table:table-cell>
          <table:table-cell office:value-type="float" office:value="0.00000263097918307142" calcext:value-type="float">
            <text:p>2,63097918307142E-06</text:p>
          </table:table-cell>
          <table:table-cell office:value-type="float" office:value="0.999997370117631" calcext:value-type="float">
            <text:p>0,999997370117631</text:p>
          </table:table-cell>
          <table:table-cell office:value-type="float" office:value="0.00000262847190479754" calcext:value-type="float">
            <text:p>2,62847190479754E-06</text:p>
          </table:table-cell>
          <table:table-cell office:value-type="float" office:value="0.999997373252435" calcext:value-type="float">
            <text:p>0,999997373252435</text:p>
          </table:table-cell>
          <table:table-cell office:value-type="float" office:value="0.00000262470912770762" calcext:value-type="float">
            <text:p>2,62470912770762E-06</text:p>
          </table:table-cell>
          <table:table-cell office:value-type="float" office:value="0.999997377643728" calcext:value-type="float">
            <text:p>0,999997377643728</text:p>
          </table:table-cell>
          <table:table-cell office:value-type="float" office:value="0.00000261968867731888" calcext:value-type="float">
            <text:p>2,61968867731888E-06</text:p>
          </table:table-cell>
          <table:table-cell office:value-type="float" office:value="0.999997383294062" calcext:value-type="float">
            <text:p>0,999997383294062</text:p>
          </table:table-cell>
          <table:table-cell office:value-type="float" office:value="0.0000026134075972184" calcext:value-type="float">
            <text:p>2,6134075972184E-06</text:p>
          </table:table-cell>
          <table:table-cell office:value-type="float" office:value="0.999997390206749" calcext:value-type="float">
            <text:p>0,999997390206749</text:p>
          </table:table-cell>
          <table:table-cell office:value-type="float" office:value="0.00000260586234057669" calcext:value-type="float">
            <text:p>2,60586234057669E-06</text:p>
          </table:table-cell>
          <table:table-cell office:value-type="float" office:value="0.999997398385752" calcext:value-type="float">
            <text:p>0,999997398385752</text:p>
          </table:table-cell>
          <table:table-cell office:value-type="float" office:value="0.00000259704840488428" calcext:value-type="float">
            <text:p>2,59704840488428E-06</text:p>
          </table:table-cell>
          <table:table-cell office:value-type="float" office:value="0.999997407835919" calcext:value-type="float">
            <text:p>0,999997407835919</text:p>
          </table:table-cell>
          <table:table-cell office:value-type="float" office:value="0.00000258696068689002" calcext:value-type="float">
            <text:p>2,58696068689002E-06</text:p>
          </table:table-cell>
          <table:table-cell office:value-type="float" office:value="60.9999987596674" calcext:value-type="float">
            <text:p>60,9999987596674</text:p>
          </table:table-cell>
          <table:table-cell office:value-type="float" office:value="0.00000257559307526023" calcext:value-type="float">
            <text:p>2,57559307526023E-06</text:p>
          </table:table-cell>
          <table:table-cell office:value-type="float" office:value="0.999997367610828" calcext:value-type="float">
            <text:p>0,999997367610828</text:p>
          </table:table-cell>
          <table:table-cell office:value-type="float" office:value="0.00000256293890510406" calcext:value-type="float">
            <text:p>2,56293890510406E-06</text:p>
          </table:table-cell>
          <table:table-cell office:value-type="float" office:value="0.999997443872951" calcext:value-type="float">
            <text:p>0,999997443872951</text:p>
          </table:table-cell>
          <table:table-cell office:value-type="float" office:value="0.00000254899067964054" calcext:value-type="float">
            <text:p>2,54899067964054E-06</text:p>
          </table:table-cell>
          <table:table-cell office:value-type="float" office:value="0.999997458471245" calcext:value-type="float">
            <text:p>0,999997458471245</text:p>
          </table:table-cell>
          <table:table-cell office:value-type="float" office:value="0.00000253374007264107" calcext:value-type="float">
            <text:p>2,53374007264107E-06</text:p>
          </table:table-cell>
          <table:table-cell office:value-type="float" office:value="0.999997474376488" calcext:value-type="float">
            <text:p>0,999997474376488</text:p>
          </table:table-cell>
          <table:table-cell office:value-type="float" office:value="0.00000251717797872253" calcext:value-type="float">
            <text:p>2,51717797872253E-06</text:p>
          </table:table-cell>
          <table:table-cell office:value-type="float" office:value="0.999997491598042" calcext:value-type="float">
            <text:p>0,999997491598042</text:p>
          </table:table-cell>
          <table:table-cell office:value-type="float" office:value="0.00000249929422879713" calcext:value-type="float">
            <text:p>2,49929422879713E-06</text:p>
          </table:table-cell>
          <table:table-cell office:value-type="float" office:value="0.99999751014658" calcext:value-type="float">
            <text:p>0,99999751014658</text:p>
          </table:table-cell>
          <table:table-cell office:value-type="float" office:value="0.00000248007791148197" calcext:value-type="float">
            <text:p>2,48007791148197E-06</text:p>
          </table:table-cell>
          <table:table-cell office:value-type="float" office:value="0.999997530033639" calcext:value-type="float">
            <text:p>0,999997530033639</text:p>
          </table:table-cell>
          <table:table-cell office:value-type="float" office:value="0.00000245951727384508" calcext:value-type="float">
            <text:p>2,45951727384508E-06</text:p>
          </table:table-cell>
          <table:table-cell office:value-type="float" office:value="0.999997551271077" calcext:value-type="float">
            <text:p>0,999997551271077</text:p>
          </table:table-cell>
          <table:table-cell office:value-type="float" office:value="0.00000243759973783675" calcext:value-type="float">
            <text:p>2,43759973783675E-06</text:p>
          </table:table-cell>
        </table:table-row>
        <table:table-row table:style-name="ro1">
          <table:table-cell/>
          <table:table-cell office:value-type="float" office:value="0.00000262667620420931" calcext:value-type="float">
            <text:p>2,62667620420931E-06</text:p>
          </table:table-cell>
          <table:table-cell office:value-type="float" office:value="0.999997373480825" calcext:value-type="float">
            <text:p>0,999997373480825</text:p>
          </table:table-cell>
          <table:table-cell office:value-type="float" office:value="0.00000262604803791255" calcext:value-type="float">
            <text:p>2,62604803791255E-06</text:p>
          </table:table-cell>
          <table:table-cell office:value-type="float" office:value="0.999997374737312" calcext:value-type="float">
            <text:p>0,999997374737312</text:p>
          </table:table-cell>
          <table:table-cell office:value-type="float" office:value="0.00000262416304819268" calcext:value-type="float">
            <text:p>2,62416304819268E-06</text:p>
          </table:table-cell>
          <table:table-cell office:value-type="float" office:value="0.999997377251013" calcext:value-type="float">
            <text:p>0,999997377251013</text:p>
          </table:table-cell>
          <table:table-cell office:value-type="float" office:value="0.00000262102023906863" calcext:value-type="float">
            <text:p>2,62102023906863E-06</text:p>
          </table:table-cell>
          <table:table-cell office:value-type="float" office:value="0.999997381023445" calcext:value-type="float">
            <text:p>0,999997381023445</text:p>
          </table:table-cell>
          <table:table-cell office:value-type="float" office:value="0.00000261661769473953" calcext:value-type="float">
            <text:p>2,61661769473953E-06</text:p>
          </table:table-cell>
          <table:table-cell office:value-type="float" office:value="0.999997386056739" calcext:value-type="float">
            <text:p>0,999997386056739</text:p>
          </table:table-cell>
          <table:table-cell office:value-type="float" office:value="0.00000261095287590329" calcext:value-type="float">
            <text:p>2,61095287590329E-06</text:p>
          </table:table-cell>
          <table:table-cell office:value-type="float" office:value="0.99999739235392" calcext:value-type="float">
            <text:p>0,99999739235392</text:p>
          </table:table-cell>
          <table:table-cell office:value-type="float" office:value="0.00000260402245022551" calcext:value-type="float">
            <text:p>2,60402245022551E-06</text:p>
          </table:table-cell>
          <table:table-cell office:value-type="float" office:value="0.999997399918564" calcext:value-type="float">
            <text:p>0,999997399918564</text:p>
          </table:table-cell>
          <table:table-cell office:value-type="float" office:value="0.00000259582238093525" calcext:value-type="float">
            <text:p>2,59582238093525E-06</text:p>
          </table:table-cell>
          <table:table-cell office:value-type="float" office:value="0.999997408755281" calcext:value-type="float">
            <text:p>0,999997408755281</text:p>
          </table:table-cell>
          <table:table-cell office:value-type="float" office:value="0.00000258634777927647" calcext:value-type="float">
            <text:p>2,58634777927647E-06</text:p>
          </table:table-cell>
          <table:table-cell office:value-type="float" office:value="0.999997418869161" calcext:value-type="float">
            <text:p>0,999997418869161</text:p>
          </table:table-cell>
          <table:table-cell office:value-type="float" office:value="0.00000257559307526023" calcext:value-type="float">
            <text:p>2,57559307526023E-06</text:p>
          </table:table-cell>
          <table:table-cell office:value-type="float" office:value="60.9999987713709" calcext:value-type="float">
            <text:p>60,9999987713709</text:p>
          </table:table-cell>
          <table:table-cell office:value-type="float" office:value="0.00000262667620420931" calcext:value-type="float">
            <text:p>2,62667620420931E-06</text:p>
          </table:table-cell>
          <table:table-cell office:value-type="float" office:value="0.999997442953625" calcext:value-type="float">
            <text:p>0,999997442953625</text:p>
          </table:table-cell>
          <table:table-cell office:value-type="float" office:value="0.00000255021671546896" calcext:value-type="float">
            <text:p>2,55021671546896E-06</text:p>
          </table:table-cell>
          <table:table-cell office:value-type="float" office:value="0.999997456938393" calcext:value-type="float">
            <text:p>0,999997456938393</text:p>
          </table:table-cell>
          <table:table-cell office:value-type="float" office:value="0.00000253557998841636" calcext:value-type="float">
            <text:p>2,53557998841636E-06</text:p>
          </table:table-cell>
          <table:table-cell office:value-type="float" office:value="0.999997472229311" calcext:value-type="float">
            <text:p>0,999997472229311</text:p>
          </table:table-cell>
          <table:table-cell office:value-type="float" office:value="0.00000251963263397936" calcext:value-type="float">
            <text:p>2,51963263397936E-06</text:p>
          </table:table-cell>
          <table:table-cell office:value-type="float" office:value="0.999997488835345" calcext:value-type="float">
            <text:p>0,999997488835345</text:p>
          </table:table-cell>
          <table:table-cell office:value-type="float" office:value="0.0000025023652597822" calcext:value-type="float">
            <text:p>2,5023652597822E-06</text:p>
          </table:table-cell>
          <table:table-cell office:value-type="float" office:value="0.999997506766903" calcext:value-type="float">
            <text:p>0,999997506766903</text:p>
          </table:table-cell>
          <table:table-cell office:value-type="float" office:value="0.00000248376684253149" calcext:value-type="float">
            <text:p>2,48376684253149E-06</text:p>
          </table:table-cell>
          <table:table-cell office:value-type="float" office:value="0.999997526034989" calcext:value-type="float">
            <text:p>0,999997526034989</text:p>
          </table:table-cell>
          <table:table-cell office:value-type="float" office:value="0.00000246382614965679" calcext:value-type="float">
            <text:p>2,46382614965679E-06</text:p>
          </table:table-cell>
          <table:table-cell office:value-type="float" office:value="0.999997546651369" calcext:value-type="float">
            <text:p>0,999997546651369</text:p>
          </table:table-cell>
          <table:table-cell office:value-type="float" office:value="0.00000244253087822166" calcext:value-type="float">
            <text:p>2,44253087822166E-06</text:p>
          </table:table-cell>
          <table:table-cell office:value-type="float" office:value="0.999997568628837" calcext:value-type="float">
            <text:p>0,999997568628837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0.00000268205585784997" calcext:value-type="float">
            <text:p>2,68205585784997E-06</text:p>
          </table:table-cell>
          <table:table-cell office:value-type="float" office:value="0.999997318403727" calcext:value-type="float">
            <text:p>0,999997318403727</text:p>
          </table:table-cell>
          <table:table-cell office:value-type="float" office:value="0.00000268083017695986" calcext:value-type="float">
            <text:p>2,68083017695986E-06</text:p>
          </table:table-cell>
          <table:table-cell office:value-type="float" office:value="0.999997320242501" calcext:value-type="float">
            <text:p>0,999997320242501</text:p>
          </table:table-cell>
          <table:table-cell office:value-type="float" office:value="0.00000267837811340765" calcext:value-type="float">
            <text:p>2,67837811340765E-06</text:p>
          </table:table-cell>
          <table:table-cell office:value-type="float" office:value="0.99999732330823" calcext:value-type="float">
            <text:p>0,99999732330823</text:p>
          </table:table-cell>
          <table:table-cell office:value-type="float" office:value="0.00000267469830861344" calcext:value-type="float">
            <text:p>2,67469830861344E-06</text:p>
          </table:table-cell>
          <table:table-cell office:value-type="float" office:value="0.999997327602588" calcext:value-type="float">
            <text:p>0,999997327602588</text:p>
          </table:table-cell>
          <table:table-cell office:value-type="float" office:value="0.00000266978877749846" calcext:value-type="float">
            <text:p>2,66978877749846E-06</text:p>
          </table:table-cell>
          <table:table-cell office:value-type="float" office:value="0.999997333127959" calcext:value-type="float">
            <text:p>0,999997333127959</text:p>
          </table:table-cell>
          <table:table-cell office:value-type="float" office:value="0.00000266364680523434" calcext:value-type="float">
            <text:p>2,66364680523434E-06</text:p>
          </table:table-cell>
          <table:table-cell office:value-type="float" office:value="0.999997339887388" calcext:value-type="float">
            <text:p>0,999997339887388</text:p>
          </table:table-cell>
          <table:table-cell office:value-type="float" office:value="0.00000265626897821836" calcext:value-type="float">
            <text:p>2,65626897821836E-06</text:p>
          </table:table-cell>
          <table:table-cell office:value-type="float" office:value="0.999997347884614" calcext:value-type="float">
            <text:p>0,999997347884614</text:p>
          </table:table-cell>
          <table:table-cell office:value-type="float" office:value="0.00000264765121027466" calcext:value-type="float">
            <text:p>2,64765121027466E-06</text:p>
          </table:table-cell>
          <table:table-cell office:value-type="float" office:value="0.999997357124046" calcext:value-type="float">
            <text:p>0,999997357124046</text:p>
          </table:table-cell>
          <table:table-cell office:value-type="float" office:value="0.00000263778884779242" calcext:value-type="float">
            <text:p>2,63778884779242E-06</text:p>
          </table:table-cell>
          <table:table-cell office:value-type="float" office:value="0.999997367610828" calcext:value-type="float">
            <text:p>0,999997367610828</text:p>
          </table:table-cell>
          <table:table-cell office:value-type="float" office:value="0.00000262667620420931" calcext:value-type="float">
            <text:p>2,62667620420931E-06</text:p>
          </table:table-cell>
          <table:table-cell office:value-type="float" office:value="121" calcext:value-type="float">
            <text:p>121</text:p>
          </table:table-cell>
          <table:table-cell office:value-type="float" office:value="0.00000261430715087219" calcext:value-type="float">
            <text:p>2,61430715087219E-06</text:p>
          </table:table-cell>
          <table:table-cell office:value-type="float" office:value="0.999997392350619" calcext:value-type="float">
            <text:p>0,999997392350619</text:p>
          </table:table-cell>
          <table:table-cell office:value-type="float" office:value="0.00000260067483937032" calcext:value-type="float">
            <text:p>2,60067483937032E-06</text:p>
          </table:table-cell>
          <table:table-cell office:value-type="float" office:value="0.999997406617453" calcext:value-type="float">
            <text:p>0,999997406617453</text:p>
          </table:table-cell>
          <table:table-cell office:value-type="float" office:value="0.0000025857714999189" calcext:value-type="float">
            <text:p>2,5857714999189E-06</text:p>
          </table:table-cell>
          <table:table-cell office:value-type="float" office:value="0.999997422159532" calcext:value-type="float">
            <text:p>0,999997422159532</text:p>
          </table:table-cell>
          <table:table-cell office:value-type="float" office:value="0.00000256958860844758" calcext:value-type="float">
            <text:p>2,56958860844758E-06</text:p>
          </table:table-cell>
          <table:table-cell office:value-type="float" office:value="0.999997438985508" calcext:value-type="float">
            <text:p>0,999997438985508</text:p>
          </table:table-cell>
          <table:table-cell office:value-type="float" office:value="0.00000255211695687763" calcext:value-type="float">
            <text:p>2,55211695687763E-06</text:p>
          </table:table-cell>
          <table:table-cell office:value-type="float" office:value="0.999997457105278" calcext:value-type="float">
            <text:p>0,999997457105278</text:p>
          </table:table-cell>
          <table:table-cell office:value-type="float" office:value="0.00000253334656774573" calcext:value-type="float">
            <text:p>2,53334656774573E-06</text:p>
          </table:table-cell>
          <table:table-cell office:value-type="float" office:value="0.999997476528973" calcext:value-type="float">
            <text:p>0,999997476528973</text:p>
          </table:table-cell>
          <table:table-cell office:value-type="float" office:value="0.00000251326659028717" calcext:value-type="float">
            <text:p>2,51326659028717E-06</text:p>
          </table:table-cell>
          <table:table-cell office:value-type="float" office:value="0.99999749726816" calcext:value-type="float">
            <text:p>0,99999749726816</text:p>
          </table:table-cell>
          <table:table-cell office:value-type="float" office:value="0.00000249186529244216" calcext:value-type="float">
            <text:p>2,49186529244216E-06</text:p>
          </table:table-cell>
        </table:table-row>
        <table:table-row table:style-name="ro1">
          <table:table-cell/>
          <table:table-cell office:value-type="float" office:value="0.00000261430715087219" calcext:value-type="float">
            <text:p>2,61430715087219E-06</text:p>
          </table:table-cell>
          <table:table-cell office:value-type="float" office:value="0.999997385850748" calcext:value-type="float">
            <text:p>0,999997385850748</text:p>
          </table:table-cell>
          <table:table-cell office:value-type="float" office:value="0.00000261367551313008" calcext:value-type="float">
            <text:p>2,61367551313008E-06</text:p>
          </table:table-cell>
          <table:table-cell office:value-type="float" office:value="0.999997387114149" calcext:value-type="float">
            <text:p>0,999997387114149</text:p>
          </table:table-cell>
          <table:table-cell office:value-type="float" office:value="0.00000261178016702779" calcext:value-type="float">
            <text:p>2,61178016702779E-06</text:p>
          </table:table-cell>
          <table:table-cell office:value-type="float" office:value="0.999997389641767" calcext:value-type="float">
            <text:p>0,999997389641767</text:p>
          </table:table-cell>
          <table:table-cell office:value-type="float" office:value="0.00000260861988854444" calcext:value-type="float">
            <text:p>2,60861988854444E-06</text:p>
          </table:table-cell>
          <table:table-cell office:value-type="float" office:value="0.99999739343508" calcext:value-type="float">
            <text:p>0,99999739343508</text:p>
          </table:table-cell>
          <table:table-cell office:value-type="float" office:value="0.00000260419295172731" calcext:value-type="float">
            <text:p>2,60419295172731E-06</text:p>
          </table:table-cell>
          <table:table-cell office:value-type="float" office:value="0.999997398496331" calcext:value-type="float">
            <text:p>0,999997398496331</text:p>
          </table:table-cell>
          <table:table-cell office:value-type="float" office:value="0.00000259849667538781" calcext:value-type="float">
            <text:p>2,59849667538781E-06</text:p>
          </table:table-cell>
          <table:table-cell office:value-type="float" office:value="0.99999740482847" calcext:value-type="float">
            <text:p>0,99999740482847</text:p>
          </table:table-cell>
          <table:table-cell office:value-type="float" office:value="0.00000259152768922188" calcext:value-type="float">
            <text:p>2,59152768922188E-06</text:p>
          </table:table-cell>
          <table:table-cell office:value-type="float" office:value="0.999997412435352" calcext:value-type="float">
            <text:p>0,999997412435352</text:p>
          </table:table-cell>
          <table:table-cell office:value-type="float" office:value="0.00000258328178770473" calcext:value-type="float">
            <text:p>2,58328178770473E-06</text:p>
          </table:table-cell>
          <table:table-cell office:value-type="float" office:value="0.999997421321506" calcext:value-type="float">
            <text:p>0,999997421321506</text:p>
          </table:table-cell>
          <table:table-cell office:value-type="float" office:value="0.00000257375411227834" calcext:value-type="float">
            <text:p>2,57375411227834E-06</text:p>
          </table:table-cell>
          <table:table-cell office:value-type="float" office:value="0.999997431492127" calcext:value-type="float">
            <text:p>0,999997431492127</text:p>
          </table:table-cell>
          <table:table-cell office:value-type="float" office:value="0.00000256293890510406" calcext:value-type="float">
            <text:p>2,56293890510406E-06</text:p>
          </table:table-cell>
          <table:table-cell office:value-type="float" office:value="0.999997442953625" calcext:value-type="float">
            <text:p>0,999997442953625</text:p>
          </table:table-cell>
          <table:table-cell office:value-type="float" office:value="0.00000261430715087219" calcext:value-type="float">
            <text:p>2,61430715087219E-06</text:p>
          </table:table-cell>
          <table:table-cell office:value-type="float" office:value="60.9999987968172" calcext:value-type="float">
            <text:p>60,9999987968172</text:p>
          </table:table-cell>
          <table:table-cell office:value-type="float" office:value="0.0000025374190039118" calcext:value-type="float">
            <text:p>2,5374190039118E-06</text:p>
          </table:table-cell>
          <table:table-cell office:value-type="float" office:value="0.999997469776998" calcext:value-type="float">
            <text:p>0,999997469776998</text:p>
          </table:table-cell>
          <table:table-cell office:value-type="float" office:value="0.00000252269864553512" calcext:value-type="float">
            <text:p>2,52269864553512E-06</text:p>
          </table:table-cell>
          <table:table-cell office:value-type="float" office:value="0.999997485155343" calcext:value-type="float">
            <text:p>0,999997485155343</text:p>
          </table:table-cell>
          <table:table-cell office:value-type="float" office:value="0.0000025066598411394" calcext:value-type="float">
            <text:p>2,5066598411394E-06</text:p>
          </table:table-cell>
          <table:table-cell office:value-type="float" office:value="0.999997501856972" calcext:value-type="float">
            <text:p>0,999997501856972</text:p>
          </table:table-cell>
          <table:table-cell office:value-type="float" office:value="0.00000248929256085884" calcext:value-type="float">
            <text:p>2,48929256085884E-06</text:p>
          </table:table-cell>
          <table:table-cell office:value-type="float" office:value="0.999997519892577" calcext:value-type="float">
            <text:p>0,999997519892577</text:p>
          </table:table-cell>
          <table:table-cell office:value-type="float" office:value="0.00000247058608138229" calcext:value-type="float">
            <text:p>2,47058608138229E-06</text:p>
          </table:table-cell>
          <table:table-cell office:value-type="float" office:value="0.999997539272989" calcext:value-type="float">
            <text:p>0,999997539272989</text:p>
          </table:table-cell>
          <table:table-cell office:value-type="float" office:value="0.00000245052869962681" calcext:value-type="float">
            <text:p>2,45052869962681E-06</text:p>
          </table:table-cell>
          <table:table-cell office:value-type="float" office:value="0.999997560010542" calcext:value-type="float">
            <text:p>0,999997560010542</text:p>
          </table:table-cell>
          <table:table-cell office:value-type="float" office:value="0.00000242910769343574" calcext:value-type="float">
            <text:p>2,42910769343574E-06</text:p>
          </table:table-cell>
          <table:table-cell office:value-type="float" office:value="0.999997582118341" calcext:value-type="float">
            <text:p>0,999997582118341</text:p>
          </table:table-cell>
        </table:table-row>
        <table:table-row table:style-name="ro1">
          <table:table-cell/>
          <table:table-cell office:value-type="float" office:value="0.999997392350619" calcext:value-type="float">
            <text:p>0,999997392350619</text:p>
          </table:table-cell>
          <table:table-cell office:value-type="float" office:value="0.00000260749100511326" calcext:value-type="float">
            <text:p>2,60749100511326E-06</text:p>
          </table:table-cell>
          <table:table-cell office:value-type="float" office:value="0.999997392984153" calcext:value-type="float">
            <text:p>0,999997392984153</text:p>
          </table:table-cell>
          <table:table-cell office:value-type="float" office:value="0.00000260622382164399" calcext:value-type="float">
            <text:p>2,60622382164399E-06</text:p>
          </table:table-cell>
          <table:table-cell office:value-type="float" office:value="0.999997394885176" calcext:value-type="float">
            <text:p>0,999997394885176</text:p>
          </table:table-cell>
          <table:table-cell office:value-type="float" office:value="0.00000260368871562999" calcext:value-type="float">
            <text:p>2,60368871562999E-06</text:p>
          </table:table-cell>
          <table:table-cell office:value-type="float" office:value="0.999997398054786" calcext:value-type="float">
            <text:p>0,999997398054786</text:p>
          </table:table-cell>
          <table:table-cell office:value-type="float" office:value="0.00000259988407647072" calcext:value-type="float">
            <text:p>2,59988407647072E-06</text:p>
          </table:table-cell>
          <table:table-cell office:value-type="float" office:value="0.999997402494928" calcext:value-type="float">
            <text:p>0,999997402494928</text:p>
          </table:table-cell>
          <table:table-cell office:value-type="float" office:value="0.00000259480778053156" calcext:value-type="float">
            <text:p>2,59480778053156E-06</text:p>
          </table:table-cell>
          <table:table-cell office:value-type="float" office:value="0.999997408208173" calcext:value-type="float">
            <text:p>0,999997408208173</text:p>
          </table:table-cell>
          <table:table-cell office:value-type="float" office:value="0.0000025884567164125" calcext:value-type="float">
            <text:p>2,5884567164125E-06</text:p>
          </table:table-cell>
          <table:table-cell office:value-type="float" office:value="0.99999741519805" calcext:value-type="float">
            <text:p>0,99999741519805</text:p>
          </table:table-cell>
          <table:table-cell office:value-type="float" office:value="0.00000258082703596951" calcext:value-type="float">
            <text:p>2,58082703596951E-06</text:p>
          </table:table-cell>
          <table:table-cell office:value-type="float" office:value="0.99999742346867" calcext:value-type="float">
            <text:p>0,99999742346867</text:p>
          </table:table-cell>
          <table:table-cell office:value-type="float" office:value="0.00000257191419783531" calcext:value-type="float">
            <text:p>2,57191419783531E-06</text:p>
          </table:table-cell>
          <table:table-cell office:value-type="float" office:value="0.999997433025004" calcext:value-type="float">
            <text:p>0,999997433025004</text:p>
          </table:table-cell>
          <table:table-cell office:value-type="float" office:value="0.0000025617128824873" calcext:value-type="float">
            <text:p>2,5617128824873E-06</text:p>
          </table:table-cell>
          <table:table-cell office:value-type="float" office:value="0.999997443872951" calcext:value-type="float">
            <text:p>0,999997443872951</text:p>
          </table:table-cell>
          <table:table-cell office:value-type="float" office:value="0.00000255021671546896" calcext:value-type="float">
            <text:p>2,55021671546896E-06</text:p>
          </table:table-cell>
          <table:table-cell office:value-type="float" office:value="0.999997392350619" calcext:value-type="float">
            <text:p>0,999997392350619</text:p>
          </table:table-cell>
          <table:table-cell office:value-type="float" office:value="0.0000025374190039118" calcext:value-type="float">
            <text:p>2,5374190039118E-06</text:p>
          </table:table-cell>
          <table:table-cell office:value-type="float" office:value="60.9999988105751" calcext:value-type="float">
            <text:p>60,9999988105751</text:p>
          </table:table-cell>
          <table:table-cell office:value-type="float" office:value="0.00000252331143502094" calcext:value-type="float">
            <text:p>2,52331143502094E-06</text:p>
          </table:table-cell>
          <table:table-cell office:value-type="float" office:value="0.999997484235994" calcext:value-type="float">
            <text:p>0,999997484235994</text:p>
          </table:table-cell>
          <table:table-cell office:value-type="float" office:value="0.00000250788586997341" calcext:value-type="float">
            <text:p>2,50788586997341E-06</text:p>
          </table:table-cell>
          <table:table-cell office:value-type="float" office:value="0.999997500324231" calcext:value-type="float">
            <text:p>0,999997500324231</text:p>
          </table:table-cell>
          <table:table-cell office:value-type="float" office:value="0.00000249113248151911" calcext:value-type="float">
            <text:p>2,49113248151911E-06</text:p>
          </table:table-cell>
          <table:table-cell office:value-type="float" office:value="0.999997517745408" calcext:value-type="float">
            <text:p>0,999997517745408</text:p>
          </table:table-cell>
          <table:table-cell office:value-type="float" office:value="0.00000247304082634514" calcext:value-type="float">
            <text:p>2,47304082634514E-06</text:p>
          </table:table-cell>
          <table:table-cell office:value-type="float" office:value="0.999997536510319" calcext:value-type="float">
            <text:p>0,999997536510319</text:p>
          </table:table-cell>
          <table:table-cell office:value-type="float" office:value="0.0000024535996988595" calcext:value-type="float">
            <text:p>2,4535996988595E-06</text:p>
          </table:table-cell>
          <table:table-cell office:value-type="float" office:value="0.999997556630779" calcext:value-type="float">
            <text:p>0,999997556630779</text:p>
          </table:table-cell>
          <table:table-cell office:value-type="float" office:value="0.00000243279658274087" calcext:value-type="float">
            <text:p>2,43279658274087E-06</text:p>
          </table:table-cell>
          <table:table-cell office:value-type="float" office:value="0.999997578119748" calcext:value-type="float">
            <text:p>0,999997578119748</text:p>
          </table:table-cell>
          <table:table-cell office:value-type="float" office:value="0.00000241061844030721" calcext:value-type="float">
            <text:p>2,41061844030721E-06</text:p>
          </table:table-cell>
        </table:table-row>
        <table:table-row table:style-name="ro1">
          <table:table-cell/>
          <table:table-cell office:value-type="float" office:value="0.00000260067483937032" calcext:value-type="float">
            <text:p>2,60067483937032E-06</text:p>
          </table:table-cell>
          <table:table-cell office:value-type="float" office:value="0.999997399484043" calcext:value-type="float">
            <text:p>0,999997399484043</text:p>
          </table:table-cell>
          <table:table-cell office:value-type="float" office:value="0.00000260003930696584" calcext:value-type="float">
            <text:p>2,60003930696584E-06</text:p>
          </table:table-cell>
          <table:table-cell office:value-type="float" office:value="0.999997400755186" calcext:value-type="float">
            <text:p>0,999997400755186</text:p>
          </table:table-cell>
          <table:table-cell office:value-type="float" office:value="0.0000025981323672486" calcext:value-type="float">
            <text:p>2,5981323672486E-06</text:p>
          </table:table-cell>
          <table:table-cell office:value-type="float" office:value="0.999997403298187" calcext:value-type="float">
            <text:p>0,999997403298187</text:p>
          </table:table-cell>
          <table:table-cell office:value-type="float" office:value="0.0000025949529052216" calcext:value-type="float">
            <text:p>2,5949529052216E-06</text:p>
          </table:table-cell>
          <table:table-cell office:value-type="float" office:value="0.999997407114633" calcext:value-type="float">
            <text:p>0,999997407114633</text:p>
          </table:table-cell>
          <table:table-cell office:value-type="float" office:value="0.0000025904989109371" calcext:value-type="float">
            <text:p>2,5904989109371E-06</text:p>
          </table:table-cell>
          <table:table-cell office:value-type="float" office:value="0.999997412206765" calcext:value-type="float">
            <text:p>0,999997412206765</text:p>
          </table:table-cell>
          <table:table-cell office:value-type="float" office:value="0.00000258476782288852" calcext:value-type="float">
            <text:p>2,58476782288852E-06</text:p>
          </table:table-cell>
          <table:table-cell office:value-type="float" office:value="0.999997418577783" calcext:value-type="float">
            <text:p>0,999997418577783</text:p>
          </table:table-cell>
          <table:table-cell office:value-type="float" office:value="0.00000257775600964738" calcext:value-type="float">
            <text:p>2,57775600964738E-06</text:p>
          </table:table-cell>
          <table:table-cell office:value-type="float" office:value="0.999997426231364" calcext:value-type="float">
            <text:p>0,999997426231364</text:p>
          </table:table-cell>
          <table:table-cell office:value-type="float" office:value="0.00000256945944732134" calcext:value-type="float">
            <text:p>2,56945944732134E-06</text:p>
          </table:table-cell>
          <table:table-cell office:value-type="float" office:value="0.999997435172191" calcext:value-type="float">
            <text:p>0,999997435172191</text:p>
          </table:table-cell>
          <table:table-cell office:value-type="float" office:value="0.00000255987296293725" calcext:value-type="float">
            <text:p>2,55987296293725E-06</text:p>
          </table:table-cell>
          <table:table-cell office:value-type="float" office:value="0.999997445405826" calcext:value-type="float">
            <text:p>0,999997445405826</text:p>
          </table:table-cell>
          <table:table-cell office:value-type="float" office:value="0.00000254899067964054" calcext:value-type="float">
            <text:p>2,54899067964054E-06</text:p>
          </table:table-cell>
          <table:table-cell office:value-type="float" office:value="0.999997456938393" calcext:value-type="float">
            <text:p>0,999997456938393</text:p>
          </table:table-cell>
          <table:table-cell office:value-type="float" office:value="0.00000260067483937032" calcext:value-type="float">
            <text:p>2,60067483937032E-06</text:p>
          </table:table-cell>
          <table:table-cell office:value-type="float" office:value="0.999997469776998" calcext:value-type="float">
            <text:p>0,999997469776998</text:p>
          </table:table-cell>
          <table:table-cell office:value-type="float" office:value="0.00000252331143502094" calcext:value-type="float">
            <text:p>2,52331143502094E-06</text:p>
          </table:table-cell>
          <table:table-cell office:value-type="float" office:value="60.9999988250341" calcext:value-type="float">
            <text:p>60,9999988250341</text:p>
          </table:table-cell>
          <table:table-cell office:value-type="float" office:value="0.00000250849869498637" calcext:value-type="float">
            <text:p>2,50849869498637E-06</text:p>
          </table:table-cell>
          <table:table-cell office:value-type="float" office:value="0.999997499404841" calcext:value-type="float">
            <text:p>0,999997499404841</text:p>
          </table:table-cell>
          <table:table-cell office:value-type="float" office:value="0.00000249235843352569" calcext:value-type="float">
            <text:p>2,49235843352569E-06</text:p>
          </table:table-cell>
          <table:table-cell office:value-type="float" office:value="0.999997516212505" calcext:value-type="float">
            <text:p>0,999997516212505</text:p>
          </table:table-cell>
          <table:table-cell office:value-type="float" office:value="0.00000247488074578417" calcext:value-type="float">
            <text:p>2,47488074578417E-06</text:p>
          </table:table-cell>
          <table:table-cell office:value-type="float" office:value="0.99999753436311" calcext:value-type="float">
            <text:p>0,99999753436311</text:p>
          </table:table-cell>
          <table:table-cell office:value-type="float" office:value="0.00000245605445370334" calcext:value-type="float">
            <text:p>2,45605445370334E-06</text:p>
          </table:table-cell>
          <table:table-cell office:value-type="float" office:value="0.999997553868085" calcext:value-type="float">
            <text:p>0,999997553868085</text:p>
          </table:table-cell>
          <table:table-cell office:value-type="float" office:value="0.00000243586762527226" calcext:value-type="float">
            <text:p>2,43586762527226E-06</text:p>
          </table:table-cell>
          <table:table-cell office:value-type="float" office:value="0.999997574740046" calcext:value-type="float">
            <text:p>0,999997574740046</text:p>
          </table:table-cell>
          <table:table-cell office:value-type="float" office:value="0.00000241430731606762" calcext:value-type="float">
            <text:p>2,41430731606762E-06</text:p>
          </table:table-cell>
          <table:table-cell office:value-type="float" office:value="0.999997596992139" calcext:value-type="float">
            <text:p>0,999997596992139</text:p>
          </table:table-cell>
        </table:table-row>
        <table:table-row table:style-name="ro1">
          <table:table-cell/>
          <table:table-cell office:value-type="float" office:value="0.999997406617453" calcext:value-type="float">
            <text:p>0,999997406617453</text:p>
          </table:table-cell>
          <table:table-cell office:value-type="float" office:value="0.00000259322314921651" calcext:value-type="float">
            <text:p>2,59322314921651E-06</text:p>
          </table:table-cell>
          <table:table-cell office:value-type="float" office:value="0.999997407255063" calcext:value-type="float">
            <text:p>0,999997407255063</text:p>
          </table:table-cell>
          <table:table-cell office:value-type="float" office:value="0.00000259194787421979" calcext:value-type="float">
            <text:p>2,59194787421979E-06</text:p>
          </table:table-cell>
          <table:table-cell office:value-type="float" office:value="0.999997409168192" calcext:value-type="float">
            <text:p>0,999997409168192</text:p>
          </table:table-cell>
          <table:table-cell office:value-type="float" office:value="0.00000258939655872759" calcext:value-type="float">
            <text:p>2,58939655872759E-06</text:p>
          </table:table-cell>
          <table:table-cell office:value-type="float" office:value="0.999997412358055" calcext:value-type="float">
            <text:p>0,999997412358055</text:p>
          </table:table-cell>
          <table:table-cell office:value-type="float" office:value="0.00000258556772070317" calcext:value-type="float">
            <text:p>2,58556772070317E-06</text:p>
          </table:table-cell>
          <table:table-cell office:value-type="float" office:value="0.999997416826488" calcext:value-type="float">
            <text:p>0,999997416826488</text:p>
          </table:table-cell>
          <table:table-cell office:value-type="float" office:value="0.00000258045892387315" calcext:value-type="float">
            <text:p>2,58045892387315E-06</text:p>
          </table:table-cell>
          <table:table-cell office:value-type="float" office:value="0.999997422576381" calcext:value-type="float">
            <text:p>0,999997422576381</text:p>
          </table:table-cell>
          <table:table-cell office:value-type="float" office:value="0.00000257406712877994" calcext:value-type="float">
            <text:p>2,57406712877994E-06</text:p>
          </table:table-cell>
          <table:table-cell office:value-type="float" office:value="0.999997429611074" calcext:value-type="float">
            <text:p>0,999997429611074</text:p>
          </table:table-cell>
          <table:table-cell office:value-type="float" office:value="0.00000256638844442492" calcext:value-type="float">
            <text:p>2,56638844442492E-06</text:p>
          </table:table-cell>
          <table:table-cell office:value-type="float" office:value="0.999997437934904" calcext:value-type="float">
            <text:p>0,999997437934904</text:p>
          </table:table-cell>
          <table:table-cell office:value-type="float" office:value="0.00000255741819998878" calcext:value-type="float">
            <text:p>2,55741819998878E-06</text:p>
          </table:table-cell>
          <table:table-cell office:value-type="float" office:value="0.999997447553021" calcext:value-type="float">
            <text:p>0,999997447553021</text:p>
          </table:table-cell>
          <table:table-cell office:value-type="float" office:value="0.00000254715077530054" calcext:value-type="float">
            <text:p>2,54715077530054E-06</text:p>
          </table:table-cell>
          <table:table-cell office:value-type="float" office:value="0.999997458471245" calcext:value-type="float">
            <text:p>0,999997458471245</text:p>
          </table:table-cell>
          <table:table-cell office:value-type="float" office:value="0.00000253557998841636" calcext:value-type="float">
            <text:p>2,53557998841636E-06</text:p>
          </table:table-cell>
          <table:table-cell office:value-type="float" office:value="0.999997406617453" calcext:value-type="float">
            <text:p>0,999997406617453</text:p>
          </table:table-cell>
          <table:table-cell office:value-type="float" office:value="0.00000252269864553512" calcext:value-type="float">
            <text:p>2,52269864553512E-06</text:p>
          </table:table-cell>
          <table:table-cell office:value-type="float" office:value="0.999997484235994" calcext:value-type="float">
            <text:p>0,999997484235994</text:p>
          </table:table-cell>
          <table:table-cell office:value-type="float" office:value="0.00000250849869498637" calcext:value-type="float">
            <text:p>2,50849869498637E-06</text:p>
          </table:table-cell>
          <table:table-cell office:value-type="float" office:value="60.9999988402029" calcext:value-type="float">
            <text:p>60,9999988402029</text:p>
          </table:table-cell>
          <table:table-cell office:value-type="float" office:value="0.00000249297128651627" calcext:value-type="float">
            <text:p>2,49297128651627E-06</text:p>
          </table:table-cell>
          <table:table-cell office:value-type="float" office:value="0.999997515293236" calcext:value-type="float">
            <text:p>0,999997515293236</text:p>
          </table:table-cell>
          <table:table-cell office:value-type="float" office:value="0.0000024761068344592" calcext:value-type="float">
            <text:p>2,4761068344592E-06</text:p>
          </table:table-cell>
          <table:table-cell office:value-type="float" office:value="0.999997532830236" calcext:value-type="float">
            <text:p>0,999997532830236</text:p>
          </table:table-cell>
          <table:table-cell office:value-type="float" office:value="0.00000245789439279331" calcext:value-type="float">
            <text:p>2,45789439279331E-06</text:p>
          </table:table-cell>
          <table:table-cell office:value-type="float" office:value="0.99999755172094" calcext:value-type="float">
            <text:p>0,99999755172094</text:p>
          </table:table-cell>
          <table:table-cell office:value-type="float" office:value="0.00000243832238644437" calcext:value-type="float">
            <text:p>2,43832238644437E-06</text:p>
          </table:table-cell>
          <table:table-cell office:value-type="float" office:value="0.999997571977354" calcext:value-type="float">
            <text:p>0,999997571977354</text:p>
          </table:table-cell>
          <table:table-cell office:value-type="float" office:value="0.00000241737827066935" calcext:value-type="float">
            <text:p>2,41737827066935E-06</text:p>
          </table:table-cell>
          <table:table-cell office:value-type="float" office:value="0.999997593612451" calcext:value-type="float">
            <text:p>0,999997593612451</text:p>
          </table:table-cell>
          <table:table-cell office:value-type="float" office:value="0.00000239504859189665" calcext:value-type="float">
            <text:p>2,39504859189665E-06</text:p>
          </table:table-cell>
        </table:table-row>
        <table:table-row table:style-name="ro1">
          <table:table-cell/>
          <table:table-cell office:value-type="float" office:value="0.0000025857714999189" calcext:value-type="float">
            <text:p>2,5857714999189E-06</text:p>
          </table:table-cell>
          <table:table-cell office:value-type="float" office:value="0.99999741438847" calcext:value-type="float">
            <text:p>0,99999741438847</text:p>
          </table:table-cell>
          <table:table-cell office:value-type="float" office:value="0.0000025851317002612" calcext:value-type="float">
            <text:p>2,5851317002612E-06</text:p>
          </table:table-cell>
          <table:table-cell office:value-type="float" office:value="0.999997415668053" calcext:value-type="float">
            <text:p>0,999997415668053</text:p>
          </table:table-cell>
          <table:table-cell office:value-type="float" office:value="0.00000258321208157497" calcext:value-type="float">
            <text:p>2,58321208157497E-06</text:p>
          </table:table-cell>
          <table:table-cell office:value-type="float" office:value="0.99999741822805" calcext:value-type="float">
            <text:p>0,99999741822805</text:p>
          </table:table-cell>
          <table:table-cell office:value-type="float" office:value="0.00000258001137010133" calcext:value-type="float">
            <text:p>2,58001137010133E-06</text:p>
          </table:table-cell>
          <table:table-cell office:value-type="float" office:value="0.999997422069895" calcext:value-type="float">
            <text:p>0,999997422069895</text:p>
          </table:table-cell>
          <table:table-cell office:value-type="float" office:value="0.00000257552775928538" calcext:value-type="float">
            <text:p>2,57552775928538E-06</text:p>
          </table:table-cell>
          <table:table-cell office:value-type="float" office:value="0.999997427196078" calcext:value-type="float">
            <text:p>0,999997427196078</text:p>
          </table:table-cell>
          <table:table-cell office:value-type="float" office:value="0.00000256975825685402" calcext:value-type="float">
            <text:p>2,56975825685402E-06</text:p>
          </table:table-cell>
          <table:table-cell office:value-type="float" office:value="0.999997433609683" calcext:value-type="float">
            <text:p>0,999997433609683</text:p>
          </table:table-cell>
          <table:table-cell office:value-type="float" office:value="0.00000256269953491373" calcext:value-type="float">
            <text:p>2,56269953491373E-06</text:p>
          </table:table-cell>
          <table:table-cell office:value-type="float" office:value="0.99999744131462" calcext:value-type="float">
            <text:p>0,99999744131462</text:p>
          </table:table-cell>
          <table:table-cell office:value-type="float" office:value="0.00000255434716500691" calcext:value-type="float">
            <text:p>2,55434716500691E-06</text:p>
          </table:table-cell>
          <table:table-cell office:value-type="float" office:value="0.999997450315743" calcext:value-type="float">
            <text:p>0,999997450315743</text:p>
          </table:table-cell>
          <table:table-cell office:value-type="float" office:value="0.00000254469597171791" calcext:value-type="float">
            <text:p>2,54469597171791E-06</text:p>
          </table:table-cell>
          <table:table-cell office:value-type="float" office:value="0.999997460618443" calcext:value-type="float">
            <text:p>0,999997460618443</text:p>
          </table:table-cell>
          <table:table-cell office:value-type="float" office:value="0.00000253374007264107" calcext:value-type="float">
            <text:p>2,53374007264107E-06</text:p>
          </table:table-cell>
          <table:table-cell office:value-type="float" office:value="0.999997472229311" calcext:value-type="float">
            <text:p>0,999997472229311</text:p>
          </table:table-cell>
          <table:table-cell office:value-type="float" office:value="0.0000025857714999189" calcext:value-type="float">
            <text:p>2,5857714999189E-06</text:p>
          </table:table-cell>
          <table:table-cell office:value-type="float" office:value="0.999997485155343" calcext:value-type="float">
            <text:p>0,999997485155343</text:p>
          </table:table-cell>
          <table:table-cell office:value-type="float" office:value="0.00000250788586997341" calcext:value-type="float">
            <text:p>2,50788586997341E-06</text:p>
          </table:table-cell>
          <table:table-cell office:value-type="float" office:value="0.999997499404841" calcext:value-type="float">
            <text:p>0,999997499404841</text:p>
          </table:table-cell>
          <table:table-cell office:value-type="float" office:value="0.00000249297128651627" calcext:value-type="float">
            <text:p>2,49297128651627E-06</text:p>
          </table:table-cell>
          <table:table-cell office:value-type="float" office:value="60.9999988560913" calcext:value-type="float">
            <text:p>60,9999988560913</text:p>
          </table:table-cell>
          <table:table-cell office:value-type="float" office:value="0.0000024767195715425" calcext:value-type="float">
            <text:p>2,4767195715425E-06</text:p>
          </table:table-cell>
          <table:table-cell office:value-type="float" office:value="0.999997531910776" calcext:value-type="float">
            <text:p>0,999997531910776</text:p>
          </table:table-cell>
          <table:table-cell office:value-type="float" office:value="0.00000245912044072316" calcext:value-type="float">
            <text:p>2,45912044072316E-06</text:p>
          </table:table-cell>
          <table:table-cell office:value-type="float" office:value="0.999997550188008" calcext:value-type="float">
            <text:p>0,999997550188008</text:p>
          </table:table-cell>
          <table:table-cell office:value-type="float" office:value="0.00000244016227279875" calcext:value-type="float">
            <text:p>2,44016227279875E-06</text:p>
          </table:table-cell>
          <table:table-cell office:value-type="float" office:value="0.999997569830153" calcext:value-type="float">
            <text:p>0,999997569830153</text:p>
          </table:table-cell>
          <table:table-cell office:value-type="float" office:value="0.00000241983308224558" calcext:value-type="float">
            <text:p>2,41983308224558E-06</text:p>
          </table:table-cell>
          <table:table-cell office:value-type="float" office:value="0.999997590849755" calcext:value-type="float">
            <text:p>0,999997590849755</text:p>
          </table:table-cell>
          <table:table-cell office:value-type="float" office:value="0.00000239811960667247" calcext:value-type="float">
            <text:p>2,39811960667247E-06</text:p>
          </table:table-cell>
          <table:table-cell office:value-type="float" office:value="0.999997613260708" calcext:value-type="float">
            <text:p>0,999997613260708</text:p>
          </table:table-cell>
        </table:table-row>
        <table:table-row table:style-name="ro1">
          <table:table-cell/>
          <table:table-cell office:value-type="float" office:value="0.999997422159532" calcext:value-type="float">
            <text:p>0,999997422159532</text:p>
          </table:table-cell>
          <table:table-cell office:value-type="float" office:value="0.00000257767999456426" calcext:value-type="float">
            <text:p>2,57767999456426E-06</text:p>
          </table:table-cell>
          <table:table-cell office:value-type="float" office:value="0.999997422801516" calcext:value-type="float">
            <text:p>0,999997422801516</text:p>
          </table:table-cell>
          <table:table-cell office:value-type="float" office:value="0.00000257639587264435" calcext:value-type="float">
            <text:p>2,57639587264435E-06</text:p>
          </table:table-cell>
          <table:table-cell office:value-type="float" office:value="0.999997424727946" calcext:value-type="float">
            <text:p>0,999997424727946</text:p>
          </table:table-cell>
          <table:table-cell office:value-type="float" office:value="0.00000257382685464602" calcext:value-type="float">
            <text:p>2,57382685464602E-06</text:p>
          </table:table-cell>
          <table:table-cell office:value-type="float" office:value="0.999997427939923" calcext:value-type="float">
            <text:p>0,999997427939923</text:p>
          </table:table-cell>
          <table:table-cell office:value-type="float" office:value="0.00000256997138392556" calcext:value-type="float">
            <text:p>2,56997138392556E-06</text:p>
          </table:table-cell>
          <table:table-cell office:value-type="float" office:value="0.99999743243951" calcext:value-type="float">
            <text:p>0,99999743243951</text:p>
          </table:table-cell>
          <table:table-cell office:value-type="float" office:value="0.00000256482704485972" calcext:value-type="float">
            <text:p>2,56482704485972E-06</text:p>
          </table:table-cell>
          <table:table-cell office:value-type="float" office:value="0.999997438229425" calcext:value-type="float">
            <text:p>0,999997438229425</text:p>
          </table:table-cell>
          <table:table-cell office:value-type="float" office:value="0.00000255839062457408" calcext:value-type="float">
            <text:p>2,55839062457408E-06</text:p>
          </table:table-cell>
          <table:table-cell office:value-type="float" office:value="0.999997445313248" calcext:value-type="float">
            <text:p>0,999997445313248</text:p>
          </table:table-cell>
          <table:table-cell office:value-type="float" office:value="0.00000255065827226009" calcext:value-type="float">
            <text:p>2,55065827226009E-06</text:p>
          </table:table-cell>
          <table:table-cell office:value-type="float" office:value="0.999997453695443" calcext:value-type="float">
            <text:p>0,999997453695443</text:p>
          </table:table-cell>
          <table:table-cell office:value-type="float" office:value="0.00000254162499069288" calcext:value-type="float">
            <text:p>2,54162499069288E-06</text:p>
          </table:table-cell>
          <table:table-cell office:value-type="float" office:value="0.999997463381144" calcext:value-type="float">
            <text:p>0,999997463381144</text:p>
          </table:table-cell>
          <table:table-cell office:value-type="float" office:value="0.00000253128532534674" calcext:value-type="float">
            <text:p>2,53128532534674E-06</text:p>
          </table:table-cell>
          <table:table-cell office:value-type="float" office:value="0.999997474376488" calcext:value-type="float">
            <text:p>0,999997474376488</text:p>
          </table:table-cell>
          <table:table-cell office:value-type="float" office:value="0.00000251963263397936" calcext:value-type="float">
            <text:p>2,51963263397936E-06</text:p>
          </table:table-cell>
          <table:table-cell office:value-type="float" office:value="0.999997422159532" calcext:value-type="float">
            <text:p>0,999997422159532</text:p>
          </table:table-cell>
          <table:table-cell office:value-type="float" office:value="0.0000025066598411394" calcext:value-type="float">
            <text:p>2,5066598411394E-06</text:p>
          </table:table-cell>
          <table:table-cell office:value-type="float" office:value="0.999997500324231" calcext:value-type="float">
            <text:p>0,999997500324231</text:p>
          </table:table-cell>
          <table:table-cell office:value-type="float" office:value="0.00000249235843352569" calcext:value-type="float">
            <text:p>2,49235843352569E-06</text:p>
          </table:table-cell>
          <table:table-cell office:value-type="float" office:value="0.999997515293236" calcext:value-type="float">
            <text:p>0,999997515293236</text:p>
          </table:table-cell>
          <table:table-cell office:value-type="float" office:value="0.0000024767195715425" calcext:value-type="float">
            <text:p>2,4767195715425E-06</text:p>
          </table:table-cell>
          <table:table-cell office:value-type="float" office:value="60.999998872709" calcext:value-type="float">
            <text:p>60,999998872709</text:p>
          </table:table-cell>
          <table:table-cell office:value-type="float" office:value="0.00000245973358603546" calcext:value-type="float">
            <text:p>2,45973358603546E-06</text:p>
          </table:table-cell>
          <table:table-cell office:value-type="float" office:value="0.999997549268529" calcext:value-type="float">
            <text:p>0,999997549268529</text:p>
          </table:table-cell>
          <table:table-cell office:value-type="float" office:value="0.00000244138840677088" calcext:value-type="float">
            <text:p>2,44138840677088E-06</text:p>
          </table:table-cell>
          <table:table-cell office:value-type="float" office:value="0.999997568297269" calcext:value-type="float">
            <text:p>0,999997568297269</text:p>
          </table:table-cell>
          <table:table-cell office:value-type="float" office:value="0.00000242167297737073" calcext:value-type="float">
            <text:p>2,42167297737073E-06</text:p>
          </table:table-cell>
          <table:table-cell office:value-type="float" office:value="0.999997588702559" calcext:value-type="float">
            <text:p>0,999997588702559</text:p>
          </table:table-cell>
          <table:table-cell office:value-type="float" office:value="0.00000240057432410179" calcext:value-type="float">
            <text:p>2,40057432410179E-06</text:p>
          </table:table-cell>
          <table:table-cell office:value-type="float" office:value="0.999997610498042" calcext:value-type="float">
            <text:p>0,999997610498042</text:p>
          </table:table-cell>
          <table:table-cell office:value-type="float" office:value="0.00000237807848912919" calcext:value-type="float">
            <text:p>2,37807848912919E-06</text:p>
          </table:table-cell>
        </table:table-row>
        <table:table-row table:style-name="ro1">
          <table:table-cell/>
          <table:table-cell office:value-type="float" office:value="0.00000256958860844758" calcext:value-type="float">
            <text:p>2,56958860844758E-06</text:p>
          </table:table-cell>
          <table:table-cell office:value-type="float" office:value="0.999997430572502" calcext:value-type="float">
            <text:p>0,999997430572502</text:p>
          </table:table-cell>
          <table:table-cell office:value-type="float" office:value="0.00000256894420025411" calcext:value-type="float">
            <text:p>2,56894420025411E-06</text:p>
          </table:table-cell>
          <table:table-cell office:value-type="float" office:value="0.999997431861332" calcext:value-type="float">
            <text:p>0,999997431861332</text:p>
          </table:table-cell>
          <table:table-cell office:value-type="float" office:value="0.0000025670107293152" calcext:value-type="float">
            <text:p>2,5670107293152E-06</text:p>
          </table:table-cell>
          <table:table-cell office:value-type="float" office:value="0.999997434439795" calcext:value-type="float">
            <text:p>0,999997434439795</text:p>
          </table:table-cell>
          <table:table-cell office:value-type="float" office:value="0.00000256378687124581" calcext:value-type="float">
            <text:p>2,56378687124581E-06</text:p>
          </table:table-cell>
          <table:table-cell office:value-type="float" office:value="0.999997438309509" calcext:value-type="float">
            <text:p>0,999997438309509</text:p>
          </table:table-cell>
          <table:table-cell office:value-type="float" office:value="0.00000255927072712048" calcext:value-type="float">
            <text:p>2,55927072712048E-06</text:p>
          </table:table-cell>
          <table:table-cell office:value-type="float" office:value="0.999997443472806" calcext:value-type="float">
            <text:p>0,999997443472806</text:p>
          </table:table-cell>
          <table:table-cell office:value-type="float" office:value="0.00000255345949051744" calcext:value-type="float">
            <text:p>2,55345949051744E-06</text:p>
          </table:table-cell>
          <table:table-cell office:value-type="float" office:value="0.999997449932918" calcext:value-type="float">
            <text:p>0,999997449932918</text:p>
          </table:table-cell>
          <table:table-cell office:value-type="float" office:value="0.00000254634941254661" calcext:value-type="float">
            <text:p>2,54634941254661E-06</text:p>
          </table:table-cell>
          <table:table-cell office:value-type="float" office:value="0.999997457694041" calcext:value-type="float">
            <text:p>0,999997457694041</text:p>
          </table:table-cell>
          <table:table-cell office:value-type="float" office:value="0.00000253793612181585" calcext:value-type="float">
            <text:p>2,53793612181585E-06</text:p>
          </table:table-cell>
          <table:table-cell office:value-type="float" office:value="0.999997466760821" calcext:value-type="float">
            <text:p>0,999997466760821</text:p>
          </table:table-cell>
          <table:table-cell office:value-type="float" office:value="0.00000252821436785844" calcext:value-type="float">
            <text:p>2,52821436785844E-06</text:p>
          </table:table-cell>
          <table:table-cell office:value-type="float" office:value="0.999997477139108" calcext:value-type="float">
            <text:p>0,999997477139108</text:p>
          </table:table-cell>
          <table:table-cell office:value-type="float" office:value="0.00000251717797872253" calcext:value-type="float">
            <text:p>2,51717797872253E-06</text:p>
          </table:table-cell>
          <table:table-cell office:value-type="float" office:value="0.999997488835345" calcext:value-type="float">
            <text:p>0,999997488835345</text:p>
          </table:table-cell>
          <table:table-cell office:value-type="float" office:value="0.00000256958860844758" calcext:value-type="float">
            <text:p>2,56958860844758E-06</text:p>
          </table:table-cell>
          <table:table-cell office:value-type="float" office:value="0.999997501856972" calcext:value-type="float">
            <text:p>0,999997501856972</text:p>
          </table:table-cell>
          <table:table-cell office:value-type="float" office:value="0.00000249113248151911" calcext:value-type="float">
            <text:p>2,49113248151911E-06</text:p>
          </table:table-cell>
          <table:table-cell office:value-type="float" office:value="0.999997516212505" calcext:value-type="float">
            <text:p>0,999997516212505</text:p>
          </table:table-cell>
          <table:table-cell office:value-type="float" office:value="0.0000024761068344592" calcext:value-type="float">
            <text:p>2,4761068344592E-06</text:p>
          </table:table-cell>
          <table:table-cell office:value-type="float" office:value="0.999997531910776" calcext:value-type="float">
            <text:p>0,999997531910776</text:p>
          </table:table-cell>
          <table:table-cell office:value-type="float" office:value="0.00000245973358603546" calcext:value-type="float">
            <text:p>2,45973358603546E-06</text:p>
          </table:table-cell>
          <table:table-cell office:value-type="float" office:value="60.9999988900668" calcext:value-type="float">
            <text:p>60,9999988900668</text:p>
          </table:table-cell>
          <table:table-cell office:value-type="float" office:value="0.00000244200110477433" calcext:value-type="float">
            <text:p>2,44200110477433E-06</text:p>
          </table:table-cell>
          <table:table-cell office:value-type="float" office:value="0.999997567377949" calcext:value-type="float">
            <text:p>0,999997567377949</text:p>
          </table:table-cell>
          <table:table-cell office:value-type="float" office:value="0.00000242289894558656" calcext:value-type="float">
            <text:p>2,42289894558656E-06</text:p>
          </table:table-cell>
          <table:table-cell office:value-type="float" office:value="0.99999758716975" calcext:value-type="float">
            <text:p>0,99999758716975</text:p>
          </table:table-cell>
          <table:table-cell office:value-type="float" office:value="0.00000240241417970299" calcext:value-type="float">
            <text:p>2,40241417970299E-06</text:p>
          </table:table-cell>
          <table:table-cell office:value-type="float" office:value="0.999997608350954" calcext:value-type="float">
            <text:p>0,999997608350954</text:p>
          </table:table-cell>
          <table:table-cell office:value-type="float" office:value="0.00000238053316925502" calcext:value-type="float">
            <text:p>2,38053316925502E-06</text:p>
          </table:table-cell>
          <table:table-cell office:value-type="float" office:value="0.999997630935368" calcext:value-type="float">
            <text:p>0,999997630935368</text:p>
          </table:table-cell>
        </table:table-row>
        <table:table-row table:style-name="ro1">
          <table:table-cell/>
          <table:table-cell office:value-type="float" office:value="0.999997438985508" calcext:value-type="float">
            <text:p>0,999997438985508</text:p>
          </table:table-cell>
          <table:table-cell office:value-type="float" office:value="0.00000256085277605678" calcext:value-type="float">
            <text:p>2,56085277605678E-06</text:p>
          </table:table-cell>
          <table:table-cell office:value-type="float" office:value="0.999997439632366" calcext:value-type="float">
            <text:p>0,999997439632366</text:p>
          </table:table-cell>
          <table:table-cell office:value-type="float" office:value="0.00000255955903094573" calcext:value-type="float">
            <text:p>2,55955903094573E-06</text:p>
          </table:table-cell>
          <table:table-cell office:value-type="float" office:value="0.999997441573209" calcext:value-type="float">
            <text:p>0,999997441573209</text:p>
          </table:table-cell>
          <table:table-cell office:value-type="float" office:value="0.00000255697071305239" calcext:value-type="float">
            <text:p>2,55697071305239E-06</text:p>
          </table:table-cell>
          <table:table-cell office:value-type="float" office:value="0.999997444809374" calcext:value-type="float">
            <text:p>0,999997444809374</text:p>
          </table:table-cell>
          <table:table-cell office:value-type="float" office:value="0.00000255308622643113" calcext:value-type="float">
            <text:p>2,55308622643113E-06</text:p>
          </table:table-cell>
          <table:table-cell office:value-type="float" office:value="0.999997449342803" calcext:value-type="float">
            <text:p>0,999997449342803</text:p>
          </table:table-cell>
          <table:table-cell office:value-type="float" office:value="0.00000254790314568876" calcext:value-type="float">
            <text:p>2,54790314568876E-06</text:p>
          </table:table-cell>
          <table:table-cell office:value-type="float" office:value="0.999997455176337" calcext:value-type="float">
            <text:p>0,999997455176337</text:p>
          </table:table-cell>
          <table:table-cell office:value-type="float" office:value="0.00000254141821554033" calcext:value-type="float">
            <text:p>2,54141821554033E-06</text:p>
          </table:table-cell>
          <table:table-cell office:value-type="float" office:value="0.999997462313741" calcext:value-type="float">
            <text:p>0,999997462313741</text:p>
          </table:table-cell>
          <table:table-cell office:value-type="float" office:value="0.00000253362724900175" calcext:value-type="float">
            <text:p>2,53362724900175E-06</text:p>
          </table:table-cell>
          <table:table-cell office:value-type="float" office:value="0.999997470759436" calcext:value-type="float">
            <text:p>0,999997470759436</text:p>
          </table:table-cell>
          <table:table-cell office:value-type="float" office:value="0.00000252452545246307" calcext:value-type="float">
            <text:p>2,52452545246307E-06</text:p>
          </table:table-cell>
          <table:table-cell office:value-type="float" office:value="0.999997480518835" calcext:value-type="float">
            <text:p>0,999997480518835</text:p>
          </table:table-cell>
          <table:table-cell office:value-type="float" office:value="0.00000251410696305854" calcext:value-type="float">
            <text:p>2,51410696305854E-06</text:p>
          </table:table-cell>
          <table:table-cell office:value-type="float" office:value="0.999997491598042" calcext:value-type="float">
            <text:p>0,999997491598042</text:p>
          </table:table-cell>
          <table:table-cell office:value-type="float" office:value="0.0000025023652597822" calcext:value-type="float">
            <text:p>2,5023652597822E-06</text:p>
          </table:table-cell>
          <table:table-cell office:value-type="float" office:value="0.999997438985508" calcext:value-type="float">
            <text:p>0,999997438985508</text:p>
          </table:table-cell>
          <table:table-cell office:value-type="float" office:value="0.00000248929256085884" calcext:value-type="float">
            <text:p>2,48929256085884E-06</text:p>
          </table:table-cell>
          <table:table-cell office:value-type="float" office:value="0.999997517745408" calcext:value-type="float">
            <text:p>0,999997517745408</text:p>
          </table:table-cell>
          <table:table-cell office:value-type="float" office:value="0.00000247488074578417" calcext:value-type="float">
            <text:p>2,47488074578417E-06</text:p>
          </table:table-cell>
          <table:table-cell office:value-type="float" office:value="0.999997532830236" calcext:value-type="float">
            <text:p>0,999997532830236</text:p>
          </table:table-cell>
          <table:table-cell office:value-type="float" office:value="0.00000245912044072316" calcext:value-type="float">
            <text:p>2,45912044072316E-06</text:p>
          </table:table-cell>
          <table:table-cell office:value-type="float" office:value="0.999997549268529" calcext:value-type="float">
            <text:p>0,999997549268529</text:p>
          </table:table-cell>
          <table:table-cell office:value-type="float" office:value="0.00000244200110477433" calcext:value-type="float">
            <text:p>2,44200110477433E-06</text:p>
          </table:table-cell>
          <table:table-cell office:value-type="float" office:value="60.999998908176" calcext:value-type="float">
            <text:p>60,999998908176</text:p>
          </table:table-cell>
          <table:table-cell office:value-type="float" office:value="0.00000242351181189981" calcext:value-type="float">
            <text:p>2,42351181189981E-06</text:p>
          </table:table-cell>
          <table:table-cell office:value-type="float" office:value="0.99999758625039" calcext:value-type="float">
            <text:p>0,99999758625039</text:p>
          </table:table-cell>
          <table:table-cell office:value-type="float" office:value="0.00000240364023074147" calcext:value-type="float">
            <text:p>2,40364023074147E-06</text:p>
          </table:table-cell>
          <table:table-cell office:value-type="float" office:value="0.999997606818034" calcext:value-type="float">
            <text:p>0,999997606818034</text:p>
          </table:table-cell>
          <table:table-cell office:value-type="float" office:value="0.00000238237299943211" calcext:value-type="float">
            <text:p>2,38237299943211E-06</text:p>
          </table:table-cell>
          <table:table-cell office:value-type="float" office:value="0.999997628788254" calcext:value-type="float">
            <text:p>0,999997628788254</text:p>
          </table:table-cell>
          <table:table-cell office:value-type="float" office:value="0.00000235969613948672" calcext:value-type="float">
            <text:p>2,35969613948672E-06</text:p>
          </table:table-cell>
        </table:table-row>
        <table:table-row table:style-name="ro1">
          <table:table-cell/>
          <table:table-cell office:value-type="float" office:value="0.00000255211695687763" calcext:value-type="float">
            <text:p>2,55211695687763E-06</text:p>
          </table:table-cell>
          <table:table-cell office:value-type="float" office:value="0.999997448045403" calcext:value-type="float">
            <text:p>0,999997448045403</text:p>
          </table:table-cell>
          <table:table-cell office:value-type="float" office:value="0.00000255146755601121" calcext:value-type="float">
            <text:p>2,55146755601121E-06</text:p>
          </table:table-cell>
          <table:table-cell office:value-type="float" office:value="0.999997449344222" calcext:value-type="float">
            <text:p>0,999997449344222</text:p>
          </table:table-cell>
          <table:table-cell office:value-type="float" office:value="0.00000254951904066214" calcext:value-type="float">
            <text:p>2,54951904066214E-06</text:p>
          </table:table-cell>
          <table:table-cell office:value-type="float" office:value="0.999997451942811" calcext:value-type="float">
            <text:p>0,999997451942811</text:p>
          </table:table-cell>
          <table:table-cell office:value-type="float" office:value="0.00000254627002804764" calcext:value-type="float">
            <text:p>2,54627002804764E-06</text:p>
          </table:table-cell>
          <table:table-cell office:value-type="float" office:value="0.999997455842727" calcext:value-type="float">
            <text:p>0,999997455842727</text:p>
          </table:table-cell>
          <table:table-cell office:value-type="float" office:value="0.00000254171861524544" calcext:value-type="float">
            <text:p>2,54171861524544E-06</text:p>
          </table:table-cell>
          <table:table-cell office:value-type="float" office:value="0.999997461046343" calcext:value-type="float">
            <text:p>0,999997461046343</text:p>
          </table:table-cell>
          <table:table-cell office:value-type="float" office:value="0.00000253586191301114" calcext:value-type="float">
            <text:p>2,53586191301114E-06</text:p>
          </table:table-cell>
          <table:table-cell office:value-type="float" office:value="0.999997467557139" calcext:value-type="float">
            <text:p>0,999997467557139</text:p>
          </table:table-cell>
          <table:table-cell office:value-type="float" office:value="0.00000252869604833172" calcext:value-type="float">
            <text:p>2,52869604833172E-06</text:p>
          </table:table-cell>
          <table:table-cell office:value-type="float" office:value="0.999997475379139" calcext:value-type="float">
            <text:p>0,999997475379139</text:p>
          </table:table-cell>
          <table:table-cell office:value-type="float" office:value="0.00000252021656210744" calcext:value-type="float">
            <text:p>2,52021656210744E-06</text:p>
          </table:table-cell>
          <table:table-cell office:value-type="float" office:value="0.999997484517489" calcext:value-type="float">
            <text:p>0,999997484517489</text:p>
          </table:table-cell>
          <table:table-cell office:value-type="float" office:value="0.00000251041800514162" calcext:value-type="float">
            <text:p>2,51041800514162E-06</text:p>
          </table:table-cell>
          <table:table-cell office:value-type="float" office:value="0.999997494977785" calcext:value-type="float">
            <text:p>0,999997494977785</text:p>
          </table:table-cell>
          <table:table-cell office:value-type="float" office:value="0.00000249929422879713" calcext:value-type="float">
            <text:p>2,49929422879713E-06</text:p>
          </table:table-cell>
          <table:table-cell office:value-type="float" office:value="0.999997506766903" calcext:value-type="float">
            <text:p>0,999997506766903</text:p>
          </table:table-cell>
          <table:table-cell office:value-type="float" office:value="0.00000255211695687763" calcext:value-type="float">
            <text:p>2,55211695687763E-06</text:p>
          </table:table-cell>
          <table:table-cell office:value-type="float" office:value="0.999997519892577" calcext:value-type="float">
            <text:p>0,999997519892577</text:p>
          </table:table-cell>
          <table:table-cell office:value-type="float" office:value="0.00000247304082634514" calcext:value-type="float">
            <text:p>2,47304082634514E-06</text:p>
          </table:table-cell>
          <table:table-cell office:value-type="float" office:value="0.99999753436311" calcext:value-type="float">
            <text:p>0,99999753436311</text:p>
          </table:table-cell>
          <table:table-cell office:value-type="float" office:value="0.00000245789439279331" calcext:value-type="float">
            <text:p>2,45789439279331E-06</text:p>
          </table:table-cell>
          <table:table-cell office:value-type="float" office:value="0.999997550188008" calcext:value-type="float">
            <text:p>0,999997550188008</text:p>
          </table:table-cell>
          <table:table-cell office:value-type="float" office:value="0.00000244138840677088" calcext:value-type="float">
            <text:p>2,44138840677088E-06</text:p>
          </table:table-cell>
          <table:table-cell office:value-type="float" office:value="0.999997567377949" calcext:value-type="float">
            <text:p>0,999997567377949</text:p>
          </table:table-cell>
          <table:table-cell office:value-type="float" office:value="0.00000242351181189981" calcext:value-type="float">
            <text:p>2,42351181189981E-06</text:p>
          </table:table-cell>
          <table:table-cell office:value-type="float" office:value="60.9999989270485" calcext:value-type="float">
            <text:p>60,9999989270485</text:p>
          </table:table-cell>
          <table:table-cell office:value-type="float" office:value="0.00000240425307640457" calcext:value-type="float">
            <text:p>2,40425307640457E-06</text:p>
          </table:table-cell>
          <table:table-cell office:value-type="float" office:value="0.999997605898687" calcext:value-type="float">
            <text:p>0,999997605898687</text:p>
          </table:table-cell>
          <table:table-cell office:value-type="float" office:value="0.00000238359911097774" calcext:value-type="float">
            <text:p>2,38359911097774E-06</text:p>
          </table:table-cell>
          <table:table-cell office:value-type="float" office:value="0.999997627255419" calcext:value-type="float">
            <text:p>0,999997627255419</text:p>
          </table:table-cell>
          <table:table-cell office:value-type="float" office:value="0.00000236153598021094" calcext:value-type="float">
            <text:p>2,36153598021094E-06</text:p>
          </table:table-cell>
          <table:table-cell office:value-type="float" office:value="0.999997650028591" calcext:value-type="float">
            <text:p>0,999997650028591</text:p>
          </table:table-cell>
        </table:table-row>
        <table:table-row table:style-name="ro1">
          <table:table-cell/>
          <table:table-cell office:value-type="float" office:value="0.999997457105278" calcext:value-type="float">
            <text:p>0,999997457105278</text:p>
          </table:table-cell>
          <table:table-cell office:value-type="float" office:value="0.00000254273174005171" calcext:value-type="float">
            <text:p>2,54273174005171E-06</text:p>
          </table:table-cell>
          <table:table-cell office:value-type="float" office:value="0.999997457757265" calcext:value-type="float">
            <text:p>0,999997457757265</text:p>
          </table:table-cell>
          <table:table-cell office:value-type="float" office:value="0.00000254142757505349" calcext:value-type="float">
            <text:p>2,54142757505349E-06</text:p>
          </table:table-cell>
          <table:table-cell office:value-type="float" office:value="0.999997459713828" calcext:value-type="float">
            <text:p>0,999997459713828</text:p>
          </table:table-cell>
          <table:table-cell office:value-type="float" office:value="0.00000253881836054237" calcext:value-type="float">
            <text:p>2,53881836054237E-06</text:p>
          </table:table-cell>
          <table:table-cell office:value-type="float" office:value="0.999997462976109" calcext:value-type="float">
            <text:p>0,999997462976109</text:p>
          </table:table-cell>
          <table:table-cell office:value-type="float" office:value="0.00000253490245794019" calcext:value-type="float">
            <text:p>2,53490245794019E-06</text:p>
          </table:table-cell>
          <table:table-cell office:value-type="float" office:value="0.999997467546235" calcext:value-type="float">
            <text:p>0,999997467546235</text:p>
          </table:table-cell>
          <table:table-cell office:value-type="float" office:value="0.00000252967739122756" calcext:value-type="float">
            <text:p>2,52967739122756E-06</text:p>
          </table:table-cell>
          <table:table-cell office:value-type="float" office:value="0.999997473427156" calcext:value-type="float">
            <text:p>0,999997473427156</text:p>
          </table:table-cell>
          <table:table-cell office:value-type="float" office:value="0.00000252313971482732" calcext:value-type="float">
            <text:p>2,52313971482732E-06</text:p>
          </table:table-cell>
          <table:table-cell office:value-type="float" office:value="0.999997480622546" calcext:value-type="float">
            <text:p>0,999997480622546</text:p>
          </table:table-cell>
          <table:table-cell office:value-type="float" office:value="0.00000251528539452206" calcext:value-type="float">
            <text:p>2,51528539452206E-06</text:p>
          </table:table-cell>
          <table:table-cell office:value-type="float" office:value="0.999997489137175" calcext:value-type="float">
            <text:p>0,999997489137175</text:p>
          </table:table-cell>
          <table:table-cell office:value-type="float" office:value="0.00000250610914309668" calcext:value-type="float">
            <text:p>2,50610914309668E-06</text:p>
          </table:table-cell>
          <table:table-cell office:value-type="float" office:value="0.999997498976387" calcext:value-type="float">
            <text:p>0,999997498976387</text:p>
          </table:table-cell>
          <table:table-cell office:value-type="float" office:value="0.00000249560535148241" calcext:value-type="float">
            <text:p>2,49560535148241E-06</text:p>
          </table:table-cell>
          <table:table-cell office:value-type="float" office:value="0.99999751014658" calcext:value-type="float">
            <text:p>0,99999751014658</text:p>
          </table:table-cell>
          <table:table-cell office:value-type="float" office:value="0.00000248376684253149" calcext:value-type="float">
            <text:p>2,48376684253149E-06</text:p>
          </table:table-cell>
          <table:table-cell office:value-type="float" office:value="0.999997457105278" calcext:value-type="float">
            <text:p>0,999997457105278</text:p>
          </table:table-cell>
          <table:table-cell office:value-type="float" office:value="0.00000247058608138229" calcext:value-type="float">
            <text:p>2,47058608138229E-06</text:p>
          </table:table-cell>
          <table:table-cell office:value-type="float" office:value="0.999997536510319" calcext:value-type="float">
            <text:p>0,999997536510319</text:p>
          </table:table-cell>
          <table:table-cell office:value-type="float" office:value="0.00000245605445370334" calcext:value-type="float">
            <text:p>2,45605445370334E-06</text:p>
          </table:table-cell>
          <table:table-cell office:value-type="float" office:value="0.99999755172094" calcext:value-type="float">
            <text:p>0,99999755172094</text:p>
          </table:table-cell>
          <table:table-cell office:value-type="float" office:value="0.00000244016227279875" calcext:value-type="float">
            <text:p>2,44016227279875E-06</text:p>
          </table:table-cell>
          <table:table-cell office:value-type="float" office:value="0.999997568297269" calcext:value-type="float">
            <text:p>0,999997568297269</text:p>
          </table:table-cell>
          <table:table-cell office:value-type="float" office:value="0.00000242289894558656" calcext:value-type="float">
            <text:p>2,42289894558656E-06</text:p>
          </table:table-cell>
          <table:table-cell office:value-type="float" office:value="0.99999758625039" calcext:value-type="float">
            <text:p>0,99999758625039</text:p>
          </table:table-cell>
          <table:table-cell office:value-type="float" office:value="0.00000240425307640457" calcext:value-type="float">
            <text:p>2,40425307640457E-06</text:p>
          </table:table-cell>
          <table:table-cell office:value-type="float" office:value="60.9999989466968" calcext:value-type="float">
            <text:p>60,9999989466968</text:p>
          </table:table-cell>
          <table:table-cell office:value-type="float" office:value="0.00000238421192733096" calcext:value-type="float">
            <text:p>2,38421192733096E-06</text:p>
          </table:table-cell>
          <table:table-cell office:value-type="float" office:value="0.999997626335977" calcext:value-type="float">
            <text:p>0,999997626335977</text:p>
          </table:table-cell>
          <table:table-cell office:value-type="float" office:value="0.0000023627620421296" calcext:value-type="float">
            <text:p>2,3627620421296E-06</text:p>
          </table:table-cell>
          <table:table-cell office:value-type="float" office:value="0.999997648495775" calcext:value-type="float">
            <text:p>0,999997648495775</text:p>
          </table:table-cell>
          <table:table-cell office:value-type="float" office:value="0.00000233988861764178" calcext:value-type="float">
            <text:p>2,33988861764178E-06</text:p>
          </table:table-cell>
        </table:table-row>
        <table:table-row table:style-name="ro1">
          <table:table-cell/>
          <table:table-cell office:value-type="float" office:value="0.00000253334656774573" calcext:value-type="float">
            <text:p>2,53334656774573E-06</text:p>
          </table:table-cell>
          <table:table-cell office:value-type="float" office:value="0.999997466817107" calcext:value-type="float">
            <text:p>0,999997466817107</text:p>
          </table:table-cell>
          <table:table-cell office:value-type="float" office:value="0.0000025326917800772" calcext:value-type="float">
            <text:p>2,5326917800772E-06</text:p>
          </table:table-cell>
          <table:table-cell office:value-type="float" office:value="0.999997468126844" calcext:value-type="float">
            <text:p>0,999997468126844</text:p>
          </table:table-cell>
          <table:table-cell office:value-type="float" office:value="0.00000253072692002476" calcext:value-type="float">
            <text:p>2,53072692002476E-06</text:p>
          </table:table-cell>
          <table:table-cell office:value-type="float" office:value="0.999997470747148" calcext:value-type="float">
            <text:p>0,999997470747148</text:p>
          </table:table-cell>
          <table:table-cell office:value-type="float" office:value="0.00000252745074957872" calcext:value-type="float">
            <text:p>2,52745074957872E-06</text:p>
          </table:table-cell>
          <table:table-cell office:value-type="float" office:value="0.99999747467966" calcext:value-type="float">
            <text:p>0,99999747467966</text:p>
          </table:table-cell>
          <table:table-cell office:value-type="float" office:value="0.00000252286120194789" calcext:value-type="float">
            <text:p>2,52286120194789E-06</text:p>
          </table:table-cell>
          <table:table-cell office:value-type="float" office:value="0.999997479927049" calcext:value-type="float">
            <text:p>0,999997479927049</text:p>
          </table:table-cell>
          <table:table-cell office:value-type="float" office:value="0.00000251695520270268" calcext:value-type="float">
            <text:p>2,51695520270268E-06</text:p>
          </table:table-cell>
          <table:table-cell office:value-type="float" office:value="0.999997486492588" calcext:value-type="float">
            <text:p>0,999997486492588</text:p>
          </table:table-cell>
          <table:table-cell office:value-type="float" office:value="0.0000025097290189402" calcext:value-type="float">
            <text:p>2,5097290189402E-06</text:p>
          </table:table-cell>
          <table:table-cell office:value-type="float" office:value="0.999997494380581" calcext:value-type="float">
            <text:p>0,999997494380581</text:p>
          </table:table-cell>
          <table:table-cell office:value-type="float" office:value="0.00000250117798750171" calcext:value-type="float">
            <text:p>2,50117798750171E-06</text:p>
          </table:table-cell>
          <table:table-cell office:value-type="float" office:value="0.999997503596095" calcext:value-type="float">
            <text:p>0,999997503596095</text:p>
          </table:table-cell>
          <table:table-cell office:value-type="float" office:value="0.00000249129644358526" calcext:value-type="float">
            <text:p>2,49129644358526E-06</text:p>
          </table:table-cell>
          <table:table-cell office:value-type="float" office:value="0.999997514145227" calcext:value-type="float">
            <text:p>0,999997514145227</text:p>
          </table:table-cell>
          <table:table-cell office:value-type="float" office:value="0.00000248007791148197" calcext:value-type="float">
            <text:p>2,48007791148197E-06</text:p>
          </table:table-cell>
          <table:table-cell office:value-type="float" office:value="0.999997526034989" calcext:value-type="float">
            <text:p>0,999997526034989</text:p>
          </table:table-cell>
          <table:table-cell office:value-type="float" office:value="0.00000253334656774573" calcext:value-type="float">
            <text:p>2,53334656774573E-06</text:p>
          </table:table-cell>
          <table:table-cell office:value-type="float" office:value="0.999997539272989" calcext:value-type="float">
            <text:p>0,999997539272989</text:p>
          </table:table-cell>
          <table:table-cell office:value-type="float" office:value="0.0000024535996988595" calcext:value-type="float">
            <text:p>2,4535996988595E-06</text:p>
          </table:table-cell>
          <table:table-cell office:value-type="float" office:value="0.999997553868085" calcext:value-type="float">
            <text:p>0,999997553868085</text:p>
          </table:table-cell>
          <table:table-cell office:value-type="float" office:value="0.00000243832238644437" calcext:value-type="float">
            <text:p>2,43832238644437E-06</text:p>
          </table:table-cell>
          <table:table-cell office:value-type="float" office:value="0.999997569830153" calcext:value-type="float">
            <text:p>0,999997569830153</text:p>
          </table:table-cell>
          <table:table-cell office:value-type="float" office:value="0.00000242167297737073" calcext:value-type="float">
            <text:p>2,42167297737073E-06</text:p>
          </table:table-cell>
          <table:table-cell office:value-type="float" office:value="0.99999758716975" calcext:value-type="float">
            <text:p>0,99999758716975</text:p>
          </table:table-cell>
          <table:table-cell office:value-type="float" office:value="0.00000240364023074147" calcext:value-type="float">
            <text:p>2,40364023074147E-06</text:p>
          </table:table-cell>
          <table:table-cell office:value-type="float" office:value="0.999997605898687" calcext:value-type="float">
            <text:p>0,999997605898687</text:p>
          </table:table-cell>
          <table:table-cell office:value-type="float" office:value="0.00000238421192733096" calcext:value-type="float">
            <text:p>2,38421192733096E-06</text:p>
          </table:table-cell>
          <table:table-cell office:value-type="float" office:value="60.9999989671341" calcext:value-type="float">
            <text:p>60,9999989671341</text:p>
          </table:table-cell>
          <table:table-cell office:value-type="float" office:value="0.00000236337489256666" calcext:value-type="float">
            <text:p>2,36337489256666E-06</text:p>
          </table:table-cell>
          <table:table-cell office:value-type="float" office:value="0.999997647576392" calcext:value-type="float">
            <text:p>0,999997647576392</text:p>
          </table:table-cell>
          <table:table-cell office:value-type="float" office:value="0.00000234111456265396" calcext:value-type="float">
            <text:p>2,34111456265396E-06</text:p>
          </table:table-cell>
          <table:table-cell office:value-type="float" office:value="0.999997670554043" calcext:value-type="float">
            <text:p>0,999997670554043</text:p>
          </table:table-cell>
        </table:table-row>
        <table:table-row table:style-name="ro1">
          <table:table-cell/>
          <table:table-cell office:value-type="float" office:value="0.999997476528973" calcext:value-type="float">
            <text:p>0,999997476528973</text:p>
          </table:table-cell>
          <table:table-cell office:value-type="float" office:value="0.00000252330658412347" calcext:value-type="float">
            <text:p>2,52330658412347E-06</text:p>
          </table:table-cell>
          <table:table-cell office:value-type="float" office:value="0.999997477186712" calcext:value-type="float">
            <text:p>0,999997477186712</text:p>
          </table:table-cell>
          <table:table-cell office:value-type="float" office:value="0.0000025219910764207" calcext:value-type="float">
            <text:p>2,5219910764207E-06</text:p>
          </table:table-cell>
          <table:table-cell office:value-type="float" office:value="0.999997479160178" calcext:value-type="float">
            <text:p>0,999997479160178</text:p>
          </table:table-cell>
          <table:table-cell office:value-type="float" office:value="0.00000251935931128155" calcext:value-type="float">
            <text:p>2,51935931128155E-06</text:p>
          </table:table-cell>
          <table:table-cell office:value-type="float" office:value="0.999997482450671" calcext:value-type="float">
            <text:p>0,999997482450671</text:p>
          </table:table-cell>
          <table:table-cell office:value-type="float" office:value="0.00000251540952023177" calcext:value-type="float">
            <text:p>2,51540952023177E-06</text:p>
          </table:table-cell>
          <table:table-cell office:value-type="float" office:value="0.999997487060472" calcext:value-type="float">
            <text:p>0,999997487060472</text:p>
          </table:table-cell>
          <table:table-cell office:value-type="float" office:value="0.00000251013903163066" calcext:value-type="float">
            <text:p>2,51013903163066E-06</text:p>
          </table:table-cell>
          <table:table-cell office:value-type="float" office:value="0.999997492992457" calcext:value-type="float">
            <text:p>0,999997492992457</text:p>
          </table:table-cell>
          <table:table-cell office:value-type="float" office:value="0.00000250354451736268" calcext:value-type="float">
            <text:p>2,50354451736268E-06</text:p>
          </table:table-cell>
          <table:table-cell office:value-type="float" office:value="0.999997500250585" calcext:value-type="float">
            <text:p>0,999997500250585</text:p>
          </table:table-cell>
          <table:table-cell office:value-type="float" office:value="0.00000249562163701089" calcext:value-type="float">
            <text:p>2,49562163701089E-06</text:p>
          </table:table-cell>
          <table:table-cell office:value-type="float" office:value="0.999997508839514" calcext:value-type="float">
            <text:p>0,999997508839514</text:p>
          </table:table-cell>
          <table:table-cell office:value-type="float" office:value="0.00000248636524191603" calcext:value-type="float">
            <text:p>2,48636524191603E-06</text:p>
          </table:table-cell>
          <table:table-cell office:value-type="float" office:value="0.999997518764935" calcext:value-type="float">
            <text:p>0,999997518764935</text:p>
          </table:table-cell>
          <table:table-cell office:value-type="float" office:value="0.00000247576901313273" calcext:value-type="float">
            <text:p>2,47576901313273E-06</text:p>
          </table:table-cell>
          <table:table-cell office:value-type="float" office:value="0.999997530033639" calcext:value-type="float">
            <text:p>0,999997530033639</text:p>
          </table:table-cell>
          <table:table-cell office:value-type="float" office:value="0.00000246382614965679" calcext:value-type="float">
            <text:p>2,46382614965679E-06</text:p>
          </table:table-cell>
          <table:table-cell office:value-type="float" office:value="0.999997476528973" calcext:value-type="float">
            <text:p>0,999997476528973</text:p>
          </table:table-cell>
          <table:table-cell office:value-type="float" office:value="0.00000245052869962681" calcext:value-type="float">
            <text:p>2,45052869962681E-06</text:p>
          </table:table-cell>
          <table:table-cell office:value-type="float" office:value="0.999997556630779" calcext:value-type="float">
            <text:p>0,999997556630779</text:p>
          </table:table-cell>
          <table:table-cell office:value-type="float" office:value="0.00000243586762527226" calcext:value-type="float">
            <text:p>2,43586762527226E-06</text:p>
          </table:table-cell>
          <table:table-cell office:value-type="float" office:value="0.999997571977354" calcext:value-type="float">
            <text:p>0,999997571977354</text:p>
          </table:table-cell>
          <table:table-cell office:value-type="float" office:value="0.00000241983308224558" calcext:value-type="float">
            <text:p>2,41983308224558E-06</text:p>
          </table:table-cell>
          <table:table-cell office:value-type="float" office:value="0.999997588702559" calcext:value-type="float">
            <text:p>0,999997588702559</text:p>
          </table:table-cell>
          <table:table-cell office:value-type="float" office:value="0.00000240241417970299" calcext:value-type="float">
            <text:p>2,40241417970299E-06</text:p>
          </table:table-cell>
          <table:table-cell office:value-type="float" office:value="0.999997606818034" calcext:value-type="float">
            <text:p>0,999997606818034</text:p>
          </table:table-cell>
          <table:table-cell office:value-type="float" office:value="0.00000238359911097774" calcext:value-type="float">
            <text:p>2,38359911097774E-06</text:p>
          </table:table-cell>
          <table:table-cell office:value-type="float" office:value="0.999997626335977" calcext:value-type="float">
            <text:p>0,999997626335977</text:p>
          </table:table-cell>
          <table:table-cell office:value-type="float" office:value="0.00000236337489256666" calcext:value-type="float">
            <text:p>2,36337489256666E-06</text:p>
          </table:table-cell>
          <table:table-cell office:value-type="float" office:value="60.9999989883744" calcext:value-type="float">
            <text:p>60,9999989883744</text:p>
          </table:table-cell>
          <table:table-cell office:value-type="float" office:value="0.00000234172739899119" calcext:value-type="float">
            <text:p>2,34172739899119E-06</text:p>
          </table:table-cell>
          <table:table-cell office:value-type="float" office:value="0.999997669634815" calcext:value-type="float">
            <text:p>0,999997669634815</text:p>
          </table:table-cell>
          <table:table-cell office:value-type="float" office:value="0.00000231864161126527" calcext:value-type="float">
            <text:p>2,31864161126527E-06</text:p>
          </table:table-cell>
        </table:table-row>
        <table:table-row table:style-name="ro1">
          <table:table-cell/>
          <table:table-cell office:value-type="float" office:value="0.00000251326659028717" calcext:value-type="float">
            <text:p>2,51326659028717E-06</text:p>
          </table:table-cell>
          <table:table-cell office:value-type="float" office:value="0.999997486898575" calcext:value-type="float">
            <text:p>0,999997486898575</text:p>
          </table:table-cell>
          <table:table-cell office:value-type="float" office:value="0.00000251260590244939" calcext:value-type="float">
            <text:p>2,51260590244939E-06</text:p>
          </table:table-cell>
          <table:table-cell office:value-type="float" office:value="0.999997488220023" calcext:value-type="float">
            <text:p>0,999997488220023</text:p>
          </table:table-cell>
          <table:table-cell office:value-type="float" office:value="0.00000251062349487796" calcext:value-type="float">
            <text:p>2,51062349487796E-06</text:p>
          </table:table-cell>
          <table:table-cell office:value-type="float" office:value="0.999997490863721" calcext:value-type="float">
            <text:p>0,999997490863721</text:p>
          </table:table-cell>
          <table:table-cell office:value-type="float" office:value="0.00000250731805007121" calcext:value-type="float">
            <text:p>2,50731805007121E-06</text:p>
          </table:table-cell>
          <table:table-cell office:value-type="float" office:value="0.999997494831501" calcext:value-type="float">
            <text:p>0,999997494831501</text:p>
          </table:table-cell>
          <table:table-cell office:value-type="float" office:value="0.00000250268733470449" calcext:value-type="float">
            <text:p>2,50268733470449E-06</text:p>
          </table:table-cell>
          <table:table-cell office:value-type="float" office:value="0.999997500125889" calcext:value-type="float">
            <text:p>0,999997500125889</text:p>
          </table:table-cell>
          <table:table-cell office:value-type="float" office:value="0.00000249672834184977" calcext:value-type="float">
            <text:p>2,49672834184977E-06</text:p>
          </table:table-cell>
          <table:table-cell office:value-type="float" office:value="0.999997506750468" calcext:value-type="float">
            <text:p>0,999997506750468</text:p>
          </table:table-cell>
          <table:table-cell office:value-type="float" office:value="0.00000248943711389504" calcext:value-type="float">
            <text:p>2,48943711389504E-06</text:p>
          </table:table-cell>
          <table:table-cell office:value-type="float" office:value="0.999997514709519" calcext:value-type="float">
            <text:p>0,999997514709519</text:p>
          </table:table-cell>
          <table:table-cell office:value-type="float" office:value="0.00000248080891684932" calcext:value-type="float">
            <text:p>2,48080891684932E-06</text:p>
          </table:table-cell>
          <table:table-cell office:value-type="float" office:value="0.999997524008361" calcext:value-type="float">
            <text:p>0,999997524008361</text:p>
          </table:table-cell>
          <table:table-cell office:value-type="float" office:value="0.00000247083782722868" calcext:value-type="float">
            <text:p>2,47083782722868E-06</text:p>
          </table:table-cell>
          <table:table-cell office:value-type="float" office:value="0.99999753465333" calcext:value-type="float">
            <text:p>0,99999753465333</text:p>
          </table:table-cell>
          <table:table-cell office:value-type="float" office:value="0.00000245951727384508" calcext:value-type="float">
            <text:p>2,45951727384508E-06</text:p>
          </table:table-cell>
          <table:table-cell office:value-type="float" office:value="0.999997546651369" calcext:value-type="float">
            <text:p>0,999997546651369</text:p>
          </table:table-cell>
          <table:table-cell office:value-type="float" office:value="0.00000251326659028717" calcext:value-type="float">
            <text:p>2,51326659028717E-06</text:p>
          </table:table-cell>
          <table:table-cell office:value-type="float" office:value="0.999997560010542" calcext:value-type="float">
            <text:p>0,999997560010542</text:p>
          </table:table-cell>
          <table:table-cell office:value-type="float" office:value="0.00000243279658274087" calcext:value-type="float">
            <text:p>2,43279658274087E-06</text:p>
          </table:table-cell>
          <table:table-cell office:value-type="float" office:value="0.999997574740046" calcext:value-type="float">
            <text:p>0,999997574740046</text:p>
          </table:table-cell>
          <table:table-cell office:value-type="float" office:value="0.00000241737827066935" calcext:value-type="float">
            <text:p>2,41737827066935E-06</text:p>
          </table:table-cell>
          <table:table-cell office:value-type="float" office:value="0.999997590849755" calcext:value-type="float">
            <text:p>0,999997590849755</text:p>
          </table:table-cell>
          <table:table-cell office:value-type="float" office:value="0.00000240057432410179" calcext:value-type="float">
            <text:p>2,40057432410179E-06</text:p>
          </table:table-cell>
          <table:table-cell office:value-type="float" office:value="0.999997608350954" calcext:value-type="float">
            <text:p>0,999997608350954</text:p>
          </table:table-cell>
          <table:table-cell office:value-type="float" office:value="0.00000238237299943211" calcext:value-type="float">
            <text:p>2,38237299943211E-06</text:p>
          </table:table-cell>
          <table:table-cell office:value-type="float" office:value="0.999997627255419" calcext:value-type="float">
            <text:p>0,999997627255419</text:p>
          </table:table-cell>
          <table:table-cell office:value-type="float" office:value="0.0000023627620421296" calcext:value-type="float">
            <text:p>2,3627620421296E-06</text:p>
          </table:table-cell>
          <table:table-cell office:value-type="float" office:value="0.999997647576392" calcext:value-type="float">
            <text:p>0,999997647576392</text:p>
          </table:table-cell>
          <table:table-cell office:value-type="float" office:value="0.00000234172739899119" calcext:value-type="float">
            <text:p>2,34172739899119E-06</text:p>
          </table:table-cell>
          <table:table-cell office:value-type="float" office:value="60.9999990104328" calcext:value-type="float">
            <text:p>60,9999990104328</text:p>
          </table:table-cell>
          <table:table-cell office:value-type="float" office:value="0.00000231925435278946" calcext:value-type="float">
            <text:p>2,31925435278946E-06</text:p>
          </table:table-cell>
          <table:table-cell office:value-type="float" office:value="0.999997692526301" calcext:value-type="float">
            <text:p>0,999997692526301</text:p>
          </table:table-cell>
        </table:table-row>
        <table:table-row table:style-name="ro1">
          <table:table-cell/>
          <table:table-cell office:value-type="float" office:value="0.99999749726816" calcext:value-type="float">
            <text:p>0,99999749726816</text:p>
          </table:table-cell>
          <table:table-cell office:value-type="float" office:value="0.0000025025659265987" calcext:value-type="float">
            <text:p>2,5025659265987E-06</text:p>
          </table:table-cell>
          <table:table-cell office:value-type="float" office:value="0.999997497931901" calcext:value-type="float">
            <text:p>0,999997497931901</text:p>
          </table:table-cell>
          <table:table-cell office:value-type="float" office:value="0.0000025012382868228" calcext:value-type="float">
            <text:p>2,5012382868228E-06</text:p>
          </table:table-cell>
          <table:table-cell office:value-type="float" office:value="0.999997499923569" calcext:value-type="float">
            <text:p>0,999997499923569</text:p>
          </table:table-cell>
          <table:table-cell office:value-type="float" office:value="0.0000024985822291157" calcext:value-type="float">
            <text:p>2,4985822291157E-06</text:p>
          </table:table-cell>
          <table:table-cell office:value-type="float" office:value="0.999997503244537" calcext:value-type="float">
            <text:p>0,999997503244537</text:p>
          </table:table-cell>
          <table:table-cell office:value-type="float" office:value="0.00000249459588819168" calcext:value-type="float">
            <text:p>2,49459588819168E-06</text:p>
          </table:table-cell>
          <table:table-cell office:value-type="float" office:value="0.999997507896896" calcext:value-type="float">
            <text:p>0,999997507896896</text:p>
          </table:table-cell>
          <table:table-cell office:value-type="float" office:value="0.00000248927665924548" calcext:value-type="float">
            <text:p>2,48927665924548E-06</text:p>
          </table:table-cell>
          <table:table-cell office:value-type="float" office:value="0.999997513883919" calcext:value-type="float">
            <text:p>0,999997513883919</text:p>
          </table:table-cell>
          <table:table-cell office:value-type="float" office:value="0.00000248262092839013" calcext:value-type="float">
            <text:p>2,48262092839013E-06</text:p>
          </table:table-cell>
          <table:table-cell office:value-type="float" office:value="0.999997521209419" calcext:value-type="float">
            <text:p>0,999997521209419</text:p>
          </table:table-cell>
          <table:table-cell office:value-type="float" office:value="0.00000247462441871349" calcext:value-type="float">
            <text:p>2,47462441871349E-06</text:p>
          </table:table-cell>
          <table:table-cell office:value-type="float" office:value="0.999997529878347" calcext:value-type="float">
            <text:p>0,999997529878347</text:p>
          </table:table-cell>
          <table:table-cell office:value-type="float" office:value="0.00000246528150371628" calcext:value-type="float">
            <text:p>2,46528150371628E-06</text:p>
          </table:table-cell>
          <table:table-cell office:value-type="float" office:value="0.999997539896743" calcext:value-type="float">
            <text:p>0,999997539896743</text:p>
          </table:table-cell>
          <table:table-cell office:value-type="float" office:value="0.00000245458606606963" calcext:value-type="float">
            <text:p>2,45458606606963E-06</text:p>
          </table:table-cell>
          <table:table-cell office:value-type="float" office:value="0.999997551271077" calcext:value-type="float">
            <text:p>0,999997551271077</text:p>
          </table:table-cell>
          <table:table-cell office:value-type="float" office:value="0.00000244253087822166" calcext:value-type="float">
            <text:p>2,44253087822166E-06</text:p>
          </table:table-cell>
          <table:table-cell office:value-type="float" office:value="0.99999749726816" calcext:value-type="float">
            <text:p>0,99999749726816</text:p>
          </table:table-cell>
          <table:table-cell office:value-type="float" office:value="0.00000242910769343574" calcext:value-type="float">
            <text:p>2,42910769343574E-06</text:p>
          </table:table-cell>
          <table:table-cell office:value-type="float" office:value="0.999997578119748" calcext:value-type="float">
            <text:p>0,999997578119748</text:p>
          </table:table-cell>
          <table:table-cell office:value-type="float" office:value="0.00000241430731606762" calcext:value-type="float">
            <text:p>2,41430731606762E-06</text:p>
          </table:table-cell>
          <table:table-cell office:value-type="float" office:value="0.999997593612451" calcext:value-type="float">
            <text:p>0,999997593612451</text:p>
          </table:table-cell>
          <table:table-cell office:value-type="float" office:value="0.00000239811960667247" calcext:value-type="float">
            <text:p>2,39811960667247E-06</text:p>
          </table:table-cell>
          <table:table-cell office:value-type="float" office:value="0.999997610498042" calcext:value-type="float">
            <text:p>0,999997610498042</text:p>
          </table:table-cell>
          <table:table-cell office:value-type="float" office:value="0.00000238053316925502" calcext:value-type="float">
            <text:p>2,38053316925502E-06</text:p>
          </table:table-cell>
          <table:table-cell office:value-type="float" office:value="0.999997628788254" calcext:value-type="float">
            <text:p>0,999997628788254</text:p>
          </table:table-cell>
          <table:table-cell office:value-type="float" office:value="0.00000236153598021094" calcext:value-type="float">
            <text:p>2,36153598021094E-06</text:p>
          </table:table-cell>
          <table:table-cell office:value-type="float" office:value="0.999997648495775" calcext:value-type="float">
            <text:p>0,999997648495775</text:p>
          </table:table-cell>
          <table:table-cell office:value-type="float" office:value="0.00000234111456265396" calcext:value-type="float">
            <text:p>2,34111456265396E-06</text:p>
          </table:table-cell>
          <table:table-cell office:value-type="float" office:value="0.999997669634815" calcext:value-type="float">
            <text:p>0,999997669634815</text:p>
          </table:table-cell>
          <table:table-cell office:value-type="float" office:value="0.00000231925435278946" calcext:value-type="float">
            <text:p>2,31925435278946E-06</text:p>
          </table:table-cell>
          <table:table-cell office:value-type="float" office:value="60.9999990333246" calcext:value-type="float">
            <text:p>60,9999990333246</text:p>
          </table:table-cell>
          <table:table-cell office:value-type="float" office:value="0.00000229594015577206" calcext:value-type="float">
            <text:p>2,29594015577206E-06</text:p>
          </table:table-cell>
        </table:table-row>
        <table:table-row table:style-name="ro1">
          <table:table-cell/>
          <table:table-cell office:value-type="float" office:value="0.00000249186529244216" calcext:value-type="float">
            <text:p>2,49186529244216E-06</text:p>
          </table:table-cell>
          <table:table-cell office:value-type="float" office:value="0.999997508301447" calcext:value-type="float">
            <text:p>0,999997508301447</text:p>
          </table:table-cell>
          <table:table-cell office:value-type="float" office:value="0.00000249119833961586" calcext:value-type="float">
            <text:p>2,49119833961586E-06</text:p>
          </table:table-cell>
          <table:table-cell office:value-type="float" office:value="0.999997509635409" calcext:value-type="float">
            <text:p>0,999997509635409</text:p>
          </table:table-cell>
          <table:table-cell office:value-type="float" office:value="0.00000248919709577855" calcext:value-type="float">
            <text:p>2,48919709577855E-06</text:p>
          </table:table-cell>
          <table:table-cell office:value-type="float" office:value="0.999997512304337" calcext:value-type="float">
            <text:p>0,999997512304337</text:p>
          </table:table-cell>
          <table:table-cell office:value-type="float" office:value="0.00000248586006645901" calcext:value-type="float">
            <text:p>2,48586006645901E-06</text:p>
          </table:table-cell>
          <table:table-cell office:value-type="float" office:value="0.999997516309938" calcext:value-type="float">
            <text:p>0,999997516309938</text:p>
          </table:table-cell>
          <table:table-cell office:value-type="float" office:value="0.00000248118522749863" calcext:value-type="float">
            <text:p>2,48118522749863E-06</text:p>
          </table:table-cell>
          <table:table-cell office:value-type="float" office:value="0.999997521654904" calcext:value-type="float">
            <text:p>0,999997521654904</text:p>
          </table:table-cell>
          <table:table-cell office:value-type="float" office:value="0.00000247516928730818" calcext:value-type="float">
            <text:p>2,47516928730818E-06</text:p>
          </table:table-cell>
          <table:table-cell office:value-type="float" office:value="0.999997528342806" calcext:value-type="float">
            <text:p>0,999997528342806</text:p>
          </table:table-cell>
          <table:table-cell office:value-type="float" office:value="0.00000246780822144022" calcext:value-type="float">
            <text:p>2,46780822144022E-06</text:p>
          </table:table-cell>
          <table:table-cell office:value-type="float" office:value="0.999997536378233" calcext:value-type="float">
            <text:p>0,999997536378233</text:p>
          </table:table-cell>
          <table:table-cell office:value-type="float" office:value="0.00000245909701435121" calcext:value-type="float">
            <text:p>2,45909701435121E-06</text:p>
          </table:table-cell>
          <table:table-cell office:value-type="float" office:value="0.999997545766695" calcext:value-type="float">
            <text:p>0,999997545766695</text:p>
          </table:table-cell>
          <table:table-cell office:value-type="float" office:value="0.00000244902978430161" calcext:value-type="float">
            <text:p>2,44902978430161E-06</text:p>
          </table:table-cell>
          <table:table-cell office:value-type="float" office:value="0.999997556514417" calcext:value-type="float">
            <text:p>0,999997556514417</text:p>
          </table:table-cell>
          <table:table-cell office:value-type="float" office:value="0.00000243759973783675" calcext:value-type="float">
            <text:p>2,43759973783675E-06</text:p>
          </table:table-cell>
          <table:table-cell office:value-type="float" office:value="0.999997568628837" calcext:value-type="float">
            <text:p>0,999997568628837</text:p>
          </table:table-cell>
          <table:table-cell office:value-type="float" office:value="0.00000249186529244216" calcext:value-type="float">
            <text:p>2,49186529244216E-06</text:p>
          </table:table-cell>
          <table:table-cell office:value-type="float" office:value="0.999997582118341" calcext:value-type="float">
            <text:p>0,999997582118341</text:p>
          </table:table-cell>
          <table:table-cell office:value-type="float" office:value="0.00000241061844030721" calcext:value-type="float">
            <text:p>2,41061844030721E-06</text:p>
          </table:table-cell>
          <table:table-cell office:value-type="float" office:value="0.999997596992139" calcext:value-type="float">
            <text:p>0,999997596992139</text:p>
          </table:table-cell>
          <table:table-cell office:value-type="float" office:value="0.00000239504859189665" calcext:value-type="float">
            <text:p>2,39504859189665E-06</text:p>
          </table:table-cell>
          <table:table-cell office:value-type="float" office:value="0.999997613260708" calcext:value-type="float">
            <text:p>0,999997613260708</text:p>
          </table:table-cell>
          <table:table-cell office:value-type="float" office:value="0.00000237807848912919" calcext:value-type="float">
            <text:p>2,37807848912919E-06</text:p>
          </table:table-cell>
          <table:table-cell office:value-type="float" office:value="0.999997630935368" calcext:value-type="float">
            <text:p>0,999997630935368</text:p>
          </table:table-cell>
          <table:table-cell office:value-type="float" office:value="0.00000235969613948672" calcext:value-type="float">
            <text:p>2,35969613948672E-06</text:p>
          </table:table-cell>
          <table:table-cell office:value-type="float" office:value="0.999997650028591" calcext:value-type="float">
            <text:p>0,999997650028591</text:p>
          </table:table-cell>
          <table:table-cell office:value-type="float" office:value="0.00000233988861764178" calcext:value-type="float">
            <text:p>2,33988861764178E-06</text:p>
          </table:table-cell>
          <table:table-cell office:value-type="float" office:value="0.999997670554043" calcext:value-type="float">
            <text:p>0,999997670554043</text:p>
          </table:table-cell>
          <table:table-cell office:value-type="float" office:value="0.00000231864161126527" calcext:value-type="float">
            <text:p>2,31864161126527E-06</text:p>
          </table:table-cell>
          <table:table-cell office:value-type="float" office:value="0.999997692526301" calcext:value-type="float">
            <text:p>0,999997692526301</text:p>
          </table:table-cell>
          <table:table-cell office:value-type="float" office:value="0.00000229594015577206" calcext:value-type="float">
            <text:p>2,29594015577206E-06</text:p>
          </table:table-cell>
          <table:table-cell office:value-type="float" office:value="60.9999990570663" calcext:value-type="float">
            <text:p>60,9999990570663</text:p>
          </table:table-cell>
        </table:table-row>
      </table:table>
      <table:table table:name="Planilha5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I lambda=</text:p>
          </table:table-cell>
          <table:table-cell table:formula="of:=[$Planilha1.$G$3]*[$Planilha1.$G$3]" office:value-type="float" office:value="2.25" calcext:value-type="float">
            <text:p>2,25</text:p>
          </table:table-cell>
          <table:table-cell table:number-columns-repeated="35"/>
        </table:table-row>
        <table:table-row table:style-name="ro1">
          <table:table-cell table:number-columns-repeated="2"/>
          <table:table-cell table:formula="of:=[.$B$1]" office:value-type="float" office:value="2.25" calcext:value-type="float">
            <text:p>2,25</text:p>
          </table:table-cell>
          <table:table-cell table:number-columns-repeated="34"/>
        </table:table-row>
        <table:table-row table:style-name="ro1">
          <table:table-cell table:number-columns-repeated="3"/>
          <table:table-cell table:formula="of:=[.$B$1]" office:value-type="float" office:value="2.25" calcext:value-type="float">
            <text:p>2,25</text:p>
          </table:table-cell>
          <table:table-cell table:number-columns-repeated="33"/>
        </table:table-row>
        <table:table-row table:style-name="ro1">
          <table:table-cell table:number-columns-repeated="4"/>
          <table:table-cell table:formula="of:=[.$B$1]" office:value-type="float" office:value="2.25" calcext:value-type="float">
            <text:p>2,25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$B$1]" office:value-type="float" office:value="2.25" calcext:value-type="float">
            <text:p>2,25</text:p>
          </table:table-cell>
          <table:table-cell table:number-columns-repeated="31"/>
        </table:table-row>
        <table:table-row table:style-name="ro1">
          <table:table-cell table:number-columns-repeated="6"/>
          <table:table-cell table:formula="of:=[.$B$1]" office:value-type="float" office:value="2.25" calcext:value-type="float">
            <text:p>2,25</text:p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[.$B$1]" office:value-type="float" office:value="2.25" calcext:value-type="float">
            <text:p>2,25</text:p>
          </table:table-cell>
          <table:table-cell table:number-columns-repeated="29"/>
        </table:table-row>
        <table:table-row table:style-name="ro1">
          <table:table-cell table:number-columns-repeated="8"/>
          <table:table-cell table:formula="of:=[.$B$1]" office:value-type="float" office:value="2.25" calcext:value-type="float">
            <text:p>2,25</text:p>
          </table:table-cell>
          <table:table-cell table:number-columns-repeated="28"/>
        </table:table-row>
        <table:table-row table:style-name="ro1">
          <table:table-cell table:number-columns-repeated="9"/>
          <table:table-cell table:formula="of:=[.$B$1]" office:value-type="float" office:value="2.25" calcext:value-type="float">
            <text:p>2,25</text:p>
          </table:table-cell>
          <table:table-cell table:number-columns-repeated="27"/>
        </table:table-row>
        <table:table-row table:style-name="ro1">
          <table:table-cell table:number-columns-repeated="10"/>
          <table:table-cell table:formula="of:=[.$B$1]" office:value-type="float" office:value="2.25" calcext:value-type="float">
            <text:p>2,25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formula="of:=[.$B$1]" office:value-type="float" office:value="2.25" calcext:value-type="float">
            <text:p>2,25</text:p>
          </table:table-cell>
          <table:table-cell table:number-columns-repeated="25"/>
        </table:table-row>
        <table:table-row table:style-name="ro1">
          <table:table-cell table:number-columns-repeated="12"/>
          <table:table-cell table:formula="of:=[.$B$1]" office:value-type="float" office:value="2.25" calcext:value-type="float">
            <text:p>2,25</text:p>
          </table:table-cell>
          <table:table-cell table:number-columns-repeated="24"/>
        </table:table-row>
        <table:table-row table:style-name="ro1">
          <table:table-cell table:number-columns-repeated="13"/>
          <table:table-cell table:formula="of:=[.$B$1]" office:value-type="float" office:value="2.25" calcext:value-type="float">
            <text:p>2,25</text:p>
          </table:table-cell>
          <table:table-cell table:number-columns-repeated="23"/>
        </table:table-row>
        <table:table-row table:style-name="ro1">
          <table:table-cell table:number-columns-repeated="14"/>
          <table:table-cell table:formula="of:=[.$B$1]" office:value-type="float" office:value="2.25" calcext:value-type="float">
            <text:p>2,25</text:p>
          </table:table-cell>
          <table:table-cell table:number-columns-repeated="22"/>
        </table:table-row>
        <table:table-row table:style-name="ro1">
          <table:table-cell table:number-columns-repeated="15"/>
          <table:table-cell table:formula="of:=[.$B$1]" office:value-type="float" office:value="2.25" calcext:value-type="float">
            <text:p>2,25</text:p>
          </table:table-cell>
          <table:table-cell table:number-columns-repeated="21"/>
        </table:table-row>
        <table:table-row table:style-name="ro1">
          <table:table-cell table:number-columns-repeated="16"/>
          <table:table-cell table:formula="of:=[.$B$1]" office:value-type="float" office:value="2.25" calcext:value-type="float">
            <text:p>2,25</text:p>
          </table:table-cell>
          <table:table-cell table:number-columns-repeated="20"/>
        </table:table-row>
        <table:table-row table:style-name="ro1">
          <table:table-cell table:number-columns-repeated="17"/>
          <table:table-cell table:formula="of:=[.$B$1]" office:value-type="float" office:value="2.25" calcext:value-type="float">
            <text:p>2,25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formula="of:=[.$B$1]" office:value-type="float" office:value="2.25" calcext:value-type="float">
            <text:p>2,25</text:p>
          </table:table-cell>
          <table:table-cell table:number-columns-repeated="18"/>
        </table:table-row>
        <table:table-row table:style-name="ro1">
          <table:table-cell table:number-columns-repeated="19"/>
          <table:table-cell table:formula="of:=[.$B$1]" office:value-type="float" office:value="2.25" calcext:value-type="float">
            <text:p>2,25</text:p>
          </table:table-cell>
          <table:table-cell table:number-columns-repeated="17"/>
        </table:table-row>
        <table:table-row table:style-name="ro1">
          <table:table-cell table:number-columns-repeated="20"/>
          <table:table-cell table:formula="of:=[.$B$1]" office:value-type="float" office:value="2.25" calcext:value-type="float">
            <text:p>2,25</text:p>
          </table:table-cell>
          <table:table-cell table:number-columns-repeated="16"/>
        </table:table-row>
        <table:table-row table:style-name="ro1">
          <table:table-cell table:number-columns-repeated="21"/>
          <table:table-cell table:formula="of:=[.$B$1]" office:value-type="float" office:value="2.25" calcext:value-type="float">
            <text:p>2,25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formula="of:=[.$B$1]" office:value-type="float" office:value="2.25" calcext:value-type="float">
            <text:p>2,25</text:p>
          </table:table-cell>
          <table:table-cell table:number-columns-repeated="14"/>
        </table:table-row>
        <table:table-row table:style-name="ro1">
          <table:table-cell table:number-columns-repeated="23"/>
          <table:table-cell table:formula="of:=[.$B$1]" office:value-type="float" office:value="2.25" calcext:value-type="float">
            <text:p>2,25</text:p>
          </table:table-cell>
          <table:table-cell table:number-columns-repeated="13"/>
        </table:table-row>
        <table:table-row table:style-name="ro1">
          <table:table-cell table:number-columns-repeated="24"/>
          <table:table-cell table:formula="of:=[.$B$1]" office:value-type="float" office:value="2.25" calcext:value-type="float">
            <text:p>2,25</text:p>
          </table:table-cell>
          <table:table-cell table:number-columns-repeated="12"/>
        </table:table-row>
        <table:table-row table:style-name="ro1">
          <table:table-cell table:number-columns-repeated="25"/>
          <table:table-cell table:formula="of:=[.$B$1]" office:value-type="float" office:value="2.25" calcext:value-type="float">
            <text:p>2,25</text:p>
          </table:table-cell>
          <table:table-cell table:number-columns-repeated="11"/>
        </table:table-row>
        <table:table-row table:style-name="ro1">
          <table:table-cell table:number-columns-repeated="26"/>
          <table:table-cell table:formula="of:=[.$B$1]" office:value-type="float" office:value="2.25" calcext:value-type="float">
            <text:p>2,25</text:p>
          </table:table-cell>
          <table:table-cell table:number-columns-repeated="10"/>
        </table:table-row>
        <table:table-row table:style-name="ro1">
          <table:table-cell table:number-columns-repeated="27"/>
          <table:table-cell table:formula="of:=[.$B$1]" office:value-type="float" office:value="2.25" calcext:value-type="float">
            <text:p>2,25</text:p>
          </table:table-cell>
          <table:table-cell table:number-columns-repeated="9"/>
        </table:table-row>
        <table:table-row table:style-name="ro1">
          <table:table-cell table:number-columns-repeated="28"/>
          <table:table-cell table:formula="of:=[.$B$1]" office:value-type="float" office:value="2.25" calcext:value-type="float">
            <text:p>2,25</text:p>
          </table:table-cell>
          <table:table-cell table:number-columns-repeated="8"/>
        </table:table-row>
        <table:table-row table:style-name="ro1">
          <table:table-cell table:number-columns-repeated="29"/>
          <table:table-cell table:formula="of:=[.$B$1]" office:value-type="float" office:value="2.25" calcext:value-type="float">
            <text:p>2,25</text:p>
          </table:table-cell>
          <table:table-cell table:number-columns-repeated="7"/>
        </table:table-row>
        <table:table-row table:style-name="ro1">
          <table:table-cell table:number-columns-repeated="30"/>
          <table:table-cell table:formula="of:=[.$B$1]" office:value-type="float" office:value="2.25" calcext:value-type="float">
            <text:p>2,25</text:p>
          </table:table-cell>
          <table:table-cell table:number-columns-repeated="6"/>
        </table:table-row>
        <table:table-row table:style-name="ro1">
          <table:table-cell table:number-columns-repeated="31"/>
          <table:table-cell table:formula="of:=[.$B$1]"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table:number-columns-repeated="32"/>
          <table:table-cell table:formula="of:=[.$B$1]" office:value-type="float" office:value="2.25" calcext:value-type="float">
            <text:p>2,2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formula="of:=[.$B$1]" office:value-type="float" office:value="2.25" calcext:value-type="float">
            <text:p>2,25</text:p>
          </table:table-cell>
          <table:table-cell table:number-columns-repeated="3"/>
        </table:table-row>
        <table:table-row table:style-name="ro1">
          <table:table-cell table:number-columns-repeated="34"/>
          <table:table-cell table:formula="of:=[.$B$1]"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table:number-columns-repeated="35"/>
          <table:table-cell table:formula="of:=[.$B$1]" office:value-type="float" office:value="2.25" calcext:value-type="float">
            <text:p>2,25</text:p>
          </table:table-cell>
          <table:table-cell/>
        </table:table-row>
        <table:table-row table:style-name="ro1">
          <table:table-cell table:number-columns-repeated="36"/>
          <table:table-cell table:formula="of:=[.$B$1]" office:value-type="float" office:value="2.25" calcext:value-type="float">
            <text:p>2,25</text:p>
          </table:table-cell>
        </table:table-row>
      </table:table>
      <table:table table:name="Planilha6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At A + I lambda=</text:p>
          </table:table-cell>
          <table:table-cell table:formula="of:=[$Planilha4.B1]+[$Planilha5.B1]" office:value-type="float" office:value="123.25" calcext:value-type="float">
            <text:p>123,25</text:p>
          </table:table-cell>
          <table:table-cell table:formula="of:=[$Planilha4.C1]+[$Planilha5.C1]" office:value-type="float" office:value="0.00000268205585784997" calcext:value-type="float">
            <text:p>2,68205585784997E-06</text:p>
          </table:table-cell>
          <table:table-cell table:formula="of:=[$Planilha4.D1]+[$Planilha5.D1]" office:value-type="float" office:value="0.999997318403727" calcext:value-type="float">
            <text:p>0,999997318403727</text:p>
          </table:table-cell>
          <table:table-cell table:formula="of:=[$Planilha4.E1]+[$Planilha5.E1]" office:value-type="float" office:value="0.00000268083017695986" calcext:value-type="float">
            <text:p>2,68083017695986E-06</text:p>
          </table:table-cell>
          <table:table-cell table:formula="of:=[$Planilha4.F1]+[$Planilha5.F1]" office:value-type="float" office:value="0.999997320242501" calcext:value-type="float">
            <text:p>0,999997320242501</text:p>
          </table:table-cell>
          <table:table-cell table:formula="of:=[$Planilha4.G1]+[$Planilha5.G1]" office:value-type="float" office:value="0.00000267837811340765" calcext:value-type="float">
            <text:p>2,67837811340765E-06</text:p>
          </table:table-cell>
          <table:table-cell table:formula="of:=[$Planilha4.H1]+[$Planilha5.H1]" office:value-type="float" office:value="0.99999732330823" calcext:value-type="float">
            <text:p>0,99999732330823</text:p>
          </table:table-cell>
          <table:table-cell table:formula="of:=[$Planilha4.I1]+[$Planilha5.I1]" office:value-type="float" office:value="0.00000267469830861344" calcext:value-type="float">
            <text:p>2,67469830861344E-06</text:p>
          </table:table-cell>
          <table:table-cell table:formula="of:=[$Planilha4.J1]+[$Planilha5.J1]" office:value-type="float" office:value="0.999997327602588" calcext:value-type="float">
            <text:p>0,999997327602588</text:p>
          </table:table-cell>
          <table:table-cell table:formula="of:=[$Planilha4.K1]+[$Planilha5.K1]" office:value-type="float" office:value="0.00000266978877749846" calcext:value-type="float">
            <text:p>2,66978877749846E-06</text:p>
          </table:table-cell>
          <table:table-cell table:formula="of:=[$Planilha4.L1]+[$Planilha5.L1]" office:value-type="float" office:value="0.999997333127959" calcext:value-type="float">
            <text:p>0,999997333127959</text:p>
          </table:table-cell>
          <table:table-cell table:formula="of:=[$Planilha4.M1]+[$Planilha5.M1]" office:value-type="float" office:value="0.00000266364680523434" calcext:value-type="float">
            <text:p>2,66364680523434E-06</text:p>
          </table:table-cell>
          <table:table-cell table:formula="of:=[$Planilha4.N1]+[$Planilha5.N1]" office:value-type="float" office:value="0.999997339887388" calcext:value-type="float">
            <text:p>0,999997339887388</text:p>
          </table:table-cell>
          <table:table-cell table:formula="of:=[$Planilha4.O1]+[$Planilha5.O1]" office:value-type="float" office:value="0.00000265626897821836" calcext:value-type="float">
            <text:p>2,65626897821836E-06</text:p>
          </table:table-cell>
          <table:table-cell table:formula="of:=[$Planilha4.P1]+[$Planilha5.P1]" office:value-type="float" office:value="0.999997347884614" calcext:value-type="float">
            <text:p>0,999997347884614</text:p>
          </table:table-cell>
          <table:table-cell table:formula="of:=[$Planilha4.Q1]+[$Planilha5.Q1]" office:value-type="float" office:value="0.00000264765121027466" calcext:value-type="float">
            <text:p>2,64765121027466E-06</text:p>
          </table:table-cell>
          <table:table-cell table:formula="of:=[$Planilha4.R1]+[$Planilha5.R1]" office:value-type="float" office:value="0.999997357124046" calcext:value-type="float">
            <text:p>0,999997357124046</text:p>
          </table:table-cell>
          <table:table-cell table:formula="of:=[$Planilha4.S1]+[$Planilha5.S1]" office:value-type="float" office:value="0.00000263778884779242" calcext:value-type="float">
            <text:p>2,63778884779242E-06</text:p>
          </table:table-cell>
          <table:table-cell table:formula="of:=[$Planilha4.T1]+[$Planilha5.T1]" office:value-type="float" office:value="0.999997367610828" calcext:value-type="float">
            <text:p>0,999997367610828</text:p>
          </table:table-cell>
          <table:table-cell table:formula="of:=[$Planilha4.U1]+[$Planilha5.U1]" office:value-type="float" office:value="0.00000262667620420931" calcext:value-type="float">
            <text:p>2,62667620420931E-06</text:p>
          </table:table-cell>
          <table:table-cell table:formula="of:=[$Planilha4.V1]+[$Planilha5.V1]" office:value-type="float" office:value="121" calcext:value-type="float">
            <text:p>121</text:p>
          </table:table-cell>
          <table:table-cell table:formula="of:=[$Planilha4.W1]+[$Planilha5.W1]" office:value-type="float" office:value="0.00000261430715087219" calcext:value-type="float">
            <text:p>2,61430715087219E-06</text:p>
          </table:table-cell>
          <table:table-cell table:formula="of:=[$Planilha4.X1]+[$Planilha5.X1]" office:value-type="float" office:value="0.999997392350619" calcext:value-type="float">
            <text:p>0,999997392350619</text:p>
          </table:table-cell>
          <table:table-cell table:formula="of:=[$Planilha4.Y1]+[$Planilha5.Y1]" office:value-type="float" office:value="0.00000260067483937032" calcext:value-type="float">
            <text:p>2,60067483937032E-06</text:p>
          </table:table-cell>
          <table:table-cell table:formula="of:=[$Planilha4.Z1]+[$Planilha5.Z1]" office:value-type="float" office:value="0.999997406617453" calcext:value-type="float">
            <text:p>0,999997406617453</text:p>
          </table:table-cell>
          <table:table-cell table:formula="of:=[$Planilha4.AA1]+[$Planilha5.AA1]" office:value-type="float" office:value="0.0000025857714999189" calcext:value-type="float">
            <text:p>2,5857714999189E-06</text:p>
          </table:table-cell>
          <table:table-cell table:formula="of:=[$Planilha4.AB1]+[$Planilha5.AB1]" office:value-type="float" office:value="0.999997422159532" calcext:value-type="float">
            <text:p>0,999997422159532</text:p>
          </table:table-cell>
          <table:table-cell table:formula="of:=[$Planilha4.AC1]+[$Planilha5.AC1]" office:value-type="float" office:value="0.00000256958860844758" calcext:value-type="float">
            <text:p>2,56958860844758E-06</text:p>
          </table:table-cell>
          <table:table-cell table:formula="of:=[$Planilha4.AD1]+[$Planilha5.AD1]" office:value-type="float" office:value="0.999997438985508" calcext:value-type="float">
            <text:p>0,999997438985508</text:p>
          </table:table-cell>
          <table:table-cell table:formula="of:=[$Planilha4.AE1]+[$Planilha5.AE1]" office:value-type="float" office:value="0.00000255211695687763" calcext:value-type="float">
            <text:p>2,55211695687763E-06</text:p>
          </table:table-cell>
          <table:table-cell table:formula="of:=[$Planilha4.AF1]+[$Planilha5.AF1]" office:value-type="float" office:value="0.999997457105278" calcext:value-type="float">
            <text:p>0,999997457105278</text:p>
          </table:table-cell>
          <table:table-cell table:formula="of:=[$Planilha4.AG1]+[$Planilha5.AG1]" office:value-type="float" office:value="0.00000253334656774573" calcext:value-type="float">
            <text:p>2,53334656774573E-06</text:p>
          </table:table-cell>
          <table:table-cell table:formula="of:=[$Planilha4.AH1]+[$Planilha5.AH1]" office:value-type="float" office:value="0.999997476528973" calcext:value-type="float">
            <text:p>0,999997476528973</text:p>
          </table:table-cell>
          <table:table-cell table:formula="of:=[$Planilha4.AI1]+[$Planilha5.AI1]" office:value-type="float" office:value="0.00000251326659028717" calcext:value-type="float">
            <text:p>2,51326659028717E-06</text:p>
          </table:table-cell>
          <table:table-cell table:formula="of:=[$Planilha4.AJ1]+[$Planilha5.AJ1]" office:value-type="float" office:value="0.99999749726816" calcext:value-type="float">
            <text:p>0,99999749726816</text:p>
          </table:table-cell>
          <table:table-cell table:formula="of:=[$Planilha4.AK1]+[$Planilha5.AK1]" office:value-type="float" office:value="0.00000249186529244216" calcext:value-type="float">
            <text:p>2,49186529244216E-06</text:p>
          </table:table-cell>
        </table:table-row>
        <table:table-row table:style-name="ro1">
          <table:table-cell/>
          <table:table-cell table:formula="of:=[$Planilha4.B2]+[$Planilha5.B2]" office:value-type="float" office:value="0.00000268205585784997" calcext:value-type="float">
            <text:p>2,68205585784997E-06</text:p>
          </table:table-cell>
          <table:table-cell table:formula="of:=[$Planilha4.C2]+[$Planilha5.C2]" office:value-type="float" office:value="63.2499986592019" calcext:value-type="float">
            <text:p>63,2499986592019</text:p>
          </table:table-cell>
          <table:table-cell table:formula="of:=[$Planilha4.D2]+[$Planilha5.D2]" office:value-type="float" office:value="0.00000268144302861817" calcext:value-type="float">
            <text:p>2,68144302861817E-06</text:p>
          </table:table-cell>
          <table:table-cell table:formula="of:=[$Planilha4.E2]+[$Planilha5.E2]" office:value-type="float" office:value="0.999997319323115" calcext:value-type="float">
            <text:p>0,999997319323115</text:p>
          </table:table-cell>
          <table:table-cell table:formula="of:=[$Planilha4.F2]+[$Planilha5.F2]" office:value-type="float" office:value="0.00000267960413558033" calcext:value-type="float">
            <text:p>2,67960413558033E-06</text:p>
          </table:table-cell>
          <table:table-cell table:formula="of:=[$Planilha4.G2]+[$Planilha5.G2]" office:value-type="float" office:value="0.999997321775353" calcext:value-type="float">
            <text:p>0,999997321775353</text:p>
          </table:table-cell>
          <table:table-cell table:formula="of:=[$Planilha4.H2]+[$Planilha5.H2]" office:value-type="float" office:value="0.00000267653820140712" calcext:value-type="float">
            <text:p>2,67653820140712E-06</text:p>
          </table:table-cell>
          <table:table-cell table:formula="of:=[$Planilha4.I2]+[$Planilha5.I2]" office:value-type="float" office:value="0.999997325455398" calcext:value-type="float">
            <text:p>0,999997325455398</text:p>
          </table:table-cell>
          <table:table-cell table:formula="of:=[$Planilha4.J2]+[$Planilha5.J2]" office:value-type="float" office:value="0.00000267224353656115" calcext:value-type="float">
            <text:p>2,67224353656115E-06</text:p>
          </table:table-cell>
          <table:table-cell table:formula="of:=[$Planilha4.K2]+[$Planilha5.K2]" office:value-type="float" office:value="0.999997330365275" calcext:value-type="float">
            <text:p>0,999997330365275</text:p>
          </table:table-cell>
          <table:table-cell table:formula="of:=[$Planilha4.L2]+[$Planilha5.L2]" office:value-type="float" office:value="0.00000266671778892391" calcext:value-type="float">
            <text:p>2,66671778892391E-06</text:p>
          </table:table-cell>
          <table:table-cell table:formula="of:=[$Planilha4.M2]+[$Planilha5.M2]" office:value-type="float" office:value="0.99999733650767" calcext:value-type="float">
            <text:p>0,99999733650767</text:p>
          </table:table-cell>
          <table:table-cell table:formula="of:=[$Planilha4.N2]+[$Planilha5.N2]" office:value-type="float" office:value="0.00000265995789572315" calcext:value-type="float">
            <text:p>2,65995789572315E-06</text:p>
          </table:table-cell>
          <table:table-cell table:formula="of:=[$Planilha4.O2]+[$Planilha5.O2]" office:value-type="float" office:value="0.99999734388602" calcext:value-type="float">
            <text:p>0,99999734388602</text:p>
          </table:table-cell>
          <table:table-cell table:formula="of:=[$Planilha4.P2]+[$Planilha5.P2]" office:value-type="float" office:value="0.00000265196011173252" calcext:value-type="float">
            <text:p>2,65196011173252E-06</text:p>
          </table:table-cell>
          <table:table-cell table:formula="of:=[$Planilha4.Q2]+[$Planilha5.Q2]" office:value-type="float" office:value="0.999997352504331" calcext:value-type="float">
            <text:p>0,999997352504331</text:p>
          </table:table-cell>
          <table:table-cell table:formula="of:=[$Planilha4.R2]+[$Planilha5.R2]" office:value-type="float" office:value="0.00000264272002048482" calcext:value-type="float">
            <text:p>2,64272002048482E-06</text:p>
          </table:table-cell>
          <table:table-cell table:formula="of:=[$Planilha4.S2]+[$Planilha5.S2]" office:value-type="float" office:value="0.999997362367452" calcext:value-type="float">
            <text:p>0,999997362367452</text:p>
          </table:table-cell>
          <table:table-cell table:formula="of:=[$Planilha4.T2]+[$Planilha5.T2]" office:value-type="float" office:value="0.0000026322325396011" calcext:value-type="float">
            <text:p>2,6322325396011E-06</text:p>
          </table:table-cell>
          <table:table-cell table:formula="of:=[$Planilha4.U2]+[$Planilha5.U2]" office:value-type="float" office:value="0.999997373480825" calcext:value-type="float">
            <text:p>0,999997373480825</text:p>
          </table:table-cell>
          <table:table-cell table:formula="of:=[$Planilha4.V2]+[$Planilha5.V2]" office:value-type="float" office:value="0.00000268205585784997" calcext:value-type="float">
            <text:p>2,68205585784997E-06</text:p>
          </table:table-cell>
          <table:table-cell table:formula="of:=[$Planilha4.W2]+[$Planilha5.W2]" office:value-type="float" office:value="0.999997385850748" calcext:value-type="float">
            <text:p>0,999997385850748</text:p>
          </table:table-cell>
          <table:table-cell table:formula="of:=[$Planilha4.X2]+[$Planilha5.X2]" office:value-type="float" office:value="0.00000260749100511326" calcext:value-type="float">
            <text:p>2,60749100511326E-06</text:p>
          </table:table-cell>
          <table:table-cell table:formula="of:=[$Planilha4.Y2]+[$Planilha5.Y2]" office:value-type="float" office:value="0.999997399484043" calcext:value-type="float">
            <text:p>0,999997399484043</text:p>
          </table:table-cell>
          <table:table-cell table:formula="of:=[$Planilha4.Z2]+[$Planilha5.Z2]" office:value-type="float" office:value="0.00000259322314921651" calcext:value-type="float">
            <text:p>2,59322314921651E-06</text:p>
          </table:table-cell>
          <table:table-cell table:formula="of:=[$Planilha4.AA2]+[$Planilha5.AA2]" office:value-type="float" office:value="0.99999741438847" calcext:value-type="float">
            <text:p>0,99999741438847</text:p>
          </table:table-cell>
          <table:table-cell table:formula="of:=[$Planilha4.AB2]+[$Planilha5.AB2]" office:value-type="float" office:value="0.00000257767999456426" calcext:value-type="float">
            <text:p>2,57767999456426E-06</text:p>
          </table:table-cell>
          <table:table-cell table:formula="of:=[$Planilha4.AC2]+[$Planilha5.AC2]" office:value-type="float" office:value="0.999997430572502" calcext:value-type="float">
            <text:p>0,999997430572502</text:p>
          </table:table-cell>
          <table:table-cell table:formula="of:=[$Planilha4.AD2]+[$Planilha5.AD2]" office:value-type="float" office:value="0.00000256085277605678" calcext:value-type="float">
            <text:p>2,56085277605678E-06</text:p>
          </table:table-cell>
          <table:table-cell table:formula="of:=[$Planilha4.AE2]+[$Planilha5.AE2]" office:value-type="float" office:value="0.999997448045403" calcext:value-type="float">
            <text:p>0,999997448045403</text:p>
          </table:table-cell>
          <table:table-cell table:formula="of:=[$Planilha4.AF2]+[$Planilha5.AF2]" office:value-type="float" office:value="0.00000254273174005171" calcext:value-type="float">
            <text:p>2,54273174005171E-06</text:p>
          </table:table-cell>
          <table:table-cell table:formula="of:=[$Planilha4.AG2]+[$Planilha5.AG2]" office:value-type="float" office:value="0.999997466817107" calcext:value-type="float">
            <text:p>0,999997466817107</text:p>
          </table:table-cell>
          <table:table-cell table:formula="of:=[$Planilha4.AH2]+[$Planilha5.AH2]" office:value-type="float" office:value="0.00000252330658412347" calcext:value-type="float">
            <text:p>2,52330658412347E-06</text:p>
          </table:table-cell>
          <table:table-cell table:formula="of:=[$Planilha4.AI2]+[$Planilha5.AI2]" office:value-type="float" office:value="0.999997486898575" calcext:value-type="float">
            <text:p>0,999997486898575</text:p>
          </table:table-cell>
          <table:table-cell table:formula="of:=[$Planilha4.AJ2]+[$Planilha5.AJ2]" office:value-type="float" office:value="0.0000025025659265987" calcext:value-type="float">
            <text:p>2,5025659265987E-06</text:p>
          </table:table-cell>
          <table:table-cell table:formula="of:=[$Planilha4.AK2]+[$Planilha5.AK2]" office:value-type="float" office:value="0.999997508301447" calcext:value-type="float">
            <text:p>0,999997508301447</text:p>
          </table:table-cell>
        </table:table-row>
        <table:table-row table:style-name="ro1">
          <table:table-cell/>
          <table:table-cell table:formula="of:=[$Planilha4.B3]+[$Planilha5.B3]" office:value-type="float" office:value="0.999997318403727" calcext:value-type="float">
            <text:p>0,999997318403727</text:p>
          </table:table-cell>
          <table:table-cell table:formula="of:=[$Planilha4.C3]+[$Planilha5.C3]" office:value-type="float" office:value="0.00000268144302861817" calcext:value-type="float">
            <text:p>2,68144302861817E-06</text:p>
          </table:table-cell>
          <table:table-cell table:formula="of:=[$Planilha4.D3]+[$Planilha5.D3]" office:value-type="float" office:value="63.2499986601212" calcext:value-type="float">
            <text:p>63,2499986601212</text:p>
          </table:table-cell>
          <table:table-cell table:formula="of:=[$Planilha4.E3]+[$Planilha5.E3]" office:value-type="float" office:value="0.00000268021699112442" calcext:value-type="float">
            <text:p>2,68021699112442E-06</text:p>
          </table:table-cell>
          <table:table-cell table:formula="of:=[$Planilha4.F3]+[$Planilha5.F3]" office:value-type="float" office:value="0.999997320855979" calcext:value-type="float">
            <text:p>0,999997320855979</text:p>
          </table:table-cell>
          <table:table-cell table:formula="of:=[$Planilha4.G3]+[$Planilha5.G3]" office:value-type="float" office:value="0.00000267776424989208" calcext:value-type="float">
            <text:p>2,67776424989208E-06</text:p>
          </table:table-cell>
          <table:table-cell table:formula="of:=[$Planilha4.H3]+[$Planilha5.H3]" office:value-type="float" office:value="0.999997323922535" calcext:value-type="float">
            <text:p>0,999997323922535</text:p>
          </table:table-cell>
          <table:table-cell table:formula="of:=[$Planilha4.I3]+[$Planilha5.I3]" office:value-type="float" office:value="0.00000267408345344666" calcext:value-type="float">
            <text:p>2,67408345344666E-06</text:p>
          </table:table-cell>
          <table:table-cell table:formula="of:=[$Planilha4.J3]+[$Planilha5.J3]" office:value-type="float" office:value="0.999997328218105" calcext:value-type="float">
            <text:p>0,999997328218105</text:p>
          </table:table-cell>
          <table:table-cell table:formula="of:=[$Planilha4.K3]+[$Planilha5.K3]" office:value-type="float" office:value="0.00000266917253988197" calcext:value-type="float">
            <text:p>2,66917253988197E-06</text:p>
          </table:table-cell>
          <table:table-cell table:formula="of:=[$Planilha4.L3]+[$Planilha5.L3]" office:value-type="float" office:value="0.999997333744988" calcext:value-type="float">
            <text:p>0,999997333744988</text:p>
          </table:table-cell>
          <table:table-cell table:formula="of:=[$Planilha4.M3]+[$Planilha5.M3]" office:value-type="float" office:value="0.00000266302889118108" calcext:value-type="float">
            <text:p>2,66302889118108E-06</text:p>
          </table:table-cell>
          <table:table-cell table:formula="of:=[$Planilha4.N3]+[$Planilha5.N3]" office:value-type="float" office:value="0.999997340506287" calcext:value-type="float">
            <text:p>0,999997340506287</text:p>
          </table:table-cell>
          <table:table-cell table:formula="of:=[$Planilha4.O3]+[$Planilha5.O3]" office:value-type="float" office:value="0.00000265564899670778" calcext:value-type="float">
            <text:p>2,65564899670778E-06</text:p>
          </table:table-cell>
          <table:table-cell table:formula="of:=[$Planilha4.P3]+[$Planilha5.P3]" office:value-type="float" office:value="0.999997348505704" calcext:value-type="float">
            <text:p>0,999997348505704</text:p>
          </table:table-cell>
          <table:table-cell table:formula="of:=[$Planilha4.Q3]+[$Planilha5.Q3]" office:value-type="float" office:value="0.00000264702892771584" calcext:value-type="float">
            <text:p>2,64702892771584E-06</text:p>
          </table:table-cell>
          <table:table-cell table:formula="of:=[$Planilha4.R3]+[$Planilha5.R3]" office:value-type="float" office:value="0.999997357747744" calcext:value-type="float">
            <text:p>0,999997357747744</text:p>
          </table:table-cell>
          <table:table-cell table:formula="of:=[$Planilha4.S3]+[$Planilha5.S3]" office:value-type="float" office:value="0.00000263716368953393" calcext:value-type="float">
            <text:p>2,63716368953393E-06</text:p>
          </table:table-cell>
          <table:table-cell table:formula="of:=[$Planilha4.T3]+[$Planilha5.T3]" office:value-type="float" office:value="0.999997368237437" calcext:value-type="float">
            <text:p>0,999997368237437</text:p>
          </table:table-cell>
          <table:table-cell table:formula="of:=[$Planilha4.U3]+[$Planilha5.U3]" office:value-type="float" office:value="0.00000262604803791255" calcext:value-type="float">
            <text:p>2,62604803791255E-06</text:p>
          </table:table-cell>
          <table:table-cell table:formula="of:=[$Planilha4.V3]+[$Planilha5.V3]" office:value-type="float" office:value="0.999997318403727" calcext:value-type="float">
            <text:p>0,999997318403727</text:p>
          </table:table-cell>
          <table:table-cell table:formula="of:=[$Planilha4.W3]+[$Planilha5.W3]" office:value-type="float" office:value="0.00000261367551313008" calcext:value-type="float">
            <text:p>2,61367551313008E-06</text:p>
          </table:table-cell>
          <table:table-cell table:formula="of:=[$Planilha4.X3]+[$Planilha5.X3]" office:value-type="float" office:value="0.999997392984153" calcext:value-type="float">
            <text:p>0,999997392984153</text:p>
          </table:table-cell>
          <table:table-cell table:formula="of:=[$Planilha4.Y3]+[$Planilha5.Y3]" office:value-type="float" office:value="0.00000260003930696584" calcext:value-type="float">
            <text:p>2,60003930696584E-06</text:p>
          </table:table-cell>
          <table:table-cell table:formula="of:=[$Planilha4.Z3]+[$Planilha5.Z3]" office:value-type="float" office:value="0.999997407255063" calcext:value-type="float">
            <text:p>0,999997407255063</text:p>
          </table:table-cell>
          <table:table-cell table:formula="of:=[$Planilha4.AA3]+[$Planilha5.AA3]" office:value-type="float" office:value="0.0000025851317002612" calcext:value-type="float">
            <text:p>2,5851317002612E-06</text:p>
          </table:table-cell>
          <table:table-cell table:formula="of:=[$Planilha4.AB3]+[$Planilha5.AB3]" office:value-type="float" office:value="0.999997422801516" calcext:value-type="float">
            <text:p>0,999997422801516</text:p>
          </table:table-cell>
          <table:table-cell table:formula="of:=[$Planilha4.AC3]+[$Planilha5.AC3]" office:value-type="float" office:value="0.00000256894420025411" calcext:value-type="float">
            <text:p>2,56894420025411E-06</text:p>
          </table:table-cell>
          <table:table-cell table:formula="of:=[$Planilha4.AD3]+[$Planilha5.AD3]" office:value-type="float" office:value="0.999997439632366" calcext:value-type="float">
            <text:p>0,999997439632366</text:p>
          </table:table-cell>
          <table:table-cell table:formula="of:=[$Planilha4.AE3]+[$Planilha5.AE3]" office:value-type="float" office:value="0.00000255146755601121" calcext:value-type="float">
            <text:p>2,55146755601121E-06</text:p>
          </table:table-cell>
          <table:table-cell table:formula="of:=[$Planilha4.AF3]+[$Planilha5.AF3]" office:value-type="float" office:value="0.999997457757265" calcext:value-type="float">
            <text:p>0,999997457757265</text:p>
          </table:table-cell>
          <table:table-cell table:formula="of:=[$Planilha4.AG3]+[$Planilha5.AG3]" office:value-type="float" office:value="0.0000025326917800772" calcext:value-type="float">
            <text:p>2,5326917800772E-06</text:p>
          </table:table-cell>
          <table:table-cell table:formula="of:=[$Planilha4.AH3]+[$Planilha5.AH3]" office:value-type="float" office:value="0.999997477186712" calcext:value-type="float">
            <text:p>0,999997477186712</text:p>
          </table:table-cell>
          <table:table-cell table:formula="of:=[$Planilha4.AI3]+[$Planilha5.AI3]" office:value-type="float" office:value="0.00000251260590244939" calcext:value-type="float">
            <text:p>2,51260590244939E-06</text:p>
          </table:table-cell>
          <table:table-cell table:formula="of:=[$Planilha4.AJ3]+[$Planilha5.AJ3]" office:value-type="float" office:value="0.999997497931901" calcext:value-type="float">
            <text:p>0,999997497931901</text:p>
          </table:table-cell>
          <table:table-cell table:formula="of:=[$Planilha4.AK3]+[$Planilha5.AK3]" office:value-type="float" office:value="0.00000249119833961586" calcext:value-type="float">
            <text:p>2,49119833961586E-06</text:p>
          </table:table-cell>
        </table:table-row>
        <table:table-row table:style-name="ro1">
          <table:table-cell/>
          <table:table-cell table:formula="of:=[$Planilha4.B4]+[$Planilha5.B4]" office:value-type="float" office:value="0.00000268083017695986" calcext:value-type="float">
            <text:p>2,68083017695986E-06</text:p>
          </table:table-cell>
          <table:table-cell table:formula="of:=[$Planilha4.C4]+[$Planilha5.C4]" office:value-type="float" office:value="0.999997319323115" calcext:value-type="float">
            <text:p>0,999997319323115</text:p>
          </table:table-cell>
          <table:table-cell table:formula="of:=[$Planilha4.D4]+[$Planilha5.D4]" office:value-type="float" office:value="0.00000268021699112442" calcext:value-type="float">
            <text:p>2,68021699112442E-06</text:p>
          </table:table-cell>
          <table:table-cell table:formula="of:=[$Planilha4.E4]+[$Planilha5.E4]" office:value-type="float" office:value="63.2499986616541" calcext:value-type="float">
            <text:p>63,2499986616541</text:p>
          </table:table-cell>
          <table:table-cell table:formula="of:=[$Planilha4.F4]+[$Planilha5.F4]" office:value-type="float" office:value="0.00000267837707113028" calcext:value-type="float">
            <text:p>2,67837707113028E-06</text:p>
          </table:table-cell>
          <table:table-cell table:formula="of:=[$Planilha4.G4]+[$Planilha5.G4]" office:value-type="float" office:value="0.999997323003148" calcext:value-type="float">
            <text:p>0,999997323003148</text:p>
          </table:table-cell>
          <table:table-cell table:formula="of:=[$Planilha4.H4]+[$Planilha5.H4]" office:value-type="float" office:value="0.00000267530948006023" calcext:value-type="float">
            <text:p>2,67530948006023E-06</text:p>
          </table:table-cell>
          <table:table-cell table:formula="of:=[$Planilha4.I4]+[$Planilha5.I4]" office:value-type="float" office:value="0.999997326685218" calcext:value-type="float">
            <text:p>0,999997326685218</text:p>
          </table:table-cell>
          <table:table-cell table:formula="of:=[$Planilha4.J4]+[$Planilha5.J4]" office:value-type="float" office:value="0.00000267101243289769" calcext:value-type="float">
            <text:p>2,67101243289769E-06</text:p>
          </table:table-cell>
          <table:table-cell table:formula="of:=[$Planilha4.K4]+[$Planilha5.K4]" office:value-type="float" office:value="0.999997331597815" calcext:value-type="float">
            <text:p>0,999997331597815</text:p>
          </table:table-cell>
          <table:table-cell table:formula="of:=[$Planilha4.L4]+[$Planilha5.L4]" office:value-type="float" office:value="0.00000266548364635799" calcext:value-type="float">
            <text:p>2,66548364635799E-06</text:p>
          </table:table-cell>
          <table:table-cell table:formula="of:=[$Planilha4.M4]+[$Planilha5.M4]" office:value-type="float" office:value="0.999997337743591" calcext:value-type="float">
            <text:p>0,999997337743591</text:p>
          </table:table-cell>
          <table:table-cell table:formula="of:=[$Planilha4.N4]+[$Planilha5.N4]" office:value-type="float" office:value="0.00000265872000793088" calcext:value-type="float">
            <text:p>2,65872000793088E-06</text:p>
          </table:table-cell>
          <table:table-cell table:formula="of:=[$Planilha4.O4]+[$Planilha5.O4]" office:value-type="float" office:value="0.99999734512601" calcext:value-type="float">
            <text:p>0,99999734512601</text:p>
          </table:table-cell>
          <table:table-cell table:formula="of:=[$Planilha4.P4]+[$Planilha5.P4]" office:value-type="float" office:value="0.0000026507178365609" calcext:value-type="float">
            <text:p>2,6507178365609E-06</text:p>
          </table:table-cell>
          <table:table-cell table:formula="of:=[$Planilha4.Q4]+[$Planilha5.Q4]" office:value-type="float" office:value="0.99999735374911" calcext:value-type="float">
            <text:p>0,99999735374911</text:p>
          </table:table-cell>
          <table:table-cell table:formula="of:=[$Planilha4.R4]+[$Planilha5.R4]" office:value-type="float" office:value="0.00000264147258743908" calcext:value-type="float">
            <text:p>2,64147258743908E-06</text:p>
          </table:table-cell>
          <table:table-cell table:formula="of:=[$Planilha4.S4]+[$Planilha5.S4]" office:value-type="float" office:value="0.999997363617755" calcext:value-type="float">
            <text:p>0,999997363617755</text:p>
          </table:table-cell>
          <table:table-cell table:formula="of:=[$Planilha4.T4]+[$Planilha5.T4]" office:value-type="float" office:value="0.00000263097918307142" calcext:value-type="float">
            <text:p>2,63097918307142E-06</text:p>
          </table:table-cell>
          <table:table-cell table:formula="of:=[$Planilha4.U4]+[$Planilha5.U4]" office:value-type="float" office:value="0.999997374737312" calcext:value-type="float">
            <text:p>0,999997374737312</text:p>
          </table:table-cell>
          <table:table-cell table:formula="of:=[$Planilha4.V4]+[$Planilha5.V4]" office:value-type="float" office:value="0.00000268083017695986" calcext:value-type="float">
            <text:p>2,68083017695986E-06</text:p>
          </table:table-cell>
          <table:table-cell table:formula="of:=[$Planilha4.W4]+[$Planilha5.W4]" office:value-type="float" office:value="0.999997387114149" calcext:value-type="float">
            <text:p>0,999997387114149</text:p>
          </table:table-cell>
          <table:table-cell table:formula="of:=[$Planilha4.X4]+[$Planilha5.X4]" office:value-type="float" office:value="0.00000260622382164399" calcext:value-type="float">
            <text:p>2,60622382164399E-06</text:p>
          </table:table-cell>
          <table:table-cell table:formula="of:=[$Planilha4.Y4]+[$Planilha5.Y4]" office:value-type="float" office:value="0.999997400755186" calcext:value-type="float">
            <text:p>0,999997400755186</text:p>
          </table:table-cell>
          <table:table-cell table:formula="of:=[$Planilha4.Z4]+[$Planilha5.Z4]" office:value-type="float" office:value="0.00000259194787421979" calcext:value-type="float">
            <text:p>2,59194787421979E-06</text:p>
          </table:table-cell>
          <table:table-cell table:formula="of:=[$Planilha4.AA4]+[$Planilha5.AA4]" office:value-type="float" office:value="0.999997415668053" calcext:value-type="float">
            <text:p>0,999997415668053</text:p>
          </table:table-cell>
          <table:table-cell table:formula="of:=[$Planilha4.AB4]+[$Planilha5.AB4]" office:value-type="float" office:value="0.00000257639587264435" calcext:value-type="float">
            <text:p>2,57639587264435E-06</text:p>
          </table:table-cell>
          <table:table-cell table:formula="of:=[$Planilha4.AC4]+[$Planilha5.AC4]" office:value-type="float" office:value="0.999997431861332" calcext:value-type="float">
            <text:p>0,999997431861332</text:p>
          </table:table-cell>
          <table:table-cell table:formula="of:=[$Planilha4.AD4]+[$Planilha5.AD4]" office:value-type="float" office:value="0.00000255955903094573" calcext:value-type="float">
            <text:p>2,55955903094573E-06</text:p>
          </table:table-cell>
          <table:table-cell table:formula="of:=[$Planilha4.AE4]+[$Planilha5.AE4]" office:value-type="float" office:value="0.999997449344222" calcext:value-type="float">
            <text:p>0,999997449344222</text:p>
          </table:table-cell>
          <table:table-cell table:formula="of:=[$Planilha4.AF4]+[$Planilha5.AF4]" office:value-type="float" office:value="0.00000254142757505349" calcext:value-type="float">
            <text:p>2,54142757505349E-06</text:p>
          </table:table-cell>
          <table:table-cell table:formula="of:=[$Planilha4.AG4]+[$Planilha5.AG4]" office:value-type="float" office:value="0.999997468126844" calcext:value-type="float">
            <text:p>0,999997468126844</text:p>
          </table:table-cell>
          <table:table-cell table:formula="of:=[$Planilha4.AH4]+[$Planilha5.AH4]" office:value-type="float" office:value="0.0000025219910764207" calcext:value-type="float">
            <text:p>2,5219910764207E-06</text:p>
          </table:table-cell>
          <table:table-cell table:formula="of:=[$Planilha4.AI4]+[$Planilha5.AI4]" office:value-type="float" office:value="0.999997488220023" calcext:value-type="float">
            <text:p>0,999997488220023</text:p>
          </table:table-cell>
          <table:table-cell table:formula="of:=[$Planilha4.AJ4]+[$Planilha5.AJ4]" office:value-type="float" office:value="0.0000025012382868228" calcext:value-type="float">
            <text:p>2,5012382868228E-06</text:p>
          </table:table-cell>
          <table:table-cell table:formula="of:=[$Planilha4.AK4]+[$Planilha5.AK4]" office:value-type="float" office:value="0.999997509635409" calcext:value-type="float">
            <text:p>0,999997509635409</text:p>
          </table:table-cell>
        </table:table-row>
        <table:table-row table:style-name="ro1">
          <table:table-cell/>
          <table:table-cell table:formula="of:=[$Planilha4.B5]+[$Planilha5.B5]" office:value-type="float" office:value="0.999997320242501" calcext:value-type="float">
            <text:p>0,999997320242501</text:p>
          </table:table-cell>
          <table:table-cell table:formula="of:=[$Planilha4.C5]+[$Planilha5.C5]" office:value-type="float" office:value="0.00000267960413558033" calcext:value-type="float">
            <text:p>2,67960413558033E-06</text:p>
          </table:table-cell>
          <table:table-cell table:formula="of:=[$Planilha4.D5]+[$Planilha5.D5]" office:value-type="float" office:value="0.999997320855979" calcext:value-type="float">
            <text:p>0,999997320855979</text:p>
          </table:table-cell>
          <table:table-cell table:formula="of:=[$Planilha4.E5]+[$Planilha5.E5]" office:value-type="float" office:value="0.00000267837707113028" calcext:value-type="float">
            <text:p>2,67837707113028E-06</text:p>
          </table:table-cell>
          <table:table-cell table:formula="of:=[$Planilha4.F5]+[$Planilha5.F5]" office:value-type="float" office:value="63.2499986638013" calcext:value-type="float">
            <text:p>63,2499986638013</text:p>
          </table:table-cell>
          <table:table-cell table:formula="of:=[$Planilha4.G5]+[$Planilha5.G5]" office:value-type="float" office:value="0.00000267592235725367" calcext:value-type="float">
            <text:p>2,67592235725367E-06</text:p>
          </table:table-cell>
          <table:table-cell table:formula="of:=[$Planilha4.H5]+[$Planilha5.H5]" office:value-type="float" office:value="0.99999732576584" calcext:value-type="float">
            <text:p>0,99999732576584</text:p>
          </table:table-cell>
          <table:table-cell table:formula="of:=[$Planilha4.I5]+[$Planilha5.I5]" office:value-type="float" office:value="0.00000267223850725085" calcext:value-type="float">
            <text:p>2,67223850725085E-06</text:p>
          </table:table-cell>
          <table:table-cell table:formula="of:=[$Planilha4.J5]+[$Planilha5.J5]" office:value-type="float" office:value="0.999997330064955" calcext:value-type="float">
            <text:p>0,999997330064955</text:p>
          </table:table-cell>
          <table:table-cell table:formula="of:=[$Planilha4.K5]+[$Planilha5.K5]" office:value-type="float" office:value="0.00000266732355047594" calcext:value-type="float">
            <text:p>2,66732355047594E-06</text:p>
          </table:table-cell>
          <table:table-cell table:formula="of:=[$Planilha4.L5]+[$Planilha5.L5]" office:value-type="float" office:value="0.999997335596419" calcext:value-type="float">
            <text:p>0,999997335596419</text:p>
          </table:table-cell>
          <table:table-cell table:formula="of:=[$Planilha4.M5]+[$Planilha5.M5]" office:value-type="float" office:value="0.00000266117477187855" calcext:value-type="float">
            <text:p>2,66117477187855E-06</text:p>
          </table:table-cell>
          <table:table-cell table:formula="of:=[$Planilha4.N5]+[$Planilha5.N5]" office:value-type="float" office:value="0.999997342363303" calcext:value-type="float">
            <text:p>0,999997342363303</text:p>
          </table:table-cell>
          <table:table-cell table:formula="of:=[$Planilha4.O5]+[$Planilha5.O5]" office:value-type="float" office:value="0.00000265378880692779" calcext:value-type="float">
            <text:p>2,65378880692779E-06</text:p>
          </table:table-cell>
          <table:table-cell table:formula="of:=[$Planilha4.P5]+[$Planilha5.P5]" office:value-type="float" office:value="0.999997350369393" calcext:value-type="float">
            <text:p>0,999997350369393</text:p>
          </table:table-cell>
          <table:table-cell table:formula="of:=[$Planilha4.Q5]+[$Planilha5.Q5]" office:value-type="float" office:value="0.00000264516149794947" calcext:value-type="float">
            <text:p>2,64516149794947E-06</text:p>
          </table:table-cell>
          <table:table-cell table:formula="of:=[$Planilha4.R5]+[$Planilha5.R5]" office:value-type="float" office:value="0.99999735961913" calcext:value-type="float">
            <text:p>0,99999735961913</text:p>
          </table:table-cell>
          <table:table-cell table:formula="of:=[$Planilha4.S5]+[$Planilha5.S5]" office:value-type="float" office:value="0.00000263528806210278" calcext:value-type="float">
            <text:p>2,63528806210278E-06</text:p>
          </table:table-cell>
          <table:table-cell table:formula="of:=[$Planilha4.T5]+[$Planilha5.T5]" office:value-type="float" office:value="0.999997370117631" calcext:value-type="float">
            <text:p>0,999997370117631</text:p>
          </table:table-cell>
          <table:table-cell table:formula="of:=[$Planilha4.U5]+[$Planilha5.U5]" office:value-type="float" office:value="0.00000262416304819268" calcext:value-type="float">
            <text:p>2,62416304819268E-06</text:p>
          </table:table-cell>
          <table:table-cell table:formula="of:=[$Planilha4.V5]+[$Planilha5.V5]" office:value-type="float" office:value="0.999997320242501" calcext:value-type="float">
            <text:p>0,999997320242501</text:p>
          </table:table-cell>
          <table:table-cell table:formula="of:=[$Planilha4.W5]+[$Planilha5.W5]" office:value-type="float" office:value="0.00000261178016702779" calcext:value-type="float">
            <text:p>2,61178016702779E-06</text:p>
          </table:table-cell>
          <table:table-cell table:formula="of:=[$Planilha4.X5]+[$Planilha5.X5]" office:value-type="float" office:value="0.999997394885176" calcext:value-type="float">
            <text:p>0,999997394885176</text:p>
          </table:table-cell>
          <table:table-cell table:formula="of:=[$Planilha4.Y5]+[$Planilha5.Y5]" office:value-type="float" office:value="0.0000025981323672486" calcext:value-type="float">
            <text:p>2,5981323672486E-06</text:p>
          </table:table-cell>
          <table:table-cell table:formula="of:=[$Planilha4.Z5]+[$Planilha5.Z5]" office:value-type="float" office:value="0.999997409168192" calcext:value-type="float">
            <text:p>0,999997409168192</text:p>
          </table:table-cell>
          <table:table-cell table:formula="of:=[$Planilha4.AA5]+[$Planilha5.AA5]" office:value-type="float" office:value="0.00000258321208157497" calcext:value-type="float">
            <text:p>2,58321208157497E-06</text:p>
          </table:table-cell>
          <table:table-cell table:formula="of:=[$Planilha4.AB5]+[$Planilha5.AB5]" office:value-type="float" office:value="0.999997424727946" calcext:value-type="float">
            <text:p>0,999997424727946</text:p>
          </table:table-cell>
          <table:table-cell table:formula="of:=[$Planilha4.AC5]+[$Planilha5.AC5]" office:value-type="float" office:value="0.0000025670107293152" calcext:value-type="float">
            <text:p>2,5670107293152E-06</text:p>
          </table:table-cell>
          <table:table-cell table:formula="of:=[$Planilha4.AD5]+[$Planilha5.AD5]" office:value-type="float" office:value="0.999997441573209" calcext:value-type="float">
            <text:p>0,999997441573209</text:p>
          </table:table-cell>
          <table:table-cell table:formula="of:=[$Planilha4.AE5]+[$Planilha5.AE5]" office:value-type="float" office:value="0.00000254951904066214" calcext:value-type="float">
            <text:p>2,54951904066214E-06</text:p>
          </table:table-cell>
          <table:table-cell table:formula="of:=[$Planilha4.AF5]+[$Planilha5.AF5]" office:value-type="float" office:value="0.999997459713828" calcext:value-type="float">
            <text:p>0,999997459713828</text:p>
          </table:table-cell>
          <table:table-cell table:formula="of:=[$Planilha4.AG5]+[$Planilha5.AG5]" office:value-type="float" office:value="0.00000253072692002476" calcext:value-type="float">
            <text:p>2,53072692002476E-06</text:p>
          </table:table-cell>
          <table:table-cell table:formula="of:=[$Planilha4.AH5]+[$Planilha5.AH5]" office:value-type="float" office:value="0.999997479160178" calcext:value-type="float">
            <text:p>0,999997479160178</text:p>
          </table:table-cell>
          <table:table-cell table:formula="of:=[$Planilha4.AI5]+[$Planilha5.AI5]" office:value-type="float" office:value="0.00000251062349487796" calcext:value-type="float">
            <text:p>2,51062349487796E-06</text:p>
          </table:table-cell>
          <table:table-cell table:formula="of:=[$Planilha4.AJ5]+[$Planilha5.AJ5]" office:value-type="float" office:value="0.999997499923569" calcext:value-type="float">
            <text:p>0,999997499923569</text:p>
          </table:table-cell>
          <table:table-cell table:formula="of:=[$Planilha4.AK5]+[$Planilha5.AK5]" office:value-type="float" office:value="0.00000248919709577855" calcext:value-type="float">
            <text:p>2,48919709577855E-06</text:p>
          </table:table-cell>
        </table:table-row>
        <table:table-row table:style-name="ro1">
          <table:table-cell/>
          <table:table-cell table:formula="of:=[$Planilha4.B6]+[$Planilha5.B6]" office:value-type="float" office:value="0.00000267837811340765" calcext:value-type="float">
            <text:p>2,67837811340765E-06</text:p>
          </table:table-cell>
          <table:table-cell table:formula="of:=[$Planilha4.C6]+[$Planilha5.C6]" office:value-type="float" office:value="0.999997321775353" calcext:value-type="float">
            <text:p>0,999997321775353</text:p>
          </table:table-cell>
          <table:table-cell table:formula="of:=[$Planilha4.D6]+[$Planilha5.D6]" office:value-type="float" office:value="0.00000267776424989208" calcext:value-type="float">
            <text:p>2,67776424989208E-06</text:p>
          </table:table-cell>
          <table:table-cell table:formula="of:=[$Planilha4.E6]+[$Planilha5.E6]" office:value-type="float" office:value="0.999997323003148" calcext:value-type="float">
            <text:p>0,999997323003148</text:p>
          </table:table-cell>
          <table:table-cell table:formula="of:=[$Planilha4.F6]+[$Planilha5.F6]" office:value-type="float" office:value="0.00000267592235725367" calcext:value-type="float">
            <text:p>2,67592235725367E-06</text:p>
          </table:table-cell>
          <table:table-cell table:formula="of:=[$Planilha4.G6]+[$Planilha5.G6]" office:value-type="float" office:value="63.249998666564" calcext:value-type="float">
            <text:p>63,249998666564</text:p>
          </table:table-cell>
          <table:table-cell table:formula="of:=[$Planilha4.H6]+[$Planilha5.H6]" office:value-type="float" office:value="0.00000267285133115358" calcext:value-type="float">
            <text:p>2,67285133115358E-06</text:p>
          </table:table-cell>
          <table:table-cell table:formula="of:=[$Planilha4.I6]+[$Planilha5.I6]" office:value-type="float" office:value="0.999997329145551" calcext:value-type="float">
            <text:p>0,999997329145551</text:p>
          </table:table-cell>
          <table:table-cell table:formula="of:=[$Planilha4.J6]+[$Planilha5.J6]" office:value-type="float" office:value="0.00000266854956487705" calcext:value-type="float">
            <text:p>2,66854956487705E-06</text:p>
          </table:table-cell>
          <table:table-cell table:formula="of:=[$Planilha4.K6]+[$Planilha5.K6]" office:value-type="float" office:value="0.999997334063561" calcext:value-type="float">
            <text:p>0,999997334063561</text:p>
          </table:table-cell>
          <table:table-cell table:formula="of:=[$Planilha4.L6]+[$Planilha5.L6]" office:value-type="float" office:value="0.00000266301467055641" calcext:value-type="float">
            <text:p>2,66301467055641E-06</text:p>
          </table:table-cell>
          <table:table-cell table:formula="of:=[$Planilha4.M6]+[$Planilha5.M6]" office:value-type="float" office:value="0.999997340216117" calcext:value-type="float">
            <text:p>0,999997340216117</text:p>
          </table:table-cell>
          <table:table-cell table:formula="of:=[$Planilha4.N6]+[$Planilha5.N6]" office:value-type="float" office:value="0.00000265624358519734" calcext:value-type="float">
            <text:p>2,65624358519734E-06</text:p>
          </table:table-cell>
          <table:table-cell table:formula="of:=[$Planilha4.O6]+[$Planilha5.O6]" office:value-type="float" office:value="0.999997347606725" calcext:value-type="float">
            <text:p>0,999997347606725</text:p>
          </table:table-cell>
          <table:table-cell table:formula="of:=[$Planilha4.P6]+[$Planilha5.P6]" office:value-type="float" office:value="0.00000264823249052082" calcext:value-type="float">
            <text:p>2,64823249052082E-06</text:p>
          </table:table-cell>
          <table:table-cell table:formula="of:=[$Planilha4.Q6]+[$Planilha5.Q6]" office:value-type="float" office:value="0.99999735623941" calcext:value-type="float">
            <text:p>0,99999735623941</text:p>
          </table:table-cell>
          <table:table-cell table:formula="of:=[$Planilha4.R6]+[$Planilha5.R6]" office:value-type="float" office:value="0.00000263897696206605" calcext:value-type="float">
            <text:p>2,63897696206605E-06</text:p>
          </table:table-cell>
          <table:table-cell table:formula="of:=[$Planilha4.S6]+[$Planilha5.S6]" office:value-type="float" office:value="0.999997366119021" calcext:value-type="float">
            <text:p>0,999997366119021</text:p>
          </table:table-cell>
          <table:table-cell table:formula="of:=[$Planilha4.T6]+[$Planilha5.T6]" office:value-type="float" office:value="0.00000262847190479754" calcext:value-type="float">
            <text:p>2,62847190479754E-06</text:p>
          </table:table-cell>
          <table:table-cell table:formula="of:=[$Planilha4.U6]+[$Planilha5.U6]" office:value-type="float" office:value="0.999997377251013" calcext:value-type="float">
            <text:p>0,999997377251013</text:p>
          </table:table-cell>
          <table:table-cell table:formula="of:=[$Planilha4.V6]+[$Planilha5.V6]" office:value-type="float" office:value="0.00000267837811340765" calcext:value-type="float">
            <text:p>2,67837811340765E-06</text:p>
          </table:table-cell>
          <table:table-cell table:formula="of:=[$Planilha4.W6]+[$Planilha5.W6]" office:value-type="float" office:value="0.999997389641767" calcext:value-type="float">
            <text:p>0,999997389641767</text:p>
          </table:table-cell>
          <table:table-cell table:formula="of:=[$Planilha4.X6]+[$Planilha5.X6]" office:value-type="float" office:value="0.00000260368871562999" calcext:value-type="float">
            <text:p>2,60368871562999E-06</text:p>
          </table:table-cell>
          <table:table-cell table:formula="of:=[$Planilha4.Y6]+[$Planilha5.Y6]" office:value-type="float" office:value="0.999997403298187" calcext:value-type="float">
            <text:p>0,999997403298187</text:p>
          </table:table-cell>
          <table:table-cell table:formula="of:=[$Planilha4.Z6]+[$Planilha5.Z6]" office:value-type="float" office:value="0.00000258939655872759" calcext:value-type="float">
            <text:p>2,58939655872759E-06</text:p>
          </table:table-cell>
          <table:table-cell table:formula="of:=[$Planilha4.AA6]+[$Planilha5.AA6]" office:value-type="float" office:value="0.99999741822805" calcext:value-type="float">
            <text:p>0,99999741822805</text:p>
          </table:table-cell>
          <table:table-cell table:formula="of:=[$Planilha4.AB6]+[$Planilha5.AB6]" office:value-type="float" office:value="0.00000257382685464602" calcext:value-type="float">
            <text:p>2,57382685464602E-06</text:p>
          </table:table-cell>
          <table:table-cell table:formula="of:=[$Planilha4.AC6]+[$Planilha5.AC6]" office:value-type="float" office:value="0.999997434439795" calcext:value-type="float">
            <text:p>0,999997434439795</text:p>
          </table:table-cell>
          <table:table-cell table:formula="of:=[$Planilha4.AD6]+[$Planilha5.AD6]" office:value-type="float" office:value="0.00000255697071305239" calcext:value-type="float">
            <text:p>2,55697071305239E-06</text:p>
          </table:table-cell>
          <table:table-cell table:formula="of:=[$Planilha4.AE6]+[$Planilha5.AE6]" office:value-type="float" office:value="0.999997451942811" calcext:value-type="float">
            <text:p>0,999997451942811</text:p>
          </table:table-cell>
          <table:table-cell table:formula="of:=[$Planilha4.AF6]+[$Planilha5.AF6]" office:value-type="float" office:value="0.00000253881836054237" calcext:value-type="float">
            <text:p>2,53881836054237E-06</text:p>
          </table:table-cell>
          <table:table-cell table:formula="of:=[$Planilha4.AG6]+[$Planilha5.AG6]" office:value-type="float" office:value="0.999997470747148" calcext:value-type="float">
            <text:p>0,999997470747148</text:p>
          </table:table-cell>
          <table:table-cell table:formula="of:=[$Planilha4.AH6]+[$Planilha5.AH6]" office:value-type="float" office:value="0.00000251935931128155" calcext:value-type="float">
            <text:p>2,51935931128155E-06</text:p>
          </table:table-cell>
          <table:table-cell table:formula="of:=[$Planilha4.AI6]+[$Planilha5.AI6]" office:value-type="float" office:value="0.999997490863721" calcext:value-type="float">
            <text:p>0,999997490863721</text:p>
          </table:table-cell>
          <table:table-cell table:formula="of:=[$Planilha4.AJ6]+[$Planilha5.AJ6]" office:value-type="float" office:value="0.0000024985822291157" calcext:value-type="float">
            <text:p>2,4985822291157E-06</text:p>
          </table:table-cell>
          <table:table-cell table:formula="of:=[$Planilha4.AK6]+[$Planilha5.AK6]" office:value-type="float" office:value="0.999997512304337" calcext:value-type="float">
            <text:p>0,999997512304337</text:p>
          </table:table-cell>
        </table:table-row>
        <table:table-row table:style-name="ro1">
          <table:table-cell/>
          <table:table-cell table:formula="of:=[$Planilha4.B7]+[$Planilha5.B7]" office:value-type="float" office:value="0.99999732330823" calcext:value-type="float">
            <text:p>0,99999732330823</text:p>
          </table:table-cell>
          <table:table-cell table:formula="of:=[$Planilha4.C7]+[$Planilha5.C7]" office:value-type="float" office:value="0.00000267653820140712" calcext:value-type="float">
            <text:p>2,67653820140712E-06</text:p>
          </table:table-cell>
          <table:table-cell table:formula="of:=[$Planilha4.D7]+[$Planilha5.D7]" office:value-type="float" office:value="0.999997323922535" calcext:value-type="float">
            <text:p>0,999997323922535</text:p>
          </table:table-cell>
          <table:table-cell table:formula="of:=[$Planilha4.E7]+[$Planilha5.E7]" office:value-type="float" office:value="0.00000267530948006023" calcext:value-type="float">
            <text:p>2,67530948006023E-06</text:p>
          </table:table-cell>
          <table:table-cell table:formula="of:=[$Planilha4.F7]+[$Planilha5.F7]" office:value-type="float" office:value="0.99999732576584" calcext:value-type="float">
            <text:p>0,99999732576584</text:p>
          </table:table-cell>
          <table:table-cell table:formula="of:=[$Planilha4.G7]+[$Planilha5.G7]" office:value-type="float" office:value="0.00000267285133115358" calcext:value-type="float">
            <text:p>2,67285133115358E-06</text:p>
          </table:table-cell>
          <table:table-cell table:formula="of:=[$Planilha4.H7]+[$Planilha5.H7]" office:value-type="float" office:value="63.2499986699437" calcext:value-type="float">
            <text:p>63,2499986699437</text:p>
          </table:table-cell>
          <table:table-cell table:formula="of:=[$Planilha4.I7]+[$Planilha5.I7]" office:value-type="float" office:value="0.00000266916247093629" calcext:value-type="float">
            <text:p>2,66916247093629E-06</text:p>
          </table:table-cell>
          <table:table-cell table:formula="of:=[$Planilha4.J7]+[$Planilha5.J7]" office:value-type="float" office:value="0.999997333144188" calcext:value-type="float">
            <text:p>0,999997333144188</text:p>
          </table:table-cell>
          <table:table-cell table:formula="of:=[$Planilha4.K7]+[$Planilha5.K7]" office:value-type="float" office:value="0.00000266424070294313" calcext:value-type="float">
            <text:p>2,66424070294313E-06</text:p>
          </table:table-cell>
          <table:table-cell table:formula="of:=[$Planilha4.L7]+[$Planilha5.L7]" office:value-type="float" office:value="0.99999733868325" calcext:value-type="float">
            <text:p>0,99999733868325</text:p>
          </table:table-cell>
          <table:table-cell table:formula="of:=[$Planilha4.M7]+[$Planilha5.M7]" office:value-type="float" office:value="0.00000265808350374819" calcext:value-type="float">
            <text:p>2,65808350374819E-06</text:p>
          </table:table-cell>
          <table:table-cell table:formula="of:=[$Planilha4.N7]+[$Planilha5.N7]" office:value-type="float" office:value="0.999997345459531" calcext:value-type="float">
            <text:p>0,999997345459531</text:p>
          </table:table-cell>
          <table:table-cell table:formula="of:=[$Planilha4.O7]+[$Planilha5.O7]" office:value-type="float" office:value="0.00000265068723104278" calcext:value-type="float">
            <text:p>2,65068723104278E-06</text:p>
          </table:table-cell>
          <table:table-cell table:formula="of:=[$Planilha4.P7]+[$Planilha5.P7]" office:value-type="float" office:value="0.999997353476708" calcext:value-type="float">
            <text:p>0,999997353476708</text:p>
          </table:table-cell>
          <table:table-cell table:formula="of:=[$Planilha4.Q7]+[$Planilha5.Q7]" office:value-type="float" office:value="0.00000264204797273404" calcext:value-type="float">
            <text:p>2,64204797273404E-06</text:p>
          </table:table-cell>
          <table:table-cell table:formula="of:=[$Planilha4.R7]+[$Planilha5.R7]" office:value-type="float" office:value="0.999997362739303" calcext:value-type="float">
            <text:p>0,999997362739303</text:p>
          </table:table-cell>
          <table:table-cell table:formula="of:=[$Planilha4.S7]+[$Planilha5.S7]" office:value-type="float" office:value="0.00000263216080231832" calcext:value-type="float">
            <text:p>2,63216080231832E-06</text:p>
          </table:table-cell>
          <table:table-cell table:formula="of:=[$Planilha4.T7]+[$Planilha5.T7]" office:value-type="float" office:value="0.999997373252435" calcext:value-type="float">
            <text:p>0,999997373252435</text:p>
          </table:table-cell>
          <table:table-cell table:formula="of:=[$Planilha4.U7]+[$Planilha5.U7]" office:value-type="float" office:value="0.00000262102023906863" calcext:value-type="float">
            <text:p>2,62102023906863E-06</text:p>
          </table:table-cell>
          <table:table-cell table:formula="of:=[$Planilha4.V7]+[$Planilha5.V7]" office:value-type="float" office:value="0.99999732330823" calcext:value-type="float">
            <text:p>0,99999732330823</text:p>
          </table:table-cell>
          <table:table-cell table:formula="of:=[$Planilha4.W7]+[$Planilha5.W7]" office:value-type="float" office:value="0.00000260861988854444" calcext:value-type="float">
            <text:p>2,60861988854444E-06</text:p>
          </table:table-cell>
          <table:table-cell table:formula="of:=[$Planilha4.X7]+[$Planilha5.X7]" office:value-type="float" office:value="0.999997398054786" calcext:value-type="float">
            <text:p>0,999997398054786</text:p>
          </table:table-cell>
          <table:table-cell table:formula="of:=[$Planilha4.Y7]+[$Planilha5.Y7]" office:value-type="float" office:value="0.0000025949529052216" calcext:value-type="float">
            <text:p>2,5949529052216E-06</text:p>
          </table:table-cell>
          <table:table-cell table:formula="of:=[$Planilha4.Z7]+[$Planilha5.Z7]" office:value-type="float" office:value="0.999997412358055" calcext:value-type="float">
            <text:p>0,999997412358055</text:p>
          </table:table-cell>
          <table:table-cell table:formula="of:=[$Planilha4.AA7]+[$Planilha5.AA7]" office:value-type="float" office:value="0.00000258001137010133" calcext:value-type="float">
            <text:p>2,58001137010133E-06</text:p>
          </table:table-cell>
          <table:table-cell table:formula="of:=[$Planilha4.AB7]+[$Planilha5.AB7]" office:value-type="float" office:value="0.999997427939923" calcext:value-type="float">
            <text:p>0,999997427939923</text:p>
          </table:table-cell>
          <table:table-cell table:formula="of:=[$Planilha4.AC7]+[$Planilha5.AC7]" office:value-type="float" office:value="0.00000256378687124581" calcext:value-type="float">
            <text:p>2,56378687124581E-06</text:p>
          </table:table-cell>
          <table:table-cell table:formula="of:=[$Planilha4.AD7]+[$Planilha5.AD7]" office:value-type="float" office:value="0.999997444809374" calcext:value-type="float">
            <text:p>0,999997444809374</text:p>
          </table:table-cell>
          <table:table-cell table:formula="of:=[$Planilha4.AE7]+[$Planilha5.AE7]" office:value-type="float" office:value="0.00000254627002804764" calcext:value-type="float">
            <text:p>2,54627002804764E-06</text:p>
          </table:table-cell>
          <table:table-cell table:formula="of:=[$Planilha4.AF7]+[$Planilha5.AF7]" office:value-type="float" office:value="0.999997462976109" calcext:value-type="float">
            <text:p>0,999997462976109</text:p>
          </table:table-cell>
          <table:table-cell table:formula="of:=[$Planilha4.AG7]+[$Planilha5.AG7]" office:value-type="float" office:value="0.00000252745074957872" calcext:value-type="float">
            <text:p>2,52745074957872E-06</text:p>
          </table:table-cell>
          <table:table-cell table:formula="of:=[$Planilha4.AH7]+[$Planilha5.AH7]" office:value-type="float" office:value="0.999997482450671" calcext:value-type="float">
            <text:p>0,999997482450671</text:p>
          </table:table-cell>
          <table:table-cell table:formula="of:=[$Planilha4.AI7]+[$Planilha5.AI7]" office:value-type="float" office:value="0.00000250731805007121" calcext:value-type="float">
            <text:p>2,50731805007121E-06</text:p>
          </table:table-cell>
          <table:table-cell table:formula="of:=[$Planilha4.AJ7]+[$Planilha5.AJ7]" office:value-type="float" office:value="0.999997503244537" calcext:value-type="float">
            <text:p>0,999997503244537</text:p>
          </table:table-cell>
          <table:table-cell table:formula="of:=[$Planilha4.AK7]+[$Planilha5.AK7]" office:value-type="float" office:value="0.00000248586006645901" calcext:value-type="float">
            <text:p>2,48586006645901E-06</text:p>
          </table:table-cell>
        </table:table-row>
        <table:table-row table:style-name="ro1">
          <table:table-cell/>
          <table:table-cell table:formula="of:=[$Planilha4.B8]+[$Planilha5.B8]" office:value-type="float" office:value="0.00000267469830861344" calcext:value-type="float">
            <text:p>2,67469830861344E-06</text:p>
          </table:table-cell>
          <table:table-cell table:formula="of:=[$Planilha4.C8]+[$Planilha5.C8]" office:value-type="float" office:value="0.999997325455398" calcext:value-type="float">
            <text:p>0,999997325455398</text:p>
          </table:table-cell>
          <table:table-cell table:formula="of:=[$Planilha4.D8]+[$Planilha5.D8]" office:value-type="float" office:value="0.00000267408345344666" calcext:value-type="float">
            <text:p>2,67408345344666E-06</text:p>
          </table:table-cell>
          <table:table-cell table:formula="of:=[$Planilha4.E8]+[$Planilha5.E8]" office:value-type="float" office:value="0.999997326685218" calcext:value-type="float">
            <text:p>0,999997326685218</text:p>
          </table:table-cell>
          <table:table-cell table:formula="of:=[$Planilha4.F8]+[$Planilha5.F8]" office:value-type="float" office:value="0.00000267223850725085" calcext:value-type="float">
            <text:p>2,67223850725085E-06</text:p>
          </table:table-cell>
          <table:table-cell table:formula="of:=[$Planilha4.G8]+[$Planilha5.G8]" office:value-type="float" office:value="0.999997329145551" calcext:value-type="float">
            <text:p>0,999997329145551</text:p>
          </table:table-cell>
          <table:table-cell table:formula="of:=[$Planilha4.H8]+[$Planilha5.H8]" office:value-type="float" office:value="0.00000266916247093629" calcext:value-type="float">
            <text:p>2,66916247093629E-06</text:p>
          </table:table-cell>
          <table:table-cell table:formula="of:=[$Planilha4.I8]+[$Planilha5.I8]" office:value-type="float" office:value="63.2499986739423" calcext:value-type="float">
            <text:p>63,2499986739423</text:p>
          </table:table-cell>
          <table:table-cell table:formula="of:=[$Planilha4.J8]+[$Planilha5.J8]" office:value-type="float" office:value="0.00000266485349087464" calcext:value-type="float">
            <text:p>2,66485349087464E-06</text:p>
          </table:table-cell>
          <table:table-cell table:formula="of:=[$Planilha4.K8]+[$Planilha5.K8]" office:value-type="float" office:value="0.999997337763906" calcext:value-type="float">
            <text:p>0,999997337763906</text:p>
          </table:table-cell>
          <table:table-cell table:formula="of:=[$Planilha4.L8]+[$Planilha5.L8]" office:value-type="float" office:value="0.00000265930952003668" calcext:value-type="float">
            <text:p>2,65930952003668E-06</text:p>
          </table:table-cell>
          <table:table-cell table:formula="of:=[$Planilha4.M8]+[$Planilha5.M8]" office:value-type="float" office:value="0.999997343926655" calcext:value-type="float">
            <text:p>0,999997343926655</text:p>
          </table:table-cell>
          <table:table-cell table:formula="of:=[$Planilha4.N8]+[$Planilha5.N8]" office:value-type="float" office:value="0.0000026525271394906" calcext:value-type="float">
            <text:p>2,6525271394906E-06</text:p>
          </table:table-cell>
          <table:table-cell table:formula="of:=[$Planilha4.O8]+[$Planilha5.O8]" office:value-type="float" office:value="0.999997351329554" calcext:value-type="float">
            <text:p>0,999997351329554</text:p>
          </table:table-cell>
          <table:table-cell table:formula="of:=[$Planilha4.P8]+[$Planilha5.P8]" office:value-type="float" office:value="0.0000026445027461186" calcext:value-type="float">
            <text:p>2,6445027461186E-06</text:p>
          </table:table-cell>
          <table:table-cell table:formula="of:=[$Planilha4.Q8]+[$Planilha5.Q8]" office:value-type="float" office:value="0.999997359976609" calcext:value-type="float">
            <text:p>0,999997359976609</text:p>
          </table:table-cell>
          <table:table-cell table:formula="of:=[$Planilha4.R8]+[$Planilha5.R8]" office:value-type="float" office:value="0.00000263523179822034" calcext:value-type="float">
            <text:p>2,63523179822034E-06</text:p>
          </table:table-cell>
          <table:table-cell table:formula="of:=[$Planilha4.S8]+[$Planilha5.S8]" office:value-type="float" office:value="0.999997369872732" calcext:value-type="float">
            <text:p>0,999997369872732</text:p>
          </table:table-cell>
          <table:table-cell table:formula="of:=[$Planilha4.T8]+[$Planilha5.T8]" office:value-type="float" office:value="0.00000262470912770762" calcext:value-type="float">
            <text:p>2,62470912770762E-06</text:p>
          </table:table-cell>
          <table:table-cell table:formula="of:=[$Planilha4.U8]+[$Planilha5.U8]" office:value-type="float" office:value="0.999997381023445" calcext:value-type="float">
            <text:p>0,999997381023445</text:p>
          </table:table-cell>
          <table:table-cell table:formula="of:=[$Planilha4.V8]+[$Planilha5.V8]" office:value-type="float" office:value="0.00000267469830861344" calcext:value-type="float">
            <text:p>2,67469830861344E-06</text:p>
          </table:table-cell>
          <table:table-cell table:formula="of:=[$Planilha4.W8]+[$Planilha5.W8]" office:value-type="float" office:value="0.99999739343508" calcext:value-type="float">
            <text:p>0,99999739343508</text:p>
          </table:table-cell>
          <table:table-cell table:formula="of:=[$Planilha4.X8]+[$Planilha5.X8]" office:value-type="float" office:value="0.00000259988407647072" calcext:value-type="float">
            <text:p>2,59988407647072E-06</text:p>
          </table:table-cell>
          <table:table-cell table:formula="of:=[$Planilha4.Y8]+[$Planilha5.Y8]" office:value-type="float" office:value="0.999997407114633" calcext:value-type="float">
            <text:p>0,999997407114633</text:p>
          </table:table-cell>
          <table:table-cell table:formula="of:=[$Planilha4.Z8]+[$Planilha5.Z8]" office:value-type="float" office:value="0.00000258556772070317" calcext:value-type="float">
            <text:p>2,58556772070317E-06</text:p>
          </table:table-cell>
          <table:table-cell table:formula="of:=[$Planilha4.AA8]+[$Planilha5.AA8]" office:value-type="float" office:value="0.999997422069895" calcext:value-type="float">
            <text:p>0,999997422069895</text:p>
          </table:table-cell>
          <table:table-cell table:formula="of:=[$Planilha4.AB8]+[$Planilha5.AB8]" office:value-type="float" office:value="0.00000256997138392556" calcext:value-type="float">
            <text:p>2,56997138392556E-06</text:p>
          </table:table-cell>
          <table:table-cell table:formula="of:=[$Planilha4.AC8]+[$Planilha5.AC8]" office:value-type="float" office:value="0.999997438309509" calcext:value-type="float">
            <text:p>0,999997438309509</text:p>
          </table:table-cell>
          <table:table-cell table:formula="of:=[$Planilha4.AD8]+[$Planilha5.AD8]" office:value-type="float" office:value="0.00000255308622643113" calcext:value-type="float">
            <text:p>2,55308622643113E-06</text:p>
          </table:table-cell>
          <table:table-cell table:formula="of:=[$Planilha4.AE8]+[$Planilha5.AE8]" office:value-type="float" office:value="0.999997455842727" calcext:value-type="float">
            <text:p>0,999997455842727</text:p>
          </table:table-cell>
          <table:table-cell table:formula="of:=[$Planilha4.AF8]+[$Planilha5.AF8]" office:value-type="float" office:value="0.00000253490245794019" calcext:value-type="float">
            <text:p>2,53490245794019E-06</text:p>
          </table:table-cell>
          <table:table-cell table:formula="of:=[$Planilha4.AG8]+[$Planilha5.AG8]" office:value-type="float" office:value="0.99999747467966" calcext:value-type="float">
            <text:p>0,99999747467966</text:p>
          </table:table-cell>
          <table:table-cell table:formula="of:=[$Planilha4.AH8]+[$Planilha5.AH8]" office:value-type="float" office:value="0.00000251540952023177" calcext:value-type="float">
            <text:p>2,51540952023177E-06</text:p>
          </table:table-cell>
          <table:table-cell table:formula="of:=[$Planilha4.AI8]+[$Planilha5.AI8]" office:value-type="float" office:value="0.999997494831501" calcext:value-type="float">
            <text:p>0,999997494831501</text:p>
          </table:table-cell>
          <table:table-cell table:formula="of:=[$Planilha4.AJ8]+[$Planilha5.AJ8]" office:value-type="float" office:value="0.00000249459588819168" calcext:value-type="float">
            <text:p>2,49459588819168E-06</text:p>
          </table:table-cell>
          <table:table-cell table:formula="of:=[$Planilha4.AK8]+[$Planilha5.AK8]" office:value-type="float" office:value="0.999997516309938" calcext:value-type="float">
            <text:p>0,999997516309938</text:p>
          </table:table-cell>
        </table:table-row>
        <table:table-row table:style-name="ro1">
          <table:table-cell/>
          <table:table-cell table:formula="of:=[$Planilha4.B9]+[$Planilha5.B9]" office:value-type="float" office:value="0.999997327602588" calcext:value-type="float">
            <text:p>0,999997327602588</text:p>
          </table:table-cell>
          <table:table-cell table:formula="of:=[$Planilha4.C9]+[$Planilha5.C9]" office:value-type="float" office:value="0.00000267224353656115" calcext:value-type="float">
            <text:p>2,67224353656115E-06</text:p>
          </table:table-cell>
          <table:table-cell table:formula="of:=[$Planilha4.D9]+[$Planilha5.D9]" office:value-type="float" office:value="0.999997328218105" calcext:value-type="float">
            <text:p>0,999997328218105</text:p>
          </table:table-cell>
          <table:table-cell table:formula="of:=[$Planilha4.E9]+[$Planilha5.E9]" office:value-type="float" office:value="0.00000267101243289769" calcext:value-type="float">
            <text:p>2,67101243289769E-06</text:p>
          </table:table-cell>
          <table:table-cell table:formula="of:=[$Planilha4.F9]+[$Planilha5.F9]" office:value-type="float" office:value="0.999997330064955" calcext:value-type="float">
            <text:p>0,999997330064955</text:p>
          </table:table-cell>
          <table:table-cell table:formula="of:=[$Planilha4.G9]+[$Planilha5.G9]" office:value-type="float" office:value="0.00000266854956487705" calcext:value-type="float">
            <text:p>2,66854956487705E-06</text:p>
          </table:table-cell>
          <table:table-cell table:formula="of:=[$Planilha4.H9]+[$Planilha5.H9]" office:value-type="float" office:value="0.999997333144188" calcext:value-type="float">
            <text:p>0,999997333144188</text:p>
          </table:table-cell>
          <table:table-cell table:formula="of:=[$Planilha4.I9]+[$Planilha5.I9]" office:value-type="float" office:value="0.00000266485349087464" calcext:value-type="float">
            <text:p>2,66485349087464E-06</text:p>
          </table:table-cell>
          <table:table-cell table:formula="of:=[$Planilha4.J9]+[$Planilha5.J9]" office:value-type="float" office:value="63.249998678562" calcext:value-type="float">
            <text:p>63,249998678562</text:p>
          </table:table-cell>
          <table:table-cell table:formula="of:=[$Planilha4.K9]+[$Planilha5.K9]" office:value-type="float" office:value="0.00000265992239256718" calcext:value-type="float">
            <text:p>2,65992239256718E-06</text:p>
          </table:table-cell>
          <table:table-cell table:formula="of:=[$Planilha4.L9]+[$Planilha5.L9]" office:value-type="float" office:value="0.999997343007268" calcext:value-type="float">
            <text:p>0,999997343007268</text:p>
          </table:table-cell>
          <table:table-cell table:formula="of:=[$Planilha4.M9]+[$Planilha5.M9]" office:value-type="float" office:value="0.00000265375322072714" calcext:value-type="float">
            <text:p>2,65375322072714E-06</text:p>
          </table:table-cell>
          <table:table-cell table:formula="of:=[$Planilha4.N9]+[$Planilha5.N9]" office:value-type="float" office:value="0.999997349796658" calcext:value-type="float">
            <text:p>0,999997349796658</text:p>
          </table:table-cell>
          <table:table-cell table:formula="of:=[$Planilha4.O9]+[$Planilha5.O9]" office:value-type="float" office:value="0.00000264634262436836" calcext:value-type="float">
            <text:p>2,64634262436836E-06</text:p>
          </table:table-cell>
          <table:table-cell table:formula="of:=[$Planilha4.P9]+[$Planilha5.P9]" office:value-type="float" office:value="0.999997357829409" calcext:value-type="float">
            <text:p>0,999997357829409</text:p>
          </table:table-cell>
          <table:table-cell table:formula="of:=[$Planilha4.Q9]+[$Planilha5.Q9]" office:value-type="float" office:value="0.00000263768657415842" calcext:value-type="float">
            <text:p>2,63768657415842E-06</text:p>
          </table:table-cell>
          <table:table-cell table:formula="of:=[$Planilha4.R9]+[$Planilha5.R9]" office:value-type="float" office:value="0.999997367110026" calcext:value-type="float">
            <text:p>0,999997367110026</text:p>
          </table:table-cell>
          <table:table-cell table:formula="of:=[$Planilha4.S9]+[$Planilha5.S9]" office:value-type="float" office:value="0.00000262778009518794" calcext:value-type="float">
            <text:p>2,62778009518794E-06</text:p>
          </table:table-cell>
          <table:table-cell table:formula="of:=[$Planilha4.T9]+[$Planilha5.T9]" office:value-type="float" office:value="0.999997377643728" calcext:value-type="float">
            <text:p>0,999997377643728</text:p>
          </table:table-cell>
          <table:table-cell table:formula="of:=[$Planilha4.U9]+[$Planilha5.U9]" office:value-type="float" office:value="0.00000261661769473953" calcext:value-type="float">
            <text:p>2,61661769473953E-06</text:p>
          </table:table-cell>
          <table:table-cell table:formula="of:=[$Planilha4.V9]+[$Planilha5.V9]" office:value-type="float" office:value="0.999997327602588" calcext:value-type="float">
            <text:p>0,999997327602588</text:p>
          </table:table-cell>
          <table:table-cell table:formula="of:=[$Planilha4.W9]+[$Planilha5.W9]" office:value-type="float" office:value="0.00000260419295172731" calcext:value-type="float">
            <text:p>2,60419295172731E-06</text:p>
          </table:table-cell>
          <table:table-cell table:formula="of:=[$Planilha4.X9]+[$Planilha5.X9]" office:value-type="float" office:value="0.999997402494928" calcext:value-type="float">
            <text:p>0,999997402494928</text:p>
          </table:table-cell>
          <table:table-cell table:formula="of:=[$Planilha4.Y9]+[$Planilha5.Y9]" office:value-type="float" office:value="0.0000025904989109371" calcext:value-type="float">
            <text:p>2,5904989109371E-06</text:p>
          </table:table-cell>
          <table:table-cell table:formula="of:=[$Planilha4.Z9]+[$Planilha5.Z9]" office:value-type="float" office:value="0.999997416826488" calcext:value-type="float">
            <text:p>0,999997416826488</text:p>
          </table:table-cell>
          <table:table-cell table:formula="of:=[$Planilha4.AA9]+[$Planilha5.AA9]" office:value-type="float" office:value="0.00000257552775928538" calcext:value-type="float">
            <text:p>2,57552775928538E-06</text:p>
          </table:table-cell>
          <table:table-cell table:formula="of:=[$Planilha4.AB9]+[$Planilha5.AB9]" office:value-type="float" office:value="0.99999743243951" calcext:value-type="float">
            <text:p>0,99999743243951</text:p>
          </table:table-cell>
          <table:table-cell table:formula="of:=[$Planilha4.AC9]+[$Planilha5.AC9]" office:value-type="float" office:value="0.00000255927072712048" calcext:value-type="float">
            <text:p>2,55927072712048E-06</text:p>
          </table:table-cell>
          <table:table-cell table:formula="of:=[$Planilha4.AD9]+[$Planilha5.AD9]" office:value-type="float" office:value="0.999997449342803" calcext:value-type="float">
            <text:p>0,999997449342803</text:p>
          </table:table-cell>
          <table:table-cell table:formula="of:=[$Planilha4.AE9]+[$Planilha5.AE9]" office:value-type="float" office:value="0.00000254171861524544" calcext:value-type="float">
            <text:p>2,54171861524544E-06</text:p>
          </table:table-cell>
          <table:table-cell table:formula="of:=[$Planilha4.AF9]+[$Planilha5.AF9]" office:value-type="float" office:value="0.999997467546235" calcext:value-type="float">
            <text:p>0,999997467546235</text:p>
          </table:table-cell>
          <table:table-cell table:formula="of:=[$Planilha4.AG9]+[$Planilha5.AG9]" office:value-type="float" office:value="0.00000252286120194789" calcext:value-type="float">
            <text:p>2,52286120194789E-06</text:p>
          </table:table-cell>
          <table:table-cell table:formula="of:=[$Planilha4.AH9]+[$Planilha5.AH9]" office:value-type="float" office:value="0.999997487060472" calcext:value-type="float">
            <text:p>0,999997487060472</text:p>
          </table:table-cell>
          <table:table-cell table:formula="of:=[$Planilha4.AI9]+[$Planilha5.AI9]" office:value-type="float" office:value="0.00000250268733470449" calcext:value-type="float">
            <text:p>2,50268733470449E-06</text:p>
          </table:table-cell>
          <table:table-cell table:formula="of:=[$Planilha4.AJ9]+[$Planilha5.AJ9]" office:value-type="float" office:value="0.999997507896896" calcext:value-type="float">
            <text:p>0,999997507896896</text:p>
          </table:table-cell>
          <table:table-cell table:formula="of:=[$Planilha4.AK9]+[$Planilha5.AK9]" office:value-type="float" office:value="0.00000248118522749863" calcext:value-type="float">
            <text:p>2,48118522749863E-06</text:p>
          </table:table-cell>
        </table:table-row>
        <table:table-row table:style-name="ro1">
          <table:table-cell/>
          <table:table-cell table:formula="of:=[$Planilha4.B10]+[$Planilha5.B10]" office:value-type="float" office:value="0.00000266978877749846" calcext:value-type="float">
            <text:p>2,66978877749846E-06</text:p>
          </table:table-cell>
          <table:table-cell table:formula="of:=[$Planilha4.C10]+[$Planilha5.C10]" office:value-type="float" office:value="0.999997330365275" calcext:value-type="float">
            <text:p>0,999997330365275</text:p>
          </table:table-cell>
          <table:table-cell table:formula="of:=[$Planilha4.D10]+[$Planilha5.D10]" office:value-type="float" office:value="0.00000266917253988197" calcext:value-type="float">
            <text:p>2,66917253988197E-06</text:p>
          </table:table-cell>
          <table:table-cell table:formula="of:=[$Planilha4.E10]+[$Planilha5.E10]" office:value-type="float" office:value="0.999997331597815" calcext:value-type="float">
            <text:p>0,999997331597815</text:p>
          </table:table-cell>
          <table:table-cell table:formula="of:=[$Planilha4.F10]+[$Planilha5.F10]" office:value-type="float" office:value="0.00000266732355047594" calcext:value-type="float">
            <text:p>2,66732355047594E-06</text:p>
          </table:table-cell>
          <table:table-cell table:formula="of:=[$Planilha4.G10]+[$Planilha5.G10]" office:value-type="float" office:value="0.999997334063561" calcext:value-type="float">
            <text:p>0,999997334063561</text:p>
          </table:table-cell>
          <table:table-cell table:formula="of:=[$Planilha4.H10]+[$Planilha5.H10]" office:value-type="float" office:value="0.00000266424070294313" calcext:value-type="float">
            <text:p>2,66424070294313E-06</text:p>
          </table:table-cell>
          <table:table-cell table:formula="of:=[$Planilha4.I10]+[$Planilha5.I10]" office:value-type="float" office:value="0.999997337763906" calcext:value-type="float">
            <text:p>0,999997337763906</text:p>
          </table:table-cell>
          <table:table-cell table:formula="of:=[$Planilha4.J10]+[$Planilha5.J10]" office:value-type="float" office:value="0.00000265992239256718" calcext:value-type="float">
            <text:p>2,65992239256718E-06</text:p>
          </table:table-cell>
          <table:table-cell table:formula="of:=[$Planilha4.K10]+[$Planilha5.K10]" office:value-type="float" office:value="63.2499986838054" calcext:value-type="float">
            <text:p>63,2499986838054</text:p>
          </table:table-cell>
          <table:table-cell table:formula="of:=[$Planilha4.L10]+[$Planilha5.L10]" office:value-type="float" office:value="0.00000265436606294855" calcext:value-type="float">
            <text:p>2,65436606294855E-06</text:p>
          </table:table-cell>
          <table:table-cell table:formula="of:=[$Planilha4.M10]+[$Planilha5.M10]" office:value-type="float" office:value="0.999997348877255" calcext:value-type="float">
            <text:p>0,999997348877255</text:p>
          </table:table-cell>
          <table:table-cell table:formula="of:=[$Planilha4.N10]+[$Planilha5.N10]" office:value-type="float" office:value="0.00000264756866996674" calcext:value-type="float">
            <text:p>2,64756866996674E-06</text:p>
          </table:table-cell>
          <table:table-cell table:formula="of:=[$Planilha4.O10]+[$Planilha5.O10]" office:value-type="float" office:value="0.999997356296585" calcext:value-type="float">
            <text:p>0,999997356296585</text:p>
          </table:table-cell>
          <table:table-cell table:formula="of:=[$Planilha4.P10]+[$Planilha5.P10]" office:value-type="float" office:value="0.00000263952647461263" calcext:value-type="float">
            <text:p>2,63952647461263E-06</text:p>
          </table:table-cell>
          <table:table-cell table:formula="of:=[$Planilha4.Q10]+[$Planilha5.Q10]" office:value-type="float" office:value="0.999997364962831" calcext:value-type="float">
            <text:p>0,999997364962831</text:p>
          </table:table-cell>
          <table:table-cell table:formula="of:=[$Planilha4.R10]+[$Planilha5.R10]" office:value-type="float" office:value="0.00000263023488278336" calcext:value-type="float">
            <text:p>2,63023488278336E-06</text:p>
          </table:table-cell>
          <table:table-cell table:formula="of:=[$Planilha4.S10]+[$Planilha5.S10]" office:value-type="float" office:value="0.999997374881069" calcext:value-type="float">
            <text:p>0,999997374881069</text:p>
          </table:table-cell>
          <table:table-cell table:formula="of:=[$Planilha4.T10]+[$Planilha5.T10]" office:value-type="float" office:value="0.00000261968867731888" calcext:value-type="float">
            <text:p>2,61968867731888E-06</text:p>
          </table:table-cell>
          <table:table-cell table:formula="of:=[$Planilha4.U10]+[$Planilha5.U10]" office:value-type="float" office:value="0.999997386056739" calcext:value-type="float">
            <text:p>0,999997386056739</text:p>
          </table:table-cell>
          <table:table-cell table:formula="of:=[$Planilha4.V10]+[$Planilha5.V10]" office:value-type="float" office:value="0.00000266978877749846" calcext:value-type="float">
            <text:p>2,66978877749846E-06</text:p>
          </table:table-cell>
          <table:table-cell table:formula="of:=[$Planilha4.W10]+[$Planilha5.W10]" office:value-type="float" office:value="0.999997398496331" calcext:value-type="float">
            <text:p>0,999997398496331</text:p>
          </table:table-cell>
          <table:table-cell table:formula="of:=[$Planilha4.X10]+[$Planilha5.X10]" office:value-type="float" office:value="0.00000259480778053156" calcext:value-type="float">
            <text:p>2,59480778053156E-06</text:p>
          </table:table-cell>
          <table:table-cell table:formula="of:=[$Planilha4.Y10]+[$Planilha5.Y10]" office:value-type="float" office:value="0.999997412206765" calcext:value-type="float">
            <text:p>0,999997412206765</text:p>
          </table:table-cell>
          <table:table-cell table:formula="of:=[$Planilha4.Z10]+[$Planilha5.Z10]" office:value-type="float" office:value="0.00000258045892387315" calcext:value-type="float">
            <text:p>2,58045892387315E-06</text:p>
          </table:table-cell>
          <table:table-cell table:formula="of:=[$Planilha4.AA10]+[$Planilha5.AA10]" office:value-type="float" office:value="0.999997427196078" calcext:value-type="float">
            <text:p>0,999997427196078</text:p>
          </table:table-cell>
          <table:table-cell table:formula="of:=[$Planilha4.AB10]+[$Planilha5.AB10]" office:value-type="float" office:value="0.00000256482704485972" calcext:value-type="float">
            <text:p>2,56482704485972E-06</text:p>
          </table:table-cell>
          <table:table-cell table:formula="of:=[$Planilha4.AC10]+[$Planilha5.AC10]" office:value-type="float" office:value="0.999997443472806" calcext:value-type="float">
            <text:p>0,999997443472806</text:p>
          </table:table-cell>
          <table:table-cell table:formula="of:=[$Planilha4.AD10]+[$Planilha5.AD10]" office:value-type="float" office:value="0.00000254790314568876" calcext:value-type="float">
            <text:p>2,54790314568876E-06</text:p>
          </table:table-cell>
          <table:table-cell table:formula="of:=[$Planilha4.AE10]+[$Planilha5.AE10]" office:value-type="float" office:value="0.999997461046343" calcext:value-type="float">
            <text:p>0,999997461046343</text:p>
          </table:table-cell>
          <table:table-cell table:formula="of:=[$Planilha4.AF10]+[$Planilha5.AF10]" office:value-type="float" office:value="0.00000252967739122756" calcext:value-type="float">
            <text:p>2,52967739122756E-06</text:p>
          </table:table-cell>
          <table:table-cell table:formula="of:=[$Planilha4.AG10]+[$Planilha5.AG10]" office:value-type="float" office:value="0.999997479927049" calcext:value-type="float">
            <text:p>0,999997479927049</text:p>
          </table:table-cell>
          <table:table-cell table:formula="of:=[$Planilha4.AH10]+[$Planilha5.AH10]" office:value-type="float" office:value="0.00000251013903163066" calcext:value-type="float">
            <text:p>2,51013903163066E-06</text:p>
          </table:table-cell>
          <table:table-cell table:formula="of:=[$Planilha4.AI10]+[$Planilha5.AI10]" office:value-type="float" office:value="0.999997500125889" calcext:value-type="float">
            <text:p>0,999997500125889</text:p>
          </table:table-cell>
          <table:table-cell table:formula="of:=[$Planilha4.AJ10]+[$Planilha5.AJ10]" office:value-type="float" office:value="0.00000248927665924548" calcext:value-type="float">
            <text:p>2,48927665924548E-06</text:p>
          </table:table-cell>
          <table:table-cell table:formula="of:=[$Planilha4.AK10]+[$Planilha5.AK10]" office:value-type="float" office:value="0.999997521654904" calcext:value-type="float">
            <text:p>0,999997521654904</text:p>
          </table:table-cell>
        </table:table-row>
        <table:table-row table:style-name="ro1">
          <table:table-cell/>
          <table:table-cell table:formula="of:=[$Planilha4.B11]+[$Planilha5.B11]" office:value-type="float" office:value="0.999997333127959" calcext:value-type="float">
            <text:p>0,999997333127959</text:p>
          </table:table-cell>
          <table:table-cell table:formula="of:=[$Planilha4.C11]+[$Planilha5.C11]" office:value-type="float" office:value="0.00000266671778892391" calcext:value-type="float">
            <text:p>2,66671778892391E-06</text:p>
          </table:table-cell>
          <table:table-cell table:formula="of:=[$Planilha4.D11]+[$Planilha5.D11]" office:value-type="float" office:value="0.999997333744988" calcext:value-type="float">
            <text:p>0,999997333744988</text:p>
          </table:table-cell>
          <table:table-cell table:formula="of:=[$Planilha4.E11]+[$Planilha5.E11]" office:value-type="float" office:value="0.00000266548364635799" calcext:value-type="float">
            <text:p>2,66548364635799E-06</text:p>
          </table:table-cell>
          <table:table-cell table:formula="of:=[$Planilha4.F11]+[$Planilha5.F11]" office:value-type="float" office:value="0.999997335596419" calcext:value-type="float">
            <text:p>0,999997335596419</text:p>
          </table:table-cell>
          <table:table-cell table:formula="of:=[$Planilha4.G11]+[$Planilha5.G11]" office:value-type="float" office:value="0.00000266301467055641" calcext:value-type="float">
            <text:p>2,66301467055641E-06</text:p>
          </table:table-cell>
          <table:table-cell table:formula="of:=[$Planilha4.H11]+[$Planilha5.H11]" office:value-type="float" office:value="0.99999733868325" calcext:value-type="float">
            <text:p>0,99999733868325</text:p>
          </table:table-cell>
          <table:table-cell table:formula="of:=[$Planilha4.I11]+[$Planilha5.I11]" office:value-type="float" office:value="0.00000265930952003668" calcext:value-type="float">
            <text:p>2,65930952003668E-06</text:p>
          </table:table-cell>
          <table:table-cell table:formula="of:=[$Planilha4.J11]+[$Planilha5.J11]" office:value-type="float" office:value="0.999997343007268" calcext:value-type="float">
            <text:p>0,999997343007268</text:p>
          </table:table-cell>
          <table:table-cell table:formula="of:=[$Planilha4.K11]+[$Planilha5.K11]" office:value-type="float" office:value="0.00000265436606294855" calcext:value-type="float">
            <text:p>2,65436606294855E-06</text:p>
          </table:table-cell>
          <table:table-cell table:formula="of:=[$Planilha4.L11]+[$Planilha5.L11]" office:value-type="float" office:value="63.2499986896754" calcext:value-type="float">
            <text:p>63,2499986896754</text:p>
          </table:table-cell>
          <table:table-cell table:formula="of:=[$Planilha4.M11]+[$Planilha5.M11]" office:value-type="float" office:value="0.00000264818156736624" calcext:value-type="float">
            <text:p>2,64818156736624E-06</text:p>
          </table:table-cell>
          <table:table-cell table:formula="of:=[$Planilha4.N11]+[$Planilha5.N11]" office:value-type="float" office:value="0.999997355377187" calcext:value-type="float">
            <text:p>0,999997355377187</text:p>
          </table:table-cell>
          <table:table-cell table:formula="of:=[$Planilha4.O11]+[$Planilha5.O11]" office:value-type="float" office:value="0.00000264075247957685" calcext:value-type="float">
            <text:p>2,64075247957685E-06</text:p>
          </table:table-cell>
          <table:table-cell table:formula="of:=[$Planilha4.P11]+[$Planilha5.P11]" office:value-type="float" office:value="0.999997363429963" calcext:value-type="float">
            <text:p>0,999997363429963</text:p>
          </table:table-cell>
          <table:table-cell table:formula="of:=[$Planilha4.Q11]+[$Planilha5.Q11]" office:value-type="float" office:value="0.00000263207477957383" calcext:value-type="float">
            <text:p>2,63207477957383E-06</text:p>
          </table:table-cell>
          <table:table-cell table:formula="of:=[$Planilha4.R11]+[$Planilha5.R11]" office:value-type="float" office:value="0.999997372733881" calcext:value-type="float">
            <text:p>0,999997372733881</text:p>
          </table:table-cell>
          <table:table-cell table:formula="of:=[$Planilha4.S11]+[$Planilha5.S11]" office:value-type="float" office:value="0.00000262214341451017" calcext:value-type="float">
            <text:p>2,62214341451017E-06</text:p>
          </table:table-cell>
          <table:table-cell table:formula="of:=[$Planilha4.T11]+[$Planilha5.T11]" office:value-type="float" office:value="0.999997383294062" calcext:value-type="float">
            <text:p>0,999997383294062</text:p>
          </table:table-cell>
          <table:table-cell table:formula="of:=[$Planilha4.U11]+[$Planilha5.U11]" office:value-type="float" office:value="0.00000261095287590329" calcext:value-type="float">
            <text:p>2,61095287590329E-06</text:p>
          </table:table-cell>
          <table:table-cell table:formula="of:=[$Planilha4.V11]+[$Planilha5.V11]" office:value-type="float" office:value="0.999997333127959" calcext:value-type="float">
            <text:p>0,999997333127959</text:p>
          </table:table-cell>
          <table:table-cell table:formula="of:=[$Planilha4.W11]+[$Planilha5.W11]" office:value-type="float" office:value="0.00000259849667538781" calcext:value-type="float">
            <text:p>2,59849667538781E-06</text:p>
          </table:table-cell>
          <table:table-cell table:formula="of:=[$Planilha4.X11]+[$Planilha5.X11]" office:value-type="float" office:value="0.999997408208173" calcext:value-type="float">
            <text:p>0,999997408208173</text:p>
          </table:table-cell>
          <table:table-cell table:formula="of:=[$Planilha4.Y11]+[$Planilha5.Y11]" office:value-type="float" office:value="0.00000258476782288852" calcext:value-type="float">
            <text:p>2,58476782288852E-06</text:p>
          </table:table-cell>
          <table:table-cell table:formula="of:=[$Planilha4.Z11]+[$Planilha5.Z11]" office:value-type="float" office:value="0.999997422576381" calcext:value-type="float">
            <text:p>0,999997422576381</text:p>
          </table:table-cell>
          <table:table-cell table:formula="of:=[$Planilha4.AA11]+[$Planilha5.AA11]" office:value-type="float" office:value="0.00000256975825685402" calcext:value-type="float">
            <text:p>2,56975825685402E-06</text:p>
          </table:table-cell>
          <table:table-cell table:formula="of:=[$Planilha4.AB11]+[$Planilha5.AB11]" office:value-type="float" office:value="0.999997438229425" calcext:value-type="float">
            <text:p>0,999997438229425</text:p>
          </table:table-cell>
          <table:table-cell table:formula="of:=[$Planilha4.AC11]+[$Planilha5.AC11]" office:value-type="float" office:value="0.00000255345949051744" calcext:value-type="float">
            <text:p>2,55345949051744E-06</text:p>
          </table:table-cell>
          <table:table-cell table:formula="of:=[$Planilha4.AD11]+[$Planilha5.AD11]" office:value-type="float" office:value="0.999997455176337" calcext:value-type="float">
            <text:p>0,999997455176337</text:p>
          </table:table-cell>
          <table:table-cell table:formula="of:=[$Planilha4.AE11]+[$Planilha5.AE11]" office:value-type="float" office:value="0.00000253586191301114" calcext:value-type="float">
            <text:p>2,53586191301114E-06</text:p>
          </table:table-cell>
          <table:table-cell table:formula="of:=[$Planilha4.AF11]+[$Planilha5.AF11]" office:value-type="float" office:value="0.999997473427156" calcext:value-type="float">
            <text:p>0,999997473427156</text:p>
          </table:table-cell>
          <table:table-cell table:formula="of:=[$Planilha4.AG11]+[$Planilha5.AG11]" office:value-type="float" office:value="0.00000251695520270268" calcext:value-type="float">
            <text:p>2,51695520270268E-06</text:p>
          </table:table-cell>
          <table:table-cell table:formula="of:=[$Planilha4.AH11]+[$Planilha5.AH11]" office:value-type="float" office:value="0.999997492992457" calcext:value-type="float">
            <text:p>0,999997492992457</text:p>
          </table:table-cell>
          <table:table-cell table:formula="of:=[$Planilha4.AI11]+[$Planilha5.AI11]" office:value-type="float" office:value="0.00000249672834184977" calcext:value-type="float">
            <text:p>2,49672834184977E-06</text:p>
          </table:table-cell>
          <table:table-cell table:formula="of:=[$Planilha4.AJ11]+[$Planilha5.AJ11]" office:value-type="float" office:value="0.999997513883919" calcext:value-type="float">
            <text:p>0,999997513883919</text:p>
          </table:table-cell>
          <table:table-cell table:formula="of:=[$Planilha4.AK11]+[$Planilha5.AK11]" office:value-type="float" office:value="0.00000247516928730818" calcext:value-type="float">
            <text:p>2,47516928730818E-06</text:p>
          </table:table-cell>
        </table:table-row>
        <table:table-row table:style-name="ro1">
          <table:table-cell/>
          <table:table-cell table:formula="of:=[$Planilha4.B12]+[$Planilha5.B12]" office:value-type="float" office:value="0.00000266364680523434" calcext:value-type="float">
            <text:p>2,66364680523434E-06</text:p>
          </table:table-cell>
          <table:table-cell table:formula="of:=[$Planilha4.C12]+[$Planilha5.C12]" office:value-type="float" office:value="0.99999733650767" calcext:value-type="float">
            <text:p>0,99999733650767</text:p>
          </table:table-cell>
          <table:table-cell table:formula="of:=[$Planilha4.D12]+[$Planilha5.D12]" office:value-type="float" office:value="0.00000266302889118108" calcext:value-type="float">
            <text:p>2,66302889118108E-06</text:p>
          </table:table-cell>
          <table:table-cell table:formula="of:=[$Planilha4.E12]+[$Planilha5.E12]" office:value-type="float" office:value="0.999997337743591" calcext:value-type="float">
            <text:p>0,999997337743591</text:p>
          </table:table-cell>
          <table:table-cell table:formula="of:=[$Planilha4.F12]+[$Planilha5.F12]" office:value-type="float" office:value="0.00000266117477187855" calcext:value-type="float">
            <text:p>2,66117477187855E-06</text:p>
          </table:table-cell>
          <table:table-cell table:formula="of:=[$Planilha4.G12]+[$Planilha5.G12]" office:value-type="float" office:value="0.999997340216117" calcext:value-type="float">
            <text:p>0,999997340216117</text:p>
          </table:table-cell>
          <table:table-cell table:formula="of:=[$Planilha4.H12]+[$Planilha5.H12]" office:value-type="float" office:value="0.00000265808350374819" calcext:value-type="float">
            <text:p>2,65808350374819E-06</text:p>
          </table:table-cell>
          <table:table-cell table:formula="of:=[$Planilha4.I12]+[$Planilha5.I12]" office:value-type="float" office:value="0.999997343926655" calcext:value-type="float">
            <text:p>0,999997343926655</text:p>
          </table:table-cell>
          <table:table-cell table:formula="of:=[$Planilha4.J12]+[$Planilha5.J12]" office:value-type="float" office:value="0.00000265375322072714" calcext:value-type="float">
            <text:p>2,65375322072714E-06</text:p>
          </table:table-cell>
          <table:table-cell table:formula="of:=[$Planilha4.K12]+[$Planilha5.K12]" office:value-type="float" office:value="0.999997348877255" calcext:value-type="float">
            <text:p>0,999997348877255</text:p>
          </table:table-cell>
          <table:table-cell table:formula="of:=[$Planilha4.L12]+[$Planilha5.L12]" office:value-type="float" office:value="0.00000264818156736624" calcext:value-type="float">
            <text:p>2,64818156736624E-06</text:p>
          </table:table-cell>
          <table:table-cell table:formula="of:=[$Planilha4.M12]+[$Planilha5.M12]" office:value-type="float" office:value="63.2499986961753" calcext:value-type="float">
            <text:p>63,2499986961753</text:p>
          </table:table-cell>
          <table:table-cell table:formula="of:=[$Planilha4.N12]+[$Planilha5.N12]" office:value-type="float" office:value="0.00000264136530303549" calcext:value-type="float">
            <text:p>2,64136530303549E-06</text:p>
          </table:table-cell>
          <table:table-cell table:formula="of:=[$Planilha4.O12]+[$Planilha5.O12]" office:value-type="float" office:value="0.99999736251066" calcext:value-type="float">
            <text:p>0,99999736251066</text:p>
          </table:table-cell>
          <table:table-cell table:formula="of:=[$Planilha4.P12]+[$Planilha5.P12]" office:value-type="float" office:value="0.00000263330082173052" calcext:value-type="float">
            <text:p>2,63330082173052E-06</text:p>
          </table:table-cell>
          <table:table-cell table:formula="of:=[$Planilha4.Q12]+[$Planilha5.Q12]" office:value-type="float" office:value="0.999997371201022" calcext:value-type="float">
            <text:p>0,999997371201022</text:p>
          </table:table-cell>
          <table:table-cell table:formula="of:=[$Planilha4.R12]+[$Planilha5.R12]" office:value-type="float" office:value="0.0000026239832946473" calcext:value-type="float">
            <text:p>2,6239832946473E-06</text:p>
          </table:table-cell>
          <table:table-cell table:formula="of:=[$Planilha4.S12]+[$Planilha5.S12]" office:value-type="float" office:value="0.999997381146917" calcext:value-type="float">
            <text:p>0,999997381146917</text:p>
          </table:table-cell>
          <table:table-cell table:formula="of:=[$Planilha4.T12]+[$Planilha5.T12]" office:value-type="float" office:value="0.0000026134075972184" calcext:value-type="float">
            <text:p>2,6134075972184E-06</text:p>
          </table:table-cell>
          <table:table-cell table:formula="of:=[$Planilha4.U12]+[$Planilha5.U12]" office:value-type="float" office:value="0.99999739235392" calcext:value-type="float">
            <text:p>0,99999739235392</text:p>
          </table:table-cell>
          <table:table-cell table:formula="of:=[$Planilha4.V12]+[$Planilha5.V12]" office:value-type="float" office:value="0.00000266364680523434" calcext:value-type="float">
            <text:p>2,66364680523434E-06</text:p>
          </table:table-cell>
          <table:table-cell table:formula="of:=[$Planilha4.W12]+[$Planilha5.W12]" office:value-type="float" office:value="0.99999740482847" calcext:value-type="float">
            <text:p>0,99999740482847</text:p>
          </table:table-cell>
          <table:table-cell table:formula="of:=[$Planilha4.X12]+[$Planilha5.X12]" office:value-type="float" office:value="0.0000025884567164125" calcext:value-type="float">
            <text:p>2,5884567164125E-06</text:p>
          </table:table-cell>
          <table:table-cell table:formula="of:=[$Planilha4.Y12]+[$Planilha5.Y12]" office:value-type="float" office:value="0.999997418577783" calcext:value-type="float">
            <text:p>0,999997418577783</text:p>
          </table:table-cell>
          <table:table-cell table:formula="of:=[$Planilha4.Z12]+[$Planilha5.Z12]" office:value-type="float" office:value="0.00000257406712877994" calcext:value-type="float">
            <text:p>2,57406712877994E-06</text:p>
          </table:table-cell>
          <table:table-cell table:formula="of:=[$Planilha4.AA12]+[$Planilha5.AA12]" office:value-type="float" office:value="0.999997433609683" calcext:value-type="float">
            <text:p>0,999997433609683</text:p>
          </table:table-cell>
          <table:table-cell table:formula="of:=[$Planilha4.AB12]+[$Planilha5.AB12]" office:value-type="float" office:value="0.00000255839062457408" calcext:value-type="float">
            <text:p>2,55839062457408E-06</text:p>
          </table:table-cell>
          <table:table-cell table:formula="of:=[$Planilha4.AC12]+[$Planilha5.AC12]" office:value-type="float" office:value="0.999997449932918" calcext:value-type="float">
            <text:p>0,999997449932918</text:p>
          </table:table-cell>
          <table:table-cell table:formula="of:=[$Planilha4.AD12]+[$Planilha5.AD12]" office:value-type="float" office:value="0.00000254141821554033" calcext:value-type="float">
            <text:p>2,54141821554033E-06</text:p>
          </table:table-cell>
          <table:table-cell table:formula="of:=[$Planilha4.AE12]+[$Planilha5.AE12]" office:value-type="float" office:value="0.999997467557139" calcext:value-type="float">
            <text:p>0,999997467557139</text:p>
          </table:table-cell>
          <table:table-cell table:formula="of:=[$Planilha4.AF12]+[$Planilha5.AF12]" office:value-type="float" office:value="0.00000252313971482732" calcext:value-type="float">
            <text:p>2,52313971482732E-06</text:p>
          </table:table-cell>
          <table:table-cell table:formula="of:=[$Planilha4.AG12]+[$Planilha5.AG12]" office:value-type="float" office:value="0.999997486492588" calcext:value-type="float">
            <text:p>0,999997486492588</text:p>
          </table:table-cell>
          <table:table-cell table:formula="of:=[$Planilha4.AH12]+[$Planilha5.AH12]" office:value-type="float" office:value="0.00000250354451736268" calcext:value-type="float">
            <text:p>2,50354451736268E-06</text:p>
          </table:table-cell>
          <table:table-cell table:formula="of:=[$Planilha4.AI12]+[$Planilha5.AI12]" office:value-type="float" office:value="0.999997506750468" calcext:value-type="float">
            <text:p>0,999997506750468</text:p>
          </table:table-cell>
          <table:table-cell table:formula="of:=[$Planilha4.AJ12]+[$Planilha5.AJ12]" office:value-type="float" office:value="0.00000248262092839013" calcext:value-type="float">
            <text:p>2,48262092839013E-06</text:p>
          </table:table-cell>
          <table:table-cell table:formula="of:=[$Planilha4.AK12]+[$Planilha5.AK12]" office:value-type="float" office:value="0.999997528342806" calcext:value-type="float">
            <text:p>0,999997528342806</text:p>
          </table:table-cell>
        </table:table-row>
        <table:table-row table:style-name="ro1">
          <table:table-cell/>
          <table:table-cell table:formula="of:=[$Planilha4.B13]+[$Planilha5.B13]" office:value-type="float" office:value="0.999997339887388" calcext:value-type="float">
            <text:p>0,999997339887388</text:p>
          </table:table-cell>
          <table:table-cell table:formula="of:=[$Planilha4.C13]+[$Planilha5.C13]" office:value-type="float" office:value="0.00000265995789572315" calcext:value-type="float">
            <text:p>2,65995789572315E-06</text:p>
          </table:table-cell>
          <table:table-cell table:formula="of:=[$Planilha4.D13]+[$Planilha5.D13]" office:value-type="float" office:value="0.999997340506287" calcext:value-type="float">
            <text:p>0,999997340506287</text:p>
          </table:table-cell>
          <table:table-cell table:formula="of:=[$Planilha4.E13]+[$Planilha5.E13]" office:value-type="float" office:value="0.00000265872000793088" calcext:value-type="float">
            <text:p>2,65872000793088E-06</text:p>
          </table:table-cell>
          <table:table-cell table:formula="of:=[$Planilha4.F13]+[$Planilha5.F13]" office:value-type="float" office:value="0.999997342363303" calcext:value-type="float">
            <text:p>0,999997342363303</text:p>
          </table:table-cell>
          <table:table-cell table:formula="of:=[$Planilha4.G13]+[$Planilha5.G13]" office:value-type="float" office:value="0.00000265624358519734" calcext:value-type="float">
            <text:p>2,65624358519734E-06</text:p>
          </table:table-cell>
          <table:table-cell table:formula="of:=[$Planilha4.H13]+[$Planilha5.H13]" office:value-type="float" office:value="0.999997345459531" calcext:value-type="float">
            <text:p>0,999997345459531</text:p>
          </table:table-cell>
          <table:table-cell table:formula="of:=[$Planilha4.I13]+[$Planilha5.I13]" office:value-type="float" office:value="0.0000026525271394906" calcext:value-type="float">
            <text:p>2,6525271394906E-06</text:p>
          </table:table-cell>
          <table:table-cell table:formula="of:=[$Planilha4.J13]+[$Planilha5.J13]" office:value-type="float" office:value="0.999997349796658" calcext:value-type="float">
            <text:p>0,999997349796658</text:p>
          </table:table-cell>
          <table:table-cell table:formula="of:=[$Planilha4.K13]+[$Planilha5.K13]" office:value-type="float" office:value="0.00000264756866996674" calcext:value-type="float">
            <text:p>2,64756866996674E-06</text:p>
          </table:table-cell>
          <table:table-cell table:formula="of:=[$Planilha4.L13]+[$Planilha5.L13]" office:value-type="float" office:value="0.999997355377187" calcext:value-type="float">
            <text:p>0,999997355377187</text:p>
          </table:table-cell>
          <table:table-cell table:formula="of:=[$Planilha4.M13]+[$Planilha5.M13]" office:value-type="float" office:value="0.00000264136530303549" calcext:value-type="float">
            <text:p>2,64136530303549E-06</text:p>
          </table:table-cell>
          <table:table-cell table:formula="of:=[$Planilha4.N13]+[$Planilha5.N13]" office:value-type="float" office:value="63.2499987033087" calcext:value-type="float">
            <text:p>63,2499987033087</text:p>
          </table:table-cell>
          <table:table-cell table:formula="of:=[$Planilha4.O13]+[$Planilha5.O13]" office:value-type="float" office:value="0.00000263391360932896" calcext:value-type="float">
            <text:p>2,63391360932896E-06</text:p>
          </table:table-cell>
          <table:table-cell table:formula="of:=[$Planilha4.P13]+[$Planilha5.P13]" office:value-type="float" office:value="0.999997370281586" calcext:value-type="float">
            <text:p>0,999997370281586</text:p>
          </table:table-cell>
          <table:table-cell table:formula="of:=[$Planilha4.Q13]+[$Planilha5.Q13]" office:value-type="float" office:value="0.00000262520937166499" calcext:value-type="float">
            <text:p>2,62520937166499E-06</text:p>
          </table:table-cell>
          <table:table-cell table:formula="of:=[$Planilha4.R13]+[$Planilha5.R13]" office:value-type="float" office:value="0.999997379614046" calcext:value-type="float">
            <text:p>0,999997379614046</text:p>
          </table:table-cell>
          <table:table-cell table:formula="of:=[$Planilha4.S13]+[$Planilha5.S13]" office:value-type="float" office:value="0.00000261524749523012" calcext:value-type="float">
            <text:p>2,61524749523012E-06</text:p>
          </table:table-cell>
          <table:table-cell table:formula="of:=[$Planilha4.T13]+[$Planilha5.T13]" office:value-type="float" office:value="0.999997390206749" calcext:value-type="float">
            <text:p>0,999997390206749</text:p>
          </table:table-cell>
          <table:table-cell table:formula="of:=[$Planilha4.U13]+[$Planilha5.U13]" office:value-type="float" office:value="0.00000260402245022551" calcext:value-type="float">
            <text:p>2,60402245022551E-06</text:p>
          </table:table-cell>
          <table:table-cell table:formula="of:=[$Planilha4.V13]+[$Planilha5.V13]" office:value-type="float" office:value="0.999997339887388" calcext:value-type="float">
            <text:p>0,999997339887388</text:p>
          </table:table-cell>
          <table:table-cell table:formula="of:=[$Planilha4.W13]+[$Planilha5.W13]" office:value-type="float" office:value="0.00000259152768922188" calcext:value-type="float">
            <text:p>2,59152768922188E-06</text:p>
          </table:table-cell>
          <table:table-cell table:formula="of:=[$Planilha4.X13]+[$Planilha5.X13]" office:value-type="float" office:value="0.99999741519805" calcext:value-type="float">
            <text:p>0,99999741519805</text:p>
          </table:table-cell>
          <table:table-cell table:formula="of:=[$Planilha4.Y13]+[$Planilha5.Y13]" office:value-type="float" office:value="0.00000257775600964738" calcext:value-type="float">
            <text:p>2,57775600964738E-06</text:p>
          </table:table-cell>
          <table:table-cell table:formula="of:=[$Planilha4.Z13]+[$Planilha5.Z13]" office:value-type="float" office:value="0.999997429611074" calcext:value-type="float">
            <text:p>0,999997429611074</text:p>
          </table:table-cell>
          <table:table-cell table:formula="of:=[$Planilha4.AA13]+[$Planilha5.AA13]" office:value-type="float" office:value="0.00000256269953491373" calcext:value-type="float">
            <text:p>2,56269953491373E-06</text:p>
          </table:table-cell>
          <table:table-cell table:formula="of:=[$Planilha4.AB13]+[$Planilha5.AB13]" office:value-type="float" office:value="0.999997445313248" calcext:value-type="float">
            <text:p>0,999997445313248</text:p>
          </table:table-cell>
          <table:table-cell table:formula="of:=[$Planilha4.AC13]+[$Planilha5.AC13]" office:value-type="float" office:value="0.00000254634941254661" calcext:value-type="float">
            <text:p>2,54634941254661E-06</text:p>
          </table:table-cell>
          <table:table-cell table:formula="of:=[$Planilha4.AD13]+[$Planilha5.AD13]" office:value-type="float" office:value="0.999997462313741" calcext:value-type="float">
            <text:p>0,999997462313741</text:p>
          </table:table-cell>
          <table:table-cell table:formula="of:=[$Planilha4.AE13]+[$Planilha5.AE13]" office:value-type="float" office:value="0.00000252869604833172" calcext:value-type="float">
            <text:p>2,52869604833172E-06</text:p>
          </table:table-cell>
          <table:table-cell table:formula="of:=[$Planilha4.AF13]+[$Planilha5.AF13]" office:value-type="float" office:value="0.999997480622546" calcext:value-type="float">
            <text:p>0,999997480622546</text:p>
          </table:table-cell>
          <table:table-cell table:formula="of:=[$Planilha4.AG13]+[$Planilha5.AG13]" office:value-type="float" office:value="0.0000025097290189402" calcext:value-type="float">
            <text:p>2,5097290189402E-06</text:p>
          </table:table-cell>
          <table:table-cell table:formula="of:=[$Planilha4.AH13]+[$Planilha5.AH13]" office:value-type="float" office:value="0.999997500250585" calcext:value-type="float">
            <text:p>0,999997500250585</text:p>
          </table:table-cell>
          <table:table-cell table:formula="of:=[$Planilha4.AI13]+[$Planilha5.AI13]" office:value-type="float" office:value="0.00000248943711389504" calcext:value-type="float">
            <text:p>2,48943711389504E-06</text:p>
          </table:table-cell>
          <table:table-cell table:formula="of:=[$Planilha4.AJ13]+[$Planilha5.AJ13]" office:value-type="float" office:value="0.999997521209419" calcext:value-type="float">
            <text:p>0,999997521209419</text:p>
          </table:table-cell>
          <table:table-cell table:formula="of:=[$Planilha4.AK13]+[$Planilha5.AK13]" office:value-type="float" office:value="0.00000246780822144022" calcext:value-type="float">
            <text:p>2,46780822144022E-06</text:p>
          </table:table-cell>
        </table:table-row>
        <table:table-row table:style-name="ro1">
          <table:table-cell/>
          <table:table-cell table:formula="of:=[$Planilha4.B14]+[$Planilha5.B14]" office:value-type="float" office:value="0.00000265626897821836" calcext:value-type="float">
            <text:p>2,65626897821836E-06</text:p>
          </table:table-cell>
          <table:table-cell table:formula="of:=[$Planilha4.C14]+[$Planilha5.C14]" office:value-type="float" office:value="0.99999734388602" calcext:value-type="float">
            <text:p>0,99999734388602</text:p>
          </table:table-cell>
          <table:table-cell table:formula="of:=[$Planilha4.D14]+[$Planilha5.D14]" office:value-type="float" office:value="0.00000265564899670778" calcext:value-type="float">
            <text:p>2,65564899670778E-06</text:p>
          </table:table-cell>
          <table:table-cell table:formula="of:=[$Planilha4.E14]+[$Planilha5.E14]" office:value-type="float" office:value="0.99999734512601" calcext:value-type="float">
            <text:p>0,99999734512601</text:p>
          </table:table-cell>
          <table:table-cell table:formula="of:=[$Planilha4.F14]+[$Planilha5.F14]" office:value-type="float" office:value="0.00000265378880692779" calcext:value-type="float">
            <text:p>2,65378880692779E-06</text:p>
          </table:table-cell>
          <table:table-cell table:formula="of:=[$Planilha4.G14]+[$Planilha5.G14]" office:value-type="float" office:value="0.999997347606725" calcext:value-type="float">
            <text:p>0,999997347606725</text:p>
          </table:table-cell>
          <table:table-cell table:formula="of:=[$Planilha4.H14]+[$Planilha5.H14]" office:value-type="float" office:value="0.00000265068723104278" calcext:value-type="float">
            <text:p>2,65068723104278E-06</text:p>
          </table:table-cell>
          <table:table-cell table:formula="of:=[$Planilha4.I14]+[$Planilha5.I14]" office:value-type="float" office:value="0.999997351329554" calcext:value-type="float">
            <text:p>0,999997351329554</text:p>
          </table:table-cell>
          <table:table-cell table:formula="of:=[$Planilha4.J14]+[$Planilha5.J14]" office:value-type="float" office:value="0.00000264634262436836" calcext:value-type="float">
            <text:p>2,64634262436836E-06</text:p>
          </table:table-cell>
          <table:table-cell table:formula="of:=[$Planilha4.K14]+[$Planilha5.K14]" office:value-type="float" office:value="0.999997356296585" calcext:value-type="float">
            <text:p>0,999997356296585</text:p>
          </table:table-cell>
          <table:table-cell table:formula="of:=[$Planilha4.L14]+[$Planilha5.L14]" office:value-type="float" office:value="0.00000264075247957685" calcext:value-type="float">
            <text:p>2,64075247957685E-06</text:p>
          </table:table-cell>
          <table:table-cell table:formula="of:=[$Planilha4.M14]+[$Planilha5.M14]" office:value-type="float" office:value="0.99999736251066" calcext:value-type="float">
            <text:p>0,99999736251066</text:p>
          </table:table-cell>
          <table:table-cell table:formula="of:=[$Planilha4.N14]+[$Planilha5.N14]" office:value-type="float" office:value="0.00000263391360932896" calcext:value-type="float">
            <text:p>2,63391360932896E-06</text:p>
          </table:table-cell>
          <table:table-cell table:formula="of:=[$Planilha4.O14]+[$Planilha5.O14]" office:value-type="float" office:value="63.2499987110798" calcext:value-type="float">
            <text:p>63,2499987110798</text:p>
          </table:table-cell>
          <table:table-cell table:formula="of:=[$Planilha4.P14]+[$Planilha5.P14]" office:value-type="float" office:value="0.00000262582233345743" calcext:value-type="float">
            <text:p>2,62582233345743E-06</text:p>
          </table:table-cell>
          <table:table-cell table:formula="of:=[$Planilha4.Q14]+[$Planilha5.Q14]" office:value-type="float" office:value="0.99999737869461" calcext:value-type="float">
            <text:p>0,99999737869461</text:p>
          </table:table-cell>
          <table:table-cell table:formula="of:=[$Planilha4.R14]+[$Planilha5.R14]" office:value-type="float" office:value="0.00000261647354427019" calcext:value-type="float">
            <text:p>2,61647354427019E-06</text:p>
          </table:table-cell>
          <table:table-cell table:formula="of:=[$Planilha4.S14]+[$Planilha5.S14]" office:value-type="float" office:value="0.999997388673884" calcext:value-type="float">
            <text:p>0,999997388673884</text:p>
          </table:table-cell>
          <table:table-cell table:formula="of:=[$Planilha4.T14]+[$Planilha5.T14]" office:value-type="float" office:value="0.00000260586234057669" calcext:value-type="float">
            <text:p>2,60586234057669E-06</text:p>
          </table:table-cell>
          <table:table-cell table:formula="of:=[$Planilha4.U14]+[$Planilha5.U14]" office:value-type="float" office:value="0.999997399918564" calcext:value-type="float">
            <text:p>0,999997399918564</text:p>
          </table:table-cell>
          <table:table-cell table:formula="of:=[$Planilha4.V14]+[$Planilha5.V14]" office:value-type="float" office:value="0.00000265626897821836" calcext:value-type="float">
            <text:p>2,65626897821836E-06</text:p>
          </table:table-cell>
          <table:table-cell table:formula="of:=[$Planilha4.W14]+[$Planilha5.W14]" office:value-type="float" office:value="0.999997412435352" calcext:value-type="float">
            <text:p>0,999997412435352</text:p>
          </table:table-cell>
          <table:table-cell table:formula="of:=[$Planilha4.X14]+[$Planilha5.X14]" office:value-type="float" office:value="0.00000258082703596951" calcext:value-type="float">
            <text:p>2,58082703596951E-06</text:p>
          </table:table-cell>
          <table:table-cell table:formula="of:=[$Planilha4.Y14]+[$Planilha5.Y14]" office:value-type="float" office:value="0.999997426231364" calcext:value-type="float">
            <text:p>0,999997426231364</text:p>
          </table:table-cell>
          <table:table-cell table:formula="of:=[$Planilha4.Z14]+[$Planilha5.Z14]" office:value-type="float" office:value="0.00000256638844442492" calcext:value-type="float">
            <text:p>2,56638844442492E-06</text:p>
          </table:table-cell>
          <table:table-cell table:formula="of:=[$Planilha4.AA14]+[$Planilha5.AA14]" office:value-type="float" office:value="0.99999744131462" calcext:value-type="float">
            <text:p>0,99999744131462</text:p>
          </table:table-cell>
          <table:table-cell table:formula="of:=[$Planilha4.AB14]+[$Planilha5.AB14]" office:value-type="float" office:value="0.00000255065827226009" calcext:value-type="float">
            <text:p>2,55065827226009E-06</text:p>
          </table:table-cell>
          <table:table-cell table:formula="of:=[$Planilha4.AC14]+[$Planilha5.AC14]" office:value-type="float" office:value="0.999997457694041" calcext:value-type="float">
            <text:p>0,999997457694041</text:p>
          </table:table-cell>
          <table:table-cell table:formula="of:=[$Planilha4.AD14]+[$Planilha5.AD14]" office:value-type="float" office:value="0.00000253362724900175" calcext:value-type="float">
            <text:p>2,53362724900175E-06</text:p>
          </table:table-cell>
          <table:table-cell table:formula="of:=[$Planilha4.AE14]+[$Planilha5.AE14]" office:value-type="float" office:value="0.999997475379139" calcext:value-type="float">
            <text:p>0,999997475379139</text:p>
          </table:table-cell>
          <table:table-cell table:formula="of:=[$Planilha4.AF14]+[$Planilha5.AF14]" office:value-type="float" office:value="0.00000251528539452206" calcext:value-type="float">
            <text:p>2,51528539452206E-06</text:p>
          </table:table-cell>
          <table:table-cell table:formula="of:=[$Planilha4.AG14]+[$Planilha5.AG14]" office:value-type="float" office:value="0.999997494380581" calcext:value-type="float">
            <text:p>0,999997494380581</text:p>
          </table:table-cell>
          <table:table-cell table:formula="of:=[$Planilha4.AH14]+[$Planilha5.AH14]" office:value-type="float" office:value="0.00000249562163701089" calcext:value-type="float">
            <text:p>2,49562163701089E-06</text:p>
          </table:table-cell>
          <table:table-cell table:formula="of:=[$Planilha4.AI14]+[$Planilha5.AI14]" office:value-type="float" office:value="0.999997514709519" calcext:value-type="float">
            <text:p>0,999997514709519</text:p>
          </table:table-cell>
          <table:table-cell table:formula="of:=[$Planilha4.AJ14]+[$Planilha5.AJ14]" office:value-type="float" office:value="0.00000247462441871349" calcext:value-type="float">
            <text:p>2,47462441871349E-06</text:p>
          </table:table-cell>
          <table:table-cell table:formula="of:=[$Planilha4.AK14]+[$Planilha5.AK14]" office:value-type="float" office:value="0.999997536378233" calcext:value-type="float">
            <text:p>0,999997536378233</text:p>
          </table:table-cell>
        </table:table-row>
        <table:table-row table:style-name="ro1">
          <table:table-cell/>
          <table:table-cell table:formula="of:=[$Planilha4.B15]+[$Planilha5.B15]" office:value-type="float" office:value="0.999997347884614" calcext:value-type="float">
            <text:p>0,999997347884614</text:p>
          </table:table-cell>
          <table:table-cell table:formula="of:=[$Planilha4.C15]+[$Planilha5.C15]" office:value-type="float" office:value="0.00000265196011173252" calcext:value-type="float">
            <text:p>2,65196011173252E-06</text:p>
          </table:table-cell>
          <table:table-cell table:formula="of:=[$Planilha4.D15]+[$Planilha5.D15]" office:value-type="float" office:value="0.999997348505704" calcext:value-type="float">
            <text:p>0,999997348505704</text:p>
          </table:table-cell>
          <table:table-cell table:formula="of:=[$Planilha4.E15]+[$Planilha5.E15]" office:value-type="float" office:value="0.0000026507178365609" calcext:value-type="float">
            <text:p>2,6507178365609E-06</text:p>
          </table:table-cell>
          <table:table-cell table:formula="of:=[$Planilha4.F15]+[$Planilha5.F15]" office:value-type="float" office:value="0.999997350369393" calcext:value-type="float">
            <text:p>0,999997350369393</text:p>
          </table:table-cell>
          <table:table-cell table:formula="of:=[$Planilha4.G15]+[$Planilha5.G15]" office:value-type="float" office:value="0.00000264823249052082" calcext:value-type="float">
            <text:p>2,64823249052082E-06</text:p>
          </table:table-cell>
          <table:table-cell table:formula="of:=[$Planilha4.H15]+[$Planilha5.H15]" office:value-type="float" office:value="0.999997353476708" calcext:value-type="float">
            <text:p>0,999997353476708</text:p>
          </table:table-cell>
          <table:table-cell table:formula="of:=[$Planilha4.I15]+[$Planilha5.I15]" office:value-type="float" office:value="0.0000026445027461186" calcext:value-type="float">
            <text:p>2,6445027461186E-06</text:p>
          </table:table-cell>
          <table:table-cell table:formula="of:=[$Planilha4.J15]+[$Planilha5.J15]" office:value-type="float" office:value="0.999997357829409" calcext:value-type="float">
            <text:p>0,999997357829409</text:p>
          </table:table-cell>
          <table:table-cell table:formula="of:=[$Planilha4.K15]+[$Planilha5.K15]" office:value-type="float" office:value="0.00000263952647461263" calcext:value-type="float">
            <text:p>2,63952647461263E-06</text:p>
          </table:table-cell>
          <table:table-cell table:formula="of:=[$Planilha4.L15]+[$Planilha5.L15]" office:value-type="float" office:value="0.999997363429963" calcext:value-type="float">
            <text:p>0,999997363429963</text:p>
          </table:table-cell>
          <table:table-cell table:formula="of:=[$Planilha4.M15]+[$Planilha5.M15]" office:value-type="float" office:value="0.00000263330082173052" calcext:value-type="float">
            <text:p>2,63330082173052E-06</text:p>
          </table:table-cell>
          <table:table-cell table:formula="of:=[$Planilha4.N15]+[$Planilha5.N15]" office:value-type="float" office:value="0.999997370281586" calcext:value-type="float">
            <text:p>0,999997370281586</text:p>
          </table:table-cell>
          <table:table-cell table:formula="of:=[$Planilha4.O15]+[$Planilha5.O15]" office:value-type="float" office:value="0.00000262582233345743" calcext:value-type="float">
            <text:p>2,62582233345743E-06</text:p>
          </table:table-cell>
          <table:table-cell table:formula="of:=[$Planilha4.P15]+[$Planilha5.P15]" office:value-type="float" office:value="63.2499987194928" calcext:value-type="float">
            <text:p>63,2499987194928</text:p>
          </table:table-cell>
          <table:table-cell table:formula="of:=[$Planilha4.Q15]+[$Planilha5.Q15]" office:value-type="float" office:value="0.00000261708635873603" calcext:value-type="float">
            <text:p>2,61708635873603E-06</text:p>
          </table:table-cell>
          <table:table-cell table:formula="of:=[$Planilha4.R15]+[$Planilha5.R15]" office:value-type="float" office:value="0.999997387754545" calcext:value-type="float">
            <text:p>0,999997387754545</text:p>
          </table:table-cell>
          <table:table-cell table:formula="of:=[$Planilha4.S15]+[$Planilha5.S15]" office:value-type="float" office:value="0.0000026070883076823" calcext:value-type="float">
            <text:p>2,6070883076823E-06</text:p>
          </table:table-cell>
          <table:table-cell table:formula="of:=[$Planilha4.T15]+[$Planilha5.T15]" office:value-type="float" office:value="0.999997398385752" calcext:value-type="float">
            <text:p>0,999997398385752</text:p>
          </table:table-cell>
          <table:table-cell table:formula="of:=[$Planilha4.U15]+[$Planilha5.U15]" office:value-type="float" office:value="0.00000259582238093525" calcext:value-type="float">
            <text:p>2,59582238093525E-06</text:p>
          </table:table-cell>
          <table:table-cell table:formula="of:=[$Planilha4.V15]+[$Planilha5.V15]" office:value-type="float" office:value="0.999997347884614" calcext:value-type="float">
            <text:p>0,999997347884614</text:p>
          </table:table-cell>
          <table:table-cell table:formula="of:=[$Planilha4.W15]+[$Planilha5.W15]" office:value-type="float" office:value="0.00000258328178770473" calcext:value-type="float">
            <text:p>2,58328178770473E-06</text:p>
          </table:table-cell>
          <table:table-cell table:formula="of:=[$Planilha4.X15]+[$Planilha5.X15]" office:value-type="float" office:value="0.99999742346867" calcext:value-type="float">
            <text:p>0,99999742346867</text:p>
          </table:table-cell>
          <table:table-cell table:formula="of:=[$Planilha4.Y15]+[$Planilha5.Y15]" office:value-type="float" office:value="0.00000256945944732134" calcext:value-type="float">
            <text:p>2,56945944732134E-06</text:p>
          </table:table-cell>
          <table:table-cell table:formula="of:=[$Planilha4.Z15]+[$Planilha5.Z15]" office:value-type="float" office:value="0.999997437934904" calcext:value-type="float">
            <text:p>0,999997437934904</text:p>
          </table:table-cell>
          <table:table-cell table:formula="of:=[$Planilha4.AA15]+[$Planilha5.AA15]" office:value-type="float" office:value="0.00000255434716500691" calcext:value-type="float">
            <text:p>2,55434716500691E-06</text:p>
          </table:table-cell>
          <table:table-cell table:formula="of:=[$Planilha4.AB15]+[$Planilha5.AB15]" office:value-type="float" office:value="0.999997453695443" calcext:value-type="float">
            <text:p>0,999997453695443</text:p>
          </table:table-cell>
          <table:table-cell table:formula="of:=[$Planilha4.AC15]+[$Planilha5.AC15]" office:value-type="float" office:value="0.00000253793612181585" calcext:value-type="float">
            <text:p>2,53793612181585E-06</text:p>
          </table:table-cell>
          <table:table-cell table:formula="of:=[$Planilha4.AD15]+[$Planilha5.AD15]" office:value-type="float" office:value="0.999997470759436" calcext:value-type="float">
            <text:p>0,999997470759436</text:p>
          </table:table-cell>
          <table:table-cell table:formula="of:=[$Planilha4.AE15]+[$Planilha5.AE15]" office:value-type="float" office:value="0.00000252021656210744" calcext:value-type="float">
            <text:p>2,52021656210744E-06</text:p>
          </table:table-cell>
          <table:table-cell table:formula="of:=[$Planilha4.AF15]+[$Planilha5.AF15]" office:value-type="float" office:value="0.999997489137175" calcext:value-type="float">
            <text:p>0,999997489137175</text:p>
          </table:table-cell>
          <table:table-cell table:formula="of:=[$Planilha4.AG15]+[$Planilha5.AG15]" office:value-type="float" office:value="0.00000250117798750171" calcext:value-type="float">
            <text:p>2,50117798750171E-06</text:p>
          </table:table-cell>
          <table:table-cell table:formula="of:=[$Planilha4.AH15]+[$Planilha5.AH15]" office:value-type="float" office:value="0.999997508839514" calcext:value-type="float">
            <text:p>0,999997508839514</text:p>
          </table:table-cell>
          <table:table-cell table:formula="of:=[$Planilha4.AI15]+[$Planilha5.AI15]" office:value-type="float" office:value="0.00000248080891684932" calcext:value-type="float">
            <text:p>2,48080891684932E-06</text:p>
          </table:table-cell>
          <table:table-cell table:formula="of:=[$Planilha4.AJ15]+[$Planilha5.AJ15]" office:value-type="float" office:value="0.999997529878347" calcext:value-type="float">
            <text:p>0,999997529878347</text:p>
          </table:table-cell>
          <table:table-cell table:formula="of:=[$Planilha4.AK15]+[$Planilha5.AK15]" office:value-type="float" office:value="0.00000245909701435121" calcext:value-type="float">
            <text:p>2,45909701435121E-06</text:p>
          </table:table-cell>
        </table:table-row>
        <table:table-row table:style-name="ro1">
          <table:table-cell/>
          <table:table-cell table:formula="of:=[$Planilha4.B16]+[$Planilha5.B16]" office:value-type="float" office:value="0.00000264765121027466" calcext:value-type="float">
            <text:p>2,64765121027466E-06</text:p>
          </table:table-cell>
          <table:table-cell table:formula="of:=[$Planilha4.C16]+[$Planilha5.C16]" office:value-type="float" office:value="0.999997352504331" calcext:value-type="float">
            <text:p>0,999997352504331</text:p>
          </table:table-cell>
          <table:table-cell table:formula="of:=[$Planilha4.D16]+[$Planilha5.D16]" office:value-type="float" office:value="0.00000264702892771584" calcext:value-type="float">
            <text:p>2,64702892771584E-06</text:p>
          </table:table-cell>
          <table:table-cell table:formula="of:=[$Planilha4.E16]+[$Planilha5.E16]" office:value-type="float" office:value="0.99999735374911" calcext:value-type="float">
            <text:p>0,99999735374911</text:p>
          </table:table-cell>
          <table:table-cell table:formula="of:=[$Planilha4.F16]+[$Planilha5.F16]" office:value-type="float" office:value="0.00000264516149794947" calcext:value-type="float">
            <text:p>2,64516149794947E-06</text:p>
          </table:table-cell>
          <table:table-cell table:formula="of:=[$Planilha4.G16]+[$Planilha5.G16]" office:value-type="float" office:value="0.99999735623941" calcext:value-type="float">
            <text:p>0,99999735623941</text:p>
          </table:table-cell>
          <table:table-cell table:formula="of:=[$Planilha4.H16]+[$Planilha5.H16]" office:value-type="float" office:value="0.00000264204797273404" calcext:value-type="float">
            <text:p>2,64204797273404E-06</text:p>
          </table:table-cell>
          <table:table-cell table:formula="of:=[$Planilha4.I16]+[$Planilha5.I16]" office:value-type="float" office:value="0.999997359976609" calcext:value-type="float">
            <text:p>0,999997359976609</text:p>
          </table:table-cell>
          <table:table-cell table:formula="of:=[$Planilha4.J16]+[$Planilha5.J16]" office:value-type="float" office:value="0.00000263768657415842" calcext:value-type="float">
            <text:p>2,63768657415842E-06</text:p>
          </table:table-cell>
          <table:table-cell table:formula="of:=[$Planilha4.K16]+[$Planilha5.K16]" office:value-type="float" office:value="0.999997364962831" calcext:value-type="float">
            <text:p>0,999997364962831</text:p>
          </table:table-cell>
          <table:table-cell table:formula="of:=[$Planilha4.L16]+[$Planilha5.L16]" office:value-type="float" office:value="0.00000263207477957383" calcext:value-type="float">
            <text:p>2,63207477957383E-06</text:p>
          </table:table-cell>
          <table:table-cell table:formula="of:=[$Planilha4.M16]+[$Planilha5.M16]" office:value-type="float" office:value="0.999997371201022" calcext:value-type="float">
            <text:p>0,999997371201022</text:p>
          </table:table-cell>
          <table:table-cell table:formula="of:=[$Planilha4.N16]+[$Planilha5.N16]" office:value-type="float" office:value="0.00000262520937166499" calcext:value-type="float">
            <text:p>2,62520937166499E-06</text:p>
          </table:table-cell>
          <table:table-cell table:formula="of:=[$Planilha4.O16]+[$Planilha5.O16]" office:value-type="float" office:value="0.99999737869461" calcext:value-type="float">
            <text:p>0,99999737869461</text:p>
          </table:table-cell>
          <table:table-cell table:formula="of:=[$Planilha4.P16]+[$Planilha5.P16]" office:value-type="float" office:value="0.00000261708635873603" calcext:value-type="float">
            <text:p>2,61708635873603E-06</text:p>
          </table:table-cell>
          <table:table-cell table:formula="of:=[$Planilha4.Q16]+[$Planilha5.Q16]" office:value-type="float" office:value="63.2499987285527" calcext:value-type="float">
            <text:p>63,2499987285527</text:p>
          </table:table-cell>
          <table:table-cell table:formula="of:=[$Planilha4.R16]+[$Planilha5.R16]" office:value-type="float" office:value="0.0000026077011497927" calcext:value-type="float">
            <text:p>2,6077011497927E-06</text:p>
          </table:table-cell>
          <table:table-cell table:formula="of:=[$Planilha4.S16]+[$Planilha5.S16]" office:value-type="float" office:value="0.999997397466416" calcext:value-type="float">
            <text:p>0,999997397466416</text:p>
          </table:table-cell>
          <table:table-cell table:formula="of:=[$Planilha4.T16]+[$Planilha5.T16]" office:value-type="float" office:value="0.00000259704840488428" calcext:value-type="float">
            <text:p>2,59704840488428E-06</text:p>
          </table:table-cell>
          <table:table-cell table:formula="of:=[$Planilha4.U16]+[$Planilha5.U16]" office:value-type="float" office:value="0.999997408755281" calcext:value-type="float">
            <text:p>0,999997408755281</text:p>
          </table:table-cell>
          <table:table-cell table:formula="of:=[$Planilha4.V16]+[$Planilha5.V16]" office:value-type="float" office:value="0.00000264765121027466" calcext:value-type="float">
            <text:p>2,64765121027466E-06</text:p>
          </table:table-cell>
          <table:table-cell table:formula="of:=[$Planilha4.W16]+[$Planilha5.W16]" office:value-type="float" office:value="0.999997421321506" calcext:value-type="float">
            <text:p>0,999997421321506</text:p>
          </table:table-cell>
          <table:table-cell table:formula="of:=[$Planilha4.X16]+[$Planilha5.X16]" office:value-type="float" office:value="0.00000257191419783531" calcext:value-type="float">
            <text:p>2,57191419783531E-06</text:p>
          </table:table-cell>
          <table:table-cell table:formula="of:=[$Planilha4.Y16]+[$Planilha5.Y16]" office:value-type="float" office:value="0.999997435172191" calcext:value-type="float">
            <text:p>0,999997435172191</text:p>
          </table:table-cell>
          <table:table-cell table:formula="of:=[$Planilha4.Z16]+[$Planilha5.Z16]" office:value-type="float" office:value="0.00000255741819998878" calcext:value-type="float">
            <text:p>2,55741819998878E-06</text:p>
          </table:table-cell>
          <table:table-cell table:formula="of:=[$Planilha4.AA16]+[$Planilha5.AA16]" office:value-type="float" office:value="0.999997450315743" calcext:value-type="float">
            <text:p>0,999997450315743</text:p>
          </table:table-cell>
          <table:table-cell table:formula="of:=[$Planilha4.AB16]+[$Planilha5.AB16]" office:value-type="float" office:value="0.00000254162499069288" calcext:value-type="float">
            <text:p>2,54162499069288E-06</text:p>
          </table:table-cell>
          <table:table-cell table:formula="of:=[$Planilha4.AC16]+[$Planilha5.AC16]" office:value-type="float" office:value="0.999997466760821" calcext:value-type="float">
            <text:p>0,999997466760821</text:p>
          </table:table-cell>
          <table:table-cell table:formula="of:=[$Planilha4.AD16]+[$Planilha5.AD16]" office:value-type="float" office:value="0.00000252452545246307" calcext:value-type="float">
            <text:p>2,52452545246307E-06</text:p>
          </table:table-cell>
          <table:table-cell table:formula="of:=[$Planilha4.AE16]+[$Planilha5.AE16]" office:value-type="float" office:value="0.999997484517489" calcext:value-type="float">
            <text:p>0,999997484517489</text:p>
          </table:table-cell>
          <table:table-cell table:formula="of:=[$Planilha4.AF16]+[$Planilha5.AF16]" office:value-type="float" office:value="0.00000250610914309668" calcext:value-type="float">
            <text:p>2,50610914309668E-06</text:p>
          </table:table-cell>
          <table:table-cell table:formula="of:=[$Planilha4.AG16]+[$Planilha5.AG16]" office:value-type="float" office:value="0.999997503596095" calcext:value-type="float">
            <text:p>0,999997503596095</text:p>
          </table:table-cell>
          <table:table-cell table:formula="of:=[$Planilha4.AH16]+[$Planilha5.AH16]" office:value-type="float" office:value="0.00000248636524191603" calcext:value-type="float">
            <text:p>2,48636524191603E-06</text:p>
          </table:table-cell>
          <table:table-cell table:formula="of:=[$Planilha4.AI16]+[$Planilha5.AI16]" office:value-type="float" office:value="0.999997524008361" calcext:value-type="float">
            <text:p>0,999997524008361</text:p>
          </table:table-cell>
          <table:table-cell table:formula="of:=[$Planilha4.AJ16]+[$Planilha5.AJ16]" office:value-type="float" office:value="0.00000246528150371628" calcext:value-type="float">
            <text:p>2,46528150371628E-06</text:p>
          </table:table-cell>
          <table:table-cell table:formula="of:=[$Planilha4.AK16]+[$Planilha5.AK16]" office:value-type="float" office:value="0.999997545766695" calcext:value-type="float">
            <text:p>0,999997545766695</text:p>
          </table:table-cell>
        </table:table-row>
        <table:table-row table:style-name="ro1">
          <table:table-cell/>
          <table:table-cell table:formula="of:=[$Planilha4.B17]+[$Planilha5.B17]" office:value-type="float" office:value="0.999997357124046" calcext:value-type="float">
            <text:p>0,999997357124046</text:p>
          </table:table-cell>
          <table:table-cell table:formula="of:=[$Planilha4.C17]+[$Planilha5.C17]" office:value-type="float" office:value="0.00000264272002048482" calcext:value-type="float">
            <text:p>2,64272002048482E-06</text:p>
          </table:table-cell>
          <table:table-cell table:formula="of:=[$Planilha4.D17]+[$Planilha5.D17]" office:value-type="float" office:value="0.999997357747744" calcext:value-type="float">
            <text:p>0,999997357747744</text:p>
          </table:table-cell>
          <table:table-cell table:formula="of:=[$Planilha4.E17]+[$Planilha5.E17]" office:value-type="float" office:value="0.00000264147258743908" calcext:value-type="float">
            <text:p>2,64147258743908E-06</text:p>
          </table:table-cell>
          <table:table-cell table:formula="of:=[$Planilha4.F17]+[$Planilha5.F17]" office:value-type="float" office:value="0.99999735961913" calcext:value-type="float">
            <text:p>0,99999735961913</text:p>
          </table:table-cell>
          <table:table-cell table:formula="of:=[$Planilha4.G17]+[$Planilha5.G17]" office:value-type="float" office:value="0.00000263897696206605" calcext:value-type="float">
            <text:p>2,63897696206605E-06</text:p>
          </table:table-cell>
          <table:table-cell table:formula="of:=[$Planilha4.H17]+[$Planilha5.H17]" office:value-type="float" office:value="0.999997362739303" calcext:value-type="float">
            <text:p>0,999997362739303</text:p>
          </table:table-cell>
          <table:table-cell table:formula="of:=[$Planilha4.I17]+[$Planilha5.I17]" office:value-type="float" office:value="0.00000263523179822034" calcext:value-type="float">
            <text:p>2,63523179822034E-06</text:p>
          </table:table-cell>
          <table:table-cell table:formula="of:=[$Planilha4.J17]+[$Planilha5.J17]" office:value-type="float" office:value="0.999997367110026" calcext:value-type="float">
            <text:p>0,999997367110026</text:p>
          </table:table-cell>
          <table:table-cell table:formula="of:=[$Planilha4.K17]+[$Planilha5.K17]" office:value-type="float" office:value="0.00000263023488278336" calcext:value-type="float">
            <text:p>2,63023488278336E-06</text:p>
          </table:table-cell>
          <table:table-cell table:formula="of:=[$Planilha4.L17]+[$Planilha5.L17]" office:value-type="float" office:value="0.999997372733881" calcext:value-type="float">
            <text:p>0,999997372733881</text:p>
          </table:table-cell>
          <table:table-cell table:formula="of:=[$Planilha4.M17]+[$Planilha5.M17]" office:value-type="float" office:value="0.0000026239832946473" calcext:value-type="float">
            <text:p>2,6239832946473E-06</text:p>
          </table:table-cell>
          <table:table-cell table:formula="of:=[$Planilha4.N17]+[$Planilha5.N17]" office:value-type="float" office:value="0.999997379614046" calcext:value-type="float">
            <text:p>0,999997379614046</text:p>
          </table:table-cell>
          <table:table-cell table:formula="of:=[$Planilha4.O17]+[$Planilha5.O17]" office:value-type="float" office:value="0.00000261647354427019" calcext:value-type="float">
            <text:p>2,61647354427019E-06</text:p>
          </table:table-cell>
          <table:table-cell table:formula="of:=[$Planilha4.P17]+[$Planilha5.P17]" office:value-type="float" office:value="0.999997387754545" calcext:value-type="float">
            <text:p>0,999997387754545</text:p>
          </table:table-cell>
          <table:table-cell table:formula="of:=[$Planilha4.Q17]+[$Planilha5.Q17]" office:value-type="float" office:value="0.0000026077011497927" calcext:value-type="float">
            <text:p>2,6077011497927E-06</text:p>
          </table:table-cell>
          <table:table-cell table:formula="of:=[$Planilha4.R17]+[$Planilha5.R17]" office:value-type="float" office:value="63.2499987382645" calcext:value-type="float">
            <text:p>63,2499987382645</text:p>
          </table:table-cell>
          <table:table-cell table:formula="of:=[$Planilha4.S17]+[$Planilha5.S17]" office:value-type="float" office:value="0.00000259766118959615" calcext:value-type="float">
            <text:p>2,59766118959615E-06</text:p>
          </table:table-cell>
          <table:table-cell table:formula="of:=[$Planilha4.T17]+[$Planilha5.T17]" office:value-type="float" office:value="0.999997407835919" calcext:value-type="float">
            <text:p>0,999997407835919</text:p>
          </table:table-cell>
          <table:table-cell table:formula="of:=[$Planilha4.U17]+[$Planilha5.U17]" office:value-type="float" office:value="0.00000258634777927647" calcext:value-type="float">
            <text:p>2,58634777927647E-06</text:p>
          </table:table-cell>
          <table:table-cell table:formula="of:=[$Planilha4.V17]+[$Planilha5.V17]" office:value-type="float" office:value="0.999997357124046" calcext:value-type="float">
            <text:p>0,999997357124046</text:p>
          </table:table-cell>
          <table:table-cell table:formula="of:=[$Planilha4.W17]+[$Planilha5.W17]" office:value-type="float" office:value="0.00000257375411227834" calcext:value-type="float">
            <text:p>2,57375411227834E-06</text:p>
          </table:table-cell>
          <table:table-cell table:formula="of:=[$Planilha4.X17]+[$Planilha5.X17]" office:value-type="float" office:value="0.999997433025004" calcext:value-type="float">
            <text:p>0,999997433025004</text:p>
          </table:table-cell>
          <table:table-cell table:formula="of:=[$Planilha4.Y17]+[$Planilha5.Y17]" office:value-type="float" office:value="0.00000255987296293725" calcext:value-type="float">
            <text:p>2,55987296293725E-06</text:p>
          </table:table-cell>
          <table:table-cell table:formula="of:=[$Planilha4.Z17]+[$Planilha5.Z17]" office:value-type="float" office:value="0.999997447553021" calcext:value-type="float">
            <text:p>0,999997447553021</text:p>
          </table:table-cell>
          <table:table-cell table:formula="of:=[$Planilha4.AA17]+[$Planilha5.AA17]" office:value-type="float" office:value="0.00000254469597171791" calcext:value-type="float">
            <text:p>2,54469597171791E-06</text:p>
          </table:table-cell>
          <table:table-cell table:formula="of:=[$Planilha4.AB17]+[$Planilha5.AB17]" office:value-type="float" office:value="0.999997463381144" calcext:value-type="float">
            <text:p>0,999997463381144</text:p>
          </table:table-cell>
          <table:table-cell table:formula="of:=[$Planilha4.AC17]+[$Planilha5.AC17]" office:value-type="float" office:value="0.00000252821436785844" calcext:value-type="float">
            <text:p>2,52821436785844E-06</text:p>
          </table:table-cell>
          <table:table-cell table:formula="of:=[$Planilha4.AD17]+[$Planilha5.AD17]" office:value-type="float" office:value="0.999997480518835" calcext:value-type="float">
            <text:p>0,999997480518835</text:p>
          </table:table-cell>
          <table:table-cell table:formula="of:=[$Planilha4.AE17]+[$Planilha5.AE17]" office:value-type="float" office:value="0.00000251041800514162" calcext:value-type="float">
            <text:p>2,51041800514162E-06</text:p>
          </table:table-cell>
          <table:table-cell table:formula="of:=[$Planilha4.AF17]+[$Planilha5.AF17]" office:value-type="float" office:value="0.999997498976387" calcext:value-type="float">
            <text:p>0,999997498976387</text:p>
          </table:table-cell>
          <table:table-cell table:formula="of:=[$Planilha4.AG17]+[$Planilha5.AG17]" office:value-type="float" office:value="0.00000249129644358526" calcext:value-type="float">
            <text:p>2,49129644358526E-06</text:p>
          </table:table-cell>
          <table:table-cell table:formula="of:=[$Planilha4.AH17]+[$Planilha5.AH17]" office:value-type="float" office:value="0.999997518764935" calcext:value-type="float">
            <text:p>0,999997518764935</text:p>
          </table:table-cell>
          <table:table-cell table:formula="of:=[$Planilha4.AI17]+[$Planilha5.AI17]" office:value-type="float" office:value="0.00000247083782722868" calcext:value-type="float">
            <text:p>2,47083782722868E-06</text:p>
          </table:table-cell>
          <table:table-cell table:formula="of:=[$Planilha4.AJ17]+[$Planilha5.AJ17]" office:value-type="float" office:value="0.999997539896743" calcext:value-type="float">
            <text:p>0,999997539896743</text:p>
          </table:table-cell>
          <table:table-cell table:formula="of:=[$Planilha4.AK17]+[$Planilha5.AK17]" office:value-type="float" office:value="0.00000244902978430161" calcext:value-type="float">
            <text:p>2,44902978430161E-06</text:p>
          </table:table-cell>
        </table:table-row>
        <table:table-row table:style-name="ro1">
          <table:table-cell/>
          <table:table-cell table:formula="of:=[$Planilha4.B18]+[$Planilha5.B18]" office:value-type="float" office:value="0.00000263778884779242" calcext:value-type="float">
            <text:p>2,63778884779242E-06</text:p>
          </table:table-cell>
          <table:table-cell table:formula="of:=[$Planilha4.C18]+[$Planilha5.C18]" office:value-type="float" office:value="0.999997362367452" calcext:value-type="float">
            <text:p>0,999997362367452</text:p>
          </table:table-cell>
          <table:table-cell table:formula="of:=[$Planilha4.D18]+[$Planilha5.D18]" office:value-type="float" office:value="0.00000263716368953393" calcext:value-type="float">
            <text:p>2,63716368953393E-06</text:p>
          </table:table-cell>
          <table:table-cell table:formula="of:=[$Planilha4.E18]+[$Planilha5.E18]" office:value-type="float" office:value="0.999997363617755" calcext:value-type="float">
            <text:p>0,999997363617755</text:p>
          </table:table-cell>
          <table:table-cell table:formula="of:=[$Planilha4.F18]+[$Planilha5.F18]" office:value-type="float" office:value="0.00000263528806210278" calcext:value-type="float">
            <text:p>2,63528806210278E-06</text:p>
          </table:table-cell>
          <table:table-cell table:formula="of:=[$Planilha4.G18]+[$Planilha5.G18]" office:value-type="float" office:value="0.999997366119021" calcext:value-type="float">
            <text:p>0,999997366119021</text:p>
          </table:table-cell>
          <table:table-cell table:formula="of:=[$Planilha4.H18]+[$Planilha5.H18]" office:value-type="float" office:value="0.00000263216080231832" calcext:value-type="float">
            <text:p>2,63216080231832E-06</text:p>
          </table:table-cell>
          <table:table-cell table:formula="of:=[$Planilha4.I18]+[$Planilha5.I18]" office:value-type="float" office:value="0.999997369872732" calcext:value-type="float">
            <text:p>0,999997369872732</text:p>
          </table:table-cell>
          <table:table-cell table:formula="of:=[$Planilha4.J18]+[$Planilha5.J18]" office:value-type="float" office:value="0.00000262778009518794" calcext:value-type="float">
            <text:p>2,62778009518794E-06</text:p>
          </table:table-cell>
          <table:table-cell table:formula="of:=[$Planilha4.K18]+[$Planilha5.K18]" office:value-type="float" office:value="0.999997374881069" calcext:value-type="float">
            <text:p>0,999997374881069</text:p>
          </table:table-cell>
          <table:table-cell table:formula="of:=[$Planilha4.L18]+[$Planilha5.L18]" office:value-type="float" office:value="0.00000262214341451017" calcext:value-type="float">
            <text:p>2,62214341451017E-06</text:p>
          </table:table-cell>
          <table:table-cell table:formula="of:=[$Planilha4.M18]+[$Planilha5.M18]" office:value-type="float" office:value="0.999997381146917" calcext:value-type="float">
            <text:p>0,999997381146917</text:p>
          </table:table-cell>
          <table:table-cell table:formula="of:=[$Planilha4.N18]+[$Planilha5.N18]" office:value-type="float" office:value="0.00000261524749523012" calcext:value-type="float">
            <text:p>2,61524749523012E-06</text:p>
          </table:table-cell>
          <table:table-cell table:formula="of:=[$Planilha4.O18]+[$Planilha5.O18]" office:value-type="float" office:value="0.999997388673884" calcext:value-type="float">
            <text:p>0,999997388673884</text:p>
          </table:table-cell>
          <table:table-cell table:formula="of:=[$Planilha4.P18]+[$Planilha5.P18]" office:value-type="float" office:value="0.0000026070883076823" calcext:value-type="float">
            <text:p>2,6070883076823E-06</text:p>
          </table:table-cell>
          <table:table-cell table:formula="of:=[$Planilha4.Q18]+[$Planilha5.Q18]" office:value-type="float" office:value="0.999997397466416" calcext:value-type="float">
            <text:p>0,999997397466416</text:p>
          </table:table-cell>
          <table:table-cell table:formula="of:=[$Planilha4.R18]+[$Planilha5.R18]" office:value-type="float" office:value="0.00000259766118959615" calcext:value-type="float">
            <text:p>2,59766118959615E-06</text:p>
          </table:table-cell>
          <table:table-cell table:formula="of:=[$Planilha4.S18]+[$Planilha5.S18]" office:value-type="float" office:value="63.2499987486341" calcext:value-type="float">
            <text:p>63,2499987486341</text:p>
          </table:table-cell>
          <table:table-cell table:formula="of:=[$Planilha4.T18]+[$Planilha5.T18]" office:value-type="float" office:value="0.00000258696068689002" calcext:value-type="float">
            <text:p>2,58696068689002E-06</text:p>
          </table:table-cell>
          <table:table-cell table:formula="of:=[$Planilha4.U18]+[$Planilha5.U18]" office:value-type="float" office:value="0.999997418869161" calcext:value-type="float">
            <text:p>0,999997418869161</text:p>
          </table:table-cell>
          <table:table-cell table:formula="of:=[$Planilha4.V18]+[$Planilha5.V18]" office:value-type="float" office:value="0.00000263778884779242" calcext:value-type="float">
            <text:p>2,63778884779242E-06</text:p>
          </table:table-cell>
          <table:table-cell table:formula="of:=[$Planilha4.W18]+[$Planilha5.W18]" office:value-type="float" office:value="0.999997431492127" calcext:value-type="float">
            <text:p>0,999997431492127</text:p>
          </table:table-cell>
          <table:table-cell table:formula="of:=[$Planilha4.X18]+[$Planilha5.X18]" office:value-type="float" office:value="0.0000025617128824873" calcext:value-type="float">
            <text:p>2,5617128824873E-06</text:p>
          </table:table-cell>
          <table:table-cell table:formula="of:=[$Planilha4.Y18]+[$Planilha5.Y18]" office:value-type="float" office:value="0.999997445405826" calcext:value-type="float">
            <text:p>0,999997445405826</text:p>
          </table:table-cell>
          <table:table-cell table:formula="of:=[$Planilha4.Z18]+[$Planilha5.Z18]" office:value-type="float" office:value="0.00000254715077530054" calcext:value-type="float">
            <text:p>2,54715077530054E-06</text:p>
          </table:table-cell>
          <table:table-cell table:formula="of:=[$Planilha4.AA18]+[$Planilha5.AA18]" office:value-type="float" office:value="0.999997460618443" calcext:value-type="float">
            <text:p>0,999997460618443</text:p>
          </table:table-cell>
          <table:table-cell table:formula="of:=[$Planilha4.AB18]+[$Planilha5.AB18]" office:value-type="float" office:value="0.00000253128532534674" calcext:value-type="float">
            <text:p>2,53128532534674E-06</text:p>
          </table:table-cell>
          <table:table-cell table:formula="of:=[$Planilha4.AC18]+[$Planilha5.AC18]" office:value-type="float" office:value="0.999997477139108" calcext:value-type="float">
            <text:p>0,999997477139108</text:p>
          </table:table-cell>
          <table:table-cell table:formula="of:=[$Planilha4.AD18]+[$Planilha5.AD18]" office:value-type="float" office:value="0.00000251410696305854" calcext:value-type="float">
            <text:p>2,51410696305854E-06</text:p>
          </table:table-cell>
          <table:table-cell table:formula="of:=[$Planilha4.AE18]+[$Planilha5.AE18]" office:value-type="float" office:value="0.999997494977785" calcext:value-type="float">
            <text:p>0,999997494977785</text:p>
          </table:table-cell>
          <table:table-cell table:formula="of:=[$Planilha4.AF18]+[$Planilha5.AF18]" office:value-type="float" office:value="0.00000249560535148241" calcext:value-type="float">
            <text:p>2,49560535148241E-06</text:p>
          </table:table-cell>
          <table:table-cell table:formula="of:=[$Planilha4.AG18]+[$Planilha5.AG18]" office:value-type="float" office:value="0.999997514145227" calcext:value-type="float">
            <text:p>0,999997514145227</text:p>
          </table:table-cell>
          <table:table-cell table:formula="of:=[$Planilha4.AH18]+[$Planilha5.AH18]" office:value-type="float" office:value="0.00000247576901313273" calcext:value-type="float">
            <text:p>2,47576901313273E-06</text:p>
          </table:table-cell>
          <table:table-cell table:formula="of:=[$Planilha4.AI18]+[$Planilha5.AI18]" office:value-type="float" office:value="0.99999753465333" calcext:value-type="float">
            <text:p>0,99999753465333</text:p>
          </table:table-cell>
          <table:table-cell table:formula="of:=[$Planilha4.AJ18]+[$Planilha5.AJ18]" office:value-type="float" office:value="0.00000245458606606963" calcext:value-type="float">
            <text:p>2,45458606606963E-06</text:p>
          </table:table-cell>
          <table:table-cell table:formula="of:=[$Planilha4.AK18]+[$Planilha5.AK18]" office:value-type="float" office:value="0.999997556514417" calcext:value-type="float">
            <text:p>0,999997556514417</text:p>
          </table:table-cell>
        </table:table-row>
        <table:table-row table:style-name="ro1">
          <table:table-cell/>
          <table:table-cell table:formula="of:=[$Planilha4.B19]+[$Planilha5.B19]" office:value-type="float" office:value="0.999997367610828" calcext:value-type="float">
            <text:p>0,999997367610828</text:p>
          </table:table-cell>
          <table:table-cell table:formula="of:=[$Planilha4.C19]+[$Planilha5.C19]" office:value-type="float" office:value="0.0000026322325396011" calcext:value-type="float">
            <text:p>2,6322325396011E-06</text:p>
          </table:table-cell>
          <table:table-cell table:formula="of:=[$Planilha4.D19]+[$Planilha5.D19]" office:value-type="float" office:value="0.999997368237437" calcext:value-type="float">
            <text:p>0,999997368237437</text:p>
          </table:table-cell>
          <table:table-cell table:formula="of:=[$Planilha4.E19]+[$Planilha5.E19]" office:value-type="float" office:value="0.00000263097918307142" calcext:value-type="float">
            <text:p>2,63097918307142E-06</text:p>
          </table:table-cell>
          <table:table-cell table:formula="of:=[$Planilha4.F19]+[$Planilha5.F19]" office:value-type="float" office:value="0.999997370117631" calcext:value-type="float">
            <text:p>0,999997370117631</text:p>
          </table:table-cell>
          <table:table-cell table:formula="of:=[$Planilha4.G19]+[$Planilha5.G19]" office:value-type="float" office:value="0.00000262847190479754" calcext:value-type="float">
            <text:p>2,62847190479754E-06</text:p>
          </table:table-cell>
          <table:table-cell table:formula="of:=[$Planilha4.H19]+[$Planilha5.H19]" office:value-type="float" office:value="0.999997373252435" calcext:value-type="float">
            <text:p>0,999997373252435</text:p>
          </table:table-cell>
          <table:table-cell table:formula="of:=[$Planilha4.I19]+[$Planilha5.I19]" office:value-type="float" office:value="0.00000262470912770762" calcext:value-type="float">
            <text:p>2,62470912770762E-06</text:p>
          </table:table-cell>
          <table:table-cell table:formula="of:=[$Planilha4.J19]+[$Planilha5.J19]" office:value-type="float" office:value="0.999997377643728" calcext:value-type="float">
            <text:p>0,999997377643728</text:p>
          </table:table-cell>
          <table:table-cell table:formula="of:=[$Planilha4.K19]+[$Planilha5.K19]" office:value-type="float" office:value="0.00000261968867731888" calcext:value-type="float">
            <text:p>2,61968867731888E-06</text:p>
          </table:table-cell>
          <table:table-cell table:formula="of:=[$Planilha4.L19]+[$Planilha5.L19]" office:value-type="float" office:value="0.999997383294062" calcext:value-type="float">
            <text:p>0,999997383294062</text:p>
          </table:table-cell>
          <table:table-cell table:formula="of:=[$Planilha4.M19]+[$Planilha5.M19]" office:value-type="float" office:value="0.0000026134075972184" calcext:value-type="float">
            <text:p>2,6134075972184E-06</text:p>
          </table:table-cell>
          <table:table-cell table:formula="of:=[$Planilha4.N19]+[$Planilha5.N19]" office:value-type="float" office:value="0.999997390206749" calcext:value-type="float">
            <text:p>0,999997390206749</text:p>
          </table:table-cell>
          <table:table-cell table:formula="of:=[$Planilha4.O19]+[$Planilha5.O19]" office:value-type="float" office:value="0.00000260586234057669" calcext:value-type="float">
            <text:p>2,60586234057669E-06</text:p>
          </table:table-cell>
          <table:table-cell table:formula="of:=[$Planilha4.P19]+[$Planilha5.P19]" office:value-type="float" office:value="0.999997398385752" calcext:value-type="float">
            <text:p>0,999997398385752</text:p>
          </table:table-cell>
          <table:table-cell table:formula="of:=[$Planilha4.Q19]+[$Planilha5.Q19]" office:value-type="float" office:value="0.00000259704840488428" calcext:value-type="float">
            <text:p>2,59704840488428E-06</text:p>
          </table:table-cell>
          <table:table-cell table:formula="of:=[$Planilha4.R19]+[$Planilha5.R19]" office:value-type="float" office:value="0.999997407835919" calcext:value-type="float">
            <text:p>0,999997407835919</text:p>
          </table:table-cell>
          <table:table-cell table:formula="of:=[$Planilha4.S19]+[$Planilha5.S19]" office:value-type="float" office:value="0.00000258696068689002" calcext:value-type="float">
            <text:p>2,58696068689002E-06</text:p>
          </table:table-cell>
          <table:table-cell table:formula="of:=[$Planilha4.T19]+[$Planilha5.T19]" office:value-type="float" office:value="63.2499987596674" calcext:value-type="float">
            <text:p>63,2499987596674</text:p>
          </table:table-cell>
          <table:table-cell table:formula="of:=[$Planilha4.U19]+[$Planilha5.U19]" office:value-type="float" office:value="0.00000257559307526023" calcext:value-type="float">
            <text:p>2,57559307526023E-06</text:p>
          </table:table-cell>
          <table:table-cell table:formula="of:=[$Planilha4.V19]+[$Planilha5.V19]" office:value-type="float" office:value="0.999997367610828" calcext:value-type="float">
            <text:p>0,999997367610828</text:p>
          </table:table-cell>
          <table:table-cell table:formula="of:=[$Planilha4.W19]+[$Planilha5.W19]" office:value-type="float" office:value="0.00000256293890510406" calcext:value-type="float">
            <text:p>2,56293890510406E-06</text:p>
          </table:table-cell>
          <table:table-cell table:formula="of:=[$Planilha4.X19]+[$Planilha5.X19]" office:value-type="float" office:value="0.999997443872951" calcext:value-type="float">
            <text:p>0,999997443872951</text:p>
          </table:table-cell>
          <table:table-cell table:formula="of:=[$Planilha4.Y19]+[$Planilha5.Y19]" office:value-type="float" office:value="0.00000254899067964054" calcext:value-type="float">
            <text:p>2,54899067964054E-06</text:p>
          </table:table-cell>
          <table:table-cell table:formula="of:=[$Planilha4.Z19]+[$Planilha5.Z19]" office:value-type="float" office:value="0.999997458471245" calcext:value-type="float">
            <text:p>0,999997458471245</text:p>
          </table:table-cell>
          <table:table-cell table:formula="of:=[$Planilha4.AA19]+[$Planilha5.AA19]" office:value-type="float" office:value="0.00000253374007264107" calcext:value-type="float">
            <text:p>2,53374007264107E-06</text:p>
          </table:table-cell>
          <table:table-cell table:formula="of:=[$Planilha4.AB19]+[$Planilha5.AB19]" office:value-type="float" office:value="0.999997474376488" calcext:value-type="float">
            <text:p>0,999997474376488</text:p>
          </table:table-cell>
          <table:table-cell table:formula="of:=[$Planilha4.AC19]+[$Planilha5.AC19]" office:value-type="float" office:value="0.00000251717797872253" calcext:value-type="float">
            <text:p>2,51717797872253E-06</text:p>
          </table:table-cell>
          <table:table-cell table:formula="of:=[$Planilha4.AD19]+[$Planilha5.AD19]" office:value-type="float" office:value="0.999997491598042" calcext:value-type="float">
            <text:p>0,999997491598042</text:p>
          </table:table-cell>
          <table:table-cell table:formula="of:=[$Planilha4.AE19]+[$Planilha5.AE19]" office:value-type="float" office:value="0.00000249929422879713" calcext:value-type="float">
            <text:p>2,49929422879713E-06</text:p>
          </table:table-cell>
          <table:table-cell table:formula="of:=[$Planilha4.AF19]+[$Planilha5.AF19]" office:value-type="float" office:value="0.99999751014658" calcext:value-type="float">
            <text:p>0,99999751014658</text:p>
          </table:table-cell>
          <table:table-cell table:formula="of:=[$Planilha4.AG19]+[$Planilha5.AG19]" office:value-type="float" office:value="0.00000248007791148197" calcext:value-type="float">
            <text:p>2,48007791148197E-06</text:p>
          </table:table-cell>
          <table:table-cell table:formula="of:=[$Planilha4.AH19]+[$Planilha5.AH19]" office:value-type="float" office:value="0.999997530033639" calcext:value-type="float">
            <text:p>0,999997530033639</text:p>
          </table:table-cell>
          <table:table-cell table:formula="of:=[$Planilha4.AI19]+[$Planilha5.AI19]" office:value-type="float" office:value="0.00000245951727384508" calcext:value-type="float">
            <text:p>2,45951727384508E-06</text:p>
          </table:table-cell>
          <table:table-cell table:formula="of:=[$Planilha4.AJ19]+[$Planilha5.AJ19]" office:value-type="float" office:value="0.999997551271077" calcext:value-type="float">
            <text:p>0,999997551271077</text:p>
          </table:table-cell>
          <table:table-cell table:formula="of:=[$Planilha4.AK19]+[$Planilha5.AK19]" office:value-type="float" office:value="0.00000243759973783675" calcext:value-type="float">
            <text:p>2,43759973783675E-06</text:p>
          </table:table-cell>
        </table:table-row>
        <table:table-row table:style-name="ro1">
          <table:table-cell/>
          <table:table-cell table:formula="of:=[$Planilha4.B20]+[$Planilha5.B20]" office:value-type="float" office:value="0.00000262667620420931" calcext:value-type="float">
            <text:p>2,62667620420931E-06</text:p>
          </table:table-cell>
          <table:table-cell table:formula="of:=[$Planilha4.C20]+[$Planilha5.C20]" office:value-type="float" office:value="0.999997373480825" calcext:value-type="float">
            <text:p>0,999997373480825</text:p>
          </table:table-cell>
          <table:table-cell table:formula="of:=[$Planilha4.D20]+[$Planilha5.D20]" office:value-type="float" office:value="0.00000262604803791255" calcext:value-type="float">
            <text:p>2,62604803791255E-06</text:p>
          </table:table-cell>
          <table:table-cell table:formula="of:=[$Planilha4.E20]+[$Planilha5.E20]" office:value-type="float" office:value="0.999997374737312" calcext:value-type="float">
            <text:p>0,999997374737312</text:p>
          </table:table-cell>
          <table:table-cell table:formula="of:=[$Planilha4.F20]+[$Planilha5.F20]" office:value-type="float" office:value="0.00000262416304819268" calcext:value-type="float">
            <text:p>2,62416304819268E-06</text:p>
          </table:table-cell>
          <table:table-cell table:formula="of:=[$Planilha4.G20]+[$Planilha5.G20]" office:value-type="float" office:value="0.999997377251013" calcext:value-type="float">
            <text:p>0,999997377251013</text:p>
          </table:table-cell>
          <table:table-cell table:formula="of:=[$Planilha4.H20]+[$Planilha5.H20]" office:value-type="float" office:value="0.00000262102023906863" calcext:value-type="float">
            <text:p>2,62102023906863E-06</text:p>
          </table:table-cell>
          <table:table-cell table:formula="of:=[$Planilha4.I20]+[$Planilha5.I20]" office:value-type="float" office:value="0.999997381023445" calcext:value-type="float">
            <text:p>0,999997381023445</text:p>
          </table:table-cell>
          <table:table-cell table:formula="of:=[$Planilha4.J20]+[$Planilha5.J20]" office:value-type="float" office:value="0.00000261661769473953" calcext:value-type="float">
            <text:p>2,61661769473953E-06</text:p>
          </table:table-cell>
          <table:table-cell table:formula="of:=[$Planilha4.K20]+[$Planilha5.K20]" office:value-type="float" office:value="0.999997386056739" calcext:value-type="float">
            <text:p>0,999997386056739</text:p>
          </table:table-cell>
          <table:table-cell table:formula="of:=[$Planilha4.L20]+[$Planilha5.L20]" office:value-type="float" office:value="0.00000261095287590329" calcext:value-type="float">
            <text:p>2,61095287590329E-06</text:p>
          </table:table-cell>
          <table:table-cell table:formula="of:=[$Planilha4.M20]+[$Planilha5.M20]" office:value-type="float" office:value="0.99999739235392" calcext:value-type="float">
            <text:p>0,99999739235392</text:p>
          </table:table-cell>
          <table:table-cell table:formula="of:=[$Planilha4.N20]+[$Planilha5.N20]" office:value-type="float" office:value="0.00000260402245022551" calcext:value-type="float">
            <text:p>2,60402245022551E-06</text:p>
          </table:table-cell>
          <table:table-cell table:formula="of:=[$Planilha4.O20]+[$Planilha5.O20]" office:value-type="float" office:value="0.999997399918564" calcext:value-type="float">
            <text:p>0,999997399918564</text:p>
          </table:table-cell>
          <table:table-cell table:formula="of:=[$Planilha4.P20]+[$Planilha5.P20]" office:value-type="float" office:value="0.00000259582238093525" calcext:value-type="float">
            <text:p>2,59582238093525E-06</text:p>
          </table:table-cell>
          <table:table-cell table:formula="of:=[$Planilha4.Q20]+[$Planilha5.Q20]" office:value-type="float" office:value="0.999997408755281" calcext:value-type="float">
            <text:p>0,999997408755281</text:p>
          </table:table-cell>
          <table:table-cell table:formula="of:=[$Planilha4.R20]+[$Planilha5.R20]" office:value-type="float" office:value="0.00000258634777927647" calcext:value-type="float">
            <text:p>2,58634777927647E-06</text:p>
          </table:table-cell>
          <table:table-cell table:formula="of:=[$Planilha4.S20]+[$Planilha5.S20]" office:value-type="float" office:value="0.999997418869161" calcext:value-type="float">
            <text:p>0,999997418869161</text:p>
          </table:table-cell>
          <table:table-cell table:formula="of:=[$Planilha4.T20]+[$Planilha5.T20]" office:value-type="float" office:value="0.00000257559307526023" calcext:value-type="float">
            <text:p>2,57559307526023E-06</text:p>
          </table:table-cell>
          <table:table-cell table:formula="of:=[$Planilha4.U20]+[$Planilha5.U20]" office:value-type="float" office:value="63.2499987713709" calcext:value-type="float">
            <text:p>63,2499987713709</text:p>
          </table:table-cell>
          <table:table-cell table:formula="of:=[$Planilha4.V20]+[$Planilha5.V20]" office:value-type="float" office:value="0.00000262667620420931" calcext:value-type="float">
            <text:p>2,62667620420931E-06</text:p>
          </table:table-cell>
          <table:table-cell table:formula="of:=[$Planilha4.W20]+[$Planilha5.W20]" office:value-type="float" office:value="0.999997442953625" calcext:value-type="float">
            <text:p>0,999997442953625</text:p>
          </table:table-cell>
          <table:table-cell table:formula="of:=[$Planilha4.X20]+[$Planilha5.X20]" office:value-type="float" office:value="0.00000255021671546896" calcext:value-type="float">
            <text:p>2,55021671546896E-06</text:p>
          </table:table-cell>
          <table:table-cell table:formula="of:=[$Planilha4.Y20]+[$Planilha5.Y20]" office:value-type="float" office:value="0.999997456938393" calcext:value-type="float">
            <text:p>0,999997456938393</text:p>
          </table:table-cell>
          <table:table-cell table:formula="of:=[$Planilha4.Z20]+[$Planilha5.Z20]" office:value-type="float" office:value="0.00000253557998841636" calcext:value-type="float">
            <text:p>2,53557998841636E-06</text:p>
          </table:table-cell>
          <table:table-cell table:formula="of:=[$Planilha4.AA20]+[$Planilha5.AA20]" office:value-type="float" office:value="0.999997472229311" calcext:value-type="float">
            <text:p>0,999997472229311</text:p>
          </table:table-cell>
          <table:table-cell table:formula="of:=[$Planilha4.AB20]+[$Planilha5.AB20]" office:value-type="float" office:value="0.00000251963263397936" calcext:value-type="float">
            <text:p>2,51963263397936E-06</text:p>
          </table:table-cell>
          <table:table-cell table:formula="of:=[$Planilha4.AC20]+[$Planilha5.AC20]" office:value-type="float" office:value="0.999997488835345" calcext:value-type="float">
            <text:p>0,999997488835345</text:p>
          </table:table-cell>
          <table:table-cell table:formula="of:=[$Planilha4.AD20]+[$Planilha5.AD20]" office:value-type="float" office:value="0.0000025023652597822" calcext:value-type="float">
            <text:p>2,5023652597822E-06</text:p>
          </table:table-cell>
          <table:table-cell table:formula="of:=[$Planilha4.AE20]+[$Planilha5.AE20]" office:value-type="float" office:value="0.999997506766903" calcext:value-type="float">
            <text:p>0,999997506766903</text:p>
          </table:table-cell>
          <table:table-cell table:formula="of:=[$Planilha4.AF20]+[$Planilha5.AF20]" office:value-type="float" office:value="0.00000248376684253149" calcext:value-type="float">
            <text:p>2,48376684253149E-06</text:p>
          </table:table-cell>
          <table:table-cell table:formula="of:=[$Planilha4.AG20]+[$Planilha5.AG20]" office:value-type="float" office:value="0.999997526034989" calcext:value-type="float">
            <text:p>0,999997526034989</text:p>
          </table:table-cell>
          <table:table-cell table:formula="of:=[$Planilha4.AH20]+[$Planilha5.AH20]" office:value-type="float" office:value="0.00000246382614965679" calcext:value-type="float">
            <text:p>2,46382614965679E-06</text:p>
          </table:table-cell>
          <table:table-cell table:formula="of:=[$Planilha4.AI20]+[$Planilha5.AI20]" office:value-type="float" office:value="0.999997546651369" calcext:value-type="float">
            <text:p>0,999997546651369</text:p>
          </table:table-cell>
          <table:table-cell table:formula="of:=[$Planilha4.AJ20]+[$Planilha5.AJ20]" office:value-type="float" office:value="0.00000244253087822166" calcext:value-type="float">
            <text:p>2,44253087822166E-06</text:p>
          </table:table-cell>
          <table:table-cell table:formula="of:=[$Planilha4.AK20]+[$Planilha5.AK20]" office:value-type="float" office:value="0.999997568628837" calcext:value-type="float">
            <text:p>0,999997568628837</text:p>
          </table:table-cell>
        </table:table-row>
        <table:table-row table:style-name="ro1">
          <table:table-cell/>
          <table:table-cell table:formula="of:=[$Planilha4.B21]+[$Planilha5.B21]" office:value-type="float" office:value="121" calcext:value-type="float">
            <text:p>121</text:p>
          </table:table-cell>
          <table:table-cell table:formula="of:=[$Planilha4.C21]+[$Planilha5.C21]" office:value-type="float" office:value="0.00000268205585784997" calcext:value-type="float">
            <text:p>2,68205585784997E-06</text:p>
          </table:table-cell>
          <table:table-cell table:formula="of:=[$Planilha4.D21]+[$Planilha5.D21]" office:value-type="float" office:value="0.999997318403727" calcext:value-type="float">
            <text:p>0,999997318403727</text:p>
          </table:table-cell>
          <table:table-cell table:formula="of:=[$Planilha4.E21]+[$Planilha5.E21]" office:value-type="float" office:value="0.00000268083017695986" calcext:value-type="float">
            <text:p>2,68083017695986E-06</text:p>
          </table:table-cell>
          <table:table-cell table:formula="of:=[$Planilha4.F21]+[$Planilha5.F21]" office:value-type="float" office:value="0.999997320242501" calcext:value-type="float">
            <text:p>0,999997320242501</text:p>
          </table:table-cell>
          <table:table-cell table:formula="of:=[$Planilha4.G21]+[$Planilha5.G21]" office:value-type="float" office:value="0.00000267837811340765" calcext:value-type="float">
            <text:p>2,67837811340765E-06</text:p>
          </table:table-cell>
          <table:table-cell table:formula="of:=[$Planilha4.H21]+[$Planilha5.H21]" office:value-type="float" office:value="0.99999732330823" calcext:value-type="float">
            <text:p>0,99999732330823</text:p>
          </table:table-cell>
          <table:table-cell table:formula="of:=[$Planilha4.I21]+[$Planilha5.I21]" office:value-type="float" office:value="0.00000267469830861344" calcext:value-type="float">
            <text:p>2,67469830861344E-06</text:p>
          </table:table-cell>
          <table:table-cell table:formula="of:=[$Planilha4.J21]+[$Planilha5.J21]" office:value-type="float" office:value="0.999997327602588" calcext:value-type="float">
            <text:p>0,999997327602588</text:p>
          </table:table-cell>
          <table:table-cell table:formula="of:=[$Planilha4.K21]+[$Planilha5.K21]" office:value-type="float" office:value="0.00000266978877749846" calcext:value-type="float">
            <text:p>2,66978877749846E-06</text:p>
          </table:table-cell>
          <table:table-cell table:formula="of:=[$Planilha4.L21]+[$Planilha5.L21]" office:value-type="float" office:value="0.999997333127959" calcext:value-type="float">
            <text:p>0,999997333127959</text:p>
          </table:table-cell>
          <table:table-cell table:formula="of:=[$Planilha4.M21]+[$Planilha5.M21]" office:value-type="float" office:value="0.00000266364680523434" calcext:value-type="float">
            <text:p>2,66364680523434E-06</text:p>
          </table:table-cell>
          <table:table-cell table:formula="of:=[$Planilha4.N21]+[$Planilha5.N21]" office:value-type="float" office:value="0.999997339887388" calcext:value-type="float">
            <text:p>0,999997339887388</text:p>
          </table:table-cell>
          <table:table-cell table:formula="of:=[$Planilha4.O21]+[$Planilha5.O21]" office:value-type="float" office:value="0.00000265626897821836" calcext:value-type="float">
            <text:p>2,65626897821836E-06</text:p>
          </table:table-cell>
          <table:table-cell table:formula="of:=[$Planilha4.P21]+[$Planilha5.P21]" office:value-type="float" office:value="0.999997347884614" calcext:value-type="float">
            <text:p>0,999997347884614</text:p>
          </table:table-cell>
          <table:table-cell table:formula="of:=[$Planilha4.Q21]+[$Planilha5.Q21]" office:value-type="float" office:value="0.00000264765121027466" calcext:value-type="float">
            <text:p>2,64765121027466E-06</text:p>
          </table:table-cell>
          <table:table-cell table:formula="of:=[$Planilha4.R21]+[$Planilha5.R21]" office:value-type="float" office:value="0.999997357124046" calcext:value-type="float">
            <text:p>0,999997357124046</text:p>
          </table:table-cell>
          <table:table-cell table:formula="of:=[$Planilha4.S21]+[$Planilha5.S21]" office:value-type="float" office:value="0.00000263778884779242" calcext:value-type="float">
            <text:p>2,63778884779242E-06</text:p>
          </table:table-cell>
          <table:table-cell table:formula="of:=[$Planilha4.T21]+[$Planilha5.T21]" office:value-type="float" office:value="0.999997367610828" calcext:value-type="float">
            <text:p>0,999997367610828</text:p>
          </table:table-cell>
          <table:table-cell table:formula="of:=[$Planilha4.U21]+[$Planilha5.U21]" office:value-type="float" office:value="0.00000262667620420931" calcext:value-type="float">
            <text:p>2,62667620420931E-06</text:p>
          </table:table-cell>
          <table:table-cell table:formula="of:=[$Planilha4.V21]+[$Planilha5.V21]" office:value-type="float" office:value="123.25" calcext:value-type="float">
            <text:p>123,25</text:p>
          </table:table-cell>
          <table:table-cell table:formula="of:=[$Planilha4.W21]+[$Planilha5.W21]" office:value-type="float" office:value="0.00000261430715087219" calcext:value-type="float">
            <text:p>2,61430715087219E-06</text:p>
          </table:table-cell>
          <table:table-cell table:formula="of:=[$Planilha4.X21]+[$Planilha5.X21]" office:value-type="float" office:value="0.999997392350619" calcext:value-type="float">
            <text:p>0,999997392350619</text:p>
          </table:table-cell>
          <table:table-cell table:formula="of:=[$Planilha4.Y21]+[$Planilha5.Y21]" office:value-type="float" office:value="0.00000260067483937032" calcext:value-type="float">
            <text:p>2,60067483937032E-06</text:p>
          </table:table-cell>
          <table:table-cell table:formula="of:=[$Planilha4.Z21]+[$Planilha5.Z21]" office:value-type="float" office:value="0.999997406617453" calcext:value-type="float">
            <text:p>0,999997406617453</text:p>
          </table:table-cell>
          <table:table-cell table:formula="of:=[$Planilha4.AA21]+[$Planilha5.AA21]" office:value-type="float" office:value="0.0000025857714999189" calcext:value-type="float">
            <text:p>2,5857714999189E-06</text:p>
          </table:table-cell>
          <table:table-cell table:formula="of:=[$Planilha4.AB21]+[$Planilha5.AB21]" office:value-type="float" office:value="0.999997422159532" calcext:value-type="float">
            <text:p>0,999997422159532</text:p>
          </table:table-cell>
          <table:table-cell table:formula="of:=[$Planilha4.AC21]+[$Planilha5.AC21]" office:value-type="float" office:value="0.00000256958860844758" calcext:value-type="float">
            <text:p>2,56958860844758E-06</text:p>
          </table:table-cell>
          <table:table-cell table:formula="of:=[$Planilha4.AD21]+[$Planilha5.AD21]" office:value-type="float" office:value="0.999997438985508" calcext:value-type="float">
            <text:p>0,999997438985508</text:p>
          </table:table-cell>
          <table:table-cell table:formula="of:=[$Planilha4.AE21]+[$Planilha5.AE21]" office:value-type="float" office:value="0.00000255211695687763" calcext:value-type="float">
            <text:p>2,55211695687763E-06</text:p>
          </table:table-cell>
          <table:table-cell table:formula="of:=[$Planilha4.AF21]+[$Planilha5.AF21]" office:value-type="float" office:value="0.999997457105278" calcext:value-type="float">
            <text:p>0,999997457105278</text:p>
          </table:table-cell>
          <table:table-cell table:formula="of:=[$Planilha4.AG21]+[$Planilha5.AG21]" office:value-type="float" office:value="0.00000253334656774573" calcext:value-type="float">
            <text:p>2,53334656774573E-06</text:p>
          </table:table-cell>
          <table:table-cell table:formula="of:=[$Planilha4.AH21]+[$Planilha5.AH21]" office:value-type="float" office:value="0.999997476528973" calcext:value-type="float">
            <text:p>0,999997476528973</text:p>
          </table:table-cell>
          <table:table-cell table:formula="of:=[$Planilha4.AI21]+[$Planilha5.AI21]" office:value-type="float" office:value="0.00000251326659028717" calcext:value-type="float">
            <text:p>2,51326659028717E-06</text:p>
          </table:table-cell>
          <table:table-cell table:formula="of:=[$Planilha4.AJ21]+[$Planilha5.AJ21]" office:value-type="float" office:value="0.99999749726816" calcext:value-type="float">
            <text:p>0,99999749726816</text:p>
          </table:table-cell>
          <table:table-cell table:formula="of:=[$Planilha4.AK21]+[$Planilha5.AK21]" office:value-type="float" office:value="0.00000249186529244216" calcext:value-type="float">
            <text:p>2,49186529244216E-06</text:p>
          </table:table-cell>
        </table:table-row>
        <table:table-row table:style-name="ro1">
          <table:table-cell/>
          <table:table-cell table:formula="of:=[$Planilha4.B22]+[$Planilha5.B22]" office:value-type="float" office:value="0.00000261430715087219" calcext:value-type="float">
            <text:p>2,61430715087219E-06</text:p>
          </table:table-cell>
          <table:table-cell table:formula="of:=[$Planilha4.C22]+[$Planilha5.C22]" office:value-type="float" office:value="0.999997385850748" calcext:value-type="float">
            <text:p>0,999997385850748</text:p>
          </table:table-cell>
          <table:table-cell table:formula="of:=[$Planilha4.D22]+[$Planilha5.D22]" office:value-type="float" office:value="0.00000261367551313008" calcext:value-type="float">
            <text:p>2,61367551313008E-06</text:p>
          </table:table-cell>
          <table:table-cell table:formula="of:=[$Planilha4.E22]+[$Planilha5.E22]" office:value-type="float" office:value="0.999997387114149" calcext:value-type="float">
            <text:p>0,999997387114149</text:p>
          </table:table-cell>
          <table:table-cell table:formula="of:=[$Planilha4.F22]+[$Planilha5.F22]" office:value-type="float" office:value="0.00000261178016702779" calcext:value-type="float">
            <text:p>2,61178016702779E-06</text:p>
          </table:table-cell>
          <table:table-cell table:formula="of:=[$Planilha4.G22]+[$Planilha5.G22]" office:value-type="float" office:value="0.999997389641767" calcext:value-type="float">
            <text:p>0,999997389641767</text:p>
          </table:table-cell>
          <table:table-cell table:formula="of:=[$Planilha4.H22]+[$Planilha5.H22]" office:value-type="float" office:value="0.00000260861988854444" calcext:value-type="float">
            <text:p>2,60861988854444E-06</text:p>
          </table:table-cell>
          <table:table-cell table:formula="of:=[$Planilha4.I22]+[$Planilha5.I22]" office:value-type="float" office:value="0.99999739343508" calcext:value-type="float">
            <text:p>0,99999739343508</text:p>
          </table:table-cell>
          <table:table-cell table:formula="of:=[$Planilha4.J22]+[$Planilha5.J22]" office:value-type="float" office:value="0.00000260419295172731" calcext:value-type="float">
            <text:p>2,60419295172731E-06</text:p>
          </table:table-cell>
          <table:table-cell table:formula="of:=[$Planilha4.K22]+[$Planilha5.K22]" office:value-type="float" office:value="0.999997398496331" calcext:value-type="float">
            <text:p>0,999997398496331</text:p>
          </table:table-cell>
          <table:table-cell table:formula="of:=[$Planilha4.L22]+[$Planilha5.L22]" office:value-type="float" office:value="0.00000259849667538781" calcext:value-type="float">
            <text:p>2,59849667538781E-06</text:p>
          </table:table-cell>
          <table:table-cell table:formula="of:=[$Planilha4.M22]+[$Planilha5.M22]" office:value-type="float" office:value="0.99999740482847" calcext:value-type="float">
            <text:p>0,99999740482847</text:p>
          </table:table-cell>
          <table:table-cell table:formula="of:=[$Planilha4.N22]+[$Planilha5.N22]" office:value-type="float" office:value="0.00000259152768922188" calcext:value-type="float">
            <text:p>2,59152768922188E-06</text:p>
          </table:table-cell>
          <table:table-cell table:formula="of:=[$Planilha4.O22]+[$Planilha5.O22]" office:value-type="float" office:value="0.999997412435352" calcext:value-type="float">
            <text:p>0,999997412435352</text:p>
          </table:table-cell>
          <table:table-cell table:formula="of:=[$Planilha4.P22]+[$Planilha5.P22]" office:value-type="float" office:value="0.00000258328178770473" calcext:value-type="float">
            <text:p>2,58328178770473E-06</text:p>
          </table:table-cell>
          <table:table-cell table:formula="of:=[$Planilha4.Q22]+[$Planilha5.Q22]" office:value-type="float" office:value="0.999997421321506" calcext:value-type="float">
            <text:p>0,999997421321506</text:p>
          </table:table-cell>
          <table:table-cell table:formula="of:=[$Planilha4.R22]+[$Planilha5.R22]" office:value-type="float" office:value="0.00000257375411227834" calcext:value-type="float">
            <text:p>2,57375411227834E-06</text:p>
          </table:table-cell>
          <table:table-cell table:formula="of:=[$Planilha4.S22]+[$Planilha5.S22]" office:value-type="float" office:value="0.999997431492127" calcext:value-type="float">
            <text:p>0,999997431492127</text:p>
          </table:table-cell>
          <table:table-cell table:formula="of:=[$Planilha4.T22]+[$Planilha5.T22]" office:value-type="float" office:value="0.00000256293890510406" calcext:value-type="float">
            <text:p>2,56293890510406E-06</text:p>
          </table:table-cell>
          <table:table-cell table:formula="of:=[$Planilha4.U22]+[$Planilha5.U22]" office:value-type="float" office:value="0.999997442953625" calcext:value-type="float">
            <text:p>0,999997442953625</text:p>
          </table:table-cell>
          <table:table-cell table:formula="of:=[$Planilha4.V22]+[$Planilha5.V22]" office:value-type="float" office:value="0.00000261430715087219" calcext:value-type="float">
            <text:p>2,61430715087219E-06</text:p>
          </table:table-cell>
          <table:table-cell table:formula="of:=[$Planilha4.W22]+[$Planilha5.W22]" office:value-type="float" office:value="63.2499987968172" calcext:value-type="float">
            <text:p>63,2499987968172</text:p>
          </table:table-cell>
          <table:table-cell table:formula="of:=[$Planilha4.X22]+[$Planilha5.X22]" office:value-type="float" office:value="0.0000025374190039118" calcext:value-type="float">
            <text:p>2,5374190039118E-06</text:p>
          </table:table-cell>
          <table:table-cell table:formula="of:=[$Planilha4.Y22]+[$Planilha5.Y22]" office:value-type="float" office:value="0.999997469776998" calcext:value-type="float">
            <text:p>0,999997469776998</text:p>
          </table:table-cell>
          <table:table-cell table:formula="of:=[$Planilha4.Z22]+[$Planilha5.Z22]" office:value-type="float" office:value="0.00000252269864553512" calcext:value-type="float">
            <text:p>2,52269864553512E-06</text:p>
          </table:table-cell>
          <table:table-cell table:formula="of:=[$Planilha4.AA22]+[$Planilha5.AA22]" office:value-type="float" office:value="0.999997485155343" calcext:value-type="float">
            <text:p>0,999997485155343</text:p>
          </table:table-cell>
          <table:table-cell table:formula="of:=[$Planilha4.AB22]+[$Planilha5.AB22]" office:value-type="float" office:value="0.0000025066598411394" calcext:value-type="float">
            <text:p>2,5066598411394E-06</text:p>
          </table:table-cell>
          <table:table-cell table:formula="of:=[$Planilha4.AC22]+[$Planilha5.AC22]" office:value-type="float" office:value="0.999997501856972" calcext:value-type="float">
            <text:p>0,999997501856972</text:p>
          </table:table-cell>
          <table:table-cell table:formula="of:=[$Planilha4.AD22]+[$Planilha5.AD22]" office:value-type="float" office:value="0.00000248929256085884" calcext:value-type="float">
            <text:p>2,48929256085884E-06</text:p>
          </table:table-cell>
          <table:table-cell table:formula="of:=[$Planilha4.AE22]+[$Planilha5.AE22]" office:value-type="float" office:value="0.999997519892577" calcext:value-type="float">
            <text:p>0,999997519892577</text:p>
          </table:table-cell>
          <table:table-cell table:formula="of:=[$Planilha4.AF22]+[$Planilha5.AF22]" office:value-type="float" office:value="0.00000247058608138229" calcext:value-type="float">
            <text:p>2,47058608138229E-06</text:p>
          </table:table-cell>
          <table:table-cell table:formula="of:=[$Planilha4.AG22]+[$Planilha5.AG22]" office:value-type="float" office:value="0.999997539272989" calcext:value-type="float">
            <text:p>0,999997539272989</text:p>
          </table:table-cell>
          <table:table-cell table:formula="of:=[$Planilha4.AH22]+[$Planilha5.AH22]" office:value-type="float" office:value="0.00000245052869962681" calcext:value-type="float">
            <text:p>2,45052869962681E-06</text:p>
          </table:table-cell>
          <table:table-cell table:formula="of:=[$Planilha4.AI22]+[$Planilha5.AI22]" office:value-type="float" office:value="0.999997560010542" calcext:value-type="float">
            <text:p>0,999997560010542</text:p>
          </table:table-cell>
          <table:table-cell table:formula="of:=[$Planilha4.AJ22]+[$Planilha5.AJ22]" office:value-type="float" office:value="0.00000242910769343574" calcext:value-type="float">
            <text:p>2,42910769343574E-06</text:p>
          </table:table-cell>
          <table:table-cell table:formula="of:=[$Planilha4.AK22]+[$Planilha5.AK22]" office:value-type="float" office:value="0.999997582118341" calcext:value-type="float">
            <text:p>0,999997582118341</text:p>
          </table:table-cell>
        </table:table-row>
        <table:table-row table:style-name="ro1">
          <table:table-cell/>
          <table:table-cell table:formula="of:=[$Planilha4.B23]+[$Planilha5.B23]" office:value-type="float" office:value="0.999997392350619" calcext:value-type="float">
            <text:p>0,999997392350619</text:p>
          </table:table-cell>
          <table:table-cell table:formula="of:=[$Planilha4.C23]+[$Planilha5.C23]" office:value-type="float" office:value="0.00000260749100511326" calcext:value-type="float">
            <text:p>2,60749100511326E-06</text:p>
          </table:table-cell>
          <table:table-cell table:formula="of:=[$Planilha4.D23]+[$Planilha5.D23]" office:value-type="float" office:value="0.999997392984153" calcext:value-type="float">
            <text:p>0,999997392984153</text:p>
          </table:table-cell>
          <table:table-cell table:formula="of:=[$Planilha4.E23]+[$Planilha5.E23]" office:value-type="float" office:value="0.00000260622382164399" calcext:value-type="float">
            <text:p>2,60622382164399E-06</text:p>
          </table:table-cell>
          <table:table-cell table:formula="of:=[$Planilha4.F23]+[$Planilha5.F23]" office:value-type="float" office:value="0.999997394885176" calcext:value-type="float">
            <text:p>0,999997394885176</text:p>
          </table:table-cell>
          <table:table-cell table:formula="of:=[$Planilha4.G23]+[$Planilha5.G23]" office:value-type="float" office:value="0.00000260368871562999" calcext:value-type="float">
            <text:p>2,60368871562999E-06</text:p>
          </table:table-cell>
          <table:table-cell table:formula="of:=[$Planilha4.H23]+[$Planilha5.H23]" office:value-type="float" office:value="0.999997398054786" calcext:value-type="float">
            <text:p>0,999997398054786</text:p>
          </table:table-cell>
          <table:table-cell table:formula="of:=[$Planilha4.I23]+[$Planilha5.I23]" office:value-type="float" office:value="0.00000259988407647072" calcext:value-type="float">
            <text:p>2,59988407647072E-06</text:p>
          </table:table-cell>
          <table:table-cell table:formula="of:=[$Planilha4.J23]+[$Planilha5.J23]" office:value-type="float" office:value="0.999997402494928" calcext:value-type="float">
            <text:p>0,999997402494928</text:p>
          </table:table-cell>
          <table:table-cell table:formula="of:=[$Planilha4.K23]+[$Planilha5.K23]" office:value-type="float" office:value="0.00000259480778053156" calcext:value-type="float">
            <text:p>2,59480778053156E-06</text:p>
          </table:table-cell>
          <table:table-cell table:formula="of:=[$Planilha4.L23]+[$Planilha5.L23]" office:value-type="float" office:value="0.999997408208173" calcext:value-type="float">
            <text:p>0,999997408208173</text:p>
          </table:table-cell>
          <table:table-cell table:formula="of:=[$Planilha4.M23]+[$Planilha5.M23]" office:value-type="float" office:value="0.0000025884567164125" calcext:value-type="float">
            <text:p>2,5884567164125E-06</text:p>
          </table:table-cell>
          <table:table-cell table:formula="of:=[$Planilha4.N23]+[$Planilha5.N23]" office:value-type="float" office:value="0.99999741519805" calcext:value-type="float">
            <text:p>0,99999741519805</text:p>
          </table:table-cell>
          <table:table-cell table:formula="of:=[$Planilha4.O23]+[$Planilha5.O23]" office:value-type="float" office:value="0.00000258082703596951" calcext:value-type="float">
            <text:p>2,58082703596951E-06</text:p>
          </table:table-cell>
          <table:table-cell table:formula="of:=[$Planilha4.P23]+[$Planilha5.P23]" office:value-type="float" office:value="0.99999742346867" calcext:value-type="float">
            <text:p>0,99999742346867</text:p>
          </table:table-cell>
          <table:table-cell table:formula="of:=[$Planilha4.Q23]+[$Planilha5.Q23]" office:value-type="float" office:value="0.00000257191419783531" calcext:value-type="float">
            <text:p>2,57191419783531E-06</text:p>
          </table:table-cell>
          <table:table-cell table:formula="of:=[$Planilha4.R23]+[$Planilha5.R23]" office:value-type="float" office:value="0.999997433025004" calcext:value-type="float">
            <text:p>0,999997433025004</text:p>
          </table:table-cell>
          <table:table-cell table:formula="of:=[$Planilha4.S23]+[$Planilha5.S23]" office:value-type="float" office:value="0.0000025617128824873" calcext:value-type="float">
            <text:p>2,5617128824873E-06</text:p>
          </table:table-cell>
          <table:table-cell table:formula="of:=[$Planilha4.T23]+[$Planilha5.T23]" office:value-type="float" office:value="0.999997443872951" calcext:value-type="float">
            <text:p>0,999997443872951</text:p>
          </table:table-cell>
          <table:table-cell table:formula="of:=[$Planilha4.U23]+[$Planilha5.U23]" office:value-type="float" office:value="0.00000255021671546896" calcext:value-type="float">
            <text:p>2,55021671546896E-06</text:p>
          </table:table-cell>
          <table:table-cell table:formula="of:=[$Planilha4.V23]+[$Planilha5.V23]" office:value-type="float" office:value="0.999997392350619" calcext:value-type="float">
            <text:p>0,999997392350619</text:p>
          </table:table-cell>
          <table:table-cell table:formula="of:=[$Planilha4.W23]+[$Planilha5.W23]" office:value-type="float" office:value="0.0000025374190039118" calcext:value-type="float">
            <text:p>2,5374190039118E-06</text:p>
          </table:table-cell>
          <table:table-cell table:formula="of:=[$Planilha4.X23]+[$Planilha5.X23]" office:value-type="float" office:value="63.2499988105751" calcext:value-type="float">
            <text:p>63,2499988105751</text:p>
          </table:table-cell>
          <table:table-cell table:formula="of:=[$Planilha4.Y23]+[$Planilha5.Y23]" office:value-type="float" office:value="0.00000252331143502094" calcext:value-type="float">
            <text:p>2,52331143502094E-06</text:p>
          </table:table-cell>
          <table:table-cell table:formula="of:=[$Planilha4.Z23]+[$Planilha5.Z23]" office:value-type="float" office:value="0.999997484235994" calcext:value-type="float">
            <text:p>0,999997484235994</text:p>
          </table:table-cell>
          <table:table-cell table:formula="of:=[$Planilha4.AA23]+[$Planilha5.AA23]" office:value-type="float" office:value="0.00000250788586997341" calcext:value-type="float">
            <text:p>2,50788586997341E-06</text:p>
          </table:table-cell>
          <table:table-cell table:formula="of:=[$Planilha4.AB23]+[$Planilha5.AB23]" office:value-type="float" office:value="0.999997500324231" calcext:value-type="float">
            <text:p>0,999997500324231</text:p>
          </table:table-cell>
          <table:table-cell table:formula="of:=[$Planilha4.AC23]+[$Planilha5.AC23]" office:value-type="float" office:value="0.00000249113248151911" calcext:value-type="float">
            <text:p>2,49113248151911E-06</text:p>
          </table:table-cell>
          <table:table-cell table:formula="of:=[$Planilha4.AD23]+[$Planilha5.AD23]" office:value-type="float" office:value="0.999997517745408" calcext:value-type="float">
            <text:p>0,999997517745408</text:p>
          </table:table-cell>
          <table:table-cell table:formula="of:=[$Planilha4.AE23]+[$Planilha5.AE23]" office:value-type="float" office:value="0.00000247304082634514" calcext:value-type="float">
            <text:p>2,47304082634514E-06</text:p>
          </table:table-cell>
          <table:table-cell table:formula="of:=[$Planilha4.AF23]+[$Planilha5.AF23]" office:value-type="float" office:value="0.999997536510319" calcext:value-type="float">
            <text:p>0,999997536510319</text:p>
          </table:table-cell>
          <table:table-cell table:formula="of:=[$Planilha4.AG23]+[$Planilha5.AG23]" office:value-type="float" office:value="0.0000024535996988595" calcext:value-type="float">
            <text:p>2,4535996988595E-06</text:p>
          </table:table-cell>
          <table:table-cell table:formula="of:=[$Planilha4.AH23]+[$Planilha5.AH23]" office:value-type="float" office:value="0.999997556630779" calcext:value-type="float">
            <text:p>0,999997556630779</text:p>
          </table:table-cell>
          <table:table-cell table:formula="of:=[$Planilha4.AI23]+[$Planilha5.AI23]" office:value-type="float" office:value="0.00000243279658274087" calcext:value-type="float">
            <text:p>2,43279658274087E-06</text:p>
          </table:table-cell>
          <table:table-cell table:formula="of:=[$Planilha4.AJ23]+[$Planilha5.AJ23]" office:value-type="float" office:value="0.999997578119748" calcext:value-type="float">
            <text:p>0,999997578119748</text:p>
          </table:table-cell>
          <table:table-cell table:formula="of:=[$Planilha4.AK23]+[$Planilha5.AK23]" office:value-type="float" office:value="0.00000241061844030721" calcext:value-type="float">
            <text:p>2,41061844030721E-06</text:p>
          </table:table-cell>
        </table:table-row>
        <table:table-row table:style-name="ro1">
          <table:table-cell/>
          <table:table-cell table:formula="of:=[$Planilha4.B24]+[$Planilha5.B24]" office:value-type="float" office:value="0.00000260067483937032" calcext:value-type="float">
            <text:p>2,60067483937032E-06</text:p>
          </table:table-cell>
          <table:table-cell table:formula="of:=[$Planilha4.C24]+[$Planilha5.C24]" office:value-type="float" office:value="0.999997399484043" calcext:value-type="float">
            <text:p>0,999997399484043</text:p>
          </table:table-cell>
          <table:table-cell table:formula="of:=[$Planilha4.D24]+[$Planilha5.D24]" office:value-type="float" office:value="0.00000260003930696584" calcext:value-type="float">
            <text:p>2,60003930696584E-06</text:p>
          </table:table-cell>
          <table:table-cell table:formula="of:=[$Planilha4.E24]+[$Planilha5.E24]" office:value-type="float" office:value="0.999997400755186" calcext:value-type="float">
            <text:p>0,999997400755186</text:p>
          </table:table-cell>
          <table:table-cell table:formula="of:=[$Planilha4.F24]+[$Planilha5.F24]" office:value-type="float" office:value="0.0000025981323672486" calcext:value-type="float">
            <text:p>2,5981323672486E-06</text:p>
          </table:table-cell>
          <table:table-cell table:formula="of:=[$Planilha4.G24]+[$Planilha5.G24]" office:value-type="float" office:value="0.999997403298187" calcext:value-type="float">
            <text:p>0,999997403298187</text:p>
          </table:table-cell>
          <table:table-cell table:formula="of:=[$Planilha4.H24]+[$Planilha5.H24]" office:value-type="float" office:value="0.0000025949529052216" calcext:value-type="float">
            <text:p>2,5949529052216E-06</text:p>
          </table:table-cell>
          <table:table-cell table:formula="of:=[$Planilha4.I24]+[$Planilha5.I24]" office:value-type="float" office:value="0.999997407114633" calcext:value-type="float">
            <text:p>0,999997407114633</text:p>
          </table:table-cell>
          <table:table-cell table:formula="of:=[$Planilha4.J24]+[$Planilha5.J24]" office:value-type="float" office:value="0.0000025904989109371" calcext:value-type="float">
            <text:p>2,5904989109371E-06</text:p>
          </table:table-cell>
          <table:table-cell table:formula="of:=[$Planilha4.K24]+[$Planilha5.K24]" office:value-type="float" office:value="0.999997412206765" calcext:value-type="float">
            <text:p>0,999997412206765</text:p>
          </table:table-cell>
          <table:table-cell table:formula="of:=[$Planilha4.L24]+[$Planilha5.L24]" office:value-type="float" office:value="0.00000258476782288852" calcext:value-type="float">
            <text:p>2,58476782288852E-06</text:p>
          </table:table-cell>
          <table:table-cell table:formula="of:=[$Planilha4.M24]+[$Planilha5.M24]" office:value-type="float" office:value="0.999997418577783" calcext:value-type="float">
            <text:p>0,999997418577783</text:p>
          </table:table-cell>
          <table:table-cell table:formula="of:=[$Planilha4.N24]+[$Planilha5.N24]" office:value-type="float" office:value="0.00000257775600964738" calcext:value-type="float">
            <text:p>2,57775600964738E-06</text:p>
          </table:table-cell>
          <table:table-cell table:formula="of:=[$Planilha4.O24]+[$Planilha5.O24]" office:value-type="float" office:value="0.999997426231364" calcext:value-type="float">
            <text:p>0,999997426231364</text:p>
          </table:table-cell>
          <table:table-cell table:formula="of:=[$Planilha4.P24]+[$Planilha5.P24]" office:value-type="float" office:value="0.00000256945944732134" calcext:value-type="float">
            <text:p>2,56945944732134E-06</text:p>
          </table:table-cell>
          <table:table-cell table:formula="of:=[$Planilha4.Q24]+[$Planilha5.Q24]" office:value-type="float" office:value="0.999997435172191" calcext:value-type="float">
            <text:p>0,999997435172191</text:p>
          </table:table-cell>
          <table:table-cell table:formula="of:=[$Planilha4.R24]+[$Planilha5.R24]" office:value-type="float" office:value="0.00000255987296293725" calcext:value-type="float">
            <text:p>2,55987296293725E-06</text:p>
          </table:table-cell>
          <table:table-cell table:formula="of:=[$Planilha4.S24]+[$Planilha5.S24]" office:value-type="float" office:value="0.999997445405826" calcext:value-type="float">
            <text:p>0,999997445405826</text:p>
          </table:table-cell>
          <table:table-cell table:formula="of:=[$Planilha4.T24]+[$Planilha5.T24]" office:value-type="float" office:value="0.00000254899067964054" calcext:value-type="float">
            <text:p>2,54899067964054E-06</text:p>
          </table:table-cell>
          <table:table-cell table:formula="of:=[$Planilha4.U24]+[$Planilha5.U24]" office:value-type="float" office:value="0.999997456938393" calcext:value-type="float">
            <text:p>0,999997456938393</text:p>
          </table:table-cell>
          <table:table-cell table:formula="of:=[$Planilha4.V24]+[$Planilha5.V24]" office:value-type="float" office:value="0.00000260067483937032" calcext:value-type="float">
            <text:p>2,60067483937032E-06</text:p>
          </table:table-cell>
          <table:table-cell table:formula="of:=[$Planilha4.W24]+[$Planilha5.W24]" office:value-type="float" office:value="0.999997469776998" calcext:value-type="float">
            <text:p>0,999997469776998</text:p>
          </table:table-cell>
          <table:table-cell table:formula="of:=[$Planilha4.X24]+[$Planilha5.X24]" office:value-type="float" office:value="0.00000252331143502094" calcext:value-type="float">
            <text:p>2,52331143502094E-06</text:p>
          </table:table-cell>
          <table:table-cell table:formula="of:=[$Planilha4.Y24]+[$Planilha5.Y24]" office:value-type="float" office:value="63.249998825034" calcext:value-type="float">
            <text:p>63,249998825034</text:p>
          </table:table-cell>
          <table:table-cell table:formula="of:=[$Planilha4.Z24]+[$Planilha5.Z24]" office:value-type="float" office:value="0.00000250849869498637" calcext:value-type="float">
            <text:p>2,50849869498637E-06</text:p>
          </table:table-cell>
          <table:table-cell table:formula="of:=[$Planilha4.AA24]+[$Planilha5.AA24]" office:value-type="float" office:value="0.999997499404841" calcext:value-type="float">
            <text:p>0,999997499404841</text:p>
          </table:table-cell>
          <table:table-cell table:formula="of:=[$Planilha4.AB24]+[$Planilha5.AB24]" office:value-type="float" office:value="0.00000249235843352569" calcext:value-type="float">
            <text:p>2,49235843352569E-06</text:p>
          </table:table-cell>
          <table:table-cell table:formula="of:=[$Planilha4.AC24]+[$Planilha5.AC24]" office:value-type="float" office:value="0.999997516212505" calcext:value-type="float">
            <text:p>0,999997516212505</text:p>
          </table:table-cell>
          <table:table-cell table:formula="of:=[$Planilha4.AD24]+[$Planilha5.AD24]" office:value-type="float" office:value="0.00000247488074578417" calcext:value-type="float">
            <text:p>2,47488074578417E-06</text:p>
          </table:table-cell>
          <table:table-cell table:formula="of:=[$Planilha4.AE24]+[$Planilha5.AE24]" office:value-type="float" office:value="0.99999753436311" calcext:value-type="float">
            <text:p>0,99999753436311</text:p>
          </table:table-cell>
          <table:table-cell table:formula="of:=[$Planilha4.AF24]+[$Planilha5.AF24]" office:value-type="float" office:value="0.00000245605445370334" calcext:value-type="float">
            <text:p>2,45605445370334E-06</text:p>
          </table:table-cell>
          <table:table-cell table:formula="of:=[$Planilha4.AG24]+[$Planilha5.AG24]" office:value-type="float" office:value="0.999997553868085" calcext:value-type="float">
            <text:p>0,999997553868085</text:p>
          </table:table-cell>
          <table:table-cell table:formula="of:=[$Planilha4.AH24]+[$Planilha5.AH24]" office:value-type="float" office:value="0.00000243586762527226" calcext:value-type="float">
            <text:p>2,43586762527226E-06</text:p>
          </table:table-cell>
          <table:table-cell table:formula="of:=[$Planilha4.AI24]+[$Planilha5.AI24]" office:value-type="float" office:value="0.999997574740046" calcext:value-type="float">
            <text:p>0,999997574740046</text:p>
          </table:table-cell>
          <table:table-cell table:formula="of:=[$Planilha4.AJ24]+[$Planilha5.AJ24]" office:value-type="float" office:value="0.00000241430731606762" calcext:value-type="float">
            <text:p>2,41430731606762E-06</text:p>
          </table:table-cell>
          <table:table-cell table:formula="of:=[$Planilha4.AK24]+[$Planilha5.AK24]" office:value-type="float" office:value="0.999997596992139" calcext:value-type="float">
            <text:p>0,999997596992139</text:p>
          </table:table-cell>
        </table:table-row>
        <table:table-row table:style-name="ro1">
          <table:table-cell/>
          <table:table-cell table:formula="of:=[$Planilha4.B25]+[$Planilha5.B25]" office:value-type="float" office:value="0.999997406617453" calcext:value-type="float">
            <text:p>0,999997406617453</text:p>
          </table:table-cell>
          <table:table-cell table:formula="of:=[$Planilha4.C25]+[$Planilha5.C25]" office:value-type="float" office:value="0.00000259322314921651" calcext:value-type="float">
            <text:p>2,59322314921651E-06</text:p>
          </table:table-cell>
          <table:table-cell table:formula="of:=[$Planilha4.D25]+[$Planilha5.D25]" office:value-type="float" office:value="0.999997407255063" calcext:value-type="float">
            <text:p>0,999997407255063</text:p>
          </table:table-cell>
          <table:table-cell table:formula="of:=[$Planilha4.E25]+[$Planilha5.E25]" office:value-type="float" office:value="0.00000259194787421979" calcext:value-type="float">
            <text:p>2,59194787421979E-06</text:p>
          </table:table-cell>
          <table:table-cell table:formula="of:=[$Planilha4.F25]+[$Planilha5.F25]" office:value-type="float" office:value="0.999997409168192" calcext:value-type="float">
            <text:p>0,999997409168192</text:p>
          </table:table-cell>
          <table:table-cell table:formula="of:=[$Planilha4.G25]+[$Planilha5.G25]" office:value-type="float" office:value="0.00000258939655872759" calcext:value-type="float">
            <text:p>2,58939655872759E-06</text:p>
          </table:table-cell>
          <table:table-cell table:formula="of:=[$Planilha4.H25]+[$Planilha5.H25]" office:value-type="float" office:value="0.999997412358055" calcext:value-type="float">
            <text:p>0,999997412358055</text:p>
          </table:table-cell>
          <table:table-cell table:formula="of:=[$Planilha4.I25]+[$Planilha5.I25]" office:value-type="float" office:value="0.00000258556772070317" calcext:value-type="float">
            <text:p>2,58556772070317E-06</text:p>
          </table:table-cell>
          <table:table-cell table:formula="of:=[$Planilha4.J25]+[$Planilha5.J25]" office:value-type="float" office:value="0.999997416826488" calcext:value-type="float">
            <text:p>0,999997416826488</text:p>
          </table:table-cell>
          <table:table-cell table:formula="of:=[$Planilha4.K25]+[$Planilha5.K25]" office:value-type="float" office:value="0.00000258045892387315" calcext:value-type="float">
            <text:p>2,58045892387315E-06</text:p>
          </table:table-cell>
          <table:table-cell table:formula="of:=[$Planilha4.L25]+[$Planilha5.L25]" office:value-type="float" office:value="0.999997422576381" calcext:value-type="float">
            <text:p>0,999997422576381</text:p>
          </table:table-cell>
          <table:table-cell table:formula="of:=[$Planilha4.M25]+[$Planilha5.M25]" office:value-type="float" office:value="0.00000257406712877994" calcext:value-type="float">
            <text:p>2,57406712877994E-06</text:p>
          </table:table-cell>
          <table:table-cell table:formula="of:=[$Planilha4.N25]+[$Planilha5.N25]" office:value-type="float" office:value="0.999997429611074" calcext:value-type="float">
            <text:p>0,999997429611074</text:p>
          </table:table-cell>
          <table:table-cell table:formula="of:=[$Planilha4.O25]+[$Planilha5.O25]" office:value-type="float" office:value="0.00000256638844442492" calcext:value-type="float">
            <text:p>2,56638844442492E-06</text:p>
          </table:table-cell>
          <table:table-cell table:formula="of:=[$Planilha4.P25]+[$Planilha5.P25]" office:value-type="float" office:value="0.999997437934904" calcext:value-type="float">
            <text:p>0,999997437934904</text:p>
          </table:table-cell>
          <table:table-cell table:formula="of:=[$Planilha4.Q25]+[$Planilha5.Q25]" office:value-type="float" office:value="0.00000255741819998878" calcext:value-type="float">
            <text:p>2,55741819998878E-06</text:p>
          </table:table-cell>
          <table:table-cell table:formula="of:=[$Planilha4.R25]+[$Planilha5.R25]" office:value-type="float" office:value="0.999997447553021" calcext:value-type="float">
            <text:p>0,999997447553021</text:p>
          </table:table-cell>
          <table:table-cell table:formula="of:=[$Planilha4.S25]+[$Planilha5.S25]" office:value-type="float" office:value="0.00000254715077530054" calcext:value-type="float">
            <text:p>2,54715077530054E-06</text:p>
          </table:table-cell>
          <table:table-cell table:formula="of:=[$Planilha4.T25]+[$Planilha5.T25]" office:value-type="float" office:value="0.999997458471245" calcext:value-type="float">
            <text:p>0,999997458471245</text:p>
          </table:table-cell>
          <table:table-cell table:formula="of:=[$Planilha4.U25]+[$Planilha5.U25]" office:value-type="float" office:value="0.00000253557998841636" calcext:value-type="float">
            <text:p>2,53557998841636E-06</text:p>
          </table:table-cell>
          <table:table-cell table:formula="of:=[$Planilha4.V25]+[$Planilha5.V25]" office:value-type="float" office:value="0.999997406617453" calcext:value-type="float">
            <text:p>0,999997406617453</text:p>
          </table:table-cell>
          <table:table-cell table:formula="of:=[$Planilha4.W25]+[$Planilha5.W25]" office:value-type="float" office:value="0.00000252269864553512" calcext:value-type="float">
            <text:p>2,52269864553512E-06</text:p>
          </table:table-cell>
          <table:table-cell table:formula="of:=[$Planilha4.X25]+[$Planilha5.X25]" office:value-type="float" office:value="0.999997484235994" calcext:value-type="float">
            <text:p>0,999997484235994</text:p>
          </table:table-cell>
          <table:table-cell table:formula="of:=[$Planilha4.Y25]+[$Planilha5.Y25]" office:value-type="float" office:value="0.00000250849869498637" calcext:value-type="float">
            <text:p>2,50849869498637E-06</text:p>
          </table:table-cell>
          <table:table-cell table:formula="of:=[$Planilha4.Z25]+[$Planilha5.Z25]" office:value-type="float" office:value="63.2499988402029" calcext:value-type="float">
            <text:p>63,2499988402029</text:p>
          </table:table-cell>
          <table:table-cell table:formula="of:=[$Planilha4.AA25]+[$Planilha5.AA25]" office:value-type="float" office:value="0.00000249297128651627" calcext:value-type="float">
            <text:p>2,49297128651627E-06</text:p>
          </table:table-cell>
          <table:table-cell table:formula="of:=[$Planilha4.AB25]+[$Planilha5.AB25]" office:value-type="float" office:value="0.999997515293236" calcext:value-type="float">
            <text:p>0,999997515293236</text:p>
          </table:table-cell>
          <table:table-cell table:formula="of:=[$Planilha4.AC25]+[$Planilha5.AC25]" office:value-type="float" office:value="0.0000024761068344592" calcext:value-type="float">
            <text:p>2,4761068344592E-06</text:p>
          </table:table-cell>
          <table:table-cell table:formula="of:=[$Planilha4.AD25]+[$Planilha5.AD25]" office:value-type="float" office:value="0.999997532830236" calcext:value-type="float">
            <text:p>0,999997532830236</text:p>
          </table:table-cell>
          <table:table-cell table:formula="of:=[$Planilha4.AE25]+[$Planilha5.AE25]" office:value-type="float" office:value="0.00000245789439279331" calcext:value-type="float">
            <text:p>2,45789439279331E-06</text:p>
          </table:table-cell>
          <table:table-cell table:formula="of:=[$Planilha4.AF25]+[$Planilha5.AF25]" office:value-type="float" office:value="0.99999755172094" calcext:value-type="float">
            <text:p>0,99999755172094</text:p>
          </table:table-cell>
          <table:table-cell table:formula="of:=[$Planilha4.AG25]+[$Planilha5.AG25]" office:value-type="float" office:value="0.00000243832238644437" calcext:value-type="float">
            <text:p>2,43832238644437E-06</text:p>
          </table:table-cell>
          <table:table-cell table:formula="of:=[$Planilha4.AH25]+[$Planilha5.AH25]" office:value-type="float" office:value="0.999997571977354" calcext:value-type="float">
            <text:p>0,999997571977354</text:p>
          </table:table-cell>
          <table:table-cell table:formula="of:=[$Planilha4.AI25]+[$Planilha5.AI25]" office:value-type="float" office:value="0.00000241737827066935" calcext:value-type="float">
            <text:p>2,41737827066935E-06</text:p>
          </table:table-cell>
          <table:table-cell table:formula="of:=[$Planilha4.AJ25]+[$Planilha5.AJ25]" office:value-type="float" office:value="0.999997593612451" calcext:value-type="float">
            <text:p>0,999997593612451</text:p>
          </table:table-cell>
          <table:table-cell table:formula="of:=[$Planilha4.AK25]+[$Planilha5.AK25]" office:value-type="float" office:value="0.00000239504859189665" calcext:value-type="float">
            <text:p>2,39504859189665E-06</text:p>
          </table:table-cell>
        </table:table-row>
        <table:table-row table:style-name="ro1">
          <table:table-cell/>
          <table:table-cell table:formula="of:=[$Planilha4.B26]+[$Planilha5.B26]" office:value-type="float" office:value="0.0000025857714999189" calcext:value-type="float">
            <text:p>2,5857714999189E-06</text:p>
          </table:table-cell>
          <table:table-cell table:formula="of:=[$Planilha4.C26]+[$Planilha5.C26]" office:value-type="float" office:value="0.99999741438847" calcext:value-type="float">
            <text:p>0,99999741438847</text:p>
          </table:table-cell>
          <table:table-cell table:formula="of:=[$Planilha4.D26]+[$Planilha5.D26]" office:value-type="float" office:value="0.0000025851317002612" calcext:value-type="float">
            <text:p>2,5851317002612E-06</text:p>
          </table:table-cell>
          <table:table-cell table:formula="of:=[$Planilha4.E26]+[$Planilha5.E26]" office:value-type="float" office:value="0.999997415668053" calcext:value-type="float">
            <text:p>0,999997415668053</text:p>
          </table:table-cell>
          <table:table-cell table:formula="of:=[$Planilha4.F26]+[$Planilha5.F26]" office:value-type="float" office:value="0.00000258321208157497" calcext:value-type="float">
            <text:p>2,58321208157497E-06</text:p>
          </table:table-cell>
          <table:table-cell table:formula="of:=[$Planilha4.G26]+[$Planilha5.G26]" office:value-type="float" office:value="0.99999741822805" calcext:value-type="float">
            <text:p>0,99999741822805</text:p>
          </table:table-cell>
          <table:table-cell table:formula="of:=[$Planilha4.H26]+[$Planilha5.H26]" office:value-type="float" office:value="0.00000258001137010133" calcext:value-type="float">
            <text:p>2,58001137010133E-06</text:p>
          </table:table-cell>
          <table:table-cell table:formula="of:=[$Planilha4.I26]+[$Planilha5.I26]" office:value-type="float" office:value="0.999997422069895" calcext:value-type="float">
            <text:p>0,999997422069895</text:p>
          </table:table-cell>
          <table:table-cell table:formula="of:=[$Planilha4.J26]+[$Planilha5.J26]" office:value-type="float" office:value="0.00000257552775928538" calcext:value-type="float">
            <text:p>2,57552775928538E-06</text:p>
          </table:table-cell>
          <table:table-cell table:formula="of:=[$Planilha4.K26]+[$Planilha5.K26]" office:value-type="float" office:value="0.999997427196078" calcext:value-type="float">
            <text:p>0,999997427196078</text:p>
          </table:table-cell>
          <table:table-cell table:formula="of:=[$Planilha4.L26]+[$Planilha5.L26]" office:value-type="float" office:value="0.00000256975825685402" calcext:value-type="float">
            <text:p>2,56975825685402E-06</text:p>
          </table:table-cell>
          <table:table-cell table:formula="of:=[$Planilha4.M26]+[$Planilha5.M26]" office:value-type="float" office:value="0.999997433609683" calcext:value-type="float">
            <text:p>0,999997433609683</text:p>
          </table:table-cell>
          <table:table-cell table:formula="of:=[$Planilha4.N26]+[$Planilha5.N26]" office:value-type="float" office:value="0.00000256269953491373" calcext:value-type="float">
            <text:p>2,56269953491373E-06</text:p>
          </table:table-cell>
          <table:table-cell table:formula="of:=[$Planilha4.O26]+[$Planilha5.O26]" office:value-type="float" office:value="0.99999744131462" calcext:value-type="float">
            <text:p>0,99999744131462</text:p>
          </table:table-cell>
          <table:table-cell table:formula="of:=[$Planilha4.P26]+[$Planilha5.P26]" office:value-type="float" office:value="0.00000255434716500691" calcext:value-type="float">
            <text:p>2,55434716500691E-06</text:p>
          </table:table-cell>
          <table:table-cell table:formula="of:=[$Planilha4.Q26]+[$Planilha5.Q26]" office:value-type="float" office:value="0.999997450315743" calcext:value-type="float">
            <text:p>0,999997450315743</text:p>
          </table:table-cell>
          <table:table-cell table:formula="of:=[$Planilha4.R26]+[$Planilha5.R26]" office:value-type="float" office:value="0.00000254469597171791" calcext:value-type="float">
            <text:p>2,54469597171791E-06</text:p>
          </table:table-cell>
          <table:table-cell table:formula="of:=[$Planilha4.S26]+[$Planilha5.S26]" office:value-type="float" office:value="0.999997460618443" calcext:value-type="float">
            <text:p>0,999997460618443</text:p>
          </table:table-cell>
          <table:table-cell table:formula="of:=[$Planilha4.T26]+[$Planilha5.T26]" office:value-type="float" office:value="0.00000253374007264107" calcext:value-type="float">
            <text:p>2,53374007264107E-06</text:p>
          </table:table-cell>
          <table:table-cell table:formula="of:=[$Planilha4.U26]+[$Planilha5.U26]" office:value-type="float" office:value="0.999997472229311" calcext:value-type="float">
            <text:p>0,999997472229311</text:p>
          </table:table-cell>
          <table:table-cell table:formula="of:=[$Planilha4.V26]+[$Planilha5.V26]" office:value-type="float" office:value="0.0000025857714999189" calcext:value-type="float">
            <text:p>2,5857714999189E-06</text:p>
          </table:table-cell>
          <table:table-cell table:formula="of:=[$Planilha4.W26]+[$Planilha5.W26]" office:value-type="float" office:value="0.999997485155343" calcext:value-type="float">
            <text:p>0,999997485155343</text:p>
          </table:table-cell>
          <table:table-cell table:formula="of:=[$Planilha4.X26]+[$Planilha5.X26]" office:value-type="float" office:value="0.00000250788586997341" calcext:value-type="float">
            <text:p>2,50788586997341E-06</text:p>
          </table:table-cell>
          <table:table-cell table:formula="of:=[$Planilha4.Y26]+[$Planilha5.Y26]" office:value-type="float" office:value="0.999997499404841" calcext:value-type="float">
            <text:p>0,999997499404841</text:p>
          </table:table-cell>
          <table:table-cell table:formula="of:=[$Planilha4.Z26]+[$Planilha5.Z26]" office:value-type="float" office:value="0.00000249297128651627" calcext:value-type="float">
            <text:p>2,49297128651627E-06</text:p>
          </table:table-cell>
          <table:table-cell table:formula="of:=[$Planilha4.AA26]+[$Planilha5.AA26]" office:value-type="float" office:value="63.2499988560913" calcext:value-type="float">
            <text:p>63,2499988560913</text:p>
          </table:table-cell>
          <table:table-cell table:formula="of:=[$Planilha4.AB26]+[$Planilha5.AB26]" office:value-type="float" office:value="0.0000024767195715425" calcext:value-type="float">
            <text:p>2,4767195715425E-06</text:p>
          </table:table-cell>
          <table:table-cell table:formula="of:=[$Planilha4.AC26]+[$Planilha5.AC26]" office:value-type="float" office:value="0.999997531910776" calcext:value-type="float">
            <text:p>0,999997531910776</text:p>
          </table:table-cell>
          <table:table-cell table:formula="of:=[$Planilha4.AD26]+[$Planilha5.AD26]" office:value-type="float" office:value="0.00000245912044072316" calcext:value-type="float">
            <text:p>2,45912044072316E-06</text:p>
          </table:table-cell>
          <table:table-cell table:formula="of:=[$Planilha4.AE26]+[$Planilha5.AE26]" office:value-type="float" office:value="0.999997550188008" calcext:value-type="float">
            <text:p>0,999997550188008</text:p>
          </table:table-cell>
          <table:table-cell table:formula="of:=[$Planilha4.AF26]+[$Planilha5.AF26]" office:value-type="float" office:value="0.00000244016227279875" calcext:value-type="float">
            <text:p>2,44016227279875E-06</text:p>
          </table:table-cell>
          <table:table-cell table:formula="of:=[$Planilha4.AG26]+[$Planilha5.AG26]" office:value-type="float" office:value="0.999997569830153" calcext:value-type="float">
            <text:p>0,999997569830153</text:p>
          </table:table-cell>
          <table:table-cell table:formula="of:=[$Planilha4.AH26]+[$Planilha5.AH26]" office:value-type="float" office:value="0.00000241983308224558" calcext:value-type="float">
            <text:p>2,41983308224558E-06</text:p>
          </table:table-cell>
          <table:table-cell table:formula="of:=[$Planilha4.AI26]+[$Planilha5.AI26]" office:value-type="float" office:value="0.999997590849755" calcext:value-type="float">
            <text:p>0,999997590849755</text:p>
          </table:table-cell>
          <table:table-cell table:formula="of:=[$Planilha4.AJ26]+[$Planilha5.AJ26]" office:value-type="float" office:value="0.00000239811960667247" calcext:value-type="float">
            <text:p>2,39811960667247E-06</text:p>
          </table:table-cell>
          <table:table-cell table:formula="of:=[$Planilha4.AK26]+[$Planilha5.AK26]" office:value-type="float" office:value="0.999997613260708" calcext:value-type="float">
            <text:p>0,999997613260708</text:p>
          </table:table-cell>
        </table:table-row>
        <table:table-row table:style-name="ro1">
          <table:table-cell/>
          <table:table-cell table:formula="of:=[$Planilha4.B27]+[$Planilha5.B27]" office:value-type="float" office:value="0.999997422159532" calcext:value-type="float">
            <text:p>0,999997422159532</text:p>
          </table:table-cell>
          <table:table-cell table:formula="of:=[$Planilha4.C27]+[$Planilha5.C27]" office:value-type="float" office:value="0.00000257767999456426" calcext:value-type="float">
            <text:p>2,57767999456426E-06</text:p>
          </table:table-cell>
          <table:table-cell table:formula="of:=[$Planilha4.D27]+[$Planilha5.D27]" office:value-type="float" office:value="0.999997422801516" calcext:value-type="float">
            <text:p>0,999997422801516</text:p>
          </table:table-cell>
          <table:table-cell table:formula="of:=[$Planilha4.E27]+[$Planilha5.E27]" office:value-type="float" office:value="0.00000257639587264435" calcext:value-type="float">
            <text:p>2,57639587264435E-06</text:p>
          </table:table-cell>
          <table:table-cell table:formula="of:=[$Planilha4.F27]+[$Planilha5.F27]" office:value-type="float" office:value="0.999997424727946" calcext:value-type="float">
            <text:p>0,999997424727946</text:p>
          </table:table-cell>
          <table:table-cell table:formula="of:=[$Planilha4.G27]+[$Planilha5.G27]" office:value-type="float" office:value="0.00000257382685464602" calcext:value-type="float">
            <text:p>2,57382685464602E-06</text:p>
          </table:table-cell>
          <table:table-cell table:formula="of:=[$Planilha4.H27]+[$Planilha5.H27]" office:value-type="float" office:value="0.999997427939923" calcext:value-type="float">
            <text:p>0,999997427939923</text:p>
          </table:table-cell>
          <table:table-cell table:formula="of:=[$Planilha4.I27]+[$Planilha5.I27]" office:value-type="float" office:value="0.00000256997138392556" calcext:value-type="float">
            <text:p>2,56997138392556E-06</text:p>
          </table:table-cell>
          <table:table-cell table:formula="of:=[$Planilha4.J27]+[$Planilha5.J27]" office:value-type="float" office:value="0.99999743243951" calcext:value-type="float">
            <text:p>0,99999743243951</text:p>
          </table:table-cell>
          <table:table-cell table:formula="of:=[$Planilha4.K27]+[$Planilha5.K27]" office:value-type="float" office:value="0.00000256482704485972" calcext:value-type="float">
            <text:p>2,56482704485972E-06</text:p>
          </table:table-cell>
          <table:table-cell table:formula="of:=[$Planilha4.L27]+[$Planilha5.L27]" office:value-type="float" office:value="0.999997438229425" calcext:value-type="float">
            <text:p>0,999997438229425</text:p>
          </table:table-cell>
          <table:table-cell table:formula="of:=[$Planilha4.M27]+[$Planilha5.M27]" office:value-type="float" office:value="0.00000255839062457408" calcext:value-type="float">
            <text:p>2,55839062457408E-06</text:p>
          </table:table-cell>
          <table:table-cell table:formula="of:=[$Planilha4.N27]+[$Planilha5.N27]" office:value-type="float" office:value="0.999997445313248" calcext:value-type="float">
            <text:p>0,999997445313248</text:p>
          </table:table-cell>
          <table:table-cell table:formula="of:=[$Planilha4.O27]+[$Planilha5.O27]" office:value-type="float" office:value="0.00000255065827226009" calcext:value-type="float">
            <text:p>2,55065827226009E-06</text:p>
          </table:table-cell>
          <table:table-cell table:formula="of:=[$Planilha4.P27]+[$Planilha5.P27]" office:value-type="float" office:value="0.999997453695443" calcext:value-type="float">
            <text:p>0,999997453695443</text:p>
          </table:table-cell>
          <table:table-cell table:formula="of:=[$Planilha4.Q27]+[$Planilha5.Q27]" office:value-type="float" office:value="0.00000254162499069288" calcext:value-type="float">
            <text:p>2,54162499069288E-06</text:p>
          </table:table-cell>
          <table:table-cell table:formula="of:=[$Planilha4.R27]+[$Planilha5.R27]" office:value-type="float" office:value="0.999997463381144" calcext:value-type="float">
            <text:p>0,999997463381144</text:p>
          </table:table-cell>
          <table:table-cell table:formula="of:=[$Planilha4.S27]+[$Planilha5.S27]" office:value-type="float" office:value="0.00000253128532534674" calcext:value-type="float">
            <text:p>2,53128532534674E-06</text:p>
          </table:table-cell>
          <table:table-cell table:formula="of:=[$Planilha4.T27]+[$Planilha5.T27]" office:value-type="float" office:value="0.999997474376488" calcext:value-type="float">
            <text:p>0,999997474376488</text:p>
          </table:table-cell>
          <table:table-cell table:formula="of:=[$Planilha4.U27]+[$Planilha5.U27]" office:value-type="float" office:value="0.00000251963263397936" calcext:value-type="float">
            <text:p>2,51963263397936E-06</text:p>
          </table:table-cell>
          <table:table-cell table:formula="of:=[$Planilha4.V27]+[$Planilha5.V27]" office:value-type="float" office:value="0.999997422159532" calcext:value-type="float">
            <text:p>0,999997422159532</text:p>
          </table:table-cell>
          <table:table-cell table:formula="of:=[$Planilha4.W27]+[$Planilha5.W27]" office:value-type="float" office:value="0.0000025066598411394" calcext:value-type="float">
            <text:p>2,5066598411394E-06</text:p>
          </table:table-cell>
          <table:table-cell table:formula="of:=[$Planilha4.X27]+[$Planilha5.X27]" office:value-type="float" office:value="0.999997500324231" calcext:value-type="float">
            <text:p>0,999997500324231</text:p>
          </table:table-cell>
          <table:table-cell table:formula="of:=[$Planilha4.Y27]+[$Planilha5.Y27]" office:value-type="float" office:value="0.00000249235843352569" calcext:value-type="float">
            <text:p>2,49235843352569E-06</text:p>
          </table:table-cell>
          <table:table-cell table:formula="of:=[$Planilha4.Z27]+[$Planilha5.Z27]" office:value-type="float" office:value="0.999997515293236" calcext:value-type="float">
            <text:p>0,999997515293236</text:p>
          </table:table-cell>
          <table:table-cell table:formula="of:=[$Planilha4.AA27]+[$Planilha5.AA27]" office:value-type="float" office:value="0.0000024767195715425" calcext:value-type="float">
            <text:p>2,4767195715425E-06</text:p>
          </table:table-cell>
          <table:table-cell table:formula="of:=[$Planilha4.AB27]+[$Planilha5.AB27]" office:value-type="float" office:value="63.249998872709" calcext:value-type="float">
            <text:p>63,249998872709</text:p>
          </table:table-cell>
          <table:table-cell table:formula="of:=[$Planilha4.AC27]+[$Planilha5.AC27]" office:value-type="float" office:value="0.00000245973358603546" calcext:value-type="float">
            <text:p>2,45973358603546E-06</text:p>
          </table:table-cell>
          <table:table-cell table:formula="of:=[$Planilha4.AD27]+[$Planilha5.AD27]" office:value-type="float" office:value="0.999997549268529" calcext:value-type="float">
            <text:p>0,999997549268529</text:p>
          </table:table-cell>
          <table:table-cell table:formula="of:=[$Planilha4.AE27]+[$Planilha5.AE27]" office:value-type="float" office:value="0.00000244138840677088" calcext:value-type="float">
            <text:p>2,44138840677088E-06</text:p>
          </table:table-cell>
          <table:table-cell table:formula="of:=[$Planilha4.AF27]+[$Planilha5.AF27]" office:value-type="float" office:value="0.999997568297269" calcext:value-type="float">
            <text:p>0,999997568297269</text:p>
          </table:table-cell>
          <table:table-cell table:formula="of:=[$Planilha4.AG27]+[$Planilha5.AG27]" office:value-type="float" office:value="0.00000242167297737073" calcext:value-type="float">
            <text:p>2,42167297737073E-06</text:p>
          </table:table-cell>
          <table:table-cell table:formula="of:=[$Planilha4.AH27]+[$Planilha5.AH27]" office:value-type="float" office:value="0.999997588702559" calcext:value-type="float">
            <text:p>0,999997588702559</text:p>
          </table:table-cell>
          <table:table-cell table:formula="of:=[$Planilha4.AI27]+[$Planilha5.AI27]" office:value-type="float" office:value="0.00000240057432410179" calcext:value-type="float">
            <text:p>2,40057432410179E-06</text:p>
          </table:table-cell>
          <table:table-cell table:formula="of:=[$Planilha4.AJ27]+[$Planilha5.AJ27]" office:value-type="float" office:value="0.999997610498042" calcext:value-type="float">
            <text:p>0,999997610498042</text:p>
          </table:table-cell>
          <table:table-cell table:formula="of:=[$Planilha4.AK27]+[$Planilha5.AK27]" office:value-type="float" office:value="0.00000237807848912919" calcext:value-type="float">
            <text:p>2,37807848912919E-06</text:p>
          </table:table-cell>
        </table:table-row>
        <table:table-row table:style-name="ro1">
          <table:table-cell/>
          <table:table-cell table:formula="of:=[$Planilha4.B28]+[$Planilha5.B28]" office:value-type="float" office:value="0.00000256958860844758" calcext:value-type="float">
            <text:p>2,56958860844758E-06</text:p>
          </table:table-cell>
          <table:table-cell table:formula="of:=[$Planilha4.C28]+[$Planilha5.C28]" office:value-type="float" office:value="0.999997430572502" calcext:value-type="float">
            <text:p>0,999997430572502</text:p>
          </table:table-cell>
          <table:table-cell table:formula="of:=[$Planilha4.D28]+[$Planilha5.D28]" office:value-type="float" office:value="0.00000256894420025411" calcext:value-type="float">
            <text:p>2,56894420025411E-06</text:p>
          </table:table-cell>
          <table:table-cell table:formula="of:=[$Planilha4.E28]+[$Planilha5.E28]" office:value-type="float" office:value="0.999997431861332" calcext:value-type="float">
            <text:p>0,999997431861332</text:p>
          </table:table-cell>
          <table:table-cell table:formula="of:=[$Planilha4.F28]+[$Planilha5.F28]" office:value-type="float" office:value="0.0000025670107293152" calcext:value-type="float">
            <text:p>2,5670107293152E-06</text:p>
          </table:table-cell>
          <table:table-cell table:formula="of:=[$Planilha4.G28]+[$Planilha5.G28]" office:value-type="float" office:value="0.999997434439795" calcext:value-type="float">
            <text:p>0,999997434439795</text:p>
          </table:table-cell>
          <table:table-cell table:formula="of:=[$Planilha4.H28]+[$Planilha5.H28]" office:value-type="float" office:value="0.00000256378687124581" calcext:value-type="float">
            <text:p>2,56378687124581E-06</text:p>
          </table:table-cell>
          <table:table-cell table:formula="of:=[$Planilha4.I28]+[$Planilha5.I28]" office:value-type="float" office:value="0.999997438309509" calcext:value-type="float">
            <text:p>0,999997438309509</text:p>
          </table:table-cell>
          <table:table-cell table:formula="of:=[$Planilha4.J28]+[$Planilha5.J28]" office:value-type="float" office:value="0.00000255927072712048" calcext:value-type="float">
            <text:p>2,55927072712048E-06</text:p>
          </table:table-cell>
          <table:table-cell table:formula="of:=[$Planilha4.K28]+[$Planilha5.K28]" office:value-type="float" office:value="0.999997443472806" calcext:value-type="float">
            <text:p>0,999997443472806</text:p>
          </table:table-cell>
          <table:table-cell table:formula="of:=[$Planilha4.L28]+[$Planilha5.L28]" office:value-type="float" office:value="0.00000255345949051744" calcext:value-type="float">
            <text:p>2,55345949051744E-06</text:p>
          </table:table-cell>
          <table:table-cell table:formula="of:=[$Planilha4.M28]+[$Planilha5.M28]" office:value-type="float" office:value="0.999997449932918" calcext:value-type="float">
            <text:p>0,999997449932918</text:p>
          </table:table-cell>
          <table:table-cell table:formula="of:=[$Planilha4.N28]+[$Planilha5.N28]" office:value-type="float" office:value="0.00000254634941254661" calcext:value-type="float">
            <text:p>2,54634941254661E-06</text:p>
          </table:table-cell>
          <table:table-cell table:formula="of:=[$Planilha4.O28]+[$Planilha5.O28]" office:value-type="float" office:value="0.999997457694041" calcext:value-type="float">
            <text:p>0,999997457694041</text:p>
          </table:table-cell>
          <table:table-cell table:formula="of:=[$Planilha4.P28]+[$Planilha5.P28]" office:value-type="float" office:value="0.00000253793612181585" calcext:value-type="float">
            <text:p>2,53793612181585E-06</text:p>
          </table:table-cell>
          <table:table-cell table:formula="of:=[$Planilha4.Q28]+[$Planilha5.Q28]" office:value-type="float" office:value="0.999997466760821" calcext:value-type="float">
            <text:p>0,999997466760821</text:p>
          </table:table-cell>
          <table:table-cell table:formula="of:=[$Planilha4.R28]+[$Planilha5.R28]" office:value-type="float" office:value="0.00000252821436785844" calcext:value-type="float">
            <text:p>2,52821436785844E-06</text:p>
          </table:table-cell>
          <table:table-cell table:formula="of:=[$Planilha4.S28]+[$Planilha5.S28]" office:value-type="float" office:value="0.999997477139108" calcext:value-type="float">
            <text:p>0,999997477139108</text:p>
          </table:table-cell>
          <table:table-cell table:formula="of:=[$Planilha4.T28]+[$Planilha5.T28]" office:value-type="float" office:value="0.00000251717797872253" calcext:value-type="float">
            <text:p>2,51717797872253E-06</text:p>
          </table:table-cell>
          <table:table-cell table:formula="of:=[$Planilha4.U28]+[$Planilha5.U28]" office:value-type="float" office:value="0.999997488835345" calcext:value-type="float">
            <text:p>0,999997488835345</text:p>
          </table:table-cell>
          <table:table-cell table:formula="of:=[$Planilha4.V28]+[$Planilha5.V28]" office:value-type="float" office:value="0.00000256958860844758" calcext:value-type="float">
            <text:p>2,56958860844758E-06</text:p>
          </table:table-cell>
          <table:table-cell table:formula="of:=[$Planilha4.W28]+[$Planilha5.W28]" office:value-type="float" office:value="0.999997501856972" calcext:value-type="float">
            <text:p>0,999997501856972</text:p>
          </table:table-cell>
          <table:table-cell table:formula="of:=[$Planilha4.X28]+[$Planilha5.X28]" office:value-type="float" office:value="0.00000249113248151911" calcext:value-type="float">
            <text:p>2,49113248151911E-06</text:p>
          </table:table-cell>
          <table:table-cell table:formula="of:=[$Planilha4.Y28]+[$Planilha5.Y28]" office:value-type="float" office:value="0.999997516212505" calcext:value-type="float">
            <text:p>0,999997516212505</text:p>
          </table:table-cell>
          <table:table-cell table:formula="of:=[$Planilha4.Z28]+[$Planilha5.Z28]" office:value-type="float" office:value="0.0000024761068344592" calcext:value-type="float">
            <text:p>2,4761068344592E-06</text:p>
          </table:table-cell>
          <table:table-cell table:formula="of:=[$Planilha4.AA28]+[$Planilha5.AA28]" office:value-type="float" office:value="0.999997531910776" calcext:value-type="float">
            <text:p>0,999997531910776</text:p>
          </table:table-cell>
          <table:table-cell table:formula="of:=[$Planilha4.AB28]+[$Planilha5.AB28]" office:value-type="float" office:value="0.00000245973358603546" calcext:value-type="float">
            <text:p>2,45973358603546E-06</text:p>
          </table:table-cell>
          <table:table-cell table:formula="of:=[$Planilha4.AC28]+[$Planilha5.AC28]" office:value-type="float" office:value="63.2499988900668" calcext:value-type="float">
            <text:p>63,2499988900668</text:p>
          </table:table-cell>
          <table:table-cell table:formula="of:=[$Planilha4.AD28]+[$Planilha5.AD28]" office:value-type="float" office:value="0.00000244200110477433" calcext:value-type="float">
            <text:p>2,44200110477433E-06</text:p>
          </table:table-cell>
          <table:table-cell table:formula="of:=[$Planilha4.AE28]+[$Planilha5.AE28]" office:value-type="float" office:value="0.999997567377949" calcext:value-type="float">
            <text:p>0,999997567377949</text:p>
          </table:table-cell>
          <table:table-cell table:formula="of:=[$Planilha4.AF28]+[$Planilha5.AF28]" office:value-type="float" office:value="0.00000242289894558656" calcext:value-type="float">
            <text:p>2,42289894558656E-06</text:p>
          </table:table-cell>
          <table:table-cell table:formula="of:=[$Planilha4.AG28]+[$Planilha5.AG28]" office:value-type="float" office:value="0.99999758716975" calcext:value-type="float">
            <text:p>0,99999758716975</text:p>
          </table:table-cell>
          <table:table-cell table:formula="of:=[$Planilha4.AH28]+[$Planilha5.AH28]" office:value-type="float" office:value="0.00000240241417970299" calcext:value-type="float">
            <text:p>2,40241417970299E-06</text:p>
          </table:table-cell>
          <table:table-cell table:formula="of:=[$Planilha4.AI28]+[$Planilha5.AI28]" office:value-type="float" office:value="0.999997608350954" calcext:value-type="float">
            <text:p>0,999997608350954</text:p>
          </table:table-cell>
          <table:table-cell table:formula="of:=[$Planilha4.AJ28]+[$Planilha5.AJ28]" office:value-type="float" office:value="0.00000238053316925502" calcext:value-type="float">
            <text:p>2,38053316925502E-06</text:p>
          </table:table-cell>
          <table:table-cell table:formula="of:=[$Planilha4.AK28]+[$Planilha5.AK28]" office:value-type="float" office:value="0.999997630935368" calcext:value-type="float">
            <text:p>0,999997630935368</text:p>
          </table:table-cell>
        </table:table-row>
        <table:table-row table:style-name="ro1">
          <table:table-cell/>
          <table:table-cell table:formula="of:=[$Planilha4.B29]+[$Planilha5.B29]" office:value-type="float" office:value="0.999997438985508" calcext:value-type="float">
            <text:p>0,999997438985508</text:p>
          </table:table-cell>
          <table:table-cell table:formula="of:=[$Planilha4.C29]+[$Planilha5.C29]" office:value-type="float" office:value="0.00000256085277605678" calcext:value-type="float">
            <text:p>2,56085277605678E-06</text:p>
          </table:table-cell>
          <table:table-cell table:formula="of:=[$Planilha4.D29]+[$Planilha5.D29]" office:value-type="float" office:value="0.999997439632366" calcext:value-type="float">
            <text:p>0,999997439632366</text:p>
          </table:table-cell>
          <table:table-cell table:formula="of:=[$Planilha4.E29]+[$Planilha5.E29]" office:value-type="float" office:value="0.00000255955903094573" calcext:value-type="float">
            <text:p>2,55955903094573E-06</text:p>
          </table:table-cell>
          <table:table-cell table:formula="of:=[$Planilha4.F29]+[$Planilha5.F29]" office:value-type="float" office:value="0.999997441573209" calcext:value-type="float">
            <text:p>0,999997441573209</text:p>
          </table:table-cell>
          <table:table-cell table:formula="of:=[$Planilha4.G29]+[$Planilha5.G29]" office:value-type="float" office:value="0.00000255697071305239" calcext:value-type="float">
            <text:p>2,55697071305239E-06</text:p>
          </table:table-cell>
          <table:table-cell table:formula="of:=[$Planilha4.H29]+[$Planilha5.H29]" office:value-type="float" office:value="0.999997444809374" calcext:value-type="float">
            <text:p>0,999997444809374</text:p>
          </table:table-cell>
          <table:table-cell table:formula="of:=[$Planilha4.I29]+[$Planilha5.I29]" office:value-type="float" office:value="0.00000255308622643113" calcext:value-type="float">
            <text:p>2,55308622643113E-06</text:p>
          </table:table-cell>
          <table:table-cell table:formula="of:=[$Planilha4.J29]+[$Planilha5.J29]" office:value-type="float" office:value="0.999997449342803" calcext:value-type="float">
            <text:p>0,999997449342803</text:p>
          </table:table-cell>
          <table:table-cell table:formula="of:=[$Planilha4.K29]+[$Planilha5.K29]" office:value-type="float" office:value="0.00000254790314568876" calcext:value-type="float">
            <text:p>2,54790314568876E-06</text:p>
          </table:table-cell>
          <table:table-cell table:formula="of:=[$Planilha4.L29]+[$Planilha5.L29]" office:value-type="float" office:value="0.999997455176337" calcext:value-type="float">
            <text:p>0,999997455176337</text:p>
          </table:table-cell>
          <table:table-cell table:formula="of:=[$Planilha4.M29]+[$Planilha5.M29]" office:value-type="float" office:value="0.00000254141821554033" calcext:value-type="float">
            <text:p>2,54141821554033E-06</text:p>
          </table:table-cell>
          <table:table-cell table:formula="of:=[$Planilha4.N29]+[$Planilha5.N29]" office:value-type="float" office:value="0.999997462313741" calcext:value-type="float">
            <text:p>0,999997462313741</text:p>
          </table:table-cell>
          <table:table-cell table:formula="of:=[$Planilha4.O29]+[$Planilha5.O29]" office:value-type="float" office:value="0.00000253362724900175" calcext:value-type="float">
            <text:p>2,53362724900175E-06</text:p>
          </table:table-cell>
          <table:table-cell table:formula="of:=[$Planilha4.P29]+[$Planilha5.P29]" office:value-type="float" office:value="0.999997470759436" calcext:value-type="float">
            <text:p>0,999997470759436</text:p>
          </table:table-cell>
          <table:table-cell table:formula="of:=[$Planilha4.Q29]+[$Planilha5.Q29]" office:value-type="float" office:value="0.00000252452545246307" calcext:value-type="float">
            <text:p>2,52452545246307E-06</text:p>
          </table:table-cell>
          <table:table-cell table:formula="of:=[$Planilha4.R29]+[$Planilha5.R29]" office:value-type="float" office:value="0.999997480518835" calcext:value-type="float">
            <text:p>0,999997480518835</text:p>
          </table:table-cell>
          <table:table-cell table:formula="of:=[$Planilha4.S29]+[$Planilha5.S29]" office:value-type="float" office:value="0.00000251410696305854" calcext:value-type="float">
            <text:p>2,51410696305854E-06</text:p>
          </table:table-cell>
          <table:table-cell table:formula="of:=[$Planilha4.T29]+[$Planilha5.T29]" office:value-type="float" office:value="0.999997491598042" calcext:value-type="float">
            <text:p>0,999997491598042</text:p>
          </table:table-cell>
          <table:table-cell table:formula="of:=[$Planilha4.U29]+[$Planilha5.U29]" office:value-type="float" office:value="0.0000025023652597822" calcext:value-type="float">
            <text:p>2,5023652597822E-06</text:p>
          </table:table-cell>
          <table:table-cell table:formula="of:=[$Planilha4.V29]+[$Planilha5.V29]" office:value-type="float" office:value="0.999997438985508" calcext:value-type="float">
            <text:p>0,999997438985508</text:p>
          </table:table-cell>
          <table:table-cell table:formula="of:=[$Planilha4.W29]+[$Planilha5.W29]" office:value-type="float" office:value="0.00000248929256085884" calcext:value-type="float">
            <text:p>2,48929256085884E-06</text:p>
          </table:table-cell>
          <table:table-cell table:formula="of:=[$Planilha4.X29]+[$Planilha5.X29]" office:value-type="float" office:value="0.999997517745408" calcext:value-type="float">
            <text:p>0,999997517745408</text:p>
          </table:table-cell>
          <table:table-cell table:formula="of:=[$Planilha4.Y29]+[$Planilha5.Y29]" office:value-type="float" office:value="0.00000247488074578417" calcext:value-type="float">
            <text:p>2,47488074578417E-06</text:p>
          </table:table-cell>
          <table:table-cell table:formula="of:=[$Planilha4.Z29]+[$Planilha5.Z29]" office:value-type="float" office:value="0.999997532830236" calcext:value-type="float">
            <text:p>0,999997532830236</text:p>
          </table:table-cell>
          <table:table-cell table:formula="of:=[$Planilha4.AA29]+[$Planilha5.AA29]" office:value-type="float" office:value="0.00000245912044072316" calcext:value-type="float">
            <text:p>2,45912044072316E-06</text:p>
          </table:table-cell>
          <table:table-cell table:formula="of:=[$Planilha4.AB29]+[$Planilha5.AB29]" office:value-type="float" office:value="0.999997549268529" calcext:value-type="float">
            <text:p>0,999997549268529</text:p>
          </table:table-cell>
          <table:table-cell table:formula="of:=[$Planilha4.AC29]+[$Planilha5.AC29]" office:value-type="float" office:value="0.00000244200110477433" calcext:value-type="float">
            <text:p>2,44200110477433E-06</text:p>
          </table:table-cell>
          <table:table-cell table:formula="of:=[$Planilha4.AD29]+[$Planilha5.AD29]" office:value-type="float" office:value="63.249998908176" calcext:value-type="float">
            <text:p>63,249998908176</text:p>
          </table:table-cell>
          <table:table-cell table:formula="of:=[$Planilha4.AE29]+[$Planilha5.AE29]" office:value-type="float" office:value="0.00000242351181189981" calcext:value-type="float">
            <text:p>2,42351181189981E-06</text:p>
          </table:table-cell>
          <table:table-cell table:formula="of:=[$Planilha4.AF29]+[$Planilha5.AF29]" office:value-type="float" office:value="0.99999758625039" calcext:value-type="float">
            <text:p>0,99999758625039</text:p>
          </table:table-cell>
          <table:table-cell table:formula="of:=[$Planilha4.AG29]+[$Planilha5.AG29]" office:value-type="float" office:value="0.00000240364023074147" calcext:value-type="float">
            <text:p>2,40364023074147E-06</text:p>
          </table:table-cell>
          <table:table-cell table:formula="of:=[$Planilha4.AH29]+[$Planilha5.AH29]" office:value-type="float" office:value="0.999997606818034" calcext:value-type="float">
            <text:p>0,999997606818034</text:p>
          </table:table-cell>
          <table:table-cell table:formula="of:=[$Planilha4.AI29]+[$Planilha5.AI29]" office:value-type="float" office:value="0.00000238237299943211" calcext:value-type="float">
            <text:p>2,38237299943211E-06</text:p>
          </table:table-cell>
          <table:table-cell table:formula="of:=[$Planilha4.AJ29]+[$Planilha5.AJ29]" office:value-type="float" office:value="0.999997628788254" calcext:value-type="float">
            <text:p>0,999997628788254</text:p>
          </table:table-cell>
          <table:table-cell table:formula="of:=[$Planilha4.AK29]+[$Planilha5.AK29]" office:value-type="float" office:value="0.00000235969613948672" calcext:value-type="float">
            <text:p>2,35969613948672E-06</text:p>
          </table:table-cell>
        </table:table-row>
        <table:table-row table:style-name="ro1">
          <table:table-cell/>
          <table:table-cell table:formula="of:=[$Planilha4.B30]+[$Planilha5.B30]" office:value-type="float" office:value="0.00000255211695687763" calcext:value-type="float">
            <text:p>2,55211695687763E-06</text:p>
          </table:table-cell>
          <table:table-cell table:formula="of:=[$Planilha4.C30]+[$Planilha5.C30]" office:value-type="float" office:value="0.999997448045403" calcext:value-type="float">
            <text:p>0,999997448045403</text:p>
          </table:table-cell>
          <table:table-cell table:formula="of:=[$Planilha4.D30]+[$Planilha5.D30]" office:value-type="float" office:value="0.00000255146755601121" calcext:value-type="float">
            <text:p>2,55146755601121E-06</text:p>
          </table:table-cell>
          <table:table-cell table:formula="of:=[$Planilha4.E30]+[$Planilha5.E30]" office:value-type="float" office:value="0.999997449344222" calcext:value-type="float">
            <text:p>0,999997449344222</text:p>
          </table:table-cell>
          <table:table-cell table:formula="of:=[$Planilha4.F30]+[$Planilha5.F30]" office:value-type="float" office:value="0.00000254951904066214" calcext:value-type="float">
            <text:p>2,54951904066214E-06</text:p>
          </table:table-cell>
          <table:table-cell table:formula="of:=[$Planilha4.G30]+[$Planilha5.G30]" office:value-type="float" office:value="0.999997451942811" calcext:value-type="float">
            <text:p>0,999997451942811</text:p>
          </table:table-cell>
          <table:table-cell table:formula="of:=[$Planilha4.H30]+[$Planilha5.H30]" office:value-type="float" office:value="0.00000254627002804764" calcext:value-type="float">
            <text:p>2,54627002804764E-06</text:p>
          </table:table-cell>
          <table:table-cell table:formula="of:=[$Planilha4.I30]+[$Planilha5.I30]" office:value-type="float" office:value="0.999997455842727" calcext:value-type="float">
            <text:p>0,999997455842727</text:p>
          </table:table-cell>
          <table:table-cell table:formula="of:=[$Planilha4.J30]+[$Planilha5.J30]" office:value-type="float" office:value="0.00000254171861524544" calcext:value-type="float">
            <text:p>2,54171861524544E-06</text:p>
          </table:table-cell>
          <table:table-cell table:formula="of:=[$Planilha4.K30]+[$Planilha5.K30]" office:value-type="float" office:value="0.999997461046343" calcext:value-type="float">
            <text:p>0,999997461046343</text:p>
          </table:table-cell>
          <table:table-cell table:formula="of:=[$Planilha4.L30]+[$Planilha5.L30]" office:value-type="float" office:value="0.00000253586191301114" calcext:value-type="float">
            <text:p>2,53586191301114E-06</text:p>
          </table:table-cell>
          <table:table-cell table:formula="of:=[$Planilha4.M30]+[$Planilha5.M30]" office:value-type="float" office:value="0.999997467557139" calcext:value-type="float">
            <text:p>0,999997467557139</text:p>
          </table:table-cell>
          <table:table-cell table:formula="of:=[$Planilha4.N30]+[$Planilha5.N30]" office:value-type="float" office:value="0.00000252869604833172" calcext:value-type="float">
            <text:p>2,52869604833172E-06</text:p>
          </table:table-cell>
          <table:table-cell table:formula="of:=[$Planilha4.O30]+[$Planilha5.O30]" office:value-type="float" office:value="0.999997475379139" calcext:value-type="float">
            <text:p>0,999997475379139</text:p>
          </table:table-cell>
          <table:table-cell table:formula="of:=[$Planilha4.P30]+[$Planilha5.P30]" office:value-type="float" office:value="0.00000252021656210744" calcext:value-type="float">
            <text:p>2,52021656210744E-06</text:p>
          </table:table-cell>
          <table:table-cell table:formula="of:=[$Planilha4.Q30]+[$Planilha5.Q30]" office:value-type="float" office:value="0.999997484517489" calcext:value-type="float">
            <text:p>0,999997484517489</text:p>
          </table:table-cell>
          <table:table-cell table:formula="of:=[$Planilha4.R30]+[$Planilha5.R30]" office:value-type="float" office:value="0.00000251041800514162" calcext:value-type="float">
            <text:p>2,51041800514162E-06</text:p>
          </table:table-cell>
          <table:table-cell table:formula="of:=[$Planilha4.S30]+[$Planilha5.S30]" office:value-type="float" office:value="0.999997494977785" calcext:value-type="float">
            <text:p>0,999997494977785</text:p>
          </table:table-cell>
          <table:table-cell table:formula="of:=[$Planilha4.T30]+[$Planilha5.T30]" office:value-type="float" office:value="0.00000249929422879713" calcext:value-type="float">
            <text:p>2,49929422879713E-06</text:p>
          </table:table-cell>
          <table:table-cell table:formula="of:=[$Planilha4.U30]+[$Planilha5.U30]" office:value-type="float" office:value="0.999997506766903" calcext:value-type="float">
            <text:p>0,999997506766903</text:p>
          </table:table-cell>
          <table:table-cell table:formula="of:=[$Planilha4.V30]+[$Planilha5.V30]" office:value-type="float" office:value="0.00000255211695687763" calcext:value-type="float">
            <text:p>2,55211695687763E-06</text:p>
          </table:table-cell>
          <table:table-cell table:formula="of:=[$Planilha4.W30]+[$Planilha5.W30]" office:value-type="float" office:value="0.999997519892577" calcext:value-type="float">
            <text:p>0,999997519892577</text:p>
          </table:table-cell>
          <table:table-cell table:formula="of:=[$Planilha4.X30]+[$Planilha5.X30]" office:value-type="float" office:value="0.00000247304082634514" calcext:value-type="float">
            <text:p>2,47304082634514E-06</text:p>
          </table:table-cell>
          <table:table-cell table:formula="of:=[$Planilha4.Y30]+[$Planilha5.Y30]" office:value-type="float" office:value="0.99999753436311" calcext:value-type="float">
            <text:p>0,99999753436311</text:p>
          </table:table-cell>
          <table:table-cell table:formula="of:=[$Planilha4.Z30]+[$Planilha5.Z30]" office:value-type="float" office:value="0.00000245789439279331" calcext:value-type="float">
            <text:p>2,45789439279331E-06</text:p>
          </table:table-cell>
          <table:table-cell table:formula="of:=[$Planilha4.AA30]+[$Planilha5.AA30]" office:value-type="float" office:value="0.999997550188008" calcext:value-type="float">
            <text:p>0,999997550188008</text:p>
          </table:table-cell>
          <table:table-cell table:formula="of:=[$Planilha4.AB30]+[$Planilha5.AB30]" office:value-type="float" office:value="0.00000244138840677088" calcext:value-type="float">
            <text:p>2,44138840677088E-06</text:p>
          </table:table-cell>
          <table:table-cell table:formula="of:=[$Planilha4.AC30]+[$Planilha5.AC30]" office:value-type="float" office:value="0.999997567377949" calcext:value-type="float">
            <text:p>0,999997567377949</text:p>
          </table:table-cell>
          <table:table-cell table:formula="of:=[$Planilha4.AD30]+[$Planilha5.AD30]" office:value-type="float" office:value="0.00000242351181189981" calcext:value-type="float">
            <text:p>2,42351181189981E-06</text:p>
          </table:table-cell>
          <table:table-cell table:formula="of:=[$Planilha4.AE30]+[$Planilha5.AE30]" office:value-type="float" office:value="63.2499989270485" calcext:value-type="float">
            <text:p>63,2499989270485</text:p>
          </table:table-cell>
          <table:table-cell table:formula="of:=[$Planilha4.AF30]+[$Planilha5.AF30]" office:value-type="float" office:value="0.00000240425307640457" calcext:value-type="float">
            <text:p>2,40425307640457E-06</text:p>
          </table:table-cell>
          <table:table-cell table:formula="of:=[$Planilha4.AG30]+[$Planilha5.AG30]" office:value-type="float" office:value="0.999997605898687" calcext:value-type="float">
            <text:p>0,999997605898687</text:p>
          </table:table-cell>
          <table:table-cell table:formula="of:=[$Planilha4.AH30]+[$Planilha5.AH30]" office:value-type="float" office:value="0.00000238359911097774" calcext:value-type="float">
            <text:p>2,38359911097774E-06</text:p>
          </table:table-cell>
          <table:table-cell table:formula="of:=[$Planilha4.AI30]+[$Planilha5.AI30]" office:value-type="float" office:value="0.999997627255419" calcext:value-type="float">
            <text:p>0,999997627255419</text:p>
          </table:table-cell>
          <table:table-cell table:formula="of:=[$Planilha4.AJ30]+[$Planilha5.AJ30]" office:value-type="float" office:value="0.00000236153598021094" calcext:value-type="float">
            <text:p>2,36153598021094E-06</text:p>
          </table:table-cell>
          <table:table-cell table:formula="of:=[$Planilha4.AK30]+[$Planilha5.AK30]" office:value-type="float" office:value="0.999997650028591" calcext:value-type="float">
            <text:p>0,999997650028591</text:p>
          </table:table-cell>
        </table:table-row>
        <table:table-row table:style-name="ro1">
          <table:table-cell/>
          <table:table-cell table:formula="of:=[$Planilha4.B31]+[$Planilha5.B31]" office:value-type="float" office:value="0.999997457105278" calcext:value-type="float">
            <text:p>0,999997457105278</text:p>
          </table:table-cell>
          <table:table-cell table:formula="of:=[$Planilha4.C31]+[$Planilha5.C31]" office:value-type="float" office:value="0.00000254273174005171" calcext:value-type="float">
            <text:p>2,54273174005171E-06</text:p>
          </table:table-cell>
          <table:table-cell table:formula="of:=[$Planilha4.D31]+[$Planilha5.D31]" office:value-type="float" office:value="0.999997457757265" calcext:value-type="float">
            <text:p>0,999997457757265</text:p>
          </table:table-cell>
          <table:table-cell table:formula="of:=[$Planilha4.E31]+[$Planilha5.E31]" office:value-type="float" office:value="0.00000254142757505349" calcext:value-type="float">
            <text:p>2,54142757505349E-06</text:p>
          </table:table-cell>
          <table:table-cell table:formula="of:=[$Planilha4.F31]+[$Planilha5.F31]" office:value-type="float" office:value="0.999997459713828" calcext:value-type="float">
            <text:p>0,999997459713828</text:p>
          </table:table-cell>
          <table:table-cell table:formula="of:=[$Planilha4.G31]+[$Planilha5.G31]" office:value-type="float" office:value="0.00000253881836054237" calcext:value-type="float">
            <text:p>2,53881836054237E-06</text:p>
          </table:table-cell>
          <table:table-cell table:formula="of:=[$Planilha4.H31]+[$Planilha5.H31]" office:value-type="float" office:value="0.999997462976109" calcext:value-type="float">
            <text:p>0,999997462976109</text:p>
          </table:table-cell>
          <table:table-cell table:formula="of:=[$Planilha4.I31]+[$Planilha5.I31]" office:value-type="float" office:value="0.00000253490245794019" calcext:value-type="float">
            <text:p>2,53490245794019E-06</text:p>
          </table:table-cell>
          <table:table-cell table:formula="of:=[$Planilha4.J31]+[$Planilha5.J31]" office:value-type="float" office:value="0.999997467546235" calcext:value-type="float">
            <text:p>0,999997467546235</text:p>
          </table:table-cell>
          <table:table-cell table:formula="of:=[$Planilha4.K31]+[$Planilha5.K31]" office:value-type="float" office:value="0.00000252967739122756" calcext:value-type="float">
            <text:p>2,52967739122756E-06</text:p>
          </table:table-cell>
          <table:table-cell table:formula="of:=[$Planilha4.L31]+[$Planilha5.L31]" office:value-type="float" office:value="0.999997473427156" calcext:value-type="float">
            <text:p>0,999997473427156</text:p>
          </table:table-cell>
          <table:table-cell table:formula="of:=[$Planilha4.M31]+[$Planilha5.M31]" office:value-type="float" office:value="0.00000252313971482732" calcext:value-type="float">
            <text:p>2,52313971482732E-06</text:p>
          </table:table-cell>
          <table:table-cell table:formula="of:=[$Planilha4.N31]+[$Planilha5.N31]" office:value-type="float" office:value="0.999997480622546" calcext:value-type="float">
            <text:p>0,999997480622546</text:p>
          </table:table-cell>
          <table:table-cell table:formula="of:=[$Planilha4.O31]+[$Planilha5.O31]" office:value-type="float" office:value="0.00000251528539452206" calcext:value-type="float">
            <text:p>2,51528539452206E-06</text:p>
          </table:table-cell>
          <table:table-cell table:formula="of:=[$Planilha4.P31]+[$Planilha5.P31]" office:value-type="float" office:value="0.999997489137175" calcext:value-type="float">
            <text:p>0,999997489137175</text:p>
          </table:table-cell>
          <table:table-cell table:formula="of:=[$Planilha4.Q31]+[$Planilha5.Q31]" office:value-type="float" office:value="0.00000250610914309668" calcext:value-type="float">
            <text:p>2,50610914309668E-06</text:p>
          </table:table-cell>
          <table:table-cell table:formula="of:=[$Planilha4.R31]+[$Planilha5.R31]" office:value-type="float" office:value="0.999997498976387" calcext:value-type="float">
            <text:p>0,999997498976387</text:p>
          </table:table-cell>
          <table:table-cell table:formula="of:=[$Planilha4.S31]+[$Planilha5.S31]" office:value-type="float" office:value="0.00000249560535148241" calcext:value-type="float">
            <text:p>2,49560535148241E-06</text:p>
          </table:table-cell>
          <table:table-cell table:formula="of:=[$Planilha4.T31]+[$Planilha5.T31]" office:value-type="float" office:value="0.99999751014658" calcext:value-type="float">
            <text:p>0,99999751014658</text:p>
          </table:table-cell>
          <table:table-cell table:formula="of:=[$Planilha4.U31]+[$Planilha5.U31]" office:value-type="float" office:value="0.00000248376684253149" calcext:value-type="float">
            <text:p>2,48376684253149E-06</text:p>
          </table:table-cell>
          <table:table-cell table:formula="of:=[$Planilha4.V31]+[$Planilha5.V31]" office:value-type="float" office:value="0.999997457105278" calcext:value-type="float">
            <text:p>0,999997457105278</text:p>
          </table:table-cell>
          <table:table-cell table:formula="of:=[$Planilha4.W31]+[$Planilha5.W31]" office:value-type="float" office:value="0.00000247058608138229" calcext:value-type="float">
            <text:p>2,47058608138229E-06</text:p>
          </table:table-cell>
          <table:table-cell table:formula="of:=[$Planilha4.X31]+[$Planilha5.X31]" office:value-type="float" office:value="0.999997536510319" calcext:value-type="float">
            <text:p>0,999997536510319</text:p>
          </table:table-cell>
          <table:table-cell table:formula="of:=[$Planilha4.Y31]+[$Planilha5.Y31]" office:value-type="float" office:value="0.00000245605445370334" calcext:value-type="float">
            <text:p>2,45605445370334E-06</text:p>
          </table:table-cell>
          <table:table-cell table:formula="of:=[$Planilha4.Z31]+[$Planilha5.Z31]" office:value-type="float" office:value="0.99999755172094" calcext:value-type="float">
            <text:p>0,99999755172094</text:p>
          </table:table-cell>
          <table:table-cell table:formula="of:=[$Planilha4.AA31]+[$Planilha5.AA31]" office:value-type="float" office:value="0.00000244016227279875" calcext:value-type="float">
            <text:p>2,44016227279875E-06</text:p>
          </table:table-cell>
          <table:table-cell table:formula="of:=[$Planilha4.AB31]+[$Planilha5.AB31]" office:value-type="float" office:value="0.999997568297269" calcext:value-type="float">
            <text:p>0,999997568297269</text:p>
          </table:table-cell>
          <table:table-cell table:formula="of:=[$Planilha4.AC31]+[$Planilha5.AC31]" office:value-type="float" office:value="0.00000242289894558656" calcext:value-type="float">
            <text:p>2,42289894558656E-06</text:p>
          </table:table-cell>
          <table:table-cell table:formula="of:=[$Planilha4.AD31]+[$Planilha5.AD31]" office:value-type="float" office:value="0.99999758625039" calcext:value-type="float">
            <text:p>0,99999758625039</text:p>
          </table:table-cell>
          <table:table-cell table:formula="of:=[$Planilha4.AE31]+[$Planilha5.AE31]" office:value-type="float" office:value="0.00000240425307640457" calcext:value-type="float">
            <text:p>2,40425307640457E-06</text:p>
          </table:table-cell>
          <table:table-cell table:formula="of:=[$Planilha4.AF31]+[$Planilha5.AF31]" office:value-type="float" office:value="63.2499989466968" calcext:value-type="float">
            <text:p>63,2499989466968</text:p>
          </table:table-cell>
          <table:table-cell table:formula="of:=[$Planilha4.AG31]+[$Planilha5.AG31]" office:value-type="float" office:value="0.00000238421192733096" calcext:value-type="float">
            <text:p>2,38421192733096E-06</text:p>
          </table:table-cell>
          <table:table-cell table:formula="of:=[$Planilha4.AH31]+[$Planilha5.AH31]" office:value-type="float" office:value="0.999997626335977" calcext:value-type="float">
            <text:p>0,999997626335977</text:p>
          </table:table-cell>
          <table:table-cell table:formula="of:=[$Planilha4.AI31]+[$Planilha5.AI31]" office:value-type="float" office:value="0.0000023627620421296" calcext:value-type="float">
            <text:p>2,3627620421296E-06</text:p>
          </table:table-cell>
          <table:table-cell table:formula="of:=[$Planilha4.AJ31]+[$Planilha5.AJ31]" office:value-type="float" office:value="0.999997648495775" calcext:value-type="float">
            <text:p>0,999997648495775</text:p>
          </table:table-cell>
          <table:table-cell table:formula="of:=[$Planilha4.AK31]+[$Planilha5.AK31]" office:value-type="float" office:value="0.00000233988861764178" calcext:value-type="float">
            <text:p>2,33988861764178E-06</text:p>
          </table:table-cell>
        </table:table-row>
        <table:table-row table:style-name="ro1">
          <table:table-cell/>
          <table:table-cell table:formula="of:=[$Planilha4.B32]+[$Planilha5.B32]" office:value-type="float" office:value="0.00000253334656774573" calcext:value-type="float">
            <text:p>2,53334656774573E-06</text:p>
          </table:table-cell>
          <table:table-cell table:formula="of:=[$Planilha4.C32]+[$Planilha5.C32]" office:value-type="float" office:value="0.999997466817107" calcext:value-type="float">
            <text:p>0,999997466817107</text:p>
          </table:table-cell>
          <table:table-cell table:formula="of:=[$Planilha4.D32]+[$Planilha5.D32]" office:value-type="float" office:value="0.0000025326917800772" calcext:value-type="float">
            <text:p>2,5326917800772E-06</text:p>
          </table:table-cell>
          <table:table-cell table:formula="of:=[$Planilha4.E32]+[$Planilha5.E32]" office:value-type="float" office:value="0.999997468126844" calcext:value-type="float">
            <text:p>0,999997468126844</text:p>
          </table:table-cell>
          <table:table-cell table:formula="of:=[$Planilha4.F32]+[$Planilha5.F32]" office:value-type="float" office:value="0.00000253072692002476" calcext:value-type="float">
            <text:p>2,53072692002476E-06</text:p>
          </table:table-cell>
          <table:table-cell table:formula="of:=[$Planilha4.G32]+[$Planilha5.G32]" office:value-type="float" office:value="0.999997470747148" calcext:value-type="float">
            <text:p>0,999997470747148</text:p>
          </table:table-cell>
          <table:table-cell table:formula="of:=[$Planilha4.H32]+[$Planilha5.H32]" office:value-type="float" office:value="0.00000252745074957872" calcext:value-type="float">
            <text:p>2,52745074957872E-06</text:p>
          </table:table-cell>
          <table:table-cell table:formula="of:=[$Planilha4.I32]+[$Planilha5.I32]" office:value-type="float" office:value="0.99999747467966" calcext:value-type="float">
            <text:p>0,99999747467966</text:p>
          </table:table-cell>
          <table:table-cell table:formula="of:=[$Planilha4.J32]+[$Planilha5.J32]" office:value-type="float" office:value="0.00000252286120194789" calcext:value-type="float">
            <text:p>2,52286120194789E-06</text:p>
          </table:table-cell>
          <table:table-cell table:formula="of:=[$Planilha4.K32]+[$Planilha5.K32]" office:value-type="float" office:value="0.999997479927049" calcext:value-type="float">
            <text:p>0,999997479927049</text:p>
          </table:table-cell>
          <table:table-cell table:formula="of:=[$Planilha4.L32]+[$Planilha5.L32]" office:value-type="float" office:value="0.00000251695520270268" calcext:value-type="float">
            <text:p>2,51695520270268E-06</text:p>
          </table:table-cell>
          <table:table-cell table:formula="of:=[$Planilha4.M32]+[$Planilha5.M32]" office:value-type="float" office:value="0.999997486492588" calcext:value-type="float">
            <text:p>0,999997486492588</text:p>
          </table:table-cell>
          <table:table-cell table:formula="of:=[$Planilha4.N32]+[$Planilha5.N32]" office:value-type="float" office:value="0.0000025097290189402" calcext:value-type="float">
            <text:p>2,5097290189402E-06</text:p>
          </table:table-cell>
          <table:table-cell table:formula="of:=[$Planilha4.O32]+[$Planilha5.O32]" office:value-type="float" office:value="0.999997494380581" calcext:value-type="float">
            <text:p>0,999997494380581</text:p>
          </table:table-cell>
          <table:table-cell table:formula="of:=[$Planilha4.P32]+[$Planilha5.P32]" office:value-type="float" office:value="0.00000250117798750171" calcext:value-type="float">
            <text:p>2,50117798750171E-06</text:p>
          </table:table-cell>
          <table:table-cell table:formula="of:=[$Planilha4.Q32]+[$Planilha5.Q32]" office:value-type="float" office:value="0.999997503596095" calcext:value-type="float">
            <text:p>0,999997503596095</text:p>
          </table:table-cell>
          <table:table-cell table:formula="of:=[$Planilha4.R32]+[$Planilha5.R32]" office:value-type="float" office:value="0.00000249129644358526" calcext:value-type="float">
            <text:p>2,49129644358526E-06</text:p>
          </table:table-cell>
          <table:table-cell table:formula="of:=[$Planilha4.S32]+[$Planilha5.S32]" office:value-type="float" office:value="0.999997514145227" calcext:value-type="float">
            <text:p>0,999997514145227</text:p>
          </table:table-cell>
          <table:table-cell table:formula="of:=[$Planilha4.T32]+[$Planilha5.T32]" office:value-type="float" office:value="0.00000248007791148197" calcext:value-type="float">
            <text:p>2,48007791148197E-06</text:p>
          </table:table-cell>
          <table:table-cell table:formula="of:=[$Planilha4.U32]+[$Planilha5.U32]" office:value-type="float" office:value="0.999997526034989" calcext:value-type="float">
            <text:p>0,999997526034989</text:p>
          </table:table-cell>
          <table:table-cell table:formula="of:=[$Planilha4.V32]+[$Planilha5.V32]" office:value-type="float" office:value="0.00000253334656774573" calcext:value-type="float">
            <text:p>2,53334656774573E-06</text:p>
          </table:table-cell>
          <table:table-cell table:formula="of:=[$Planilha4.W32]+[$Planilha5.W32]" office:value-type="float" office:value="0.999997539272989" calcext:value-type="float">
            <text:p>0,999997539272989</text:p>
          </table:table-cell>
          <table:table-cell table:formula="of:=[$Planilha4.X32]+[$Planilha5.X32]" office:value-type="float" office:value="0.0000024535996988595" calcext:value-type="float">
            <text:p>2,4535996988595E-06</text:p>
          </table:table-cell>
          <table:table-cell table:formula="of:=[$Planilha4.Y32]+[$Planilha5.Y32]" office:value-type="float" office:value="0.999997553868085" calcext:value-type="float">
            <text:p>0,999997553868085</text:p>
          </table:table-cell>
          <table:table-cell table:formula="of:=[$Planilha4.Z32]+[$Planilha5.Z32]" office:value-type="float" office:value="0.00000243832238644437" calcext:value-type="float">
            <text:p>2,43832238644437E-06</text:p>
          </table:table-cell>
          <table:table-cell table:formula="of:=[$Planilha4.AA32]+[$Planilha5.AA32]" office:value-type="float" office:value="0.999997569830153" calcext:value-type="float">
            <text:p>0,999997569830153</text:p>
          </table:table-cell>
          <table:table-cell table:formula="of:=[$Planilha4.AB32]+[$Planilha5.AB32]" office:value-type="float" office:value="0.00000242167297737073" calcext:value-type="float">
            <text:p>2,42167297737073E-06</text:p>
          </table:table-cell>
          <table:table-cell table:formula="of:=[$Planilha4.AC32]+[$Planilha5.AC32]" office:value-type="float" office:value="0.99999758716975" calcext:value-type="float">
            <text:p>0,99999758716975</text:p>
          </table:table-cell>
          <table:table-cell table:formula="of:=[$Planilha4.AD32]+[$Planilha5.AD32]" office:value-type="float" office:value="0.00000240364023074147" calcext:value-type="float">
            <text:p>2,40364023074147E-06</text:p>
          </table:table-cell>
          <table:table-cell table:formula="of:=[$Planilha4.AE32]+[$Planilha5.AE32]" office:value-type="float" office:value="0.999997605898687" calcext:value-type="float">
            <text:p>0,999997605898687</text:p>
          </table:table-cell>
          <table:table-cell table:formula="of:=[$Planilha4.AF32]+[$Planilha5.AF32]" office:value-type="float" office:value="0.00000238421192733096" calcext:value-type="float">
            <text:p>2,38421192733096E-06</text:p>
          </table:table-cell>
          <table:table-cell table:formula="of:=[$Planilha4.AG32]+[$Planilha5.AG32]" office:value-type="float" office:value="63.2499989671341" calcext:value-type="float">
            <text:p>63,2499989671341</text:p>
          </table:table-cell>
          <table:table-cell table:formula="of:=[$Planilha4.AH32]+[$Planilha5.AH32]" office:value-type="float" office:value="0.00000236337489256666" calcext:value-type="float">
            <text:p>2,36337489256666E-06</text:p>
          </table:table-cell>
          <table:table-cell table:formula="of:=[$Planilha4.AI32]+[$Planilha5.AI32]" office:value-type="float" office:value="0.999997647576392" calcext:value-type="float">
            <text:p>0,999997647576392</text:p>
          </table:table-cell>
          <table:table-cell table:formula="of:=[$Planilha4.AJ32]+[$Planilha5.AJ32]" office:value-type="float" office:value="0.00000234111456265396" calcext:value-type="float">
            <text:p>2,34111456265396E-06</text:p>
          </table:table-cell>
          <table:table-cell table:formula="of:=[$Planilha4.AK32]+[$Planilha5.AK32]" office:value-type="float" office:value="0.999997670554043" calcext:value-type="float">
            <text:p>0,999997670554043</text:p>
          </table:table-cell>
        </table:table-row>
        <table:table-row table:style-name="ro1">
          <table:table-cell/>
          <table:table-cell table:formula="of:=[$Planilha4.B33]+[$Planilha5.B33]" office:value-type="float" office:value="0.999997476528973" calcext:value-type="float">
            <text:p>0,999997476528973</text:p>
          </table:table-cell>
          <table:table-cell table:formula="of:=[$Planilha4.C33]+[$Planilha5.C33]" office:value-type="float" office:value="0.00000252330658412347" calcext:value-type="float">
            <text:p>2,52330658412347E-06</text:p>
          </table:table-cell>
          <table:table-cell table:formula="of:=[$Planilha4.D33]+[$Planilha5.D33]" office:value-type="float" office:value="0.999997477186712" calcext:value-type="float">
            <text:p>0,999997477186712</text:p>
          </table:table-cell>
          <table:table-cell table:formula="of:=[$Planilha4.E33]+[$Planilha5.E33]" office:value-type="float" office:value="0.0000025219910764207" calcext:value-type="float">
            <text:p>2,5219910764207E-06</text:p>
          </table:table-cell>
          <table:table-cell table:formula="of:=[$Planilha4.F33]+[$Planilha5.F33]" office:value-type="float" office:value="0.999997479160178" calcext:value-type="float">
            <text:p>0,999997479160178</text:p>
          </table:table-cell>
          <table:table-cell table:formula="of:=[$Planilha4.G33]+[$Planilha5.G33]" office:value-type="float" office:value="0.00000251935931128155" calcext:value-type="float">
            <text:p>2,51935931128155E-06</text:p>
          </table:table-cell>
          <table:table-cell table:formula="of:=[$Planilha4.H33]+[$Planilha5.H33]" office:value-type="float" office:value="0.999997482450671" calcext:value-type="float">
            <text:p>0,999997482450671</text:p>
          </table:table-cell>
          <table:table-cell table:formula="of:=[$Planilha4.I33]+[$Planilha5.I33]" office:value-type="float" office:value="0.00000251540952023177" calcext:value-type="float">
            <text:p>2,51540952023177E-06</text:p>
          </table:table-cell>
          <table:table-cell table:formula="of:=[$Planilha4.J33]+[$Planilha5.J33]" office:value-type="float" office:value="0.999997487060472" calcext:value-type="float">
            <text:p>0,999997487060472</text:p>
          </table:table-cell>
          <table:table-cell table:formula="of:=[$Planilha4.K33]+[$Planilha5.K33]" office:value-type="float" office:value="0.00000251013903163066" calcext:value-type="float">
            <text:p>2,51013903163066E-06</text:p>
          </table:table-cell>
          <table:table-cell table:formula="of:=[$Planilha4.L33]+[$Planilha5.L33]" office:value-type="float" office:value="0.999997492992457" calcext:value-type="float">
            <text:p>0,999997492992457</text:p>
          </table:table-cell>
          <table:table-cell table:formula="of:=[$Planilha4.M33]+[$Planilha5.M33]" office:value-type="float" office:value="0.00000250354451736268" calcext:value-type="float">
            <text:p>2,50354451736268E-06</text:p>
          </table:table-cell>
          <table:table-cell table:formula="of:=[$Planilha4.N33]+[$Planilha5.N33]" office:value-type="float" office:value="0.999997500250585" calcext:value-type="float">
            <text:p>0,999997500250585</text:p>
          </table:table-cell>
          <table:table-cell table:formula="of:=[$Planilha4.O33]+[$Planilha5.O33]" office:value-type="float" office:value="0.00000249562163701089" calcext:value-type="float">
            <text:p>2,49562163701089E-06</text:p>
          </table:table-cell>
          <table:table-cell table:formula="of:=[$Planilha4.P33]+[$Planilha5.P33]" office:value-type="float" office:value="0.999997508839514" calcext:value-type="float">
            <text:p>0,999997508839514</text:p>
          </table:table-cell>
          <table:table-cell table:formula="of:=[$Planilha4.Q33]+[$Planilha5.Q33]" office:value-type="float" office:value="0.00000248636524191603" calcext:value-type="float">
            <text:p>2,48636524191603E-06</text:p>
          </table:table-cell>
          <table:table-cell table:formula="of:=[$Planilha4.R33]+[$Planilha5.R33]" office:value-type="float" office:value="0.999997518764935" calcext:value-type="float">
            <text:p>0,999997518764935</text:p>
          </table:table-cell>
          <table:table-cell table:formula="of:=[$Planilha4.S33]+[$Planilha5.S33]" office:value-type="float" office:value="0.00000247576901313273" calcext:value-type="float">
            <text:p>2,47576901313273E-06</text:p>
          </table:table-cell>
          <table:table-cell table:formula="of:=[$Planilha4.T33]+[$Planilha5.T33]" office:value-type="float" office:value="0.999997530033639" calcext:value-type="float">
            <text:p>0,999997530033639</text:p>
          </table:table-cell>
          <table:table-cell table:formula="of:=[$Planilha4.U33]+[$Planilha5.U33]" office:value-type="float" office:value="0.00000246382614965679" calcext:value-type="float">
            <text:p>2,46382614965679E-06</text:p>
          </table:table-cell>
          <table:table-cell table:formula="of:=[$Planilha4.V33]+[$Planilha5.V33]" office:value-type="float" office:value="0.999997476528973" calcext:value-type="float">
            <text:p>0,999997476528973</text:p>
          </table:table-cell>
          <table:table-cell table:formula="of:=[$Planilha4.W33]+[$Planilha5.W33]" office:value-type="float" office:value="0.00000245052869962681" calcext:value-type="float">
            <text:p>2,45052869962681E-06</text:p>
          </table:table-cell>
          <table:table-cell table:formula="of:=[$Planilha4.X33]+[$Planilha5.X33]" office:value-type="float" office:value="0.999997556630779" calcext:value-type="float">
            <text:p>0,999997556630779</text:p>
          </table:table-cell>
          <table:table-cell table:formula="of:=[$Planilha4.Y33]+[$Planilha5.Y33]" office:value-type="float" office:value="0.00000243586762527226" calcext:value-type="float">
            <text:p>2,43586762527226E-06</text:p>
          </table:table-cell>
          <table:table-cell table:formula="of:=[$Planilha4.Z33]+[$Planilha5.Z33]" office:value-type="float" office:value="0.999997571977354" calcext:value-type="float">
            <text:p>0,999997571977354</text:p>
          </table:table-cell>
          <table:table-cell table:formula="of:=[$Planilha4.AA33]+[$Planilha5.AA33]" office:value-type="float" office:value="0.00000241983308224558" calcext:value-type="float">
            <text:p>2,41983308224558E-06</text:p>
          </table:table-cell>
          <table:table-cell table:formula="of:=[$Planilha4.AB33]+[$Planilha5.AB33]" office:value-type="float" office:value="0.999997588702559" calcext:value-type="float">
            <text:p>0,999997588702559</text:p>
          </table:table-cell>
          <table:table-cell table:formula="of:=[$Planilha4.AC33]+[$Planilha5.AC33]" office:value-type="float" office:value="0.00000240241417970299" calcext:value-type="float">
            <text:p>2,40241417970299E-06</text:p>
          </table:table-cell>
          <table:table-cell table:formula="of:=[$Planilha4.AD33]+[$Planilha5.AD33]" office:value-type="float" office:value="0.999997606818034" calcext:value-type="float">
            <text:p>0,999997606818034</text:p>
          </table:table-cell>
          <table:table-cell table:formula="of:=[$Planilha4.AE33]+[$Planilha5.AE33]" office:value-type="float" office:value="0.00000238359911097774" calcext:value-type="float">
            <text:p>2,38359911097774E-06</text:p>
          </table:table-cell>
          <table:table-cell table:formula="of:=[$Planilha4.AF33]+[$Planilha5.AF33]" office:value-type="float" office:value="0.999997626335977" calcext:value-type="float">
            <text:p>0,999997626335977</text:p>
          </table:table-cell>
          <table:table-cell table:formula="of:=[$Planilha4.AG33]+[$Planilha5.AG33]" office:value-type="float" office:value="0.00000236337489256666" calcext:value-type="float">
            <text:p>2,36337489256666E-06</text:p>
          </table:table-cell>
          <table:table-cell table:formula="of:=[$Planilha4.AH33]+[$Planilha5.AH33]" office:value-type="float" office:value="63.2499989883744" calcext:value-type="float">
            <text:p>63,2499989883744</text:p>
          </table:table-cell>
          <table:table-cell table:formula="of:=[$Planilha4.AI33]+[$Planilha5.AI33]" office:value-type="float" office:value="0.00000234172739899119" calcext:value-type="float">
            <text:p>2,34172739899119E-06</text:p>
          </table:table-cell>
          <table:table-cell table:formula="of:=[$Planilha4.AJ33]+[$Planilha5.AJ33]" office:value-type="float" office:value="0.999997669634815" calcext:value-type="float">
            <text:p>0,999997669634815</text:p>
          </table:table-cell>
          <table:table-cell table:formula="of:=[$Planilha4.AK33]+[$Planilha5.AK33]" office:value-type="float" office:value="0.00000231864161126527" calcext:value-type="float">
            <text:p>2,31864161126527E-06</text:p>
          </table:table-cell>
        </table:table-row>
        <table:table-row table:style-name="ro1">
          <table:table-cell/>
          <table:table-cell table:formula="of:=[$Planilha4.B34]+[$Planilha5.B34]" office:value-type="float" office:value="0.00000251326659028717" calcext:value-type="float">
            <text:p>2,51326659028717E-06</text:p>
          </table:table-cell>
          <table:table-cell table:formula="of:=[$Planilha4.C34]+[$Planilha5.C34]" office:value-type="float" office:value="0.999997486898575" calcext:value-type="float">
            <text:p>0,999997486898575</text:p>
          </table:table-cell>
          <table:table-cell table:formula="of:=[$Planilha4.D34]+[$Planilha5.D34]" office:value-type="float" office:value="0.00000251260590244939" calcext:value-type="float">
            <text:p>2,51260590244939E-06</text:p>
          </table:table-cell>
          <table:table-cell table:formula="of:=[$Planilha4.E34]+[$Planilha5.E34]" office:value-type="float" office:value="0.999997488220023" calcext:value-type="float">
            <text:p>0,999997488220023</text:p>
          </table:table-cell>
          <table:table-cell table:formula="of:=[$Planilha4.F34]+[$Planilha5.F34]" office:value-type="float" office:value="0.00000251062349487796" calcext:value-type="float">
            <text:p>2,51062349487796E-06</text:p>
          </table:table-cell>
          <table:table-cell table:formula="of:=[$Planilha4.G34]+[$Planilha5.G34]" office:value-type="float" office:value="0.999997490863721" calcext:value-type="float">
            <text:p>0,999997490863721</text:p>
          </table:table-cell>
          <table:table-cell table:formula="of:=[$Planilha4.H34]+[$Planilha5.H34]" office:value-type="float" office:value="0.00000250731805007121" calcext:value-type="float">
            <text:p>2,50731805007121E-06</text:p>
          </table:table-cell>
          <table:table-cell table:formula="of:=[$Planilha4.I34]+[$Planilha5.I34]" office:value-type="float" office:value="0.999997494831501" calcext:value-type="float">
            <text:p>0,999997494831501</text:p>
          </table:table-cell>
          <table:table-cell table:formula="of:=[$Planilha4.J34]+[$Planilha5.J34]" office:value-type="float" office:value="0.00000250268733470449" calcext:value-type="float">
            <text:p>2,50268733470449E-06</text:p>
          </table:table-cell>
          <table:table-cell table:formula="of:=[$Planilha4.K34]+[$Planilha5.K34]" office:value-type="float" office:value="0.999997500125889" calcext:value-type="float">
            <text:p>0,999997500125889</text:p>
          </table:table-cell>
          <table:table-cell table:formula="of:=[$Planilha4.L34]+[$Planilha5.L34]" office:value-type="float" office:value="0.00000249672834184977" calcext:value-type="float">
            <text:p>2,49672834184977E-06</text:p>
          </table:table-cell>
          <table:table-cell table:formula="of:=[$Planilha4.M34]+[$Planilha5.M34]" office:value-type="float" office:value="0.999997506750468" calcext:value-type="float">
            <text:p>0,999997506750468</text:p>
          </table:table-cell>
          <table:table-cell table:formula="of:=[$Planilha4.N34]+[$Planilha5.N34]" office:value-type="float" office:value="0.00000248943711389504" calcext:value-type="float">
            <text:p>2,48943711389504E-06</text:p>
          </table:table-cell>
          <table:table-cell table:formula="of:=[$Planilha4.O34]+[$Planilha5.O34]" office:value-type="float" office:value="0.999997514709519" calcext:value-type="float">
            <text:p>0,999997514709519</text:p>
          </table:table-cell>
          <table:table-cell table:formula="of:=[$Planilha4.P34]+[$Planilha5.P34]" office:value-type="float" office:value="0.00000248080891684932" calcext:value-type="float">
            <text:p>2,48080891684932E-06</text:p>
          </table:table-cell>
          <table:table-cell table:formula="of:=[$Planilha4.Q34]+[$Planilha5.Q34]" office:value-type="float" office:value="0.999997524008361" calcext:value-type="float">
            <text:p>0,999997524008361</text:p>
          </table:table-cell>
          <table:table-cell table:formula="of:=[$Planilha4.R34]+[$Planilha5.R34]" office:value-type="float" office:value="0.00000247083782722868" calcext:value-type="float">
            <text:p>2,47083782722868E-06</text:p>
          </table:table-cell>
          <table:table-cell table:formula="of:=[$Planilha4.S34]+[$Planilha5.S34]" office:value-type="float" office:value="0.99999753465333" calcext:value-type="float">
            <text:p>0,99999753465333</text:p>
          </table:table-cell>
          <table:table-cell table:formula="of:=[$Planilha4.T34]+[$Planilha5.T34]" office:value-type="float" office:value="0.00000245951727384508" calcext:value-type="float">
            <text:p>2,45951727384508E-06</text:p>
          </table:table-cell>
          <table:table-cell table:formula="of:=[$Planilha4.U34]+[$Planilha5.U34]" office:value-type="float" office:value="0.999997546651369" calcext:value-type="float">
            <text:p>0,999997546651369</text:p>
          </table:table-cell>
          <table:table-cell table:formula="of:=[$Planilha4.V34]+[$Planilha5.V34]" office:value-type="float" office:value="0.00000251326659028717" calcext:value-type="float">
            <text:p>2,51326659028717E-06</text:p>
          </table:table-cell>
          <table:table-cell table:formula="of:=[$Planilha4.W34]+[$Planilha5.W34]" office:value-type="float" office:value="0.999997560010542" calcext:value-type="float">
            <text:p>0,999997560010542</text:p>
          </table:table-cell>
          <table:table-cell table:formula="of:=[$Planilha4.X34]+[$Planilha5.X34]" office:value-type="float" office:value="0.00000243279658274087" calcext:value-type="float">
            <text:p>2,43279658274087E-06</text:p>
          </table:table-cell>
          <table:table-cell table:formula="of:=[$Planilha4.Y34]+[$Planilha5.Y34]" office:value-type="float" office:value="0.999997574740046" calcext:value-type="float">
            <text:p>0,999997574740046</text:p>
          </table:table-cell>
          <table:table-cell table:formula="of:=[$Planilha4.Z34]+[$Planilha5.Z34]" office:value-type="float" office:value="0.00000241737827066935" calcext:value-type="float">
            <text:p>2,41737827066935E-06</text:p>
          </table:table-cell>
          <table:table-cell table:formula="of:=[$Planilha4.AA34]+[$Planilha5.AA34]" office:value-type="float" office:value="0.999997590849755" calcext:value-type="float">
            <text:p>0,999997590849755</text:p>
          </table:table-cell>
          <table:table-cell table:formula="of:=[$Planilha4.AB34]+[$Planilha5.AB34]" office:value-type="float" office:value="0.00000240057432410179" calcext:value-type="float">
            <text:p>2,40057432410179E-06</text:p>
          </table:table-cell>
          <table:table-cell table:formula="of:=[$Planilha4.AC34]+[$Planilha5.AC34]" office:value-type="float" office:value="0.999997608350954" calcext:value-type="float">
            <text:p>0,999997608350954</text:p>
          </table:table-cell>
          <table:table-cell table:formula="of:=[$Planilha4.AD34]+[$Planilha5.AD34]" office:value-type="float" office:value="0.00000238237299943211" calcext:value-type="float">
            <text:p>2,38237299943211E-06</text:p>
          </table:table-cell>
          <table:table-cell table:formula="of:=[$Planilha4.AE34]+[$Planilha5.AE34]" office:value-type="float" office:value="0.999997627255419" calcext:value-type="float">
            <text:p>0,999997627255419</text:p>
          </table:table-cell>
          <table:table-cell table:formula="of:=[$Planilha4.AF34]+[$Planilha5.AF34]" office:value-type="float" office:value="0.0000023627620421296" calcext:value-type="float">
            <text:p>2,3627620421296E-06</text:p>
          </table:table-cell>
          <table:table-cell table:formula="of:=[$Planilha4.AG34]+[$Planilha5.AG34]" office:value-type="float" office:value="0.999997647576392" calcext:value-type="float">
            <text:p>0,999997647576392</text:p>
          </table:table-cell>
          <table:table-cell table:formula="of:=[$Planilha4.AH34]+[$Planilha5.AH34]" office:value-type="float" office:value="0.00000234172739899119" calcext:value-type="float">
            <text:p>2,34172739899119E-06</text:p>
          </table:table-cell>
          <table:table-cell table:formula="of:=[$Planilha4.AI34]+[$Planilha5.AI34]" office:value-type="float" office:value="63.2499990104328" calcext:value-type="float">
            <text:p>63,2499990104328</text:p>
          </table:table-cell>
          <table:table-cell table:formula="of:=[$Planilha4.AJ34]+[$Planilha5.AJ34]" office:value-type="float" office:value="0.00000231925435278946" calcext:value-type="float">
            <text:p>2,31925435278946E-06</text:p>
          </table:table-cell>
          <table:table-cell table:formula="of:=[$Planilha4.AK34]+[$Planilha5.AK34]" office:value-type="float" office:value="0.999997692526301" calcext:value-type="float">
            <text:p>0,999997692526301</text:p>
          </table:table-cell>
        </table:table-row>
        <table:table-row table:style-name="ro1">
          <table:table-cell/>
          <table:table-cell table:formula="of:=[$Planilha4.B35]+[$Planilha5.B35]" office:value-type="float" office:value="0.99999749726816" calcext:value-type="float">
            <text:p>0,99999749726816</text:p>
          </table:table-cell>
          <table:table-cell table:formula="of:=[$Planilha4.C35]+[$Planilha5.C35]" office:value-type="float" office:value="0.0000025025659265987" calcext:value-type="float">
            <text:p>2,5025659265987E-06</text:p>
          </table:table-cell>
          <table:table-cell table:formula="of:=[$Planilha4.D35]+[$Planilha5.D35]" office:value-type="float" office:value="0.999997497931901" calcext:value-type="float">
            <text:p>0,999997497931901</text:p>
          </table:table-cell>
          <table:table-cell table:formula="of:=[$Planilha4.E35]+[$Planilha5.E35]" office:value-type="float" office:value="0.0000025012382868228" calcext:value-type="float">
            <text:p>2,5012382868228E-06</text:p>
          </table:table-cell>
          <table:table-cell table:formula="of:=[$Planilha4.F35]+[$Planilha5.F35]" office:value-type="float" office:value="0.999997499923569" calcext:value-type="float">
            <text:p>0,999997499923569</text:p>
          </table:table-cell>
          <table:table-cell table:formula="of:=[$Planilha4.G35]+[$Planilha5.G35]" office:value-type="float" office:value="0.0000024985822291157" calcext:value-type="float">
            <text:p>2,4985822291157E-06</text:p>
          </table:table-cell>
          <table:table-cell table:formula="of:=[$Planilha4.H35]+[$Planilha5.H35]" office:value-type="float" office:value="0.999997503244537" calcext:value-type="float">
            <text:p>0,999997503244537</text:p>
          </table:table-cell>
          <table:table-cell table:formula="of:=[$Planilha4.I35]+[$Planilha5.I35]" office:value-type="float" office:value="0.00000249459588819168" calcext:value-type="float">
            <text:p>2,49459588819168E-06</text:p>
          </table:table-cell>
          <table:table-cell table:formula="of:=[$Planilha4.J35]+[$Planilha5.J35]" office:value-type="float" office:value="0.999997507896896" calcext:value-type="float">
            <text:p>0,999997507896896</text:p>
          </table:table-cell>
          <table:table-cell table:formula="of:=[$Planilha4.K35]+[$Planilha5.K35]" office:value-type="float" office:value="0.00000248927665924548" calcext:value-type="float">
            <text:p>2,48927665924548E-06</text:p>
          </table:table-cell>
          <table:table-cell table:formula="of:=[$Planilha4.L35]+[$Planilha5.L35]" office:value-type="float" office:value="0.999997513883919" calcext:value-type="float">
            <text:p>0,999997513883919</text:p>
          </table:table-cell>
          <table:table-cell table:formula="of:=[$Planilha4.M35]+[$Planilha5.M35]" office:value-type="float" office:value="0.00000248262092839013" calcext:value-type="float">
            <text:p>2,48262092839013E-06</text:p>
          </table:table-cell>
          <table:table-cell table:formula="of:=[$Planilha4.N35]+[$Planilha5.N35]" office:value-type="float" office:value="0.999997521209419" calcext:value-type="float">
            <text:p>0,999997521209419</text:p>
          </table:table-cell>
          <table:table-cell table:formula="of:=[$Planilha4.O35]+[$Planilha5.O35]" office:value-type="float" office:value="0.00000247462441871349" calcext:value-type="float">
            <text:p>2,47462441871349E-06</text:p>
          </table:table-cell>
          <table:table-cell table:formula="of:=[$Planilha4.P35]+[$Planilha5.P35]" office:value-type="float" office:value="0.999997529878347" calcext:value-type="float">
            <text:p>0,999997529878347</text:p>
          </table:table-cell>
          <table:table-cell table:formula="of:=[$Planilha4.Q35]+[$Planilha5.Q35]" office:value-type="float" office:value="0.00000246528150371628" calcext:value-type="float">
            <text:p>2,46528150371628E-06</text:p>
          </table:table-cell>
          <table:table-cell table:formula="of:=[$Planilha4.R35]+[$Planilha5.R35]" office:value-type="float" office:value="0.999997539896743" calcext:value-type="float">
            <text:p>0,999997539896743</text:p>
          </table:table-cell>
          <table:table-cell table:formula="of:=[$Planilha4.S35]+[$Planilha5.S35]" office:value-type="float" office:value="0.00000245458606606963" calcext:value-type="float">
            <text:p>2,45458606606963E-06</text:p>
          </table:table-cell>
          <table:table-cell table:formula="of:=[$Planilha4.T35]+[$Planilha5.T35]" office:value-type="float" office:value="0.999997551271077" calcext:value-type="float">
            <text:p>0,999997551271077</text:p>
          </table:table-cell>
          <table:table-cell table:formula="of:=[$Planilha4.U35]+[$Planilha5.U35]" office:value-type="float" office:value="0.00000244253087822166" calcext:value-type="float">
            <text:p>2,44253087822166E-06</text:p>
          </table:table-cell>
          <table:table-cell table:formula="of:=[$Planilha4.V35]+[$Planilha5.V35]" office:value-type="float" office:value="0.99999749726816" calcext:value-type="float">
            <text:p>0,99999749726816</text:p>
          </table:table-cell>
          <table:table-cell table:formula="of:=[$Planilha4.W35]+[$Planilha5.W35]" office:value-type="float" office:value="0.00000242910769343574" calcext:value-type="float">
            <text:p>2,42910769343574E-06</text:p>
          </table:table-cell>
          <table:table-cell table:formula="of:=[$Planilha4.X35]+[$Planilha5.X35]" office:value-type="float" office:value="0.999997578119748" calcext:value-type="float">
            <text:p>0,999997578119748</text:p>
          </table:table-cell>
          <table:table-cell table:formula="of:=[$Planilha4.Y35]+[$Planilha5.Y35]" office:value-type="float" office:value="0.00000241430731606762" calcext:value-type="float">
            <text:p>2,41430731606762E-06</text:p>
          </table:table-cell>
          <table:table-cell table:formula="of:=[$Planilha4.Z35]+[$Planilha5.Z35]" office:value-type="float" office:value="0.999997593612451" calcext:value-type="float">
            <text:p>0,999997593612451</text:p>
          </table:table-cell>
          <table:table-cell table:formula="of:=[$Planilha4.AA35]+[$Planilha5.AA35]" office:value-type="float" office:value="0.00000239811960667247" calcext:value-type="float">
            <text:p>2,39811960667247E-06</text:p>
          </table:table-cell>
          <table:table-cell table:formula="of:=[$Planilha4.AB35]+[$Planilha5.AB35]" office:value-type="float" office:value="0.999997610498042" calcext:value-type="float">
            <text:p>0,999997610498042</text:p>
          </table:table-cell>
          <table:table-cell table:formula="of:=[$Planilha4.AC35]+[$Planilha5.AC35]" office:value-type="float" office:value="0.00000238053316925502" calcext:value-type="float">
            <text:p>2,38053316925502E-06</text:p>
          </table:table-cell>
          <table:table-cell table:formula="of:=[$Planilha4.AD35]+[$Planilha5.AD35]" office:value-type="float" office:value="0.999997628788254" calcext:value-type="float">
            <text:p>0,999997628788254</text:p>
          </table:table-cell>
          <table:table-cell table:formula="of:=[$Planilha4.AE35]+[$Planilha5.AE35]" office:value-type="float" office:value="0.00000236153598021094" calcext:value-type="float">
            <text:p>2,36153598021094E-06</text:p>
          </table:table-cell>
          <table:table-cell table:formula="of:=[$Planilha4.AF35]+[$Planilha5.AF35]" office:value-type="float" office:value="0.999997648495775" calcext:value-type="float">
            <text:p>0,999997648495775</text:p>
          </table:table-cell>
          <table:table-cell table:formula="of:=[$Planilha4.AG35]+[$Planilha5.AG35]" office:value-type="float" office:value="0.00000234111456265396" calcext:value-type="float">
            <text:p>2,34111456265396E-06</text:p>
          </table:table-cell>
          <table:table-cell table:formula="of:=[$Planilha4.AH35]+[$Planilha5.AH35]" office:value-type="float" office:value="0.999997669634815" calcext:value-type="float">
            <text:p>0,999997669634815</text:p>
          </table:table-cell>
          <table:table-cell table:formula="of:=[$Planilha4.AI35]+[$Planilha5.AI35]" office:value-type="float" office:value="0.00000231925435278946" calcext:value-type="float">
            <text:p>2,31925435278946E-06</text:p>
          </table:table-cell>
          <table:table-cell table:formula="of:=[$Planilha4.AJ35]+[$Planilha5.AJ35]" office:value-type="float" office:value="63.2499990333246" calcext:value-type="float">
            <text:p>63,2499990333246</text:p>
          </table:table-cell>
          <table:table-cell table:formula="of:=[$Planilha4.AK35]+[$Planilha5.AK35]" office:value-type="float" office:value="0.00000229594015577206" calcext:value-type="float">
            <text:p>2,29594015577206E-06</text:p>
          </table:table-cell>
        </table:table-row>
        <table:table-row table:style-name="ro1">
          <table:table-cell/>
          <table:table-cell table:formula="of:=[$Planilha4.B36]+[$Planilha5.B36]" office:value-type="float" office:value="0.00000249186529244216" calcext:value-type="float">
            <text:p>2,49186529244216E-06</text:p>
          </table:table-cell>
          <table:table-cell table:formula="of:=[$Planilha4.C36]+[$Planilha5.C36]" office:value-type="float" office:value="0.999997508301447" calcext:value-type="float">
            <text:p>0,999997508301447</text:p>
          </table:table-cell>
          <table:table-cell table:formula="of:=[$Planilha4.D36]+[$Planilha5.D36]" office:value-type="float" office:value="0.00000249119833961586" calcext:value-type="float">
            <text:p>2,49119833961586E-06</text:p>
          </table:table-cell>
          <table:table-cell table:formula="of:=[$Planilha4.E36]+[$Planilha5.E36]" office:value-type="float" office:value="0.999997509635409" calcext:value-type="float">
            <text:p>0,999997509635409</text:p>
          </table:table-cell>
          <table:table-cell table:formula="of:=[$Planilha4.F36]+[$Planilha5.F36]" office:value-type="float" office:value="0.00000248919709577855" calcext:value-type="float">
            <text:p>2,48919709577855E-06</text:p>
          </table:table-cell>
          <table:table-cell table:formula="of:=[$Planilha4.G36]+[$Planilha5.G36]" office:value-type="float" office:value="0.999997512304337" calcext:value-type="float">
            <text:p>0,999997512304337</text:p>
          </table:table-cell>
          <table:table-cell table:formula="of:=[$Planilha4.H36]+[$Planilha5.H36]" office:value-type="float" office:value="0.00000248586006645901" calcext:value-type="float">
            <text:p>2,48586006645901E-06</text:p>
          </table:table-cell>
          <table:table-cell table:formula="of:=[$Planilha4.I36]+[$Planilha5.I36]" office:value-type="float" office:value="0.999997516309938" calcext:value-type="float">
            <text:p>0,999997516309938</text:p>
          </table:table-cell>
          <table:table-cell table:formula="of:=[$Planilha4.J36]+[$Planilha5.J36]" office:value-type="float" office:value="0.00000248118522749863" calcext:value-type="float">
            <text:p>2,48118522749863E-06</text:p>
          </table:table-cell>
          <table:table-cell table:formula="of:=[$Planilha4.K36]+[$Planilha5.K36]" office:value-type="float" office:value="0.999997521654904" calcext:value-type="float">
            <text:p>0,999997521654904</text:p>
          </table:table-cell>
          <table:table-cell table:formula="of:=[$Planilha4.L36]+[$Planilha5.L36]" office:value-type="float" office:value="0.00000247516928730818" calcext:value-type="float">
            <text:p>2,47516928730818E-06</text:p>
          </table:table-cell>
          <table:table-cell table:formula="of:=[$Planilha4.M36]+[$Planilha5.M36]" office:value-type="float" office:value="0.999997528342806" calcext:value-type="float">
            <text:p>0,999997528342806</text:p>
          </table:table-cell>
          <table:table-cell table:formula="of:=[$Planilha4.N36]+[$Planilha5.N36]" office:value-type="float" office:value="0.00000246780822144022" calcext:value-type="float">
            <text:p>2,46780822144022E-06</text:p>
          </table:table-cell>
          <table:table-cell table:formula="of:=[$Planilha4.O36]+[$Planilha5.O36]" office:value-type="float" office:value="0.999997536378233" calcext:value-type="float">
            <text:p>0,999997536378233</text:p>
          </table:table-cell>
          <table:table-cell table:formula="of:=[$Planilha4.P36]+[$Planilha5.P36]" office:value-type="float" office:value="0.00000245909701435121" calcext:value-type="float">
            <text:p>2,45909701435121E-06</text:p>
          </table:table-cell>
          <table:table-cell table:formula="of:=[$Planilha4.Q36]+[$Planilha5.Q36]" office:value-type="float" office:value="0.999997545766695" calcext:value-type="float">
            <text:p>0,999997545766695</text:p>
          </table:table-cell>
          <table:table-cell table:formula="of:=[$Planilha4.R36]+[$Planilha5.R36]" office:value-type="float" office:value="0.00000244902978430161" calcext:value-type="float">
            <text:p>2,44902978430161E-06</text:p>
          </table:table-cell>
          <table:table-cell table:formula="of:=[$Planilha4.S36]+[$Planilha5.S36]" office:value-type="float" office:value="0.999997556514417" calcext:value-type="float">
            <text:p>0,999997556514417</text:p>
          </table:table-cell>
          <table:table-cell table:formula="of:=[$Planilha4.T36]+[$Planilha5.T36]" office:value-type="float" office:value="0.00000243759973783675" calcext:value-type="float">
            <text:p>2,43759973783675E-06</text:p>
          </table:table-cell>
          <table:table-cell table:formula="of:=[$Planilha4.U36]+[$Planilha5.U36]" office:value-type="float" office:value="0.999997568628837" calcext:value-type="float">
            <text:p>0,999997568628837</text:p>
          </table:table-cell>
          <table:table-cell table:formula="of:=[$Planilha4.V36]+[$Planilha5.V36]" office:value-type="float" office:value="0.00000249186529244216" calcext:value-type="float">
            <text:p>2,49186529244216E-06</text:p>
          </table:table-cell>
          <table:table-cell table:formula="of:=[$Planilha4.W36]+[$Planilha5.W36]" office:value-type="float" office:value="0.999997582118341" calcext:value-type="float">
            <text:p>0,999997582118341</text:p>
          </table:table-cell>
          <table:table-cell table:formula="of:=[$Planilha4.X36]+[$Planilha5.X36]" office:value-type="float" office:value="0.00000241061844030721" calcext:value-type="float">
            <text:p>2,41061844030721E-06</text:p>
          </table:table-cell>
          <table:table-cell table:formula="of:=[$Planilha4.Y36]+[$Planilha5.Y36]" office:value-type="float" office:value="0.999997596992139" calcext:value-type="float">
            <text:p>0,999997596992139</text:p>
          </table:table-cell>
          <table:table-cell table:formula="of:=[$Planilha4.Z36]+[$Planilha5.Z36]" office:value-type="float" office:value="0.00000239504859189665" calcext:value-type="float">
            <text:p>2,39504859189665E-06</text:p>
          </table:table-cell>
          <table:table-cell table:formula="of:=[$Planilha4.AA36]+[$Planilha5.AA36]" office:value-type="float" office:value="0.999997613260708" calcext:value-type="float">
            <text:p>0,999997613260708</text:p>
          </table:table-cell>
          <table:table-cell table:formula="of:=[$Planilha4.AB36]+[$Planilha5.AB36]" office:value-type="float" office:value="0.00000237807848912919" calcext:value-type="float">
            <text:p>2,37807848912919E-06</text:p>
          </table:table-cell>
          <table:table-cell table:formula="of:=[$Planilha4.AC36]+[$Planilha5.AC36]" office:value-type="float" office:value="0.999997630935368" calcext:value-type="float">
            <text:p>0,999997630935368</text:p>
          </table:table-cell>
          <table:table-cell table:formula="of:=[$Planilha4.AD36]+[$Planilha5.AD36]" office:value-type="float" office:value="0.00000235969613948672" calcext:value-type="float">
            <text:p>2,35969613948672E-06</text:p>
          </table:table-cell>
          <table:table-cell table:formula="of:=[$Planilha4.AE36]+[$Planilha5.AE36]" office:value-type="float" office:value="0.999997650028591" calcext:value-type="float">
            <text:p>0,999997650028591</text:p>
          </table:table-cell>
          <table:table-cell table:formula="of:=[$Planilha4.AF36]+[$Planilha5.AF36]" office:value-type="float" office:value="0.00000233988861764178" calcext:value-type="float">
            <text:p>2,33988861764178E-06</text:p>
          </table:table-cell>
          <table:table-cell table:formula="of:=[$Planilha4.AG36]+[$Planilha5.AG36]" office:value-type="float" office:value="0.999997670554043" calcext:value-type="float">
            <text:p>0,999997670554043</text:p>
          </table:table-cell>
          <table:table-cell table:formula="of:=[$Planilha4.AH36]+[$Planilha5.AH36]" office:value-type="float" office:value="0.00000231864161126527" calcext:value-type="float">
            <text:p>2,31864161126527E-06</text:p>
          </table:table-cell>
          <table:table-cell table:formula="of:=[$Planilha4.AI36]+[$Planilha5.AI36]" office:value-type="float" office:value="0.999997692526301" calcext:value-type="float">
            <text:p>0,999997692526301</text:p>
          </table:table-cell>
          <table:table-cell table:formula="of:=[$Planilha4.AJ36]+[$Planilha5.AJ36]" office:value-type="float" office:value="0.00000229594015577206" calcext:value-type="float">
            <text:p>2,29594015577206E-06</text:p>
          </table:table-cell>
          <table:table-cell table:formula="of:=[$Planilha4.AK36]+[$Planilha5.AK36]" office:value-type="float" office:value="63.2499990570663" calcext:value-type="float">
            <text:p>63,2499990570663</text:p>
          </table:table-cell>
        </table:table-row>
      </table:table>
      <table:table table:name="Planilha7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t Y=</text:p>
          </table:table-cell>
          <table:table-cell table:number-matrix-columns-spanned="1" table:number-matrix-rows-spanned="36" table:formula="of:=MMULT(TRANSPOSE([$Planilha3.B1:$Planilha3.AK121]);[$Planilha1.B2:$Planilha1.B122])" office:value-type="float" office:value="4351.95334759313" calcext:value-type="float">
            <text:p>4351,95334759313</text:p>
          </table:table-cell>
        </table:table-row>
        <table:table-row table:style-name="ro1">
          <table:table-cell/>
          <table:table-cell office:value-type="float" office:value="-242.59852018918" calcext:value-type="float">
            <text:p>-242,59852018918</text:p>
          </table:table-cell>
        </table:table-row>
        <table:table-row table:style-name="ro1">
          <table:table-cell/>
          <table:table-cell office:value-type="float" office:value="79.9936946270671" calcext:value-type="float">
            <text:p>79,9936946270671</text:p>
          </table:table-cell>
        </table:table-row>
        <table:table-row table:style-name="ro1">
          <table:table-cell/>
          <table:table-cell office:value-type="float" office:value="-3.9769109550347" calcext:value-type="float">
            <text:p>-3,9769109550347</text:p>
          </table:table-cell>
        </table:table-row>
        <table:table-row table:style-name="ro1">
          <table:table-cell/>
          <table:table-cell office:value-type="float" office:value="36.6823347525105" calcext:value-type="float">
            <text:p>36,6823347525105</text:p>
          </table:table-cell>
        </table:table-row>
        <table:table-row table:style-name="ro1">
          <table:table-cell/>
          <table:table-cell office:value-type="float" office:value="-3.97691569977453" calcext:value-type="float">
            <text:p>-3,97691569977453</text:p>
          </table:table-cell>
        </table:table-row>
        <table:table-row table:style-name="ro1">
          <table:table-cell/>
          <table:table-cell office:value-type="float" office:value="36.6823366950105" calcext:value-type="float">
            <text:p>36,6823366950105</text:p>
          </table:table-cell>
        </table:table-row>
        <table:table-row table:style-name="ro1">
          <table:table-cell/>
          <table:table-cell office:value-type="float" office:value="-3.97691678987001" calcext:value-type="float">
            <text:p>-3,97691678987001</text:p>
          </table:table-cell>
        </table:table-row>
        <table:table-row table:style-name="ro1">
          <table:table-cell/>
          <table:table-cell office:value-type="float" office:value="36.6823374272706" calcext:value-type="float">
            <text:p>36,6823374272706</text:p>
          </table:table-cell>
        </table:table-row>
        <table:table-row table:style-name="ro1">
          <table:table-cell/>
          <table:table-cell office:value-type="float" office:value="-3.9769173496223" calcext:value-type="float">
            <text:p>-3,9769173496223</text:p>
          </table:table-cell>
        </table:table-row>
        <table:table-row table:style-name="ro1">
          <table:table-cell/>
          <table:table-cell office:value-type="float" office:value="36.6823378988219" calcext:value-type="float">
            <text:p>36,6823378988219</text:p>
          </table:table-cell>
        </table:table-row>
        <table:table-row table:style-name="ro1">
          <table:table-cell/>
          <table:table-cell office:value-type="float" office:value="-3.97691777633042" calcext:value-type="float">
            <text:p>-3,97691777633042</text:p>
          </table:table-cell>
        </table:table-row>
        <table:table-row table:style-name="ro1">
          <table:table-cell/>
          <table:table-cell office:value-type="float" office:value="36.6823383050064" calcext:value-type="float">
            <text:p>36,6823383050064</text:p>
          </table:table-cell>
        </table:table-row>
        <table:table-row table:style-name="ro1">
          <table:table-cell/>
          <table:table-cell office:value-type="float" office:value="-3.97691817655723" calcext:value-type="float">
            <text:p>-3,97691817655723</text:p>
          </table:table-cell>
        </table:table-row>
        <table:table-row table:style-name="ro1">
          <table:table-cell/>
          <table:table-cell office:value-type="float" office:value="36.6823387084617" calcext:value-type="float">
            <text:p>36,6823387084617</text:p>
          </table:table-cell>
        </table:table-row>
        <table:table-row table:style-name="ro1">
          <table:table-cell/>
          <table:table-cell office:value-type="float" office:value="-3.97691858928793" calcext:value-type="float">
            <text:p>-3,97691858928793</text:p>
          </table:table-cell>
        </table:table-row>
        <table:table-row table:style-name="ro1">
          <table:table-cell/>
          <table:table-cell office:value-type="float" office:value="36.6823391345887" calcext:value-type="float">
            <text:p>36,6823391345887</text:p>
          </table:table-cell>
        </table:table-row>
        <table:table-row table:style-name="ro1">
          <table:table-cell/>
          <table:table-cell office:value-type="float" office:value="-3.9769190317107" calcext:value-type="float">
            <text:p>-3,9769190317107</text:p>
          </table:table-cell>
        </table:table-row>
        <table:table-row table:style-name="ro1">
          <table:table-cell/>
          <table:table-cell office:value-type="float" office:value="36.6823395954076" calcext:value-type="float">
            <text:p>36,6823395954076</text:p>
          </table:table-cell>
        </table:table-row>
        <table:table-row table:style-name="ro1">
          <table:table-cell/>
          <table:table-cell office:value-type="float" office:value="-3.97691951247817" calcext:value-type="float">
            <text:p>-3,97691951247817</text:p>
          </table:table-cell>
        </table:table-row>
        <table:table-row table:style-name="ro1">
          <table:table-cell/>
          <table:table-cell office:value-type="float" office:value="4351.95334759313" calcext:value-type="float">
            <text:p>4351,95334759313</text:p>
          </table:table-cell>
        </table:table-row>
        <table:table-row table:style-name="ro1">
          <table:table-cell/>
          <table:table-cell office:value-type="float" office:value="-3.97692003640731" calcext:value-type="float">
            <text:p>-3,97692003640731</text:p>
          </table:table-cell>
        </table:table-row>
        <table:table-row table:style-name="ro1">
          <table:table-cell/>
          <table:table-cell office:value-type="float" office:value="36.6823406439845" calcext:value-type="float">
            <text:p>36,6823406439845</text:p>
          </table:table-cell>
        </table:table-row>
        <table:table-row table:style-name="ro1">
          <table:table-cell/>
          <table:table-cell office:value-type="float" office:value="-3.97692060642929" calcext:value-type="float">
            <text:p>-3,97692060642929</text:p>
          </table:table-cell>
        </table:table-row>
        <table:table-row table:style-name="ro1">
          <table:table-cell/>
          <table:table-cell office:value-type="float" office:value="36.6823412378248" calcext:value-type="float">
            <text:p>36,6823412378248</text:p>
          </table:table-cell>
        </table:table-row>
        <table:table-row table:style-name="ro1">
          <table:table-cell/>
          <table:table-cell office:value-type="float" office:value="-3.97692122448802" calcext:value-type="float">
            <text:p>-3,97692122448802</text:p>
          </table:table-cell>
        </table:table-row>
        <table:table-row table:style-name="ro1">
          <table:table-cell/>
          <table:table-cell office:value-type="float" office:value="36.6823418804499" calcext:value-type="float">
            <text:p>36,6823418804499</text:p>
          </table:table-cell>
        </table:table-row>
        <table:table-row table:style-name="ro1">
          <table:table-cell/>
          <table:table-cell office:value-type="float" office:value="-3.97692189197374" calcext:value-type="float">
            <text:p>-3,97692189197374</text:p>
          </table:table-cell>
        </table:table-row>
        <table:table-row table:style-name="ro1">
          <table:table-cell/>
          <table:table-cell office:value-type="float" office:value="36.6823425730606" calcext:value-type="float">
            <text:p>36,6823425730606</text:p>
          </table:table-cell>
        </table:table-row>
        <table:table-row table:style-name="ro1">
          <table:table-cell/>
          <table:table-cell office:value-type="float" office:value="-3.97692260995606" calcext:value-type="float">
            <text:p>-3,97692260995606</text:p>
          </table:table-cell>
        </table:table-row>
        <table:table-row table:style-name="ro1">
          <table:table-cell/>
          <table:table-cell office:value-type="float" office:value="36.682343316632" calcext:value-type="float">
            <text:p>36,682343316632</text:p>
          </table:table-cell>
        </table:table-row>
        <table:table-row table:style-name="ro1">
          <table:table-cell/>
          <table:table-cell office:value-type="float" office:value="-3.97692337931744" calcext:value-type="float">
            <text:p>-3,97692337931744</text:p>
          </table:table-cell>
        </table:table-row>
        <table:table-row table:style-name="ro1">
          <table:table-cell/>
          <table:table-cell office:value-type="float" office:value="36.6823441119765" calcext:value-type="float">
            <text:p>36,6823441119765</text:p>
          </table:table-cell>
        </table:table-row>
        <table:table-row table:style-name="ro1">
          <table:table-cell/>
          <table:table-cell office:value-type="float" office:value="-3.97692420083614" calcext:value-type="float">
            <text:p>-3,97692420083614</text:p>
          </table:table-cell>
        </table:table-row>
        <table:table-row table:style-name="ro1">
          <table:table-cell/>
          <table:table-cell office:value-type="float" office:value="36.6823449598483" calcext:value-type="float">
            <text:p>36,6823449598483</text:p>
          </table:table-cell>
        </table:table-row>
        <table:table-row table:style-name="ro1">
          <table:table-cell/>
          <table:table-cell office:value-type="float" office:value="-3.97692507523116" calcext:value-type="float">
            <text:p>-3,97692507523116</text:p>
          </table:table-cell>
        </table:table-row>
      </table:table>
      <table:table table:name="Planilha8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y=</text:p>
          </table:table-cell>
          <table:table-cell table:number-matrix-columns-spanned="1" table:number-matrix-rows-spanned="36" table:formula="of:=MMULT(MINVERSE([$Planilha6.B1:$Planilha6.AK36]); [$Planilha7.B1:$Planilha7.B36])" office:value-type="float" office:value="17.8144706132506" calcext:value-type="float">
            <text:p>17,8144706132506</text:p>
          </table:table-cell>
          <table:table-cell table:number-columns-repeated="3"/>
          <table:table-cell table:formula="of:=[.B1]^2" office:value-type="float" office:value="317.355363230369" calcext:value-type="float">
            <text:p>317,355363230369</text:p>
          </table:table-cell>
        </table:table-row>
        <table:table-row table:style-name="ro1">
          <table:table-cell/>
          <table:table-cell office:value-type="float" office:value="-3.8350699154653" calcext:value-type="float">
            <text:p>-3,8350699154653</text:p>
          </table:table-cell>
          <table:table-cell table:number-columns-repeated="3"/>
          <table:table-cell table:formula="of:=[.B2]^2" office:value-type="float" office:value="14.707761256507" calcext:value-type="float">
            <text:p>14,707761256507</text:p>
          </table:table-cell>
        </table:table-row>
        <table:table-row table:style-name="ro1">
          <table:table-cell/>
          <table:table-cell office:value-type="float" office:value="0.700336509145351" calcext:value-type="float">
            <text:p>0,700336509145351</text:p>
          </table:table-cell>
          <table:table-cell table:number-columns-repeated="3"/>
          <table:table-cell table:formula="of:=[.B3]^2" office:value-type="float" office:value="0.490471226041896" calcext:value-type="float">
            <text:p>0,490471226041896</text:p>
          </table:table-cell>
        </table:table-row>
        <table:table-row table:style-name="ro1">
          <table:table-cell/>
          <table:table-cell office:value-type="float" office:value="-0.00179113405691672" calcext:value-type="float">
            <text:p>-0,001791134056917</text:p>
          </table:table-cell>
          <table:table-cell table:number-columns-repeated="3"/>
          <table:table-cell table:formula="of:=[.B4]^2" office:value-type="float" office:value="0.00000320816120984696" calcext:value-type="float">
            <text:p>3,20816120984696E-06</text:p>
          </table:table-cell>
        </table:table-row>
        <table:table-row table:style-name="ro1">
          <table:table-cell/>
          <table:table-cell office:value-type="float" office:value="0.00457170568342227" calcext:value-type="float">
            <text:p>0,004571705683422</text:p>
          </table:table-cell>
          <table:table-cell table:number-columns-repeated="3"/>
          <table:table-cell table:formula="of:=[.B5]^2" office:value-type="float" office:value="0.0000209004928558355" calcext:value-type="float">
            <text:p>2,09004928558355E-05</text:p>
          </table:table-cell>
        </table:table-row>
        <table:table-row table:style-name="ro1">
          <table:table-cell/>
          <table:table-cell office:value-type="float" office:value="-0.00179120869149449" calcext:value-type="float">
            <text:p>-0,001791208691495</text:p>
          </table:table-cell>
          <table:table-cell table:number-columns-repeated="3"/>
          <table:table-cell table:formula="of:=[.B6]^2" office:value-type="float" office:value="0.00000320842857648542" calcext:value-type="float">
            <text:p>3,20842857648542E-06</text:p>
          </table:table-cell>
        </table:table-row>
        <table:table-row table:style-name="ro1">
          <table:table-cell/>
          <table:table-cell office:value-type="float" office:value="0.00457173490514483" calcext:value-type="float">
            <text:p>0,004571734905145</text:p>
          </table:table-cell>
          <table:table-cell table:number-columns-repeated="3"/>
          <table:table-cell table:formula="of:=[.B7]^2" office:value-type="float" office:value="0.0000209007600429196" calcext:value-type="float">
            <text:p>2,09007600429196E-05</text:p>
          </table:table-cell>
        </table:table-row>
        <table:table-row table:style-name="ro1">
          <table:table-cell/>
          <table:table-cell office:value-type="float" office:value="-0.0017912238227527" calcext:value-type="float">
            <text:p>-0,001791223822753</text:p>
          </table:table-cell>
          <table:table-cell table:number-columns-repeated="3"/>
          <table:table-cell table:formula="of:=[.B8]^2" office:value-type="float" office:value="0.00000320848278319679" calcext:value-type="float">
            <text:p>3,20848278319679E-06</text:p>
          </table:table-cell>
        </table:table-row>
        <table:table-row table:style-name="ro1">
          <table:table-cell/>
          <table:table-cell office:value-type="float" office:value="0.00457174389051177" calcext:value-type="float">
            <text:p>0,004571743890512</text:p>
          </table:table-cell>
          <table:table-cell table:number-columns-repeated="3"/>
          <table:table-cell table:formula="of:=[.B9]^2" office:value-type="float" office:value="0.0000209008422004317" calcext:value-type="float">
            <text:p>2,09008422004317E-05</text:p>
          </table:table-cell>
        </table:table-row>
        <table:table-row table:style-name="ro1">
          <table:table-cell/>
          <table:table-cell office:value-type="float" office:value="-0.00179122963897925" calcext:value-type="float">
            <text:p>-0,001791229638979</text:p>
          </table:table-cell>
          <table:table-cell table:number-columns-repeated="3"/>
          <table:table-cell table:formula="of:=[.B10]^2" office:value-type="float" office:value="0.00000320850361955774" calcext:value-type="float">
            <text:p>3,20850361955774E-06</text:p>
          </table:table-cell>
        </table:table-row>
        <table:table-row table:style-name="ro1">
          <table:table-cell/>
          <table:table-cell office:value-type="float" office:value="0.00457174789149331" calcext:value-type="float">
            <text:p>0,004571747891493</text:p>
          </table:table-cell>
          <table:table-cell table:number-columns-repeated="3"/>
          <table:table-cell table:formula="of:=[.B11]^2" office:value-type="float" office:value="0.0000209008787833736" calcext:value-type="float">
            <text:p>2,09008787833736E-05</text:p>
          </table:table-cell>
        </table:table-row>
        <table:table-row table:style-name="ro1">
          <table:table-cell/>
          <table:table-cell office:value-type="float" office:value="-0.00179123252073418" calcext:value-type="float">
            <text:p>-0,001791232520734</text:p>
          </table:table-cell>
          <table:table-cell table:number-columns-repeated="3"/>
          <table:table-cell table:formula="of:=[.B12]^2" office:value-type="float" office:value="0.00000320851394333573" calcext:value-type="float">
            <text:p>3,20851394333573E-06</text:p>
          </table:table-cell>
        </table:table-row>
        <table:table-row table:style-name="ro1">
          <table:table-cell/>
          <table:table-cell office:value-type="float" office:value="0.0045717500441443" calcext:value-type="float">
            <text:p>0,004571750044144</text:p>
          </table:table-cell>
          <table:table-cell table:number-columns-repeated="3"/>
          <table:table-cell table:formula="of:=[.B13]^2" office:value-type="float" office:value="0.0000209008984661334" calcext:value-type="float">
            <text:p>2,09008984661334E-05</text:p>
          </table:table-cell>
        </table:table-row>
        <table:table-row table:style-name="ro1">
          <table:table-cell/>
          <table:table-cell office:value-type="float" office:value="-0.00179123417765967" calcext:value-type="float">
            <text:p>-0,00179123417766</text:p>
          </table:table-cell>
          <table:table-cell table:number-columns-repeated="3"/>
          <table:table-cell table:formula="of:=[.B14]^2" office:value-type="float" office:value="0.0000032085198792161" calcext:value-type="float">
            <text:p>3,2085198792161E-06</text:p>
          </table:table-cell>
        </table:table-row>
        <table:table-row table:style-name="ro1">
          <table:table-cell/>
          <table:table-cell office:value-type="float" office:value="0.00457175135226857" calcext:value-type="float">
            <text:p>0,004571751352269</text:p>
          </table:table-cell>
          <table:table-cell table:number-columns-repeated="3"/>
          <table:table-cell table:formula="of:=[.B15]^2" office:value-type="float" office:value="0.0000209009104269695" calcext:value-type="float">
            <text:p>2,09009104269695E-05</text:p>
          </table:table-cell>
        </table:table-row>
        <table:table-row table:style-name="ro1">
          <table:table-cell/>
          <table:table-cell office:value-type="float" office:value="-0.00179123523338651" calcext:value-type="float">
            <text:p>-0,001791235233387</text:p>
          </table:table-cell>
          <table:table-cell table:number-columns-repeated="3"/>
          <table:table-cell table:formula="of:=[.B16]^2" office:value-type="float" office:value="0.00000320852366132523" calcext:value-type="float">
            <text:p>3,20852366132523E-06</text:p>
          </table:table-cell>
        </table:table-row>
        <table:table-row table:style-name="ro1">
          <table:table-cell/>
          <table:table-cell office:value-type="float" office:value="0.00457175222106185" calcext:value-type="float">
            <text:p>0,004571752221062</text:p>
          </table:table-cell>
          <table:table-cell table:number-columns-repeated="3"/>
          <table:table-cell table:formula="of:=[.B17]^2" office:value-type="float" office:value="0.0000209009183707839" calcext:value-type="float">
            <text:p>2,09009183707839E-05</text:p>
          </table:table-cell>
        </table:table-row>
        <table:table-row table:style-name="ro1">
          <table:table-cell/>
          <table:table-cell office:value-type="float" office:value="-0.00179123596100353" calcext:value-type="float">
            <text:p>-0,001791235961004</text:p>
          </table:table-cell>
          <table:table-cell table:number-columns-repeated="3"/>
          <table:table-cell table:formula="of:=[.B18]^2" office:value-type="float" office:value="0.00000320852626799222" calcext:value-type="float">
            <text:p>3,20852626799222E-06</text:p>
          </table:table-cell>
        </table:table-row>
        <table:table-row table:style-name="ro1">
          <table:table-cell/>
          <table:table-cell office:value-type="float" office:value="0.00457175284029259" calcext:value-type="float">
            <text:p>0,004571752840293</text:p>
          </table:table-cell>
          <table:table-cell table:number-columns-repeated="3"/>
          <table:table-cell table:formula="of:=[.B19]^2" office:value-type="float" office:value="0.0000209009240327234" calcext:value-type="float">
            <text:p>2,09009240327234E-05</text:p>
          </table:table-cell>
        </table:table-row>
        <table:table-row table:style-name="ro1">
          <table:table-cell/>
          <table:table-cell office:value-type="float" office:value="-0.00179123649584987" calcext:value-type="float">
            <text:p>-0,00179123649585</text:p>
          </table:table-cell>
          <table:table-cell table:number-columns-repeated="3"/>
          <table:table-cell table:formula="of:=[.B20]^2" office:value-type="float" office:value="0.00000320852818406452" calcext:value-type="float">
            <text:p>3,20852818406452E-06</text:p>
          </table:table-cell>
        </table:table-row>
        <table:table-row table:style-name="ro1">
          <table:table-cell/>
          <table:table-cell office:value-type="float" office:value="17.8144706132508" calcext:value-type="float">
            <text:p>17,8144706132508</text:p>
          </table:table-cell>
          <table:table-cell table:number-columns-repeated="3"/>
          <table:table-cell table:formula="of:=[.B21]^2" office:value-type="float" office:value="317.355363230377" calcext:value-type="float">
            <text:p>317,355363230377</text:p>
          </table:table-cell>
        </table:table-row>
        <table:table-row table:style-name="ro1">
          <table:table-cell/>
          <table:table-cell office:value-type="float" office:value="-0.00179123691132701" calcext:value-type="float">
            <text:p>-0,001791236911327</text:p>
          </table:table-cell>
          <table:table-cell table:number-columns-repeated="3"/>
          <table:table-cell table:formula="of:=[.B22]^2" office:value-type="float" office:value="0.00000320852967250034" calcext:value-type="float">
            <text:p>3,20852967250034E-06</text:p>
          </table:table-cell>
        </table:table-row>
        <table:table-row table:style-name="ro1">
          <table:table-cell/>
          <table:table-cell office:value-type="float" office:value="0.00457175368170121" calcext:value-type="float">
            <text:p>0,004571753681701</text:p>
          </table:table-cell>
          <table:table-cell table:number-columns-repeated="3"/>
          <table:table-cell table:formula="of:=[.B23]^2" office:value-type="float" office:value="0.0000209009317261485" calcext:value-type="float">
            <text:p>2,09009317261485E-05</text:p>
          </table:table-cell>
        </table:table-row>
        <table:table-row table:style-name="ro1">
          <table:table-cell/>
          <table:table-cell office:value-type="float" office:value="-0.00179123725009319" calcext:value-type="float">
            <text:p>-0,001791237250093</text:p>
          </table:table-cell>
          <table:table-cell table:number-columns-repeated="3"/>
          <table:table-cell table:formula="of:=[.B24]^2" office:value-type="float" office:value="0.0000032085308861214" calcext:value-type="float">
            <text:p>3,2085308861214E-06</text:p>
          </table:table-cell>
        </table:table-row>
        <table:table-row table:style-name="ro1">
          <table:table-cell/>
          <table:table-cell office:value-type="float" office:value="0.00457175399264121" calcext:value-type="float">
            <text:p>0,004571753992641</text:p>
          </table:table-cell>
          <table:table-cell table:number-columns-repeated="3"/>
          <table:table-cell table:formula="of:=[.B25]^2" office:value-type="float" office:value="0.0000209009345692308" calcext:value-type="float">
            <text:p>2,09009345692308E-05</text:p>
          </table:table-cell>
        </table:table-row>
        <table:table-row table:style-name="ro1">
          <table:table-cell/>
          <table:table-cell office:value-type="float" office:value="-0.00179123753835019" calcext:value-type="float">
            <text:p>-0,00179123753835</text:p>
          </table:table-cell>
          <table:table-cell table:number-columns-repeated="3"/>
          <table:table-cell table:formula="of:=[.B26]^2" office:value-type="float" office:value="0.00000320853191879483" calcext:value-type="float">
            <text:p>3,20853191879483E-06</text:p>
          </table:table-cell>
        </table:table-row>
        <table:table-row table:style-name="ro1">
          <table:table-cell/>
          <table:table-cell office:value-type="float" office:value="0.00457175426236561" calcext:value-type="float">
            <text:p>0,004571754262366</text:p>
          </table:table-cell>
          <table:table-cell table:number-columns-repeated="3"/>
          <table:table-cell table:formula="of:=[.B27]^2" office:value-type="float" office:value="0.0000209009370354581" calcext:value-type="float">
            <text:p>2,09009370354581E-05</text:p>
          </table:table-cell>
        </table:table-row>
        <table:table-row table:style-name="ro1">
          <table:table-cell/>
          <table:table-cell office:value-type="float" office:value="-0.00179123779291954" calcext:value-type="float">
            <text:p>-0,00179123779292</text:p>
          </table:table-cell>
          <table:table-cell table:number-columns-repeated="3"/>
          <table:table-cell table:formula="of:=[.B28]^2" office:value-type="float" office:value="0.00000320853283078325" calcext:value-type="float">
            <text:p>3,20853283078325E-06</text:p>
          </table:table-cell>
        </table:table-row>
        <table:table-row table:style-name="ro1">
          <table:table-cell/>
          <table:table-cell office:value-type="float" office:value="0.00457175450455419" calcext:value-type="float">
            <text:p>0,004571754504554</text:p>
          </table:table-cell>
          <table:table-cell table:number-columns-repeated="3"/>
          <table:table-cell table:formula="of:=[.B29]^2" office:value-type="float" office:value="0.0000209009392499116" calcext:value-type="float">
            <text:p>2,09009392499116E-05</text:p>
          </table:table-cell>
        </table:table-row>
        <table:table-row table:style-name="ro1">
          <table:table-cell/>
          <table:table-cell office:value-type="float" office:value="-0.00179123802502223" calcext:value-type="float">
            <text:p>-0,001791238025022</text:p>
          </table:table-cell>
          <table:table-cell table:number-columns-repeated="3"/>
          <table:table-cell table:formula="of:=[.B30]^2" office:value-type="float" office:value="0.00000320853366228556" calcext:value-type="float">
            <text:p>3,20853366228556E-06</text:p>
          </table:table-cell>
        </table:table-row>
        <table:table-row table:style-name="ro1">
          <table:table-cell/>
          <table:table-cell office:value-type="float" office:value="0.00457175472848238" calcext:value-type="float">
            <text:p>0,004571754728482</text:p>
          </table:table-cell>
          <table:table-cell table:number-columns-repeated="3"/>
          <table:table-cell table:formula="of:=[.B31]^2" office:value-type="float" office:value="0.000020900941297401" calcext:value-type="float">
            <text:p>2,0900941297401E-05</text:p>
          </table:table-cell>
        </table:table-row>
        <table:table-row table:style-name="ro1">
          <table:table-cell/>
          <table:table-cell office:value-type="float" office:value="-0.00179123824238128" calcext:value-type="float">
            <text:p>-0,001791238242381</text:p>
          </table:table-cell>
          <table:table-cell table:number-columns-repeated="3"/>
          <table:table-cell table:formula="of:=[.B32]^2" office:value-type="float" office:value="0.00000320853444096917" calcext:value-type="float">
            <text:p>3,20853444096917E-06</text:p>
          </table:table-cell>
        </table:table-row>
        <table:table-row table:style-name="ro1">
          <table:table-cell/>
          <table:table-cell office:value-type="float" office:value="0.00457175494062926" calcext:value-type="float">
            <text:p>0,004571754940629</text:p>
          </table:table-cell>
          <table:table-cell table:number-columns-repeated="3"/>
          <table:table-cell table:formula="of:=[.B33]^2" office:value-type="float" office:value="0.0000209009432371681" calcext:value-type="float">
            <text:p>2,09009432371681E-05</text:p>
          </table:table-cell>
        </table:table-row>
        <table:table-row table:style-name="ro1">
          <table:table-cell/>
          <table:table-cell office:value-type="float" office:value="-0.00179123845047039" calcext:value-type="float">
            <text:p>-0,00179123845047</text:p>
          </table:table-cell>
          <table:table-cell table:number-columns-repeated="3"/>
          <table:table-cell table:formula="of:=[.B34]^2" office:value-type="float" office:value="0.00000320853518644355" calcext:value-type="float">
            <text:p>3,20853518644355E-06</text:p>
          </table:table-cell>
        </table:table-row>
        <table:table-row table:style-name="ro1">
          <table:table-cell/>
          <table:table-cell office:value-type="float" office:value="0.0045717551456436" calcext:value-type="float">
            <text:p>0,004571755145644</text:p>
          </table:table-cell>
          <table:table-cell table:number-columns-repeated="3"/>
          <table:table-cell table:formula="of:=[.B35]^2" office:value-type="float" office:value="0.0000209009451117187" calcext:value-type="float">
            <text:p>2,09009451117187E-05</text:p>
          </table:table-cell>
        </table:table-row>
        <table:table-row table:style-name="ro1">
          <table:table-cell/>
          <table:table-cell office:value-type="float" office:value="-0.00179123865325651" calcext:value-type="float">
            <text:p>-0,001791238653257</text:p>
          </table:table-cell>
          <table:table-cell table:number-columns-repeated="3"/>
          <table:table-cell table:formula="of:=[.B36]^2" office:value-type="float" office:value="0.0000032085359129202" calcext:value-type="float">
            <text:p>3,2085359129202E-06</text:p>
          </table:table-cell>
        </table:table-row>
      </table:table>
      <table:table table:name="Planilha9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vy(&quot;; [.A1]; &quot;) = &quot;; SUBSTITUTE([$Planilha1.C2]; &quot;. &quot;; &quot;,&quot;))" office:value-type="string" office:string-value="vy(1) = 32,5323331668032" calcext:value-type="string">
            <text:p>vy(1) = 32,5323331668032</text:p>
          </table:table-cell>
          <table:table-cell/>
          <table:table-cell table:formula="of:=SUBSTITUTE([.B1];&quot;,&quot;; &quot;.&quot;)" office:value-type="string" office:string-value="vy(1) = 32.5323331668032" calcext:value-type="string">
            <text:p>vy(1) = 32.5323331668032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32.7054203284665" calcext:value-type="float">
            <text:p>32,7054203284665</text:p>
          </table:table-cell>
          <table:table-cell table:number-columns-repeated="4"/>
          <table:table-cell office:value-type="float" office:value="32.7054203284665" calcext:value-type="float">
            <text:p>32,7054203284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vy(&quot;; [.A2]; &quot;) = &quot;; [$Planilha1.C3])" office:value-type="string" office:string-value="vy(2) = 32,527141388301" calcext:value-type="string">
            <text:p>vy(2) = 32,527141388301</text:p>
          </table:table-cell>
          <table:table-cell/>
          <table:table-cell table:formula="of:=SUBSTITUTE([.B2];&quot;,&quot;; &quot;.&quot;)" office:value-type="string" office:string-value="vy(2) = 32.527141388301" calcext:value-type="string">
            <text:p>vy(2) = 32.527141388301</text:p>
          </table:table-cell>
          <table:table-cell table:number-columns-repeated="4"/>
          <table:table-cell office:value-type="float" office:value="0.000333333325882753" calcext:value-type="float">
            <text:p>3,33E-04</text:p>
          </table:table-cell>
          <table:table-cell table:number-columns-repeated="2"/>
          <table:table-cell office:value-type="float" office:value="32.705793877491" calcext:value-type="float">
            <text:p>32,7057938774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vy(&quot;; [.A3]; &quot;) = &quot;; [$Planilha1.C4])" office:value-type="string" office:string-value="vy(3) = 32,5142109458369" calcext:value-type="string">
            <text:p>vy(3) = 32,5142109458369</text:p>
          </table:table-cell>
          <table:table-cell/>
          <table:table-cell table:formula="of:=SUBSTITUTE([.B3];&quot;,&quot;; &quot;.&quot;)" office:value-type="string" office:string-value="vy(3) = 32.5142109458369" calcext:value-type="string">
            <text:p>vy(3) = 32.5142109458369</text:p>
          </table:table-cell>
          <table:table-cell table:number-columns-repeated="4"/>
          <table:table-cell office:value-type="float" office:value="0.000666666651765506" calcext:value-type="float">
            <text:p>6,67E-04</text:p>
          </table:table-cell>
          <table:table-cell table:number-columns-repeated="2"/>
          <table:table-cell office:value-type="float" office:value="32.7069163020945" calcext:value-type="float">
            <text:p>32,70691630209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vy(&quot;; [.A4]; &quot;) = &quot;; [$Planilha1.C5])" office:value-type="string" office:string-value="vy(4) = 32,5000140796475" calcext:value-type="string">
            <text:p>vy(4) = 32,5000140796475</text:p>
          </table:table-cell>
          <table:table-cell/>
          <table:table-cell table:formula="of:=SUBSTITUTE([.B4];&quot;,&quot;; &quot;.&quot;)" office:value-type="string" office:string-value="vy(4) = 32.5000140796475" calcext:value-type="string">
            <text:p>vy(4) = 32.5000140796475</text:p>
          </table:table-cell>
          <table:table-cell table:number-columns-repeated="4"/>
          <table:table-cell office:value-type="float" office:value="0.000999999977648258" calcext:value-type="float">
            <text:p>1,00E-03</text:p>
          </table:table-cell>
          <table:table-cell table:number-columns-repeated="2"/>
          <table:table-cell office:value-type="float" office:value="32.7087929280754" calcext:value-type="float">
            <text:p>32,70879292807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vy(&quot;; [.A5]; &quot;) = &quot;; [$Planilha1.C6])" office:value-type="string" office:string-value="vy(5) = 32,4913243638843" calcext:value-type="string">
            <text:p>vy(5) = 32,4913243638843</text:p>
          </table:table-cell>
          <table:table-cell/>
          <table:table-cell table:formula="of:=SUBSTITUTE([.B5];&quot;,&quot;; &quot;.&quot;)" office:value-type="string" office:string-value="vy(5) = 32.4913243638843" calcext:value-type="string">
            <text:p>vy(5) = 32.4913243638843</text:p>
          </table:table-cell>
          <table:table-cell table:number-columns-repeated="4"/>
          <table:table-cell office:value-type="float" office:value="0.00133333330353101" calcext:value-type="float">
            <text:p>1,33E-03</text:p>
          </table:table-cell>
          <table:table-cell table:number-columns-repeated="2"/>
          <table:table-cell office:value-type="float" office:value="32.7114326091445" calcext:value-type="float">
            <text:p>32,711432609144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vy(&quot;; [.A6]; &quot;) = &quot;; [$Planilha1.C7])" office:value-type="string" office:string-value="vy(6) = 32,4916860117601" calcext:value-type="string">
            <text:p>vy(6) = 32,4916860117601</text:p>
          </table:table-cell>
          <table:table-cell/>
          <table:table-cell table:formula="of:=SUBSTITUTE([.B6];&quot;,&quot;; &quot;.&quot;)" office:value-type="string" office:string-value="vy(6) = 32.4916860117601" calcext:value-type="string">
            <text:p>vy(6) = 32.4916860117601</text:p>
          </table:table-cell>
          <table:table-cell table:number-columns-repeated="4"/>
          <table:table-cell office:value-type="float" office:value="0.00166666662941376" calcext:value-type="float">
            <text:p>1,67E-03</text:p>
          </table:table-cell>
          <table:table-cell table:number-columns-repeated="2"/>
          <table:table-cell office:value-type="float" office:value="32.7148476930639" calcext:value-type="float">
            <text:p>32,714847693063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vy(&quot;; [.A7]; &quot;) = &quot;; [$Planilha1.C8])" office:value-type="string" office:string-value="vy(7) = 32,4998868030055" calcext:value-type="string">
            <text:p>vy(7) = 32,4998868030055</text:p>
          </table:table-cell>
          <table:table-cell/>
          <table:table-cell table:formula="of:=SUBSTITUTE([.B7];&quot;,&quot;; &quot;.&quot;)" office:value-type="string" office:string-value="vy(7) = 32.4998868030055" calcext:value-type="string">
            <text:p>vy(7) = 32.4998868030055</text:p>
          </table:table-cell>
          <table:table-cell table:number-columns-repeated="4"/>
          <table:table-cell office:value-type="float" office:value="0.00199999995529652" calcext:value-type="float">
            <text:p>2,00E-03</text:p>
          </table:table-cell>
          <table:table-cell table:number-columns-repeated="2"/>
          <table:table-cell office:value-type="float" office:value="32.7190539743819" calcext:value-type="float">
            <text:p>32,719053974381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vy(&quot;; [.A8]; &quot;) = &quot;; [$Planilha1.C9])" office:value-type="string" office:string-value="vy(8) = 32,5111955077488" calcext:value-type="string">
            <text:p>vy(8) = 32,5111955077488</text:p>
          </table:table-cell>
          <table:table-cell/>
          <table:table-cell table:formula="of:=SUBSTITUTE([.B8];&quot;,&quot;; &quot;.&quot;)" office:value-type="string" office:string-value="vy(8) = 32.5111955077488" calcext:value-type="string">
            <text:p>vy(8) = 32.5111955077488</text:p>
          </table:table-cell>
          <table:table-cell table:number-columns-repeated="4"/>
          <table:table-cell office:value-type="float" office:value="0.00233333328117927" calcext:value-type="float">
            <text:p>2,33E-03</text:p>
          </table:table-cell>
          <table:table-cell table:number-columns-repeated="2"/>
          <table:table-cell office:value-type="float" office:value="32.7240706339012" calcext:value-type="float">
            <text:p>32,724070633901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vy(&quot;; [.A9]; &quot;) = &quot;; [$Planilha1.C10])" office:value-type="string" office:string-value="vy(9) = 32,5204663034777" calcext:value-type="string">
            <text:p>vy(9) = 32,5204663034777</text:p>
          </table:table-cell>
          <table:table-cell/>
          <table:table-cell table:formula="of:=SUBSTITUTE([.B9];&quot;,&quot;; &quot;.&quot;)" office:value-type="string" office:string-value="vy(9) = 32.5204663034777" calcext:value-type="string">
            <text:p>vy(9) = 32.5204663034777</text:p>
          </table:table-cell>
          <table:table-cell table:number-columns-repeated="4"/>
          <table:table-cell office:value-type="float" office:value="0.00266666660706202" calcext:value-type="float">
            <text:p>2,67E-03</text:p>
          </table:table-cell>
          <table:table-cell table:number-columns-repeated="2"/>
          <table:table-cell office:value-type="float" office:value="32.7299201650582" calcext:value-type="float">
            <text:p>32,72992016505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vy(&quot;; [.A10]; &quot;) = &quot;; [$Planilha1.C11])" office:value-type="string" office:string-value="vy(10) = 32,5251641969789" calcext:value-type="string">
            <text:p>vy(10) = 32,5251641969789</text:p>
          </table:table-cell>
          <table:table-cell/>
          <table:table-cell table:formula="of:=SUBSTITUTE([.B10];&quot;,&quot;; &quot;.&quot;)" office:value-type="string" office:string-value="vy(10) = 32.5251641969789" calcext:value-type="string">
            <text:p>vy(10) = 32.5251641969789</text:p>
          </table:table-cell>
          <table:table-cell table:number-columns-repeated="4"/>
          <table:table-cell office:value-type="float" office:value="0.00299999993294477" calcext:value-type="float">
            <text:p>3,00E-03</text:p>
          </table:table-cell>
          <table:table-cell table:number-columns-repeated="2"/>
          <table:table-cell office:value-type="float" office:value="32.736628287431" calcext:value-type="float">
            <text:p>32,73662828743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vy(&quot;; [.A11]; &quot;) = &quot;; [$Planilha1.C12])" office:value-type="string" office:string-value="vy(11) = 32,5265424839604" calcext:value-type="string">
            <text:p>vy(11) = 32,5265424839604</text:p>
          </table:table-cell>
          <table:table-cell/>
          <table:table-cell table:formula="of:=SUBSTITUTE([.B11];&quot;,&quot;; &quot;.&quot;)" office:value-type="string" office:string-value="vy(11) = 32.5265424839604" calcext:value-type="string">
            <text:p>vy(11) = 32.5265424839604</text:p>
          </table:table-cell>
          <table:table-cell table:number-columns-repeated="4"/>
          <table:table-cell office:value-type="float" office:value="0.00333333325882753" calcext:value-type="float">
            <text:p>3,33E-03</text:p>
          </table:table-cell>
          <table:table-cell table:number-columns-repeated="2"/>
          <table:table-cell office:value-type="float" office:value="32.7442238476281" calcext:value-type="float">
            <text:p>32,744223847628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vy(&quot;; [.A12]; &quot;) = &quot;; [$Planilha1.C13])" office:value-type="string" office:string-value="vy(12) = 32,5284419180436" calcext:value-type="string">
            <text:p>vy(12) = 32,5284419180436</text:p>
          </table:table-cell>
          <table:table-cell/>
          <table:table-cell table:formula="of:=SUBSTITUTE([.B12];&quot;,&quot;; &quot;.&quot;)" office:value-type="string" office:string-value="vy(12) = 32.5284419180436" calcext:value-type="string">
            <text:p>vy(12) = 32.5284419180436</text:p>
          </table:table-cell>
          <table:table-cell table:number-columns-repeated="4"/>
          <table:table-cell office:value-type="float" office:value="0.00366666658471028" calcext:value-type="float">
            <text:p>3,67E-03</text:p>
          </table:table-cell>
          <table:table-cell table:number-columns-repeated="2"/>
          <table:table-cell office:value-type="float" office:value="32.7527387078509" calcext:value-type="float">
            <text:p>32,752738707850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vy(&quot;; [.A13]; &quot;) = &quot;; [$Planilha1.C14])" office:value-type="string" office:string-value="vy(13) = 32,5346636646171" calcext:value-type="string">
            <text:p>vy(13) = 32,5346636646171</text:p>
          </table:table-cell>
          <table:table-cell/>
          <table:table-cell table:formula="of:=SUBSTITUTE([.B13];&quot;,&quot;; &quot;.&quot;)" office:value-type="string" office:string-value="vy(13) = 32.5346636646171" calcext:value-type="string">
            <text:p>vy(13) = 32.5346636646171</text:p>
          </table:table-cell>
          <table:table-cell table:number-columns-repeated="4"/>
          <table:table-cell office:value-type="float" office:value="0.00399999991059303" calcext:value-type="float">
            <text:p>4,00E-03</text:p>
          </table:table-cell>
          <table:table-cell table:number-columns-repeated="2"/>
          <table:table-cell office:value-type="float" office:value="32.7622076224564" calcext:value-type="float">
            <text:p>32,762207622456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vy(&quot;; [.A14]; &quot;) = &quot;; [$Planilha1.C15])" office:value-type="string" office:string-value="vy(14) = 32,5466597420092" calcext:value-type="string">
            <text:p>vy(14) = 32,5466597420092</text:p>
          </table:table-cell>
          <table:table-cell/>
          <table:table-cell table:formula="of:=SUBSTITUTE([.B14];&quot;,&quot;; &quot;.&quot;)" office:value-type="string" office:string-value="vy(14) = 32.5466597420092" calcext:value-type="string">
            <text:p>vy(14) = 32.5466597420092</text:p>
          </table:table-cell>
          <table:table-cell table:number-columns-repeated="4"/>
          <table:table-cell office:value-type="float" office:value="0.00433333323647579" calcext:value-type="float">
            <text:p>4,33E-03</text:p>
          </table:table-cell>
          <table:table-cell table:number-columns-repeated="2"/>
          <table:table-cell office:value-type="float" office:value="32.772668102884" calcext:value-type="float">
            <text:p>32,77266810288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vy(&quot;; [.A15]; &quot;) = &quot;; [$Planilha1.C16])" office:value-type="string" office:string-value="vy(15) = 32,5629314685647" calcext:value-type="string">
            <text:p>vy(15) = 32,5629314685647</text:p>
          </table:table-cell>
          <table:table-cell/>
          <table:table-cell table:formula="of:=SUBSTITUTE([.B15];&quot;,&quot;; &quot;.&quot;)" office:value-type="string" office:string-value="vy(15) = 32.5629314685647" calcext:value-type="string">
            <text:p>vy(15) = 32.5629314685647</text:p>
          </table:table-cell>
          <table:table-cell table:number-columns-repeated="4"/>
          <table:table-cell office:value-type="float" office:value="0.00466666656235854" calcext:value-type="float">
            <text:p>4,67E-03</text:p>
          </table:table-cell>
          <table:table-cell table:number-columns-repeated="2"/>
          <table:table-cell office:value-type="float" office:value="32.7841602713436" calcext:value-type="float">
            <text:p>32,784160271343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vy(&quot;; [.A16]; &quot;) = &quot;; [$Planilha1.C17])" office:value-type="string" office:string-value="vy(16) = 32,5803258731774" calcext:value-type="string">
            <text:p>vy(16) = 32,5803258731774</text:p>
          </table:table-cell>
          <table:table-cell/>
          <table:table-cell table:formula="of:=SUBSTITUTE([.B16];&quot;,&quot;; &quot;.&quot;)" office:value-type="string" office:string-value="vy(16) = 32.5803258731774" calcext:value-type="string">
            <text:p>vy(16) = 32.5803258731774</text:p>
          </table:table-cell>
          <table:table-cell table:number-columns-repeated="4"/>
          <table:table-cell office:value-type="float" office:value="0.00499999988824129" calcext:value-type="float">
            <text:p>5,00E-03</text:p>
          </table:table-cell>
          <table:table-cell table:number-columns-repeated="2"/>
          <table:table-cell office:value-type="float" office:value="32.7967267036952" calcext:value-type="float">
            <text:p>32,796726703695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vy(&quot;; [.A17]; &quot;) = &quot;; [$Planilha1.C18])" office:value-type="string" office:string-value="vy(17) = 32,5961972384786" calcext:value-type="string">
            <text:p>vy(17) = 32,5961972384786</text:p>
          </table:table-cell>
          <table:table-cell/>
          <table:table-cell table:formula="of:=SUBSTITUTE([.B17];&quot;,&quot;; &quot;.&quot;)" office:value-type="string" office:string-value="vy(17) = 32.5961972384786" calcext:value-type="string">
            <text:p>vy(17) = 32.5961972384786</text:p>
          </table:table-cell>
          <table:table-cell table:number-columns-repeated="4"/>
          <table:table-cell office:value-type="float" office:value="0.00533333321412404" calcext:value-type="float">
            <text:p>5,33E-03</text:p>
          </table:table-cell>
          <table:table-cell table:number-columns-repeated="2"/>
          <table:table-cell office:value-type="float" office:value="32.8104122619848" calcext:value-type="float">
            <text:p>32,810412261984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vy(&quot;; [.A18]; &quot;) = &quot;; [$Planilha1.C19])" office:value-type="string" office:string-value="vy(18) = 32,6099485673434" calcext:value-type="string">
            <text:p>vy(18) = 32,6099485673434</text:p>
          </table:table-cell>
          <table:table-cell/>
          <table:table-cell table:formula="of:=SUBSTITUTE([.B18];&quot;,&quot;; &quot;.&quot;)" office:value-type="string" office:string-value="vy(18) = 32.6099485673434" calcext:value-type="string">
            <text:p>vy(18) = 32.6099485673434</text:p>
          </table:table-cell>
          <table:table-cell table:number-columns-repeated="4"/>
          <table:table-cell office:value-type="float" office:value="0.0056666665400068" calcext:value-type="float">
            <text:p>5,67E-03</text:p>
          </table:table-cell>
          <table:table-cell table:number-columns-repeated="2"/>
          <table:table-cell office:value-type="float" office:value="32.8252639171275" calcext:value-type="float">
            <text:p>32,825263917127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vy(&quot;; [.A19]; &quot;) = &quot;; [$Planilha1.C20])" office:value-type="string" office:string-value="vy(19) = 32,6230269481872" calcext:value-type="string">
            <text:p>vy(19) = 32,6230269481872</text:p>
          </table:table-cell>
          <table:table-cell/>
          <table:table-cell table:formula="of:=SUBSTITUTE([.B19];&quot;,&quot;; &quot;.&quot;)" office:value-type="string" office:string-value="vy(19) = 32.6230269481872" calcext:value-type="string">
            <text:p>vy(19) = 32.6230269481872</text:p>
          </table:table-cell>
          <table:table-cell table:number-columns-repeated="4"/>
          <table:table-cell office:value-type="float" office:value="0.00599999986588955" calcext:value-type="float">
            <text:p>6,00E-03</text:p>
          </table:table-cell>
          <table:table-cell table:number-columns-repeated="2"/>
          <table:table-cell office:value-type="float" office:value="32.8413305622645" calcext:value-type="float">
            <text:p>32,841330562264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vy(&quot;; [.A20]; &quot;) = &quot;; [$Planilha1.C21])" office:value-type="string" office:string-value="vy(20) = 32,6375732524246" calcext:value-type="string">
            <text:p>vy(20) = 32,6375732524246</text:p>
          </table:table-cell>
          <table:table-cell/>
          <table:table-cell table:formula="of:=SUBSTITUTE([.B20];&quot;,&quot;; &quot;.&quot;)" office:value-type="string" office:string-value="vy(20) = 32.6375732524246" calcext:value-type="string">
            <text:p>vy(20) = 32.6375732524246</text:p>
          </table:table-cell>
          <table:table-cell table:number-columns-repeated="4"/>
          <table:table-cell office:value-type="float" office:value="0.0063333331917723" calcext:value-type="float">
            <text:p>6,33E-03</text:p>
          </table:table-cell>
          <table:table-cell table:number-columns-repeated="2"/>
          <table:table-cell office:value-type="float" office:value="32.8586628173422" calcext:value-type="float">
            <text:p>32,85866281734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vy(&quot;; [.A21]; &quot;) = &quot;; [$Planilha1.C22])" office:value-type="string" office:string-value="vy(21) = 32,6548210134417" calcext:value-type="string">
            <text:p>vy(21) = 32,6548210134417</text:p>
          </table:table-cell>
          <table:table-cell/>
          <table:table-cell table:formula="of:=SUBSTITUTE([.B21];&quot;,&quot;; &quot;.&quot;)" office:value-type="string" office:string-value="vy(21) = 32.6548210134417" calcext:value-type="string">
            <text:p>vy(21) = 32.6548210134417</text:p>
          </table:table-cell>
          <table:table-cell table:number-columns-repeated="4"/>
          <table:table-cell office:value-type="float" office:value="0.00666666651765506" calcext:value-type="float">
            <text:p>6,67E-03</text:p>
          </table:table-cell>
          <table:table-cell table:number-columns-repeated="2"/>
          <table:table-cell office:value-type="float" office:value="32.877312825493" calcext:value-type="float">
            <text:p>32,87731282549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vy(&quot;; [.A22]; &quot;) = &quot;; [$Planilha1.C23])" office:value-type="string" office:string-value="vy(22) = 32,6744060298599" calcext:value-type="string">
            <text:p>vy(22) = 32,6744060298599</text:p>
          </table:table-cell>
          <table:table-cell/>
          <table:table-cell table:formula="of:=SUBSTITUTE([.B22];&quot;,&quot;; &quot;.&quot;)" office:value-type="string" office:string-value="vy(22) = 32.6744060298599" calcext:value-type="string">
            <text:p>vy(22) = 32.6744060298599</text:p>
          </table:table-cell>
          <table:table-cell table:number-columns-repeated="4"/>
          <table:table-cell office:value-type="float" office:value="0.00699999984353781" calcext:value-type="float">
            <text:p>7,00E-03</text:p>
          </table:table-cell>
          <table:table-cell table:number-columns-repeated="2"/>
          <table:table-cell office:value-type="float" office:value="32.8973340418199" calcext:value-type="float">
            <text:p>32,897334041819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vy(&quot;; [.A23]; &quot;) = &quot;; [$Planilha1.C24])" office:value-type="string" office:string-value="vy(23) = 32,6949945739023" calcext:value-type="string">
            <text:p>vy(23) = 32,6949945739023</text:p>
          </table:table-cell>
          <table:table-cell/>
          <table:table-cell table:formula="of:=SUBSTITUTE([.B23];&quot;,&quot;; &quot;.&quot;)" office:value-type="string" office:string-value="vy(23) = 32.6949945739023" calcext:value-type="string">
            <text:p>vy(23) = 32.6949945739023</text:p>
          </table:table-cell>
          <table:table-cell table:number-columns-repeated="4"/>
          <table:table-cell office:value-type="float" office:value="0.00733333316942056" calcext:value-type="float">
            <text:p>7,33E-03</text:p>
          </table:table-cell>
          <table:table-cell table:number-columns-repeated="2"/>
          <table:table-cell office:value-type="float" office:value="32.9187810152101" calcext:value-type="float">
            <text:p>32,918781015210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vy(&quot;; [.A24]; &quot;) = &quot;; [$Planilha1.C25])" office:value-type="string" office:string-value="vy(24) = 32,7156436744028" calcext:value-type="string">
            <text:p>vy(24) = 32,7156436744028</text:p>
          </table:table-cell>
          <table:table-cell/>
          <table:table-cell table:formula="of:=SUBSTITUTE([.B24];&quot;,&quot;; &quot;.&quot;)" office:value-type="string" office:string-value="vy(24) = 32.7156436744028" calcext:value-type="string">
            <text:p>vy(24) = 32.7156436744028</text:p>
          </table:table-cell>
          <table:table-cell table:number-columns-repeated="4"/>
          <table:table-cell office:value-type="float" office:value="0.00766666649530331" calcext:value-type="float">
            <text:p>7,67E-03</text:p>
          </table:table-cell>
          <table:table-cell table:number-columns-repeated="2"/>
          <table:table-cell office:value-type="float" office:value="32.9417091638254" calcext:value-type="float">
            <text:p>32,94170916382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vy(&quot;; [.A25]; &quot;) = &quot;; [$Planilha1.C26])" office:value-type="string" office:string-value="vy(25) = 32,7367947319069" calcext:value-type="string">
            <text:p>vy(25) = 32,7367947319069</text:p>
          </table:table-cell>
          <table:table-cell/>
          <table:table-cell table:formula="of:=SUBSTITUTE([.B25];&quot;,&quot;; &quot;.&quot;)" office:value-type="string" office:string-value="vy(25) = 32.7367947319069" calcext:value-type="string">
            <text:p>vy(25) = 32.7367947319069</text:p>
          </table:table-cell>
          <table:table-cell table:number-columns-repeated="4"/>
          <table:table-cell office:value-type="float" office:value="0.00799999982118607" calcext:value-type="float">
            <text:p>8,00E-03</text:p>
          </table:table-cell>
          <table:table-cell table:number-columns-repeated="2"/>
          <table:table-cell office:value-type="float" office:value="32.9661745449361" calcext:value-type="float">
            <text:p>32,966174544936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vy(&quot;; [.A26]; &quot;) = &quot;; [$Planilha1.C27])" office:value-type="string" office:string-value="vy(26) = 32,7601209930432" calcext:value-type="string">
            <text:p>vy(26) = 32,7601209930432</text:p>
          </table:table-cell>
          <table:table-cell/>
          <table:table-cell table:formula="of:=SUBSTITUTE([.B26];&quot;,&quot;; &quot;.&quot;)" office:value-type="string" office:string-value="vy(26) = 32.7601209930432" calcext:value-type="string">
            <text:p>vy(26) = 32.7601209930432</text:p>
          </table:table-cell>
          <table:table-cell table:number-columns-repeated="4"/>
          <table:table-cell office:value-type="float" office:value="0.00833333314706882" calcext:value-type="float">
            <text:p>8,33E-03</text:p>
          </table:table-cell>
          <table:table-cell table:number-columns-repeated="2"/>
          <table:table-cell office:value-type="float" office:value="32.9922336197826" calcext:value-type="float">
            <text:p>32,99223361978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vy(&quot;; [.A27]; &quot;) = &quot;; [$Planilha1.C28])" office:value-type="string" office:string-value="vy(27) = 32,7873379978234" calcext:value-type="string">
            <text:p>vy(27) = 32,7873379978234</text:p>
          </table:table-cell>
          <table:table-cell/>
          <table:table-cell table:formula="of:=SUBSTITUTE([.B27];&quot;,&quot;; &quot;.&quot;)" office:value-type="string" office:string-value="vy(27) = 32.7873379978234" calcext:value-type="string">
            <text:p>vy(27) = 32.7873379978234</text:p>
          </table:table-cell>
          <table:table-cell table:number-columns-repeated="4"/>
          <table:table-cell office:value-type="float" office:value="0.00866666647295157" calcext:value-type="float">
            <text:p>8,67E-03</text:p>
          </table:table-cell>
          <table:table-cell table:number-columns-repeated="2"/>
          <table:table-cell office:value-type="float" office:value="33.0199430141649" calcext:value-type="float">
            <text:p>33,019943014164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vy(&quot;; [.A28]; &quot;) = &quot;; [$Planilha1.C29])" office:value-type="string" office:string-value="vy(28) = 32,8188758267548" calcext:value-type="string">
            <text:p>vy(28) = 32,8188758267548</text:p>
          </table:table-cell>
          <table:table-cell/>
          <table:table-cell table:formula="of:=SUBSTITUTE([.B28];&quot;,&quot;; &quot;.&quot;)" office:value-type="string" office:string-value="vy(28) = 32.8188758267548" calcext:value-type="string">
            <text:p>vy(28) = 32.8188758267548</text:p>
          </table:table-cell>
          <table:table-cell table:number-columns-repeated="4"/>
          <table:table-cell office:value-type="float" office:value="0.00899999979883432" calcext:value-type="float">
            <text:p>9,00E-03</text:p>
          </table:table-cell>
          <table:table-cell table:number-columns-repeated="2"/>
          <table:table-cell office:value-type="float" office:value="33.0493592754751" calcext:value-type="float">
            <text:p>33,049359275475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vy(&quot;; [.A29]; &quot;) = &quot;; [$Planilha1.C30])" office:value-type="string" office:string-value="vy(29) = 32,8534223021238" calcext:value-type="string">
            <text:p>vy(29) = 32,8534223021238</text:p>
          </table:table-cell>
          <table:table-cell/>
          <table:table-cell table:formula="of:=SUBSTITUTE([.B29];&quot;,&quot;; &quot;.&quot;)" office:value-type="string" office:string-value="vy(29) = 32.8534223021238" calcext:value-type="string">
            <text:p>vy(29) = 32.8534223021238</text:p>
          </table:table-cell>
          <table:table-cell table:number-columns-repeated="4"/>
          <table:table-cell office:value-type="float" office:value="0.00933333312471708" calcext:value-type="float">
            <text:p>9,33E-03</text:p>
          </table:table-cell>
          <table:table-cell table:number-columns-repeated="2"/>
          <table:table-cell office:value-type="float" office:value="33.0805386268983" calcext:value-type="float">
            <text:p>33,080538626898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vy(&quot;; [.A30]; &quot;) = &quot;; [$Planilha1.C31])" office:value-type="string" office:string-value="vy(30) = 32,8887057105549" calcext:value-type="string">
            <text:p>vy(30) = 32,8887057105549</text:p>
          </table:table-cell>
          <table:table-cell/>
          <table:table-cell table:formula="of:=SUBSTITUTE([.B30];&quot;,&quot;; &quot;.&quot;)" office:value-type="string" office:string-value="vy(30) = 32.8887057105549" calcext:value-type="string">
            <text:p>vy(30) = 32.8887057105549</text:p>
          </table:table-cell>
          <table:table-cell table:number-columns-repeated="4"/>
          <table:table-cell office:value-type="float" office:value="0.00966666645059983" calcext:value-type="float">
            <text:p>9,67E-03</text:p>
          </table:table-cell>
          <table:table-cell table:number-columns-repeated="2"/>
          <table:table-cell office:value-type="float" office:value="33.1135367195172" calcext:value-type="float">
            <text:p>33,113536719517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vy(&quot;; [.A31]; &quot;) = &quot;; [$Planilha1.C32])" office:value-type="string" office:string-value="vy(31) = 32,9229755691909" calcext:value-type="string">
            <text:p>vy(31) = 32,9229755691909</text:p>
          </table:table-cell>
          <table:table-cell/>
          <table:table-cell table:formula="of:=SUBSTITUTE([.B31];&quot;,&quot;; &quot;.&quot;)" office:value-type="string" office:string-value="vy(31) = 32.9229755691909" calcext:value-type="string">
            <text:p>vy(31) = 32.9229755691909</text:p>
          </table:table-cell>
          <table:table-cell table:number-columns-repeated="4"/>
          <table:table-cell office:value-type="float" office:value="0.00999999977648258" calcext:value-type="float">
            <text:p>1,00E-02</text:p>
          </table:table-cell>
          <table:table-cell table:number-columns-repeated="2"/>
          <table:table-cell office:value-type="float" office:value="33.1484083830663" calcext:value-type="float">
            <text:p>33,148408383066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vy(&quot;; [.A32]; &quot;) = &quot;; [$Planilha1.C33])" office:value-type="string" office:string-value="vy(32) = 32,9561336681086" calcext:value-type="string">
            <text:p>vy(32) = 32,9561336681086</text:p>
          </table:table-cell>
          <table:table-cell/>
          <table:table-cell table:formula="of:=SUBSTITUTE([.B32];&quot;,&quot;; &quot;.&quot;)" office:value-type="string" office:string-value="vy(32) = 32.9561336681086" calcext:value-type="string">
            <text:p>vy(32) = 32.9561336681086</text:p>
          </table:table-cell>
          <table:table-cell table:number-columns-repeated="4"/>
          <table:table-cell office:value-type="float" office:value="0.0103333331023653" calcext:value-type="float">
            <text:p>1,03E-02</text:p>
          </table:table-cell>
          <table:table-cell table:number-columns-repeated="2"/>
          <table:table-cell office:value-type="float" office:value="33.1852073760824" calcext:value-type="float">
            <text:p>33,185207376082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vy(&quot;; [.A33]; &quot;) = &quot;; [$Planilha1.C34])" office:value-type="string" office:string-value="vy(33) = 32,9897321810411" calcext:value-type="string">
            <text:p>vy(33) = 32,9897321810411</text:p>
          </table:table-cell>
          <table:table-cell/>
          <table:table-cell table:formula="of:=SUBSTITUTE([.B33];&quot;,&quot;; &quot;.&quot;)" office:value-type="string" office:string-value="vy(33) = 32.9897321810411" calcext:value-type="string">
            <text:p>vy(33) = 32.9897321810411</text:p>
          </table:table-cell>
          <table:table-cell table:number-columns-repeated="4"/>
          <table:table-cell office:value-type="float" office:value="0.0106666664282481" calcext:value-type="float">
            <text:p>1,07E-02</text:p>
          </table:table-cell>
          <table:table-cell table:number-columns-repeated="2"/>
          <table:table-cell office:value-type="float" office:value="33.2239861362069" calcext:value-type="float">
            <text:p>33,223986136206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vy(&quot;; [.A34]; &quot;) = &quot;; [$Planilha1.C35])" office:value-type="string" office:string-value="vy(34) = 33,02588498882" calcext:value-type="string">
            <text:p>vy(34) = 33,02588498882</text:p>
          </table:table-cell>
          <table:table-cell/>
          <table:table-cell table:formula="of:=SUBSTITUTE([.B34];&quot;,&quot;; &quot;.&quot;)" office:value-type="string" office:string-value="vy(34) = 33.02588498882" calcext:value-type="string">
            <text:p>vy(34) = 33.02588498882</text:p>
          </table:table-cell>
          <table:table-cell table:number-columns-repeated="4"/>
          <table:table-cell office:value-type="float" office:value="0.0109999997541308" calcext:value-type="float">
            <text:p>1,10E-02</text:p>
          </table:table-cell>
          <table:table-cell table:number-columns-repeated="2"/>
          <table:table-cell office:value-type="float" office:value="33.2647955313926" calcext:value-type="float">
            <text:p>33,264795531392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vy(&quot;; [.A35]; &quot;) = &quot;; [$Planilha1.C36])" office:value-type="string" office:string-value="vy(35) = 33,0659126437835" calcext:value-type="string">
            <text:p>vy(35) = 33,0659126437835</text:p>
          </table:table-cell>
          <table:table-cell/>
          <table:table-cell table:formula="of:=SUBSTITUTE([.B35];&quot;,&quot;; &quot;.&quot;)" office:value-type="string" office:string-value="vy(35) = 33.0659126437835" calcext:value-type="string">
            <text:p>vy(35) = 33.0659126437835</text:p>
          </table:table-cell>
          <table:table-cell table:number-columns-repeated="4"/>
          <table:table-cell office:value-type="float" office:value="0.0113333330800136" calcext:value-type="float">
            <text:p>1,13E-02</text:p>
          </table:table-cell>
          <table:table-cell table:number-columns-repeated="2"/>
          <table:table-cell office:value-type="float" office:value="33.3076846127703" calcext:value-type="float">
            <text:p>33,307684612770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vy(&quot;; [.A36]; &quot;) = &quot;; [$Planilha1.C37])" office:value-type="string" office:string-value="vy(36) = 33,1096917338085" calcext:value-type="string">
            <text:p>vy(36) = 33,1096917338085</text:p>
          </table:table-cell>
          <table:table-cell/>
          <table:table-cell table:formula="of:=SUBSTITUTE([.B36];&quot;,&quot;; &quot;.&quot;)" office:value-type="string" office:string-value="vy(36) = 33.1096917338085" calcext:value-type="string">
            <text:p>vy(36) = 33.1096917338085</text:p>
          </table:table-cell>
          <table:table-cell table:number-columns-repeated="4"/>
          <table:table-cell office:value-type="float" office:value="0.0116666664058963" calcext:value-type="float">
            <text:p>1,17E-02</text:p>
          </table:table-cell>
          <table:table-cell table:number-columns-repeated="2"/>
          <table:table-cell office:value-type="float" office:value="33.352700369925" calcext:value-type="float">
            <text:p>33,3527003699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vy(&quot;; [.A37]; &quot;) = &quot;; [$Planilha1.C38])" office:value-type="string" office:string-value="vy(37) = 33,1561104784496" calcext:value-type="string">
            <text:p>vy(37) = 33,1561104784496</text:p>
          </table:table-cell>
          <table:table-cell/>
          <table:table-cell table:formula="of:=SUBSTITUTE([.B37];&quot;,&quot;; &quot;.&quot;)" office:value-type="string" office:string-value="vy(37) = 33.1561104784496" calcext:value-type="string">
            <text:p>vy(37) = 33.1561104784496</text:p>
          </table:table-cell>
          <table:table-cell table:number-columns-repeated="4"/>
          <table:table-cell office:value-type="float" office:value="0.0119999997317791" calcext:value-type="float">
            <text:p>1,20E-02</text:p>
          </table:table-cell>
          <table:table-cell table:number-columns-repeated="2"/>
          <table:table-cell office:value-type="float" office:value="33.3998874893303" calcext:value-type="float">
            <text:p>33,399887489330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vy(&quot;; [.A38]; &quot;) = &quot;; [$Planilha1.C39])" office:value-type="string" office:string-value="vy(38) = 33,204187590757" calcext:value-type="string">
            <text:p>vy(38) = 33,204187590757</text:p>
          </table:table-cell>
          <table:table-cell/>
          <table:table-cell table:formula="of:=SUBSTITUTE([.B38];&quot;,&quot;; &quot;.&quot;)" office:value-type="string" office:string-value="vy(38) = 33.204187590757" calcext:value-type="string">
            <text:p>vy(38) = 33.204187590757</text:p>
          </table:table-cell>
          <table:table-cell table:number-columns-repeated="4"/>
          <table:table-cell office:value-type="float" office:value="0.0123333330576619" calcext:value-type="float">
            <text:p>1,23E-02</text:p>
          </table:table-cell>
          <table:table-cell table:number-columns-repeated="2"/>
          <table:table-cell office:value-type="float" office:value="33.449288116677" calcext:value-type="float">
            <text:p>33,44928811667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vy(&quot;; [.A39]; &quot;) = &quot;; [$Planilha1.C40])" office:value-type="string" office:string-value="vy(39) = 33,253933337094" calcext:value-type="string">
            <text:p>vy(39) = 33,253933337094</text:p>
          </table:table-cell>
          <table:table-cell/>
          <table:table-cell table:formula="of:=SUBSTITUTE([.B39];&quot;,&quot;; &quot;.&quot;)" office:value-type="string" office:string-value="vy(39) = 33.253933337094" calcext:value-type="string">
            <text:p>vy(39) = 33.253933337094</text:p>
          </table:table-cell>
          <table:table-cell table:number-columns-repeated="4"/>
          <table:table-cell office:value-type="float" office:value="0.0126666663835446" calcext:value-type="float">
            <text:p>1,27E-02</text:p>
          </table:table-cell>
          <table:table-cell table:number-columns-repeated="2"/>
          <table:table-cell office:value-type="float" office:value="33.5009416238302" calcext:value-type="float">
            <text:p>33,500941623830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vy(&quot;; [.A40]; &quot;) = &quot;; [$Planilha1.C41])" office:value-type="string" office:string-value="vy(40) = 33,3062749627599" calcext:value-type="string">
            <text:p>vy(40) = 33,3062749627599</text:p>
          </table:table-cell>
          <table:table-cell/>
          <table:table-cell table:formula="of:=SUBSTITUTE([.B40];&quot;,&quot;; &quot;.&quot;)" office:value-type="string" office:string-value="vy(40) = 33.3062749627599" calcext:value-type="string">
            <text:p>vy(40) = 33.3062749627599</text:p>
          </table:table-cell>
          <table:table-cell table:number-columns-repeated="4"/>
          <table:table-cell office:value-type="float" office:value="0.0129999997094274" calcext:value-type="float">
            <text:p>1,30E-02</text:p>
          </table:table-cell>
          <table:table-cell table:number-columns-repeated="2"/>
          <table:table-cell office:value-type="float" office:value="33.5548843811303" calcext:value-type="float">
            <text:p>33,554884381130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vy(&quot;; [.A41]; &quot;) = &quot;; [$Planilha1.C42])" office:value-type="string" office:string-value="vy(41) = 33,3621335037244" calcext:value-type="string">
            <text:p>vy(41) = 33,3621335037244</text:p>
          </table:table-cell>
          <table:table-cell/>
          <table:table-cell table:formula="of:=SUBSTITUTE([.B41];&quot;,&quot;; &quot;.&quot;)" office:value-type="string" office:string-value="vy(41) = 33.3621335037244" calcext:value-type="string">
            <text:p>vy(41) = 33.3621335037244</text:p>
          </table:table-cell>
          <table:table-cell table:number-columns-repeated="4"/>
          <table:table-cell office:value-type="float" office:value="0.0133333330353101" calcext:value-type="float">
            <text:p>1,33E-02</text:p>
          </table:table-cell>
          <table:table-cell table:number-columns-repeated="2"/>
          <table:table-cell office:value-type="float" office:value="33.6111495357482" calcext:value-type="float">
            <text:p>33,611149535748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vy(&quot;; [.A42]; &quot;) = &quot;; [$Planilha1.C43])" office:value-type="string" office:string-value="vy(42) = 33,421427329058" calcext:value-type="string">
            <text:p>vy(42) = 33,421427329058</text:p>
          </table:table-cell>
          <table:table-cell/>
          <table:table-cell table:formula="of:=SUBSTITUTE([.B42];&quot;,&quot;; &quot;.&quot;)" office:value-type="string" office:string-value="vy(42) = 33.421427329058" calcext:value-type="string">
            <text:p>vy(42) = 33.421427329058</text:p>
          </table:table-cell>
          <table:table-cell table:number-columns-repeated="4"/>
          <table:table-cell office:value-type="float" office:value="0.0136666663611929" calcext:value-type="float">
            <text:p>1,37E-02</text:p>
          </table:table-cell>
          <table:table-cell table:number-columns-repeated="2"/>
          <table:table-cell office:value-type="float" office:value="33.6697667967814" calcext:value-type="float">
            <text:p>33,669766796781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vy(&quot;; [.A43]; &quot;) = &quot;; [$Planilha1.C44])" office:value-type="string" office:string-value="vy(43) = 33,4828527026154" calcext:value-type="string">
            <text:p>vy(43) = 33,4828527026154</text:p>
          </table:table-cell>
          <table:table-cell/>
          <table:table-cell table:formula="of:=SUBSTITUTE([.B43];&quot;,&quot;; &quot;.&quot;)" office:value-type="string" office:string-value="vy(43) = 33.4828527026154" calcext:value-type="string">
            <text:p>vy(43) = 33.4828527026154</text:p>
          </table:table-cell>
          <table:table-cell table:number-columns-repeated="4"/>
          <table:table-cell office:value-type="float" office:value="0.0139999996870756" calcext:value-type="float">
            <text:p>1,40E-02</text:p>
          </table:table-cell>
          <table:table-cell table:number-columns-repeated="2"/>
          <table:table-cell office:value-type="float" office:value="33.7307622277692" calcext:value-type="float">
            <text:p>33,730762227769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vy(&quot;; [.A44]; &quot;) = &quot;; [$Planilha1.C45])" office:value-type="string" office:string-value="vy(44) = 33,5446907984715" calcext:value-type="string">
            <text:p>vy(44) = 33,5446907984715</text:p>
          </table:table-cell>
          <table:table-cell/>
          <table:table-cell table:formula="of:=SUBSTITUTE([.B44];&quot;,&quot;; &quot;.&quot;)" office:value-type="string" office:string-value="vy(44) = 33.5446907984715" calcext:value-type="string">
            <text:p>vy(44) = 33.5446907984715</text:p>
          </table:table-cell>
          <table:table-cell table:number-columns-repeated="4"/>
          <table:table-cell office:value-type="float" office:value="0.0143333330129584" calcext:value-type="float">
            <text:p>1,43E-02</text:p>
          </table:table-cell>
          <table:table-cell table:number-columns-repeated="2"/>
          <table:table-cell office:value-type="float" office:value="33.7941580472786" calcext:value-type="float">
            <text:p>33,794158047278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vy(&quot;; [.A45]; &quot;) = &quot;; [$Planilha1.C46])" office:value-type="string" office:string-value="vy(45) = 33,6060760441957" calcext:value-type="string">
            <text:p>vy(45) = 33,6060760441957</text:p>
          </table:table-cell>
          <table:table-cell/>
          <table:table-cell table:formula="of:=SUBSTITUTE([.B45];&quot;,&quot;; &quot;.&quot;)" office:value-type="string" office:string-value="vy(45) = 33.6060760441957" calcext:value-type="string">
            <text:p>vy(45) = 33.6060760441957</text:p>
          </table:table-cell>
          <table:table-cell table:number-columns-repeated="4"/>
          <table:table-cell office:value-type="float" office:value="0.0146666663388411" calcext:value-type="float">
            <text:p>1,47E-02</text:p>
          </table:table-cell>
          <table:table-cell table:number-columns-repeated="2"/>
          <table:table-cell office:value-type="float" office:value="33.8599724381983" calcext:value-type="float">
            <text:p>33,859972438198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vy(&quot;; [.A46]; &quot;) = &quot;; [$Planilha1.C47])" office:value-type="string" office:string-value="vy(46) = 33,6677655567378" calcext:value-type="string">
            <text:p>vy(46) = 33,6677655567378</text:p>
          </table:table-cell>
          <table:table-cell/>
          <table:table-cell table:formula="of:=SUBSTITUTE([.B46];&quot;,&quot;; &quot;.&quot;)" office:value-type="string" office:string-value="vy(46) = 33.6677655567378" calcext:value-type="string">
            <text:p>vy(46) = 33.6677655567378</text:p>
          </table:table-cell>
          <table:table-cell table:number-columns-repeated="4"/>
          <table:table-cell office:value-type="float" office:value="0.0149999996647239" calcext:value-type="float">
            <text:p>1,50E-02</text:p>
          </table:table-cell>
          <table:table-cell table:number-columns-repeated="2"/>
          <table:table-cell office:value-type="float" office:value="33.9282193663495" calcext:value-type="float">
            <text:p>33,928219366349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vy(&quot;; [.A47]; &quot;) = &quot;; [$Planilha1.C48])" office:value-type="string" office:string-value="vy(47) = 33,7317899354978" calcext:value-type="string">
            <text:p>vy(47) = 33,7317899354978</text:p>
          </table:table-cell>
          <table:table-cell/>
          <table:table-cell table:formula="of:=SUBSTITUTE([.B47];&quot;,&quot;; &quot;.&quot;)" office:value-type="string" office:string-value="vy(47) = 33.7317899354978" calcext:value-type="string">
            <text:p>vy(47) = 33.7317899354978</text:p>
          </table:table-cell>
          <table:table-cell table:number-columns-repeated="4"/>
          <table:table-cell office:value-type="float" office:value="0.0153333329906066" calcext:value-type="float">
            <text:p>1,53E-02</text:p>
          </table:table-cell>
          <table:table-cell table:number-columns-repeated="2"/>
          <table:table-cell office:value-type="float" office:value="33.9989084090032" calcext:value-type="float">
            <text:p>33,998908409003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vy(&quot;; [.A48]; &quot;) = &quot;; [$Planilha1.C49])" office:value-type="string" office:string-value="vy(48) = 33,800192993472" calcext:value-type="string">
            <text:p>vy(48) = 33,800192993472</text:p>
          </table:table-cell>
          <table:table-cell/>
          <table:table-cell table:formula="of:=SUBSTITUTE([.B48];&quot;,&quot;; &quot;.&quot;)" office:value-type="string" office:string-value="vy(48) = 33.800192993472" calcext:value-type="string">
            <text:p>vy(48) = 33.800192993472</text:p>
          </table:table-cell>
          <table:table-cell table:number-columns-repeated="4"/>
          <table:table-cell office:value-type="float" office:value="0.0156666663164894" calcext:value-type="float">
            <text:p>1,57E-02</text:p>
          </table:table-cell>
          <table:table-cell table:number-columns-repeated="2"/>
          <table:table-cell office:value-type="float" office:value="34.0720445938642" calcext:value-type="float">
            <text:p>34,072044593864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vy(&quot;; [.A49]; &quot;) = &quot;; [$Planilha1.C50])" office:value-type="string" office:string-value="vy(49) = 33,8737540489125" calcext:value-type="string">
            <text:p>vy(49) = 33,8737540489125</text:p>
          </table:table-cell>
          <table:table-cell/>
          <table:table-cell table:formula="of:=SUBSTITUTE([.B49];&quot;,&quot;; &quot;.&quot;)" office:value-type="string" office:string-value="vy(49) = 33.8737540489125" calcext:value-type="string">
            <text:p>vy(49) = 33.8737540489125</text:p>
          </table:table-cell>
          <table:table-cell table:number-columns-repeated="4"/>
          <table:table-cell office:value-type="float" office:value="0.0159999996423721" calcext:value-type="float">
            <text:p>1,60E-02</text:p>
          </table:table-cell>
          <table:table-cell table:number-columns-repeated="2"/>
          <table:table-cell office:value-type="float" office:value="34.1476282490557" calcext:value-type="float">
            <text:p>34,147628249055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vy(&quot;; [.A50]; &quot;) = &quot;; [$Planilha1.C51])" office:value-type="string" office:string-value="vy(50) = 33,9516042483759" calcext:value-type="string">
            <text:p>vy(50) = 33,9516042483759</text:p>
          </table:table-cell>
          <table:table-cell/>
          <table:table-cell table:formula="of:=SUBSTITUTE([.B50];&quot;,&quot;; &quot;.&quot;)" office:value-type="string" office:string-value="vy(50) = 33.9516042483759" calcext:value-type="string">
            <text:p>vy(50) = 33.9516042483759</text:p>
          </table:table-cell>
          <table:table-cell table:number-columns-repeated="4"/>
          <table:table-cell office:value-type="float" office:value="0.0163333329682549" calcext:value-type="float">
            <text:p>1,63E-02</text:p>
          </table:table-cell>
          <table:table-cell table:number-columns-repeated="2"/>
          <table:table-cell office:value-type="float" office:value="34.2256548646083" calcext:value-type="float">
            <text:p>34,225654864608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vy(&quot;; [.A51]; &quot;) = &quot;; [$Planilha1.C52])" office:value-type="string" office:string-value="vy(51) = 34,0319797034419" calcext:value-type="string">
            <text:p>vy(51) = 34,0319797034419</text:p>
          </table:table-cell>
          <table:table-cell/>
          <table:table-cell table:formula="of:=SUBSTITUTE([.B51];&quot;,&quot;; &quot;.&quot;)" office:value-type="string" office:string-value="vy(51) = 34.0319797034419" calcext:value-type="string">
            <text:p>vy(51) = 34.0319797034419</text:p>
          </table:table-cell>
          <table:table-cell table:number-columns-repeated="4"/>
          <table:table-cell office:value-type="float" office:value="0.0166666662941376" calcext:value-type="float">
            <text:p>1,67E-02</text:p>
          </table:table-cell>
          <table:table-cell table:number-columns-repeated="2"/>
          <table:table-cell office:value-type="float" office:value="34.3061149659298" calcext:value-type="float">
            <text:p>34,306114965929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vy(&quot;; [.A52]; &quot;) = &quot;; [$Planilha1.C53])" office:value-type="string" office:string-value="vy(52) = 34,1135078944918" calcext:value-type="string">
            <text:p>vy(52) = 34,1135078944918</text:p>
          </table:table-cell>
          <table:table-cell/>
          <table:table-cell table:formula="of:=SUBSTITUTE([.B52];&quot;,&quot;; &quot;.&quot;)" office:value-type="string" office:string-value="vy(52) = 34.1135078944918" calcext:value-type="string">
            <text:p>vy(52) = 34.1135078944918</text:p>
          </table:table-cell>
          <table:table-cell table:number-columns-repeated="4"/>
          <table:table-cell office:value-type="float" office:value="0.0169999996200204" calcext:value-type="float">
            <text:p>1,70E-02</text:p>
          </table:table-cell>
          <table:table-cell table:number-columns-repeated="2"/>
          <table:table-cell office:value-type="float" office:value="34.3889939996941" calcext:value-type="float">
            <text:p>34,388993999694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vy(&quot;; [.A53]; &quot;) = &quot;; [$Planilha1.C54])" office:value-type="string" office:string-value="vy(53) = 34,1960472163517" calcext:value-type="string">
            <text:p>vy(53) = 34,1960472163517</text:p>
          </table:table-cell>
          <table:table-cell/>
          <table:table-cell table:formula="of:=SUBSTITUTE([.B53];&quot;,&quot;; &quot;.&quot;)" office:value-type="string" office:string-value="vy(53) = 34.1960472163517" calcext:value-type="string">
            <text:p>vy(53) = 34.1960472163517</text:p>
          </table:table-cell>
          <table:table-cell table:number-columns-repeated="4"/>
          <table:table-cell office:value-type="float" office:value="0.0173333329459031" calcext:value-type="float">
            <text:p>1,73E-02</text:p>
          </table:table-cell>
          <table:table-cell table:number-columns-repeated="2"/>
          <table:table-cell office:value-type="float" office:value="34.4742722325615" calcext:value-type="float">
            <text:p>34,474272232561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vy(&quot;; [.A54]; &quot;) = &quot;; [$Planilha1.C55])" office:value-type="string" office:string-value="vy(54) = 34,2804790804602" calcext:value-type="string">
            <text:p>vy(54) = 34,2804790804602</text:p>
          </table:table-cell>
          <table:table-cell/>
          <table:table-cell table:formula="of:=SUBSTITUTE([.B54];&quot;,&quot;; &quot;.&quot;)" office:value-type="string" office:string-value="vy(54) = 34.2804790804602" calcext:value-type="string">
            <text:p>vy(54) = 34.2804790804602</text:p>
          </table:table-cell>
          <table:table-cell table:number-columns-repeated="4"/>
          <table:table-cell office:value-type="float" office:value="0.0176666662717859" calcext:value-type="float">
            <text:p>1,77E-02</text:p>
          </table:table-cell>
          <table:table-cell table:number-columns-repeated="2"/>
          <table:table-cell office:value-type="float" office:value="34.5619246631022" calcext:value-type="float">
            <text:p>34,561924663102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vy(&quot;; [.A55]; &quot;) = &quot;; [$Planilha1.C56])" office:value-type="string" office:string-value="vy(55) = 34,3676889260675" calcext:value-type="string">
            <text:p>vy(55) = 34,3676889260675</text:p>
          </table:table-cell>
          <table:table-cell/>
          <table:table-cell table:formula="of:=SUBSTITUTE([.B55];&quot;,&quot;; &quot;.&quot;)" office:value-type="string" office:string-value="vy(55) = 34.3676889260675" calcext:value-type="string">
            <text:p>vy(55) = 34.3676889260675</text:p>
          </table:table-cell>
          <table:table-cell table:number-columns-repeated="4"/>
          <table:table-cell office:value-type="float" office:value="0.0179999995976687" calcext:value-type="float">
            <text:p>1,80E-02</text:p>
          </table:table-cell>
          <table:table-cell table:number-columns-repeated="2"/>
          <table:table-cell office:value-type="float" office:value="34.6519209472637" calcext:value-type="float">
            <text:p>34,651920947263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vy(&quot;; [.A56]; &quot;) = &quot;; [$Planilha1.C57])" office:value-type="string" office:string-value="vy(56) = 34,4576116098265" calcext:value-type="string">
            <text:p>vy(56) = 34,4576116098265</text:p>
          </table:table-cell>
          <table:table-cell/>
          <table:table-cell table:formula="of:=SUBSTITUTE([.B56];&quot;,&quot;; &quot;.&quot;)" office:value-type="string" office:string-value="vy(56) = 34.4576116098265" calcext:value-type="string">
            <text:p>vy(56) = 34.4576116098265</text:p>
          </table:table-cell>
          <table:table-cell table:number-columns-repeated="4"/>
          <table:table-cell office:value-type="float" office:value="0.0183333329235514" calcext:value-type="float">
            <text:p>1,83E-02</text:p>
          </table:table-cell>
          <table:table-cell table:number-columns-repeated="2"/>
          <table:table-cell office:value-type="float" office:value="34.7442253376832" calcext:value-type="float">
            <text:p>34,744225337683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vy(&quot;; [.A57]; &quot;) = &quot;; [$Planilha1.C58])" office:value-type="string" office:string-value="vy(57) = 34,5491549002508" calcext:value-type="string">
            <text:p>vy(57) = 34,5491549002508</text:p>
          </table:table-cell>
          <table:table-cell/>
          <table:table-cell table:formula="of:=SUBSTITUTE([.B57];&quot;,&quot;; &quot;.&quot;)" office:value-type="string" office:string-value="vy(57) = 34.5491549002508" calcext:value-type="string">
            <text:p>vy(57) = 34.5491549002508</text:p>
          </table:table-cell>
          <table:table-cell table:number-columns-repeated="4"/>
          <table:table-cell office:value-type="float" office:value="0.0186666662494342" calcext:value-type="float">
            <text:p>1,87E-02</text:p>
          </table:table-cell>
          <table:table-cell table:number-columns-repeated="2"/>
          <table:table-cell office:value-type="float" office:value="34.8387966371099" calcext:value-type="float">
            <text:p>34,838796637109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vy(&quot;; [.A58]; &quot;) = &quot;; [$Planilha1.C59])" office:value-type="string" office:string-value="vy(58) = 34,6410968888094" calcext:value-type="string">
            <text:p>vy(58) = 34,6410968888094</text:p>
          </table:table-cell>
          <table:table-cell/>
          <table:table-cell table:formula="of:=SUBSTITUTE([.B58];&quot;,&quot;; &quot;.&quot;)" office:value-type="string" office:string-value="vy(58) = 34.6410968888094" calcext:value-type="string">
            <text:p>vy(58) = 34.6410968888094</text:p>
          </table:table-cell>
          <table:table-cell table:number-columns-repeated="4"/>
          <table:table-cell office:value-type="float" office:value="0.0189999995753169" calcext:value-type="float">
            <text:p>1,90E-02</text:p>
          </table:table-cell>
          <table:table-cell table:number-columns-repeated="2"/>
          <table:table-cell office:value-type="float" office:value="34.9355881661653" calcext:value-type="float">
            <text:p>34,935588166165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vy(&quot;; [.A59]; &quot;) = &quot;; [$Planilha1.C60])" office:value-type="string" office:string-value="vy(59) = 34,7332431122168" calcext:value-type="string">
            <text:p>vy(59) = 34,7332431122168</text:p>
          </table:table-cell>
          <table:table-cell/>
          <table:table-cell table:formula="of:=SUBSTITUTE([.B59];&quot;,&quot;; &quot;.&quot;)" office:value-type="string" office:string-value="vy(59) = 34.7332431122168" calcext:value-type="string">
            <text:p>vy(59) = 34.7332431122168</text:p>
          </table:table-cell>
          <table:table-cell table:number-columns-repeated="4"/>
          <table:table-cell office:value-type="float" office:value="0.0193333329011997" calcext:value-type="float">
            <text:p>1,93E-02</text:p>
          </table:table-cell>
          <table:table-cell table:number-columns-repeated="2"/>
          <table:table-cell office:value-type="float" office:value="35.0345477456277" calcext:value-type="float">
            <text:p>35,034547745627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vy(&quot;; [.A60]; &quot;) = &quot;; [$Planilha1.C61])" office:value-type="string" office:string-value="vy(60) = 34,8268739453723" calcext:value-type="string">
            <text:p>vy(60) = 34,8268739453723</text:p>
          </table:table-cell>
          <table:table-cell/>
          <table:table-cell table:formula="of:=SUBSTITUTE([.B60];&quot;,&quot;; &quot;.&quot;)" office:value-type="string" office:string-value="vy(60) = 34.8268739453723" calcext:value-type="string">
            <text:p>vy(60) = 34.8268739453723</text:p>
          </table:table-cell>
          <table:table-cell table:number-columns-repeated="4"/>
          <table:table-cell office:value-type="float" office:value="0.0196666662270824" calcext:value-type="float">
            <text:p>1,97E-02</text:p>
          </table:table-cell>
          <table:table-cell table:number-columns-repeated="2"/>
          <table:table-cell office:value-type="float" office:value="35.1356176933905" calcext:value-type="float">
            <text:p>35,135617693390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vy(&quot;; [.A61]; &quot;) = &quot;; [$Planilha1.C62])" office:value-type="string" office:string-value="vy(61) = 34,9240327943711" calcext:value-type="string">
            <text:p>vy(61) = 34,9240327943711</text:p>
          </table:table-cell>
          <table:table-cell/>
          <table:table-cell table:formula="of:=SUBSTITUTE([.B61];&quot;,&quot;; &quot;.&quot;)" office:value-type="string" office:string-value="vy(61) = 34.9240327943711" calcext:value-type="string">
            <text:p>vy(61) = 34.9240327943711</text:p>
          </table:table-cell>
          <table:table-cell table:number-columns-repeated="4"/>
          <table:table-cell office:value-type="float" office:value="0.0199999995529652" calcext:value-type="float">
            <text:p>2,00E-02</text:p>
          </table:table-cell>
          <table:table-cell table:number-columns-repeated="2"/>
          <table:table-cell office:value-type="float" office:value="35.2387348362015" calcext:value-type="float">
            <text:p>35,238734836201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vy(&quot;; [.A62]; &quot;) = &quot;; [$Planilha1.C63])" office:value-type="string" office:string-value="vy(62) = 35,0261113760019" calcext:value-type="string">
            <text:p>vy(62) = 35,0261113760019</text:p>
          </table:table-cell>
          <table:table-cell/>
          <table:table-cell table:formula="of:=SUBSTITUTE([.B62];&quot;,&quot;; &quot;.&quot;)" office:value-type="string" office:string-value="vy(62) = 35.0261113760019" calcext:value-type="string">
            <text:p>vy(62) = 35.0261113760019</text:p>
          </table:table-cell>
          <table:table-cell table:number-columns-repeated="4"/>
          <table:table-cell office:value-type="float" office:value="0.0203333328788479" calcext:value-type="float">
            <text:p>2,03E-02</text:p>
          </table:table-cell>
          <table:table-cell table:number-columns-repeated="2"/>
          <table:table-cell office:value-type="float" office:value="35.3438305362532" calcext:value-type="float">
            <text:p>35,343830536253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vy(&quot;; [.A63]; &quot;) = &quot;; [$Planilha1.C64])" office:value-type="string" office:string-value="vy(63) = 35,132773808341" calcext:value-type="string">
            <text:p>vy(63) = 35,132773808341</text:p>
          </table:table-cell>
          <table:table-cell/>
          <table:table-cell table:formula="of:=SUBSTITUTE([.B63];&quot;,&quot;; &quot;.&quot;)" office:value-type="string" office:string-value="vy(63) = 35.132773808341" calcext:value-type="string">
            <text:p>vy(63) = 35.132773808341</text:p>
          </table:table-cell>
          <table:table-cell table:number-columns-repeated="4"/>
          <table:table-cell office:value-type="float" office:value="0.0206666662047307" calcext:value-type="float">
            <text:p>2,07E-02</text:p>
          </table:table-cell>
          <table:table-cell table:number-columns-repeated="2"/>
          <table:table-cell office:value-type="float" office:value="35.4508307326496" calcext:value-type="float">
            <text:p>35,450830732649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vy(&quot;; [.A64]; &quot;) = &quot;; [$Planilha1.C65])" office:value-type="string" office:string-value="vy(64) = 35,2420528087331" calcext:value-type="string">
            <text:p>vy(64) = 35,2420528087331</text:p>
          </table:table-cell>
          <table:table-cell/>
          <table:table-cell table:formula="of:=SUBSTITUTE([.B64];&quot;,&quot;; &quot;.&quot;)" office:value-type="string" office:string-value="vy(64) = 35.2420528087331" calcext:value-type="string">
            <text:p>vy(64) = 35.2420528087331</text:p>
          </table:table-cell>
          <table:table-cell table:number-columns-repeated="4"/>
          <table:table-cell office:value-type="float" office:value="0.0209999995306134" calcext:value-type="float">
            <text:p>2,10E-02</text:p>
          </table:table-cell>
          <table:table-cell table:number-columns-repeated="2"/>
          <table:table-cell office:value-type="float" office:value="35.5596559977379" calcext:value-type="float">
            <text:p>35,559655997737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vy(&quot;; [.A65]; &quot;) = &quot;; [$Planilha1.C66])" office:value-type="string" office:string-value="vy(65) = 35,3515870273656" calcext:value-type="string">
            <text:p>vy(65) = 35,3515870273656</text:p>
          </table:table-cell>
          <table:table-cell/>
          <table:table-cell table:formula="of:=SUBSTITUTE([.B65];&quot;,&quot;; &quot;.&quot;)" office:value-type="string" office:string-value="vy(65) = 35.3515870273656" calcext:value-type="string">
            <text:p>vy(65) = 35.3515870273656</text:p>
          </table:table-cell>
          <table:table-cell table:number-columns-repeated="4"/>
          <table:table-cell office:value-type="float" office:value="0.0213333328564962" calcext:value-type="float">
            <text:p>2,13E-02</text:p>
          </table:table-cell>
          <table:table-cell table:number-columns-repeated="2"/>
          <table:table-cell office:value-type="float" office:value="35.6702216082499" calcext:value-type="float">
            <text:p>35,6702216082499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vy(&quot;; [.A66]; &quot;) = &quot;; [$Planilha1.C67])" office:value-type="string" office:string-value="vy(66) = 35,4601048562513" calcext:value-type="string">
            <text:p>vy(66) = 35,4601048562513</text:p>
          </table:table-cell>
          <table:table-cell/>
          <table:table-cell table:formula="of:=SUBSTITUTE([.B66];&quot;,&quot;; &quot;.&quot;)" office:value-type="string" office:string-value="vy(66) = 35.4601048562513" calcext:value-type="string">
            <text:p>vy(66) = 35.4601048562513</text:p>
          </table:table-cell>
          <table:table-cell table:number-columns-repeated="4"/>
          <table:table-cell office:value-type="float" office:value="0.0216666661823789" calcext:value-type="float">
            <text:p>2,17E-02</text:p>
          </table:table-cell>
          <table:table-cell table:number-columns-repeated="2"/>
          <table:table-cell office:value-type="float" office:value="35.7824376311603" calcext:value-type="float">
            <text:p>35,782437631160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vy(&quot;; [.A67]; &quot;) = &quot;; [$Planilha1.C68])" office:value-type="string" office:string-value="vy(67) = 35,5680687280991" calcext:value-type="string">
            <text:p>vy(67) = 35,5680687280991</text:p>
          </table:table-cell>
          <table:table-cell/>
          <table:table-cell table:formula="of:=SUBSTITUTE([.B67];&quot;,&quot;; &quot;.&quot;)" office:value-type="string" office:string-value="vy(67) = 35.5680687280991" calcext:value-type="string">
            <text:p>vy(67) = 35.5680687280991</text:p>
          </table:table-cell>
          <table:table-cell table:number-columns-repeated="4"/>
          <table:table-cell office:value-type="float" office:value="0.0219999995082617" calcext:value-type="float">
            <text:p>2,20E-02</text:p>
          </table:table-cell>
          <table:table-cell table:number-columns-repeated="2"/>
          <table:table-cell office:value-type="float" office:value="35.8962090241252" calcext:value-type="float">
            <text:p>35,8962090241252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vy(&quot;; [.A68]; &quot;) = &quot;; [$Planilha1.C69])" office:value-type="string" office:string-value="vy(68) = 35,6770352547097" calcext:value-type="string">
            <text:p>vy(68) = 35,6770352547097</text:p>
          </table:table-cell>
          <table:table-cell/>
          <table:table-cell table:formula="of:=SUBSTITUTE([.B68];&quot;,&quot;; &quot;.&quot;)" office:value-type="string" office:string-value="vy(68) = 35.6770352547097" calcext:value-type="string">
            <text:p>vy(68) = 35.6770352547097</text:p>
          </table:table-cell>
          <table:table-cell table:number-columns-repeated="4"/>
          <table:table-cell office:value-type="float" office:value="0.0223333328341444" calcext:value-type="float">
            <text:p>2,23E-02</text:p>
          </table:table-cell>
          <table:table-cell table:number-columns-repeated="2"/>
          <table:table-cell office:value-type="float" office:value="36.011435750326" calcext:value-type="float">
            <text:p>36,01143575032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vy(&quot;; [.A69]; &quot;) = &quot;; [$Planilha1.C70])" office:value-type="string" office:string-value="vy(69) = 35,7882725059149" calcext:value-type="string">
            <text:p>vy(69) = 35,7882725059149</text:p>
          </table:table-cell>
          <table:table-cell/>
          <table:table-cell table:formula="of:=SUBSTITUTE([.B69];&quot;,&quot;; &quot;.&quot;)" office:value-type="string" office:string-value="vy(69) = 35.7882725059149" calcext:value-type="string">
            <text:p>vy(69) = 35.7882725059149</text:p>
          </table:table-cell>
          <table:table-cell table:number-columns-repeated="4"/>
          <table:table-cell office:value-type="float" office:value="0.0226666661600272" calcext:value-type="float">
            <text:p>2,27E-02</text:p>
          </table:table-cell>
          <table:table-cell table:number-columns-repeated="2"/>
          <table:table-cell office:value-type="float" office:value="36.128012907505" calcext:value-type="float">
            <text:p>36,12801290750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vy(&quot;; [.A70]; &quot;) = &quot;; [$Planilha1.C71])" office:value-type="string" office:string-value="vy(70) = 35,9017398620618" calcext:value-type="string">
            <text:p>vy(70) = 35,9017398620618</text:p>
          </table:table-cell>
          <table:table-cell/>
          <table:table-cell table:formula="of:=SUBSTITUTE([.B70];&quot;,&quot;; &quot;.&quot;)" office:value-type="string" office:string-value="vy(70) = 35.9017398620618" calcext:value-type="string">
            <text:p>vy(70) = 35.9017398620618</text:p>
          </table:table-cell>
          <table:table-cell table:number-columns-repeated="4"/>
          <table:table-cell office:value-type="float" office:value="0.0229999994859099" calcext:value-type="float">
            <text:p>2,30E-02</text:p>
          </table:table-cell>
          <table:table-cell table:number-columns-repeated="2"/>
          <table:table-cell office:value-type="float" office:value="36.2458308709362" calcext:value-type="float">
            <text:p>36,245830870936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vy(&quot;; [.A71]; &quot;) = &quot;; [$Planilha1.C72])" office:value-type="string" office:string-value="vy(71) = 36,0162307776619" calcext:value-type="string">
            <text:p>vy(71) = 36,0162307776619</text:p>
          </table:table-cell>
          <table:table-cell/>
          <table:table-cell table:formula="of:=SUBSTITUTE([.B71];&quot;,&quot;; &quot;.&quot;)" office:value-type="string" office:string-value="vy(71) = 36.0162307776619" calcext:value-type="string">
            <text:p>vy(71) = 36.0162307776619</text:p>
          </table:table-cell>
          <table:table-cell table:number-columns-repeated="4"/>
          <table:table-cell office:value-type="float" office:value="0.0233333328117927" calcext:value-type="float">
            <text:p>2,33E-02</text:p>
          </table:table-cell>
          <table:table-cell table:number-columns-repeated="2"/>
          <table:table-cell office:value-type="float" office:value="36.3647754500415" calcext:value-type="float">
            <text:p>36,364775450041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vy(&quot;; [.A72]; &quot;) = &quot;; [$Planilha1.C73])" office:value-type="string" office:string-value="vy(72) = 36,1305355840331" calcext:value-type="string">
            <text:p>vy(72) = 36,1305355840331</text:p>
          </table:table-cell>
          <table:table-cell/>
          <table:table-cell table:formula="of:=SUBSTITUTE([.B72];&quot;,&quot;; &quot;.&quot;)" office:value-type="string" office:string-value="vy(72) = 36.1305355840331" calcext:value-type="string">
            <text:p>vy(72) = 36.1305355840331</text:p>
          </table:table-cell>
          <table:table-cell table:number-columns-repeated="4"/>
          <table:table-cell office:value-type="float" office:value="0.0236666661376754" calcext:value-type="float">
            <text:p>2,37E-02</text:p>
          </table:table-cell>
          <table:table-cell table:number-columns-repeated="2"/>
          <table:table-cell office:value-type="float" office:value="36.4847280583179" calcext:value-type="float">
            <text:p>36,484728058317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vy(&quot;; [.A73]; &quot;) = &quot;; [$Planilha1.C74])" office:value-type="string" office:string-value="vy(73) = 36,2446418230204" calcext:value-type="string">
            <text:p>vy(73) = 36,2446418230204</text:p>
          </table:table-cell>
          <table:table-cell/>
          <table:table-cell table:formula="of:=SUBSTITUTE([.B73];&quot;,&quot;; &quot;.&quot;)" office:value-type="string" office:string-value="vy(73) = 36.2446418230204" calcext:value-type="string">
            <text:p>vy(73) = 36.2446418230204</text:p>
          </table:table-cell>
          <table:table-cell table:number-columns-repeated="4"/>
          <table:table-cell office:value-type="float" office:value="0.0239999994635582" calcext:value-type="float">
            <text:p>2,40E-02</text:p>
          </table:table-cell>
          <table:table-cell table:number-columns-repeated="2"/>
          <table:table-cell office:value-type="float" office:value="36.6055658962118" calcext:value-type="float">
            <text:p>36,605565896211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vy(&quot;; [.A74]; &quot;) = &quot;; [$Planilha1.C75])" office:value-type="string" office:string-value="vy(74) = 36,3599296492745" calcext:value-type="string">
            <text:p>vy(74) = 36,3599296492745</text:p>
          </table:table-cell>
          <table:table-cell/>
          <table:table-cell table:formula="of:=SUBSTITUTE([.B74];&quot;,&quot;; &quot;.&quot;)" office:value-type="string" office:string-value="vy(74) = 36.3599296492745" calcext:value-type="string">
            <text:p>vy(74) = 36.3599296492745</text:p>
          </table:table-cell>
          <table:table-cell table:number-columns-repeated="4"/>
          <table:table-cell office:value-type="float" office:value="0.0243333327894409" calcext:value-type="float">
            <text:p>2,43E-02</text:p>
          </table:table-cell>
          <table:table-cell table:number-columns-repeated="2"/>
          <table:table-cell office:value-type="float" office:value="36.7271621465342" calcext:value-type="float">
            <text:p>36,727162146534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vy(&quot;; [.A75]; &quot;) = &quot;; [$Planilha1.C76])" office:value-type="string" office:string-value="vy(75) = 36,4781106173313" calcext:value-type="string">
            <text:p>vy(75) = 36,4781106173313</text:p>
          </table:table-cell>
          <table:table-cell/>
          <table:table-cell table:formula="of:=SUBSTITUTE([.B75];&quot;,&quot;; &quot;.&quot;)" office:value-type="string" office:string-value="vy(75) = 36.4781106173313" calcext:value-type="string">
            <text:p>vy(75) = 36.4781106173313</text:p>
          </table:table-cell>
          <table:table-cell table:number-columns-repeated="4"/>
          <table:table-cell office:value-type="float" office:value="0.0246666661153237" calcext:value-type="float">
            <text:p>2,47E-02</text:p>
          </table:table-cell>
          <table:table-cell table:number-columns-repeated="2"/>
          <table:table-cell office:value-type="float" office:value="36.8493861819778" calcext:value-type="float">
            <text:p>36,849386181977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vy(&quot;; [.A76]; &quot;) = &quot;; [$Planilha1.C77])" office:value-type="string" office:string-value="vy(76) = 36,5996912234443" calcext:value-type="string">
            <text:p>vy(76) = 36,5996912234443</text:p>
          </table:table-cell>
          <table:table-cell/>
          <table:table-cell table:formula="of:=SUBSTITUTE([.B76];&quot;,&quot;; &quot;.&quot;)" office:value-type="string" office:string-value="vy(76) = 36.5996912234443" calcext:value-type="string">
            <text:p>vy(76) = 36.5996912234443</text:p>
          </table:table-cell>
          <table:table-cell table:number-columns-repeated="4"/>
          <table:table-cell office:value-type="float" office:value="0.0249999994412065" calcext:value-type="float">
            <text:p>2,50E-02</text:p>
          </table:table-cell>
          <table:table-cell table:number-columns-repeated="2"/>
          <table:table-cell office:value-type="float" office:value="36.9721037842655" calcext:value-type="float">
            <text:p>36,972103784265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vy(&quot;; [.A77]; &quot;) = &quot;; [$Planilha1.C78])" office:value-type="string" office:string-value="vy(77) = 36,7231933504395" calcext:value-type="string">
            <text:p>vy(77) = 36,7231933504395</text:p>
          </table:table-cell>
          <table:table-cell/>
          <table:table-cell table:formula="of:=SUBSTITUTE([.B77];&quot;,&quot;; &quot;.&quot;)" office:value-type="string" office:string-value="vy(77) = 36.7231933504395" calcext:value-type="string">
            <text:p>vy(77) = 36.7231933504395</text:p>
          </table:table-cell>
          <table:table-cell table:number-columns-repeated="4"/>
          <table:table-cell office:value-type="float" office:value="0.0253333327670892" calcext:value-type="float">
            <text:p>2,53E-02</text:p>
          </table:table-cell>
          <table:table-cell table:number-columns-repeated="2"/>
          <table:table-cell office:value-type="float" office:value="37.0951773744215" calcext:value-type="float">
            <text:p>37,095177374421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vy(&quot;; [.A78]; &quot;) = &quot;; [$Planilha1.C79])" office:value-type="string" office:string-value="vy(78) = 36,8458420906925" calcext:value-type="string">
            <text:p>vy(78) = 36,8458420906925</text:p>
          </table:table-cell>
          <table:table-cell/>
          <table:table-cell table:formula="of:=SUBSTITUTE([.B78];&quot;,&quot;; &quot;.&quot;)" office:value-type="string" office:string-value="vy(78) = 36.8458420906925" calcext:value-type="string">
            <text:p>vy(78) = 36.8458420906925</text:p>
          </table:table-cell>
          <table:table-cell table:number-columns-repeated="4"/>
          <table:table-cell office:value-type="float" office:value="0.025666666092972" calcext:value-type="float">
            <text:p>2,57E-02</text:p>
          </table:table-cell>
          <table:table-cell table:number-columns-repeated="2"/>
          <table:table-cell office:value-type="float" office:value="37.2184662536316" calcext:value-type="float">
            <text:p>37,218466253631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vy(&quot;; [.A79]; &quot;) = &quot;; [$Planilha1.C80])" office:value-type="string" office:string-value="vy(79) = 36,9653088882405" calcext:value-type="string">
            <text:p>vy(79) = 36,9653088882405</text:p>
          </table:table-cell>
          <table:table-cell/>
          <table:table-cell table:formula="of:=SUBSTITUTE([.B79];&quot;,&quot;; &quot;.&quot;)" office:value-type="string" office:string-value="vy(79) = 36.9653088882405" calcext:value-type="string">
            <text:p>vy(79) = 36.9653088882405</text:p>
          </table:table-cell>
          <table:table-cell table:number-columns-repeated="4"/>
          <table:table-cell office:value-type="float" office:value="0.0259999994188547" calcext:value-type="float">
            <text:p>2,60E-02</text:p>
          </table:table-cell>
          <table:table-cell table:number-columns-repeated="2"/>
          <table:table-cell office:value-type="float" office:value="37.341826854123" calcext:value-type="float">
            <text:p>37,34182685412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vy(&quot;; [.A80]; &quot;) = &quot;; [$Planilha1.C81])" office:value-type="string" office:string-value="vy(80) = 37,0812413261954" calcext:value-type="string">
            <text:p>vy(80) = 37,0812413261954</text:p>
          </table:table-cell>
          <table:table-cell/>
          <table:table-cell table:formula="of:=SUBSTITUTE([.B80];&quot;,&quot;; &quot;.&quot;)" office:value-type="string" office:string-value="vy(80) = 37.0812413261954" calcext:value-type="string">
            <text:p>vy(80) = 37.0812413261954</text:p>
          </table:table-cell>
          <table:table-cell table:number-columns-repeated="4"/>
          <table:table-cell office:value-type="float" office:value="0.0263333327447375" calcext:value-type="float">
            <text:p>2,63E-02</text:p>
          </table:table-cell>
          <table:table-cell table:number-columns-repeated="2"/>
          <table:table-cell office:value-type="float" office:value="37.4651129994704" calcext:value-type="float">
            <text:p>37,465112999470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vy(&quot;; [.A81]; &quot;) = &quot;; [$Planilha1.C82])" office:value-type="string" office:string-value="vy(81) = 37,1954122038426" calcext:value-type="string">
            <text:p>vy(81) = 37,1954122038426</text:p>
          </table:table-cell>
          <table:table-cell/>
          <table:table-cell table:formula="of:=SUBSTITUTE([.B81];&quot;,&quot;; &quot;.&quot;)" office:value-type="string" office:string-value="vy(81) = 37.1954122038426" calcext:value-type="string">
            <text:p>vy(81) = 37.1954122038426</text:p>
          </table:table-cell>
          <table:table-cell table:number-columns-repeated="4"/>
          <table:table-cell office:value-type="float" office:value="0.0266666660706202" calcext:value-type="float">
            <text:p>2,67E-02</text:p>
          </table:table-cell>
          <table:table-cell table:number-columns-repeated="2"/>
          <table:table-cell office:value-type="float" office:value="37.5881761737044" calcext:value-type="float">
            <text:p>37,588176173704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vy(&quot;; [.A82]; &quot;) = &quot;; [$Planilha1.C83])" office:value-type="string" office:string-value="vy(82) = 37,3103405976688" calcext:value-type="string">
            <text:p>vy(82) = 37,3103405976688</text:p>
          </table:table-cell>
          <table:table-cell/>
          <table:table-cell table:formula="of:=SUBSTITUTE([.B82];&quot;,&quot;; &quot;.&quot;)" office:value-type="string" office:string-value="vy(82) = 37.3103405976688" calcext:value-type="string">
            <text:p>vy(82) = 37.3103405976688</text:p>
          </table:table-cell>
          <table:table-cell table:number-columns-repeated="4"/>
          <table:table-cell office:value-type="float" office:value="0.026999999396503" calcext:value-type="float">
            <text:p>2,70E-02</text:p>
          </table:table-cell>
          <table:table-cell table:number-columns-repeated="2"/>
          <table:table-cell office:value-type="float" office:value="37.7108657985766" calcext:value-type="float">
            <text:p>37,710865798576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vy(&quot;; [.A83]; &quot;) = &quot;; [$Planilha1.C84])" office:value-type="string" office:string-value="vy(83) = 37,4274084701068" calcext:value-type="string">
            <text:p>vy(83) = 37,4274084701068</text:p>
          </table:table-cell>
          <table:table-cell/>
          <table:table-cell table:formula="of:=SUBSTITUTE([.B83];&quot;,&quot;; &quot;.&quot;)" office:value-type="string" office:string-value="vy(83) = 37.4274084701068" calcext:value-type="string">
            <text:p>vy(83) = 37.4274084701068</text:p>
          </table:table-cell>
          <table:table-cell table:number-columns-repeated="4"/>
          <table:table-cell office:value-type="float" office:value="0.0273333327223857" calcext:value-type="float">
            <text:p>2,73E-02</text:p>
          </table:table-cell>
          <table:table-cell table:number-columns-repeated="2"/>
          <table:table-cell office:value-type="float" office:value="37.8330295183092" calcext:value-type="float">
            <text:p>37,833029518309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vy(&quot;; [.A84]; &quot;) = &quot;; [$Planilha1.C85])" office:value-type="string" office:string-value="vy(84) = 37,5459018453862" calcext:value-type="string">
            <text:p>vy(84) = 37,5459018453862</text:p>
          </table:table-cell>
          <table:table-cell/>
          <table:table-cell table:formula="of:=SUBSTITUTE([.B84];&quot;,&quot;; &quot;.&quot;)" office:value-type="string" office:string-value="vy(84) = 37.5459018453862" calcext:value-type="string">
            <text:p>vy(84) = 37.5459018453862</text:p>
          </table:table-cell>
          <table:table-cell table:number-columns-repeated="4"/>
          <table:table-cell office:value-type="float" office:value="0.0276666660482685" calcext:value-type="float">
            <text:p>2,77E-02</text:p>
          </table:table-cell>
          <table:table-cell table:number-columns-repeated="2"/>
          <table:table-cell office:value-type="float" office:value="37.9545134911364" calcext:value-type="float">
            <text:p>37,954513491136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vy(&quot;; [.A85]; &quot;) = &quot;; [$Planilha1.C86])" office:value-type="string" office:string-value="vy(85) = 37,6637012391666" calcext:value-type="string">
            <text:p>vy(85) = 37,6637012391666</text:p>
          </table:table-cell>
          <table:table-cell/>
          <table:table-cell table:formula="of:=SUBSTITUTE([.B85];&quot;,&quot;; &quot;.&quot;)" office:value-type="string" office:string-value="vy(85) = 37.6637012391666" calcext:value-type="string">
            <text:p>vy(85) = 37.6637012391666</text:p>
          </table:table-cell>
          <table:table-cell table:number-columns-repeated="4"/>
          <table:table-cell office:value-type="float" office:value="0.0279999993741512" calcext:value-type="float">
            <text:p>2,80E-02</text:p>
          </table:table-cell>
          <table:table-cell table:number-columns-repeated="2"/>
          <table:table-cell office:value-type="float" office:value="38.0751626869253" calcext:value-type="float">
            <text:p>38,075162686925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vy(&quot;; [.A86]; &quot;) = &quot;; [$Planilha1.C87])" office:value-type="string" office:string-value="vy(86) = 37,7790539519347" calcext:value-type="string">
            <text:p>vy(86) = 37,7790539519347</text:p>
          </table:table-cell>
          <table:table-cell/>
          <table:table-cell table:formula="of:=SUBSTITUTE([.B86];&quot;,&quot;; &quot;.&quot;)" office:value-type="string" office:string-value="vy(86) = 37.7790539519347" calcext:value-type="string">
            <text:p>vy(86) = 37.7790539519347</text:p>
          </table:table-cell>
          <table:table-cell table:number-columns-repeated="4"/>
          <table:table-cell office:value-type="float" office:value="0.028333332700034" calcext:value-type="float">
            <text:p>2,83E-02</text:p>
          </table:table-cell>
          <table:table-cell table:number-columns-repeated="2"/>
          <table:table-cell office:value-type="float" office:value="38.1948211901454" calcext:value-type="float">
            <text:p>38,194821190145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vy(&quot;; [.A87]; &quot;) = &quot;; [$Planilha1.C88])" office:value-type="string" office:string-value="vy(87) = 37,8919882950348" calcext:value-type="string">
            <text:p>vy(87) = 37,8919882950348</text:p>
          </table:table-cell>
          <table:table-cell/>
          <table:table-cell table:formula="of:=SUBSTITUTE([.B87];&quot;,&quot;; &quot;.&quot;)" office:value-type="string" office:string-value="vy(87) = 37.8919882950348" calcext:value-type="string">
            <text:p>vy(87) = 37.8919882950348</text:p>
          </table:table-cell>
          <table:table-cell table:number-columns-repeated="4"/>
          <table:table-cell office:value-type="float" office:value="0.0286666660259167" calcext:value-type="float">
            <text:p>2,87E-02</text:p>
          </table:table-cell>
          <table:table-cell table:number-columns-repeated="2"/>
          <table:table-cell office:value-type="float" office:value="38.3133325074398" calcext:value-type="float">
            <text:p>38,313332507439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vy(&quot;; [.A88]; &quot;) = &quot;; [$Planilha1.C89])" office:value-type="string" office:string-value="vy(88) = 38,0041877561462" calcext:value-type="string">
            <text:p>vy(88) = 38,0041877561462</text:p>
          </table:table-cell>
          <table:table-cell/>
          <table:table-cell table:formula="of:=SUBSTITUTE([.B88];&quot;,&quot;; &quot;.&quot;)" office:value-type="string" office:string-value="vy(88) = 38.0041877561462" calcext:value-type="string">
            <text:p>vy(88) = 38.0041877561462</text:p>
          </table:table-cell>
          <table:table-cell table:number-columns-repeated="4"/>
          <table:table-cell office:value-type="float" office:value="0.0289999993517995" calcext:value-type="float">
            <text:p>2,90E-02</text:p>
          </table:table-cell>
          <table:table-cell table:number-columns-repeated="2"/>
          <table:table-cell office:value-type="float" office:value="38.4305398790374" calcext:value-type="float">
            <text:p>38,430539879037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vy(&quot;; [.A89]; &quot;) = &quot;; [$Planilha1.C90])" office:value-type="string" office:string-value="vy(89) = 38,1173679492814" calcext:value-type="string">
            <text:p>vy(89) = 38,1173679492814</text:p>
          </table:table-cell>
          <table:table-cell/>
          <table:table-cell table:formula="of:=SUBSTITUTE([.B89];&quot;,&quot;; &quot;.&quot;)" office:value-type="string" office:string-value="vy(89) = 38.1173679492814" calcext:value-type="string">
            <text:p>vy(89) = 38.1173679492814</text:p>
          </table:table-cell>
          <table:table-cell table:number-columns-repeated="4"/>
          <table:table-cell office:value-type="float" office:value="0.0293333326776822" calcext:value-type="float">
            <text:p>2,93E-02</text:p>
          </table:table-cell>
          <table:table-cell table:number-columns-repeated="2"/>
          <table:table-cell office:value-type="float" office:value="38.5462865932325" calcext:value-type="float">
            <text:p>38,546286593232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vy(&quot;; [.A90]; &quot;) = &quot;; [$Planilha1.C91])" office:value-type="string" office:string-value="vy(90) = 38,2314456840351" calcext:value-type="string">
            <text:p>vy(90) = 38,2314456840351</text:p>
          </table:table-cell>
          <table:table-cell/>
          <table:table-cell table:formula="of:=SUBSTITUTE([.B90];&quot;,&quot;; &quot;.&quot;)" office:value-type="string" office:string-value="vy(90) = 38.2314456840351" calcext:value-type="string">
            <text:p>vy(90) = 38.2314456840351</text:p>
          </table:table-cell>
          <table:table-cell table:number-columns-repeated="4"/>
          <table:table-cell office:value-type="float" office:value="0.029666666003565" calcext:value-type="float">
            <text:p>2,97E-02</text:p>
          </table:table-cell>
          <table:table-cell table:number-columns-repeated="2"/>
          <table:table-cell office:value-type="float" office:value="38.6604163031493" calcext:value-type="float">
            <text:p>38,660416303149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vy(&quot;; [.A91]; &quot;) = &quot;; [$Planilha1.C92])" office:value-type="string" office:string-value="vy(91) = 38,3440502281555" calcext:value-type="string">
            <text:p>vy(91) = 38,3440502281555</text:p>
          </table:table-cell>
          <table:table-cell/>
          <table:table-cell table:formula="of:=SUBSTITUTE([.B91];&quot;,&quot;; &quot;.&quot;)" office:value-type="string" office:string-value="vy(91) = 38.3440502281555" calcext:value-type="string">
            <text:p>vy(91) = 38.3440502281555</text:p>
          </table:table-cell>
          <table:table-cell table:number-columns-repeated="4"/>
          <table:table-cell office:value-type="float" office:value="0.0299999993294477" calcext:value-type="float">
            <text:p>3,00E-02</text:p>
          </table:table-cell>
          <table:table-cell table:number-columns-repeated="2"/>
          <table:table-cell office:value-type="float" office:value="38.7727733450007" calcext:value-type="float">
            <text:p>38,772773345000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vy(&quot;; [.A92]; &quot;) = &quot;; [$Planilha1.C93])" office:value-type="string" office:string-value="vy(92) = 38,4519351256333" calcext:value-type="string">
            <text:p>vy(92) = 38,4519351256333</text:p>
          </table:table-cell>
          <table:table-cell/>
          <table:table-cell table:formula="of:=SUBSTITUTE([.B92];&quot;,&quot;; &quot;.&quot;)" office:value-type="string" office:string-value="vy(92) = 38.4519351256333" calcext:value-type="string">
            <text:p>vy(92) = 38.4519351256333</text:p>
          </table:table-cell>
          <table:table-cell table:number-columns-repeated="4"/>
          <table:table-cell office:value-type="float" office:value="0.0303333326553305" calcext:value-type="float">
            <text:p>3,03E-02</text:p>
          </table:table-cell>
          <table:table-cell table:number-columns-repeated="2"/>
          <table:table-cell office:value-type="float" office:value="38.8832030570436" calcext:value-type="float">
            <text:p>38,883203057043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vy(&quot;; [.A93]; &quot;) = &quot;; [$Planilha1.C94])" office:value-type="string" office:string-value="vy(93) = 38,5533306465348" calcext:value-type="string">
            <text:p>vy(93) = 38,5533306465348</text:p>
          </table:table-cell>
          <table:table-cell/>
          <table:table-cell table:formula="of:=SUBSTITUTE([.B93];&quot;,&quot;; &quot;.&quot;)" office:value-type="string" office:string-value="vy(93) = 38.5533306465348" calcext:value-type="string">
            <text:p>vy(93) = 38.5533306465348</text:p>
          </table:table-cell>
          <table:table-cell table:number-columns-repeated="4"/>
          <table:table-cell office:value-type="float" office:value="0.0306666659812132" calcext:value-type="float">
            <text:p>3,07E-02</text:p>
          </table:table-cell>
          <table:table-cell table:number-columns-repeated="2"/>
          <table:table-cell office:value-type="float" office:value="38.9915520984311" calcext:value-type="float">
            <text:p>38,991552098431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vy(&quot;; [.A94]; &quot;) = &quot;; [$Planilha1.C95])" office:value-type="string" office:string-value="vy(94) = 38,6494240414746" calcext:value-type="string">
            <text:p>vy(94) = 38,6494240414746</text:p>
          </table:table-cell>
          <table:table-cell/>
          <table:table-cell table:formula="of:=SUBSTITUTE([.B94];&quot;,&quot;; &quot;.&quot;)" office:value-type="string" office:string-value="vy(94) = 38.6494240414746" calcext:value-type="string">
            <text:p>vy(94) = 38.6494240414746</text:p>
          </table:table-cell>
          <table:table-cell table:number-columns-repeated="4"/>
          <table:table-cell office:value-type="float" office:value="0.030999999307096" calcext:value-type="float">
            <text:p>3,10E-02</text:p>
          </table:table-cell>
          <table:table-cell table:number-columns-repeated="2"/>
          <table:table-cell office:value-type="float" office:value="39.0976687671592" calcext:value-type="float">
            <text:p>39,097668767159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vy(&quot;; [.A95]; &quot;) = &quot;; [$Planilha1.C96])" office:value-type="string" office:string-value="vy(95) = 38,7436990218055" calcext:value-type="string">
            <text:p>vy(95) = 38,7436990218055</text:p>
          </table:table-cell>
          <table:table-cell/>
          <table:table-cell table:formula="of:=SUBSTITUTE([.B95];&quot;,&quot;; &quot;.&quot;)" office:value-type="string" office:string-value="vy(95) = 38.7436990218055" calcext:value-type="string">
            <text:p>vy(95) = 38.7436990218055</text:p>
          </table:table-cell>
          <table:table-cell table:number-columns-repeated="4"/>
          <table:table-cell office:value-type="float" office:value="0.0313333326329788" calcext:value-type="float">
            <text:p>3,13E-02</text:p>
          </table:table-cell>
          <table:table-cell table:number-columns-repeated="2"/>
          <table:table-cell office:value-type="float" office:value="39.2014033163074" calcext:value-type="float">
            <text:p>39,2014033163074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vy(&quot;; [.A96]; &quot;) = &quot;; [$Planilha1.C97])" office:value-type="string" office:string-value="vy(96) = 38,8394673818246" calcext:value-type="string">
            <text:p>vy(96) = 38,8394673818246</text:p>
          </table:table-cell>
          <table:table-cell/>
          <table:table-cell table:formula="of:=SUBSTITUTE([.B96];&quot;,&quot;; &quot;.&quot;)" office:value-type="string" office:string-value="vy(96) = 38.8394673818246" calcext:value-type="string">
            <text:p>vy(96) = 38.8394673818246</text:p>
          </table:table-cell>
          <table:table-cell table:number-columns-repeated="4"/>
          <table:table-cell office:value-type="float" office:value="0.0316666659588615" calcext:value-type="float">
            <text:p>3,17E-02</text:p>
          </table:table-cell>
          <table:table-cell table:number-columns-repeated="2"/>
          <table:table-cell office:value-type="float" office:value="39.3026082677738" calcext:value-type="float">
            <text:p>39,302608267773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vy(&quot;; [.A97]; &quot;) = &quot;; [$Planilha1.C98])" office:value-type="string" office:string-value="vy(97) = 38,9373785977082" calcext:value-type="string">
            <text:p>vy(97) = 38,9373785977082</text:p>
          </table:table-cell>
          <table:table-cell/>
          <table:table-cell table:formula="of:=SUBSTITUTE([.B97];&quot;,&quot;; &quot;.&quot;)" office:value-type="string" office:string-value="vy(97) = 38.9373785977082" calcext:value-type="string">
            <text:p>vy(97) = 38.9373785977082</text:p>
          </table:table-cell>
          <table:table-cell table:number-columns-repeated="4"/>
          <table:table-cell office:value-type="float" office:value="0.0319999992847443" calcext:value-type="float">
            <text:p>3,20E-02</text:p>
          </table:table-cell>
          <table:table-cell table:number-columns-repeated="2"/>
          <table:table-cell office:value-type="float" office:value="39.4011387227113" calcext:value-type="float">
            <text:p>39,401138722711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vy(&quot;; [.A98]; &quot;) = &quot;; [$Planilha1.C99])" office:value-type="string" office:string-value="vy(98) = 39,0348315284339" calcext:value-type="string">
            <text:p>vy(98) = 39,0348315284339</text:p>
          </table:table-cell>
          <table:table-cell/>
          <table:table-cell table:formula="of:=SUBSTITUTE([.B98];&quot;,&quot;; &quot;.&quot;)" office:value-type="string" office:string-value="vy(98) = 39.0348315284339" calcext:value-type="string">
            <text:p>vy(98) = 39.0348315284339</text:p>
          </table:table-cell>
          <table:table-cell table:number-columns-repeated="4"/>
          <table:table-cell office:value-type="float" office:value="0.032333332610627" calcext:value-type="float">
            <text:p>3,23E-02</text:p>
          </table:table-cell>
          <table:table-cell table:number-columns-repeated="2"/>
          <table:table-cell office:value-type="float" office:value="39.4968526678785" calcext:value-type="float">
            <text:p>39,496852667878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vy(&quot;; [.A99]; &quot;) = &quot;; [$Planilha1.C100])" office:value-type="string" office:string-value="vy(99) = 39,1278383767371" calcext:value-type="string">
            <text:p>vy(99) = 39,1278383767371</text:p>
          </table:table-cell>
          <table:table-cell/>
          <table:table-cell table:formula="of:=SUBSTITUTE([.B99];&quot;,&quot;; &quot;.&quot;)" office:value-type="string" office:string-value="vy(99) = 39.1278383767371" calcext:value-type="string">
            <text:p>vy(99) = 39.1278383767371</text:p>
          </table:table-cell>
          <table:table-cell table:number-columns-repeated="4"/>
          <table:table-cell office:value-type="float" office:value="0.0326666659365098" calcext:value-type="float">
            <text:p>3,27E-02</text:p>
          </table:table-cell>
          <table:table-cell table:number-columns-repeated="2"/>
          <table:table-cell office:value-type="float" office:value="39.589611277128" calcext:value-type="float">
            <text:p>39,58961127712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vy(&quot;; [.A100]; &quot;) = &quot;; [$Planilha1.C101])" office:value-type="string" office:string-value="vy(100) = 39,2139941437588" calcext:value-type="string">
            <text:p>vy(100) = 39,2139941437588</text:p>
          </table:table-cell>
          <table:table-cell/>
          <table:table-cell table:formula="of:=SUBSTITUTE([.B100];&quot;,&quot;; &quot;.&quot;)" office:value-type="string" office:string-value="vy(100) = 39.2139941437588" calcext:value-type="string">
            <text:p>vy(100) = 39.2139941437588</text:p>
          </table:table-cell>
          <table:table-cell table:number-columns-repeated="4"/>
          <table:table-cell office:value-type="float" office:value="0.0329999992623925" calcext:value-type="float">
            <text:p>3,30E-02</text:p>
          </table:table-cell>
          <table:table-cell table:number-columns-repeated="2"/>
          <table:table-cell office:value-type="float" office:value="39.679279207265" calcext:value-type="float">
            <text:p>39,679279207265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vy(&quot;; [.A101]; &quot;) = &quot;; [$Planilha1.C102])" office:value-type="string" office:string-value="vy(101) = 39,2942543394179" calcext:value-type="string">
            <text:p>vy(101) = 39,2942543394179</text:p>
          </table:table-cell>
          <table:table-cell/>
          <table:table-cell table:formula="of:=SUBSTITUTE([.B101];&quot;,&quot;; &quot;.&quot;)" office:value-type="string" office:string-value="vy(101) = 39.2942543394179" calcext:value-type="string">
            <text:p>vy(101) = 39.2942543394179</text:p>
          </table:table-cell>
          <table:table-cell table:number-columns-repeated="4"/>
          <table:table-cell office:value-type="float" office:value="0.0333333325882753" calcext:value-type="float">
            <text:p>3,33E-02</text:p>
          </table:table-cell>
          <table:table-cell table:number-columns-repeated="2"/>
          <table:table-cell office:value-type="float" office:value="39.7657248875248" calcext:value-type="float">
            <text:p>39,765724887524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vy(&quot;; [.A102]; &quot;) = &quot;; [$Planilha1.C103])" office:value-type="string" office:string-value="vy(102) = 39,3720379069934" calcext:value-type="string">
            <text:p>vy(102) = 39,3720379069934</text:p>
          </table:table-cell>
          <table:table-cell/>
          <table:table-cell table:formula="of:=SUBSTITUTE([.B102];&quot;,&quot;; &quot;.&quot;)" office:value-type="string" office:string-value="vy(102) = 39.3720379069934" calcext:value-type="string">
            <text:p>vy(102) = 39.3720379069934</text:p>
          </table:table-cell>
          <table:table-cell table:number-columns-repeated="4"/>
          <table:table-cell office:value-type="float" office:value="0.033666665914158" calcext:value-type="float">
            <text:p>3,37E-02</text:p>
          </table:table-cell>
          <table:table-cell table:number-columns-repeated="2"/>
          <table:table-cell office:value-type="float" office:value="39.8488208019298" calcext:value-type="float">
            <text:p>39,8488208019298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vy(&quot;; [.A103]; &quot;) = &quot;; [$Planilha1.C104])" office:value-type="string" office:string-value="vy(103) = 39,4502269940457" calcext:value-type="string">
            <text:p>vy(103) = 39,4502269940457</text:p>
          </table:table-cell>
          <table:table-cell/>
          <table:table-cell table:formula="of:=SUBSTITUTE([.B103];&quot;,&quot;; &quot;.&quot;)" office:value-type="string" office:string-value="vy(103) = 39.4502269940457" calcext:value-type="string">
            <text:p>vy(103) = 39.4502269940457</text:p>
          </table:table-cell>
          <table:table-cell table:number-columns-repeated="4"/>
          <table:table-cell office:value-type="float" office:value="0.0339999992400408" calcext:value-type="float">
            <text:p>3,40E-02</text:p>
          </table:table-cell>
          <table:table-cell table:number-columns-repeated="2"/>
          <table:table-cell office:value-type="float" office:value="39.9284437638073" calcext:value-type="float">
            <text:p>39,928443763807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vy(&quot;; [.A104]; &quot;) = &quot;; [$Planilha1.C105])" office:value-type="string" office:string-value="vy(104) = 39,528384524914" calcext:value-type="string">
            <text:p>vy(104) = 39,528384524914</text:p>
          </table:table-cell>
          <table:table-cell/>
          <table:table-cell table:formula="of:=SUBSTITUTE([.B104];&quot;,&quot;; &quot;.&quot;)" office:value-type="string" office:string-value="vy(104) = 39.528384524914" calcext:value-type="string">
            <text:p>vy(104) = 39.528384524914</text:p>
          </table:table-cell>
          <table:table-cell table:number-columns-repeated="4"/>
          <table:table-cell office:value-type="float" office:value="0.0343333325659235" calcext:value-type="float">
            <text:p>3,43E-02</text:p>
          </table:table-cell>
          <table:table-cell table:number-columns-repeated="2"/>
          <table:table-cell office:value-type="float" office:value="40.0044751817661" calcext:value-type="float">
            <text:p>40,004475181766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vy(&quot;; [.A105]; &quot;) = &quot;; [$Planilha1.C106])" office:value-type="string" office:string-value="vy(105) = 39,602534288097" calcext:value-type="string">
            <text:p>vy(105) = 39,602534288097</text:p>
          </table:table-cell>
          <table:table-cell/>
          <table:table-cell table:formula="of:=SUBSTITUTE([.B105];&quot;,&quot;; &quot;.&quot;)" office:value-type="string" office:string-value="vy(105) = 39.602534288097" calcext:value-type="string">
            <text:p>vy(105) = 39.602534288097</text:p>
          </table:table-cell>
          <table:table-cell table:number-columns-repeated="4"/>
          <table:table-cell office:value-type="float" office:value="0.0346666658918063" calcext:value-type="float">
            <text:p>3,47E-02</text:p>
          </table:table-cell>
          <table:table-cell table:number-columns-repeated="2"/>
          <table:table-cell office:value-type="float" office:value="40.0768013164526" calcext:value-type="float">
            <text:p>40,076801316452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vy(&quot;; [.A106]; &quot;) = &quot;; [$Planilha1.C107])" office:value-type="string" office:string-value="vy(106) = 39,667981873931" calcext:value-type="string">
            <text:p>vy(106) = 39,667981873931</text:p>
          </table:table-cell>
          <table:table-cell/>
          <table:table-cell table:formula="of:=SUBSTITUTE([.B106];&quot;,&quot;; &quot;.&quot;)" office:value-type="string" office:string-value="vy(106) = 39.667981873931" calcext:value-type="string">
            <text:p>vy(106) = 39.667981873931</text:p>
          </table:table-cell>
          <table:table-cell table:number-columns-repeated="4"/>
          <table:table-cell office:value-type="float" office:value="0.034999999217689" calcext:value-type="float">
            <text:p>3,50E-02</text:p>
          </table:table-cell>
          <table:table-cell table:number-columns-repeated="2"/>
          <table:table-cell office:value-type="float" office:value="40.1453135274286" calcext:value-type="float">
            <text:p>40,145313527428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vy(&quot;; [.A107]; &quot;) = &quot;; [$Planilha1.C108])" office:value-type="string" office:string-value="vy(107) = 39,7232171390331" calcext:value-type="string">
            <text:p>vy(107) = 39,7232171390331</text:p>
          </table:table-cell>
          <table:table-cell/>
          <table:table-cell table:formula="of:=SUBSTITUTE([.B107];&quot;,&quot;; &quot;.&quot;)" office:value-type="string" office:string-value="vy(107) = 39.7232171390331" calcext:value-type="string">
            <text:p>vy(107) = 39.7232171390331</text:p>
          </table:table-cell>
          <table:table-cell table:number-columns-repeated="4"/>
          <table:table-cell office:value-type="float" office:value="0.0353333325435718" calcext:value-type="float">
            <text:p>3,53E-02</text:p>
          </table:table-cell>
          <table:table-cell table:number-columns-repeated="2"/>
          <table:table-cell office:value-type="float" office:value="40.2099085095398" calcext:value-type="float">
            <text:p>40,2099085095398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vy(&quot;; [.A108]; &quot;) = &quot;; [$Planilha1.C109])" office:value-type="string" office:string-value="vy(108) = 39,7718164152872" calcext:value-type="string">
            <text:p>vy(108) = 39,7718164152872</text:p>
          </table:table-cell>
          <table:table-cell/>
          <table:table-cell table:formula="of:=SUBSTITUTE([.B108];&quot;,&quot;; &quot;.&quot;)" office:value-type="string" office:string-value="vy(108) = 39.7718164152872" calcext:value-type="string">
            <text:p>vy(108) = 39.7718164152872</text:p>
          </table:table-cell>
          <table:table-cell table:number-columns-repeated="4"/>
          <table:table-cell office:value-type="float" office:value="0.0356666658694545" calcext:value-type="float">
            <text:p>3,57E-02</text:p>
          </table:table-cell>
          <table:table-cell table:number-columns-repeated="2"/>
          <table:table-cell office:value-type="float" office:value="40.2704885181683" calcext:value-type="float">
            <text:p>40,2704885181683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vy(&quot;; [.A109]; &quot;) = &quot;; [$Planilha1.C110])" office:value-type="string" office:string-value="vy(109) = 39,8204799270675" calcext:value-type="string">
            <text:p>vy(109) = 39,8204799270675</text:p>
          </table:table-cell>
          <table:table-cell/>
          <table:table-cell table:formula="of:=SUBSTITUTE([.B109];&quot;,&quot;; &quot;.&quot;)" office:value-type="string" office:string-value="vy(109) = 39.8204799270675" calcext:value-type="string">
            <text:p>vy(109) = 39.8204799270675</text:p>
          </table:table-cell>
          <table:table-cell table:number-columns-repeated="4"/>
          <table:table-cell office:value-type="float" office:value="0.0359999991953373" calcext:value-type="float">
            <text:p>3,60E-02</text:p>
          </table:table-cell>
          <table:table-cell table:number-columns-repeated="2"/>
          <table:table-cell office:value-type="float" office:value="40.3269615827913" calcext:value-type="float">
            <text:p>40,326961582791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vy(&quot;; [.A110]; &quot;) = &quot;; [$Planilha1.C111])" office:value-type="string" office:string-value="vy(110) = 39,8741858286408" calcext:value-type="string">
            <text:p>vy(110) = 39,8741858286408</text:p>
          </table:table-cell>
          <table:table-cell/>
          <table:table-cell table:formula="of:=SUBSTITUTE([.B110];&quot;,&quot;; &quot;.&quot;)" office:value-type="string" office:string-value="vy(110) = 39.8741858286408" calcext:value-type="string">
            <text:p>vy(110) = 39.8741858286408</text:p>
          </table:table-cell>
          <table:table-cell table:number-columns-repeated="4"/>
          <table:table-cell office:value-type="float" office:value="0.03633333252122" calcext:value-type="float">
            <text:p>3,63E-02</text:p>
          </table:table-cell>
          <table:table-cell table:number-columns-repeated="2"/>
          <table:table-cell office:value-type="float" office:value="40.379241708299" calcext:value-type="float">
            <text:p>40,379241708299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vy(&quot;; [.A111]; &quot;) = &quot;; [$Planilha1.C112])" office:value-type="string" office:string-value="vy(111) = 39,9318679634541" calcext:value-type="string">
            <text:p>vy(111) = 39,9318679634541</text:p>
          </table:table-cell>
          <table:table-cell/>
          <table:table-cell table:formula="of:=SUBSTITUTE([.B111];&quot;,&quot;; &quot;.&quot;)" office:value-type="string" office:string-value="vy(111) = 39.9318679634541" calcext:value-type="string">
            <text:p>vy(111) = 39.9318679634541</text:p>
          </table:table-cell>
          <table:table-cell table:number-columns-repeated="4"/>
          <table:table-cell office:value-type="float" office:value="0.0366666658471028" calcext:value-type="float">
            <text:p>3,67E-02</text:p>
          </table:table-cell>
          <table:table-cell table:number-columns-repeated="2"/>
          <table:table-cell office:value-type="float" office:value="40.4272490635529" calcext:value-type="float">
            <text:p>40,4272490635529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vy(&quot;; [.A112]; &quot;) = &quot;; [$Planilha1.C113])" office:value-type="string" office:string-value="vy(112) = 39,9861013212744" calcext:value-type="string">
            <text:p>vy(112) = 39,9861013212744</text:p>
          </table:table-cell>
          <table:table-cell/>
          <table:table-cell table:formula="of:=SUBSTITUTE([.B112];&quot;,&quot;; &quot;.&quot;)" office:value-type="string" office:string-value="vy(112) = 39.9861013212744" calcext:value-type="string">
            <text:p>vy(112) = 39.9861013212744</text:p>
          </table:table-cell>
          <table:table-cell table:number-columns-repeated="4"/>
          <table:table-cell office:value-type="float" office:value="0.0369999991729856" calcext:value-type="float">
            <text:p>3,70E-02</text:p>
          </table:table-cell>
          <table:table-cell table:number-columns-repeated="2"/>
          <table:table-cell office:value-type="float" office:value="40.4709101567025" calcext:value-type="float">
            <text:p>40,4709101567025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vy(&quot;; [.A113]; &quot;) = &quot;; [$Planilha1.C114])" office:value-type="string" office:string-value="vy(113) = 40,0276844485876" calcext:value-type="string">
            <text:p>vy(113) = 40,0276844485876</text:p>
          </table:table-cell>
          <table:table-cell/>
          <table:table-cell table:formula="of:=SUBSTITUTE([.B113];&quot;,&quot;; &quot;.&quot;)" office:value-type="string" office:string-value="vy(113) = 40.0276844485876" calcext:value-type="string">
            <text:p>vy(113) = 40.0276844485876</text:p>
          </table:table-cell>
          <table:table-cell table:number-columns-repeated="4"/>
          <table:table-cell office:value-type="float" office:value="0.0373333324988683" calcext:value-type="float">
            <text:p>3,73E-02</text:p>
          </table:table-cell>
          <table:table-cell table:number-columns-repeated="2"/>
          <table:table-cell office:value-type="float" office:value="40.5101579968063" calcext:value-type="float">
            <text:p>40,5101579968063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vy(&quot;; [.A114]; &quot;) = &quot;; [$Planilha1.C115])" office:value-type="string" office:string-value="vy(114) = 40,0524128214032" calcext:value-type="string">
            <text:p>vy(114) = 40,0524128214032</text:p>
          </table:table-cell>
          <table:table-cell/>
          <table:table-cell table:formula="of:=SUBSTITUTE([.B114];&quot;,&quot;; &quot;.&quot;)" office:value-type="string" office:string-value="vy(114) = 40.0524128214032" calcext:value-type="string">
            <text:p>vy(114) = 40.0524128214032</text:p>
          </table:table-cell>
          <table:table-cell table:number-columns-repeated="4"/>
          <table:table-cell office:value-type="float" office:value="0.0376666658247511" calcext:value-type="float">
            <text:p>3,77E-02</text:p>
          </table:table-cell>
          <table:table-cell table:number-columns-repeated="2"/>
          <table:table-cell office:value-type="float" office:value="40.5449322413454" calcext:value-type="float">
            <text:p>40,5449322413454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vy(&quot;; [.A115]; &quot;) = &quot;; [$Planilha1.C116])" office:value-type="string" office:string-value="vy(115) = 40,0653254887396" calcext:value-type="string">
            <text:p>vy(115) = 40,0653254887396</text:p>
          </table:table-cell>
          <table:table-cell/>
          <table:table-cell table:formula="of:=SUBSTITUTE([.B115];&quot;,&quot;; &quot;.&quot;)" office:value-type="string" office:string-value="vy(115) = 40.0653254887396" calcext:value-type="string">
            <text:p>vy(115) = 40.0653254887396</text:p>
          </table:table-cell>
          <table:table-cell table:number-columns-repeated="4"/>
          <table:table-cell office:value-type="float" office:value="0.0379999991506338" calcext:value-type="float">
            <text:p>3,80E-02</text:p>
          </table:table-cell>
          <table:table-cell table:number-columns-repeated="2"/>
          <table:table-cell office:value-type="float" office:value="40.575179329246" calcext:value-type="float">
            <text:p>40,57517932924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vy(&quot;; [.A116]; &quot;) = &quot;; [$Planilha1.C117])" office:value-type="string" office:string-value="vy(116) = 40,0789313993733" calcext:value-type="string">
            <text:p>vy(116) = 40,0789313993733</text:p>
          </table:table-cell>
          <table:table-cell/>
          <table:table-cell table:formula="of:=SUBSTITUTE([.B116];&quot;,&quot;; &quot;.&quot;)" office:value-type="string" office:string-value="vy(116) = 40.0789313993733" calcext:value-type="string">
            <text:p>vy(116) = 40.0789313993733</text:p>
          </table:table-cell>
          <table:table-cell table:number-columns-repeated="4"/>
          <table:table-cell office:value-type="float" office:value="0.0383333324765166" calcext:value-type="float">
            <text:p>3,83E-02</text:p>
          </table:table-cell>
          <table:table-cell table:number-columns-repeated="2"/>
          <table:table-cell office:value-type="float" office:value="40.600852599072" calcext:value-type="float">
            <text:p>40,600852599072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vy(&quot;; [.A117]; &quot;) = &quot;; [$Planilha1.C118])" office:value-type="string" office:string-value="vy(117) = 40,1058106365152" calcext:value-type="string">
            <text:p>vy(117) = 40,1058106365152</text:p>
          </table:table-cell>
          <table:table-cell/>
          <table:table-cell table:formula="of:=SUBSTITUTE([.B117];&quot;,&quot;; &quot;.&quot;)" office:value-type="string" office:string-value="vy(117) = 40.1058106365152" calcext:value-type="string">
            <text:p>vy(117) = 40.1058106365152</text:p>
          </table:table-cell>
          <table:table-cell table:number-columns-repeated="4"/>
          <table:table-cell office:value-type="float" office:value="0.0386666658023993" calcext:value-type="float">
            <text:p>3,87E-02</text:p>
          </table:table-cell>
          <table:table-cell table:number-columns-repeated="2"/>
          <table:table-cell office:value-type="float" office:value="40.6219123920808" calcext:value-type="float">
            <text:p>40,6219123920808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vy(&quot;; [.A118]; &quot;) = &quot;; [$Planilha1.C119])" office:value-type="string" office:string-value="vy(118) = 40,1499924781789" calcext:value-type="string">
            <text:p>vy(118) = 40,1499924781789</text:p>
          </table:table-cell>
          <table:table-cell/>
          <table:table-cell table:formula="of:=SUBSTITUTE([.B118];&quot;,&quot;; &quot;.&quot;)" office:value-type="string" office:string-value="vy(118) = 40.1499924781789" calcext:value-type="string">
            <text:p>vy(118) = 40.1499924781789</text:p>
          </table:table-cell>
          <table:table-cell table:number-columns-repeated="4"/>
          <table:table-cell office:value-type="float" office:value="0.0389999991282821" calcext:value-type="float">
            <text:p>3,90E-02</text:p>
          </table:table-cell>
          <table:table-cell table:number-columns-repeated="2"/>
          <table:table-cell office:value-type="float" office:value="40.6383261398784" calcext:value-type="float">
            <text:p>40,6383261398784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vy(&quot;; [.A119]; &quot;) = &quot;; [$Planilha1.C120])" office:value-type="string" office:string-value="vy(119) = 40,2028117191731" calcext:value-type="string">
            <text:p>vy(119) = 40,2028117191731</text:p>
          </table:table-cell>
          <table:table-cell/>
          <table:table-cell table:formula="of:=SUBSTITUTE([.B119];&quot;,&quot;; &quot;.&quot;)" office:value-type="string" office:string-value="vy(119) = 40.2028117191731" calcext:value-type="string">
            <text:p>vy(119) = 40.2028117191731</text:p>
          </table:table-cell>
          <table:table-cell table:number-columns-repeated="4"/>
          <table:table-cell office:value-type="float" office:value="0.0393333324541648" calcext:value-type="float">
            <text:p>3,93E-02</text:p>
          </table:table-cell>
          <table:table-cell table:number-columns-repeated="2"/>
          <table:table-cell office:value-type="float" office:value="40.6500684364466" calcext:value-type="float">
            <text:p>40,6500684364466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vy(&quot;; [.A120]; &quot;) = &quot;; [$Planilha1.C121])" office:value-type="string" office:string-value="vy(120) = 40,2464306474443" calcext:value-type="string">
            <text:p>vy(120) = 40,2464306474443</text:p>
          </table:table-cell>
          <table:table-cell/>
          <table:table-cell table:formula="of:=SUBSTITUTE([.B120];&quot;,&quot;; &quot;.&quot;)" office:value-type="string" office:string-value="vy(120) = 40.2464306474443" calcext:value-type="string">
            <text:p>vy(120) = 40.2464306474443</text:p>
          </table:table-cell>
          <table:table-cell table:number-columns-repeated="4"/>
          <table:table-cell office:value-type="float" office:value="0.0396666657800476" calcext:value-type="float">
            <text:p>3,97E-02</text:p>
          </table:table-cell>
          <table:table-cell table:number-columns-repeated="2"/>
          <table:table-cell office:value-type="float" office:value="40.6571210943588" calcext:value-type="float">
            <text:p>40,6571210943588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vy(&quot;; [.A121]; &quot;) = &quot;; [$Planilha1.C122])" office:value-type="string" office:string-value="vy(121) = 40,2633747446589" calcext:value-type="string">
            <text:p>vy(121) = 40,2633747446589</text:p>
          </table:table-cell>
          <table:table-cell/>
          <table:table-cell table:formula="of:=SUBSTITUTE([.B121];&quot;,&quot;; &quot;.&quot;)" office:value-type="string" office:string-value="vy(121) = 40.2633747446589" calcext:value-type="string">
            <text:p>vy(121) = 40.2633747446589</text:p>
          </table:table-cell>
          <table:table-cell table:number-columns-repeated="4"/>
          <table:table-cell office:value-type="float" office:value="0.0399999991059303" calcext:value-type="float">
            <text:p>4,00E-02</text:p>
          </table:table-cell>
          <table:table-cell table:number-columns-repeated="2"/>
          <table:table-cell office:value-type="float" office:value="40.6594731850363" calcext:value-type="float">
            <text:p>40,659473185036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3:26:44.315851106</meta:creation-date>
    <dc:date>2020-02-19T01:01:43.980780779</dc:date>
    <meta:editing-duration>PT10S</meta:editing-duration>
    <meta:editing-cycles>1</meta:editing-cycles>
    <meta:document-statistic meta:table-count="9" meta:cell-count="8294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89cm" svg:height="13.149cm" xlink:href=".." xlink:type="simple" chart:class="chart:line" chart:style-name="ch1">
        <chart:legend chart:legend-position="end" svg:x="22.451cm" svg:y="6.026cm" style:legend-expansion="high" chart:style-name="ch2"/>
        <chart:plot-area chart:style-name="ch3" table:cell-range-address="Planilha1.A1:Planilha1.C122" chart:data-source-has-labels="both" svg:x="0.491cm" svg:y="0.262cm" svg:width="21.469cm" svg:height="12.625cm">
          <chartooo:coordinate-region svg:x="1.112cm" svg:y="0.461cm" svg:width="20.848cm" svg:height="12.227cm"/>
          <chart:axis chart:dimension="x" chart:name="primary-x" chart:style-name="ch4" chartooo:axis-type="text">
            <chart:categories table:cell-range-address="Planilha1.A1:Planilha1.A1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122" chart:label-cell-address="Planilha1.B1:Planilha1.B1" chart:class="chart:line">
            <chart:data-point chart:repeated="121"/>
          </chart:series>
          <chart:series chart:style-name="ch8" chart:values-cell-range-address="Planilha1.C2:Planilha1.C122" chart:label-cell-address="Planilha1.C1:Planilha1.C1" chart:class="chart:line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Planilha1.B1:Planilha1.B1</svg:desc>
                </draw:g>
              </table:table-cell>
              <table:table-cell office:value-type="string">
                <text:p>Ytikh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</text:p>
                <draw:g>
                  <svg:desc>Planilha1.A1:Planilha1.A122</svg:desc>
                </draw:g>
              </table:table-cell>
              <table:table-cell office:value-type="float" office:value="32.7054203284665">
                <text:p>32.7054203284665</text:p>
                <draw:g>
                  <svg:desc>Planilha1.B2:Planilha1.B122</svg:desc>
                </draw:g>
              </table:table-cell>
              <table:table-cell office:value-type="float" office:value="32.5323331668032">
                <text:p>32.5323331668032</text:p>
                <draw:g>
                  <svg:desc>Planilha1.C2:Planilha1.C12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2.705793877491">
                <text:p>32.705793877491</text:p>
              </table:table-cell>
              <table:table-cell office:value-type="float" office:value="32.527141388301">
                <text:p>32.527141388301</text:p>
              </table:table-cell>
            </table:table-row>
            <table:table-row>
              <table:table-cell office:value-type="float" office:value="0.000333333325882753">
                <text:p>0.000333333325882753</text:p>
              </table:table-cell>
              <table:table-cell office:value-type="float" office:value="32.7069163020945">
                <text:p>32.7069163020945</text:p>
              </table:table-cell>
              <table:table-cell office:value-type="float" office:value="32.5142109458369">
                <text:p>32.5142109458369</text:p>
              </table:table-cell>
            </table:table-row>
            <table:table-row>
              <table:table-cell office:value-type="float" office:value="0.000666666651765506">
                <text:p>0.000666666651765506</text:p>
              </table:table-cell>
              <table:table-cell office:value-type="float" office:value="32.7087929280754">
                <text:p>32.7087929280754</text:p>
              </table:table-cell>
              <table:table-cell office:value-type="float" office:value="32.5000140796475">
                <text:p>32.5000140796475</text:p>
              </table:table-cell>
            </table:table-row>
            <table:table-row>
              <table:table-cell office:value-type="float" office:value="0.000999999977648258">
                <text:p>0.000999999977648258</text:p>
              </table:table-cell>
              <table:table-cell office:value-type="float" office:value="32.7114326091445">
                <text:p>32.7114326091445</text:p>
              </table:table-cell>
              <table:table-cell office:value-type="float" office:value="32.4913243638843">
                <text:p>32.4913243638843</text:p>
              </table:table-cell>
            </table:table-row>
            <table:table-row>
              <table:table-cell office:value-type="float" office:value="0.00133333330353101">
                <text:p>0.00133333330353101</text:p>
              </table:table-cell>
              <table:table-cell office:value-type="float" office:value="32.7148476930639">
                <text:p>32.7148476930639</text:p>
              </table:table-cell>
              <table:table-cell office:value-type="float" office:value="32.4916860117601">
                <text:p>32.4916860117601</text:p>
              </table:table-cell>
            </table:table-row>
            <table:table-row>
              <table:table-cell office:value-type="float" office:value="0.00166666662941376">
                <text:p>0.00166666662941376</text:p>
              </table:table-cell>
              <table:table-cell office:value-type="float" office:value="32.7190539743819">
                <text:p>32.7190539743819</text:p>
              </table:table-cell>
              <table:table-cell office:value-type="float" office:value="32.4998868030055">
                <text:p>32.4998868030055</text:p>
              </table:table-cell>
            </table:table-row>
            <table:table-row>
              <table:table-cell office:value-type="float" office:value="0.00199999995529652">
                <text:p>0.00199999995529652</text:p>
              </table:table-cell>
              <table:table-cell office:value-type="float" office:value="32.7240706339012">
                <text:p>32.7240706339012</text:p>
              </table:table-cell>
              <table:table-cell office:value-type="float" office:value="32.5111955077488">
                <text:p>32.5111955077488</text:p>
              </table:table-cell>
            </table:table-row>
            <table:table-row>
              <table:table-cell office:value-type="float" office:value="0.00233333328117927">
                <text:p>0.00233333328117927</text:p>
              </table:table-cell>
              <table:table-cell office:value-type="float" office:value="32.7299201650582">
                <text:p>32.7299201650582</text:p>
              </table:table-cell>
              <table:table-cell office:value-type="float" office:value="32.5204663034777">
                <text:p>32.5204663034777</text:p>
              </table:table-cell>
            </table:table-row>
            <table:table-row>
              <table:table-cell office:value-type="float" office:value="0.00266666660706202">
                <text:p>0.00266666660706202</text:p>
              </table:table-cell>
              <table:table-cell office:value-type="float" office:value="32.736628287431">
                <text:p>32.736628287431</text:p>
              </table:table-cell>
              <table:table-cell office:value-type="float" office:value="32.5251641969789">
                <text:p>32.5251641969789</text:p>
              </table:table-cell>
            </table:table-row>
            <table:table-row>
              <table:table-cell office:value-type="float" office:value="0.00299999993294477">
                <text:p>0.00299999993294477</text:p>
              </table:table-cell>
              <table:table-cell office:value-type="float" office:value="32.7442238476281">
                <text:p>32.7442238476281</text:p>
              </table:table-cell>
              <table:table-cell office:value-type="float" office:value="32.5265424839604">
                <text:p>32.5265424839604</text:p>
              </table:table-cell>
            </table:table-row>
            <table:table-row>
              <table:table-cell office:value-type="float" office:value="0.00333333325882753">
                <text:p>0.00333333325882753</text:p>
              </table:table-cell>
              <table:table-cell office:value-type="float" office:value="32.7527387078509">
                <text:p>32.7527387078509</text:p>
              </table:table-cell>
              <table:table-cell office:value-type="float" office:value="32.5284419180436">
                <text:p>32.5284419180436</text:p>
              </table:table-cell>
            </table:table-row>
            <table:table-row>
              <table:table-cell office:value-type="float" office:value="0.00366666658471028">
                <text:p>0.00366666658471028</text:p>
              </table:table-cell>
              <table:table-cell office:value-type="float" office:value="32.7622076224564">
                <text:p>32.7622076224564</text:p>
              </table:table-cell>
              <table:table-cell office:value-type="float" office:value="32.5346636646171">
                <text:p>32.5346636646171</text:p>
              </table:table-cell>
            </table:table-row>
            <table:table-row>
              <table:table-cell office:value-type="float" office:value="0.00399999991059303">
                <text:p>0.00399999991059303</text:p>
              </table:table-cell>
              <table:table-cell office:value-type="float" office:value="32.772668102884">
                <text:p>32.772668102884</text:p>
              </table:table-cell>
              <table:table-cell office:value-type="float" office:value="32.5466597420092">
                <text:p>32.5466597420092</text:p>
              </table:table-cell>
            </table:table-row>
            <table:table-row>
              <table:table-cell office:value-type="float" office:value="0.00433333323647579">
                <text:p>0.00433333323647579</text:p>
              </table:table-cell>
              <table:table-cell office:value-type="float" office:value="32.7841602713436">
                <text:p>32.7841602713436</text:p>
              </table:table-cell>
              <table:table-cell office:value-type="float" office:value="32.5629314685647">
                <text:p>32.5629314685647</text:p>
              </table:table-cell>
            </table:table-row>
            <table:table-row>
              <table:table-cell office:value-type="float" office:value="0.00466666656235854">
                <text:p>0.00466666656235854</text:p>
              </table:table-cell>
              <table:table-cell office:value-type="float" office:value="32.7967267036952">
                <text:p>32.7967267036952</text:p>
              </table:table-cell>
              <table:table-cell office:value-type="float" office:value="32.5803258731774">
                <text:p>32.5803258731774</text:p>
              </table:table-cell>
            </table:table-row>
            <table:table-row>
              <table:table-cell office:value-type="float" office:value="0.00499999988824129">
                <text:p>0.00499999988824129</text:p>
              </table:table-cell>
              <table:table-cell office:value-type="float" office:value="32.8104122619848">
                <text:p>32.8104122619848</text:p>
              </table:table-cell>
              <table:table-cell office:value-type="float" office:value="32.5961972384786">
                <text:p>32.5961972384786</text:p>
              </table:table-cell>
            </table:table-row>
            <table:table-row>
              <table:table-cell office:value-type="float" office:value="0.00533333321412404">
                <text:p>0.00533333321412404</text:p>
              </table:table-cell>
              <table:table-cell office:value-type="float" office:value="32.8252639171275">
                <text:p>32.8252639171275</text:p>
              </table:table-cell>
              <table:table-cell office:value-type="float" office:value="32.6099485673434">
                <text:p>32.6099485673434</text:p>
              </table:table-cell>
            </table:table-row>
            <table:table-row>
              <table:table-cell office:value-type="float" office:value="0.0056666665400068">
                <text:p>0.0056666665400068</text:p>
              </table:table-cell>
              <table:table-cell office:value-type="float" office:value="32.8413305622645">
                <text:p>32.8413305622645</text:p>
              </table:table-cell>
              <table:table-cell office:value-type="float" office:value="32.6230269481872">
                <text:p>32.6230269481872</text:p>
              </table:table-cell>
            </table:table-row>
            <table:table-row>
              <table:table-cell office:value-type="float" office:value="0.00599999986588955">
                <text:p>0.00599999986588955</text:p>
              </table:table-cell>
              <table:table-cell office:value-type="float" office:value="32.8586628173422">
                <text:p>32.8586628173422</text:p>
              </table:table-cell>
              <table:table-cell office:value-type="float" office:value="32.6375732524246">
                <text:p>32.6375732524246</text:p>
              </table:table-cell>
            </table:table-row>
            <table:table-row>
              <table:table-cell office:value-type="float" office:value="0.0063333331917723">
                <text:p>0.0063333331917723</text:p>
              </table:table-cell>
              <table:table-cell office:value-type="float" office:value="32.877312825493">
                <text:p>32.877312825493</text:p>
              </table:table-cell>
              <table:table-cell office:value-type="float" office:value="32.6548210134417">
                <text:p>32.6548210134417</text:p>
              </table:table-cell>
            </table:table-row>
            <table:table-row>
              <table:table-cell office:value-type="float" office:value="0.00666666651765506">
                <text:p>0.00666666651765506</text:p>
              </table:table-cell>
              <table:table-cell office:value-type="float" office:value="32.8973340418199">
                <text:p>32.8973340418199</text:p>
              </table:table-cell>
              <table:table-cell office:value-type="float" office:value="32.6744060298599">
                <text:p>32.6744060298599</text:p>
              </table:table-cell>
            </table:table-row>
            <table:table-row>
              <table:table-cell office:value-type="float" office:value="0.00699999984353781">
                <text:p>0.00699999984353781</text:p>
              </table:table-cell>
              <table:table-cell office:value-type="float" office:value="32.9187810152101">
                <text:p>32.9187810152101</text:p>
              </table:table-cell>
              <table:table-cell office:value-type="float" office:value="32.6949945739023">
                <text:p>32.6949945739023</text:p>
              </table:table-cell>
            </table:table-row>
            <table:table-row>
              <table:table-cell office:value-type="float" office:value="0.00733333316942056">
                <text:p>0.00733333316942056</text:p>
              </table:table-cell>
              <table:table-cell office:value-type="float" office:value="32.9417091638254">
                <text:p>32.9417091638254</text:p>
              </table:table-cell>
              <table:table-cell office:value-type="float" office:value="32.7156436744028">
                <text:p>32.7156436744028</text:p>
              </table:table-cell>
            </table:table-row>
            <table:table-row>
              <table:table-cell office:value-type="float" office:value="0.00766666649530331">
                <text:p>0.00766666649530331</text:p>
              </table:table-cell>
              <table:table-cell office:value-type="float" office:value="32.9661745449361">
                <text:p>32.9661745449361</text:p>
              </table:table-cell>
              <table:table-cell office:value-type="float" office:value="32.7367947319069">
                <text:p>32.7367947319069</text:p>
              </table:table-cell>
            </table:table-row>
            <table:table-row>
              <table:table-cell office:value-type="float" office:value="0.00799999982118607">
                <text:p>0.00799999982118607</text:p>
              </table:table-cell>
              <table:table-cell office:value-type="float" office:value="32.9922336197826">
                <text:p>32.9922336197826</text:p>
              </table:table-cell>
              <table:table-cell office:value-type="float" office:value="32.7601209930432">
                <text:p>32.7601209930432</text:p>
              </table:table-cell>
            </table:table-row>
            <table:table-row>
              <table:table-cell office:value-type="float" office:value="0.00833333314706882">
                <text:p>0.00833333314706882</text:p>
              </table:table-cell>
              <table:table-cell office:value-type="float" office:value="33.0199430141649">
                <text:p>33.0199430141649</text:p>
              </table:table-cell>
              <table:table-cell office:value-type="float" office:value="32.7873379978234">
                <text:p>32.7873379978234</text:p>
              </table:table-cell>
            </table:table-row>
            <table:table-row>
              <table:table-cell office:value-type="float" office:value="0.00866666647295157">
                <text:p>0.00866666647295157</text:p>
              </table:table-cell>
              <table:table-cell office:value-type="float" office:value="33.0493592754751">
                <text:p>33.0493592754751</text:p>
              </table:table-cell>
              <table:table-cell office:value-type="float" office:value="32.8188758267548">
                <text:p>32.8188758267548</text:p>
              </table:table-cell>
            </table:table-row>
            <table:table-row>
              <table:table-cell office:value-type="float" office:value="0.00899999979883432">
                <text:p>0.00899999979883432</text:p>
              </table:table-cell>
              <table:table-cell office:value-type="float" office:value="33.0805386268983">
                <text:p>33.0805386268983</text:p>
              </table:table-cell>
              <table:table-cell office:value-type="float" office:value="32.8534223021238">
                <text:p>32.8534223021238</text:p>
              </table:table-cell>
            </table:table-row>
            <table:table-row>
              <table:table-cell office:value-type="float" office:value="0.00933333312471708">
                <text:p>0.00933333312471708</text:p>
              </table:table-cell>
              <table:table-cell office:value-type="float" office:value="33.1135367195172">
                <text:p>33.1135367195172</text:p>
              </table:table-cell>
              <table:table-cell office:value-type="float" office:value="32.8887057105549">
                <text:p>32.8887057105549</text:p>
              </table:table-cell>
            </table:table-row>
            <table:table-row>
              <table:table-cell office:value-type="float" office:value="0.00966666645059983">
                <text:p>0.00966666645059983</text:p>
              </table:table-cell>
              <table:table-cell office:value-type="float" office:value="33.1484083830663">
                <text:p>33.1484083830663</text:p>
              </table:table-cell>
              <table:table-cell office:value-type="float" office:value="32.9229755691909">
                <text:p>32.9229755691909</text:p>
              </table:table-cell>
            </table:table-row>
            <table:table-row>
              <table:table-cell office:value-type="float" office:value="0.00999999977648258">
                <text:p>0.00999999977648258</text:p>
              </table:table-cell>
              <table:table-cell office:value-type="float" office:value="33.1852073760824">
                <text:p>33.1852073760824</text:p>
              </table:table-cell>
              <table:table-cell office:value-type="float" office:value="32.9561336681086">
                <text:p>32.9561336681086</text:p>
              </table:table-cell>
            </table:table-row>
            <table:table-row>
              <table:table-cell office:value-type="float" office:value="0.0103333331023653">
                <text:p>0.0103333331023653</text:p>
              </table:table-cell>
              <table:table-cell office:value-type="float" office:value="33.2239861362069">
                <text:p>33.2239861362069</text:p>
              </table:table-cell>
              <table:table-cell office:value-type="float" office:value="32.9897321810411">
                <text:p>32.9897321810411</text:p>
              </table:table-cell>
            </table:table-row>
            <table:table-row>
              <table:table-cell office:value-type="float" office:value="0.0106666664282481">
                <text:p>0.0106666664282481</text:p>
              </table:table-cell>
              <table:table-cell office:value-type="float" office:value="33.2647955313926">
                <text:p>33.2647955313926</text:p>
              </table:table-cell>
              <table:table-cell office:value-type="float" office:value="33.02588498882">
                <text:p>33.02588498882</text:p>
              </table:table-cell>
            </table:table-row>
            <table:table-row>
              <table:table-cell office:value-type="float" office:value="0.0109999997541308">
                <text:p>0.0109999997541308</text:p>
              </table:table-cell>
              <table:table-cell office:value-type="float" office:value="33.3076846127703">
                <text:p>33.3076846127703</text:p>
              </table:table-cell>
              <table:table-cell office:value-type="float" office:value="33.0659126437835">
                <text:p>33.0659126437835</text:p>
              </table:table-cell>
            </table:table-row>
            <table:table-row>
              <table:table-cell office:value-type="float" office:value="0.0113333330800136">
                <text:p>0.0113333330800136</text:p>
              </table:table-cell>
              <table:table-cell office:value-type="float" office:value="33.352700369925">
                <text:p>33.352700369925</text:p>
              </table:table-cell>
              <table:table-cell office:value-type="float" office:value="33.1096917338085">
                <text:p>33.1096917338085</text:p>
              </table:table-cell>
            </table:table-row>
            <table:table-row>
              <table:table-cell office:value-type="float" office:value="0.0116666664058963">
                <text:p>0.0116666664058963</text:p>
              </table:table-cell>
              <table:table-cell office:value-type="float" office:value="33.3998874893303">
                <text:p>33.3998874893303</text:p>
              </table:table-cell>
              <table:table-cell office:value-type="float" office:value="33.1561104784496">
                <text:p>33.1561104784496</text:p>
              </table:table-cell>
            </table:table-row>
            <table:table-row>
              <table:table-cell office:value-type="float" office:value="0.0119999997317791">
                <text:p>0.0119999997317791</text:p>
              </table:table-cell>
              <table:table-cell office:value-type="float" office:value="33.449288116677">
                <text:p>33.449288116677</text:p>
              </table:table-cell>
              <table:table-cell office:value-type="float" office:value="33.204187590757">
                <text:p>33.204187590757</text:p>
              </table:table-cell>
            </table:table-row>
            <table:table-row>
              <table:table-cell office:value-type="float" office:value="0.0123333330576619">
                <text:p>0.0123333330576619</text:p>
              </table:table-cell>
              <table:table-cell office:value-type="float" office:value="33.5009416238302">
                <text:p>33.5009416238302</text:p>
              </table:table-cell>
              <table:table-cell office:value-type="float" office:value="33.253933337094">
                <text:p>33.253933337094</text:p>
              </table:table-cell>
            </table:table-row>
            <table:table-row>
              <table:table-cell office:value-type="float" office:value="0.0126666663835446">
                <text:p>0.0126666663835446</text:p>
              </table:table-cell>
              <table:table-cell office:value-type="float" office:value="33.5548843811303">
                <text:p>33.5548843811303</text:p>
              </table:table-cell>
              <table:table-cell office:value-type="float" office:value="33.3062749627599">
                <text:p>33.3062749627599</text:p>
              </table:table-cell>
            </table:table-row>
            <table:table-row>
              <table:table-cell office:value-type="float" office:value="0.0129999997094274">
                <text:p>0.0129999997094274</text:p>
              </table:table-cell>
              <table:table-cell office:value-type="float" office:value="33.6111495357482">
                <text:p>33.6111495357482</text:p>
              </table:table-cell>
              <table:table-cell office:value-type="float" office:value="33.3621335037244">
                <text:p>33.3621335037244</text:p>
              </table:table-cell>
            </table:table-row>
            <table:table-row>
              <table:table-cell office:value-type="float" office:value="0.0133333330353101">
                <text:p>0.0133333330353101</text:p>
              </table:table-cell>
              <table:table-cell office:value-type="float" office:value="33.6697667967814">
                <text:p>33.6697667967814</text:p>
              </table:table-cell>
              <table:table-cell office:value-type="float" office:value="33.421427329058">
                <text:p>33.421427329058</text:p>
              </table:table-cell>
            </table:table-row>
            <table:table-row>
              <table:table-cell office:value-type="float" office:value="0.0136666663611929">
                <text:p>0.0136666663611929</text:p>
              </table:table-cell>
              <table:table-cell office:value-type="float" office:value="33.7307622277692">
                <text:p>33.7307622277692</text:p>
              </table:table-cell>
              <table:table-cell office:value-type="float" office:value="33.4828527026154">
                <text:p>33.4828527026154</text:p>
              </table:table-cell>
            </table:table-row>
            <table:table-row>
              <table:table-cell office:value-type="float" office:value="0.0139999996870756">
                <text:p>0.0139999996870756</text:p>
              </table:table-cell>
              <table:table-cell office:value-type="float" office:value="33.7941580472786">
                <text:p>33.7941580472786</text:p>
              </table:table-cell>
              <table:table-cell office:value-type="float" office:value="33.5446907984715">
                <text:p>33.5446907984715</text:p>
              </table:table-cell>
            </table:table-row>
            <table:table-row>
              <table:table-cell office:value-type="float" office:value="0.0143333330129584">
                <text:p>0.0143333330129584</text:p>
              </table:table-cell>
              <table:table-cell office:value-type="float" office:value="33.8599724381983">
                <text:p>33.8599724381983</text:p>
              </table:table-cell>
              <table:table-cell office:value-type="float" office:value="33.6060760441957">
                <text:p>33.6060760441957</text:p>
              </table:table-cell>
            </table:table-row>
            <table:table-row>
              <table:table-cell office:value-type="float" office:value="0.0146666663388411">
                <text:p>0.0146666663388411</text:p>
              </table:table-cell>
              <table:table-cell office:value-type="float" office:value="33.9282193663495">
                <text:p>33.9282193663495</text:p>
              </table:table-cell>
              <table:table-cell office:value-type="float" office:value="33.6677655567378">
                <text:p>33.6677655567378</text:p>
              </table:table-cell>
            </table:table-row>
            <table:table-row>
              <table:table-cell office:value-type="float" office:value="0.0149999996647239">
                <text:p>0.0149999996647239</text:p>
              </table:table-cell>
              <table:table-cell office:value-type="float" office:value="33.9989084090032">
                <text:p>33.9989084090032</text:p>
              </table:table-cell>
              <table:table-cell office:value-type="float" office:value="33.7317899354978">
                <text:p>33.7317899354978</text:p>
              </table:table-cell>
            </table:table-row>
            <table:table-row>
              <table:table-cell office:value-type="float" office:value="0.0153333329906066">
                <text:p>0.0153333329906066</text:p>
              </table:table-cell>
              <table:table-cell office:value-type="float" office:value="34.0720445938642">
                <text:p>34.0720445938642</text:p>
              </table:table-cell>
              <table:table-cell office:value-type="float" office:value="33.800192993472">
                <text:p>33.800192993472</text:p>
              </table:table-cell>
            </table:table-row>
            <table:table-row>
              <table:table-cell office:value-type="float" office:value="0.0156666663164894">
                <text:p>0.0156666663164894</text:p>
              </table:table-cell>
              <table:table-cell office:value-type="float" office:value="34.1476282490557">
                <text:p>34.1476282490557</text:p>
              </table:table-cell>
              <table:table-cell office:value-type="float" office:value="33.8737540489125">
                <text:p>33.8737540489125</text:p>
              </table:table-cell>
            </table:table-row>
            <table:table-row>
              <table:table-cell office:value-type="float" office:value="0.0159999996423721">
                <text:p>0.0159999996423721</text:p>
              </table:table-cell>
              <table:table-cell office:value-type="float" office:value="34.2256548646083">
                <text:p>34.2256548646083</text:p>
              </table:table-cell>
              <table:table-cell office:value-type="float" office:value="33.9516042483759">
                <text:p>33.9516042483759</text:p>
              </table:table-cell>
            </table:table-row>
            <table:table-row>
              <table:table-cell office:value-type="float" office:value="0.0163333329682549">
                <text:p>0.0163333329682549</text:p>
              </table:table-cell>
              <table:table-cell office:value-type="float" office:value="34.3061149659298">
                <text:p>34.3061149659298</text:p>
              </table:table-cell>
              <table:table-cell office:value-type="float" office:value="34.0319797034419">
                <text:p>34.0319797034419</text:p>
              </table:table-cell>
            </table:table-row>
            <table:table-row>
              <table:table-cell office:value-type="float" office:value="0.0166666662941376">
                <text:p>0.0166666662941376</text:p>
              </table:table-cell>
              <table:table-cell office:value-type="float" office:value="34.3889939996941">
                <text:p>34.3889939996941</text:p>
              </table:table-cell>
              <table:table-cell office:value-type="float" office:value="34.1135078944918">
                <text:p>34.1135078944918</text:p>
              </table:table-cell>
            </table:table-row>
            <table:table-row>
              <table:table-cell office:value-type="float" office:value="0.0169999996200204">
                <text:p>0.0169999996200204</text:p>
              </table:table-cell>
              <table:table-cell office:value-type="float" office:value="34.4742722325615">
                <text:p>34.4742722325615</text:p>
              </table:table-cell>
              <table:table-cell office:value-type="float" office:value="34.1960472163517">
                <text:p>34.1960472163517</text:p>
              </table:table-cell>
            </table:table-row>
            <table:table-row>
              <table:table-cell office:value-type="float" office:value="0.0173333329459031">
                <text:p>0.0173333329459031</text:p>
              </table:table-cell>
              <table:table-cell office:value-type="float" office:value="34.5619246631022">
                <text:p>34.5619246631022</text:p>
              </table:table-cell>
              <table:table-cell office:value-type="float" office:value="34.2804790804602">
                <text:p>34.2804790804602</text:p>
              </table:table-cell>
            </table:table-row>
            <table:table-row>
              <table:table-cell office:value-type="float" office:value="0.0176666662717859">
                <text:p>0.0176666662717859</text:p>
              </table:table-cell>
              <table:table-cell office:value-type="float" office:value="34.6519209472637">
                <text:p>34.6519209472637</text:p>
              </table:table-cell>
              <table:table-cell office:value-type="float" office:value="34.3676889260675">
                <text:p>34.3676889260675</text:p>
              </table:table-cell>
            </table:table-row>
            <table:table-row>
              <table:table-cell office:value-type="float" office:value="0.0179999995976687">
                <text:p>0.0179999995976687</text:p>
              </table:table-cell>
              <table:table-cell office:value-type="float" office:value="34.7442253376832">
                <text:p>34.7442253376832</text:p>
              </table:table-cell>
              <table:table-cell office:value-type="float" office:value="34.4576116098265">
                <text:p>34.4576116098265</text:p>
              </table:table-cell>
            </table:table-row>
            <table:table-row>
              <table:table-cell office:value-type="float" office:value="0.0183333329235514">
                <text:p>0.0183333329235514</text:p>
              </table:table-cell>
              <table:table-cell office:value-type="float" office:value="34.8387966371099">
                <text:p>34.8387966371099</text:p>
              </table:table-cell>
              <table:table-cell office:value-type="float" office:value="34.5491549002508">
                <text:p>34.5491549002508</text:p>
              </table:table-cell>
            </table:table-row>
            <table:table-row>
              <table:table-cell office:value-type="float" office:value="0.0186666662494342">
                <text:p>0.0186666662494342</text:p>
              </table:table-cell>
              <table:table-cell office:value-type="float" office:value="34.9355881661653">
                <text:p>34.9355881661653</text:p>
              </table:table-cell>
              <table:table-cell office:value-type="float" office:value="34.6410968888094">
                <text:p>34.6410968888094</text:p>
              </table:table-cell>
            </table:table-row>
            <table:table-row>
              <table:table-cell office:value-type="float" office:value="0.0189999995753169">
                <text:p>0.0189999995753169</text:p>
              </table:table-cell>
              <table:table-cell office:value-type="float" office:value="35.0345477456277">
                <text:p>35.0345477456277</text:p>
              </table:table-cell>
              <table:table-cell office:value-type="float" office:value="34.7332431122168">
                <text:p>34.7332431122168</text:p>
              </table:table-cell>
            </table:table-row>
            <table:table-row>
              <table:table-cell office:value-type="float" office:value="0.0193333329011997">
                <text:p>0.0193333329011997</text:p>
              </table:table-cell>
              <table:table-cell office:value-type="float" office:value="35.1356176933905">
                <text:p>35.1356176933905</text:p>
              </table:table-cell>
              <table:table-cell office:value-type="float" office:value="34.8268739453723">
                <text:p>34.8268739453723</text:p>
              </table:table-cell>
            </table:table-row>
            <table:table-row>
              <table:table-cell office:value-type="float" office:value="0.0196666662270824">
                <text:p>0.0196666662270824</text:p>
              </table:table-cell>
              <table:table-cell office:value-type="float" office:value="35.2387348362015">
                <text:p>35.2387348362015</text:p>
              </table:table-cell>
              <table:table-cell office:value-type="float" office:value="34.9240327943711">
                <text:p>34.9240327943711</text:p>
              </table:table-cell>
            </table:table-row>
            <table:table-row>
              <table:table-cell office:value-type="float" office:value="0.0199999995529652">
                <text:p>0.0199999995529652</text:p>
              </table:table-cell>
              <table:table-cell office:value-type="float" office:value="35.3438305362532">
                <text:p>35.3438305362532</text:p>
              </table:table-cell>
              <table:table-cell office:value-type="float" office:value="35.0261113760019">
                <text:p>35.0261113760019</text:p>
              </table:table-cell>
            </table:table-row>
            <table:table-row>
              <table:table-cell office:value-type="float" office:value="0.0203333328788479">
                <text:p>0.0203333328788479</text:p>
              </table:table-cell>
              <table:table-cell office:value-type="float" office:value="35.4508307326496">
                <text:p>35.4508307326496</text:p>
              </table:table-cell>
              <table:table-cell office:value-type="float" office:value="35.132773808341">
                <text:p>35.132773808341</text:p>
              </table:table-cell>
            </table:table-row>
            <table:table-row>
              <table:table-cell office:value-type="float" office:value="0.0206666662047307">
                <text:p>0.0206666662047307</text:p>
              </table:table-cell>
              <table:table-cell office:value-type="float" office:value="35.5596559977379">
                <text:p>35.5596559977379</text:p>
              </table:table-cell>
              <table:table-cell office:value-type="float" office:value="35.2420528087331">
                <text:p>35.2420528087331</text:p>
              </table:table-cell>
            </table:table-row>
            <table:table-row>
              <table:table-cell office:value-type="float" office:value="0.0209999995306134">
                <text:p>0.0209999995306134</text:p>
              </table:table-cell>
              <table:table-cell office:value-type="float" office:value="35.6702216082499">
                <text:p>35.6702216082499</text:p>
              </table:table-cell>
              <table:table-cell office:value-type="float" office:value="35.3515870273656">
                <text:p>35.3515870273656</text:p>
              </table:table-cell>
            </table:table-row>
            <table:table-row>
              <table:table-cell office:value-type="float" office:value="0.0213333328564962">
                <text:p>0.0213333328564962</text:p>
              </table:table-cell>
              <table:table-cell office:value-type="float" office:value="35.7824376311603">
                <text:p>35.7824376311603</text:p>
              </table:table-cell>
              <table:table-cell office:value-type="float" office:value="35.4601048562513">
                <text:p>35.4601048562513</text:p>
              </table:table-cell>
            </table:table-row>
            <table:table-row>
              <table:table-cell office:value-type="float" office:value="0.0216666661823789">
                <text:p>0.0216666661823789</text:p>
              </table:table-cell>
              <table:table-cell office:value-type="float" office:value="35.8962090241252">
                <text:p>35.8962090241252</text:p>
              </table:table-cell>
              <table:table-cell office:value-type="float" office:value="35.5680687280991">
                <text:p>35.5680687280991</text:p>
              </table:table-cell>
            </table:table-row>
            <table:table-row>
              <table:table-cell office:value-type="float" office:value="0.0219999995082617">
                <text:p>0.0219999995082617</text:p>
              </table:table-cell>
              <table:table-cell office:value-type="float" office:value="36.011435750326">
                <text:p>36.011435750326</text:p>
              </table:table-cell>
              <table:table-cell office:value-type="float" office:value="35.6770352547097">
                <text:p>35.6770352547097</text:p>
              </table:table-cell>
            </table:table-row>
            <table:table-row>
              <table:table-cell office:value-type="float" office:value="0.0223333328341444">
                <text:p>0.0223333328341444</text:p>
              </table:table-cell>
              <table:table-cell office:value-type="float" office:value="36.128012907505">
                <text:p>36.128012907505</text:p>
              </table:table-cell>
              <table:table-cell office:value-type="float" office:value="35.7882725059149">
                <text:p>35.7882725059149</text:p>
              </table:table-cell>
            </table:table-row>
            <table:table-row>
              <table:table-cell office:value-type="float" office:value="0.0226666661600272">
                <text:p>0.0226666661600272</text:p>
              </table:table-cell>
              <table:table-cell office:value-type="float" office:value="36.2458308709362">
                <text:p>36.2458308709362</text:p>
              </table:table-cell>
              <table:table-cell office:value-type="float" office:value="35.9017398620618">
                <text:p>35.9017398620618</text:p>
              </table:table-cell>
            </table:table-row>
            <table:table-row>
              <table:table-cell office:value-type="float" office:value="0.0229999994859099">
                <text:p>0.0229999994859099</text:p>
              </table:table-cell>
              <table:table-cell office:value-type="float" office:value="36.3647754500415">
                <text:p>36.3647754500415</text:p>
              </table:table-cell>
              <table:table-cell office:value-type="float" office:value="36.0162307776619">
                <text:p>36.0162307776619</text:p>
              </table:table-cell>
            </table:table-row>
            <table:table-row>
              <table:table-cell office:value-type="float" office:value="0.0233333328117927">
                <text:p>0.0233333328117927</text:p>
              </table:table-cell>
              <table:table-cell office:value-type="float" office:value="36.4847280583179">
                <text:p>36.4847280583179</text:p>
              </table:table-cell>
              <table:table-cell office:value-type="float" office:value="36.1305355840331">
                <text:p>36.1305355840331</text:p>
              </table:table-cell>
            </table:table-row>
            <table:table-row>
              <table:table-cell office:value-type="float" office:value="0.0236666661376754">
                <text:p>0.0236666661376754</text:p>
              </table:table-cell>
              <table:table-cell office:value-type="float" office:value="36.6055658962118">
                <text:p>36.6055658962118</text:p>
              </table:table-cell>
              <table:table-cell office:value-type="float" office:value="36.2446418230204">
                <text:p>36.2446418230204</text:p>
              </table:table-cell>
            </table:table-row>
            <table:table-row>
              <table:table-cell office:value-type="float" office:value="0.0239999994635582">
                <text:p>0.0239999994635582</text:p>
              </table:table-cell>
              <table:table-cell office:value-type="float" office:value="36.7271621465342">
                <text:p>36.7271621465342</text:p>
              </table:table-cell>
              <table:table-cell office:value-type="float" office:value="36.3599296492745">
                <text:p>36.3599296492745</text:p>
              </table:table-cell>
            </table:table-row>
            <table:table-row>
              <table:table-cell office:value-type="float" office:value="0.0243333327894409">
                <text:p>0.0243333327894409</text:p>
              </table:table-cell>
              <table:table-cell office:value-type="float" office:value="36.8493861819778">
                <text:p>36.8493861819778</text:p>
              </table:table-cell>
              <table:table-cell office:value-type="float" office:value="36.4781106173313">
                <text:p>36.4781106173313</text:p>
              </table:table-cell>
            </table:table-row>
            <table:table-row>
              <table:table-cell office:value-type="float" office:value="0.0246666661153237">
                <text:p>0.0246666661153237</text:p>
              </table:table-cell>
              <table:table-cell office:value-type="float" office:value="36.9721037842655">
                <text:p>36.9721037842655</text:p>
              </table:table-cell>
              <table:table-cell office:value-type="float" office:value="36.5996912234443">
                <text:p>36.5996912234443</text:p>
              </table:table-cell>
            </table:table-row>
            <table:table-row>
              <table:table-cell office:value-type="float" office:value="0.0249999994412065">
                <text:p>0.0249999994412065</text:p>
              </table:table-cell>
              <table:table-cell office:value-type="float" office:value="37.0951773744215">
                <text:p>37.0951773744215</text:p>
              </table:table-cell>
              <table:table-cell office:value-type="float" office:value="36.7231933504395">
                <text:p>36.7231933504395</text:p>
              </table:table-cell>
            </table:table-row>
            <table:table-row>
              <table:table-cell office:value-type="float" office:value="0.0253333327670892">
                <text:p>0.0253333327670892</text:p>
              </table:table-cell>
              <table:table-cell office:value-type="float" office:value="37.2184662536316">
                <text:p>37.2184662536316</text:p>
              </table:table-cell>
              <table:table-cell office:value-type="float" office:value="36.8458420906925">
                <text:p>36.8458420906925</text:p>
              </table:table-cell>
            </table:table-row>
            <table:table-row>
              <table:table-cell office:value-type="float" office:value="0.025666666092972">
                <text:p>0.025666666092972</text:p>
              </table:table-cell>
              <table:table-cell office:value-type="float" office:value="37.341826854123">
                <text:p>37.341826854123</text:p>
              </table:table-cell>
              <table:table-cell office:value-type="float" office:value="36.9653088882405">
                <text:p>36.9653088882405</text:p>
              </table:table-cell>
            </table:table-row>
            <table:table-row>
              <table:table-cell office:value-type="float" office:value="0.0259999994188547">
                <text:p>0.0259999994188547</text:p>
              </table:table-cell>
              <table:table-cell office:value-type="float" office:value="37.4651129994704">
                <text:p>37.4651129994704</text:p>
              </table:table-cell>
              <table:table-cell office:value-type="float" office:value="37.0812413261954">
                <text:p>37.0812413261954</text:p>
              </table:table-cell>
            </table:table-row>
            <table:table-row>
              <table:table-cell office:value-type="float" office:value="0.0263333327447375">
                <text:p>0.0263333327447375</text:p>
              </table:table-cell>
              <table:table-cell office:value-type="float" office:value="37.5881761737044">
                <text:p>37.5881761737044</text:p>
              </table:table-cell>
              <table:table-cell office:value-type="float" office:value="37.1954122038426">
                <text:p>37.1954122038426</text:p>
              </table:table-cell>
            </table:table-row>
            <table:table-row>
              <table:table-cell office:value-type="float" office:value="0.0266666660706202">
                <text:p>0.0266666660706202</text:p>
              </table:table-cell>
              <table:table-cell office:value-type="float" office:value="37.7108657985766">
                <text:p>37.7108657985766</text:p>
              </table:table-cell>
              <table:table-cell office:value-type="float" office:value="37.3103405976688">
                <text:p>37.3103405976688</text:p>
              </table:table-cell>
            </table:table-row>
            <table:table-row>
              <table:table-cell office:value-type="float" office:value="0.026999999396503">
                <text:p>0.026999999396503</text:p>
              </table:table-cell>
              <table:table-cell office:value-type="float" office:value="37.8330295183092">
                <text:p>37.8330295183092</text:p>
              </table:table-cell>
              <table:table-cell office:value-type="float" office:value="37.4274084701068">
                <text:p>37.4274084701068</text:p>
              </table:table-cell>
            </table:table-row>
            <table:table-row>
              <table:table-cell office:value-type="float" office:value="0.0273333327223857">
                <text:p>0.0273333327223857</text:p>
              </table:table-cell>
              <table:table-cell office:value-type="float" office:value="37.9545134911364">
                <text:p>37.9545134911364</text:p>
              </table:table-cell>
              <table:table-cell office:value-type="float" office:value="37.5459018453862">
                <text:p>37.5459018453862</text:p>
              </table:table-cell>
            </table:table-row>
            <table:table-row>
              <table:table-cell office:value-type="float" office:value="0.0276666660482685">
                <text:p>0.0276666660482685</text:p>
              </table:table-cell>
              <table:table-cell office:value-type="float" office:value="38.0751626869253">
                <text:p>38.0751626869253</text:p>
              </table:table-cell>
              <table:table-cell office:value-type="float" office:value="37.6637012391666">
                <text:p>37.6637012391666</text:p>
              </table:table-cell>
            </table:table-row>
            <table:table-row>
              <table:table-cell office:value-type="float" office:value="0.0279999993741512">
                <text:p>0.0279999993741512</text:p>
              </table:table-cell>
              <table:table-cell office:value-type="float" office:value="38.1948211901454">
                <text:p>38.1948211901454</text:p>
              </table:table-cell>
              <table:table-cell office:value-type="float" office:value="37.7790539519347">
                <text:p>37.7790539519347</text:p>
              </table:table-cell>
            </table:table-row>
            <table:table-row>
              <table:table-cell office:value-type="float" office:value="0.028333332700034">
                <text:p>0.028333332700034</text:p>
              </table:table-cell>
              <table:table-cell office:value-type="float" office:value="38.3133325074398">
                <text:p>38.3133325074398</text:p>
              </table:table-cell>
              <table:table-cell office:value-type="float" office:value="37.8919882950348">
                <text:p>37.8919882950348</text:p>
              </table:table-cell>
            </table:table-row>
            <table:table-row>
              <table:table-cell office:value-type="float" office:value="0.0286666660259167">
                <text:p>0.0286666660259167</text:p>
              </table:table-cell>
              <table:table-cell office:value-type="float" office:value="38.4305398790374">
                <text:p>38.4305398790374</text:p>
              </table:table-cell>
              <table:table-cell office:value-type="float" office:value="38.0041877561462">
                <text:p>38.0041877561462</text:p>
              </table:table-cell>
            </table:table-row>
            <table:table-row>
              <table:table-cell office:value-type="float" office:value="0.0289999993517995">
                <text:p>0.0289999993517995</text:p>
              </table:table-cell>
              <table:table-cell office:value-type="float" office:value="38.5462865932325">
                <text:p>38.5462865932325</text:p>
              </table:table-cell>
              <table:table-cell office:value-type="float" office:value="38.1173679492814">
                <text:p>38.1173679492814</text:p>
              </table:table-cell>
            </table:table-row>
            <table:table-row>
              <table:table-cell office:value-type="float" office:value="0.0293333326776822">
                <text:p>0.0293333326776822</text:p>
              </table:table-cell>
              <table:table-cell office:value-type="float" office:value="38.6604163031493">
                <text:p>38.6604163031493</text:p>
              </table:table-cell>
              <table:table-cell office:value-type="float" office:value="38.2314456840351">
                <text:p>38.2314456840351</text:p>
              </table:table-cell>
            </table:table-row>
            <table:table-row>
              <table:table-cell office:value-type="float" office:value="0.029666666003565">
                <text:p>0.029666666003565</text:p>
              </table:table-cell>
              <table:table-cell office:value-type="float" office:value="38.7727733450007">
                <text:p>38.7727733450007</text:p>
              </table:table-cell>
              <table:table-cell office:value-type="float" office:value="38.3440502281555">
                <text:p>38.3440502281555</text:p>
              </table:table-cell>
            </table:table-row>
            <table:table-row>
              <table:table-cell office:value-type="float" office:value="0.0299999993294477">
                <text:p>0.0299999993294477</text:p>
              </table:table-cell>
              <table:table-cell office:value-type="float" office:value="38.8832030570436">
                <text:p>38.8832030570436</text:p>
              </table:table-cell>
              <table:table-cell office:value-type="float" office:value="38.4519351256333">
                <text:p>38.4519351256333</text:p>
              </table:table-cell>
            </table:table-row>
            <table:table-row>
              <table:table-cell office:value-type="float" office:value="0.0303333326553305">
                <text:p>0.0303333326553305</text:p>
              </table:table-cell>
              <table:table-cell office:value-type="float" office:value="38.9915520984311">
                <text:p>38.9915520984311</text:p>
              </table:table-cell>
              <table:table-cell office:value-type="float" office:value="38.5533306465348">
                <text:p>38.5533306465348</text:p>
              </table:table-cell>
            </table:table-row>
            <table:table-row>
              <table:table-cell office:value-type="float" office:value="0.0306666659812132">
                <text:p>0.0306666659812132</text:p>
              </table:table-cell>
              <table:table-cell office:value-type="float" office:value="39.0976687671592">
                <text:p>39.0976687671592</text:p>
              </table:table-cell>
              <table:table-cell office:value-type="float" office:value="38.6494240414746">
                <text:p>38.6494240414746</text:p>
              </table:table-cell>
            </table:table-row>
            <table:table-row>
              <table:table-cell office:value-type="float" office:value="0.030999999307096">
                <text:p>0.030999999307096</text:p>
              </table:table-cell>
              <table:table-cell office:value-type="float" office:value="39.2014033163074">
                <text:p>39.2014033163074</text:p>
              </table:table-cell>
              <table:table-cell office:value-type="float" office:value="38.7436990218055">
                <text:p>38.7436990218055</text:p>
              </table:table-cell>
            </table:table-row>
            <table:table-row>
              <table:table-cell office:value-type="float" office:value="0.0313333326329788">
                <text:p>0.0313333326329788</text:p>
              </table:table-cell>
              <table:table-cell office:value-type="float" office:value="39.3026082677738">
                <text:p>39.3026082677738</text:p>
              </table:table-cell>
              <table:table-cell office:value-type="float" office:value="38.8394673818246">
                <text:p>38.8394673818246</text:p>
              </table:table-cell>
            </table:table-row>
            <table:table-row>
              <table:table-cell office:value-type="float" office:value="0.0316666659588615">
                <text:p>0.0316666659588615</text:p>
              </table:table-cell>
              <table:table-cell office:value-type="float" office:value="39.4011387227113">
                <text:p>39.4011387227113</text:p>
              </table:table-cell>
              <table:table-cell office:value-type="float" office:value="38.9373785977082">
                <text:p>38.9373785977082</text:p>
              </table:table-cell>
            </table:table-row>
            <table:table-row>
              <table:table-cell office:value-type="float" office:value="0.0319999992847443">
                <text:p>0.0319999992847443</text:p>
              </table:table-cell>
              <table:table-cell office:value-type="float" office:value="39.4968526678785">
                <text:p>39.4968526678785</text:p>
              </table:table-cell>
              <table:table-cell office:value-type="float" office:value="39.0348315284339">
                <text:p>39.0348315284339</text:p>
              </table:table-cell>
            </table:table-row>
            <table:table-row>
              <table:table-cell office:value-type="float" office:value="0.032333332610627">
                <text:p>0.032333332610627</text:p>
              </table:table-cell>
              <table:table-cell office:value-type="float" office:value="39.589611277128">
                <text:p>39.589611277128</text:p>
              </table:table-cell>
              <table:table-cell office:value-type="float" office:value="39.1278383767371">
                <text:p>39.1278383767371</text:p>
              </table:table-cell>
            </table:table-row>
            <table:table-row>
              <table:table-cell office:value-type="float" office:value="0.0326666659365098">
                <text:p>0.0326666659365098</text:p>
              </table:table-cell>
              <table:table-cell office:value-type="float" office:value="39.679279207265">
                <text:p>39.679279207265</text:p>
              </table:table-cell>
              <table:table-cell office:value-type="float" office:value="39.2139941437588">
                <text:p>39.2139941437588</text:p>
              </table:table-cell>
            </table:table-row>
            <table:table-row>
              <table:table-cell office:value-type="float" office:value="0.0329999992623925">
                <text:p>0.0329999992623925</text:p>
              </table:table-cell>
              <table:table-cell office:value-type="float" office:value="39.7657248875248">
                <text:p>39.7657248875248</text:p>
              </table:table-cell>
              <table:table-cell office:value-type="float" office:value="39.2942543394179">
                <text:p>39.2942543394179</text:p>
              </table:table-cell>
            </table:table-row>
            <table:table-row>
              <table:table-cell office:value-type="float" office:value="0.0333333325882753">
                <text:p>0.0333333325882753</text:p>
              </table:table-cell>
              <table:table-cell office:value-type="float" office:value="39.8488208019298">
                <text:p>39.8488208019298</text:p>
              </table:table-cell>
              <table:table-cell office:value-type="float" office:value="39.3720379069934">
                <text:p>39.3720379069934</text:p>
              </table:table-cell>
            </table:table-row>
            <table:table-row>
              <table:table-cell office:value-type="float" office:value="0.033666665914158">
                <text:p>0.033666665914158</text:p>
              </table:table-cell>
              <table:table-cell office:value-type="float" office:value="39.9284437638073">
                <text:p>39.9284437638073</text:p>
              </table:table-cell>
              <table:table-cell office:value-type="float" office:value="39.4502269940457">
                <text:p>39.4502269940457</text:p>
              </table:table-cell>
            </table:table-row>
            <table:table-row>
              <table:table-cell office:value-type="float" office:value="0.0339999992400408">
                <text:p>0.0339999992400408</text:p>
              </table:table-cell>
              <table:table-cell office:value-type="float" office:value="40.0044751817661">
                <text:p>40.0044751817661</text:p>
              </table:table-cell>
              <table:table-cell office:value-type="float" office:value="39.528384524914">
                <text:p>39.528384524914</text:p>
              </table:table-cell>
            </table:table-row>
            <table:table-row>
              <table:table-cell office:value-type="float" office:value="0.0343333325659235">
                <text:p>0.0343333325659235</text:p>
              </table:table-cell>
              <table:table-cell office:value-type="float" office:value="40.0768013164526">
                <text:p>40.0768013164526</text:p>
              </table:table-cell>
              <table:table-cell office:value-type="float" office:value="39.602534288097">
                <text:p>39.602534288097</text:p>
              </table:table-cell>
            </table:table-row>
            <table:table-row>
              <table:table-cell office:value-type="float" office:value="0.0346666658918063">
                <text:p>0.0346666658918063</text:p>
              </table:table-cell>
              <table:table-cell office:value-type="float" office:value="40.1453135274286">
                <text:p>40.1453135274286</text:p>
              </table:table-cell>
              <table:table-cell office:value-type="float" office:value="39.667981873931">
                <text:p>39.667981873931</text:p>
              </table:table-cell>
            </table:table-row>
            <table:table-row>
              <table:table-cell office:value-type="float" office:value="0.034999999217689">
                <text:p>0.034999999217689</text:p>
              </table:table-cell>
              <table:table-cell office:value-type="float" office:value="40.2099085095398">
                <text:p>40.2099085095398</text:p>
              </table:table-cell>
              <table:table-cell office:value-type="float" office:value="39.7232171390331">
                <text:p>39.7232171390331</text:p>
              </table:table-cell>
            </table:table-row>
            <table:table-row>
              <table:table-cell office:value-type="float" office:value="0.0353333325435718">
                <text:p>0.0353333325435718</text:p>
              </table:table-cell>
              <table:table-cell office:value-type="float" office:value="40.2704885181683">
                <text:p>40.2704885181683</text:p>
              </table:table-cell>
              <table:table-cell office:value-type="float" office:value="39.7718164152872">
                <text:p>39.7718164152872</text:p>
              </table:table-cell>
            </table:table-row>
            <table:table-row>
              <table:table-cell office:value-type="float" office:value="0.0356666658694545">
                <text:p>0.0356666658694545</text:p>
              </table:table-cell>
              <table:table-cell office:value-type="float" office:value="40.3269615827913">
                <text:p>40.3269615827913</text:p>
              </table:table-cell>
              <table:table-cell office:value-type="float" office:value="39.8204799270675">
                <text:p>39.8204799270675</text:p>
              </table:table-cell>
            </table:table-row>
            <table:table-row>
              <table:table-cell office:value-type="float" office:value="0.0359999991953373">
                <text:p>0.0359999991953373</text:p>
              </table:table-cell>
              <table:table-cell office:value-type="float" office:value="40.379241708299">
                <text:p>40.379241708299</text:p>
              </table:table-cell>
              <table:table-cell office:value-type="float" office:value="39.8741858286408">
                <text:p>39.8741858286408</text:p>
              </table:table-cell>
            </table:table-row>
            <table:table-row>
              <table:table-cell office:value-type="float" office:value="0.03633333252122">
                <text:p>0.03633333252122</text:p>
              </table:table-cell>
              <table:table-cell office:value-type="float" office:value="40.4272490635529">
                <text:p>40.4272490635529</text:p>
              </table:table-cell>
              <table:table-cell office:value-type="float" office:value="39.9318679634541">
                <text:p>39.9318679634541</text:p>
              </table:table-cell>
            </table:table-row>
            <table:table-row>
              <table:table-cell office:value-type="float" office:value="0.0366666658471028">
                <text:p>0.0366666658471028</text:p>
              </table:table-cell>
              <table:table-cell office:value-type="float" office:value="40.4709101567025">
                <text:p>40.4709101567025</text:p>
              </table:table-cell>
              <table:table-cell office:value-type="float" office:value="39.9861013212744">
                <text:p>39.9861013212744</text:p>
              </table:table-cell>
            </table:table-row>
            <table:table-row>
              <table:table-cell office:value-type="float" office:value="0.0369999991729856">
                <text:p>0.0369999991729856</text:p>
              </table:table-cell>
              <table:table-cell office:value-type="float" office:value="40.5101579968063">
                <text:p>40.5101579968063</text:p>
              </table:table-cell>
              <table:table-cell office:value-type="float" office:value="40.0276844485876">
                <text:p>40.0276844485876</text:p>
              </table:table-cell>
            </table:table-row>
            <table:table-row>
              <table:table-cell office:value-type="float" office:value="0.0373333324988683">
                <text:p>0.0373333324988683</text:p>
              </table:table-cell>
              <table:table-cell office:value-type="float" office:value="40.5449322413454">
                <text:p>40.5449322413454</text:p>
              </table:table-cell>
              <table:table-cell office:value-type="float" office:value="40.0524128214032">
                <text:p>40.0524128214032</text:p>
              </table:table-cell>
            </table:table-row>
            <table:table-row>
              <table:table-cell office:value-type="float" office:value="0.0376666658247511">
                <text:p>0.0376666658247511</text:p>
              </table:table-cell>
              <table:table-cell office:value-type="float" office:value="40.575179329246">
                <text:p>40.575179329246</text:p>
              </table:table-cell>
              <table:table-cell office:value-type="float" office:value="40.0653254887396">
                <text:p>40.0653254887396</text:p>
              </table:table-cell>
            </table:table-row>
            <table:table-row>
              <table:table-cell office:value-type="float" office:value="0.0379999991506338">
                <text:p>0.0379999991506338</text:p>
              </table:table-cell>
              <table:table-cell office:value-type="float" office:value="40.600852599072">
                <text:p>40.600852599072</text:p>
              </table:table-cell>
              <table:table-cell office:value-type="float" office:value="40.0789313993733">
                <text:p>40.0789313993733</text:p>
              </table:table-cell>
            </table:table-row>
            <table:table-row>
              <table:table-cell office:value-type="float" office:value="0.0383333324765166">
                <text:p>0.0383333324765166</text:p>
              </table:table-cell>
              <table:table-cell office:value-type="float" office:value="40.6219123920808">
                <text:p>40.6219123920808</text:p>
              </table:table-cell>
              <table:table-cell office:value-type="float" office:value="40.1058106365152">
                <text:p>40.1058106365152</text:p>
              </table:table-cell>
            </table:table-row>
            <table:table-row>
              <table:table-cell office:value-type="float" office:value="0.0386666658023993">
                <text:p>0.0386666658023993</text:p>
              </table:table-cell>
              <table:table-cell office:value-type="float" office:value="40.6383261398784">
                <text:p>40.6383261398784</text:p>
              </table:table-cell>
              <table:table-cell office:value-type="float" office:value="40.1499924781789">
                <text:p>40.1499924781789</text:p>
              </table:table-cell>
            </table:table-row>
            <table:table-row>
              <table:table-cell office:value-type="float" office:value="0.0389999991282821">
                <text:p>0.0389999991282821</text:p>
              </table:table-cell>
              <table:table-cell office:value-type="float" office:value="40.6500684364466">
                <text:p>40.6500684364466</text:p>
              </table:table-cell>
              <table:table-cell office:value-type="float" office:value="40.2028117191731">
                <text:p>40.2028117191731</text:p>
              </table:table-cell>
            </table:table-row>
            <table:table-row>
              <table:table-cell office:value-type="float" office:value="0.0393333324541648">
                <text:p>0.0393333324541648</text:p>
              </table:table-cell>
              <table:table-cell office:value-type="float" office:value="40.6571210943588">
                <text:p>40.6571210943588</text:p>
              </table:table-cell>
              <table:table-cell office:value-type="float" office:value="40.2464306474443">
                <text:p>40.2464306474443</text:p>
              </table:table-cell>
            </table:table-row>
            <table:table-row>
              <table:table-cell office:value-type="float" office:value="0.0396666657800476">
                <text:p>0.0396666657800476</text:p>
              </table:table-cell>
              <table:table-cell office:value-type="float" office:value="40.6594731850363">
                <text:p>40.6594731850363</text:p>
              </table:table-cell>
              <table:table-cell office:value-type="float" office:value="40.2633747446589">
                <text:p>40.2633747446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legend chart:legend-position="end" svg:x="13.217cm" svg:y="4.204cm" style:legend-expansion="high" chart:style-name="ch2"/>
        <chart:plot-area chart:style-name="ch3" table:cell-range-address="Planilha1.F15:Planilha1.G19" chart:data-source-has-labels="column" svg:x="0.128cm" svg:y="0.007cm" svg:width="12.581cm" svg:height="8.643cm">
          <chartooo:coordinate-region svg:x="2.31cm" svg:y="0.206cm" svg:width="10.258cm" svg:height="5.744cm"/>
          <chart:axis chart:dimension="x" chart:name="primary-x" chart:style-name="ch4" chartooo:axis-type="auto">
            <chartooo:date-scale/>
            <chart:categories table:cell-range-address="Planilha1.F15:Planilha1.F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G15:Planilha1.G19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2.06931589883452">
                <text:p>2.06931589883452</text:p>
                <draw:g>
                  <svg:desc>Planilha1.F15:Planilha1.F19</svg:desc>
                </draw:g>
              </table:table-cell>
              <table:table-cell office:value-type="float" office:value="1.25669297316958">
                <text:p>1.25669297316958</text:p>
                <draw:g>
                  <svg:desc>Planilha1.G15:Planilha1.G19</svg:desc>
                </draw:g>
              </table:table-cell>
            </table:table-row>
            <table:table-row>
              <table:table-cell office:value-type="float" office:value="0.232099834516152">
                <text:p>0.232099834516152</text:p>
              </table:table-cell>
              <table:table-cell office:value-type="float" office:value="1.40882850346458">
                <text:p>1.40882850346458</text:p>
              </table:table-cell>
            </table:table-row>
            <table:table-row>
              <table:table-cell office:value-type="float" office:value="-1.76564577234894">
                <text:p>-1.76564577234894</text:p>
              </table:table-cell>
              <table:table-cell office:value-type="float" office:value="1.41073029757193">
                <text:p>1.41073029757193</text:p>
              </table:table-cell>
            </table:table-row>
            <table:table-row>
              <table:table-cell office:value-type="float" office:value="-3.76471670453828">
                <text:p>-3.76471670453828</text:p>
              </table:table-cell>
              <table:table-cell office:value-type="float" office:value="1.41074938073062">
                <text:p>1.41074938073062</text:p>
              </table:table-cell>
            </table:table-row>
            <table:table-row>
              <table:table-cell office:value-type="float" office:value="-5.24726200434106">
                <text:p>-5.24726200434106</text:p>
              </table:table-cell>
              <table:table-cell office:value-type="float" office:value="1.41074956769279">
                <text:p>1.41074956769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